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0.8154in"/>
    </style:style>
    <style:style style:name="co3" style:family="table-column">
      <style:table-column-properties fo:break-before="auto" style:column-width="3.202in"/>
    </style:style>
    <style:style style:name="co4" style:family="table-column">
      <style:table-column-properties fo:break-before="auto" style:column-width="0.2854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8256in"/>
    </style:style>
    <style:style style:name="co9" style:family="table-column">
      <style:table-column-properties fo:break-before="auto" style:column-width="3.15in"/>
    </style:style>
    <style:style style:name="co10" style:family="table-column">
      <style:table-column-properties fo:break-before="auto" style:column-width="1.1681in"/>
    </style:style>
    <style:style style:name="co11" style:family="table-column">
      <style:table-column-properties fo:break-before="auto" style:column-width="1.2819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1.3028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91in"/>
    </style:style>
    <style:style style:name="co16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1.1783in"/>
    </style:style>
    <style:style style:name="co18" style:family="table-column">
      <style:table-column-properties fo:break-before="auto" style:column-width="0.7839in"/>
    </style:style>
    <style:style style:name="co19" style:family="table-column">
      <style:table-column-properties fo:break-before="auto" style:column-width="1.1992in"/>
    </style:style>
    <style:style style:name="co20" style:family="table-column">
      <style:table-column-properties fo:break-before="auto" style:column-width="2.9634in"/>
    </style:style>
    <style:style style:name="co21" style:family="table-column">
      <style:table-column-properties fo:break-before="auto" style:column-width="2.7555in"/>
    </style:style>
    <style:style style:name="co22" style:family="table-column">
      <style:table-column-properties fo:break-before="auto" style:column-width="1.0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ivel5">
      <style:text-properties style:text-underline-style="none"/>
    </style:style>
    <style:style style:name="ce2" style:family="table-cell" style:parent-style-name="Nivel6">
      <style:text-properties style:text-underline-style="none"/>
    </style:style>
    <style:style style:name="ce3" style:family="table-cell" style:parent-style-name="Datos" style:data-style-name="N0"/>
    <style:style style:name="ce4" style:family="table-cell" style:parent-style-name="Datos" style:data-style-name="N0">
      <style:text-properties style:text-underline-style="none"/>
    </style:style>
    <style:style style:name="ce5" style:family="table-cell" style:parent-style-name="Datos">
      <style:paragraph-properties fo:margin-left="0in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 base" table:style-name="ta1" table:print="false">
        <office:forms form:automatic-focus="false" form:apply-design-mode="false"/>
        <table:table-column table:style-name="co1" table:default-cell-style-name="Default"/>
        <table:table-column-group table:display="false">
          <table:table-column table:style-name="co2" table:visibility="collapse" table:default-cell-style-name="Default"/>
        </table:table-column-group>
        <table:table-column table:style-name="co3" table:default-cell-style-name="Default"/>
        <table:table-column-group>
          <table:table-column-group>
            <table:table-column table:style-name="co4" table:default-cell-style-name="Default"/>
            <table:table-column table:style-name="co5" table:default-cell-style-name="Default"/>
            <table:table-column table:style-name="co6" table:default-cell-style-name="Default"/>
            <table:table-column table:style-name="co7" table:default-cell-style-name="Default"/>
          </table:table-column-group>
          <table:table-column-group>
            <table:table-column table:style-name="co3" table:number-columns-repeated="4" table:default-cell-style-name="Default"/>
          </table:table-column-group>
        </table:table-column-group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4" table:default-cell-style-name="Default"/>
        <table:table-row table:style-name="ro1">
          <table:table-cell table:style-name="Heading1" office:value-type="string">
            <text:p>Código</text:p>
          </table:table-cell>
          <table:table-cell table:style-name="Heading1" office:value-type="string">
            <text:p>Test Código</text:p>
          </table:table-cell>
          <table:table-cell table:style-name="Heading1" office:value-type="string">
            <text:p>Nombre</text:p>
          </table:table-cell>
          <table:table-cell table:style-name="Heading1" office:value-type="string">
            <text:p>CC</text:p>
          </table:table-cell>
          <table:table-cell table:style-name="Heading1" office:value-type="string">
            <text:p>CS</text:p>
          </table:table-cell>
          <table:table-cell table:style-name="Heading1" office:value-type="string">
            <text:p>Ccr</text:p>
          </table:table-cell>
          <table:table-cell table:style-name="Heading1" office:value-type="string">
            <text:p>CN</text:p>
          </table:table-cell>
          <table:table-cell table:style-name="Heading1" office:value-type="string">
            <text:p>ClearCorp</text:p>
          </table:table-cell>
          <table:table-cell table:style-name="Heading1" office:value-type="string">
            <text:p>ClearSoft</text:p>
          </table:table-cell>
          <table:table-cell table:style-name="Heading1" office:value-type="string">
            <text:p>ClearCore</text:p>
          </table:table-cell>
          <table:table-cell table:style-name="Heading1" office:value-type="string">
            <text:p>ClearNet</text:p>
          </table:table-cell>
          <table:table-cell table:style-name="Heading1" office:value-type="string">
            <text:p>Abreviación</text:p>
          </table:table-cell>
          <table:table-cell table:style-name="Heading1" office:value-type="string">
            <text:p>Plantilla cuenta padre</text:p>
          </table:table-cell>
          <table:table-cell table:style-name="Heading1" office:value-type="string">
            <text:p>Tipo de cuenta</text:p>
          </table:table-cell>
          <table:table-cell table:style-name="Heading1" office:value-type="string">
            <text:p>Moneda secundaria</text:p>
          </table:table-cell>
          <table:table-cell table:style-name="Heading1" office:value-type="string">
            <text:p>Tipo interno</text:p>
          </table:table-cell>
          <table:table-cell table:style-name="Heading1" office:value-type="string">
            <text:p>Permitir conciliación</text:p>
          </table:table-cell>
          <table:table-cell table:style-name="Heading1" table:number-columns-repeated="1004"/>
        </table:table-row>
        <table:table-row table:style-name="ro2">
          <table:table-cell table:style-name="Nivel1" office:value-type="string">
            <text:p>0000-0000</text:p>
          </table:table-cell>
          <table:table-cell table:style-name="Datos" table:formula="of:=IF(AND(REPLACE([.A2];5;1;&quot;&quot;)&gt;REPLACE([.A1];5;1;&quot;&quot;);REPLACE([.A2];5;1;&quot;&quot;)&lt;REPLACE([.A3];5;1;&quot;&quot;));TRUE();FALSE())" office:value-type="boolean" office:boolean-value="false">
            <text:p>FALSO</text:p>
          </table:table-cell>
          <table:table-cell table:style-name="Nivel1" office:value-type="string">
            <text:p>Plan contab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1" office:value-type="string">
            <text:p>Plan contable ClearCorp</text:p>
          </table:table-cell>
          <table:table-cell table:style-name="Nivel1" office:value-type="string">
            <text:p>Plan contable ClearSoft</text:p>
          </table:table-cell>
          <table:table-cell table:style-name="Nivel1" office:value-type="string">
            <text:p>Plan contable ClearCore</text:p>
          </table:table-cell>
          <table:table-cell table:style-name="Nivel1" office:value-type="string">
            <text:p>Plan contable ClearNet</text:p>
          </table:table-cell>
          <table:table-cell table:style-name="Datos" office:value-type="string">
            <text:p>CAT</text:p>
          </table:table-cell>
          <table:table-cell table:style-name="Datos"/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2];&quot;Vista&quot;);&quot;view&quot;;IF(EXACT([.N2];&quot;Efectivo&quot;);&quot;other&quot;;IF(EXACT([.N2];&quot;Activo&quot;);&quot;other&quot;;IF(EXACT([.N2];&quot;Cuenta por cobrar&quot;);&quot;receivable&quot;;IF(EXACT([.N2];&quot;Cuenta por pagar&quot;);&quot;payable&quot;;IF(EXACT([.N2];&quot;Ingreso&quot;);&quot;other&quot;;IF(EXACT([.N2];&quot;Gasto&quot;);&quot;other&quot;;IF(EXACT([.N2];&quot;Patrimonio&quot;);&quot;other&quot;;IF(EXACT([.N2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2];&quot;Efectivo&quot;);EXACT([.N2];&quot;Cuenta por cobrar&quot;);EXACT([.N2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 table:style-name="ro2">
          <table:table-cell table:style-name="Nivel2" office:value-type="string">
            <text:p>1000-0000</text:p>
          </table:table-cell>
          <table:table-cell table:style-name="Datos" table:formula="of:=IF(AND(REPLACE([.A3];5;1;&quot;&quot;)&gt;REPLACE([.A2];5;1;&quot;&quot;);REPLACE([.A3];5;1;&quot;&quot;)&lt;REPLACE([.A4];5;1;&quot;&quot;));TRUE();FALSE())" office:value-type="boolean" office:boolean-value="true">
            <text:p>VERDADERO</text:p>
          </table:table-cell>
          <table:table-cell table:style-name="Nivel2" office:value-type="string">
            <text:p>Act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2" table:formula="of:=IF(EXACT([.D3];1);[.$C3];&quot;&quot;)" office:value-type="string" office:string-value="Activo">
            <text:p>Activo</text:p>
          </table:table-cell>
          <table:table-cell table:style-name="Nivel2" table:formula="of:=IF(EXACT([.E3];1);[.$C3];&quot;&quot;)" office:value-type="string" office:string-value="Activo">
            <text:p>Activo</text:p>
          </table:table-cell>
          <table:table-cell table:style-name="Nivel2" table:formula="of:=IF(EXACT([.F3];1);[.$C3];&quot;&quot;)" office:value-type="string" office:string-value="Activo">
            <text:p>Activo</text:p>
          </table:table-cell>
          <table:table-cell table:style-name="Nivel2" table:formula="of:=IF(EXACT([.G3];1);[.$C3];&quot;&quot;)" office:value-type="string" office:string-value="Activo">
            <text:p>Activo</text:p>
          </table:table-cell>
          <table:table-cell table:style-name="Datos" office:value-type="string">
            <text:p>Ac</text:p>
          </table:table-cell>
          <table:table-cell table:style-name="Datos" table:formula="of:=[.C2]" office:value-type="string" office:string-value="Plan contable">
            <text:p>Plan contabl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3];&quot;Vista&quot;);&quot;view&quot;;IF(EXACT([.N3];&quot;Efectivo&quot;);&quot;other&quot;;IF(EXACT([.N3];&quot;Activo&quot;);&quot;other&quot;;IF(EXACT([.N3];&quot;Cuenta por cobrar&quot;);&quot;receivable&quot;;IF(EXACT([.N3];&quot;Cuenta por pagar&quot;);&quot;payable&quot;;IF(EXACT([.N3];&quot;Ingreso&quot;);&quot;other&quot;;IF(EXACT([.N3];&quot;Gasto&quot;);&quot;other&quot;;IF(EXACT([.N3];&quot;Patrimonio&quot;);&quot;other&quot;;IF(EXACT([.N3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3];&quot;Efectivo&quot;);EXACT([.N3];&quot;Cuenta por cobrar&quot;);EXACT([.N3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-group>
          <table:table-row table:style-name="ro2">
            <table:table-cell table:style-name="Nivel3" office:value-type="string">
              <text:p>1100-0000</text:p>
            </table:table-cell>
            <table:table-cell table:style-name="Datos" table:formula="of:=IF(AND(REPLACE([.A4];5;1;&quot;&quot;)&gt;REPLACE([.A3];5;1;&quot;&quot;);REPLACE([.A4];5;1;&quot;&quot;)&lt;REPLACE([.A5];5;1;&quot;&quot;));TRUE();FALSE())" office:value-type="boolean" office:boolean-value="true">
              <text:p>VERDADERO</text:p>
            </table:table-cell>
            <table:table-cell table:style-name="Nivel3" office:value-type="string">
              <text:p>Act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4];1);[.$C4];&quot;&quot;)" office:value-type="string" office:string-value="Activo circulante">
              <text:p>Activo circulante</text:p>
            </table:table-cell>
            <table:table-cell table:style-name="Nivel3" table:formula="of:=IF(EXACT([.E4];1);[.$C4];&quot;&quot;)" office:value-type="string" office:string-value="Activo circulante">
              <text:p>Activo circulante</text:p>
            </table:table-cell>
            <table:table-cell table:style-name="Nivel3" table:formula="of:=IF(EXACT([.F4];1);[.$C4];&quot;&quot;)" office:value-type="string" office:string-value="Activo circulante">
              <text:p>Activo circulante</text:p>
            </table:table-cell>
            <table:table-cell table:style-name="Nivel3" table:formula="of:=IF(EXACT([.G4];1);[.$C4];&quot;&quot;)" office:value-type="string" office:string-value="Activo circulante">
              <text:p>Activo circulante</text:p>
            </table:table-cell>
            <table:table-cell table:style-name="Datos" office:value-type="string">
              <text:p>Cir</text:p>
            </table:table-cell>
            <table:table-cell table:style-name="Datos" table:formula="of:=[.C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4];&quot;Vista&quot;);&quot;view&quot;;IF(EXACT([.N4];&quot;Efectivo&quot;);&quot;other&quot;;IF(EXACT([.N4];&quot;Activo&quot;);&quot;other&quot;;IF(EXACT([.N4];&quot;Cuenta por cobrar&quot;);&quot;receivable&quot;;IF(EXACT([.N4];&quot;Cuenta por pagar&quot;);&quot;payable&quot;;IF(EXACT([.N4];&quot;Ingreso&quot;);&quot;other&quot;;IF(EXACT([.N4];&quot;Gasto&quot;);&quot;other&quot;;IF(EXACT([.N4];&quot;Patrimonio&quot;);&quot;other&quot;;IF(EXACT([.N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4];&quot;Efectivo&quot;);EXACT([.N4];&quot;Cuenta por cobrar&quot;);EXACT([.N4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1110-0000</text:p>
              </table:table-cell>
              <table:table-cell table:style-name="Datos" table:formula="of:=IF(AND(REPLACE([.A5];5;1;&quot;&quot;)&gt;REPLACE([.A4];5;1;&quot;&quot;);REPLACE([.A5];5;1;&quot;&quot;)&lt;REPLACE([.A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tivo circulante disponible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5];1);[.$C5];&quot;&quot;)" office:value-type="string" office:string-value="Activo circulante disponible">
                <text:p>Activo circulante disponible</text:p>
              </table:table-cell>
              <table:table-cell table:style-name="Nivel4" table:formula="of:=IF(EXACT([.E5];1);[.$C5];&quot;&quot;)">
                <text:p/>
              </table:table-cell>
              <table:table-cell table:style-name="Nivel4" table:formula="of:=IF(EXACT([.F5];1);[.$C5];&quot;&quot;)">
                <text:p/>
              </table:table-cell>
              <table:table-cell table:style-name="Nivel4" table:formula="of:=IF(EXACT([.G5];1);[.$C5];&quot;&quot;)">
                <text:p/>
              </table:table-cell>
              <table:table-cell table:style-name="Datos" office:value-type="string">
                <text:p>Dis</text:p>
              </table:table-cell>
              <table:table-cell table:style-name="Datos" table:formula="of:=[.C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5];&quot;Vista&quot;);&quot;view&quot;;IF(EXACT([.N5];&quot;Efectivo&quot;);&quot;other&quot;;IF(EXACT([.N5];&quot;Activo&quot;);&quot;other&quot;;IF(EXACT([.N5];&quot;Cuenta por cobrar&quot;);&quot;receivable&quot;;IF(EXACT([.N5];&quot;Cuenta por pagar&quot;);&quot;payable&quot;;IF(EXACT([.N5];&quot;Ingreso&quot;);&quot;other&quot;;IF(EXACT([.N5];&quot;Gasto&quot;);&quot;other&quot;;IF(EXACT([.N5];&quot;Patrimonio&quot;);&quot;other&quot;;IF(EXACT([.N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5];&quot;Efectivo&quot;);EXACT([.N5];&quot;Cuenta por cobrar&quot;);EXACT([.N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111-0000</text:p>
                </table:table-cell>
                <table:table-cell table:style-name="Datos" table:formula="of:=IF(AND(REPLACE([.A6];5;1;&quot;&quot;)&gt;REPLACE([.A5];5;1;&quot;&quot;);REPLACE([.A6];5;1;&quot;&quot;)&lt;REPLACE([.A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Fondos de caja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6];1);[.$C6];&quot;&quot;)" office:value-type="string" office:string-value="Fondos de caja">
                  <text:p>Fondos de caja</text:p>
                </table:table-cell>
                <table:table-cell table:style-name="Nivel5" table:formula="of:=IF(EXACT([.E6];1);[.$C6];&quot;&quot;)">
                  <text:p/>
                </table:table-cell>
                <table:table-cell table:style-name="Nivel5" table:formula="of:=IF(EXACT([.F6];1);[.$C6];&quot;&quot;)">
                  <text:p/>
                </table:table-cell>
                <table:table-cell table:style-name="Nivel5" table:formula="of:=IF(EXACT([.G6];1);[.$C6];&quot;&quot;)">
                  <text:p/>
                </table:table-cell>
                <table:table-cell table:style-name="Datos" office:value-type="string">
                  <text:p>CyB</text:p>
                </table:table-cell>
                <table:table-cell table:style-name="Datos" table:formula="of:=[.C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6];&quot;Vista&quot;);&quot;view&quot;;IF(EXACT([.N6];&quot;Efectivo&quot;);&quot;other&quot;;IF(EXACT([.N6];&quot;Activo&quot;);&quot;other&quot;;IF(EXACT([.N6];&quot;Cuenta por cobrar&quot;);&quot;receivable&quot;;IF(EXACT([.N6];&quot;Cuenta por pagar&quot;);&quot;payable&quot;;IF(EXACT([.N6];&quot;Ingreso&quot;);&quot;other&quot;;IF(EXACT([.N6];&quot;Gasto&quot;);&quot;other&quot;;IF(EXACT([.N6];&quot;Patrimonio&quot;);&quot;other&quot;;IF(EXACT([.N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6];&quot;Efectivo&quot;);EXACT([.N6];&quot;Cuenta por cobrar&quot;);EXACT([.N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11-0100</text:p>
                  </table:table-cell>
                  <table:table-cell table:style-name="Datos" table:formula="of:=IF(AND(REPLACE([.A7];5;1;&quot;&quot;)&gt;REPLACE([.A6];5;1;&quot;&quot;);REPLACE([.A7];5;1;&quot;&quot;)&lt;REPLACE([.A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de caja CRC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7];1);[.$C7];&quot;&quot;)" office:value-type="string" office:string-value="Fondos de caja CRC">
                    <text:p>Fondos de caja CRC</text:p>
                  </table:table-cell>
                  <table:table-cell table:style-name="Nivel6" table:formula="of:=IF(EXACT([.E7];1);[.$C7];&quot;&quot;)">
                    <text:p/>
                  </table:table-cell>
                  <table:table-cell table:style-name="Nivel6" table:formula="of:=IF(EXACT([.F7];1);[.$C7];&quot;&quot;)">
                    <text:p/>
                  </table:table-cell>
                  <table:table-cell table:style-name="Nivel6" table:formula="of:=IF(EXACT([.G7];1);[.$C7];&quot;&quot;)">
                    <text:p/>
                  </table:table-cell>
                  <table:table-cell table:style-name="Datos" office:value-type="string">
                    <text:p>FC-CRC</text:p>
                  </table:table-cell>
                  <table:table-cell table:style-name="Datos" table:formula="of:=[.C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7];&quot;Vista&quot;);&quot;view&quot;;IF(EXACT([.N7];&quot;Efectivo&quot;);&quot;other&quot;;IF(EXACT([.N7];&quot;Activo&quot;);&quot;other&quot;;IF(EXACT([.N7];&quot;Cuenta por cobrar&quot;);&quot;receivable&quot;;IF(EXACT([.N7];&quot;Cuenta por pagar&quot;);&quot;payable&quot;;IF(EXACT([.N7];&quot;Ingreso&quot;);&quot;other&quot;;IF(EXACT([.N7];&quot;Gasto&quot;);&quot;other&quot;;IF(EXACT([.N7];&quot;Patrimonio&quot;);&quot;other&quot;;IF(EXACT([.N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7];&quot;Efectivo&quot;);EXACT([.N7];&quot;Cuenta por cobrar&quot;);EXACT([.N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1-0101</text:p>
                    </table:table-cell>
                    <table:table-cell table:style-name="Datos" table:formula="of:=IF(AND(REPLACE([.A8];5;1;&quot;&quot;)&gt;REPLACE([.A7];5;1;&quot;&quot;);REPLACE([.A8];5;1;&quot;&quot;)&lt;REPLACE([.A9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Fondo de caja oficinas centrales CRC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8];1);[.$C8];&quot;&quot;)" office:value-type="string" office:string-value="Fondo de caja oficinas centrales CRC">
                      <text:p>Fondo de caja oficinas centrales CRC</text:p>
                    </table:table-cell>
                    <table:table-cell table:style-name="Nivel7" table:formula="of:=IF(EXACT([.E8];1);[.$C8];&quot;&quot;)">
                      <text:p/>
                    </table:table-cell>
                    <table:table-cell table:style-name="Nivel7" table:formula="of:=IF(EXACT([.F8];1);[.$C8];&quot;&quot;)">
                      <text:p/>
                    </table:table-cell>
                    <table:table-cell table:style-name="Nivel7" table:formula="of:=IF(EXACT([.G8];1);[.$C8];&quot;&quot;)">
                      <text:p/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C7]" office:value-type="string" office:string-value="Fondos de caja CRC">
                      <text:p>Fondos de caja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8];&quot;Vista&quot;);&quot;view&quot;;IF(EXACT([.N8];&quot;Efectivo&quot;);&quot;other&quot;;IF(EXACT([.N8];&quot;Activo&quot;);&quot;other&quot;;IF(EXACT([.N8];&quot;Cuenta por cobrar&quot;);&quot;receivable&quot;;IF(EXACT([.N8];&quot;Cuenta por pagar&quot;);&quot;payable&quot;;IF(EXACT([.N8];&quot;Ingreso&quot;);&quot;other&quot;;IF(EXACT([.N8];&quot;Gasto&quot;);&quot;other&quot;;IF(EXACT([.N8];&quot;Patrimonio&quot;);&quot;other&quot;;IF(EXACT([.N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8];&quot;Efectivo&quot;);EXACT([.N8];&quot;Cuenta por cobrar&quot;);EXACT([.N8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1111-0200</text:p>
                  </table:table-cell>
                  <table:table-cell table:style-name="Datos" table:formula="of:=IF(AND(REPLACE([.A9];5;1;&quot;&quot;)&gt;REPLACE([.A8];5;1;&quot;&quot;);REPLACE([.A9];5;1;&quot;&quot;)&lt;REPLACE([.A1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de caja USD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9];1);[.$C9];&quot;&quot;)" office:value-type="string" office:string-value="Fondos de caja USD">
                    <text:p>Fondos de caja USD</text:p>
                  </table:table-cell>
                  <table:table-cell table:style-name="Nivel6" table:formula="of:=IF(EXACT([.E9];1);[.$C9];&quot;&quot;)">
                    <text:p/>
                  </table:table-cell>
                  <table:table-cell table:style-name="Nivel6" table:formula="of:=IF(EXACT([.F9];1);[.$C9];&quot;&quot;)">
                    <text:p/>
                  </table:table-cell>
                  <table:table-cell table:style-name="Nivel6" table:formula="of:=IF(EXACT([.G9];1);[.$C9];&quot;&quot;)">
                    <text:p/>
                  </table:table-cell>
                  <table:table-cell table:style-name="Datos" office:value-type="string">
                    <text:p>FC-USD</text:p>
                  </table:table-cell>
                  <table:table-cell table:style-name="Datos" table:formula="of:=[.C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9];&quot;Vista&quot;);&quot;view&quot;;IF(EXACT([.N9];&quot;Efectivo&quot;);&quot;other&quot;;IF(EXACT([.N9];&quot;Activo&quot;);&quot;other&quot;;IF(EXACT([.N9];&quot;Cuenta por cobrar&quot;);&quot;receivable&quot;;IF(EXACT([.N9];&quot;Cuenta por pagar&quot;);&quot;payable&quot;;IF(EXACT([.N9];&quot;Ingreso&quot;);&quot;other&quot;;IF(EXACT([.N9];&quot;Gasto&quot;);&quot;other&quot;;IF(EXACT([.N9];&quot;Patrimonio&quot;);&quot;other&quot;;IF(EXACT([.N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9];&quot;Efectivo&quot;);EXACT([.N9];&quot;Cuenta por cobrar&quot;);EXACT([.N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1-0201</text:p>
                    </table:table-cell>
                    <table:table-cell table:style-name="Datos" table:formula="of:=IF(AND(REPLACE([.A10];5;1;&quot;&quot;)&gt;REPLACE([.A9];5;1;&quot;&quot;);REPLACE([.A10];5;1;&quot;&quot;)&lt;REPLACE([.A11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Fondo de caja oficinas centrales USD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0];1);[.$C10];&quot;&quot;)" office:value-type="string" office:string-value="Fondo de caja oficinas centrales USD">
                      <text:p>Fondo de caja oficinas centrales USD</text:p>
                    </table:table-cell>
                    <table:table-cell table:style-name="Nivel7" table:formula="of:=IF(EXACT([.E10];1);[.$C10];&quot;&quot;)">
                      <text:p/>
                    </table:table-cell>
                    <table:table-cell table:style-name="Nivel7" table:formula="of:=IF(EXACT([.F10];1);[.$C10];&quot;&quot;)">
                      <text:p/>
                    </table:table-cell>
                    <table:table-cell table:style-name="Nivel7" table:formula="of:=IF(EXACT([.G10];1);[.$C10];&quot;&quot;)">
                      <text:p/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C9]" office:value-type="string" office:string-value="Fondos de caja USD">
                      <text:p>Fondos de caja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10];&quot;Vista&quot;);&quot;view&quot;;IF(EXACT([.N10];&quot;Efectivo&quot;);&quot;other&quot;;IF(EXACT([.N10];&quot;Activo&quot;);&quot;other&quot;;IF(EXACT([.N10];&quot;Cuenta por cobrar&quot;);&quot;receivable&quot;;IF(EXACT([.N10];&quot;Cuenta por pagar&quot;);&quot;payable&quot;;IF(EXACT([.N10];&quot;Ingreso&quot;);&quot;other&quot;;IF(EXACT([.N10];&quot;Gasto&quot;);&quot;other&quot;;IF(EXACT([.N10];&quot;Patrimonio&quot;);&quot;other&quot;;IF(EXACT([.N1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10];&quot;Efectivo&quot;);EXACT([.N10];&quot;Cuenta por cobrar&quot;);EXACT([.N10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1111-0300</text:p>
                  </table:table-cell>
                  <table:table-cell table:style-name="Datos" table:formula="of:=IF(AND(REPLACE([.A11];5;1;&quot;&quot;)&gt;REPLACE([.A10];5;1;&quot;&quot;);REPLACE([.A11];5;1;&quot;&quot;)&lt;REPLACE([.A1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de caja EU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11];1);[.$C11];&quot;&quot;)">
                    <text:p/>
                  </table:table-cell>
                  <table:table-cell table:style-name="Nivel6" table:formula="of:=IF(EXACT([.E11];1);[.$C11];&quot;&quot;)">
                    <text:p/>
                  </table:table-cell>
                  <table:table-cell table:style-name="Nivel6" table:formula="of:=IF(EXACT([.F11];1);[.$C11];&quot;&quot;)">
                    <text:p/>
                  </table:table-cell>
                  <table:table-cell table:style-name="Nivel6" table:formula="of:=IF(EXACT([.G11];1);[.$C11];&quot;&quot;)">
                    <text:p/>
                  </table:table-cell>
                  <table:table-cell table:style-name="Datos" office:value-type="string">
                    <text:p>FC-EUR</text:p>
                  </table:table-cell>
                  <table:table-cell table:style-name="Datos" table:formula="of:=[.C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N11];&quot;Vista&quot;);&quot;view&quot;;IF(EXACT([.N11];&quot;Efectivo&quot;);&quot;other&quot;;IF(EXACT([.N11];&quot;Activo&quot;);&quot;other&quot;;IF(EXACT([.N11];&quot;Cuenta por cobrar&quot;);&quot;receivable&quot;;IF(EXACT([.N11];&quot;Cuenta por pagar&quot;);&quot;payable&quot;;IF(EXACT([.N11];&quot;Ingreso&quot;);&quot;other&quot;;IF(EXACT([.N11];&quot;Gasto&quot;);&quot;other&quot;;IF(EXACT([.N11];&quot;Patrimonio&quot;);&quot;other&quot;;IF(EXACT([.N1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11];&quot;Efectivo&quot;);EXACT([.N11];&quot;Cuenta por cobrar&quot;);EXACT([.N1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1-0301</text:p>
                    </table:table-cell>
                    <table:table-cell table:style-name="Datos" table:formula="of:=IF(AND(REPLACE([.A12];5;1;&quot;&quot;)&gt;REPLACE([.A11];5;1;&quot;&quot;);REPLACE([.A12];5;1;&quot;&quot;)&lt;REPLACE([.A1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Fondo de caja oficinas centrales EUR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2];1);[.$C12];&quot;&quot;)">
                      <text:p/>
                    </table:table-cell>
                    <table:table-cell table:style-name="Nivel7" table:formula="of:=IF(EXACT([.E12];1);[.$C12];&quot;&quot;)">
                      <text:p/>
                    </table:table-cell>
                    <table:table-cell table:style-name="Nivel7" table:formula="of:=IF(EXACT([.F12];1);[.$C12];&quot;&quot;)">
                      <text:p/>
                    </table:table-cell>
                    <table:table-cell table:style-name="Nivel7" table:formula="of:=IF(EXACT([.G12];1);[.$C12];&quot;&quot;)">
                      <text:p/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C11]" office:value-type="string" office:string-value="Fondos de caja EUR">
                      <text:p>Fondos de caja EUR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N12];&quot;Vista&quot;);&quot;view&quot;;IF(EXACT([.N12];&quot;Efectivo&quot;);&quot;other&quot;;IF(EXACT([.N12];&quot;Activo&quot;);&quot;other&quot;;IF(EXACT([.N12];&quot;Cuenta por cobrar&quot;);&quot;receivable&quot;;IF(EXACT([.N12];&quot;Cuenta por pagar&quot;);&quot;payable&quot;;IF(EXACT([.N12];&quot;Ingreso&quot;);&quot;other&quot;;IF(EXACT([.N12];&quot;Gasto&quot;);&quot;other&quot;;IF(EXACT([.N12];&quot;Patrimonio&quot;);&quot;other&quot;;IF(EXACT([.N1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12];&quot;Efectivo&quot;);EXACT([.N12];&quot;Cuenta por cobrar&quot;);EXACT([.N1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112-0000</text:p>
                </table:table-cell>
                <table:table-cell table:style-name="Datos" table:formula="of:=IF(AND(REPLACE([.A13];5;1;&quot;&quot;)&gt;REPLACE([.A12];5;1;&quot;&quot;);REPLACE([.A13];5;1;&quot;&quot;)&lt;REPLACE([.A1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Bancos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13];1);[.$C13];&quot;&quot;)" office:value-type="string" office:string-value="Bancos">
                  <text:p>Bancos</text:p>
                </table:table-cell>
                <table:table-cell table:style-name="Nivel5" table:formula="of:=IF(EXACT([.E13];1);[.$C13];&quot;&quot;)">
                  <text:p/>
                </table:table-cell>
                <table:table-cell table:style-name="Nivel5" table:formula="of:=IF(EXACT([.F13];1);[.$C13];&quot;&quot;)">
                  <text:p/>
                </table:table-cell>
                <table:table-cell table:style-name="Nivel5" table:formula="of:=IF(EXACT([.G13];1);[.$C13];&quot;&quot;)">
                  <text:p/>
                </table:table-cell>
                <table:table-cell table:style-name="Datos" office:value-type="string">
                  <text:p>CyB</text:p>
                </table:table-cell>
                <table:table-cell table:style-name="Datos" table:formula="of:=[.C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3];&quot;Vista&quot;);&quot;view&quot;;IF(EXACT([.N13];&quot;Efectivo&quot;);&quot;other&quot;;IF(EXACT([.N13];&quot;Activo&quot;);&quot;other&quot;;IF(EXACT([.N13];&quot;Cuenta por cobrar&quot;);&quot;receivable&quot;;IF(EXACT([.N13];&quot;Cuenta por pagar&quot;);&quot;payable&quot;;IF(EXACT([.N13];&quot;Ingreso&quot;);&quot;other&quot;;IF(EXACT([.N13];&quot;Gasto&quot;);&quot;other&quot;;IF(EXACT([.N13];&quot;Patrimonio&quot;);&quot;other&quot;;IF(EXACT([.N1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3];&quot;Efectivo&quot;);EXACT([.N13];&quot;Cuenta por cobrar&quot;);EXACT([.N1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12-0100</text:p>
                  </table:table-cell>
                  <table:table-cell table:style-name="Datos" table:formula="of:=IF(AND(REPLACE([.A14];5;1;&quot;&quot;)&gt;REPLACE([.A13];5;1;&quot;&quot;);REPLACE([.A14];5;1;&quot;&quot;)&lt;REPLACE([.A15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corrientes CRC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4];1);[.$C14];&quot;&quot;)" office:value-type="string" office:string-value="Cuentas corrientes CRC">
                    <text:p>Cuentas corrientes CRC</text:p>
                  </table:table-cell>
                  <table:table-cell table:style-name="Nivel6" table:formula="of:=IF(EXACT([.E14];1);[.$C14];&quot;&quot;)">
                    <text:p/>
                  </table:table-cell>
                  <table:table-cell table:style-name="Nivel6" table:formula="of:=IF(EXACT([.F14];1);[.$C14];&quot;&quot;)">
                    <text:p/>
                  </table:table-cell>
                  <table:table-cell table:style-name="Nivel6" table:formula="of:=IF(EXACT([.G14];1);[.$C14];&quot;&quot;)">
                    <text:p/>
                  </table:table-cell>
                  <table:table-cell table:style-name="Datos" office:value-type="string">
                    <text:p>CC-CRC</text:p>
                  </table:table-cell>
                  <table:table-cell table:style-name="Datos" table:formula="of:=[.C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4];&quot;Vista&quot;);&quot;view&quot;;IF(EXACT([.N14];&quot;Efectivo&quot;);&quot;other&quot;;IF(EXACT([.N14];&quot;Activo&quot;);&quot;other&quot;;IF(EXACT([.N14];&quot;Cuenta por cobrar&quot;);&quot;receivable&quot;;IF(EXACT([.N14];&quot;Cuenta por pagar&quot;);&quot;payable&quot;;IF(EXACT([.N14];&quot;Ingreso&quot;);&quot;other&quot;;IF(EXACT([.N14];&quot;Gasto&quot;);&quot;other&quot;;IF(EXACT([.N14];&quot;Patrimonio&quot;);&quot;other&quot;;IF(EXACT([.N1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14];&quot;Efectivo&quot;);EXACT([.N14];&quot;Cuenta por cobrar&quot;);EXACT([.N14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2-0101</text:p>
                    </table:table-cell>
                    <table:table-cell table:style-name="Datos" table:formula="of:=IF(AND(REPLACE([.A15];5;1;&quot;&quot;)&gt;REPLACE([.A14];5;1;&quot;&quot;);REPLACE([.A15];5;1;&quot;&quot;)&lt;REPLACE([.A16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maestra CRC 07405113472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5];1);[.$C15];&quot;&quot;)" office:value-type="string" office:string-value="HSBC cuenta maestra CRC 07405113472">
                      <text:p>HSBC cuenta maestra CRC 07405113472</text:p>
                    </table:table-cell>
                    <table:table-cell table:style-name="Nivel7" table:formula="of:=IF(EXACT([.E15];1);[.$C15];&quot;&quot;)">
                      <text:p/>
                    </table:table-cell>
                    <table:table-cell table:style-name="Nivel7" table:formula="of:=IF(EXACT([.F15];1);[.$C15];&quot;&quot;)">
                      <text:p/>
                    </table:table-cell>
                    <table:table-cell table:style-name="Nivel7" table:formula="of:=IF(EXACT([.G15];1);[.$C15];&quot;&quot;)">
                      <text:p/>
                    </table:table-cell>
                    <table:table-cell table:style-name="Datos"/>
                    <table:table-cell table:style-name="ce5" table:formula="of:=[.C14]" office:value-type="string" office:string-value="Cuentas corrientes CRC">
                      <text:p>Cuentas corrientes CRC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15];&quot;Vista&quot;);&quot;view&quot;;IF(EXACT([.N15];&quot;Efectivo&quot;);&quot;other&quot;;IF(EXACT([.N15];&quot;Activo&quot;);&quot;other&quot;;IF(EXACT([.N15];&quot;Cuenta por cobrar&quot;);&quot;receivable&quot;;IF(EXACT([.N15];&quot;Cuenta por pagar&quot;);&quot;payable&quot;;IF(EXACT([.N15];&quot;Ingreso&quot;);&quot;other&quot;;IF(EXACT([.N15];&quot;Gasto&quot;);&quot;other&quot;;IF(EXACT([.N15];&quot;Patrimonio&quot;);&quot;other&quot;;IF(EXACT([.N15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15];&quot;Efectivo&quot;);EXACT([.N15];&quot;Cuenta por cobrar&quot;);EXACT([.N15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  <table:table-row table:style-name="ro2">
                    <table:table-cell table:style-name="Nivel7" office:value-type="string">
                      <text:p>1112-0102</text:p>
                    </table:table-cell>
                    <table:table-cell table:style-name="Datos" table:formula="of:=IF(AND(REPLACE([.A16];5;1;&quot;&quot;)&gt;REPLACE([.A15];5;1;&quot;&quot;);REPLACE([.A16];5;1;&quot;&quot;)&lt;REPLACE([.A17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maestra Internet CRC 07405113956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6];1);[.$C16];&quot;&quot;)" office:value-type="string" office:string-value="HSBC cuenta maestra Internet CRC 07405113956">
                      <text:p>HSBC cuenta maestra Internet CRC 07405113956</text:p>
                    </table:table-cell>
                    <table:table-cell table:style-name="Nivel7" table:formula="of:=IF(EXACT([.E16];1);[.$C16];&quot;&quot;)">
                      <text:p/>
                    </table:table-cell>
                    <table:table-cell table:style-name="Nivel7" table:formula="of:=IF(EXACT([.F16];1);[.$C16];&quot;&quot;)">
                      <text:p/>
                    </table:table-cell>
                    <table:table-cell table:style-name="Nivel7" table:formula="of:=IF(EXACT([.G16];1);[.$C16];&quot;&quot;)">
                      <text:p/>
                    </table:table-cell>
                    <table:table-cell table:style-name="Datos"/>
                    <table:table-cell table:style-name="ce5" table:formula="of:=[.C14]" office:value-type="string" office:string-value="Cuentas corrientes CRC">
                      <text:p>Cuentas corrientes CRC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16];&quot;Vista&quot;);&quot;view&quot;;IF(EXACT([.N16];&quot;Efectivo&quot;);&quot;other&quot;;IF(EXACT([.N16];&quot;Activo&quot;);&quot;other&quot;;IF(EXACT([.N16];&quot;Cuenta por cobrar&quot;);&quot;receivable&quot;;IF(EXACT([.N16];&quot;Cuenta por pagar&quot;);&quot;payable&quot;;IF(EXACT([.N16];&quot;Ingreso&quot;);&quot;other&quot;;IF(EXACT([.N16];&quot;Gasto&quot;);&quot;other&quot;;IF(EXACT([.N16];&quot;Patrimonio&quot;);&quot;other&quot;;IF(EXACT([.N16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16];&quot;Efectivo&quot;);EXACT([.N16];&quot;Cuenta por cobrar&quot;);EXACT([.N16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</table:table-row-group>
                <table:table-row table:style-name="ro2">
                  <table:table-cell table:style-name="Nivel6" office:value-type="string">
                    <text:p>1112-0200</text:p>
                  </table:table-cell>
                  <table:table-cell table:style-name="Datos" table:formula="of:=IF(AND(REPLACE([.A17];5;1;&quot;&quot;)&gt;REPLACE([.A16];5;1;&quot;&quot;);REPLACE([.A17];5;1;&quot;&quot;)&lt;REPLACE([.A1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corrientes USD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7];1);[.$C17];&quot;&quot;)" office:value-type="string" office:string-value="Cuentas corrientes USD">
                    <text:p>Cuentas corrientes USD</text:p>
                  </table:table-cell>
                  <table:table-cell table:style-name="Nivel6" table:formula="of:=IF(EXACT([.E17];1);[.$C17];&quot;&quot;)">
                    <text:p/>
                  </table:table-cell>
                  <table:table-cell table:style-name="Nivel6" table:formula="of:=IF(EXACT([.F17];1);[.$C17];&quot;&quot;)">
                    <text:p/>
                  </table:table-cell>
                  <table:table-cell table:style-name="Nivel6" table:formula="of:=IF(EXACT([.G17];1);[.$C17];&quot;&quot;)">
                    <text:p/>
                  </table:table-cell>
                  <table:table-cell table:style-name="Datos" office:value-type="string">
                    <text:p>CC-USD</text:p>
                  </table:table-cell>
                  <table:table-cell table:style-name="Datos" table:formula="of:=[.C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7];&quot;Vista&quot;);&quot;view&quot;;IF(EXACT([.N17];&quot;Efectivo&quot;);&quot;other&quot;;IF(EXACT([.N17];&quot;Activo&quot;);&quot;other&quot;;IF(EXACT([.N17];&quot;Cuenta por cobrar&quot;);&quot;receivable&quot;;IF(EXACT([.N17];&quot;Cuenta por pagar&quot;);&quot;payable&quot;;IF(EXACT([.N17];&quot;Ingreso&quot;);&quot;other&quot;;IF(EXACT([.N17];&quot;Gasto&quot;);&quot;other&quot;;IF(EXACT([.N17];&quot;Patrimonio&quot;);&quot;other&quot;;IF(EXACT([.N1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17];&quot;Efectivo&quot;);EXACT([.N17];&quot;Cuenta por cobrar&quot;);EXACT([.N1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2-0201</text:p>
                    </table:table-cell>
                    <table:table-cell table:style-name="Datos" table:formula="of:=IF(AND(REPLACE([.A18];5;1;&quot;&quot;)&gt;REPLACE([.A17];5;1;&quot;&quot;);REPLACE([.A18];5;1;&quot;&quot;)&lt;REPLACE([.A19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maestra USD 0740511348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8];1);[.$C18];&quot;&quot;)" office:value-type="string" office:string-value="HSBC cuenta maestra USD 07405113481">
                      <text:p>HSBC cuenta maestra USD 07405113481</text:p>
                    </table:table-cell>
                    <table:table-cell table:style-name="Nivel7" table:formula="of:=IF(EXACT([.E18];1);[.$C18];&quot;&quot;)">
                      <text:p/>
                    </table:table-cell>
                    <table:table-cell table:style-name="Nivel7" table:formula="of:=IF(EXACT([.F18];1);[.$C18];&quot;&quot;)">
                      <text:p/>
                    </table:table-cell>
                    <table:table-cell table:style-name="Nivel7" table:formula="of:=IF(EXACT([.G18];1);[.$C18];&quot;&quot;)">
                      <text:p/>
                    </table:table-cell>
                    <table:table-cell table:style-name="Datos"/>
                    <table:table-cell table:style-name="ce5" table:formula="of:=[.C17]" office:value-type="string" office:string-value="Cuentas corrientes USD">
                      <text:p>Cuentas corrientes USD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18];&quot;Vista&quot;);&quot;view&quot;;IF(EXACT([.N18];&quot;Efectivo&quot;);&quot;other&quot;;IF(EXACT([.N18];&quot;Activo&quot;);&quot;other&quot;;IF(EXACT([.N18];&quot;Cuenta por cobrar&quot;);&quot;receivable&quot;;IF(EXACT([.N18];&quot;Cuenta por pagar&quot;);&quot;payable&quot;;IF(EXACT([.N18];&quot;Ingreso&quot;);&quot;other&quot;;IF(EXACT([.N18];&quot;Gasto&quot;);&quot;other&quot;;IF(EXACT([.N18];&quot;Patrimonio&quot;);&quot;other&quot;;IF(EXACT([.N18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18];&quot;Efectivo&quot;);EXACT([.N18];&quot;Cuenta por cobrar&quot;);EXACT([.N18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  <table:table-row table:style-name="ro2">
                    <table:table-cell table:style-name="Nivel7" office:value-type="string">
                      <text:p>1112-0202</text:p>
                    </table:table-cell>
                    <table:table-cell table:style-name="Datos" table:formula="of:=IF(AND(REPLACE([.A19];5;1;&quot;&quot;)&gt;REPLACE([.A18];5;1;&quot;&quot;);REPLACE([.A19];5;1;&quot;&quot;)&lt;REPLACE([.A20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maestra Internet USD 07405113963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19];1);[.$C19];&quot;&quot;)" office:value-type="string" office:string-value="HSBC cuenta maestra Internet USD 07405113963">
                      <text:p>HSBC cuenta maestra Internet USD 07405113963</text:p>
                    </table:table-cell>
                    <table:table-cell table:style-name="Nivel7" table:formula="of:=IF(EXACT([.E19];1);[.$C19];&quot;&quot;)">
                      <text:p/>
                    </table:table-cell>
                    <table:table-cell table:style-name="Nivel7" table:formula="of:=IF(EXACT([.F19];1);[.$C19];&quot;&quot;)">
                      <text:p/>
                    </table:table-cell>
                    <table:table-cell table:style-name="Nivel7" table:formula="of:=IF(EXACT([.G19];1);[.$C19];&quot;&quot;)">
                      <text:p/>
                    </table:table-cell>
                    <table:table-cell table:style-name="Datos"/>
                    <table:table-cell table:style-name="ce5" table:formula="of:=[.C17]" office:value-type="string" office:string-value="Cuentas corrientes USD">
                      <text:p>Cuentas corrientes USD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19];&quot;Vista&quot;);&quot;view&quot;;IF(EXACT([.N19];&quot;Efectivo&quot;);&quot;other&quot;;IF(EXACT([.N19];&quot;Activo&quot;);&quot;other&quot;;IF(EXACT([.N19];&quot;Cuenta por cobrar&quot;);&quot;receivable&quot;;IF(EXACT([.N19];&quot;Cuenta por pagar&quot;);&quot;payable&quot;;IF(EXACT([.N19];&quot;Ingreso&quot;);&quot;other&quot;;IF(EXACT([.N19];&quot;Gasto&quot;);&quot;other&quot;;IF(EXACT([.N19];&quot;Patrimonio&quot;);&quot;other&quot;;IF(EXACT([.N19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19];&quot;Efectivo&quot;);EXACT([.N19];&quot;Cuenta por cobrar&quot;);EXACT([.N19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  <table:table-row table:style-name="ro2">
                    <table:table-cell table:style-name="Nivel7" office:value-type="string">
                      <text:p>1112-0203</text:p>
                    </table:table-cell>
                    <table:table-cell table:style-name="Datos" table:formula="of:=IF(AND(REPLACE([.A20];5;1;&quot;&quot;)&gt;REPLACE([.A19];5;1;&quot;&quot;);REPLACE([.A20];5;1;&quot;&quot;)&lt;REPLACE([.A21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corriente maestra 1 USD 0742702374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0];1);[.$C20];&quot;&quot;)" office:value-type="string" office:string-value="HSBC cuenta corriente maestra 1 USD 07427023741">
                      <text:p>HSBC cuenta corriente maestra 1 USD 07427023741</text:p>
                    </table:table-cell>
                    <table:table-cell table:style-name="Nivel7" table:formula="of:=IF(EXACT([.E20];1);[.$C20];&quot;&quot;)">
                      <text:p/>
                    </table:table-cell>
                    <table:table-cell table:style-name="Nivel7" table:formula="of:=IF(EXACT([.F20];1);[.$C20];&quot;&quot;)">
                      <text:p/>
                    </table:table-cell>
                    <table:table-cell table:style-name="Nivel7" table:formula="of:=IF(EXACT([.G20];1);[.$C20];&quot;&quot;)">
                      <text:p/>
                    </table:table-cell>
                    <table:table-cell table:style-name="Datos"/>
                    <table:table-cell table:style-name="ce5" table:formula="of:=[.C17]" office:value-type="string" office:string-value="Cuentas corrientes USD">
                      <text:p>Cuentas corrientes USD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20];&quot;Vista&quot;);&quot;view&quot;;IF(EXACT([.N20];&quot;Efectivo&quot;);&quot;other&quot;;IF(EXACT([.N20];&quot;Activo&quot;);&quot;other&quot;;IF(EXACT([.N20];&quot;Cuenta por cobrar&quot;);&quot;receivable&quot;;IF(EXACT([.N20];&quot;Cuenta por pagar&quot;);&quot;payable&quot;;IF(EXACT([.N20];&quot;Ingreso&quot;);&quot;other&quot;;IF(EXACT([.N20];&quot;Gasto&quot;);&quot;other&quot;;IF(EXACT([.N20];&quot;Patrimonio&quot;);&quot;other&quot;;IF(EXACT([.N20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20];&quot;Efectivo&quot;);EXACT([.N20];&quot;Cuenta por cobrar&quot;);EXACT([.N20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  <table:table-row table:style-name="ro2">
                    <table:table-cell table:style-name="Nivel7" office:value-type="string">
                      <text:p>1112-0204</text:p>
                    </table:table-cell>
                    <table:table-cell table:style-name="Datos" table:formula="of:=IF(AND(REPLACE([.A21];5;1;&quot;&quot;)&gt;REPLACE([.A20];5;1;&quot;&quot;);REPLACE([.A21];5;1;&quot;&quot;)&lt;REPLACE([.A22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corriente maestra 2 USD 07427023757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1];1);[.$C21];&quot;&quot;)" office:value-type="string" office:string-value="HSBC cuenta corriente maestra 2 USD 07427023757">
                      <text:p>HSBC cuenta corriente maestra 2 USD 07427023757</text:p>
                    </table:table-cell>
                    <table:table-cell table:style-name="Nivel7" table:formula="of:=IF(EXACT([.E21];1);[.$C21];&quot;&quot;)">
                      <text:p/>
                    </table:table-cell>
                    <table:table-cell table:style-name="Nivel7" table:formula="of:=IF(EXACT([.F21];1);[.$C21];&quot;&quot;)">
                      <text:p/>
                    </table:table-cell>
                    <table:table-cell table:style-name="Nivel7" table:formula="of:=IF(EXACT([.G21];1);[.$C21];&quot;&quot;)">
                      <text:p/>
                    </table:table-cell>
                    <table:table-cell table:style-name="Datos"/>
                    <table:table-cell table:style-name="ce5" table:formula="of:=[.C17]" office:value-type="string" office:string-value="Cuentas corrientes USD">
                      <text:p>Cuentas corrientes USD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21];&quot;Vista&quot;);&quot;view&quot;;IF(EXACT([.N21];&quot;Efectivo&quot;);&quot;other&quot;;IF(EXACT([.N21];&quot;Activo&quot;);&quot;other&quot;;IF(EXACT([.N21];&quot;Cuenta por cobrar&quot;);&quot;receivable&quot;;IF(EXACT([.N21];&quot;Cuenta por pagar&quot;);&quot;payable&quot;;IF(EXACT([.N21];&quot;Ingreso&quot;);&quot;other&quot;;IF(EXACT([.N21];&quot;Gasto&quot;);&quot;other&quot;;IF(EXACT([.N21];&quot;Patrimonio&quot;);&quot;other&quot;;IF(EXACT([.N21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21];&quot;Efectivo&quot;);EXACT([.N21];&quot;Cuenta por cobrar&quot;);EXACT([.N21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  <table:table-row table:style-name="ro2">
                    <table:table-cell table:style-name="Nivel7" office:value-type="string">
                      <text:p>1112-0205</text:p>
                    </table:table-cell>
                    <table:table-cell table:style-name="Datos" table:formula="of:=IF(AND(REPLACE([.A22];5;1;&quot;&quot;)&gt;REPLACE([.A21];5;1;&quot;&quot;);REPLACE([.A22];5;1;&quot;&quot;)&lt;REPLACE([.A2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HSBC cuenta corriente maestra 3 USD 07427023764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2];1);[.$C22];&quot;&quot;)" office:value-type="string" office:string-value="HSBC cuenta corriente maestra 3 USD 07427023764">
                      <text:p>HSBC cuenta corriente maestra 3 USD 07427023764</text:p>
                    </table:table-cell>
                    <table:table-cell table:style-name="Nivel7" table:formula="of:=IF(EXACT([.E22];1);[.$C22];&quot;&quot;)">
                      <text:p/>
                    </table:table-cell>
                    <table:table-cell table:style-name="Nivel7" table:formula="of:=IF(EXACT([.F22];1);[.$C22];&quot;&quot;)">
                      <text:p/>
                    </table:table-cell>
                    <table:table-cell table:style-name="Nivel7" table:formula="of:=IF(EXACT([.G22];1);[.$C22];&quot;&quot;)">
                      <text:p/>
                    </table:table-cell>
                    <table:table-cell table:style-name="Datos"/>
                    <table:table-cell table:style-name="ce5" table:formula="of:=[.C17]" office:value-type="string" office:string-value="Cuentas corrientes USD">
                      <text:p>Cuentas corrientes USD</text:p>
                    </table:table-cell>
                    <table:table-cell table:style-name="ce5" office:value-type="string">
                      <text:p>Efectivo</text:p>
                    </table:table-cell>
                    <table:table-cell table:style-name="ce5" office:value-type="string">
                      <text:p>USD</text:p>
                    </table:table-cell>
                    <table:table-cell table:style-name="Datos" table:formula="of:=IF(EXACT([.N22];&quot;Vista&quot;);&quot;view&quot;;IF(EXACT([.N22];&quot;Efectivo&quot;);&quot;other&quot;;IF(EXACT([.N22];&quot;Activo&quot;);&quot;other&quot;;IF(EXACT([.N22];&quot;Cuenta por cobrar&quot;);&quot;receivable&quot;;IF(EXACT([.N22];&quot;Cuenta por pagar&quot;);&quot;payable&quot;;IF(EXACT([.N22];&quot;Ingreso&quot;);&quot;other&quot;;IF(EXACT([.N22];&quot;Gasto&quot;);&quot;other&quot;;IF(EXACT([.N22];&quot;Patrimonio&quot;);&quot;other&quot;;IF(EXACT([.N22];&quot;Valuación de activo&quot;);&quot;other&quot;;&quot;&quot;)))))))))" office:value-type="string" office:string-value="other">
                      <text:p>other</text:p>
                    </table:table-cell>
                    <table:table-cell table:style-name="ce5" table:formula="of:=IF(OR(EXACT([.N22];&quot;Efectivo&quot;);EXACT([.N22];&quot;Cuenta por cobrar&quot;);EXACT([.N22];&quot;Cuenta por pagar&quot;));&quot;True&quot;;&quot;False&quot;)" office:value-type="string" office:string-value="True">
                      <text:p>True</text:p>
                    </table:table-cell>
                    <table:table-cell table:style-name="ce6" table:number-columns-repeated="242"/>
                    <table:table-cell table:style-name="ce7" table:number-columns-repeated="762"/>
                  </table:table-row>
                </table:table-row-group>
                <table:table-row table:style-name="ro2">
                  <table:table-cell table:style-name="Nivel6" office:value-type="string">
                    <text:p>1112-0300</text:p>
                  </table:table-cell>
                  <table:table-cell table:style-name="Datos" table:formula="of:=IF(AND(REPLACE([.A23];5;1;&quot;&quot;)&gt;REPLACE([.A22];5;1;&quot;&quot;);REPLACE([.A23];5;1;&quot;&quot;)&lt;REPLACE([.A24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corrientes EU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23];1);[.$C23];&quot;&quot;)">
                    <text:p/>
                  </table:table-cell>
                  <table:table-cell table:style-name="Nivel6" table:formula="of:=IF(EXACT([.E23];1);[.$C23];&quot;&quot;)">
                    <text:p/>
                  </table:table-cell>
                  <table:table-cell table:style-name="Nivel6" table:formula="of:=IF(EXACT([.F23];1);[.$C23];&quot;&quot;)">
                    <text:p/>
                  </table:table-cell>
                  <table:table-cell table:style-name="Nivel6" table:formula="of:=IF(EXACT([.G23];1);[.$C23];&quot;&quot;)">
                    <text:p/>
                  </table:table-cell>
                  <table:table-cell table:style-name="Datos" office:value-type="string">
                    <text:p>CC-EUR</text:p>
                  </table:table-cell>
                  <table:table-cell table:style-name="Datos" table:formula="of:=[.C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N23];&quot;Vista&quot;);&quot;view&quot;;IF(EXACT([.N23];&quot;Efectivo&quot;);&quot;other&quot;;IF(EXACT([.N23];&quot;Activo&quot;);&quot;other&quot;;IF(EXACT([.N23];&quot;Cuenta por cobrar&quot;);&quot;receivable&quot;;IF(EXACT([.N23];&quot;Cuenta por pagar&quot;);&quot;payable&quot;;IF(EXACT([.N23];&quot;Ingreso&quot;);&quot;other&quot;;IF(EXACT([.N23];&quot;Gasto&quot;);&quot;other&quot;;IF(EXACT([.N23];&quot;Patrimonio&quot;);&quot;other&quot;;IF(EXACT([.N23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23];&quot;Efectivo&quot;);EXACT([.N23];&quot;Cuenta por cobrar&quot;);EXACT([.N23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113-0000</text:p>
                </table:table-cell>
                <table:table-cell table:style-name="Datos" table:formula="of:=IF(AND(REPLACE([.A24];5;1;&quot;&quot;)&gt;REPLACE([.A23];5;1;&quot;&quot;);REPLACE([.A24];5;1;&quot;&quot;)&lt;REPLACE([.A2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PayPal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4];1);[.$C24];&quot;&quot;)" office:value-type="string" office:string-value="PayPal">
                  <text:p>PayPal</text:p>
                </table:table-cell>
                <table:table-cell table:style-name="Nivel5" table:formula="of:=IF(EXACT([.E24];1);[.$C24];&quot;&quot;)">
                  <text:p/>
                </table:table-cell>
                <table:table-cell table:style-name="Nivel5" table:formula="of:=IF(EXACT([.F24];1);[.$C24];&quot;&quot;)">
                  <text:p/>
                </table:table-cell>
                <table:table-cell table:style-name="Nivel5" table:formula="of:=IF(EXACT([.G24];1);[.$C24];&quot;&quot;)">
                  <text:p/>
                </table:table-cell>
                <table:table-cell table:style-name="Datos" office:value-type="string">
                  <text:p>PayPal</text:p>
                </table:table-cell>
                <table:table-cell table:style-name="Datos" table:formula="of:=[.C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4];&quot;Vista&quot;);&quot;view&quot;;IF(EXACT([.N24];&quot;Efectivo&quot;);&quot;other&quot;;IF(EXACT([.N24];&quot;Activo&quot;);&quot;other&quot;;IF(EXACT([.N24];&quot;Cuenta por cobrar&quot;);&quot;receivable&quot;;IF(EXACT([.N24];&quot;Cuenta por pagar&quot;);&quot;payable&quot;;IF(EXACT([.N24];&quot;Ingreso&quot;);&quot;other&quot;;IF(EXACT([.N24];&quot;Gasto&quot;);&quot;other&quot;;IF(EXACT([.N24];&quot;Patrimonio&quot;);&quot;other&quot;;IF(EXACT([.N2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4];&quot;Efectivo&quot;);EXACT([.N24];&quot;Cuenta por cobrar&quot;);EXACT([.N2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3">
                  <table:table-cell table:style-name="Nivel6" office:value-type="string">
                    <text:p>1113-0100</text:p>
                  </table:table-cell>
                  <table:table-cell table:style-name="Datos" table:formula="of:=IF(AND(REPLACE([.A25];5;1;&quot;&quot;)&gt;REPLACE([.A24];5;1;&quot;&quot;);REPLACE([.A25];5;1;&quot;&quot;)&lt;REPLACE([.A2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<text:a xlink:href="mailto:paypal@clearcorp.co.cr">paypal@clearcorp.co.cr</text:a>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5];1);[.$C25];&quot;&quot;)" office:value-type="string" office:string-value="paypal@clearcorp.co.cr">
                    <text:p>paypal@clearcorp.co.cr</text:p>
                  </table:table-cell>
                  <table:table-cell table:style-name="Nivel6" table:formula="of:=IF(EXACT([.E25];1);[.$C25];&quot;&quot;)">
                    <text:p/>
                  </table:table-cell>
                  <table:table-cell table:style-name="Nivel6" table:formula="of:=IF(EXACT([.F25];1);[.$C25];&quot;&quot;)">
                    <text:p/>
                  </table:table-cell>
                  <table:table-cell table:style-name="Nivel6" table:formula="of:=IF(EXACT([.G25];1);[.$C25];&quot;&quot;)">
                    <text:p/>
                  </table:table-cell>
                  <table:table-cell table:style-name="Datos"/>
                  <table:table-cell table:style-name="Datos" table:formula="of:=[.C24]" office:value-type="string" office:string-value="PayPal">
                    <text:p>PayPal</text:p>
                  </table:table-cell>
                  <table:table-cell table:style-name="Datos" office:value-type="string">
                    <text:p>Efe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5];&quot;Vista&quot;);&quot;view&quot;;IF(EXACT([.N25];&quot;Efectivo&quot;);&quot;other&quot;;IF(EXACT([.N25];&quot;Activo&quot;);&quot;other&quot;;IF(EXACT([.N25];&quot;Cuenta por cobrar&quot;);&quot;receivable&quot;;IF(EXACT([.N25];&quot;Cuenta por pagar&quot;);&quot;payable&quot;;IF(EXACT([.N25];&quot;Ingreso&quot;);&quot;other&quot;;IF(EXACT([.N25];&quot;Gasto&quot;);&quot;other&quot;;IF(EXACT([.N25];&quot;Patrimonio&quot;);&quot;other&quot;;IF(EXACT([.N2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5];&quot;Efectivo&quot;);EXACT([.N25];&quot;Cuenta por cobrar&quot;);EXACT([.N25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114-0000</text:p>
                </table:table-cell>
                <table:table-cell table:style-name="Datos" table:formula="of:=IF(AND(REPLACE([.A26];5;1;&quot;&quot;)&gt;REPLACE([.A25];5;1;&quot;&quot;);REPLACE([.A26];5;1;&quot;&quot;)&lt;REPLACE([.A2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Fondos en tránsito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6];1);[.$C26];&quot;&quot;)" office:value-type="string" office:string-value="Fondos en tránsito">
                  <text:p>Fondos en tránsito</text:p>
                </table:table-cell>
                <table:table-cell table:style-name="Nivel5" table:formula="of:=IF(EXACT([.E26];1);[.$C26];&quot;&quot;)">
                  <text:p/>
                </table:table-cell>
                <table:table-cell table:style-name="Nivel5" table:formula="of:=IF(EXACT([.F26];1);[.$C26];&quot;&quot;)">
                  <text:p/>
                </table:table-cell>
                <table:table-cell table:style-name="Nivel5" table:formula="of:=IF(EXACT([.G26];1);[.$C26];&quot;&quot;)">
                  <text:p/>
                </table:table-cell>
                <table:table-cell table:style-name="Datos" office:value-type="string">
                  <text:p>FT</text:p>
                </table:table-cell>
                <table:table-cell table:style-name="Datos" table:formula="of:=[.C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6];&quot;Vista&quot;);&quot;view&quot;;IF(EXACT([.N26];&quot;Efectivo&quot;);&quot;other&quot;;IF(EXACT([.N26];&quot;Activo&quot;);&quot;other&quot;;IF(EXACT([.N26];&quot;Cuenta por cobrar&quot;);&quot;receivable&quot;;IF(EXACT([.N26];&quot;Cuenta por pagar&quot;);&quot;payable&quot;;IF(EXACT([.N26];&quot;Ingreso&quot;);&quot;other&quot;;IF(EXACT([.N26];&quot;Gasto&quot;);&quot;other&quot;;IF(EXACT([.N26];&quot;Patrimonio&quot;);&quot;other&quot;;IF(EXACT([.N2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6];&quot;Efectivo&quot;);EXACT([.N26];&quot;Cuenta por cobrar&quot;);EXACT([.N2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14-0100</text:p>
                  </table:table-cell>
                  <table:table-cell table:style-name="Datos" table:formula="of:=IF(AND(REPLACE([.A27];5;1;&quot;&quot;)&gt;REPLACE([.A26];5;1;&quot;&quot;);REPLACE([.A27];5;1;&quot;&quot;)&lt;REPLACE([.A2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en tránsito en tesorería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7];1);[.$C27];&quot;&quot;)" office:value-type="string" office:string-value="Fondos en tránsito en tesorería">
                    <text:p>Fondos en tránsito en tesorería</text:p>
                  </table:table-cell>
                  <table:table-cell table:style-name="Nivel6" table:formula="of:=IF(EXACT([.E27];1);[.$C27];&quot;&quot;)">
                    <text:p/>
                  </table:table-cell>
                  <table:table-cell table:style-name="Nivel6" table:formula="of:=IF(EXACT([.F27];1);[.$C27];&quot;&quot;)">
                    <text:p/>
                  </table:table-cell>
                  <table:table-cell table:style-name="Nivel6" table:formula="of:=IF(EXACT([.G27];1);[.$C27];&quot;&quot;)">
                    <text:p/>
                  </table:table-cell>
                  <table:table-cell table:style-name="Datos" office:value-type="string">
                    <text:p>Trans. Tes.</text:p>
                  </table:table-cell>
                  <table:table-cell table:style-name="Datos" table:formula="of:=[.C26]" office:value-type="string" office:string-value="Fondos en tránsito">
                    <text:p>Fondos en tránsit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7];&quot;Vista&quot;);&quot;view&quot;;IF(EXACT([.N27];&quot;Efectivo&quot;);&quot;other&quot;;IF(EXACT([.N27];&quot;Activo&quot;);&quot;other&quot;;IF(EXACT([.N27];&quot;Cuenta por cobrar&quot;);&quot;receivable&quot;;IF(EXACT([.N27];&quot;Cuenta por pagar&quot;);&quot;payable&quot;;IF(EXACT([.N27];&quot;Ingreso&quot;);&quot;other&quot;;IF(EXACT([.N27];&quot;Gasto&quot;);&quot;other&quot;;IF(EXACT([.N27];&quot;Patrimonio&quot;);&quot;other&quot;;IF(EXACT([.N2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27];&quot;Efectivo&quot;);EXACT([.N27];&quot;Cuenta por cobrar&quot;);EXACT([.N2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4-0101</text:p>
                    </table:table-cell>
                    <table:table-cell table:style-name="Datos" table:formula="of:=IF(AND(REPLACE([.A28];5;1;&quot;&quot;)&gt;REPLACE([.A27];5;1;&quot;&quot;);REPLACE([.A28];5;1;&quot;&quot;)&lt;REPLACE([.A29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Efectivo por depositar CRC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8];1);[.$C28];&quot;&quot;)" office:value-type="string" office:string-value="Efectivo por depositar CRC">
                      <text:p>Efectivo por depositar CRC</text:p>
                    </table:table-cell>
                    <table:table-cell table:style-name="Nivel7" table:formula="of:=IF(EXACT([.E28];1);[.$C28];&quot;&quot;)">
                      <text:p/>
                    </table:table-cell>
                    <table:table-cell table:style-name="Nivel7" table:formula="of:=IF(EXACT([.F28];1);[.$C28];&quot;&quot;)">
                      <text:p/>
                    </table:table-cell>
                    <table:table-cell table:style-name="Nivel7" table:formula="of:=IF(EXACT([.G28];1);[.$C28];&quot;&quot;)">
                      <text:p/>
                    </table:table-cell>
                    <table:table-cell table:style-name="Datos" office:value-type="string">
                      <text:p>Ef</text:p>
                    </table:table-cell>
                    <table:table-cell table:style-name="Datos" table:formula="of:=[.C27]" office:value-type="string" office:string-value="Fondos en tránsito en tesorería">
                      <text:p>Fondos en tránsito en tesorería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28];&quot;Vista&quot;);&quot;view&quot;;IF(EXACT([.N28];&quot;Efectivo&quot;);&quot;other&quot;;IF(EXACT([.N28];&quot;Activo&quot;);&quot;other&quot;;IF(EXACT([.N28];&quot;Cuenta por cobrar&quot;);&quot;receivable&quot;;IF(EXACT([.N28];&quot;Cuenta por pagar&quot;);&quot;payable&quot;;IF(EXACT([.N28];&quot;Ingreso&quot;);&quot;other&quot;;IF(EXACT([.N28];&quot;Gasto&quot;);&quot;other&quot;;IF(EXACT([.N28];&quot;Patrimonio&quot;);&quot;other&quot;;IF(EXACT([.N2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28];&quot;Efectivo&quot;);EXACT([.N28];&quot;Cuenta por cobrar&quot;);EXACT([.N28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102</text:p>
                    </table:table-cell>
                    <table:table-cell table:style-name="Datos" table:formula="of:=IF(AND(REPLACE([.A29];5;1;&quot;&quot;)&gt;REPLACE([.A28];5;1;&quot;&quot;);REPLACE([.A29];5;1;&quot;&quot;)&lt;REPLACE([.A30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Efectivo por depositar USD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9];1);[.$C29];&quot;&quot;)" office:value-type="string" office:string-value="Efectivo por depositar USD">
                      <text:p>Efectivo por depositar USD</text:p>
                    </table:table-cell>
                    <table:table-cell table:style-name="Nivel7" table:formula="of:=IF(EXACT([.E29];1);[.$C29];&quot;&quot;)">
                      <text:p/>
                    </table:table-cell>
                    <table:table-cell table:style-name="Nivel7" table:formula="of:=IF(EXACT([.F29];1);[.$C29];&quot;&quot;)">
                      <text:p/>
                    </table:table-cell>
                    <table:table-cell table:style-name="Nivel7" table:formula="of:=IF(EXACT([.G29];1);[.$C29];&quot;&quot;)">
                      <text:p/>
                    </table:table-cell>
                    <table:table-cell table:style-name="Datos" office:value-type="string">
                      <text:p>Ef</text:p>
                    </table:table-cell>
                    <table:table-cell table:style-name="Datos" table:formula="of:=[.C28]" office:value-type="string" office:string-value="Efectivo por depositar CRC">
                      <text:p>Efectivo por depositar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29];&quot;Vista&quot;);&quot;view&quot;;IF(EXACT([.N29];&quot;Efectivo&quot;);&quot;other&quot;;IF(EXACT([.N29];&quot;Activo&quot;);&quot;other&quot;;IF(EXACT([.N29];&quot;Cuenta por cobrar&quot;);&quot;receivable&quot;;IF(EXACT([.N29];&quot;Cuenta por pagar&quot;);&quot;payable&quot;;IF(EXACT([.N29];&quot;Ingreso&quot;);&quot;other&quot;;IF(EXACT([.N29];&quot;Gasto&quot;);&quot;other&quot;;IF(EXACT([.N29];&quot;Patrimonio&quot;);&quot;other&quot;;IF(EXACT([.N29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29];&quot;Efectivo&quot;);EXACT([.N29];&quot;Cuenta por cobrar&quot;);EXACT([.N29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103</text:p>
                    </table:table-cell>
                    <table:table-cell table:style-name="Datos" table:formula="of:=IF(AND(REPLACE([.A30];5;1;&quot;&quot;)&gt;REPLACE([.A29];5;1;&quot;&quot;);REPLACE([.A30];5;1;&quot;&quot;)&lt;REPLACE([.A31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Efectivo por depositar EUR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0];1);[.$C30];&quot;&quot;)">
                      <text:p/>
                    </table:table-cell>
                    <table:table-cell table:style-name="Nivel7" table:formula="of:=IF(EXACT([.E30];1);[.$C30];&quot;&quot;)">
                      <text:p/>
                    </table:table-cell>
                    <table:table-cell table:style-name="Nivel7" table:formula="of:=IF(EXACT([.F30];1);[.$C30];&quot;&quot;)">
                      <text:p/>
                    </table:table-cell>
                    <table:table-cell table:style-name="Nivel7" table:formula="of:=IF(EXACT([.G30];1);[.$C30];&quot;&quot;)">
                      <text:p/>
                    </table:table-cell>
                    <table:table-cell table:style-name="Datos" office:value-type="string">
                      <text:p>Ef</text:p>
                    </table:table-cell>
                    <table:table-cell table:style-name="Datos" table:formula="of:=[.C29]" office:value-type="string" office:string-value="Efectivo por depositar USD">
                      <text:p>Efectivo por depositar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0];&quot;Vista&quot;);&quot;view&quot;;IF(EXACT([.N30];&quot;Efectivo&quot;);&quot;other&quot;;IF(EXACT([.N30];&quot;Activo&quot;);&quot;other&quot;;IF(EXACT([.N30];&quot;Cuenta por cobrar&quot;);&quot;receivable&quot;;IF(EXACT([.N30];&quot;Cuenta por pagar&quot;);&quot;payable&quot;;IF(EXACT([.N30];&quot;Ingreso&quot;);&quot;other&quot;;IF(EXACT([.N30];&quot;Gasto&quot;);&quot;other&quot;;IF(EXACT([.N30];&quot;Patrimonio&quot;);&quot;other&quot;;IF(EXACT([.N3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0];&quot;Efectivo&quot;);EXACT([.N30];&quot;Cuenta por cobrar&quot;);EXACT([.N30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104</text:p>
                    </table:table-cell>
                    <table:table-cell table:style-name="Datos" table:formula="of:=IF(AND(REPLACE([.A31];5;1;&quot;&quot;)&gt;REPLACE([.A30];5;1;&quot;&quot;);REPLACE([.A31];5;1;&quot;&quot;)&lt;REPLACE([.A32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heques por depositar CRC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1];1);[.$C31];&quot;&quot;)" office:value-type="string" office:string-value="Cheques por depositar CRC">
                      <text:p>Cheques por depositar CRC</text:p>
                    </table:table-cell>
                    <table:table-cell table:style-name="Nivel7" table:formula="of:=IF(EXACT([.E31];1);[.$C31];&quot;&quot;)">
                      <text:p/>
                    </table:table-cell>
                    <table:table-cell table:style-name="Nivel7" table:formula="of:=IF(EXACT([.F31];1);[.$C31];&quot;&quot;)">
                      <text:p/>
                    </table:table-cell>
                    <table:table-cell table:style-name="Nivel7" table:formula="of:=IF(EXACT([.G31];1);[.$C31];&quot;&quot;)">
                      <text:p/>
                    </table:table-cell>
                    <table:table-cell table:style-name="Datos" office:value-type="string">
                      <text:p>CK</text:p>
                    </table:table-cell>
                    <table:table-cell table:style-name="Datos" table:formula="of:=[.C27]" office:value-type="string" office:string-value="Fondos en tránsito en tesorería">
                      <text:p>Fondos en tránsito en tesorería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1];&quot;Vista&quot;);&quot;view&quot;;IF(EXACT([.N31];&quot;Efectivo&quot;);&quot;other&quot;;IF(EXACT([.N31];&quot;Activo&quot;);&quot;other&quot;;IF(EXACT([.N31];&quot;Cuenta por cobrar&quot;);&quot;receivable&quot;;IF(EXACT([.N31];&quot;Cuenta por pagar&quot;);&quot;payable&quot;;IF(EXACT([.N31];&quot;Ingreso&quot;);&quot;other&quot;;IF(EXACT([.N31];&quot;Gasto&quot;);&quot;other&quot;;IF(EXACT([.N31];&quot;Patrimonio&quot;);&quot;other&quot;;IF(EXACT([.N31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1];&quot;Efectivo&quot;);EXACT([.N31];&quot;Cuenta por cobrar&quot;);EXACT([.N31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105</text:p>
                    </table:table-cell>
                    <table:table-cell table:style-name="Datos" table:formula="of:=IF(AND(REPLACE([.A32];5;1;&quot;&quot;)&gt;REPLACE([.A31];5;1;&quot;&quot;);REPLACE([.A32];5;1;&quot;&quot;)&lt;REPLACE([.A3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heques por depositar USD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2];1);[.$C32];&quot;&quot;)" office:value-type="string" office:string-value="Cheques por depositar USD">
                      <text:p>Cheques por depositar USD</text:p>
                    </table:table-cell>
                    <table:table-cell table:style-name="Nivel7" table:formula="of:=IF(EXACT([.E32];1);[.$C32];&quot;&quot;)">
                      <text:p/>
                    </table:table-cell>
                    <table:table-cell table:style-name="Nivel7" table:formula="of:=IF(EXACT([.F32];1);[.$C32];&quot;&quot;)">
                      <text:p/>
                    </table:table-cell>
                    <table:table-cell table:style-name="Nivel7" table:formula="of:=IF(EXACT([.G32];1);[.$C32];&quot;&quot;)">
                      <text:p/>
                    </table:table-cell>
                    <table:table-cell table:style-name="Datos" office:value-type="string">
                      <text:p>CK</text:p>
                    </table:table-cell>
                    <table:table-cell table:style-name="Datos" table:formula="of:=[.C28]" office:value-type="string" office:string-value="Efectivo por depositar CRC">
                      <text:p>Efectivo por depositar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2];&quot;Vista&quot;);&quot;view&quot;;IF(EXACT([.N32];&quot;Efectivo&quot;);&quot;other&quot;;IF(EXACT([.N32];&quot;Activo&quot;);&quot;other&quot;;IF(EXACT([.N32];&quot;Cuenta por cobrar&quot;);&quot;receivable&quot;;IF(EXACT([.N32];&quot;Cuenta por pagar&quot;);&quot;payable&quot;;IF(EXACT([.N32];&quot;Ingreso&quot;);&quot;other&quot;;IF(EXACT([.N32];&quot;Gasto&quot;);&quot;other&quot;;IF(EXACT([.N32];&quot;Patrimonio&quot;);&quot;other&quot;;IF(EXACT([.N3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2];&quot;Efectivo&quot;);EXACT([.N32];&quot;Cuenta por cobrar&quot;);EXACT([.N3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106</text:p>
                    </table:table-cell>
                    <table:table-cell table:style-name="Datos" table:formula="of:=IF(AND(REPLACE([.A33];5;1;&quot;&quot;)&gt;REPLACE([.A32];5;1;&quot;&quot;);REPLACE([.A33];5;1;&quot;&quot;)&lt;REPLACE([.A34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heques por depositar EUR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3];1);[.$C33];&quot;&quot;)">
                      <text:p/>
                    </table:table-cell>
                    <table:table-cell table:style-name="Nivel7" table:formula="of:=IF(EXACT([.E33];1);[.$C33];&quot;&quot;)">
                      <text:p/>
                    </table:table-cell>
                    <table:table-cell table:style-name="Nivel7" table:formula="of:=IF(EXACT([.F33];1);[.$C33];&quot;&quot;)">
                      <text:p/>
                    </table:table-cell>
                    <table:table-cell table:style-name="Nivel7" table:formula="of:=IF(EXACT([.G33];1);[.$C33];&quot;&quot;)">
                      <text:p/>
                    </table:table-cell>
                    <table:table-cell table:style-name="Datos" office:value-type="string">
                      <text:p>CK</text:p>
                    </table:table-cell>
                    <table:table-cell table:style-name="Datos" table:formula="of:=[.C29]" office:value-type="string" office:string-value="Efectivo por depositar USD">
                      <text:p>Efectivo por depositar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3];&quot;Vista&quot;);&quot;view&quot;;IF(EXACT([.N33];&quot;Efectivo&quot;);&quot;other&quot;;IF(EXACT([.N33];&quot;Activo&quot;);&quot;other&quot;;IF(EXACT([.N33];&quot;Cuenta por cobrar&quot;);&quot;receivable&quot;;IF(EXACT([.N33];&quot;Cuenta por pagar&quot;);&quot;payable&quot;;IF(EXACT([.N33];&quot;Ingreso&quot;);&quot;other&quot;;IF(EXACT([.N33];&quot;Gasto&quot;);&quot;other&quot;;IF(EXACT([.N33];&quot;Patrimonio&quot;);&quot;other&quot;;IF(EXACT([.N3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3];&quot;Efectivo&quot;);EXACT([.N33];&quot;Cuenta por cobrar&quot;);EXACT([.N33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1114-0200</text:p>
                  </table:table-cell>
                  <table:table-cell table:style-name="Datos" table:formula="of:=IF(AND(REPLACE([.A34];5;1;&quot;&quot;)&gt;REPLACE([.A33];5;1;&quot;&quot;);REPLACE([.A34];5;1;&quot;&quot;)&lt;REPLACE([.A35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en tránsito en bancos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34];1);[.$C34];&quot;&quot;)" office:value-type="string" office:string-value="Fondos en tránsito en bancos">
                    <text:p>Fondos en tránsito en bancos</text:p>
                  </table:table-cell>
                  <table:table-cell table:style-name="Nivel6" table:formula="of:=IF(EXACT([.E34];1);[.$C34];&quot;&quot;)">
                    <text:p/>
                  </table:table-cell>
                  <table:table-cell table:style-name="Nivel6" table:formula="of:=IF(EXACT([.F34];1);[.$C34];&quot;&quot;)">
                    <text:p/>
                  </table:table-cell>
                  <table:table-cell table:style-name="Nivel6" table:formula="of:=IF(EXACT([.G34];1);[.$C34];&quot;&quot;)">
                    <text:p/>
                  </table:table-cell>
                  <table:table-cell table:style-name="Datos" office:value-type="string">
                    <text:p>Trans. Ban.</text:p>
                  </table:table-cell>
                  <table:table-cell table:style-name="Datos" table:formula="of:=[.C26]" office:value-type="string" office:string-value="Fondos en tránsito">
                    <text:p>Fondos en tránsit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34];&quot;Vista&quot;);&quot;view&quot;;IF(EXACT([.N34];&quot;Efectivo&quot;);&quot;other&quot;;IF(EXACT([.N34];&quot;Activo&quot;);&quot;other&quot;;IF(EXACT([.N34];&quot;Cuenta por cobrar&quot;);&quot;receivable&quot;;IF(EXACT([.N34];&quot;Cuenta por pagar&quot;);&quot;payable&quot;;IF(EXACT([.N34];&quot;Ingreso&quot;);&quot;other&quot;;IF(EXACT([.N34];&quot;Gasto&quot;);&quot;other&quot;;IF(EXACT([.N34];&quot;Patrimonio&quot;);&quot;other&quot;;IF(EXACT([.N3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34];&quot;Efectivo&quot;);EXACT([.N34];&quot;Cuenta por cobrar&quot;);EXACT([.N34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14-0201</text:p>
                    </table:table-cell>
                    <table:table-cell table:style-name="Datos" table:formula="of:=IF(AND(REPLACE([.A35];5;1;&quot;&quot;)&gt;REPLACE([.A34];5;1;&quot;&quot;);REPLACE([.A35];5;1;&quot;&quot;)&lt;REPLACE([.A36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TEF por acreditar CRC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5];1);[.$C35];&quot;&quot;)" office:value-type="string" office:string-value="TEF por acreditar CRC">
                      <text:p>TEF por acreditar CRC</text:p>
                    </table:table-cell>
                    <table:table-cell table:style-name="Nivel7" table:formula="of:=IF(EXACT([.E35];1);[.$C35];&quot;&quot;)">
                      <text:p/>
                    </table:table-cell>
                    <table:table-cell table:style-name="Nivel7" table:formula="of:=IF(EXACT([.F35];1);[.$C35];&quot;&quot;)">
                      <text:p/>
                    </table:table-cell>
                    <table:table-cell table:style-name="Nivel7" table:formula="of:=IF(EXACT([.G35];1);[.$C35];&quot;&quot;)">
                      <text:p/>
                    </table:table-cell>
                    <table:table-cell table:style-name="Datos" office:value-type="string">
                      <text:p>TEF</text:p>
                    </table:table-cell>
                    <table:table-cell table:style-name="Datos" table:formula="of:=[.C34]" office:value-type="string" office:string-value="Fondos en tránsito en bancos">
                      <text:p>Fondos en tránsito en bancos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5];&quot;Vista&quot;);&quot;view&quot;;IF(EXACT([.N35];&quot;Efectivo&quot;);&quot;other&quot;;IF(EXACT([.N35];&quot;Activo&quot;);&quot;other&quot;;IF(EXACT([.N35];&quot;Cuenta por cobrar&quot;);&quot;receivable&quot;;IF(EXACT([.N35];&quot;Cuenta por pagar&quot;);&quot;payable&quot;;IF(EXACT([.N35];&quot;Ingreso&quot;);&quot;other&quot;;IF(EXACT([.N35];&quot;Gasto&quot;);&quot;other&quot;;IF(EXACT([.N35];&quot;Patrimonio&quot;);&quot;other&quot;;IF(EXACT([.N35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5];&quot;Efectivo&quot;);EXACT([.N35];&quot;Cuenta por cobrar&quot;);EXACT([.N35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202</text:p>
                    </table:table-cell>
                    <table:table-cell table:style-name="Datos" table:formula="of:=IF(AND(REPLACE([.A36];5;1;&quot;&quot;)&gt;REPLACE([.A35];5;1;&quot;&quot;);REPLACE([.A36];5;1;&quot;&quot;)&lt;REPLACE([.A37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TEF por acreditar USD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6];1);[.$C36];&quot;&quot;)" office:value-type="string" office:string-value="TEF por acreditar USD">
                      <text:p>TEF por acreditar USD</text:p>
                    </table:table-cell>
                    <table:table-cell table:style-name="Nivel7" table:formula="of:=IF(EXACT([.E36];1);[.$C36];&quot;&quot;)">
                      <text:p/>
                    </table:table-cell>
                    <table:table-cell table:style-name="Nivel7" table:formula="of:=IF(EXACT([.F36];1);[.$C36];&quot;&quot;)">
                      <text:p/>
                    </table:table-cell>
                    <table:table-cell table:style-name="Nivel7" table:formula="of:=IF(EXACT([.G36];1);[.$C36];&quot;&quot;)">
                      <text:p/>
                    </table:table-cell>
                    <table:table-cell table:style-name="Datos" office:value-type="string">
                      <text:p>TEF</text:p>
                    </table:table-cell>
                    <table:table-cell table:style-name="Datos" table:formula="of:=[.C35]" office:value-type="string" office:string-value="TEF por acreditar CRC">
                      <text:p>TEF por acreditar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6];&quot;Vista&quot;);&quot;view&quot;;IF(EXACT([.N36];&quot;Efectivo&quot;);&quot;other&quot;;IF(EXACT([.N36];&quot;Activo&quot;);&quot;other&quot;;IF(EXACT([.N36];&quot;Cuenta por cobrar&quot;);&quot;receivable&quot;;IF(EXACT([.N36];&quot;Cuenta por pagar&quot;);&quot;payable&quot;;IF(EXACT([.N36];&quot;Ingreso&quot;);&quot;other&quot;;IF(EXACT([.N36];&quot;Gasto&quot;);&quot;other&quot;;IF(EXACT([.N36];&quot;Patrimonio&quot;);&quot;other&quot;;IF(EXACT([.N3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6];&quot;Efectivo&quot;);EXACT([.N36];&quot;Cuenta por cobrar&quot;);EXACT([.N36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14-0203</text:p>
                    </table:table-cell>
                    <table:table-cell table:style-name="Datos" table:formula="of:=IF(AND(REPLACE([.A37];5;1;&quot;&quot;)&gt;REPLACE([.A36];5;1;&quot;&quot;);REPLACE([.A37];5;1;&quot;&quot;)&lt;REPLACE([.A38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TEF por acreditar EUR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37];1);[.$C37];&quot;&quot;)">
                      <text:p/>
                    </table:table-cell>
                    <table:table-cell table:style-name="Nivel7" table:formula="of:=IF(EXACT([.E37];1);[.$C37];&quot;&quot;)">
                      <text:p/>
                    </table:table-cell>
                    <table:table-cell table:style-name="Nivel7" table:formula="of:=IF(EXACT([.F37];1);[.$C37];&quot;&quot;)">
                      <text:p/>
                    </table:table-cell>
                    <table:table-cell table:style-name="Nivel7" table:formula="of:=IF(EXACT([.G37];1);[.$C37];&quot;&quot;)">
                      <text:p/>
                    </table:table-cell>
                    <table:table-cell table:style-name="Datos" office:value-type="string">
                      <text:p>TEF</text:p>
                    </table:table-cell>
                    <table:table-cell table:style-name="Datos" table:formula="of:=[.C36]" office:value-type="string" office:string-value="TEF por acreditar USD">
                      <text:p>TEF por acreditar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37];&quot;Vista&quot;);&quot;view&quot;;IF(EXACT([.N37];&quot;Efectivo&quot;);&quot;other&quot;;IF(EXACT([.N37];&quot;Activo&quot;);&quot;other&quot;;IF(EXACT([.N37];&quot;Cuenta por cobrar&quot;);&quot;receivable&quot;;IF(EXACT([.N37];&quot;Cuenta por pagar&quot;);&quot;payable&quot;;IF(EXACT([.N37];&quot;Ingreso&quot;);&quot;other&quot;;IF(EXACT([.N37];&quot;Gasto&quot;);&quot;other&quot;;IF(EXACT([.N37];&quot;Patrimonio&quot;);&quot;other&quot;;IF(EXACT([.N37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37];&quot;Efectivo&quot;);EXACT([.N37];&quot;Cuenta por cobrar&quot;);EXACT([.N37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1114-0300</text:p>
                  </table:table-cell>
                  <table:table-cell table:style-name="Datos" table:formula="of:=IF(AND(REPLACE([.A38];5;1;&quot;&quot;)&gt;REPLACE([.A37];5;1;&quot;&quot;);REPLACE([.A38];5;1;&quot;&quot;)&lt;REPLACE([.A39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Fondos en tránsito de PayPal a Bancos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38];1);[.$C38];&quot;&quot;)" office:value-type="string" office:string-value="Fondos en tránsito de PayPal a Bancos">
                    <text:p>Fondos en tránsito de PayPal a Bancos</text:p>
                  </table:table-cell>
                  <table:table-cell table:style-name="Nivel6" table:formula="of:=IF(EXACT([.E38];1);[.$C38];&quot;&quot;)">
                    <text:p/>
                  </table:table-cell>
                  <table:table-cell table:style-name="Nivel6" table:formula="of:=IF(EXACT([.F38];1);[.$C38];&quot;&quot;)">
                    <text:p/>
                  </table:table-cell>
                  <table:table-cell table:style-name="Nivel6" table:formula="of:=IF(EXACT([.G38];1);[.$C38];&quot;&quot;)">
                    <text:p/>
                  </table:table-cell>
                  <table:table-cell table:style-name="Datos" office:value-type="string">
                    <text:p>PayPal</text:p>
                  </table:table-cell>
                  <table:table-cell table:style-name="Datos" table:formula="of:=[.C26]" office:value-type="string" office:string-value="Fondos en tránsito">
                    <text:p>Fondos en tránsito</text:p>
                  </table:table-cell>
                  <table:table-cell table:style-name="Datos" office:value-type="string">
                    <text:p>Efe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38];&quot;Vista&quot;);&quot;view&quot;;IF(EXACT([.N38];&quot;Efectivo&quot;);&quot;other&quot;;IF(EXACT([.N38];&quot;Activo&quot;);&quot;other&quot;;IF(EXACT([.N38];&quot;Cuenta por cobrar&quot;);&quot;receivable&quot;;IF(EXACT([.N38];&quot;Cuenta por pagar&quot;);&quot;payable&quot;;IF(EXACT([.N38];&quot;Ingreso&quot;);&quot;other&quot;;IF(EXACT([.N38];&quot;Gasto&quot;);&quot;other&quot;;IF(EXACT([.N38];&quot;Patrimonio&quot;);&quot;other&quot;;IF(EXACT([.N3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38];&quot;Efectivo&quot;);EXACT([.N38];&quot;Cuenta por cobrar&quot;);EXACT([.N38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115-0000</text:p>
                </table:table-cell>
                <table:table-cell table:style-name="Datos" table:formula="of:=IF(AND(REPLACE([.A39];5;1;&quot;&quot;)&gt;REPLACE([.A38];5;1;&quot;&quot;);REPLACE([.A39];5;1;&quot;&quot;)&lt;REPLACE([.A40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nversiones a la vista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39];1);[.$C39];&quot;&quot;)">
                  <text:p/>
                </table:table-cell>
                <table:table-cell table:style-name="Nivel5" table:formula="of:=IF(EXACT([.E39];1);[.$C39];&quot;&quot;)">
                  <text:p/>
                </table:table-cell>
                <table:table-cell table:style-name="Nivel5" table:formula="of:=IF(EXACT([.F39];1);[.$C39];&quot;&quot;)">
                  <text:p/>
                </table:table-cell>
                <table:table-cell table:style-name="Nivel5" table:formula="of:=IF(EXACT([.G39];1);[.$C39];&quot;&quot;)">
                  <text:p/>
                </table:table-cell>
                <table:table-cell table:style-name="Datos" office:value-type="string">
                  <text:p>Inv-Vis</text:p>
                </table:table-cell>
                <table:table-cell table:style-name="Datos" table:formula="of:=[.C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39];&quot;Vista&quot;);&quot;view&quot;;IF(EXACT([.N39];&quot;Efectivo&quot;);&quot;other&quot;;IF(EXACT([.N39];&quot;Activo&quot;);&quot;other&quot;;IF(EXACT([.N39];&quot;Cuenta por cobrar&quot;);&quot;receivable&quot;;IF(EXACT([.N39];&quot;Cuenta por pagar&quot;);&quot;payable&quot;;IF(EXACT([.N39];&quot;Ingreso&quot;);&quot;other&quot;;IF(EXACT([.N39];&quot;Gasto&quot;);&quot;other&quot;;IF(EXACT([.N39];&quot;Patrimonio&quot;);&quot;other&quot;;IF(EXACT([.N3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39];&quot;Efectivo&quot;);EXACT([.N39];&quot;Cuenta por cobrar&quot;);EXACT([.N39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15-0100</text:p>
                  </table:table-cell>
                  <table:table-cell table:style-name="Datos" table:formula="of:=IF(AND(REPLACE([.A40];5;1;&quot;&quot;)&gt;REPLACE([.A39];5;1;&quot;&quot;);REPLACE([.A40];5;1;&quot;&quot;)&lt;REPLACE([.A41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a la vista CRC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40];1);[.$C40];&quot;&quot;)">
                    <text:p/>
                  </table:table-cell>
                  <table:table-cell table:style-name="Nivel6" table:formula="of:=IF(EXACT([.E40];1);[.$C40];&quot;&quot;)">
                    <text:p/>
                  </table:table-cell>
                  <table:table-cell table:style-name="Nivel6" table:formula="of:=IF(EXACT([.F40];1);[.$C40];&quot;&quot;)">
                    <text:p/>
                  </table:table-cell>
                  <table:table-cell table:style-name="Nivel6" table:formula="of:=IF(EXACT([.G40];1);[.$C40];&quot;&quot;)">
                    <text:p/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C39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40];&quot;Vista&quot;);&quot;view&quot;;IF(EXACT([.N40];&quot;Efectivo&quot;);&quot;other&quot;;IF(EXACT([.N40];&quot;Activo&quot;);&quot;other&quot;;IF(EXACT([.N40];&quot;Cuenta por cobrar&quot;);&quot;receivable&quot;;IF(EXACT([.N40];&quot;Cuenta por pagar&quot;);&quot;payable&quot;;IF(EXACT([.N40];&quot;Ingreso&quot;);&quot;other&quot;;IF(EXACT([.N40];&quot;Gasto&quot;);&quot;other&quot;;IF(EXACT([.N40];&quot;Patrimonio&quot;);&quot;other&quot;;IF(EXACT([.N40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40];&quot;Efectivo&quot;);EXACT([.N40];&quot;Cuenta por cobrar&quot;);EXACT([.N40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15-0200</text:p>
                  </table:table-cell>
                  <table:table-cell table:style-name="Datos" table:formula="of:=IF(AND(REPLACE([.A41];5;1;&quot;&quot;)&gt;REPLACE([.A40];5;1;&quot;&quot;);REPLACE([.A41];5;1;&quot;&quot;)&lt;REPLACE([.A4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a la vista USD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41];1);[.$C41];&quot;&quot;)">
                    <text:p/>
                  </table:table-cell>
                  <table:table-cell table:style-name="Nivel6" table:formula="of:=IF(EXACT([.E41];1);[.$C41];&quot;&quot;)">
                    <text:p/>
                  </table:table-cell>
                  <table:table-cell table:style-name="Nivel6" table:formula="of:=IF(EXACT([.F41];1);[.$C41];&quot;&quot;)">
                    <text:p/>
                  </table:table-cell>
                  <table:table-cell table:style-name="Nivel6" table:formula="of:=IF(EXACT([.G41];1);[.$C41];&quot;&quot;)">
                    <text:p/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C39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41];&quot;Vista&quot;);&quot;view&quot;;IF(EXACT([.N41];&quot;Efectivo&quot;);&quot;other&quot;;IF(EXACT([.N41];&quot;Activo&quot;);&quot;other&quot;;IF(EXACT([.N41];&quot;Cuenta por cobrar&quot;);&quot;receivable&quot;;IF(EXACT([.N41];&quot;Cuenta por pagar&quot;);&quot;payable&quot;;IF(EXACT([.N41];&quot;Ingreso&quot;);&quot;other&quot;;IF(EXACT([.N41];&quot;Gasto&quot;);&quot;other&quot;;IF(EXACT([.N41];&quot;Patrimonio&quot;);&quot;other&quot;;IF(EXACT([.N4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41];&quot;Efectivo&quot;);EXACT([.N41];&quot;Cuenta por cobrar&quot;);EXACT([.N4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15-0300</text:p>
                  </table:table-cell>
                  <table:table-cell table:style-name="Datos" table:formula="of:=IF(AND(REPLACE([.A42];5;1;&quot;&quot;)&gt;REPLACE([.A41];5;1;&quot;&quot;);REPLACE([.A42];5;1;&quot;&quot;)&lt;REPLACE([.A43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a la vista EU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42];1);[.$C42];&quot;&quot;)">
                    <text:p/>
                  </table:table-cell>
                  <table:table-cell table:style-name="Nivel6" table:formula="of:=IF(EXACT([.E42];1);[.$C42];&quot;&quot;)">
                    <text:p/>
                  </table:table-cell>
                  <table:table-cell table:style-name="Nivel6" table:formula="of:=IF(EXACT([.F42];1);[.$C42];&quot;&quot;)">
                    <text:p/>
                  </table:table-cell>
                  <table:table-cell table:style-name="Nivel6" table:formula="of:=IF(EXACT([.G42];1);[.$C42];&quot;&quot;)">
                    <text:p/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C39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N42];&quot;Vista&quot;);&quot;view&quot;;IF(EXACT([.N42];&quot;Efectivo&quot;);&quot;other&quot;;IF(EXACT([.N42];&quot;Activo&quot;);&quot;other&quot;;IF(EXACT([.N42];&quot;Cuenta por cobrar&quot;);&quot;receivable&quot;;IF(EXACT([.N42];&quot;Cuenta por pagar&quot;);&quot;payable&quot;;IF(EXACT([.N42];&quot;Ingreso&quot;);&quot;other&quot;;IF(EXACT([.N42];&quot;Gasto&quot;);&quot;other&quot;;IF(EXACT([.N42];&quot;Patrimonio&quot;);&quot;other&quot;;IF(EXACT([.N42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42];&quot;Efectivo&quot;);EXACT([.N42];&quot;Cuenta por cobrar&quot;);EXACT([.N42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1120-0000</text:p>
              </table:table-cell>
              <table:table-cell table:style-name="Datos" table:formula="of:=IF(AND(REPLACE([.A43];5;1;&quot;&quot;)&gt;REPLACE([.A42];5;1;&quot;&quot;);REPLACE([.A43];5;1;&quot;&quot;)&lt;REPLACE([.A4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tivo circulante exigible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43];1);[.$C43];&quot;&quot;)" office:value-type="string" office:string-value="Activo circulante exigible">
                <text:p>Activo circulante exigible</text:p>
              </table:table-cell>
              <table:table-cell table:style-name="Nivel4" table:formula="of:=IF(EXACT([.E43];1);[.$C43];&quot;&quot;)" office:value-type="string" office:string-value="Activo circulante exigible">
                <text:p>Activo circulante exigible</text:p>
              </table:table-cell>
              <table:table-cell table:style-name="Nivel4" table:formula="of:=IF(EXACT([.F43];1);[.$C43];&quot;&quot;)" office:value-type="string" office:string-value="Activo circulante exigible">
                <text:p>Activo circulante exigible</text:p>
              </table:table-cell>
              <table:table-cell table:style-name="Nivel4" table:formula="of:=IF(EXACT([.G43];1);[.$C43];&quot;&quot;)" office:value-type="string" office:string-value="Activo circulante exigible">
                <text:p>Activo circulante exigible</text:p>
              </table:table-cell>
              <table:table-cell table:style-name="Datos" office:value-type="string">
                <text:p>Exi</text:p>
              </table:table-cell>
              <table:table-cell table:style-name="Datos" table:formula="of:=[.C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43];&quot;Vista&quot;);&quot;view&quot;;IF(EXACT([.N43];&quot;Efectivo&quot;);&quot;other&quot;;IF(EXACT([.N43];&quot;Activo&quot;);&quot;other&quot;;IF(EXACT([.N43];&quot;Cuenta por cobrar&quot;);&quot;receivable&quot;;IF(EXACT([.N43];&quot;Cuenta por pagar&quot;);&quot;payable&quot;;IF(EXACT([.N43];&quot;Ingreso&quot;);&quot;other&quot;;IF(EXACT([.N43];&quot;Gasto&quot;);&quot;other&quot;;IF(EXACT([.N43];&quot;Patrimonio&quot;);&quot;other&quot;;IF(EXACT([.N43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43];&quot;Efectivo&quot;);EXACT([.N43];&quot;Cuenta por cobrar&quot;);EXACT([.N4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121-0000</text:p>
                </table:table-cell>
                <table:table-cell table:style-name="Datos" table:formula="of:=IF(AND(REPLACE([.A44];5;1;&quot;&quot;)&gt;REPLACE([.A43];5;1;&quot;&quot;);REPLACE([.A44];5;1;&quot;&quot;)&lt;REPLACE([.A4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cobrar comerciales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44];1);[.$C44];&quot;&quot;)">
                  <text:p/>
                </table:table-cell>
                <table:table-cell table:style-name="Nivel5" table:formula="of:=IF(EXACT([.E44];1);[.$C44];&quot;&quot;)" office:value-type="string" office:string-value="Cuentas por cobrar comerciales">
                  <text:p>Cuentas por cobrar comerciales</text:p>
                </table:table-cell>
                <table:table-cell table:style-name="Nivel5" table:formula="of:=IF(EXACT([.F44];1);[.$C44];&quot;&quot;)" office:value-type="string" office:string-value="Cuentas por cobrar comerciales">
                  <text:p>Cuentas por cobrar comerciales</text:p>
                </table:table-cell>
                <table:table-cell table:style-name="Nivel5" table:formula="of:=IF(EXACT([.G44];1);[.$C44];&quot;&quot;)" office:value-type="string" office:string-value="Cuentas por cobrar comerciales">
                  <text:p>Cuentas por cobrar comerciales</text:p>
                </table:table-cell>
                <table:table-cell table:style-name="Datos" office:value-type="string">
                  <text:p>CxC-Com</text:p>
                </table:table-cell>
                <table:table-cell table:style-name="Datos" table:formula="of:=[.C43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44];&quot;Vista&quot;);&quot;view&quot;;IF(EXACT([.N44];&quot;Efectivo&quot;);&quot;other&quot;;IF(EXACT([.N44];&quot;Activo&quot;);&quot;other&quot;;IF(EXACT([.N44];&quot;Cuenta por cobrar&quot;);&quot;receivable&quot;;IF(EXACT([.N44];&quot;Cuenta por pagar&quot;);&quot;payable&quot;;IF(EXACT([.N44];&quot;Ingreso&quot;);&quot;other&quot;;IF(EXACT([.N44];&quot;Gasto&quot;);&quot;other&quot;;IF(EXACT([.N44];&quot;Patrimonio&quot;);&quot;other&quot;;IF(EXACT([.N4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44];&quot;Efectivo&quot;);EXACT([.N44];&quot;Cuenta por cobrar&quot;);EXACT([.N4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21-0100</text:p>
                  </table:table-cell>
                  <table:table-cell table:style-name="Datos" table:formula="of:=IF(AND(REPLACE([.A45];5;1;&quot;&quot;)&gt;REPLACE([.A44];5;1;&quot;&quot;);REPLACE([.A45];5;1;&quot;&quot;)&lt;REPLACE([.A4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cobrar comerciales CRC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45];1);[.$C45];&quot;&quot;)">
                    <text:p/>
                  </table:table-cell>
                  <table:table-cell table:style-name="Nivel6" table:formula="of:=IF(EXACT([.E45];1);[.$C45];&quot;&quot;)" office:value-type="string" office:string-value="Cuentas por cobrar comerciales CRC">
                    <text:p>Cuentas por cobrar comerciales CRC</text:p>
                  </table:table-cell>
                  <table:table-cell table:style-name="Nivel6" table:formula="of:=IF(EXACT([.F45];1);[.$C45];&quot;&quot;)" office:value-type="string" office:string-value="Cuentas por cobrar comerciales CRC">
                    <text:p>Cuentas por cobrar comerciales CRC</text:p>
                  </table:table-cell>
                  <table:table-cell table:style-name="Nivel6" table:formula="of:=IF(EXACT([.G45];1);[.$C45];&quot;&quot;)" office:value-type="string" office:string-value="Cuentas por cobrar comerciales CRC">
                    <text:p>Cuentas por cobrar comerciales CRC</text:p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C44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45];&quot;Vista&quot;);&quot;view&quot;;IF(EXACT([.N45];&quot;Efectivo&quot;);&quot;other&quot;;IF(EXACT([.N45];&quot;Activo&quot;);&quot;other&quot;;IF(EXACT([.N45];&quot;Cuenta por cobrar&quot;);&quot;receivable&quot;;IF(EXACT([.N45];&quot;Cuenta por pagar&quot;);&quot;payable&quot;;IF(EXACT([.N45];&quot;Ingreso&quot;);&quot;other&quot;;IF(EXACT([.N45];&quot;Gasto&quot;);&quot;other&quot;;IF(EXACT([.N45];&quot;Patrimonio&quot;);&quot;other&quot;;IF(EXACT([.N45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45];&quot;Efectivo&quot;);EXACT([.N45];&quot;Cuenta por cobrar&quot;);EXACT([.N45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21-0200</text:p>
                  </table:table-cell>
                  <table:table-cell table:style-name="Datos" table:formula="of:=IF(AND(REPLACE([.A46];5;1;&quot;&quot;)&gt;REPLACE([.A45];5;1;&quot;&quot;);REPLACE([.A46];5;1;&quot;&quot;)&lt;REPLACE([.A47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cobrar comerciales USD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46];1);[.$C46];&quot;&quot;)">
                    <text:p/>
                  </table:table-cell>
                  <table:table-cell table:style-name="Nivel6" table:formula="of:=IF(EXACT([.E46];1);[.$C46];&quot;&quot;)" office:value-type="string" office:string-value="Cuentas por cobrar comerciales USD">
                    <text:p>Cuentas por cobrar comerciales USD</text:p>
                  </table:table-cell>
                  <table:table-cell table:style-name="Nivel6" table:formula="of:=IF(EXACT([.F46];1);[.$C46];&quot;&quot;)" office:value-type="string" office:string-value="Cuentas por cobrar comerciales USD">
                    <text:p>Cuentas por cobrar comerciales USD</text:p>
                  </table:table-cell>
                  <table:table-cell table:style-name="Nivel6" table:formula="of:=IF(EXACT([.G46];1);[.$C46];&quot;&quot;)" office:value-type="string" office:string-value="Cuentas por cobrar comerciales USD">
                    <text:p>Cuentas por cobrar comerciales USD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C44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46];&quot;Vista&quot;);&quot;view&quot;;IF(EXACT([.N46];&quot;Efectivo&quot;);&quot;other&quot;;IF(EXACT([.N46];&quot;Activo&quot;);&quot;other&quot;;IF(EXACT([.N46];&quot;Cuenta por cobrar&quot;);&quot;receivable&quot;;IF(EXACT([.N46];&quot;Cuenta por pagar&quot;);&quot;payable&quot;;IF(EXACT([.N46];&quot;Ingreso&quot;);&quot;other&quot;;IF(EXACT([.N46];&quot;Gasto&quot;);&quot;other&quot;;IF(EXACT([.N46];&quot;Patrimonio&quot;);&quot;other&quot;;IF(EXACT([.N46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46];&quot;Efectivo&quot;);EXACT([.N46];&quot;Cuenta por cobrar&quot;);EXACT([.N46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21-0300</text:p>
                  </table:table-cell>
                  <table:table-cell table:style-name="Datos" table:formula="of:=IF(AND(REPLACE([.A47];5;1;&quot;&quot;)&gt;REPLACE([.A46];5;1;&quot;&quot;);REPLACE([.A47];5;1;&quot;&quot;)&lt;REPLACE([.A4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cobrar comerciales EU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47];1);[.$C47];&quot;&quot;)">
                    <text:p/>
                  </table:table-cell>
                  <table:table-cell table:style-name="Nivel6" table:formula="of:=IF(EXACT([.E47];1);[.$C47];&quot;&quot;)">
                    <text:p/>
                  </table:table-cell>
                  <table:table-cell table:style-name="Nivel6" table:formula="of:=IF(EXACT([.F47];1);[.$C47];&quot;&quot;)">
                    <text:p/>
                  </table:table-cell>
                  <table:table-cell table:style-name="Nivel6" table:formula="of:=IF(EXACT([.G47];1);[.$C47];&quot;&quot;)">
                    <text:p/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C44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N47];&quot;Vista&quot;);&quot;view&quot;;IF(EXACT([.N47];&quot;Efectivo&quot;);&quot;other&quot;;IF(EXACT([.N47];&quot;Activo&quot;);&quot;other&quot;;IF(EXACT([.N47];&quot;Cuenta por cobrar&quot;);&quot;receivable&quot;;IF(EXACT([.N47];&quot;Cuenta por pagar&quot;);&quot;payable&quot;;IF(EXACT([.N47];&quot;Ingreso&quot;);&quot;other&quot;;IF(EXACT([.N47];&quot;Gasto&quot;);&quot;other&quot;;IF(EXACT([.N47];&quot;Patrimonio&quot;);&quot;other&quot;;IF(EXACT([.N47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47];&quot;Efectivo&quot;);EXACT([.N47];&quot;Cuenta por cobrar&quot;);EXACT([.N47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122-0000</text:p>
                </table:table-cell>
                <table:table-cell table:style-name="Datos" table:formula="of:=IF(AND(REPLACE([.A48];5;1;&quot;&quot;)&gt;REPLACE([.A47];5;1;&quot;&quot;);REPLACE([.A48];5;1;&quot;&quot;)&lt;REPLACE([.A4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cobrar a compañías relacionadas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48];1);[.$C48];&quot;&quot;)" office:value-type="string" office:string-value="Cuentas por cobrar a compañías relacionadas">
                  <text:p>Cuentas por cobrar a compañías relacionadas</text:p>
                </table:table-cell>
                <table:table-cell table:style-name="Nivel5" table:formula="of:=IF(EXACT([.E48];1);[.$C48];&quot;&quot;)" office:value-type="string" office:string-value="Cuentas por cobrar a compañías relacionadas">
                  <text:p>Cuentas por cobrar a compañías relacionadas</text:p>
                </table:table-cell>
                <table:table-cell table:style-name="Nivel5" table:formula="of:=IF(EXACT([.F48];1);[.$C48];&quot;&quot;)" office:value-type="string" office:string-value="Cuentas por cobrar a compañías relacionadas">
                  <text:p>Cuentas por cobrar a compañías relacionadas</text:p>
                </table:table-cell>
                <table:table-cell table:style-name="Nivel5" table:formula="of:=IF(EXACT([.G48];1);[.$C48];&quot;&quot;)" office:value-type="string" office:string-value="Cuentas por cobrar a compañías relacionadas">
                  <text:p>Cuentas por cobrar a compañías relacionadas</text:p>
                </table:table-cell>
                <table:table-cell table:style-name="Datos" office:value-type="string">
                  <text:p>CxC-Rel</text:p>
                </table:table-cell>
                <table:table-cell table:style-name="Datos" table:formula="of:=[.C43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48];&quot;Vista&quot;);&quot;view&quot;;IF(EXACT([.N48];&quot;Efectivo&quot;);&quot;other&quot;;IF(EXACT([.N48];&quot;Activo&quot;);&quot;other&quot;;IF(EXACT([.N48];&quot;Cuenta por cobrar&quot;);&quot;receivable&quot;;IF(EXACT([.N48];&quot;Cuenta por pagar&quot;);&quot;payable&quot;;IF(EXACT([.N48];&quot;Ingreso&quot;);&quot;other&quot;;IF(EXACT([.N48];&quot;Gasto&quot;);&quot;other&quot;;IF(EXACT([.N48];&quot;Patrimonio&quot;);&quot;other&quot;;IF(EXACT([.N4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48];&quot;Efectivo&quot;);EXACT([.N48];&quot;Cuenta por cobrar&quot;);EXACT([.N48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22-0100</text:p>
                  </table:table-cell>
                  <table:table-cell table:style-name="Datos" table:formula="of:=IF(AND(REPLACE([.A49];5;1;&quot;&quot;)&gt;REPLACE([.A48];5;1;&quot;&quot;);REPLACE([.A49];5;1;&quot;&quot;)&lt;REPLACE([.A5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cobrar a compañías administradoras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49];1);[.$C49];&quot;&quot;)">
                    <text:p/>
                  </table:table-cell>
                  <table:table-cell table:style-name="Nivel6" table:formula="of:=IF(EXACT([.E49];1);[.$C49];&quot;&quot;)" office:value-type="string" office:string-value="Cuentas por cobrar a compañías administradoras">
                    <text:p>Cuentas por cobrar a compañías administradoras</text:p>
                  </table:table-cell>
                  <table:table-cell table:style-name="Nivel6" table:formula="of:=IF(EXACT([.F49];1);[.$C49];&quot;&quot;)" office:value-type="string" office:string-value="Cuentas por cobrar a compañías administradoras">
                    <text:p>Cuentas por cobrar a compañías administradoras</text:p>
                  </table:table-cell>
                  <table:table-cell table:style-name="Nivel6" table:formula="of:=IF(EXACT([.G49];1);[.$C49];&quot;&quot;)" office:value-type="string" office:string-value="Cuentas por cobrar a compañías administradoras">
                    <text:p>Cuentas por cobrar a compañías administradoras</text:p>
                  </table:table-cell>
                  <table:table-cell table:style-name="Datos" office:value-type="string">
                    <text:p>Adm</text:p>
                  </table:table-cell>
                  <table:table-cell table:style-name="Datos" table:formula="of:=[.C48]" office:value-type="string" office:string-value="Cuentas por cobrar a compañías relacionadas">
                    <text:p>Cuentas por cobr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49];&quot;Vista&quot;);&quot;view&quot;;IF(EXACT([.N49];&quot;Efectivo&quot;);&quot;other&quot;;IF(EXACT([.N49];&quot;Activo&quot;);&quot;other&quot;;IF(EXACT([.N49];&quot;Cuenta por cobrar&quot;);&quot;receivable&quot;;IF(EXACT([.N49];&quot;Cuenta por pagar&quot;);&quot;payable&quot;;IF(EXACT([.N49];&quot;Ingreso&quot;);&quot;other&quot;;IF(EXACT([.N49];&quot;Gasto&quot;);&quot;other&quot;;IF(EXACT([.N49];&quot;Patrimonio&quot;);&quot;other&quot;;IF(EXACT([.N4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49];&quot;Efectivo&quot;);EXACT([.N49];&quot;Cuenta por cobrar&quot;);EXACT([.N4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22-0101</text:p>
                    </table:table-cell>
                    <table:table-cell table:style-name="Datos" table:formula="of:=IF(AND(REPLACE([.A50];5;1;&quot;&quot;)&gt;REPLACE([.A49];5;1;&quot;&quot;);REPLACE([.A50];5;1;&quot;&quot;)&lt;REPLACE([.A51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cobrar a ClearCorp S.A.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50];1);[.$C50];&quot;&quot;)">
                      <text:p/>
                    </table:table-cell>
                    <table:table-cell table:style-name="Nivel7" table:formula="of:=IF(EXACT([.E50];1);[.$C50];&quot;&quot;)" office:value-type="string" office:string-value="Cuentas por cobrar a ClearCorp S.A.">
                      <text:p>Cuentas por cobrar a ClearCorp S.A.</text:p>
                    </table:table-cell>
                    <table:table-cell table:style-name="Nivel7" table:formula="of:=IF(EXACT([.F50];1);[.$C50];&quot;&quot;)" office:value-type="string" office:string-value="Cuentas por cobrar a ClearCorp S.A.">
                      <text:p>Cuentas por cobrar a ClearCorp S.A.</text:p>
                    </table:table-cell>
                    <table:table-cell table:style-name="Nivel7" table:formula="of:=IF(EXACT([.G50];1);[.$C50];&quot;&quot;)" office:value-type="string" office:string-value="Cuentas por cobrar a ClearCorp S.A.">
                      <text:p>Cuentas por cobrar a ClearCorp S.A.</text:p>
                    </table:table-cell>
                    <table:table-cell table:style-name="Datos" office:value-type="string">
                      <text:p>Ccorp</text:p>
                    </table:table-cell>
                    <table:table-cell table:style-name="Datos" table:formula="of:=[.C49]" office:value-type="string" office:string-value="Cuentas por cobrar a compañías administradoras">
                      <text:p>Cuentas por cobrar a compañías administradoras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50];&quot;Vista&quot;);&quot;view&quot;;IF(EXACT([.N50];&quot;Efectivo&quot;);&quot;other&quot;;IF(EXACT([.N50];&quot;Activo&quot;);&quot;other&quot;;IF(EXACT([.N50];&quot;Cuenta por cobrar&quot;);&quot;receivable&quot;;IF(EXACT([.N50];&quot;Cuenta por pagar&quot;);&quot;payable&quot;;IF(EXACT([.N50];&quot;Ingreso&quot;);&quot;other&quot;;IF(EXACT([.N50];&quot;Gasto&quot;);&quot;other&quot;;IF(EXACT([.N50];&quot;Patrimonio&quot;);&quot;other&quot;;IF(EXACT([.N50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N50];&quot;Efectivo&quot;);EXACT([.N50];&quot;Cuenta por cobrar&quot;);EXACT([.N50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1122-0200</text:p>
                  </table:table-cell>
                  <table:table-cell table:style-name="Datos" table:formula="of:=IF(AND(REPLACE([.A51];5;1;&quot;&quot;)&gt;REPLACE([.A50];5;1;&quot;&quot;);REPLACE([.A51];5;1;&quot;&quot;)&lt;REPLACE([.A5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cobrar a compañías del grupo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51];1);[.$C51];&quot;&quot;)" office:value-type="string" office:string-value="Cuentas por cobrar a compañías del grupo">
                    <text:p>Cuentas por cobrar a compañías del grupo</text:p>
                  </table:table-cell>
                  <table:table-cell table:style-name="Nivel6" table:formula="of:=IF(EXACT([.E51];1);[.$C51];&quot;&quot;)" office:value-type="string" office:string-value="Cuentas por cobrar a compañías del grupo">
                    <text:p>Cuentas por cobrar a compañías del grupo</text:p>
                  </table:table-cell>
                  <table:table-cell table:style-name="Nivel6" table:formula="of:=IF(EXACT([.F51];1);[.$C51];&quot;&quot;)" office:value-type="string" office:string-value="Cuentas por cobrar a compañías del grupo">
                    <text:p>Cuentas por cobrar a compañías del grupo</text:p>
                  </table:table-cell>
                  <table:table-cell table:style-name="Nivel6" table:formula="of:=IF(EXACT([.G51];1);[.$C51];&quot;&quot;)" office:value-type="string" office:string-value="Cuentas por cobrar a compañías del grupo">
                    <text:p>Cuentas por cobrar a compañías del grupo</text:p>
                  </table:table-cell>
                  <table:table-cell table:style-name="Datos" office:value-type="string">
                    <text:p>Gru</text:p>
                  </table:table-cell>
                  <table:table-cell table:style-name="Datos" table:formula="of:=[.C48]" office:value-type="string" office:string-value="Cuentas por cobrar a compañías relacionadas">
                    <text:p>Cuentas por cobr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51];&quot;Vista&quot;);&quot;view&quot;;IF(EXACT([.N51];&quot;Efectivo&quot;);&quot;other&quot;;IF(EXACT([.N51];&quot;Activo&quot;);&quot;other&quot;;IF(EXACT([.N51];&quot;Cuenta por cobrar&quot;);&quot;receivable&quot;;IF(EXACT([.N51];&quot;Cuenta por pagar&quot;);&quot;payable&quot;;IF(EXACT([.N51];&quot;Ingreso&quot;);&quot;other&quot;;IF(EXACT([.N51];&quot;Gasto&quot;);&quot;other&quot;;IF(EXACT([.N51];&quot;Patrimonio&quot;);&quot;other&quot;;IF(EXACT([.N5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51];&quot;Efectivo&quot;);EXACT([.N51];&quot;Cuenta por cobrar&quot;);EXACT([.N5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1122-0201</text:p>
                    </table:table-cell>
                    <table:table-cell table:style-name="Datos" table:formula="of:=IF(AND(REPLACE([.A52];5;1;&quot;&quot;)&gt;REPLACE([.A51];5;1;&quot;&quot;);REPLACE([.A52];5;1;&quot;&quot;)&lt;REPLACE([.A5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 cobrar a ClearSoft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52];1);[.$C52];&quot;&quot;)" office:value-type="string" office:string-value="Cuentas po cobrar a ClearSoft S.A.">
                      <text:p>Cuentas po cobrar a ClearSoft S.A.</text:p>
                    </table:table-cell>
                    <table:table-cell table:style-name="Nivel7" table:formula="of:=IF(EXACT([.E52];1);[.$C52];&quot;&quot;)">
                      <text:p/>
                    </table:table-cell>
                    <table:table-cell table:style-name="Nivel7" table:formula="of:=IF(EXACT([.F52];1);[.$C52];&quot;&quot;)" office:value-type="string" office:string-value="Cuentas po cobrar a ClearSoft S.A.">
                      <text:p>Cuentas po cobrar a ClearSoft S.A.</text:p>
                    </table:table-cell>
                    <table:table-cell table:style-name="Nivel7" table:formula="of:=IF(EXACT([.G52];1);[.$C52];&quot;&quot;)" office:value-type="string" office:string-value="Cuentas po cobrar a ClearSoft S.A.">
                      <text:p>Cuentas po cobrar a ClearSoft S.A.</text:p>
                    </table:table-cell>
                    <table:table-cell table:style-name="Datos" office:value-type="string">
                      <text:p>Csoft</text:p>
                    </table:table-cell>
                    <table:table-cell table:style-name="Datos" table:formula="of:=[.C51]" office:value-type="string" office:string-value="Cuentas por cobrar a compañías del grupo">
                      <text:p>Cuentas por cobrar a compañías del grupo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52];&quot;Vista&quot;);&quot;view&quot;;IF(EXACT([.N52];&quot;Efectivo&quot;);&quot;other&quot;;IF(EXACT([.N52];&quot;Activo&quot;);&quot;other&quot;;IF(EXACT([.N52];&quot;Cuenta por cobrar&quot;);&quot;receivable&quot;;IF(EXACT([.N52];&quot;Cuenta por pagar&quot;);&quot;payable&quot;;IF(EXACT([.N52];&quot;Ingreso&quot;);&quot;other&quot;;IF(EXACT([.N52];&quot;Gasto&quot;);&quot;other&quot;;IF(EXACT([.N52];&quot;Patrimonio&quot;);&quot;other&quot;;IF(EXACT([.N52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N52];&quot;Efectivo&quot;);EXACT([.N52];&quot;Cuenta por cobrar&quot;);EXACT([.N5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22-0202</text:p>
                    </table:table-cell>
                    <table:table-cell table:style-name="Datos" table:formula="of:=IF(AND(REPLACE([.A53];5;1;&quot;&quot;)&gt;REPLACE([.A52];5;1;&quot;&quot;);REPLACE([.A53];5;1;&quot;&quot;)&lt;REPLACE([.A54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cobrar a ClearCore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53];1);[.$C53];&quot;&quot;)" office:value-type="string" office:string-value="Cuentas por cobrar a ClearCore S.A.">
                      <text:p>Cuentas por cobrar a ClearCore S.A.</text:p>
                    </table:table-cell>
                    <table:table-cell table:style-name="Nivel7" table:formula="of:=IF(EXACT([.E53];1);[.$C53];&quot;&quot;)" office:value-type="string" office:string-value="Cuentas por cobrar a ClearCore S.A.">
                      <text:p>Cuentas por cobrar a ClearCore S.A.</text:p>
                    </table:table-cell>
                    <table:table-cell table:style-name="Nivel7" table:formula="of:=IF(EXACT([.F53];1);[.$C53];&quot;&quot;)">
                      <text:p/>
                    </table:table-cell>
                    <table:table-cell table:style-name="Nivel7" table:formula="of:=IF(EXACT([.G53];1);[.$C53];&quot;&quot;)" office:value-type="string" office:string-value="Cuentas por cobrar a ClearCore S.A.">
                      <text:p>Cuentas por cobrar a ClearCore S.A.</text:p>
                    </table:table-cell>
                    <table:table-cell table:style-name="Datos" office:value-type="string">
                      <text:p>CCore</text:p>
                    </table:table-cell>
                    <table:table-cell table:style-name="Datos" table:formula="of:=[.C51]" office:value-type="string" office:string-value="Cuentas por cobrar a compañías del grupo">
                      <text:p>Cuentas por cobrar a compañías del grupo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53];&quot;Vista&quot;);&quot;view&quot;;IF(EXACT([.N53];&quot;Efectivo&quot;);&quot;other&quot;;IF(EXACT([.N53];&quot;Activo&quot;);&quot;other&quot;;IF(EXACT([.N53];&quot;Cuenta por cobrar&quot;);&quot;receivable&quot;;IF(EXACT([.N53];&quot;Cuenta por pagar&quot;);&quot;payable&quot;;IF(EXACT([.N53];&quot;Ingreso&quot;);&quot;other&quot;;IF(EXACT([.N53];&quot;Gasto&quot;);&quot;other&quot;;IF(EXACT([.N53];&quot;Patrimonio&quot;);&quot;other&quot;;IF(EXACT([.N53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N53];&quot;Efectivo&quot;);EXACT([.N53];&quot;Cuenta por cobrar&quot;);EXACT([.N53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1122-0203</text:p>
                    </table:table-cell>
                    <table:table-cell table:style-name="Datos" table:formula="of:=IF(AND(REPLACE([.A54];5;1;&quot;&quot;)&gt;REPLACE([.A53];5;1;&quot;&quot;);REPLACE([.A54];5;1;&quot;&quot;)&lt;REPLACE([.A55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cobrar a ClearNet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Nivel7" table:formula="of:=IF(EXACT([.D54];1);[.$C54];&quot;&quot;)" office:value-type="string" office:string-value="Cuentas por cobrar a ClearNet S.A.">
                      <text:p>Cuentas por cobrar a ClearNet S.A.</text:p>
                    </table:table-cell>
                    <table:table-cell table:style-name="Nivel7" table:formula="of:=IF(EXACT([.E54];1);[.$C54];&quot;&quot;)" office:value-type="string" office:string-value="Cuentas por cobrar a ClearNet S.A.">
                      <text:p>Cuentas por cobrar a ClearNet S.A.</text:p>
                    </table:table-cell>
                    <table:table-cell table:style-name="Nivel7" table:formula="of:=IF(EXACT([.F54];1);[.$C54];&quot;&quot;)" office:value-type="string" office:string-value="Cuentas por cobrar a ClearNet S.A.">
                      <text:p>Cuentas por cobrar a ClearNet S.A.</text:p>
                    </table:table-cell>
                    <table:table-cell table:style-name="Nivel7" table:formula="of:=IF(EXACT([.G54];1);[.$C54];&quot;&quot;)">
                      <text:p/>
                    </table:table-cell>
                    <table:table-cell table:style-name="Datos" office:value-type="string">
                      <text:p>CNet</text:p>
                    </table:table-cell>
                    <table:table-cell table:style-name="Datos" table:formula="of:=[.C51]" office:value-type="string" office:string-value="Cuentas por cobrar a compañías del grupo">
                      <text:p>Cuentas por cobrar a compañías del grupo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54];&quot;Vista&quot;);&quot;view&quot;;IF(EXACT([.N54];&quot;Efectivo&quot;);&quot;other&quot;;IF(EXACT([.N54];&quot;Activo&quot;);&quot;other&quot;;IF(EXACT([.N54];&quot;Cuenta por cobrar&quot;);&quot;receivable&quot;;IF(EXACT([.N54];&quot;Cuenta por pagar&quot;);&quot;payable&quot;;IF(EXACT([.N54];&quot;Ingreso&quot;);&quot;other&quot;;IF(EXACT([.N54];&quot;Gasto&quot;);&quot;other&quot;;IF(EXACT([.N54];&quot;Patrimonio&quot;);&quot;other&quot;;IF(EXACT([.N54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N54];&quot;Efectivo&quot;);EXACT([.N54];&quot;Cuenta por cobrar&quot;);EXACT([.N54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123-0000</text:p>
                </table:table-cell>
                <table:table-cell table:style-name="Datos" table:formula="of:=IF(AND(REPLACE([.A55];5;1;&quot;&quot;)&gt;REPLACE([.A54];5;1;&quot;&quot;);REPLACE([.A55];5;1;&quot;&quot;)&lt;REPLACE([.A56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cobrar a empleados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55];1);[.$C55];&quot;&quot;)" office:value-type="string" office:string-value="Cuentas por cobrar a empleados">
                  <text:p>Cuentas por cobrar a empleados</text:p>
                </table:table-cell>
                <table:table-cell table:style-name="Nivel5" table:formula="of:=IF(EXACT([.E55];1);[.$C55];&quot;&quot;)" office:value-type="string" office:string-value="Cuentas por cobrar a empleados">
                  <text:p>Cuentas por cobrar a empleados</text:p>
                </table:table-cell>
                <table:table-cell table:style-name="Nivel5" table:formula="of:=IF(EXACT([.F55];1);[.$C55];&quot;&quot;)" office:value-type="string" office:string-value="Cuentas por cobrar a empleados">
                  <text:p>Cuentas por cobrar a empleados</text:p>
                </table:table-cell>
                <table:table-cell table:style-name="Nivel5" table:formula="of:=IF(EXACT([.G55];1);[.$C55];&quot;&quot;)" office:value-type="string" office:string-value="Cuentas por cobrar a empleados">
                  <text:p>Cuentas por cobrar a empleados</text:p>
                </table:table-cell>
                <table:table-cell table:style-name="Datos" office:value-type="string">
                  <text:p>CxC-Emp</text:p>
                </table:table-cell>
                <table:table-cell table:style-name="Datos" table:formula="of:=[.C43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55];&quot;Vista&quot;);&quot;view&quot;;IF(EXACT([.N55];&quot;Efectivo&quot;);&quot;other&quot;;IF(EXACT([.N55];&quot;Activo&quot;);&quot;other&quot;;IF(EXACT([.N55];&quot;Cuenta por cobrar&quot;);&quot;receivable&quot;;IF(EXACT([.N55];&quot;Cuenta por pagar&quot;);&quot;payable&quot;;IF(EXACT([.N55];&quot;Ingreso&quot;);&quot;other&quot;;IF(EXACT([.N55];&quot;Gasto&quot;);&quot;other&quot;;IF(EXACT([.N55];&quot;Patrimonio&quot;);&quot;other&quot;;IF(EXACT([.N55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N55];&quot;Efectivo&quot;);EXACT([.N55];&quot;Cuenta por cobrar&quot;);EXACT([.N55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124-0000</text:p>
                </table:table-cell>
                <table:table-cell table:style-name="Datos" table:formula="of:=IF(AND(REPLACE([.A56];5;1;&quot;&quot;)&gt;REPLACE([.A55];5;1;&quot;&quot;);REPLACE([.A56];5;1;&quot;&quot;)&lt;REPLACE([.A5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Otras cuentas por cobrar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56];1);[.$C56];&quot;&quot;)" office:value-type="string" office:string-value="Otras cuentas por cobrar">
                  <text:p>Otras cuentas por cobrar</text:p>
                </table:table-cell>
                <table:table-cell table:style-name="Nivel5" table:formula="of:=IF(EXACT([.E56];1);[.$C56];&quot;&quot;)" office:value-type="string" office:string-value="Otras cuentas por cobrar">
                  <text:p>Otras cuentas por cobrar</text:p>
                </table:table-cell>
                <table:table-cell table:style-name="Nivel5" table:formula="of:=IF(EXACT([.F56];1);[.$C56];&quot;&quot;)" office:value-type="string" office:string-value="Otras cuentas por cobrar">
                  <text:p>Otras cuentas por cobrar</text:p>
                </table:table-cell>
                <table:table-cell table:style-name="Nivel5" table:formula="of:=IF(EXACT([.G56];1);[.$C56];&quot;&quot;)" office:value-type="string" office:string-value="Otras cuentas por cobrar">
                  <text:p>Otras cuentas por cobrar</text:p>
                </table:table-cell>
                <table:table-cell table:style-name="Datos" office:value-type="string">
                  <text:p>CxC-Ot</text:p>
                </table:table-cell>
                <table:table-cell table:style-name="Datos" table:formula="of:=[.C43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56];&quot;Vista&quot;);&quot;view&quot;;IF(EXACT([.N56];&quot;Efectivo&quot;);&quot;other&quot;;IF(EXACT([.N56];&quot;Activo&quot;);&quot;other&quot;;IF(EXACT([.N56];&quot;Cuenta por cobrar&quot;);&quot;receivable&quot;;IF(EXACT([.N56];&quot;Cuenta por pagar&quot;);&quot;payable&quot;;IF(EXACT([.N56];&quot;Ingreso&quot;);&quot;other&quot;;IF(EXACT([.N56];&quot;Gasto&quot;);&quot;other&quot;;IF(EXACT([.N56];&quot;Patrimonio&quot;);&quot;other&quot;;IF(EXACT([.N56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N56];&quot;Efectivo&quot;);EXACT([.N56];&quot;Cuenta por cobrar&quot;);EXACT([.N56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125-0000</text:p>
                </table:table-cell>
                <table:table-cell table:style-name="Datos" table:formula="of:=IF(AND(REPLACE([.A57];5;1;&quot;&quot;)&gt;REPLACE([.A56];5;1;&quot;&quot;);REPLACE([.A57];5;1;&quot;&quot;)&lt;REPLACE([.A58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nversiones de corto plazo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57];1);[.$C57];&quot;&quot;)">
                  <text:p/>
                </table:table-cell>
                <table:table-cell table:style-name="Nivel5" table:formula="of:=IF(EXACT([.E57];1);[.$C57];&quot;&quot;)">
                  <text:p/>
                </table:table-cell>
                <table:table-cell table:style-name="Nivel5" table:formula="of:=IF(EXACT([.F57];1);[.$C57];&quot;&quot;)">
                  <text:p/>
                </table:table-cell>
                <table:table-cell table:style-name="Nivel5" table:formula="of:=IF(EXACT([.G57];1);[.$C57];&quot;&quot;)">
                  <text:p/>
                </table:table-cell>
                <table:table-cell table:style-name="Datos" office:value-type="string">
                  <text:p>Inv-CP</text:p>
                </table:table-cell>
                <table:table-cell table:style-name="Datos" table:formula="of:=[.C43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57];&quot;Vista&quot;);&quot;view&quot;;IF(EXACT([.N57];&quot;Efectivo&quot;);&quot;other&quot;;IF(EXACT([.N57];&quot;Activo&quot;);&quot;other&quot;;IF(EXACT([.N57];&quot;Cuenta por cobrar&quot;);&quot;receivable&quot;;IF(EXACT([.N57];&quot;Cuenta por pagar&quot;);&quot;payable&quot;;IF(EXACT([.N57];&quot;Ingreso&quot;);&quot;other&quot;;IF(EXACT([.N57];&quot;Gasto&quot;);&quot;other&quot;;IF(EXACT([.N57];&quot;Patrimonio&quot;);&quot;other&quot;;IF(EXACT([.N57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57];&quot;Efectivo&quot;);EXACT([.N57];&quot;Cuenta por cobrar&quot;);EXACT([.N57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25-0100</text:p>
                  </table:table-cell>
                  <table:table-cell table:style-name="Datos" table:formula="of:=IF(AND(REPLACE([.A58];5;1;&quot;&quot;)&gt;REPLACE([.A57];5;1;&quot;&quot;);REPLACE([.A58];5;1;&quot;&quot;)&lt;REPLACE([.A59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de corto plazo CRC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58];1);[.$C58];&quot;&quot;)">
                    <text:p/>
                  </table:table-cell>
                  <table:table-cell table:style-name="Nivel6" table:formula="of:=IF(EXACT([.E58];1);[.$C58];&quot;&quot;)">
                    <text:p/>
                  </table:table-cell>
                  <table:table-cell table:style-name="Nivel6" table:formula="of:=IF(EXACT([.F58];1);[.$C58];&quot;&quot;)">
                    <text:p/>
                  </table:table-cell>
                  <table:table-cell table:style-name="Nivel6" table:formula="of:=IF(EXACT([.G58];1);[.$C58];&quot;&quot;)">
                    <text:p/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C57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58];&quot;Vista&quot;);&quot;view&quot;;IF(EXACT([.N58];&quot;Efectivo&quot;);&quot;other&quot;;IF(EXACT([.N58];&quot;Activo&quot;);&quot;other&quot;;IF(EXACT([.N58];&quot;Cuenta por cobrar&quot;);&quot;receivable&quot;;IF(EXACT([.N58];&quot;Cuenta por pagar&quot;);&quot;payable&quot;;IF(EXACT([.N58];&quot;Ingreso&quot;);&quot;other&quot;;IF(EXACT([.N58];&quot;Gasto&quot;);&quot;other&quot;;IF(EXACT([.N58];&quot;Patrimonio&quot;);&quot;other&quot;;IF(EXACT([.N58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58];&quot;Efectivo&quot;);EXACT([.N58];&quot;Cuenta por cobrar&quot;);EXACT([.N58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25-0200</text:p>
                  </table:table-cell>
                  <table:table-cell table:style-name="Datos" table:formula="of:=IF(AND(REPLACE([.A59];5;1;&quot;&quot;)&gt;REPLACE([.A58];5;1;&quot;&quot;);REPLACE([.A59];5;1;&quot;&quot;)&lt;REPLACE([.A6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de corto plazo USD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59];1);[.$C59];&quot;&quot;)">
                    <text:p/>
                  </table:table-cell>
                  <table:table-cell table:style-name="Nivel6" table:formula="of:=IF(EXACT([.E59];1);[.$C59];&quot;&quot;)">
                    <text:p/>
                  </table:table-cell>
                  <table:table-cell table:style-name="Nivel6" table:formula="of:=IF(EXACT([.F59];1);[.$C59];&quot;&quot;)">
                    <text:p/>
                  </table:table-cell>
                  <table:table-cell table:style-name="Nivel6" table:formula="of:=IF(EXACT([.G59];1);[.$C59];&quot;&quot;)">
                    <text:p/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C57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59];&quot;Vista&quot;);&quot;view&quot;;IF(EXACT([.N59];&quot;Efectivo&quot;);&quot;other&quot;;IF(EXACT([.N59];&quot;Activo&quot;);&quot;other&quot;;IF(EXACT([.N59];&quot;Cuenta por cobrar&quot;);&quot;receivable&quot;;IF(EXACT([.N59];&quot;Cuenta por pagar&quot;);&quot;payable&quot;;IF(EXACT([.N59];&quot;Ingreso&quot;);&quot;other&quot;;IF(EXACT([.N59];&quot;Gasto&quot;);&quot;other&quot;;IF(EXACT([.N59];&quot;Patrimonio&quot;);&quot;other&quot;;IF(EXACT([.N5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59];&quot;Efectivo&quot;);EXACT([.N59];&quot;Cuenta por cobrar&quot;);EXACT([.N5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125-0300</text:p>
                  </table:table-cell>
                  <table:table-cell table:style-name="Datos" table:formula="of:=IF(AND(REPLACE([.A60];5;1;&quot;&quot;)&gt;REPLACE([.A59];5;1;&quot;&quot;);REPLACE([.A60];5;1;&quot;&quot;)&lt;REPLACE([.A61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rsiones de corto plazo EU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60];1);[.$C60];&quot;&quot;)">
                    <text:p/>
                  </table:table-cell>
                  <table:table-cell table:style-name="Nivel6" table:formula="of:=IF(EXACT([.E60];1);[.$C60];&quot;&quot;)">
                    <text:p/>
                  </table:table-cell>
                  <table:table-cell table:style-name="Nivel6" table:formula="of:=IF(EXACT([.F60];1);[.$C60];&quot;&quot;)">
                    <text:p/>
                  </table:table-cell>
                  <table:table-cell table:style-name="Nivel6" table:formula="of:=IF(EXACT([.G60];1);[.$C60];&quot;&quot;)">
                    <text:p/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C57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N60];&quot;Vista&quot;);&quot;view&quot;;IF(EXACT([.N60];&quot;Efectivo&quot;);&quot;other&quot;;IF(EXACT([.N60];&quot;Activo&quot;);&quot;other&quot;;IF(EXACT([.N60];&quot;Cuenta por cobrar&quot;);&quot;receivable&quot;;IF(EXACT([.N60];&quot;Cuenta por pagar&quot;);&quot;payable&quot;;IF(EXACT([.N60];&quot;Ingreso&quot;);&quot;other&quot;;IF(EXACT([.N60];&quot;Gasto&quot;);&quot;other&quot;;IF(EXACT([.N60];&quot;Patrimonio&quot;);&quot;other&quot;;IF(EXACT([.N60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60];&quot;Efectivo&quot;);EXACT([.N60];&quot;Cuenta por cobrar&quot;);EXACT([.N60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1130-0000</text:p>
              </table:table-cell>
              <table:table-cell table:style-name="Datos" table:formula="of:=IF(AND(REPLACE([.A61];5;1;&quot;&quot;)&gt;REPLACE([.A60];5;1;&quot;&quot;);REPLACE([.A61];5;1;&quot;&quot;)&lt;REPLACE([.A6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tivo circulante realizable</text:p>
              </table:table-cell>
              <table:table-cell table:style-name="ce3"/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Nivel4" table:formula="of:=IF(EXACT([.D61];1);[.$C61];&quot;&quot;)">
                <text:p/>
              </table:table-cell>
              <table:table-cell table:style-name="Nivel4" table:formula="of:=IF(EXACT([.E61];1);[.$C61];&quot;&quot;)">
                <text:p/>
              </table:table-cell>
              <table:table-cell table:style-name="Nivel4" table:formula="of:=IF(EXACT([.F61];1);[.$C61];&quot;&quot;)" office:value-type="string" office:string-value="Activo circulante realizable">
                <text:p>Activo circulante realizable</text:p>
              </table:table-cell>
              <table:table-cell table:style-name="Nivel4" table:formula="of:=IF(EXACT([.G61];1);[.$C61];&quot;&quot;)">
                <text:p/>
              </table:table-cell>
              <table:table-cell table:style-name="Datos" office:value-type="string">
                <text:p>Rea</text:p>
              </table:table-cell>
              <table:table-cell table:style-name="Datos" table:formula="of:=[.C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61];&quot;Vista&quot;);&quot;view&quot;;IF(EXACT([.N61];&quot;Efectivo&quot;);&quot;other&quot;;IF(EXACT([.N61];&quot;Activo&quot;);&quot;other&quot;;IF(EXACT([.N61];&quot;Cuenta por cobrar&quot;);&quot;receivable&quot;;IF(EXACT([.N61];&quot;Cuenta por pagar&quot;);&quot;payable&quot;;IF(EXACT([.N61];&quot;Ingreso&quot;);&quot;other&quot;;IF(EXACT([.N61];&quot;Gasto&quot;);&quot;other&quot;;IF(EXACT([.N61];&quot;Patrimonio&quot;);&quot;other&quot;;IF(EXACT([.N61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61];&quot;Efectivo&quot;);EXACT([.N61];&quot;Cuenta por cobrar&quot;);EXACT([.N6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131-0000</text:p>
                </table:table-cell>
                <table:table-cell table:style-name="Datos" table:formula="of:=IF(AND(REPLACE([.A62];5;1;&quot;&quot;)&gt;REPLACE([.A61];5;1;&quot;&quot;);REPLACE([.A62];5;1;&quot;&quot;)&lt;REPLACE([.A6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nventarios</text:p>
                </table:table-cell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Nivel5" table:formula="of:=IF(EXACT([.D62];1);[.$C62];&quot;&quot;)">
                  <text:p/>
                </table:table-cell>
                <table:table-cell table:style-name="Nivel5" table:formula="of:=IF(EXACT([.E62];1);[.$C62];&quot;&quot;)">
                  <text:p/>
                </table:table-cell>
                <table:table-cell table:style-name="Nivel5" table:formula="of:=IF(EXACT([.F62];1);[.$C62];&quot;&quot;)" office:value-type="string" office:string-value="Inventarios">
                  <text:p>Inventarios</text:p>
                </table:table-cell>
                <table:table-cell table:style-name="Nivel5" table:formula="of:=IF(EXACT([.G62];1);[.$C62];&quot;&quot;)">
                  <text:p/>
                </table:table-cell>
                <table:table-cell table:style-name="Datos" office:value-type="string">
                  <text:p>Inv</text:p>
                </table:table-cell>
                <table:table-cell table:style-name="Datos" table:formula="of:=[.C61]" office:value-type="string" office:string-value="Activo circulante realizable">
                  <text:p>Activo circulante realiz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62];&quot;Vista&quot;);&quot;view&quot;;IF(EXACT([.N62];&quot;Efectivo&quot;);&quot;other&quot;;IF(EXACT([.N62];&quot;Activo&quot;);&quot;other&quot;;IF(EXACT([.N62];&quot;Cuenta por cobrar&quot;);&quot;receivable&quot;;IF(EXACT([.N62];&quot;Cuenta por pagar&quot;);&quot;payable&quot;;IF(EXACT([.N62];&quot;Ingreso&quot;);&quot;other&quot;;IF(EXACT([.N62];&quot;Gasto&quot;);&quot;other&quot;;IF(EXACT([.N62];&quot;Patrimonio&quot;);&quot;other&quot;;IF(EXACT([.N6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62];&quot;Efectivo&quot;);EXACT([.N62];&quot;Cuenta por cobrar&quot;);EXACT([.N6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131-0100</text:p>
                  </table:table-cell>
                  <table:table-cell table:style-name="Datos" table:formula="of:=IF(AND(REPLACE([.A63];5;1;&quot;&quot;)&gt;REPLACE([.A62];5;1;&quot;&quot;);REPLACE([.A63];5;1;&quot;&quot;)&lt;REPLACE([.A64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nventario de producto para la venta</text:p>
                  </table:table-cell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Nivel6" table:formula="of:=IF(EXACT([.D63];1);[.$C63];&quot;&quot;)">
                    <text:p/>
                  </table:table-cell>
                  <table:table-cell table:style-name="Nivel6" table:formula="of:=IF(EXACT([.E63];1);[.$C63];&quot;&quot;)">
                    <text:p/>
                  </table:table-cell>
                  <table:table-cell table:style-name="Nivel6" table:formula="of:=IF(EXACT([.F63];1);[.$C63];&quot;&quot;)" office:value-type="string" office:string-value="Inventario de producto para la venta">
                    <text:p>Inventario de producto para la venta</text:p>
                  </table:table-cell>
                  <table:table-cell table:style-name="Nivel6" table:formula="of:=IF(EXACT([.G63];1);[.$C63];&quot;&quot;)">
                    <text:p/>
                  </table:table-cell>
                  <table:table-cell table:style-name="Datos" office:value-type="string">
                    <text:p>Prod</text:p>
                  </table:table-cell>
                  <table:table-cell table:style-name="Datos" table:formula="of:=[.C62]" office:value-type="string" office:string-value="Inventarios">
                    <text:p>Inventarios</text:p>
                  </table:table-cell>
                  <table:table-cell table:style-name="Datos" office:value-type="string">
                    <text:p>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63];&quot;Vista&quot;);&quot;view&quot;;IF(EXACT([.N63];&quot;Efectivo&quot;);&quot;other&quot;;IF(EXACT([.N63];&quot;Activo&quot;);&quot;other&quot;;IF(EXACT([.N63];&quot;Cuenta por cobrar&quot;);&quot;receivable&quot;;IF(EXACT([.N63];&quot;Cuenta por pagar&quot;);&quot;payable&quot;;IF(EXACT([.N63];&quot;Ingreso&quot;);&quot;other&quot;;IF(EXACT([.N63];&quot;Gasto&quot;);&quot;other&quot;;IF(EXACT([.N63];&quot;Patrimonio&quot;);&quot;other&quot;;IF(EXACT([.N6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63];&quot;Efectivo&quot;);EXACT([.N63];&quot;Cuenta por cobrar&quot;);EXACT([.N63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</table:table-row-group>
          <table:table-row table:style-name="ro2">
            <table:table-cell table:style-name="Nivel3" office:value-type="string">
              <text:p>1200-0000</text:p>
            </table:table-cell>
            <table:table-cell table:style-name="Datos" table:formula="of:=IF(AND(REPLACE([.A64];5;1;&quot;&quot;)&gt;REPLACE([.A63];5;1;&quot;&quot;);REPLACE([.A64];5;1;&quot;&quot;)&lt;REPLACE([.A65];5;1;&quot;&quot;));TRUE();FALSE())" office:value-type="boolean" office:boolean-value="true">
              <text:p>VERDADERO</text:p>
            </table:table-cell>
            <table:table-cell table:style-name="Nivel3" office:value-type="string">
              <text:p>Activo fij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64];1);[.$C64];&quot;&quot;)" office:value-type="string" office:string-value="Activo fijo">
              <text:p>Activo fijo</text:p>
            </table:table-cell>
            <table:table-cell table:style-name="Nivel3" table:formula="of:=IF(EXACT([.E64];1);[.$C64];&quot;&quot;)" office:value-type="string" office:string-value="Activo fijo">
              <text:p>Activo fijo</text:p>
            </table:table-cell>
            <table:table-cell table:style-name="Nivel3" table:formula="of:=IF(EXACT([.F64];1);[.$C64];&quot;&quot;)" office:value-type="string" office:string-value="Activo fijo">
              <text:p>Activo fijo</text:p>
            </table:table-cell>
            <table:table-cell table:style-name="Nivel3" table:formula="of:=IF(EXACT([.G64];1);[.$C64];&quot;&quot;)" office:value-type="string" office:string-value="Activo fijo">
              <text:p>Activo fijo</text:p>
            </table:table-cell>
            <table:table-cell table:style-name="Datos" office:value-type="string">
              <text:p>AF</text:p>
            </table:table-cell>
            <table:table-cell table:style-name="Datos" table:formula="of:=[.C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64];&quot;Vista&quot;);&quot;view&quot;;IF(EXACT([.N64];&quot;Efectivo&quot;);&quot;other&quot;;IF(EXACT([.N64];&quot;Activo&quot;);&quot;other&quot;;IF(EXACT([.N64];&quot;Cuenta por cobrar&quot;);&quot;receivable&quot;;IF(EXACT([.N64];&quot;Cuenta por pagar&quot;);&quot;payable&quot;;IF(EXACT([.N64];&quot;Ingreso&quot;);&quot;other&quot;;IF(EXACT([.N64];&quot;Gasto&quot;);&quot;other&quot;;IF(EXACT([.N64];&quot;Patrimonio&quot;);&quot;other&quot;;IF(EXACT([.N6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64];&quot;Efectivo&quot;);EXACT([.N64];&quot;Cuenta por cobrar&quot;);EXACT([.N64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1210-0000</text:p>
              </table:table-cell>
              <table:table-cell table:style-name="Datos" table:formula="of:=IF(AND(REPLACE([.A65];5;1;&quot;&quot;)&gt;REPLACE([.A64];5;1;&quot;&quot;);REPLACE([.A65];5;1;&quot;&quot;)&lt;REPLACE([.A6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tivo fijo no depreciable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65];1);[.$C65];&quot;&quot;)">
                <text:p/>
              </table:table-cell>
              <table:table-cell table:style-name="Nivel4" table:formula="of:=IF(EXACT([.E65];1);[.$C65];&quot;&quot;)">
                <text:p/>
              </table:table-cell>
              <table:table-cell table:style-name="Nivel4" table:formula="of:=IF(EXACT([.F65];1);[.$C65];&quot;&quot;)">
                <text:p/>
              </table:table-cell>
              <table:table-cell table:style-name="Nivel4" table:formula="of:=IF(EXACT([.G65];1);[.$C65];&quot;&quot;)">
                <text:p/>
              </table:table-cell>
              <table:table-cell table:style-name="Datos" office:value-type="string">
                <text:p>No-Dep</text:p>
              </table:table-cell>
              <table:table-cell table:style-name="Datos" table:formula="of:=[.C64]" office:value-type="string" office:string-value="Activo fijo">
                <text:p>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65];&quot;Vista&quot;);&quot;view&quot;;IF(EXACT([.N65];&quot;Efectivo&quot;);&quot;other&quot;;IF(EXACT([.N65];&quot;Activo&quot;);&quot;other&quot;;IF(EXACT([.N65];&quot;Cuenta por cobrar&quot;);&quot;receivable&quot;;IF(EXACT([.N65];&quot;Cuenta por pagar&quot;);&quot;payable&quot;;IF(EXACT([.N65];&quot;Ingreso&quot;);&quot;other&quot;;IF(EXACT([.N65];&quot;Gasto&quot;);&quot;other&quot;;IF(EXACT([.N65];&quot;Patrimonio&quot;);&quot;other&quot;;IF(EXACT([.N6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65];&quot;Efectivo&quot;);EXACT([.N65];&quot;Cuenta por cobrar&quot;);EXACT([.N6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211-0000</text:p>
                </table:table-cell>
                <table:table-cell table:style-name="Datos" table:formula="of:=IF(AND(REPLACE([.A66];5;1;&quot;&quot;)&gt;REPLACE([.A65];5;1;&quot;&quot;);REPLACE([.A66];5;1;&quot;&quot;)&lt;REPLACE([.A6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Terreno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66];1);[.$C66];&quot;&quot;)">
                  <text:p/>
                </table:table-cell>
                <table:table-cell table:style-name="Nivel5" table:formula="of:=IF(EXACT([.E66];1);[.$C66];&quot;&quot;)">
                  <text:p/>
                </table:table-cell>
                <table:table-cell table:style-name="Nivel5" table:formula="of:=IF(EXACT([.F66];1);[.$C66];&quot;&quot;)">
                  <text:p/>
                </table:table-cell>
                <table:table-cell table:style-name="Nivel5" table:formula="of:=IF(EXACT([.G66];1);[.$C66];&quot;&quot;)">
                  <text:p/>
                </table:table-cell>
                <table:table-cell table:style-name="Datos" office:value-type="string">
                  <text:p>Ter</text:p>
                </table:table-cell>
                <table:table-cell table:style-name="Datos" table:formula="of:=[.C65]" office:value-type="string" office:string-value="Activo fijo no depreciable">
                  <text:p>Activo fijo n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66];&quot;Vista&quot;);&quot;view&quot;;IF(EXACT([.N66];&quot;Efectivo&quot;);&quot;other&quot;;IF(EXACT([.N66];&quot;Activo&quot;);&quot;other&quot;;IF(EXACT([.N66];&quot;Cuenta por cobrar&quot;);&quot;receivable&quot;;IF(EXACT([.N66];&quot;Cuenta por pagar&quot;);&quot;payable&quot;;IF(EXACT([.N66];&quot;Ingreso&quot;);&quot;other&quot;;IF(EXACT([.N66];&quot;Gasto&quot;);&quot;other&quot;;IF(EXACT([.N66];&quot;Patrimonio&quot;);&quot;other&quot;;IF(EXACT([.N6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66];&quot;Efectivo&quot;);EXACT([.N66];&quot;Cuenta por cobrar&quot;);EXACT([.N6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211-0100</text:p>
                  </table:table-cell>
                  <table:table-cell table:style-name="Datos" table:formula="of:=IF(AND(REPLACE([.A67];5;1;&quot;&quot;)&gt;REPLACE([.A66];5;1;&quot;&quot;);REPLACE([.A67];5;1;&quot;&quot;)&lt;REPLACE([.A6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Valores original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67];1);[.$C67];&quot;&quot;)">
                    <text:p/>
                  </table:table-cell>
                  <table:table-cell table:style-name="Nivel6" table:formula="of:=IF(EXACT([.E67];1);[.$C67];&quot;&quot;)">
                    <text:p/>
                  </table:table-cell>
                  <table:table-cell table:style-name="Nivel6" table:formula="of:=IF(EXACT([.F67];1);[.$C67];&quot;&quot;)">
                    <text:p/>
                  </table:table-cell>
                  <table:table-cell table:style-name="Nivel6" table:formula="of:=IF(EXACT([.G67];1);[.$C67];&quot;&quot;)">
                    <text:p/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C66]" office:value-type="string" office:string-value="Terrenos">
                    <text:p>Terren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67];&quot;Vista&quot;);&quot;view&quot;;IF(EXACT([.N67];&quot;Efectivo&quot;);&quot;other&quot;;IF(EXACT([.N67];&quot;Activo&quot;);&quot;other&quot;;IF(EXACT([.N67];&quot;Cuenta por cobrar&quot;);&quot;receivable&quot;;IF(EXACT([.N67];&quot;Cuenta por pagar&quot;);&quot;payable&quot;;IF(EXACT([.N67];&quot;Ingreso&quot;);&quot;other&quot;;IF(EXACT([.N67];&quot;Gasto&quot;);&quot;other&quot;;IF(EXACT([.N67];&quot;Patrimonio&quot;);&quot;other&quot;;IF(EXACT([.N6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67];&quot;Efectivo&quot;);EXACT([.N67];&quot;Cuenta por cobrar&quot;);EXACT([.N6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211-0200</text:p>
                  </table:table-cell>
                  <table:table-cell table:style-name="Datos" table:formula="of:=IF(AND(REPLACE([.A68];5;1;&quot;&quot;)&gt;REPLACE([.A67];5;1;&quot;&quot;);REPLACE([.A68];5;1;&quot;&quot;)&lt;REPLACE([.A69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Revaluacion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68];1);[.$C68];&quot;&quot;)">
                    <text:p/>
                  </table:table-cell>
                  <table:table-cell table:style-name="Nivel6" table:formula="of:=IF(EXACT([.E68];1);[.$C68];&quot;&quot;)">
                    <text:p/>
                  </table:table-cell>
                  <table:table-cell table:style-name="Nivel6" table:formula="of:=IF(EXACT([.F68];1);[.$C68];&quot;&quot;)">
                    <text:p/>
                  </table:table-cell>
                  <table:table-cell table:style-name="Nivel6" table:formula="of:=IF(EXACT([.G68];1);[.$C68];&quot;&quot;)">
                    <text:p/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C66]" office:value-type="string" office:string-value="Terrenos">
                    <text:p>Terren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68];&quot;Vista&quot;);&quot;view&quot;;IF(EXACT([.N68];&quot;Efectivo&quot;);&quot;other&quot;;IF(EXACT([.N68];&quot;Activo&quot;);&quot;other&quot;;IF(EXACT([.N68];&quot;Cuenta por cobrar&quot;);&quot;receivable&quot;;IF(EXACT([.N68];&quot;Cuenta por pagar&quot;);&quot;payable&quot;;IF(EXACT([.N68];&quot;Ingreso&quot;);&quot;other&quot;;IF(EXACT([.N68];&quot;Gasto&quot;);&quot;other&quot;;IF(EXACT([.N68];&quot;Patrimonio&quot;);&quot;other&quot;;IF(EXACT([.N68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68];&quot;Efectivo&quot;);EXACT([.N68];&quot;Cuenta por cobrar&quot;);EXACT([.N68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1220-0000</text:p>
              </table:table-cell>
              <table:table-cell table:style-name="Datos" table:formula="of:=IF(AND(REPLACE([.A69];5;1;&quot;&quot;)&gt;REPLACE([.A68];5;1;&quot;&quot;);REPLACE([.A69];5;1;&quot;&quot;)&lt;REPLACE([.A7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tivo fijo depreciable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69];1);[.$C69];&quot;&quot;)" office:value-type="string" office:string-value="Activo fijo depreciable">
                <text:p>Activo fijo depreciable</text:p>
              </table:table-cell>
              <table:table-cell table:style-name="Nivel4" table:formula="of:=IF(EXACT([.E69];1);[.$C69];&quot;&quot;)">
                <text:p/>
              </table:table-cell>
              <table:table-cell table:style-name="Nivel4" table:formula="of:=IF(EXACT([.F69];1);[.$C69];&quot;&quot;)">
                <text:p/>
              </table:table-cell>
              <table:table-cell table:style-name="Nivel4" table:formula="of:=IF(EXACT([.G69];1);[.$C69];&quot;&quot;)">
                <text:p/>
              </table:table-cell>
              <table:table-cell table:style-name="Datos" office:value-type="string">
                <text:p>Dep</text:p>
              </table:table-cell>
              <table:table-cell table:style-name="Datos" table:formula="of:=[.C64]" office:value-type="string" office:string-value="Activo fijo">
                <text:p>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69];&quot;Vista&quot;);&quot;view&quot;;IF(EXACT([.N69];&quot;Efectivo&quot;);&quot;other&quot;;IF(EXACT([.N69];&quot;Activo&quot;);&quot;other&quot;;IF(EXACT([.N69];&quot;Cuenta por cobrar&quot;);&quot;receivable&quot;;IF(EXACT([.N69];&quot;Cuenta por pagar&quot;);&quot;payable&quot;;IF(EXACT([.N69];&quot;Ingreso&quot;);&quot;other&quot;;IF(EXACT([.N69];&quot;Gasto&quot;);&quot;other&quot;;IF(EXACT([.N69];&quot;Patrimonio&quot;);&quot;other&quot;;IF(EXACT([.N6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69];&quot;Efectivo&quot;);EXACT([.N69];&quot;Cuenta por cobrar&quot;);EXACT([.N6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221-0000</text:p>
                </table:table-cell>
                <table:table-cell table:style-name="Datos" table:formula="of:=IF(AND(REPLACE([.A70];5;1;&quot;&quot;)&gt;REPLACE([.A69];5;1;&quot;&quot;);REPLACE([.A70];5;1;&quot;&quot;)&lt;REPLACE([.A7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Edificio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70];1);[.$C70];&quot;&quot;)">
                  <text:p/>
                </table:table-cell>
                <table:table-cell table:style-name="Nivel5" table:formula="of:=IF(EXACT([.E70];1);[.$C70];&quot;&quot;)">
                  <text:p/>
                </table:table-cell>
                <table:table-cell table:style-name="Nivel5" table:formula="of:=IF(EXACT([.F70];1);[.$C70];&quot;&quot;)">
                  <text:p/>
                </table:table-cell>
                <table:table-cell table:style-name="Nivel5" table:formula="of:=IF(EXACT([.G70];1);[.$C70];&quot;&quot;)">
                  <text:p/>
                </table:table-cell>
                <table:table-cell table:style-name="Datos" office:value-type="string">
                  <text:p>Ed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0];&quot;Vista&quot;);&quot;view&quot;;IF(EXACT([.N70];&quot;Efectivo&quot;);&quot;other&quot;;IF(EXACT([.N70];&quot;Activo&quot;);&quot;other&quot;;IF(EXACT([.N70];&quot;Cuenta por cobrar&quot;);&quot;receivable&quot;;IF(EXACT([.N70];&quot;Cuenta por pagar&quot;);&quot;payable&quot;;IF(EXACT([.N70];&quot;Ingreso&quot;);&quot;other&quot;;IF(EXACT([.N70];&quot;Gasto&quot;);&quot;other&quot;;IF(EXACT([.N70];&quot;Patrimonio&quot;);&quot;other&quot;;IF(EXACT([.N7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70];&quot;Efectivo&quot;);EXACT([.N70];&quot;Cuenta por cobrar&quot;);EXACT([.N7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221-0100</text:p>
                  </table:table-cell>
                  <table:table-cell table:style-name="Datos" table:formula="of:=IF(AND(REPLACE([.A71];5;1;&quot;&quot;)&gt;REPLACE([.A70];5;1;&quot;&quot;);REPLACE([.A71];5;1;&quot;&quot;)&lt;REPLACE([.A7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Edificios – Valores original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71];1);[.$C71];&quot;&quot;)">
                    <text:p/>
                  </table:table-cell>
                  <table:table-cell table:style-name="Nivel6" table:formula="of:=IF(EXACT([.E71];1);[.$C71];&quot;&quot;)">
                    <text:p/>
                  </table:table-cell>
                  <table:table-cell table:style-name="Nivel6" table:formula="of:=IF(EXACT([.F71];1);[.$C71];&quot;&quot;)">
                    <text:p/>
                  </table:table-cell>
                  <table:table-cell table:style-name="Nivel6" table:formula="of:=IF(EXACT([.G71];1);[.$C71];&quot;&quot;)">
                    <text:p/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C70]" office:value-type="string" office:string-value="Edificios">
                    <text:p>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71];&quot;Vista&quot;);&quot;view&quot;;IF(EXACT([.N71];&quot;Efectivo&quot;);&quot;other&quot;;IF(EXACT([.N71];&quot;Activo&quot;);&quot;other&quot;;IF(EXACT([.N71];&quot;Cuenta por cobrar&quot;);&quot;receivable&quot;;IF(EXACT([.N71];&quot;Cuenta por pagar&quot;);&quot;payable&quot;;IF(EXACT([.N71];&quot;Ingreso&quot;);&quot;other&quot;;IF(EXACT([.N71];&quot;Gasto&quot;);&quot;other&quot;;IF(EXACT([.N71];&quot;Patrimonio&quot;);&quot;other&quot;;IF(EXACT([.N7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71];&quot;Efectivo&quot;);EXACT([.N71];&quot;Cuenta por cobrar&quot;);EXACT([.N7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221-0200</text:p>
                  </table:table-cell>
                  <table:table-cell table:style-name="Datos" table:formula="of:=IF(AND(REPLACE([.A72];5;1;&quot;&quot;)&gt;REPLACE([.A71];5;1;&quot;&quot;);REPLACE([.A72];5;1;&quot;&quot;)&lt;REPLACE([.A73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Edificios – Revaluacion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72];1);[.$C72];&quot;&quot;)">
                    <text:p/>
                  </table:table-cell>
                  <table:table-cell table:style-name="Nivel6" table:formula="of:=IF(EXACT([.E72];1);[.$C72];&quot;&quot;)">
                    <text:p/>
                  </table:table-cell>
                  <table:table-cell table:style-name="Nivel6" table:formula="of:=IF(EXACT([.F72];1);[.$C72];&quot;&quot;)">
                    <text:p/>
                  </table:table-cell>
                  <table:table-cell table:style-name="Nivel6" table:formula="of:=IF(EXACT([.G72];1);[.$C72];&quot;&quot;)">
                    <text:p/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C70]" office:value-type="string" office:string-value="Edificios">
                    <text:p>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72];&quot;Vista&quot;);&quot;view&quot;;IF(EXACT([.N72];&quot;Efectivo&quot;);&quot;other&quot;;IF(EXACT([.N72];&quot;Activo&quot;);&quot;other&quot;;IF(EXACT([.N72];&quot;Cuenta por cobrar&quot;);&quot;receivable&quot;;IF(EXACT([.N72];&quot;Cuenta por pagar&quot;);&quot;payable&quot;;IF(EXACT([.N72];&quot;Ingreso&quot;);&quot;other&quot;;IF(EXACT([.N72];&quot;Gasto&quot;);&quot;other&quot;;IF(EXACT([.N72];&quot;Patrimonio&quot;);&quot;other&quot;;IF(EXACT([.N72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72];&quot;Efectivo&quot;);EXACT([.N72];&quot;Cuenta por cobrar&quot;);EXACT([.N72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222-0000</text:p>
                </table:table-cell>
                <table:table-cell table:style-name="Datos" table:formula="of:=IF(AND(REPLACE([.A73];5;1;&quot;&quot;)&gt;REPLACE([.A72];5;1;&quot;&quot;);REPLACE([.A73];5;1;&quot;&quot;)&lt;REPLACE([.A7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ejoras a edificio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73];1);[.$C73];&quot;&quot;)">
                  <text:p/>
                </table:table-cell>
                <table:table-cell table:style-name="Nivel5" table:formula="of:=IF(EXACT([.E73];1);[.$C73];&quot;&quot;)">
                  <text:p/>
                </table:table-cell>
                <table:table-cell table:style-name="Nivel5" table:formula="of:=IF(EXACT([.F73];1);[.$C73];&quot;&quot;)">
                  <text:p/>
                </table:table-cell>
                <table:table-cell table:style-name="Nivel5" table:formula="of:=IF(EXACT([.G73];1);[.$C73];&quot;&quot;)">
                  <text:p/>
                </table:table-cell>
                <table:table-cell table:style-name="Datos" office:value-type="string">
                  <text:p>Mej-Ed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3];&quot;Vista&quot;);&quot;view&quot;;IF(EXACT([.N73];&quot;Efectivo&quot;);&quot;other&quot;;IF(EXACT([.N73];&quot;Activo&quot;);&quot;other&quot;;IF(EXACT([.N73];&quot;Cuenta por cobrar&quot;);&quot;receivable&quot;;IF(EXACT([.N73];&quot;Cuenta por pagar&quot;);&quot;payable&quot;;IF(EXACT([.N73];&quot;Ingreso&quot;);&quot;other&quot;;IF(EXACT([.N73];&quot;Gasto&quot;);&quot;other&quot;;IF(EXACT([.N73];&quot;Patrimonio&quot;);&quot;other&quot;;IF(EXACT([.N7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73];&quot;Efectivo&quot;);EXACT([.N73];&quot;Cuenta por cobrar&quot;);EXACT([.N7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222-0100</text:p>
                  </table:table-cell>
                  <table:table-cell table:style-name="Datos" table:formula="of:=IF(AND(REPLACE([.A74];5;1;&quot;&quot;)&gt;REPLACE([.A73];5;1;&quot;&quot;);REPLACE([.A74];5;1;&quot;&quot;)&lt;REPLACE([.A75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Mejoras a edificios – Valores original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74];1);[.$C74];&quot;&quot;)">
                    <text:p/>
                  </table:table-cell>
                  <table:table-cell table:style-name="Nivel6" table:formula="of:=IF(EXACT([.E74];1);[.$C74];&quot;&quot;)">
                    <text:p/>
                  </table:table-cell>
                  <table:table-cell table:style-name="Nivel6" table:formula="of:=IF(EXACT([.F74];1);[.$C74];&quot;&quot;)">
                    <text:p/>
                  </table:table-cell>
                  <table:table-cell table:style-name="Nivel6" table:formula="of:=IF(EXACT([.G74];1);[.$C74];&quot;&quot;)">
                    <text:p/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C73]" office:value-type="string" office:string-value="Mejoras a edificios">
                    <text:p>Mejoras a 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74];&quot;Vista&quot;);&quot;view&quot;;IF(EXACT([.N74];&quot;Efectivo&quot;);&quot;other&quot;;IF(EXACT([.N74];&quot;Activo&quot;);&quot;other&quot;;IF(EXACT([.N74];&quot;Cuenta por cobrar&quot;);&quot;receivable&quot;;IF(EXACT([.N74];&quot;Cuenta por pagar&quot;);&quot;payable&quot;;IF(EXACT([.N74];&quot;Ingreso&quot;);&quot;other&quot;;IF(EXACT([.N74];&quot;Gasto&quot;);&quot;other&quot;;IF(EXACT([.N74];&quot;Patrimonio&quot;);&quot;other&quot;;IF(EXACT([.N7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74];&quot;Efectivo&quot;);EXACT([.N74];&quot;Cuenta por cobrar&quot;);EXACT([.N74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222-0200</text:p>
                  </table:table-cell>
                  <table:table-cell table:style-name="Datos" table:formula="of:=IF(AND(REPLACE([.A75];5;1;&quot;&quot;)&gt;REPLACE([.A74];5;1;&quot;&quot;);REPLACE([.A75];5;1;&quot;&quot;)&lt;REPLACE([.A7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Mejoras a edificios – Revaluacione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75];1);[.$C75];&quot;&quot;)">
                    <text:p/>
                  </table:table-cell>
                  <table:table-cell table:style-name="Nivel6" table:formula="of:=IF(EXACT([.E75];1);[.$C75];&quot;&quot;)">
                    <text:p/>
                  </table:table-cell>
                  <table:table-cell table:style-name="Nivel6" table:formula="of:=IF(EXACT([.F75];1);[.$C75];&quot;&quot;)">
                    <text:p/>
                  </table:table-cell>
                  <table:table-cell table:style-name="Nivel6" table:formula="of:=IF(EXACT([.G75];1);[.$C75];&quot;&quot;)">
                    <text:p/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C73]" office:value-type="string" office:string-value="Mejoras a edificios">
                    <text:p>Mejoras a 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75];&quot;Vista&quot;);&quot;view&quot;;IF(EXACT([.N75];&quot;Efectivo&quot;);&quot;other&quot;;IF(EXACT([.N75];&quot;Activo&quot;);&quot;other&quot;;IF(EXACT([.N75];&quot;Cuenta por cobrar&quot;);&quot;receivable&quot;;IF(EXACT([.N75];&quot;Cuenta por pagar&quot;);&quot;payable&quot;;IF(EXACT([.N75];&quot;Ingreso&quot;);&quot;other&quot;;IF(EXACT([.N75];&quot;Gasto&quot;);&quot;other&quot;;IF(EXACT([.N75];&quot;Patrimonio&quot;);&quot;other&quot;;IF(EXACT([.N75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75];&quot;Efectivo&quot;);EXACT([.N75];&quot;Cuenta por cobrar&quot;);EXACT([.N75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1223-0000</text:p>
                </table:table-cell>
                <table:table-cell table:style-name="Datos" table:formula="of:=IF(AND(REPLACE([.A76];5;1;&quot;&quot;)&gt;REPLACE([.A75];5;1;&quot;&quot;);REPLACE([.A76];5;1;&quot;&quot;)&lt;REPLACE([.A7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aquinaria y equipo de edificio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76];1);[.$C76];&quot;&quot;)">
                  <text:p/>
                </table:table-cell>
                <table:table-cell table:style-name="Nivel5" table:formula="of:=IF(EXACT([.E76];1);[.$C76];&quot;&quot;)">
                  <text:p/>
                </table:table-cell>
                <table:table-cell table:style-name="Nivel5" table:formula="of:=IF(EXACT([.F76];1);[.$C76];&quot;&quot;)">
                  <text:p/>
                </table:table-cell>
                <table:table-cell table:style-name="Nivel5" table:formula="of:=IF(EXACT([.G76];1);[.$C76];&quot;&quot;)">
                  <text:p/>
                </table:table-cell>
                <table:table-cell table:style-name="Datos" office:value-type="string">
                  <text:p>MyE-Ed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6];&quot;Vista&quot;);&quot;view&quot;;IF(EXACT([.N76];&quot;Efectivo&quot;);&quot;other&quot;;IF(EXACT([.N76];&quot;Activo&quot;);&quot;other&quot;;IF(EXACT([.N76];&quot;Cuenta por cobrar&quot;);&quot;receivable&quot;;IF(EXACT([.N76];&quot;Cuenta por pagar&quot;);&quot;payable&quot;;IF(EXACT([.N76];&quot;Ingreso&quot;);&quot;other&quot;;IF(EXACT([.N76];&quot;Gasto&quot;);&quot;other&quot;;IF(EXACT([.N76];&quot;Patrimonio&quot;);&quot;other&quot;;IF(EXACT([.N7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76];&quot;Efectivo&quot;);EXACT([.N76];&quot;Cuenta por cobrar&quot;);EXACT([.N7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224-0000</text:p>
                </table:table-cell>
                <table:table-cell table:style-name="Datos" table:formula="of:=IF(AND(REPLACE([.A77];5;1;&quot;&quot;)&gt;REPLACE([.A76];5;1;&quot;&quot;);REPLACE([.A77];5;1;&quot;&quot;)&lt;REPLACE([.A78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Herramientas mayores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77];1);[.$C77];&quot;&quot;)" office:value-type="string" office:string-value="Herramientas mayores">
                  <text:p>Herramientas mayores</text:p>
                </table:table-cell>
                <table:table-cell table:style-name="Nivel5" table:formula="of:=IF(EXACT([.E77];1);[.$C77];&quot;&quot;)">
                  <text:p/>
                </table:table-cell>
                <table:table-cell table:style-name="Nivel5" table:formula="of:=IF(EXACT([.F77];1);[.$C77];&quot;&quot;)">
                  <text:p/>
                </table:table-cell>
                <table:table-cell table:style-name="Nivel5" table:formula="of:=IF(EXACT([.G77];1);[.$C77];&quot;&quot;)">
                  <text:p/>
                </table:table-cell>
                <table:table-cell table:style-name="Datos" office:value-type="string">
                  <text:p>HM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7];&quot;Vista&quot;);&quot;view&quot;;IF(EXACT([.N77];&quot;Efectivo&quot;);&quot;other&quot;;IF(EXACT([.N77];&quot;Activo&quot;);&quot;other&quot;;IF(EXACT([.N77];&quot;Cuenta por cobrar&quot;);&quot;receivable&quot;;IF(EXACT([.N77];&quot;Cuenta por pagar&quot;);&quot;payable&quot;;IF(EXACT([.N77];&quot;Ingreso&quot;);&quot;other&quot;;IF(EXACT([.N77];&quot;Gasto&quot;);&quot;other&quot;;IF(EXACT([.N77];&quot;Patrimonio&quot;);&quot;other&quot;;IF(EXACT([.N77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77];&quot;Efectivo&quot;);EXACT([.N77];&quot;Cuenta por cobrar&quot;);EXACT([.N77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225-0000</text:p>
                </table:table-cell>
                <table:table-cell table:style-name="Datos" table:formula="of:=IF(AND(REPLACE([.A78];5;1;&quot;&quot;)&gt;REPLACE([.A77];5;1;&quot;&quot;);REPLACE([.A78];5;1;&quot;&quot;)&lt;REPLACE([.A7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oibliario y equipo de oficina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78];1);[.$C78];&quot;&quot;)" office:value-type="string" office:string-value="Moibliario y equipo de oficina">
                  <text:p>Moibliario y equipo de oficina</text:p>
                </table:table-cell>
                <table:table-cell table:style-name="Nivel5" table:formula="of:=IF(EXACT([.E78];1);[.$C78];&quot;&quot;)">
                  <text:p/>
                </table:table-cell>
                <table:table-cell table:style-name="Nivel5" table:formula="of:=IF(EXACT([.F78];1);[.$C78];&quot;&quot;)">
                  <text:p/>
                </table:table-cell>
                <table:table-cell table:style-name="Nivel5" table:formula="of:=IF(EXACT([.G78];1);[.$C78];&quot;&quot;)">
                  <text:p/>
                </table:table-cell>
                <table:table-cell table:style-name="Datos" office:value-type="string">
                  <text:p>Mob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8];&quot;Vista&quot;);&quot;view&quot;;IF(EXACT([.N78];&quot;Efectivo&quot;);&quot;other&quot;;IF(EXACT([.N78];&quot;Activo&quot;);&quot;other&quot;;IF(EXACT([.N78];&quot;Cuenta por cobrar&quot;);&quot;receivable&quot;;IF(EXACT([.N78];&quot;Cuenta por pagar&quot;);&quot;payable&quot;;IF(EXACT([.N78];&quot;Ingreso&quot;);&quot;other&quot;;IF(EXACT([.N78];&quot;Gasto&quot;);&quot;other&quot;;IF(EXACT([.N78];&quot;Patrimonio&quot;);&quot;other&quot;;IF(EXACT([.N78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78];&quot;Efectivo&quot;);EXACT([.N78];&quot;Cuenta por cobrar&quot;);EXACT([.N78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226-0000</text:p>
                </table:table-cell>
                <table:table-cell table:style-name="Datos" table:formula="of:=IF(AND(REPLACE([.A79];5;1;&quot;&quot;)&gt;REPLACE([.A78];5;1;&quot;&quot;);REPLACE([.A79];5;1;&quot;&quot;)&lt;REPLACE([.A80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Equipo de cómputo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79];1);[.$C79];&quot;&quot;)" office:value-type="string" office:string-value="Equipo de cómputo">
                  <text:p>Equipo de cómputo</text:p>
                </table:table-cell>
                <table:table-cell table:style-name="Nivel5" table:formula="of:=IF(EXACT([.E79];1);[.$C79];&quot;&quot;)">
                  <text:p/>
                </table:table-cell>
                <table:table-cell table:style-name="Nivel5" table:formula="of:=IF(EXACT([.F79];1);[.$C79];&quot;&quot;)">
                  <text:p/>
                </table:table-cell>
                <table:table-cell table:style-name="Nivel5" table:formula="of:=IF(EXACT([.G79];1);[.$C79];&quot;&quot;)">
                  <text:p/>
                </table:table-cell>
                <table:table-cell table:style-name="Datos" office:value-type="string">
                  <text:p>Comp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79];&quot;Vista&quot;);&quot;view&quot;;IF(EXACT([.N79];&quot;Efectivo&quot;);&quot;other&quot;;IF(EXACT([.N79];&quot;Activo&quot;);&quot;other&quot;;IF(EXACT([.N79];&quot;Cuenta por cobrar&quot;);&quot;receivable&quot;;IF(EXACT([.N79];&quot;Cuenta por pagar&quot;);&quot;payable&quot;;IF(EXACT([.N79];&quot;Ingreso&quot;);&quot;other&quot;;IF(EXACT([.N79];&quot;Gasto&quot;);&quot;other&quot;;IF(EXACT([.N79];&quot;Patrimonio&quot;);&quot;other&quot;;IF(EXACT([.N79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79];&quot;Efectivo&quot;);EXACT([.N79];&quot;Cuenta por cobrar&quot;);EXACT([.N79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227-0000</text:p>
                </table:table-cell>
                <table:table-cell table:style-name="Datos" table:formula="of:=IF(AND(REPLACE([.A80];5;1;&quot;&quot;)&gt;REPLACE([.A79];5;1;&quot;&quot;);REPLACE([.A80];5;1;&quot;&quot;)&lt;REPLACE([.A8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Vehículo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80];1);[.$C80];&quot;&quot;)">
                  <text:p/>
                </table:table-cell>
                <table:table-cell table:style-name="Nivel5" table:formula="of:=IF(EXACT([.E80];1);[.$C80];&quot;&quot;)">
                  <text:p/>
                </table:table-cell>
                <table:table-cell table:style-name="Nivel5" table:formula="of:=IF(EXACT([.F80];1);[.$C80];&quot;&quot;)">
                  <text:p/>
                </table:table-cell>
                <table:table-cell table:style-name="Nivel5" table:formula="of:=IF(EXACT([.G80];1);[.$C80];&quot;&quot;)">
                  <text:p/>
                </table:table-cell>
                <table:table-cell table:style-name="Datos" office:value-type="string">
                  <text:p>Veh</text:p>
                </table:table-cell>
                <table:table-cell table:style-name="Datos" table:formula="of:=[.C69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80];&quot;Vista&quot;);&quot;view&quot;;IF(EXACT([.N80];&quot;Efectivo&quot;);&quot;other&quot;;IF(EXACT([.N80];&quot;Activo&quot;);&quot;other&quot;;IF(EXACT([.N80];&quot;Cuenta por cobrar&quot;);&quot;receivable&quot;;IF(EXACT([.N80];&quot;Cuenta por pagar&quot;);&quot;payable&quot;;IF(EXACT([.N80];&quot;Ingreso&quot;);&quot;other&quot;;IF(EXACT([.N80];&quot;Gasto&quot;);&quot;other&quot;;IF(EXACT([.N80];&quot;Patrimonio&quot;);&quot;other&quot;;IF(EXACT([.N8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80];&quot;Efectivo&quot;);EXACT([.N80];&quot;Cuenta por cobrar&quot;);EXACT([.N8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</table:table-row-group>
          <table:table-row table:style-name="ro2">
            <table:table-cell table:style-name="Nivel3" office:value-type="string">
              <text:p>1300-0000</text:p>
            </table:table-cell>
            <table:table-cell table:style-name="Datos" table:formula="of:=IF(AND(REPLACE([.A81];5;1;&quot;&quot;)&gt;REPLACE([.A80];5;1;&quot;&quot;);REPLACE([.A81];5;1;&quot;&quot;)&lt;REPLACE([.A82];5;1;&quot;&quot;));TRUE();FALSE())" office:value-type="boolean" office:boolean-value="true">
              <text:p>VERDADERO</text:p>
            </table:table-cell>
            <table:table-cell table:style-name="Nivel3" office:value-type="string">
              <text:p>Depreciaciones acumuladas sobre activo fij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3"/>
            <table:table-cell table:style-name="ce3"/>
            <table:table-cell table:style-name="Nivel3" table:formula="of:=IF(EXACT([.D81];1);[.$C81];&quot;&quot;)" office:value-type="string" office:string-value="Depreciaciones acumuladas sobre activo fijo depreciable">
              <text:p>Depreciaciones acumuladas sobre activo fijo depreciable</text:p>
            </table:table-cell>
            <table:table-cell table:style-name="Nivel3" table:formula="of:=IF(EXACT([.E81];1);[.$C81];&quot;&quot;)">
              <text:p/>
            </table:table-cell>
            <table:table-cell table:style-name="Nivel3" table:formula="of:=IF(EXACT([.F81];1);[.$C81];&quot;&quot;)">
              <text:p/>
            </table:table-cell>
            <table:table-cell table:style-name="Nivel3" table:formula="of:=IF(EXACT([.G81];1);[.$C81];&quot;&quot;)">
              <text:p/>
            </table:table-cell>
            <table:table-cell table:style-name="Datos" office:value-type="string">
              <text:p>Dep-Ac</text:p>
            </table:table-cell>
            <table:table-cell table:style-name="Datos" table:formula="of:=[.C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81];&quot;Vista&quot;);&quot;view&quot;;IF(EXACT([.N81];&quot;Efectivo&quot;);&quot;other&quot;;IF(EXACT([.N81];&quot;Activo&quot;);&quot;other&quot;;IF(EXACT([.N81];&quot;Cuenta por cobrar&quot;);&quot;receivable&quot;;IF(EXACT([.N81];&quot;Cuenta por pagar&quot;);&quot;payable&quot;;IF(EXACT([.N81];&quot;Ingreso&quot;);&quot;other&quot;;IF(EXACT([.N81];&quot;Gasto&quot;);&quot;other&quot;;IF(EXACT([.N81];&quot;Patrimonio&quot;);&quot;other&quot;;IF(EXACT([.N8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81];&quot;Efectivo&quot;);EXACT([.N81];&quot;Cuenta por cobrar&quot;);EXACT([.N81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1310-0000</text:p>
              </table:table-cell>
              <table:table-cell table:style-name="Datos" table:formula="of:=IF(AND(REPLACE([.A82];5;1;&quot;&quot;)&gt;REPLACE([.A81];5;1;&quot;&quot;);REPLACE([.A82];5;1;&quot;&quot;)&lt;REPLACE([.A8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82];1);[.$C82];&quot;&quot;)">
                <text:p/>
              </table:table-cell>
              <table:table-cell table:style-name="Nivel4" table:formula="of:=IF(EXACT([.E82];1);[.$C82];&quot;&quot;)">
                <text:p/>
              </table:table-cell>
              <table:table-cell table:style-name="Nivel4" table:formula="of:=IF(EXACT([.F82];1);[.$C82];&quot;&quot;)">
                <text:p/>
              </table:table-cell>
              <table:table-cell table:style-name="Nivel4" table:formula="of:=IF(EXACT([.G82];1);[.$C82];&quot;&quot;)">
                <text:p/>
              </table:table-cell>
              <table:table-cell table:style-name="Datos" office:value-type="string">
                <text:p>Ed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82];&quot;Vista&quot;);&quot;view&quot;;IF(EXACT([.N82];&quot;Efectivo&quot;);&quot;other&quot;;IF(EXACT([.N82];&quot;Activo&quot;);&quot;other&quot;;IF(EXACT([.N82];&quot;Cuenta por cobrar&quot;);&quot;receivable&quot;;IF(EXACT([.N82];&quot;Cuenta por pagar&quot;);&quot;payable&quot;;IF(EXACT([.N82];&quot;Ingreso&quot;);&quot;other&quot;;IF(EXACT([.N82];&quot;Gasto&quot;);&quot;other&quot;;IF(EXACT([.N82];&quot;Patrimonio&quot;);&quot;other&quot;;IF(EXACT([.N8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82];&quot;Efectivo&quot;);EXACT([.N82];&quot;Cuenta por cobrar&quot;);EXACT([.N8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311-0000</text:p>
                </table:table-cell>
                <table:table-cell table:style-name="Datos" table:formula="of:=IF(AND(REPLACE([.A83];5;1;&quot;&quot;)&gt;REPLACE([.A82];5;1;&quot;&quot;);REPLACE([.A83];5;1;&quot;&quot;)&lt;REPLACE([.A8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. ac. de edificios – Valores original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83];1);[.$C83];&quot;&quot;)">
                  <text:p/>
                </table:table-cell>
                <table:table-cell table:style-name="Nivel5" table:formula="of:=IF(EXACT([.E83];1);[.$C83];&quot;&quot;)">
                  <text:p/>
                </table:table-cell>
                <table:table-cell table:style-name="Nivel5" table:formula="of:=IF(EXACT([.F83];1);[.$C83];&quot;&quot;)">
                  <text:p/>
                </table:table-cell>
                <table:table-cell table:style-name="Nivel5" table:formula="of:=IF(EXACT([.G83];1);[.$C83];&quot;&quot;)">
                  <text:p/>
                </table:table-cell>
                <table:table-cell table:style-name="Datos" office:value-type="string">
                  <text:p>VO</text:p>
                </table:table-cell>
                <table:table-cell table:style-name="Datos" table:formula="of:=[.C82]" office:value-type="string" office:string-value="Dep. ac. de edificios">
                  <text:p>Dep. ac. de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83];&quot;Vista&quot;);&quot;view&quot;;IF(EXACT([.N83];&quot;Efectivo&quot;);&quot;other&quot;;IF(EXACT([.N83];&quot;Activo&quot;);&quot;other&quot;;IF(EXACT([.N83];&quot;Cuenta por cobrar&quot;);&quot;receivable&quot;;IF(EXACT([.N83];&quot;Cuenta por pagar&quot;);&quot;payable&quot;;IF(EXACT([.N83];&quot;Ingreso&quot;);&quot;other&quot;;IF(EXACT([.N83];&quot;Gasto&quot;);&quot;other&quot;;IF(EXACT([.N83];&quot;Patrimonio&quot;);&quot;other&quot;;IF(EXACT([.N8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83];&quot;Efectivo&quot;);EXACT([.N83];&quot;Cuenta por cobrar&quot;);EXACT([.N8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312-0000</text:p>
                </table:table-cell>
                <table:table-cell table:style-name="Datos" table:formula="of:=IF(AND(REPLACE([.A84];5;1;&quot;&quot;)&gt;REPLACE([.A83];5;1;&quot;&quot;);REPLACE([.A84];5;1;&quot;&quot;)&lt;REPLACE([.A8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. ac. de edificios – Revaluacion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84];1);[.$C84];&quot;&quot;)">
                  <text:p/>
                </table:table-cell>
                <table:table-cell table:style-name="Nivel5" table:formula="of:=IF(EXACT([.E84];1);[.$C84];&quot;&quot;)">
                  <text:p/>
                </table:table-cell>
                <table:table-cell table:style-name="Nivel5" table:formula="of:=IF(EXACT([.F84];1);[.$C84];&quot;&quot;)">
                  <text:p/>
                </table:table-cell>
                <table:table-cell table:style-name="Nivel5" table:formula="of:=IF(EXACT([.G84];1);[.$C84];&quot;&quot;)">
                  <text:p/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C82]" office:value-type="string" office:string-value="Dep. ac. de edificios">
                  <text:p>Dep. ac. de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84];&quot;Vista&quot;);&quot;view&quot;;IF(EXACT([.N84];&quot;Efectivo&quot;);&quot;other&quot;;IF(EXACT([.N84];&quot;Activo&quot;);&quot;other&quot;;IF(EXACT([.N84];&quot;Cuenta por cobrar&quot;);&quot;receivable&quot;;IF(EXACT([.N84];&quot;Cuenta por pagar&quot;);&quot;payable&quot;;IF(EXACT([.N84];&quot;Ingreso&quot;);&quot;other&quot;;IF(EXACT([.N84];&quot;Gasto&quot;);&quot;other&quot;;IF(EXACT([.N84];&quot;Patrimonio&quot;);&quot;other&quot;;IF(EXACT([.N8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84];&quot;Efectivo&quot;);EXACT([.N84];&quot;Cuenta por cobrar&quot;);EXACT([.N8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1320-0000</text:p>
              </table:table-cell>
              <table:table-cell table:style-name="Datos" table:formula="of:=IF(AND(REPLACE([.A85];5;1;&quot;&quot;)&gt;REPLACE([.A84];5;1;&quot;&quot;);REPLACE([.A85];5;1;&quot;&quot;)&lt;REPLACE([.A8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mejoras a 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85];1);[.$C85];&quot;&quot;)">
                <text:p/>
              </table:table-cell>
              <table:table-cell table:style-name="Nivel4" table:formula="of:=IF(EXACT([.E85];1);[.$C85];&quot;&quot;)">
                <text:p/>
              </table:table-cell>
              <table:table-cell table:style-name="Nivel4" table:formula="of:=IF(EXACT([.F85];1);[.$C85];&quot;&quot;)">
                <text:p/>
              </table:table-cell>
              <table:table-cell table:style-name="Nivel4" table:formula="of:=IF(EXACT([.G85];1);[.$C85];&quot;&quot;)">
                <text:p/>
              </table:table-cell>
              <table:table-cell table:style-name="Datos" office:value-type="string">
                <text:p>Mej-Ed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85];&quot;Vista&quot;);&quot;view&quot;;IF(EXACT([.N85];&quot;Efectivo&quot;);&quot;other&quot;;IF(EXACT([.N85];&quot;Activo&quot;);&quot;other&quot;;IF(EXACT([.N85];&quot;Cuenta por cobrar&quot;);&quot;receivable&quot;;IF(EXACT([.N85];&quot;Cuenta por pagar&quot;);&quot;payable&quot;;IF(EXACT([.N85];&quot;Ingreso&quot;);&quot;other&quot;;IF(EXACT([.N85];&quot;Gasto&quot;);&quot;other&quot;;IF(EXACT([.N85];&quot;Patrimonio&quot;);&quot;other&quot;;IF(EXACT([.N8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85];&quot;Efectivo&quot;);EXACT([.N85];&quot;Cuenta por cobrar&quot;);EXACT([.N8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321-0000</text:p>
                </table:table-cell>
                <table:table-cell table:style-name="Datos" table:formula="of:=IF(AND(REPLACE([.A86];5;1;&quot;&quot;)&gt;REPLACE([.A85];5;1;&quot;&quot;);REPLACE([.A86];5;1;&quot;&quot;)&lt;REPLACE([.A8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. ac. de mejoras a edificios – Valores original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86];1);[.$C86];&quot;&quot;)">
                  <text:p/>
                </table:table-cell>
                <table:table-cell table:style-name="Nivel5" table:formula="of:=IF(EXACT([.E86];1);[.$C86];&quot;&quot;)">
                  <text:p/>
                </table:table-cell>
                <table:table-cell table:style-name="Nivel5" table:formula="of:=IF(EXACT([.F86];1);[.$C86];&quot;&quot;)">
                  <text:p/>
                </table:table-cell>
                <table:table-cell table:style-name="Nivel5" table:formula="of:=IF(EXACT([.G86];1);[.$C86];&quot;&quot;)">
                  <text:p/>
                </table:table-cell>
                <table:table-cell table:style-name="Datos" office:value-type="string">
                  <text:p>VO</text:p>
                </table:table-cell>
                <table:table-cell table:style-name="Datos" table:formula="of:=[.C85]" office:value-type="string" office:string-value="Dep. ac. de mejoras a edificios">
                  <text:p>Dep. ac. de 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86];&quot;Vista&quot;);&quot;view&quot;;IF(EXACT([.N86];&quot;Efectivo&quot;);&quot;other&quot;;IF(EXACT([.N86];&quot;Activo&quot;);&quot;other&quot;;IF(EXACT([.N86];&quot;Cuenta por cobrar&quot;);&quot;receivable&quot;;IF(EXACT([.N86];&quot;Cuenta por pagar&quot;);&quot;payable&quot;;IF(EXACT([.N86];&quot;Ingreso&quot;);&quot;other&quot;;IF(EXACT([.N86];&quot;Gasto&quot;);&quot;other&quot;;IF(EXACT([.N86];&quot;Patrimonio&quot;);&quot;other&quot;;IF(EXACT([.N8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86];&quot;Efectivo&quot;);EXACT([.N86];&quot;Cuenta por cobrar&quot;);EXACT([.N8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322-0000</text:p>
                </table:table-cell>
                <table:table-cell table:style-name="Datos" table:formula="of:=IF(AND(REPLACE([.A87];5;1;&quot;&quot;)&gt;REPLACE([.A86];5;1;&quot;&quot;);REPLACE([.A87];5;1;&quot;&quot;)&lt;REPLACE([.A88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. ac. de mejoras a edificios – Revaluacion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87];1);[.$C87];&quot;&quot;)">
                  <text:p/>
                </table:table-cell>
                <table:table-cell table:style-name="Nivel5" table:formula="of:=IF(EXACT([.E87];1);[.$C87];&quot;&quot;)">
                  <text:p/>
                </table:table-cell>
                <table:table-cell table:style-name="Nivel5" table:formula="of:=IF(EXACT([.F87];1);[.$C87];&quot;&quot;)">
                  <text:p/>
                </table:table-cell>
                <table:table-cell table:style-name="Nivel5" table:formula="of:=IF(EXACT([.G87];1);[.$C87];&quot;&quot;)">
                  <text:p/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C85]" office:value-type="string" office:string-value="Dep. ac. de mejoras a edificios">
                  <text:p>Dep. ac. de 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87];&quot;Vista&quot;);&quot;view&quot;;IF(EXACT([.N87];&quot;Efectivo&quot;);&quot;other&quot;;IF(EXACT([.N87];&quot;Activo&quot;);&quot;other&quot;;IF(EXACT([.N87];&quot;Cuenta por cobrar&quot;);&quot;receivable&quot;;IF(EXACT([.N87];&quot;Cuenta por pagar&quot;);&quot;payable&quot;;IF(EXACT([.N87];&quot;Ingreso&quot;);&quot;other&quot;;IF(EXACT([.N87];&quot;Gasto&quot;);&quot;other&quot;;IF(EXACT([.N87];&quot;Patrimonio&quot;);&quot;other&quot;;IF(EXACT([.N87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87];&quot;Efectivo&quot;);EXACT([.N87];&quot;Cuenta por cobrar&quot;);EXACT([.N87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1330-0000</text:p>
              </table:table-cell>
              <table:table-cell table:style-name="Datos" table:formula="of:=IF(AND(REPLACE([.A88];5;1;&quot;&quot;)&gt;REPLACE([.A87];5;1;&quot;&quot;);REPLACE([.A88];5;1;&quot;&quot;)&lt;REPLACE([.A8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maquinaria y equipo de 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88];1);[.$C88];&quot;&quot;)">
                <text:p/>
              </table:table-cell>
              <table:table-cell table:style-name="Nivel4" table:formula="of:=IF(EXACT([.E88];1);[.$C88];&quot;&quot;)">
                <text:p/>
              </table:table-cell>
              <table:table-cell table:style-name="Nivel4" table:formula="of:=IF(EXACT([.F88];1);[.$C88];&quot;&quot;)">
                <text:p/>
              </table:table-cell>
              <table:table-cell table:style-name="Nivel4" table:formula="of:=IF(EXACT([.G88];1);[.$C88];&quot;&quot;)">
                <text:p/>
              </table:table-cell>
              <table:table-cell table:style-name="Datos" office:value-type="string">
                <text:p>MyE-Ed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88];&quot;Vista&quot;);&quot;view&quot;;IF(EXACT([.N88];&quot;Efectivo&quot;);&quot;other&quot;;IF(EXACT([.N88];&quot;Activo&quot;);&quot;other&quot;;IF(EXACT([.N88];&quot;Cuenta por cobrar&quot;);&quot;receivable&quot;;IF(EXACT([.N88];&quot;Cuenta por pagar&quot;);&quot;payable&quot;;IF(EXACT([.N88];&quot;Ingreso&quot;);&quot;other&quot;;IF(EXACT([.N88];&quot;Gasto&quot;);&quot;other&quot;;IF(EXACT([.N88];&quot;Patrimonio&quot;);&quot;other&quot;;IF(EXACT([.N8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88];&quot;Efectivo&quot;);EXACT([.N88];&quot;Cuenta por cobrar&quot;);EXACT([.N8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1340-0000</text:p>
              </table:table-cell>
              <table:table-cell table:style-name="Datos" table:formula="of:=IF(AND(REPLACE([.A89];5;1;&quot;&quot;)&gt;REPLACE([.A88];5;1;&quot;&quot;);REPLACE([.A89];5;1;&quot;&quot;)&lt;REPLACE([.A9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herramientas mayor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89];1);[.$C89];&quot;&quot;)" office:value-type="string" office:string-value="Dep. ac. de herramientas mayores">
                <text:p>Dep. ac. de herramientas mayores</text:p>
              </table:table-cell>
              <table:table-cell table:style-name="Nivel4" table:formula="of:=IF(EXACT([.E89];1);[.$C89];&quot;&quot;)">
                <text:p/>
              </table:table-cell>
              <table:table-cell table:style-name="Nivel4" table:formula="of:=IF(EXACT([.F89];1);[.$C89];&quot;&quot;)">
                <text:p/>
              </table:table-cell>
              <table:table-cell table:style-name="Nivel4" table:formula="of:=IF(EXACT([.G89];1);[.$C89];&quot;&quot;)">
                <text:p/>
              </table:table-cell>
              <table:table-cell table:style-name="Datos" office:value-type="string">
                <text:p>HM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89];&quot;Vista&quot;);&quot;view&quot;;IF(EXACT([.N89];&quot;Efectivo&quot;);&quot;other&quot;;IF(EXACT([.N89];&quot;Activo&quot;);&quot;other&quot;;IF(EXACT([.N89];&quot;Cuenta por cobrar&quot;);&quot;receivable&quot;;IF(EXACT([.N89];&quot;Cuenta por pagar&quot;);&quot;payable&quot;;IF(EXACT([.N89];&quot;Ingreso&quot;);&quot;other&quot;;IF(EXACT([.N89];&quot;Gasto&quot;);&quot;other&quot;;IF(EXACT([.N89];&quot;Patrimonio&quot;);&quot;other&quot;;IF(EXACT([.N8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89];&quot;Efectivo&quot;);EXACT([.N89];&quot;Cuenta por cobrar&quot;);EXACT([.N8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1350-0000</text:p>
              </table:table-cell>
              <table:table-cell table:style-name="Datos" table:formula="of:=IF(AND(REPLACE([.A90];5;1;&quot;&quot;)&gt;REPLACE([.A89];5;1;&quot;&quot;);REPLACE([.A90];5;1;&quot;&quot;)&lt;REPLACE([.A91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mobiliario y equipo de oficina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90];1);[.$C90];&quot;&quot;)" office:value-type="string" office:string-value="Dep. ac. de mobiliario y equipo de oficina">
                <text:p>Dep. ac. de mobiliario y equipo de oficina</text:p>
              </table:table-cell>
              <table:table-cell table:style-name="Nivel4" table:formula="of:=IF(EXACT([.E90];1);[.$C90];&quot;&quot;)">
                <text:p/>
              </table:table-cell>
              <table:table-cell table:style-name="Nivel4" table:formula="of:=IF(EXACT([.F90];1);[.$C90];&quot;&quot;)">
                <text:p/>
              </table:table-cell>
              <table:table-cell table:style-name="Nivel4" table:formula="of:=IF(EXACT([.G90];1);[.$C90];&quot;&quot;)">
                <text:p/>
              </table:table-cell>
              <table:table-cell table:style-name="Datos" office:value-type="string">
                <text:p>Mob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90];&quot;Vista&quot;);&quot;view&quot;;IF(EXACT([.N90];&quot;Efectivo&quot;);&quot;other&quot;;IF(EXACT([.N90];&quot;Activo&quot;);&quot;other&quot;;IF(EXACT([.N90];&quot;Cuenta por cobrar&quot;);&quot;receivable&quot;;IF(EXACT([.N90];&quot;Cuenta por pagar&quot;);&quot;payable&quot;;IF(EXACT([.N90];&quot;Ingreso&quot;);&quot;other&quot;;IF(EXACT([.N90];&quot;Gasto&quot;);&quot;other&quot;;IF(EXACT([.N90];&quot;Patrimonio&quot;);&quot;other&quot;;IF(EXACT([.N9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90];&quot;Efectivo&quot;);EXACT([.N90];&quot;Cuenta por cobrar&quot;);EXACT([.N90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1360-0000</text:p>
              </table:table-cell>
              <table:table-cell table:style-name="Datos" table:formula="of:=IF(AND(REPLACE([.A91];5;1;&quot;&quot;)&gt;REPLACE([.A90];5;1;&quot;&quot;);REPLACE([.A91];5;1;&quot;&quot;)&lt;REPLACE([.A9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equipo de cómputo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91];1);[.$C91];&quot;&quot;)" office:value-type="string" office:string-value="Dep. ac. de equipo de cómputo">
                <text:p>Dep. ac. de equipo de cómputo</text:p>
              </table:table-cell>
              <table:table-cell table:style-name="Nivel4" table:formula="of:=IF(EXACT([.E91];1);[.$C91];&quot;&quot;)">
                <text:p/>
              </table:table-cell>
              <table:table-cell table:style-name="Nivel4" table:formula="of:=IF(EXACT([.F91];1);[.$C91];&quot;&quot;)">
                <text:p/>
              </table:table-cell>
              <table:table-cell table:style-name="Nivel4" table:formula="of:=IF(EXACT([.G91];1);[.$C91];&quot;&quot;)">
                <text:p/>
              </table:table-cell>
              <table:table-cell table:style-name="Datos" office:value-type="string">
                <text:p>Comp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91];&quot;Vista&quot;);&quot;view&quot;;IF(EXACT([.N91];&quot;Efectivo&quot;);&quot;other&quot;;IF(EXACT([.N91];&quot;Activo&quot;);&quot;other&quot;;IF(EXACT([.N91];&quot;Cuenta por cobrar&quot;);&quot;receivable&quot;;IF(EXACT([.N91];&quot;Cuenta por pagar&quot;);&quot;payable&quot;;IF(EXACT([.N91];&quot;Ingreso&quot;);&quot;other&quot;;IF(EXACT([.N91];&quot;Gasto&quot;);&quot;other&quot;;IF(EXACT([.N91];&quot;Patrimonio&quot;);&quot;other&quot;;IF(EXACT([.N91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91];&quot;Efectivo&quot;);EXACT([.N91];&quot;Cuenta por cobrar&quot;);EXACT([.N9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1370-0000</text:p>
              </table:table-cell>
              <table:table-cell table:style-name="Datos" table:formula="of:=IF(AND(REPLACE([.A92];5;1;&quot;&quot;)&gt;REPLACE([.A91];5;1;&quot;&quot;);REPLACE([.A92];5;1;&quot;&quot;)&lt;REPLACE([.A9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. ac. de vehícul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92];1);[.$C92];&quot;&quot;)">
                <text:p/>
              </table:table-cell>
              <table:table-cell table:style-name="Nivel4" table:formula="of:=IF(EXACT([.E92];1);[.$C92];&quot;&quot;)">
                <text:p/>
              </table:table-cell>
              <table:table-cell table:style-name="Nivel4" table:formula="of:=IF(EXACT([.F92];1);[.$C92];&quot;&quot;)">
                <text:p/>
              </table:table-cell>
              <table:table-cell table:style-name="Nivel4" table:formula="of:=IF(EXACT([.G92];1);[.$C92];&quot;&quot;)">
                <text:p/>
              </table:table-cell>
              <table:table-cell table:style-name="Datos" office:value-type="string">
                <text:p>Veh</text:p>
              </table:table-cell>
              <table:table-cell table:style-name="Datos" table:formula="of:=[.C81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92];&quot;Vista&quot;);&quot;view&quot;;IF(EXACT([.N92];&quot;Efectivo&quot;);&quot;other&quot;;IF(EXACT([.N92];&quot;Activo&quot;);&quot;other&quot;;IF(EXACT([.N92];&quot;Cuenta por cobrar&quot;);&quot;receivable&quot;;IF(EXACT([.N92];&quot;Cuenta por pagar&quot;);&quot;payable&quot;;IF(EXACT([.N92];&quot;Ingreso&quot;);&quot;other&quot;;IF(EXACT([.N92];&quot;Gasto&quot;);&quot;other&quot;;IF(EXACT([.N92];&quot;Patrimonio&quot;);&quot;other&quot;;IF(EXACT([.N9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92];&quot;Efectivo&quot;);EXACT([.N92];&quot;Cuenta por cobrar&quot;);EXACT([.N9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1900-0000</text:p>
            </table:table-cell>
            <table:table-cell table:style-name="Datos" table:formula="of:=IF(AND(REPLACE([.A93];5;1;&quot;&quot;)&gt;REPLACE([.A92];5;1;&quot;&quot;);REPLACE([.A93];5;1;&quot;&quot;)&lt;REPLACE([.A94];5;1;&quot;&quot;));TRUE();FALSE())" office:value-type="boolean" office:boolean-value="true">
              <text:p>VERDADERO</text:p>
            </table:table-cell>
            <table:table-cell table:style-name="Nivel3" office:value-type="string">
              <text:p>Otros ac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93];1);[.$C93];&quot;&quot;)" office:value-type="string" office:string-value="Otros activos">
              <text:p>Otros activos</text:p>
            </table:table-cell>
            <table:table-cell table:style-name="Nivel3" table:formula="of:=IF(EXACT([.E93];1);[.$C93];&quot;&quot;)" office:value-type="string" office:string-value="Otros activos">
              <text:p>Otros activos</text:p>
            </table:table-cell>
            <table:table-cell table:style-name="Nivel3" table:formula="of:=IF(EXACT([.F93];1);[.$C93];&quot;&quot;)" office:value-type="string" office:string-value="Otros activos">
              <text:p>Otros activos</text:p>
            </table:table-cell>
            <table:table-cell table:style-name="Nivel3" table:formula="of:=IF(EXACT([.G93];1);[.$C93];&quot;&quot;)" office:value-type="string" office:string-value="Otros activos">
              <text:p>Otros activos</text:p>
            </table:table-cell>
            <table:table-cell table:style-name="Datos" office:value-type="string">
              <text:p>Ot</text:p>
            </table:table-cell>
            <table:table-cell table:style-name="Datos" table:formula="of:=[.C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93];&quot;Vista&quot;);&quot;view&quot;;IF(EXACT([.N93];&quot;Efectivo&quot;);&quot;other&quot;;IF(EXACT([.N93];&quot;Activo&quot;);&quot;other&quot;;IF(EXACT([.N93];&quot;Cuenta por cobrar&quot;);&quot;receivable&quot;;IF(EXACT([.N93];&quot;Cuenta por pagar&quot;);&quot;payable&quot;;IF(EXACT([.N93];&quot;Ingreso&quot;);&quot;other&quot;;IF(EXACT([.N93];&quot;Gasto&quot;);&quot;other&quot;;IF(EXACT([.N93];&quot;Patrimonio&quot;);&quot;other&quot;;IF(EXACT([.N93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93];&quot;Efectivo&quot;);EXACT([.N93];&quot;Cuenta por cobrar&quot;);EXACT([.N93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1910-0000</text:p>
              </table:table-cell>
              <table:table-cell table:style-name="Datos" table:formula="of:=IF(AND(REPLACE([.A94];5;1;&quot;&quot;)&gt;REPLACE([.A93];5;1;&quot;&quot;);REPLACE([.A94];5;1;&quot;&quot;)&lt;REPLACE([.A9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Gastos pagados por anticipado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94];1);[.$C94];&quot;&quot;)">
                <text:p/>
              </table:table-cell>
              <table:table-cell table:style-name="Nivel4" table:formula="of:=IF(EXACT([.E94];1);[.$C94];&quot;&quot;)">
                <text:p/>
              </table:table-cell>
              <table:table-cell table:style-name="Nivel4" table:formula="of:=IF(EXACT([.F94];1);[.$C94];&quot;&quot;)">
                <text:p/>
              </table:table-cell>
              <table:table-cell table:style-name="Nivel4" table:formula="of:=IF(EXACT([.G94];1);[.$C94];&quot;&quot;)">
                <text:p/>
              </table:table-cell>
              <table:table-cell table:style-name="Datos" office:value-type="string">
                <text:p>Gas-Ant</text:p>
              </table:table-cell>
              <table:table-cell table:style-name="Datos" table:formula="of:=[.C93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94];&quot;Vista&quot;);&quot;view&quot;;IF(EXACT([.N94];&quot;Efectivo&quot;);&quot;other&quot;;IF(EXACT([.N94];&quot;Activo&quot;);&quot;other&quot;;IF(EXACT([.N94];&quot;Cuenta por cobrar&quot;);&quot;receivable&quot;;IF(EXACT([.N94];&quot;Cuenta por pagar&quot;);&quot;payable&quot;;IF(EXACT([.N94];&quot;Ingreso&quot;);&quot;other&quot;;IF(EXACT([.N94];&quot;Gasto&quot;);&quot;other&quot;;IF(EXACT([.N94];&quot;Patrimonio&quot;);&quot;other&quot;;IF(EXACT([.N94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94];&quot;Efectivo&quot;);EXACT([.N94];&quot;Cuenta por cobrar&quot;);EXACT([.N9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911-0000</text:p>
                </table:table-cell>
                <table:table-cell table:style-name="Datos" table:formula="of:=IF(AND(REPLACE([.A95];5;1;&quot;&quot;)&gt;REPLACE([.A94];5;1;&quot;&quot;);REPLACE([.A95];5;1;&quot;&quot;)&lt;REPLACE([.A96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Pólizas de seguros prepagada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95];1);[.$C95];&quot;&quot;)">
                  <text:p/>
                </table:table-cell>
                <table:table-cell table:style-name="Nivel5" table:formula="of:=IF(EXACT([.E95];1);[.$C95];&quot;&quot;)">
                  <text:p/>
                </table:table-cell>
                <table:table-cell table:style-name="Nivel5" table:formula="of:=IF(EXACT([.F95];1);[.$C95];&quot;&quot;)">
                  <text:p/>
                </table:table-cell>
                <table:table-cell table:style-name="Nivel5" table:formula="of:=IF(EXACT([.G95];1);[.$C95];&quot;&quot;)">
                  <text:p/>
                </table:table-cell>
                <table:table-cell table:style-name="Datos" office:value-type="string">
                  <text:p>Pol</text:p>
                </table:table-cell>
                <table:table-cell table:style-name="Datos" table:formula="of:=[.C94]" office:value-type="string" office:string-value="Gastos pagados por anticipado">
                  <text:p>Gastos pagados por anticipa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95];&quot;Vista&quot;);&quot;view&quot;;IF(EXACT([.N95];&quot;Efectivo&quot;);&quot;other&quot;;IF(EXACT([.N95];&quot;Activo&quot;);&quot;other&quot;;IF(EXACT([.N95];&quot;Cuenta por cobrar&quot;);&quot;receivable&quot;;IF(EXACT([.N95];&quot;Cuenta por pagar&quot;);&quot;payable&quot;;IF(EXACT([.N95];&quot;Ingreso&quot;);&quot;other&quot;;IF(EXACT([.N95];&quot;Gasto&quot;);&quot;other&quot;;IF(EXACT([.N95];&quot;Patrimonio&quot;);&quot;other&quot;;IF(EXACT([.N95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95];&quot;Efectivo&quot;);EXACT([.N95];&quot;Cuenta por cobrar&quot;);EXACT([.N95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911-0100</text:p>
                  </table:table-cell>
                  <table:table-cell table:style-name="Datos" table:formula="of:=IF(AND(REPLACE([.A96];5;1;&quot;&quot;)&gt;REPLACE([.A95];5;1;&quot;&quot;);REPLACE([.A96];5;1;&quot;&quot;)&lt;REPLACE([.A97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Riesgos del trabajo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96];1);[.$C96];&quot;&quot;)">
                    <text:p/>
                  </table:table-cell>
                  <table:table-cell table:style-name="Nivel6" table:formula="of:=IF(EXACT([.E96];1);[.$C96];&quot;&quot;)">
                    <text:p/>
                  </table:table-cell>
                  <table:table-cell table:style-name="Nivel6" table:formula="of:=IF(EXACT([.F96];1);[.$C96];&quot;&quot;)">
                    <text:p/>
                  </table:table-cell>
                  <table:table-cell table:style-name="Nivel6" table:formula="of:=IF(EXACT([.G96];1);[.$C96];&quot;&quot;)">
                    <text:p/>
                  </table:table-cell>
                  <table:table-cell table:style-name="Datos" office:value-type="string">
                    <text:p>Ries</text:p>
                  </table:table-cell>
                  <table:table-cell table:style-name="Datos" table:formula="of:=[.C95]" office:value-type="string" office:string-value="Pólizas de seguros prepagadas">
                    <text:p>Pólizas de seguros prepagada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96];&quot;Vista&quot;);&quot;view&quot;;IF(EXACT([.N96];&quot;Efectivo&quot;);&quot;other&quot;;IF(EXACT([.N96];&quot;Activo&quot;);&quot;other&quot;;IF(EXACT([.N96];&quot;Cuenta por cobrar&quot;);&quot;receivable&quot;;IF(EXACT([.N96];&quot;Cuenta por pagar&quot;);&quot;payable&quot;;IF(EXACT([.N96];&quot;Ingreso&quot;);&quot;other&quot;;IF(EXACT([.N96];&quot;Gasto&quot;);&quot;other&quot;;IF(EXACT([.N96];&quot;Patrimonio&quot;);&quot;other&quot;;IF(EXACT([.N96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96];&quot;Efectivo&quot;);EXACT([.N96];&quot;Cuenta por cobrar&quot;);EXACT([.N96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1920-0000</text:p>
              </table:table-cell>
              <table:table-cell table:style-name="Datos" table:formula="of:=IF(AND(REPLACE([.A97];5;1;&quot;&quot;)&gt;REPLACE([.A96];5;1;&quot;&quot;);REPLACE([.A97];5;1;&quot;&quot;)&lt;REPLACE([.A98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epósitos de garantía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97];1);[.$C97];&quot;&quot;)" office:value-type="string" office:string-value="Depósitos de garantía">
                <text:p>Depósitos de garantía</text:p>
              </table:table-cell>
              <table:table-cell table:style-name="Nivel4" table:formula="of:=IF(EXACT([.E97];1);[.$C97];&quot;&quot;)">
                <text:p/>
              </table:table-cell>
              <table:table-cell table:style-name="Nivel4" table:formula="of:=IF(EXACT([.F97];1);[.$C97];&quot;&quot;)">
                <text:p/>
              </table:table-cell>
              <table:table-cell table:style-name="Nivel4" table:formula="of:=IF(EXACT([.G97];1);[.$C97];&quot;&quot;)">
                <text:p/>
              </table:table-cell>
              <table:table-cell table:style-name="Datos" office:value-type="string">
                <text:p>Dep</text:p>
              </table:table-cell>
              <table:table-cell table:style-name="Datos" table:formula="of:=[.C93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97];&quot;Vista&quot;);&quot;view&quot;;IF(EXACT([.N97];&quot;Efectivo&quot;);&quot;other&quot;;IF(EXACT([.N97];&quot;Activo&quot;);&quot;other&quot;;IF(EXACT([.N97];&quot;Cuenta por cobrar&quot;);&quot;receivable&quot;;IF(EXACT([.N97];&quot;Cuenta por pagar&quot;);&quot;payable&quot;;IF(EXACT([.N97];&quot;Ingreso&quot;);&quot;other&quot;;IF(EXACT([.N97];&quot;Gasto&quot;);&quot;other&quot;;IF(EXACT([.N97];&quot;Patrimonio&quot;);&quot;other&quot;;IF(EXACT([.N9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97];&quot;Efectivo&quot;);EXACT([.N97];&quot;Cuenta por cobrar&quot;);EXACT([.N97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921-0000</text:p>
                </table:table-cell>
                <table:table-cell table:style-name="Datos" table:formula="of:=IF(AND(REPLACE([.A98];5;1;&quot;&quot;)&gt;REPLACE([.A97];5;1;&quot;&quot;);REPLACE([.A98];5;1;&quot;&quot;)&lt;REPLACE([.A9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ósitos sobre derechos telefónicos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98];1);[.$C98];&quot;&quot;)" office:value-type="string" office:string-value="Depósitos sobre derechos telefónicos">
                  <text:p>Depósitos sobre derechos telefónicos</text:p>
                </table:table-cell>
                <table:table-cell table:style-name="Nivel5" table:formula="of:=IF(EXACT([.E98];1);[.$C98];&quot;&quot;)">
                  <text:p/>
                </table:table-cell>
                <table:table-cell table:style-name="Nivel5" table:formula="of:=IF(EXACT([.F98];1);[.$C98];&quot;&quot;)">
                  <text:p/>
                </table:table-cell>
                <table:table-cell table:style-name="Nivel5" table:formula="of:=IF(EXACT([.G98];1);[.$C98];&quot;&quot;)">
                  <text:p/>
                </table:table-cell>
                <table:table-cell table:style-name="Datos" office:value-type="string">
                  <text:p>Tel</text:p>
                </table:table-cell>
                <table:table-cell table:style-name="Datos" table:formula="of:=[.C97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98];&quot;Vista&quot;);&quot;view&quot;;IF(EXACT([.N98];&quot;Efectivo&quot;);&quot;other&quot;;IF(EXACT([.N98];&quot;Activo&quot;);&quot;other&quot;;IF(EXACT([.N98];&quot;Cuenta por cobrar&quot;);&quot;receivable&quot;;IF(EXACT([.N98];&quot;Cuenta por pagar&quot;);&quot;payable&quot;;IF(EXACT([.N98];&quot;Ingreso&quot;);&quot;other&quot;;IF(EXACT([.N98];&quot;Gasto&quot;);&quot;other&quot;;IF(EXACT([.N98];&quot;Patrimonio&quot;);&quot;other&quot;;IF(EXACT([.N9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98];&quot;Efectivo&quot;);EXACT([.N98];&quot;Cuenta por cobrar&quot;);EXACT([.N98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921-0100</text:p>
                  </table:table-cell>
                  <table:table-cell table:style-name="Datos" table:formula="of:=IF(AND(REPLACE([.A99];5;1;&quot;&quot;)&gt;REPLACE([.A98];5;1;&quot;&quot;);REPLACE([.A99];5;1;&quot;&quot;)&lt;REPLACE([.A10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Depósito de garantía 2290-5353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99];1);[.$C99];&quot;&quot;)" office:value-type="string" office:string-value="Depósito de garantía 2290-5353">
                    <text:p>Depósito de garantía 2290-5353</text:p>
                  </table:table-cell>
                  <table:table-cell table:style-name="Nivel6" table:formula="of:=IF(EXACT([.E99];1);[.$C99];&quot;&quot;)">
                    <text:p/>
                  </table:table-cell>
                  <table:table-cell table:style-name="Nivel6" table:formula="of:=IF(EXACT([.F99];1);[.$C99];&quot;&quot;)">
                    <text:p/>
                  </table:table-cell>
                  <table:table-cell table:style-name="Nivel6" table:formula="of:=IF(EXACT([.G99];1);[.$C99];&quot;&quot;)">
                    <text:p/>
                  </table:table-cell>
                  <table:table-cell table:style-name="Datos" office:value-type="string">
                    <text:p>2290-5353</text:p>
                  </table:table-cell>
                  <table:table-cell table:style-name="Datos" table:formula="of:=[.C98]" office:value-type="string" office:string-value="Depósitos sobre derechos telefónicos">
                    <text:p>Depósitos sobre derechos telefónico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99];&quot;Vista&quot;);&quot;view&quot;;IF(EXACT([.N99];&quot;Efectivo&quot;);&quot;other&quot;;IF(EXACT([.N99];&quot;Activo&quot;);&quot;other&quot;;IF(EXACT([.N99];&quot;Cuenta por cobrar&quot;);&quot;receivable&quot;;IF(EXACT([.N99];&quot;Cuenta por pagar&quot;);&quot;payable&quot;;IF(EXACT([.N99];&quot;Ingreso&quot;);&quot;other&quot;;IF(EXACT([.N99];&quot;Gasto&quot;);&quot;other&quot;;IF(EXACT([.N99];&quot;Patrimonio&quot;);&quot;other&quot;;IF(EXACT([.N99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99];&quot;Efectivo&quot;);EXACT([.N99];&quot;Cuenta por cobrar&quot;);EXACT([.N99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921-0200</text:p>
                  </table:table-cell>
                  <table:table-cell table:style-name="Datos" table:formula="of:=IF(AND(REPLACE([.A100];5;1;&quot;&quot;)&gt;REPLACE([.A99];5;1;&quot;&quot;);REPLACE([.A100];5;1;&quot;&quot;)&lt;REPLACE([.A101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Depósito de garantía 2551-7034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00];1);[.$C100];&quot;&quot;)" office:value-type="string" office:string-value="Depósito de garantía 2551-7034">
                    <text:p>Depósito de garantía 2551-7034</text:p>
                  </table:table-cell>
                  <table:table-cell table:style-name="Nivel6" table:formula="of:=IF(EXACT([.E100];1);[.$C100];&quot;&quot;)">
                    <text:p/>
                  </table:table-cell>
                  <table:table-cell table:style-name="Nivel6" table:formula="of:=IF(EXACT([.F100];1);[.$C100];&quot;&quot;)">
                    <text:p/>
                  </table:table-cell>
                  <table:table-cell table:style-name="Nivel6" table:formula="of:=IF(EXACT([.G100];1);[.$C100];&quot;&quot;)">
                    <text:p/>
                  </table:table-cell>
                  <table:table-cell table:style-name="Datos" office:value-type="string">
                    <text:p>2551-7034</text:p>
                  </table:table-cell>
                  <table:table-cell table:style-name="Datos" table:formula="of:=[.C98]" office:value-type="string" office:string-value="Depósitos sobre derechos telefónicos">
                    <text:p>Depósitos sobre derechos telefónico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00];&quot;Vista&quot;);&quot;view&quot;;IF(EXACT([.N100];&quot;Efectivo&quot;);&quot;other&quot;;IF(EXACT([.N100];&quot;Activo&quot;);&quot;other&quot;;IF(EXACT([.N100];&quot;Cuenta por cobrar&quot;);&quot;receivable&quot;;IF(EXACT([.N100];&quot;Cuenta por pagar&quot;);&quot;payable&quot;;IF(EXACT([.N100];&quot;Ingreso&quot;);&quot;other&quot;;IF(EXACT([.N100];&quot;Gasto&quot;);&quot;other&quot;;IF(EXACT([.N100];&quot;Patrimonio&quot;);&quot;other&quot;;IF(EXACT([.N100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100];&quot;Efectivo&quot;);EXACT([.N100];&quot;Cuenta por cobrar&quot;);EXACT([.N100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921-0300</text:p>
                  </table:table-cell>
                  <table:table-cell table:style-name="Datos" table:formula="of:=IF(AND(REPLACE([.A101];5;1;&quot;&quot;)&gt;REPLACE([.A100];5;1;&quot;&quot;);REPLACE([.A101];5;1;&quot;&quot;)&lt;REPLACE([.A10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Depósito de garantía 2551-7647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01];1);[.$C101];&quot;&quot;)" office:value-type="string" office:string-value="Depósito de garantía 2551-7647">
                    <text:p>Depósito de garantía 2551-7647</text:p>
                  </table:table-cell>
                  <table:table-cell table:style-name="Nivel6" table:formula="of:=IF(EXACT([.E101];1);[.$C101];&quot;&quot;)">
                    <text:p/>
                  </table:table-cell>
                  <table:table-cell table:style-name="Nivel6" table:formula="of:=IF(EXACT([.F101];1);[.$C101];&quot;&quot;)">
                    <text:p/>
                  </table:table-cell>
                  <table:table-cell table:style-name="Nivel6" table:formula="of:=IF(EXACT([.G101];1);[.$C101];&quot;&quot;)">
                    <text:p/>
                  </table:table-cell>
                  <table:table-cell table:style-name="Datos" office:value-type="string">
                    <text:p>2551-7647</text:p>
                  </table:table-cell>
                  <table:table-cell table:style-name="Datos" table:formula="of:=[.C98]" office:value-type="string" office:string-value="Depósitos sobre derechos telefónicos">
                    <text:p>Depósitos sobre derechos telefónico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01];&quot;Vista&quot;);&quot;view&quot;;IF(EXACT([.N101];&quot;Efectivo&quot;);&quot;other&quot;;IF(EXACT([.N101];&quot;Activo&quot;);&quot;other&quot;;IF(EXACT([.N101];&quot;Cuenta por cobrar&quot;);&quot;receivable&quot;;IF(EXACT([.N101];&quot;Cuenta por pagar&quot;);&quot;payable&quot;;IF(EXACT([.N101];&quot;Ingreso&quot;);&quot;other&quot;;IF(EXACT([.N101];&quot;Gasto&quot;);&quot;other&quot;;IF(EXACT([.N101];&quot;Patrimonio&quot;);&quot;other&quot;;IF(EXACT([.N101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101];&quot;Efectivo&quot;);EXACT([.N101];&quot;Cuenta por cobrar&quot;);EXACT([.N101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</table:table-row-group>
            <table:table-row-group>
              <table:table-row table:style-name="ro2">
                <table:table-cell table:style-name="Nivel5" office:value-type="string">
                  <text:p>1922-0000</text:p>
                </table:table-cell>
                <table:table-cell table:style-name="Datos" table:formula="of:=IF(AND(REPLACE([.A102];5;1;&quot;&quot;)&gt;REPLACE([.A101];5;1;&quot;&quot;);REPLACE([.A102];5;1;&quot;&quot;)&lt;REPLACE([.A10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ósitos sobre conexiones de Internet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102];1);[.$C102];&quot;&quot;)">
                  <text:p/>
                </table:table-cell>
                <table:table-cell table:style-name="Nivel5" table:formula="of:=IF(EXACT([.E102];1);[.$C102];&quot;&quot;)">
                  <text:p/>
                </table:table-cell>
                <table:table-cell table:style-name="Nivel5" table:formula="of:=IF(EXACT([.F102];1);[.$C102];&quot;&quot;)">
                  <text:p/>
                </table:table-cell>
                <table:table-cell table:style-name="Nivel5" table:formula="of:=IF(EXACT([.G102];1);[.$C102];&quot;&quot;)">
                  <text:p/>
                </table:table-cell>
                <table:table-cell table:style-name="Datos" office:value-type="string">
                  <text:p>Int</text:p>
                </table:table-cell>
                <table:table-cell table:style-name="Datos" table:formula="of:=[.C97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02];&quot;Vista&quot;);&quot;view&quot;;IF(EXACT([.N102];&quot;Efectivo&quot;);&quot;other&quot;;IF(EXACT([.N102];&quot;Activo&quot;);&quot;other&quot;;IF(EXACT([.N102];&quot;Cuenta por cobrar&quot;);&quot;receivable&quot;;IF(EXACT([.N102];&quot;Cuenta por pagar&quot;);&quot;payable&quot;;IF(EXACT([.N102];&quot;Ingreso&quot;);&quot;other&quot;;IF(EXACT([.N102];&quot;Gasto&quot;);&quot;other&quot;;IF(EXACT([.N102];&quot;Patrimonio&quot;);&quot;other&quot;;IF(EXACT([.N10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02];&quot;Efectivo&quot;);EXACT([.N102];&quot;Cuenta por cobrar&quot;);EXACT([.N10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923-0000</text:p>
                </table:table-cell>
                <table:table-cell table:style-name="Datos" table:formula="of:=IF(AND(REPLACE([.A103];5;1;&quot;&quot;)&gt;REPLACE([.A102];5;1;&quot;&quot;);REPLACE([.A103];5;1;&quot;&quot;)&lt;REPLACE([.A10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pósitos sobre locales en alquiler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103];1);[.$C103];&quot;&quot;)" office:value-type="string" office:string-value="Depósitos sobre locales en alquiler">
                  <text:p>Depósitos sobre locales en alquiler</text:p>
                </table:table-cell>
                <table:table-cell table:style-name="Nivel5" table:formula="of:=IF(EXACT([.E103];1);[.$C103];&quot;&quot;)">
                  <text:p/>
                </table:table-cell>
                <table:table-cell table:style-name="Nivel5" table:formula="of:=IF(EXACT([.F103];1);[.$C103];&quot;&quot;)">
                  <text:p/>
                </table:table-cell>
                <table:table-cell table:style-name="Nivel5" table:formula="of:=IF(EXACT([.G103];1);[.$C103];&quot;&quot;)">
                  <text:p/>
                </table:table-cell>
                <table:table-cell table:style-name="Datos" office:value-type="string">
                  <text:p>Alq.</text:p>
                </table:table-cell>
                <table:table-cell table:style-name="Datos" table:formula="of:=[.C97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03];&quot;Vista&quot;);&quot;view&quot;;IF(EXACT([.N103];&quot;Efectivo&quot;);&quot;other&quot;;IF(EXACT([.N103];&quot;Activo&quot;);&quot;other&quot;;IF(EXACT([.N103];&quot;Cuenta por cobrar&quot;);&quot;receivable&quot;;IF(EXACT([.N103];&quot;Cuenta por pagar&quot;);&quot;payable&quot;;IF(EXACT([.N103];&quot;Ingreso&quot;);&quot;other&quot;;IF(EXACT([.N103];&quot;Gasto&quot;);&quot;other&quot;;IF(EXACT([.N103];&quot;Patrimonio&quot;);&quot;other&quot;;IF(EXACT([.N10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03];&quot;Efectivo&quot;);EXACT([.N103];&quot;Cuenta por cobrar&quot;);EXACT([.N10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1923-0100</text:p>
                  </table:table-cell>
                  <table:table-cell table:style-name="Datos" table:formula="of:=IF(AND(REPLACE([.A104];5;1;&quot;&quot;)&gt;REPLACE([.A103];5;1;&quot;&quot;);REPLACE([.A104];5;1;&quot;&quot;)&lt;REPLACE([.A105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ficina Sabana Norte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04];1);[.$C104];&quot;&quot;)" office:value-type="string" office:string-value="Oficina Sabana Norte">
                    <text:p>Oficina Sabana Norte</text:p>
                  </table:table-cell>
                  <table:table-cell table:style-name="Nivel6" table:formula="of:=IF(EXACT([.E104];1);[.$C104];&quot;&quot;)">
                    <text:p/>
                  </table:table-cell>
                  <table:table-cell table:style-name="Nivel6" table:formula="of:=IF(EXACT([.F104];1);[.$C104];&quot;&quot;)">
                    <text:p/>
                  </table:table-cell>
                  <table:table-cell table:style-name="Nivel6" table:formula="of:=IF(EXACT([.G104];1);[.$C104];&quot;&quot;)">
                    <text:p/>
                  </table:table-cell>
                  <table:table-cell table:style-name="Datos" office:value-type="string">
                    <text:p>Of. Sabana</text:p>
                  </table:table-cell>
                  <table:table-cell table:style-name="Datos" table:formula="of:=[.C103]" office:value-type="string" office:string-value="Depósitos sobre locales en alquiler">
                    <text:p>Depósitos sobre locales en alquiler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04];&quot;Vista&quot;);&quot;view&quot;;IF(EXACT([.N104];&quot;Efectivo&quot;);&quot;other&quot;;IF(EXACT([.N104];&quot;Activo&quot;);&quot;other&quot;;IF(EXACT([.N104];&quot;Cuenta por cobrar&quot;);&quot;receivable&quot;;IF(EXACT([.N104];&quot;Cuenta por pagar&quot;);&quot;payable&quot;;IF(EXACT([.N104];&quot;Ingreso&quot;);&quot;other&quot;;IF(EXACT([.N104];&quot;Gasto&quot;);&quot;other&quot;;IF(EXACT([.N104];&quot;Patrimonio&quot;);&quot;other&quot;;IF(EXACT([.N104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104];&quot;Efectivo&quot;);EXACT([.N104];&quot;Cuenta por cobrar&quot;);EXACT([.N104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1923-0200</text:p>
                  </table:table-cell>
                  <table:table-cell table:style-name="Datos" table:formula="of:=IF(AND(REPLACE([.A105];5;1;&quot;&quot;)&gt;REPLACE([.A104];5;1;&quot;&quot;);REPLACE([.A105];5;1;&quot;&quot;)&lt;REPLACE([.A10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ficina Cartago Occidental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105];1);[.$C105];&quot;&quot;)" office:value-type="string" office:string-value="Oficina Cartago Occidental">
                    <text:p>Oficina Cartago Occidental</text:p>
                  </table:table-cell>
                  <table:table-cell table:style-name="Nivel6" table:formula="of:=IF(EXACT([.E105];1);[.$C105];&quot;&quot;)">
                    <text:p/>
                  </table:table-cell>
                  <table:table-cell table:style-name="Nivel6" table:formula="of:=IF(EXACT([.F105];1);[.$C105];&quot;&quot;)">
                    <text:p/>
                  </table:table-cell>
                  <table:table-cell table:style-name="Nivel6" table:formula="of:=IF(EXACT([.G105];1);[.$C105];&quot;&quot;)">
                    <text:p/>
                  </table:table-cell>
                  <table:table-cell table:style-name="Datos" office:value-type="string">
                    <text:p>Of. Cartago</text:p>
                  </table:table-cell>
                  <table:table-cell table:style-name="Datos" table:formula="of:=[.C103]" office:value-type="string" office:string-value="Depósitos sobre locales en alquiler">
                    <text:p>Depósitos sobre locales en alquiler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05];&quot;Vista&quot;);&quot;view&quot;;IF(EXACT([.N105];&quot;Efectivo&quot;);&quot;other&quot;;IF(EXACT([.N105];&quot;Activo&quot;);&quot;other&quot;;IF(EXACT([.N105];&quot;Cuenta por cobrar&quot;);&quot;receivable&quot;;IF(EXACT([.N105];&quot;Cuenta por pagar&quot;);&quot;payable&quot;;IF(EXACT([.N105];&quot;Ingreso&quot;);&quot;other&quot;;IF(EXACT([.N105];&quot;Gasto&quot;);&quot;other&quot;;IF(EXACT([.N105];&quot;Patrimonio&quot;);&quot;other&quot;;IF(EXACT([.N105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N105];&quot;Efectivo&quot;);EXACT([.N105];&quot;Cuenta por cobrar&quot;);EXACT([.N105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1930-0000</text:p>
              </table:table-cell>
              <table:table-cell table:style-name="Datos" table:formula="of:=IF(AND(REPLACE([.A106];5;1;&quot;&quot;)&gt;REPLACE([.A105];5;1;&quot;&quot;);REPLACE([.A106];5;1;&quot;&quot;)&lt;REPLACE([.A10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delantos sobre impuesto de renta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06];1);[.$C106];&quot;&quot;)" office:value-type="string" office:string-value="Adelantos sobre impuesto de renta">
                <text:p>Adelantos sobre impuesto de renta</text:p>
              </table:table-cell>
              <table:table-cell table:style-name="Nivel4" table:formula="of:=IF(EXACT([.E106];1);[.$C106];&quot;&quot;)" office:value-type="string" office:string-value="Adelantos sobre impuesto de renta">
                <text:p>Adelantos sobre impuesto de renta</text:p>
              </table:table-cell>
              <table:table-cell table:style-name="Nivel4" table:formula="of:=IF(EXACT([.F106];1);[.$C106];&quot;&quot;)" office:value-type="string" office:string-value="Adelantos sobre impuesto de renta">
                <text:p>Adelantos sobre impuesto de renta</text:p>
              </table:table-cell>
              <table:table-cell table:style-name="Nivel4" table:formula="of:=IF(EXACT([.G106];1);[.$C106];&quot;&quot;)" office:value-type="string" office:string-value="Adelantos sobre impuesto de renta">
                <text:p>Adelantos sobre impuesto de renta</text:p>
              </table:table-cell>
              <table:table-cell table:style-name="Datos" office:value-type="string">
                <text:p>Ren</text:p>
              </table:table-cell>
              <table:table-cell table:style-name="Datos" table:formula="of:=[.C93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06];&quot;Vista&quot;);&quot;view&quot;;IF(EXACT([.N106];&quot;Efectivo&quot;);&quot;other&quot;;IF(EXACT([.N106];&quot;Activo&quot;);&quot;other&quot;;IF(EXACT([.N106];&quot;Cuenta por cobrar&quot;);&quot;receivable&quot;;IF(EXACT([.N106];&quot;Cuenta por pagar&quot;);&quot;payable&quot;;IF(EXACT([.N106];&quot;Ingreso&quot;);&quot;other&quot;;IF(EXACT([.N106];&quot;Gasto&quot;);&quot;other&quot;;IF(EXACT([.N106];&quot;Patrimonio&quot;);&quot;other&quot;;IF(EXACT([.N106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06];&quot;Efectivo&quot;);EXACT([.N106];&quot;Cuenta por cobrar&quot;);EXACT([.N10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1931-0000</text:p>
                </table:table-cell>
                <table:table-cell table:style-name="Datos" table:formula="of:=IF(AND(REPLACE([.A107];5;1;&quot;&quot;)&gt;REPLACE([.A106];5;1;&quot;&quot;);REPLACE([.A107];5;1;&quot;&quot;)&lt;REPLACE([.A108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Pagos parciales trimestrales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07];1);[.$C107];&quot;&quot;)" office:value-type="string" office:string-value="Pagos parciales trimestrales">
                  <text:p>Pagos parciales trimestrales</text:p>
                </table:table-cell>
                <table:table-cell table:style-name="Nivel5" table:formula="of:=IF(EXACT([.E107];1);[.$C107];&quot;&quot;)" office:value-type="string" office:string-value="Pagos parciales trimestrales">
                  <text:p>Pagos parciales trimestrales</text:p>
                </table:table-cell>
                <table:table-cell table:style-name="Nivel5" table:formula="of:=IF(EXACT([.F107];1);[.$C107];&quot;&quot;)" office:value-type="string" office:string-value="Pagos parciales trimestrales">
                  <text:p>Pagos parciales trimestrales</text:p>
                </table:table-cell>
                <table:table-cell table:style-name="Nivel5" table:formula="of:=IF(EXACT([.G107];1);[.$C107];&quot;&quot;)" office:value-type="string" office:string-value="Pagos parciales trimestrales">
                  <text:p>Pagos parciales trimestrales</text:p>
                </table:table-cell>
                <table:table-cell table:style-name="Datos" office:value-type="string">
                  <text:p>Trim</text:p>
                </table:table-cell>
                <table:table-cell table:style-name="Datos" table:formula="of:=[.C106]" office:value-type="string" office:string-value="Adelantos sobre impuesto de renta">
                  <text:p>Adelantos sobre impuesto de renta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07];&quot;Vista&quot;);&quot;view&quot;;IF(EXACT([.N107];&quot;Efectivo&quot;);&quot;other&quot;;IF(EXACT([.N107];&quot;Activo&quot;);&quot;other&quot;;IF(EXACT([.N107];&quot;Cuenta por cobrar&quot;);&quot;receivable&quot;;IF(EXACT([.N107];&quot;Cuenta por pagar&quot;);&quot;payable&quot;;IF(EXACT([.N107];&quot;Ingreso&quot;);&quot;other&quot;;IF(EXACT([.N107];&quot;Gasto&quot;);&quot;other&quot;;IF(EXACT([.N107];&quot;Patrimonio&quot;);&quot;other&quot;;IF(EXACT([.N107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N107];&quot;Efectivo&quot;);EXACT([.N107];&quot;Cuenta por cobrar&quot;);EXACT([.N107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1932-0000</text:p>
                </table:table-cell>
                <table:table-cell table:style-name="Datos" table:formula="of:=IF(AND(REPLACE([.A108];5;1;&quot;&quot;)&gt;REPLACE([.A107];5;1;&quot;&quot;);REPLACE([.A108];5;1;&quot;&quot;)&lt;REPLACE([.A10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Retenciones sobre cobros a entidades públicas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08];1);[.$C108];&quot;&quot;)">
                  <text:p/>
                </table:table-cell>
                <table:table-cell table:style-name="Nivel5" table:formula="of:=IF(EXACT([.E108];1);[.$C108];&quot;&quot;)" office:value-type="string" office:string-value="Retenciones sobre cobros a entidades públicas">
                  <text:p>Retenciones sobre cobros a entidades públicas</text:p>
                </table:table-cell>
                <table:table-cell table:style-name="Nivel5" table:formula="of:=IF(EXACT([.F108];1);[.$C108];&quot;&quot;)" office:value-type="string" office:string-value="Retenciones sobre cobros a entidades públicas">
                  <text:p>Retenciones sobre cobros a entidades públicas</text:p>
                </table:table-cell>
                <table:table-cell table:style-name="Nivel5" table:formula="of:=IF(EXACT([.G108];1);[.$C108];&quot;&quot;)" office:value-type="string" office:string-value="Retenciones sobre cobros a entidades públicas">
                  <text:p>Retenciones sobre cobros a entidades públicas</text:p>
                </table:table-cell>
                <table:table-cell table:style-name="Datos" office:value-type="string">
                  <text:p>Pub</text:p>
                </table:table-cell>
                <table:table-cell table:style-name="Datos" table:formula="of:=[.C106]" office:value-type="string" office:string-value="Adelantos sobre impuesto de renta">
                  <text:p>Adelantos sobre impuesto de renta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08];&quot;Vista&quot;);&quot;view&quot;;IF(EXACT([.N108];&quot;Efectivo&quot;);&quot;other&quot;;IF(EXACT([.N108];&quot;Activo&quot;);&quot;other&quot;;IF(EXACT([.N108];&quot;Cuenta por cobrar&quot;);&quot;receivable&quot;;IF(EXACT([.N108];&quot;Cuenta por pagar&quot;);&quot;payable&quot;;IF(EXACT([.N108];&quot;Ingreso&quot;);&quot;other&quot;;IF(EXACT([.N108];&quot;Gasto&quot;);&quot;other&quot;;IF(EXACT([.N108];&quot;Patrimonio&quot;);&quot;other&quot;;IF(EXACT([.N108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N108];&quot;Efectivo&quot;);EXACT([.N108];&quot;Cuenta por cobrar&quot;);EXACT([.N108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</table:table-row-group>
          </table:table-row-group>
        </table:table-row-group>
        <table:table-row table:style-name="ro2">
          <table:table-cell table:style-name="Nivel2" office:value-type="string">
            <text:p>2000-0000</text:p>
          </table:table-cell>
          <table:table-cell table:style-name="Datos" table:formula="of:=IF(AND(REPLACE([.A109];5;1;&quot;&quot;)&gt;REPLACE([.A108];5;1;&quot;&quot;);REPLACE([.A109];5;1;&quot;&quot;)&lt;REPLACE([.A110];5;1;&quot;&quot;));TRUE();FALSE())" office:value-type="boolean" office:boolean-value="true">
            <text:p>VERDADERO</text:p>
          </table:table-cell>
          <table:table-cell table:style-name="Nivel2" office:value-type="string">
            <text:p>Pas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2" table:formula="of:=IF(EXACT([.D109];1);[.$C109];&quot;&quot;)" office:value-type="string" office:string-value="Pasivo">
            <text:p>Pasivo</text:p>
          </table:table-cell>
          <table:table-cell table:style-name="Nivel2" table:formula="of:=IF(EXACT([.E109];1);[.$C109];&quot;&quot;)" office:value-type="string" office:string-value="Pasivo">
            <text:p>Pasivo</text:p>
          </table:table-cell>
          <table:table-cell table:style-name="Nivel2" table:formula="of:=IF(EXACT([.F109];1);[.$C109];&quot;&quot;)" office:value-type="string" office:string-value="Pasivo">
            <text:p>Pasivo</text:p>
          </table:table-cell>
          <table:table-cell table:style-name="Nivel2" table:formula="of:=IF(EXACT([.G109];1);[.$C109];&quot;&quot;)" office:value-type="string" office:string-value="Pasivo">
            <text:p>Pasivo</text:p>
          </table:table-cell>
          <table:table-cell table:style-name="Datos" office:value-type="string">
            <text:p>Pa</text:p>
          </table:table-cell>
          <table:table-cell table:style-name="Datos" table:formula="of:=[.C2]" office:value-type="string" office:string-value="Plan contable">
            <text:p>Plan contabl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109];&quot;Vista&quot;);&quot;view&quot;;IF(EXACT([.N109];&quot;Efectivo&quot;);&quot;other&quot;;IF(EXACT([.N109];&quot;Activo&quot;);&quot;other&quot;;IF(EXACT([.N109];&quot;Cuenta por cobrar&quot;);&quot;receivable&quot;;IF(EXACT([.N109];&quot;Cuenta por pagar&quot;);&quot;payable&quot;;IF(EXACT([.N109];&quot;Ingreso&quot;);&quot;other&quot;;IF(EXACT([.N109];&quot;Gasto&quot;);&quot;other&quot;;IF(EXACT([.N109];&quot;Patrimonio&quot;);&quot;other&quot;;IF(EXACT([.N109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109];&quot;Efectivo&quot;);EXACT([.N109];&quot;Cuenta por cobrar&quot;);EXACT([.N109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-group>
          <table:table-row table:style-name="ro2">
            <table:table-cell table:style-name="Nivel3" office:value-type="string">
              <text:p>2100-0000</text:p>
            </table:table-cell>
            <table:table-cell table:style-name="Datos" table:formula="of:=IF(AND(REPLACE([.A110];5;1;&quot;&quot;)&gt;REPLACE([.A109];5;1;&quot;&quot;);REPLACE([.A110];5;1;&quot;&quot;)&lt;REPLACE([.A111];5;1;&quot;&quot;));TRUE();FALSE())" office:value-type="boolean" office:boolean-value="true">
              <text:p>VERDADERO</text:p>
            </table:table-cell>
            <table:table-cell table:style-name="Nivel3" office:value-type="string">
              <text:p>Pas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10];1);[.$C110];&quot;&quot;)" office:value-type="string" office:string-value="Pasivo circulante">
              <text:p>Pasivo circulante</text:p>
            </table:table-cell>
            <table:table-cell table:style-name="Nivel3" table:formula="of:=IF(EXACT([.E110];1);[.$C110];&quot;&quot;)" office:value-type="string" office:string-value="Pasivo circulante">
              <text:p>Pasivo circulante</text:p>
            </table:table-cell>
            <table:table-cell table:style-name="Nivel3" table:formula="of:=IF(EXACT([.F110];1);[.$C110];&quot;&quot;)" office:value-type="string" office:string-value="Pasivo circulante">
              <text:p>Pasivo circulante</text:p>
            </table:table-cell>
            <table:table-cell table:style-name="Nivel3" table:formula="of:=IF(EXACT([.G110];1);[.$C110];&quot;&quot;)" office:value-type="string" office:string-value="Pasivo circulante">
              <text:p>Pasivo circulante</text:p>
            </table:table-cell>
            <table:table-cell table:style-name="Datos" office:value-type="string">
              <text:p>Cir</text:p>
            </table:table-cell>
            <table:table-cell table:style-name="Datos" table:formula="of:=[.C109]" office:value-type="string" office:string-value="Pasivo">
              <text:p>Pas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10];&quot;Vista&quot;);&quot;view&quot;;IF(EXACT([.N110];&quot;Efectivo&quot;);&quot;other&quot;;IF(EXACT([.N110];&quot;Activo&quot;);&quot;other&quot;;IF(EXACT([.N110];&quot;Cuenta por cobrar&quot;);&quot;receivable&quot;;IF(EXACT([.N110];&quot;Cuenta por pagar&quot;);&quot;payable&quot;;IF(EXACT([.N110];&quot;Ingreso&quot;);&quot;other&quot;;IF(EXACT([.N110];&quot;Gasto&quot;);&quot;other&quot;;IF(EXACT([.N110];&quot;Patrimonio&quot;);&quot;other&quot;;IF(EXACT([.N110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10];&quot;Efectivo&quot;);EXACT([.N110];&quot;Cuenta por cobrar&quot;);EXACT([.N110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2110-0000</text:p>
              </table:table-cell>
              <table:table-cell table:style-name="Datos" table:formula="of:=IF(AND(REPLACE([.A111];5;1;&quot;&quot;)&gt;REPLACE([.A110];5;1;&quot;&quot;);REPLACE([.A111];5;1;&quot;&quot;)&lt;REPLACE([.A11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uentas por pagar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11];1);[.$C111];&quot;&quot;)" office:value-type="string" office:string-value="Cuentas por pagar">
                <text:p>Cuentas por pagar</text:p>
              </table:table-cell>
              <table:table-cell table:style-name="Nivel4" table:formula="of:=IF(EXACT([.E111];1);[.$C111];&quot;&quot;)" office:value-type="string" office:string-value="Cuentas por pagar">
                <text:p>Cuentas por pagar</text:p>
              </table:table-cell>
              <table:table-cell table:style-name="Nivel4" table:formula="of:=IF(EXACT([.F111];1);[.$C111];&quot;&quot;)" office:value-type="string" office:string-value="Cuentas por pagar">
                <text:p>Cuentas por pagar</text:p>
              </table:table-cell>
              <table:table-cell table:style-name="Nivel4" table:formula="of:=IF(EXACT([.G111];1);[.$C111];&quot;&quot;)" office:value-type="string" office:string-value="Cuentas por pagar">
                <text:p>Cuentas por pagar</text:p>
              </table:table-cell>
              <table:table-cell table:style-name="Datos" office:value-type="string">
                <text:p>CxP</text:p>
              </table:table-cell>
              <table:table-cell table:style-name="Datos" table:formula="of:=[.C110]" office:value-type="string" office:string-value="Pasivo circulante">
                <text:p>Pas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11];&quot;Vista&quot;);&quot;view&quot;;IF(EXACT([.N111];&quot;Efectivo&quot;);&quot;other&quot;;IF(EXACT([.N111];&quot;Activo&quot;);&quot;other&quot;;IF(EXACT([.N111];&quot;Cuenta por cobrar&quot;);&quot;receivable&quot;;IF(EXACT([.N111];&quot;Cuenta por pagar&quot;);&quot;payable&quot;;IF(EXACT([.N111];&quot;Ingreso&quot;);&quot;other&quot;;IF(EXACT([.N111];&quot;Gasto&quot;);&quot;other&quot;;IF(EXACT([.N111];&quot;Patrimonio&quot;);&quot;other&quot;;IF(EXACT([.N111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11];&quot;Efectivo&quot;);EXACT([.N111];&quot;Cuenta por cobrar&quot;);EXACT([.N11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2111-0000</text:p>
                </table:table-cell>
                <table:table-cell table:style-name="Datos" table:formula="of:=IF(AND(REPLACE([.A112];5;1;&quot;&quot;)&gt;REPLACE([.A111];5;1;&quot;&quot;);REPLACE([.A112];5;1;&quot;&quot;)&lt;REPLACE([.A11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pagar a proveedores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112];1);[.$C112];&quot;&quot;)" office:value-type="string" office:string-value="Cuentas por pagar a proveedores">
                  <text:p>Cuentas por pagar a proveedores</text:p>
                </table:table-cell>
                <table:table-cell table:style-name="Nivel5" table:formula="of:=IF(EXACT([.E112];1);[.$C112];&quot;&quot;)">
                  <text:p/>
                </table:table-cell>
                <table:table-cell table:style-name="Nivel5" table:formula="of:=IF(EXACT([.F112];1);[.$C112];&quot;&quot;)">
                  <text:p/>
                </table:table-cell>
                <table:table-cell table:style-name="Nivel5" table:formula="of:=IF(EXACT([.G112];1);[.$C112];&quot;&quot;)">
                  <text:p/>
                </table:table-cell>
                <table:table-cell table:style-name="Datos" office:value-type="string">
                  <text:p>Prove</text:p>
                </table:table-cell>
                <table:table-cell table:style-name="Datos" table:formula="of:=[.C107]" office:value-type="string" office:string-value="Pagos parciales trimestrales">
                  <text:p>Pagos parciales trimestrales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12];&quot;Vista&quot;);&quot;view&quot;;IF(EXACT([.N112];&quot;Efectivo&quot;);&quot;other&quot;;IF(EXACT([.N112];&quot;Activo&quot;);&quot;other&quot;;IF(EXACT([.N112];&quot;Cuenta por cobrar&quot;);&quot;receivable&quot;;IF(EXACT([.N112];&quot;Cuenta por pagar&quot;);&quot;payable&quot;;IF(EXACT([.N112];&quot;Ingreso&quot;);&quot;other&quot;;IF(EXACT([.N112];&quot;Gasto&quot;);&quot;other&quot;;IF(EXACT([.N112];&quot;Patrimonio&quot;);&quot;other&quot;;IF(EXACT([.N112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N112];&quot;Efectivo&quot;);EXACT([.N112];&quot;Cuenta por cobrar&quot;);EXACT([.N112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2112-0000</text:p>
                </table:table-cell>
                <table:table-cell table:style-name="Datos" table:formula="of:=IF(AND(REPLACE([.A113];5;1;&quot;&quot;)&gt;REPLACE([.A112];5;1;&quot;&quot;);REPLACE([.A113];5;1;&quot;&quot;)&lt;REPLACE([.A11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pagar a empleados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13];1);[.$C113];&quot;&quot;)" office:value-type="string" office:string-value="Cuentas por pagar a empleados">
                  <text:p>Cuentas por pagar a empleados</text:p>
                </table:table-cell>
                <table:table-cell table:style-name="Nivel5" table:formula="of:=IF(EXACT([.E113];1);[.$C113];&quot;&quot;)" office:value-type="string" office:string-value="Cuentas por pagar a empleados">
                  <text:p>Cuentas por pagar a empleados</text:p>
                </table:table-cell>
                <table:table-cell table:style-name="Nivel5" table:formula="of:=IF(EXACT([.F113];1);[.$C113];&quot;&quot;)" office:value-type="string" office:string-value="Cuentas por pagar a empleados">
                  <text:p>Cuentas por pagar a empleados</text:p>
                </table:table-cell>
                <table:table-cell table:style-name="Nivel5" table:formula="of:=IF(EXACT([.G113];1);[.$C113];&quot;&quot;)" office:value-type="string" office:string-value="Cuentas por pagar a empleados">
                  <text:p>Cuentas por pagar a empleados</text:p>
                </table:table-cell>
                <table:table-cell table:style-name="Datos" office:value-type="string">
                  <text:p>Emp</text:p>
                </table:table-cell>
                <table:table-cell table:style-name="Datos" table:formula="of:=[.C111]" office:value-type="string" office:string-value="Cuentas por pagar">
                  <text:p>Cuentas por pagar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13];&quot;Vista&quot;);&quot;view&quot;;IF(EXACT([.N113];&quot;Efectivo&quot;);&quot;other&quot;;IF(EXACT([.N113];&quot;Activo&quot;);&quot;other&quot;;IF(EXACT([.N113];&quot;Cuenta por cobrar&quot;);&quot;receivable&quot;;IF(EXACT([.N113];&quot;Cuenta por pagar&quot;);&quot;payable&quot;;IF(EXACT([.N113];&quot;Ingreso&quot;);&quot;other&quot;;IF(EXACT([.N113];&quot;Gasto&quot;);&quot;other&quot;;IF(EXACT([.N113];&quot;Patrimonio&quot;);&quot;other&quot;;IF(EXACT([.N113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N113];&quot;Efectivo&quot;);EXACT([.N113];&quot;Cuenta por cobrar&quot;);EXACT([.N113];&quot;Cuenta por pagar&quot;));&quot;True&quot;;&quot;False&quot;)" office:value-type="string" office:string-value="True">
                  <text:p>Tru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2113-0000</text:p>
                </table:table-cell>
                <table:table-cell table:style-name="Datos" table:formula="of:=IF(AND(REPLACE([.A114];5;1;&quot;&quot;)&gt;REPLACE([.A113];5;1;&quot;&quot;);REPLACE([.A114];5;1;&quot;&quot;)&lt;REPLACE([.A11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pagar de provision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114];1);[.$C114];&quot;&quot;)">
                  <text:p/>
                </table:table-cell>
                <table:table-cell table:style-name="Nivel5" table:formula="of:=IF(EXACT([.E114];1);[.$C114];&quot;&quot;)">
                  <text:p/>
                </table:table-cell>
                <table:table-cell table:style-name="Nivel5" table:formula="of:=IF(EXACT([.F114];1);[.$C114];&quot;&quot;)">
                  <text:p/>
                </table:table-cell>
                <table:table-cell table:style-name="Nivel5" table:formula="of:=IF(EXACT([.G114];1);[.$C114];&quot;&quot;)">
                  <text:p/>
                </table:table-cell>
                <table:table-cell table:style-name="Datos" office:value-type="string">
                  <text:p>Provi</text:p>
                </table:table-cell>
                <table:table-cell table:style-name="Datos" table:formula="of:=[.C111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14];&quot;Vista&quot;);&quot;view&quot;;IF(EXACT([.N114];&quot;Efectivo&quot;);&quot;other&quot;;IF(EXACT([.N114];&quot;Activo&quot;);&quot;other&quot;;IF(EXACT([.N114];&quot;Cuenta por cobrar&quot;);&quot;receivable&quot;;IF(EXACT([.N114];&quot;Cuenta por pagar&quot;);&quot;payable&quot;;IF(EXACT([.N114];&quot;Ingreso&quot;);&quot;other&quot;;IF(EXACT([.N114];&quot;Gasto&quot;);&quot;other&quot;;IF(EXACT([.N114];&quot;Patrimonio&quot;);&quot;other&quot;;IF(EXACT([.N11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14];&quot;Efectivo&quot;);EXACT([.N114];&quot;Cuenta por cobrar&quot;);EXACT([.N11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2113-0100</text:p>
                  </table:table-cell>
                  <table:table-cell table:style-name="Datos" table:formula="of:=IF(AND(REPLACE([.A115];5;1;&quot;&quot;)&gt;REPLACE([.A114];5;1;&quot;&quot;);REPLACE([.A115];5;1;&quot;&quot;)&lt;REPLACE([.A11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Previsión de aguinaldo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/>
                  <table:table-cell table:style-name="Nivel6" table:formula="of:=IF(EXACT([.D115];1);[.$C115];&quot;&quot;)">
                    <text:p/>
                  </table:table-cell>
                  <table:table-cell table:style-name="Nivel6" table:formula="of:=IF(EXACT([.E115];1);[.$C115];&quot;&quot;)">
                    <text:p/>
                  </table:table-cell>
                  <table:table-cell table:style-name="Nivel6" table:formula="of:=IF(EXACT([.F115];1);[.$C115];&quot;&quot;)">
                    <text:p/>
                  </table:table-cell>
                  <table:table-cell table:style-name="Nivel6" table:formula="of:=IF(EXACT([.G115];1);[.$C115];&quot;&quot;)">
                    <text:p/>
                  </table:table-cell>
                  <table:table-cell table:style-name="Datos" office:value-type="string">
                    <text:p>Ag</text:p>
                  </table:table-cell>
                  <table:table-cell table:style-name="Datos" table:formula="of:=[.C114]" office:value-type="string" office:string-value="Cuentas por pagar de provisiones">
                    <text:p>Cuentas por pagar de provisione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15];&quot;Vista&quot;);&quot;view&quot;;IF(EXACT([.N115];&quot;Efectivo&quot;);&quot;other&quot;;IF(EXACT([.N115];&quot;Activo&quot;);&quot;other&quot;;IF(EXACT([.N115];&quot;Cuenta por cobrar&quot;);&quot;receivable&quot;;IF(EXACT([.N115];&quot;Cuenta por pagar&quot;);&quot;payable&quot;;IF(EXACT([.N115];&quot;Ingreso&quot;);&quot;other&quot;;IF(EXACT([.N115];&quot;Gasto&quot;);&quot;other&quot;;IF(EXACT([.N115];&quot;Patrimonio&quot;);&quot;other&quot;;IF(EXACT([.N115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15];&quot;Efectivo&quot;);EXACT([.N115];&quot;Cuenta por cobrar&quot;);EXACT([.N115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2114-0000</text:p>
                </table:table-cell>
                <table:table-cell table:style-name="Datos" table:formula="of:=IF(AND(REPLACE([.A116];5;1;&quot;&quot;)&gt;REPLACE([.A115];5;1;&quot;&quot;);REPLACE([.A116];5;1;&quot;&quot;)&lt;REPLACE([.A11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entas por pagar a compañías relacionadas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16];1);[.$C116];&quot;&quot;)" office:value-type="string" office:string-value="Cuentas por pagar a compañías relacionadas">
                  <text:p>Cuentas por pagar a compañías relacionadas</text:p>
                </table:table-cell>
                <table:table-cell table:style-name="Nivel5" table:formula="of:=IF(EXACT([.E116];1);[.$C116];&quot;&quot;)" office:value-type="string" office:string-value="Cuentas por pagar a compañías relacionadas">
                  <text:p>Cuentas por pagar a compañías relacionadas</text:p>
                </table:table-cell>
                <table:table-cell table:style-name="Nivel5" table:formula="of:=IF(EXACT([.F116];1);[.$C116];&quot;&quot;)" office:value-type="string" office:string-value="Cuentas por pagar a compañías relacionadas">
                  <text:p>Cuentas por pagar a compañías relacionadas</text:p>
                </table:table-cell>
                <table:table-cell table:style-name="Nivel5" table:formula="of:=IF(EXACT([.G116];1);[.$C116];&quot;&quot;)" office:value-type="string" office:string-value="Cuentas por pagar a compañías relacionadas">
                  <text:p>Cuentas por pagar a compañías relacionadas</text:p>
                </table:table-cell>
                <table:table-cell table:style-name="Datos" office:value-type="string">
                  <text:p>Rel</text:p>
                </table:table-cell>
                <table:table-cell table:style-name="Datos" table:formula="of:=[.C111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16];&quot;Vista&quot;);&quot;view&quot;;IF(EXACT([.N116];&quot;Efectivo&quot;);&quot;other&quot;;IF(EXACT([.N116];&quot;Activo&quot;);&quot;other&quot;;IF(EXACT([.N116];&quot;Cuenta por cobrar&quot;);&quot;receivable&quot;;IF(EXACT([.N116];&quot;Cuenta por pagar&quot;);&quot;payable&quot;;IF(EXACT([.N116];&quot;Ingreso&quot;);&quot;other&quot;;IF(EXACT([.N116];&quot;Gasto&quot;);&quot;other&quot;;IF(EXACT([.N116];&quot;Patrimonio&quot;);&quot;other&quot;;IF(EXACT([.N11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16];&quot;Efectivo&quot;);EXACT([.N116];&quot;Cuenta por cobrar&quot;);EXACT([.N11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2114-0100</text:p>
                  </table:table-cell>
                  <table:table-cell table:style-name="Datos" table:formula="of:=IF(AND(REPLACE([.A117];5;1;&quot;&quot;)&gt;REPLACE([.A116];5;1;&quot;&quot;);REPLACE([.A117];5;1;&quot;&quot;)&lt;REPLACE([.A11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pagar a compañías administradoras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117];1);[.$C117];&quot;&quot;)">
                    <text:p/>
                  </table:table-cell>
                  <table:table-cell table:style-name="Nivel6" table:formula="of:=IF(EXACT([.E117];1);[.$C117];&quot;&quot;)" office:value-type="string" office:string-value="Cuentas por pagar a compañías administradoras">
                    <text:p>Cuentas por pagar a compañías administradoras</text:p>
                  </table:table-cell>
                  <table:table-cell table:style-name="Nivel6" table:formula="of:=IF(EXACT([.F117];1);[.$C117];&quot;&quot;)" office:value-type="string" office:string-value="Cuentas por pagar a compañías administradoras">
                    <text:p>Cuentas por pagar a compañías administradoras</text:p>
                  </table:table-cell>
                  <table:table-cell table:style-name="Nivel6" table:formula="of:=IF(EXACT([.G117];1);[.$C117];&quot;&quot;)" office:value-type="string" office:string-value="Cuentas por pagar a compañías administradoras">
                    <text:p>Cuentas por pagar a compañías administradoras</text:p>
                  </table:table-cell>
                  <table:table-cell table:style-name="Datos" office:value-type="string">
                    <text:p>Adm</text:p>
                  </table:table-cell>
                  <table:table-cell table:style-name="Datos" table:formula="of:=[.C116]" office:value-type="string" office:string-value="Cuentas por pagar a compañías relacionadas">
                    <text:p>Cuentas por pag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17];&quot;Vista&quot;);&quot;view&quot;;IF(EXACT([.N117];&quot;Efectivo&quot;);&quot;other&quot;;IF(EXACT([.N117];&quot;Activo&quot;);&quot;other&quot;;IF(EXACT([.N117];&quot;Cuenta por cobrar&quot;);&quot;receivable&quot;;IF(EXACT([.N117];&quot;Cuenta por pagar&quot;);&quot;payable&quot;;IF(EXACT([.N117];&quot;Ingreso&quot;);&quot;other&quot;;IF(EXACT([.N117];&quot;Gasto&quot;);&quot;other&quot;;IF(EXACT([.N117];&quot;Patrimonio&quot;);&quot;other&quot;;IF(EXACT([.N11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117];&quot;Efectivo&quot;);EXACT([.N117];&quot;Cuenta por cobrar&quot;);EXACT([.N11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2114-0101</text:p>
                    </table:table-cell>
                    <table:table-cell table:style-name="Datos" table:formula="of:=IF(AND(REPLACE([.A118];5;1;&quot;&quot;)&gt;REPLACE([.A117];5;1;&quot;&quot;);REPLACE([.A118];5;1;&quot;&quot;)&lt;REPLACE([.A119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pagar a ClearCorp S.A.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118];1);[.$C118];&quot;&quot;)">
                      <text:p/>
                    </table:table-cell>
                    <table:table-cell table:style-name="Nivel7" table:formula="of:=IF(EXACT([.E118];1);[.$C118];&quot;&quot;)" office:value-type="string" office:string-value="Cuentas por pagar a ClearCorp S.A.">
                      <text:p>Cuentas por pagar a ClearCorp S.A.</text:p>
                    </table:table-cell>
                    <table:table-cell table:style-name="Nivel7" table:formula="of:=IF(EXACT([.F118];1);[.$C118];&quot;&quot;)" office:value-type="string" office:string-value="Cuentas por pagar a ClearCorp S.A.">
                      <text:p>Cuentas por pagar a ClearCorp S.A.</text:p>
                    </table:table-cell>
                    <table:table-cell table:style-name="Nivel7" table:formula="of:=IF(EXACT([.G118];1);[.$C118];&quot;&quot;)" office:value-type="string" office:string-value="Cuentas por pagar a ClearCorp S.A.">
                      <text:p>Cuentas por pagar a ClearCorp S.A.</text:p>
                    </table:table-cell>
                    <table:table-cell table:style-name="Datos" office:value-type="string">
                      <text:p>Ccorp</text:p>
                    </table:table-cell>
                    <table:table-cell table:style-name="Datos" table:formula="of:=[.C117]" office:value-type="string" office:string-value="Cuentas por pagar a compañías administradoras">
                      <text:p>Cuentas por pagar a compañías administradoras</text:p>
                    </table:table-cell>
                    <table:table-cell table:style-name="Datos" office:value-type="string">
                      <text:p>Cuenta por pag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118];&quot;Vista&quot;);&quot;view&quot;;IF(EXACT([.N118];&quot;Efectivo&quot;);&quot;other&quot;;IF(EXACT([.N118];&quot;Activo&quot;);&quot;other&quot;;IF(EXACT([.N118];&quot;Cuenta por cobrar&quot;);&quot;receivable&quot;;IF(EXACT([.N118];&quot;Cuenta por pagar&quot;);&quot;payable&quot;;IF(EXACT([.N118];&quot;Ingreso&quot;);&quot;other&quot;;IF(EXACT([.N118];&quot;Gasto&quot;);&quot;other&quot;;IF(EXACT([.N118];&quot;Patrimonio&quot;);&quot;other&quot;;IF(EXACT([.N118];&quot;Valuación de activo&quot;);&quot;other&quot;;&quot;&quot;)))))))))" office:value-type="string" office:string-value="payable">
                      <text:p>payable</text:p>
                    </table:table-cell>
                    <table:table-cell table:style-name="Datos" table:formula="of:=IF(OR(EXACT([.N118];&quot;Efectivo&quot;);EXACT([.N118];&quot;Cuenta por cobrar&quot;);EXACT([.N118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  <table:table-row table:style-name="ro2">
                  <table:table-cell table:style-name="Nivel6" office:value-type="string">
                    <text:p>2114-0200</text:p>
                  </table:table-cell>
                  <table:table-cell table:style-name="Datos" table:formula="of:=IF(AND(REPLACE([.A119];5;1;&quot;&quot;)&gt;REPLACE([.A118];5;1;&quot;&quot;);REPLACE([.A119];5;1;&quot;&quot;)&lt;REPLACE([.A12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Cuentas por pagar a compañías del grupo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119];1);[.$C119];&quot;&quot;)" office:value-type="string" office:string-value="Cuentas por pagar a compañías del grupo">
                    <text:p>Cuentas por pagar a compañías del grupo</text:p>
                  </table:table-cell>
                  <table:table-cell table:style-name="Nivel6" table:formula="of:=IF(EXACT([.E119];1);[.$C119];&quot;&quot;)" office:value-type="string" office:string-value="Cuentas por pagar a compañías del grupo">
                    <text:p>Cuentas por pagar a compañías del grupo</text:p>
                  </table:table-cell>
                  <table:table-cell table:style-name="Nivel6" table:formula="of:=IF(EXACT([.F119];1);[.$C119];&quot;&quot;)" office:value-type="string" office:string-value="Cuentas por pagar a compañías del grupo">
                    <text:p>Cuentas por pagar a compañías del grupo</text:p>
                  </table:table-cell>
                  <table:table-cell table:style-name="Nivel6" table:formula="of:=IF(EXACT([.G119];1);[.$C119];&quot;&quot;)" office:value-type="string" office:string-value="Cuentas por pagar a compañías del grupo">
                    <text:p>Cuentas por pagar a compañías del grupo</text:p>
                  </table:table-cell>
                  <table:table-cell table:style-name="Datos" office:value-type="string">
                    <text:p>Gru</text:p>
                  </table:table-cell>
                  <table:table-cell table:style-name="Datos" table:formula="of:=[.C116]" office:value-type="string" office:string-value="Cuentas por pagar a compañías relacionadas">
                    <text:p>Cuentas por pag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19];&quot;Vista&quot;);&quot;view&quot;;IF(EXACT([.N119];&quot;Efectivo&quot;);&quot;other&quot;;IF(EXACT([.N119];&quot;Activo&quot;);&quot;other&quot;;IF(EXACT([.N119];&quot;Cuenta por cobrar&quot;);&quot;receivable&quot;;IF(EXACT([.N119];&quot;Cuenta por pagar&quot;);&quot;payable&quot;;IF(EXACT([.N119];&quot;Ingreso&quot;);&quot;other&quot;;IF(EXACT([.N119];&quot;Gasto&quot;);&quot;other&quot;;IF(EXACT([.N119];&quot;Patrimonio&quot;);&quot;other&quot;;IF(EXACT([.N11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119];&quot;Efectivo&quot;);EXACT([.N119];&quot;Cuenta por cobrar&quot;);EXACT([.N11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2114-0201</text:p>
                    </table:table-cell>
                    <table:table-cell table:style-name="Datos" table:formula="of:=IF(AND(REPLACE([.A120];5;1;&quot;&quot;)&gt;REPLACE([.A119];5;1;&quot;&quot;);REPLACE([.A120];5;1;&quot;&quot;)&lt;REPLACE([.A121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pagar a ClearSoft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120];1);[.$C120];&quot;&quot;)" office:value-type="string" office:string-value="Cuentas por pagar a ClearSoft S.A.">
                      <text:p>Cuentas por pagar a ClearSoft S.A.</text:p>
                    </table:table-cell>
                    <table:table-cell table:style-name="Nivel7" table:formula="of:=IF(EXACT([.E120];1);[.$C120];&quot;&quot;)">
                      <text:p/>
                    </table:table-cell>
                    <table:table-cell table:style-name="Nivel7" table:formula="of:=IF(EXACT([.F120];1);[.$C120];&quot;&quot;)" office:value-type="string" office:string-value="Cuentas por pagar a ClearSoft S.A.">
                      <text:p>Cuentas por pagar a ClearSoft S.A.</text:p>
                    </table:table-cell>
                    <table:table-cell table:style-name="Nivel7" table:formula="of:=IF(EXACT([.G120];1);[.$C120];&quot;&quot;)" office:value-type="string" office:string-value="Cuentas por pagar a ClearSoft S.A.">
                      <text:p>Cuentas por pagar a ClearSoft S.A.</text:p>
                    </table:table-cell>
                    <table:table-cell table:style-name="Datos" office:value-type="string">
                      <text:p>Csoft</text:p>
                    </table:table-cell>
                    <table:table-cell table:style-name="Datos" table:formula="of:=[.C119]" office:value-type="string" office:string-value="Cuentas por pagar a compañías del grupo">
                      <text:p>Cuentas por pagar a compañías del grupo</text:p>
                    </table:table-cell>
                    <table:table-cell table:style-name="Datos" office:value-type="string">
                      <text:p>Cuenta por pag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120];&quot;Vista&quot;);&quot;view&quot;;IF(EXACT([.N120];&quot;Efectivo&quot;);&quot;other&quot;;IF(EXACT([.N120];&quot;Activo&quot;);&quot;other&quot;;IF(EXACT([.N120];&quot;Cuenta por cobrar&quot;);&quot;receivable&quot;;IF(EXACT([.N120];&quot;Cuenta por pagar&quot;);&quot;payable&quot;;IF(EXACT([.N120];&quot;Ingreso&quot;);&quot;other&quot;;IF(EXACT([.N120];&quot;Gasto&quot;);&quot;other&quot;;IF(EXACT([.N120];&quot;Patrimonio&quot;);&quot;other&quot;;IF(EXACT([.N120];&quot;Valuación de activo&quot;);&quot;other&quot;;&quot;&quot;)))))))))" office:value-type="string" office:string-value="payable">
                      <text:p>payable</text:p>
                    </table:table-cell>
                    <table:table-cell table:style-name="Datos" table:formula="of:=IF(OR(EXACT([.N120];&quot;Efectivo&quot;);EXACT([.N120];&quot;Cuenta por cobrar&quot;);EXACT([.N120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2114-0202</text:p>
                    </table:table-cell>
                    <table:table-cell table:style-name="Datos" table:formula="of:=IF(AND(REPLACE([.A121];5;1;&quot;&quot;)&gt;REPLACE([.A120];5;1;&quot;&quot;);REPLACE([.A121];5;1;&quot;&quot;)&lt;REPLACE([.A122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pagar a ClearCore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 office:value-type="float" office:value="1">
                      <text:p>1</text:p>
                    </table:table-cell>
                    <table:table-cell table:style-name="Nivel7" table:formula="of:=IF(EXACT([.D121];1);[.$C121];&quot;&quot;)" office:value-type="string" office:string-value="Cuentas por pagar a ClearCore S.A.">
                      <text:p>Cuentas por pagar a ClearCore S.A.</text:p>
                    </table:table-cell>
                    <table:table-cell table:style-name="Nivel7" table:formula="of:=IF(EXACT([.E121];1);[.$C121];&quot;&quot;)" office:value-type="string" office:string-value="Cuentas por pagar a ClearCore S.A.">
                      <text:p>Cuentas por pagar a ClearCore S.A.</text:p>
                    </table:table-cell>
                    <table:table-cell table:style-name="Nivel7" table:formula="of:=IF(EXACT([.F121];1);[.$C121];&quot;&quot;)">
                      <text:p/>
                    </table:table-cell>
                    <table:table-cell table:style-name="Nivel7" table:formula="of:=IF(EXACT([.G121];1);[.$C121];&quot;&quot;)" office:value-type="string" office:string-value="Cuentas por pagar a ClearCore S.A.">
                      <text:p>Cuentas por pagar a ClearCore S.A.</text:p>
                    </table:table-cell>
                    <table:table-cell table:style-name="Datos" office:value-type="string">
                      <text:p>CCore</text:p>
                    </table:table-cell>
                    <table:table-cell table:style-name="Datos" table:formula="of:=[.C119]" office:value-type="string" office:string-value="Cuentas por pagar a compañías del grupo">
                      <text:p>Cuentas por pagar a compañías del grupo</text:p>
                    </table:table-cell>
                    <table:table-cell table:style-name="Datos" office:value-type="string">
                      <text:p>Cuenta por pag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121];&quot;Vista&quot;);&quot;view&quot;;IF(EXACT([.N121];&quot;Efectivo&quot;);&quot;other&quot;;IF(EXACT([.N121];&quot;Activo&quot;);&quot;other&quot;;IF(EXACT([.N121];&quot;Cuenta por cobrar&quot;);&quot;receivable&quot;;IF(EXACT([.N121];&quot;Cuenta por pagar&quot;);&quot;payable&quot;;IF(EXACT([.N121];&quot;Ingreso&quot;);&quot;other&quot;;IF(EXACT([.N121];&quot;Gasto&quot;);&quot;other&quot;;IF(EXACT([.N121];&quot;Patrimonio&quot;);&quot;other&quot;;IF(EXACT([.N121];&quot;Valuación de activo&quot;);&quot;other&quot;;&quot;&quot;)))))))))" office:value-type="string" office:string-value="payable">
                      <text:p>payable</text:p>
                    </table:table-cell>
                    <table:table-cell table:style-name="Datos" table:formula="of:=IF(OR(EXACT([.N121];&quot;Efectivo&quot;);EXACT([.N121];&quot;Cuenta por cobrar&quot;);EXACT([.N121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2114-0203</text:p>
                    </table:table-cell>
                    <table:table-cell table:style-name="Datos" table:formula="of:=IF(AND(REPLACE([.A122];5;1;&quot;&quot;)&gt;REPLACE([.A121];5;1;&quot;&quot;);REPLACE([.A122];5;1;&quot;&quot;)&lt;REPLACE([.A12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Cuentas por pagar a ClearNet S.A.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Nivel7" table:formula="of:=IF(EXACT([.D122];1);[.$C122];&quot;&quot;)" office:value-type="string" office:string-value="Cuentas por pagar a ClearNet S.A.">
                      <text:p>Cuentas por pagar a ClearNet S.A.</text:p>
                    </table:table-cell>
                    <table:table-cell table:style-name="Nivel7" table:formula="of:=IF(EXACT([.E122];1);[.$C122];&quot;&quot;)" office:value-type="string" office:string-value="Cuentas por pagar a ClearNet S.A.">
                      <text:p>Cuentas por pagar a ClearNet S.A.</text:p>
                    </table:table-cell>
                    <table:table-cell table:style-name="Nivel7" table:formula="of:=IF(EXACT([.F122];1);[.$C122];&quot;&quot;)" office:value-type="string" office:string-value="Cuentas por pagar a ClearNet S.A.">
                      <text:p>Cuentas por pagar a ClearNet S.A.</text:p>
                    </table:table-cell>
                    <table:table-cell table:style-name="Nivel7" table:formula="of:=IF(EXACT([.G122];1);[.$C122];&quot;&quot;)">
                      <text:p/>
                    </table:table-cell>
                    <table:table-cell table:style-name="Datos" office:value-type="string">
                      <text:p>CNet</text:p>
                    </table:table-cell>
                    <table:table-cell table:style-name="Datos" table:formula="of:=[.C119]" office:value-type="string" office:string-value="Cuentas por pagar a compañías del grupo">
                      <text:p>Cuentas por pagar a compañías del grupo</text:p>
                    </table:table-cell>
                    <table:table-cell table:style-name="Datos" office:value-type="string">
                      <text:p>Cuenta por pag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122];&quot;Vista&quot;);&quot;view&quot;;IF(EXACT([.N122];&quot;Efectivo&quot;);&quot;other&quot;;IF(EXACT([.N122];&quot;Activo&quot;);&quot;other&quot;;IF(EXACT([.N122];&quot;Cuenta por cobrar&quot;);&quot;receivable&quot;;IF(EXACT([.N122];&quot;Cuenta por pagar&quot;);&quot;payable&quot;;IF(EXACT([.N122];&quot;Ingreso&quot;);&quot;other&quot;;IF(EXACT([.N122];&quot;Gasto&quot;);&quot;other&quot;;IF(EXACT([.N122];&quot;Patrimonio&quot;);&quot;other&quot;;IF(EXACT([.N122];&quot;Valuación de activo&quot;);&quot;other&quot;;&quot;&quot;)))))))))" office:value-type="string" office:string-value="payable">
                      <text:p>payable</text:p>
                    </table:table-cell>
                    <table:table-cell table:style-name="Datos" table:formula="of:=IF(OR(EXACT([.N122];&quot;Efectivo&quot;);EXACT([.N122];&quot;Cuenta por cobrar&quot;);EXACT([.N12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4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2115-0000</text:p>
                </table:table-cell>
                <table:table-cell table:style-name="Datos" table:formula="of:=IF(AND(REPLACE([.A123];5;1;&quot;&quot;)&gt;REPLACE([.A122];5;1;&quot;&quot;);REPLACE([.A123];5;1;&quot;&quot;)&lt;REPLACE([.A12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mpuesto de venta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Nivel5" table:formula="of:=IF(EXACT([.D123];1);[.$C123];&quot;&quot;)">
                  <text:p/>
                </table:table-cell>
                <table:table-cell table:style-name="Nivel5" table:formula="of:=IF(EXACT([.E123];1);[.$C123];&quot;&quot;)">
                  <text:p/>
                </table:table-cell>
                <table:table-cell table:style-name="Nivel5" table:formula="of:=IF(EXACT([.F123];1);[.$C123];&quot;&quot;)">
                  <text:p/>
                </table:table-cell>
                <table:table-cell table:style-name="Nivel5" table:formula="of:=IF(EXACT([.G123];1);[.$C123];&quot;&quot;)" office:value-type="string" office:string-value="Impuesto de ventas">
                  <text:p>Impuesto de ventas</text:p>
                </table:table-cell>
                <table:table-cell table:style-name="Datos" office:value-type="string">
                  <text:p>IV</text:p>
                </table:table-cell>
                <table:table-cell table:style-name="Datos" table:formula="of:=[.C111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23];&quot;Vista&quot;);&quot;view&quot;;IF(EXACT([.N123];&quot;Efectivo&quot;);&quot;other&quot;;IF(EXACT([.N123];&quot;Activo&quot;);&quot;other&quot;;IF(EXACT([.N123];&quot;Cuenta por cobrar&quot;);&quot;receivable&quot;;IF(EXACT([.N123];&quot;Cuenta por pagar&quot;);&quot;payable&quot;;IF(EXACT([.N123];&quot;Ingreso&quot;);&quot;other&quot;;IF(EXACT([.N123];&quot;Gasto&quot;);&quot;other&quot;;IF(EXACT([.N123];&quot;Patrimonio&quot;);&quot;other&quot;;IF(EXACT([.N12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23];&quot;Efectivo&quot;);EXACT([.N123];&quot;Cuenta por cobrar&quot;);EXACT([.N12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2115-0100</text:p>
                  </table:table-cell>
                  <table:table-cell table:style-name="Datos" table:formula="of:=IF(AND(REPLACE([.A124];5;1;&quot;&quot;)&gt;REPLACE([.A123];5;1;&quot;&quot;);REPLACE([.A124];5;1;&quot;&quot;)&lt;REPLACE([.A125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mpuesto de ventas por pagar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Nivel6" table:formula="of:=IF(EXACT([.D124];1);[.$C124];&quot;&quot;)">
                    <text:p/>
                  </table:table-cell>
                  <table:table-cell table:style-name="Nivel6" table:formula="of:=IF(EXACT([.E124];1);[.$C124];&quot;&quot;)">
                    <text:p/>
                  </table:table-cell>
                  <table:table-cell table:style-name="Nivel6" table:formula="of:=IF(EXACT([.F124];1);[.$C124];&quot;&quot;)">
                    <text:p/>
                  </table:table-cell>
                  <table:table-cell table:style-name="Nivel6" table:formula="of:=IF(EXACT([.G124];1);[.$C124];&quot;&quot;)" office:value-type="string" office:string-value="Impuesto de ventas por pagar">
                    <text:p>Impuesto de ventas por pagar</text:p>
                  </table:table-cell>
                  <table:table-cell table:style-name="Datos" office:value-type="string">
                    <text:p>IVxP</text:p>
                  </table:table-cell>
                  <table:table-cell table:style-name="Datos" table:formula="of:=[.C123]" office:value-type="string" office:string-value="Impuesto de ventas">
                    <text:p>Impuesto de venta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24];&quot;Vista&quot;);&quot;view&quot;;IF(EXACT([.N124];&quot;Efectivo&quot;);&quot;other&quot;;IF(EXACT([.N124];&quot;Activo&quot;);&quot;other&quot;;IF(EXACT([.N124];&quot;Cuenta por cobrar&quot;);&quot;receivable&quot;;IF(EXACT([.N124];&quot;Cuenta por pagar&quot;);&quot;payable&quot;;IF(EXACT([.N124];&quot;Ingreso&quot;);&quot;other&quot;;IF(EXACT([.N124];&quot;Gasto&quot;);&quot;other&quot;;IF(EXACT([.N124];&quot;Patrimonio&quot;);&quot;other&quot;;IF(EXACT([.N124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24];&quot;Efectivo&quot;);EXACT([.N124];&quot;Cuenta por cobrar&quot;);EXACT([.N124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2115-0200</text:p>
                  </table:table-cell>
                  <table:table-cell table:style-name="Datos" table:formula="of:=IF(AND(REPLACE([.A125];5;1;&quot;&quot;)&gt;REPLACE([.A124];5;1;&quot;&quot;);REPLACE([.A125];5;1;&quot;&quot;)&lt;REPLACE([.A12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mpuesto de ventas pagado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Nivel6" table:formula="of:=IF(EXACT([.D125];1);[.$C125];&quot;&quot;)">
                    <text:p/>
                  </table:table-cell>
                  <table:table-cell table:style-name="Nivel6" table:formula="of:=IF(EXACT([.E125];1);[.$C125];&quot;&quot;)">
                    <text:p/>
                  </table:table-cell>
                  <table:table-cell table:style-name="Nivel6" table:formula="of:=IF(EXACT([.F125];1);[.$C125];&quot;&quot;)">
                    <text:p/>
                  </table:table-cell>
                  <table:table-cell table:style-name="Nivel6" table:formula="of:=IF(EXACT([.G125];1);[.$C125];&quot;&quot;)" office:value-type="string" office:string-value="Impuesto de ventas pagado">
                    <text:p>Impuesto de ventas pagado</text:p>
                  </table:table-cell>
                  <table:table-cell table:style-name="Datos" office:value-type="string">
                    <text:p>IVPag</text:p>
                  </table:table-cell>
                  <table:table-cell table:style-name="Datos" table:formula="of:=[.C123]" office:value-type="string" office:string-value="Impuesto de ventas">
                    <text:p>Impuesto de venta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25];&quot;Vista&quot;);&quot;view&quot;;IF(EXACT([.N125];&quot;Efectivo&quot;);&quot;other&quot;;IF(EXACT([.N125];&quot;Activo&quot;);&quot;other&quot;;IF(EXACT([.N125];&quot;Cuenta por cobrar&quot;);&quot;receivable&quot;;IF(EXACT([.N125];&quot;Cuenta por pagar&quot;);&quot;payable&quot;;IF(EXACT([.N125];&quot;Ingreso&quot;);&quot;other&quot;;IF(EXACT([.N125];&quot;Gasto&quot;);&quot;other&quot;;IF(EXACT([.N125];&quot;Patrimonio&quot;);&quot;other&quot;;IF(EXACT([.N125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25];&quot;Efectivo&quot;);EXACT([.N125];&quot;Cuenta por cobrar&quot;);EXACT([.N125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2116-0000</text:p>
                </table:table-cell>
                <table:table-cell table:style-name="Datos" table:formula="of:=IF(AND(REPLACE([.A126];5;1;&quot;&quot;)&gt;REPLACE([.A125];5;1;&quot;&quot;);REPLACE([.A126];5;1;&quot;&quot;)&lt;REPLACE([.A12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mpuesto de renta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26];1);[.$C126];&quot;&quot;)" office:value-type="string" office:string-value="Impuesto de renta">
                  <text:p>Impuesto de renta</text:p>
                </table:table-cell>
                <table:table-cell table:style-name="Nivel5" table:formula="of:=IF(EXACT([.E126];1);[.$C126];&quot;&quot;)" office:value-type="string" office:string-value="Impuesto de renta">
                  <text:p>Impuesto de renta</text:p>
                </table:table-cell>
                <table:table-cell table:style-name="Nivel5" table:formula="of:=IF(EXACT([.F126];1);[.$C126];&quot;&quot;)" office:value-type="string" office:string-value="Impuesto de renta">
                  <text:p>Impuesto de renta</text:p>
                </table:table-cell>
                <table:table-cell table:style-name="Nivel5" table:formula="of:=IF(EXACT([.G126];1);[.$C126];&quot;&quot;)" office:value-type="string" office:string-value="Impuesto de renta">
                  <text:p>Impuesto de renta</text:p>
                </table:table-cell>
                <table:table-cell table:style-name="Datos" office:value-type="string">
                  <text:p>IR</text:p>
                </table:table-cell>
                <table:table-cell table:style-name="Datos" table:formula="of:=[.C111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26];&quot;Vista&quot;);&quot;view&quot;;IF(EXACT([.N126];&quot;Efectivo&quot;);&quot;other&quot;;IF(EXACT([.N126];&quot;Activo&quot;);&quot;other&quot;;IF(EXACT([.N126];&quot;Cuenta por cobrar&quot;);&quot;receivable&quot;;IF(EXACT([.N126];&quot;Cuenta por pagar&quot;);&quot;payable&quot;;IF(EXACT([.N126];&quot;Ingreso&quot;);&quot;other&quot;;IF(EXACT([.N126];&quot;Gasto&quot;);&quot;other&quot;;IF(EXACT([.N126];&quot;Patrimonio&quot;);&quot;other&quot;;IF(EXACT([.N12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26];&quot;Efectivo&quot;);EXACT([.N126];&quot;Cuenta por cobrar&quot;);EXACT([.N12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2116-0100</text:p>
                  </table:table-cell>
                  <table:table-cell table:style-name="Datos" table:formula="of:=IF(AND(REPLACE([.A127];5;1;&quot;&quot;)&gt;REPLACE([.A126];5;1;&quot;&quot;);REPLACE([.A127];5;1;&quot;&quot;)&lt;REPLACE([.A12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Impuesto de renta por pagar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127];1);[.$C127];&quot;&quot;)" office:value-type="string" office:string-value="Impuesto de renta por pagar">
                    <text:p>Impuesto de renta por pagar</text:p>
                  </table:table-cell>
                  <table:table-cell table:style-name="Nivel6" table:formula="of:=IF(EXACT([.E127];1);[.$C127];&quot;&quot;)" office:value-type="string" office:string-value="Impuesto de renta por pagar">
                    <text:p>Impuesto de renta por pagar</text:p>
                  </table:table-cell>
                  <table:table-cell table:style-name="Nivel6" table:formula="of:=IF(EXACT([.F127];1);[.$C127];&quot;&quot;)" office:value-type="string" office:string-value="Impuesto de renta por pagar">
                    <text:p>Impuesto de renta por pagar</text:p>
                  </table:table-cell>
                  <table:table-cell table:style-name="Nivel6" table:formula="of:=IF(EXACT([.G127];1);[.$C127];&quot;&quot;)" office:value-type="string" office:string-value="Impuesto de renta por pagar">
                    <text:p>Impuesto de renta por pagar</text:p>
                  </table:table-cell>
                  <table:table-cell table:style-name="Datos" office:value-type="string">
                    <text:p>IRxP</text:p>
                  </table:table-cell>
                  <table:table-cell table:style-name="Datos" table:formula="of:=[.C126]" office:value-type="string" office:string-value="Impuesto de renta">
                    <text:p>Impuesto de renta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27];&quot;Vista&quot;);&quot;view&quot;;IF(EXACT([.N127];&quot;Efectivo&quot;);&quot;other&quot;;IF(EXACT([.N127];&quot;Activo&quot;);&quot;other&quot;;IF(EXACT([.N127];&quot;Cuenta por cobrar&quot;);&quot;receivable&quot;;IF(EXACT([.N127];&quot;Cuenta por pagar&quot;);&quot;payable&quot;;IF(EXACT([.N127];&quot;Ingreso&quot;);&quot;other&quot;;IF(EXACT([.N127];&quot;Gasto&quot;);&quot;other&quot;;IF(EXACT([.N127];&quot;Patrimonio&quot;);&quot;other&quot;;IF(EXACT([.N127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27];&quot;Efectivo&quot;);EXACT([.N127];&quot;Cuenta por cobrar&quot;);EXACT([.N127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2116-0200</text:p>
                  </table:table-cell>
                  <table:table-cell table:style-name="Datos" table:formula="of:=IF(AND(REPLACE([.A128];5;1;&quot;&quot;)&gt;REPLACE([.A127];5;1;&quot;&quot;);REPLACE([.A128];5;1;&quot;&quot;)&lt;REPLACE([.A129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Adelantos de impuesto de renta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128];1);[.$C128];&quot;&quot;)" office:value-type="string" office:string-value="Adelantos de impuesto de renta">
                    <text:p>Adelantos de impuesto de renta</text:p>
                  </table:table-cell>
                  <table:table-cell table:style-name="Nivel6" table:formula="of:=IF(EXACT([.E128];1);[.$C128];&quot;&quot;)" office:value-type="string" office:string-value="Adelantos de impuesto de renta">
                    <text:p>Adelantos de impuesto de renta</text:p>
                  </table:table-cell>
                  <table:table-cell table:style-name="Nivel6" table:formula="of:=IF(EXACT([.F128];1);[.$C128];&quot;&quot;)" office:value-type="string" office:string-value="Adelantos de impuesto de renta">
                    <text:p>Adelantos de impuesto de renta</text:p>
                  </table:table-cell>
                  <table:table-cell table:style-name="Nivel6" table:formula="of:=IF(EXACT([.G128];1);[.$C128];&quot;&quot;)" office:value-type="string" office:string-value="Adelantos de impuesto de renta">
                    <text:p>Adelantos de impuesto de renta</text:p>
                  </table:table-cell>
                  <table:table-cell table:style-name="Datos" office:value-type="string">
                    <text:p>AdIR</text:p>
                  </table:table-cell>
                  <table:table-cell table:style-name="Datos" table:formula="of:=[.C126]" office:value-type="string" office:string-value="Impuesto de renta">
                    <text:p>Impuesto de renta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28];&quot;Vista&quot;);&quot;view&quot;;IF(EXACT([.N128];&quot;Efectivo&quot;);&quot;other&quot;;IF(EXACT([.N128];&quot;Activo&quot;);&quot;other&quot;;IF(EXACT([.N128];&quot;Cuenta por cobrar&quot;);&quot;receivable&quot;;IF(EXACT([.N128];&quot;Cuenta por pagar&quot;);&quot;payable&quot;;IF(EXACT([.N128];&quot;Ingreso&quot;);&quot;other&quot;;IF(EXACT([.N128];&quot;Gasto&quot;);&quot;other&quot;;IF(EXACT([.N128];&quot;Patrimonio&quot;);&quot;other&quot;;IF(EXACT([.N128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28];&quot;Efectivo&quot;);EXACT([.N128];&quot;Cuenta por cobrar&quot;);EXACT([.N128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2116-0300</text:p>
                  </table:table-cell>
                  <table:table-cell table:style-name="Datos" table:formula="of:=IF(AND(REPLACE([.A129];5;1;&quot;&quot;)&gt;REPLACE([.A128];5;1;&quot;&quot;);REPLACE([.A129];5;1;&quot;&quot;)&lt;REPLACE([.A13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Retenciones de impuesto de renta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Nivel6" table:formula="of:=IF(EXACT([.D129];1);[.$C129];&quot;&quot;)">
                    <text:p/>
                  </table:table-cell>
                  <table:table-cell table:style-name="Nivel6" table:formula="of:=IF(EXACT([.E129];1);[.$C129];&quot;&quot;)" office:value-type="string" office:string-value="Retenciones de impuesto de renta">
                    <text:p>Retenciones de impuesto de renta</text:p>
                  </table:table-cell>
                  <table:table-cell table:style-name="Nivel6" table:formula="of:=IF(EXACT([.F129];1);[.$C129];&quot;&quot;)" office:value-type="string" office:string-value="Retenciones de impuesto de renta">
                    <text:p>Retenciones de impuesto de renta</text:p>
                  </table:table-cell>
                  <table:table-cell table:style-name="Nivel6" table:formula="of:=IF(EXACT([.G129];1);[.$C129];&quot;&quot;)" office:value-type="string" office:string-value="Retenciones de impuesto de renta">
                    <text:p>Retenciones de impuesto de renta</text:p>
                  </table:table-cell>
                  <table:table-cell table:style-name="Datos" office:value-type="string">
                    <text:p>RetIR</text:p>
                  </table:table-cell>
                  <table:table-cell table:style-name="Datos" table:formula="of:=[.C126]" office:value-type="string" office:string-value="Impuesto de renta">
                    <text:p>Impuesto de renta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29];&quot;Vista&quot;);&quot;view&quot;;IF(EXACT([.N129];&quot;Efectivo&quot;);&quot;other&quot;;IF(EXACT([.N129];&quot;Activo&quot;);&quot;other&quot;;IF(EXACT([.N129];&quot;Cuenta por cobrar&quot;);&quot;receivable&quot;;IF(EXACT([.N129];&quot;Cuenta por pagar&quot;);&quot;payable&quot;;IF(EXACT([.N129];&quot;Ingreso&quot;);&quot;other&quot;;IF(EXACT([.N129];&quot;Gasto&quot;);&quot;other&quot;;IF(EXACT([.N129];&quot;Patrimonio&quot;);&quot;other&quot;;IF(EXACT([.N129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N129];&quot;Efectivo&quot;);EXACT([.N129];&quot;Cuenta por cobrar&quot;);EXACT([.N129];&quot;Cuenta por pagar&quot;));&quot;True&quot;;&quot;False&quot;)" office:value-type="string" office:string-value="True">
                    <text:p>True</text:p>
                  </table:table-cell>
                  <table:table-cell table:number-columns-repeated="1004"/>
                </table:table-row>
              </table:table-row-group>
            </table:table-row-group>
          </table:table-row-group>
        </table:table-row-group>
        <table:table-row table:style-name="ro2">
          <table:table-cell table:style-name="Nivel2" office:value-type="string">
            <text:p>3000-0000</text:p>
          </table:table-cell>
          <table:table-cell table:style-name="Datos" table:formula="of:=IF(AND(REPLACE([.A130];5;1;&quot;&quot;)&gt;REPLACE([.A129];5;1;&quot;&quot;);REPLACE([.A130];5;1;&quot;&quot;)&lt;REPLACE([.A131];5;1;&quot;&quot;));TRUE();FALSE())" office:value-type="boolean" office:boolean-value="true">
            <text:p>VERDADERO</text:p>
          </table:table-cell>
          <table:table-cell table:style-name="Nivel2" office:value-type="string">
            <text:p>Patrimoni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2" table:formula="of:=IF(EXACT([.D130];1);[.$C130];&quot;&quot;)" office:value-type="string" office:string-value="Patrimonio">
            <text:p>Patrimonio</text:p>
          </table:table-cell>
          <table:table-cell table:style-name="Nivel2" table:formula="of:=IF(EXACT([.E130];1);[.$C130];&quot;&quot;)" office:value-type="string" office:string-value="Patrimonio">
            <text:p>Patrimonio</text:p>
          </table:table-cell>
          <table:table-cell table:style-name="Nivel2" table:formula="of:=IF(EXACT([.F130];1);[.$C130];&quot;&quot;)" office:value-type="string" office:string-value="Patrimonio">
            <text:p>Patrimonio</text:p>
          </table:table-cell>
          <table:table-cell table:style-name="Nivel2" table:formula="of:=IF(EXACT([.G130];1);[.$C130];&quot;&quot;)" office:value-type="string" office:string-value="Patrimonio">
            <text:p>Patrimonio</text:p>
          </table:table-cell>
          <table:table-cell table:style-name="Datos" office:value-type="string">
            <text:p>Pa</text:p>
          </table:table-cell>
          <table:table-cell table:style-name="Datos" table:formula="of:=[.C2]" office:value-type="string" office:string-value="Plan contable">
            <text:p>Plan contabl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130];&quot;Vista&quot;);&quot;view&quot;;IF(EXACT([.N130];&quot;Efectivo&quot;);&quot;other&quot;;IF(EXACT([.N130];&quot;Activo&quot;);&quot;other&quot;;IF(EXACT([.N130];&quot;Cuenta por cobrar&quot;);&quot;receivable&quot;;IF(EXACT([.N130];&quot;Cuenta por pagar&quot;);&quot;payable&quot;;IF(EXACT([.N130];&quot;Ingreso&quot;);&quot;other&quot;;IF(EXACT([.N130];&quot;Gasto&quot;);&quot;other&quot;;IF(EXACT([.N130];&quot;Patrimonio&quot;);&quot;other&quot;;IF(EXACT([.N130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130];&quot;Efectivo&quot;);EXACT([.N130];&quot;Cuenta por cobrar&quot;);EXACT([.N130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-group>
          <table:table-row table:style-name="ro2">
            <table:table-cell table:style-name="Nivel3" office:value-type="string">
              <text:p>3100-0000</text:p>
            </table:table-cell>
            <table:table-cell table:style-name="Datos" table:formula="of:=IF(AND(REPLACE([.A131];5;1;&quot;&quot;)&gt;REPLACE([.A130];5;1;&quot;&quot;);REPLACE([.A131];5;1;&quot;&quot;)&lt;REPLACE([.A132];5;1;&quot;&quot;));TRUE();FALSE())" office:value-type="boolean" office:boolean-value="true">
              <text:p>VERDADERO</text:p>
            </table:table-cell>
            <table:table-cell table:style-name="Nivel3" office:value-type="string">
              <text:p>Capital so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31];1);[.$C131];&quot;&quot;)" office:value-type="string" office:string-value="Capital social">
              <text:p>Capital social</text:p>
            </table:table-cell>
            <table:table-cell table:style-name="Nivel3" table:formula="of:=IF(EXACT([.E131];1);[.$C131];&quot;&quot;)" office:value-type="string" office:string-value="Capital social">
              <text:p>Capital social</text:p>
            </table:table-cell>
            <table:table-cell table:style-name="Nivel3" table:formula="of:=IF(EXACT([.F131];1);[.$C131];&quot;&quot;)" office:value-type="string" office:string-value="Capital social">
              <text:p>Capital social</text:p>
            </table:table-cell>
            <table:table-cell table:style-name="Nivel3" table:formula="of:=IF(EXACT([.G131];1);[.$C131];&quot;&quot;)" office:value-type="string" office:string-value="Capital social">
              <text:p>Capital social</text:p>
            </table:table-cell>
            <table:table-cell table:style-name="Datos" office:value-type="string">
              <text:p>CS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31];&quot;Vista&quot;);&quot;view&quot;;IF(EXACT([.N131];&quot;Efectivo&quot;);&quot;other&quot;;IF(EXACT([.N131];&quot;Activo&quot;);&quot;other&quot;;IF(EXACT([.N131];&quot;Cuenta por cobrar&quot;);&quot;receivable&quot;;IF(EXACT([.N131];&quot;Cuenta por pagar&quot;);&quot;payable&quot;;IF(EXACT([.N131];&quot;Ingreso&quot;);&quot;other&quot;;IF(EXACT([.N131];&quot;Gasto&quot;);&quot;other&quot;;IF(EXACT([.N131];&quot;Patrimonio&quot;);&quot;other&quot;;IF(EXACT([.N13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31];&quot;Efectivo&quot;);EXACT([.N131];&quot;Cuenta por cobrar&quot;);EXACT([.N131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3110-0000</text:p>
              </table:table-cell>
              <table:table-cell table:style-name="Datos" table:formula="of:=IF(AND(REPLACE([.A132];5;1;&quot;&quot;)&gt;REPLACE([.A131];5;1;&quot;&quot;);REPLACE([.A132];5;1;&quot;&quot;)&lt;REPLACE([.A13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arlos R. Vásquez Estrada 1-1267-0753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132];1);[.$C132];&quot;&quot;)" office:value-type="string" office:string-value="Carlos R. Vásquez Estrada 1-1267-0753">
                <text:p>Carlos R. Vásquez Estrada 1-1267-0753</text:p>
              </table:table-cell>
              <table:table-cell table:style-name="Nivel4" table:formula="of:=IF(EXACT([.E132];1);[.$C132];&quot;&quot;)">
                <text:p/>
              </table:table-cell>
              <table:table-cell table:style-name="Nivel4" table:formula="of:=IF(EXACT([.F132];1);[.$C132];&quot;&quot;)">
                <text:p/>
              </table:table-cell>
              <table:table-cell table:style-name="Nivel4" table:formula="of:=IF(EXACT([.G132];1);[.$C132];&quot;&quot;)">
                <text:p/>
              </table:table-cell>
              <table:table-cell table:style-name="Datos" office:value-type="string">
                <text:p>CRVE</text:p>
              </table:table-cell>
              <table:table-cell table:style-name="Datos" table:formula="of:=[.C131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2];&quot;Vista&quot;);&quot;view&quot;;IF(EXACT([.N132];&quot;Efectivo&quot;);&quot;other&quot;;IF(EXACT([.N132];&quot;Activo&quot;);&quot;other&quot;;IF(EXACT([.N132];&quot;Cuenta por cobrar&quot;);&quot;receivable&quot;;IF(EXACT([.N132];&quot;Cuenta por pagar&quot;);&quot;payable&quot;;IF(EXACT([.N132];&quot;Ingreso&quot;);&quot;other&quot;;IF(EXACT([.N132];&quot;Gasto&quot;);&quot;other&quot;;IF(EXACT([.N132];&quot;Patrimonio&quot;);&quot;other&quot;;IF(EXACT([.N13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2];&quot;Efectivo&quot;);EXACT([.N132];&quot;Cuenta por cobrar&quot;);EXACT([.N13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120-0000</text:p>
              </table:table-cell>
              <table:table-cell table:style-name="Datos" table:formula="of:=IF(AND(REPLACE([.A133];5;1;&quot;&quot;)&gt;REPLACE([.A132];5;1;&quot;&quot;);REPLACE([.A133];5;1;&quot;&quot;)&lt;REPLACE([.A13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arlos A. Vásquez Landergren 6-137-691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133];1);[.$C133];&quot;&quot;)" office:value-type="string" office:string-value="Carlos A. Vásquez Landergren 6-137-691">
                <text:p>Carlos A. Vásquez Landergren 6-137-691</text:p>
              </table:table-cell>
              <table:table-cell table:style-name="Nivel4" table:formula="of:=IF(EXACT([.E133];1);[.$C133];&quot;&quot;)">
                <text:p/>
              </table:table-cell>
              <table:table-cell table:style-name="Nivel4" table:formula="of:=IF(EXACT([.F133];1);[.$C133];&quot;&quot;)">
                <text:p/>
              </table:table-cell>
              <table:table-cell table:style-name="Nivel4" table:formula="of:=IF(EXACT([.G133];1);[.$C133];&quot;&quot;)">
                <text:p/>
              </table:table-cell>
              <table:table-cell table:style-name="Datos" office:value-type="string">
                <text:p>CAVL</text:p>
              </table:table-cell>
              <table:table-cell table:style-name="Datos" table:formula="of:=[.C131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3];&quot;Vista&quot;);&quot;view&quot;;IF(EXACT([.N133];&quot;Efectivo&quot;);&quot;other&quot;;IF(EXACT([.N133];&quot;Activo&quot;);&quot;other&quot;;IF(EXACT([.N133];&quot;Cuenta por cobrar&quot;);&quot;receivable&quot;;IF(EXACT([.N133];&quot;Cuenta por pagar&quot;);&quot;payable&quot;;IF(EXACT([.N133];&quot;Ingreso&quot;);&quot;other&quot;;IF(EXACT([.N133];&quot;Gasto&quot;);&quot;other&quot;;IF(EXACT([.N133];&quot;Patrimonio&quot;);&quot;other&quot;;IF(EXACT([.N13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3];&quot;Efectivo&quot;);EXACT([.N133];&quot;Cuenta por cobrar&quot;);EXACT([.N13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130-0000</text:p>
              </table:table-cell>
              <table:table-cell table:style-name="Datos" table:formula="of:=IF(AND(REPLACE([.A134];5;1;&quot;&quot;)&gt;REPLACE([.A133];5;1;&quot;&quot;);REPLACE([.A134];5;1;&quot;&quot;)&lt;REPLACE([.A13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Ricardo M. Wing Alcázar 7-182-924</text:p>
              </table:table-cell>
              <table:table-cell table:style-name="ce3"/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Nivel4" table:formula="of:=IF(EXACT([.D134];1);[.$C134];&quot;&quot;)">
                <text:p/>
              </table:table-cell>
              <table:table-cell table:style-name="Nivel4" table:formula="of:=IF(EXACT([.E134];1);[.$C134];&quot;&quot;)">
                <text:p/>
              </table:table-cell>
              <table:table-cell table:style-name="Nivel4" table:formula="of:=IF(EXACT([.F134];1);[.$C134];&quot;&quot;)" office:value-type="string" office:string-value="Ricardo M. Wing Alcázar 7-182-924">
                <text:p>Ricardo M. Wing Alcázar 7-182-924</text:p>
              </table:table-cell>
              <table:table-cell table:style-name="Nivel4" table:formula="of:=IF(EXACT([.G134];1);[.$C134];&quot;&quot;)">
                <text:p/>
              </table:table-cell>
              <table:table-cell table:style-name="Datos" office:value-type="string">
                <text:p>RMWA</text:p>
              </table:table-cell>
              <table:table-cell table:style-name="Datos" table:formula="of:=[.C131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4];&quot;Vista&quot;);&quot;view&quot;;IF(EXACT([.N134];&quot;Efectivo&quot;);&quot;other&quot;;IF(EXACT([.N134];&quot;Activo&quot;);&quot;other&quot;;IF(EXACT([.N134];&quot;Cuenta por cobrar&quot;);&quot;receivable&quot;;IF(EXACT([.N134];&quot;Cuenta por pagar&quot;);&quot;payable&quot;;IF(EXACT([.N134];&quot;Ingreso&quot;);&quot;other&quot;;IF(EXACT([.N134];&quot;Gasto&quot;);&quot;other&quot;;IF(EXACT([.N134];&quot;Patrimonio&quot;);&quot;other&quot;;IF(EXACT([.N13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4];&quot;Efectivo&quot;);EXACT([.N134];&quot;Cuenta por cobrar&quot;);EXACT([.N13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140-0000</text:p>
              </table:table-cell>
              <table:table-cell table:style-name="Datos" table:formula="of:=IF(AND(REPLACE([.A135];5;1;&quot;&quot;)&gt;REPLACE([.A134];5;1;&quot;&quot;);REPLACE([.A135];5;1;&quot;&quot;)&lt;REPLACE([.A13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learCorp S.A.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35];1);[.$C135];&quot;&quot;)">
                <text:p/>
              </table:table-cell>
              <table:table-cell table:style-name="Nivel4" table:formula="of:=IF(EXACT([.E135];1);[.$C135];&quot;&quot;)" office:value-type="string" office:string-value="ClearCorp S.A.">
                <text:p>ClearCorp S.A.</text:p>
              </table:table-cell>
              <table:table-cell table:style-name="Nivel4" table:formula="of:=IF(EXACT([.F135];1);[.$C135];&quot;&quot;)" office:value-type="string" office:string-value="ClearCorp S.A.">
                <text:p>ClearCorp S.A.</text:p>
              </table:table-cell>
              <table:table-cell table:style-name="Nivel4" table:formula="of:=IF(EXACT([.G135];1);[.$C135];&quot;&quot;)" office:value-type="string" office:string-value="ClearCorp S.A.">
                <text:p>ClearCorp S.A.</text:p>
              </table:table-cell>
              <table:table-cell table:style-name="Datos" office:value-type="string">
                <text:p>Ccorp</text:p>
              </table:table-cell>
              <table:table-cell table:style-name="Datos" table:formula="of:=[.C131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5];&quot;Vista&quot;);&quot;view&quot;;IF(EXACT([.N135];&quot;Efectivo&quot;);&quot;other&quot;;IF(EXACT([.N135];&quot;Activo&quot;);&quot;other&quot;;IF(EXACT([.N135];&quot;Cuenta por cobrar&quot;);&quot;receivable&quot;;IF(EXACT([.N135];&quot;Cuenta por pagar&quot;);&quot;payable&quot;;IF(EXACT([.N135];&quot;Ingreso&quot;);&quot;other&quot;;IF(EXACT([.N135];&quot;Gasto&quot;);&quot;other&quot;;IF(EXACT([.N135];&quot;Patrimonio&quot;);&quot;other&quot;;IF(EXACT([.N13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5];&quot;Efectivo&quot;);EXACT([.N135];&quot;Cuenta por cobrar&quot;);EXACT([.N13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3200-0000</text:p>
            </table:table-cell>
            <table:table-cell table:style-name="Datos" table:formula="of:=IF(AND(REPLACE([.A136];5;1;&quot;&quot;)&gt;REPLACE([.A135];5;1;&quot;&quot;);REPLACE([.A136];5;1;&quot;&quot;)&lt;REPLACE([.A137];5;1;&quot;&quot;));TRUE();FALSE())" office:value-type="boolean" office:boolean-value="true">
              <text:p>VERDADERO</text:p>
            </table:table-cell>
            <table:table-cell table:style-name="Nivel3" office:value-type="string">
              <text:p>Reserva leg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36];1);[.$C136];&quot;&quot;)" office:value-type="string" office:string-value="Reserva legal">
              <text:p>Reserva legal</text:p>
            </table:table-cell>
            <table:table-cell table:style-name="Nivel3" table:formula="of:=IF(EXACT([.E136];1);[.$C136];&quot;&quot;)" office:value-type="string" office:string-value="Reserva legal">
              <text:p>Reserva legal</text:p>
            </table:table-cell>
            <table:table-cell table:style-name="Nivel3" table:formula="of:=IF(EXACT([.F136];1);[.$C136];&quot;&quot;)" office:value-type="string" office:string-value="Reserva legal">
              <text:p>Reserva legal</text:p>
            </table:table-cell>
            <table:table-cell table:style-name="Nivel3" table:formula="of:=IF(EXACT([.G136];1);[.$C136];&quot;&quot;)" office:value-type="string" office:string-value="Reserva legal">
              <text:p>Reserva legal</text:p>
            </table:table-cell>
            <table:table-cell table:style-name="Datos" office:value-type="string">
              <text:p>RL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N136];&quot;Vista&quot;);&quot;view&quot;;IF(EXACT([.N136];&quot;Efectivo&quot;);&quot;other&quot;;IF(EXACT([.N136];&quot;Activo&quot;);&quot;other&quot;;IF(EXACT([.N136];&quot;Cuenta por cobrar&quot;);&quot;receivable&quot;;IF(EXACT([.N136];&quot;Cuenta por pagar&quot;);&quot;payable&quot;;IF(EXACT([.N136];&quot;Ingreso&quot;);&quot;other&quot;;IF(EXACT([.N136];&quot;Gasto&quot;);&quot;other&quot;;IF(EXACT([.N136];&quot;Patrimonio&quot;);&quot;other&quot;;IF(EXACT([.N136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N136];&quot;Efectivo&quot;);EXACT([.N136];&quot;Cuenta por cobrar&quot;);EXACT([.N136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 table:style-name="ro2">
            <table:table-cell table:style-name="Nivel3" office:value-type="string">
              <text:p>3300-0000</text:p>
            </table:table-cell>
            <table:table-cell table:style-name="Datos" table:formula="of:=IF(AND(REPLACE([.A137];5;1;&quot;&quot;)&gt;REPLACE([.A136];5;1;&quot;&quot;);REPLACE([.A137];5;1;&quot;&quot;)&lt;REPLACE([.A138];5;1;&quot;&quot;));TRUE();FALSE())" office:value-type="boolean" office:boolean-value="true">
              <text:p>VERDADERO</text:p>
            </table:table-cell>
            <table:table-cell table:style-name="Nivel3" office:value-type="string">
              <text:p>Otras reserv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37];1);[.$C137];&quot;&quot;)" office:value-type="string" office:string-value="Otras reservas">
              <text:p>Otras reservas</text:p>
            </table:table-cell>
            <table:table-cell table:style-name="Nivel3" table:formula="of:=IF(EXACT([.E137];1);[.$C137];&quot;&quot;)" office:value-type="string" office:string-value="Otras reservas">
              <text:p>Otras reservas</text:p>
            </table:table-cell>
            <table:table-cell table:style-name="Nivel3" table:formula="of:=IF(EXACT([.F137];1);[.$C137];&quot;&quot;)" office:value-type="string" office:string-value="Otras reservas">
              <text:p>Otras reservas</text:p>
            </table:table-cell>
            <table:table-cell table:style-name="Nivel3" table:formula="of:=IF(EXACT([.G137];1);[.$C137];&quot;&quot;)" office:value-type="string" office:string-value="Otras reservas">
              <text:p>Otras reservas</text:p>
            </table:table-cell>
            <table:table-cell table:style-name="Datos" office:value-type="string">
              <text:p>OR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37];&quot;Vista&quot;);&quot;view&quot;;IF(EXACT([.N137];&quot;Efectivo&quot;);&quot;other&quot;;IF(EXACT([.N137];&quot;Activo&quot;);&quot;other&quot;;IF(EXACT([.N137];&quot;Cuenta por cobrar&quot;);&quot;receivable&quot;;IF(EXACT([.N137];&quot;Cuenta por pagar&quot;);&quot;payable&quot;;IF(EXACT([.N137];&quot;Ingreso&quot;);&quot;other&quot;;IF(EXACT([.N137];&quot;Gasto&quot;);&quot;other&quot;;IF(EXACT([.N137];&quot;Patrimonio&quot;);&quot;other&quot;;IF(EXACT([.N13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37];&quot;Efectivo&quot;);EXACT([.N137];&quot;Cuenta por cobrar&quot;);EXACT([.N137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3310-0000</text:p>
              </table:table-cell>
              <table:table-cell table:style-name="Datos" table:formula="of:=IF(AND(REPLACE([.A138];5;1;&quot;&quot;)&gt;REPLACE([.A137];5;1;&quot;&quot;);REPLACE([.A138];5;1;&quot;&quot;)&lt;REPLACE([.A13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Reserva para mejora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38];1);[.$C138];&quot;&quot;)" office:value-type="string" office:string-value="Reserva para mejoras">
                <text:p>Reserva para mejoras</text:p>
              </table:table-cell>
              <table:table-cell table:style-name="Nivel4" table:formula="of:=IF(EXACT([.E138];1);[.$C138];&quot;&quot;)" office:value-type="string" office:string-value="Reserva para mejoras">
                <text:p>Reserva para mejoras</text:p>
              </table:table-cell>
              <table:table-cell table:style-name="Nivel4" table:formula="of:=IF(EXACT([.F138];1);[.$C138];&quot;&quot;)" office:value-type="string" office:string-value="Reserva para mejoras">
                <text:p>Reserva para mejoras</text:p>
              </table:table-cell>
              <table:table-cell table:style-name="Nivel4" table:formula="of:=IF(EXACT([.G138];1);[.$C138];&quot;&quot;)" office:value-type="string" office:string-value="Reserva para mejoras">
                <text:p>Reserva para mejoras</text:p>
              </table:table-cell>
              <table:table-cell table:style-name="Datos" office:value-type="string">
                <text:p>Mej</text:p>
              </table:table-cell>
              <table:table-cell table:style-name="Datos" table:formula="of:=[.C137]" office:value-type="string" office:string-value="Otras reservas">
                <text:p>Otras reservas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8];&quot;Vista&quot;);&quot;view&quot;;IF(EXACT([.N138];&quot;Efectivo&quot;);&quot;other&quot;;IF(EXACT([.N138];&quot;Activo&quot;);&quot;other&quot;;IF(EXACT([.N138];&quot;Cuenta por cobrar&quot;);&quot;receivable&quot;;IF(EXACT([.N138];&quot;Cuenta por pagar&quot;);&quot;payable&quot;;IF(EXACT([.N138];&quot;Ingreso&quot;);&quot;other&quot;;IF(EXACT([.N138];&quot;Gasto&quot;);&quot;other&quot;;IF(EXACT([.N138];&quot;Patrimonio&quot;);&quot;other&quot;;IF(EXACT([.N13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8];&quot;Efectivo&quot;);EXACT([.N138];&quot;Cuenta por cobrar&quot;);EXACT([.N13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320-0000</text:p>
              </table:table-cell>
              <table:table-cell table:style-name="Datos" table:formula="of:=IF(AND(REPLACE([.A139];5;1;&quot;&quot;)&gt;REPLACE([.A138];5;1;&quot;&quot;);REPLACE([.A139];5;1;&quot;&quot;)&lt;REPLACE([.A14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Reserva para proyecto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39];1);[.$C139];&quot;&quot;)" office:value-type="string" office:string-value="Reserva para proyectos">
                <text:p>Reserva para proyectos</text:p>
              </table:table-cell>
              <table:table-cell table:style-name="Nivel4" table:formula="of:=IF(EXACT([.E139];1);[.$C139];&quot;&quot;)" office:value-type="string" office:string-value="Reserva para proyectos">
                <text:p>Reserva para proyectos</text:p>
              </table:table-cell>
              <table:table-cell table:style-name="Nivel4" table:formula="of:=IF(EXACT([.F139];1);[.$C139];&quot;&quot;)" office:value-type="string" office:string-value="Reserva para proyectos">
                <text:p>Reserva para proyectos</text:p>
              </table:table-cell>
              <table:table-cell table:style-name="Nivel4" table:formula="of:=IF(EXACT([.G139];1);[.$C139];&quot;&quot;)" office:value-type="string" office:string-value="Reserva para proyectos">
                <text:p>Reserva para proyectos</text:p>
              </table:table-cell>
              <table:table-cell table:style-name="Datos" office:value-type="string">
                <text:p>Pro</text:p>
              </table:table-cell>
              <table:table-cell table:style-name="Datos" table:formula="of:=[.C137]" office:value-type="string" office:string-value="Otras reservas">
                <text:p>Otras reservas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39];&quot;Vista&quot;);&quot;view&quot;;IF(EXACT([.N139];&quot;Efectivo&quot;);&quot;other&quot;;IF(EXACT([.N139];&quot;Activo&quot;);&quot;other&quot;;IF(EXACT([.N139];&quot;Cuenta por cobrar&quot;);&quot;receivable&quot;;IF(EXACT([.N139];&quot;Cuenta por pagar&quot;);&quot;payable&quot;;IF(EXACT([.N139];&quot;Ingreso&quot;);&quot;other&quot;;IF(EXACT([.N139];&quot;Gasto&quot;);&quot;other&quot;;IF(EXACT([.N139];&quot;Patrimonio&quot;);&quot;other&quot;;IF(EXACT([.N13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39];&quot;Efectivo&quot;);EXACT([.N139];&quot;Cuenta por cobrar&quot;);EXACT([.N13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3400-0000</text:p>
            </table:table-cell>
            <table:table-cell table:style-name="Datos" table:formula="of:=IF(AND(REPLACE([.A140];5;1;&quot;&quot;)&gt;REPLACE([.A139];5;1;&quot;&quot;);REPLACE([.A140];5;1;&quot;&quot;)&lt;REPLACE([.A141];5;1;&quot;&quot;));TRUE();FALSE())" office:value-type="boolean" office:boolean-value="true">
              <text:p>VERDADERO</text:p>
            </table:table-cell>
            <table:table-cell table:style-name="Nivel3" office:value-type="string">
              <text:p>Aportes de capit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40];1);[.$C140];&quot;&quot;)" office:value-type="string" office:string-value="Aportes de capital">
              <text:p>Aportes de capital</text:p>
            </table:table-cell>
            <table:table-cell table:style-name="Nivel3" table:formula="of:=IF(EXACT([.E140];1);[.$C140];&quot;&quot;)" office:value-type="string" office:string-value="Aportes de capital">
              <text:p>Aportes de capital</text:p>
            </table:table-cell>
            <table:table-cell table:style-name="Nivel3" table:formula="of:=IF(EXACT([.F140];1);[.$C140];&quot;&quot;)" office:value-type="string" office:string-value="Aportes de capital">
              <text:p>Aportes de capital</text:p>
            </table:table-cell>
            <table:table-cell table:style-name="Nivel3" table:formula="of:=IF(EXACT([.G140];1);[.$C140];&quot;&quot;)" office:value-type="string" office:string-value="Aportes de capital">
              <text:p>Aportes de capital</text:p>
            </table:table-cell>
            <table:table-cell table:style-name="Datos" office:value-type="string">
              <text:p>AC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N140];&quot;Vista&quot;);&quot;view&quot;;IF(EXACT([.N140];&quot;Efectivo&quot;);&quot;other&quot;;IF(EXACT([.N140];&quot;Activo&quot;);&quot;other&quot;;IF(EXACT([.N140];&quot;Cuenta por cobrar&quot;);&quot;receivable&quot;;IF(EXACT([.N140];&quot;Cuenta por pagar&quot;);&quot;payable&quot;;IF(EXACT([.N140];&quot;Ingreso&quot;);&quot;other&quot;;IF(EXACT([.N140];&quot;Gasto&quot;);&quot;other&quot;;IF(EXACT([.N140];&quot;Patrimonio&quot;);&quot;other&quot;;IF(EXACT([.N140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N140];&quot;Efectivo&quot;);EXACT([.N140];&quot;Cuenta por cobrar&quot;);EXACT([.N140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 table:style-name="ro2">
            <table:table-cell table:style-name="Nivel3" office:value-type="string">
              <text:p>3500-0000</text:p>
            </table:table-cell>
            <table:table-cell table:style-name="Datos" table:formula="of:=IF(AND(REPLACE([.A141];5;1;&quot;&quot;)&gt;REPLACE([.A140];5;1;&quot;&quot;);REPLACE([.A141];5;1;&quot;&quot;)&lt;REPLACE([.A142];5;1;&quot;&quot;));TRUE();FALSE())" office:value-type="boolean" office:boolean-value="true">
              <text:p>VERDADERO</text:p>
            </table:table-cell>
            <table:table-cell table:style-name="Nivel3" office:value-type="string">
              <text:p>Cuentas de superávit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41];1);[.$C141];&quot;&quot;)" office:value-type="string" office:string-value="Cuentas de superávit">
              <text:p>Cuentas de superávit</text:p>
            </table:table-cell>
            <table:table-cell table:style-name="Nivel3" table:formula="of:=IF(EXACT([.E141];1);[.$C141];&quot;&quot;)" office:value-type="string" office:string-value="Cuentas de superávit">
              <text:p>Cuentas de superávit</text:p>
            </table:table-cell>
            <table:table-cell table:style-name="Nivel3" table:formula="of:=IF(EXACT([.F141];1);[.$C141];&quot;&quot;)" office:value-type="string" office:string-value="Cuentas de superávit">
              <text:p>Cuentas de superávit</text:p>
            </table:table-cell>
            <table:table-cell table:style-name="Nivel3" table:formula="of:=IF(EXACT([.G141];1);[.$C141];&quot;&quot;)" office:value-type="string" office:string-value="Cuentas de superávit">
              <text:p>Cuentas de superávit</text:p>
            </table:table-cell>
            <table:table-cell table:style-name="Datos" office:value-type="string">
              <text:p>Sup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41];&quot;Vista&quot;);&quot;view&quot;;IF(EXACT([.N141];&quot;Efectivo&quot;);&quot;other&quot;;IF(EXACT([.N141];&quot;Activo&quot;);&quot;other&quot;;IF(EXACT([.N141];&quot;Cuenta por cobrar&quot;);&quot;receivable&quot;;IF(EXACT([.N141];&quot;Cuenta por pagar&quot;);&quot;payable&quot;;IF(EXACT([.N141];&quot;Ingreso&quot;);&quot;other&quot;;IF(EXACT([.N141];&quot;Gasto&quot;);&quot;other&quot;;IF(EXACT([.N141];&quot;Patrimonio&quot;);&quot;other&quot;;IF(EXACT([.N14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41];&quot;Efectivo&quot;);EXACT([.N141];&quot;Cuenta por cobrar&quot;);EXACT([.N141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3510-0000</text:p>
              </table:table-cell>
              <table:table-cell table:style-name="Datos" table:formula="of:=IF(AND(REPLACE([.A142];5;1;&quot;&quot;)&gt;REPLACE([.A141];5;1;&quot;&quot;);REPLACE([.A142];5;1;&quot;&quot;)&lt;REPLACE([.A14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uperávit de capital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42];1);[.$C142];&quot;&quot;)" office:value-type="string" office:string-value="Superávit de capital">
                <text:p>Superávit de capital</text:p>
              </table:table-cell>
              <table:table-cell table:style-name="Nivel4" table:formula="of:=IF(EXACT([.E142];1);[.$C142];&quot;&quot;)" office:value-type="string" office:string-value="Superávit de capital">
                <text:p>Superávit de capital</text:p>
              </table:table-cell>
              <table:table-cell table:style-name="Nivel4" table:formula="of:=IF(EXACT([.F142];1);[.$C142];&quot;&quot;)" office:value-type="string" office:string-value="Superávit de capital">
                <text:p>Superávit de capital</text:p>
              </table:table-cell>
              <table:table-cell table:style-name="Nivel4" table:formula="of:=IF(EXACT([.G142];1);[.$C142];&quot;&quot;)" office:value-type="string" office:string-value="Superávit de capital">
                <text:p>Superávit de capital</text:p>
              </table:table-cell>
              <table:table-cell table:style-name="Datos" office:value-type="string">
                <text:p>Cap</text:p>
              </table:table-cell>
              <table:table-cell table:style-name="Datos" table:formula="of:=[.C14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42];&quot;Vista&quot;);&quot;view&quot;;IF(EXACT([.N142];&quot;Efectivo&quot;);&quot;other&quot;;IF(EXACT([.N142];&quot;Activo&quot;);&quot;other&quot;;IF(EXACT([.N142];&quot;Cuenta por cobrar&quot;);&quot;receivable&quot;;IF(EXACT([.N142];&quot;Cuenta por pagar&quot;);&quot;payable&quot;;IF(EXACT([.N142];&quot;Ingreso&quot;);&quot;other&quot;;IF(EXACT([.N142];&quot;Gasto&quot;);&quot;other&quot;;IF(EXACT([.N142];&quot;Patrimonio&quot;);&quot;other&quot;;IF(EXACT([.N14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42];&quot;Efectivo&quot;);EXACT([.N142];&quot;Cuenta por cobrar&quot;);EXACT([.N14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520-0000</text:p>
              </table:table-cell>
              <table:table-cell table:style-name="Datos" table:formula="of:=IF(AND(REPLACE([.A143];5;1;&quot;&quot;)&gt;REPLACE([.A142];5;1;&quot;&quot;);REPLACE([.A143];5;1;&quot;&quot;)&lt;REPLACE([.A14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uperavit por revaluación de activo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43];1);[.$C143];&quot;&quot;)" office:value-type="string" office:string-value="Superavit por revaluación de activos">
                <text:p>Superavit por revaluación de activos</text:p>
              </table:table-cell>
              <table:table-cell table:style-name="Nivel4" table:formula="of:=IF(EXACT([.E143];1);[.$C143];&quot;&quot;)" office:value-type="string" office:string-value="Superavit por revaluación de activos">
                <text:p>Superavit por revaluación de activos</text:p>
              </table:table-cell>
              <table:table-cell table:style-name="Nivel4" table:formula="of:=IF(EXACT([.F143];1);[.$C143];&quot;&quot;)" office:value-type="string" office:string-value="Superavit por revaluación de activos">
                <text:p>Superavit por revaluación de activos</text:p>
              </table:table-cell>
              <table:table-cell table:style-name="Nivel4" table:formula="of:=IF(EXACT([.G143];1);[.$C143];&quot;&quot;)" office:value-type="string" office:string-value="Superavit por revaluación de activos">
                <text:p>Superavit por revaluación de activos</text:p>
              </table:table-cell>
              <table:table-cell table:style-name="Datos" office:value-type="string">
                <text:p>Rev</text:p>
              </table:table-cell>
              <table:table-cell table:style-name="Datos" table:formula="of:=[.C14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43];&quot;Vista&quot;);&quot;view&quot;;IF(EXACT([.N143];&quot;Efectivo&quot;);&quot;other&quot;;IF(EXACT([.N143];&quot;Activo&quot;);&quot;other&quot;;IF(EXACT([.N143];&quot;Cuenta por cobrar&quot;);&quot;receivable&quot;;IF(EXACT([.N143];&quot;Cuenta por pagar&quot;);&quot;payable&quot;;IF(EXACT([.N143];&quot;Ingreso&quot;);&quot;other&quot;;IF(EXACT([.N143];&quot;Gasto&quot;);&quot;other&quot;;IF(EXACT([.N143];&quot;Patrimonio&quot;);&quot;other&quot;;IF(EXACT([.N14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43];&quot;Efectivo&quot;);EXACT([.N143];&quot;Cuenta por cobrar&quot;);EXACT([.N14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3530-0000</text:p>
              </table:table-cell>
              <table:table-cell table:style-name="Datos" table:formula="of:=IF(AND(REPLACE([.A144];5;1;&quot;&quot;)&gt;REPLACE([.A143];5;1;&quot;&quot;);REPLACE([.A144];5;1;&quot;&quot;)&lt;REPLACE([.A14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uperavit ganado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44];1);[.$C144];&quot;&quot;)" office:value-type="string" office:string-value="Superavit ganado">
                <text:p>Superavit ganado</text:p>
              </table:table-cell>
              <table:table-cell table:style-name="Nivel4" table:formula="of:=IF(EXACT([.E144];1);[.$C144];&quot;&quot;)" office:value-type="string" office:string-value="Superavit ganado">
                <text:p>Superavit ganado</text:p>
              </table:table-cell>
              <table:table-cell table:style-name="Nivel4" table:formula="of:=IF(EXACT([.F144];1);[.$C144];&quot;&quot;)" office:value-type="string" office:string-value="Superavit ganado">
                <text:p>Superavit ganado</text:p>
              </table:table-cell>
              <table:table-cell table:style-name="Nivel4" table:formula="of:=IF(EXACT([.G144];1);[.$C144];&quot;&quot;)" office:value-type="string" office:string-value="Superavit ganado">
                <text:p>Superavit ganado</text:p>
              </table:table-cell>
              <table:table-cell table:style-name="Datos" office:value-type="string">
                <text:p>Gan</text:p>
              </table:table-cell>
              <table:table-cell table:style-name="Datos" table:formula="of:=[.C14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44];&quot;Vista&quot;);&quot;view&quot;;IF(EXACT([.N144];&quot;Efectivo&quot;);&quot;other&quot;;IF(EXACT([.N144];&quot;Activo&quot;);&quot;other&quot;;IF(EXACT([.N144];&quot;Cuenta por cobrar&quot;);&quot;receivable&quot;;IF(EXACT([.N144];&quot;Cuenta por pagar&quot;);&quot;payable&quot;;IF(EXACT([.N144];&quot;Ingreso&quot;);&quot;other&quot;;IF(EXACT([.N144];&quot;Gasto&quot;);&quot;other&quot;;IF(EXACT([.N144];&quot;Patrimonio&quot;);&quot;other&quot;;IF(EXACT([.N14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44];&quot;Efectivo&quot;);EXACT([.N144];&quot;Cuenta por cobrar&quot;);EXACT([.N14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3600-0000</text:p>
            </table:table-cell>
            <table:table-cell table:style-name="Datos" table:formula="of:=IF(AND(REPLACE([.A145];5;1;&quot;&quot;)&gt;REPLACE([.A144];5;1;&quot;&quot;);REPLACE([.A145];5;1;&quot;&quot;)&lt;REPLACE([.A146];5;1;&quot;&quot;));TRUE();FALSE())" office:value-type="boolean" office:boolean-value="true">
              <text:p>VERDADERO</text:p>
            </table:table-cell>
            <table:table-cell table:style-name="Nivel3" office:value-type="string">
              <text:p>Utilidad o pérdida acumulada de periodos anterior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45];1);[.$C145];&quot;&quot;)" office:value-type="string" office:string-value="Utilidad o pérdida acumulada de periodos anteriores">
              <text:p>Utilidad o pérdida acumulada de periodos anteriores</text:p>
            </table:table-cell>
            <table:table-cell table:style-name="Nivel3" table:formula="of:=IF(EXACT([.E145];1);[.$C145];&quot;&quot;)" office:value-type="string" office:string-value="Utilidad o pérdida acumulada de periodos anteriores">
              <text:p>Utilidad o pérdida acumulada de periodos anteriores</text:p>
            </table:table-cell>
            <table:table-cell table:style-name="Nivel3" table:formula="of:=IF(EXACT([.F145];1);[.$C145];&quot;&quot;)" office:value-type="string" office:string-value="Utilidad o pérdida acumulada de periodos anteriores">
              <text:p>Utilidad o pérdida acumulada de periodos anteriores</text:p>
            </table:table-cell>
            <table:table-cell table:style-name="Nivel3" table:formula="of:=IF(EXACT([.G145];1);[.$C145];&quot;&quot;)" office:value-type="string" office:string-value="Utilidad o pérdida acumulada de periodos anteriores">
              <text:p>Utilidad o pérdida acumulada de periodos anteriores</text:p>
            </table:table-cell>
            <table:table-cell table:style-name="Datos" office:value-type="string">
              <text:p>Ut-Ac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45];&quot;Vista&quot;);&quot;view&quot;;IF(EXACT([.N145];&quot;Efectivo&quot;);&quot;other&quot;;IF(EXACT([.N145];&quot;Activo&quot;);&quot;other&quot;;IF(EXACT([.N145];&quot;Cuenta por cobrar&quot;);&quot;receivable&quot;;IF(EXACT([.N145];&quot;Cuenta por pagar&quot;);&quot;payable&quot;;IF(EXACT([.N145];&quot;Ingreso&quot;);&quot;other&quot;;IF(EXACT([.N145];&quot;Gasto&quot;);&quot;other&quot;;IF(EXACT([.N145];&quot;Patrimonio&quot;);&quot;other&quot;;IF(EXACT([.N14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45];&quot;Efectivo&quot;);EXACT([.N145];&quot;Cuenta por cobrar&quot;);EXACT([.N145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 table:style-name="ro2">
            <table:table-cell table:style-name="Nivel3" office:value-type="string">
              <text:p>3700-0000</text:p>
            </table:table-cell>
            <table:table-cell table:style-name="Datos" table:formula="of:=IF(AND(REPLACE([.A146];5;1;&quot;&quot;)&gt;REPLACE([.A145];5;1;&quot;&quot;);REPLACE([.A146];5;1;&quot;&quot;)&lt;REPLACE([.A147];5;1;&quot;&quot;));TRUE();FALSE())" office:value-type="boolean" office:boolean-value="true">
              <text:p>VERDADERO</text:p>
            </table:table-cell>
            <table:table-cell table:style-name="Nivel3" office:value-type="string">
              <text:p>Utilidad o pérdida del período actu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46];1);[.$C146];&quot;&quot;)" office:value-type="string" office:string-value="Utilidad o pérdida del período actual">
              <text:p>Utilidad o pérdida del período actual</text:p>
            </table:table-cell>
            <table:table-cell table:style-name="Nivel3" table:formula="of:=IF(EXACT([.E146];1);[.$C146];&quot;&quot;)" office:value-type="string" office:string-value="Utilidad o pérdida del período actual">
              <text:p>Utilidad o pérdida del período actual</text:p>
            </table:table-cell>
            <table:table-cell table:style-name="Nivel3" table:formula="of:=IF(EXACT([.F146];1);[.$C146];&quot;&quot;)" office:value-type="string" office:string-value="Utilidad o pérdida del período actual">
              <text:p>Utilidad o pérdida del período actual</text:p>
            </table:table-cell>
            <table:table-cell table:style-name="Nivel3" table:formula="of:=IF(EXACT([.G146];1);[.$C146];&quot;&quot;)" office:value-type="string" office:string-value="Utilidad o pérdida del período actual">
              <text:p>Utilidad o pérdida del período actual</text:p>
            </table:table-cell>
            <table:table-cell table:style-name="Datos" office:value-type="string">
              <text:p>Ut-Per</text:p>
            </table:table-cell>
            <table:table-cell table:style-name="Datos" table:formula="of:=[.C130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N146];&quot;Vista&quot;);&quot;view&quot;;IF(EXACT([.N146];&quot;Efectivo&quot;);&quot;other&quot;;IF(EXACT([.N146];&quot;Activo&quot;);&quot;other&quot;;IF(EXACT([.N146];&quot;Cuenta por cobrar&quot;);&quot;receivable&quot;;IF(EXACT([.N146];&quot;Cuenta por pagar&quot;);&quot;payable&quot;;IF(EXACT([.N146];&quot;Ingreso&quot;);&quot;other&quot;;IF(EXACT([.N146];&quot;Gasto&quot;);&quot;other&quot;;IF(EXACT([.N146];&quot;Patrimonio&quot;);&quot;other&quot;;IF(EXACT([.N146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N146];&quot;Efectivo&quot;);EXACT([.N146];&quot;Cuenta por cobrar&quot;);EXACT([.N146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</table:table-row-group>
        <table:table-row table:style-name="ro2">
          <table:table-cell table:style-name="Nivel2" office:value-type="string">
            <text:p>4000-0000</text:p>
          </table:table-cell>
          <table:table-cell table:style-name="Datos" table:formula="of:=IF(AND(REPLACE([.A147];5;1;&quot;&quot;)&gt;REPLACE([.A146];5;1;&quot;&quot;);REPLACE([.A147];5;1;&quot;&quot;)&lt;REPLACE([.A148];5;1;&quot;&quot;));TRUE();FALSE())" office:value-type="boolean" office:boolean-value="true">
            <text:p>VERDADERO</text:p>
          </table:table-cell>
          <table:table-cell table:style-name="Nivel2" office:value-type="string">
            <text:p>Ingres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2" table:formula="of:=IF(EXACT([.D147];1);[.$C147];&quot;&quot;)" office:value-type="string" office:string-value="Ingresos">
            <text:p>Ingresos</text:p>
          </table:table-cell>
          <table:table-cell table:style-name="Nivel2" table:formula="of:=IF(EXACT([.E147];1);[.$C147];&quot;&quot;)" office:value-type="string" office:string-value="Ingresos">
            <text:p>Ingresos</text:p>
          </table:table-cell>
          <table:table-cell table:style-name="Nivel2" table:formula="of:=IF(EXACT([.F147];1);[.$C147];&quot;&quot;)" office:value-type="string" office:string-value="Ingresos">
            <text:p>Ingresos</text:p>
          </table:table-cell>
          <table:table-cell table:style-name="Nivel2" table:formula="of:=IF(EXACT([.G147];1);[.$C147];&quot;&quot;)" office:value-type="string" office:string-value="Ingresos">
            <text:p>Ingresos</text:p>
          </table:table-cell>
          <table:table-cell table:style-name="Datos" office:value-type="string">
            <text:p>In</text:p>
          </table:table-cell>
          <table:table-cell table:style-name="Datos" table:formula="of:=[.C2]" office:value-type="string" office:string-value="Plan contable">
            <text:p>Plan contabl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147];&quot;Vista&quot;);&quot;view&quot;;IF(EXACT([.N147];&quot;Efectivo&quot;);&quot;other&quot;;IF(EXACT([.N147];&quot;Activo&quot;);&quot;other&quot;;IF(EXACT([.N147];&quot;Cuenta por cobrar&quot;);&quot;receivable&quot;;IF(EXACT([.N147];&quot;Cuenta por pagar&quot;);&quot;payable&quot;;IF(EXACT([.N147];&quot;Ingreso&quot;);&quot;other&quot;;IF(EXACT([.N147];&quot;Gasto&quot;);&quot;other&quot;;IF(EXACT([.N147];&quot;Patrimonio&quot;);&quot;other&quot;;IF(EXACT([.N147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147];&quot;Efectivo&quot;);EXACT([.N147];&quot;Cuenta por cobrar&quot;);EXACT([.N147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-group>
          <table:table-row table:style-name="ro2">
            <table:table-cell table:style-name="Nivel3" office:value-type="string">
              <text:p>4100-0000</text:p>
            </table:table-cell>
            <table:table-cell table:style-name="Datos" table:formula="of:=IF(AND(REPLACE([.A148];5;1;&quot;&quot;)&gt;REPLACE([.A147];5;1;&quot;&quot;);REPLACE([.A148];5;1;&quot;&quot;)&lt;REPLACE([.A149];5;1;&quot;&quot;));TRUE();FALSE())" office:value-type="boolean" office:boolean-value="true">
              <text:p>VERDADERO</text:p>
            </table:table-cell>
            <table:table-cell table:style-name="Nivel3" office:value-type="string">
              <text:p>Ingresos por ventas</text:p>
            </table:table-cell>
            <table:table-cell table:style-name="ce3"/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48];1);[.$C148];&quot;&quot;)">
              <text:p/>
            </table:table-cell>
            <table:table-cell table:style-name="Nivel3" table:formula="of:=IF(EXACT([.E148];1);[.$C148];&quot;&quot;)" office:value-type="string" office:string-value="Ingresos por ventas">
              <text:p>Ingresos por ventas</text:p>
            </table:table-cell>
            <table:table-cell table:style-name="Nivel3" table:formula="of:=IF(EXACT([.F148];1);[.$C148];&quot;&quot;)" office:value-type="string" office:string-value="Ingresos por ventas">
              <text:p>Ingresos por ventas</text:p>
            </table:table-cell>
            <table:table-cell table:style-name="Nivel3" table:formula="of:=IF(EXACT([.G148];1);[.$C148];&quot;&quot;)" office:value-type="string" office:string-value="Ingresos por ventas">
              <text:p>Ingresos por ventas</text:p>
            </table:table-cell>
            <table:table-cell table:style-name="Datos" office:value-type="string">
              <text:p>Ventas</text:p>
            </table:table-cell>
            <table:table-cell table:style-name="Datos" table:formula="of:=[.C14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48];&quot;Vista&quot;);&quot;view&quot;;IF(EXACT([.N148];&quot;Efectivo&quot;);&quot;other&quot;;IF(EXACT([.N148];&quot;Activo&quot;);&quot;other&quot;;IF(EXACT([.N148];&quot;Cuenta por cobrar&quot;);&quot;receivable&quot;;IF(EXACT([.N148];&quot;Cuenta por pagar&quot;);&quot;payable&quot;;IF(EXACT([.N148];&quot;Ingreso&quot;);&quot;other&quot;;IF(EXACT([.N148];&quot;Gasto&quot;);&quot;other&quot;;IF(EXACT([.N148];&quot;Patrimonio&quot;);&quot;other&quot;;IF(EXACT([.N148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48];&quot;Efectivo&quot;);EXACT([.N148];&quot;Cuenta por cobrar&quot;);EXACT([.N148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4110-0000</text:p>
              </table:table-cell>
              <table:table-cell table:style-name="Datos" table:formula="of:=IF(AND(REPLACE([.A149];5;1;&quot;&quot;)&gt;REPLACE([.A148];5;1;&quot;&quot;);REPLACE([.A149];5;1;&quot;&quot;)&lt;REPLACE([.A15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Mantenimiento y soporte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49];1);[.$C149];&quot;&quot;)">
                <text:p/>
              </table:table-cell>
              <table:table-cell table:style-name="Nivel4" table:formula="of:=IF(EXACT([.E149];1);[.$C149];&quot;&quot;)" office:value-type="string" office:string-value="Mantenimiento y soporte">
                <text:p>Mantenimiento y soporte</text:p>
              </table:table-cell>
              <table:table-cell table:style-name="Nivel4" table:formula="of:=IF(EXACT([.F149];1);[.$C149];&quot;&quot;)" office:value-type="string" office:string-value="Mantenimiento y soporte">
                <text:p>Mantenimiento y soporte</text:p>
              </table:table-cell>
              <table:table-cell table:style-name="Nivel4" table:formula="of:=IF(EXACT([.G149];1);[.$C149];&quot;&quot;)" office:value-type="string" office:string-value="Mantenimiento y soporte">
                <text:p>Mantenimiento y soporte</text:p>
              </table:table-cell>
              <table:table-cell table:style-name="Datos" office:value-type="string">
                <text:p>MyS</text:p>
              </table:table-cell>
              <table:table-cell table:style-name="Datos" table:formula="of:=[.C148]" office:value-type="string" office:string-value="Ingresos por ventas">
                <text:p>Ingresos por venta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49];&quot;Vista&quot;);&quot;view&quot;;IF(EXACT([.N149];&quot;Efectivo&quot;);&quot;other&quot;;IF(EXACT([.N149];&quot;Activo&quot;);&quot;other&quot;;IF(EXACT([.N149];&quot;Cuenta por cobrar&quot;);&quot;receivable&quot;;IF(EXACT([.N149];&quot;Cuenta por pagar&quot;);&quot;payable&quot;;IF(EXACT([.N149];&quot;Ingreso&quot;);&quot;other&quot;;IF(EXACT([.N149];&quot;Gasto&quot;);&quot;other&quot;;IF(EXACT([.N149];&quot;Patrimonio&quot;);&quot;other&quot;;IF(EXACT([.N14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49];&quot;Efectivo&quot;);EXACT([.N149];&quot;Cuenta por cobrar&quot;);EXACT([.N14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4111-0000</text:p>
                </table:table-cell>
                <table:table-cell table:style-name="Datos" table:formula="of:=IF(AND(REPLACE([.A150];5;1;&quot;&quot;)&gt;REPLACE([.A149];5;1;&quot;&quot;);REPLACE([.A150];5;1;&quot;&quot;)&lt;REPLACE([.A15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ontratos de mantenimiento – Montos fijos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50];1);[.$C150];&quot;&quot;)">
                  <text:p/>
                </table:table-cell>
                <table:table-cell table:style-name="Nivel5" table:formula="of:=IF(EXACT([.E150];1);[.$C150];&quot;&quot;)" office:value-type="string" office:string-value="Contratos de mantenimiento – Montos fijos">
                  <text:p>Contratos de mantenimiento – Montos fijos</text:p>
                </table:table-cell>
                <table:table-cell table:style-name="Nivel5" table:formula="of:=IF(EXACT([.F150];1);[.$C150];&quot;&quot;)" office:value-type="string" office:string-value="Contratos de mantenimiento – Montos fijos">
                  <text:p>Contratos de mantenimiento – Montos fijos</text:p>
                </table:table-cell>
                <table:table-cell table:style-name="Nivel5" table:formula="of:=IF(EXACT([.G150];1);[.$C150];&quot;&quot;)" office:value-type="string" office:string-value="Contratos de mantenimiento – Montos fijos">
                  <text:p>Contratos de mantenimiento – Montos fijos</text:p>
                </table:table-cell>
                <table:table-cell table:style-name="Datos" office:value-type="string">
                  <text:p>Fijo</text:p>
                </table:table-cell>
                <table:table-cell table:style-name="Datos" table:formula="of:=[.C149]" office:value-type="string" office:string-value="Mantenimiento y soporte">
                  <text:p>Mantenimiento y soporte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50];&quot;Vista&quot;);&quot;view&quot;;IF(EXACT([.N150];&quot;Efectivo&quot;);&quot;other&quot;;IF(EXACT([.N150];&quot;Activo&quot;);&quot;other&quot;;IF(EXACT([.N150];&quot;Cuenta por cobrar&quot;);&quot;receivable&quot;;IF(EXACT([.N150];&quot;Cuenta por pagar&quot;);&quot;payable&quot;;IF(EXACT([.N150];&quot;Ingreso&quot;);&quot;other&quot;;IF(EXACT([.N150];&quot;Gasto&quot;);&quot;other&quot;;IF(EXACT([.N150];&quot;Patrimonio&quot;);&quot;other&quot;;IF(EXACT([.N15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150];&quot;Efectivo&quot;);EXACT([.N150];&quot;Cuenta por cobrar&quot;);EXACT([.N15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4112-0000</text:p>
                </table:table-cell>
                <table:table-cell table:style-name="Datos" table:formula="of:=IF(AND(REPLACE([.A151];5;1;&quot;&quot;)&gt;REPLACE([.A150];5;1;&quot;&quot;);REPLACE([.A151];5;1;&quot;&quot;)&lt;REPLACE([.A152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ontratos de mantenimiento – Montos adicionales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51];1);[.$C151];&quot;&quot;)">
                  <text:p/>
                </table:table-cell>
                <table:table-cell table:style-name="Nivel5" table:formula="of:=IF(EXACT([.E151];1);[.$C151];&quot;&quot;)" office:value-type="string" office:string-value="Contratos de mantenimiento – Montos adicionales">
                  <text:p>Contratos de mantenimiento – Montos adicionales</text:p>
                </table:table-cell>
                <table:table-cell table:style-name="Nivel5" table:formula="of:=IF(EXACT([.F151];1);[.$C151];&quot;&quot;)" office:value-type="string" office:string-value="Contratos de mantenimiento – Montos adicionales">
                  <text:p>Contratos de mantenimiento – Montos adicionales</text:p>
                </table:table-cell>
                <table:table-cell table:style-name="Nivel5" table:formula="of:=IF(EXACT([.G151];1);[.$C151];&quot;&quot;)" office:value-type="string" office:string-value="Contratos de mantenimiento – Montos adicionales">
                  <text:p>Contratos de mantenimiento – Montos adicionales</text:p>
                </table:table-cell>
                <table:table-cell table:style-name="Datos" office:value-type="string">
                  <text:p>Adic.</text:p>
                </table:table-cell>
                <table:table-cell table:style-name="Datos" table:formula="of:=[.C149]" office:value-type="string" office:string-value="Mantenimiento y soporte">
                  <text:p>Mantenimiento y soporte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51];&quot;Vista&quot;);&quot;view&quot;;IF(EXACT([.N151];&quot;Efectivo&quot;);&quot;other&quot;;IF(EXACT([.N151];&quot;Activo&quot;);&quot;other&quot;;IF(EXACT([.N151];&quot;Cuenta por cobrar&quot;);&quot;receivable&quot;;IF(EXACT([.N151];&quot;Cuenta por pagar&quot;);&quot;payable&quot;;IF(EXACT([.N151];&quot;Ingreso&quot;);&quot;other&quot;;IF(EXACT([.N151];&quot;Gasto&quot;);&quot;other&quot;;IF(EXACT([.N151];&quot;Patrimonio&quot;);&quot;other&quot;;IF(EXACT([.N15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151];&quot;Efectivo&quot;);EXACT([.N151];&quot;Cuenta por cobrar&quot;);EXACT([.N151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4113-0000</text:p>
                </table:table-cell>
                <table:table-cell table:style-name="Datos" table:formula="of:=IF(AND(REPLACE([.A152];5;1;&quot;&quot;)&gt;REPLACE([.A151];5;1;&quot;&quot;);REPLACE([.A152];5;1;&quot;&quot;)&lt;REPLACE([.A15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antenimiento y soporte único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ce3" office:value-type="float" office:value="1">
                  <text:p>1</text:p>
                </table:table-cell>
                <table:table-cell table:style-name="Nivel5" table:formula="of:=IF(EXACT([.D152];1);[.$C152];&quot;&quot;)">
                  <text:p/>
                </table:table-cell>
                <table:table-cell table:style-name="Nivel5" table:formula="of:=IF(EXACT([.E152];1);[.$C152];&quot;&quot;)" office:value-type="string" office:string-value="Mantenimiento y soporte único">
                  <text:p>Mantenimiento y soporte único</text:p>
                </table:table-cell>
                <table:table-cell table:style-name="Nivel5" table:formula="of:=IF(EXACT([.F152];1);[.$C152];&quot;&quot;)" office:value-type="string" office:string-value="Mantenimiento y soporte único">
                  <text:p>Mantenimiento y soporte único</text:p>
                </table:table-cell>
                <table:table-cell table:style-name="Nivel5" table:formula="of:=IF(EXACT([.G152];1);[.$C152];&quot;&quot;)" office:value-type="string" office:string-value="Mantenimiento y soporte único">
                  <text:p>Mantenimiento y soporte único</text:p>
                </table:table-cell>
                <table:table-cell table:style-name="Datos" office:value-type="string">
                  <text:p>Un.</text:p>
                </table:table-cell>
                <table:table-cell table:style-name="Datos" table:formula="of:=[.C149]" office:value-type="string" office:string-value="Mantenimiento y soporte">
                  <text:p>Mantenimiento y soporte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52];&quot;Vista&quot;);&quot;view&quot;;IF(EXACT([.N152];&quot;Efectivo&quot;);&quot;other&quot;;IF(EXACT([.N152];&quot;Activo&quot;);&quot;other&quot;;IF(EXACT([.N152];&quot;Cuenta por cobrar&quot;);&quot;receivable&quot;;IF(EXACT([.N152];&quot;Cuenta por pagar&quot;);&quot;payable&quot;;IF(EXACT([.N152];&quot;Ingreso&quot;);&quot;other&quot;;IF(EXACT([.N152];&quot;Gasto&quot;);&quot;other&quot;;IF(EXACT([.N152];&quot;Patrimonio&quot;);&quot;other&quot;;IF(EXACT([.N152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152];&quot;Efectivo&quot;);EXACT([.N152];&quot;Cuenta por cobrar&quot;);EXACT([.N15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4120-0000</text:p>
              </table:table-cell>
              <table:table-cell table:style-name="Datos" table:formula="of:=IF(AND(REPLACE([.A153];5;1;&quot;&quot;)&gt;REPLACE([.A152];5;1;&quot;&quot;);REPLACE([.A153];5;1;&quot;&quot;)&lt;REPLACE([.A15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ervicios de tiempo definido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Nivel4" table:formula="of:=IF(EXACT([.D153];1);[.$C153];&quot;&quot;)">
                <text:p/>
              </table:table-cell>
              <table:table-cell table:style-name="Nivel4" table:formula="of:=IF(EXACT([.E153];1);[.$C153];&quot;&quot;)" office:value-type="string" office:string-value="Servicios de tiempo definido">
                <text:p>Servicios de tiempo definido</text:p>
              </table:table-cell>
              <table:table-cell table:style-name="Nivel4" table:formula="of:=IF(EXACT([.F153];1);[.$C153];&quot;&quot;)">
                <text:p/>
              </table:table-cell>
              <table:table-cell table:style-name="Nivel4" table:formula="of:=IF(EXACT([.G153];1);[.$C153];&quot;&quot;)">
                <text:p/>
              </table:table-cell>
              <table:table-cell table:style-name="Datos" office:value-type="string">
                <text:p>Ser. T. Def.</text:p>
              </table:table-cell>
              <table:table-cell table:style-name="Datos" table:formula="of:=[.C148]" office:value-type="string" office:string-value="Ingresos por ventas">
                <text:p>Ingresos por venta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53];&quot;Vista&quot;);&quot;view&quot;;IF(EXACT([.N153];&quot;Efectivo&quot;);&quot;other&quot;;IF(EXACT([.N153];&quot;Activo&quot;);&quot;other&quot;;IF(EXACT([.N153];&quot;Cuenta por cobrar&quot;);&quot;receivable&quot;;IF(EXACT([.N153];&quot;Cuenta por pagar&quot;);&quot;payable&quot;;IF(EXACT([.N153];&quot;Ingreso&quot;);&quot;other&quot;;IF(EXACT([.N153];&quot;Gasto&quot;);&quot;other&quot;;IF(EXACT([.N153];&quot;Patrimonio&quot;);&quot;other&quot;;IF(EXACT([.N153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53];&quot;Efectivo&quot;);EXACT([.N153];&quot;Cuenta por cobrar&quot;);EXACT([.N15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4121-0000</text:p>
                </table:table-cell>
                <table:table-cell table:style-name="Datos" table:formula="of:=IF(AND(REPLACE([.A154];5;1;&quot;&quot;)&gt;REPLACE([.A153];5;1;&quot;&quot;);REPLACE([.A154];5;1;&quot;&quot;)&lt;REPLACE([.A15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Desarrollo</text:p>
                </table:table-cell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Nivel5" table:formula="of:=IF(EXACT([.D154];1);[.$C154];&quot;&quot;)">
                  <text:p/>
                </table:table-cell>
                <table:table-cell table:style-name="Nivel5" table:formula="of:=IF(EXACT([.E154];1);[.$C154];&quot;&quot;)" office:value-type="string" office:string-value="Desarrollo">
                  <text:p>Desarrollo</text:p>
                </table:table-cell>
                <table:table-cell table:style-name="Nivel5" table:formula="of:=IF(EXACT([.F154];1);[.$C154];&quot;&quot;)">
                  <text:p/>
                </table:table-cell>
                <table:table-cell table:style-name="Nivel5" table:formula="of:=IF(EXACT([.G154];1);[.$C154];&quot;&quot;)">
                  <text:p/>
                </table:table-cell>
                <table:table-cell table:style-name="Datos" office:value-type="string">
                  <text:p>Des.</text:p>
                </table:table-cell>
                <table:table-cell table:style-name="Datos" table:formula="of:=[.C153]" office:value-type="string" office:string-value="Servicios de tiempo definido">
                  <text:p>Servicios de tiempo defini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54];&quot;Vista&quot;);&quot;view&quot;;IF(EXACT([.N154];&quot;Efectivo&quot;);&quot;other&quot;;IF(EXACT([.N154];&quot;Activo&quot;);&quot;other&quot;;IF(EXACT([.N154];&quot;Cuenta por cobrar&quot;);&quot;receivable&quot;;IF(EXACT([.N154];&quot;Cuenta por pagar&quot;);&quot;payable&quot;;IF(EXACT([.N154];&quot;Ingreso&quot;);&quot;other&quot;;IF(EXACT([.N154];&quot;Gasto&quot;);&quot;other&quot;;IF(EXACT([.N154];&quot;Patrimonio&quot;);&quot;other&quot;;IF(EXACT([.N15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54];&quot;Efectivo&quot;);EXACT([.N154];&quot;Cuenta por cobrar&quot;);EXACT([.N15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4121-0100</text:p>
                  </table:table-cell>
                  <table:table-cell table:style-name="Datos" table:formula="of:=IF(AND(REPLACE([.A155];5;1;&quot;&quot;)&gt;REPLACE([.A154];5;1;&quot;&quot;);REPLACE([.A155];5;1;&quot;&quot;)&lt;REPLACE([.A15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penERP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Nivel6" table:formula="of:=IF(EXACT([.D155];1);[.$C155];&quot;&quot;)">
                    <text:p/>
                  </table:table-cell>
                  <table:table-cell table:style-name="Nivel6" table:formula="of:=IF(EXACT([.E155];1);[.$C155];&quot;&quot;)" office:value-type="string" office:string-value="OpenERP">
                    <text:p>OpenERP</text:p>
                  </table:table-cell>
                  <table:table-cell table:style-name="Nivel6" table:formula="of:=IF(EXACT([.F155];1);[.$C155];&quot;&quot;)">
                    <text:p/>
                  </table:table-cell>
                  <table:table-cell table:style-name="Nivel6" table:formula="of:=IF(EXACT([.G155];1);[.$C155];&quot;&quot;)">
                    <text:p/>
                  </table:table-cell>
                  <table:table-cell table:style-name="Datos" office:value-type="string">
                    <text:p>OERP</text:p>
                  </table:table-cell>
                  <table:table-cell table:style-name="Datos" table:formula="of:=[.C154]" office:value-type="string" office:string-value="Desarrollo">
                    <text:p>Desarrollo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55];&quot;Vista&quot;);&quot;view&quot;;IF(EXACT([.N155];&quot;Efectivo&quot;);&quot;other&quot;;IF(EXACT([.N155];&quot;Activo&quot;);&quot;other&quot;;IF(EXACT([.N155];&quot;Cuenta por cobrar&quot;);&quot;receivable&quot;;IF(EXACT([.N155];&quot;Cuenta por pagar&quot;);&quot;payable&quot;;IF(EXACT([.N155];&quot;Ingreso&quot;);&quot;other&quot;;IF(EXACT([.N155];&quot;Gasto&quot;);&quot;other&quot;;IF(EXACT([.N155];&quot;Patrimonio&quot;);&quot;other&quot;;IF(EXACT([.N15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55];&quot;Efectivo&quot;);EXACT([.N155];&quot;Cuenta por cobrar&quot;);EXACT([.N155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4121-0200</text:p>
                  </table:table-cell>
                  <table:table-cell table:style-name="Datos" table:formula="of:=IF(AND(REPLACE([.A156];5;1;&quot;&quot;)&gt;REPLACE([.A155];5;1;&quot;&quot;);REPLACE([.A156];5;1;&quot;&quot;)&lt;REPLACE([.A157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Desarrollo Web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Nivel6" table:formula="of:=IF(EXACT([.D156];1);[.$C156];&quot;&quot;)">
                    <text:p/>
                  </table:table-cell>
                  <table:table-cell table:style-name="Nivel6" table:formula="of:=IF(EXACT([.E156];1);[.$C156];&quot;&quot;)" office:value-type="string" office:string-value="Desarrollo Web">
                    <text:p>Desarrollo Web</text:p>
                  </table:table-cell>
                  <table:table-cell table:style-name="Nivel6" table:formula="of:=IF(EXACT([.F156];1);[.$C156];&quot;&quot;)">
                    <text:p/>
                  </table:table-cell>
                  <table:table-cell table:style-name="Nivel6" table:formula="of:=IF(EXACT([.G156];1);[.$C156];&quot;&quot;)">
                    <text:p/>
                  </table:table-cell>
                  <table:table-cell table:style-name="Datos" office:value-type="string">
                    <text:p>Web</text:p>
                  </table:table-cell>
                  <table:table-cell table:style-name="Datos" table:formula="of:=[.C154]" office:value-type="string" office:string-value="Desarrollo">
                    <text:p>Desarrollo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56];&quot;Vista&quot;);&quot;view&quot;;IF(EXACT([.N156];&quot;Efectivo&quot;);&quot;other&quot;;IF(EXACT([.N156];&quot;Activo&quot;);&quot;other&quot;;IF(EXACT([.N156];&quot;Cuenta por cobrar&quot;);&quot;receivable&quot;;IF(EXACT([.N156];&quot;Cuenta por pagar&quot;);&quot;payable&quot;;IF(EXACT([.N156];&quot;Ingreso&quot;);&quot;other&quot;;IF(EXACT([.N156];&quot;Gasto&quot;);&quot;other&quot;;IF(EXACT([.N156];&quot;Patrimonio&quot;);&quot;other&quot;;IF(EXACT([.N156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56];&quot;Efectivo&quot;);EXACT([.N156];&quot;Cuenta por cobrar&quot;);EXACT([.N156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4121-0300</text:p>
                  </table:table-cell>
                  <table:table-cell table:style-name="Datos" table:formula="of:=IF(AND(REPLACE([.A157];5;1;&quot;&quot;)&gt;REPLACE([.A156];5;1;&quot;&quot;);REPLACE([.A157];5;1;&quot;&quot;)&lt;REPLACE([.A15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tros desarrollos</text:p>
                  </table:table-cell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Nivel6" table:formula="of:=IF(EXACT([.D157];1);[.$C157];&quot;&quot;)">
                    <text:p/>
                  </table:table-cell>
                  <table:table-cell table:style-name="Nivel6" table:formula="of:=IF(EXACT([.E157];1);[.$C157];&quot;&quot;)" office:value-type="string" office:string-value="Otros desarrollos">
                    <text:p>Otros desarrollos</text:p>
                  </table:table-cell>
                  <table:table-cell table:style-name="Nivel6" table:formula="of:=IF(EXACT([.F157];1);[.$C157];&quot;&quot;)">
                    <text:p/>
                  </table:table-cell>
                  <table:table-cell table:style-name="Nivel6" table:formula="of:=IF(EXACT([.G157];1);[.$C157];&quot;&quot;)">
                    <text:p/>
                  </table:table-cell>
                  <table:table-cell table:style-name="Datos" office:value-type="string">
                    <text:p>Otros</text:p>
                  </table:table-cell>
                  <table:table-cell table:style-name="Datos" table:formula="of:=[.C154]" office:value-type="string" office:string-value="Desarrollo">
                    <text:p>Desarrollo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57];&quot;Vista&quot;);&quot;view&quot;;IF(EXACT([.N157];&quot;Efectivo&quot;);&quot;other&quot;;IF(EXACT([.N157];&quot;Activo&quot;);&quot;other&quot;;IF(EXACT([.N157];&quot;Cuenta por cobrar&quot;);&quot;receivable&quot;;IF(EXACT([.N157];&quot;Cuenta por pagar&quot;);&quot;payable&quot;;IF(EXACT([.N157];&quot;Ingreso&quot;);&quot;other&quot;;IF(EXACT([.N157];&quot;Gasto&quot;);&quot;other&quot;;IF(EXACT([.N157];&quot;Patrimonio&quot;);&quot;other&quot;;IF(EXACT([.N157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57];&quot;Efectivo&quot;);EXACT([.N157];&quot;Cuenta por cobrar&quot;);EXACT([.N15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4122-0000</text:p>
                </table:table-cell>
                <table:table-cell table:style-name="Datos" table:formula="of:=IF(AND(REPLACE([.A158];5;1;&quot;&quot;)&gt;REPLACE([.A157];5;1;&quot;&quot;);REPLACE([.A158];5;1;&quot;&quot;)&lt;REPLACE([.A15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Red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Nivel5" table:formula="of:=IF(EXACT([.D158];1);[.$C158];&quot;&quot;)">
                  <text:p/>
                </table:table-cell>
                <table:table-cell table:style-name="Nivel5" table:formula="of:=IF(EXACT([.E158];1);[.$C158];&quot;&quot;)">
                  <text:p/>
                </table:table-cell>
                <table:table-cell table:style-name="Nivel5" table:formula="of:=IF(EXACT([.F158];1);[.$C158];&quot;&quot;)">
                  <text:p/>
                </table:table-cell>
                <table:table-cell table:style-name="Nivel5" table:formula="of:=IF(EXACT([.G158];1);[.$C158];&quot;&quot;)" office:value-type="string" office:string-value="Redes">
                  <text:p>Redes</text:p>
                </table:table-cell>
                <table:table-cell table:style-name="Datos" office:value-type="string">
                  <text:p>Redes</text:p>
                </table:table-cell>
                <table:table-cell table:style-name="Datos" table:formula="of:=[.C153]" office:value-type="string" office:string-value="Servicios de tiempo definido">
                  <text:p>Servicios de tiempo defini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58];&quot;Vista&quot;);&quot;view&quot;;IF(EXACT([.N158];&quot;Efectivo&quot;);&quot;other&quot;;IF(EXACT([.N158];&quot;Activo&quot;);&quot;other&quot;;IF(EXACT([.N158];&quot;Cuenta por cobrar&quot;);&quot;receivable&quot;;IF(EXACT([.N158];&quot;Cuenta por pagar&quot;);&quot;payable&quot;;IF(EXACT([.N158];&quot;Ingreso&quot;);&quot;other&quot;;IF(EXACT([.N158];&quot;Gasto&quot;);&quot;other&quot;;IF(EXACT([.N158];&quot;Patrimonio&quot;);&quot;other&quot;;IF(EXACT([.N15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58];&quot;Efectivo&quot;);EXACT([.N158];&quot;Cuenta por cobrar&quot;);EXACT([.N158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4122-0100</text:p>
                  </table:table-cell>
                  <table:table-cell table:style-name="Datos" table:formula="of:=IF(AND(REPLACE([.A159];5;1;&quot;&quot;)&gt;REPLACE([.A158];5;1;&quot;&quot;);REPLACE([.A159];5;1;&quot;&quot;)&lt;REPLACE([.A16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Estructuración de red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Nivel6" table:formula="of:=IF(EXACT([.D159];1);[.$C159];&quot;&quot;)">
                    <text:p/>
                  </table:table-cell>
                  <table:table-cell table:style-name="Nivel6" table:formula="of:=IF(EXACT([.E159];1);[.$C159];&quot;&quot;)">
                    <text:p/>
                  </table:table-cell>
                  <table:table-cell table:style-name="Nivel6" table:formula="of:=IF(EXACT([.F159];1);[.$C159];&quot;&quot;)">
                    <text:p/>
                  </table:table-cell>
                  <table:table-cell table:style-name="Nivel6" table:formula="of:=IF(EXACT([.G159];1);[.$C159];&quot;&quot;)" office:value-type="string" office:string-value="Estructuración de red">
                    <text:p>Estructuración de red</text:p>
                  </table:table-cell>
                  <table:table-cell table:style-name="Datos" office:value-type="string">
                    <text:p>Red</text:p>
                  </table:table-cell>
                  <table:table-cell table:style-name="Datos" table:formula="of:=[.C158]" office:value-type="string" office:string-value="Redes">
                    <text:p>Redes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59];&quot;Vista&quot;);&quot;view&quot;;IF(EXACT([.N159];&quot;Efectivo&quot;);&quot;other&quot;;IF(EXACT([.N159];&quot;Activo&quot;);&quot;other&quot;;IF(EXACT([.N159];&quot;Cuenta por cobrar&quot;);&quot;receivable&quot;;IF(EXACT([.N159];&quot;Cuenta por pagar&quot;);&quot;payable&quot;;IF(EXACT([.N159];&quot;Ingreso&quot;);&quot;other&quot;;IF(EXACT([.N159];&quot;Gasto&quot;);&quot;other&quot;;IF(EXACT([.N159];&quot;Patrimonio&quot;);&quot;other&quot;;IF(EXACT([.N159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59];&quot;Efectivo&quot;);EXACT([.N159];&quot;Cuenta por cobrar&quot;);EXACT([.N15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4122-0200</text:p>
                  </table:table-cell>
                  <table:table-cell table:style-name="Datos" table:formula="of:=IF(AND(REPLACE([.A160];5;1;&quot;&quot;)&gt;REPLACE([.A159];5;1;&quot;&quot;);REPLACE([.A160];5;1;&quot;&quot;)&lt;REPLACE([.A161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Telefonía IP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Nivel6" table:formula="of:=IF(EXACT([.D160];1);[.$C160];&quot;&quot;)">
                    <text:p/>
                  </table:table-cell>
                  <table:table-cell table:style-name="Nivel6" table:formula="of:=IF(EXACT([.E160];1);[.$C160];&quot;&quot;)">
                    <text:p/>
                  </table:table-cell>
                  <table:table-cell table:style-name="Nivel6" table:formula="of:=IF(EXACT([.F160];1);[.$C160];&quot;&quot;)">
                    <text:p/>
                  </table:table-cell>
                  <table:table-cell table:style-name="Nivel6" table:formula="of:=IF(EXACT([.G160];1);[.$C160];&quot;&quot;)" office:value-type="string" office:string-value="Telefonía IP">
                    <text:p>Telefonía IP</text:p>
                  </table:table-cell>
                  <table:table-cell table:style-name="Datos" office:value-type="string">
                    <text:p>VoIP</text:p>
                  </table:table-cell>
                  <table:table-cell table:style-name="Datos" table:formula="of:=[.C158]" office:value-type="string" office:string-value="Redes">
                    <text:p>Redes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60];&quot;Vista&quot;);&quot;view&quot;;IF(EXACT([.N160];&quot;Efectivo&quot;);&quot;other&quot;;IF(EXACT([.N160];&quot;Activo&quot;);&quot;other&quot;;IF(EXACT([.N160];&quot;Cuenta por cobrar&quot;);&quot;receivable&quot;;IF(EXACT([.N160];&quot;Cuenta por pagar&quot;);&quot;payable&quot;;IF(EXACT([.N160];&quot;Ingreso&quot;);&quot;other&quot;;IF(EXACT([.N160];&quot;Gasto&quot;);&quot;other&quot;;IF(EXACT([.N160];&quot;Patrimonio&quot;);&quot;other&quot;;IF(EXACT([.N160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60];&quot;Efectivo&quot;);EXACT([.N160];&quot;Cuenta por cobrar&quot;);EXACT([.N160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4122-0300</text:p>
                  </table:table-cell>
                  <table:table-cell table:style-name="Datos" table:formula="of:=IF(AND(REPLACE([.A161];5;1;&quot;&quot;)&gt;REPLACE([.A160];5;1;&quot;&quot;);REPLACE([.A161];5;1;&quot;&quot;)&lt;REPLACE([.A16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tros Servicios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ce3" office:value-type="float" office:value="1">
                    <text:p>1</text:p>
                  </table:table-cell>
                  <table:table-cell table:style-name="Nivel6" table:formula="of:=IF(EXACT([.D161];1);[.$C161];&quot;&quot;)">
                    <text:p/>
                  </table:table-cell>
                  <table:table-cell table:style-name="Nivel6" table:formula="of:=IF(EXACT([.E161];1);[.$C161];&quot;&quot;)">
                    <text:p/>
                  </table:table-cell>
                  <table:table-cell table:style-name="Nivel6" table:formula="of:=IF(EXACT([.F161];1);[.$C161];&quot;&quot;)">
                    <text:p/>
                  </table:table-cell>
                  <table:table-cell table:style-name="Nivel6" table:formula="of:=IF(EXACT([.G161];1);[.$C161];&quot;&quot;)" office:value-type="string" office:string-value="Otros Servicios">
                    <text:p>Otros Servicios</text:p>
                  </table:table-cell>
                  <table:table-cell table:style-name="Datos" office:value-type="string">
                    <text:p>Otros</text:p>
                  </table:table-cell>
                  <table:table-cell table:style-name="Datos" table:formula="of:=[.C158]" office:value-type="string" office:string-value="Redes">
                    <text:p>Redes</text:p>
                  </table:table-cell>
                  <table:table-cell table:style-name="Datos" office:value-type="string">
                    <text:p>Ingres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61];&quot;Vista&quot;);&quot;view&quot;;IF(EXACT([.N161];&quot;Efectivo&quot;);&quot;other&quot;;IF(EXACT([.N161];&quot;Activo&quot;);&quot;other&quot;;IF(EXACT([.N161];&quot;Cuenta por cobrar&quot;);&quot;receivable&quot;;IF(EXACT([.N161];&quot;Cuenta por pagar&quot;);&quot;payable&quot;;IF(EXACT([.N161];&quot;Ingreso&quot;);&quot;other&quot;;IF(EXACT([.N161];&quot;Gasto&quot;);&quot;other&quot;;IF(EXACT([.N161];&quot;Patrimonio&quot;);&quot;other&quot;;IF(EXACT([.N161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61];&quot;Efectivo&quot;);EXACT([.N161];&quot;Cuenta por cobrar&quot;);EXACT([.N16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4130-0000</text:p>
              </table:table-cell>
              <table:table-cell table:style-name="Datos" table:formula="of:=IF(AND(REPLACE([.A162];5;1;&quot;&quot;)&gt;REPLACE([.A161];5;1;&quot;&quot;);REPLACE([.A162];5;1;&quot;&quot;)&lt;REPLACE([.A16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apacitación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Nivel4" table:formula="of:=IF(EXACT([.D162];1);[.$C162];&quot;&quot;)">
                <text:p/>
              </table:table-cell>
              <table:table-cell table:style-name="Nivel4" table:formula="of:=IF(EXACT([.E162];1);[.$C162];&quot;&quot;)" office:value-type="string" office:string-value="Capacitación">
                <text:p>Capacitación</text:p>
              </table:table-cell>
              <table:table-cell table:style-name="Nivel4" table:formula="of:=IF(EXACT([.F162];1);[.$C162];&quot;&quot;)">
                <text:p/>
              </table:table-cell>
              <table:table-cell table:style-name="Nivel4" table:formula="of:=IF(EXACT([.G162];1);[.$C162];&quot;&quot;)" office:value-type="string" office:string-value="Capacitación">
                <text:p>Capacitación</text:p>
              </table:table-cell>
              <table:table-cell table:style-name="Datos" office:value-type="string">
                <text:p>Capa.</text:p>
              </table:table-cell>
              <table:table-cell table:style-name="Datos" table:formula="of:=[.C158]" office:value-type="string" office:string-value="Redes">
                <text:p>Rede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62];&quot;Vista&quot;);&quot;view&quot;;IF(EXACT([.N162];&quot;Efectivo&quot;);&quot;other&quot;;IF(EXACT([.N162];&quot;Activo&quot;);&quot;other&quot;;IF(EXACT([.N162];&quot;Cuenta por cobrar&quot;);&quot;receivable&quot;;IF(EXACT([.N162];&quot;Cuenta por pagar&quot;);&quot;payable&quot;;IF(EXACT([.N162];&quot;Ingreso&quot;);&quot;other&quot;;IF(EXACT([.N162];&quot;Gasto&quot;);&quot;other&quot;;IF(EXACT([.N162];&quot;Patrimonio&quot;);&quot;other&quot;;IF(EXACT([.N16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62];&quot;Efectivo&quot;);EXACT([.N162];&quot;Cuenta por cobrar&quot;);EXACT([.N16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4140-0000</text:p>
              </table:table-cell>
              <table:table-cell table:style-name="Datos" table:formula="of:=IF(AND(REPLACE([.A163];5;1;&quot;&quot;)&gt;REPLACE([.A162];5;1;&quot;&quot;);REPLACE([.A163];5;1;&quot;&quot;)&lt;REPLACE([.A16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sesoría y consultoría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63];1);[.$C163];&quot;&quot;)">
                <text:p/>
              </table:table-cell>
              <table:table-cell table:style-name="Nivel4" table:formula="of:=IF(EXACT([.E163];1);[.$C163];&quot;&quot;)" office:value-type="string" office:string-value="Asesoría y consultoría">
                <text:p>Asesoría y consultoría</text:p>
              </table:table-cell>
              <table:table-cell table:style-name="Nivel4" table:formula="of:=IF(EXACT([.F163];1);[.$C163];&quot;&quot;)" office:value-type="string" office:string-value="Asesoría y consultoría">
                <text:p>Asesoría y consultoría</text:p>
              </table:table-cell>
              <table:table-cell table:style-name="Nivel4" table:formula="of:=IF(EXACT([.G163];1);[.$C163];&quot;&quot;)" office:value-type="string" office:string-value="Asesoría y consultoría">
                <text:p>Asesoría y consultoría</text:p>
              </table:table-cell>
              <table:table-cell table:style-name="Datos" office:value-type="string">
                <text:p>Ases.</text:p>
              </table:table-cell>
              <table:table-cell table:style-name="Datos" table:formula="of:=[.C148]" office:value-type="string" office:string-value="Ingresos por ventas">
                <text:p>Ingresos por venta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63];&quot;Vista&quot;);&quot;view&quot;;IF(EXACT([.N163];&quot;Efectivo&quot;);&quot;other&quot;;IF(EXACT([.N163];&quot;Activo&quot;);&quot;other&quot;;IF(EXACT([.N163];&quot;Cuenta por cobrar&quot;);&quot;receivable&quot;;IF(EXACT([.N163];&quot;Cuenta por pagar&quot;);&quot;payable&quot;;IF(EXACT([.N163];&quot;Ingreso&quot;);&quot;other&quot;;IF(EXACT([.N163];&quot;Gasto&quot;);&quot;other&quot;;IF(EXACT([.N163];&quot;Patrimonio&quot;);&quot;other&quot;;IF(EXACT([.N16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63];&quot;Efectivo&quot;);EXACT([.N163];&quot;Cuenta por cobrar&quot;);EXACT([.N16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4150-0000</text:p>
              </table:table-cell>
              <table:table-cell table:style-name="Datos" table:formula="of:=IF(AND(REPLACE([.A164];5;1;&quot;&quot;)&gt;REPLACE([.A163];5;1;&quot;&quot;);REPLACE([.A164];5;1;&quot;&quot;)&lt;REPLACE([.A16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Venta de producto</text:p>
              </table:table-cell>
              <table:table-cell table:style-name="ce3"/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Nivel4" table:formula="of:=IF(EXACT([.D164];1);[.$C164];&quot;&quot;)">
                <text:p/>
              </table:table-cell>
              <table:table-cell table:style-name="Nivel4" table:formula="of:=IF(EXACT([.E164];1);[.$C164];&quot;&quot;)">
                <text:p/>
              </table:table-cell>
              <table:table-cell table:style-name="Nivel4" table:formula="of:=IF(EXACT([.F164];1);[.$C164];&quot;&quot;)" office:value-type="string" office:string-value="Venta de producto">
                <text:p>Venta de producto</text:p>
              </table:table-cell>
              <table:table-cell table:style-name="Nivel4" table:formula="of:=IF(EXACT([.G164];1);[.$C164];&quot;&quot;)">
                <text:p/>
              </table:table-cell>
              <table:table-cell table:style-name="Datos" office:value-type="string">
                <text:p>Prod.</text:p>
              </table:table-cell>
              <table:table-cell table:style-name="Datos" table:formula="of:=[.C148]" office:value-type="string" office:string-value="Ingresos por ventas">
                <text:p>Ingresos por venta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64];&quot;Vista&quot;);&quot;view&quot;;IF(EXACT([.N164];&quot;Efectivo&quot;);&quot;other&quot;;IF(EXACT([.N164];&quot;Activo&quot;);&quot;other&quot;;IF(EXACT([.N164];&quot;Cuenta por cobrar&quot;);&quot;receivable&quot;;IF(EXACT([.N164];&quot;Cuenta por pagar&quot;);&quot;payable&quot;;IF(EXACT([.N164];&quot;Ingreso&quot;);&quot;other&quot;;IF(EXACT([.N164];&quot;Gasto&quot;);&quot;other&quot;;IF(EXACT([.N164];&quot;Patrimonio&quot;);&quot;other&quot;;IF(EXACT([.N16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64];&quot;Efectivo&quot;);EXACT([.N164];&quot;Cuenta por cobrar&quot;);EXACT([.N16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4190-0000</text:p>
              </table:table-cell>
              <table:table-cell table:style-name="Datos" table:formula="of:=IF(AND(REPLACE([.A165];5;1;&quot;&quot;)&gt;REPLACE([.A164];5;1;&quot;&quot;);REPLACE([.A165];5;1;&quot;&quot;)&lt;REPLACE([.A16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Otros servicios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65];1);[.$C165];&quot;&quot;)">
                <text:p/>
              </table:table-cell>
              <table:table-cell table:style-name="Nivel4" table:formula="of:=IF(EXACT([.E165];1);[.$C165];&quot;&quot;)" office:value-type="string" office:string-value="Otros servicios">
                <text:p>Otros servicios</text:p>
              </table:table-cell>
              <table:table-cell table:style-name="Nivel4" table:formula="of:=IF(EXACT([.F165];1);[.$C165];&quot;&quot;)" office:value-type="string" office:string-value="Otros servicios">
                <text:p>Otros servicios</text:p>
              </table:table-cell>
              <table:table-cell table:style-name="Nivel4" table:formula="of:=IF(EXACT([.G165];1);[.$C165];&quot;&quot;)" office:value-type="string" office:string-value="Otros servicios">
                <text:p>Otros servicios</text:p>
              </table:table-cell>
              <table:table-cell table:style-name="Datos" office:value-type="string">
                <text:p>Otros</text:p>
              </table:table-cell>
              <table:table-cell table:style-name="Datos" table:formula="of:=[.C148]" office:value-type="string" office:string-value="Ingresos por ventas">
                <text:p>Ingresos por venta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65];&quot;Vista&quot;);&quot;view&quot;;IF(EXACT([.N165];&quot;Efectivo&quot;);&quot;other&quot;;IF(EXACT([.N165];&quot;Activo&quot;);&quot;other&quot;;IF(EXACT([.N165];&quot;Cuenta por cobrar&quot;);&quot;receivable&quot;;IF(EXACT([.N165];&quot;Cuenta por pagar&quot;);&quot;payable&quot;;IF(EXACT([.N165];&quot;Ingreso&quot;);&quot;other&quot;;IF(EXACT([.N165];&quot;Gasto&quot;);&quot;other&quot;;IF(EXACT([.N165];&quot;Patrimonio&quot;);&quot;other&quot;;IF(EXACT([.N16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65];&quot;Efectivo&quot;);EXACT([.N165];&quot;Cuenta por cobrar&quot;);EXACT([.N16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4200-0000</text:p>
            </table:table-cell>
            <table:table-cell table:style-name="Datos" table:formula="of:=IF(AND(REPLACE([.A166];5;1;&quot;&quot;)&gt;REPLACE([.A165];5;1;&quot;&quot;);REPLACE([.A166];5;1;&quot;&quot;)&lt;REPLACE([.A167];5;1;&quot;&quot;));TRUE();FALSE())" office:value-type="boolean" office:boolean-value="true">
              <text:p>VERDADERO</text:p>
            </table:table-cell>
            <table:table-cell table:style-name="Nivel3" office:value-type="string">
              <text:p>Ingresos por administración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3"/>
            <table:table-cell table:style-name="ce3"/>
            <table:table-cell table:style-name="Nivel3" table:formula="of:=IF(EXACT([.D166];1);[.$C166];&quot;&quot;)" office:value-type="string" office:string-value="Ingresos por administración">
              <text:p>Ingresos por administración</text:p>
            </table:table-cell>
            <table:table-cell table:style-name="Nivel3" table:formula="of:=IF(EXACT([.E166];1);[.$C166];&quot;&quot;)">
              <text:p/>
            </table:table-cell>
            <table:table-cell table:style-name="Nivel3" table:formula="of:=IF(EXACT([.F166];1);[.$C166];&quot;&quot;)">
              <text:p/>
            </table:table-cell>
            <table:table-cell table:style-name="Nivel3" table:formula="of:=IF(EXACT([.G166];1);[.$C166];&quot;&quot;)">
              <text:p/>
            </table:table-cell>
            <table:table-cell table:style-name="Datos" office:value-type="string">
              <text:p>CCorp</text:p>
            </table:table-cell>
            <table:table-cell table:style-name="Datos" table:formula="of:=[.C14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66];&quot;Vista&quot;);&quot;view&quot;;IF(EXACT([.N166];&quot;Efectivo&quot;);&quot;other&quot;;IF(EXACT([.N166];&quot;Activo&quot;);&quot;other&quot;;IF(EXACT([.N166];&quot;Cuenta por cobrar&quot;);&quot;receivable&quot;;IF(EXACT([.N166];&quot;Cuenta por pagar&quot;);&quot;payable&quot;;IF(EXACT([.N166];&quot;Ingreso&quot;);&quot;other&quot;;IF(EXACT([.N166];&quot;Gasto&quot;);&quot;other&quot;;IF(EXACT([.N166];&quot;Patrimonio&quot;);&quot;other&quot;;IF(EXACT([.N166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66];&quot;Efectivo&quot;);EXACT([.N166];&quot;Cuenta por cobrar&quot;);EXACT([.N166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4210-0000</text:p>
              </table:table-cell>
              <table:table-cell table:style-name="Datos" table:formula="of:=IF(AND(REPLACE([.A167];5;1;&quot;&quot;)&gt;REPLACE([.A166];5;1;&quot;&quot;);REPLACE([.A167];5;1;&quot;&quot;)&lt;REPLACE([.A168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uota por administración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167];1);[.$C167];&quot;&quot;)" office:value-type="string" office:string-value="Cuota por administración">
                <text:p>Cuota por administración</text:p>
              </table:table-cell>
              <table:table-cell table:style-name="Nivel4" table:formula="of:=IF(EXACT([.E167];1);[.$C167];&quot;&quot;)">
                <text:p/>
              </table:table-cell>
              <table:table-cell table:style-name="Nivel4" table:formula="of:=IF(EXACT([.F167];1);[.$C167];&quot;&quot;)">
                <text:p/>
              </table:table-cell>
              <table:table-cell table:style-name="Nivel4" table:formula="of:=IF(EXACT([.G167];1);[.$C167];&quot;&quot;)">
                <text:p/>
              </table:table-cell>
              <table:table-cell table:style-name="Datos" office:value-type="string">
                <text:p>CA</text:p>
              </table:table-cell>
              <table:table-cell table:style-name="Datos" table:formula="of:=[.C166]" office:value-type="string" office:string-value="Ingresos por administración">
                <text:p>Ingresos por administración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67];&quot;Vista&quot;);&quot;view&quot;;IF(EXACT([.N167];&quot;Efectivo&quot;);&quot;other&quot;;IF(EXACT([.N167];&quot;Activo&quot;);&quot;other&quot;;IF(EXACT([.N167];&quot;Cuenta por cobrar&quot;);&quot;receivable&quot;;IF(EXACT([.N167];&quot;Cuenta por pagar&quot;);&quot;payable&quot;;IF(EXACT([.N167];&quot;Ingreso&quot;);&quot;other&quot;;IF(EXACT([.N167];&quot;Gasto&quot;);&quot;other&quot;;IF(EXACT([.N167];&quot;Patrimonio&quot;);&quot;other&quot;;IF(EXACT([.N16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67];&quot;Efectivo&quot;);EXACT([.N167];&quot;Cuenta por cobrar&quot;);EXACT([.N167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4211-0000</text:p>
                </table:table-cell>
                <table:table-cell table:style-name="Datos" table:formula="of:=IF(AND(REPLACE([.A168];5;1;&quot;&quot;)&gt;REPLACE([.A167];5;1;&quot;&quot;);REPLACE([.A168];5;1;&quot;&quot;)&lt;REPLACE([.A169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uota por administración a ClearCorp S.A.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168];1);[.$C168];&quot;&quot;)" office:value-type="string" office:string-value="Cuota por administración a ClearCorp S.A.">
                  <text:p>Cuota por administración a ClearCorp S.A.</text:p>
                </table:table-cell>
                <table:table-cell table:style-name="Nivel5" table:formula="of:=IF(EXACT([.E168];1);[.$C168];&quot;&quot;)">
                  <text:p/>
                </table:table-cell>
                <table:table-cell table:style-name="Nivel5" table:formula="of:=IF(EXACT([.F168];1);[.$C168];&quot;&quot;)">
                  <text:p/>
                </table:table-cell>
                <table:table-cell table:style-name="Nivel5" table:formula="of:=IF(EXACT([.G168];1);[.$C168];&quot;&quot;)">
                  <text:p/>
                </table:table-cell>
                <table:table-cell table:style-name="Datos" office:value-type="string">
                  <text:p>Ccorp</text:p>
                </table:table-cell>
                <table:table-cell table:style-name="Datos" table:formula="of:=[.C167]" office:value-type="string" office:string-value="Cuota por administración">
                  <text:p>Cuota por administración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68];&quot;Vista&quot;);&quot;view&quot;;IF(EXACT([.N168];&quot;Efectivo&quot;);&quot;other&quot;;IF(EXACT([.N168];&quot;Activo&quot;);&quot;other&quot;;IF(EXACT([.N168];&quot;Cuenta por cobrar&quot;);&quot;receivable&quot;;IF(EXACT([.N168];&quot;Cuenta por pagar&quot;);&quot;payable&quot;;IF(EXACT([.N168];&quot;Ingreso&quot;);&quot;other&quot;;IF(EXACT([.N168];&quot;Gasto&quot;);&quot;other&quot;;IF(EXACT([.N168];&quot;Patrimonio&quot;);&quot;other&quot;;IF(EXACT([.N168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168];&quot;Efectivo&quot;);EXACT([.N168];&quot;Cuenta por cobrar&quot;);EXACT([.N168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</table:table-row-group>
          <table:table-row table:style-name="ro2">
            <table:table-cell table:style-name="Nivel3" office:value-type="string">
              <text:p>4300-0000</text:p>
            </table:table-cell>
            <table:table-cell table:style-name="Datos" table:formula="of:=IF(AND(REPLACE([.A169];5;1;&quot;&quot;)&gt;REPLACE([.A168];5;1;&quot;&quot;);REPLACE([.A169];5;1;&quot;&quot;)&lt;REPLACE([.A170];5;1;&quot;&quot;));TRUE();FALSE())" office:value-type="boolean" office:boolean-value="true">
              <text:p>VERDADERO</text:p>
            </table:table-cell>
            <table:table-cell table:style-name="Nivel3" office:value-type="string">
              <text:p>Ingresos financier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3"/>
            <table:table-cell table:style-name="ce3"/>
            <table:table-cell table:style-name="Nivel3" table:formula="of:=IF(EXACT([.D169];1);[.$C169];&quot;&quot;)" office:value-type="string" office:string-value="Ingresos financieros">
              <text:p>Ingresos financieros</text:p>
            </table:table-cell>
            <table:table-cell table:style-name="Nivel3" table:formula="of:=IF(EXACT([.E169];1);[.$C169];&quot;&quot;)">
              <text:p/>
            </table:table-cell>
            <table:table-cell table:style-name="Nivel3" table:formula="of:=IF(EXACT([.F169];1);[.$C169];&quot;&quot;)">
              <text:p/>
            </table:table-cell>
            <table:table-cell table:style-name="Nivel3" table:formula="of:=IF(EXACT([.G169];1);[.$C169];&quot;&quot;)">
              <text:p/>
            </table:table-cell>
            <table:table-cell table:style-name="Datos" office:value-type="string">
              <text:p>Fi</text:p>
            </table:table-cell>
            <table:table-cell table:style-name="Datos" table:formula="of:=[.C14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69];&quot;Vista&quot;);&quot;view&quot;;IF(EXACT([.N169];&quot;Efectivo&quot;);&quot;other&quot;;IF(EXACT([.N169];&quot;Activo&quot;);&quot;other&quot;;IF(EXACT([.N169];&quot;Cuenta por cobrar&quot;);&quot;receivable&quot;;IF(EXACT([.N169];&quot;Cuenta por pagar&quot;);&quot;payable&quot;;IF(EXACT([.N169];&quot;Ingreso&quot;);&quot;other&quot;;IF(EXACT([.N169];&quot;Gasto&quot;);&quot;other&quot;;IF(EXACT([.N169];&quot;Patrimonio&quot;);&quot;other&quot;;IF(EXACT([.N16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69];&quot;Efectivo&quot;);EXACT([.N169];&quot;Cuenta por cobrar&quot;);EXACT([.N169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4310-0000</text:p>
              </table:table-cell>
              <table:table-cell table:style-name="Datos" table:formula="of:=IF(AND(REPLACE([.A170];5;1;&quot;&quot;)&gt;REPLACE([.A169];5;1;&quot;&quot;);REPLACE([.A170];5;1;&quot;&quot;)&lt;REPLACE([.A171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Intereses ganados sobre cuentas corrient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170];1);[.$C170];&quot;&quot;)" office:value-type="string" office:string-value="Intereses ganados sobre cuentas corrientes">
                <text:p>Intereses ganados sobre cuentas corrientes</text:p>
              </table:table-cell>
              <table:table-cell table:style-name="Nivel4" table:formula="of:=IF(EXACT([.E170];1);[.$C170];&quot;&quot;)">
                <text:p/>
              </table:table-cell>
              <table:table-cell table:style-name="Nivel4" table:formula="of:=IF(EXACT([.F170];1);[.$C170];&quot;&quot;)">
                <text:p/>
              </table:table-cell>
              <table:table-cell table:style-name="Nivel4" table:formula="of:=IF(EXACT([.G170];1);[.$C170];&quot;&quot;)">
                <text:p/>
              </table:table-cell>
              <table:table-cell table:style-name="Datos" office:value-type="string">
                <text:p>Int</text:p>
              </table:table-cell>
              <table:table-cell table:style-name="Datos" table:formula="of:=[.C169]" office:value-type="string" office:string-value="Ingresos financieros">
                <text:p>Ingresos financiero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0];&quot;Vista&quot;);&quot;view&quot;;IF(EXACT([.N170];&quot;Efectivo&quot;);&quot;other&quot;;IF(EXACT([.N170];&quot;Activo&quot;);&quot;other&quot;;IF(EXACT([.N170];&quot;Cuenta por cobrar&quot;);&quot;receivable&quot;;IF(EXACT([.N170];&quot;Cuenta por pagar&quot;);&quot;payable&quot;;IF(EXACT([.N170];&quot;Ingreso&quot;);&quot;other&quot;;IF(EXACT([.N170];&quot;Gasto&quot;);&quot;other&quot;;IF(EXACT([.N170];&quot;Patrimonio&quot;);&quot;other&quot;;IF(EXACT([.N17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0];&quot;Efectivo&quot;);EXACT([.N170];&quot;Cuenta por cobrar&quot;);EXACT([.N170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4400-0000</text:p>
            </table:table-cell>
            <table:table-cell table:style-name="Datos" table:formula="of:=IF(AND(REPLACE([.A171];5;1;&quot;&quot;)&gt;REPLACE([.A170];5;1;&quot;&quot;);REPLACE([.A171];5;1;&quot;&quot;)&lt;REPLACE([.A172];5;1;&quot;&quot;));TRUE();FALSE())" office:value-type="boolean" office:boolean-value="true">
              <text:p>VERDADERO</text:p>
            </table:table-cell>
            <table:table-cell table:style-name="Nivel3" office:value-type="string">
              <text:p>Otros ingres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71];1);[.$C171];&quot;&quot;)" office:value-type="string" office:string-value="Otros ingresos">
              <text:p>Otros ingresos</text:p>
            </table:table-cell>
            <table:table-cell table:style-name="Nivel3" table:formula="of:=IF(EXACT([.E171];1);[.$C171];&quot;&quot;)" office:value-type="string" office:string-value="Otros ingresos">
              <text:p>Otros ingresos</text:p>
            </table:table-cell>
            <table:table-cell table:style-name="Nivel3" table:formula="of:=IF(EXACT([.F171];1);[.$C171];&quot;&quot;)" office:value-type="string" office:string-value="Otros ingresos">
              <text:p>Otros ingresos</text:p>
            </table:table-cell>
            <table:table-cell table:style-name="Nivel3" table:formula="of:=IF(EXACT([.G171];1);[.$C171];&quot;&quot;)" office:value-type="string" office:string-value="Otros ingresos">
              <text:p>Otros ingresos</text:p>
            </table:table-cell>
            <table:table-cell table:style-name="Datos" office:value-type="string">
              <text:p>OI</text:p>
            </table:table-cell>
            <table:table-cell table:style-name="Datos" table:formula="of:=[.C14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71];&quot;Vista&quot;);&quot;view&quot;;IF(EXACT([.N171];&quot;Efectivo&quot;);&quot;other&quot;;IF(EXACT([.N171];&quot;Activo&quot;);&quot;other&quot;;IF(EXACT([.N171];&quot;Cuenta por cobrar&quot;);&quot;receivable&quot;;IF(EXACT([.N171];&quot;Cuenta por pagar&quot;);&quot;payable&quot;;IF(EXACT([.N171];&quot;Ingreso&quot;);&quot;other&quot;;IF(EXACT([.N171];&quot;Gasto&quot;);&quot;other&quot;;IF(EXACT([.N171];&quot;Patrimonio&quot;);&quot;other&quot;;IF(EXACT([.N17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71];&quot;Efectivo&quot;);EXACT([.N171];&quot;Cuenta por cobrar&quot;);EXACT([.N171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4410-0000</text:p>
              </table:table-cell>
              <table:table-cell table:style-name="Datos" table:formula="of:=IF(AND(REPLACE([.A172];5;1;&quot;&quot;)&gt;REPLACE([.A171];5;1;&quot;&quot;);REPLACE([.A172];5;1;&quot;&quot;)&lt;REPLACE([.A17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juste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72];1);[.$C172];&quot;&quot;)" office:value-type="string" office:string-value="Ajustes">
                <text:p>Ajustes</text:p>
              </table:table-cell>
              <table:table-cell table:style-name="Nivel4" table:formula="of:=IF(EXACT([.E172];1);[.$C172];&quot;&quot;)" office:value-type="string" office:string-value="Ajustes">
                <text:p>Ajustes</text:p>
              </table:table-cell>
              <table:table-cell table:style-name="Nivel4" table:formula="of:=IF(EXACT([.F172];1);[.$C172];&quot;&quot;)" office:value-type="string" office:string-value="Ajustes">
                <text:p>Ajustes</text:p>
              </table:table-cell>
              <table:table-cell table:style-name="Nivel4" table:formula="of:=IF(EXACT([.G172];1);[.$C172];&quot;&quot;)" office:value-type="string" office:string-value="Ajustes">
                <text:p>Ajustes</text:p>
              </table:table-cell>
              <table:table-cell table:style-name="Datos" office:value-type="string">
                <text:p>Aj</text:p>
              </table:table-cell>
              <table:table-cell table:style-name="Datos" table:formula="of:=[.C171]" office:value-type="string" office:string-value="Otros ingresos">
                <text:p>Otros ingreso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2];&quot;Vista&quot;);&quot;view&quot;;IF(EXACT([.N172];&quot;Efectivo&quot;);&quot;other&quot;;IF(EXACT([.N172];&quot;Activo&quot;);&quot;other&quot;;IF(EXACT([.N172];&quot;Cuenta por cobrar&quot;);&quot;receivable&quot;;IF(EXACT([.N172];&quot;Cuenta por pagar&quot;);&quot;payable&quot;;IF(EXACT([.N172];&quot;Ingreso&quot;);&quot;other&quot;;IF(EXACT([.N172];&quot;Gasto&quot;);&quot;other&quot;;IF(EXACT([.N172];&quot;Patrimonio&quot;);&quot;other&quot;;IF(EXACT([.N17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2];&quot;Efectivo&quot;);EXACT([.N172];&quot;Cuenta por cobrar&quot;);EXACT([.N17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4420-0000</text:p>
              </table:table-cell>
              <table:table-cell table:style-name="Datos" table:formula="of:=IF(AND(REPLACE([.A173];5;1;&quot;&quot;)&gt;REPLACE([.A172];5;1;&quot;&quot;);REPLACE([.A173];5;1;&quot;&quot;)&lt;REPLACE([.A17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onacion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173];1);[.$C173];&quot;&quot;)" office:value-type="string" office:string-value="Donaciones">
                <text:p>Donaciones</text:p>
              </table:table-cell>
              <table:table-cell table:style-name="Nivel4" table:formula="of:=IF(EXACT([.E173];1);[.$C173];&quot;&quot;)">
                <text:p/>
              </table:table-cell>
              <table:table-cell table:style-name="Nivel4" table:formula="of:=IF(EXACT([.F173];1);[.$C173];&quot;&quot;)">
                <text:p/>
              </table:table-cell>
              <table:table-cell table:style-name="Nivel4" table:formula="of:=IF(EXACT([.G173];1);[.$C173];&quot;&quot;)">
                <text:p/>
              </table:table-cell>
              <table:table-cell table:style-name="Datos" office:value-type="string">
                <text:p>Don</text:p>
              </table:table-cell>
              <table:table-cell table:style-name="Datos" table:formula="of:=[.C171]" office:value-type="string" office:string-value="Otros ingresos">
                <text:p>Otros ingreso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3];&quot;Vista&quot;);&quot;view&quot;;IF(EXACT([.N173];&quot;Efectivo&quot;);&quot;other&quot;;IF(EXACT([.N173];&quot;Activo&quot;);&quot;other&quot;;IF(EXACT([.N173];&quot;Cuenta por cobrar&quot;);&quot;receivable&quot;;IF(EXACT([.N173];&quot;Cuenta por pagar&quot;);&quot;payable&quot;;IF(EXACT([.N173];&quot;Ingreso&quot;);&quot;other&quot;;IF(EXACT([.N173];&quot;Gasto&quot;);&quot;other&quot;;IF(EXACT([.N173];&quot;Patrimonio&quot;);&quot;other&quot;;IF(EXACT([.N17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3];&quot;Efectivo&quot;);EXACT([.N173];&quot;Cuenta por cobrar&quot;);EXACT([.N17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4500-0000</text:p>
            </table:table-cell>
            <table:table-cell table:style-name="Datos" table:formula="of:=IF(AND(REPLACE([.A174];5;1;&quot;&quot;)&gt;REPLACE([.A173];5;1;&quot;&quot;);REPLACE([.A174];5;1;&quot;&quot;)&lt;REPLACE([.A175];5;1;&quot;&quot;));TRUE();FALSE())" office:value-type="boolean" office:boolean-value="true">
              <text:p>VERDADERO</text:p>
            </table:table-cell>
            <table:table-cell table:style-name="Nivel3" office:value-type="string">
              <text:p>Ingresos no grava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74];1);[.$C174];&quot;&quot;)" office:value-type="string" office:string-value="Ingresos no gravables">
              <text:p>Ingresos no gravables</text:p>
            </table:table-cell>
            <table:table-cell table:style-name="Nivel3" table:formula="of:=IF(EXACT([.E174];1);[.$C174];&quot;&quot;)" office:value-type="string" office:string-value="Ingresos no gravables">
              <text:p>Ingresos no gravables</text:p>
            </table:table-cell>
            <table:table-cell table:style-name="Nivel3" table:formula="of:=IF(EXACT([.F174];1);[.$C174];&quot;&quot;)" office:value-type="string" office:string-value="Ingresos no gravables">
              <text:p>Ingresos no gravables</text:p>
            </table:table-cell>
            <table:table-cell table:style-name="Nivel3" table:formula="of:=IF(EXACT([.G174];1);[.$C174];&quot;&quot;)" office:value-type="string" office:string-value="Ingresos no gravables">
              <text:p>Ingresos no gravables</text:p>
            </table:table-cell>
            <table:table-cell table:style-name="Datos" office:value-type="string">
              <text:p>NG</text:p>
            </table:table-cell>
            <table:table-cell table:style-name="Datos" table:formula="of:=[.C14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74];&quot;Vista&quot;);&quot;view&quot;;IF(EXACT([.N174];&quot;Efectivo&quot;);&quot;other&quot;;IF(EXACT([.N174];&quot;Activo&quot;);&quot;other&quot;;IF(EXACT([.N174];&quot;Cuenta por cobrar&quot;);&quot;receivable&quot;;IF(EXACT([.N174];&quot;Cuenta por pagar&quot;);&quot;payable&quot;;IF(EXACT([.N174];&quot;Ingreso&quot;);&quot;other&quot;;IF(EXACT([.N174];&quot;Gasto&quot;);&quot;other&quot;;IF(EXACT([.N174];&quot;Patrimonio&quot;);&quot;other&quot;;IF(EXACT([.N17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74];&quot;Efectivo&quot;);EXACT([.N174];&quot;Cuenta por cobrar&quot;);EXACT([.N174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4510-0000</text:p>
              </table:table-cell>
              <table:table-cell table:style-name="Datos" table:formula="of:=IF(AND(REPLACE([.A175];5;1;&quot;&quot;)&gt;REPLACE([.A174];5;1;&quot;&quot;);REPLACE([.A175];5;1;&quot;&quot;)&lt;REPLACE([.A17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iferencial cambiario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75];1);[.$C175];&quot;&quot;)" office:value-type="string" office:string-value="Diferencial cambiario">
                <text:p>Diferencial cambiario</text:p>
              </table:table-cell>
              <table:table-cell table:style-name="Nivel4" table:formula="of:=IF(EXACT([.E175];1);[.$C175];&quot;&quot;)" office:value-type="string" office:string-value="Diferencial cambiario">
                <text:p>Diferencial cambiario</text:p>
              </table:table-cell>
              <table:table-cell table:style-name="Nivel4" table:formula="of:=IF(EXACT([.F175];1);[.$C175];&quot;&quot;)" office:value-type="string" office:string-value="Diferencial cambiario">
                <text:p>Diferencial cambiario</text:p>
              </table:table-cell>
              <table:table-cell table:style-name="Nivel4" table:formula="of:=IF(EXACT([.G175];1);[.$C175];&quot;&quot;)" office:value-type="string" office:string-value="Diferencial cambiario">
                <text:p>Diferencial cambiario</text:p>
              </table:table-cell>
              <table:table-cell table:style-name="Datos" office:value-type="string">
                <text:p>Dif</text:p>
              </table:table-cell>
              <table:table-cell table:style-name="Datos" table:formula="of:=[.C174]" office:value-type="string" office:string-value="Ingresos no gravables">
                <text:p>Ingresos no gravable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5];&quot;Vista&quot;);&quot;view&quot;;IF(EXACT([.N175];&quot;Efectivo&quot;);&quot;other&quot;;IF(EXACT([.N175];&quot;Activo&quot;);&quot;other&quot;;IF(EXACT([.N175];&quot;Cuenta por cobrar&quot;);&quot;receivable&quot;;IF(EXACT([.N175];&quot;Cuenta por pagar&quot;);&quot;payable&quot;;IF(EXACT([.N175];&quot;Ingreso&quot;);&quot;other&quot;;IF(EXACT([.N175];&quot;Gasto&quot;);&quot;other&quot;;IF(EXACT([.N175];&quot;Patrimonio&quot;);&quot;other&quot;;IF(EXACT([.N17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5];&quot;Efectivo&quot;);EXACT([.N175];&quot;Cuenta por cobrar&quot;);EXACT([.N17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</table:table-row-group>
        <table:table-row table:style-name="ro2">
          <table:table-cell table:style-name="Nivel2" office:value-type="string">
            <text:p>6000-0000</text:p>
          </table:table-cell>
          <table:table-cell table:style-name="Datos" table:formula="of:=IF(AND(REPLACE([.A176];5;1;&quot;&quot;)&gt;REPLACE([.A175];5;1;&quot;&quot;);REPLACE([.A176];5;1;&quot;&quot;)&lt;REPLACE([.A177];5;1;&quot;&quot;));TRUE();FALSE())" office:value-type="boolean" office:boolean-value="true">
            <text:p>VERDADERO</text:p>
          </table:table-cell>
          <table:table-cell table:style-name="Nivel2" office:value-type="string">
            <text:p>Gast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Nivel2" table:formula="of:=IF(EXACT([.D176];1);[.$C176];&quot;&quot;)" office:value-type="string" office:string-value="Gastos">
            <text:p>Gastos</text:p>
          </table:table-cell>
          <table:table-cell table:style-name="Nivel2" table:formula="of:=IF(EXACT([.E176];1);[.$C176];&quot;&quot;)" office:value-type="string" office:string-value="Gastos">
            <text:p>Gastos</text:p>
          </table:table-cell>
          <table:table-cell table:style-name="Nivel2" table:formula="of:=IF(EXACT([.F176];1);[.$C176];&quot;&quot;)" office:value-type="string" office:string-value="Gastos">
            <text:p>Gastos</text:p>
          </table:table-cell>
          <table:table-cell table:style-name="Nivel2" table:formula="of:=IF(EXACT([.G176];1);[.$C176];&quot;&quot;)" office:value-type="string" office:string-value="Gastos">
            <text:p>Gastos</text:p>
          </table:table-cell>
          <table:table-cell table:style-name="Datos" office:value-type="string">
            <text:p>Ga</text:p>
          </table:table-cell>
          <table:table-cell table:style-name="Datos" table:formula="of:=[.C2]" office:value-type="string" office:string-value="Plan contable">
            <text:p>Plan contabl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N176];&quot;Vista&quot;);&quot;view&quot;;IF(EXACT([.N176];&quot;Efectivo&quot;);&quot;other&quot;;IF(EXACT([.N176];&quot;Activo&quot;);&quot;other&quot;;IF(EXACT([.N176];&quot;Cuenta por cobrar&quot;);&quot;receivable&quot;;IF(EXACT([.N176];&quot;Cuenta por pagar&quot;);&quot;payable&quot;;IF(EXACT([.N176];&quot;Ingreso&quot;);&quot;other&quot;;IF(EXACT([.N176];&quot;Gasto&quot;);&quot;other&quot;;IF(EXACT([.N176];&quot;Patrimonio&quot;);&quot;other&quot;;IF(EXACT([.N176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N176];&quot;Efectivo&quot;);EXACT([.N176];&quot;Cuenta por cobrar&quot;);EXACT([.N176];&quot;Cuenta por pagar&quot;));&quot;True&quot;;&quot;False&quot;)" office:value-type="string" office:string-value="False">
            <text:p>False</text:p>
          </table:table-cell>
          <table:table-cell table:number-columns-repeated="1004"/>
        </table:table-row>
        <table:table-row-group>
          <table:table-row table:style-name="ro2">
            <table:table-cell table:style-name="Nivel3" office:value-type="string">
              <text:p>6100-0000</text:p>
            </table:table-cell>
            <table:table-cell table:style-name="Datos" table:formula="of:=IF(AND(REPLACE([.A177];5;1;&quot;&quot;)&gt;REPLACE([.A176];5;1;&quot;&quot;);REPLACE([.A177];5;1;&quot;&quot;)&lt;REPLACE([.A178];5;1;&quot;&quot;));TRUE();FALSE())" office:value-type="boolean" office:boolean-value="true">
              <text:p>VERDADERO</text:p>
            </table:table-cell>
            <table:table-cell table:style-name="Nivel3" office:value-type="string">
              <text:p>Gastos de personal</text:p>
            </table:table-cell>
            <table:table-cell table:style-name="ce3"/>
            <table:table-cell table:style-name="ce3"/>
            <table:table-cell table:style-name="ce3"/>
            <table:table-cell table:style-name="ce3"/>
            <table:table-cell table:style-name="Nivel3" table:formula="of:=IF(EXACT([.D177];1);[.$C177];&quot;&quot;)">
              <text:p/>
            </table:table-cell>
            <table:table-cell table:style-name="Nivel3" table:formula="of:=IF(EXACT([.E177];1);[.$C177];&quot;&quot;)">
              <text:p/>
            </table:table-cell>
            <table:table-cell table:style-name="Nivel3" table:formula="of:=IF(EXACT([.F177];1);[.$C177];&quot;&quot;)">
              <text:p/>
            </table:table-cell>
            <table:table-cell table:style-name="Nivel3" table:formula="of:=IF(EXACT([.G177];1);[.$C177];&quot;&quot;)">
              <text:p/>
            </table:table-cell>
            <table:table-cell table:style-name="Datos" office:value-type="string">
              <text:p>GP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77];&quot;Vista&quot;);&quot;view&quot;;IF(EXACT([.N177];&quot;Efectivo&quot;);&quot;other&quot;;IF(EXACT([.N177];&quot;Activo&quot;);&quot;other&quot;;IF(EXACT([.N177];&quot;Cuenta por cobrar&quot;);&quot;receivable&quot;;IF(EXACT([.N177];&quot;Cuenta por pagar&quot;);&quot;payable&quot;;IF(EXACT([.N177];&quot;Ingreso&quot;);&quot;other&quot;;IF(EXACT([.N177];&quot;Gasto&quot;);&quot;other&quot;;IF(EXACT([.N177];&quot;Patrimonio&quot;);&quot;other&quot;;IF(EXACT([.N17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77];&quot;Efectivo&quot;);EXACT([.N177];&quot;Cuenta por cobrar&quot;);EXACT([.N177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110-0000</text:p>
              </table:table-cell>
              <table:table-cell table:style-name="Datos" table:formula="of:=IF(AND(REPLACE([.A178];5;1;&quot;&quot;)&gt;REPLACE([.A177];5;1;&quot;&quot;);REPLACE([.A178];5;1;&quot;&quot;)&lt;REPLACE([.A17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Honorar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78];1);[.$C178];&quot;&quot;)">
                <text:p/>
              </table:table-cell>
              <table:table-cell table:style-name="Nivel4" table:formula="of:=IF(EXACT([.E178];1);[.$C178];&quot;&quot;)">
                <text:p/>
              </table:table-cell>
              <table:table-cell table:style-name="Nivel4" table:formula="of:=IF(EXACT([.F178];1);[.$C178];&quot;&quot;)">
                <text:p/>
              </table:table-cell>
              <table:table-cell table:style-name="Nivel4" table:formula="of:=IF(EXACT([.G178];1);[.$C178];&quot;&quot;)">
                <text:p/>
              </table:table-cell>
              <table:table-cell table:style-name="Datos" office:value-type="string">
                <text:p>Hon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8];&quot;Vista&quot;);&quot;view&quot;;IF(EXACT([.N178];&quot;Efectivo&quot;);&quot;other&quot;;IF(EXACT([.N178];&quot;Activo&quot;);&quot;other&quot;;IF(EXACT([.N178];&quot;Cuenta por cobrar&quot;);&quot;receivable&quot;;IF(EXACT([.N178];&quot;Cuenta por pagar&quot;);&quot;payable&quot;;IF(EXACT([.N178];&quot;Ingreso&quot;);&quot;other&quot;;IF(EXACT([.N178];&quot;Gasto&quot;);&quot;other&quot;;IF(EXACT([.N178];&quot;Patrimonio&quot;);&quot;other&quot;;IF(EXACT([.N17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8];&quot;Efectivo&quot;);EXACT([.N178];&quot;Cuenta por cobrar&quot;);EXACT([.N17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20-0000</text:p>
              </table:table-cell>
              <table:table-cell table:style-name="Datos" table:formula="of:=IF(AND(REPLACE([.A179];5;1;&quot;&quot;)&gt;REPLACE([.A178];5;1;&quot;&quot;);REPLACE([.A179];5;1;&quot;&quot;)&lt;REPLACE([.A18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alar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79];1);[.$C179];&quot;&quot;)">
                <text:p/>
              </table:table-cell>
              <table:table-cell table:style-name="Nivel4" table:formula="of:=IF(EXACT([.E179];1);[.$C179];&quot;&quot;)">
                <text:p/>
              </table:table-cell>
              <table:table-cell table:style-name="Nivel4" table:formula="of:=IF(EXACT([.F179];1);[.$C179];&quot;&quot;)">
                <text:p/>
              </table:table-cell>
              <table:table-cell table:style-name="Nivel4" table:formula="of:=IF(EXACT([.G179];1);[.$C179];&quot;&quot;)">
                <text:p/>
              </table:table-cell>
              <table:table-cell table:style-name="Datos" office:value-type="string">
                <text:p>Sal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79];&quot;Vista&quot;);&quot;view&quot;;IF(EXACT([.N179];&quot;Efectivo&quot;);&quot;other&quot;;IF(EXACT([.N179];&quot;Activo&quot;);&quot;other&quot;;IF(EXACT([.N179];&quot;Cuenta por cobrar&quot;);&quot;receivable&quot;;IF(EXACT([.N179];&quot;Cuenta por pagar&quot;);&quot;payable&quot;;IF(EXACT([.N179];&quot;Ingreso&quot;);&quot;other&quot;;IF(EXACT([.N179];&quot;Gasto&quot;);&quot;other&quot;;IF(EXACT([.N179];&quot;Patrimonio&quot;);&quot;other&quot;;IF(EXACT([.N17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79];&quot;Efectivo&quot;);EXACT([.N179];&quot;Cuenta por cobrar&quot;);EXACT([.N17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30-0000</text:p>
              </table:table-cell>
              <table:table-cell table:style-name="Datos" table:formula="of:=IF(AND(REPLACE([.A180];5;1;&quot;&quot;)&gt;REPLACE([.A179];5;1;&quot;&quot;);REPLACE([.A180];5;1;&quot;&quot;)&lt;REPLACE([.A181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Bonificaciones por rendimiento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0];1);[.$C180];&quot;&quot;)">
                <text:p/>
              </table:table-cell>
              <table:table-cell table:style-name="Nivel4" table:formula="of:=IF(EXACT([.E180];1);[.$C180];&quot;&quot;)">
                <text:p/>
              </table:table-cell>
              <table:table-cell table:style-name="Nivel4" table:formula="of:=IF(EXACT([.F180];1);[.$C180];&quot;&quot;)">
                <text:p/>
              </table:table-cell>
              <table:table-cell table:style-name="Nivel4" table:formula="of:=IF(EXACT([.G180];1);[.$C180];&quot;&quot;)">
                <text:p/>
              </table:table-cell>
              <table:table-cell table:style-name="Datos" office:value-type="string">
                <text:p>Rend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0];&quot;Vista&quot;);&quot;view&quot;;IF(EXACT([.N180];&quot;Efectivo&quot;);&quot;other&quot;;IF(EXACT([.N180];&quot;Activo&quot;);&quot;other&quot;;IF(EXACT([.N180];&quot;Cuenta por cobrar&quot;);&quot;receivable&quot;;IF(EXACT([.N180];&quot;Cuenta por pagar&quot;);&quot;payable&quot;;IF(EXACT([.N180];&quot;Ingreso&quot;);&quot;other&quot;;IF(EXACT([.N180];&quot;Gasto&quot;);&quot;other&quot;;IF(EXACT([.N180];&quot;Patrimonio&quot;);&quot;other&quot;;IF(EXACT([.N18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0];&quot;Efectivo&quot;);EXACT([.N180];&quot;Cuenta por cobrar&quot;);EXACT([.N180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40-0000</text:p>
              </table:table-cell>
              <table:table-cell table:style-name="Datos" table:formula="of:=IF(AND(REPLACE([.A181];5;1;&quot;&quot;)&gt;REPLACE([.A180];5;1;&quot;&quot;);REPLACE([.A181];5;1;&quot;&quot;)&lt;REPLACE([.A18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Bonificaciones especiale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1];1);[.$C181];&quot;&quot;)">
                <text:p/>
              </table:table-cell>
              <table:table-cell table:style-name="Nivel4" table:formula="of:=IF(EXACT([.E181];1);[.$C181];&quot;&quot;)">
                <text:p/>
              </table:table-cell>
              <table:table-cell table:style-name="Nivel4" table:formula="of:=IF(EXACT([.F181];1);[.$C181];&quot;&quot;)">
                <text:p/>
              </table:table-cell>
              <table:table-cell table:style-name="Nivel4" table:formula="of:=IF(EXACT([.G181];1);[.$C181];&quot;&quot;)">
                <text:p/>
              </table:table-cell>
              <table:table-cell table:style-name="Datos" office:value-type="string">
                <text:p>Esp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1];&quot;Vista&quot;);&quot;view&quot;;IF(EXACT([.N181];&quot;Efectivo&quot;);&quot;other&quot;;IF(EXACT([.N181];&quot;Activo&quot;);&quot;other&quot;;IF(EXACT([.N181];&quot;Cuenta por cobrar&quot;);&quot;receivable&quot;;IF(EXACT([.N181];&quot;Cuenta por pagar&quot;);&quot;payable&quot;;IF(EXACT([.N181];&quot;Ingreso&quot;);&quot;other&quot;;IF(EXACT([.N181];&quot;Gasto&quot;);&quot;other&quot;;IF(EXACT([.N181];&quot;Patrimonio&quot;);&quot;other&quot;;IF(EXACT([.N181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1];&quot;Efectivo&quot;);EXACT([.N181];&quot;Cuenta por cobrar&quot;);EXACT([.N18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50-0000</text:p>
              </table:table-cell>
              <table:table-cell table:style-name="Datos" table:formula="of:=IF(AND(REPLACE([.A182];5;1;&quot;&quot;)&gt;REPLACE([.A181];5;1;&quot;&quot;);REPLACE([.A182];5;1;&quot;&quot;)&lt;REPLACE([.A18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.C.S.S. y Banco Popular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2];1);[.$C182];&quot;&quot;)">
                <text:p/>
              </table:table-cell>
              <table:table-cell table:style-name="Nivel4" table:formula="of:=IF(EXACT([.E182];1);[.$C182];&quot;&quot;)">
                <text:p/>
              </table:table-cell>
              <table:table-cell table:style-name="Nivel4" table:formula="of:=IF(EXACT([.F182];1);[.$C182];&quot;&quot;)">
                <text:p/>
              </table:table-cell>
              <table:table-cell table:style-name="Nivel4" table:formula="of:=IF(EXACT([.G182];1);[.$C182];&quot;&quot;)">
                <text:p/>
              </table:table-cell>
              <table:table-cell table:style-name="Datos" office:value-type="string">
                <text:p>CS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2];&quot;Vista&quot;);&quot;view&quot;;IF(EXACT([.N182];&quot;Efectivo&quot;);&quot;other&quot;;IF(EXACT([.N182];&quot;Activo&quot;);&quot;other&quot;;IF(EXACT([.N182];&quot;Cuenta por cobrar&quot;);&quot;receivable&quot;;IF(EXACT([.N182];&quot;Cuenta por pagar&quot;);&quot;payable&quot;;IF(EXACT([.N182];&quot;Ingreso&quot;);&quot;other&quot;;IF(EXACT([.N182];&quot;Gasto&quot;);&quot;other&quot;;IF(EXACT([.N182];&quot;Patrimonio&quot;);&quot;other&quot;;IF(EXACT([.N18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2];&quot;Efectivo&quot;);EXACT([.N182];&quot;Cuenta por cobrar&quot;);EXACT([.N18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60-0000</text:p>
              </table:table-cell>
              <table:table-cell table:style-name="Datos" table:formula="of:=IF(AND(REPLACE([.A183];5;1;&quot;&quot;)&gt;REPLACE([.A182];5;1;&quot;&quot;);REPLACE([.A183];5;1;&quot;&quot;)&lt;REPLACE([.A18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argas sociales patronale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3];1);[.$C183];&quot;&quot;)">
                <text:p/>
              </table:table-cell>
              <table:table-cell table:style-name="Nivel4" table:formula="of:=IF(EXACT([.E183];1);[.$C183];&quot;&quot;)">
                <text:p/>
              </table:table-cell>
              <table:table-cell table:style-name="Nivel4" table:formula="of:=IF(EXACT([.F183];1);[.$C183];&quot;&quot;)">
                <text:p/>
              </table:table-cell>
              <table:table-cell table:style-name="Nivel4" table:formula="of:=IF(EXACT([.G183];1);[.$C183];&quot;&quot;)">
                <text:p/>
              </table:table-cell>
              <table:table-cell table:style-name="Datos" office:value-type="string">
                <text:p>CSP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3];&quot;Vista&quot;);&quot;view&quot;;IF(EXACT([.N183];&quot;Efectivo&quot;);&quot;other&quot;;IF(EXACT([.N183];&quot;Activo&quot;);&quot;other&quot;;IF(EXACT([.N183];&quot;Cuenta por cobrar&quot;);&quot;receivable&quot;;IF(EXACT([.N183];&quot;Cuenta por pagar&quot;);&quot;payable&quot;;IF(EXACT([.N183];&quot;Ingreso&quot;);&quot;other&quot;;IF(EXACT([.N183];&quot;Gasto&quot;);&quot;other&quot;;IF(EXACT([.N183];&quot;Patrimonio&quot;);&quot;other&quot;;IF(EXACT([.N18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3];&quot;Efectivo&quot;);EXACT([.N183];&quot;Cuenta por cobrar&quot;);EXACT([.N18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70-0000</text:p>
              </table:table-cell>
              <table:table-cell table:style-name="Datos" table:formula="of:=IF(AND(REPLACE([.A184];5;1;&quot;&quot;)&gt;REPLACE([.A183];5;1;&quot;&quot;);REPLACE([.A184];5;1;&quot;&quot;)&lt;REPLACE([.A18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guinaldo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4];1);[.$C184];&quot;&quot;)">
                <text:p/>
              </table:table-cell>
              <table:table-cell table:style-name="Nivel4" table:formula="of:=IF(EXACT([.E184];1);[.$C184];&quot;&quot;)">
                <text:p/>
              </table:table-cell>
              <table:table-cell table:style-name="Nivel4" table:formula="of:=IF(EXACT([.F184];1);[.$C184];&quot;&quot;)">
                <text:p/>
              </table:table-cell>
              <table:table-cell table:style-name="Nivel4" table:formula="of:=IF(EXACT([.G184];1);[.$C184];&quot;&quot;)">
                <text:p/>
              </table:table-cell>
              <table:table-cell table:style-name="Datos" office:value-type="string">
                <text:p>Agui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4];&quot;Vista&quot;);&quot;view&quot;;IF(EXACT([.N184];&quot;Efectivo&quot;);&quot;other&quot;;IF(EXACT([.N184];&quot;Activo&quot;);&quot;other&quot;;IF(EXACT([.N184];&quot;Cuenta por cobrar&quot;);&quot;receivable&quot;;IF(EXACT([.N184];&quot;Cuenta por pagar&quot;);&quot;payable&quot;;IF(EXACT([.N184];&quot;Ingreso&quot;);&quot;other&quot;;IF(EXACT([.N184];&quot;Gasto&quot;);&quot;other&quot;;IF(EXACT([.N184];&quot;Patrimonio&quot;);&quot;other&quot;;IF(EXACT([.N18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4];&quot;Efectivo&quot;);EXACT([.N184];&quot;Cuenta por cobrar&quot;);EXACT([.N18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80-0000</text:p>
              </table:table-cell>
              <table:table-cell table:style-name="Datos" table:formula="of:=IF(AND(REPLACE([.A185];5;1;&quot;&quot;)&gt;REPLACE([.A184];5;1;&quot;&quot;);REPLACE([.A185];5;1;&quot;&quot;)&lt;REPLACE([.A18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Preaviso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5];1);[.$C185];&quot;&quot;)">
                <text:p/>
              </table:table-cell>
              <table:table-cell table:style-name="Nivel4" table:formula="of:=IF(EXACT([.E185];1);[.$C185];&quot;&quot;)">
                <text:p/>
              </table:table-cell>
              <table:table-cell table:style-name="Nivel4" table:formula="of:=IF(EXACT([.F185];1);[.$C185];&quot;&quot;)">
                <text:p/>
              </table:table-cell>
              <table:table-cell table:style-name="Nivel4" table:formula="of:=IF(EXACT([.G185];1);[.$C185];&quot;&quot;)">
                <text:p/>
              </table:table-cell>
              <table:table-cell table:style-name="Datos" office:value-type="string">
                <text:p>Pre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5];&quot;Vista&quot;);&quot;view&quot;;IF(EXACT([.N185];&quot;Efectivo&quot;);&quot;other&quot;;IF(EXACT([.N185];&quot;Activo&quot;);&quot;other&quot;;IF(EXACT([.N185];&quot;Cuenta por cobrar&quot;);&quot;receivable&quot;;IF(EXACT([.N185];&quot;Cuenta por pagar&quot;);&quot;payable&quot;;IF(EXACT([.N185];&quot;Ingreso&quot;);&quot;other&quot;;IF(EXACT([.N185];&quot;Gasto&quot;);&quot;other&quot;;IF(EXACT([.N185];&quot;Patrimonio&quot;);&quot;other&quot;;IF(EXACT([.N18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5];&quot;Efectivo&quot;);EXACT([.N185];&quot;Cuenta por cobrar&quot;);EXACT([.N18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190-0000</text:p>
              </table:table-cell>
              <table:table-cell table:style-name="Datos" table:formula="of:=IF(AND(REPLACE([.A186];5;1;&quot;&quot;)&gt;REPLACE([.A185];5;1;&quot;&quot;);REPLACE([.A186];5;1;&quot;&quot;)&lt;REPLACE([.A18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esantía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186];1);[.$C186];&quot;&quot;)">
                <text:p/>
              </table:table-cell>
              <table:table-cell table:style-name="Nivel4" table:formula="of:=IF(EXACT([.E186];1);[.$C186];&quot;&quot;)">
                <text:p/>
              </table:table-cell>
              <table:table-cell table:style-name="Nivel4" table:formula="of:=IF(EXACT([.F186];1);[.$C186];&quot;&quot;)">
                <text:p/>
              </table:table-cell>
              <table:table-cell table:style-name="Nivel4" table:formula="of:=IF(EXACT([.G186];1);[.$C186];&quot;&quot;)">
                <text:p/>
              </table:table-cell>
              <table:table-cell table:style-name="Datos" office:value-type="string">
                <text:p>Ces</text:p>
              </table:table-cell>
              <table:table-cell table:style-name="Datos" table:formula="of:=[.C177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6];&quot;Vista&quot;);&quot;view&quot;;IF(EXACT([.N186];&quot;Efectivo&quot;);&quot;other&quot;;IF(EXACT([.N186];&quot;Activo&quot;);&quot;other&quot;;IF(EXACT([.N186];&quot;Cuenta por cobrar&quot;);&quot;receivable&quot;;IF(EXACT([.N186];&quot;Cuenta por pagar&quot;);&quot;payable&quot;;IF(EXACT([.N186];&quot;Ingreso&quot;);&quot;other&quot;;IF(EXACT([.N186];&quot;Gasto&quot;);&quot;other&quot;;IF(EXACT([.N186];&quot;Patrimonio&quot;);&quot;other&quot;;IF(EXACT([.N18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6];&quot;Efectivo&quot;);EXACT([.N186];&quot;Cuenta por cobrar&quot;);EXACT([.N18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200-0000</text:p>
            </table:table-cell>
            <table:table-cell table:style-name="Datos" table:formula="of:=IF(AND(REPLACE([.A187];5;1;&quot;&quot;)&gt;REPLACE([.A186];5;1;&quot;&quot;);REPLACE([.A187];5;1;&quot;&quot;)&lt;REPLACE([.A188];5;1;&quot;&quot;));TRUE();FALSE())" office:value-type="boolean" office:boolean-value="true">
              <text:p>VERDADERO</text:p>
            </table:table-cell>
            <table:table-cell table:style-name="Nivel3" office:value-type="string">
              <text:p>Gastos <text:s/>ope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187];1);[.$C187];&quot;&quot;)" office:value-type="string" office:string-value="Gastos  operativos">
              <text:p>Gastos <text:s/>operativos</text:p>
            </table:table-cell>
            <table:table-cell table:style-name="Nivel3" table:formula="of:=IF(EXACT([.E187];1);[.$C187];&quot;&quot;)" office:value-type="string" office:string-value="Gastos  operativos">
              <text:p>Gastos <text:s/>operativos</text:p>
            </table:table-cell>
            <table:table-cell table:style-name="Nivel3" table:formula="of:=IF(EXACT([.F187];1);[.$C187];&quot;&quot;)" office:value-type="string" office:string-value="Gastos  operativos">
              <text:p>Gastos <text:s/>operativos</text:p>
            </table:table-cell>
            <table:table-cell table:style-name="Nivel3" table:formula="of:=IF(EXACT([.G187];1);[.$C187];&quot;&quot;)" office:value-type="string" office:string-value="Gastos  operativos">
              <text:p>Gastos <text:s/>operativos</text:p>
            </table:table-cell>
            <table:table-cell table:style-name="Datos" office:value-type="string">
              <text:p>GO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187];&quot;Vista&quot;);&quot;view&quot;;IF(EXACT([.N187];&quot;Efectivo&quot;);&quot;other&quot;;IF(EXACT([.N187];&quot;Activo&quot;);&quot;other&quot;;IF(EXACT([.N187];&quot;Cuenta por cobrar&quot;);&quot;receivable&quot;;IF(EXACT([.N187];&quot;Cuenta por pagar&quot;);&quot;payable&quot;;IF(EXACT([.N187];&quot;Ingreso&quot;);&quot;other&quot;;IF(EXACT([.N187];&quot;Gasto&quot;);&quot;other&quot;;IF(EXACT([.N187];&quot;Patrimonio&quot;);&quot;other&quot;;IF(EXACT([.N18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187];&quot;Efectivo&quot;);EXACT([.N187];&quot;Cuenta por cobrar&quot;);EXACT([.N187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210-0000</text:p>
              </table:table-cell>
              <table:table-cell table:style-name="Datos" table:formula="of:=IF(AND(REPLACE([.A188];5;1;&quot;&quot;)&gt;REPLACE([.A187];5;1;&quot;&quot;);REPLACE([.A188];5;1;&quot;&quot;)&lt;REPLACE([.A18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mantenimiento y soporte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88];1);[.$C188];&quot;&quot;)">
                <text:p/>
              </table:table-cell>
              <table:table-cell table:style-name="Nivel4" table:formula="of:=IF(EXACT([.E188];1);[.$C188];&quot;&quot;)" office:value-type="string" office:string-value="Costo de mantenimiento y soporte">
                <text:p>Costo de mantenimiento y soporte</text:p>
              </table:table-cell>
              <table:table-cell table:style-name="Nivel4" table:formula="of:=IF(EXACT([.F188];1);[.$C188];&quot;&quot;)" office:value-type="string" office:string-value="Costo de mantenimiento y soporte">
                <text:p>Costo de mantenimiento y soporte</text:p>
              </table:table-cell>
              <table:table-cell table:style-name="Nivel4" table:formula="of:=IF(EXACT([.G188];1);[.$C188];&quot;&quot;)" office:value-type="string" office:string-value="Costo de mantenimiento y soporte">
                <text:p>Costo de mantenimiento y soporte</text:p>
              </table:table-cell>
              <table:table-cell table:style-name="Datos" office:value-type="string">
                <text:p>MyS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8];&quot;Vista&quot;);&quot;view&quot;;IF(EXACT([.N188];&quot;Efectivo&quot;);&quot;other&quot;;IF(EXACT([.N188];&quot;Activo&quot;);&quot;other&quot;;IF(EXACT([.N188];&quot;Cuenta por cobrar&quot;);&quot;receivable&quot;;IF(EXACT([.N188];&quot;Cuenta por pagar&quot;);&quot;payable&quot;;IF(EXACT([.N188];&quot;Ingreso&quot;);&quot;other&quot;;IF(EXACT([.N188];&quot;Gasto&quot;);&quot;other&quot;;IF(EXACT([.N188];&quot;Patrimonio&quot;);&quot;other&quot;;IF(EXACT([.N18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88];&quot;Efectivo&quot;);EXACT([.N188];&quot;Cuenta por cobrar&quot;);EXACT([.N18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220-0000</text:p>
              </table:table-cell>
              <table:table-cell table:style-name="Datos" table:formula="of:=IF(AND(REPLACE([.A189];5;1;&quot;&quot;)&gt;REPLACE([.A188];5;1;&quot;&quot;);REPLACE([.A189];5;1;&quot;&quot;)&lt;REPLACE([.A19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servicios de tiempo definido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89];1);[.$C189];&quot;&quot;)">
                <text:p/>
              </table:table-cell>
              <table:table-cell table:style-name="Nivel4" table:formula="of:=IF(EXACT([.E189];1);[.$C189];&quot;&quot;)" office:value-type="string" office:string-value="Costo de servicios de tiempo definido">
                <text:p>Costo de servicios de tiempo definido</text:p>
              </table:table-cell>
              <table:table-cell table:style-name="Nivel4" table:formula="of:=IF(EXACT([.F189];1);[.$C189];&quot;&quot;)" office:value-type="string" office:string-value="Costo de servicios de tiempo definido">
                <text:p>Costo de servicios de tiempo definido</text:p>
              </table:table-cell>
              <table:table-cell table:style-name="Nivel4" table:formula="of:=IF(EXACT([.G189];1);[.$C189];&quot;&quot;)" office:value-type="string" office:string-value="Costo de servicios de tiempo definido">
                <text:p>Costo de servicios de tiempo definido</text:p>
              </table:table-cell>
              <table:table-cell table:style-name="Datos" office:value-type="string">
                <text:p>Ser. T. Def.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89];&quot;Vista&quot;);&quot;view&quot;;IF(EXACT([.N189];&quot;Efectivo&quot;);&quot;other&quot;;IF(EXACT([.N189];&quot;Activo&quot;);&quot;other&quot;;IF(EXACT([.N189];&quot;Cuenta por cobrar&quot;);&quot;receivable&quot;;IF(EXACT([.N189];&quot;Cuenta por pagar&quot;);&quot;payable&quot;;IF(EXACT([.N189];&quot;Ingreso&quot;);&quot;other&quot;;IF(EXACT([.N189];&quot;Gasto&quot;);&quot;other&quot;;IF(EXACT([.N189];&quot;Patrimonio&quot;);&quot;other&quot;;IF(EXACT([.N18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189];&quot;Efectivo&quot;);EXACT([.N189];&quot;Cuenta por cobrar&quot;);EXACT([.N18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221-0000</text:p>
                </table:table-cell>
                <table:table-cell table:style-name="Datos" table:formula="of:=IF(AND(REPLACE([.A190];5;1;&quot;&quot;)&gt;REPLACE([.A189];5;1;&quot;&quot;);REPLACE([.A190];5;1;&quot;&quot;)&lt;REPLACE([.A191];5;1;&quot;&quot;));TRUE();FALSE())" office:value-type="boolean" office:boolean-value="true">
                  <text:p>VERDADERO</text:p>
                </table:table-cell>
                <table:table-cell table:style-name="ce1" office:value-type="string">
                  <text:p>Desarrollo</text:p>
                </table:table-cell>
                <table:table-cell table:style-name="ce4"/>
                <table:table-cell table:style-name="ce4" office:value-type="float" office:value="1">
                  <text:p>1</text:p>
                </table:table-cell>
                <table:table-cell table:style-name="ce4"/>
                <table:table-cell table:style-name="ce4"/>
                <table:table-cell table:style-name="ce1" table:formula="of:=IF(EXACT([.D190];1);[.$C190];&quot;&quot;)">
                  <text:p/>
                </table:table-cell>
                <table:table-cell table:style-name="ce1" table:formula="of:=IF(EXACT([.E190];1);[.$C190];&quot;&quot;)" office:value-type="string" office:string-value="Desarrollo">
                  <text:p>Desarrollo</text:p>
                </table:table-cell>
                <table:table-cell table:style-name="ce1" table:formula="of:=IF(EXACT([.F190];1);[.$C190];&quot;&quot;)">
                  <text:p/>
                </table:table-cell>
                <table:table-cell table:style-name="ce1" table:formula="of:=IF(EXACT([.G190];1);[.$C190];&quot;&quot;)">
                  <text:p/>
                </table:table-cell>
                <table:table-cell table:style-name="Datos" office:value-type="string">
                  <text:p>Des.</text:p>
                </table:table-cell>
                <table:table-cell table:style-name="Datos" table:formula="of:=[.C189]" office:value-type="string" office:string-value="Costo de servicios de tiempo definido">
                  <text:p>Costo de servicios de tiempo defini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90];&quot;Vista&quot;);&quot;view&quot;;IF(EXACT([.N190];&quot;Efectivo&quot;);&quot;other&quot;;IF(EXACT([.N190];&quot;Activo&quot;);&quot;other&quot;;IF(EXACT([.N190];&quot;Cuenta por cobrar&quot;);&quot;receivable&quot;;IF(EXACT([.N190];&quot;Cuenta por pagar&quot;);&quot;payable&quot;;IF(EXACT([.N190];&quot;Ingreso&quot;);&quot;other&quot;;IF(EXACT([.N190];&quot;Gasto&quot;);&quot;other&quot;;IF(EXACT([.N190];&quot;Patrimonio&quot;);&quot;other&quot;;IF(EXACT([.N19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90];&quot;Efectivo&quot;);EXACT([.N190];&quot;Cuenta por cobrar&quot;);EXACT([.N19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221-0100</text:p>
                  </table:table-cell>
                  <table:table-cell table:style-name="Datos" table:formula="of:=IF(AND(REPLACE([.A191];5;1;&quot;&quot;)&gt;REPLACE([.A190];5;1;&quot;&quot;);REPLACE([.A191];5;1;&quot;&quot;)&lt;REPLACE([.A192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OpenERP</text:p>
                  </table:table-cell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4"/>
                  <table:table-cell table:style-name="ce4"/>
                  <table:table-cell table:style-name="ce2" table:formula="of:=IF(EXACT([.D191];1);[.$C191];&quot;&quot;)">
                    <text:p/>
                  </table:table-cell>
                  <table:table-cell table:style-name="ce2" table:formula="of:=IF(EXACT([.E191];1);[.$C191];&quot;&quot;)" office:value-type="string" office:string-value="OpenERP">
                    <text:p>OpenERP</text:p>
                  </table:table-cell>
                  <table:table-cell table:style-name="ce2" table:formula="of:=IF(EXACT([.F191];1);[.$C191];&quot;&quot;)">
                    <text:p/>
                  </table:table-cell>
                  <table:table-cell table:style-name="ce2" table:formula="of:=IF(EXACT([.G191];1);[.$C191];&quot;&quot;)">
                    <text:p/>
                  </table:table-cell>
                  <table:table-cell table:style-name="Datos" office:value-type="string">
                    <text:p>OERP</text:p>
                  </table:table-cell>
                  <table:table-cell table:style-name="Datos" table:formula="of:=[.C190]" office:value-type="string" office:string-value="Desarrollo">
                    <text:p>Desarroll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1];&quot;Vista&quot;);&quot;view&quot;;IF(EXACT([.N191];&quot;Efectivo&quot;);&quot;other&quot;;IF(EXACT([.N191];&quot;Activo&quot;);&quot;other&quot;;IF(EXACT([.N191];&quot;Cuenta por cobrar&quot;);&quot;receivable&quot;;IF(EXACT([.N191];&quot;Cuenta por pagar&quot;);&quot;payable&quot;;IF(EXACT([.N191];&quot;Ingreso&quot;);&quot;other&quot;;IF(EXACT([.N191];&quot;Gasto&quot;);&quot;other&quot;;IF(EXACT([.N191];&quot;Patrimonio&quot;);&quot;other&quot;;IF(EXACT([.N191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1];&quot;Efectivo&quot;);EXACT([.N191];&quot;Cuenta por cobrar&quot;);EXACT([.N19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221-0200</text:p>
                  </table:table-cell>
                  <table:table-cell table:style-name="Datos" table:formula="of:=IF(AND(REPLACE([.A192];5;1;&quot;&quot;)&gt;REPLACE([.A191];5;1;&quot;&quot;);REPLACE([.A192];5;1;&quot;&quot;)&lt;REPLACE([.A193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Desarrollo Web</text:p>
                  </table:table-cell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4"/>
                  <table:table-cell table:style-name="ce4"/>
                  <table:table-cell table:style-name="ce2" table:formula="of:=IF(EXACT([.D192];1);[.$C192];&quot;&quot;)">
                    <text:p/>
                  </table:table-cell>
                  <table:table-cell table:style-name="ce2" table:formula="of:=IF(EXACT([.E192];1);[.$C192];&quot;&quot;)" office:value-type="string" office:string-value="Desarrollo Web">
                    <text:p>Desarrollo Web</text:p>
                  </table:table-cell>
                  <table:table-cell table:style-name="ce2" table:formula="of:=IF(EXACT([.F192];1);[.$C192];&quot;&quot;)">
                    <text:p/>
                  </table:table-cell>
                  <table:table-cell table:style-name="ce2" table:formula="of:=IF(EXACT([.G192];1);[.$C192];&quot;&quot;)">
                    <text:p/>
                  </table:table-cell>
                  <table:table-cell table:style-name="Datos" office:value-type="string">
                    <text:p>Web</text:p>
                  </table:table-cell>
                  <table:table-cell table:style-name="Datos" table:formula="of:=[.C190]" office:value-type="string" office:string-value="Desarrollo">
                    <text:p>Desarroll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2];&quot;Vista&quot;);&quot;view&quot;;IF(EXACT([.N192];&quot;Efectivo&quot;);&quot;other&quot;;IF(EXACT([.N192];&quot;Activo&quot;);&quot;other&quot;;IF(EXACT([.N192];&quot;Cuenta por cobrar&quot;);&quot;receivable&quot;;IF(EXACT([.N192];&quot;Cuenta por pagar&quot;);&quot;payable&quot;;IF(EXACT([.N192];&quot;Ingreso&quot;);&quot;other&quot;;IF(EXACT([.N192];&quot;Gasto&quot;);&quot;other&quot;;IF(EXACT([.N192];&quot;Patrimonio&quot;);&quot;other&quot;;IF(EXACT([.N192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2];&quot;Efectivo&quot;);EXACT([.N192];&quot;Cuenta por cobrar&quot;);EXACT([.N192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221-0300</text:p>
                  </table:table-cell>
                  <table:table-cell table:style-name="Datos" table:formula="of:=IF(AND(REPLACE([.A193];5;1;&quot;&quot;)&gt;REPLACE([.A192];5;1;&quot;&quot;);REPLACE([.A193];5;1;&quot;&quot;)&lt;REPLACE([.A194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Otros desarrollos</text:p>
                  </table:table-cell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4"/>
                  <table:table-cell table:style-name="ce4"/>
                  <table:table-cell table:style-name="ce2" table:formula="of:=IF(EXACT([.D193];1);[.$C193];&quot;&quot;)">
                    <text:p/>
                  </table:table-cell>
                  <table:table-cell table:style-name="ce2" table:formula="of:=IF(EXACT([.E193];1);[.$C193];&quot;&quot;)" office:value-type="string" office:string-value="Otros desarrollos">
                    <text:p>Otros desarrollos</text:p>
                  </table:table-cell>
                  <table:table-cell table:style-name="ce2" table:formula="of:=IF(EXACT([.F193];1);[.$C193];&quot;&quot;)">
                    <text:p/>
                  </table:table-cell>
                  <table:table-cell table:style-name="ce2" table:formula="of:=IF(EXACT([.G193];1);[.$C193];&quot;&quot;)">
                    <text:p/>
                  </table:table-cell>
                  <table:table-cell table:style-name="Datos" office:value-type="string">
                    <text:p>Otros</text:p>
                  </table:table-cell>
                  <table:table-cell table:style-name="Datos" table:formula="of:=[.C190]" office:value-type="string" office:string-value="Desarrollo">
                    <text:p>Desarroll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3];&quot;Vista&quot;);&quot;view&quot;;IF(EXACT([.N193];&quot;Efectivo&quot;);&quot;other&quot;;IF(EXACT([.N193];&quot;Activo&quot;);&quot;other&quot;;IF(EXACT([.N193];&quot;Cuenta por cobrar&quot;);&quot;receivable&quot;;IF(EXACT([.N193];&quot;Cuenta por pagar&quot;);&quot;payable&quot;;IF(EXACT([.N193];&quot;Ingreso&quot;);&quot;other&quot;;IF(EXACT([.N193];&quot;Gasto&quot;);&quot;other&quot;;IF(EXACT([.N193];&quot;Patrimonio&quot;);&quot;other&quot;;IF(EXACT([.N19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3];&quot;Efectivo&quot;);EXACT([.N193];&quot;Cuenta por cobrar&quot;);EXACT([.N193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6222-0000</text:p>
                </table:table-cell>
                <table:table-cell table:style-name="Datos" table:formula="of:=IF(AND(REPLACE([.A194];5;1;&quot;&quot;)&gt;REPLACE([.A193];5;1;&quot;&quot;);REPLACE([.A194];5;1;&quot;&quot;)&lt;REPLACE([.A195];5;1;&quot;&quot;));TRUE();FALSE())" office:value-type="boolean" office:boolean-value="true">
                  <text:p>VERDADERO</text:p>
                </table:table-cell>
                <table:table-cell table:style-name="ce1" office:value-type="string">
                  <text:p>Redes</text:p>
                </table:table-cell>
                <table:table-cell table:style-name="ce4"/>
                <table:table-cell table:style-name="ce4"/>
                <table:table-cell table:style-name="ce4"/>
                <table:table-cell table:style-name="ce4" office:value-type="float" office:value="1">
                  <text:p>1</text:p>
                </table:table-cell>
                <table:table-cell table:style-name="ce1" table:formula="of:=IF(EXACT([.D194];1);[.$C194];&quot;&quot;)">
                  <text:p/>
                </table:table-cell>
                <table:table-cell table:style-name="ce1" table:formula="of:=IF(EXACT([.E194];1);[.$C194];&quot;&quot;)">
                  <text:p/>
                </table:table-cell>
                <table:table-cell table:style-name="ce1" table:formula="of:=IF(EXACT([.F194];1);[.$C194];&quot;&quot;)">
                  <text:p/>
                </table:table-cell>
                <table:table-cell table:style-name="ce1" table:formula="of:=IF(EXACT([.G194];1);[.$C194];&quot;&quot;)" office:value-type="string" office:string-value="Redes">
                  <text:p>Redes</text:p>
                </table:table-cell>
                <table:table-cell table:style-name="Datos" office:value-type="string">
                  <text:p>Redes</text:p>
                </table:table-cell>
                <table:table-cell table:style-name="Datos" table:formula="of:=[.C189]" office:value-type="string" office:string-value="Costo de servicios de tiempo definido">
                  <text:p>Costo de servicios de tiempo defini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194];&quot;Vista&quot;);&quot;view&quot;;IF(EXACT([.N194];&quot;Efectivo&quot;);&quot;other&quot;;IF(EXACT([.N194];&quot;Activo&quot;);&quot;other&quot;;IF(EXACT([.N194];&quot;Cuenta por cobrar&quot;);&quot;receivable&quot;;IF(EXACT([.N194];&quot;Cuenta por pagar&quot;);&quot;payable&quot;;IF(EXACT([.N194];&quot;Ingreso&quot;);&quot;other&quot;;IF(EXACT([.N194];&quot;Gasto&quot;);&quot;other&quot;;IF(EXACT([.N194];&quot;Patrimonio&quot;);&quot;other&quot;;IF(EXACT([.N19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194];&quot;Efectivo&quot;);EXACT([.N194];&quot;Cuenta por cobrar&quot;);EXACT([.N19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222-0100</text:p>
                  </table:table-cell>
                  <table:table-cell table:style-name="Datos" table:formula="of:=IF(AND(REPLACE([.A195];5;1;&quot;&quot;)&gt;REPLACE([.A194];5;1;&quot;&quot;);REPLACE([.A195];5;1;&quot;&quot;)&lt;REPLACE([.A196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Estructuración de red</text:p>
                  </table:table-cell>
                  <table:table-cell table:style-name="ce4"/>
                  <table:table-cell table:style-name="ce4"/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2" table:formula="of:=IF(EXACT([.D195];1);[.$C195];&quot;&quot;)">
                    <text:p/>
                  </table:table-cell>
                  <table:table-cell table:style-name="ce2" table:formula="of:=IF(EXACT([.E195];1);[.$C195];&quot;&quot;)">
                    <text:p/>
                  </table:table-cell>
                  <table:table-cell table:style-name="ce2" table:formula="of:=IF(EXACT([.F195];1);[.$C195];&quot;&quot;)">
                    <text:p/>
                  </table:table-cell>
                  <table:table-cell table:style-name="ce2" table:formula="of:=IF(EXACT([.G195];1);[.$C195];&quot;&quot;)" office:value-type="string" office:string-value="Estructuración de red">
                    <text:p>Estructuración de red</text:p>
                  </table:table-cell>
                  <table:table-cell table:style-name="Datos" office:value-type="string">
                    <text:p>OERP</text:p>
                  </table:table-cell>
                  <table:table-cell table:style-name="Datos" table:formula="of:=[.C194]" office:value-type="string" office:string-value="Redes">
                    <text:p>Red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5];&quot;Vista&quot;);&quot;view&quot;;IF(EXACT([.N195];&quot;Efectivo&quot;);&quot;other&quot;;IF(EXACT([.N195];&quot;Activo&quot;);&quot;other&quot;;IF(EXACT([.N195];&quot;Cuenta por cobrar&quot;);&quot;receivable&quot;;IF(EXACT([.N195];&quot;Cuenta por pagar&quot;);&quot;payable&quot;;IF(EXACT([.N195];&quot;Ingreso&quot;);&quot;other&quot;;IF(EXACT([.N195];&quot;Gasto&quot;);&quot;other&quot;;IF(EXACT([.N195];&quot;Patrimonio&quot;);&quot;other&quot;;IF(EXACT([.N19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5];&quot;Efectivo&quot;);EXACT([.N195];&quot;Cuenta por cobrar&quot;);EXACT([.N195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222-0200</text:p>
                  </table:table-cell>
                  <table:table-cell table:style-name="Datos" table:formula="of:=IF(AND(REPLACE([.A196];5;1;&quot;&quot;)&gt;REPLACE([.A195];5;1;&quot;&quot;);REPLACE([.A196];5;1;&quot;&quot;)&lt;REPLACE([.A197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Telefonía IP</text:p>
                  </table:table-cell>
                  <table:table-cell table:style-name="ce4"/>
                  <table:table-cell table:style-name="ce4"/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2" table:formula="of:=IF(EXACT([.D196];1);[.$C196];&quot;&quot;)">
                    <text:p/>
                  </table:table-cell>
                  <table:table-cell table:style-name="ce2" table:formula="of:=IF(EXACT([.E196];1);[.$C196];&quot;&quot;)">
                    <text:p/>
                  </table:table-cell>
                  <table:table-cell table:style-name="ce2" table:formula="of:=IF(EXACT([.F196];1);[.$C196];&quot;&quot;)">
                    <text:p/>
                  </table:table-cell>
                  <table:table-cell table:style-name="ce2" table:formula="of:=IF(EXACT([.G196];1);[.$C196];&quot;&quot;)" office:value-type="string" office:string-value="Telefonía IP">
                    <text:p>Telefonía IP</text:p>
                  </table:table-cell>
                  <table:table-cell table:style-name="Datos" office:value-type="string">
                    <text:p>Web</text:p>
                  </table:table-cell>
                  <table:table-cell table:style-name="Datos" table:formula="of:=[.C194]" office:value-type="string" office:string-value="Redes">
                    <text:p>Red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6];&quot;Vista&quot;);&quot;view&quot;;IF(EXACT([.N196];&quot;Efectivo&quot;);&quot;other&quot;;IF(EXACT([.N196];&quot;Activo&quot;);&quot;other&quot;;IF(EXACT([.N196];&quot;Cuenta por cobrar&quot;);&quot;receivable&quot;;IF(EXACT([.N196];&quot;Cuenta por pagar&quot;);&quot;payable&quot;;IF(EXACT([.N196];&quot;Ingreso&quot;);&quot;other&quot;;IF(EXACT([.N196];&quot;Gasto&quot;);&quot;other&quot;;IF(EXACT([.N196];&quot;Patrimonio&quot;);&quot;other&quot;;IF(EXACT([.N196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6];&quot;Efectivo&quot;);EXACT([.N196];&quot;Cuenta por cobrar&quot;);EXACT([.N196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222-0300</text:p>
                  </table:table-cell>
                  <table:table-cell table:style-name="Datos" table:formula="of:=IF(AND(REPLACE([.A197];5;1;&quot;&quot;)&gt;REPLACE([.A196];5;1;&quot;&quot;);REPLACE([.A197];5;1;&quot;&quot;)&lt;REPLACE([.A198];5;1;&quot;&quot;));TRUE();FALSE())" office:value-type="boolean" office:boolean-value="true">
                    <text:p>VERDADERO</text:p>
                  </table:table-cell>
                  <table:table-cell table:style-name="ce2" office:value-type="string">
                    <text:p>Otros Servicios</text:p>
                  </table:table-cell>
                  <table:table-cell table:style-name="ce4"/>
                  <table:table-cell table:style-name="ce4"/>
                  <table:table-cell table:style-name="ce4"/>
                  <table:table-cell table:style-name="ce4" office:value-type="float" office:value="1">
                    <text:p>1</text:p>
                  </table:table-cell>
                  <table:table-cell table:style-name="ce2" table:formula="of:=IF(EXACT([.D197];1);[.$C197];&quot;&quot;)">
                    <text:p/>
                  </table:table-cell>
                  <table:table-cell table:style-name="ce2" table:formula="of:=IF(EXACT([.E197];1);[.$C197];&quot;&quot;)">
                    <text:p/>
                  </table:table-cell>
                  <table:table-cell table:style-name="ce2" table:formula="of:=IF(EXACT([.F197];1);[.$C197];&quot;&quot;)">
                    <text:p/>
                  </table:table-cell>
                  <table:table-cell table:style-name="ce2" table:formula="of:=IF(EXACT([.G197];1);[.$C197];&quot;&quot;)" office:value-type="string" office:string-value="Otros Servicios">
                    <text:p>Otros Servicios</text:p>
                  </table:table-cell>
                  <table:table-cell table:style-name="Datos" office:value-type="string">
                    <text:p>Otros</text:p>
                  </table:table-cell>
                  <table:table-cell table:style-name="Datos" table:formula="of:=[.C194]" office:value-type="string" office:string-value="Redes">
                    <text:p>Red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197];&quot;Vista&quot;);&quot;view&quot;;IF(EXACT([.N197];&quot;Efectivo&quot;);&quot;other&quot;;IF(EXACT([.N197];&quot;Activo&quot;);&quot;other&quot;;IF(EXACT([.N197];&quot;Cuenta por cobrar&quot;);&quot;receivable&quot;;IF(EXACT([.N197];&quot;Cuenta por pagar&quot;);&quot;payable&quot;;IF(EXACT([.N197];&quot;Ingreso&quot;);&quot;other&quot;;IF(EXACT([.N197];&quot;Gasto&quot;);&quot;other&quot;;IF(EXACT([.N197];&quot;Patrimonio&quot;);&quot;other&quot;;IF(EXACT([.N197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197];&quot;Efectivo&quot;);EXACT([.N197];&quot;Cuenta por cobrar&quot;);EXACT([.N19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</table:table-row-group>
            <table:table-row table:style-name="ro2">
              <table:table-cell table:style-name="Nivel4" office:value-type="string">
                <text:p>6230-0000</text:p>
              </table:table-cell>
              <table:table-cell table:style-name="Datos" table:formula="of:=IF(AND(REPLACE([.A198];5;1;&quot;&quot;)&gt;REPLACE([.A197];5;1;&quot;&quot;);REPLACE([.A198];5;1;&quot;&quot;)&lt;REPLACE([.A19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capacitación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Nivel4" table:formula="of:=IF(EXACT([.D198];1);[.$C198];&quot;&quot;)">
                <text:p/>
              </table:table-cell>
              <table:table-cell table:style-name="Nivel4" table:formula="of:=IF(EXACT([.E198];1);[.$C198];&quot;&quot;)" office:value-type="string" office:string-value="Costo de capacitación">
                <text:p>Costo de capacitación</text:p>
              </table:table-cell>
              <table:table-cell table:style-name="Nivel4" table:formula="of:=IF(EXACT([.F198];1);[.$C198];&quot;&quot;)">
                <text:p/>
              </table:table-cell>
              <table:table-cell table:style-name="Nivel4" table:formula="of:=IF(EXACT([.G198];1);[.$C198];&quot;&quot;)" office:value-type="string" office:string-value="Costo de capacitación">
                <text:p>Costo de capacitación</text:p>
              </table:table-cell>
              <table:table-cell table:style-name="Datos" office:value-type="string">
                <text:p>Capa.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98];&quot;Vista&quot;);&quot;view&quot;;IF(EXACT([.N198];&quot;Efectivo&quot;);&quot;other&quot;;IF(EXACT([.N198];&quot;Activo&quot;);&quot;other&quot;;IF(EXACT([.N198];&quot;Cuenta por cobrar&quot;);&quot;receivable&quot;;IF(EXACT([.N198];&quot;Cuenta por pagar&quot;);&quot;payable&quot;;IF(EXACT([.N198];&quot;Ingreso&quot;);&quot;other&quot;;IF(EXACT([.N198];&quot;Gasto&quot;);&quot;other&quot;;IF(EXACT([.N198];&quot;Patrimonio&quot;);&quot;other&quot;;IF(EXACT([.N19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98];&quot;Efectivo&quot;);EXACT([.N198];&quot;Cuenta por cobrar&quot;);EXACT([.N19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240-0000</text:p>
              </table:table-cell>
              <table:table-cell table:style-name="Datos" table:formula="of:=IF(AND(REPLACE([.A199];5;1;&quot;&quot;)&gt;REPLACE([.A198];5;1;&quot;&quot;);REPLACE([.A199];5;1;&quot;&quot;)&lt;REPLACE([.A20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asesoría y consultoría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199];1);[.$C199];&quot;&quot;)">
                <text:p/>
              </table:table-cell>
              <table:table-cell table:style-name="Nivel4" table:formula="of:=IF(EXACT([.E199];1);[.$C199];&quot;&quot;)" office:value-type="string" office:string-value="Costo de asesoría y consultoría">
                <text:p>Costo de asesoría y consultoría</text:p>
              </table:table-cell>
              <table:table-cell table:style-name="Nivel4" table:formula="of:=IF(EXACT([.F199];1);[.$C199];&quot;&quot;)" office:value-type="string" office:string-value="Costo de asesoría y consultoría">
                <text:p>Costo de asesoría y consultoría</text:p>
              </table:table-cell>
              <table:table-cell table:style-name="Nivel4" table:formula="of:=IF(EXACT([.G199];1);[.$C199];&quot;&quot;)" office:value-type="string" office:string-value="Costo de asesoría y consultoría">
                <text:p>Costo de asesoría y consultoría</text:p>
              </table:table-cell>
              <table:table-cell table:style-name="Datos" office:value-type="string">
                <text:p>Ases.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199];&quot;Vista&quot;);&quot;view&quot;;IF(EXACT([.N199];&quot;Efectivo&quot;);&quot;other&quot;;IF(EXACT([.N199];&quot;Activo&quot;);&quot;other&quot;;IF(EXACT([.N199];&quot;Cuenta por cobrar&quot;);&quot;receivable&quot;;IF(EXACT([.N199];&quot;Cuenta por pagar&quot;);&quot;payable&quot;;IF(EXACT([.N199];&quot;Ingreso&quot;);&quot;other&quot;;IF(EXACT([.N199];&quot;Gasto&quot;);&quot;other&quot;;IF(EXACT([.N199];&quot;Patrimonio&quot;);&quot;other&quot;;IF(EXACT([.N19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199];&quot;Efectivo&quot;);EXACT([.N199];&quot;Cuenta por cobrar&quot;);EXACT([.N19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250-0000</text:p>
              </table:table-cell>
              <table:table-cell table:style-name="Datos" table:formula="of:=IF(AND(REPLACE([.A200];5;1;&quot;&quot;)&gt;REPLACE([.A199];5;1;&quot;&quot;);REPLACE([.A200];5;1;&quot;&quot;)&lt;REPLACE([.A201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venta de producto</text:p>
              </table:table-cell>
              <table:table-cell table:style-name="ce3"/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/>
              <table:table-cell table:style-name="Nivel4" table:formula="of:=IF(EXACT([.D200];1);[.$C200];&quot;&quot;)">
                <text:p/>
              </table:table-cell>
              <table:table-cell table:style-name="Nivel4" table:formula="of:=IF(EXACT([.E200];1);[.$C200];&quot;&quot;)">
                <text:p/>
              </table:table-cell>
              <table:table-cell table:style-name="Nivel4" table:formula="of:=IF(EXACT([.F200];1);[.$C200];&quot;&quot;)" office:value-type="string" office:string-value="Costo de venta de producto">
                <text:p>Costo de venta de producto</text:p>
              </table:table-cell>
              <table:table-cell table:style-name="Nivel4" table:formula="of:=IF(EXACT([.G200];1);[.$C200];&quot;&quot;)">
                <text:p/>
              </table:table-cell>
              <table:table-cell table:style-name="Datos" office:value-type="string">
                <text:p>Prod.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00];&quot;Vista&quot;);&quot;view&quot;;IF(EXACT([.N200];&quot;Efectivo&quot;);&quot;other&quot;;IF(EXACT([.N200];&quot;Activo&quot;);&quot;other&quot;;IF(EXACT([.N200];&quot;Cuenta por cobrar&quot;);&quot;receivable&quot;;IF(EXACT([.N200];&quot;Cuenta por pagar&quot;);&quot;payable&quot;;IF(EXACT([.N200];&quot;Ingreso&quot;);&quot;other&quot;;IF(EXACT([.N200];&quot;Gasto&quot;);&quot;other&quot;;IF(EXACT([.N200];&quot;Patrimonio&quot;);&quot;other&quot;;IF(EXACT([.N200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00];&quot;Efectivo&quot;);EXACT([.N200];&quot;Cuenta por cobrar&quot;);EXACT([.N200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251-0000</text:p>
                </table:table-cell>
                <table:table-cell table:style-name="Datos" table:formula="of:=IF(AND(REPLACE([.A201];5;1;&quot;&quot;)&gt;REPLACE([.A200];5;1;&quot;&quot;);REPLACE([.A201];5;1;&quot;&quot;)&lt;REPLACE([.A202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Costo de producto</text:p>
                </table:table-cell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Nivel5" table:formula="of:=IF(EXACT([.D201];1);[.$C201];&quot;&quot;)">
                  <text:p/>
                </table:table-cell>
                <table:table-cell table:style-name="Nivel5" table:formula="of:=IF(EXACT([.E201];1);[.$C201];&quot;&quot;)">
                  <text:p/>
                </table:table-cell>
                <table:table-cell table:style-name="Nivel5" table:formula="of:=IF(EXACT([.F201];1);[.$C201];&quot;&quot;)" office:value-type="string" office:string-value="Costo de producto">
                  <text:p>Costo de producto</text:p>
                </table:table-cell>
                <table:table-cell table:style-name="Nivel5" table:formula="of:=IF(EXACT([.G201];1);[.$C201];&quot;&quot;)">
                  <text:p/>
                </table:table-cell>
                <table:table-cell table:style-name="Datos" office:value-type="string">
                  <text:p>Prod</text:p>
                </table:table-cell>
                <table:table-cell table:style-name="Datos" table:formula="of:=[.C200]" office:value-type="string" office:string-value="Costo de venta de producto">
                  <text:p>Costo de venta de produc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01];&quot;Vista&quot;);&quot;view&quot;;IF(EXACT([.N201];&quot;Efectivo&quot;);&quot;other&quot;;IF(EXACT([.N201];&quot;Activo&quot;);&quot;other&quot;;IF(EXACT([.N201];&quot;Cuenta por cobrar&quot;);&quot;receivable&quot;;IF(EXACT([.N201];&quot;Cuenta por pagar&quot;);&quot;payable&quot;;IF(EXACT([.N201];&quot;Ingreso&quot;);&quot;other&quot;;IF(EXACT([.N201];&quot;Gasto&quot;);&quot;other&quot;;IF(EXACT([.N201];&quot;Patrimonio&quot;);&quot;other&quot;;IF(EXACT([.N20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201];&quot;Efectivo&quot;);EXACT([.N201];&quot;Cuenta por cobrar&quot;);EXACT([.N201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6252-0000</text:p>
                </table:table-cell>
                <table:table-cell table:style-name="Datos" table:formula="of:=IF(AND(REPLACE([.A202];5;1;&quot;&quot;)&gt;REPLACE([.A201];5;1;&quot;&quot;);REPLACE([.A202];5;1;&quot;&quot;)&lt;REPLACE([.A20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Gastos <text:s/>de producción</text:p>
                </table:table-cell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Nivel5" table:formula="of:=IF(EXACT([.D202];1);[.$C202];&quot;&quot;)">
                  <text:p/>
                </table:table-cell>
                <table:table-cell table:style-name="Nivel5" table:formula="of:=IF(EXACT([.E202];1);[.$C202];&quot;&quot;)">
                  <text:p/>
                </table:table-cell>
                <table:table-cell table:style-name="Nivel5" table:formula="of:=IF(EXACT([.F202];1);[.$C202];&quot;&quot;)" office:value-type="string" office:string-value="Gastos  de producción">
                  <text:p>Gastos <text:s/>de producción</text:p>
                </table:table-cell>
                <table:table-cell table:style-name="Nivel5" table:formula="of:=IF(EXACT([.G202];1);[.$C202];&quot;&quot;)">
                  <text:p/>
                </table:table-cell>
                <table:table-cell table:style-name="Datos" office:value-type="string">
                  <text:p>Prod</text:p>
                </table:table-cell>
                <table:table-cell table:style-name="Datos" table:formula="of:=[.C200]" office:value-type="string" office:string-value="Costo de venta de producto">
                  <text:p>Costo de venta de produc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02];&quot;Vista&quot;);&quot;view&quot;;IF(EXACT([.N202];&quot;Efectivo&quot;);&quot;other&quot;;IF(EXACT([.N202];&quot;Activo&quot;);&quot;other&quot;;IF(EXACT([.N202];&quot;Cuenta por cobrar&quot;);&quot;receivable&quot;;IF(EXACT([.N202];&quot;Cuenta por pagar&quot;);&quot;payable&quot;;IF(EXACT([.N202];&quot;Ingreso&quot;);&quot;other&quot;;IF(EXACT([.N202];&quot;Gasto&quot;);&quot;other&quot;;IF(EXACT([.N202];&quot;Patrimonio&quot;);&quot;other&quot;;IF(EXACT([.N202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202];&quot;Efectivo&quot;);EXACT([.N202];&quot;Cuenta por cobrar&quot;);EXACT([.N20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6253-0000</text:p>
                </table:table-cell>
                <table:table-cell table:style-name="Datos" table:formula="of:=IF(AND(REPLACE([.A203];5;1;&quot;&quot;)&gt;REPLACE([.A202];5;1;&quot;&quot;);REPLACE([.A203];5;1;&quot;&quot;)&lt;REPLACE([.A20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Gastos <text:s/>almacenamiento</text:p>
                </table:table-cell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Nivel5" table:formula="of:=IF(EXACT([.D203];1);[.$C203];&quot;&quot;)">
                  <text:p/>
                </table:table-cell>
                <table:table-cell table:style-name="Nivel5" table:formula="of:=IF(EXACT([.E203];1);[.$C203];&quot;&quot;)">
                  <text:p/>
                </table:table-cell>
                <table:table-cell table:style-name="Nivel5" table:formula="of:=IF(EXACT([.F203];1);[.$C203];&quot;&quot;)" office:value-type="string" office:string-value="Gastos  almacenamiento">
                  <text:p>Gastos <text:s/>almacenamiento</text:p>
                </table:table-cell>
                <table:table-cell table:style-name="Nivel5" table:formula="of:=IF(EXACT([.G203];1);[.$C203];&quot;&quot;)">
                  <text:p/>
                </table:table-cell>
                <table:table-cell table:style-name="Datos" office:value-type="string">
                  <text:p>Alm</text:p>
                </table:table-cell>
                <table:table-cell table:style-name="Datos" table:formula="of:=[.C200]" office:value-type="string" office:string-value="Costo de venta de producto">
                  <text:p>Costo de venta de produc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03];&quot;Vista&quot;);&quot;view&quot;;IF(EXACT([.N203];&quot;Efectivo&quot;);&quot;other&quot;;IF(EXACT([.N203];&quot;Activo&quot;);&quot;other&quot;;IF(EXACT([.N203];&quot;Cuenta por cobrar&quot;);&quot;receivable&quot;;IF(EXACT([.N203];&quot;Cuenta por pagar&quot;);&quot;payable&quot;;IF(EXACT([.N203];&quot;Ingreso&quot;);&quot;other&quot;;IF(EXACT([.N203];&quot;Gasto&quot;);&quot;other&quot;;IF(EXACT([.N203];&quot;Patrimonio&quot;);&quot;other&quot;;IF(EXACT([.N20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203];&quot;Efectivo&quot;);EXACT([.N203];&quot;Cuenta por cobrar&quot;);EXACT([.N20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6254-0000</text:p>
                </table:table-cell>
                <table:table-cell table:style-name="Datos" table:formula="of:=IF(AND(REPLACE([.A204];5;1;&quot;&quot;)&gt;REPLACE([.A203];5;1;&quot;&quot;);REPLACE([.A204];5;1;&quot;&quot;)&lt;REPLACE([.A20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Gastos de distribución</text:p>
                </table:table-cell>
                <table:table-cell table:style-name="ce3"/>
                <table:table-cell table:style-name="ce3"/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Nivel5" table:formula="of:=IF(EXACT([.D204];1);[.$C204];&quot;&quot;)">
                  <text:p/>
                </table:table-cell>
                <table:table-cell table:style-name="Nivel5" table:formula="of:=IF(EXACT([.E204];1);[.$C204];&quot;&quot;)">
                  <text:p/>
                </table:table-cell>
                <table:table-cell table:style-name="Nivel5" table:formula="of:=IF(EXACT([.F204];1);[.$C204];&quot;&quot;)" office:value-type="string" office:string-value="Gastos de distribución">
                  <text:p>Gastos de distribución</text:p>
                </table:table-cell>
                <table:table-cell table:style-name="Nivel5" table:formula="of:=IF(EXACT([.G204];1);[.$C204];&quot;&quot;)">
                  <text:p/>
                </table:table-cell>
                <table:table-cell table:style-name="Datos" office:value-type="string">
                  <text:p>Dist</text:p>
                </table:table-cell>
                <table:table-cell table:style-name="Datos" table:formula="of:=[.C200]" office:value-type="string" office:string-value="Costo de venta de producto">
                  <text:p>Costo de venta de produc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04];&quot;Vista&quot;);&quot;view&quot;;IF(EXACT([.N204];&quot;Efectivo&quot;);&quot;other&quot;;IF(EXACT([.N204];&quot;Activo&quot;);&quot;other&quot;;IF(EXACT([.N204];&quot;Cuenta por cobrar&quot;);&quot;receivable&quot;;IF(EXACT([.N204];&quot;Cuenta por pagar&quot;);&quot;payable&quot;;IF(EXACT([.N204];&quot;Ingreso&quot;);&quot;other&quot;;IF(EXACT([.N204];&quot;Gasto&quot;);&quot;other&quot;;IF(EXACT([.N204];&quot;Patrimonio&quot;);&quot;other&quot;;IF(EXACT([.N204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204];&quot;Efectivo&quot;);EXACT([.N204];&quot;Cuenta por cobrar&quot;);EXACT([.N20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6260-0000</text:p>
              </table:table-cell>
              <table:table-cell table:style-name="Datos" table:formula="of:=IF(AND(REPLACE([.A205];5;1;&quot;&quot;)&gt;REPLACE([.A204];5;1;&quot;&quot;);REPLACE([.A205];5;1;&quot;&quot;)&lt;REPLACE([.A20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servicios de administración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05];1);[.$C205];&quot;&quot;)" office:value-type="string" office:string-value="Costo de servicios de administración">
                <text:p>Costo de servicios de administración</text:p>
              </table:table-cell>
              <table:table-cell table:style-name="Nivel4" table:formula="of:=IF(EXACT([.E205];1);[.$C205];&quot;&quot;)">
                <text:p/>
              </table:table-cell>
              <table:table-cell table:style-name="Nivel4" table:formula="of:=IF(EXACT([.F205];1);[.$C205];&quot;&quot;)">
                <text:p/>
              </table:table-cell>
              <table:table-cell table:style-name="Nivel4" table:formula="of:=IF(EXACT([.G205];1);[.$C205];&quot;&quot;)">
                <text:p/>
              </table:table-cell>
              <table:table-cell table:style-name="Datos" office:value-type="string">
                <text:p>Adm.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05];&quot;Vista&quot;);&quot;view&quot;;IF(EXACT([.N205];&quot;Efectivo&quot;);&quot;other&quot;;IF(EXACT([.N205];&quot;Activo&quot;);&quot;other&quot;;IF(EXACT([.N205];&quot;Cuenta por cobrar&quot;);&quot;receivable&quot;;IF(EXACT([.N205];&quot;Cuenta por pagar&quot;);&quot;payable&quot;;IF(EXACT([.N205];&quot;Ingreso&quot;);&quot;other&quot;;IF(EXACT([.N205];&quot;Gasto&quot;);&quot;other&quot;;IF(EXACT([.N205];&quot;Patrimonio&quot;);&quot;other&quot;;IF(EXACT([.N20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05];&quot;Efectivo&quot;);EXACT([.N205];&quot;Cuenta por cobrar&quot;);EXACT([.N20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290-0000</text:p>
              </table:table-cell>
              <table:table-cell table:style-name="Datos" table:formula="of:=IF(AND(REPLACE([.A206];5;1;&quot;&quot;)&gt;REPLACE([.A205];5;1;&quot;&quot;);REPLACE([.A206];5;1;&quot;&quot;)&lt;REPLACE([.A20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sto de otros servicio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206];1);[.$C206];&quot;&quot;)" office:value-type="string" office:string-value="Costo de otros servicios">
                <text:p>Costo de otros servicios</text:p>
              </table:table-cell>
              <table:table-cell table:style-name="Nivel4" table:formula="of:=IF(EXACT([.E206];1);[.$C206];&quot;&quot;)" office:value-type="string" office:string-value="Costo de otros servicios">
                <text:p>Costo de otros servicios</text:p>
              </table:table-cell>
              <table:table-cell table:style-name="Nivel4" table:formula="of:=IF(EXACT([.F206];1);[.$C206];&quot;&quot;)" office:value-type="string" office:string-value="Costo de otros servicios">
                <text:p>Costo de otros servicios</text:p>
              </table:table-cell>
              <table:table-cell table:style-name="Nivel4" table:formula="of:=IF(EXACT([.G206];1);[.$C206];&quot;&quot;)" office:value-type="string" office:string-value="Costo de otros servicios">
                <text:p>Costo de otros servicios</text:p>
              </table:table-cell>
              <table:table-cell table:style-name="Datos" office:value-type="string">
                <text:p>Otros</text:p>
              </table:table-cell>
              <table:table-cell table:style-name="Datos" table:formula="of:=[.C187]" office:value-type="string" office:string-value="Gastos  operativos">
                <text:p>Gastos <text:s/>ope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06];&quot;Vista&quot;);&quot;view&quot;;IF(EXACT([.N206];&quot;Efectivo&quot;);&quot;other&quot;;IF(EXACT([.N206];&quot;Activo&quot;);&quot;other&quot;;IF(EXACT([.N206];&quot;Cuenta por cobrar&quot;);&quot;receivable&quot;;IF(EXACT([.N206];&quot;Cuenta por pagar&quot;);&quot;payable&quot;;IF(EXACT([.N206];&quot;Ingreso&quot;);&quot;other&quot;;IF(EXACT([.N206];&quot;Gasto&quot;);&quot;other&quot;;IF(EXACT([.N206];&quot;Patrimonio&quot;);&quot;other&quot;;IF(EXACT([.N20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06];&quot;Efectivo&quot;);EXACT([.N206];&quot;Cuenta por cobrar&quot;);EXACT([.N20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300-0000</text:p>
            </table:table-cell>
            <table:table-cell table:style-name="Datos" table:formula="of:=IF(AND(REPLACE([.A207];5;1;&quot;&quot;)&gt;REPLACE([.A206];5;1;&quot;&quot;);REPLACE([.A207];5;1;&quot;&quot;)&lt;REPLACE([.A208];5;1;&quot;&quot;));TRUE();FALSE())" office:value-type="boolean" office:boolean-value="true">
              <text:p>VERDADERO</text:p>
            </table:table-cell>
            <table:table-cell table:style-name="Nivel3" office:value-type="string">
              <text:p>Gastos administ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207];1);[.$C207];&quot;&quot;)" office:value-type="string" office:string-value="Gastos administrativos">
              <text:p>Gastos administrativos</text:p>
            </table:table-cell>
            <table:table-cell table:style-name="Nivel3" table:formula="of:=IF(EXACT([.E207];1);[.$C207];&quot;&quot;)" office:value-type="string" office:string-value="Gastos administrativos">
              <text:p>Gastos administrativos</text:p>
            </table:table-cell>
            <table:table-cell table:style-name="Nivel3" table:formula="of:=IF(EXACT([.F207];1);[.$C207];&quot;&quot;)" office:value-type="string" office:string-value="Gastos administrativos">
              <text:p>Gastos administrativos</text:p>
            </table:table-cell>
            <table:table-cell table:style-name="Nivel3" table:formula="of:=IF(EXACT([.G207];1);[.$C207];&quot;&quot;)" office:value-type="string" office:string-value="Gastos administrativos">
              <text:p>Gastos administrativos</text:p>
            </table:table-cell>
            <table:table-cell table:style-name="Datos" office:value-type="string">
              <text:p>GA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207];&quot;Vista&quot;);&quot;view&quot;;IF(EXACT([.N207];&quot;Efectivo&quot;);&quot;other&quot;;IF(EXACT([.N207];&quot;Activo&quot;);&quot;other&quot;;IF(EXACT([.N207];&quot;Cuenta por cobrar&quot;);&quot;receivable&quot;;IF(EXACT([.N207];&quot;Cuenta por pagar&quot;);&quot;payable&quot;;IF(EXACT([.N207];&quot;Ingreso&quot;);&quot;other&quot;;IF(EXACT([.N207];&quot;Gasto&quot;);&quot;other&quot;;IF(EXACT([.N207];&quot;Patrimonio&quot;);&quot;other&quot;;IF(EXACT([.N20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207];&quot;Efectivo&quot;);EXACT([.N207];&quot;Cuenta por cobrar&quot;);EXACT([.N207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310-0000</text:p>
              </table:table-cell>
              <table:table-cell table:style-name="Datos" table:formula="of:=IF(AND(REPLACE([.A208];5;1;&quot;&quot;)&gt;REPLACE([.A207];5;1;&quot;&quot;);REPLACE([.A208];5;1;&quot;&quot;)&lt;REPLACE([.A20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uota por administración</text:p>
              </table:table-cell>
              <table:table-cell table:style-name="ce3"/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208];1);[.$C208];&quot;&quot;)">
                <text:p/>
              </table:table-cell>
              <table:table-cell table:style-name="Nivel4" table:formula="of:=IF(EXACT([.E208];1);[.$C208];&quot;&quot;)" office:value-type="string" office:string-value="Cuota por administración">
                <text:p>Cuota por administración</text:p>
              </table:table-cell>
              <table:table-cell table:style-name="Nivel4" table:formula="of:=IF(EXACT([.F208];1);[.$C208];&quot;&quot;)" office:value-type="string" office:string-value="Cuota por administración">
                <text:p>Cuota por administración</text:p>
              </table:table-cell>
              <table:table-cell table:style-name="Nivel4" table:formula="of:=IF(EXACT([.G208];1);[.$C208];&quot;&quot;)" office:value-type="string" office:string-value="Cuota por administración">
                <text:p>Cuota por administración</text:p>
              </table:table-cell>
              <table:table-cell table:style-name="Datos" office:value-type="string">
                <text:p>CAd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08];&quot;Vista&quot;);&quot;view&quot;;IF(EXACT([.N208];&quot;Efectivo&quot;);&quot;other&quot;;IF(EXACT([.N208];&quot;Activo&quot;);&quot;other&quot;;IF(EXACT([.N208];&quot;Cuenta por cobrar&quot;);&quot;receivable&quot;;IF(EXACT([.N208];&quot;Cuenta por pagar&quot;);&quot;payable&quot;;IF(EXACT([.N208];&quot;Ingreso&quot;);&quot;other&quot;;IF(EXACT([.N208];&quot;Gasto&quot;);&quot;other&quot;;IF(EXACT([.N208];&quot;Patrimonio&quot;);&quot;other&quot;;IF(EXACT([.N20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08];&quot;Efectivo&quot;);EXACT([.N208];&quot;Cuenta por cobrar&quot;);EXACT([.N20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320-0000</text:p>
              </table:table-cell>
              <table:table-cell table:style-name="Datos" table:formula="of:=IF(AND(REPLACE([.A209];5;1;&quot;&quot;)&gt;REPLACE([.A208];5;1;&quot;&quot;);REPLACE([.A209];5;1;&quot;&quot;)&lt;REPLACE([.A210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lquiler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09];1);[.$C209];&quot;&quot;)" office:value-type="string" office:string-value="Alquiler">
                <text:p>Alquiler</text:p>
              </table:table-cell>
              <table:table-cell table:style-name="Nivel4" table:formula="of:=IF(EXACT([.E209];1);[.$C209];&quot;&quot;)">
                <text:p/>
              </table:table-cell>
              <table:table-cell table:style-name="Nivel4" table:formula="of:=IF(EXACT([.F209];1);[.$C209];&quot;&quot;)">
                <text:p/>
              </table:table-cell>
              <table:table-cell table:style-name="Nivel4" table:formula="of:=IF(EXACT([.G209];1);[.$C209];&quot;&quot;)">
                <text:p/>
              </table:table-cell>
              <table:table-cell table:style-name="Datos" office:value-type="string">
                <text:p>Alq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09];&quot;Vista&quot;);&quot;view&quot;;IF(EXACT([.N209];&quot;Efectivo&quot;);&quot;other&quot;;IF(EXACT([.N209];&quot;Activo&quot;);&quot;other&quot;;IF(EXACT([.N209];&quot;Cuenta por cobrar&quot;);&quot;receivable&quot;;IF(EXACT([.N209];&quot;Cuenta por pagar&quot;);&quot;payable&quot;;IF(EXACT([.N209];&quot;Ingreso&quot;);&quot;other&quot;;IF(EXACT([.N209];&quot;Gasto&quot;);&quot;other&quot;;IF(EXACT([.N209];&quot;Patrimonio&quot;);&quot;other&quot;;IF(EXACT([.N20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09];&quot;Efectivo&quot;);EXACT([.N209];&quot;Cuenta por cobrar&quot;);EXACT([.N20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321-0000</text:p>
                </table:table-cell>
                <table:table-cell table:style-name="Datos" table:formula="of:=IF(AND(REPLACE([.A210];5;1;&quot;&quot;)&gt;REPLACE([.A209];5;1;&quot;&quot;);REPLACE([.A210];5;1;&quot;&quot;)&lt;REPLACE([.A21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Oficina Cartago Occidental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10];1);[.$C210];&quot;&quot;)" office:value-type="string" office:string-value="Oficina Cartago Occidental">
                  <text:p>Oficina Cartago Occidental</text:p>
                </table:table-cell>
                <table:table-cell table:style-name="Nivel5" table:formula="of:=IF(EXACT([.E210];1);[.$C210];&quot;&quot;)">
                  <text:p/>
                </table:table-cell>
                <table:table-cell table:style-name="Nivel5" table:formula="of:=IF(EXACT([.F210];1);[.$C210];&quot;&quot;)">
                  <text:p/>
                </table:table-cell>
                <table:table-cell table:style-name="Nivel5" table:formula="of:=IF(EXACT([.G210];1);[.$C210];&quot;&quot;)">
                  <text:p/>
                </table:table-cell>
                <table:table-cell table:style-name="Datos" office:value-type="string">
                  <text:p>Cartago</text:p>
                </table:table-cell>
                <table:table-cell table:style-name="Datos" table:formula="of:=[.C209]" office:value-type="string" office:string-value="Alquiler">
                  <text:p>Alquiler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10];&quot;Vista&quot;);&quot;view&quot;;IF(EXACT([.N210];&quot;Efectivo&quot;);&quot;other&quot;;IF(EXACT([.N210];&quot;Activo&quot;);&quot;other&quot;;IF(EXACT([.N210];&quot;Cuenta por cobrar&quot;);&quot;receivable&quot;;IF(EXACT([.N210];&quot;Cuenta por pagar&quot;);&quot;payable&quot;;IF(EXACT([.N210];&quot;Ingreso&quot;);&quot;other&quot;;IF(EXACT([.N210];&quot;Gasto&quot;);&quot;other&quot;;IF(EXACT([.N210];&quot;Patrimonio&quot;);&quot;other&quot;;IF(EXACT([.N21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N210];&quot;Efectivo&quot;);EXACT([.N210];&quot;Cuenta por cobrar&quot;);EXACT([.N21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6330-0000</text:p>
              </table:table-cell>
              <table:table-cell table:style-name="Datos" table:formula="of:=IF(AND(REPLACE([.A211];5;1;&quot;&quot;)&gt;REPLACE([.A210];5;1;&quot;&quot;);REPLACE([.A211];5;1;&quot;&quot;)&lt;REPLACE([.A21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Servicios público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11];1);[.$C211];&quot;&quot;)" office:value-type="string" office:string-value="Servicios públicos">
                <text:p>Servicios públicos</text:p>
              </table:table-cell>
              <table:table-cell table:style-name="Nivel4" table:formula="of:=IF(EXACT([.E211];1);[.$C211];&quot;&quot;)">
                <text:p/>
              </table:table-cell>
              <table:table-cell table:style-name="Nivel4" table:formula="of:=IF(EXACT([.F211];1);[.$C211];&quot;&quot;)">
                <text:p/>
              </table:table-cell>
              <table:table-cell table:style-name="Nivel4" table:formula="of:=IF(EXACT([.G211];1);[.$C211];&quot;&quot;)">
                <text:p/>
              </table:table-cell>
              <table:table-cell table:style-name="Datos" office:value-type="string">
                <text:p>SP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11];&quot;Vista&quot;);&quot;view&quot;;IF(EXACT([.N211];&quot;Efectivo&quot;);&quot;other&quot;;IF(EXACT([.N211];&quot;Activo&quot;);&quot;other&quot;;IF(EXACT([.N211];&quot;Cuenta por cobrar&quot;);&quot;receivable&quot;;IF(EXACT([.N211];&quot;Cuenta por pagar&quot;);&quot;payable&quot;;IF(EXACT([.N211];&quot;Ingreso&quot;);&quot;other&quot;;IF(EXACT([.N211];&quot;Gasto&quot;);&quot;other&quot;;IF(EXACT([.N211];&quot;Patrimonio&quot;);&quot;other&quot;;IF(EXACT([.N211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11];&quot;Efectivo&quot;);EXACT([.N211];&quot;Cuenta por cobrar&quot;);EXACT([.N21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331-0000</text:p>
                </table:table-cell>
                <table:table-cell table:style-name="Datos" table:formula="of:=IF(AND(REPLACE([.A212];5;1;&quot;&quot;)&gt;REPLACE([.A211];5;1;&quot;&quot;);REPLACE([.A212];5;1;&quot;&quot;)&lt;REPLACE([.A21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Agua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12];1);[.$C212];&quot;&quot;)" office:value-type="string" office:string-value="Agua">
                  <text:p>Agua</text:p>
                </table:table-cell>
                <table:table-cell table:style-name="Nivel5" table:formula="of:=IF(EXACT([.E212];1);[.$C212];&quot;&quot;)">
                  <text:p/>
                </table:table-cell>
                <table:table-cell table:style-name="Nivel5" table:formula="of:=IF(EXACT([.F212];1);[.$C212];&quot;&quot;)">
                  <text:p/>
                </table:table-cell>
                <table:table-cell table:style-name="Nivel5" table:formula="of:=IF(EXACT([.G212];1);[.$C212];&quot;&quot;)">
                  <text:p/>
                </table:table-cell>
                <table:table-cell table:style-name="Datos" office:value-type="string">
                  <text:p>Ag</text:p>
                </table:table-cell>
                <table:table-cell table:style-name="Datos" table:formula="of:=[.C211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12];&quot;Vista&quot;);&quot;view&quot;;IF(EXACT([.N212];&quot;Efectivo&quot;);&quot;other&quot;;IF(EXACT([.N212];&quot;Activo&quot;);&quot;other&quot;;IF(EXACT([.N212];&quot;Cuenta por cobrar&quot;);&quot;receivable&quot;;IF(EXACT([.N212];&quot;Cuenta por pagar&quot;);&quot;payable&quot;;IF(EXACT([.N212];&quot;Ingreso&quot;);&quot;other&quot;;IF(EXACT([.N212];&quot;Gasto&quot;);&quot;other&quot;;IF(EXACT([.N212];&quot;Patrimonio&quot;);&quot;other&quot;;IF(EXACT([.N21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12];&quot;Efectivo&quot;);EXACT([.N212];&quot;Cuenta por cobrar&quot;);EXACT([.N21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331-0100</text:p>
                  </table:table-cell>
                  <table:table-cell table:style-name="Datos" table:formula="of:=IF(AND(REPLACE([.A213];5;1;&quot;&quot;)&gt;REPLACE([.A212];5;1;&quot;&quot;);REPLACE([.A213];5;1;&quot;&quot;)&lt;REPLACE([.A214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ficina Cartago Occidental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13];1);[.$C213];&quot;&quot;)" office:value-type="string" office:string-value="Oficina Cartago Occidental">
                    <text:p>Oficina Cartago Occidental</text:p>
                  </table:table-cell>
                  <table:table-cell table:style-name="Nivel6" table:formula="of:=IF(EXACT([.E213];1);[.$C213];&quot;&quot;)">
                    <text:p/>
                  </table:table-cell>
                  <table:table-cell table:style-name="Nivel6" table:formula="of:=IF(EXACT([.F213];1);[.$C213];&quot;&quot;)">
                    <text:p/>
                  </table:table-cell>
                  <table:table-cell table:style-name="Nivel6" table:formula="of:=IF(EXACT([.G213];1);[.$C213];&quot;&quot;)">
                    <text:p/>
                  </table:table-cell>
                  <table:table-cell table:style-name="Datos" office:value-type="string">
                    <text:p>Cartago</text:p>
                  </table:table-cell>
                  <table:table-cell table:style-name="Datos" table:formula="of:=[.C212]" office:value-type="string" office:string-value="Agua">
                    <text:p>Agua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13];&quot;Vista&quot;);&quot;view&quot;;IF(EXACT([.N213];&quot;Efectivo&quot;);&quot;other&quot;;IF(EXACT([.N213];&quot;Activo&quot;);&quot;other&quot;;IF(EXACT([.N213];&quot;Cuenta por cobrar&quot;);&quot;receivable&quot;;IF(EXACT([.N213];&quot;Cuenta por pagar&quot;);&quot;payable&quot;;IF(EXACT([.N213];&quot;Ingreso&quot;);&quot;other&quot;;IF(EXACT([.N213];&quot;Gasto&quot;);&quot;other&quot;;IF(EXACT([.N213];&quot;Patrimonio&quot;);&quot;other&quot;;IF(EXACT([.N21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13];&quot;Efectivo&quot;);EXACT([.N213];&quot;Cuenta por cobrar&quot;);EXACT([.N213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6332-0000</text:p>
                </table:table-cell>
                <table:table-cell table:style-name="Datos" table:formula="of:=IF(AND(REPLACE([.A214];5;1;&quot;&quot;)&gt;REPLACE([.A213];5;1;&quot;&quot;);REPLACE([.A214];5;1;&quot;&quot;)&lt;REPLACE([.A215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Luz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14];1);[.$C214];&quot;&quot;)" office:value-type="string" office:string-value="Luz">
                  <text:p>Luz</text:p>
                </table:table-cell>
                <table:table-cell table:style-name="Nivel5" table:formula="of:=IF(EXACT([.E214];1);[.$C214];&quot;&quot;)">
                  <text:p/>
                </table:table-cell>
                <table:table-cell table:style-name="Nivel5" table:formula="of:=IF(EXACT([.F214];1);[.$C214];&quot;&quot;)">
                  <text:p/>
                </table:table-cell>
                <table:table-cell table:style-name="Nivel5" table:formula="of:=IF(EXACT([.G214];1);[.$C214];&quot;&quot;)">
                  <text:p/>
                </table:table-cell>
                <table:table-cell table:style-name="Datos" office:value-type="string">
                  <text:p>Luz</text:p>
                </table:table-cell>
                <table:table-cell table:style-name="Datos" table:formula="of:=[.C211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14];&quot;Vista&quot;);&quot;view&quot;;IF(EXACT([.N214];&quot;Efectivo&quot;);&quot;other&quot;;IF(EXACT([.N214];&quot;Activo&quot;);&quot;other&quot;;IF(EXACT([.N214];&quot;Cuenta por cobrar&quot;);&quot;receivable&quot;;IF(EXACT([.N214];&quot;Cuenta por pagar&quot;);&quot;payable&quot;;IF(EXACT([.N214];&quot;Ingreso&quot;);&quot;other&quot;;IF(EXACT([.N214];&quot;Gasto&quot;);&quot;other&quot;;IF(EXACT([.N214];&quot;Patrimonio&quot;);&quot;other&quot;;IF(EXACT([.N21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14];&quot;Efectivo&quot;);EXACT([.N214];&quot;Cuenta por cobrar&quot;);EXACT([.N214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332-0100</text:p>
                  </table:table-cell>
                  <table:table-cell table:style-name="Datos" table:formula="of:=IF(AND(REPLACE([.A215];5;1;&quot;&quot;)&gt;REPLACE([.A214];5;1;&quot;&quot;);REPLACE([.A215];5;1;&quot;&quot;)&lt;REPLACE([.A216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ficina Cartago Occidental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15];1);[.$C215];&quot;&quot;)" office:value-type="string" office:string-value="Oficina Cartago Occidental">
                    <text:p>Oficina Cartago Occidental</text:p>
                  </table:table-cell>
                  <table:table-cell table:style-name="Nivel6" table:formula="of:=IF(EXACT([.E215];1);[.$C215];&quot;&quot;)">
                    <text:p/>
                  </table:table-cell>
                  <table:table-cell table:style-name="Nivel6" table:formula="of:=IF(EXACT([.F215];1);[.$C215];&quot;&quot;)">
                    <text:p/>
                  </table:table-cell>
                  <table:table-cell table:style-name="Nivel6" table:formula="of:=IF(EXACT([.G215];1);[.$C215];&quot;&quot;)">
                    <text:p/>
                  </table:table-cell>
                  <table:table-cell table:style-name="Datos" office:value-type="string">
                    <text:p>Cartago</text:p>
                  </table:table-cell>
                  <table:table-cell table:style-name="Datos" table:formula="of:=[.C214]" office:value-type="string" office:string-value="Luz">
                    <text:p>Luz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15];&quot;Vista&quot;);&quot;view&quot;;IF(EXACT([.N215];&quot;Efectivo&quot;);&quot;other&quot;;IF(EXACT([.N215];&quot;Activo&quot;);&quot;other&quot;;IF(EXACT([.N215];&quot;Cuenta por cobrar&quot;);&quot;receivable&quot;;IF(EXACT([.N215];&quot;Cuenta por pagar&quot;);&quot;payable&quot;;IF(EXACT([.N215];&quot;Ingreso&quot;);&quot;other&quot;;IF(EXACT([.N215];&quot;Gasto&quot;);&quot;other&quot;;IF(EXACT([.N215];&quot;Patrimonio&quot;);&quot;other&quot;;IF(EXACT([.N21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15];&quot;Efectivo&quot;);EXACT([.N215];&quot;Cuenta por cobrar&quot;);EXACT([.N215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6333-0000</text:p>
                </table:table-cell>
                <table:table-cell table:style-name="Datos" table:formula="of:=IF(AND(REPLACE([.A216];5;1;&quot;&quot;)&gt;REPLACE([.A215];5;1;&quot;&quot;);REPLACE([.A216];5;1;&quot;&quot;)&lt;REPLACE([.A217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Teléfono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16];1);[.$C216];&quot;&quot;)" office:value-type="string" office:string-value="Teléfono">
                  <text:p>Teléfono</text:p>
                </table:table-cell>
                <table:table-cell table:style-name="Nivel5" table:formula="of:=IF(EXACT([.E216];1);[.$C216];&quot;&quot;)">
                  <text:p/>
                </table:table-cell>
                <table:table-cell table:style-name="Nivel5" table:formula="of:=IF(EXACT([.F216];1);[.$C216];&quot;&quot;)">
                  <text:p/>
                </table:table-cell>
                <table:table-cell table:style-name="Nivel5" table:formula="of:=IF(EXACT([.G216];1);[.$C216];&quot;&quot;)">
                  <text:p/>
                </table:table-cell>
                <table:table-cell table:style-name="Datos" office:value-type="string">
                  <text:p>Tel</text:p>
                </table:table-cell>
                <table:table-cell table:style-name="Datos" table:formula="of:=[.C211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16];&quot;Vista&quot;);&quot;view&quot;;IF(EXACT([.N216];&quot;Efectivo&quot;);&quot;other&quot;;IF(EXACT([.N216];&quot;Activo&quot;);&quot;other&quot;;IF(EXACT([.N216];&quot;Cuenta por cobrar&quot;);&quot;receivable&quot;;IF(EXACT([.N216];&quot;Cuenta por pagar&quot;);&quot;payable&quot;;IF(EXACT([.N216];&quot;Ingreso&quot;);&quot;other&quot;;IF(EXACT([.N216];&quot;Gasto&quot;);&quot;other&quot;;IF(EXACT([.N216];&quot;Patrimonio&quot;);&quot;other&quot;;IF(EXACT([.N21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16];&quot;Efectivo&quot;);EXACT([.N216];&quot;Cuenta por cobrar&quot;);EXACT([.N216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333-0100</text:p>
                  </table:table-cell>
                  <table:table-cell table:style-name="Datos" table:formula="of:=IF(AND(REPLACE([.A217];5;1;&quot;&quot;)&gt;REPLACE([.A216];5;1;&quot;&quot;);REPLACE([.A217];5;1;&quot;&quot;)&lt;REPLACE([.A218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Gasto 2290-5353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17];1);[.$C217];&quot;&quot;)" office:value-type="string" office:string-value="Gasto 2290-5353">
                    <text:p>Gasto 2290-5353</text:p>
                  </table:table-cell>
                  <table:table-cell table:style-name="Nivel6" table:formula="of:=IF(EXACT([.E217];1);[.$C217];&quot;&quot;)">
                    <text:p/>
                  </table:table-cell>
                  <table:table-cell table:style-name="Nivel6" table:formula="of:=IF(EXACT([.F217];1);[.$C217];&quot;&quot;)">
                    <text:p/>
                  </table:table-cell>
                  <table:table-cell table:style-name="Nivel6" table:formula="of:=IF(EXACT([.G217];1);[.$C217];&quot;&quot;)">
                    <text:p/>
                  </table:table-cell>
                  <table:table-cell table:style-name="Datos" office:value-type="string">
                    <text:p>2290-5353</text:p>
                  </table:table-cell>
                  <table:table-cell table:style-name="Datos" table:formula="of:=[.C216]" office:value-type="string" office:string-value="Teléfono">
                    <text:p>Teléfon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17];&quot;Vista&quot;);&quot;view&quot;;IF(EXACT([.N217];&quot;Efectivo&quot;);&quot;other&quot;;IF(EXACT([.N217];&quot;Activo&quot;);&quot;other&quot;;IF(EXACT([.N217];&quot;Cuenta por cobrar&quot;);&quot;receivable&quot;;IF(EXACT([.N217];&quot;Cuenta por pagar&quot;);&quot;payable&quot;;IF(EXACT([.N217];&quot;Ingreso&quot;);&quot;other&quot;;IF(EXACT([.N217];&quot;Gasto&quot;);&quot;other&quot;;IF(EXACT([.N217];&quot;Patrimonio&quot;);&quot;other&quot;;IF(EXACT([.N217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17];&quot;Efectivo&quot;);EXACT([.N217];&quot;Cuenta por cobrar&quot;);EXACT([.N217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333-0200</text:p>
                  </table:table-cell>
                  <table:table-cell table:style-name="Datos" table:formula="of:=IF(AND(REPLACE([.A218];5;1;&quot;&quot;)&gt;REPLACE([.A217];5;1;&quot;&quot;);REPLACE([.A218];5;1;&quot;&quot;)&lt;REPLACE([.A219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Gasto 2551-7034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18];1);[.$C218];&quot;&quot;)" office:value-type="string" office:string-value="Gasto 2551-7034">
                    <text:p>Gasto 2551-7034</text:p>
                  </table:table-cell>
                  <table:table-cell table:style-name="Nivel6" table:formula="of:=IF(EXACT([.E218];1);[.$C218];&quot;&quot;)">
                    <text:p/>
                  </table:table-cell>
                  <table:table-cell table:style-name="Nivel6" table:formula="of:=IF(EXACT([.F218];1);[.$C218];&quot;&quot;)">
                    <text:p/>
                  </table:table-cell>
                  <table:table-cell table:style-name="Nivel6" table:formula="of:=IF(EXACT([.G218];1);[.$C218];&quot;&quot;)">
                    <text:p/>
                  </table:table-cell>
                  <table:table-cell table:style-name="Datos" office:value-type="string">
                    <text:p>2551-7034</text:p>
                  </table:table-cell>
                  <table:table-cell table:style-name="Datos" table:formula="of:=[.C216]" office:value-type="string" office:string-value="Teléfono">
                    <text:p>Teléfon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18];&quot;Vista&quot;);&quot;view&quot;;IF(EXACT([.N218];&quot;Efectivo&quot;);&quot;other&quot;;IF(EXACT([.N218];&quot;Activo&quot;);&quot;other&quot;;IF(EXACT([.N218];&quot;Cuenta por cobrar&quot;);&quot;receivable&quot;;IF(EXACT([.N218];&quot;Cuenta por pagar&quot;);&quot;payable&quot;;IF(EXACT([.N218];&quot;Ingreso&quot;);&quot;other&quot;;IF(EXACT([.N218];&quot;Gasto&quot;);&quot;other&quot;;IF(EXACT([.N218];&quot;Patrimonio&quot;);&quot;other&quot;;IF(EXACT([.N21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18];&quot;Efectivo&quot;);EXACT([.N218];&quot;Cuenta por cobrar&quot;);EXACT([.N218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 table:style-name="ro2">
                  <table:table-cell table:style-name="Nivel6" office:value-type="string">
                    <text:p>6333-0300</text:p>
                  </table:table-cell>
                  <table:table-cell table:style-name="Datos" table:formula="of:=IF(AND(REPLACE([.A219];5;1;&quot;&quot;)&gt;REPLACE([.A218];5;1;&quot;&quot;);REPLACE([.A219];5;1;&quot;&quot;)&lt;REPLACE([.A220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Gasto 2551-7647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19];1);[.$C219];&quot;&quot;)" office:value-type="string" office:string-value="Gasto 2551-7647">
                    <text:p>Gasto 2551-7647</text:p>
                  </table:table-cell>
                  <table:table-cell table:style-name="Nivel6" table:formula="of:=IF(EXACT([.E219];1);[.$C219];&quot;&quot;)">
                    <text:p/>
                  </table:table-cell>
                  <table:table-cell table:style-name="Nivel6" table:formula="of:=IF(EXACT([.F219];1);[.$C219];&quot;&quot;)">
                    <text:p/>
                  </table:table-cell>
                  <table:table-cell table:style-name="Nivel6" table:formula="of:=IF(EXACT([.G219];1);[.$C219];&quot;&quot;)">
                    <text:p/>
                  </table:table-cell>
                  <table:table-cell table:style-name="Datos" office:value-type="string">
                    <text:p>2551-7647</text:p>
                  </table:table-cell>
                  <table:table-cell table:style-name="Datos" table:formula="of:=[.C216]" office:value-type="string" office:string-value="Teléfono">
                    <text:p>Teléfon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19];&quot;Vista&quot;);&quot;view&quot;;IF(EXACT([.N219];&quot;Efectivo&quot;);&quot;other&quot;;IF(EXACT([.N219];&quot;Activo&quot;);&quot;other&quot;;IF(EXACT([.N219];&quot;Cuenta por cobrar&quot;);&quot;receivable&quot;;IF(EXACT([.N219];&quot;Cuenta por pagar&quot;);&quot;payable&quot;;IF(EXACT([.N219];&quot;Ingreso&quot;);&quot;other&quot;;IF(EXACT([.N219];&quot;Gasto&quot;);&quot;other&quot;;IF(EXACT([.N219];&quot;Patrimonio&quot;);&quot;other&quot;;IF(EXACT([.N219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N219];&quot;Efectivo&quot;);EXACT([.N219];&quot;Cuenta por cobrar&quot;);EXACT([.N219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</table:table-row-group>
              <table:table-row table:style-name="ro2">
                <table:table-cell table:style-name="Nivel5" office:value-type="string">
                  <text:p>6334-0000</text:p>
                </table:table-cell>
                <table:table-cell table:style-name="Datos" table:formula="of:=IF(AND(REPLACE([.A220];5;1;&quot;&quot;)&gt;REPLACE([.A219];5;1;&quot;&quot;);REPLACE([.A220];5;1;&quot;&quot;)&lt;REPLACE([.A22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Internet</text:p>
                </table:table-cell>
                <table:table-cell table:style-name="ce3" office:value-type="float" office:value="1">
                  <text:p>1</text:p>
                </table:table-cell>
                <table:table-cell table:style-name="ce3"/>
                <table:table-cell table:style-name="ce3"/>
                <table:table-cell table:style-name="ce3"/>
                <table:table-cell table:style-name="Nivel5" table:formula="of:=IF(EXACT([.D220];1);[.$C220];&quot;&quot;)" office:value-type="string" office:string-value="Internet">
                  <text:p>Internet</text:p>
                </table:table-cell>
                <table:table-cell table:style-name="Nivel5" table:formula="of:=IF(EXACT([.E220];1);[.$C220];&quot;&quot;)">
                  <text:p/>
                </table:table-cell>
                <table:table-cell table:style-name="Nivel5" table:formula="of:=IF(EXACT([.F220];1);[.$C220];&quot;&quot;)">
                  <text:p/>
                </table:table-cell>
                <table:table-cell table:style-name="Nivel5" table:formula="of:=IF(EXACT([.G220];1);[.$C220];&quot;&quot;)">
                  <text:p/>
                </table:table-cell>
                <table:table-cell table:style-name="Datos" office:value-type="string">
                  <text:p>Int</text:p>
                </table:table-cell>
                <table:table-cell table:style-name="Datos" table:formula="of:=[.C211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20];&quot;Vista&quot;);&quot;view&quot;;IF(EXACT([.N220];&quot;Efectivo&quot;);&quot;other&quot;;IF(EXACT([.N220];&quot;Activo&quot;);&quot;other&quot;;IF(EXACT([.N220];&quot;Cuenta por cobrar&quot;);&quot;receivable&quot;;IF(EXACT([.N220];&quot;Cuenta por pagar&quot;);&quot;payable&quot;;IF(EXACT([.N220];&quot;Ingreso&quot;);&quot;other&quot;;IF(EXACT([.N220];&quot;Gasto&quot;);&quot;other&quot;;IF(EXACT([.N220];&quot;Patrimonio&quot;);&quot;other&quot;;IF(EXACT([.N22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20];&quot;Efectivo&quot;);EXACT([.N220];&quot;Cuenta por cobrar&quot;);EXACT([.N22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-group>
                <table:table-row table:style-name="ro2">
                  <table:table-cell table:style-name="Nivel6" office:value-type="string">
                    <text:p>6334-0100</text:p>
                  </table:table-cell>
                  <table:table-cell table:style-name="Datos" table:formula="of:=IF(AND(REPLACE([.A221];5;1;&quot;&quot;)&gt;REPLACE([.A220];5;1;&quot;&quot;);REPLACE([.A221];5;1;&quot;&quot;)&lt;REPLACE([.A222];5;1;&quot;&quot;));TRUE();FALSE())" office:value-type="boolean" office:boolean-value="true">
                    <text:p>VERDADERO</text:p>
                  </table:table-cell>
                  <table:table-cell table:style-name="Nivel6" office:value-type="string">
                    <text:p>Oficina Cartago Occidental</text:p>
                  </table:table-cell>
                  <table:table-cell table:style-name="ce3" office:value-type="float" office:value="1">
                    <text:p>1</text:p>
                  </table:table-cell>
                  <table:table-cell table:style-name="ce3"/>
                  <table:table-cell table:style-name="ce3"/>
                  <table:table-cell table:style-name="ce3"/>
                  <table:table-cell table:style-name="Nivel6" table:formula="of:=IF(EXACT([.D221];1);[.$C221];&quot;&quot;)" office:value-type="string" office:string-value="Oficina Cartago Occidental">
                    <text:p>Oficina Cartago Occidental</text:p>
                  </table:table-cell>
                  <table:table-cell table:style-name="Nivel6" table:formula="of:=IF(EXACT([.E221];1);[.$C221];&quot;&quot;)">
                    <text:p/>
                  </table:table-cell>
                  <table:table-cell table:style-name="Nivel6" table:formula="of:=IF(EXACT([.F221];1);[.$C221];&quot;&quot;)">
                    <text:p/>
                  </table:table-cell>
                  <table:table-cell table:style-name="Nivel6" table:formula="of:=IF(EXACT([.G221];1);[.$C221];&quot;&quot;)">
                    <text:p/>
                  </table:table-cell>
                  <table:table-cell table:style-name="Datos" office:value-type="string">
                    <text:p>Cartago</text:p>
                  </table:table-cell>
                  <table:table-cell table:style-name="Datos" table:formula="of:=[.C220]" office:value-type="string" office:string-value="Internet">
                    <text:p>Internet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N221];&quot;Vista&quot;);&quot;view&quot;;IF(EXACT([.N221];&quot;Efectivo&quot;);&quot;other&quot;;IF(EXACT([.N221];&quot;Activo&quot;);&quot;other&quot;;IF(EXACT([.N221];&quot;Cuenta por cobrar&quot;);&quot;receivable&quot;;IF(EXACT([.N221];&quot;Cuenta por pagar&quot;);&quot;payable&quot;;IF(EXACT([.N221];&quot;Ingreso&quot;);&quot;other&quot;;IF(EXACT([.N221];&quot;Gasto&quot;);&quot;other&quot;;IF(EXACT([.N221];&quot;Patrimonio&quot;);&quot;other&quot;;IF(EXACT([.N22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N221];&quot;Efectivo&quot;);EXACT([.N221];&quot;Cuenta por cobrar&quot;);EXACT([.N221];&quot;Cuenta por pagar&quot;));&quot;True&quot;;&quot;False&quot;)" office:value-type="string" office:string-value="False">
                    <text:p>False</text:p>
                  </table:table-cell>
                  <table:table-cell table:number-columns-repeated="1004"/>
                </table:table-row>
                <table:table-row-group>
                  <table:table-row table:style-name="ro2">
                    <table:table-cell table:style-name="Nivel7" office:value-type="string">
                      <text:p>6334-0101</text:p>
                    </table:table-cell>
                    <table:table-cell table:style-name="Datos" table:formula="of:=IF(AND(REPLACE([.A222];5;1;&quot;&quot;)&gt;REPLACE([.A221];5;1;&quot;&quot;);REPLACE([.A222];5;1;&quot;&quot;)&lt;REPLACE([.A223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Amnet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22];1);[.$C222];&quot;&quot;)" office:value-type="string" office:string-value="Amnet">
                      <text:p>Amnet</text:p>
                    </table:table-cell>
                    <table:table-cell table:style-name="Nivel7" table:formula="of:=IF(EXACT([.E222];1);[.$C222];&quot;&quot;)">
                      <text:p/>
                    </table:table-cell>
                    <table:table-cell table:style-name="Nivel7" table:formula="of:=IF(EXACT([.F222];1);[.$C222];&quot;&quot;)">
                      <text:p/>
                    </table:table-cell>
                    <table:table-cell table:style-name="Nivel7" table:formula="of:=IF(EXACT([.G222];1);[.$C222];&quot;&quot;)">
                      <text:p/>
                    </table:table-cell>
                    <table:table-cell table:style-name="Datos" office:value-type="string">
                      <text:p>Amnet</text:p>
                    </table:table-cell>
                    <table:table-cell table:style-name="Datos" table:formula="of:=[.C221]" office:value-type="string" office:string-value="Oficina Cartago Occidental">
                      <text:p>Oficina Cartago Occidental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222];&quot;Vista&quot;);&quot;view&quot;;IF(EXACT([.N222];&quot;Efectivo&quot;);&quot;other&quot;;IF(EXACT([.N222];&quot;Activo&quot;);&quot;other&quot;;IF(EXACT([.N222];&quot;Cuenta por cobrar&quot;);&quot;receivable&quot;;IF(EXACT([.N222];&quot;Cuenta por pagar&quot;);&quot;payable&quot;;IF(EXACT([.N222];&quot;Ingreso&quot;);&quot;other&quot;;IF(EXACT([.N222];&quot;Gasto&quot;);&quot;other&quot;;IF(EXACT([.N222];&quot;Patrimonio&quot;);&quot;other&quot;;IF(EXACT([.N22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222];&quot;Efectivo&quot;);EXACT([.N222];&quot;Cuenta por cobrar&quot;);EXACT([.N222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4"/>
                  </table:table-row>
                  <table:table-row table:style-name="ro2">
                    <table:table-cell table:style-name="Nivel7" office:value-type="string">
                      <text:p>6334-0102</text:p>
                    </table:table-cell>
                    <table:table-cell table:style-name="Datos" table:formula="of:=IF(AND(REPLACE([.A223];5;1;&quot;&quot;)&gt;REPLACE([.A222];5;1;&quot;&quot;);REPLACE([.A223];5;1;&quot;&quot;)&lt;REPLACE([.A224];5;1;&quot;&quot;));TRUE();FALSE())" office:value-type="boolean" office:boolean-value="true">
                      <text:p>VERDADERO</text:p>
                    </table:table-cell>
                    <table:table-cell table:style-name="Nivel7" office:value-type="string">
                      <text:p>ADSL</text:p>
                    </table:table-cell>
                    <table:table-cell table:style-name="ce3" office:value-type="float" office:value="1">
                      <text:p>1</text:p>
                    </table:table-cell>
                    <table:table-cell table:style-name="ce3"/>
                    <table:table-cell table:style-name="ce3"/>
                    <table:table-cell table:style-name="ce3"/>
                    <table:table-cell table:style-name="Nivel7" table:formula="of:=IF(EXACT([.D223];1);[.$C223];&quot;&quot;)" office:value-type="string" office:string-value="ADSL">
                      <text:p>ADSL</text:p>
                    </table:table-cell>
                    <table:table-cell table:style-name="Nivel7" table:formula="of:=IF(EXACT([.E223];1);[.$C223];&quot;&quot;)">
                      <text:p/>
                    </table:table-cell>
                    <table:table-cell table:style-name="Nivel7" table:formula="of:=IF(EXACT([.F223];1);[.$C223];&quot;&quot;)">
                      <text:p/>
                    </table:table-cell>
                    <table:table-cell table:style-name="Nivel7" table:formula="of:=IF(EXACT([.G223];1);[.$C223];&quot;&quot;)">
                      <text:p/>
                    </table:table-cell>
                    <table:table-cell table:style-name="Datos" office:value-type="string">
                      <text:p>ADSL</text:p>
                    </table:table-cell>
                    <table:table-cell table:style-name="Datos" table:formula="of:=[.C221]" office:value-type="string" office:string-value="Oficina Cartago Occidental">
                      <text:p>Oficina Cartago Occidental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N223];&quot;Vista&quot;);&quot;view&quot;;IF(EXACT([.N223];&quot;Efectivo&quot;);&quot;other&quot;;IF(EXACT([.N223];&quot;Activo&quot;);&quot;other&quot;;IF(EXACT([.N223];&quot;Cuenta por cobrar&quot;);&quot;receivable&quot;;IF(EXACT([.N223];&quot;Cuenta por pagar&quot;);&quot;payable&quot;;IF(EXACT([.N223];&quot;Ingreso&quot;);&quot;other&quot;;IF(EXACT([.N223];&quot;Gasto&quot;);&quot;other&quot;;IF(EXACT([.N223];&quot;Patrimonio&quot;);&quot;other&quot;;IF(EXACT([.N22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N223];&quot;Efectivo&quot;);EXACT([.N223];&quot;Cuenta por cobrar&quot;);EXACT([.N223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4"/>
                  </table:table-row>
                </table:table-row-group>
              </table:table-row-group>
            </table:table-row-group>
            <table:table-row table:style-name="ro2">
              <table:table-cell table:style-name="Nivel4" office:value-type="string">
                <text:p>6340-0000</text:p>
              </table:table-cell>
              <table:table-cell table:style-name="Datos" table:formula="of:=IF(AND(REPLACE([.A224];5;1;&quot;&quot;)&gt;REPLACE([.A223];5;1;&quot;&quot;);REPLACE([.A224];5;1;&quot;&quot;)&lt;REPLACE([.A22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Insumos de oficina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24];1);[.$C224];&quot;&quot;)" office:value-type="string" office:string-value="Insumos de oficina">
                <text:p>Insumos de oficina</text:p>
              </table:table-cell>
              <table:table-cell table:style-name="Nivel4" table:formula="of:=IF(EXACT([.E224];1);[.$C224];&quot;&quot;)">
                <text:p/>
              </table:table-cell>
              <table:table-cell table:style-name="Nivel4" table:formula="of:=IF(EXACT([.F224];1);[.$C224];&quot;&quot;)">
                <text:p/>
              </table:table-cell>
              <table:table-cell table:style-name="Nivel4" table:formula="of:=IF(EXACT([.G224];1);[.$C224];&quot;&quot;)">
                <text:p/>
              </table:table-cell>
              <table:table-cell table:style-name="Datos" office:value-type="string">
                <text:p>IO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24];&quot;Vista&quot;);&quot;view&quot;;IF(EXACT([.N224];&quot;Efectivo&quot;);&quot;other&quot;;IF(EXACT([.N224];&quot;Activo&quot;);&quot;other&quot;;IF(EXACT([.N224];&quot;Cuenta por cobrar&quot;);&quot;receivable&quot;;IF(EXACT([.N224];&quot;Cuenta por pagar&quot;);&quot;payable&quot;;IF(EXACT([.N224];&quot;Ingreso&quot;);&quot;other&quot;;IF(EXACT([.N224];&quot;Gasto&quot;);&quot;other&quot;;IF(EXACT([.N224];&quot;Patrimonio&quot;);&quot;other&quot;;IF(EXACT([.N22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24];&quot;Efectivo&quot;);EXACT([.N224];&quot;Cuenta por cobrar&quot;);EXACT([.N22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350-0000</text:p>
              </table:table-cell>
              <table:table-cell table:style-name="Datos" table:formula="of:=IF(AND(REPLACE([.A225];5;1;&quot;&quot;)&gt;REPLACE([.A224];5;1;&quot;&quot;);REPLACE([.A225];5;1;&quot;&quot;)&lt;REPLACE([.A22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ccesorios de equipo de cómputo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25];1);[.$C225];&quot;&quot;)" office:value-type="string" office:string-value="Accesorios de equipo de cómputo">
                <text:p>Accesorios de equipo de cómputo</text:p>
              </table:table-cell>
              <table:table-cell table:style-name="Nivel4" table:formula="of:=IF(EXACT([.E225];1);[.$C225];&quot;&quot;)">
                <text:p/>
              </table:table-cell>
              <table:table-cell table:style-name="Nivel4" table:formula="of:=IF(EXACT([.F225];1);[.$C225];&quot;&quot;)">
                <text:p/>
              </table:table-cell>
              <table:table-cell table:style-name="Nivel4" table:formula="of:=IF(EXACT([.G225];1);[.$C225];&quot;&quot;)">
                <text:p/>
              </table:table-cell>
              <table:table-cell table:style-name="Datos" office:value-type="string">
                <text:p>AccEqCom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25];&quot;Vista&quot;);&quot;view&quot;;IF(EXACT([.N225];&quot;Efectivo&quot;);&quot;other&quot;;IF(EXACT([.N225];&quot;Activo&quot;);&quot;other&quot;;IF(EXACT([.N225];&quot;Cuenta por cobrar&quot;);&quot;receivable&quot;;IF(EXACT([.N225];&quot;Cuenta por pagar&quot;);&quot;payable&quot;;IF(EXACT([.N225];&quot;Ingreso&quot;);&quot;other&quot;;IF(EXACT([.N225];&quot;Gasto&quot;);&quot;other&quot;;IF(EXACT([.N225];&quot;Patrimonio&quot;);&quot;other&quot;;IF(EXACT([.N22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25];&quot;Efectivo&quot;);EXACT([.N225];&quot;Cuenta por cobrar&quot;);EXACT([.N22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360-0000</text:p>
              </table:table-cell>
              <table:table-cell table:style-name="Datos" table:formula="of:=IF(AND(REPLACE([.A226];5;1;&quot;&quot;)&gt;REPLACE([.A225];5;1;&quot;&quot;);REPLACE([.A226];5;1;&quot;&quot;)&lt;REPLACE([.A22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Gastos de representación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26];1);[.$C226];&quot;&quot;)" office:value-type="string" office:string-value="Gastos de representación">
                <text:p>Gastos de representación</text:p>
              </table:table-cell>
              <table:table-cell table:style-name="Nivel4" table:formula="of:=IF(EXACT([.E226];1);[.$C226];&quot;&quot;)">
                <text:p/>
              </table:table-cell>
              <table:table-cell table:style-name="Nivel4" table:formula="of:=IF(EXACT([.F226];1);[.$C226];&quot;&quot;)">
                <text:p/>
              </table:table-cell>
              <table:table-cell table:style-name="Nivel4" table:formula="of:=IF(EXACT([.G226];1);[.$C226];&quot;&quot;)">
                <text:p/>
              </table:table-cell>
              <table:table-cell table:style-name="Datos" office:value-type="string">
                <text:p>G Rep</text:p>
              </table:table-cell>
              <table:table-cell table:style-name="Datos" table:formula="of:=[.C207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26];&quot;Vista&quot;);&quot;view&quot;;IF(EXACT([.N226];&quot;Efectivo&quot;);&quot;other&quot;;IF(EXACT([.N226];&quot;Activo&quot;);&quot;other&quot;;IF(EXACT([.N226];&quot;Cuenta por cobrar&quot;);&quot;receivable&quot;;IF(EXACT([.N226];&quot;Cuenta por pagar&quot;);&quot;payable&quot;;IF(EXACT([.N226];&quot;Ingreso&quot;);&quot;other&quot;;IF(EXACT([.N226];&quot;Gasto&quot;);&quot;other&quot;;IF(EXACT([.N226];&quot;Patrimonio&quot;);&quot;other&quot;;IF(EXACT([.N22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26];&quot;Efectivo&quot;);EXACT([.N226];&quot;Cuenta por cobrar&quot;);EXACT([.N22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400-0000</text:p>
            </table:table-cell>
            <table:table-cell table:style-name="Datos" table:formula="of:=IF(AND(REPLACE([.A227];5;1;&quot;&quot;)&gt;REPLACE([.A226];5;1;&quot;&quot;);REPLACE([.A227];5;1;&quot;&quot;)&lt;REPLACE([.A228];5;1;&quot;&quot;));TRUE();FALSE())" office:value-type="boolean" office:boolean-value="true">
              <text:p>VERDADERO</text:p>
            </table:table-cell>
            <table:table-cell table:style-name="Nivel3" office:value-type="string">
              <text:p>Depreciación de activo fij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3"/>
            <table:table-cell table:style-name="ce3"/>
            <table:table-cell table:style-name="Nivel3" table:formula="of:=IF(EXACT([.D227];1);[.$C227];&quot;&quot;)" office:value-type="string" office:string-value="Depreciación de activo fijo">
              <text:p>Depreciación de activo fijo</text:p>
            </table:table-cell>
            <table:table-cell table:style-name="Nivel3" table:formula="of:=IF(EXACT([.E227];1);[.$C227];&quot;&quot;)">
              <text:p/>
            </table:table-cell>
            <table:table-cell table:style-name="Nivel3" table:formula="of:=IF(EXACT([.F227];1);[.$C227];&quot;&quot;)">
              <text:p/>
            </table:table-cell>
            <table:table-cell table:style-name="Nivel3" table:formula="of:=IF(EXACT([.G227];1);[.$C227];&quot;&quot;)">
              <text:p/>
            </table:table-cell>
            <table:table-cell table:style-name="Datos" office:value-type="string">
              <text:p>Dep.AF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227];&quot;Vista&quot;);&quot;view&quot;;IF(EXACT([.N227];&quot;Efectivo&quot;);&quot;other&quot;;IF(EXACT([.N227];&quot;Activo&quot;);&quot;other&quot;;IF(EXACT([.N227];&quot;Cuenta por cobrar&quot;);&quot;receivable&quot;;IF(EXACT([.N227];&quot;Cuenta por pagar&quot;);&quot;payable&quot;;IF(EXACT([.N227];&quot;Ingreso&quot;);&quot;other&quot;;IF(EXACT([.N227];&quot;Gasto&quot;);&quot;other&quot;;IF(EXACT([.N227];&quot;Patrimonio&quot;);&quot;other&quot;;IF(EXACT([.N22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227];&quot;Efectivo&quot;);EXACT([.N227];&quot;Cuenta por cobrar&quot;);EXACT([.N227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410-0000</text:p>
              </table:table-cell>
              <table:table-cell table:style-name="Datos" table:formula="of:=IF(AND(REPLACE([.A228];5;1;&quot;&quot;)&gt;REPLACE([.A227];5;1;&quot;&quot;);REPLACE([.A228];5;1;&quot;&quot;)&lt;REPLACE([.A22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228];1);[.$C228];&quot;&quot;)">
                <text:p/>
              </table:table-cell>
              <table:table-cell table:style-name="Nivel4" table:formula="of:=IF(EXACT([.E228];1);[.$C228];&quot;&quot;)">
                <text:p/>
              </table:table-cell>
              <table:table-cell table:style-name="Nivel4" table:formula="of:=IF(EXACT([.F228];1);[.$C228];&quot;&quot;)">
                <text:p/>
              </table:table-cell>
              <table:table-cell table:style-name="Nivel4" table:formula="of:=IF(EXACT([.G228];1);[.$C228];&quot;&quot;)">
                <text:p/>
              </table:table-cell>
              <table:table-cell table:style-name="Datos" office:value-type="string">
                <text:p>Ed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28];&quot;Vista&quot;);&quot;view&quot;;IF(EXACT([.N228];&quot;Efectivo&quot;);&quot;other&quot;;IF(EXACT([.N228];&quot;Activo&quot;);&quot;other&quot;;IF(EXACT([.N228];&quot;Cuenta por cobrar&quot;);&quot;receivable&quot;;IF(EXACT([.N228];&quot;Cuenta por pagar&quot;);&quot;payable&quot;;IF(EXACT([.N228];&quot;Ingreso&quot;);&quot;other&quot;;IF(EXACT([.N228];&quot;Gasto&quot;);&quot;other&quot;;IF(EXACT([.N228];&quot;Patrimonio&quot;);&quot;other&quot;;IF(EXACT([.N22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28];&quot;Efectivo&quot;);EXACT([.N228];&quot;Cuenta por cobrar&quot;);EXACT([.N22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411-0000</text:p>
                </table:table-cell>
                <table:table-cell table:style-name="Datos" table:formula="of:=IF(AND(REPLACE([.A229];5;1;&quot;&quot;)&gt;REPLACE([.A228];5;1;&quot;&quot;);REPLACE([.A229];5;1;&quot;&quot;)&lt;REPLACE([.A230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Edificios – Valores original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229];1);[.$C229];&quot;&quot;)">
                  <text:p/>
                </table:table-cell>
                <table:table-cell table:style-name="Nivel5" table:formula="of:=IF(EXACT([.E229];1);[.$C229];&quot;&quot;)">
                  <text:p/>
                </table:table-cell>
                <table:table-cell table:style-name="Nivel5" table:formula="of:=IF(EXACT([.F229];1);[.$C229];&quot;&quot;)">
                  <text:p/>
                </table:table-cell>
                <table:table-cell table:style-name="Nivel5" table:formula="of:=IF(EXACT([.G229];1);[.$C229];&quot;&quot;)">
                  <text:p/>
                </table:table-cell>
                <table:table-cell table:style-name="Datos" office:value-type="string">
                  <text:p>VO</text:p>
                </table:table-cell>
                <table:table-cell table:style-name="Datos" table:formula="of:=[.C228]" office:value-type="string" office:string-value="Edificios">
                  <text:p>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29];&quot;Vista&quot;);&quot;view&quot;;IF(EXACT([.N229];&quot;Efectivo&quot;);&quot;other&quot;;IF(EXACT([.N229];&quot;Activo&quot;);&quot;other&quot;;IF(EXACT([.N229];&quot;Cuenta por cobrar&quot;);&quot;receivable&quot;;IF(EXACT([.N229];&quot;Cuenta por pagar&quot;);&quot;payable&quot;;IF(EXACT([.N229];&quot;Ingreso&quot;);&quot;other&quot;;IF(EXACT([.N229];&quot;Gasto&quot;);&quot;other&quot;;IF(EXACT([.N229];&quot;Patrimonio&quot;);&quot;other&quot;;IF(EXACT([.N22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29];&quot;Efectivo&quot;);EXACT([.N229];&quot;Cuenta por cobrar&quot;);EXACT([.N229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6412-0000</text:p>
                </table:table-cell>
                <table:table-cell table:style-name="Datos" table:formula="of:=IF(AND(REPLACE([.A230];5;1;&quot;&quot;)&gt;REPLACE([.A229];5;1;&quot;&quot;);REPLACE([.A230];5;1;&quot;&quot;)&lt;REPLACE([.A231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Edificios – Revaluacion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230];1);[.$C230];&quot;&quot;)">
                  <text:p/>
                </table:table-cell>
                <table:table-cell table:style-name="Nivel5" table:formula="of:=IF(EXACT([.E230];1);[.$C230];&quot;&quot;)">
                  <text:p/>
                </table:table-cell>
                <table:table-cell table:style-name="Nivel5" table:formula="of:=IF(EXACT([.F230];1);[.$C230];&quot;&quot;)">
                  <text:p/>
                </table:table-cell>
                <table:table-cell table:style-name="Nivel5" table:formula="of:=IF(EXACT([.G230];1);[.$C230];&quot;&quot;)">
                  <text:p/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C228]" office:value-type="string" office:string-value="Edificios">
                  <text:p>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30];&quot;Vista&quot;);&quot;view&quot;;IF(EXACT([.N230];&quot;Efectivo&quot;);&quot;other&quot;;IF(EXACT([.N230];&quot;Activo&quot;);&quot;other&quot;;IF(EXACT([.N230];&quot;Cuenta por cobrar&quot;);&quot;receivable&quot;;IF(EXACT([.N230];&quot;Cuenta por pagar&quot;);&quot;payable&quot;;IF(EXACT([.N230];&quot;Ingreso&quot;);&quot;other&quot;;IF(EXACT([.N230];&quot;Gasto&quot;);&quot;other&quot;;IF(EXACT([.N230];&quot;Patrimonio&quot;);&quot;other&quot;;IF(EXACT([.N23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30];&quot;Efectivo&quot;);EXACT([.N230];&quot;Cuenta por cobrar&quot;);EXACT([.N230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6420-0000</text:p>
              </table:table-cell>
              <table:table-cell table:style-name="Datos" table:formula="of:=IF(AND(REPLACE([.A231];5;1;&quot;&quot;)&gt;REPLACE([.A230];5;1;&quot;&quot;);REPLACE([.A231];5;1;&quot;&quot;)&lt;REPLACE([.A232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Mejoras a 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231];1);[.$C231];&quot;&quot;)">
                <text:p/>
              </table:table-cell>
              <table:table-cell table:style-name="Nivel4" table:formula="of:=IF(EXACT([.E231];1);[.$C231];&quot;&quot;)">
                <text:p/>
              </table:table-cell>
              <table:table-cell table:style-name="Nivel4" table:formula="of:=IF(EXACT([.F231];1);[.$C231];&quot;&quot;)">
                <text:p/>
              </table:table-cell>
              <table:table-cell table:style-name="Nivel4" table:formula="of:=IF(EXACT([.G231];1);[.$C231];&quot;&quot;)">
                <text:p/>
              </table:table-cell>
              <table:table-cell table:style-name="Datos" office:value-type="string">
                <text:p>Mej-Ed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1];&quot;Vista&quot;);&quot;view&quot;;IF(EXACT([.N231];&quot;Efectivo&quot;);&quot;other&quot;;IF(EXACT([.N231];&quot;Activo&quot;);&quot;other&quot;;IF(EXACT([.N231];&quot;Cuenta por cobrar&quot;);&quot;receivable&quot;;IF(EXACT([.N231];&quot;Cuenta por pagar&quot;);&quot;payable&quot;;IF(EXACT([.N231];&quot;Ingreso&quot;);&quot;other&quot;;IF(EXACT([.N231];&quot;Gasto&quot;);&quot;other&quot;;IF(EXACT([.N231];&quot;Patrimonio&quot;);&quot;other&quot;;IF(EXACT([.N231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1];&quot;Efectivo&quot;);EXACT([.N231];&quot;Cuenta por cobrar&quot;);EXACT([.N231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-group>
              <table:table-row table:style-name="ro2">
                <table:table-cell table:style-name="Nivel5" office:value-type="string">
                  <text:p>6421-0000</text:p>
                </table:table-cell>
                <table:table-cell table:style-name="Datos" table:formula="of:=IF(AND(REPLACE([.A232];5;1;&quot;&quot;)&gt;REPLACE([.A231];5;1;&quot;&quot;);REPLACE([.A232];5;1;&quot;&quot;)&lt;REPLACE([.A233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ejoras a edificios – Valores original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232];1);[.$C232];&quot;&quot;)">
                  <text:p/>
                </table:table-cell>
                <table:table-cell table:style-name="Nivel5" table:formula="of:=IF(EXACT([.E232];1);[.$C232];&quot;&quot;)">
                  <text:p/>
                </table:table-cell>
                <table:table-cell table:style-name="Nivel5" table:formula="of:=IF(EXACT([.F232];1);[.$C232];&quot;&quot;)">
                  <text:p/>
                </table:table-cell>
                <table:table-cell table:style-name="Nivel5" table:formula="of:=IF(EXACT([.G232];1);[.$C232];&quot;&quot;)">
                  <text:p/>
                </table:table-cell>
                <table:table-cell table:style-name="Datos" office:value-type="string">
                  <text:p>VO</text:p>
                </table:table-cell>
                <table:table-cell table:style-name="Datos" table:formula="of:=[.C231]" office:value-type="string" office:string-value="Mejoras a edificios">
                  <text:p>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32];&quot;Vista&quot;);&quot;view&quot;;IF(EXACT([.N232];&quot;Efectivo&quot;);&quot;other&quot;;IF(EXACT([.N232];&quot;Activo&quot;);&quot;other&quot;;IF(EXACT([.N232];&quot;Cuenta por cobrar&quot;);&quot;receivable&quot;;IF(EXACT([.N232];&quot;Cuenta por pagar&quot;);&quot;payable&quot;;IF(EXACT([.N232];&quot;Ingreso&quot;);&quot;other&quot;;IF(EXACT([.N232];&quot;Gasto&quot;);&quot;other&quot;;IF(EXACT([.N232];&quot;Patrimonio&quot;);&quot;other&quot;;IF(EXACT([.N23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32];&quot;Efectivo&quot;);EXACT([.N232];&quot;Cuenta por cobrar&quot;);EXACT([.N232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  <table:table-row table:style-name="ro2">
                <table:table-cell table:style-name="Nivel5" office:value-type="string">
                  <text:p>6422-0000</text:p>
                </table:table-cell>
                <table:table-cell table:style-name="Datos" table:formula="of:=IF(AND(REPLACE([.A233];5;1;&quot;&quot;)&gt;REPLACE([.A232];5;1;&quot;&quot;);REPLACE([.A233];5;1;&quot;&quot;)&lt;REPLACE([.A234];5;1;&quot;&quot;));TRUE();FALSE())" office:value-type="boolean" office:boolean-value="true">
                  <text:p>VERDADERO</text:p>
                </table:table-cell>
                <table:table-cell table:style-name="Nivel5" office:value-type="string">
                  <text:p>Mejoras a edificios – Revaluaciones</text:p>
                </table:table-cell>
                <table:table-cell table:style-name="ce3"/>
                <table:table-cell table:style-name="ce3"/>
                <table:table-cell table:style-name="ce3"/>
                <table:table-cell table:style-name="ce3"/>
                <table:table-cell table:style-name="Nivel5" table:formula="of:=IF(EXACT([.D233];1);[.$C233];&quot;&quot;)">
                  <text:p/>
                </table:table-cell>
                <table:table-cell table:style-name="Nivel5" table:formula="of:=IF(EXACT([.E233];1);[.$C233];&quot;&quot;)">
                  <text:p/>
                </table:table-cell>
                <table:table-cell table:style-name="Nivel5" table:formula="of:=IF(EXACT([.F233];1);[.$C233];&quot;&quot;)">
                  <text:p/>
                </table:table-cell>
                <table:table-cell table:style-name="Nivel5" table:formula="of:=IF(EXACT([.G233];1);[.$C233];&quot;&quot;)">
                  <text:p/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C231]" office:value-type="string" office:string-value="Mejoras a edificios">
                  <text:p>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N233];&quot;Vista&quot;);&quot;view&quot;;IF(EXACT([.N233];&quot;Efectivo&quot;);&quot;other&quot;;IF(EXACT([.N233];&quot;Activo&quot;);&quot;other&quot;;IF(EXACT([.N233];&quot;Cuenta por cobrar&quot;);&quot;receivable&quot;;IF(EXACT([.N233];&quot;Cuenta por pagar&quot;);&quot;payable&quot;;IF(EXACT([.N233];&quot;Ingreso&quot;);&quot;other&quot;;IF(EXACT([.N233];&quot;Gasto&quot;);&quot;other&quot;;IF(EXACT([.N233];&quot;Patrimonio&quot;);&quot;other&quot;;IF(EXACT([.N23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N233];&quot;Efectivo&quot;);EXACT([.N233];&quot;Cuenta por cobrar&quot;);EXACT([.N233];&quot;Cuenta por pagar&quot;));&quot;True&quot;;&quot;False&quot;)" office:value-type="string" office:string-value="False">
                  <text:p>False</text:p>
                </table:table-cell>
                <table:table-cell table:number-columns-repeated="1004"/>
              </table:table-row>
            </table:table-row-group>
            <table:table-row table:style-name="ro2">
              <table:table-cell table:style-name="Nivel4" office:value-type="string">
                <text:p>6430-0000</text:p>
              </table:table-cell>
              <table:table-cell table:style-name="Datos" table:formula="of:=IF(AND(REPLACE([.A234];5;1;&quot;&quot;)&gt;REPLACE([.A233];5;1;&quot;&quot;);REPLACE([.A234];5;1;&quot;&quot;)&lt;REPLACE([.A23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Maquinaria y equipo de edifici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234];1);[.$C234];&quot;&quot;)">
                <text:p/>
              </table:table-cell>
              <table:table-cell table:style-name="Nivel4" table:formula="of:=IF(EXACT([.E234];1);[.$C234];&quot;&quot;)">
                <text:p/>
              </table:table-cell>
              <table:table-cell table:style-name="Nivel4" table:formula="of:=IF(EXACT([.F234];1);[.$C234];&quot;&quot;)">
                <text:p/>
              </table:table-cell>
              <table:table-cell table:style-name="Nivel4" table:formula="of:=IF(EXACT([.G234];1);[.$C234];&quot;&quot;)">
                <text:p/>
              </table:table-cell>
              <table:table-cell table:style-name="Datos" office:value-type="string">
                <text:p>MyE-Ed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4];&quot;Vista&quot;);&quot;view&quot;;IF(EXACT([.N234];&quot;Efectivo&quot;);&quot;other&quot;;IF(EXACT([.N234];&quot;Activo&quot;);&quot;other&quot;;IF(EXACT([.N234];&quot;Cuenta por cobrar&quot;);&quot;receivable&quot;;IF(EXACT([.N234];&quot;Cuenta por pagar&quot;);&quot;payable&quot;;IF(EXACT([.N234];&quot;Ingreso&quot;);&quot;other&quot;;IF(EXACT([.N234];&quot;Gasto&quot;);&quot;other&quot;;IF(EXACT([.N234];&quot;Patrimonio&quot;);&quot;other&quot;;IF(EXACT([.N234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4];&quot;Efectivo&quot;);EXACT([.N234];&quot;Cuenta por cobrar&quot;);EXACT([.N23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440-0000</text:p>
              </table:table-cell>
              <table:table-cell table:style-name="Datos" table:formula="of:=IF(AND(REPLACE([.A235];5;1;&quot;&quot;)&gt;REPLACE([.A234];5;1;&quot;&quot;);REPLACE([.A235];5;1;&quot;&quot;)&lt;REPLACE([.A236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Herramientas mayor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35];1);[.$C235];&quot;&quot;)" office:value-type="string" office:string-value="Herramientas mayores">
                <text:p>Herramientas mayores</text:p>
              </table:table-cell>
              <table:table-cell table:style-name="Nivel4" table:formula="of:=IF(EXACT([.E235];1);[.$C235];&quot;&quot;)">
                <text:p/>
              </table:table-cell>
              <table:table-cell table:style-name="Nivel4" table:formula="of:=IF(EXACT([.F235];1);[.$C235];&quot;&quot;)">
                <text:p/>
              </table:table-cell>
              <table:table-cell table:style-name="Nivel4" table:formula="of:=IF(EXACT([.G235];1);[.$C235];&quot;&quot;)">
                <text:p/>
              </table:table-cell>
              <table:table-cell table:style-name="Datos" office:value-type="string">
                <text:p>HM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5];&quot;Vista&quot;);&quot;view&quot;;IF(EXACT([.N235];&quot;Efectivo&quot;);&quot;other&quot;;IF(EXACT([.N235];&quot;Activo&quot;);&quot;other&quot;;IF(EXACT([.N235];&quot;Cuenta por cobrar&quot;);&quot;receivable&quot;;IF(EXACT([.N235];&quot;Cuenta por pagar&quot;);&quot;payable&quot;;IF(EXACT([.N235];&quot;Ingreso&quot;);&quot;other&quot;;IF(EXACT([.N235];&quot;Gasto&quot;);&quot;other&quot;;IF(EXACT([.N235];&quot;Patrimonio&quot;);&quot;other&quot;;IF(EXACT([.N23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5];&quot;Efectivo&quot;);EXACT([.N235];&quot;Cuenta por cobrar&quot;);EXACT([.N235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450-0000</text:p>
              </table:table-cell>
              <table:table-cell table:style-name="Datos" table:formula="of:=IF(AND(REPLACE([.A236];5;1;&quot;&quot;)&gt;REPLACE([.A235];5;1;&quot;&quot;);REPLACE([.A236];5;1;&quot;&quot;)&lt;REPLACE([.A23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Moibliario y equipo de oficina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36];1);[.$C236];&quot;&quot;)" office:value-type="string" office:string-value="Moibliario y equipo de oficina">
                <text:p>Moibliario y equipo de oficina</text:p>
              </table:table-cell>
              <table:table-cell table:style-name="Nivel4" table:formula="of:=IF(EXACT([.E236];1);[.$C236];&quot;&quot;)">
                <text:p/>
              </table:table-cell>
              <table:table-cell table:style-name="Nivel4" table:formula="of:=IF(EXACT([.F236];1);[.$C236];&quot;&quot;)">
                <text:p/>
              </table:table-cell>
              <table:table-cell table:style-name="Nivel4" table:formula="of:=IF(EXACT([.G236];1);[.$C236];&quot;&quot;)">
                <text:p/>
              </table:table-cell>
              <table:table-cell table:style-name="Datos" office:value-type="string">
                <text:p>Mob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6];&quot;Vista&quot;);&quot;view&quot;;IF(EXACT([.N236];&quot;Efectivo&quot;);&quot;other&quot;;IF(EXACT([.N236];&quot;Activo&quot;);&quot;other&quot;;IF(EXACT([.N236];&quot;Cuenta por cobrar&quot;);&quot;receivable&quot;;IF(EXACT([.N236];&quot;Cuenta por pagar&quot;);&quot;payable&quot;;IF(EXACT([.N236];&quot;Ingreso&quot;);&quot;other&quot;;IF(EXACT([.N236];&quot;Gasto&quot;);&quot;other&quot;;IF(EXACT([.N236];&quot;Patrimonio&quot;);&quot;other&quot;;IF(EXACT([.N236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6];&quot;Efectivo&quot;);EXACT([.N236];&quot;Cuenta por cobrar&quot;);EXACT([.N23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460-0000</text:p>
              </table:table-cell>
              <table:table-cell table:style-name="Datos" table:formula="of:=IF(AND(REPLACE([.A237];5;1;&quot;&quot;)&gt;REPLACE([.A236];5;1;&quot;&quot;);REPLACE([.A237];5;1;&quot;&quot;)&lt;REPLACE([.A238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Equipo de cómputo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37];1);[.$C237];&quot;&quot;)" office:value-type="string" office:string-value="Equipo de cómputo">
                <text:p>Equipo de cómputo</text:p>
              </table:table-cell>
              <table:table-cell table:style-name="Nivel4" table:formula="of:=IF(EXACT([.E237];1);[.$C237];&quot;&quot;)">
                <text:p/>
              </table:table-cell>
              <table:table-cell table:style-name="Nivel4" table:formula="of:=IF(EXACT([.F237];1);[.$C237];&quot;&quot;)">
                <text:p/>
              </table:table-cell>
              <table:table-cell table:style-name="Nivel4" table:formula="of:=IF(EXACT([.G237];1);[.$C237];&quot;&quot;)">
                <text:p/>
              </table:table-cell>
              <table:table-cell table:style-name="Datos" office:value-type="string">
                <text:p>Comp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7];&quot;Vista&quot;);&quot;view&quot;;IF(EXACT([.N237];&quot;Efectivo&quot;);&quot;other&quot;;IF(EXACT([.N237];&quot;Activo&quot;);&quot;other&quot;;IF(EXACT([.N237];&quot;Cuenta por cobrar&quot;);&quot;receivable&quot;;IF(EXACT([.N237];&quot;Cuenta por pagar&quot;);&quot;payable&quot;;IF(EXACT([.N237];&quot;Ingreso&quot;);&quot;other&quot;;IF(EXACT([.N237];&quot;Gasto&quot;);&quot;other&quot;;IF(EXACT([.N237];&quot;Patrimonio&quot;);&quot;other&quot;;IF(EXACT([.N23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7];&quot;Efectivo&quot;);EXACT([.N237];&quot;Cuenta por cobrar&quot;);EXACT([.N237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470-0000</text:p>
              </table:table-cell>
              <table:table-cell table:style-name="Datos" table:formula="of:=IF(AND(REPLACE([.A238];5;1;&quot;&quot;)&gt;REPLACE([.A237];5;1;&quot;&quot;);REPLACE([.A238];5;1;&quot;&quot;)&lt;REPLACE([.A23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Vehículos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Nivel4" table:formula="of:=IF(EXACT([.D238];1);[.$C238];&quot;&quot;)">
                <text:p/>
              </table:table-cell>
              <table:table-cell table:style-name="Nivel4" table:formula="of:=IF(EXACT([.E238];1);[.$C238];&quot;&quot;)">
                <text:p/>
              </table:table-cell>
              <table:table-cell table:style-name="Nivel4" table:formula="of:=IF(EXACT([.F238];1);[.$C238];&quot;&quot;)">
                <text:p/>
              </table:table-cell>
              <table:table-cell table:style-name="Nivel4" table:formula="of:=IF(EXACT([.G238];1);[.$C238];&quot;&quot;)">
                <text:p/>
              </table:table-cell>
              <table:table-cell table:style-name="Datos" office:value-type="string">
                <text:p>Veh</text:p>
              </table:table-cell>
              <table:table-cell table:style-name="Datos" table:formula="of:=[.C227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38];&quot;Vista&quot;);&quot;view&quot;;IF(EXACT([.N238];&quot;Efectivo&quot;);&quot;other&quot;;IF(EXACT([.N238];&quot;Activo&quot;);&quot;other&quot;;IF(EXACT([.N238];&quot;Cuenta por cobrar&quot;);&quot;receivable&quot;;IF(EXACT([.N238];&quot;Cuenta por pagar&quot;);&quot;payable&quot;;IF(EXACT([.N238];&quot;Ingreso&quot;);&quot;other&quot;;IF(EXACT([.N238];&quot;Gasto&quot;);&quot;other&quot;;IF(EXACT([.N238];&quot;Patrimonio&quot;);&quot;other&quot;;IF(EXACT([.N23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N238];&quot;Efectivo&quot;);EXACT([.N238];&quot;Cuenta por cobrar&quot;);EXACT([.N23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500-0000</text:p>
            </table:table-cell>
            <table:table-cell table:style-name="Datos" table:formula="of:=IF(AND(REPLACE([.A239];5;1;&quot;&quot;)&gt;REPLACE([.A238];5;1;&quot;&quot;);REPLACE([.A239];5;1;&quot;&quot;)&lt;REPLACE([.A240];5;1;&quot;&quot;));TRUE();FALSE())" office:value-type="boolean" office:boolean-value="true">
              <text:p>VERDADERO</text:p>
            </table:table-cell>
            <table:table-cell table:style-name="Nivel3" office:value-type="string">
              <text:p>Gastos Financier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3"/>
            <table:table-cell table:style-name="ce3"/>
            <table:table-cell table:style-name="Nivel3" table:formula="of:=IF(EXACT([.D239];1);[.$C239];&quot;&quot;)" office:value-type="string" office:string-value="Gastos Financieros">
              <text:p>Gastos Financieros</text:p>
            </table:table-cell>
            <table:table-cell table:style-name="Nivel3" table:formula="of:=IF(EXACT([.E239];1);[.$C239];&quot;&quot;)">
              <text:p/>
            </table:table-cell>
            <table:table-cell table:style-name="Nivel3" table:formula="of:=IF(EXACT([.F239];1);[.$C239];&quot;&quot;)">
              <text:p/>
            </table:table-cell>
            <table:table-cell table:style-name="Nivel3" table:formula="of:=IF(EXACT([.G239];1);[.$C239];&quot;&quot;)">
              <text:p/>
            </table:table-cell>
            <table:table-cell table:style-name="Datos" office:value-type="string">
              <text:p>GF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239];&quot;Vista&quot;);&quot;view&quot;;IF(EXACT([.N239];&quot;Efectivo&quot;);&quot;other&quot;;IF(EXACT([.N239];&quot;Activo&quot;);&quot;other&quot;;IF(EXACT([.N239];&quot;Cuenta por cobrar&quot;);&quot;receivable&quot;;IF(EXACT([.N239];&quot;Cuenta por pagar&quot;);&quot;payable&quot;;IF(EXACT([.N239];&quot;Ingreso&quot;);&quot;other&quot;;IF(EXACT([.N239];&quot;Gasto&quot;);&quot;other&quot;;IF(EXACT([.N239];&quot;Patrimonio&quot;);&quot;other&quot;;IF(EXACT([.N23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239];&quot;Efectivo&quot;);EXACT([.N239];&quot;Cuenta por cobrar&quot;);EXACT([.N239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510-0000</text:p>
              </table:table-cell>
              <table:table-cell table:style-name="Datos" table:formula="of:=IF(AND(REPLACE([.A240];5;1;&quot;&quot;)&gt;REPLACE([.A239];5;1;&quot;&quot;);REPLACE([.A240];5;1;&quot;&quot;)&lt;REPLACE([.A241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Comisiones bancaria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40];1);[.$C240];&quot;&quot;)" office:value-type="string" office:string-value="Comisiones bancarias">
                <text:p>Comisiones bancarias</text:p>
              </table:table-cell>
              <table:table-cell table:style-name="Nivel4" table:formula="of:=IF(EXACT([.E240];1);[.$C240];&quot;&quot;)">
                <text:p/>
              </table:table-cell>
              <table:table-cell table:style-name="Nivel4" table:formula="of:=IF(EXACT([.F240];1);[.$C240];&quot;&quot;)">
                <text:p/>
              </table:table-cell>
              <table:table-cell table:style-name="Nivel4" table:formula="of:=IF(EXACT([.G240];1);[.$C240];&quot;&quot;)">
                <text:p/>
              </table:table-cell>
              <table:table-cell table:style-name="Datos" office:value-type="string">
                <text:p>CB</text:p>
              </table:table-cell>
              <table:table-cell table:style-name="Datos" table:formula="of:=[.C239]" office:value-type="string" office:string-value="Gastos Financieros">
                <text:p>Gastos Financier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0];&quot;Vista&quot;);&quot;view&quot;;IF(EXACT([.N240];&quot;Efectivo&quot;);&quot;other&quot;;IF(EXACT([.N240];&quot;Activo&quot;);&quot;other&quot;;IF(EXACT([.N240];&quot;Cuenta por cobrar&quot;);&quot;receivable&quot;;IF(EXACT([.N240];&quot;Cuenta por pagar&quot;);&quot;payable&quot;;IF(EXACT([.N240];&quot;Ingreso&quot;);&quot;other&quot;;IF(EXACT([.N240];&quot;Gasto&quot;);&quot;other&quot;;IF(EXACT([.N240];&quot;Patrimonio&quot;);&quot;other&quot;;IF(EXACT([.N24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0];&quot;Efectivo&quot;);EXACT([.N240];&quot;Cuenta por cobrar&quot;);EXACT([.N240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600-0000</text:p>
            </table:table-cell>
            <table:table-cell table:style-name="Datos" table:formula="of:=IF(AND(REPLACE([.A241];5;1;&quot;&quot;)&gt;REPLACE([.A240];5;1;&quot;&quot;);REPLACE([.A241];5;1;&quot;&quot;)&lt;REPLACE([.A242];5;1;&quot;&quot;));TRUE();FALSE())" office:value-type="boolean" office:boolean-value="true">
              <text:p>VERDADERO</text:p>
            </table:table-cell>
            <table:table-cell table:style-name="Nivel3" office:value-type="string">
              <text:p>Otros gas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241];1);[.$C241];&quot;&quot;)" office:value-type="string" office:string-value="Otros gastos">
              <text:p>Otros gastos</text:p>
            </table:table-cell>
            <table:table-cell table:style-name="Nivel3" table:formula="of:=IF(EXACT([.E241];1);[.$C241];&quot;&quot;)" office:value-type="string" office:string-value="Otros gastos">
              <text:p>Otros gastos</text:p>
            </table:table-cell>
            <table:table-cell table:style-name="Nivel3" table:formula="of:=IF(EXACT([.F241];1);[.$C241];&quot;&quot;)" office:value-type="string" office:string-value="Otros gastos">
              <text:p>Otros gastos</text:p>
            </table:table-cell>
            <table:table-cell table:style-name="Nivel3" table:formula="of:=IF(EXACT([.G241];1);[.$C241];&quot;&quot;)" office:value-type="string" office:string-value="Otros gastos">
              <text:p>Otros gastos</text:p>
            </table:table-cell>
            <table:table-cell table:style-name="Datos" office:value-type="string">
              <text:p>OG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241];&quot;Vista&quot;);&quot;view&quot;;IF(EXACT([.N241];&quot;Efectivo&quot;);&quot;other&quot;;IF(EXACT([.N241];&quot;Activo&quot;);&quot;other&quot;;IF(EXACT([.N241];&quot;Cuenta por cobrar&quot;);&quot;receivable&quot;;IF(EXACT([.N241];&quot;Cuenta por pagar&quot;);&quot;payable&quot;;IF(EXACT([.N241];&quot;Ingreso&quot;);&quot;other&quot;;IF(EXACT([.N241];&quot;Gasto&quot;);&quot;other&quot;;IF(EXACT([.N241];&quot;Patrimonio&quot;);&quot;other&quot;;IF(EXACT([.N24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241];&quot;Efectivo&quot;);EXACT([.N241];&quot;Cuenta por cobrar&quot;);EXACT([.N241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610-0000</text:p>
              </table:table-cell>
              <table:table-cell table:style-name="Datos" table:formula="of:=IF(AND(REPLACE([.A242];5;1;&quot;&quot;)&gt;REPLACE([.A241];5;1;&quot;&quot;);REPLACE([.A242];5;1;&quot;&quot;)&lt;REPLACE([.A243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Ajuste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242];1);[.$C242];&quot;&quot;)" office:value-type="string" office:string-value="Ajustes">
                <text:p>Ajustes</text:p>
              </table:table-cell>
              <table:table-cell table:style-name="Nivel4" table:formula="of:=IF(EXACT([.E242];1);[.$C242];&quot;&quot;)" office:value-type="string" office:string-value="Ajustes">
                <text:p>Ajustes</text:p>
              </table:table-cell>
              <table:table-cell table:style-name="Nivel4" table:formula="of:=IF(EXACT([.F242];1);[.$C242];&quot;&quot;)" office:value-type="string" office:string-value="Ajustes">
                <text:p>Ajustes</text:p>
              </table:table-cell>
              <table:table-cell table:style-name="Nivel4" table:formula="of:=IF(EXACT([.G242];1);[.$C242];&quot;&quot;)" office:value-type="string" office:string-value="Ajustes">
                <text:p>Ajustes</text:p>
              </table:table-cell>
              <table:table-cell table:style-name="Datos" office:value-type="string">
                <text:p>Aj</text:p>
              </table:table-cell>
              <table:table-cell table:style-name="Datos" table:formula="of:=[.C241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2];&quot;Vista&quot;);&quot;view&quot;;IF(EXACT([.N242];&quot;Efectivo&quot;);&quot;other&quot;;IF(EXACT([.N242];&quot;Activo&quot;);&quot;other&quot;;IF(EXACT([.N242];&quot;Cuenta por cobrar&quot;);&quot;receivable&quot;;IF(EXACT([.N242];&quot;Cuenta por pagar&quot;);&quot;payable&quot;;IF(EXACT([.N242];&quot;Ingreso&quot;);&quot;other&quot;;IF(EXACT([.N242];&quot;Gasto&quot;);&quot;other&quot;;IF(EXACT([.N242];&quot;Patrimonio&quot;);&quot;other&quot;;IF(EXACT([.N24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2];&quot;Efectivo&quot;);EXACT([.N242];&quot;Cuenta por cobrar&quot;);EXACT([.N242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620-0000</text:p>
              </table:table-cell>
              <table:table-cell table:style-name="Datos" table:formula="of:=IF(AND(REPLACE([.A243];5;1;&quot;&quot;)&gt;REPLACE([.A242];5;1;&quot;&quot;);REPLACE([.A243];5;1;&quot;&quot;)&lt;REPLACE([.A244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Perdida por robo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43];1);[.$C243];&quot;&quot;)" office:value-type="string" office:string-value="Perdida por robo">
                <text:p>Perdida por robo</text:p>
              </table:table-cell>
              <table:table-cell table:style-name="Nivel4" table:formula="of:=IF(EXACT([.E243];1);[.$C243];&quot;&quot;)">
                <text:p/>
              </table:table-cell>
              <table:table-cell table:style-name="Nivel4" table:formula="of:=IF(EXACT([.F243];1);[.$C243];&quot;&quot;)">
                <text:p/>
              </table:table-cell>
              <table:table-cell table:style-name="Nivel4" table:formula="of:=IF(EXACT([.G243];1);[.$C243];&quot;&quot;)">
                <text:p/>
              </table:table-cell>
              <table:table-cell table:style-name="Datos" office:value-type="string">
                <text:p>Robo</text:p>
              </table:table-cell>
              <table:table-cell table:style-name="Datos" table:formula="of:=[.C241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3];&quot;Vista&quot;);&quot;view&quot;;IF(EXACT([.N243];&quot;Efectivo&quot;);&quot;other&quot;;IF(EXACT([.N243];&quot;Activo&quot;);&quot;other&quot;;IF(EXACT([.N243];&quot;Cuenta por cobrar&quot;);&quot;receivable&quot;;IF(EXACT([.N243];&quot;Cuenta por pagar&quot;);&quot;payable&quot;;IF(EXACT([.N243];&quot;Ingreso&quot;);&quot;other&quot;;IF(EXACT([.N243];&quot;Gasto&quot;);&quot;other&quot;;IF(EXACT([.N243];&quot;Patrimonio&quot;);&quot;other&quot;;IF(EXACT([.N24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3];&quot;Efectivo&quot;);EXACT([.N243];&quot;Cuenta por cobrar&quot;);EXACT([.N243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630-0000</text:p>
              </table:table-cell>
              <table:table-cell table:style-name="Datos" table:formula="of:=IF(AND(REPLACE([.A244];5;1;&quot;&quot;)&gt;REPLACE([.A243];5;1;&quot;&quot;);REPLACE([.A244];5;1;&quot;&quot;)&lt;REPLACE([.A245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onaciones deducibl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44];1);[.$C244];&quot;&quot;)" office:value-type="string" office:string-value="Donaciones deducibles">
                <text:p>Donaciones deducibles</text:p>
              </table:table-cell>
              <table:table-cell table:style-name="Nivel4" table:formula="of:=IF(EXACT([.E244];1);[.$C244];&quot;&quot;)">
                <text:p/>
              </table:table-cell>
              <table:table-cell table:style-name="Nivel4" table:formula="of:=IF(EXACT([.F244];1);[.$C244];&quot;&quot;)">
                <text:p/>
              </table:table-cell>
              <table:table-cell table:style-name="Nivel4" table:formula="of:=IF(EXACT([.G244];1);[.$C244];&quot;&quot;)">
                <text:p/>
              </table:table-cell>
              <table:table-cell table:style-name="Datos" office:value-type="string">
                <text:p>Don</text:p>
              </table:table-cell>
              <table:table-cell table:style-name="Datos" table:formula="of:=[.C241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4];&quot;Vista&quot;);&quot;view&quot;;IF(EXACT([.N244];&quot;Efectivo&quot;);&quot;other&quot;;IF(EXACT([.N244];&quot;Activo&quot;);&quot;other&quot;;IF(EXACT([.N244];&quot;Cuenta por cobrar&quot;);&quot;receivable&quot;;IF(EXACT([.N244];&quot;Cuenta por pagar&quot;);&quot;payable&quot;;IF(EXACT([.N244];&quot;Ingreso&quot;);&quot;other&quot;;IF(EXACT([.N244];&quot;Gasto&quot;);&quot;other&quot;;IF(EXACT([.N244];&quot;Patrimonio&quot;);&quot;other&quot;;IF(EXACT([.N24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4];&quot;Efectivo&quot;);EXACT([.N244];&quot;Cuenta por cobrar&quot;);EXACT([.N244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  <table:table-row table:style-name="ro2">
            <table:table-cell table:style-name="Nivel3" office:value-type="string">
              <text:p>6700-0000</text:p>
            </table:table-cell>
            <table:table-cell table:style-name="Datos" table:formula="of:=IF(AND(REPLACE([.A245];5;1;&quot;&quot;)&gt;REPLACE([.A244];5;1;&quot;&quot;);REPLACE([.A245];5;1;&quot;&quot;)&lt;REPLACE([.A246];5;1;&quot;&quot;));TRUE();FALSE())" office:value-type="boolean" office:boolean-value="true">
              <text:p>VERDADERO</text:p>
            </table:table-cell>
            <table:table-cell table:style-name="Nivel3" office:value-type="string">
              <text:p>Gastos no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Nivel3" table:formula="of:=IF(EXACT([.D245];1);[.$C245];&quot;&quot;)" office:value-type="string" office:string-value="Gastos no deducibles">
              <text:p>Gastos no deducibles</text:p>
            </table:table-cell>
            <table:table-cell table:style-name="Nivel3" table:formula="of:=IF(EXACT([.E245];1);[.$C245];&quot;&quot;)" office:value-type="string" office:string-value="Gastos no deducibles">
              <text:p>Gastos no deducibles</text:p>
            </table:table-cell>
            <table:table-cell table:style-name="Nivel3" table:formula="of:=IF(EXACT([.F245];1);[.$C245];&quot;&quot;)" office:value-type="string" office:string-value="Gastos no deducibles">
              <text:p>Gastos no deducibles</text:p>
            </table:table-cell>
            <table:table-cell table:style-name="Nivel3" table:formula="of:=IF(EXACT([.G245];1);[.$C245];&quot;&quot;)" office:value-type="string" office:string-value="Gastos no deducibles">
              <text:p>Gastos no deducibles</text:p>
            </table:table-cell>
            <table:table-cell table:style-name="Datos" office:value-type="string">
              <text:p>GND</text:p>
            </table:table-cell>
            <table:table-cell table:style-name="Datos" table:formula="of:=[.C176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N245];&quot;Vista&quot;);&quot;view&quot;;IF(EXACT([.N245];&quot;Efectivo&quot;);&quot;other&quot;;IF(EXACT([.N245];&quot;Activo&quot;);&quot;other&quot;;IF(EXACT([.N245];&quot;Cuenta por cobrar&quot;);&quot;receivable&quot;;IF(EXACT([.N245];&quot;Cuenta por pagar&quot;);&quot;payable&quot;;IF(EXACT([.N245];&quot;Ingreso&quot;);&quot;other&quot;;IF(EXACT([.N245];&quot;Gasto&quot;);&quot;other&quot;;IF(EXACT([.N245];&quot;Patrimonio&quot;);&quot;other&quot;;IF(EXACT([.N24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N245];&quot;Efectivo&quot;);EXACT([.N245];&quot;Cuenta por cobrar&quot;);EXACT([.N245];&quot;Cuenta por pagar&quot;));&quot;True&quot;;&quot;False&quot;)" office:value-type="string" office:string-value="False">
              <text:p>False</text:p>
            </table:table-cell>
            <table:table-cell table:number-columns-repeated="1004"/>
          </table:table-row>
          <table:table-row-group>
            <table:table-row table:style-name="ro2">
              <table:table-cell table:style-name="Nivel4" office:value-type="string">
                <text:p>6710-0000</text:p>
              </table:table-cell>
              <table:table-cell table:style-name="Datos" table:formula="of:=IF(AND(REPLACE([.A246];5;1;&quot;&quot;)&gt;REPLACE([.A245];5;1;&quot;&quot;);REPLACE([.A246];5;1;&quot;&quot;)&lt;REPLACE([.A247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Donaciones no deducibles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46];1);[.$C246];&quot;&quot;)" office:value-type="string" office:string-value="Donaciones no deducibles">
                <text:p>Donaciones no deducibles</text:p>
              </table:table-cell>
              <table:table-cell table:style-name="Nivel4" table:formula="of:=IF(EXACT([.E246];1);[.$C246];&quot;&quot;)">
                <text:p/>
              </table:table-cell>
              <table:table-cell table:style-name="Nivel4" table:formula="of:=IF(EXACT([.F246];1);[.$C246];&quot;&quot;)">
                <text:p/>
              </table:table-cell>
              <table:table-cell table:style-name="Nivel4" table:formula="of:=IF(EXACT([.G246];1);[.$C246];&quot;&quot;)">
                <text:p/>
              </table:table-cell>
              <table:table-cell table:style-name="Datos" office:value-type="string">
                <text:p>Don</text:p>
              </table:table-cell>
              <table:table-cell table:style-name="Datos" table:formula="of:=[.C245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6];&quot;Vista&quot;);&quot;view&quot;;IF(EXACT([.N246];&quot;Efectivo&quot;);&quot;other&quot;;IF(EXACT([.N246];&quot;Activo&quot;);&quot;other&quot;;IF(EXACT([.N246];&quot;Cuenta por cobrar&quot;);&quot;receivable&quot;;IF(EXACT([.N246];&quot;Cuenta por pagar&quot;);&quot;payable&quot;;IF(EXACT([.N246];&quot;Ingreso&quot;);&quot;other&quot;;IF(EXACT([.N246];&quot;Gasto&quot;);&quot;other&quot;;IF(EXACT([.N246];&quot;Patrimonio&quot;);&quot;other&quot;;IF(EXACT([.N24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6];&quot;Efectivo&quot;);EXACT([.N246];&quot;Cuenta por cobrar&quot;);EXACT([.N246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720-0000</text:p>
              </table:table-cell>
              <table:table-cell table:style-name="Datos" table:formula="of:=IF(AND(REPLACE([.A247];5;1;&quot;&quot;)&gt;REPLACE([.A246];5;1;&quot;&quot;);REPLACE([.A247];5;1;&quot;&quot;)&lt;REPLACE([.A248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Gastos de presidencia</text:p>
              </table:table-cell>
              <table:table-cell table:style-name="ce3" office:value-type="float" office:value="1">
                <text:p>1</text:p>
              </table:table-cell>
              <table:table-cell table:style-name="ce3"/>
              <table:table-cell table:style-name="ce3"/>
              <table:table-cell table:style-name="ce3"/>
              <table:table-cell table:style-name="Nivel4" table:formula="of:=IF(EXACT([.D247];1);[.$C247];&quot;&quot;)" office:value-type="string" office:string-value="Gastos de presidencia">
                <text:p>Gastos de presidencia</text:p>
              </table:table-cell>
              <table:table-cell table:style-name="Nivel4" table:formula="of:=IF(EXACT([.E247];1);[.$C247];&quot;&quot;)">
                <text:p/>
              </table:table-cell>
              <table:table-cell table:style-name="Nivel4" table:formula="of:=IF(EXACT([.F247];1);[.$C247];&quot;&quot;)">
                <text:p/>
              </table:table-cell>
              <table:table-cell table:style-name="Nivel4" table:formula="of:=IF(EXACT([.G247];1);[.$C247];&quot;&quot;)">
                <text:p/>
              </table:table-cell>
              <table:table-cell table:style-name="Datos" office:value-type="string">
                <text:p>GPres</text:p>
              </table:table-cell>
              <table:table-cell table:style-name="Datos" table:formula="of:=[.C245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7];&quot;Vista&quot;);&quot;view&quot;;IF(EXACT([.N247];&quot;Efectivo&quot;);&quot;other&quot;;IF(EXACT([.N247];&quot;Activo&quot;);&quot;other&quot;;IF(EXACT([.N247];&quot;Cuenta por cobrar&quot;);&quot;receivable&quot;;IF(EXACT([.N247];&quot;Cuenta por pagar&quot;);&quot;payable&quot;;IF(EXACT([.N247];&quot;Ingreso&quot;);&quot;other&quot;;IF(EXACT([.N247];&quot;Gasto&quot;);&quot;other&quot;;IF(EXACT([.N247];&quot;Patrimonio&quot;);&quot;other&quot;;IF(EXACT([.N247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7];&quot;Efectivo&quot;);EXACT([.N247];&quot;Cuenta por cobrar&quot;);EXACT([.N247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730-0000</text:p>
              </table:table-cell>
              <table:table-cell table:style-name="Datos" table:formula="of:=IF(AND(REPLACE([.A248];5;1;&quot;&quot;)&gt;REPLACE([.A247];5;1;&quot;&quot;);REPLACE([.A248];5;1;&quot;&quot;)&lt;REPLACE([.A249];5;1;&quot;&quot;));TRUE();FALSE())" office:value-type="boolean" office:boolean-value="true">
                <text:p>VERDADERO</text:p>
              </table:table-cell>
              <table:table-cell table:style-name="Nivel4" office:value-type="string">
                <text:p>Multas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248];1);[.$C248];&quot;&quot;)" office:value-type="string" office:string-value="Multas">
                <text:p>Multas</text:p>
              </table:table-cell>
              <table:table-cell table:style-name="Nivel4" table:formula="of:=IF(EXACT([.E248];1);[.$C248];&quot;&quot;)" office:value-type="string" office:string-value="Multas">
                <text:p>Multas</text:p>
              </table:table-cell>
              <table:table-cell table:style-name="Nivel4" table:formula="of:=IF(EXACT([.F248];1);[.$C248];&quot;&quot;)" office:value-type="string" office:string-value="Multas">
                <text:p>Multas</text:p>
              </table:table-cell>
              <table:table-cell table:style-name="Nivel4" table:formula="of:=IF(EXACT([.G248];1);[.$C248];&quot;&quot;)" office:value-type="string" office:string-value="Multas">
                <text:p>Multas</text:p>
              </table:table-cell>
              <table:table-cell table:style-name="Datos" office:value-type="string">
                <text:p>Mul</text:p>
              </table:table-cell>
              <table:table-cell table:style-name="Datos" table:formula="of:=[.C245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8];&quot;Vista&quot;);&quot;view&quot;;IF(EXACT([.N248];&quot;Efectivo&quot;);&quot;other&quot;;IF(EXACT([.N248];&quot;Activo&quot;);&quot;other&quot;;IF(EXACT([.N248];&quot;Cuenta por cobrar&quot;);&quot;receivable&quot;;IF(EXACT([.N248];&quot;Cuenta por pagar&quot;);&quot;payable&quot;;IF(EXACT([.N248];&quot;Ingreso&quot;);&quot;other&quot;;IF(EXACT([.N248];&quot;Gasto&quot;);&quot;other&quot;;IF(EXACT([.N248];&quot;Patrimonio&quot;);&quot;other&quot;;IF(EXACT([.N24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8];&quot;Efectivo&quot;);EXACT([.N248];&quot;Cuenta por cobrar&quot;);EXACT([.N248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  <table:table-row table:style-name="ro2">
              <table:table-cell table:style-name="Nivel4" office:value-type="string">
                <text:p>6740-0000</text:p>
              </table:table-cell>
              <table:table-cell table:style-name="Datos" table:formula="of:=IF(AND(REPLACE([.A249];5;1;&quot;&quot;)&gt;REPLACE([.A248];5;1;&quot;&quot;);REPLACE([.A249];5;1;&quot;&quot;)&lt;REPLACE([.A250];5;1;&quot;&quot;));TRUE();FALSE())" office:value-type="boolean" office:boolean-value="false">
                <text:p>FALSO</text:p>
              </table:table-cell>
              <table:table-cell table:style-name="Nivel4" office:value-type="string">
                <text:p>Diferencial cambiario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ce3" office:value-type="float" office:value="1">
                <text:p>1</text:p>
              </table:table-cell>
              <table:table-cell table:style-name="Nivel4" table:formula="of:=IF(EXACT([.D249];1);[.$C249];&quot;&quot;)" office:value-type="string" office:string-value="Diferencial cambiario">
                <text:p>Diferencial cambiario</text:p>
              </table:table-cell>
              <table:table-cell table:style-name="Nivel4" table:formula="of:=IF(EXACT([.E249];1);[.$C249];&quot;&quot;)" office:value-type="string" office:string-value="Diferencial cambiario">
                <text:p>Diferencial cambiario</text:p>
              </table:table-cell>
              <table:table-cell table:style-name="Nivel4" table:formula="of:=IF(EXACT([.F249];1);[.$C249];&quot;&quot;)" office:value-type="string" office:string-value="Diferencial cambiario">
                <text:p>Diferencial cambiario</text:p>
              </table:table-cell>
              <table:table-cell table:style-name="Nivel4" table:formula="of:=IF(EXACT([.G249];1);[.$C249];&quot;&quot;)" office:value-type="string" office:string-value="Diferencial cambiario">
                <text:p>Diferencial cambiario</text:p>
              </table:table-cell>
              <table:table-cell table:style-name="Datos" office:value-type="string">
                <text:p>Dif.Cam</text:p>
              </table:table-cell>
              <table:table-cell table:style-name="Datos" table:formula="of:=[.C245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N249];&quot;Vista&quot;);&quot;view&quot;;IF(EXACT([.N249];&quot;Efectivo&quot;);&quot;other&quot;;IF(EXACT([.N249];&quot;Activo&quot;);&quot;other&quot;;IF(EXACT([.N249];&quot;Cuenta por cobrar&quot;);&quot;receivable&quot;;IF(EXACT([.N249];&quot;Cuenta por pagar&quot;);&quot;payable&quot;;IF(EXACT([.N249];&quot;Ingreso&quot;);&quot;other&quot;;IF(EXACT([.N249];&quot;Gasto&quot;);&quot;other&quot;;IF(EXACT([.N249];&quot;Patrimonio&quot;);&quot;other&quot;;IF(EXACT([.N24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N249];&quot;Efectivo&quot;);EXACT([.N249];&quot;Cuenta por cobrar&quot;);EXACT([.N249];&quot;Cuenta por pagar&quot;));&quot;True&quot;;&quot;False&quot;)" office:value-type="string" office:string-value="False">
                <text:p>False</text:p>
              </table:table-cell>
              <table:table-cell table:number-columns-repeated="1004"/>
            </table:table-row>
          </table:table-row-group>
        </table:table-row-group>
        <table:table-row table:style-name="ro2">
          <table:table-cell/>
          <table:table-cell table:number-columns-repeated="1020"/>
        </table:table-row>
        <table:table-row table:style-name="ro2" table:number-rows-repeated="104832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learCorp" table:style-name="ta1" table:print="false">
        <office:forms form:automatic-focus="false" form:apply-design-mode="false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2">
          <table:table-cell table:formula="of:=IF(EXACT([$'Plan base'.$D2];1);IF(EXACT([$'Plan base'.$A2];&quot;&quot;);&quot;&quot;;[$'Plan base'.$A2]);&quot;&quot;)" office:value-type="string" office:string-value="0000-0000">
            <text:p>0000-0000</text:p>
          </table:table-cell>
          <table:table-cell table:formula="of:=IF(EXACT([$'Plan base'.$D2];1);IF(EXACT([$'Plan base'.$H2];&quot;&quot;);&quot;&quot;;[$'Plan base'.$H2]);&quot;&quot;)" office:value-type="string" office:string-value="Plan contable ClearCorp">
            <text:p>Plan contable ClearCorp</text:p>
          </table:table-cell>
          <table:table-cell table:formula="of:=IF(EXACT([$'Plan base'.$D2];1);IF(EXACT([$'Plan base'.L2];&quot;&quot;);&quot;&quot;;[$'Plan base'.L2]);&quot;&quot;)" office:value-type="string" office:string-value="CAT">
            <text:p>CAT</text:p>
          </table:table-cell>
          <table:table-cell table:formula="of:=IF(EXACT([$'Plan base'.$D2];1);IF(EXACT([$'Plan base'.M2];&quot;&quot;);&quot;&quot;;IF(EXACT([$'Plan base'.M2];&quot;Plan contable&quot;);CONCATENATE([$'Plan base'.M2];&quot; ClearCorp&quot;);[$'Plan base'.M2]));&quot;&quot;)">
            <text:p/>
          </table:table-cell>
          <table:table-cell table:formula="of:=IF(EXACT([$'Plan base'.$D2];1);IF(EXACT([$'Plan base'.N2];&quot;&quot;);&quot;&quot;;[$'Plan base'.N2]);&quot;&quot;)" office:value-type="string" office:string-value="Vista">
            <text:p>Vista</text:p>
          </table:table-cell>
          <table:table-cell table:formula="of:=IF(EXACT([$'Plan base'.$D2];1);IF(EXACT([$'Plan base'.O2];&quot;&quot;);&quot;&quot;;[$'Plan base'.O2]);&quot;&quot;)" office:value-type="string" office:string-value="USD">
            <text:p>USD</text:p>
          </table:table-cell>
          <table:table-cell table:formula="of:=IF(EXACT([$'Plan base'.$D2];1);IF(EXACT([$'Plan base'.P2];&quot;&quot;);&quot;&quot;;[$'Plan base'.P2]);&quot;&quot;)" office:value-type="string" office:string-value="view">
            <text:p>view</text:p>
          </table:table-cell>
          <table:table-cell table:formula="of:=IF(EXACT([$'Plan base'.$D2];1);IF(EXACT([$'Plan base'.Q2];&quot;&quot;);&quot;&quot;;[$'Plan base'.Q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3];1);IF(EXACT([$'Plan base'.$A3];&quot;&quot;);&quot;&quot;;[$'Plan base'.$A3]);&quot;&quot;)" office:value-type="string" office:string-value="1000-0000">
            <text:p>1000-0000</text:p>
          </table:table-cell>
          <table:table-cell table:formula="of:=IF(EXACT([$'Plan base'.$D3];1);IF(EXACT([$'Plan base'.$H3];&quot;&quot;);&quot;&quot;;[$'Plan base'.$H3]);&quot;&quot;)" office:value-type="string" office:string-value="Activo">
            <text:p>Activo</text:p>
          </table:table-cell>
          <table:table-cell table:formula="of:=IF(EXACT([$'Plan base'.$D3];1);IF(EXACT([$'Plan base'.L3];&quot;&quot;);&quot;&quot;;[$'Plan base'.L3]);&quot;&quot;)" office:value-type="string" office:string-value="Ac">
            <text:p>Ac</text:p>
          </table:table-cell>
          <table:table-cell table:formula="of:=IF(EXACT([$'Plan base'.$D3];1);IF(EXACT([$'Plan base'.M3];&quot;&quot;);&quot;&quot;;IF(EXACT([$'Plan base'.M3];&quot;Plan contable&quot;);CONCATENATE([$'Plan base'.M3];&quot; ClearCorp&quot;);[$'Plan base'.M3]));&quot;&quot;)" office:value-type="string" office:string-value="Plan contable ClearCorp">
            <text:p>Plan contable ClearCorp</text:p>
          </table:table-cell>
          <table:table-cell table:formula="of:=IF(EXACT([$'Plan base'.$D3];1);IF(EXACT([$'Plan base'.N3];&quot;&quot;);&quot;&quot;;[$'Plan base'.N3]);&quot;&quot;)" office:value-type="string" office:string-value="Vista">
            <text:p>Vista</text:p>
          </table:table-cell>
          <table:table-cell table:formula="of:=IF(EXACT([$'Plan base'.$D3];1);IF(EXACT([$'Plan base'.O3];&quot;&quot;);&quot;&quot;;[$'Plan base'.O3]);&quot;&quot;)" office:value-type="string" office:string-value="USD">
            <text:p>USD</text:p>
          </table:table-cell>
          <table:table-cell table:formula="of:=IF(EXACT([$'Plan base'.$D3];1);IF(EXACT([$'Plan base'.P3];&quot;&quot;);&quot;&quot;;[$'Plan base'.P3]);&quot;&quot;)" office:value-type="string" office:string-value="view">
            <text:p>view</text:p>
          </table:table-cell>
          <table:table-cell table:formula="of:=IF(EXACT([$'Plan base'.$D3];1);IF(EXACT([$'Plan base'.Q3];&quot;&quot;);&quot;&quot;;[$'Plan base'.Q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4];1);IF(EXACT([$'Plan base'.$A4];&quot;&quot;);&quot;&quot;;[$'Plan base'.$A4]);&quot;&quot;)" office:value-type="string" office:string-value="1100-0000">
            <text:p>1100-0000</text:p>
          </table:table-cell>
          <table:table-cell table:formula="of:=IF(EXACT([$'Plan base'.$D4];1);IF(EXACT([$'Plan base'.$H4];&quot;&quot;);&quot;&quot;;[$'Plan base'.$H4]);&quot;&quot;)" office:value-type="string" office:string-value="Activo circulante">
            <text:p>Activo circulante</text:p>
          </table:table-cell>
          <table:table-cell table:formula="of:=IF(EXACT([$'Plan base'.$D4];1);IF(EXACT([$'Plan base'.L4];&quot;&quot;);&quot;&quot;;[$'Plan base'.L4]);&quot;&quot;)" office:value-type="string" office:string-value="Cir">
            <text:p>Cir</text:p>
          </table:table-cell>
          <table:table-cell table:formula="of:=IF(EXACT([$'Plan base'.$D4];1);IF(EXACT([$'Plan base'.M4];&quot;&quot;);&quot;&quot;;IF(EXACT([$'Plan base'.M4];&quot;Plan contable&quot;);CONCATENATE([$'Plan base'.M4];&quot; ClearCorp&quot;);[$'Plan base'.M4]));&quot;&quot;)" office:value-type="string" office:string-value="Activo">
            <text:p>Activo</text:p>
          </table:table-cell>
          <table:table-cell table:formula="of:=IF(EXACT([$'Plan base'.$D4];1);IF(EXACT([$'Plan base'.N4];&quot;&quot;);&quot;&quot;;[$'Plan base'.N4]);&quot;&quot;)" office:value-type="string" office:string-value="Vista">
            <text:p>Vista</text:p>
          </table:table-cell>
          <table:table-cell table:formula="of:=IF(EXACT([$'Plan base'.$D4];1);IF(EXACT([$'Plan base'.O4];&quot;&quot;);&quot;&quot;;[$'Plan base'.O4]);&quot;&quot;)" office:value-type="string" office:string-value="USD">
            <text:p>USD</text:p>
          </table:table-cell>
          <table:table-cell table:formula="of:=IF(EXACT([$'Plan base'.$D4];1);IF(EXACT([$'Plan base'.P4];&quot;&quot;);&quot;&quot;;[$'Plan base'.P4]);&quot;&quot;)" office:value-type="string" office:string-value="view">
            <text:p>view</text:p>
          </table:table-cell>
          <table:table-cell table:formula="of:=IF(EXACT([$'Plan base'.$D4];1);IF(EXACT([$'Plan base'.Q4];&quot;&quot;);&quot;&quot;;[$'Plan base'.Q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5];1);IF(EXACT([$'Plan base'.$A5];&quot;&quot;);&quot;&quot;;[$'Plan base'.$A5]);&quot;&quot;)" office:value-type="string" office:string-value="1110-0000">
            <text:p>1110-0000</text:p>
          </table:table-cell>
          <table:table-cell table:formula="of:=IF(EXACT([$'Plan base'.$D5];1);IF(EXACT([$'Plan base'.$H5];&quot;&quot;);&quot;&quot;;[$'Plan base'.$H5]);&quot;&quot;)" office:value-type="string" office:string-value="Activo circulante disponible">
            <text:p>Activo circulante disponible</text:p>
          </table:table-cell>
          <table:table-cell table:formula="of:=IF(EXACT([$'Plan base'.$D5];1);IF(EXACT([$'Plan base'.L5];&quot;&quot;);&quot;&quot;;[$'Plan base'.L5]);&quot;&quot;)" office:value-type="string" office:string-value="Dis">
            <text:p>Dis</text:p>
          </table:table-cell>
          <table:table-cell table:formula="of:=IF(EXACT([$'Plan base'.$D5];1);IF(EXACT([$'Plan base'.M5];&quot;&quot;);&quot;&quot;;IF(EXACT([$'Plan base'.M5];&quot;Plan contable&quot;);CONCATENATE([$'Plan base'.M5];&quot; ClearCorp&quot;);[$'Plan base'.M5]));&quot;&quot;)" office:value-type="string" office:string-value="Activo circulante">
            <text:p>Activo circulante</text:p>
          </table:table-cell>
          <table:table-cell table:formula="of:=IF(EXACT([$'Plan base'.$D5];1);IF(EXACT([$'Plan base'.N5];&quot;&quot;);&quot;&quot;;[$'Plan base'.N5]);&quot;&quot;)" office:value-type="string" office:string-value="Vista">
            <text:p>Vista</text:p>
          </table:table-cell>
          <table:table-cell table:formula="of:=IF(EXACT([$'Plan base'.$D5];1);IF(EXACT([$'Plan base'.O5];&quot;&quot;);&quot;&quot;;[$'Plan base'.O5]);&quot;&quot;)" office:value-type="string" office:string-value="USD">
            <text:p>USD</text:p>
          </table:table-cell>
          <table:table-cell table:formula="of:=IF(EXACT([$'Plan base'.$D5];1);IF(EXACT([$'Plan base'.P5];&quot;&quot;);&quot;&quot;;[$'Plan base'.P5]);&quot;&quot;)" office:value-type="string" office:string-value="view">
            <text:p>view</text:p>
          </table:table-cell>
          <table:table-cell table:formula="of:=IF(EXACT([$'Plan base'.$D5];1);IF(EXACT([$'Plan base'.Q5];&quot;&quot;);&quot;&quot;;[$'Plan base'.Q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6];1);IF(EXACT([$'Plan base'.$A6];&quot;&quot;);&quot;&quot;;[$'Plan base'.$A6]);&quot;&quot;)" office:value-type="string" office:string-value="1111-0000">
            <text:p>1111-0000</text:p>
          </table:table-cell>
          <table:table-cell table:formula="of:=IF(EXACT([$'Plan base'.$D6];1);IF(EXACT([$'Plan base'.$H6];&quot;&quot;);&quot;&quot;;[$'Plan base'.$H6]);&quot;&quot;)" office:value-type="string" office:string-value="Fondos de caja">
            <text:p>Fondos de caja</text:p>
          </table:table-cell>
          <table:table-cell table:formula="of:=IF(EXACT([$'Plan base'.$D6];1);IF(EXACT([$'Plan base'.L6];&quot;&quot;);&quot;&quot;;[$'Plan base'.L6]);&quot;&quot;)" office:value-type="string" office:string-value="CyB">
            <text:p>CyB</text:p>
          </table:table-cell>
          <table:table-cell table:formula="of:=IF(EXACT([$'Plan base'.$D6];1);IF(EXACT([$'Plan base'.M6];&quot;&quot;);&quot;&quot;;IF(EXACT([$'Plan base'.M6];&quot;Plan contable&quot;);CONCATENATE([$'Plan base'.M6];&quot; ClearCorp&quot;);[$'Plan base'.M6]));&quot;&quot;)" office:value-type="string" office:string-value="Activo circulante disponible">
            <text:p>Activo circulante disponible</text:p>
          </table:table-cell>
          <table:table-cell table:formula="of:=IF(EXACT([$'Plan base'.$D6];1);IF(EXACT([$'Plan base'.N6];&quot;&quot;);&quot;&quot;;[$'Plan base'.N6]);&quot;&quot;)" office:value-type="string" office:string-value="Vista">
            <text:p>Vista</text:p>
          </table:table-cell>
          <table:table-cell table:formula="of:=IF(EXACT([$'Plan base'.$D6];1);IF(EXACT([$'Plan base'.O6];&quot;&quot;);&quot;&quot;;[$'Plan base'.O6]);&quot;&quot;)" office:value-type="string" office:string-value="USD">
            <text:p>USD</text:p>
          </table:table-cell>
          <table:table-cell table:formula="of:=IF(EXACT([$'Plan base'.$D6];1);IF(EXACT([$'Plan base'.P6];&quot;&quot;);&quot;&quot;;[$'Plan base'.P6]);&quot;&quot;)" office:value-type="string" office:string-value="view">
            <text:p>view</text:p>
          </table:table-cell>
          <table:table-cell table:formula="of:=IF(EXACT([$'Plan base'.$D6];1);IF(EXACT([$'Plan base'.Q6];&quot;&quot;);&quot;&quot;;[$'Plan base'.Q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7];1);IF(EXACT([$'Plan base'.$A7];&quot;&quot;);&quot;&quot;;[$'Plan base'.$A7]);&quot;&quot;)" office:value-type="string" office:string-value="1111-0100">
            <text:p>1111-0100</text:p>
          </table:table-cell>
          <table:table-cell table:formula="of:=IF(EXACT([$'Plan base'.$D7];1);IF(EXACT([$'Plan base'.$H7];&quot;&quot;);&quot;&quot;;[$'Plan base'.$H7]);&quot;&quot;)" office:value-type="string" office:string-value="Fondos de caja CRC">
            <text:p>Fondos de caja CRC</text:p>
          </table:table-cell>
          <table:table-cell table:formula="of:=IF(EXACT([$'Plan base'.$D7];1);IF(EXACT([$'Plan base'.L7];&quot;&quot;);&quot;&quot;;[$'Plan base'.L7]);&quot;&quot;)" office:value-type="string" office:string-value="FC-CRC">
            <text:p>FC-CRC</text:p>
          </table:table-cell>
          <table:table-cell table:formula="of:=IF(EXACT([$'Plan base'.$D7];1);IF(EXACT([$'Plan base'.M7];&quot;&quot;);&quot;&quot;;IF(EXACT([$'Plan base'.M7];&quot;Plan contable&quot;);CONCATENATE([$'Plan base'.M7];&quot; ClearCorp&quot;);[$'Plan base'.M7]));&quot;&quot;)" office:value-type="string" office:string-value="Fondos de caja">
            <text:p>Fondos de caja</text:p>
          </table:table-cell>
          <table:table-cell table:formula="of:=IF(EXACT([$'Plan base'.$D7];1);IF(EXACT([$'Plan base'.N7];&quot;&quot;);&quot;&quot;;[$'Plan base'.N7]);&quot;&quot;)" office:value-type="string" office:string-value="Vista">
            <text:p>Vista</text:p>
          </table:table-cell>
          <table:table-cell table:formula="of:=IF(EXACT([$'Plan base'.$D7];1);IF(EXACT([$'Plan base'.O7];&quot;&quot;);&quot;&quot;;[$'Plan base'.O7]);&quot;&quot;)" office:value-type="string" office:string-value="USD">
            <text:p>USD</text:p>
          </table:table-cell>
          <table:table-cell table:formula="of:=IF(EXACT([$'Plan base'.$D7];1);IF(EXACT([$'Plan base'.P7];&quot;&quot;);&quot;&quot;;[$'Plan base'.P7]);&quot;&quot;)" office:value-type="string" office:string-value="view">
            <text:p>view</text:p>
          </table:table-cell>
          <table:table-cell table:formula="of:=IF(EXACT([$'Plan base'.$D7];1);IF(EXACT([$'Plan base'.Q7];&quot;&quot;);&quot;&quot;;[$'Plan base'.Q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8];1);IF(EXACT([$'Plan base'.$A8];&quot;&quot;);&quot;&quot;;[$'Plan base'.$A8]);&quot;&quot;)" office:value-type="string" office:string-value="1111-0101">
            <text:p>1111-0101</text:p>
          </table:table-cell>
          <table:table-cell table:formula="of:=IF(EXACT([$'Plan base'.$D8];1);IF(EXACT([$'Plan base'.$H8];&quot;&quot;);&quot;&quot;;[$'Plan base'.$H8]);&quot;&quot;)" office:value-type="string" office:string-value="Fondo de caja oficinas centrales CRC">
            <text:p>Fondo de caja oficinas centrales CRC</text:p>
          </table:table-cell>
          <table:table-cell table:formula="of:=IF(EXACT([$'Plan base'.$D8];1);IF(EXACT([$'Plan base'.L8];&quot;&quot;);&quot;&quot;;[$'Plan base'.L8]);&quot;&quot;)" office:value-type="string" office:string-value="Cen">
            <text:p>Cen</text:p>
          </table:table-cell>
          <table:table-cell table:formula="of:=IF(EXACT([$'Plan base'.$D8];1);IF(EXACT([$'Plan base'.M8];&quot;&quot;);&quot;&quot;;IF(EXACT([$'Plan base'.M8];&quot;Plan contable&quot;);CONCATENATE([$'Plan base'.M8];&quot; ClearCorp&quot;);[$'Plan base'.M8]));&quot;&quot;)" office:value-type="string" office:string-value="Fondos de caja CRC">
            <text:p>Fondos de caja CRC</text:p>
          </table:table-cell>
          <table:table-cell table:formula="of:=IF(EXACT([$'Plan base'.$D8];1);IF(EXACT([$'Plan base'.N8];&quot;&quot;);&quot;&quot;;[$'Plan base'.N8]);&quot;&quot;)" office:value-type="string" office:string-value="Efectivo">
            <text:p>Efectivo</text:p>
          </table:table-cell>
          <table:table-cell table:formula="of:=IF(EXACT([$'Plan base'.$D8];1);IF(EXACT([$'Plan base'.O8];&quot;&quot;);&quot;&quot;;[$'Plan base'.O8]);&quot;&quot;)" office:value-type="string" office:string-value="USD">
            <text:p>USD</text:p>
          </table:table-cell>
          <table:table-cell table:formula="of:=IF(EXACT([$'Plan base'.$D8];1);IF(EXACT([$'Plan base'.P8];&quot;&quot;);&quot;&quot;;[$'Plan base'.P8]);&quot;&quot;)" office:value-type="string" office:string-value="other">
            <text:p>other</text:p>
          </table:table-cell>
          <table:table-cell table:formula="of:=IF(EXACT([$'Plan base'.$D8];1);IF(EXACT([$'Plan base'.Q8];&quot;&quot;);&quot;&quot;;[$'Plan base'.Q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9];1);IF(EXACT([$'Plan base'.$A9];&quot;&quot;);&quot;&quot;;[$'Plan base'.$A9]);&quot;&quot;)" office:value-type="string" office:string-value="1111-0200">
            <text:p>1111-0200</text:p>
          </table:table-cell>
          <table:table-cell table:formula="of:=IF(EXACT([$'Plan base'.$D9];1);IF(EXACT([$'Plan base'.$H9];&quot;&quot;);&quot;&quot;;[$'Plan base'.$H9]);&quot;&quot;)" office:value-type="string" office:string-value="Fondos de caja USD">
            <text:p>Fondos de caja USD</text:p>
          </table:table-cell>
          <table:table-cell table:formula="of:=IF(EXACT([$'Plan base'.$D9];1);IF(EXACT([$'Plan base'.L9];&quot;&quot;);&quot;&quot;;[$'Plan base'.L9]);&quot;&quot;)" office:value-type="string" office:string-value="FC-USD">
            <text:p>FC-USD</text:p>
          </table:table-cell>
          <table:table-cell table:formula="of:=IF(EXACT([$'Plan base'.$D9];1);IF(EXACT([$'Plan base'.M9];&quot;&quot;);&quot;&quot;;IF(EXACT([$'Plan base'.M9];&quot;Plan contable&quot;);CONCATENATE([$'Plan base'.M9];&quot; ClearCorp&quot;);[$'Plan base'.M9]));&quot;&quot;)" office:value-type="string" office:string-value="Fondos de caja">
            <text:p>Fondos de caja</text:p>
          </table:table-cell>
          <table:table-cell table:formula="of:=IF(EXACT([$'Plan base'.$D9];1);IF(EXACT([$'Plan base'.N9];&quot;&quot;);&quot;&quot;;[$'Plan base'.N9]);&quot;&quot;)" office:value-type="string" office:string-value="Vista">
            <text:p>Vista</text:p>
          </table:table-cell>
          <table:table-cell table:formula="of:=IF(EXACT([$'Plan base'.$D9];1);IF(EXACT([$'Plan base'.O9];&quot;&quot;);&quot;&quot;;[$'Plan base'.O9]);&quot;&quot;)" office:value-type="string" office:string-value="USD">
            <text:p>USD</text:p>
          </table:table-cell>
          <table:table-cell table:formula="of:=IF(EXACT([$'Plan base'.$D9];1);IF(EXACT([$'Plan base'.P9];&quot;&quot;);&quot;&quot;;[$'Plan base'.P9]);&quot;&quot;)" office:value-type="string" office:string-value="view">
            <text:p>view</text:p>
          </table:table-cell>
          <table:table-cell table:formula="of:=IF(EXACT([$'Plan base'.$D9];1);IF(EXACT([$'Plan base'.Q9];&quot;&quot;);&quot;&quot;;[$'Plan base'.Q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0];1);IF(EXACT([$'Plan base'.$A10];&quot;&quot;);&quot;&quot;;[$'Plan base'.$A10]);&quot;&quot;)" office:value-type="string" office:string-value="1111-0201">
            <text:p>1111-0201</text:p>
          </table:table-cell>
          <table:table-cell table:formula="of:=IF(EXACT([$'Plan base'.$D10];1);IF(EXACT([$'Plan base'.$H10];&quot;&quot;);&quot;&quot;;[$'Plan base'.$H10]);&quot;&quot;)" office:value-type="string" office:string-value="Fondo de caja oficinas centrales USD">
            <text:p>Fondo de caja oficinas centrales USD</text:p>
          </table:table-cell>
          <table:table-cell table:formula="of:=IF(EXACT([$'Plan base'.$D10];1);IF(EXACT([$'Plan base'.L10];&quot;&quot;);&quot;&quot;;[$'Plan base'.L10]);&quot;&quot;)" office:value-type="string" office:string-value="Cen">
            <text:p>Cen</text:p>
          </table:table-cell>
          <table:table-cell table:formula="of:=IF(EXACT([$'Plan base'.$D10];1);IF(EXACT([$'Plan base'.M10];&quot;&quot;);&quot;&quot;;IF(EXACT([$'Plan base'.M10];&quot;Plan contable&quot;);CONCATENATE([$'Plan base'.M10];&quot; ClearCorp&quot;);[$'Plan base'.M10]));&quot;&quot;)" office:value-type="string" office:string-value="Fondos de caja USD">
            <text:p>Fondos de caja USD</text:p>
          </table:table-cell>
          <table:table-cell table:formula="of:=IF(EXACT([$'Plan base'.$D10];1);IF(EXACT([$'Plan base'.N10];&quot;&quot;);&quot;&quot;;[$'Plan base'.N10]);&quot;&quot;)" office:value-type="string" office:string-value="Efectivo">
            <text:p>Efectivo</text:p>
          </table:table-cell>
          <table:table-cell table:formula="of:=IF(EXACT([$'Plan base'.$D10];1);IF(EXACT([$'Plan base'.O10];&quot;&quot;);&quot;&quot;;[$'Plan base'.O10]);&quot;&quot;)" office:value-type="string" office:string-value="USD">
            <text:p>USD</text:p>
          </table:table-cell>
          <table:table-cell table:formula="of:=IF(EXACT([$'Plan base'.$D10];1);IF(EXACT([$'Plan base'.P10];&quot;&quot;);&quot;&quot;;[$'Plan base'.P10]);&quot;&quot;)" office:value-type="string" office:string-value="other">
            <text:p>other</text:p>
          </table:table-cell>
          <table:table-cell table:formula="of:=IF(EXACT([$'Plan base'.$D10];1);IF(EXACT([$'Plan base'.Q10];&quot;&quot;);&quot;&quot;;[$'Plan base'.Q1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3];1);IF(EXACT([$'Plan base'.$A13];&quot;&quot;);&quot;&quot;;[$'Plan base'.$A13]);&quot;&quot;)" office:value-type="string" office:string-value="1112-0000">
            <text:p>1112-0000</text:p>
          </table:table-cell>
          <table:table-cell table:formula="of:=IF(EXACT([$'Plan base'.$D13];1);IF(EXACT([$'Plan base'.$H13];&quot;&quot;);&quot;&quot;;[$'Plan base'.$H13]);&quot;&quot;)" office:value-type="string" office:string-value="Bancos">
            <text:p>Bancos</text:p>
          </table:table-cell>
          <table:table-cell table:formula="of:=IF(EXACT([$'Plan base'.$D13];1);IF(EXACT([$'Plan base'.L13];&quot;&quot;);&quot;&quot;;[$'Plan base'.L13]);&quot;&quot;)" office:value-type="string" office:string-value="CyB">
            <text:p>CyB</text:p>
          </table:table-cell>
          <table:table-cell table:formula="of:=IF(EXACT([$'Plan base'.$D13];1);IF(EXACT([$'Plan base'.M13];&quot;&quot;);&quot;&quot;;IF(EXACT([$'Plan base'.M13];&quot;Plan contable&quot;);CONCATENATE([$'Plan base'.M13];&quot; ClearCorp&quot;);[$'Plan base'.M13]));&quot;&quot;)" office:value-type="string" office:string-value="Activo circulante disponible">
            <text:p>Activo circulante disponible</text:p>
          </table:table-cell>
          <table:table-cell table:formula="of:=IF(EXACT([$'Plan base'.$D13];1);IF(EXACT([$'Plan base'.N13];&quot;&quot;);&quot;&quot;;[$'Plan base'.N13]);&quot;&quot;)" office:value-type="string" office:string-value="Vista">
            <text:p>Vista</text:p>
          </table:table-cell>
          <table:table-cell table:formula="of:=IF(EXACT([$'Plan base'.$D13];1);IF(EXACT([$'Plan base'.O13];&quot;&quot;);&quot;&quot;;[$'Plan base'.O13]);&quot;&quot;)" office:value-type="string" office:string-value="USD">
            <text:p>USD</text:p>
          </table:table-cell>
          <table:table-cell table:formula="of:=IF(EXACT([$'Plan base'.$D13];1);IF(EXACT([$'Plan base'.P13];&quot;&quot;);&quot;&quot;;[$'Plan base'.P13]);&quot;&quot;)" office:value-type="string" office:string-value="view">
            <text:p>view</text:p>
          </table:table-cell>
          <table:table-cell table:formula="of:=IF(EXACT([$'Plan base'.$D13];1);IF(EXACT([$'Plan base'.Q13];&quot;&quot;);&quot;&quot;;[$'Plan base'.Q1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];1);IF(EXACT([$'Plan base'.$A14];&quot;&quot;);&quot;&quot;;[$'Plan base'.$A14]);&quot;&quot;)" office:value-type="string" office:string-value="1112-0100">
            <text:p>1112-0100</text:p>
          </table:table-cell>
          <table:table-cell table:formula="of:=IF(EXACT([$'Plan base'.$D14];1);IF(EXACT([$'Plan base'.$H14];&quot;&quot;);&quot;&quot;;[$'Plan base'.$H14]);&quot;&quot;)" office:value-type="string" office:string-value="Cuentas corrientes CRC">
            <text:p>Cuentas corrientes CRC</text:p>
          </table:table-cell>
          <table:table-cell table:formula="of:=IF(EXACT([$'Plan base'.$D14];1);IF(EXACT([$'Plan base'.L14];&quot;&quot;);&quot;&quot;;[$'Plan base'.L14]);&quot;&quot;)" office:value-type="string" office:string-value="CC-CRC">
            <text:p>CC-CRC</text:p>
          </table:table-cell>
          <table:table-cell table:formula="of:=IF(EXACT([$'Plan base'.$D14];1);IF(EXACT([$'Plan base'.M14];&quot;&quot;);&quot;&quot;;IF(EXACT([$'Plan base'.M14];&quot;Plan contable&quot;);CONCATENATE([$'Plan base'.M14];&quot; ClearCorp&quot;);[$'Plan base'.M14]));&quot;&quot;)" office:value-type="string" office:string-value="Bancos">
            <text:p>Bancos</text:p>
          </table:table-cell>
          <table:table-cell table:formula="of:=IF(EXACT([$'Plan base'.$D14];1);IF(EXACT([$'Plan base'.N14];&quot;&quot;);&quot;&quot;;[$'Plan base'.N14]);&quot;&quot;)" office:value-type="string" office:string-value="Vista">
            <text:p>Vista</text:p>
          </table:table-cell>
          <table:table-cell table:formula="of:=IF(EXACT([$'Plan base'.$D14];1);IF(EXACT([$'Plan base'.O14];&quot;&quot;);&quot;&quot;;[$'Plan base'.O14]);&quot;&quot;)" office:value-type="string" office:string-value="USD">
            <text:p>USD</text:p>
          </table:table-cell>
          <table:table-cell table:formula="of:=IF(EXACT([$'Plan base'.$D14];1);IF(EXACT([$'Plan base'.P14];&quot;&quot;);&quot;&quot;;[$'Plan base'.P14]);&quot;&quot;)" office:value-type="string" office:string-value="view">
            <text:p>view</text:p>
          </table:table-cell>
          <table:table-cell table:formula="of:=IF(EXACT([$'Plan base'.$D14];1);IF(EXACT([$'Plan base'.Q14];&quot;&quot;);&quot;&quot;;[$'Plan base'.Q1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5];1);IF(EXACT([$'Plan base'.$A15];&quot;&quot;);&quot;&quot;;[$'Plan base'.$A15]);&quot;&quot;)" office:value-type="string" office:string-value="1112-0101">
            <text:p>1112-0101</text:p>
          </table:table-cell>
          <table:table-cell table:formula="of:=IF(EXACT([$'Plan base'.$D15];1);IF(EXACT([$'Plan base'.$H15];&quot;&quot;);&quot;&quot;;[$'Plan base'.$H15]);&quot;&quot;)" office:value-type="string" office:string-value="HSBC cuenta maestra CRC 07405113472">
            <text:p>HSBC cuenta maestra CRC 07405113472</text:p>
          </table:table-cell>
          <table:table-cell table:formula="of:=IF(EXACT([$'Plan base'.$D15];1);IF(EXACT([$'Plan base'.L15];&quot;&quot;);&quot;&quot;;[$'Plan base'.L15]);&quot;&quot;)">
            <text:p/>
          </table:table-cell>
          <table:table-cell table:formula="of:=IF(EXACT([$'Plan base'.$D15];1);IF(EXACT([$'Plan base'.M15];&quot;&quot;);&quot;&quot;;IF(EXACT([$'Plan base'.M15];&quot;Plan contable&quot;);CONCATENATE([$'Plan base'.M15];&quot; ClearCorp&quot;);[$'Plan base'.M15]));&quot;&quot;)" office:value-type="string" office:string-value="Cuentas corrientes CRC">
            <text:p>Cuentas corrientes CRC</text:p>
          </table:table-cell>
          <table:table-cell table:formula="of:=IF(EXACT([$'Plan base'.$D15];1);IF(EXACT([$'Plan base'.N15];&quot;&quot;);&quot;&quot;;[$'Plan base'.N15]);&quot;&quot;)" office:value-type="string" office:string-value="Efectivo">
            <text:p>Efectivo</text:p>
          </table:table-cell>
          <table:table-cell table:formula="of:=IF(EXACT([$'Plan base'.$D15];1);IF(EXACT([$'Plan base'.O15];&quot;&quot;);&quot;&quot;;[$'Plan base'.O15]);&quot;&quot;)" office:value-type="string" office:string-value="USD">
            <text:p>USD</text:p>
          </table:table-cell>
          <table:table-cell table:formula="of:=IF(EXACT([$'Plan base'.$D15];1);IF(EXACT([$'Plan base'.P15];&quot;&quot;);&quot;&quot;;[$'Plan base'.P15]);&quot;&quot;)" office:value-type="string" office:string-value="other">
            <text:p>other</text:p>
          </table:table-cell>
          <table:table-cell table:formula="of:=IF(EXACT([$'Plan base'.$D15];1);IF(EXACT([$'Plan base'.Q15];&quot;&quot;);&quot;&quot;;[$'Plan base'.Q1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6];1);IF(EXACT([$'Plan base'.$A16];&quot;&quot;);&quot;&quot;;[$'Plan base'.$A16]);&quot;&quot;)" office:value-type="string" office:string-value="1112-0102">
            <text:p>1112-0102</text:p>
          </table:table-cell>
          <table:table-cell table:formula="of:=IF(EXACT([$'Plan base'.$D16];1);IF(EXACT([$'Plan base'.$H16];&quot;&quot;);&quot;&quot;;[$'Plan base'.$H16]);&quot;&quot;)" office:value-type="string" office:string-value="HSBC cuenta maestra Internet CRC 07405113956">
            <text:p>HSBC cuenta maestra Internet CRC 07405113956</text:p>
          </table:table-cell>
          <table:table-cell table:formula="of:=IF(EXACT([$'Plan base'.$D16];1);IF(EXACT([$'Plan base'.L16];&quot;&quot;);&quot;&quot;;[$'Plan base'.L16]);&quot;&quot;)">
            <text:p/>
          </table:table-cell>
          <table:table-cell table:formula="of:=IF(EXACT([$'Plan base'.$D16];1);IF(EXACT([$'Plan base'.M16];&quot;&quot;);&quot;&quot;;IF(EXACT([$'Plan base'.M16];&quot;Plan contable&quot;);CONCATENATE([$'Plan base'.M16];&quot; ClearCorp&quot;);[$'Plan base'.M16]));&quot;&quot;)" office:value-type="string" office:string-value="Cuentas corrientes CRC">
            <text:p>Cuentas corrientes CRC</text:p>
          </table:table-cell>
          <table:table-cell table:formula="of:=IF(EXACT([$'Plan base'.$D16];1);IF(EXACT([$'Plan base'.N16];&quot;&quot;);&quot;&quot;;[$'Plan base'.N16]);&quot;&quot;)" office:value-type="string" office:string-value="Efectivo">
            <text:p>Efectivo</text:p>
          </table:table-cell>
          <table:table-cell table:formula="of:=IF(EXACT([$'Plan base'.$D16];1);IF(EXACT([$'Plan base'.O16];&quot;&quot;);&quot;&quot;;[$'Plan base'.O16]);&quot;&quot;)" office:value-type="string" office:string-value="USD">
            <text:p>USD</text:p>
          </table:table-cell>
          <table:table-cell table:formula="of:=IF(EXACT([$'Plan base'.$D16];1);IF(EXACT([$'Plan base'.P16];&quot;&quot;);&quot;&quot;;[$'Plan base'.P16]);&quot;&quot;)" office:value-type="string" office:string-value="other">
            <text:p>other</text:p>
          </table:table-cell>
          <table:table-cell table:formula="of:=IF(EXACT([$'Plan base'.$D16];1);IF(EXACT([$'Plan base'.Q16];&quot;&quot;);&quot;&quot;;[$'Plan base'.Q1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7];1);IF(EXACT([$'Plan base'.$A17];&quot;&quot;);&quot;&quot;;[$'Plan base'.$A17]);&quot;&quot;)" office:value-type="string" office:string-value="1112-0200">
            <text:p>1112-0200</text:p>
          </table:table-cell>
          <table:table-cell table:formula="of:=IF(EXACT([$'Plan base'.$D17];1);IF(EXACT([$'Plan base'.$H17];&quot;&quot;);&quot;&quot;;[$'Plan base'.$H17]);&quot;&quot;)" office:value-type="string" office:string-value="Cuentas corrientes USD">
            <text:p>Cuentas corrientes USD</text:p>
          </table:table-cell>
          <table:table-cell table:formula="of:=IF(EXACT([$'Plan base'.$D17];1);IF(EXACT([$'Plan base'.L17];&quot;&quot;);&quot;&quot;;[$'Plan base'.L17]);&quot;&quot;)" office:value-type="string" office:string-value="CC-USD">
            <text:p>CC-USD</text:p>
          </table:table-cell>
          <table:table-cell table:formula="of:=IF(EXACT([$'Plan base'.$D17];1);IF(EXACT([$'Plan base'.M17];&quot;&quot;);&quot;&quot;;IF(EXACT([$'Plan base'.M17];&quot;Plan contable&quot;);CONCATENATE([$'Plan base'.M17];&quot; ClearCorp&quot;);[$'Plan base'.M17]));&quot;&quot;)" office:value-type="string" office:string-value="Bancos">
            <text:p>Bancos</text:p>
          </table:table-cell>
          <table:table-cell table:formula="of:=IF(EXACT([$'Plan base'.$D17];1);IF(EXACT([$'Plan base'.N17];&quot;&quot;);&quot;&quot;;[$'Plan base'.N17]);&quot;&quot;)" office:value-type="string" office:string-value="Vista">
            <text:p>Vista</text:p>
          </table:table-cell>
          <table:table-cell table:formula="of:=IF(EXACT([$'Plan base'.$D17];1);IF(EXACT([$'Plan base'.O17];&quot;&quot;);&quot;&quot;;[$'Plan base'.O17]);&quot;&quot;)" office:value-type="string" office:string-value="USD">
            <text:p>USD</text:p>
          </table:table-cell>
          <table:table-cell table:formula="of:=IF(EXACT([$'Plan base'.$D17];1);IF(EXACT([$'Plan base'.P17];&quot;&quot;);&quot;&quot;;[$'Plan base'.P17]);&quot;&quot;)" office:value-type="string" office:string-value="view">
            <text:p>view</text:p>
          </table:table-cell>
          <table:table-cell table:formula="of:=IF(EXACT([$'Plan base'.$D17];1);IF(EXACT([$'Plan base'.Q17];&quot;&quot;);&quot;&quot;;[$'Plan base'.Q1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8];1);IF(EXACT([$'Plan base'.$A18];&quot;&quot;);&quot;&quot;;[$'Plan base'.$A18]);&quot;&quot;)" office:value-type="string" office:string-value="1112-0201">
            <text:p>1112-0201</text:p>
          </table:table-cell>
          <table:table-cell table:formula="of:=IF(EXACT([$'Plan base'.$D18];1);IF(EXACT([$'Plan base'.$H18];&quot;&quot;);&quot;&quot;;[$'Plan base'.$H18]);&quot;&quot;)" office:value-type="string" office:string-value="HSBC cuenta maestra USD 07405113481">
            <text:p>HSBC cuenta maestra USD 07405113481</text:p>
          </table:table-cell>
          <table:table-cell table:formula="of:=IF(EXACT([$'Plan base'.$D18];1);IF(EXACT([$'Plan base'.L18];&quot;&quot;);&quot;&quot;;[$'Plan base'.L18]);&quot;&quot;)">
            <text:p/>
          </table:table-cell>
          <table:table-cell table:formula="of:=IF(EXACT([$'Plan base'.$D18];1);IF(EXACT([$'Plan base'.M18];&quot;&quot;);&quot;&quot;;IF(EXACT([$'Plan base'.M18];&quot;Plan contable&quot;);CONCATENATE([$'Plan base'.M18];&quot; ClearCorp&quot;);[$'Plan base'.M18]));&quot;&quot;)" office:value-type="string" office:string-value="Cuentas corrientes USD">
            <text:p>Cuentas corrientes USD</text:p>
          </table:table-cell>
          <table:table-cell table:formula="of:=IF(EXACT([$'Plan base'.$D18];1);IF(EXACT([$'Plan base'.N18];&quot;&quot;);&quot;&quot;;[$'Plan base'.N18]);&quot;&quot;)" office:value-type="string" office:string-value="Efectivo">
            <text:p>Efectivo</text:p>
          </table:table-cell>
          <table:table-cell table:formula="of:=IF(EXACT([$'Plan base'.$D18];1);IF(EXACT([$'Plan base'.O18];&quot;&quot;);&quot;&quot;;[$'Plan base'.O18]);&quot;&quot;)" office:value-type="string" office:string-value="USD">
            <text:p>USD</text:p>
          </table:table-cell>
          <table:table-cell table:formula="of:=IF(EXACT([$'Plan base'.$D18];1);IF(EXACT([$'Plan base'.P18];&quot;&quot;);&quot;&quot;;[$'Plan base'.P18]);&quot;&quot;)" office:value-type="string" office:string-value="other">
            <text:p>other</text:p>
          </table:table-cell>
          <table:table-cell table:formula="of:=IF(EXACT([$'Plan base'.$D18];1);IF(EXACT([$'Plan base'.Q18];&quot;&quot;);&quot;&quot;;[$'Plan base'.Q1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9];1);IF(EXACT([$'Plan base'.$A19];&quot;&quot;);&quot;&quot;;[$'Plan base'.$A19]);&quot;&quot;)" office:value-type="string" office:string-value="1112-0202">
            <text:p>1112-0202</text:p>
          </table:table-cell>
          <table:table-cell table:formula="of:=IF(EXACT([$'Plan base'.$D19];1);IF(EXACT([$'Plan base'.$H19];&quot;&quot;);&quot;&quot;;[$'Plan base'.$H19]);&quot;&quot;)" office:value-type="string" office:string-value="HSBC cuenta maestra Internet USD 07405113963">
            <text:p>HSBC cuenta maestra Internet USD 07405113963</text:p>
          </table:table-cell>
          <table:table-cell table:formula="of:=IF(EXACT([$'Plan base'.$D19];1);IF(EXACT([$'Plan base'.L19];&quot;&quot;);&quot;&quot;;[$'Plan base'.L19]);&quot;&quot;)">
            <text:p/>
          </table:table-cell>
          <table:table-cell table:formula="of:=IF(EXACT([$'Plan base'.$D19];1);IF(EXACT([$'Plan base'.M19];&quot;&quot;);&quot;&quot;;IF(EXACT([$'Plan base'.M19];&quot;Plan contable&quot;);CONCATENATE([$'Plan base'.M19];&quot; ClearCorp&quot;);[$'Plan base'.M19]));&quot;&quot;)" office:value-type="string" office:string-value="Cuentas corrientes USD">
            <text:p>Cuentas corrientes USD</text:p>
          </table:table-cell>
          <table:table-cell table:formula="of:=IF(EXACT([$'Plan base'.$D19];1);IF(EXACT([$'Plan base'.N19];&quot;&quot;);&quot;&quot;;[$'Plan base'.N19]);&quot;&quot;)" office:value-type="string" office:string-value="Efectivo">
            <text:p>Efectivo</text:p>
          </table:table-cell>
          <table:table-cell table:formula="of:=IF(EXACT([$'Plan base'.$D19];1);IF(EXACT([$'Plan base'.O19];&quot;&quot;);&quot;&quot;;[$'Plan base'.O19]);&quot;&quot;)" office:value-type="string" office:string-value="USD">
            <text:p>USD</text:p>
          </table:table-cell>
          <table:table-cell table:formula="of:=IF(EXACT([$'Plan base'.$D19];1);IF(EXACT([$'Plan base'.P19];&quot;&quot;);&quot;&quot;;[$'Plan base'.P19]);&quot;&quot;)" office:value-type="string" office:string-value="other">
            <text:p>other</text:p>
          </table:table-cell>
          <table:table-cell table:formula="of:=IF(EXACT([$'Plan base'.$D19];1);IF(EXACT([$'Plan base'.Q19];&quot;&quot;);&quot;&quot;;[$'Plan base'.Q1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0];1);IF(EXACT([$'Plan base'.$A20];&quot;&quot;);&quot;&quot;;[$'Plan base'.$A20]);&quot;&quot;)" office:value-type="string" office:string-value="1112-0203">
            <text:p>1112-0203</text:p>
          </table:table-cell>
          <table:table-cell table:formula="of:=IF(EXACT([$'Plan base'.$D20];1);IF(EXACT([$'Plan base'.$H20];&quot;&quot;);&quot;&quot;;[$'Plan base'.$H20]);&quot;&quot;)" office:value-type="string" office:string-value="HSBC cuenta corriente maestra 1 USD 07427023741">
            <text:p>HSBC cuenta corriente maestra 1 USD 07427023741</text:p>
          </table:table-cell>
          <table:table-cell table:formula="of:=IF(EXACT([$'Plan base'.$D20];1);IF(EXACT([$'Plan base'.L20];&quot;&quot;);&quot;&quot;;[$'Plan base'.L20]);&quot;&quot;)">
            <text:p/>
          </table:table-cell>
          <table:table-cell table:formula="of:=IF(EXACT([$'Plan base'.$D20];1);IF(EXACT([$'Plan base'.M20];&quot;&quot;);&quot;&quot;;IF(EXACT([$'Plan base'.M20];&quot;Plan contable&quot;);CONCATENATE([$'Plan base'.M20];&quot; ClearCorp&quot;);[$'Plan base'.M20]));&quot;&quot;)" office:value-type="string" office:string-value="Cuentas corrientes USD">
            <text:p>Cuentas corrientes USD</text:p>
          </table:table-cell>
          <table:table-cell table:formula="of:=IF(EXACT([$'Plan base'.$D20];1);IF(EXACT([$'Plan base'.N20];&quot;&quot;);&quot;&quot;;[$'Plan base'.N20]);&quot;&quot;)" office:value-type="string" office:string-value="Efectivo">
            <text:p>Efectivo</text:p>
          </table:table-cell>
          <table:table-cell table:formula="of:=IF(EXACT([$'Plan base'.$D20];1);IF(EXACT([$'Plan base'.O20];&quot;&quot;);&quot;&quot;;[$'Plan base'.O20]);&quot;&quot;)" office:value-type="string" office:string-value="USD">
            <text:p>USD</text:p>
          </table:table-cell>
          <table:table-cell table:formula="of:=IF(EXACT([$'Plan base'.$D20];1);IF(EXACT([$'Plan base'.P20];&quot;&quot;);&quot;&quot;;[$'Plan base'.P20]);&quot;&quot;)" office:value-type="string" office:string-value="other">
            <text:p>other</text:p>
          </table:table-cell>
          <table:table-cell table:formula="of:=IF(EXACT([$'Plan base'.$D20];1);IF(EXACT([$'Plan base'.Q20];&quot;&quot;);&quot;&quot;;[$'Plan base'.Q2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1];1);IF(EXACT([$'Plan base'.$A21];&quot;&quot;);&quot;&quot;;[$'Plan base'.$A21]);&quot;&quot;)" office:value-type="string" office:string-value="1112-0204">
            <text:p>1112-0204</text:p>
          </table:table-cell>
          <table:table-cell table:formula="of:=IF(EXACT([$'Plan base'.$D21];1);IF(EXACT([$'Plan base'.$H21];&quot;&quot;);&quot;&quot;;[$'Plan base'.$H21]);&quot;&quot;)" office:value-type="string" office:string-value="HSBC cuenta corriente maestra 2 USD 07427023757">
            <text:p>HSBC cuenta corriente maestra 2 USD 07427023757</text:p>
          </table:table-cell>
          <table:table-cell table:formula="of:=IF(EXACT([$'Plan base'.$D21];1);IF(EXACT([$'Plan base'.L21];&quot;&quot;);&quot;&quot;;[$'Plan base'.L21]);&quot;&quot;)">
            <text:p/>
          </table:table-cell>
          <table:table-cell table:formula="of:=IF(EXACT([$'Plan base'.$D21];1);IF(EXACT([$'Plan base'.M21];&quot;&quot;);&quot;&quot;;IF(EXACT([$'Plan base'.M21];&quot;Plan contable&quot;);CONCATENATE([$'Plan base'.M21];&quot; ClearCorp&quot;);[$'Plan base'.M21]));&quot;&quot;)" office:value-type="string" office:string-value="Cuentas corrientes USD">
            <text:p>Cuentas corrientes USD</text:p>
          </table:table-cell>
          <table:table-cell table:formula="of:=IF(EXACT([$'Plan base'.$D21];1);IF(EXACT([$'Plan base'.N21];&quot;&quot;);&quot;&quot;;[$'Plan base'.N21]);&quot;&quot;)" office:value-type="string" office:string-value="Efectivo">
            <text:p>Efectivo</text:p>
          </table:table-cell>
          <table:table-cell table:formula="of:=IF(EXACT([$'Plan base'.$D21];1);IF(EXACT([$'Plan base'.O21];&quot;&quot;);&quot;&quot;;[$'Plan base'.O21]);&quot;&quot;)" office:value-type="string" office:string-value="USD">
            <text:p>USD</text:p>
          </table:table-cell>
          <table:table-cell table:formula="of:=IF(EXACT([$'Plan base'.$D21];1);IF(EXACT([$'Plan base'.P21];&quot;&quot;);&quot;&quot;;[$'Plan base'.P21]);&quot;&quot;)" office:value-type="string" office:string-value="other">
            <text:p>other</text:p>
          </table:table-cell>
          <table:table-cell table:formula="of:=IF(EXACT([$'Plan base'.$D21];1);IF(EXACT([$'Plan base'.Q21];&quot;&quot;);&quot;&quot;;[$'Plan base'.Q2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2];1);IF(EXACT([$'Plan base'.$A22];&quot;&quot;);&quot;&quot;;[$'Plan base'.$A22]);&quot;&quot;)" office:value-type="string" office:string-value="1112-0205">
            <text:p>1112-0205</text:p>
          </table:table-cell>
          <table:table-cell table:formula="of:=IF(EXACT([$'Plan base'.$D22];1);IF(EXACT([$'Plan base'.$H22];&quot;&quot;);&quot;&quot;;[$'Plan base'.$H22]);&quot;&quot;)" office:value-type="string" office:string-value="HSBC cuenta corriente maestra 3 USD 07427023764">
            <text:p>HSBC cuenta corriente maestra 3 USD 07427023764</text:p>
          </table:table-cell>
          <table:table-cell table:formula="of:=IF(EXACT([$'Plan base'.$D22];1);IF(EXACT([$'Plan base'.L22];&quot;&quot;);&quot;&quot;;[$'Plan base'.L22]);&quot;&quot;)">
            <text:p/>
          </table:table-cell>
          <table:table-cell table:formula="of:=IF(EXACT([$'Plan base'.$D22];1);IF(EXACT([$'Plan base'.M22];&quot;&quot;);&quot;&quot;;IF(EXACT([$'Plan base'.M22];&quot;Plan contable&quot;);CONCATENATE([$'Plan base'.M22];&quot; ClearCorp&quot;);[$'Plan base'.M22]));&quot;&quot;)" office:value-type="string" office:string-value="Cuentas corrientes USD">
            <text:p>Cuentas corrientes USD</text:p>
          </table:table-cell>
          <table:table-cell table:formula="of:=IF(EXACT([$'Plan base'.$D22];1);IF(EXACT([$'Plan base'.N22];&quot;&quot;);&quot;&quot;;[$'Plan base'.N22]);&quot;&quot;)" office:value-type="string" office:string-value="Efectivo">
            <text:p>Efectivo</text:p>
          </table:table-cell>
          <table:table-cell table:formula="of:=IF(EXACT([$'Plan base'.$D22];1);IF(EXACT([$'Plan base'.O22];&quot;&quot;);&quot;&quot;;[$'Plan base'.O22]);&quot;&quot;)" office:value-type="string" office:string-value="USD">
            <text:p>USD</text:p>
          </table:table-cell>
          <table:table-cell table:formula="of:=IF(EXACT([$'Plan base'.$D22];1);IF(EXACT([$'Plan base'.P22];&quot;&quot;);&quot;&quot;;[$'Plan base'.P22]);&quot;&quot;)" office:value-type="string" office:string-value="other">
            <text:p>other</text:p>
          </table:table-cell>
          <table:table-cell table:formula="of:=IF(EXACT([$'Plan base'.$D22];1);IF(EXACT([$'Plan base'.Q22];&quot;&quot;);&quot;&quot;;[$'Plan base'.Q2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4];1);IF(EXACT([$'Plan base'.$A24];&quot;&quot;);&quot;&quot;;[$'Plan base'.$A24]);&quot;&quot;)" office:value-type="string" office:string-value="1113-0000">
            <text:p>1113-0000</text:p>
          </table:table-cell>
          <table:table-cell table:formula="of:=IF(EXACT([$'Plan base'.$D24];1);IF(EXACT([$'Plan base'.$H24];&quot;&quot;);&quot;&quot;;[$'Plan base'.$H24]);&quot;&quot;)" office:value-type="string" office:string-value="PayPal">
            <text:p>PayPal</text:p>
          </table:table-cell>
          <table:table-cell table:formula="of:=IF(EXACT([$'Plan base'.$D24];1);IF(EXACT([$'Plan base'.L24];&quot;&quot;);&quot;&quot;;[$'Plan base'.L24]);&quot;&quot;)" office:value-type="string" office:string-value="PayPal">
            <text:p>PayPal</text:p>
          </table:table-cell>
          <table:table-cell table:formula="of:=IF(EXACT([$'Plan base'.$D24];1);IF(EXACT([$'Plan base'.M24];&quot;&quot;);&quot;&quot;;IF(EXACT([$'Plan base'.M24];&quot;Plan contable&quot;);CONCATENATE([$'Plan base'.M24];&quot; ClearCorp&quot;);[$'Plan base'.M24]));&quot;&quot;)" office:value-type="string" office:string-value="Activo circulante disponible">
            <text:p>Activo circulante disponible</text:p>
          </table:table-cell>
          <table:table-cell table:formula="of:=IF(EXACT([$'Plan base'.$D24];1);IF(EXACT([$'Plan base'.N24];&quot;&quot;);&quot;&quot;;[$'Plan base'.N24]);&quot;&quot;)" office:value-type="string" office:string-value="Vista">
            <text:p>Vista</text:p>
          </table:table-cell>
          <table:table-cell table:formula="of:=IF(EXACT([$'Plan base'.$D24];1);IF(EXACT([$'Plan base'.O24];&quot;&quot;);&quot;&quot;;[$'Plan base'.O24]);&quot;&quot;)" office:value-type="string" office:string-value="USD">
            <text:p>USD</text:p>
          </table:table-cell>
          <table:table-cell table:formula="of:=IF(EXACT([$'Plan base'.$D24];1);IF(EXACT([$'Plan base'.P24];&quot;&quot;);&quot;&quot;;[$'Plan base'.P24]);&quot;&quot;)" office:value-type="string" office:string-value="view">
            <text:p>view</text:p>
          </table:table-cell>
          <table:table-cell table:formula="of:=IF(EXACT([$'Plan base'.$D24];1);IF(EXACT([$'Plan base'.Q24];&quot;&quot;);&quot;&quot;;[$'Plan base'.Q2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5];1);IF(EXACT([$'Plan base'.$A25];&quot;&quot;);&quot;&quot;;[$'Plan base'.$A25]);&quot;&quot;)" office:value-type="string" office:string-value="1113-0100">
            <text:p>1113-0100</text:p>
          </table:table-cell>
          <table:table-cell table:formula="of:=IF(EXACT([$'Plan base'.$D25];1);IF(EXACT([$'Plan base'.$H25];&quot;&quot;);&quot;&quot;;[$'Plan base'.$H25]);&quot;&quot;)" office:value-type="string" office:string-value="paypal@clearcorp.co.cr">
            <text:p>paypal@clearcorp.co.cr</text:p>
          </table:table-cell>
          <table:table-cell table:formula="of:=IF(EXACT([$'Plan base'.$D25];1);IF(EXACT([$'Plan base'.L25];&quot;&quot;);&quot;&quot;;[$'Plan base'.L25]);&quot;&quot;)">
            <text:p/>
          </table:table-cell>
          <table:table-cell table:formula="of:=IF(EXACT([$'Plan base'.$D25];1);IF(EXACT([$'Plan base'.M25];&quot;&quot;);&quot;&quot;;IF(EXACT([$'Plan base'.M25];&quot;Plan contable&quot;);CONCATENATE([$'Plan base'.M25];&quot; ClearCorp&quot;);[$'Plan base'.M25]));&quot;&quot;)" office:value-type="string" office:string-value="PayPal">
            <text:p>PayPal</text:p>
          </table:table-cell>
          <table:table-cell table:formula="of:=IF(EXACT([$'Plan base'.$D25];1);IF(EXACT([$'Plan base'.N25];&quot;&quot;);&quot;&quot;;[$'Plan base'.N25]);&quot;&quot;)" office:value-type="string" office:string-value="Efectivo">
            <text:p>Efectivo</text:p>
          </table:table-cell>
          <table:table-cell table:formula="of:=IF(EXACT([$'Plan base'.$D25];1);IF(EXACT([$'Plan base'.O25];&quot;&quot;);&quot;&quot;;[$'Plan base'.O25]);&quot;&quot;)" office:value-type="string" office:string-value="USD">
            <text:p>USD</text:p>
          </table:table-cell>
          <table:table-cell table:formula="of:=IF(EXACT([$'Plan base'.$D25];1);IF(EXACT([$'Plan base'.P25];&quot;&quot;);&quot;&quot;;[$'Plan base'.P25]);&quot;&quot;)" office:value-type="string" office:string-value="other">
            <text:p>other</text:p>
          </table:table-cell>
          <table:table-cell table:formula="of:=IF(EXACT([$'Plan base'.$D25];1);IF(EXACT([$'Plan base'.Q25];&quot;&quot;);&quot;&quot;;[$'Plan base'.Q2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6];1);IF(EXACT([$'Plan base'.$A26];&quot;&quot;);&quot;&quot;;[$'Plan base'.$A26]);&quot;&quot;)" office:value-type="string" office:string-value="1114-0000">
            <text:p>1114-0000</text:p>
          </table:table-cell>
          <table:table-cell table:formula="of:=IF(EXACT([$'Plan base'.$D26];1);IF(EXACT([$'Plan base'.$H26];&quot;&quot;);&quot;&quot;;[$'Plan base'.$H26]);&quot;&quot;)" office:value-type="string" office:string-value="Fondos en tránsito">
            <text:p>Fondos en tránsito</text:p>
          </table:table-cell>
          <table:table-cell table:formula="of:=IF(EXACT([$'Plan base'.$D26];1);IF(EXACT([$'Plan base'.L26];&quot;&quot;);&quot;&quot;;[$'Plan base'.L26]);&quot;&quot;)" office:value-type="string" office:string-value="FT">
            <text:p>FT</text:p>
          </table:table-cell>
          <table:table-cell table:formula="of:=IF(EXACT([$'Plan base'.$D26];1);IF(EXACT([$'Plan base'.M26];&quot;&quot;);&quot;&quot;;IF(EXACT([$'Plan base'.M26];&quot;Plan contable&quot;);CONCATENATE([$'Plan base'.M26];&quot; ClearCorp&quot;);[$'Plan base'.M26]));&quot;&quot;)" office:value-type="string" office:string-value="Activo circulante disponible">
            <text:p>Activo circulante disponible</text:p>
          </table:table-cell>
          <table:table-cell table:formula="of:=IF(EXACT([$'Plan base'.$D26];1);IF(EXACT([$'Plan base'.N26];&quot;&quot;);&quot;&quot;;[$'Plan base'.N26]);&quot;&quot;)" office:value-type="string" office:string-value="Vista">
            <text:p>Vista</text:p>
          </table:table-cell>
          <table:table-cell table:formula="of:=IF(EXACT([$'Plan base'.$D26];1);IF(EXACT([$'Plan base'.O26];&quot;&quot;);&quot;&quot;;[$'Plan base'.O26]);&quot;&quot;)" office:value-type="string" office:string-value="USD">
            <text:p>USD</text:p>
          </table:table-cell>
          <table:table-cell table:formula="of:=IF(EXACT([$'Plan base'.$D26];1);IF(EXACT([$'Plan base'.P26];&quot;&quot;);&quot;&quot;;[$'Plan base'.P26]);&quot;&quot;)" office:value-type="string" office:string-value="view">
            <text:p>view</text:p>
          </table:table-cell>
          <table:table-cell table:formula="of:=IF(EXACT([$'Plan base'.$D26];1);IF(EXACT([$'Plan base'.Q26];&quot;&quot;);&quot;&quot;;[$'Plan base'.Q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7];1);IF(EXACT([$'Plan base'.$A27];&quot;&quot;);&quot;&quot;;[$'Plan base'.$A27]);&quot;&quot;)" office:value-type="string" office:string-value="1114-0100">
            <text:p>1114-0100</text:p>
          </table:table-cell>
          <table:table-cell table:formula="of:=IF(EXACT([$'Plan base'.$D27];1);IF(EXACT([$'Plan base'.$H27];&quot;&quot;);&quot;&quot;;[$'Plan base'.$H27]);&quot;&quot;)" office:value-type="string" office:string-value="Fondos en tránsito en tesorería">
            <text:p>Fondos en tránsito en tesorería</text:p>
          </table:table-cell>
          <table:table-cell table:formula="of:=IF(EXACT([$'Plan base'.$D27];1);IF(EXACT([$'Plan base'.L27];&quot;&quot;);&quot;&quot;;[$'Plan base'.L27]);&quot;&quot;)" office:value-type="string" office:string-value="Trans. Tes.">
            <text:p>Trans. Tes.</text:p>
          </table:table-cell>
          <table:table-cell table:formula="of:=IF(EXACT([$'Plan base'.$D27];1);IF(EXACT([$'Plan base'.M27];&quot;&quot;);&quot;&quot;;IF(EXACT([$'Plan base'.M27];&quot;Plan contable&quot;);CONCATENATE([$'Plan base'.M27];&quot; ClearCorp&quot;);[$'Plan base'.M27]));&quot;&quot;)" office:value-type="string" office:string-value="Fondos en tránsito">
            <text:p>Fondos en tránsito</text:p>
          </table:table-cell>
          <table:table-cell table:formula="of:=IF(EXACT([$'Plan base'.$D27];1);IF(EXACT([$'Plan base'.N27];&quot;&quot;);&quot;&quot;;[$'Plan base'.N27]);&quot;&quot;)" office:value-type="string" office:string-value="Vista">
            <text:p>Vista</text:p>
          </table:table-cell>
          <table:table-cell table:formula="of:=IF(EXACT([$'Plan base'.$D27];1);IF(EXACT([$'Plan base'.O27];&quot;&quot;);&quot;&quot;;[$'Plan base'.O27]);&quot;&quot;)" office:value-type="string" office:string-value="USD">
            <text:p>USD</text:p>
          </table:table-cell>
          <table:table-cell table:formula="of:=IF(EXACT([$'Plan base'.$D27];1);IF(EXACT([$'Plan base'.P27];&quot;&quot;);&quot;&quot;;[$'Plan base'.P27]);&quot;&quot;)" office:value-type="string" office:string-value="view">
            <text:p>view</text:p>
          </table:table-cell>
          <table:table-cell table:formula="of:=IF(EXACT([$'Plan base'.$D27];1);IF(EXACT([$'Plan base'.Q27];&quot;&quot;);&quot;&quot;;[$'Plan base'.Q2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8];1);IF(EXACT([$'Plan base'.$A28];&quot;&quot;);&quot;&quot;;[$'Plan base'.$A28]);&quot;&quot;)" office:value-type="string" office:string-value="1114-0101">
            <text:p>1114-0101</text:p>
          </table:table-cell>
          <table:table-cell table:formula="of:=IF(EXACT([$'Plan base'.$D28];1);IF(EXACT([$'Plan base'.$H28];&quot;&quot;);&quot;&quot;;[$'Plan base'.$H28]);&quot;&quot;)" office:value-type="string" office:string-value="Efectivo por depositar CRC">
            <text:p>Efectivo por depositar CRC</text:p>
          </table:table-cell>
          <table:table-cell table:formula="of:=IF(EXACT([$'Plan base'.$D28];1);IF(EXACT([$'Plan base'.L28];&quot;&quot;);&quot;&quot;;[$'Plan base'.L28]);&quot;&quot;)" office:value-type="string" office:string-value="Ef">
            <text:p>Ef</text:p>
          </table:table-cell>
          <table:table-cell table:formula="of:=IF(EXACT([$'Plan base'.$D28];1);IF(EXACT([$'Plan base'.M28];&quot;&quot;);&quot;&quot;;IF(EXACT([$'Plan base'.M28];&quot;Plan contable&quot;);CONCATENATE([$'Plan base'.M28];&quot; ClearCorp&quot;);[$'Plan base'.M28]));&quot;&quot;)" office:value-type="string" office:string-value="Fondos en tránsito en tesorería">
            <text:p>Fondos en tránsito en tesorería</text:p>
          </table:table-cell>
          <table:table-cell table:formula="of:=IF(EXACT([$'Plan base'.$D28];1);IF(EXACT([$'Plan base'.N28];&quot;&quot;);&quot;&quot;;[$'Plan base'.N28]);&quot;&quot;)" office:value-type="string" office:string-value="Efectivo">
            <text:p>Efectivo</text:p>
          </table:table-cell>
          <table:table-cell table:formula="of:=IF(EXACT([$'Plan base'.$D28];1);IF(EXACT([$'Plan base'.O28];&quot;&quot;);&quot;&quot;;[$'Plan base'.O28]);&quot;&quot;)" office:value-type="string" office:string-value="USD">
            <text:p>USD</text:p>
          </table:table-cell>
          <table:table-cell table:formula="of:=IF(EXACT([$'Plan base'.$D28];1);IF(EXACT([$'Plan base'.P28];&quot;&quot;);&quot;&quot;;[$'Plan base'.P28]);&quot;&quot;)" office:value-type="string" office:string-value="other">
            <text:p>other</text:p>
          </table:table-cell>
          <table:table-cell table:formula="of:=IF(EXACT([$'Plan base'.$D28];1);IF(EXACT([$'Plan base'.Q28];&quot;&quot;);&quot;&quot;;[$'Plan base'.Q2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29];1);IF(EXACT([$'Plan base'.$A29];&quot;&quot;);&quot;&quot;;[$'Plan base'.$A29]);&quot;&quot;)" office:value-type="string" office:string-value="1114-0102">
            <text:p>1114-0102</text:p>
          </table:table-cell>
          <table:table-cell table:formula="of:=IF(EXACT([$'Plan base'.$D29];1);IF(EXACT([$'Plan base'.$H29];&quot;&quot;);&quot;&quot;;[$'Plan base'.$H29]);&quot;&quot;)" office:value-type="string" office:string-value="Efectivo por depositar USD">
            <text:p>Efectivo por depositar USD</text:p>
          </table:table-cell>
          <table:table-cell table:formula="of:=IF(EXACT([$'Plan base'.$D29];1);IF(EXACT([$'Plan base'.L29];&quot;&quot;);&quot;&quot;;[$'Plan base'.L29]);&quot;&quot;)" office:value-type="string" office:string-value="Ef">
            <text:p>Ef</text:p>
          </table:table-cell>
          <table:table-cell table:formula="of:=IF(EXACT([$'Plan base'.$D29];1);IF(EXACT([$'Plan base'.M29];&quot;&quot;);&quot;&quot;;IF(EXACT([$'Plan base'.M29];&quot;Plan contable&quot;);CONCATENATE([$'Plan base'.M29];&quot; ClearCorp&quot;);[$'Plan base'.M29]));&quot;&quot;)" office:value-type="string" office:string-value="Efectivo por depositar CRC">
            <text:p>Efectivo por depositar CRC</text:p>
          </table:table-cell>
          <table:table-cell table:formula="of:=IF(EXACT([$'Plan base'.$D29];1);IF(EXACT([$'Plan base'.N29];&quot;&quot;);&quot;&quot;;[$'Plan base'.N29]);&quot;&quot;)" office:value-type="string" office:string-value="Efectivo">
            <text:p>Efectivo</text:p>
          </table:table-cell>
          <table:table-cell table:formula="of:=IF(EXACT([$'Plan base'.$D29];1);IF(EXACT([$'Plan base'.O29];&quot;&quot;);&quot;&quot;;[$'Plan base'.O29]);&quot;&quot;)" office:value-type="string" office:string-value="USD">
            <text:p>USD</text:p>
          </table:table-cell>
          <table:table-cell table:formula="of:=IF(EXACT([$'Plan base'.$D29];1);IF(EXACT([$'Plan base'.P29];&quot;&quot;);&quot;&quot;;[$'Plan base'.P29]);&quot;&quot;)" office:value-type="string" office:string-value="other">
            <text:p>other</text:p>
          </table:table-cell>
          <table:table-cell table:formula="of:=IF(EXACT([$'Plan base'.$D29];1);IF(EXACT([$'Plan base'.Q29];&quot;&quot;);&quot;&quot;;[$'Plan base'.Q2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31];1);IF(EXACT([$'Plan base'.$A31];&quot;&quot;);&quot;&quot;;[$'Plan base'.$A31]);&quot;&quot;)" office:value-type="string" office:string-value="1114-0104">
            <text:p>1114-0104</text:p>
          </table:table-cell>
          <table:table-cell table:formula="of:=IF(EXACT([$'Plan base'.$D31];1);IF(EXACT([$'Plan base'.$H31];&quot;&quot;);&quot;&quot;;[$'Plan base'.$H31]);&quot;&quot;)" office:value-type="string" office:string-value="Cheques por depositar CRC">
            <text:p>Cheques por depositar CRC</text:p>
          </table:table-cell>
          <table:table-cell table:formula="of:=IF(EXACT([$'Plan base'.$D31];1);IF(EXACT([$'Plan base'.L31];&quot;&quot;);&quot;&quot;;[$'Plan base'.L31]);&quot;&quot;)" office:value-type="string" office:string-value="CK">
            <text:p>CK</text:p>
          </table:table-cell>
          <table:table-cell table:formula="of:=IF(EXACT([$'Plan base'.$D31];1);IF(EXACT([$'Plan base'.M31];&quot;&quot;);&quot;&quot;;IF(EXACT([$'Plan base'.M31];&quot;Plan contable&quot;);CONCATENATE([$'Plan base'.M31];&quot; ClearCorp&quot;);[$'Plan base'.M31]));&quot;&quot;)" office:value-type="string" office:string-value="Fondos en tránsito en tesorería">
            <text:p>Fondos en tránsito en tesorería</text:p>
          </table:table-cell>
          <table:table-cell table:formula="of:=IF(EXACT([$'Plan base'.$D31];1);IF(EXACT([$'Plan base'.N31];&quot;&quot;);&quot;&quot;;[$'Plan base'.N31]);&quot;&quot;)" office:value-type="string" office:string-value="Efectivo">
            <text:p>Efectivo</text:p>
          </table:table-cell>
          <table:table-cell table:formula="of:=IF(EXACT([$'Plan base'.$D31];1);IF(EXACT([$'Plan base'.O31];&quot;&quot;);&quot;&quot;;[$'Plan base'.O31]);&quot;&quot;)" office:value-type="string" office:string-value="USD">
            <text:p>USD</text:p>
          </table:table-cell>
          <table:table-cell table:formula="of:=IF(EXACT([$'Plan base'.$D31];1);IF(EXACT([$'Plan base'.P31];&quot;&quot;);&quot;&quot;;[$'Plan base'.P31]);&quot;&quot;)" office:value-type="string" office:string-value="other">
            <text:p>other</text:p>
          </table:table-cell>
          <table:table-cell table:formula="of:=IF(EXACT([$'Plan base'.$D31];1);IF(EXACT([$'Plan base'.Q31];&quot;&quot;);&quot;&quot;;[$'Plan base'.Q3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32];1);IF(EXACT([$'Plan base'.$A32];&quot;&quot;);&quot;&quot;;[$'Plan base'.$A32]);&quot;&quot;)" office:value-type="string" office:string-value="1114-0105">
            <text:p>1114-0105</text:p>
          </table:table-cell>
          <table:table-cell table:formula="of:=IF(EXACT([$'Plan base'.$D32];1);IF(EXACT([$'Plan base'.$H32];&quot;&quot;);&quot;&quot;;[$'Plan base'.$H32]);&quot;&quot;)" office:value-type="string" office:string-value="Cheques por depositar USD">
            <text:p>Cheques por depositar USD</text:p>
          </table:table-cell>
          <table:table-cell table:formula="of:=IF(EXACT([$'Plan base'.$D32];1);IF(EXACT([$'Plan base'.L32];&quot;&quot;);&quot;&quot;;[$'Plan base'.L32]);&quot;&quot;)" office:value-type="string" office:string-value="CK">
            <text:p>CK</text:p>
          </table:table-cell>
          <table:table-cell table:formula="of:=IF(EXACT([$'Plan base'.$D32];1);IF(EXACT([$'Plan base'.M32];&quot;&quot;);&quot;&quot;;IF(EXACT([$'Plan base'.M32];&quot;Plan contable&quot;);CONCATENATE([$'Plan base'.M32];&quot; ClearCorp&quot;);[$'Plan base'.M32]));&quot;&quot;)" office:value-type="string" office:string-value="Efectivo por depositar CRC">
            <text:p>Efectivo por depositar CRC</text:p>
          </table:table-cell>
          <table:table-cell table:formula="of:=IF(EXACT([$'Plan base'.$D32];1);IF(EXACT([$'Plan base'.N32];&quot;&quot;);&quot;&quot;;[$'Plan base'.N32]);&quot;&quot;)" office:value-type="string" office:string-value="Efectivo">
            <text:p>Efectivo</text:p>
          </table:table-cell>
          <table:table-cell table:formula="of:=IF(EXACT([$'Plan base'.$D32];1);IF(EXACT([$'Plan base'.O32];&quot;&quot;);&quot;&quot;;[$'Plan base'.O32]);&quot;&quot;)" office:value-type="string" office:string-value="USD">
            <text:p>USD</text:p>
          </table:table-cell>
          <table:table-cell table:formula="of:=IF(EXACT([$'Plan base'.$D32];1);IF(EXACT([$'Plan base'.P32];&quot;&quot;);&quot;&quot;;[$'Plan base'.P32]);&quot;&quot;)" office:value-type="string" office:string-value="other">
            <text:p>other</text:p>
          </table:table-cell>
          <table:table-cell table:formula="of:=IF(EXACT([$'Plan base'.$D32];1);IF(EXACT([$'Plan base'.Q32];&quot;&quot;);&quot;&quot;;[$'Plan base'.Q3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34];1);IF(EXACT([$'Plan base'.$A34];&quot;&quot;);&quot;&quot;;[$'Plan base'.$A34]);&quot;&quot;)" office:value-type="string" office:string-value="1114-0200">
            <text:p>1114-0200</text:p>
          </table:table-cell>
          <table:table-cell table:formula="of:=IF(EXACT([$'Plan base'.$D34];1);IF(EXACT([$'Plan base'.$H34];&quot;&quot;);&quot;&quot;;[$'Plan base'.$H34]);&quot;&quot;)" office:value-type="string" office:string-value="Fondos en tránsito en bancos">
            <text:p>Fondos en tránsito en bancos</text:p>
          </table:table-cell>
          <table:table-cell table:formula="of:=IF(EXACT([$'Plan base'.$D34];1);IF(EXACT([$'Plan base'.L34];&quot;&quot;);&quot;&quot;;[$'Plan base'.L34]);&quot;&quot;)" office:value-type="string" office:string-value="Trans. Ban.">
            <text:p>Trans. Ban.</text:p>
          </table:table-cell>
          <table:table-cell table:formula="of:=IF(EXACT([$'Plan base'.$D34];1);IF(EXACT([$'Plan base'.M34];&quot;&quot;);&quot;&quot;;IF(EXACT([$'Plan base'.M34];&quot;Plan contable&quot;);CONCATENATE([$'Plan base'.M34];&quot; ClearCorp&quot;);[$'Plan base'.M34]));&quot;&quot;)" office:value-type="string" office:string-value="Fondos en tránsito">
            <text:p>Fondos en tránsito</text:p>
          </table:table-cell>
          <table:table-cell table:formula="of:=IF(EXACT([$'Plan base'.$D34];1);IF(EXACT([$'Plan base'.N34];&quot;&quot;);&quot;&quot;;[$'Plan base'.N34]);&quot;&quot;)" office:value-type="string" office:string-value="Vista">
            <text:p>Vista</text:p>
          </table:table-cell>
          <table:table-cell table:formula="of:=IF(EXACT([$'Plan base'.$D34];1);IF(EXACT([$'Plan base'.O34];&quot;&quot;);&quot;&quot;;[$'Plan base'.O34]);&quot;&quot;)" office:value-type="string" office:string-value="USD">
            <text:p>USD</text:p>
          </table:table-cell>
          <table:table-cell table:formula="of:=IF(EXACT([$'Plan base'.$D34];1);IF(EXACT([$'Plan base'.P34];&quot;&quot;);&quot;&quot;;[$'Plan base'.P34]);&quot;&quot;)" office:value-type="string" office:string-value="view">
            <text:p>view</text:p>
          </table:table-cell>
          <table:table-cell table:formula="of:=IF(EXACT([$'Plan base'.$D34];1);IF(EXACT([$'Plan base'.Q34];&quot;&quot;);&quot;&quot;;[$'Plan base'.Q3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35];1);IF(EXACT([$'Plan base'.$A35];&quot;&quot;);&quot;&quot;;[$'Plan base'.$A35]);&quot;&quot;)" office:value-type="string" office:string-value="1114-0201">
            <text:p>1114-0201</text:p>
          </table:table-cell>
          <table:table-cell table:formula="of:=IF(EXACT([$'Plan base'.$D35];1);IF(EXACT([$'Plan base'.$H35];&quot;&quot;);&quot;&quot;;[$'Plan base'.$H35]);&quot;&quot;)" office:value-type="string" office:string-value="TEF por acreditar CRC">
            <text:p>TEF por acreditar CRC</text:p>
          </table:table-cell>
          <table:table-cell table:formula="of:=IF(EXACT([$'Plan base'.$D35];1);IF(EXACT([$'Plan base'.L35];&quot;&quot;);&quot;&quot;;[$'Plan base'.L35]);&quot;&quot;)" office:value-type="string" office:string-value="TEF">
            <text:p>TEF</text:p>
          </table:table-cell>
          <table:table-cell table:formula="of:=IF(EXACT([$'Plan base'.$D35];1);IF(EXACT([$'Plan base'.M35];&quot;&quot;);&quot;&quot;;IF(EXACT([$'Plan base'.M35];&quot;Plan contable&quot;);CONCATENATE([$'Plan base'.M35];&quot; ClearCorp&quot;);[$'Plan base'.M35]));&quot;&quot;)" office:value-type="string" office:string-value="Fondos en tránsito en bancos">
            <text:p>Fondos en tránsito en bancos</text:p>
          </table:table-cell>
          <table:table-cell table:formula="of:=IF(EXACT([$'Plan base'.$D35];1);IF(EXACT([$'Plan base'.N35];&quot;&quot;);&quot;&quot;;[$'Plan base'.N35]);&quot;&quot;)" office:value-type="string" office:string-value="Efectivo">
            <text:p>Efectivo</text:p>
          </table:table-cell>
          <table:table-cell table:formula="of:=IF(EXACT([$'Plan base'.$D35];1);IF(EXACT([$'Plan base'.O35];&quot;&quot;);&quot;&quot;;[$'Plan base'.O35]);&quot;&quot;)" office:value-type="string" office:string-value="USD">
            <text:p>USD</text:p>
          </table:table-cell>
          <table:table-cell table:formula="of:=IF(EXACT([$'Plan base'.$D35];1);IF(EXACT([$'Plan base'.P35];&quot;&quot;);&quot;&quot;;[$'Plan base'.P35]);&quot;&quot;)" office:value-type="string" office:string-value="other">
            <text:p>other</text:p>
          </table:table-cell>
          <table:table-cell table:formula="of:=IF(EXACT([$'Plan base'.$D35];1);IF(EXACT([$'Plan base'.Q35];&quot;&quot;);&quot;&quot;;[$'Plan base'.Q3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36];1);IF(EXACT([$'Plan base'.$A36];&quot;&quot;);&quot;&quot;;[$'Plan base'.$A36]);&quot;&quot;)" office:value-type="string" office:string-value="1114-0202">
            <text:p>1114-0202</text:p>
          </table:table-cell>
          <table:table-cell table:formula="of:=IF(EXACT([$'Plan base'.$D36];1);IF(EXACT([$'Plan base'.$H36];&quot;&quot;);&quot;&quot;;[$'Plan base'.$H36]);&quot;&quot;)" office:value-type="string" office:string-value="TEF por acreditar USD">
            <text:p>TEF por acreditar USD</text:p>
          </table:table-cell>
          <table:table-cell table:formula="of:=IF(EXACT([$'Plan base'.$D36];1);IF(EXACT([$'Plan base'.L36];&quot;&quot;);&quot;&quot;;[$'Plan base'.L36]);&quot;&quot;)" office:value-type="string" office:string-value="TEF">
            <text:p>TEF</text:p>
          </table:table-cell>
          <table:table-cell table:formula="of:=IF(EXACT([$'Plan base'.$D36];1);IF(EXACT([$'Plan base'.M36];&quot;&quot;);&quot;&quot;;IF(EXACT([$'Plan base'.M36];&quot;Plan contable&quot;);CONCATENATE([$'Plan base'.M36];&quot; ClearCorp&quot;);[$'Plan base'.M36]));&quot;&quot;)" office:value-type="string" office:string-value="TEF por acreditar CRC">
            <text:p>TEF por acreditar CRC</text:p>
          </table:table-cell>
          <table:table-cell table:formula="of:=IF(EXACT([$'Plan base'.$D36];1);IF(EXACT([$'Plan base'.N36];&quot;&quot;);&quot;&quot;;[$'Plan base'.N36]);&quot;&quot;)" office:value-type="string" office:string-value="Efectivo">
            <text:p>Efectivo</text:p>
          </table:table-cell>
          <table:table-cell table:formula="of:=IF(EXACT([$'Plan base'.$D36];1);IF(EXACT([$'Plan base'.O36];&quot;&quot;);&quot;&quot;;[$'Plan base'.O36]);&quot;&quot;)" office:value-type="string" office:string-value="USD">
            <text:p>USD</text:p>
          </table:table-cell>
          <table:table-cell table:formula="of:=IF(EXACT([$'Plan base'.$D36];1);IF(EXACT([$'Plan base'.P36];&quot;&quot;);&quot;&quot;;[$'Plan base'.P36]);&quot;&quot;)" office:value-type="string" office:string-value="other">
            <text:p>other</text:p>
          </table:table-cell>
          <table:table-cell table:formula="of:=IF(EXACT([$'Plan base'.$D36];1);IF(EXACT([$'Plan base'.Q36];&quot;&quot;);&quot;&quot;;[$'Plan base'.Q3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38];1);IF(EXACT([$'Plan base'.$A38];&quot;&quot;);&quot;&quot;;[$'Plan base'.$A38]);&quot;&quot;)" office:value-type="string" office:string-value="1114-0300">
            <text:p>1114-0300</text:p>
          </table:table-cell>
          <table:table-cell table:formula="of:=IF(EXACT([$'Plan base'.$D38];1);IF(EXACT([$'Plan base'.$H38];&quot;&quot;);&quot;&quot;;[$'Plan base'.$H38]);&quot;&quot;)" office:value-type="string" office:string-value="Fondos en tránsito de PayPal a Bancos">
            <text:p>Fondos en tránsito de PayPal a Bancos</text:p>
          </table:table-cell>
          <table:table-cell table:formula="of:=IF(EXACT([$'Plan base'.$D38];1);IF(EXACT([$'Plan base'.L38];&quot;&quot;);&quot;&quot;;[$'Plan base'.L38]);&quot;&quot;)" office:value-type="string" office:string-value="PayPal">
            <text:p>PayPal</text:p>
          </table:table-cell>
          <table:table-cell table:formula="of:=IF(EXACT([$'Plan base'.$D38];1);IF(EXACT([$'Plan base'.M38];&quot;&quot;);&quot;&quot;;IF(EXACT([$'Plan base'.M38];&quot;Plan contable&quot;);CONCATENATE([$'Plan base'.M38];&quot; ClearCorp&quot;);[$'Plan base'.M38]));&quot;&quot;)" office:value-type="string" office:string-value="Fondos en tránsito">
            <text:p>Fondos en tránsito</text:p>
          </table:table-cell>
          <table:table-cell table:formula="of:=IF(EXACT([$'Plan base'.$D38];1);IF(EXACT([$'Plan base'.N38];&quot;&quot;);&quot;&quot;;[$'Plan base'.N38]);&quot;&quot;)" office:value-type="string" office:string-value="Efectivo">
            <text:p>Efectivo</text:p>
          </table:table-cell>
          <table:table-cell table:formula="of:=IF(EXACT([$'Plan base'.$D38];1);IF(EXACT([$'Plan base'.O38];&quot;&quot;);&quot;&quot;;[$'Plan base'.O38]);&quot;&quot;)" office:value-type="string" office:string-value="USD">
            <text:p>USD</text:p>
          </table:table-cell>
          <table:table-cell table:formula="of:=IF(EXACT([$'Plan base'.$D38];1);IF(EXACT([$'Plan base'.P38];&quot;&quot;);&quot;&quot;;[$'Plan base'.P38]);&quot;&quot;)" office:value-type="string" office:string-value="other">
            <text:p>other</text:p>
          </table:table-cell>
          <table:table-cell table:formula="of:=IF(EXACT([$'Plan base'.$D38];1);IF(EXACT([$'Plan base'.Q38];&quot;&quot;);&quot;&quot;;[$'Plan base'.Q3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43];1);IF(EXACT([$'Plan base'.$A43];&quot;&quot;);&quot;&quot;;[$'Plan base'.$A43]);&quot;&quot;)" office:value-type="string" office:string-value="1120-0000">
            <text:p>1120-0000</text:p>
          </table:table-cell>
          <table:table-cell table:formula="of:=IF(EXACT([$'Plan base'.$D43];1);IF(EXACT([$'Plan base'.$H43];&quot;&quot;);&quot;&quot;;[$'Plan base'.$H43]);&quot;&quot;)" office:value-type="string" office:string-value="Activo circulante exigible">
            <text:p>Activo circulante exigible</text:p>
          </table:table-cell>
          <table:table-cell table:formula="of:=IF(EXACT([$'Plan base'.$D43];1);IF(EXACT([$'Plan base'.L43];&quot;&quot;);&quot;&quot;;[$'Plan base'.L43]);&quot;&quot;)" office:value-type="string" office:string-value="Exi">
            <text:p>Exi</text:p>
          </table:table-cell>
          <table:table-cell table:formula="of:=IF(EXACT([$'Plan base'.$D43];1);IF(EXACT([$'Plan base'.M43];&quot;&quot;);&quot;&quot;;IF(EXACT([$'Plan base'.M43];&quot;Plan contable&quot;);CONCATENATE([$'Plan base'.M43];&quot; ClearCorp&quot;);[$'Plan base'.M43]));&quot;&quot;)" office:value-type="string" office:string-value="Activo circulante">
            <text:p>Activo circulante</text:p>
          </table:table-cell>
          <table:table-cell table:formula="of:=IF(EXACT([$'Plan base'.$D43];1);IF(EXACT([$'Plan base'.N43];&quot;&quot;);&quot;&quot;;[$'Plan base'.N43]);&quot;&quot;)" office:value-type="string" office:string-value="Vista">
            <text:p>Vista</text:p>
          </table:table-cell>
          <table:table-cell table:formula="of:=IF(EXACT([$'Plan base'.$D43];1);IF(EXACT([$'Plan base'.O43];&quot;&quot;);&quot;&quot;;[$'Plan base'.O43]);&quot;&quot;)" office:value-type="string" office:string-value="USD">
            <text:p>USD</text:p>
          </table:table-cell>
          <table:table-cell table:formula="of:=IF(EXACT([$'Plan base'.$D43];1);IF(EXACT([$'Plan base'.P43];&quot;&quot;);&quot;&quot;;[$'Plan base'.P43]);&quot;&quot;)" office:value-type="string" office:string-value="view">
            <text:p>view</text:p>
          </table:table-cell>
          <table:table-cell table:formula="of:=IF(EXACT([$'Plan base'.$D43];1);IF(EXACT([$'Plan base'.Q43];&quot;&quot;);&quot;&quot;;[$'Plan base'.Q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48];1);IF(EXACT([$'Plan base'.$A48];&quot;&quot;);&quot;&quot;;[$'Plan base'.$A48]);&quot;&quot;)" office:value-type="string" office:string-value="1122-0000">
            <text:p>1122-0000</text:p>
          </table:table-cell>
          <table:table-cell table:formula="of:=IF(EXACT([$'Plan base'.$D48];1);IF(EXACT([$'Plan base'.$H48];&quot;&quot;);&quot;&quot;;[$'Plan base'.$H48]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D48];1);IF(EXACT([$'Plan base'.L48];&quot;&quot;);&quot;&quot;;[$'Plan base'.L48]);&quot;&quot;)" office:value-type="string" office:string-value="CxC-Rel">
            <text:p>CxC-Rel</text:p>
          </table:table-cell>
          <table:table-cell table:formula="of:=IF(EXACT([$'Plan base'.$D48];1);IF(EXACT([$'Plan base'.M48];&quot;&quot;);&quot;&quot;;IF(EXACT([$'Plan base'.M48];&quot;Plan contable&quot;);CONCATENATE([$'Plan base'.M48];&quot; ClearCorp&quot;);[$'Plan base'.M48]));&quot;&quot;)" office:value-type="string" office:string-value="Activo circulante exigible">
            <text:p>Activo circulante exigible</text:p>
          </table:table-cell>
          <table:table-cell table:formula="of:=IF(EXACT([$'Plan base'.$D48];1);IF(EXACT([$'Plan base'.N48];&quot;&quot;);&quot;&quot;;[$'Plan base'.N48]);&quot;&quot;)" office:value-type="string" office:string-value="Vista">
            <text:p>Vista</text:p>
          </table:table-cell>
          <table:table-cell table:formula="of:=IF(EXACT([$'Plan base'.$D48];1);IF(EXACT([$'Plan base'.O48];&quot;&quot;);&quot;&quot;;[$'Plan base'.O48]);&quot;&quot;)" office:value-type="string" office:string-value="USD">
            <text:p>USD</text:p>
          </table:table-cell>
          <table:table-cell table:formula="of:=IF(EXACT([$'Plan base'.$D48];1);IF(EXACT([$'Plan base'.P48];&quot;&quot;);&quot;&quot;;[$'Plan base'.P48]);&quot;&quot;)" office:value-type="string" office:string-value="view">
            <text:p>view</text:p>
          </table:table-cell>
          <table:table-cell table:formula="of:=IF(EXACT([$'Plan base'.$D48];1);IF(EXACT([$'Plan base'.Q48];&quot;&quot;);&quot;&quot;;[$'Plan base'.Q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51];1);IF(EXACT([$'Plan base'.$A51];&quot;&quot;);&quot;&quot;;[$'Plan base'.$A51]);&quot;&quot;)" office:value-type="string" office:string-value="1122-0200">
            <text:p>1122-0200</text:p>
          </table:table-cell>
          <table:table-cell table:formula="of:=IF(EXACT([$'Plan base'.$D51];1);IF(EXACT([$'Plan base'.$H51];&quot;&quot;);&quot;&quot;;[$'Plan base'.$H51]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D51];1);IF(EXACT([$'Plan base'.L51];&quot;&quot;);&quot;&quot;;[$'Plan base'.L51]);&quot;&quot;)" office:value-type="string" office:string-value="Gru">
            <text:p>Gru</text:p>
          </table:table-cell>
          <table:table-cell table:formula="of:=IF(EXACT([$'Plan base'.$D51];1);IF(EXACT([$'Plan base'.M51];&quot;&quot;);&quot;&quot;;IF(EXACT([$'Plan base'.M51];&quot;Plan contable&quot;);CONCATENATE([$'Plan base'.M51];&quot; ClearCorp&quot;);[$'Plan base'.M51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D51];1);IF(EXACT([$'Plan base'.N51];&quot;&quot;);&quot;&quot;;[$'Plan base'.N51]);&quot;&quot;)" office:value-type="string" office:string-value="Vista">
            <text:p>Vista</text:p>
          </table:table-cell>
          <table:table-cell table:formula="of:=IF(EXACT([$'Plan base'.$D51];1);IF(EXACT([$'Plan base'.O51];&quot;&quot;);&quot;&quot;;[$'Plan base'.O51]);&quot;&quot;)" office:value-type="string" office:string-value="USD">
            <text:p>USD</text:p>
          </table:table-cell>
          <table:table-cell table:formula="of:=IF(EXACT([$'Plan base'.$D51];1);IF(EXACT([$'Plan base'.P51];&quot;&quot;);&quot;&quot;;[$'Plan base'.P51]);&quot;&quot;)" office:value-type="string" office:string-value="view">
            <text:p>view</text:p>
          </table:table-cell>
          <table:table-cell table:formula="of:=IF(EXACT([$'Plan base'.$D51];1);IF(EXACT([$'Plan base'.Q51];&quot;&quot;);&quot;&quot;;[$'Plan base'.Q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52];1);IF(EXACT([$'Plan base'.$A52];&quot;&quot;);&quot;&quot;;[$'Plan base'.$A52]);&quot;&quot;)" office:value-type="string" office:string-value="1122-0201">
            <text:p>1122-0201</text:p>
          </table:table-cell>
          <table:table-cell table:formula="of:=IF(EXACT([$'Plan base'.$D52];1);IF(EXACT([$'Plan base'.$H52];&quot;&quot;);&quot;&quot;;[$'Plan base'.$H52]);&quot;&quot;)" office:value-type="string" office:string-value="Cuentas po cobrar a ClearSoft S.A.">
            <text:p>Cuentas po cobrar a ClearSoft S.A.</text:p>
          </table:table-cell>
          <table:table-cell table:formula="of:=IF(EXACT([$'Plan base'.$D52];1);IF(EXACT([$'Plan base'.L52];&quot;&quot;);&quot;&quot;;[$'Plan base'.L52]);&quot;&quot;)" office:value-type="string" office:string-value="Csoft">
            <text:p>Csoft</text:p>
          </table:table-cell>
          <table:table-cell table:formula="of:=IF(EXACT([$'Plan base'.$D52];1);IF(EXACT([$'Plan base'.M52];&quot;&quot;);&quot;&quot;;IF(EXACT([$'Plan base'.M52];&quot;Plan contable&quot;);CONCATENATE([$'Plan base'.M52];&quot; ClearCorp&quot;);[$'Plan base'.M52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D52];1);IF(EXACT([$'Plan base'.N52];&quot;&quot;);&quot;&quot;;[$'Plan base'.N52]);&quot;&quot;)" office:value-type="string" office:string-value="Cuenta por cobrar">
            <text:p>Cuenta por cobrar</text:p>
          </table:table-cell>
          <table:table-cell table:formula="of:=IF(EXACT([$'Plan base'.$D52];1);IF(EXACT([$'Plan base'.O52];&quot;&quot;);&quot;&quot;;[$'Plan base'.O52]);&quot;&quot;)" office:value-type="string" office:string-value="USD">
            <text:p>USD</text:p>
          </table:table-cell>
          <table:table-cell table:formula="of:=IF(EXACT([$'Plan base'.$D52];1);IF(EXACT([$'Plan base'.P52];&quot;&quot;);&quot;&quot;;[$'Plan base'.P52]);&quot;&quot;)" office:value-type="string" office:string-value="receivable">
            <text:p>receivable</text:p>
          </table:table-cell>
          <table:table-cell table:formula="of:=IF(EXACT([$'Plan base'.$D52];1);IF(EXACT([$'Plan base'.Q52];&quot;&quot;);&quot;&quot;;[$'Plan base'.Q5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53];1);IF(EXACT([$'Plan base'.$A53];&quot;&quot;);&quot;&quot;;[$'Plan base'.$A53]);&quot;&quot;)" office:value-type="string" office:string-value="1122-0202">
            <text:p>1122-0202</text:p>
          </table:table-cell>
          <table:table-cell table:formula="of:=IF(EXACT([$'Plan base'.$D53];1);IF(EXACT([$'Plan base'.$H53];&quot;&quot;);&quot;&quot;;[$'Plan base'.$H53]);&quot;&quot;)" office:value-type="string" office:string-value="Cuentas por cobrar a ClearCore S.A.">
            <text:p>Cuentas por cobrar a ClearCore S.A.</text:p>
          </table:table-cell>
          <table:table-cell table:formula="of:=IF(EXACT([$'Plan base'.$D53];1);IF(EXACT([$'Plan base'.L53];&quot;&quot;);&quot;&quot;;[$'Plan base'.L53]);&quot;&quot;)" office:value-type="string" office:string-value="CCore">
            <text:p>CCore</text:p>
          </table:table-cell>
          <table:table-cell table:formula="of:=IF(EXACT([$'Plan base'.$D53];1);IF(EXACT([$'Plan base'.M53];&quot;&quot;);&quot;&quot;;IF(EXACT([$'Plan base'.M53];&quot;Plan contable&quot;);CONCATENATE([$'Plan base'.M53];&quot; ClearCorp&quot;);[$'Plan base'.M53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D53];1);IF(EXACT([$'Plan base'.N53];&quot;&quot;);&quot;&quot;;[$'Plan base'.N53]);&quot;&quot;)" office:value-type="string" office:string-value="Cuenta por cobrar">
            <text:p>Cuenta por cobrar</text:p>
          </table:table-cell>
          <table:table-cell table:formula="of:=IF(EXACT([$'Plan base'.$D53];1);IF(EXACT([$'Plan base'.O53];&quot;&quot;);&quot;&quot;;[$'Plan base'.O53]);&quot;&quot;)" office:value-type="string" office:string-value="USD">
            <text:p>USD</text:p>
          </table:table-cell>
          <table:table-cell table:formula="of:=IF(EXACT([$'Plan base'.$D53];1);IF(EXACT([$'Plan base'.P53];&quot;&quot;);&quot;&quot;;[$'Plan base'.P53]);&quot;&quot;)" office:value-type="string" office:string-value="receivable">
            <text:p>receivable</text:p>
          </table:table-cell>
          <table:table-cell table:formula="of:=IF(EXACT([$'Plan base'.$D53];1);IF(EXACT([$'Plan base'.Q53];&quot;&quot;);&quot;&quot;;[$'Plan base'.Q5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54];1);IF(EXACT([$'Plan base'.$A54];&quot;&quot;);&quot;&quot;;[$'Plan base'.$A54]);&quot;&quot;)" office:value-type="string" office:string-value="1122-0203">
            <text:p>1122-0203</text:p>
          </table:table-cell>
          <table:table-cell table:formula="of:=IF(EXACT([$'Plan base'.$D54];1);IF(EXACT([$'Plan base'.$H54];&quot;&quot;);&quot;&quot;;[$'Plan base'.$H54]);&quot;&quot;)" office:value-type="string" office:string-value="Cuentas por cobrar a ClearNet S.A.">
            <text:p>Cuentas por cobrar a ClearNet S.A.</text:p>
          </table:table-cell>
          <table:table-cell table:formula="of:=IF(EXACT([$'Plan base'.$D54];1);IF(EXACT([$'Plan base'.L54];&quot;&quot;);&quot;&quot;;[$'Plan base'.L54]);&quot;&quot;)" office:value-type="string" office:string-value="CNet">
            <text:p>CNet</text:p>
          </table:table-cell>
          <table:table-cell table:formula="of:=IF(EXACT([$'Plan base'.$D54];1);IF(EXACT([$'Plan base'.M54];&quot;&quot;);&quot;&quot;;IF(EXACT([$'Plan base'.M54];&quot;Plan contable&quot;);CONCATENATE([$'Plan base'.M54];&quot; ClearCorp&quot;);[$'Plan base'.M54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D54];1);IF(EXACT([$'Plan base'.N54];&quot;&quot;);&quot;&quot;;[$'Plan base'.N54]);&quot;&quot;)" office:value-type="string" office:string-value="Cuenta por cobrar">
            <text:p>Cuenta por cobrar</text:p>
          </table:table-cell>
          <table:table-cell table:formula="of:=IF(EXACT([$'Plan base'.$D54];1);IF(EXACT([$'Plan base'.O54];&quot;&quot;);&quot;&quot;;[$'Plan base'.O54]);&quot;&quot;)" office:value-type="string" office:string-value="USD">
            <text:p>USD</text:p>
          </table:table-cell>
          <table:table-cell table:formula="of:=IF(EXACT([$'Plan base'.$D54];1);IF(EXACT([$'Plan base'.P54];&quot;&quot;);&quot;&quot;;[$'Plan base'.P54]);&quot;&quot;)" office:value-type="string" office:string-value="receivable">
            <text:p>receivable</text:p>
          </table:table-cell>
          <table:table-cell table:formula="of:=IF(EXACT([$'Plan base'.$D54];1);IF(EXACT([$'Plan base'.Q54];&quot;&quot;);&quot;&quot;;[$'Plan base'.Q54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55];1);IF(EXACT([$'Plan base'.$A55];&quot;&quot;);&quot;&quot;;[$'Plan base'.$A55]);&quot;&quot;)" office:value-type="string" office:string-value="1123-0000">
            <text:p>1123-0000</text:p>
          </table:table-cell>
          <table:table-cell table:formula="of:=IF(EXACT([$'Plan base'.$D55];1);IF(EXACT([$'Plan base'.$H55];&quot;&quot;);&quot;&quot;;[$'Plan base'.$H55]);&quot;&quot;)" office:value-type="string" office:string-value="Cuentas por cobrar a empleados">
            <text:p>Cuentas por cobrar a empleados</text:p>
          </table:table-cell>
          <table:table-cell table:formula="of:=IF(EXACT([$'Plan base'.$D55];1);IF(EXACT([$'Plan base'.L55];&quot;&quot;);&quot;&quot;;[$'Plan base'.L55]);&quot;&quot;)" office:value-type="string" office:string-value="CxC-Emp">
            <text:p>CxC-Emp</text:p>
          </table:table-cell>
          <table:table-cell table:formula="of:=IF(EXACT([$'Plan base'.$D55];1);IF(EXACT([$'Plan base'.M55];&quot;&quot;);&quot;&quot;;IF(EXACT([$'Plan base'.M55];&quot;Plan contable&quot;);CONCATENATE([$'Plan base'.M55];&quot; ClearCorp&quot;);[$'Plan base'.M55]));&quot;&quot;)" office:value-type="string" office:string-value="Activo circulante exigible">
            <text:p>Activo circulante exigible</text:p>
          </table:table-cell>
          <table:table-cell table:formula="of:=IF(EXACT([$'Plan base'.$D55];1);IF(EXACT([$'Plan base'.N55];&quot;&quot;);&quot;&quot;;[$'Plan base'.N55]);&quot;&quot;)" office:value-type="string" office:string-value="Cuenta por cobrar">
            <text:p>Cuenta por cobrar</text:p>
          </table:table-cell>
          <table:table-cell table:formula="of:=IF(EXACT([$'Plan base'.$D55];1);IF(EXACT([$'Plan base'.O55];&quot;&quot;);&quot;&quot;;[$'Plan base'.O55]);&quot;&quot;)" office:value-type="string" office:string-value="USD">
            <text:p>USD</text:p>
          </table:table-cell>
          <table:table-cell table:formula="of:=IF(EXACT([$'Plan base'.$D55];1);IF(EXACT([$'Plan base'.P55];&quot;&quot;);&quot;&quot;;[$'Plan base'.P55]);&quot;&quot;)" office:value-type="string" office:string-value="receivable">
            <text:p>receivable</text:p>
          </table:table-cell>
          <table:table-cell table:formula="of:=IF(EXACT([$'Plan base'.$D55];1);IF(EXACT([$'Plan base'.Q55];&quot;&quot;);&quot;&quot;;[$'Plan base'.Q5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56];1);IF(EXACT([$'Plan base'.$A56];&quot;&quot;);&quot;&quot;;[$'Plan base'.$A56]);&quot;&quot;)" office:value-type="string" office:string-value="1124-0000">
            <text:p>1124-0000</text:p>
          </table:table-cell>
          <table:table-cell table:formula="of:=IF(EXACT([$'Plan base'.$D56];1);IF(EXACT([$'Plan base'.$H56];&quot;&quot;);&quot;&quot;;[$'Plan base'.$H56]);&quot;&quot;)" office:value-type="string" office:string-value="Otras cuentas por cobrar">
            <text:p>Otras cuentas por cobrar</text:p>
          </table:table-cell>
          <table:table-cell table:formula="of:=IF(EXACT([$'Plan base'.$D56];1);IF(EXACT([$'Plan base'.L56];&quot;&quot;);&quot;&quot;;[$'Plan base'.L56]);&quot;&quot;)" office:value-type="string" office:string-value="CxC-Ot">
            <text:p>CxC-Ot</text:p>
          </table:table-cell>
          <table:table-cell table:formula="of:=IF(EXACT([$'Plan base'.$D56];1);IF(EXACT([$'Plan base'.M56];&quot;&quot;);&quot;&quot;;IF(EXACT([$'Plan base'.M56];&quot;Plan contable&quot;);CONCATENATE([$'Plan base'.M56];&quot; ClearCorp&quot;);[$'Plan base'.M56]));&quot;&quot;)" office:value-type="string" office:string-value="Activo circulante exigible">
            <text:p>Activo circulante exigible</text:p>
          </table:table-cell>
          <table:table-cell table:formula="of:=IF(EXACT([$'Plan base'.$D56];1);IF(EXACT([$'Plan base'.N56];&quot;&quot;);&quot;&quot;;[$'Plan base'.N56]);&quot;&quot;)" office:value-type="string" office:string-value="Cuenta por cobrar">
            <text:p>Cuenta por cobrar</text:p>
          </table:table-cell>
          <table:table-cell table:formula="of:=IF(EXACT([$'Plan base'.$D56];1);IF(EXACT([$'Plan base'.O56];&quot;&quot;);&quot;&quot;;[$'Plan base'.O56]);&quot;&quot;)" office:value-type="string" office:string-value="USD">
            <text:p>USD</text:p>
          </table:table-cell>
          <table:table-cell table:formula="of:=IF(EXACT([$'Plan base'.$D56];1);IF(EXACT([$'Plan base'.P56];&quot;&quot;);&quot;&quot;;[$'Plan base'.P56]);&quot;&quot;)" office:value-type="string" office:string-value="receivable">
            <text:p>receivable</text:p>
          </table:table-cell>
          <table:table-cell table:formula="of:=IF(EXACT([$'Plan base'.$D56];1);IF(EXACT([$'Plan base'.Q56];&quot;&quot;);&quot;&quot;;[$'Plan base'.Q5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64];1);IF(EXACT([$'Plan base'.$A64];&quot;&quot;);&quot;&quot;;[$'Plan base'.$A64]);&quot;&quot;)" office:value-type="string" office:string-value="1200-0000">
            <text:p>1200-0000</text:p>
          </table:table-cell>
          <table:table-cell table:formula="of:=IF(EXACT([$'Plan base'.$D64];1);IF(EXACT([$'Plan base'.$H64];&quot;&quot;);&quot;&quot;;[$'Plan base'.$H64]);&quot;&quot;)" office:value-type="string" office:string-value="Activo fijo">
            <text:p>Activo fijo</text:p>
          </table:table-cell>
          <table:table-cell table:formula="of:=IF(EXACT([$'Plan base'.$D64];1);IF(EXACT([$'Plan base'.L64];&quot;&quot;);&quot;&quot;;[$'Plan base'.L64]);&quot;&quot;)" office:value-type="string" office:string-value="AF">
            <text:p>AF</text:p>
          </table:table-cell>
          <table:table-cell table:formula="of:=IF(EXACT([$'Plan base'.$D64];1);IF(EXACT([$'Plan base'.M64];&quot;&quot;);&quot;&quot;;IF(EXACT([$'Plan base'.M64];&quot;Plan contable&quot;);CONCATENATE([$'Plan base'.M64];&quot; ClearCorp&quot;);[$'Plan base'.M64]));&quot;&quot;)" office:value-type="string" office:string-value="Activo">
            <text:p>Activo</text:p>
          </table:table-cell>
          <table:table-cell table:formula="of:=IF(EXACT([$'Plan base'.$D64];1);IF(EXACT([$'Plan base'.N64];&quot;&quot;);&quot;&quot;;[$'Plan base'.N64]);&quot;&quot;)" office:value-type="string" office:string-value="Vista">
            <text:p>Vista</text:p>
          </table:table-cell>
          <table:table-cell table:formula="of:=IF(EXACT([$'Plan base'.$D64];1);IF(EXACT([$'Plan base'.O64];&quot;&quot;);&quot;&quot;;[$'Plan base'.O64]);&quot;&quot;)" office:value-type="string" office:string-value="USD">
            <text:p>USD</text:p>
          </table:table-cell>
          <table:table-cell table:formula="of:=IF(EXACT([$'Plan base'.$D64];1);IF(EXACT([$'Plan base'.P64];&quot;&quot;);&quot;&quot;;[$'Plan base'.P64]);&quot;&quot;)" office:value-type="string" office:string-value="view">
            <text:p>view</text:p>
          </table:table-cell>
          <table:table-cell table:formula="of:=IF(EXACT([$'Plan base'.$D64];1);IF(EXACT([$'Plan base'.Q64];&quot;&quot;);&quot;&quot;;[$'Plan base'.Q6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69];1);IF(EXACT([$'Plan base'.$A69];&quot;&quot;);&quot;&quot;;[$'Plan base'.$A69]);&quot;&quot;)" office:value-type="string" office:string-value="1220-0000">
            <text:p>1220-0000</text:p>
          </table:table-cell>
          <table:table-cell table:formula="of:=IF(EXACT([$'Plan base'.$D69];1);IF(EXACT([$'Plan base'.$H69];&quot;&quot;);&quot;&quot;;[$'Plan base'.$H69]);&quot;&quot;)" office:value-type="string" office:string-value="Activo fijo depreciable">
            <text:p>Activo fijo depreciable</text:p>
          </table:table-cell>
          <table:table-cell table:formula="of:=IF(EXACT([$'Plan base'.$D69];1);IF(EXACT([$'Plan base'.L69];&quot;&quot;);&quot;&quot;;[$'Plan base'.L69]);&quot;&quot;)" office:value-type="string" office:string-value="Dep">
            <text:p>Dep</text:p>
          </table:table-cell>
          <table:table-cell table:formula="of:=IF(EXACT([$'Plan base'.$D69];1);IF(EXACT([$'Plan base'.M69];&quot;&quot;);&quot;&quot;;IF(EXACT([$'Plan base'.M69];&quot;Plan contable&quot;);CONCATENATE([$'Plan base'.M69];&quot; ClearCorp&quot;);[$'Plan base'.M69]));&quot;&quot;)" office:value-type="string" office:string-value="Activo fijo">
            <text:p>Activo fijo</text:p>
          </table:table-cell>
          <table:table-cell table:formula="of:=IF(EXACT([$'Plan base'.$D69];1);IF(EXACT([$'Plan base'.N69];&quot;&quot;);&quot;&quot;;[$'Plan base'.N69]);&quot;&quot;)" office:value-type="string" office:string-value="Vista">
            <text:p>Vista</text:p>
          </table:table-cell>
          <table:table-cell table:formula="of:=IF(EXACT([$'Plan base'.$D69];1);IF(EXACT([$'Plan base'.O69];&quot;&quot;);&quot;&quot;;[$'Plan base'.O69]);&quot;&quot;)" office:value-type="string" office:string-value="USD">
            <text:p>USD</text:p>
          </table:table-cell>
          <table:table-cell table:formula="of:=IF(EXACT([$'Plan base'.$D69];1);IF(EXACT([$'Plan base'.P69];&quot;&quot;);&quot;&quot;;[$'Plan base'.P69]);&quot;&quot;)" office:value-type="string" office:string-value="view">
            <text:p>view</text:p>
          </table:table-cell>
          <table:table-cell table:formula="of:=IF(EXACT([$'Plan base'.$D69];1);IF(EXACT([$'Plan base'.Q69];&quot;&quot;);&quot;&quot;;[$'Plan base'.Q6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77];1);IF(EXACT([$'Plan base'.$A77];&quot;&quot;);&quot;&quot;;[$'Plan base'.$A77]);&quot;&quot;)" office:value-type="string" office:string-value="1224-0000">
            <text:p>1224-0000</text:p>
          </table:table-cell>
          <table:table-cell table:formula="of:=IF(EXACT([$'Plan base'.$D77];1);IF(EXACT([$'Plan base'.$H77];&quot;&quot;);&quot;&quot;;[$'Plan base'.$H77]);&quot;&quot;)" office:value-type="string" office:string-value="Herramientas mayores">
            <text:p>Herramientas mayores</text:p>
          </table:table-cell>
          <table:table-cell table:formula="of:=IF(EXACT([$'Plan base'.$D77];1);IF(EXACT([$'Plan base'.L77];&quot;&quot;);&quot;&quot;;[$'Plan base'.L77]);&quot;&quot;)" office:value-type="string" office:string-value="HM">
            <text:p>HM</text:p>
          </table:table-cell>
          <table:table-cell table:formula="of:=IF(EXACT([$'Plan base'.$D77];1);IF(EXACT([$'Plan base'.M77];&quot;&quot;);&quot;&quot;;IF(EXACT([$'Plan base'.M77];&quot;Plan contable&quot;);CONCATENATE([$'Plan base'.M77];&quot; ClearCorp&quot;);[$'Plan base'.M77]));&quot;&quot;)" office:value-type="string" office:string-value="Activo fijo depreciable">
            <text:p>Activo fijo depreciable</text:p>
          </table:table-cell>
          <table:table-cell table:formula="of:=IF(EXACT([$'Plan base'.$D77];1);IF(EXACT([$'Plan base'.N77];&quot;&quot;);&quot;&quot;;[$'Plan base'.N77]);&quot;&quot;)" office:value-type="string" office:string-value="Activo">
            <text:p>Activo</text:p>
          </table:table-cell>
          <table:table-cell table:formula="of:=IF(EXACT([$'Plan base'.$D77];1);IF(EXACT([$'Plan base'.O77];&quot;&quot;);&quot;&quot;;[$'Plan base'.O77]);&quot;&quot;)" office:value-type="string" office:string-value="USD">
            <text:p>USD</text:p>
          </table:table-cell>
          <table:table-cell table:formula="of:=IF(EXACT([$'Plan base'.$D77];1);IF(EXACT([$'Plan base'.P77];&quot;&quot;);&quot;&quot;;[$'Plan base'.P77]);&quot;&quot;)" office:value-type="string" office:string-value="other">
            <text:p>other</text:p>
          </table:table-cell>
          <table:table-cell table:formula="of:=IF(EXACT([$'Plan base'.$D77];1);IF(EXACT([$'Plan base'.Q77];&quot;&quot;);&quot;&quot;;[$'Plan base'.Q7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78];1);IF(EXACT([$'Plan base'.$A78];&quot;&quot;);&quot;&quot;;[$'Plan base'.$A78]);&quot;&quot;)" office:value-type="string" office:string-value="1225-0000">
            <text:p>1225-0000</text:p>
          </table:table-cell>
          <table:table-cell table:formula="of:=IF(EXACT([$'Plan base'.$D78];1);IF(EXACT([$'Plan base'.$H78];&quot;&quot;);&quot;&quot;;[$'Plan base'.$H78]);&quot;&quot;)" office:value-type="string" office:string-value="Moibliario y equipo de oficina">
            <text:p>Moibliario y equipo de oficina</text:p>
          </table:table-cell>
          <table:table-cell table:formula="of:=IF(EXACT([$'Plan base'.$D78];1);IF(EXACT([$'Plan base'.L78];&quot;&quot;);&quot;&quot;;[$'Plan base'.L78]);&quot;&quot;)" office:value-type="string" office:string-value="Mob">
            <text:p>Mob</text:p>
          </table:table-cell>
          <table:table-cell table:formula="of:=IF(EXACT([$'Plan base'.$D78];1);IF(EXACT([$'Plan base'.M78];&quot;&quot;);&quot;&quot;;IF(EXACT([$'Plan base'.M78];&quot;Plan contable&quot;);CONCATENATE([$'Plan base'.M78];&quot; ClearCorp&quot;);[$'Plan base'.M78]));&quot;&quot;)" office:value-type="string" office:string-value="Activo fijo depreciable">
            <text:p>Activo fijo depreciable</text:p>
          </table:table-cell>
          <table:table-cell table:formula="of:=IF(EXACT([$'Plan base'.$D78];1);IF(EXACT([$'Plan base'.N78];&quot;&quot;);&quot;&quot;;[$'Plan base'.N78]);&quot;&quot;)" office:value-type="string" office:string-value="Activo">
            <text:p>Activo</text:p>
          </table:table-cell>
          <table:table-cell table:formula="of:=IF(EXACT([$'Plan base'.$D78];1);IF(EXACT([$'Plan base'.O78];&quot;&quot;);&quot;&quot;;[$'Plan base'.O78]);&quot;&quot;)" office:value-type="string" office:string-value="USD">
            <text:p>USD</text:p>
          </table:table-cell>
          <table:table-cell table:formula="of:=IF(EXACT([$'Plan base'.$D78];1);IF(EXACT([$'Plan base'.P78];&quot;&quot;);&quot;&quot;;[$'Plan base'.P78]);&quot;&quot;)" office:value-type="string" office:string-value="other">
            <text:p>other</text:p>
          </table:table-cell>
          <table:table-cell table:formula="of:=IF(EXACT([$'Plan base'.$D78];1);IF(EXACT([$'Plan base'.Q78];&quot;&quot;);&quot;&quot;;[$'Plan base'.Q7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79];1);IF(EXACT([$'Plan base'.$A79];&quot;&quot;);&quot;&quot;;[$'Plan base'.$A79]);&quot;&quot;)" office:value-type="string" office:string-value="1226-0000">
            <text:p>1226-0000</text:p>
          </table:table-cell>
          <table:table-cell table:formula="of:=IF(EXACT([$'Plan base'.$D79];1);IF(EXACT([$'Plan base'.$H79];&quot;&quot;);&quot;&quot;;[$'Plan base'.$H79]);&quot;&quot;)" office:value-type="string" office:string-value="Equipo de cómputo">
            <text:p>Equipo de cómputo</text:p>
          </table:table-cell>
          <table:table-cell table:formula="of:=IF(EXACT([$'Plan base'.$D79];1);IF(EXACT([$'Plan base'.L79];&quot;&quot;);&quot;&quot;;[$'Plan base'.L79]);&quot;&quot;)" office:value-type="string" office:string-value="Comp">
            <text:p>Comp</text:p>
          </table:table-cell>
          <table:table-cell table:formula="of:=IF(EXACT([$'Plan base'.$D79];1);IF(EXACT([$'Plan base'.M79];&quot;&quot;);&quot;&quot;;IF(EXACT([$'Plan base'.M79];&quot;Plan contable&quot;);CONCATENATE([$'Plan base'.M79];&quot; ClearCorp&quot;);[$'Plan base'.M79]));&quot;&quot;)" office:value-type="string" office:string-value="Activo fijo depreciable">
            <text:p>Activo fijo depreciable</text:p>
          </table:table-cell>
          <table:table-cell table:formula="of:=IF(EXACT([$'Plan base'.$D79];1);IF(EXACT([$'Plan base'.N79];&quot;&quot;);&quot;&quot;;[$'Plan base'.N79]);&quot;&quot;)" office:value-type="string" office:string-value="Activo">
            <text:p>Activo</text:p>
          </table:table-cell>
          <table:table-cell table:formula="of:=IF(EXACT([$'Plan base'.$D79];1);IF(EXACT([$'Plan base'.O79];&quot;&quot;);&quot;&quot;;[$'Plan base'.O79]);&quot;&quot;)" office:value-type="string" office:string-value="USD">
            <text:p>USD</text:p>
          </table:table-cell>
          <table:table-cell table:formula="of:=IF(EXACT([$'Plan base'.$D79];1);IF(EXACT([$'Plan base'.P79];&quot;&quot;);&quot;&quot;;[$'Plan base'.P79]);&quot;&quot;)" office:value-type="string" office:string-value="other">
            <text:p>other</text:p>
          </table:table-cell>
          <table:table-cell table:formula="of:=IF(EXACT([$'Plan base'.$D79];1);IF(EXACT([$'Plan base'.Q79];&quot;&quot;);&quot;&quot;;[$'Plan base'.Q7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81];1);IF(EXACT([$'Plan base'.$A81];&quot;&quot;);&quot;&quot;;[$'Plan base'.$A81]);&quot;&quot;)" office:value-type="string" office:string-value="1300-0000">
            <text:p>1300-0000</text:p>
          </table:table-cell>
          <table:table-cell table:formula="of:=IF(EXACT([$'Plan base'.$D81];1);IF(EXACT([$'Plan base'.$H81];&quot;&quot;);&quot;&quot;;[$'Plan base'.$H81]);&quot;&quot;)" office:value-type="string" office:string-value="Depreciaciones acumuladas sobre activo fijo depreciable">
            <text:p>Depreciaciones acumuladas sobre activo fijo depreciable</text:p>
          </table:table-cell>
          <table:table-cell table:formula="of:=IF(EXACT([$'Plan base'.$D81];1);IF(EXACT([$'Plan base'.L81];&quot;&quot;);&quot;&quot;;[$'Plan base'.L81]);&quot;&quot;)" office:value-type="string" office:string-value="Dep-Ac">
            <text:p>Dep-Ac</text:p>
          </table:table-cell>
          <table:table-cell table:formula="of:=IF(EXACT([$'Plan base'.$D81];1);IF(EXACT([$'Plan base'.M81];&quot;&quot;);&quot;&quot;;IF(EXACT([$'Plan base'.M81];&quot;Plan contable&quot;);CONCATENATE([$'Plan base'.M81];&quot; ClearCorp&quot;);[$'Plan base'.M81]));&quot;&quot;)" office:value-type="string" office:string-value="Activo">
            <text:p>Activo</text:p>
          </table:table-cell>
          <table:table-cell table:formula="of:=IF(EXACT([$'Plan base'.$D81];1);IF(EXACT([$'Plan base'.N81];&quot;&quot;);&quot;&quot;;[$'Plan base'.N81]);&quot;&quot;)" office:value-type="string" office:string-value="Vista">
            <text:p>Vista</text:p>
          </table:table-cell>
          <table:table-cell table:formula="of:=IF(EXACT([$'Plan base'.$D81];1);IF(EXACT([$'Plan base'.O81];&quot;&quot;);&quot;&quot;;[$'Plan base'.O81]);&quot;&quot;)" office:value-type="string" office:string-value="USD">
            <text:p>USD</text:p>
          </table:table-cell>
          <table:table-cell table:formula="of:=IF(EXACT([$'Plan base'.$D81];1);IF(EXACT([$'Plan base'.P81];&quot;&quot;);&quot;&quot;;[$'Plan base'.P81]);&quot;&quot;)" office:value-type="string" office:string-value="view">
            <text:p>view</text:p>
          </table:table-cell>
          <table:table-cell table:formula="of:=IF(EXACT([$'Plan base'.$D81];1);IF(EXACT([$'Plan base'.Q81];&quot;&quot;);&quot;&quot;;[$'Plan base'.Q8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89];1);IF(EXACT([$'Plan base'.$A89];&quot;&quot;);&quot;&quot;;[$'Plan base'.$A89]);&quot;&quot;)" office:value-type="string" office:string-value="1340-0000">
            <text:p>1340-0000</text:p>
          </table:table-cell>
          <table:table-cell table:formula="of:=IF(EXACT([$'Plan base'.$D89];1);IF(EXACT([$'Plan base'.$H89];&quot;&quot;);&quot;&quot;;[$'Plan base'.$H89]);&quot;&quot;)" office:value-type="string" office:string-value="Dep. ac. de herramientas mayores">
            <text:p>Dep. ac. de herramientas mayores</text:p>
          </table:table-cell>
          <table:table-cell table:formula="of:=IF(EXACT([$'Plan base'.$D89];1);IF(EXACT([$'Plan base'.L89];&quot;&quot;);&quot;&quot;;[$'Plan base'.L89]);&quot;&quot;)" office:value-type="string" office:string-value="HM">
            <text:p>HM</text:p>
          </table:table-cell>
          <table:table-cell table:formula="of:=IF(EXACT([$'Plan base'.$D89];1);IF(EXACT([$'Plan base'.M89];&quot;&quot;);&quot;&quot;;IF(EXACT([$'Plan base'.M89];&quot;Plan contable&quot;);CONCATENATE([$'Plan base'.M89];&quot; ClearCorp&quot;);[$'Plan base'.M89]));&quot;&quot;)" office:value-type="string" office:string-value="Depreciaciones acumuladas sobre activo fijo depreciable">
            <text:p>Depreciaciones acumuladas sobre activo fijo depreciable</text:p>
          </table:table-cell>
          <table:table-cell table:formula="of:=IF(EXACT([$'Plan base'.$D89];1);IF(EXACT([$'Plan base'.N89];&quot;&quot;);&quot;&quot;;[$'Plan base'.N89]);&quot;&quot;)" office:value-type="string" office:string-value="Valuación de activo">
            <text:p>Valuación de activo</text:p>
          </table:table-cell>
          <table:table-cell table:formula="of:=IF(EXACT([$'Plan base'.$D89];1);IF(EXACT([$'Plan base'.O89];&quot;&quot;);&quot;&quot;;[$'Plan base'.O89]);&quot;&quot;)" office:value-type="string" office:string-value="USD">
            <text:p>USD</text:p>
          </table:table-cell>
          <table:table-cell table:formula="of:=IF(EXACT([$'Plan base'.$D89];1);IF(EXACT([$'Plan base'.P89];&quot;&quot;);&quot;&quot;;[$'Plan base'.P89]);&quot;&quot;)" office:value-type="string" office:string-value="other">
            <text:p>other</text:p>
          </table:table-cell>
          <table:table-cell table:formula="of:=IF(EXACT([$'Plan base'.$D89];1);IF(EXACT([$'Plan base'.Q89];&quot;&quot;);&quot;&quot;;[$'Plan base'.Q8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0];1);IF(EXACT([$'Plan base'.$A90];&quot;&quot;);&quot;&quot;;[$'Plan base'.$A90]);&quot;&quot;)" office:value-type="string" office:string-value="1350-0000">
            <text:p>1350-0000</text:p>
          </table:table-cell>
          <table:table-cell table:formula="of:=IF(EXACT([$'Plan base'.$D90];1);IF(EXACT([$'Plan base'.$H90];&quot;&quot;);&quot;&quot;;[$'Plan base'.$H90]);&quot;&quot;)" office:value-type="string" office:string-value="Dep. ac. de mobiliario y equipo de oficina">
            <text:p>Dep. ac. de mobiliario y equipo de oficina</text:p>
          </table:table-cell>
          <table:table-cell table:formula="of:=IF(EXACT([$'Plan base'.$D90];1);IF(EXACT([$'Plan base'.L90];&quot;&quot;);&quot;&quot;;[$'Plan base'.L90]);&quot;&quot;)" office:value-type="string" office:string-value="Mob">
            <text:p>Mob</text:p>
          </table:table-cell>
          <table:table-cell table:formula="of:=IF(EXACT([$'Plan base'.$D90];1);IF(EXACT([$'Plan base'.M90];&quot;&quot;);&quot;&quot;;IF(EXACT([$'Plan base'.M90];&quot;Plan contable&quot;);CONCATENATE([$'Plan base'.M90];&quot; ClearCorp&quot;);[$'Plan base'.M90]));&quot;&quot;)" office:value-type="string" office:string-value="Depreciaciones acumuladas sobre activo fijo depreciable">
            <text:p>Depreciaciones acumuladas sobre activo fijo depreciable</text:p>
          </table:table-cell>
          <table:table-cell table:formula="of:=IF(EXACT([$'Plan base'.$D90];1);IF(EXACT([$'Plan base'.N90];&quot;&quot;);&quot;&quot;;[$'Plan base'.N90]);&quot;&quot;)" office:value-type="string" office:string-value="Valuación de activo">
            <text:p>Valuación de activo</text:p>
          </table:table-cell>
          <table:table-cell table:formula="of:=IF(EXACT([$'Plan base'.$D90];1);IF(EXACT([$'Plan base'.O90];&quot;&quot;);&quot;&quot;;[$'Plan base'.O90]);&quot;&quot;)" office:value-type="string" office:string-value="USD">
            <text:p>USD</text:p>
          </table:table-cell>
          <table:table-cell table:formula="of:=IF(EXACT([$'Plan base'.$D90];1);IF(EXACT([$'Plan base'.P90];&quot;&quot;);&quot;&quot;;[$'Plan base'.P90]);&quot;&quot;)" office:value-type="string" office:string-value="other">
            <text:p>other</text:p>
          </table:table-cell>
          <table:table-cell table:formula="of:=IF(EXACT([$'Plan base'.$D90];1);IF(EXACT([$'Plan base'.Q90];&quot;&quot;);&quot;&quot;;[$'Plan base'.Q9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1];1);IF(EXACT([$'Plan base'.$A91];&quot;&quot;);&quot;&quot;;[$'Plan base'.$A91]);&quot;&quot;)" office:value-type="string" office:string-value="1360-0000">
            <text:p>1360-0000</text:p>
          </table:table-cell>
          <table:table-cell table:formula="of:=IF(EXACT([$'Plan base'.$D91];1);IF(EXACT([$'Plan base'.$H91];&quot;&quot;);&quot;&quot;;[$'Plan base'.$H91]);&quot;&quot;)" office:value-type="string" office:string-value="Dep. ac. de equipo de cómputo">
            <text:p>Dep. ac. de equipo de cómputo</text:p>
          </table:table-cell>
          <table:table-cell table:formula="of:=IF(EXACT([$'Plan base'.$D91];1);IF(EXACT([$'Plan base'.L91];&quot;&quot;);&quot;&quot;;[$'Plan base'.L91]);&quot;&quot;)" office:value-type="string" office:string-value="Comp">
            <text:p>Comp</text:p>
          </table:table-cell>
          <table:table-cell table:formula="of:=IF(EXACT([$'Plan base'.$D91];1);IF(EXACT([$'Plan base'.M91];&quot;&quot;);&quot;&quot;;IF(EXACT([$'Plan base'.M91];&quot;Plan contable&quot;);CONCATENATE([$'Plan base'.M91];&quot; ClearCorp&quot;);[$'Plan base'.M91]));&quot;&quot;)" office:value-type="string" office:string-value="Depreciaciones acumuladas sobre activo fijo depreciable">
            <text:p>Depreciaciones acumuladas sobre activo fijo depreciable</text:p>
          </table:table-cell>
          <table:table-cell table:formula="of:=IF(EXACT([$'Plan base'.$D91];1);IF(EXACT([$'Plan base'.N91];&quot;&quot;);&quot;&quot;;[$'Plan base'.N91]);&quot;&quot;)" office:value-type="string" office:string-value="Valuación de activo">
            <text:p>Valuación de activo</text:p>
          </table:table-cell>
          <table:table-cell table:formula="of:=IF(EXACT([$'Plan base'.$D91];1);IF(EXACT([$'Plan base'.O91];&quot;&quot;);&quot;&quot;;[$'Plan base'.O91]);&quot;&quot;)" office:value-type="string" office:string-value="USD">
            <text:p>USD</text:p>
          </table:table-cell>
          <table:table-cell table:formula="of:=IF(EXACT([$'Plan base'.$D91];1);IF(EXACT([$'Plan base'.P91];&quot;&quot;);&quot;&quot;;[$'Plan base'.P91]);&quot;&quot;)" office:value-type="string" office:string-value="other">
            <text:p>other</text:p>
          </table:table-cell>
          <table:table-cell table:formula="of:=IF(EXACT([$'Plan base'.$D91];1);IF(EXACT([$'Plan base'.Q91];&quot;&quot;);&quot;&quot;;[$'Plan base'.Q9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3];1);IF(EXACT([$'Plan base'.$A93];&quot;&quot;);&quot;&quot;;[$'Plan base'.$A93]);&quot;&quot;)" office:value-type="string" office:string-value="1900-0000">
            <text:p>1900-0000</text:p>
          </table:table-cell>
          <table:table-cell table:formula="of:=IF(EXACT([$'Plan base'.$D93];1);IF(EXACT([$'Plan base'.$H93];&quot;&quot;);&quot;&quot;;[$'Plan base'.$H93]);&quot;&quot;)" office:value-type="string" office:string-value="Otros activos">
            <text:p>Otros activos</text:p>
          </table:table-cell>
          <table:table-cell table:formula="of:=IF(EXACT([$'Plan base'.$D93];1);IF(EXACT([$'Plan base'.L93];&quot;&quot;);&quot;&quot;;[$'Plan base'.L93]);&quot;&quot;)" office:value-type="string" office:string-value="Ot">
            <text:p>Ot</text:p>
          </table:table-cell>
          <table:table-cell table:formula="of:=IF(EXACT([$'Plan base'.$D93];1);IF(EXACT([$'Plan base'.M93];&quot;&quot;);&quot;&quot;;IF(EXACT([$'Plan base'.M93];&quot;Plan contable&quot;);CONCATENATE([$'Plan base'.M93];&quot; ClearCorp&quot;);[$'Plan base'.M93]));&quot;&quot;)" office:value-type="string" office:string-value="Activo">
            <text:p>Activo</text:p>
          </table:table-cell>
          <table:table-cell table:formula="of:=IF(EXACT([$'Plan base'.$D93];1);IF(EXACT([$'Plan base'.N93];&quot;&quot;);&quot;&quot;;[$'Plan base'.N93]);&quot;&quot;)" office:value-type="string" office:string-value="Vista">
            <text:p>Vista</text:p>
          </table:table-cell>
          <table:table-cell table:formula="of:=IF(EXACT([$'Plan base'.$D93];1);IF(EXACT([$'Plan base'.O93];&quot;&quot;);&quot;&quot;;[$'Plan base'.O93]);&quot;&quot;)" office:value-type="string" office:string-value="USD">
            <text:p>USD</text:p>
          </table:table-cell>
          <table:table-cell table:formula="of:=IF(EXACT([$'Plan base'.$D93];1);IF(EXACT([$'Plan base'.P93];&quot;&quot;);&quot;&quot;;[$'Plan base'.P93]);&quot;&quot;)" office:value-type="string" office:string-value="view">
            <text:p>view</text:p>
          </table:table-cell>
          <table:table-cell table:formula="of:=IF(EXACT([$'Plan base'.$D93];1);IF(EXACT([$'Plan base'.Q93];&quot;&quot;);&quot;&quot;;[$'Plan base'.Q9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7];1);IF(EXACT([$'Plan base'.$A97];&quot;&quot;);&quot;&quot;;[$'Plan base'.$A97]);&quot;&quot;)" office:value-type="string" office:string-value="1920-0000">
            <text:p>1920-0000</text:p>
          </table:table-cell>
          <table:table-cell table:formula="of:=IF(EXACT([$'Plan base'.$D97];1);IF(EXACT([$'Plan base'.$H97];&quot;&quot;);&quot;&quot;;[$'Plan base'.$H97]);&quot;&quot;)" office:value-type="string" office:string-value="Depósitos de garantía">
            <text:p>Depósitos de garantía</text:p>
          </table:table-cell>
          <table:table-cell table:formula="of:=IF(EXACT([$'Plan base'.$D97];1);IF(EXACT([$'Plan base'.L97];&quot;&quot;);&quot;&quot;;[$'Plan base'.L97]);&quot;&quot;)" office:value-type="string" office:string-value="Dep">
            <text:p>Dep</text:p>
          </table:table-cell>
          <table:table-cell table:formula="of:=IF(EXACT([$'Plan base'.$D97];1);IF(EXACT([$'Plan base'.M97];&quot;&quot;);&quot;&quot;;IF(EXACT([$'Plan base'.M97];&quot;Plan contable&quot;);CONCATENATE([$'Plan base'.M97];&quot; ClearCorp&quot;);[$'Plan base'.M97]));&quot;&quot;)" office:value-type="string" office:string-value="Otros activos">
            <text:p>Otros activos</text:p>
          </table:table-cell>
          <table:table-cell table:formula="of:=IF(EXACT([$'Plan base'.$D97];1);IF(EXACT([$'Plan base'.N97];&quot;&quot;);&quot;&quot;;[$'Plan base'.N97]);&quot;&quot;)" office:value-type="string" office:string-value="Vista">
            <text:p>Vista</text:p>
          </table:table-cell>
          <table:table-cell table:formula="of:=IF(EXACT([$'Plan base'.$D97];1);IF(EXACT([$'Plan base'.O97];&quot;&quot;);&quot;&quot;;[$'Plan base'.O97]);&quot;&quot;)" office:value-type="string" office:string-value="USD">
            <text:p>USD</text:p>
          </table:table-cell>
          <table:table-cell table:formula="of:=IF(EXACT([$'Plan base'.$D97];1);IF(EXACT([$'Plan base'.P97];&quot;&quot;);&quot;&quot;;[$'Plan base'.P97]);&quot;&quot;)" office:value-type="string" office:string-value="view">
            <text:p>view</text:p>
          </table:table-cell>
          <table:table-cell table:formula="of:=IF(EXACT([$'Plan base'.$D97];1);IF(EXACT([$'Plan base'.Q97];&quot;&quot;);&quot;&quot;;[$'Plan base'.Q9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8];1);IF(EXACT([$'Plan base'.$A98];&quot;&quot;);&quot;&quot;;[$'Plan base'.$A98]);&quot;&quot;)" office:value-type="string" office:string-value="1921-0000">
            <text:p>1921-0000</text:p>
          </table:table-cell>
          <table:table-cell table:formula="of:=IF(EXACT([$'Plan base'.$D98];1);IF(EXACT([$'Plan base'.$H98];&quot;&quot;);&quot;&quot;;[$'Plan base'.$H98]);&quot;&quot;)" office:value-type="string" office:string-value="Depósitos sobre derechos telefónicos">
            <text:p>Depósitos sobre derechos telefónicos</text:p>
          </table:table-cell>
          <table:table-cell table:formula="of:=IF(EXACT([$'Plan base'.$D98];1);IF(EXACT([$'Plan base'.L98];&quot;&quot;);&quot;&quot;;[$'Plan base'.L98]);&quot;&quot;)" office:value-type="string" office:string-value="Tel">
            <text:p>Tel</text:p>
          </table:table-cell>
          <table:table-cell table:formula="of:=IF(EXACT([$'Plan base'.$D98];1);IF(EXACT([$'Plan base'.M98];&quot;&quot;);&quot;&quot;;IF(EXACT([$'Plan base'.M98];&quot;Plan contable&quot;);CONCATENATE([$'Plan base'.M98];&quot; ClearCorp&quot;);[$'Plan base'.M98]));&quot;&quot;)" office:value-type="string" office:string-value="Depósitos de garantía">
            <text:p>Depósitos de garantía</text:p>
          </table:table-cell>
          <table:table-cell table:formula="of:=IF(EXACT([$'Plan base'.$D98];1);IF(EXACT([$'Plan base'.N98];&quot;&quot;);&quot;&quot;;[$'Plan base'.N98]);&quot;&quot;)" office:value-type="string" office:string-value="Vista">
            <text:p>Vista</text:p>
          </table:table-cell>
          <table:table-cell table:formula="of:=IF(EXACT([$'Plan base'.$D98];1);IF(EXACT([$'Plan base'.O98];&quot;&quot;);&quot;&quot;;[$'Plan base'.O98]);&quot;&quot;)" office:value-type="string" office:string-value="USD">
            <text:p>USD</text:p>
          </table:table-cell>
          <table:table-cell table:formula="of:=IF(EXACT([$'Plan base'.$D98];1);IF(EXACT([$'Plan base'.P98];&quot;&quot;);&quot;&quot;;[$'Plan base'.P98]);&quot;&quot;)" office:value-type="string" office:string-value="view">
            <text:p>view</text:p>
          </table:table-cell>
          <table:table-cell table:formula="of:=IF(EXACT([$'Plan base'.$D98];1);IF(EXACT([$'Plan base'.Q98];&quot;&quot;);&quot;&quot;;[$'Plan base'.Q9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99];1);IF(EXACT([$'Plan base'.$A99];&quot;&quot;);&quot;&quot;;[$'Plan base'.$A99]);&quot;&quot;)" office:value-type="string" office:string-value="1921-0100">
            <text:p>1921-0100</text:p>
          </table:table-cell>
          <table:table-cell table:formula="of:=IF(EXACT([$'Plan base'.$D99];1);IF(EXACT([$'Plan base'.$H99];&quot;&quot;);&quot;&quot;;[$'Plan base'.$H99]);&quot;&quot;)" office:value-type="string" office:string-value="Depósito de garantía 2290-5353">
            <text:p>Depósito de garantía 2290-5353</text:p>
          </table:table-cell>
          <table:table-cell table:formula="of:=IF(EXACT([$'Plan base'.$D99];1);IF(EXACT([$'Plan base'.L99];&quot;&quot;);&quot;&quot;;[$'Plan base'.L99]);&quot;&quot;)" office:value-type="string" office:string-value="2290-5353">
            <text:p>2290-5353</text:p>
          </table:table-cell>
          <table:table-cell table:formula="of:=IF(EXACT([$'Plan base'.$D99];1);IF(EXACT([$'Plan base'.M99];&quot;&quot;);&quot;&quot;;IF(EXACT([$'Plan base'.M99];&quot;Plan contable&quot;);CONCATENATE([$'Plan base'.M99];&quot; ClearCorp&quot;);[$'Plan base'.M99]));&quot;&quot;)" office:value-type="string" office:string-value="Depósitos sobre derechos telefónicos">
            <text:p>Depósitos sobre derechos telefónicos</text:p>
          </table:table-cell>
          <table:table-cell table:formula="of:=IF(EXACT([$'Plan base'.$D99];1);IF(EXACT([$'Plan base'.N99];&quot;&quot;);&quot;&quot;;[$'Plan base'.N99]);&quot;&quot;)" office:value-type="string" office:string-value="Cuenta por cobrar">
            <text:p>Cuenta por cobrar</text:p>
          </table:table-cell>
          <table:table-cell table:formula="of:=IF(EXACT([$'Plan base'.$D99];1);IF(EXACT([$'Plan base'.O99];&quot;&quot;);&quot;&quot;;[$'Plan base'.O99]);&quot;&quot;)" office:value-type="string" office:string-value="USD">
            <text:p>USD</text:p>
          </table:table-cell>
          <table:table-cell table:formula="of:=IF(EXACT([$'Plan base'.$D99];1);IF(EXACT([$'Plan base'.P99];&quot;&quot;);&quot;&quot;;[$'Plan base'.P99]);&quot;&quot;)" office:value-type="string" office:string-value="receivable">
            <text:p>receivable</text:p>
          </table:table-cell>
          <table:table-cell table:formula="of:=IF(EXACT([$'Plan base'.$D99];1);IF(EXACT([$'Plan base'.Q99];&quot;&quot;);&quot;&quot;;[$'Plan base'.Q9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0];1);IF(EXACT([$'Plan base'.$A100];&quot;&quot;);&quot;&quot;;[$'Plan base'.$A100]);&quot;&quot;)" office:value-type="string" office:string-value="1921-0200">
            <text:p>1921-0200</text:p>
          </table:table-cell>
          <table:table-cell table:formula="of:=IF(EXACT([$'Plan base'.$D100];1);IF(EXACT([$'Plan base'.$H100];&quot;&quot;);&quot;&quot;;[$'Plan base'.$H100]);&quot;&quot;)" office:value-type="string" office:string-value="Depósito de garantía 2551-7034">
            <text:p>Depósito de garantía 2551-7034</text:p>
          </table:table-cell>
          <table:table-cell table:formula="of:=IF(EXACT([$'Plan base'.$D100];1);IF(EXACT([$'Plan base'.L100];&quot;&quot;);&quot;&quot;;[$'Plan base'.L100]);&quot;&quot;)" office:value-type="string" office:string-value="2551-7034">
            <text:p>2551-7034</text:p>
          </table:table-cell>
          <table:table-cell table:formula="of:=IF(EXACT([$'Plan base'.$D100];1);IF(EXACT([$'Plan base'.M100];&quot;&quot;);&quot;&quot;;IF(EXACT([$'Plan base'.M100];&quot;Plan contable&quot;);CONCATENATE([$'Plan base'.M100];&quot; ClearCorp&quot;);[$'Plan base'.M100]));&quot;&quot;)" office:value-type="string" office:string-value="Depósitos sobre derechos telefónicos">
            <text:p>Depósitos sobre derechos telefónicos</text:p>
          </table:table-cell>
          <table:table-cell table:formula="of:=IF(EXACT([$'Plan base'.$D100];1);IF(EXACT([$'Plan base'.N100];&quot;&quot;);&quot;&quot;;[$'Plan base'.N100]);&quot;&quot;)" office:value-type="string" office:string-value="Cuenta por cobrar">
            <text:p>Cuenta por cobrar</text:p>
          </table:table-cell>
          <table:table-cell table:formula="of:=IF(EXACT([$'Plan base'.$D100];1);IF(EXACT([$'Plan base'.O100];&quot;&quot;);&quot;&quot;;[$'Plan base'.O100]);&quot;&quot;)" office:value-type="string" office:string-value="USD">
            <text:p>USD</text:p>
          </table:table-cell>
          <table:table-cell table:formula="of:=IF(EXACT([$'Plan base'.$D100];1);IF(EXACT([$'Plan base'.P100];&quot;&quot;);&quot;&quot;;[$'Plan base'.P100]);&quot;&quot;)" office:value-type="string" office:string-value="receivable">
            <text:p>receivable</text:p>
          </table:table-cell>
          <table:table-cell table:formula="of:=IF(EXACT([$'Plan base'.$D100];1);IF(EXACT([$'Plan base'.Q100];&quot;&quot;);&quot;&quot;;[$'Plan base'.Q10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1];1);IF(EXACT([$'Plan base'.$A101];&quot;&quot;);&quot;&quot;;[$'Plan base'.$A101]);&quot;&quot;)" office:value-type="string" office:string-value="1921-0300">
            <text:p>1921-0300</text:p>
          </table:table-cell>
          <table:table-cell table:formula="of:=IF(EXACT([$'Plan base'.$D101];1);IF(EXACT([$'Plan base'.$H101];&quot;&quot;);&quot;&quot;;[$'Plan base'.$H101]);&quot;&quot;)" office:value-type="string" office:string-value="Depósito de garantía 2551-7647">
            <text:p>Depósito de garantía 2551-7647</text:p>
          </table:table-cell>
          <table:table-cell table:formula="of:=IF(EXACT([$'Plan base'.$D101];1);IF(EXACT([$'Plan base'.L101];&quot;&quot;);&quot;&quot;;[$'Plan base'.L101]);&quot;&quot;)" office:value-type="string" office:string-value="2551-7647">
            <text:p>2551-7647</text:p>
          </table:table-cell>
          <table:table-cell table:formula="of:=IF(EXACT([$'Plan base'.$D101];1);IF(EXACT([$'Plan base'.M101];&quot;&quot;);&quot;&quot;;IF(EXACT([$'Plan base'.M101];&quot;Plan contable&quot;);CONCATENATE([$'Plan base'.M101];&quot; ClearCorp&quot;);[$'Plan base'.M101]));&quot;&quot;)" office:value-type="string" office:string-value="Depósitos sobre derechos telefónicos">
            <text:p>Depósitos sobre derechos telefónicos</text:p>
          </table:table-cell>
          <table:table-cell table:formula="of:=IF(EXACT([$'Plan base'.$D101];1);IF(EXACT([$'Plan base'.N101];&quot;&quot;);&quot;&quot;;[$'Plan base'.N101]);&quot;&quot;)" office:value-type="string" office:string-value="Cuenta por cobrar">
            <text:p>Cuenta por cobrar</text:p>
          </table:table-cell>
          <table:table-cell table:formula="of:=IF(EXACT([$'Plan base'.$D101];1);IF(EXACT([$'Plan base'.O101];&quot;&quot;);&quot;&quot;;[$'Plan base'.O101]);&quot;&quot;)" office:value-type="string" office:string-value="USD">
            <text:p>USD</text:p>
          </table:table-cell>
          <table:table-cell table:formula="of:=IF(EXACT([$'Plan base'.$D101];1);IF(EXACT([$'Plan base'.P101];&quot;&quot;);&quot;&quot;;[$'Plan base'.P101]);&quot;&quot;)" office:value-type="string" office:string-value="receivable">
            <text:p>receivable</text:p>
          </table:table-cell>
          <table:table-cell table:formula="of:=IF(EXACT([$'Plan base'.$D101];1);IF(EXACT([$'Plan base'.Q101];&quot;&quot;);&quot;&quot;;[$'Plan base'.Q10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3];1);IF(EXACT([$'Plan base'.$A103];&quot;&quot;);&quot;&quot;;[$'Plan base'.$A103]);&quot;&quot;)" office:value-type="string" office:string-value="1923-0000">
            <text:p>1923-0000</text:p>
          </table:table-cell>
          <table:table-cell table:formula="of:=IF(EXACT([$'Plan base'.$D103];1);IF(EXACT([$'Plan base'.$H103];&quot;&quot;);&quot;&quot;;[$'Plan base'.$H103]);&quot;&quot;)" office:value-type="string" office:string-value="Depósitos sobre locales en alquiler">
            <text:p>Depósitos sobre locales en alquiler</text:p>
          </table:table-cell>
          <table:table-cell table:formula="of:=IF(EXACT([$'Plan base'.$D103];1);IF(EXACT([$'Plan base'.L103];&quot;&quot;);&quot;&quot;;[$'Plan base'.L103]);&quot;&quot;)" office:value-type="string" office:string-value="Alq.">
            <text:p>Alq.</text:p>
          </table:table-cell>
          <table:table-cell table:formula="of:=IF(EXACT([$'Plan base'.$D103];1);IF(EXACT([$'Plan base'.M103];&quot;&quot;);&quot;&quot;;IF(EXACT([$'Plan base'.M103];&quot;Plan contable&quot;);CONCATENATE([$'Plan base'.M103];&quot; ClearCorp&quot;);[$'Plan base'.M103]));&quot;&quot;)" office:value-type="string" office:string-value="Depósitos de garantía">
            <text:p>Depósitos de garantía</text:p>
          </table:table-cell>
          <table:table-cell table:formula="of:=IF(EXACT([$'Plan base'.$D103];1);IF(EXACT([$'Plan base'.N103];&quot;&quot;);&quot;&quot;;[$'Plan base'.N103]);&quot;&quot;)" office:value-type="string" office:string-value="Vista">
            <text:p>Vista</text:p>
          </table:table-cell>
          <table:table-cell table:formula="of:=IF(EXACT([$'Plan base'.$D103];1);IF(EXACT([$'Plan base'.O103];&quot;&quot;);&quot;&quot;;[$'Plan base'.O103]);&quot;&quot;)" office:value-type="string" office:string-value="USD">
            <text:p>USD</text:p>
          </table:table-cell>
          <table:table-cell table:formula="of:=IF(EXACT([$'Plan base'.$D103];1);IF(EXACT([$'Plan base'.P103];&quot;&quot;);&quot;&quot;;[$'Plan base'.P103]);&quot;&quot;)" office:value-type="string" office:string-value="view">
            <text:p>view</text:p>
          </table:table-cell>
          <table:table-cell table:formula="of:=IF(EXACT([$'Plan base'.$D103];1);IF(EXACT([$'Plan base'.Q103];&quot;&quot;);&quot;&quot;;[$'Plan base'.Q10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04];1);IF(EXACT([$'Plan base'.$A104];&quot;&quot;);&quot;&quot;;[$'Plan base'.$A104]);&quot;&quot;)" office:value-type="string" office:string-value="1923-0100">
            <text:p>1923-0100</text:p>
          </table:table-cell>
          <table:table-cell table:formula="of:=IF(EXACT([$'Plan base'.$D104];1);IF(EXACT([$'Plan base'.$H104];&quot;&quot;);&quot;&quot;;[$'Plan base'.$H104]);&quot;&quot;)" office:value-type="string" office:string-value="Oficina Sabana Norte">
            <text:p>Oficina Sabana Norte</text:p>
          </table:table-cell>
          <table:table-cell table:formula="of:=IF(EXACT([$'Plan base'.$D104];1);IF(EXACT([$'Plan base'.L104];&quot;&quot;);&quot;&quot;;[$'Plan base'.L104]);&quot;&quot;)" office:value-type="string" office:string-value="Of. Sabana">
            <text:p>Of. Sabana</text:p>
          </table:table-cell>
          <table:table-cell table:formula="of:=IF(EXACT([$'Plan base'.$D104];1);IF(EXACT([$'Plan base'.M104];&quot;&quot;);&quot;&quot;;IF(EXACT([$'Plan base'.M104];&quot;Plan contable&quot;);CONCATENATE([$'Plan base'.M104];&quot; ClearCorp&quot;);[$'Plan base'.M104]));&quot;&quot;)" office:value-type="string" office:string-value="Depósitos sobre locales en alquiler">
            <text:p>Depósitos sobre locales en alquiler</text:p>
          </table:table-cell>
          <table:table-cell table:formula="of:=IF(EXACT([$'Plan base'.$D104];1);IF(EXACT([$'Plan base'.N104];&quot;&quot;);&quot;&quot;;[$'Plan base'.N104]);&quot;&quot;)" office:value-type="string" office:string-value="Cuenta por cobrar">
            <text:p>Cuenta por cobrar</text:p>
          </table:table-cell>
          <table:table-cell table:formula="of:=IF(EXACT([$'Plan base'.$D104];1);IF(EXACT([$'Plan base'.O104];&quot;&quot;);&quot;&quot;;[$'Plan base'.O104]);&quot;&quot;)" office:value-type="string" office:string-value="USD">
            <text:p>USD</text:p>
          </table:table-cell>
          <table:table-cell table:formula="of:=IF(EXACT([$'Plan base'.$D104];1);IF(EXACT([$'Plan base'.P104];&quot;&quot;);&quot;&quot;;[$'Plan base'.P104]);&quot;&quot;)" office:value-type="string" office:string-value="receivable">
            <text:p>receivable</text:p>
          </table:table-cell>
          <table:table-cell table:formula="of:=IF(EXACT([$'Plan base'.$D104];1);IF(EXACT([$'Plan base'.Q104];&quot;&quot;);&quot;&quot;;[$'Plan base'.Q104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5];1);IF(EXACT([$'Plan base'.$A105];&quot;&quot;);&quot;&quot;;[$'Plan base'.$A105]);&quot;&quot;)" office:value-type="string" office:string-value="1923-0200">
            <text:p>1923-0200</text:p>
          </table:table-cell>
          <table:table-cell table:formula="of:=IF(EXACT([$'Plan base'.$D105];1);IF(EXACT([$'Plan base'.$H105];&quot;&quot;);&quot;&quot;;[$'Plan base'.$H105]);&quot;&quot;)" office:value-type="string" office:string-value="Oficina Cartago Occidental">
            <text:p>Oficina Cartago Occidental</text:p>
          </table:table-cell>
          <table:table-cell table:formula="of:=IF(EXACT([$'Plan base'.$D105];1);IF(EXACT([$'Plan base'.L105];&quot;&quot;);&quot;&quot;;[$'Plan base'.L105]);&quot;&quot;)" office:value-type="string" office:string-value="Of. Cartago">
            <text:p>Of. Cartago</text:p>
          </table:table-cell>
          <table:table-cell table:formula="of:=IF(EXACT([$'Plan base'.$D105];1);IF(EXACT([$'Plan base'.M105];&quot;&quot;);&quot;&quot;;IF(EXACT([$'Plan base'.M105];&quot;Plan contable&quot;);CONCATENATE([$'Plan base'.M105];&quot; ClearCorp&quot;);[$'Plan base'.M105]));&quot;&quot;)" office:value-type="string" office:string-value="Depósitos sobre locales en alquiler">
            <text:p>Depósitos sobre locales en alquiler</text:p>
          </table:table-cell>
          <table:table-cell table:formula="of:=IF(EXACT([$'Plan base'.$D105];1);IF(EXACT([$'Plan base'.N105];&quot;&quot;);&quot;&quot;;[$'Plan base'.N105]);&quot;&quot;)" office:value-type="string" office:string-value="Cuenta por cobrar">
            <text:p>Cuenta por cobrar</text:p>
          </table:table-cell>
          <table:table-cell table:formula="of:=IF(EXACT([$'Plan base'.$D105];1);IF(EXACT([$'Plan base'.O105];&quot;&quot;);&quot;&quot;;[$'Plan base'.O105]);&quot;&quot;)" office:value-type="string" office:string-value="USD">
            <text:p>USD</text:p>
          </table:table-cell>
          <table:table-cell table:formula="of:=IF(EXACT([$'Plan base'.$D105];1);IF(EXACT([$'Plan base'.P105];&quot;&quot;);&quot;&quot;;[$'Plan base'.P105]);&quot;&quot;)" office:value-type="string" office:string-value="receivable">
            <text:p>receivable</text:p>
          </table:table-cell>
          <table:table-cell table:formula="of:=IF(EXACT([$'Plan base'.$D105];1);IF(EXACT([$'Plan base'.Q105];&quot;&quot;);&quot;&quot;;[$'Plan base'.Q10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6];1);IF(EXACT([$'Plan base'.$A106];&quot;&quot;);&quot;&quot;;[$'Plan base'.$A106]);&quot;&quot;)" office:value-type="string" office:string-value="1930-0000">
            <text:p>1930-0000</text:p>
          </table:table-cell>
          <table:table-cell table:formula="of:=IF(EXACT([$'Plan base'.$D106];1);IF(EXACT([$'Plan base'.$H106];&quot;&quot;);&quot;&quot;;[$'Plan base'.$H106]);&quot;&quot;)" office:value-type="string" office:string-value="Adelantos sobre impuesto de renta">
            <text:p>Adelantos sobre impuesto de renta</text:p>
          </table:table-cell>
          <table:table-cell table:formula="of:=IF(EXACT([$'Plan base'.$D106];1);IF(EXACT([$'Plan base'.L106];&quot;&quot;);&quot;&quot;;[$'Plan base'.L106]);&quot;&quot;)" office:value-type="string" office:string-value="Ren">
            <text:p>Ren</text:p>
          </table:table-cell>
          <table:table-cell table:formula="of:=IF(EXACT([$'Plan base'.$D106];1);IF(EXACT([$'Plan base'.M106];&quot;&quot;);&quot;&quot;;IF(EXACT([$'Plan base'.M106];&quot;Plan contable&quot;);CONCATENATE([$'Plan base'.M106];&quot; ClearCorp&quot;);[$'Plan base'.M106]));&quot;&quot;)" office:value-type="string" office:string-value="Otros activos">
            <text:p>Otros activos</text:p>
          </table:table-cell>
          <table:table-cell table:formula="of:=IF(EXACT([$'Plan base'.$D106];1);IF(EXACT([$'Plan base'.N106];&quot;&quot;);&quot;&quot;;[$'Plan base'.N106]);&quot;&quot;)" office:value-type="string" office:string-value="Vista">
            <text:p>Vista</text:p>
          </table:table-cell>
          <table:table-cell table:formula="of:=IF(EXACT([$'Plan base'.$D106];1);IF(EXACT([$'Plan base'.O106];&quot;&quot;);&quot;&quot;;[$'Plan base'.O106]);&quot;&quot;)" office:value-type="string" office:string-value="USD">
            <text:p>USD</text:p>
          </table:table-cell>
          <table:table-cell table:formula="of:=IF(EXACT([$'Plan base'.$D106];1);IF(EXACT([$'Plan base'.P106];&quot;&quot;);&quot;&quot;;[$'Plan base'.P106]);&quot;&quot;)" office:value-type="string" office:string-value="view">
            <text:p>view</text:p>
          </table:table-cell>
          <table:table-cell table:formula="of:=IF(EXACT([$'Plan base'.$D106];1);IF(EXACT([$'Plan base'.Q106];&quot;&quot;);&quot;&quot;;[$'Plan base'.Q1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07];1);IF(EXACT([$'Plan base'.$A107];&quot;&quot;);&quot;&quot;;[$'Plan base'.$A107]);&quot;&quot;)" office:value-type="string" office:string-value="1931-0000">
            <text:p>1931-0000</text:p>
          </table:table-cell>
          <table:table-cell table:formula="of:=IF(EXACT([$'Plan base'.$D107];1);IF(EXACT([$'Plan base'.$H107];&quot;&quot;);&quot;&quot;;[$'Plan base'.$H107]);&quot;&quot;)" office:value-type="string" office:string-value="Pagos parciales trimestrales">
            <text:p>Pagos parciales trimestrales</text:p>
          </table:table-cell>
          <table:table-cell table:formula="of:=IF(EXACT([$'Plan base'.$D107];1);IF(EXACT([$'Plan base'.L107];&quot;&quot;);&quot;&quot;;[$'Plan base'.L107]);&quot;&quot;)" office:value-type="string" office:string-value="Trim">
            <text:p>Trim</text:p>
          </table:table-cell>
          <table:table-cell table:formula="of:=IF(EXACT([$'Plan base'.$D107];1);IF(EXACT([$'Plan base'.M107];&quot;&quot;);&quot;&quot;;IF(EXACT([$'Plan base'.M107];&quot;Plan contable&quot;);CONCATENATE([$'Plan base'.M107];&quot; ClearCorp&quot;);[$'Plan base'.M107]));&quot;&quot;)" office:value-type="string" office:string-value="Adelantos sobre impuesto de renta">
            <text:p>Adelantos sobre impuesto de renta</text:p>
          </table:table-cell>
          <table:table-cell table:formula="of:=IF(EXACT([$'Plan base'.$D107];1);IF(EXACT([$'Plan base'.N107];&quot;&quot;);&quot;&quot;;[$'Plan base'.N107]);&quot;&quot;)" office:value-type="string" office:string-value="Cuenta por cobrar">
            <text:p>Cuenta por cobrar</text:p>
          </table:table-cell>
          <table:table-cell table:formula="of:=IF(EXACT([$'Plan base'.$D107];1);IF(EXACT([$'Plan base'.O107];&quot;&quot;);&quot;&quot;;[$'Plan base'.O107]);&quot;&quot;)" office:value-type="string" office:string-value="USD">
            <text:p>USD</text:p>
          </table:table-cell>
          <table:table-cell table:formula="of:=IF(EXACT([$'Plan base'.$D107];1);IF(EXACT([$'Plan base'.P107];&quot;&quot;);&quot;&quot;;[$'Plan base'.P107]);&quot;&quot;)" office:value-type="string" office:string-value="receivable">
            <text:p>receivable</text:p>
          </table:table-cell>
          <table:table-cell table:formula="of:=IF(EXACT([$'Plan base'.$D107];1);IF(EXACT([$'Plan base'.Q107];&quot;&quot;);&quot;&quot;;[$'Plan base'.Q10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09];1);IF(EXACT([$'Plan base'.$A109];&quot;&quot;);&quot;&quot;;[$'Plan base'.$A109]);&quot;&quot;)" office:value-type="string" office:string-value="2000-0000">
            <text:p>2000-0000</text:p>
          </table:table-cell>
          <table:table-cell table:formula="of:=IF(EXACT([$'Plan base'.$D109];1);IF(EXACT([$'Plan base'.$H109];&quot;&quot;);&quot;&quot;;[$'Plan base'.$H109]);&quot;&quot;)" office:value-type="string" office:string-value="Pasivo">
            <text:p>Pasivo</text:p>
          </table:table-cell>
          <table:table-cell table:formula="of:=IF(EXACT([$'Plan base'.$D109];1);IF(EXACT([$'Plan base'.L109];&quot;&quot;);&quot;&quot;;[$'Plan base'.L109]);&quot;&quot;)" office:value-type="string" office:string-value="Pa">
            <text:p>Pa</text:p>
          </table:table-cell>
          <table:table-cell table:formula="of:=IF(EXACT([$'Plan base'.$D109];1);IF(EXACT([$'Plan base'.M109];&quot;&quot;);&quot;&quot;;IF(EXACT([$'Plan base'.M109];&quot;Plan contable&quot;);CONCATENATE([$'Plan base'.M109];&quot; ClearCorp&quot;);[$'Plan base'.M109]));&quot;&quot;)" office:value-type="string" office:string-value="Plan contable ClearCorp">
            <text:p>Plan contable ClearCorp</text:p>
          </table:table-cell>
          <table:table-cell table:formula="of:=IF(EXACT([$'Plan base'.$D109];1);IF(EXACT([$'Plan base'.N109];&quot;&quot;);&quot;&quot;;[$'Plan base'.N109]);&quot;&quot;)" office:value-type="string" office:string-value="Vista">
            <text:p>Vista</text:p>
          </table:table-cell>
          <table:table-cell table:formula="of:=IF(EXACT([$'Plan base'.$D109];1);IF(EXACT([$'Plan base'.O109];&quot;&quot;);&quot;&quot;;[$'Plan base'.O109]);&quot;&quot;)" office:value-type="string" office:string-value="USD">
            <text:p>USD</text:p>
          </table:table-cell>
          <table:table-cell table:formula="of:=IF(EXACT([$'Plan base'.$D109];1);IF(EXACT([$'Plan base'.P109];&quot;&quot;);&quot;&quot;;[$'Plan base'.P109]);&quot;&quot;)" office:value-type="string" office:string-value="view">
            <text:p>view</text:p>
          </table:table-cell>
          <table:table-cell table:formula="of:=IF(EXACT([$'Plan base'.$D109];1);IF(EXACT([$'Plan base'.Q109];&quot;&quot;);&quot;&quot;;[$'Plan base'.Q10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10];1);IF(EXACT([$'Plan base'.$A110];&quot;&quot;);&quot;&quot;;[$'Plan base'.$A110]);&quot;&quot;)" office:value-type="string" office:string-value="2100-0000">
            <text:p>2100-0000</text:p>
          </table:table-cell>
          <table:table-cell table:formula="of:=IF(EXACT([$'Plan base'.$D110];1);IF(EXACT([$'Plan base'.$H110];&quot;&quot;);&quot;&quot;;[$'Plan base'.$H110]);&quot;&quot;)" office:value-type="string" office:string-value="Pasivo circulante">
            <text:p>Pasivo circulante</text:p>
          </table:table-cell>
          <table:table-cell table:formula="of:=IF(EXACT([$'Plan base'.$D110];1);IF(EXACT([$'Plan base'.L110];&quot;&quot;);&quot;&quot;;[$'Plan base'.L110]);&quot;&quot;)" office:value-type="string" office:string-value="Cir">
            <text:p>Cir</text:p>
          </table:table-cell>
          <table:table-cell table:formula="of:=IF(EXACT([$'Plan base'.$D110];1);IF(EXACT([$'Plan base'.M110];&quot;&quot;);&quot;&quot;;IF(EXACT([$'Plan base'.M110];&quot;Plan contable&quot;);CONCATENATE([$'Plan base'.M110];&quot; ClearCorp&quot;);[$'Plan base'.M110]));&quot;&quot;)" office:value-type="string" office:string-value="Pasivo">
            <text:p>Pasivo</text:p>
          </table:table-cell>
          <table:table-cell table:formula="of:=IF(EXACT([$'Plan base'.$D110];1);IF(EXACT([$'Plan base'.N110];&quot;&quot;);&quot;&quot;;[$'Plan base'.N110]);&quot;&quot;)" office:value-type="string" office:string-value="Vista">
            <text:p>Vista</text:p>
          </table:table-cell>
          <table:table-cell table:formula="of:=IF(EXACT([$'Plan base'.$D110];1);IF(EXACT([$'Plan base'.O110];&quot;&quot;);&quot;&quot;;[$'Plan base'.O110]);&quot;&quot;)" office:value-type="string" office:string-value="USD">
            <text:p>USD</text:p>
          </table:table-cell>
          <table:table-cell table:formula="of:=IF(EXACT([$'Plan base'.$D110];1);IF(EXACT([$'Plan base'.P110];&quot;&quot;);&quot;&quot;;[$'Plan base'.P110]);&quot;&quot;)" office:value-type="string" office:string-value="view">
            <text:p>view</text:p>
          </table:table-cell>
          <table:table-cell table:formula="of:=IF(EXACT([$'Plan base'.$D110];1);IF(EXACT([$'Plan base'.Q110];&quot;&quot;);&quot;&quot;;[$'Plan base'.Q11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11];1);IF(EXACT([$'Plan base'.$A111];&quot;&quot;);&quot;&quot;;[$'Plan base'.$A111]);&quot;&quot;)" office:value-type="string" office:string-value="2110-0000">
            <text:p>2110-0000</text:p>
          </table:table-cell>
          <table:table-cell table:formula="of:=IF(EXACT([$'Plan base'.$D111];1);IF(EXACT([$'Plan base'.$H111];&quot;&quot;);&quot;&quot;;[$'Plan base'.$H111]);&quot;&quot;)" office:value-type="string" office:string-value="Cuentas por pagar">
            <text:p>Cuentas por pagar</text:p>
          </table:table-cell>
          <table:table-cell table:formula="of:=IF(EXACT([$'Plan base'.$D111];1);IF(EXACT([$'Plan base'.L111];&quot;&quot;);&quot;&quot;;[$'Plan base'.L111]);&quot;&quot;)" office:value-type="string" office:string-value="CxP">
            <text:p>CxP</text:p>
          </table:table-cell>
          <table:table-cell table:formula="of:=IF(EXACT([$'Plan base'.$D111];1);IF(EXACT([$'Plan base'.M111];&quot;&quot;);&quot;&quot;;IF(EXACT([$'Plan base'.M111];&quot;Plan contable&quot;);CONCATENATE([$'Plan base'.M111];&quot; ClearCorp&quot;);[$'Plan base'.M111]));&quot;&quot;)" office:value-type="string" office:string-value="Pasivo circulante">
            <text:p>Pasivo circulante</text:p>
          </table:table-cell>
          <table:table-cell table:formula="of:=IF(EXACT([$'Plan base'.$D111];1);IF(EXACT([$'Plan base'.N111];&quot;&quot;);&quot;&quot;;[$'Plan base'.N111]);&quot;&quot;)" office:value-type="string" office:string-value="Vista">
            <text:p>Vista</text:p>
          </table:table-cell>
          <table:table-cell table:formula="of:=IF(EXACT([$'Plan base'.$D111];1);IF(EXACT([$'Plan base'.O111];&quot;&quot;);&quot;&quot;;[$'Plan base'.O111]);&quot;&quot;)" office:value-type="string" office:string-value="USD">
            <text:p>USD</text:p>
          </table:table-cell>
          <table:table-cell table:formula="of:=IF(EXACT([$'Plan base'.$D111];1);IF(EXACT([$'Plan base'.P111];&quot;&quot;);&quot;&quot;;[$'Plan base'.P111]);&quot;&quot;)" office:value-type="string" office:string-value="view">
            <text:p>view</text:p>
          </table:table-cell>
          <table:table-cell table:formula="of:=IF(EXACT([$'Plan base'.$D111];1);IF(EXACT([$'Plan base'.Q111];&quot;&quot;);&quot;&quot;;[$'Plan base'.Q11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12];1);IF(EXACT([$'Plan base'.$A112];&quot;&quot;);&quot;&quot;;[$'Plan base'.$A112]);&quot;&quot;)" office:value-type="string" office:string-value="2111-0000">
            <text:p>2111-0000</text:p>
          </table:table-cell>
          <table:table-cell table:formula="of:=IF(EXACT([$'Plan base'.$D112];1);IF(EXACT([$'Plan base'.$H112];&quot;&quot;);&quot;&quot;;[$'Plan base'.$H112]);&quot;&quot;)" office:value-type="string" office:string-value="Cuentas por pagar a proveedores">
            <text:p>Cuentas por pagar a proveedores</text:p>
          </table:table-cell>
          <table:table-cell table:formula="of:=IF(EXACT([$'Plan base'.$D112];1);IF(EXACT([$'Plan base'.L112];&quot;&quot;);&quot;&quot;;[$'Plan base'.L112]);&quot;&quot;)" office:value-type="string" office:string-value="Prove">
            <text:p>Prove</text:p>
          </table:table-cell>
          <table:table-cell table:formula="of:=IF(EXACT([$'Plan base'.$D112];1);IF(EXACT([$'Plan base'.M112];&quot;&quot;);&quot;&quot;;IF(EXACT([$'Plan base'.M112];&quot;Plan contable&quot;);CONCATENATE([$'Plan base'.M112];&quot; ClearCorp&quot;);[$'Plan base'.M112]));&quot;&quot;)" office:value-type="string" office:string-value="Pagos parciales trimestrales">
            <text:p>Pagos parciales trimestrales</text:p>
          </table:table-cell>
          <table:table-cell table:formula="of:=IF(EXACT([$'Plan base'.$D112];1);IF(EXACT([$'Plan base'.N112];&quot;&quot;);&quot;&quot;;[$'Plan base'.N112]);&quot;&quot;)" office:value-type="string" office:string-value="Cuenta por pagar">
            <text:p>Cuenta por pagar</text:p>
          </table:table-cell>
          <table:table-cell table:formula="of:=IF(EXACT([$'Plan base'.$D112];1);IF(EXACT([$'Plan base'.O112];&quot;&quot;);&quot;&quot;;[$'Plan base'.O112]);&quot;&quot;)" office:value-type="string" office:string-value="USD">
            <text:p>USD</text:p>
          </table:table-cell>
          <table:table-cell table:formula="of:=IF(EXACT([$'Plan base'.$D112];1);IF(EXACT([$'Plan base'.P112];&quot;&quot;);&quot;&quot;;[$'Plan base'.P112]);&quot;&quot;)" office:value-type="string" office:string-value="payable">
            <text:p>payable</text:p>
          </table:table-cell>
          <table:table-cell table:formula="of:=IF(EXACT([$'Plan base'.$D112];1);IF(EXACT([$'Plan base'.Q112];&quot;&quot;);&quot;&quot;;[$'Plan base'.Q11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13];1);IF(EXACT([$'Plan base'.$A113];&quot;&quot;);&quot;&quot;;[$'Plan base'.$A113]);&quot;&quot;)" office:value-type="string" office:string-value="2112-0000">
            <text:p>2112-0000</text:p>
          </table:table-cell>
          <table:table-cell table:formula="of:=IF(EXACT([$'Plan base'.$D113];1);IF(EXACT([$'Plan base'.$H113];&quot;&quot;);&quot;&quot;;[$'Plan base'.$H113]);&quot;&quot;)" office:value-type="string" office:string-value="Cuentas por pagar a empleados">
            <text:p>Cuentas por pagar a empleados</text:p>
          </table:table-cell>
          <table:table-cell table:formula="of:=IF(EXACT([$'Plan base'.$D113];1);IF(EXACT([$'Plan base'.L113];&quot;&quot;);&quot;&quot;;[$'Plan base'.L113]);&quot;&quot;)" office:value-type="string" office:string-value="Emp">
            <text:p>Emp</text:p>
          </table:table-cell>
          <table:table-cell table:formula="of:=IF(EXACT([$'Plan base'.$D113];1);IF(EXACT([$'Plan base'.M113];&quot;&quot;);&quot;&quot;;IF(EXACT([$'Plan base'.M113];&quot;Plan contable&quot;);CONCATENATE([$'Plan base'.M113];&quot; ClearCorp&quot;);[$'Plan base'.M113]));&quot;&quot;)" office:value-type="string" office:string-value="Cuentas por pagar">
            <text:p>Cuentas por pagar</text:p>
          </table:table-cell>
          <table:table-cell table:formula="of:=IF(EXACT([$'Plan base'.$D113];1);IF(EXACT([$'Plan base'.N113];&quot;&quot;);&quot;&quot;;[$'Plan base'.N113]);&quot;&quot;)" office:value-type="string" office:string-value="Cuenta por pagar">
            <text:p>Cuenta por pagar</text:p>
          </table:table-cell>
          <table:table-cell table:formula="of:=IF(EXACT([$'Plan base'.$D113];1);IF(EXACT([$'Plan base'.O113];&quot;&quot;);&quot;&quot;;[$'Plan base'.O113]);&quot;&quot;)" office:value-type="string" office:string-value="USD">
            <text:p>USD</text:p>
          </table:table-cell>
          <table:table-cell table:formula="of:=IF(EXACT([$'Plan base'.$D113];1);IF(EXACT([$'Plan base'.P113];&quot;&quot;);&quot;&quot;;[$'Plan base'.P113]);&quot;&quot;)" office:value-type="string" office:string-value="payable">
            <text:p>payable</text:p>
          </table:table-cell>
          <table:table-cell table:formula="of:=IF(EXACT([$'Plan base'.$D113];1);IF(EXACT([$'Plan base'.Q113];&quot;&quot;);&quot;&quot;;[$'Plan base'.Q11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16];1);IF(EXACT([$'Plan base'.$A116];&quot;&quot;);&quot;&quot;;[$'Plan base'.$A116]);&quot;&quot;)" office:value-type="string" office:string-value="2114-0000">
            <text:p>2114-0000</text:p>
          </table:table-cell>
          <table:table-cell table:formula="of:=IF(EXACT([$'Plan base'.$D116];1);IF(EXACT([$'Plan base'.$H116];&quot;&quot;);&quot;&quot;;[$'Plan base'.$H116]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D116];1);IF(EXACT([$'Plan base'.L116];&quot;&quot;);&quot;&quot;;[$'Plan base'.L116]);&quot;&quot;)" office:value-type="string" office:string-value="Rel">
            <text:p>Rel</text:p>
          </table:table-cell>
          <table:table-cell table:formula="of:=IF(EXACT([$'Plan base'.$D116];1);IF(EXACT([$'Plan base'.M116];&quot;&quot;);&quot;&quot;;IF(EXACT([$'Plan base'.M116];&quot;Plan contable&quot;);CONCATENATE([$'Plan base'.M116];&quot; ClearCorp&quot;);[$'Plan base'.M116]));&quot;&quot;)" office:value-type="string" office:string-value="Cuentas por pagar">
            <text:p>Cuentas por pagar</text:p>
          </table:table-cell>
          <table:table-cell table:formula="of:=IF(EXACT([$'Plan base'.$D116];1);IF(EXACT([$'Plan base'.N116];&quot;&quot;);&quot;&quot;;[$'Plan base'.N116]);&quot;&quot;)" office:value-type="string" office:string-value="Vista">
            <text:p>Vista</text:p>
          </table:table-cell>
          <table:table-cell table:formula="of:=IF(EXACT([$'Plan base'.$D116];1);IF(EXACT([$'Plan base'.O116];&quot;&quot;);&quot;&quot;;[$'Plan base'.O116]);&quot;&quot;)" office:value-type="string" office:string-value="USD">
            <text:p>USD</text:p>
          </table:table-cell>
          <table:table-cell table:formula="of:=IF(EXACT([$'Plan base'.$D116];1);IF(EXACT([$'Plan base'.P116];&quot;&quot;);&quot;&quot;;[$'Plan base'.P116]);&quot;&quot;)" office:value-type="string" office:string-value="view">
            <text:p>view</text:p>
          </table:table-cell>
          <table:table-cell table:formula="of:=IF(EXACT([$'Plan base'.$D116];1);IF(EXACT([$'Plan base'.Q116];&quot;&quot;);&quot;&quot;;[$'Plan base'.Q11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19];1);IF(EXACT([$'Plan base'.$A119];&quot;&quot;);&quot;&quot;;[$'Plan base'.$A119]);&quot;&quot;)" office:value-type="string" office:string-value="2114-0200">
            <text:p>2114-0200</text:p>
          </table:table-cell>
          <table:table-cell table:formula="of:=IF(EXACT([$'Plan base'.$D119];1);IF(EXACT([$'Plan base'.$H119];&quot;&quot;);&quot;&quot;;[$'Plan base'.$H119]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D119];1);IF(EXACT([$'Plan base'.L119];&quot;&quot;);&quot;&quot;;[$'Plan base'.L119]);&quot;&quot;)" office:value-type="string" office:string-value="Gru">
            <text:p>Gru</text:p>
          </table:table-cell>
          <table:table-cell table:formula="of:=IF(EXACT([$'Plan base'.$D119];1);IF(EXACT([$'Plan base'.M119];&quot;&quot;);&quot;&quot;;IF(EXACT([$'Plan base'.M119];&quot;Plan contable&quot;);CONCATENATE([$'Plan base'.M119];&quot; ClearCorp&quot;);[$'Plan base'.M119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D119];1);IF(EXACT([$'Plan base'.N119];&quot;&quot;);&quot;&quot;;[$'Plan base'.N119]);&quot;&quot;)" office:value-type="string" office:string-value="Vista">
            <text:p>Vista</text:p>
          </table:table-cell>
          <table:table-cell table:formula="of:=IF(EXACT([$'Plan base'.$D119];1);IF(EXACT([$'Plan base'.O119];&quot;&quot;);&quot;&quot;;[$'Plan base'.O119]);&quot;&quot;)" office:value-type="string" office:string-value="USD">
            <text:p>USD</text:p>
          </table:table-cell>
          <table:table-cell table:formula="of:=IF(EXACT([$'Plan base'.$D119];1);IF(EXACT([$'Plan base'.P119];&quot;&quot;);&quot;&quot;;[$'Plan base'.P119]);&quot;&quot;)" office:value-type="string" office:string-value="view">
            <text:p>view</text:p>
          </table:table-cell>
          <table:table-cell table:formula="of:=IF(EXACT([$'Plan base'.$D119];1);IF(EXACT([$'Plan base'.Q119];&quot;&quot;);&quot;&quot;;[$'Plan base'.Q11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20];1);IF(EXACT([$'Plan base'.$A120];&quot;&quot;);&quot;&quot;;[$'Plan base'.$A120]);&quot;&quot;)" office:value-type="string" office:string-value="2114-0201">
            <text:p>2114-0201</text:p>
          </table:table-cell>
          <table:table-cell table:formula="of:=IF(EXACT([$'Plan base'.$D120];1);IF(EXACT([$'Plan base'.$H120];&quot;&quot;);&quot;&quot;;[$'Plan base'.$H120]);&quot;&quot;)" office:value-type="string" office:string-value="Cuentas por pagar a ClearSoft S.A.">
            <text:p>Cuentas por pagar a ClearSoft S.A.</text:p>
          </table:table-cell>
          <table:table-cell table:formula="of:=IF(EXACT([$'Plan base'.$D120];1);IF(EXACT([$'Plan base'.L120];&quot;&quot;);&quot;&quot;;[$'Plan base'.L120]);&quot;&quot;)" office:value-type="string" office:string-value="Csoft">
            <text:p>Csoft</text:p>
          </table:table-cell>
          <table:table-cell table:formula="of:=IF(EXACT([$'Plan base'.$D120];1);IF(EXACT([$'Plan base'.M120];&quot;&quot;);&quot;&quot;;IF(EXACT([$'Plan base'.M120];&quot;Plan contable&quot;);CONCATENATE([$'Plan base'.M120];&quot; ClearCorp&quot;);[$'Plan base'.M120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D120];1);IF(EXACT([$'Plan base'.N120];&quot;&quot;);&quot;&quot;;[$'Plan base'.N120]);&quot;&quot;)" office:value-type="string" office:string-value="Cuenta por pagar">
            <text:p>Cuenta por pagar</text:p>
          </table:table-cell>
          <table:table-cell table:formula="of:=IF(EXACT([$'Plan base'.$D120];1);IF(EXACT([$'Plan base'.O120];&quot;&quot;);&quot;&quot;;[$'Plan base'.O120]);&quot;&quot;)" office:value-type="string" office:string-value="USD">
            <text:p>USD</text:p>
          </table:table-cell>
          <table:table-cell table:formula="of:=IF(EXACT([$'Plan base'.$D120];1);IF(EXACT([$'Plan base'.P120];&quot;&quot;);&quot;&quot;;[$'Plan base'.P120]);&quot;&quot;)" office:value-type="string" office:string-value="payable">
            <text:p>payable</text:p>
          </table:table-cell>
          <table:table-cell table:formula="of:=IF(EXACT([$'Plan base'.$D120];1);IF(EXACT([$'Plan base'.Q120];&quot;&quot;);&quot;&quot;;[$'Plan base'.Q12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21];1);IF(EXACT([$'Plan base'.$A121];&quot;&quot;);&quot;&quot;;[$'Plan base'.$A121]);&quot;&quot;)" office:value-type="string" office:string-value="2114-0202">
            <text:p>2114-0202</text:p>
          </table:table-cell>
          <table:table-cell table:formula="of:=IF(EXACT([$'Plan base'.$D121];1);IF(EXACT([$'Plan base'.$H121];&quot;&quot;);&quot;&quot;;[$'Plan base'.$H121]);&quot;&quot;)" office:value-type="string" office:string-value="Cuentas por pagar a ClearCore S.A.">
            <text:p>Cuentas por pagar a ClearCore S.A.</text:p>
          </table:table-cell>
          <table:table-cell table:formula="of:=IF(EXACT([$'Plan base'.$D121];1);IF(EXACT([$'Plan base'.L121];&quot;&quot;);&quot;&quot;;[$'Plan base'.L121]);&quot;&quot;)" office:value-type="string" office:string-value="CCore">
            <text:p>CCore</text:p>
          </table:table-cell>
          <table:table-cell table:formula="of:=IF(EXACT([$'Plan base'.$D121];1);IF(EXACT([$'Plan base'.M121];&quot;&quot;);&quot;&quot;;IF(EXACT([$'Plan base'.M121];&quot;Plan contable&quot;);CONCATENATE([$'Plan base'.M121];&quot; ClearCorp&quot;);[$'Plan base'.M121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D121];1);IF(EXACT([$'Plan base'.N121];&quot;&quot;);&quot;&quot;;[$'Plan base'.N121]);&quot;&quot;)" office:value-type="string" office:string-value="Cuenta por pagar">
            <text:p>Cuenta por pagar</text:p>
          </table:table-cell>
          <table:table-cell table:formula="of:=IF(EXACT([$'Plan base'.$D121];1);IF(EXACT([$'Plan base'.O121];&quot;&quot;);&quot;&quot;;[$'Plan base'.O121]);&quot;&quot;)" office:value-type="string" office:string-value="USD">
            <text:p>USD</text:p>
          </table:table-cell>
          <table:table-cell table:formula="of:=IF(EXACT([$'Plan base'.$D121];1);IF(EXACT([$'Plan base'.P121];&quot;&quot;);&quot;&quot;;[$'Plan base'.P121]);&quot;&quot;)" office:value-type="string" office:string-value="payable">
            <text:p>payable</text:p>
          </table:table-cell>
          <table:table-cell table:formula="of:=IF(EXACT([$'Plan base'.$D121];1);IF(EXACT([$'Plan base'.Q121];&quot;&quot;);&quot;&quot;;[$'Plan base'.Q12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22];1);IF(EXACT([$'Plan base'.$A122];&quot;&quot;);&quot;&quot;;[$'Plan base'.$A122]);&quot;&quot;)" office:value-type="string" office:string-value="2114-0203">
            <text:p>2114-0203</text:p>
          </table:table-cell>
          <table:table-cell table:formula="of:=IF(EXACT([$'Plan base'.$D122];1);IF(EXACT([$'Plan base'.$H122];&quot;&quot;);&quot;&quot;;[$'Plan base'.$H122]);&quot;&quot;)" office:value-type="string" office:string-value="Cuentas por pagar a ClearNet S.A.">
            <text:p>Cuentas por pagar a ClearNet S.A.</text:p>
          </table:table-cell>
          <table:table-cell table:formula="of:=IF(EXACT([$'Plan base'.$D122];1);IF(EXACT([$'Plan base'.L122];&quot;&quot;);&quot;&quot;;[$'Plan base'.L122]);&quot;&quot;)" office:value-type="string" office:string-value="CNet">
            <text:p>CNet</text:p>
          </table:table-cell>
          <table:table-cell table:formula="of:=IF(EXACT([$'Plan base'.$D122];1);IF(EXACT([$'Plan base'.M122];&quot;&quot;);&quot;&quot;;IF(EXACT([$'Plan base'.M122];&quot;Plan contable&quot;);CONCATENATE([$'Plan base'.M122];&quot; ClearCorp&quot;);[$'Plan base'.M122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D122];1);IF(EXACT([$'Plan base'.N122];&quot;&quot;);&quot;&quot;;[$'Plan base'.N122]);&quot;&quot;)" office:value-type="string" office:string-value="Cuenta por pagar">
            <text:p>Cuenta por pagar</text:p>
          </table:table-cell>
          <table:table-cell table:formula="of:=IF(EXACT([$'Plan base'.$D122];1);IF(EXACT([$'Plan base'.O122];&quot;&quot;);&quot;&quot;;[$'Plan base'.O122]);&quot;&quot;)" office:value-type="string" office:string-value="USD">
            <text:p>USD</text:p>
          </table:table-cell>
          <table:table-cell table:formula="of:=IF(EXACT([$'Plan base'.$D122];1);IF(EXACT([$'Plan base'.P122];&quot;&quot;);&quot;&quot;;[$'Plan base'.P122]);&quot;&quot;)" office:value-type="string" office:string-value="payable">
            <text:p>payable</text:p>
          </table:table-cell>
          <table:table-cell table:formula="of:=IF(EXACT([$'Plan base'.$D122];1);IF(EXACT([$'Plan base'.Q122];&quot;&quot;);&quot;&quot;;[$'Plan base'.Q12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26];1);IF(EXACT([$'Plan base'.$A126];&quot;&quot;);&quot;&quot;;[$'Plan base'.$A126]);&quot;&quot;)" office:value-type="string" office:string-value="2116-0000">
            <text:p>2116-0000</text:p>
          </table:table-cell>
          <table:table-cell table:formula="of:=IF(EXACT([$'Plan base'.$D126];1);IF(EXACT([$'Plan base'.$H126];&quot;&quot;);&quot;&quot;;[$'Plan base'.$H126]);&quot;&quot;)" office:value-type="string" office:string-value="Impuesto de renta">
            <text:p>Impuesto de renta</text:p>
          </table:table-cell>
          <table:table-cell table:formula="of:=IF(EXACT([$'Plan base'.$D126];1);IF(EXACT([$'Plan base'.L126];&quot;&quot;);&quot;&quot;;[$'Plan base'.L126]);&quot;&quot;)" office:value-type="string" office:string-value="IR">
            <text:p>IR</text:p>
          </table:table-cell>
          <table:table-cell table:formula="of:=IF(EXACT([$'Plan base'.$D126];1);IF(EXACT([$'Plan base'.M126];&quot;&quot;);&quot;&quot;;IF(EXACT([$'Plan base'.M126];&quot;Plan contable&quot;);CONCATENATE([$'Plan base'.M126];&quot; ClearCorp&quot;);[$'Plan base'.M126]));&quot;&quot;)" office:value-type="string" office:string-value="Cuentas por pagar">
            <text:p>Cuentas por pagar</text:p>
          </table:table-cell>
          <table:table-cell table:formula="of:=IF(EXACT([$'Plan base'.$D126];1);IF(EXACT([$'Plan base'.N126];&quot;&quot;);&quot;&quot;;[$'Plan base'.N126]);&quot;&quot;)" office:value-type="string" office:string-value="Vista">
            <text:p>Vista</text:p>
          </table:table-cell>
          <table:table-cell table:formula="of:=IF(EXACT([$'Plan base'.$D126];1);IF(EXACT([$'Plan base'.O126];&quot;&quot;);&quot;&quot;;[$'Plan base'.O126]);&quot;&quot;)" office:value-type="string" office:string-value="USD">
            <text:p>USD</text:p>
          </table:table-cell>
          <table:table-cell table:formula="of:=IF(EXACT([$'Plan base'.$D126];1);IF(EXACT([$'Plan base'.P126];&quot;&quot;);&quot;&quot;;[$'Plan base'.P126]);&quot;&quot;)" office:value-type="string" office:string-value="view">
            <text:p>view</text:p>
          </table:table-cell>
          <table:table-cell table:formula="of:=IF(EXACT([$'Plan base'.$D126];1);IF(EXACT([$'Plan base'.Q126];&quot;&quot;);&quot;&quot;;[$'Plan base'.Q1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27];1);IF(EXACT([$'Plan base'.$A127];&quot;&quot;);&quot;&quot;;[$'Plan base'.$A127]);&quot;&quot;)" office:value-type="string" office:string-value="2116-0100">
            <text:p>2116-0100</text:p>
          </table:table-cell>
          <table:table-cell table:formula="of:=IF(EXACT([$'Plan base'.$D127];1);IF(EXACT([$'Plan base'.$H127];&quot;&quot;);&quot;&quot;;[$'Plan base'.$H127]);&quot;&quot;)" office:value-type="string" office:string-value="Impuesto de renta por pagar">
            <text:p>Impuesto de renta por pagar</text:p>
          </table:table-cell>
          <table:table-cell table:formula="of:=IF(EXACT([$'Plan base'.$D127];1);IF(EXACT([$'Plan base'.L127];&quot;&quot;);&quot;&quot;;[$'Plan base'.L127]);&quot;&quot;)" office:value-type="string" office:string-value="IRxP">
            <text:p>IRxP</text:p>
          </table:table-cell>
          <table:table-cell table:formula="of:=IF(EXACT([$'Plan base'.$D127];1);IF(EXACT([$'Plan base'.M127];&quot;&quot;);&quot;&quot;;IF(EXACT([$'Plan base'.M127];&quot;Plan contable&quot;);CONCATENATE([$'Plan base'.M127];&quot; ClearCorp&quot;);[$'Plan base'.M127]));&quot;&quot;)" office:value-type="string" office:string-value="Impuesto de renta">
            <text:p>Impuesto de renta</text:p>
          </table:table-cell>
          <table:table-cell table:formula="of:=IF(EXACT([$'Plan base'.$D127];1);IF(EXACT([$'Plan base'.N127];&quot;&quot;);&quot;&quot;;[$'Plan base'.N127]);&quot;&quot;)" office:value-type="string" office:string-value="Cuenta por pagar">
            <text:p>Cuenta por pagar</text:p>
          </table:table-cell>
          <table:table-cell table:formula="of:=IF(EXACT([$'Plan base'.$D127];1);IF(EXACT([$'Plan base'.O127];&quot;&quot;);&quot;&quot;;[$'Plan base'.O127]);&quot;&quot;)" office:value-type="string" office:string-value="USD">
            <text:p>USD</text:p>
          </table:table-cell>
          <table:table-cell table:formula="of:=IF(EXACT([$'Plan base'.$D127];1);IF(EXACT([$'Plan base'.P127];&quot;&quot;);&quot;&quot;;[$'Plan base'.P127]);&quot;&quot;)" office:value-type="string" office:string-value="payable">
            <text:p>payable</text:p>
          </table:table-cell>
          <table:table-cell table:formula="of:=IF(EXACT([$'Plan base'.$D127];1);IF(EXACT([$'Plan base'.Q127];&quot;&quot;);&quot;&quot;;[$'Plan base'.Q12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28];1);IF(EXACT([$'Plan base'.$A128];&quot;&quot;);&quot;&quot;;[$'Plan base'.$A128]);&quot;&quot;)" office:value-type="string" office:string-value="2116-0200">
            <text:p>2116-0200</text:p>
          </table:table-cell>
          <table:table-cell table:formula="of:=IF(EXACT([$'Plan base'.$D128];1);IF(EXACT([$'Plan base'.$H128];&quot;&quot;);&quot;&quot;;[$'Plan base'.$H128]);&quot;&quot;)" office:value-type="string" office:string-value="Adelantos de impuesto de renta">
            <text:p>Adelantos de impuesto de renta</text:p>
          </table:table-cell>
          <table:table-cell table:formula="of:=IF(EXACT([$'Plan base'.$D128];1);IF(EXACT([$'Plan base'.L128];&quot;&quot;);&quot;&quot;;[$'Plan base'.L128]);&quot;&quot;)" office:value-type="string" office:string-value="AdIR">
            <text:p>AdIR</text:p>
          </table:table-cell>
          <table:table-cell table:formula="of:=IF(EXACT([$'Plan base'.$D128];1);IF(EXACT([$'Plan base'.M128];&quot;&quot;);&quot;&quot;;IF(EXACT([$'Plan base'.M128];&quot;Plan contable&quot;);CONCATENATE([$'Plan base'.M128];&quot; ClearCorp&quot;);[$'Plan base'.M128]));&quot;&quot;)" office:value-type="string" office:string-value="Impuesto de renta">
            <text:p>Impuesto de renta</text:p>
          </table:table-cell>
          <table:table-cell table:formula="of:=IF(EXACT([$'Plan base'.$D128];1);IF(EXACT([$'Plan base'.N128];&quot;&quot;);&quot;&quot;;[$'Plan base'.N128]);&quot;&quot;)" office:value-type="string" office:string-value="Cuenta por pagar">
            <text:p>Cuenta por pagar</text:p>
          </table:table-cell>
          <table:table-cell table:formula="of:=IF(EXACT([$'Plan base'.$D128];1);IF(EXACT([$'Plan base'.O128];&quot;&quot;);&quot;&quot;;[$'Plan base'.O128]);&quot;&quot;)" office:value-type="string" office:string-value="USD">
            <text:p>USD</text:p>
          </table:table-cell>
          <table:table-cell table:formula="of:=IF(EXACT([$'Plan base'.$D128];1);IF(EXACT([$'Plan base'.P128];&quot;&quot;);&quot;&quot;;[$'Plan base'.P128]);&quot;&quot;)" office:value-type="string" office:string-value="payable">
            <text:p>payable</text:p>
          </table:table-cell>
          <table:table-cell table:formula="of:=IF(EXACT([$'Plan base'.$D128];1);IF(EXACT([$'Plan base'.Q128];&quot;&quot;);&quot;&quot;;[$'Plan base'.Q12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D130];1);IF(EXACT([$'Plan base'.$A130];&quot;&quot;);&quot;&quot;;[$'Plan base'.$A130]);&quot;&quot;)" office:value-type="string" office:string-value="3000-0000">
            <text:p>3000-0000</text:p>
          </table:table-cell>
          <table:table-cell table:formula="of:=IF(EXACT([$'Plan base'.$D130];1);IF(EXACT([$'Plan base'.$H130];&quot;&quot;);&quot;&quot;;[$'Plan base'.$H130]);&quot;&quot;)" office:value-type="string" office:string-value="Patrimonio">
            <text:p>Patrimonio</text:p>
          </table:table-cell>
          <table:table-cell table:formula="of:=IF(EXACT([$'Plan base'.$D130];1);IF(EXACT([$'Plan base'.L130];&quot;&quot;);&quot;&quot;;[$'Plan base'.L130]);&quot;&quot;)" office:value-type="string" office:string-value="Pa">
            <text:p>Pa</text:p>
          </table:table-cell>
          <table:table-cell table:formula="of:=IF(EXACT([$'Plan base'.$D130];1);IF(EXACT([$'Plan base'.M130];&quot;&quot;);&quot;&quot;;IF(EXACT([$'Plan base'.M130];&quot;Plan contable&quot;);CONCATENATE([$'Plan base'.M130];&quot; ClearCorp&quot;);[$'Plan base'.M130]));&quot;&quot;)" office:value-type="string" office:string-value="Plan contable ClearCorp">
            <text:p>Plan contable ClearCorp</text:p>
          </table:table-cell>
          <table:table-cell table:formula="of:=IF(EXACT([$'Plan base'.$D130];1);IF(EXACT([$'Plan base'.N130];&quot;&quot;);&quot;&quot;;[$'Plan base'.N130]);&quot;&quot;)" office:value-type="string" office:string-value="Vista">
            <text:p>Vista</text:p>
          </table:table-cell>
          <table:table-cell table:formula="of:=IF(EXACT([$'Plan base'.$D130];1);IF(EXACT([$'Plan base'.O130];&quot;&quot;);&quot;&quot;;[$'Plan base'.O130]);&quot;&quot;)" office:value-type="string" office:string-value="USD">
            <text:p>USD</text:p>
          </table:table-cell>
          <table:table-cell table:formula="of:=IF(EXACT([$'Plan base'.$D130];1);IF(EXACT([$'Plan base'.P130];&quot;&quot;);&quot;&quot;;[$'Plan base'.P130]);&quot;&quot;)" office:value-type="string" office:string-value="view">
            <text:p>view</text:p>
          </table:table-cell>
          <table:table-cell table:formula="of:=IF(EXACT([$'Plan base'.$D130];1);IF(EXACT([$'Plan base'.Q130];&quot;&quot;);&quot;&quot;;[$'Plan base'.Q13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1];1);IF(EXACT([$'Plan base'.$A131];&quot;&quot;);&quot;&quot;;[$'Plan base'.$A131]);&quot;&quot;)" office:value-type="string" office:string-value="3100-0000">
            <text:p>3100-0000</text:p>
          </table:table-cell>
          <table:table-cell table:formula="of:=IF(EXACT([$'Plan base'.$D131];1);IF(EXACT([$'Plan base'.$H131];&quot;&quot;);&quot;&quot;;[$'Plan base'.$H131]);&quot;&quot;)" office:value-type="string" office:string-value="Capital social">
            <text:p>Capital social</text:p>
          </table:table-cell>
          <table:table-cell table:formula="of:=IF(EXACT([$'Plan base'.$D131];1);IF(EXACT([$'Plan base'.L131];&quot;&quot;);&quot;&quot;;[$'Plan base'.L131]);&quot;&quot;)" office:value-type="string" office:string-value="CS">
            <text:p>CS</text:p>
          </table:table-cell>
          <table:table-cell table:formula="of:=IF(EXACT([$'Plan base'.$D131];1);IF(EXACT([$'Plan base'.M131];&quot;&quot;);&quot;&quot;;IF(EXACT([$'Plan base'.M131];&quot;Plan contable&quot;);CONCATENATE([$'Plan base'.M131];&quot; ClearCorp&quot;);[$'Plan base'.M131]));&quot;&quot;)" office:value-type="string" office:string-value="Patrimonio">
            <text:p>Patrimonio</text:p>
          </table:table-cell>
          <table:table-cell table:formula="of:=IF(EXACT([$'Plan base'.$D131];1);IF(EXACT([$'Plan base'.N131];&quot;&quot;);&quot;&quot;;[$'Plan base'.N131]);&quot;&quot;)" office:value-type="string" office:string-value="Vista">
            <text:p>Vista</text:p>
          </table:table-cell>
          <table:table-cell table:formula="of:=IF(EXACT([$'Plan base'.$D131];1);IF(EXACT([$'Plan base'.O131];&quot;&quot;);&quot;&quot;;[$'Plan base'.O131]);&quot;&quot;)" office:value-type="string" office:string-value="USD">
            <text:p>USD</text:p>
          </table:table-cell>
          <table:table-cell table:formula="of:=IF(EXACT([$'Plan base'.$D131];1);IF(EXACT([$'Plan base'.P131];&quot;&quot;);&quot;&quot;;[$'Plan base'.P131]);&quot;&quot;)" office:value-type="string" office:string-value="view">
            <text:p>view</text:p>
          </table:table-cell>
          <table:table-cell table:formula="of:=IF(EXACT([$'Plan base'.$D131];1);IF(EXACT([$'Plan base'.Q131];&quot;&quot;);&quot;&quot;;[$'Plan base'.Q13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2];1);IF(EXACT([$'Plan base'.$A132];&quot;&quot;);&quot;&quot;;[$'Plan base'.$A132]);&quot;&quot;)" office:value-type="string" office:string-value="3110-0000">
            <text:p>3110-0000</text:p>
          </table:table-cell>
          <table:table-cell table:formula="of:=IF(EXACT([$'Plan base'.$D132];1);IF(EXACT([$'Plan base'.$H132];&quot;&quot;);&quot;&quot;;[$'Plan base'.$H132]);&quot;&quot;)" office:value-type="string" office:string-value="Carlos R. Vásquez Estrada 1-1267-0753">
            <text:p>Carlos R. Vásquez Estrada 1-1267-0753</text:p>
          </table:table-cell>
          <table:table-cell table:formula="of:=IF(EXACT([$'Plan base'.$D132];1);IF(EXACT([$'Plan base'.L132];&quot;&quot;);&quot;&quot;;[$'Plan base'.L132]);&quot;&quot;)" office:value-type="string" office:string-value="CRVE">
            <text:p>CRVE</text:p>
          </table:table-cell>
          <table:table-cell table:formula="of:=IF(EXACT([$'Plan base'.$D132];1);IF(EXACT([$'Plan base'.M132];&quot;&quot;);&quot;&quot;;IF(EXACT([$'Plan base'.M132];&quot;Plan contable&quot;);CONCATENATE([$'Plan base'.M132];&quot; ClearCorp&quot;);[$'Plan base'.M132]));&quot;&quot;)" office:value-type="string" office:string-value="Capital social">
            <text:p>Capital social</text:p>
          </table:table-cell>
          <table:table-cell table:formula="of:=IF(EXACT([$'Plan base'.$D132];1);IF(EXACT([$'Plan base'.N132];&quot;&quot;);&quot;&quot;;[$'Plan base'.N132]);&quot;&quot;)" office:value-type="string" office:string-value="Patrimonio">
            <text:p>Patrimonio</text:p>
          </table:table-cell>
          <table:table-cell table:formula="of:=IF(EXACT([$'Plan base'.$D132];1);IF(EXACT([$'Plan base'.O132];&quot;&quot;);&quot;&quot;;[$'Plan base'.O132]);&quot;&quot;)" office:value-type="string" office:string-value="USD">
            <text:p>USD</text:p>
          </table:table-cell>
          <table:table-cell table:formula="of:=IF(EXACT([$'Plan base'.$D132];1);IF(EXACT([$'Plan base'.P132];&quot;&quot;);&quot;&quot;;[$'Plan base'.P132]);&quot;&quot;)" office:value-type="string" office:string-value="other">
            <text:p>other</text:p>
          </table:table-cell>
          <table:table-cell table:formula="of:=IF(EXACT([$'Plan base'.$D132];1);IF(EXACT([$'Plan base'.Q132];&quot;&quot;);&quot;&quot;;[$'Plan base'.Q13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3];1);IF(EXACT([$'Plan base'.$A133];&quot;&quot;);&quot;&quot;;[$'Plan base'.$A133]);&quot;&quot;)" office:value-type="string" office:string-value="3120-0000">
            <text:p>3120-0000</text:p>
          </table:table-cell>
          <table:table-cell table:formula="of:=IF(EXACT([$'Plan base'.$D133];1);IF(EXACT([$'Plan base'.$H133];&quot;&quot;);&quot;&quot;;[$'Plan base'.$H133]);&quot;&quot;)" office:value-type="string" office:string-value="Carlos A. Vásquez Landergren 6-137-691">
            <text:p>Carlos A. Vásquez Landergren 6-137-691</text:p>
          </table:table-cell>
          <table:table-cell table:formula="of:=IF(EXACT([$'Plan base'.$D133];1);IF(EXACT([$'Plan base'.L133];&quot;&quot;);&quot;&quot;;[$'Plan base'.L133]);&quot;&quot;)" office:value-type="string" office:string-value="CAVL">
            <text:p>CAVL</text:p>
          </table:table-cell>
          <table:table-cell table:formula="of:=IF(EXACT([$'Plan base'.$D133];1);IF(EXACT([$'Plan base'.M133];&quot;&quot;);&quot;&quot;;IF(EXACT([$'Plan base'.M133];&quot;Plan contable&quot;);CONCATENATE([$'Plan base'.M133];&quot; ClearCorp&quot;);[$'Plan base'.M133]));&quot;&quot;)" office:value-type="string" office:string-value="Capital social">
            <text:p>Capital social</text:p>
          </table:table-cell>
          <table:table-cell table:formula="of:=IF(EXACT([$'Plan base'.$D133];1);IF(EXACT([$'Plan base'.N133];&quot;&quot;);&quot;&quot;;[$'Plan base'.N133]);&quot;&quot;)" office:value-type="string" office:string-value="Patrimonio">
            <text:p>Patrimonio</text:p>
          </table:table-cell>
          <table:table-cell table:formula="of:=IF(EXACT([$'Plan base'.$D133];1);IF(EXACT([$'Plan base'.O133];&quot;&quot;);&quot;&quot;;[$'Plan base'.O133]);&quot;&quot;)" office:value-type="string" office:string-value="USD">
            <text:p>USD</text:p>
          </table:table-cell>
          <table:table-cell table:formula="of:=IF(EXACT([$'Plan base'.$D133];1);IF(EXACT([$'Plan base'.P133];&quot;&quot;);&quot;&quot;;[$'Plan base'.P133]);&quot;&quot;)" office:value-type="string" office:string-value="other">
            <text:p>other</text:p>
          </table:table-cell>
          <table:table-cell table:formula="of:=IF(EXACT([$'Plan base'.$D133];1);IF(EXACT([$'Plan base'.Q133];&quot;&quot;);&quot;&quot;;[$'Plan base'.Q13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6];1);IF(EXACT([$'Plan base'.$A136];&quot;&quot;);&quot;&quot;;[$'Plan base'.$A136]);&quot;&quot;)" office:value-type="string" office:string-value="3200-0000">
            <text:p>3200-0000</text:p>
          </table:table-cell>
          <table:table-cell table:formula="of:=IF(EXACT([$'Plan base'.$D136];1);IF(EXACT([$'Plan base'.$H136];&quot;&quot;);&quot;&quot;;[$'Plan base'.$H136]);&quot;&quot;)" office:value-type="string" office:string-value="Reserva legal">
            <text:p>Reserva legal</text:p>
          </table:table-cell>
          <table:table-cell table:formula="of:=IF(EXACT([$'Plan base'.$D136];1);IF(EXACT([$'Plan base'.L136];&quot;&quot;);&quot;&quot;;[$'Plan base'.L136]);&quot;&quot;)" office:value-type="string" office:string-value="RL">
            <text:p>RL</text:p>
          </table:table-cell>
          <table:table-cell table:formula="of:=IF(EXACT([$'Plan base'.$D136];1);IF(EXACT([$'Plan base'.M136];&quot;&quot;);&quot;&quot;;IF(EXACT([$'Plan base'.M136];&quot;Plan contable&quot;);CONCATENATE([$'Plan base'.M136];&quot; ClearCorp&quot;);[$'Plan base'.M136]));&quot;&quot;)" office:value-type="string" office:string-value="Patrimonio">
            <text:p>Patrimonio</text:p>
          </table:table-cell>
          <table:table-cell table:formula="of:=IF(EXACT([$'Plan base'.$D136];1);IF(EXACT([$'Plan base'.N136];&quot;&quot;);&quot;&quot;;[$'Plan base'.N136]);&quot;&quot;)" office:value-type="string" office:string-value="Patrimonio">
            <text:p>Patrimonio</text:p>
          </table:table-cell>
          <table:table-cell table:formula="of:=IF(EXACT([$'Plan base'.$D136];1);IF(EXACT([$'Plan base'.O136];&quot;&quot;);&quot;&quot;;[$'Plan base'.O136]);&quot;&quot;)" office:value-type="string" office:string-value="USD">
            <text:p>USD</text:p>
          </table:table-cell>
          <table:table-cell table:formula="of:=IF(EXACT([$'Plan base'.$D136];1);IF(EXACT([$'Plan base'.P136];&quot;&quot;);&quot;&quot;;[$'Plan base'.P136]);&quot;&quot;)" office:value-type="string" office:string-value="other">
            <text:p>other</text:p>
          </table:table-cell>
          <table:table-cell table:formula="of:=IF(EXACT([$'Plan base'.$D136];1);IF(EXACT([$'Plan base'.Q136];&quot;&quot;);&quot;&quot;;[$'Plan base'.Q13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7];1);IF(EXACT([$'Plan base'.$A137];&quot;&quot;);&quot;&quot;;[$'Plan base'.$A137]);&quot;&quot;)" office:value-type="string" office:string-value="3300-0000">
            <text:p>3300-0000</text:p>
          </table:table-cell>
          <table:table-cell table:formula="of:=IF(EXACT([$'Plan base'.$D137];1);IF(EXACT([$'Plan base'.$H137];&quot;&quot;);&quot;&quot;;[$'Plan base'.$H137]);&quot;&quot;)" office:value-type="string" office:string-value="Otras reservas">
            <text:p>Otras reservas</text:p>
          </table:table-cell>
          <table:table-cell table:formula="of:=IF(EXACT([$'Plan base'.$D137];1);IF(EXACT([$'Plan base'.L137];&quot;&quot;);&quot;&quot;;[$'Plan base'.L137]);&quot;&quot;)" office:value-type="string" office:string-value="OR">
            <text:p>OR</text:p>
          </table:table-cell>
          <table:table-cell table:formula="of:=IF(EXACT([$'Plan base'.$D137];1);IF(EXACT([$'Plan base'.M137];&quot;&quot;);&quot;&quot;;IF(EXACT([$'Plan base'.M137];&quot;Plan contable&quot;);CONCATENATE([$'Plan base'.M137];&quot; ClearCorp&quot;);[$'Plan base'.M137]));&quot;&quot;)" office:value-type="string" office:string-value="Patrimonio">
            <text:p>Patrimonio</text:p>
          </table:table-cell>
          <table:table-cell table:formula="of:=IF(EXACT([$'Plan base'.$D137];1);IF(EXACT([$'Plan base'.N137];&quot;&quot;);&quot;&quot;;[$'Plan base'.N137]);&quot;&quot;)" office:value-type="string" office:string-value="Vista">
            <text:p>Vista</text:p>
          </table:table-cell>
          <table:table-cell table:formula="of:=IF(EXACT([$'Plan base'.$D137];1);IF(EXACT([$'Plan base'.O137];&quot;&quot;);&quot;&quot;;[$'Plan base'.O137]);&quot;&quot;)" office:value-type="string" office:string-value="USD">
            <text:p>USD</text:p>
          </table:table-cell>
          <table:table-cell table:formula="of:=IF(EXACT([$'Plan base'.$D137];1);IF(EXACT([$'Plan base'.P137];&quot;&quot;);&quot;&quot;;[$'Plan base'.P137]);&quot;&quot;)" office:value-type="string" office:string-value="view">
            <text:p>view</text:p>
          </table:table-cell>
          <table:table-cell table:formula="of:=IF(EXACT([$'Plan base'.$D137];1);IF(EXACT([$'Plan base'.Q137];&quot;&quot;);&quot;&quot;;[$'Plan base'.Q13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8];1);IF(EXACT([$'Plan base'.$A138];&quot;&quot;);&quot;&quot;;[$'Plan base'.$A138]);&quot;&quot;)" office:value-type="string" office:string-value="3310-0000">
            <text:p>3310-0000</text:p>
          </table:table-cell>
          <table:table-cell table:formula="of:=IF(EXACT([$'Plan base'.$D138];1);IF(EXACT([$'Plan base'.$H138];&quot;&quot;);&quot;&quot;;[$'Plan base'.$H138]);&quot;&quot;)" office:value-type="string" office:string-value="Reserva para mejoras">
            <text:p>Reserva para mejoras</text:p>
          </table:table-cell>
          <table:table-cell table:formula="of:=IF(EXACT([$'Plan base'.$D138];1);IF(EXACT([$'Plan base'.L138];&quot;&quot;);&quot;&quot;;[$'Plan base'.L138]);&quot;&quot;)" office:value-type="string" office:string-value="Mej">
            <text:p>Mej</text:p>
          </table:table-cell>
          <table:table-cell table:formula="of:=IF(EXACT([$'Plan base'.$D138];1);IF(EXACT([$'Plan base'.M138];&quot;&quot;);&quot;&quot;;IF(EXACT([$'Plan base'.M138];&quot;Plan contable&quot;);CONCATENATE([$'Plan base'.M138];&quot; ClearCorp&quot;);[$'Plan base'.M138]));&quot;&quot;)" office:value-type="string" office:string-value="Otras reservas">
            <text:p>Otras reservas</text:p>
          </table:table-cell>
          <table:table-cell table:formula="of:=IF(EXACT([$'Plan base'.$D138];1);IF(EXACT([$'Plan base'.N138];&quot;&quot;);&quot;&quot;;[$'Plan base'.N138]);&quot;&quot;)" office:value-type="string" office:string-value="Patrimonio">
            <text:p>Patrimonio</text:p>
          </table:table-cell>
          <table:table-cell table:formula="of:=IF(EXACT([$'Plan base'.$D138];1);IF(EXACT([$'Plan base'.O138];&quot;&quot;);&quot;&quot;;[$'Plan base'.O138]);&quot;&quot;)" office:value-type="string" office:string-value="USD">
            <text:p>USD</text:p>
          </table:table-cell>
          <table:table-cell table:formula="of:=IF(EXACT([$'Plan base'.$D138];1);IF(EXACT([$'Plan base'.P138];&quot;&quot;);&quot;&quot;;[$'Plan base'.P138]);&quot;&quot;)" office:value-type="string" office:string-value="other">
            <text:p>other</text:p>
          </table:table-cell>
          <table:table-cell table:formula="of:=IF(EXACT([$'Plan base'.$D138];1);IF(EXACT([$'Plan base'.Q138];&quot;&quot;);&quot;&quot;;[$'Plan base'.Q13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39];1);IF(EXACT([$'Plan base'.$A139];&quot;&quot;);&quot;&quot;;[$'Plan base'.$A139]);&quot;&quot;)" office:value-type="string" office:string-value="3320-0000">
            <text:p>3320-0000</text:p>
          </table:table-cell>
          <table:table-cell table:formula="of:=IF(EXACT([$'Plan base'.$D139];1);IF(EXACT([$'Plan base'.$H139];&quot;&quot;);&quot;&quot;;[$'Plan base'.$H139]);&quot;&quot;)" office:value-type="string" office:string-value="Reserva para proyectos">
            <text:p>Reserva para proyectos</text:p>
          </table:table-cell>
          <table:table-cell table:formula="of:=IF(EXACT([$'Plan base'.$D139];1);IF(EXACT([$'Plan base'.L139];&quot;&quot;);&quot;&quot;;[$'Plan base'.L139]);&quot;&quot;)" office:value-type="string" office:string-value="Pro">
            <text:p>Pro</text:p>
          </table:table-cell>
          <table:table-cell table:formula="of:=IF(EXACT([$'Plan base'.$D139];1);IF(EXACT([$'Plan base'.M139];&quot;&quot;);&quot;&quot;;IF(EXACT([$'Plan base'.M139];&quot;Plan contable&quot;);CONCATENATE([$'Plan base'.M139];&quot; ClearCorp&quot;);[$'Plan base'.M139]));&quot;&quot;)" office:value-type="string" office:string-value="Otras reservas">
            <text:p>Otras reservas</text:p>
          </table:table-cell>
          <table:table-cell table:formula="of:=IF(EXACT([$'Plan base'.$D139];1);IF(EXACT([$'Plan base'.N139];&quot;&quot;);&quot;&quot;;[$'Plan base'.N139]);&quot;&quot;)" office:value-type="string" office:string-value="Patrimonio">
            <text:p>Patrimonio</text:p>
          </table:table-cell>
          <table:table-cell table:formula="of:=IF(EXACT([$'Plan base'.$D139];1);IF(EXACT([$'Plan base'.O139];&quot;&quot;);&quot;&quot;;[$'Plan base'.O139]);&quot;&quot;)" office:value-type="string" office:string-value="USD">
            <text:p>USD</text:p>
          </table:table-cell>
          <table:table-cell table:formula="of:=IF(EXACT([$'Plan base'.$D139];1);IF(EXACT([$'Plan base'.P139];&quot;&quot;);&quot;&quot;;[$'Plan base'.P139]);&quot;&quot;)" office:value-type="string" office:string-value="other">
            <text:p>other</text:p>
          </table:table-cell>
          <table:table-cell table:formula="of:=IF(EXACT([$'Plan base'.$D139];1);IF(EXACT([$'Plan base'.Q139];&quot;&quot;);&quot;&quot;;[$'Plan base'.Q13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0];1);IF(EXACT([$'Plan base'.$A140];&quot;&quot;);&quot;&quot;;[$'Plan base'.$A140]);&quot;&quot;)" office:value-type="string" office:string-value="3400-0000">
            <text:p>3400-0000</text:p>
          </table:table-cell>
          <table:table-cell table:formula="of:=IF(EXACT([$'Plan base'.$D140];1);IF(EXACT([$'Plan base'.$H140];&quot;&quot;);&quot;&quot;;[$'Plan base'.$H140]);&quot;&quot;)" office:value-type="string" office:string-value="Aportes de capital">
            <text:p>Aportes de capital</text:p>
          </table:table-cell>
          <table:table-cell table:formula="of:=IF(EXACT([$'Plan base'.$D140];1);IF(EXACT([$'Plan base'.L140];&quot;&quot;);&quot;&quot;;[$'Plan base'.L140]);&quot;&quot;)" office:value-type="string" office:string-value="AC">
            <text:p>AC</text:p>
          </table:table-cell>
          <table:table-cell table:formula="of:=IF(EXACT([$'Plan base'.$D140];1);IF(EXACT([$'Plan base'.M140];&quot;&quot;);&quot;&quot;;IF(EXACT([$'Plan base'.M140];&quot;Plan contable&quot;);CONCATENATE([$'Plan base'.M140];&quot; ClearCorp&quot;);[$'Plan base'.M140]));&quot;&quot;)" office:value-type="string" office:string-value="Patrimonio">
            <text:p>Patrimonio</text:p>
          </table:table-cell>
          <table:table-cell table:formula="of:=IF(EXACT([$'Plan base'.$D140];1);IF(EXACT([$'Plan base'.N140];&quot;&quot;);&quot;&quot;;[$'Plan base'.N140]);&quot;&quot;)" office:value-type="string" office:string-value="Patrimonio">
            <text:p>Patrimonio</text:p>
          </table:table-cell>
          <table:table-cell table:formula="of:=IF(EXACT([$'Plan base'.$D140];1);IF(EXACT([$'Plan base'.O140];&quot;&quot;);&quot;&quot;;[$'Plan base'.O140]);&quot;&quot;)" office:value-type="string" office:string-value="USD">
            <text:p>USD</text:p>
          </table:table-cell>
          <table:table-cell table:formula="of:=IF(EXACT([$'Plan base'.$D140];1);IF(EXACT([$'Plan base'.P140];&quot;&quot;);&quot;&quot;;[$'Plan base'.P140]);&quot;&quot;)" office:value-type="string" office:string-value="other">
            <text:p>other</text:p>
          </table:table-cell>
          <table:table-cell table:formula="of:=IF(EXACT([$'Plan base'.$D140];1);IF(EXACT([$'Plan base'.Q140];&quot;&quot;);&quot;&quot;;[$'Plan base'.Q14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1];1);IF(EXACT([$'Plan base'.$A141];&quot;&quot;);&quot;&quot;;[$'Plan base'.$A141]);&quot;&quot;)" office:value-type="string" office:string-value="3500-0000">
            <text:p>3500-0000</text:p>
          </table:table-cell>
          <table:table-cell table:formula="of:=IF(EXACT([$'Plan base'.$D141];1);IF(EXACT([$'Plan base'.$H141];&quot;&quot;);&quot;&quot;;[$'Plan base'.$H141]);&quot;&quot;)" office:value-type="string" office:string-value="Cuentas de superávit">
            <text:p>Cuentas de superávit</text:p>
          </table:table-cell>
          <table:table-cell table:formula="of:=IF(EXACT([$'Plan base'.$D141];1);IF(EXACT([$'Plan base'.L141];&quot;&quot;);&quot;&quot;;[$'Plan base'.L141]);&quot;&quot;)" office:value-type="string" office:string-value="Sup">
            <text:p>Sup</text:p>
          </table:table-cell>
          <table:table-cell table:formula="of:=IF(EXACT([$'Plan base'.$D141];1);IF(EXACT([$'Plan base'.M141];&quot;&quot;);&quot;&quot;;IF(EXACT([$'Plan base'.M141];&quot;Plan contable&quot;);CONCATENATE([$'Plan base'.M141];&quot; ClearCorp&quot;);[$'Plan base'.M141]));&quot;&quot;)" office:value-type="string" office:string-value="Patrimonio">
            <text:p>Patrimonio</text:p>
          </table:table-cell>
          <table:table-cell table:formula="of:=IF(EXACT([$'Plan base'.$D141];1);IF(EXACT([$'Plan base'.N141];&quot;&quot;);&quot;&quot;;[$'Plan base'.N141]);&quot;&quot;)" office:value-type="string" office:string-value="Vista">
            <text:p>Vista</text:p>
          </table:table-cell>
          <table:table-cell table:formula="of:=IF(EXACT([$'Plan base'.$D141];1);IF(EXACT([$'Plan base'.O141];&quot;&quot;);&quot;&quot;;[$'Plan base'.O141]);&quot;&quot;)" office:value-type="string" office:string-value="USD">
            <text:p>USD</text:p>
          </table:table-cell>
          <table:table-cell table:formula="of:=IF(EXACT([$'Plan base'.$D141];1);IF(EXACT([$'Plan base'.P141];&quot;&quot;);&quot;&quot;;[$'Plan base'.P141]);&quot;&quot;)" office:value-type="string" office:string-value="view">
            <text:p>view</text:p>
          </table:table-cell>
          <table:table-cell table:formula="of:=IF(EXACT([$'Plan base'.$D141];1);IF(EXACT([$'Plan base'.Q141];&quot;&quot;);&quot;&quot;;[$'Plan base'.Q1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2];1);IF(EXACT([$'Plan base'.$A142];&quot;&quot;);&quot;&quot;;[$'Plan base'.$A142]);&quot;&quot;)" office:value-type="string" office:string-value="3510-0000">
            <text:p>3510-0000</text:p>
          </table:table-cell>
          <table:table-cell table:formula="of:=IF(EXACT([$'Plan base'.$D142];1);IF(EXACT([$'Plan base'.$H142];&quot;&quot;);&quot;&quot;;[$'Plan base'.$H142]);&quot;&quot;)" office:value-type="string" office:string-value="Superávit de capital">
            <text:p>Superávit de capital</text:p>
          </table:table-cell>
          <table:table-cell table:formula="of:=IF(EXACT([$'Plan base'.$D142];1);IF(EXACT([$'Plan base'.L142];&quot;&quot;);&quot;&quot;;[$'Plan base'.L142]);&quot;&quot;)" office:value-type="string" office:string-value="Cap">
            <text:p>Cap</text:p>
          </table:table-cell>
          <table:table-cell table:formula="of:=IF(EXACT([$'Plan base'.$D142];1);IF(EXACT([$'Plan base'.M142];&quot;&quot;);&quot;&quot;;IF(EXACT([$'Plan base'.M142];&quot;Plan contable&quot;);CONCATENATE([$'Plan base'.M142];&quot; ClearCorp&quot;);[$'Plan base'.M142]));&quot;&quot;)" office:value-type="string" office:string-value="Cuentas de superávit">
            <text:p>Cuentas de superávit</text:p>
          </table:table-cell>
          <table:table-cell table:formula="of:=IF(EXACT([$'Plan base'.$D142];1);IF(EXACT([$'Plan base'.N142];&quot;&quot;);&quot;&quot;;[$'Plan base'.N142]);&quot;&quot;)" office:value-type="string" office:string-value="Patrimonio">
            <text:p>Patrimonio</text:p>
          </table:table-cell>
          <table:table-cell table:formula="of:=IF(EXACT([$'Plan base'.$D142];1);IF(EXACT([$'Plan base'.O142];&quot;&quot;);&quot;&quot;;[$'Plan base'.O142]);&quot;&quot;)" office:value-type="string" office:string-value="USD">
            <text:p>USD</text:p>
          </table:table-cell>
          <table:table-cell table:formula="of:=IF(EXACT([$'Plan base'.$D142];1);IF(EXACT([$'Plan base'.P142];&quot;&quot;);&quot;&quot;;[$'Plan base'.P142]);&quot;&quot;)" office:value-type="string" office:string-value="other">
            <text:p>other</text:p>
          </table:table-cell>
          <table:table-cell table:formula="of:=IF(EXACT([$'Plan base'.$D142];1);IF(EXACT([$'Plan base'.Q142];&quot;&quot;);&quot;&quot;;[$'Plan base'.Q1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3];1);IF(EXACT([$'Plan base'.$A143];&quot;&quot;);&quot;&quot;;[$'Plan base'.$A143]);&quot;&quot;)" office:value-type="string" office:string-value="3520-0000">
            <text:p>3520-0000</text:p>
          </table:table-cell>
          <table:table-cell table:formula="of:=IF(EXACT([$'Plan base'.$D143];1);IF(EXACT([$'Plan base'.$H143];&quot;&quot;);&quot;&quot;;[$'Plan base'.$H143]);&quot;&quot;)" office:value-type="string" office:string-value="Superavit por revaluación de activos">
            <text:p>Superavit por revaluación de activos</text:p>
          </table:table-cell>
          <table:table-cell table:formula="of:=IF(EXACT([$'Plan base'.$D143];1);IF(EXACT([$'Plan base'.L143];&quot;&quot;);&quot;&quot;;[$'Plan base'.L143]);&quot;&quot;)" office:value-type="string" office:string-value="Rev">
            <text:p>Rev</text:p>
          </table:table-cell>
          <table:table-cell table:formula="of:=IF(EXACT([$'Plan base'.$D143];1);IF(EXACT([$'Plan base'.M143];&quot;&quot;);&quot;&quot;;IF(EXACT([$'Plan base'.M143];&quot;Plan contable&quot;);CONCATENATE([$'Plan base'.M143];&quot; ClearCorp&quot;);[$'Plan base'.M143]));&quot;&quot;)" office:value-type="string" office:string-value="Cuentas de superávit">
            <text:p>Cuentas de superávit</text:p>
          </table:table-cell>
          <table:table-cell table:formula="of:=IF(EXACT([$'Plan base'.$D143];1);IF(EXACT([$'Plan base'.N143];&quot;&quot;);&quot;&quot;;[$'Plan base'.N143]);&quot;&quot;)" office:value-type="string" office:string-value="Patrimonio">
            <text:p>Patrimonio</text:p>
          </table:table-cell>
          <table:table-cell table:formula="of:=IF(EXACT([$'Plan base'.$D143];1);IF(EXACT([$'Plan base'.O143];&quot;&quot;);&quot;&quot;;[$'Plan base'.O143]);&quot;&quot;)" office:value-type="string" office:string-value="USD">
            <text:p>USD</text:p>
          </table:table-cell>
          <table:table-cell table:formula="of:=IF(EXACT([$'Plan base'.$D143];1);IF(EXACT([$'Plan base'.P143];&quot;&quot;);&quot;&quot;;[$'Plan base'.P143]);&quot;&quot;)" office:value-type="string" office:string-value="other">
            <text:p>other</text:p>
          </table:table-cell>
          <table:table-cell table:formula="of:=IF(EXACT([$'Plan base'.$D143];1);IF(EXACT([$'Plan base'.Q143];&quot;&quot;);&quot;&quot;;[$'Plan base'.Q1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4];1);IF(EXACT([$'Plan base'.$A144];&quot;&quot;);&quot;&quot;;[$'Plan base'.$A144]);&quot;&quot;)" office:value-type="string" office:string-value="3530-0000">
            <text:p>3530-0000</text:p>
          </table:table-cell>
          <table:table-cell table:formula="of:=IF(EXACT([$'Plan base'.$D144];1);IF(EXACT([$'Plan base'.$H144];&quot;&quot;);&quot;&quot;;[$'Plan base'.$H144]);&quot;&quot;)" office:value-type="string" office:string-value="Superavit ganado">
            <text:p>Superavit ganado</text:p>
          </table:table-cell>
          <table:table-cell table:formula="of:=IF(EXACT([$'Plan base'.$D144];1);IF(EXACT([$'Plan base'.L144];&quot;&quot;);&quot;&quot;;[$'Plan base'.L144]);&quot;&quot;)" office:value-type="string" office:string-value="Gan">
            <text:p>Gan</text:p>
          </table:table-cell>
          <table:table-cell table:formula="of:=IF(EXACT([$'Plan base'.$D144];1);IF(EXACT([$'Plan base'.M144];&quot;&quot;);&quot;&quot;;IF(EXACT([$'Plan base'.M144];&quot;Plan contable&quot;);CONCATENATE([$'Plan base'.M144];&quot; ClearCorp&quot;);[$'Plan base'.M144]));&quot;&quot;)" office:value-type="string" office:string-value="Cuentas de superávit">
            <text:p>Cuentas de superávit</text:p>
          </table:table-cell>
          <table:table-cell table:formula="of:=IF(EXACT([$'Plan base'.$D144];1);IF(EXACT([$'Plan base'.N144];&quot;&quot;);&quot;&quot;;[$'Plan base'.N144]);&quot;&quot;)" office:value-type="string" office:string-value="Patrimonio">
            <text:p>Patrimonio</text:p>
          </table:table-cell>
          <table:table-cell table:formula="of:=IF(EXACT([$'Plan base'.$D144];1);IF(EXACT([$'Plan base'.O144];&quot;&quot;);&quot;&quot;;[$'Plan base'.O144]);&quot;&quot;)" office:value-type="string" office:string-value="USD">
            <text:p>USD</text:p>
          </table:table-cell>
          <table:table-cell table:formula="of:=IF(EXACT([$'Plan base'.$D144];1);IF(EXACT([$'Plan base'.P144];&quot;&quot;);&quot;&quot;;[$'Plan base'.P144]);&quot;&quot;)" office:value-type="string" office:string-value="other">
            <text:p>other</text:p>
          </table:table-cell>
          <table:table-cell table:formula="of:=IF(EXACT([$'Plan base'.$D144];1);IF(EXACT([$'Plan base'.Q144];&quot;&quot;);&quot;&quot;;[$'Plan base'.Q1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5];1);IF(EXACT([$'Plan base'.$A145];&quot;&quot;);&quot;&quot;;[$'Plan base'.$A145]);&quot;&quot;)" office:value-type="string" office:string-value="3600-0000">
            <text:p>3600-0000</text:p>
          </table:table-cell>
          <table:table-cell table:formula="of:=IF(EXACT([$'Plan base'.$D145];1);IF(EXACT([$'Plan base'.$H145];&quot;&quot;);&quot;&quot;;[$'Plan base'.$H145]);&quot;&quot;)" office:value-type="string" office:string-value="Utilidad o pérdida acumulada de periodos anteriores">
            <text:p>Utilidad o pérdida acumulada de periodos anteriores</text:p>
          </table:table-cell>
          <table:table-cell table:formula="of:=IF(EXACT([$'Plan base'.$D145];1);IF(EXACT([$'Plan base'.L145];&quot;&quot;);&quot;&quot;;[$'Plan base'.L145]);&quot;&quot;)" office:value-type="string" office:string-value="Ut-Ac">
            <text:p>Ut-Ac</text:p>
          </table:table-cell>
          <table:table-cell table:formula="of:=IF(EXACT([$'Plan base'.$D145];1);IF(EXACT([$'Plan base'.M145];&quot;&quot;);&quot;&quot;;IF(EXACT([$'Plan base'.M145];&quot;Plan contable&quot;);CONCATENATE([$'Plan base'.M145];&quot; ClearCorp&quot;);[$'Plan base'.M145]));&quot;&quot;)" office:value-type="string" office:string-value="Patrimonio">
            <text:p>Patrimonio</text:p>
          </table:table-cell>
          <table:table-cell table:formula="of:=IF(EXACT([$'Plan base'.$D145];1);IF(EXACT([$'Plan base'.N145];&quot;&quot;);&quot;&quot;;[$'Plan base'.N145]);&quot;&quot;)" office:value-type="string" office:string-value="Vista">
            <text:p>Vista</text:p>
          </table:table-cell>
          <table:table-cell table:formula="of:=IF(EXACT([$'Plan base'.$D145];1);IF(EXACT([$'Plan base'.O145];&quot;&quot;);&quot;&quot;;[$'Plan base'.O145]);&quot;&quot;)" office:value-type="string" office:string-value="USD">
            <text:p>USD</text:p>
          </table:table-cell>
          <table:table-cell table:formula="of:=IF(EXACT([$'Plan base'.$D145];1);IF(EXACT([$'Plan base'.P145];&quot;&quot;);&quot;&quot;;[$'Plan base'.P145]);&quot;&quot;)" office:value-type="string" office:string-value="view">
            <text:p>view</text:p>
          </table:table-cell>
          <table:table-cell table:formula="of:=IF(EXACT([$'Plan base'.$D145];1);IF(EXACT([$'Plan base'.Q145];&quot;&quot;);&quot;&quot;;[$'Plan base'.Q1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6];1);IF(EXACT([$'Plan base'.$A146];&quot;&quot;);&quot;&quot;;[$'Plan base'.$A146]);&quot;&quot;)" office:value-type="string" office:string-value="3700-0000">
            <text:p>3700-0000</text:p>
          </table:table-cell>
          <table:table-cell table:formula="of:=IF(EXACT([$'Plan base'.$D146];1);IF(EXACT([$'Plan base'.$H146];&quot;&quot;);&quot;&quot;;[$'Plan base'.$H146]);&quot;&quot;)" office:value-type="string" office:string-value="Utilidad o pérdida del período actual">
            <text:p>Utilidad o pérdida del período actual</text:p>
          </table:table-cell>
          <table:table-cell table:formula="of:=IF(EXACT([$'Plan base'.$D146];1);IF(EXACT([$'Plan base'.L146];&quot;&quot;);&quot;&quot;;[$'Plan base'.L146]);&quot;&quot;)" office:value-type="string" office:string-value="Ut-Per">
            <text:p>Ut-Per</text:p>
          </table:table-cell>
          <table:table-cell table:formula="of:=IF(EXACT([$'Plan base'.$D146];1);IF(EXACT([$'Plan base'.M146];&quot;&quot;);&quot;&quot;;IF(EXACT([$'Plan base'.M146];&quot;Plan contable&quot;);CONCATENATE([$'Plan base'.M146];&quot; ClearCorp&quot;);[$'Plan base'.M146]));&quot;&quot;)" office:value-type="string" office:string-value="Patrimonio">
            <text:p>Patrimonio</text:p>
          </table:table-cell>
          <table:table-cell table:formula="of:=IF(EXACT([$'Plan base'.$D146];1);IF(EXACT([$'Plan base'.N146];&quot;&quot;);&quot;&quot;;[$'Plan base'.N146]);&quot;&quot;)" office:value-type="string" office:string-value="Patrimonio">
            <text:p>Patrimonio</text:p>
          </table:table-cell>
          <table:table-cell table:formula="of:=IF(EXACT([$'Plan base'.$D146];1);IF(EXACT([$'Plan base'.O146];&quot;&quot;);&quot;&quot;;[$'Plan base'.O146]);&quot;&quot;)" office:value-type="string" office:string-value="USD">
            <text:p>USD</text:p>
          </table:table-cell>
          <table:table-cell table:formula="of:=IF(EXACT([$'Plan base'.$D146];1);IF(EXACT([$'Plan base'.P146];&quot;&quot;);&quot;&quot;;[$'Plan base'.P146]);&quot;&quot;)" office:value-type="string" office:string-value="other">
            <text:p>other</text:p>
          </table:table-cell>
          <table:table-cell table:formula="of:=IF(EXACT([$'Plan base'.$D146];1);IF(EXACT([$'Plan base'.Q146];&quot;&quot;);&quot;&quot;;[$'Plan base'.Q14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47];1);IF(EXACT([$'Plan base'.$A147];&quot;&quot;);&quot;&quot;;[$'Plan base'.$A147]);&quot;&quot;)" office:value-type="string" office:string-value="4000-0000">
            <text:p>4000-0000</text:p>
          </table:table-cell>
          <table:table-cell table:formula="of:=IF(EXACT([$'Plan base'.$D147];1);IF(EXACT([$'Plan base'.$H147];&quot;&quot;);&quot;&quot;;[$'Plan base'.$H147]);&quot;&quot;)" office:value-type="string" office:string-value="Ingresos">
            <text:p>Ingresos</text:p>
          </table:table-cell>
          <table:table-cell table:formula="of:=IF(EXACT([$'Plan base'.$D147];1);IF(EXACT([$'Plan base'.L147];&quot;&quot;);&quot;&quot;;[$'Plan base'.L147]);&quot;&quot;)" office:value-type="string" office:string-value="In">
            <text:p>In</text:p>
          </table:table-cell>
          <table:table-cell table:formula="of:=IF(EXACT([$'Plan base'.$D147];1);IF(EXACT([$'Plan base'.M147];&quot;&quot;);&quot;&quot;;IF(EXACT([$'Plan base'.M147];&quot;Plan contable&quot;);CONCATENATE([$'Plan base'.M147];&quot; ClearCorp&quot;);[$'Plan base'.M147]));&quot;&quot;)" office:value-type="string" office:string-value="Plan contable ClearCorp">
            <text:p>Plan contable ClearCorp</text:p>
          </table:table-cell>
          <table:table-cell table:formula="of:=IF(EXACT([$'Plan base'.$D147];1);IF(EXACT([$'Plan base'.N147];&quot;&quot;);&quot;&quot;;[$'Plan base'.N147]);&quot;&quot;)" office:value-type="string" office:string-value="Vista">
            <text:p>Vista</text:p>
          </table:table-cell>
          <table:table-cell table:formula="of:=IF(EXACT([$'Plan base'.$D147];1);IF(EXACT([$'Plan base'.O147];&quot;&quot;);&quot;&quot;;[$'Plan base'.O147]);&quot;&quot;)" office:value-type="string" office:string-value="USD">
            <text:p>USD</text:p>
          </table:table-cell>
          <table:table-cell table:formula="of:=IF(EXACT([$'Plan base'.$D147];1);IF(EXACT([$'Plan base'.P147];&quot;&quot;);&quot;&quot;;[$'Plan base'.P147]);&quot;&quot;)" office:value-type="string" office:string-value="view">
            <text:p>view</text:p>
          </table:table-cell>
          <table:table-cell table:formula="of:=IF(EXACT([$'Plan base'.$D147];1);IF(EXACT([$'Plan base'.Q147];&quot;&quot;);&quot;&quot;;[$'Plan base'.Q14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66];1);IF(EXACT([$'Plan base'.$A166];&quot;&quot;);&quot;&quot;;[$'Plan base'.$A166]);&quot;&quot;)" office:value-type="string" office:string-value="4200-0000">
            <text:p>4200-0000</text:p>
          </table:table-cell>
          <table:table-cell table:formula="of:=IF(EXACT([$'Plan base'.$D166];1);IF(EXACT([$'Plan base'.$H166];&quot;&quot;);&quot;&quot;;[$'Plan base'.$H166]);&quot;&quot;)" office:value-type="string" office:string-value="Ingresos por administración">
            <text:p>Ingresos por administración</text:p>
          </table:table-cell>
          <table:table-cell table:formula="of:=IF(EXACT([$'Plan base'.$D166];1);IF(EXACT([$'Plan base'.L166];&quot;&quot;);&quot;&quot;;[$'Plan base'.L166]);&quot;&quot;)" office:value-type="string" office:string-value="CCorp">
            <text:p>CCorp</text:p>
          </table:table-cell>
          <table:table-cell table:formula="of:=IF(EXACT([$'Plan base'.$D166];1);IF(EXACT([$'Plan base'.M166];&quot;&quot;);&quot;&quot;;IF(EXACT([$'Plan base'.M166];&quot;Plan contable&quot;);CONCATENATE([$'Plan base'.M166];&quot; ClearCorp&quot;);[$'Plan base'.M166]));&quot;&quot;)" office:value-type="string" office:string-value="Ingresos">
            <text:p>Ingresos</text:p>
          </table:table-cell>
          <table:table-cell table:formula="of:=IF(EXACT([$'Plan base'.$D166];1);IF(EXACT([$'Plan base'.N166];&quot;&quot;);&quot;&quot;;[$'Plan base'.N166]);&quot;&quot;)" office:value-type="string" office:string-value="Vista">
            <text:p>Vista</text:p>
          </table:table-cell>
          <table:table-cell table:formula="of:=IF(EXACT([$'Plan base'.$D166];1);IF(EXACT([$'Plan base'.O166];&quot;&quot;);&quot;&quot;;[$'Plan base'.O166]);&quot;&quot;)" office:value-type="string" office:string-value="USD">
            <text:p>USD</text:p>
          </table:table-cell>
          <table:table-cell table:formula="of:=IF(EXACT([$'Plan base'.$D166];1);IF(EXACT([$'Plan base'.P166];&quot;&quot;);&quot;&quot;;[$'Plan base'.P166]);&quot;&quot;)" office:value-type="string" office:string-value="view">
            <text:p>view</text:p>
          </table:table-cell>
          <table:table-cell table:formula="of:=IF(EXACT([$'Plan base'.$D166];1);IF(EXACT([$'Plan base'.Q166];&quot;&quot;);&quot;&quot;;[$'Plan base'.Q16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67];1);IF(EXACT([$'Plan base'.$A167];&quot;&quot;);&quot;&quot;;[$'Plan base'.$A167]);&quot;&quot;)" office:value-type="string" office:string-value="4210-0000">
            <text:p>4210-0000</text:p>
          </table:table-cell>
          <table:table-cell table:formula="of:=IF(EXACT([$'Plan base'.$D167];1);IF(EXACT([$'Plan base'.$H167];&quot;&quot;);&quot;&quot;;[$'Plan base'.$H167]);&quot;&quot;)" office:value-type="string" office:string-value="Cuota por administración">
            <text:p>Cuota por administración</text:p>
          </table:table-cell>
          <table:table-cell table:formula="of:=IF(EXACT([$'Plan base'.$D167];1);IF(EXACT([$'Plan base'.L167];&quot;&quot;);&quot;&quot;;[$'Plan base'.L167]);&quot;&quot;)" office:value-type="string" office:string-value="CA">
            <text:p>CA</text:p>
          </table:table-cell>
          <table:table-cell table:formula="of:=IF(EXACT([$'Plan base'.$D167];1);IF(EXACT([$'Plan base'.M167];&quot;&quot;);&quot;&quot;;IF(EXACT([$'Plan base'.M167];&quot;Plan contable&quot;);CONCATENATE([$'Plan base'.M167];&quot; ClearCorp&quot;);[$'Plan base'.M167]));&quot;&quot;)" office:value-type="string" office:string-value="Ingresos por administración">
            <text:p>Ingresos por administración</text:p>
          </table:table-cell>
          <table:table-cell table:formula="of:=IF(EXACT([$'Plan base'.$D167];1);IF(EXACT([$'Plan base'.N167];&quot;&quot;);&quot;&quot;;[$'Plan base'.N167]);&quot;&quot;)" office:value-type="string" office:string-value="Vista">
            <text:p>Vista</text:p>
          </table:table-cell>
          <table:table-cell table:formula="of:=IF(EXACT([$'Plan base'.$D167];1);IF(EXACT([$'Plan base'.O167];&quot;&quot;);&quot;&quot;;[$'Plan base'.O167]);&quot;&quot;)" office:value-type="string" office:string-value="USD">
            <text:p>USD</text:p>
          </table:table-cell>
          <table:table-cell table:formula="of:=IF(EXACT([$'Plan base'.$D167];1);IF(EXACT([$'Plan base'.P167];&quot;&quot;);&quot;&quot;;[$'Plan base'.P167]);&quot;&quot;)" office:value-type="string" office:string-value="view">
            <text:p>view</text:p>
          </table:table-cell>
          <table:table-cell table:formula="of:=IF(EXACT([$'Plan base'.$D167];1);IF(EXACT([$'Plan base'.Q167];&quot;&quot;);&quot;&quot;;[$'Plan base'.Q16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68];1);IF(EXACT([$'Plan base'.$A168];&quot;&quot;);&quot;&quot;;[$'Plan base'.$A168]);&quot;&quot;)" office:value-type="string" office:string-value="4211-0000">
            <text:p>4211-0000</text:p>
          </table:table-cell>
          <table:table-cell table:formula="of:=IF(EXACT([$'Plan base'.$D168];1);IF(EXACT([$'Plan base'.$H168];&quot;&quot;);&quot;&quot;;[$'Plan base'.$H168]);&quot;&quot;)" office:value-type="string" office:string-value="Cuota por administración a ClearCorp S.A.">
            <text:p>Cuota por administración a ClearCorp S.A.</text:p>
          </table:table-cell>
          <table:table-cell table:formula="of:=IF(EXACT([$'Plan base'.$D168];1);IF(EXACT([$'Plan base'.L168];&quot;&quot;);&quot;&quot;;[$'Plan base'.L168]);&quot;&quot;)" office:value-type="string" office:string-value="Ccorp">
            <text:p>Ccorp</text:p>
          </table:table-cell>
          <table:table-cell table:formula="of:=IF(EXACT([$'Plan base'.$D168];1);IF(EXACT([$'Plan base'.M168];&quot;&quot;);&quot;&quot;;IF(EXACT([$'Plan base'.M168];&quot;Plan contable&quot;);CONCATENATE([$'Plan base'.M168];&quot; ClearCorp&quot;);[$'Plan base'.M168]));&quot;&quot;)" office:value-type="string" office:string-value="Cuota por administración">
            <text:p>Cuota por administración</text:p>
          </table:table-cell>
          <table:table-cell table:formula="of:=IF(EXACT([$'Plan base'.$D168];1);IF(EXACT([$'Plan base'.N168];&quot;&quot;);&quot;&quot;;[$'Plan base'.N168]);&quot;&quot;)" office:value-type="string" office:string-value="Ingreso">
            <text:p>Ingreso</text:p>
          </table:table-cell>
          <table:table-cell table:formula="of:=IF(EXACT([$'Plan base'.$D168];1);IF(EXACT([$'Plan base'.O168];&quot;&quot;);&quot;&quot;;[$'Plan base'.O168]);&quot;&quot;)" office:value-type="string" office:string-value="USD">
            <text:p>USD</text:p>
          </table:table-cell>
          <table:table-cell table:formula="of:=IF(EXACT([$'Plan base'.$D168];1);IF(EXACT([$'Plan base'.P168];&quot;&quot;);&quot;&quot;;[$'Plan base'.P168]);&quot;&quot;)" office:value-type="string" office:string-value="other">
            <text:p>other</text:p>
          </table:table-cell>
          <table:table-cell table:formula="of:=IF(EXACT([$'Plan base'.$D168];1);IF(EXACT([$'Plan base'.Q168];&quot;&quot;);&quot;&quot;;[$'Plan base'.Q16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69];1);IF(EXACT([$'Plan base'.$A169];&quot;&quot;);&quot;&quot;;[$'Plan base'.$A169]);&quot;&quot;)" office:value-type="string" office:string-value="4300-0000">
            <text:p>4300-0000</text:p>
          </table:table-cell>
          <table:table-cell table:formula="of:=IF(EXACT([$'Plan base'.$D169];1);IF(EXACT([$'Plan base'.$H169];&quot;&quot;);&quot;&quot;;[$'Plan base'.$H169]);&quot;&quot;)" office:value-type="string" office:string-value="Ingresos financieros">
            <text:p>Ingresos financieros</text:p>
          </table:table-cell>
          <table:table-cell table:formula="of:=IF(EXACT([$'Plan base'.$D169];1);IF(EXACT([$'Plan base'.L169];&quot;&quot;);&quot;&quot;;[$'Plan base'.L169]);&quot;&quot;)" office:value-type="string" office:string-value="Fi">
            <text:p>Fi</text:p>
          </table:table-cell>
          <table:table-cell table:formula="of:=IF(EXACT([$'Plan base'.$D169];1);IF(EXACT([$'Plan base'.M169];&quot;&quot;);&quot;&quot;;IF(EXACT([$'Plan base'.M169];&quot;Plan contable&quot;);CONCATENATE([$'Plan base'.M169];&quot; ClearCorp&quot;);[$'Plan base'.M169]));&quot;&quot;)" office:value-type="string" office:string-value="Ingresos">
            <text:p>Ingresos</text:p>
          </table:table-cell>
          <table:table-cell table:formula="of:=IF(EXACT([$'Plan base'.$D169];1);IF(EXACT([$'Plan base'.N169];&quot;&quot;);&quot;&quot;;[$'Plan base'.N169]);&quot;&quot;)" office:value-type="string" office:string-value="Vista">
            <text:p>Vista</text:p>
          </table:table-cell>
          <table:table-cell table:formula="of:=IF(EXACT([$'Plan base'.$D169];1);IF(EXACT([$'Plan base'.O169];&quot;&quot;);&quot;&quot;;[$'Plan base'.O169]);&quot;&quot;)" office:value-type="string" office:string-value="USD">
            <text:p>USD</text:p>
          </table:table-cell>
          <table:table-cell table:formula="of:=IF(EXACT([$'Plan base'.$D169];1);IF(EXACT([$'Plan base'.P169];&quot;&quot;);&quot;&quot;;[$'Plan base'.P169]);&quot;&quot;)" office:value-type="string" office:string-value="view">
            <text:p>view</text:p>
          </table:table-cell>
          <table:table-cell table:formula="of:=IF(EXACT([$'Plan base'.$D169];1);IF(EXACT([$'Plan base'.Q169];&quot;&quot;);&quot;&quot;;[$'Plan base'.Q16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0];1);IF(EXACT([$'Plan base'.$A170];&quot;&quot;);&quot;&quot;;[$'Plan base'.$A170]);&quot;&quot;)" office:value-type="string" office:string-value="4310-0000">
            <text:p>4310-0000</text:p>
          </table:table-cell>
          <table:table-cell table:formula="of:=IF(EXACT([$'Plan base'.$D170];1);IF(EXACT([$'Plan base'.$H170];&quot;&quot;);&quot;&quot;;[$'Plan base'.$H170]);&quot;&quot;)" office:value-type="string" office:string-value="Intereses ganados sobre cuentas corrientes">
            <text:p>Intereses ganados sobre cuentas corrientes</text:p>
          </table:table-cell>
          <table:table-cell table:formula="of:=IF(EXACT([$'Plan base'.$D170];1);IF(EXACT([$'Plan base'.L170];&quot;&quot;);&quot;&quot;;[$'Plan base'.L170]);&quot;&quot;)" office:value-type="string" office:string-value="Int">
            <text:p>Int</text:p>
          </table:table-cell>
          <table:table-cell table:formula="of:=IF(EXACT([$'Plan base'.$D170];1);IF(EXACT([$'Plan base'.M170];&quot;&quot;);&quot;&quot;;IF(EXACT([$'Plan base'.M170];&quot;Plan contable&quot;);CONCATENATE([$'Plan base'.M170];&quot; ClearCorp&quot;);[$'Plan base'.M170]));&quot;&quot;)" office:value-type="string" office:string-value="Ingresos financieros">
            <text:p>Ingresos financieros</text:p>
          </table:table-cell>
          <table:table-cell table:formula="of:=IF(EXACT([$'Plan base'.$D170];1);IF(EXACT([$'Plan base'.N170];&quot;&quot;);&quot;&quot;;[$'Plan base'.N170]);&quot;&quot;)" office:value-type="string" office:string-value="Ingreso">
            <text:p>Ingreso</text:p>
          </table:table-cell>
          <table:table-cell table:formula="of:=IF(EXACT([$'Plan base'.$D170];1);IF(EXACT([$'Plan base'.O170];&quot;&quot;);&quot;&quot;;[$'Plan base'.O170]);&quot;&quot;)" office:value-type="string" office:string-value="USD">
            <text:p>USD</text:p>
          </table:table-cell>
          <table:table-cell table:formula="of:=IF(EXACT([$'Plan base'.$D170];1);IF(EXACT([$'Plan base'.P170];&quot;&quot;);&quot;&quot;;[$'Plan base'.P170]);&quot;&quot;)" office:value-type="string" office:string-value="other">
            <text:p>other</text:p>
          </table:table-cell>
          <table:table-cell table:formula="of:=IF(EXACT([$'Plan base'.$D170];1);IF(EXACT([$'Plan base'.Q170];&quot;&quot;);&quot;&quot;;[$'Plan base'.Q17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1];1);IF(EXACT([$'Plan base'.$A171];&quot;&quot;);&quot;&quot;;[$'Plan base'.$A171]);&quot;&quot;)" office:value-type="string" office:string-value="4400-0000">
            <text:p>4400-0000</text:p>
          </table:table-cell>
          <table:table-cell table:formula="of:=IF(EXACT([$'Plan base'.$D171];1);IF(EXACT([$'Plan base'.$H171];&quot;&quot;);&quot;&quot;;[$'Plan base'.$H171]);&quot;&quot;)" office:value-type="string" office:string-value="Otros ingresos">
            <text:p>Otros ingresos</text:p>
          </table:table-cell>
          <table:table-cell table:formula="of:=IF(EXACT([$'Plan base'.$D171];1);IF(EXACT([$'Plan base'.L171];&quot;&quot;);&quot;&quot;;[$'Plan base'.L171]);&quot;&quot;)" office:value-type="string" office:string-value="OI">
            <text:p>OI</text:p>
          </table:table-cell>
          <table:table-cell table:formula="of:=IF(EXACT([$'Plan base'.$D171];1);IF(EXACT([$'Plan base'.M171];&quot;&quot;);&quot;&quot;;IF(EXACT([$'Plan base'.M171];&quot;Plan contable&quot;);CONCATENATE([$'Plan base'.M171];&quot; ClearCorp&quot;);[$'Plan base'.M171]));&quot;&quot;)" office:value-type="string" office:string-value="Ingresos">
            <text:p>Ingresos</text:p>
          </table:table-cell>
          <table:table-cell table:formula="of:=IF(EXACT([$'Plan base'.$D171];1);IF(EXACT([$'Plan base'.N171];&quot;&quot;);&quot;&quot;;[$'Plan base'.N171]);&quot;&quot;)" office:value-type="string" office:string-value="Vista">
            <text:p>Vista</text:p>
          </table:table-cell>
          <table:table-cell table:formula="of:=IF(EXACT([$'Plan base'.$D171];1);IF(EXACT([$'Plan base'.O171];&quot;&quot;);&quot;&quot;;[$'Plan base'.O171]);&quot;&quot;)" office:value-type="string" office:string-value="USD">
            <text:p>USD</text:p>
          </table:table-cell>
          <table:table-cell table:formula="of:=IF(EXACT([$'Plan base'.$D171];1);IF(EXACT([$'Plan base'.P171];&quot;&quot;);&quot;&quot;;[$'Plan base'.P171]);&quot;&quot;)" office:value-type="string" office:string-value="view">
            <text:p>view</text:p>
          </table:table-cell>
          <table:table-cell table:formula="of:=IF(EXACT([$'Plan base'.$D171];1);IF(EXACT([$'Plan base'.Q171];&quot;&quot;);&quot;&quot;;[$'Plan base'.Q17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2];1);IF(EXACT([$'Plan base'.$A172];&quot;&quot;);&quot;&quot;;[$'Plan base'.$A172]);&quot;&quot;)" office:value-type="string" office:string-value="4410-0000">
            <text:p>4410-0000</text:p>
          </table:table-cell>
          <table:table-cell table:formula="of:=IF(EXACT([$'Plan base'.$D172];1);IF(EXACT([$'Plan base'.$H172];&quot;&quot;);&quot;&quot;;[$'Plan base'.$H172]);&quot;&quot;)" office:value-type="string" office:string-value="Ajustes">
            <text:p>Ajustes</text:p>
          </table:table-cell>
          <table:table-cell table:formula="of:=IF(EXACT([$'Plan base'.$D172];1);IF(EXACT([$'Plan base'.L172];&quot;&quot;);&quot;&quot;;[$'Plan base'.L172]);&quot;&quot;)" office:value-type="string" office:string-value="Aj">
            <text:p>Aj</text:p>
          </table:table-cell>
          <table:table-cell table:formula="of:=IF(EXACT([$'Plan base'.$D172];1);IF(EXACT([$'Plan base'.M172];&quot;&quot;);&quot;&quot;;IF(EXACT([$'Plan base'.M172];&quot;Plan contable&quot;);CONCATENATE([$'Plan base'.M172];&quot; ClearCorp&quot;);[$'Plan base'.M172]));&quot;&quot;)" office:value-type="string" office:string-value="Otros ingresos">
            <text:p>Otros ingresos</text:p>
          </table:table-cell>
          <table:table-cell table:formula="of:=IF(EXACT([$'Plan base'.$D172];1);IF(EXACT([$'Plan base'.N172];&quot;&quot;);&quot;&quot;;[$'Plan base'.N172]);&quot;&quot;)" office:value-type="string" office:string-value="Ingreso">
            <text:p>Ingreso</text:p>
          </table:table-cell>
          <table:table-cell table:formula="of:=IF(EXACT([$'Plan base'.$D172];1);IF(EXACT([$'Plan base'.O172];&quot;&quot;);&quot;&quot;;[$'Plan base'.O172]);&quot;&quot;)" office:value-type="string" office:string-value="USD">
            <text:p>USD</text:p>
          </table:table-cell>
          <table:table-cell table:formula="of:=IF(EXACT([$'Plan base'.$D172];1);IF(EXACT([$'Plan base'.P172];&quot;&quot;);&quot;&quot;;[$'Plan base'.P172]);&quot;&quot;)" office:value-type="string" office:string-value="other">
            <text:p>other</text:p>
          </table:table-cell>
          <table:table-cell table:formula="of:=IF(EXACT([$'Plan base'.$D172];1);IF(EXACT([$'Plan base'.Q172];&quot;&quot;);&quot;&quot;;[$'Plan base'.Q17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3];1);IF(EXACT([$'Plan base'.$A173];&quot;&quot;);&quot;&quot;;[$'Plan base'.$A173]);&quot;&quot;)" office:value-type="string" office:string-value="4420-0000">
            <text:p>4420-0000</text:p>
          </table:table-cell>
          <table:table-cell table:formula="of:=IF(EXACT([$'Plan base'.$D173];1);IF(EXACT([$'Plan base'.$H173];&quot;&quot;);&quot;&quot;;[$'Plan base'.$H173]);&quot;&quot;)" office:value-type="string" office:string-value="Donaciones">
            <text:p>Donaciones</text:p>
          </table:table-cell>
          <table:table-cell table:formula="of:=IF(EXACT([$'Plan base'.$D173];1);IF(EXACT([$'Plan base'.L173];&quot;&quot;);&quot;&quot;;[$'Plan base'.L173]);&quot;&quot;)" office:value-type="string" office:string-value="Don">
            <text:p>Don</text:p>
          </table:table-cell>
          <table:table-cell table:formula="of:=IF(EXACT([$'Plan base'.$D173];1);IF(EXACT([$'Plan base'.M173];&quot;&quot;);&quot;&quot;;IF(EXACT([$'Plan base'.M173];&quot;Plan contable&quot;);CONCATENATE([$'Plan base'.M173];&quot; ClearCorp&quot;);[$'Plan base'.M173]));&quot;&quot;)" office:value-type="string" office:string-value="Otros ingresos">
            <text:p>Otros ingresos</text:p>
          </table:table-cell>
          <table:table-cell table:formula="of:=IF(EXACT([$'Plan base'.$D173];1);IF(EXACT([$'Plan base'.N173];&quot;&quot;);&quot;&quot;;[$'Plan base'.N173]);&quot;&quot;)" office:value-type="string" office:string-value="Ingreso">
            <text:p>Ingreso</text:p>
          </table:table-cell>
          <table:table-cell table:formula="of:=IF(EXACT([$'Plan base'.$D173];1);IF(EXACT([$'Plan base'.O173];&quot;&quot;);&quot;&quot;;[$'Plan base'.O173]);&quot;&quot;)" office:value-type="string" office:string-value="USD">
            <text:p>USD</text:p>
          </table:table-cell>
          <table:table-cell table:formula="of:=IF(EXACT([$'Plan base'.$D173];1);IF(EXACT([$'Plan base'.P173];&quot;&quot;);&quot;&quot;;[$'Plan base'.P173]);&quot;&quot;)" office:value-type="string" office:string-value="other">
            <text:p>other</text:p>
          </table:table-cell>
          <table:table-cell table:formula="of:=IF(EXACT([$'Plan base'.$D173];1);IF(EXACT([$'Plan base'.Q173];&quot;&quot;);&quot;&quot;;[$'Plan base'.Q17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4];1);IF(EXACT([$'Plan base'.$A174];&quot;&quot;);&quot;&quot;;[$'Plan base'.$A174]);&quot;&quot;)" office:value-type="string" office:string-value="4500-0000">
            <text:p>4500-0000</text:p>
          </table:table-cell>
          <table:table-cell table:formula="of:=IF(EXACT([$'Plan base'.$D174];1);IF(EXACT([$'Plan base'.$H174];&quot;&quot;);&quot;&quot;;[$'Plan base'.$H174]);&quot;&quot;)" office:value-type="string" office:string-value="Ingresos no gravables">
            <text:p>Ingresos no gravables</text:p>
          </table:table-cell>
          <table:table-cell table:formula="of:=IF(EXACT([$'Plan base'.$D174];1);IF(EXACT([$'Plan base'.L174];&quot;&quot;);&quot;&quot;;[$'Plan base'.L174]);&quot;&quot;)" office:value-type="string" office:string-value="NG">
            <text:p>NG</text:p>
          </table:table-cell>
          <table:table-cell table:formula="of:=IF(EXACT([$'Plan base'.$D174];1);IF(EXACT([$'Plan base'.M174];&quot;&quot;);&quot;&quot;;IF(EXACT([$'Plan base'.M174];&quot;Plan contable&quot;);CONCATENATE([$'Plan base'.M174];&quot; ClearCorp&quot;);[$'Plan base'.M174]));&quot;&quot;)" office:value-type="string" office:string-value="Ingresos">
            <text:p>Ingresos</text:p>
          </table:table-cell>
          <table:table-cell table:formula="of:=IF(EXACT([$'Plan base'.$D174];1);IF(EXACT([$'Plan base'.N174];&quot;&quot;);&quot;&quot;;[$'Plan base'.N174]);&quot;&quot;)" office:value-type="string" office:string-value="Vista">
            <text:p>Vista</text:p>
          </table:table-cell>
          <table:table-cell table:formula="of:=IF(EXACT([$'Plan base'.$D174];1);IF(EXACT([$'Plan base'.O174];&quot;&quot;);&quot;&quot;;[$'Plan base'.O174]);&quot;&quot;)" office:value-type="string" office:string-value="USD">
            <text:p>USD</text:p>
          </table:table-cell>
          <table:table-cell table:formula="of:=IF(EXACT([$'Plan base'.$D174];1);IF(EXACT([$'Plan base'.P174];&quot;&quot;);&quot;&quot;;[$'Plan base'.P174]);&quot;&quot;)" office:value-type="string" office:string-value="view">
            <text:p>view</text:p>
          </table:table-cell>
          <table:table-cell table:formula="of:=IF(EXACT([$'Plan base'.$D174];1);IF(EXACT([$'Plan base'.Q174];&quot;&quot;);&quot;&quot;;[$'Plan base'.Q17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5];1);IF(EXACT([$'Plan base'.$A175];&quot;&quot;);&quot;&quot;;[$'Plan base'.$A175]);&quot;&quot;)" office:value-type="string" office:string-value="4510-0000">
            <text:p>4510-0000</text:p>
          </table:table-cell>
          <table:table-cell table:formula="of:=IF(EXACT([$'Plan base'.$D175];1);IF(EXACT([$'Plan base'.$H175];&quot;&quot;);&quot;&quot;;[$'Plan base'.$H175]);&quot;&quot;)" office:value-type="string" office:string-value="Diferencial cambiario">
            <text:p>Diferencial cambiario</text:p>
          </table:table-cell>
          <table:table-cell table:formula="of:=IF(EXACT([$'Plan base'.$D175];1);IF(EXACT([$'Plan base'.L175];&quot;&quot;);&quot;&quot;;[$'Plan base'.L175]);&quot;&quot;)" office:value-type="string" office:string-value="Dif">
            <text:p>Dif</text:p>
          </table:table-cell>
          <table:table-cell table:formula="of:=IF(EXACT([$'Plan base'.$D175];1);IF(EXACT([$'Plan base'.M175];&quot;&quot;);&quot;&quot;;IF(EXACT([$'Plan base'.M175];&quot;Plan contable&quot;);CONCATENATE([$'Plan base'.M175];&quot; ClearCorp&quot;);[$'Plan base'.M175]));&quot;&quot;)" office:value-type="string" office:string-value="Ingresos no gravables">
            <text:p>Ingresos no gravables</text:p>
          </table:table-cell>
          <table:table-cell table:formula="of:=IF(EXACT([$'Plan base'.$D175];1);IF(EXACT([$'Plan base'.N175];&quot;&quot;);&quot;&quot;;[$'Plan base'.N175]);&quot;&quot;)" office:value-type="string" office:string-value="Ingreso">
            <text:p>Ingreso</text:p>
          </table:table-cell>
          <table:table-cell table:formula="of:=IF(EXACT([$'Plan base'.$D175];1);IF(EXACT([$'Plan base'.O175];&quot;&quot;);&quot;&quot;;[$'Plan base'.O175]);&quot;&quot;)" office:value-type="string" office:string-value="USD">
            <text:p>USD</text:p>
          </table:table-cell>
          <table:table-cell table:formula="of:=IF(EXACT([$'Plan base'.$D175];1);IF(EXACT([$'Plan base'.P175];&quot;&quot;);&quot;&quot;;[$'Plan base'.P175]);&quot;&quot;)" office:value-type="string" office:string-value="other">
            <text:p>other</text:p>
          </table:table-cell>
          <table:table-cell table:formula="of:=IF(EXACT([$'Plan base'.$D175];1);IF(EXACT([$'Plan base'.Q175];&quot;&quot;);&quot;&quot;;[$'Plan base'.Q17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76];1);IF(EXACT([$'Plan base'.$A176];&quot;&quot;);&quot;&quot;;[$'Plan base'.$A176]);&quot;&quot;)" office:value-type="string" office:string-value="6000-0000">
            <text:p>6000-0000</text:p>
          </table:table-cell>
          <table:table-cell table:formula="of:=IF(EXACT([$'Plan base'.$D176];1);IF(EXACT([$'Plan base'.$H176];&quot;&quot;);&quot;&quot;;[$'Plan base'.$H176]);&quot;&quot;)" office:value-type="string" office:string-value="Gastos">
            <text:p>Gastos</text:p>
          </table:table-cell>
          <table:table-cell table:formula="of:=IF(EXACT([$'Plan base'.$D176];1);IF(EXACT([$'Plan base'.L176];&quot;&quot;);&quot;&quot;;[$'Plan base'.L176]);&quot;&quot;)" office:value-type="string" office:string-value="Ga">
            <text:p>Ga</text:p>
          </table:table-cell>
          <table:table-cell table:formula="of:=IF(EXACT([$'Plan base'.$D176];1);IF(EXACT([$'Plan base'.M176];&quot;&quot;);&quot;&quot;;IF(EXACT([$'Plan base'.M176];&quot;Plan contable&quot;);CONCATENATE([$'Plan base'.M176];&quot; ClearCorp&quot;);[$'Plan base'.M176]));&quot;&quot;)" office:value-type="string" office:string-value="Plan contable ClearCorp">
            <text:p>Plan contable ClearCorp</text:p>
          </table:table-cell>
          <table:table-cell table:formula="of:=IF(EXACT([$'Plan base'.$D176];1);IF(EXACT([$'Plan base'.N176];&quot;&quot;);&quot;&quot;;[$'Plan base'.N176]);&quot;&quot;)" office:value-type="string" office:string-value="Vista">
            <text:p>Vista</text:p>
          </table:table-cell>
          <table:table-cell table:formula="of:=IF(EXACT([$'Plan base'.$D176];1);IF(EXACT([$'Plan base'.O176];&quot;&quot;);&quot;&quot;;[$'Plan base'.O176]);&quot;&quot;)" office:value-type="string" office:string-value="USD">
            <text:p>USD</text:p>
          </table:table-cell>
          <table:table-cell table:formula="of:=IF(EXACT([$'Plan base'.$D176];1);IF(EXACT([$'Plan base'.P176];&quot;&quot;);&quot;&quot;;[$'Plan base'.P176]);&quot;&quot;)" office:value-type="string" office:string-value="view">
            <text:p>view</text:p>
          </table:table-cell>
          <table:table-cell table:formula="of:=IF(EXACT([$'Plan base'.$D176];1);IF(EXACT([$'Plan base'.Q176];&quot;&quot;);&quot;&quot;;[$'Plan base'.Q17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187];1);IF(EXACT([$'Plan base'.$A187];&quot;&quot;);&quot;&quot;;[$'Plan base'.$A187]);&quot;&quot;)" office:value-type="string" office:string-value="6200-0000">
            <text:p>6200-0000</text:p>
          </table:table-cell>
          <table:table-cell table:formula="of:=IF(EXACT([$'Plan base'.$D187];1);IF(EXACT([$'Plan base'.$H187];&quot;&quot;);&quot;&quot;;[$'Plan base'.$H187]);&quot;&quot;)" office:value-type="string" office:string-value="Gastos  operativos">
            <text:p>Gastos <text:s/>operativos</text:p>
          </table:table-cell>
          <table:table-cell table:formula="of:=IF(EXACT([$'Plan base'.$D187];1);IF(EXACT([$'Plan base'.L187];&quot;&quot;);&quot;&quot;;[$'Plan base'.L187]);&quot;&quot;)" office:value-type="string" office:string-value="GO">
            <text:p>GO</text:p>
          </table:table-cell>
          <table:table-cell table:formula="of:=IF(EXACT([$'Plan base'.$D187];1);IF(EXACT([$'Plan base'.M187];&quot;&quot;);&quot;&quot;;IF(EXACT([$'Plan base'.M187];&quot;Plan contable&quot;);CONCATENATE([$'Plan base'.M187];&quot; ClearCorp&quot;);[$'Plan base'.M187]));&quot;&quot;)" office:value-type="string" office:string-value="Gastos">
            <text:p>Gastos</text:p>
          </table:table-cell>
          <table:table-cell table:formula="of:=IF(EXACT([$'Plan base'.$D187];1);IF(EXACT([$'Plan base'.N187];&quot;&quot;);&quot;&quot;;[$'Plan base'.N187]);&quot;&quot;)" office:value-type="string" office:string-value="Vista">
            <text:p>Vista</text:p>
          </table:table-cell>
          <table:table-cell table:formula="of:=IF(EXACT([$'Plan base'.$D187];1);IF(EXACT([$'Plan base'.O187];&quot;&quot;);&quot;&quot;;[$'Plan base'.O187]);&quot;&quot;)" office:value-type="string" office:string-value="USD">
            <text:p>USD</text:p>
          </table:table-cell>
          <table:table-cell table:formula="of:=IF(EXACT([$'Plan base'.$D187];1);IF(EXACT([$'Plan base'.P187];&quot;&quot;);&quot;&quot;;[$'Plan base'.P187]);&quot;&quot;)" office:value-type="string" office:string-value="view">
            <text:p>view</text:p>
          </table:table-cell>
          <table:table-cell table:formula="of:=IF(EXACT([$'Plan base'.$D187];1);IF(EXACT([$'Plan base'.Q187];&quot;&quot;);&quot;&quot;;[$'Plan base'.Q18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05];1);IF(EXACT([$'Plan base'.$A205];&quot;&quot;);&quot;&quot;;[$'Plan base'.$A205]);&quot;&quot;)" office:value-type="string" office:string-value="6260-0000">
            <text:p>6260-0000</text:p>
          </table:table-cell>
          <table:table-cell table:formula="of:=IF(EXACT([$'Plan base'.$D205];1);IF(EXACT([$'Plan base'.$H205];&quot;&quot;);&quot;&quot;;[$'Plan base'.$H205]);&quot;&quot;)" office:value-type="string" office:string-value="Costo de servicios de administración">
            <text:p>Costo de servicios de administración</text:p>
          </table:table-cell>
          <table:table-cell table:formula="of:=IF(EXACT([$'Plan base'.$D205];1);IF(EXACT([$'Plan base'.L205];&quot;&quot;);&quot;&quot;;[$'Plan base'.L205]);&quot;&quot;)" office:value-type="string" office:string-value="Adm.">
            <text:p>Adm.</text:p>
          </table:table-cell>
          <table:table-cell table:formula="of:=IF(EXACT([$'Plan base'.$D205];1);IF(EXACT([$'Plan base'.M205];&quot;&quot;);&quot;&quot;;IF(EXACT([$'Plan base'.M205];&quot;Plan contable&quot;);CONCATENATE([$'Plan base'.M205];&quot; ClearCorp&quot;);[$'Plan base'.M205]));&quot;&quot;)" office:value-type="string" office:string-value="Gastos  operativos">
            <text:p>Gastos <text:s/>operativos</text:p>
          </table:table-cell>
          <table:table-cell table:formula="of:=IF(EXACT([$'Plan base'.$D205];1);IF(EXACT([$'Plan base'.N205];&quot;&quot;);&quot;&quot;;[$'Plan base'.N205]);&quot;&quot;)" office:value-type="string" office:string-value="Gasto">
            <text:p>Gasto</text:p>
          </table:table-cell>
          <table:table-cell table:formula="of:=IF(EXACT([$'Plan base'.$D205];1);IF(EXACT([$'Plan base'.O205];&quot;&quot;);&quot;&quot;;[$'Plan base'.O205]);&quot;&quot;)" office:value-type="string" office:string-value="USD">
            <text:p>USD</text:p>
          </table:table-cell>
          <table:table-cell table:formula="of:=IF(EXACT([$'Plan base'.$D205];1);IF(EXACT([$'Plan base'.P205];&quot;&quot;);&quot;&quot;;[$'Plan base'.P205]);&quot;&quot;)" office:value-type="string" office:string-value="other">
            <text:p>other</text:p>
          </table:table-cell>
          <table:table-cell table:formula="of:=IF(EXACT([$'Plan base'.$D205];1);IF(EXACT([$'Plan base'.Q205];&quot;&quot;);&quot;&quot;;[$'Plan base'.Q20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06];1);IF(EXACT([$'Plan base'.$A206];&quot;&quot;);&quot;&quot;;[$'Plan base'.$A206]);&quot;&quot;)" office:value-type="string" office:string-value="6290-0000">
            <text:p>6290-0000</text:p>
          </table:table-cell>
          <table:table-cell table:formula="of:=IF(EXACT([$'Plan base'.$D206];1);IF(EXACT([$'Plan base'.$H206];&quot;&quot;);&quot;&quot;;[$'Plan base'.$H206]);&quot;&quot;)" office:value-type="string" office:string-value="Costo de otros servicios">
            <text:p>Costo de otros servicios</text:p>
          </table:table-cell>
          <table:table-cell table:formula="of:=IF(EXACT([$'Plan base'.$D206];1);IF(EXACT([$'Plan base'.L206];&quot;&quot;);&quot;&quot;;[$'Plan base'.L206]);&quot;&quot;)" office:value-type="string" office:string-value="Otros">
            <text:p>Otros</text:p>
          </table:table-cell>
          <table:table-cell table:formula="of:=IF(EXACT([$'Plan base'.$D206];1);IF(EXACT([$'Plan base'.M206];&quot;&quot;);&quot;&quot;;IF(EXACT([$'Plan base'.M206];&quot;Plan contable&quot;);CONCATENATE([$'Plan base'.M206];&quot; ClearCorp&quot;);[$'Plan base'.M206]));&quot;&quot;)" office:value-type="string" office:string-value="Gastos  operativos">
            <text:p>Gastos <text:s/>operativos</text:p>
          </table:table-cell>
          <table:table-cell table:formula="of:=IF(EXACT([$'Plan base'.$D206];1);IF(EXACT([$'Plan base'.N206];&quot;&quot;);&quot;&quot;;[$'Plan base'.N206]);&quot;&quot;)" office:value-type="string" office:string-value="Gasto">
            <text:p>Gasto</text:p>
          </table:table-cell>
          <table:table-cell table:formula="of:=IF(EXACT([$'Plan base'.$D206];1);IF(EXACT([$'Plan base'.O206];&quot;&quot;);&quot;&quot;;[$'Plan base'.O206]);&quot;&quot;)" office:value-type="string" office:string-value="USD">
            <text:p>USD</text:p>
          </table:table-cell>
          <table:table-cell table:formula="of:=IF(EXACT([$'Plan base'.$D206];1);IF(EXACT([$'Plan base'.P206];&quot;&quot;);&quot;&quot;;[$'Plan base'.P206]);&quot;&quot;)" office:value-type="string" office:string-value="other">
            <text:p>other</text:p>
          </table:table-cell>
          <table:table-cell table:formula="of:=IF(EXACT([$'Plan base'.$D206];1);IF(EXACT([$'Plan base'.Q206];&quot;&quot;);&quot;&quot;;[$'Plan base'.Q2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07];1);IF(EXACT([$'Plan base'.$A207];&quot;&quot;);&quot;&quot;;[$'Plan base'.$A207]);&quot;&quot;)" office:value-type="string" office:string-value="6300-0000">
            <text:p>6300-0000</text:p>
          </table:table-cell>
          <table:table-cell table:formula="of:=IF(EXACT([$'Plan base'.$D207];1);IF(EXACT([$'Plan base'.$H207];&quot;&quot;);&quot;&quot;;[$'Plan base'.$H207]);&quot;&quot;)" office:value-type="string" office:string-value="Gastos administrativos">
            <text:p>Gastos administrativos</text:p>
          </table:table-cell>
          <table:table-cell table:formula="of:=IF(EXACT([$'Plan base'.$D207];1);IF(EXACT([$'Plan base'.L207];&quot;&quot;);&quot;&quot;;[$'Plan base'.L207]);&quot;&quot;)" office:value-type="string" office:string-value="GA">
            <text:p>GA</text:p>
          </table:table-cell>
          <table:table-cell table:formula="of:=IF(EXACT([$'Plan base'.$D207];1);IF(EXACT([$'Plan base'.M207];&quot;&quot;);&quot;&quot;;IF(EXACT([$'Plan base'.M207];&quot;Plan contable&quot;);CONCATENATE([$'Plan base'.M207];&quot; ClearCorp&quot;);[$'Plan base'.M207]));&quot;&quot;)" office:value-type="string" office:string-value="Gastos">
            <text:p>Gastos</text:p>
          </table:table-cell>
          <table:table-cell table:formula="of:=IF(EXACT([$'Plan base'.$D207];1);IF(EXACT([$'Plan base'.N207];&quot;&quot;);&quot;&quot;;[$'Plan base'.N207]);&quot;&quot;)" office:value-type="string" office:string-value="Vista">
            <text:p>Vista</text:p>
          </table:table-cell>
          <table:table-cell table:formula="of:=IF(EXACT([$'Plan base'.$D207];1);IF(EXACT([$'Plan base'.O207];&quot;&quot;);&quot;&quot;;[$'Plan base'.O207]);&quot;&quot;)" office:value-type="string" office:string-value="USD">
            <text:p>USD</text:p>
          </table:table-cell>
          <table:table-cell table:formula="of:=IF(EXACT([$'Plan base'.$D207];1);IF(EXACT([$'Plan base'.P207];&quot;&quot;);&quot;&quot;;[$'Plan base'.P207]);&quot;&quot;)" office:value-type="string" office:string-value="view">
            <text:p>view</text:p>
          </table:table-cell>
          <table:table-cell table:formula="of:=IF(EXACT([$'Plan base'.$D207];1);IF(EXACT([$'Plan base'.Q207];&quot;&quot;);&quot;&quot;;[$'Plan base'.Q20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09];1);IF(EXACT([$'Plan base'.$A209];&quot;&quot;);&quot;&quot;;[$'Plan base'.$A209]);&quot;&quot;)" office:value-type="string" office:string-value="6320-0000">
            <text:p>6320-0000</text:p>
          </table:table-cell>
          <table:table-cell table:formula="of:=IF(EXACT([$'Plan base'.$D209];1);IF(EXACT([$'Plan base'.$H209];&quot;&quot;);&quot;&quot;;[$'Plan base'.$H209]);&quot;&quot;)" office:value-type="string" office:string-value="Alquiler">
            <text:p>Alquiler</text:p>
          </table:table-cell>
          <table:table-cell table:formula="of:=IF(EXACT([$'Plan base'.$D209];1);IF(EXACT([$'Plan base'.L209];&quot;&quot;);&quot;&quot;;[$'Plan base'.L209]);&quot;&quot;)" office:value-type="string" office:string-value="Alq">
            <text:p>Alq</text:p>
          </table:table-cell>
          <table:table-cell table:formula="of:=IF(EXACT([$'Plan base'.$D209];1);IF(EXACT([$'Plan base'.M209];&quot;&quot;);&quot;&quot;;IF(EXACT([$'Plan base'.M209];&quot;Plan contable&quot;);CONCATENATE([$'Plan base'.M209];&quot; ClearCorp&quot;);[$'Plan base'.M209]));&quot;&quot;)" office:value-type="string" office:string-value="Gastos administrativos">
            <text:p>Gastos administrativos</text:p>
          </table:table-cell>
          <table:table-cell table:formula="of:=IF(EXACT([$'Plan base'.$D209];1);IF(EXACT([$'Plan base'.N209];&quot;&quot;);&quot;&quot;;[$'Plan base'.N209]);&quot;&quot;)" office:value-type="string" office:string-value="Vista">
            <text:p>Vista</text:p>
          </table:table-cell>
          <table:table-cell table:formula="of:=IF(EXACT([$'Plan base'.$D209];1);IF(EXACT([$'Plan base'.O209];&quot;&quot;);&quot;&quot;;[$'Plan base'.O209]);&quot;&quot;)" office:value-type="string" office:string-value="USD">
            <text:p>USD</text:p>
          </table:table-cell>
          <table:table-cell table:formula="of:=IF(EXACT([$'Plan base'.$D209];1);IF(EXACT([$'Plan base'.P209];&quot;&quot;);&quot;&quot;;[$'Plan base'.P209]);&quot;&quot;)" office:value-type="string" office:string-value="view">
            <text:p>view</text:p>
          </table:table-cell>
          <table:table-cell table:formula="of:=IF(EXACT([$'Plan base'.$D209];1);IF(EXACT([$'Plan base'.Q209];&quot;&quot;);&quot;&quot;;[$'Plan base'.Q20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0];1);IF(EXACT([$'Plan base'.$A210];&quot;&quot;);&quot;&quot;;[$'Plan base'.$A210]);&quot;&quot;)" office:value-type="string" office:string-value="6321-0000">
            <text:p>6321-0000</text:p>
          </table:table-cell>
          <table:table-cell table:formula="of:=IF(EXACT([$'Plan base'.$D210];1);IF(EXACT([$'Plan base'.$H210];&quot;&quot;);&quot;&quot;;[$'Plan base'.$H210]);&quot;&quot;)" office:value-type="string" office:string-value="Oficina Cartago Occidental">
            <text:p>Oficina Cartago Occidental</text:p>
          </table:table-cell>
          <table:table-cell table:formula="of:=IF(EXACT([$'Plan base'.$D210];1);IF(EXACT([$'Plan base'.L210];&quot;&quot;);&quot;&quot;;[$'Plan base'.L210]);&quot;&quot;)" office:value-type="string" office:string-value="Cartago">
            <text:p>Cartago</text:p>
          </table:table-cell>
          <table:table-cell table:formula="of:=IF(EXACT([$'Plan base'.$D210];1);IF(EXACT([$'Plan base'.M210];&quot;&quot;);&quot;&quot;;IF(EXACT([$'Plan base'.M210];&quot;Plan contable&quot;);CONCATENATE([$'Plan base'.M210];&quot; ClearCorp&quot;);[$'Plan base'.M210]));&quot;&quot;)" office:value-type="string" office:string-value="Alquiler">
            <text:p>Alquiler</text:p>
          </table:table-cell>
          <table:table-cell table:formula="of:=IF(EXACT([$'Plan base'.$D210];1);IF(EXACT([$'Plan base'.N210];&quot;&quot;);&quot;&quot;;[$'Plan base'.N210]);&quot;&quot;)" office:value-type="string" office:string-value="Gasto">
            <text:p>Gasto</text:p>
          </table:table-cell>
          <table:table-cell table:formula="of:=IF(EXACT([$'Plan base'.$D210];1);IF(EXACT([$'Plan base'.O210];&quot;&quot;);&quot;&quot;;[$'Plan base'.O210]);&quot;&quot;)" office:value-type="string" office:string-value="USD">
            <text:p>USD</text:p>
          </table:table-cell>
          <table:table-cell table:formula="of:=IF(EXACT([$'Plan base'.$D210];1);IF(EXACT([$'Plan base'.P210];&quot;&quot;);&quot;&quot;;[$'Plan base'.P210]);&quot;&quot;)" office:value-type="string" office:string-value="other">
            <text:p>other</text:p>
          </table:table-cell>
          <table:table-cell table:formula="of:=IF(EXACT([$'Plan base'.$D210];1);IF(EXACT([$'Plan base'.Q210];&quot;&quot;);&quot;&quot;;[$'Plan base'.Q21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1];1);IF(EXACT([$'Plan base'.$A211];&quot;&quot;);&quot;&quot;;[$'Plan base'.$A211]);&quot;&quot;)" office:value-type="string" office:string-value="6330-0000">
            <text:p>6330-0000</text:p>
          </table:table-cell>
          <table:table-cell table:formula="of:=IF(EXACT([$'Plan base'.$D211];1);IF(EXACT([$'Plan base'.$H211];&quot;&quot;);&quot;&quot;;[$'Plan base'.$H211]);&quot;&quot;)" office:value-type="string" office:string-value="Servicios públicos">
            <text:p>Servicios públicos</text:p>
          </table:table-cell>
          <table:table-cell table:formula="of:=IF(EXACT([$'Plan base'.$D211];1);IF(EXACT([$'Plan base'.L211];&quot;&quot;);&quot;&quot;;[$'Plan base'.L211]);&quot;&quot;)" office:value-type="string" office:string-value="SP">
            <text:p>SP</text:p>
          </table:table-cell>
          <table:table-cell table:formula="of:=IF(EXACT([$'Plan base'.$D211];1);IF(EXACT([$'Plan base'.M211];&quot;&quot;);&quot;&quot;;IF(EXACT([$'Plan base'.M211];&quot;Plan contable&quot;);CONCATENATE([$'Plan base'.M211];&quot; ClearCorp&quot;);[$'Plan base'.M211]));&quot;&quot;)" office:value-type="string" office:string-value="Gastos administrativos">
            <text:p>Gastos administrativos</text:p>
          </table:table-cell>
          <table:table-cell table:formula="of:=IF(EXACT([$'Plan base'.$D211];1);IF(EXACT([$'Plan base'.N211];&quot;&quot;);&quot;&quot;;[$'Plan base'.N211]);&quot;&quot;)" office:value-type="string" office:string-value="Vista">
            <text:p>Vista</text:p>
          </table:table-cell>
          <table:table-cell table:formula="of:=IF(EXACT([$'Plan base'.$D211];1);IF(EXACT([$'Plan base'.O211];&quot;&quot;);&quot;&quot;;[$'Plan base'.O211]);&quot;&quot;)" office:value-type="string" office:string-value="USD">
            <text:p>USD</text:p>
          </table:table-cell>
          <table:table-cell table:formula="of:=IF(EXACT([$'Plan base'.$D211];1);IF(EXACT([$'Plan base'.P211];&quot;&quot;);&quot;&quot;;[$'Plan base'.P211]);&quot;&quot;)" office:value-type="string" office:string-value="view">
            <text:p>view</text:p>
          </table:table-cell>
          <table:table-cell table:formula="of:=IF(EXACT([$'Plan base'.$D211];1);IF(EXACT([$'Plan base'.Q211];&quot;&quot;);&quot;&quot;;[$'Plan base'.Q21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2];1);IF(EXACT([$'Plan base'.$A212];&quot;&quot;);&quot;&quot;;[$'Plan base'.$A212]);&quot;&quot;)" office:value-type="string" office:string-value="6331-0000">
            <text:p>6331-0000</text:p>
          </table:table-cell>
          <table:table-cell table:formula="of:=IF(EXACT([$'Plan base'.$D212];1);IF(EXACT([$'Plan base'.$H212];&quot;&quot;);&quot;&quot;;[$'Plan base'.$H212]);&quot;&quot;)" office:value-type="string" office:string-value="Agua">
            <text:p>Agua</text:p>
          </table:table-cell>
          <table:table-cell table:formula="of:=IF(EXACT([$'Plan base'.$D212];1);IF(EXACT([$'Plan base'.L212];&quot;&quot;);&quot;&quot;;[$'Plan base'.L212]);&quot;&quot;)" office:value-type="string" office:string-value="Ag">
            <text:p>Ag</text:p>
          </table:table-cell>
          <table:table-cell table:formula="of:=IF(EXACT([$'Plan base'.$D212];1);IF(EXACT([$'Plan base'.M212];&quot;&quot;);&quot;&quot;;IF(EXACT([$'Plan base'.M212];&quot;Plan contable&quot;);CONCATENATE([$'Plan base'.M212];&quot; ClearCorp&quot;);[$'Plan base'.M212]));&quot;&quot;)" office:value-type="string" office:string-value="Servicios públicos">
            <text:p>Servicios públicos</text:p>
          </table:table-cell>
          <table:table-cell table:formula="of:=IF(EXACT([$'Plan base'.$D212];1);IF(EXACT([$'Plan base'.N212];&quot;&quot;);&quot;&quot;;[$'Plan base'.N212]);&quot;&quot;)" office:value-type="string" office:string-value="Vista">
            <text:p>Vista</text:p>
          </table:table-cell>
          <table:table-cell table:formula="of:=IF(EXACT([$'Plan base'.$D212];1);IF(EXACT([$'Plan base'.O212];&quot;&quot;);&quot;&quot;;[$'Plan base'.O212]);&quot;&quot;)" office:value-type="string" office:string-value="USD">
            <text:p>USD</text:p>
          </table:table-cell>
          <table:table-cell table:formula="of:=IF(EXACT([$'Plan base'.$D212];1);IF(EXACT([$'Plan base'.P212];&quot;&quot;);&quot;&quot;;[$'Plan base'.P212]);&quot;&quot;)" office:value-type="string" office:string-value="view">
            <text:p>view</text:p>
          </table:table-cell>
          <table:table-cell table:formula="of:=IF(EXACT([$'Plan base'.$D212];1);IF(EXACT([$'Plan base'.Q212];&quot;&quot;);&quot;&quot;;[$'Plan base'.Q21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3];1);IF(EXACT([$'Plan base'.$A213];&quot;&quot;);&quot;&quot;;[$'Plan base'.$A213]);&quot;&quot;)" office:value-type="string" office:string-value="6331-0100">
            <text:p>6331-0100</text:p>
          </table:table-cell>
          <table:table-cell table:formula="of:=IF(EXACT([$'Plan base'.$D213];1);IF(EXACT([$'Plan base'.$H213];&quot;&quot;);&quot;&quot;;[$'Plan base'.$H213]);&quot;&quot;)" office:value-type="string" office:string-value="Oficina Cartago Occidental">
            <text:p>Oficina Cartago Occidental</text:p>
          </table:table-cell>
          <table:table-cell table:formula="of:=IF(EXACT([$'Plan base'.$D213];1);IF(EXACT([$'Plan base'.L213];&quot;&quot;);&quot;&quot;;[$'Plan base'.L213]);&quot;&quot;)" office:value-type="string" office:string-value="Cartago">
            <text:p>Cartago</text:p>
          </table:table-cell>
          <table:table-cell table:formula="of:=IF(EXACT([$'Plan base'.$D213];1);IF(EXACT([$'Plan base'.M213];&quot;&quot;);&quot;&quot;;IF(EXACT([$'Plan base'.M213];&quot;Plan contable&quot;);CONCATENATE([$'Plan base'.M213];&quot; ClearCorp&quot;);[$'Plan base'.M213]));&quot;&quot;)" office:value-type="string" office:string-value="Agua">
            <text:p>Agua</text:p>
          </table:table-cell>
          <table:table-cell table:formula="of:=IF(EXACT([$'Plan base'.$D213];1);IF(EXACT([$'Plan base'.N213];&quot;&quot;);&quot;&quot;;[$'Plan base'.N213]);&quot;&quot;)" office:value-type="string" office:string-value="Gasto">
            <text:p>Gasto</text:p>
          </table:table-cell>
          <table:table-cell table:formula="of:=IF(EXACT([$'Plan base'.$D213];1);IF(EXACT([$'Plan base'.O213];&quot;&quot;);&quot;&quot;;[$'Plan base'.O213]);&quot;&quot;)" office:value-type="string" office:string-value="USD">
            <text:p>USD</text:p>
          </table:table-cell>
          <table:table-cell table:formula="of:=IF(EXACT([$'Plan base'.$D213];1);IF(EXACT([$'Plan base'.P213];&quot;&quot;);&quot;&quot;;[$'Plan base'.P213]);&quot;&quot;)" office:value-type="string" office:string-value="other">
            <text:p>other</text:p>
          </table:table-cell>
          <table:table-cell table:formula="of:=IF(EXACT([$'Plan base'.$D213];1);IF(EXACT([$'Plan base'.Q213];&quot;&quot;);&quot;&quot;;[$'Plan base'.Q21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4];1);IF(EXACT([$'Plan base'.$A214];&quot;&quot;);&quot;&quot;;[$'Plan base'.$A214]);&quot;&quot;)" office:value-type="string" office:string-value="6332-0000">
            <text:p>6332-0000</text:p>
          </table:table-cell>
          <table:table-cell table:formula="of:=IF(EXACT([$'Plan base'.$D214];1);IF(EXACT([$'Plan base'.$H214];&quot;&quot;);&quot;&quot;;[$'Plan base'.$H214]);&quot;&quot;)" office:value-type="string" office:string-value="Luz">
            <text:p>Luz</text:p>
          </table:table-cell>
          <table:table-cell table:formula="of:=IF(EXACT([$'Plan base'.$D214];1);IF(EXACT([$'Plan base'.L214];&quot;&quot;);&quot;&quot;;[$'Plan base'.L214]);&quot;&quot;)" office:value-type="string" office:string-value="Luz">
            <text:p>Luz</text:p>
          </table:table-cell>
          <table:table-cell table:formula="of:=IF(EXACT([$'Plan base'.$D214];1);IF(EXACT([$'Plan base'.M214];&quot;&quot;);&quot;&quot;;IF(EXACT([$'Plan base'.M214];&quot;Plan contable&quot;);CONCATENATE([$'Plan base'.M214];&quot; ClearCorp&quot;);[$'Plan base'.M214]));&quot;&quot;)" office:value-type="string" office:string-value="Servicios públicos">
            <text:p>Servicios públicos</text:p>
          </table:table-cell>
          <table:table-cell table:formula="of:=IF(EXACT([$'Plan base'.$D214];1);IF(EXACT([$'Plan base'.N214];&quot;&quot;);&quot;&quot;;[$'Plan base'.N214]);&quot;&quot;)" office:value-type="string" office:string-value="Vista">
            <text:p>Vista</text:p>
          </table:table-cell>
          <table:table-cell table:formula="of:=IF(EXACT([$'Plan base'.$D214];1);IF(EXACT([$'Plan base'.O214];&quot;&quot;);&quot;&quot;;[$'Plan base'.O214]);&quot;&quot;)" office:value-type="string" office:string-value="USD">
            <text:p>USD</text:p>
          </table:table-cell>
          <table:table-cell table:formula="of:=IF(EXACT([$'Plan base'.$D214];1);IF(EXACT([$'Plan base'.P214];&quot;&quot;);&quot;&quot;;[$'Plan base'.P214]);&quot;&quot;)" office:value-type="string" office:string-value="view">
            <text:p>view</text:p>
          </table:table-cell>
          <table:table-cell table:formula="of:=IF(EXACT([$'Plan base'.$D214];1);IF(EXACT([$'Plan base'.Q214];&quot;&quot;);&quot;&quot;;[$'Plan base'.Q21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5];1);IF(EXACT([$'Plan base'.$A215];&quot;&quot;);&quot;&quot;;[$'Plan base'.$A215]);&quot;&quot;)" office:value-type="string" office:string-value="6332-0100">
            <text:p>6332-0100</text:p>
          </table:table-cell>
          <table:table-cell table:formula="of:=IF(EXACT([$'Plan base'.$D215];1);IF(EXACT([$'Plan base'.$H215];&quot;&quot;);&quot;&quot;;[$'Plan base'.$H215]);&quot;&quot;)" office:value-type="string" office:string-value="Oficina Cartago Occidental">
            <text:p>Oficina Cartago Occidental</text:p>
          </table:table-cell>
          <table:table-cell table:formula="of:=IF(EXACT([$'Plan base'.$D215];1);IF(EXACT([$'Plan base'.L215];&quot;&quot;);&quot;&quot;;[$'Plan base'.L215]);&quot;&quot;)" office:value-type="string" office:string-value="Cartago">
            <text:p>Cartago</text:p>
          </table:table-cell>
          <table:table-cell table:formula="of:=IF(EXACT([$'Plan base'.$D215];1);IF(EXACT([$'Plan base'.M215];&quot;&quot;);&quot;&quot;;IF(EXACT([$'Plan base'.M215];&quot;Plan contable&quot;);CONCATENATE([$'Plan base'.M215];&quot; ClearCorp&quot;);[$'Plan base'.M215]));&quot;&quot;)" office:value-type="string" office:string-value="Luz">
            <text:p>Luz</text:p>
          </table:table-cell>
          <table:table-cell table:formula="of:=IF(EXACT([$'Plan base'.$D215];1);IF(EXACT([$'Plan base'.N215];&quot;&quot;);&quot;&quot;;[$'Plan base'.N215]);&quot;&quot;)" office:value-type="string" office:string-value="Gasto">
            <text:p>Gasto</text:p>
          </table:table-cell>
          <table:table-cell table:formula="of:=IF(EXACT([$'Plan base'.$D215];1);IF(EXACT([$'Plan base'.O215];&quot;&quot;);&quot;&quot;;[$'Plan base'.O215]);&quot;&quot;)" office:value-type="string" office:string-value="USD">
            <text:p>USD</text:p>
          </table:table-cell>
          <table:table-cell table:formula="of:=IF(EXACT([$'Plan base'.$D215];1);IF(EXACT([$'Plan base'.P215];&quot;&quot;);&quot;&quot;;[$'Plan base'.P215]);&quot;&quot;)" office:value-type="string" office:string-value="other">
            <text:p>other</text:p>
          </table:table-cell>
          <table:table-cell table:formula="of:=IF(EXACT([$'Plan base'.$D215];1);IF(EXACT([$'Plan base'.Q215];&quot;&quot;);&quot;&quot;;[$'Plan base'.Q21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6];1);IF(EXACT([$'Plan base'.$A216];&quot;&quot;);&quot;&quot;;[$'Plan base'.$A216]);&quot;&quot;)" office:value-type="string" office:string-value="6333-0000">
            <text:p>6333-0000</text:p>
          </table:table-cell>
          <table:table-cell table:formula="of:=IF(EXACT([$'Plan base'.$D216];1);IF(EXACT([$'Plan base'.$H216];&quot;&quot;);&quot;&quot;;[$'Plan base'.$H216]);&quot;&quot;)" office:value-type="string" office:string-value="Teléfono">
            <text:p>Teléfono</text:p>
          </table:table-cell>
          <table:table-cell table:formula="of:=IF(EXACT([$'Plan base'.$D216];1);IF(EXACT([$'Plan base'.L216];&quot;&quot;);&quot;&quot;;[$'Plan base'.L216]);&quot;&quot;)" office:value-type="string" office:string-value="Tel">
            <text:p>Tel</text:p>
          </table:table-cell>
          <table:table-cell table:formula="of:=IF(EXACT([$'Plan base'.$D216];1);IF(EXACT([$'Plan base'.M216];&quot;&quot;);&quot;&quot;;IF(EXACT([$'Plan base'.M216];&quot;Plan contable&quot;);CONCATENATE([$'Plan base'.M216];&quot; ClearCorp&quot;);[$'Plan base'.M216]));&quot;&quot;)" office:value-type="string" office:string-value="Servicios públicos">
            <text:p>Servicios públicos</text:p>
          </table:table-cell>
          <table:table-cell table:formula="of:=IF(EXACT([$'Plan base'.$D216];1);IF(EXACT([$'Plan base'.N216];&quot;&quot;);&quot;&quot;;[$'Plan base'.N216]);&quot;&quot;)" office:value-type="string" office:string-value="Vista">
            <text:p>Vista</text:p>
          </table:table-cell>
          <table:table-cell table:formula="of:=IF(EXACT([$'Plan base'.$D216];1);IF(EXACT([$'Plan base'.O216];&quot;&quot;);&quot;&quot;;[$'Plan base'.O216]);&quot;&quot;)" office:value-type="string" office:string-value="USD">
            <text:p>USD</text:p>
          </table:table-cell>
          <table:table-cell table:formula="of:=IF(EXACT([$'Plan base'.$D216];1);IF(EXACT([$'Plan base'.P216];&quot;&quot;);&quot;&quot;;[$'Plan base'.P216]);&quot;&quot;)" office:value-type="string" office:string-value="view">
            <text:p>view</text:p>
          </table:table-cell>
          <table:table-cell table:formula="of:=IF(EXACT([$'Plan base'.$D216];1);IF(EXACT([$'Plan base'.Q216];&quot;&quot;);&quot;&quot;;[$'Plan base'.Q21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7];1);IF(EXACT([$'Plan base'.$A217];&quot;&quot;);&quot;&quot;;[$'Plan base'.$A217]);&quot;&quot;)" office:value-type="string" office:string-value="6333-0100">
            <text:p>6333-0100</text:p>
          </table:table-cell>
          <table:table-cell table:formula="of:=IF(EXACT([$'Plan base'.$D217];1);IF(EXACT([$'Plan base'.$H217];&quot;&quot;);&quot;&quot;;[$'Plan base'.$H217]);&quot;&quot;)" office:value-type="string" office:string-value="Gasto 2290-5353">
            <text:p>Gasto 2290-5353</text:p>
          </table:table-cell>
          <table:table-cell table:formula="of:=IF(EXACT([$'Plan base'.$D217];1);IF(EXACT([$'Plan base'.L217];&quot;&quot;);&quot;&quot;;[$'Plan base'.L217]);&quot;&quot;)" office:value-type="string" office:string-value="2290-5353">
            <text:p>2290-5353</text:p>
          </table:table-cell>
          <table:table-cell table:formula="of:=IF(EXACT([$'Plan base'.$D217];1);IF(EXACT([$'Plan base'.M217];&quot;&quot;);&quot;&quot;;IF(EXACT([$'Plan base'.M217];&quot;Plan contable&quot;);CONCATENATE([$'Plan base'.M217];&quot; ClearCorp&quot;);[$'Plan base'.M217]));&quot;&quot;)" office:value-type="string" office:string-value="Teléfono">
            <text:p>Teléfono</text:p>
          </table:table-cell>
          <table:table-cell table:formula="of:=IF(EXACT([$'Plan base'.$D217];1);IF(EXACT([$'Plan base'.N217];&quot;&quot;);&quot;&quot;;[$'Plan base'.N217]);&quot;&quot;)" office:value-type="string" office:string-value="Gasto">
            <text:p>Gasto</text:p>
          </table:table-cell>
          <table:table-cell table:formula="of:=IF(EXACT([$'Plan base'.$D217];1);IF(EXACT([$'Plan base'.O217];&quot;&quot;);&quot;&quot;;[$'Plan base'.O217]);&quot;&quot;)" office:value-type="string" office:string-value="USD">
            <text:p>USD</text:p>
          </table:table-cell>
          <table:table-cell table:formula="of:=IF(EXACT([$'Plan base'.$D217];1);IF(EXACT([$'Plan base'.P217];&quot;&quot;);&quot;&quot;;[$'Plan base'.P217]);&quot;&quot;)" office:value-type="string" office:string-value="other">
            <text:p>other</text:p>
          </table:table-cell>
          <table:table-cell table:formula="of:=IF(EXACT([$'Plan base'.$D217];1);IF(EXACT([$'Plan base'.Q217];&quot;&quot;);&quot;&quot;;[$'Plan base'.Q21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8];1);IF(EXACT([$'Plan base'.$A218];&quot;&quot;);&quot;&quot;;[$'Plan base'.$A218]);&quot;&quot;)" office:value-type="string" office:string-value="6333-0200">
            <text:p>6333-0200</text:p>
          </table:table-cell>
          <table:table-cell table:formula="of:=IF(EXACT([$'Plan base'.$D218];1);IF(EXACT([$'Plan base'.$H218];&quot;&quot;);&quot;&quot;;[$'Plan base'.$H218]);&quot;&quot;)" office:value-type="string" office:string-value="Gasto 2551-7034">
            <text:p>Gasto 2551-7034</text:p>
          </table:table-cell>
          <table:table-cell table:formula="of:=IF(EXACT([$'Plan base'.$D218];1);IF(EXACT([$'Plan base'.L218];&quot;&quot;);&quot;&quot;;[$'Plan base'.L218]);&quot;&quot;)" office:value-type="string" office:string-value="2551-7034">
            <text:p>2551-7034</text:p>
          </table:table-cell>
          <table:table-cell table:formula="of:=IF(EXACT([$'Plan base'.$D218];1);IF(EXACT([$'Plan base'.M218];&quot;&quot;);&quot;&quot;;IF(EXACT([$'Plan base'.M218];&quot;Plan contable&quot;);CONCATENATE([$'Plan base'.M218];&quot; ClearCorp&quot;);[$'Plan base'.M218]));&quot;&quot;)" office:value-type="string" office:string-value="Teléfono">
            <text:p>Teléfono</text:p>
          </table:table-cell>
          <table:table-cell table:formula="of:=IF(EXACT([$'Plan base'.$D218];1);IF(EXACT([$'Plan base'.N218];&quot;&quot;);&quot;&quot;;[$'Plan base'.N218]);&quot;&quot;)" office:value-type="string" office:string-value="Gasto">
            <text:p>Gasto</text:p>
          </table:table-cell>
          <table:table-cell table:formula="of:=IF(EXACT([$'Plan base'.$D218];1);IF(EXACT([$'Plan base'.O218];&quot;&quot;);&quot;&quot;;[$'Plan base'.O218]);&quot;&quot;)" office:value-type="string" office:string-value="USD">
            <text:p>USD</text:p>
          </table:table-cell>
          <table:table-cell table:formula="of:=IF(EXACT([$'Plan base'.$D218];1);IF(EXACT([$'Plan base'.P218];&quot;&quot;);&quot;&quot;;[$'Plan base'.P218]);&quot;&quot;)" office:value-type="string" office:string-value="other">
            <text:p>other</text:p>
          </table:table-cell>
          <table:table-cell table:formula="of:=IF(EXACT([$'Plan base'.$D218];1);IF(EXACT([$'Plan base'.Q218];&quot;&quot;);&quot;&quot;;[$'Plan base'.Q21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19];1);IF(EXACT([$'Plan base'.$A219];&quot;&quot;);&quot;&quot;;[$'Plan base'.$A219]);&quot;&quot;)" office:value-type="string" office:string-value="6333-0300">
            <text:p>6333-0300</text:p>
          </table:table-cell>
          <table:table-cell table:formula="of:=IF(EXACT([$'Plan base'.$D219];1);IF(EXACT([$'Plan base'.$H219];&quot;&quot;);&quot;&quot;;[$'Plan base'.$H219]);&quot;&quot;)" office:value-type="string" office:string-value="Gasto 2551-7647">
            <text:p>Gasto 2551-7647</text:p>
          </table:table-cell>
          <table:table-cell table:formula="of:=IF(EXACT([$'Plan base'.$D219];1);IF(EXACT([$'Plan base'.L219];&quot;&quot;);&quot;&quot;;[$'Plan base'.L219]);&quot;&quot;)" office:value-type="string" office:string-value="2551-7647">
            <text:p>2551-7647</text:p>
          </table:table-cell>
          <table:table-cell table:formula="of:=IF(EXACT([$'Plan base'.$D219];1);IF(EXACT([$'Plan base'.M219];&quot;&quot;);&quot;&quot;;IF(EXACT([$'Plan base'.M219];&quot;Plan contable&quot;);CONCATENATE([$'Plan base'.M219];&quot; ClearCorp&quot;);[$'Plan base'.M219]));&quot;&quot;)" office:value-type="string" office:string-value="Teléfono">
            <text:p>Teléfono</text:p>
          </table:table-cell>
          <table:table-cell table:formula="of:=IF(EXACT([$'Plan base'.$D219];1);IF(EXACT([$'Plan base'.N219];&quot;&quot;);&quot;&quot;;[$'Plan base'.N219]);&quot;&quot;)" office:value-type="string" office:string-value="Gasto">
            <text:p>Gasto</text:p>
          </table:table-cell>
          <table:table-cell table:formula="of:=IF(EXACT([$'Plan base'.$D219];1);IF(EXACT([$'Plan base'.O219];&quot;&quot;);&quot;&quot;;[$'Plan base'.O219]);&quot;&quot;)" office:value-type="string" office:string-value="USD">
            <text:p>USD</text:p>
          </table:table-cell>
          <table:table-cell table:formula="of:=IF(EXACT([$'Plan base'.$D219];1);IF(EXACT([$'Plan base'.P219];&quot;&quot;);&quot;&quot;;[$'Plan base'.P219]);&quot;&quot;)" office:value-type="string" office:string-value="other">
            <text:p>other</text:p>
          </table:table-cell>
          <table:table-cell table:formula="of:=IF(EXACT([$'Plan base'.$D219];1);IF(EXACT([$'Plan base'.Q219];&quot;&quot;);&quot;&quot;;[$'Plan base'.Q21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0];1);IF(EXACT([$'Plan base'.$A220];&quot;&quot;);&quot;&quot;;[$'Plan base'.$A220]);&quot;&quot;)" office:value-type="string" office:string-value="6334-0000">
            <text:p>6334-0000</text:p>
          </table:table-cell>
          <table:table-cell table:formula="of:=IF(EXACT([$'Plan base'.$D220];1);IF(EXACT([$'Plan base'.$H220];&quot;&quot;);&quot;&quot;;[$'Plan base'.$H220]);&quot;&quot;)" office:value-type="string" office:string-value="Internet">
            <text:p>Internet</text:p>
          </table:table-cell>
          <table:table-cell table:formula="of:=IF(EXACT([$'Plan base'.$D220];1);IF(EXACT([$'Plan base'.L220];&quot;&quot;);&quot;&quot;;[$'Plan base'.L220]);&quot;&quot;)" office:value-type="string" office:string-value="Int">
            <text:p>Int</text:p>
          </table:table-cell>
          <table:table-cell table:formula="of:=IF(EXACT([$'Plan base'.$D220];1);IF(EXACT([$'Plan base'.M220];&quot;&quot;);&quot;&quot;;IF(EXACT([$'Plan base'.M220];&quot;Plan contable&quot;);CONCATENATE([$'Plan base'.M220];&quot; ClearCorp&quot;);[$'Plan base'.M220]));&quot;&quot;)" office:value-type="string" office:string-value="Servicios públicos">
            <text:p>Servicios públicos</text:p>
          </table:table-cell>
          <table:table-cell table:formula="of:=IF(EXACT([$'Plan base'.$D220];1);IF(EXACT([$'Plan base'.N220];&quot;&quot;);&quot;&quot;;[$'Plan base'.N220]);&quot;&quot;)" office:value-type="string" office:string-value="Vista">
            <text:p>Vista</text:p>
          </table:table-cell>
          <table:table-cell table:formula="of:=IF(EXACT([$'Plan base'.$D220];1);IF(EXACT([$'Plan base'.O220];&quot;&quot;);&quot;&quot;;[$'Plan base'.O220]);&quot;&quot;)" office:value-type="string" office:string-value="USD">
            <text:p>USD</text:p>
          </table:table-cell>
          <table:table-cell table:formula="of:=IF(EXACT([$'Plan base'.$D220];1);IF(EXACT([$'Plan base'.P220];&quot;&quot;);&quot;&quot;;[$'Plan base'.P220]);&quot;&quot;)" office:value-type="string" office:string-value="view">
            <text:p>view</text:p>
          </table:table-cell>
          <table:table-cell table:formula="of:=IF(EXACT([$'Plan base'.$D220];1);IF(EXACT([$'Plan base'.Q220];&quot;&quot;);&quot;&quot;;[$'Plan base'.Q22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1];1);IF(EXACT([$'Plan base'.$A221];&quot;&quot;);&quot;&quot;;[$'Plan base'.$A221]);&quot;&quot;)" office:value-type="string" office:string-value="6334-0100">
            <text:p>6334-0100</text:p>
          </table:table-cell>
          <table:table-cell table:formula="of:=IF(EXACT([$'Plan base'.$D221];1);IF(EXACT([$'Plan base'.$H221];&quot;&quot;);&quot;&quot;;[$'Plan base'.$H221]);&quot;&quot;)" office:value-type="string" office:string-value="Oficina Cartago Occidental">
            <text:p>Oficina Cartago Occidental</text:p>
          </table:table-cell>
          <table:table-cell table:formula="of:=IF(EXACT([$'Plan base'.$D221];1);IF(EXACT([$'Plan base'.L221];&quot;&quot;);&quot;&quot;;[$'Plan base'.L221]);&quot;&quot;)" office:value-type="string" office:string-value="Cartago">
            <text:p>Cartago</text:p>
          </table:table-cell>
          <table:table-cell table:formula="of:=IF(EXACT([$'Plan base'.$D221];1);IF(EXACT([$'Plan base'.M221];&quot;&quot;);&quot;&quot;;IF(EXACT([$'Plan base'.M221];&quot;Plan contable&quot;);CONCATENATE([$'Plan base'.M221];&quot; ClearCorp&quot;);[$'Plan base'.M221]));&quot;&quot;)" office:value-type="string" office:string-value="Internet">
            <text:p>Internet</text:p>
          </table:table-cell>
          <table:table-cell table:formula="of:=IF(EXACT([$'Plan base'.$D221];1);IF(EXACT([$'Plan base'.N221];&quot;&quot;);&quot;&quot;;[$'Plan base'.N221]);&quot;&quot;)" office:value-type="string" office:string-value="Vista">
            <text:p>Vista</text:p>
          </table:table-cell>
          <table:table-cell table:formula="of:=IF(EXACT([$'Plan base'.$D221];1);IF(EXACT([$'Plan base'.O221];&quot;&quot;);&quot;&quot;;[$'Plan base'.O221]);&quot;&quot;)" office:value-type="string" office:string-value="USD">
            <text:p>USD</text:p>
          </table:table-cell>
          <table:table-cell table:formula="of:=IF(EXACT([$'Plan base'.$D221];1);IF(EXACT([$'Plan base'.P221];&quot;&quot;);&quot;&quot;;[$'Plan base'.P221]);&quot;&quot;)" office:value-type="string" office:string-value="view">
            <text:p>view</text:p>
          </table:table-cell>
          <table:table-cell table:formula="of:=IF(EXACT([$'Plan base'.$D221];1);IF(EXACT([$'Plan base'.Q221];&quot;&quot;);&quot;&quot;;[$'Plan base'.Q22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2];1);IF(EXACT([$'Plan base'.$A222];&quot;&quot;);&quot;&quot;;[$'Plan base'.$A222]);&quot;&quot;)" office:value-type="string" office:string-value="6334-0101">
            <text:p>6334-0101</text:p>
          </table:table-cell>
          <table:table-cell table:formula="of:=IF(EXACT([$'Plan base'.$D222];1);IF(EXACT([$'Plan base'.$H222];&quot;&quot;);&quot;&quot;;[$'Plan base'.$H222]);&quot;&quot;)" office:value-type="string" office:string-value="Amnet">
            <text:p>Amnet</text:p>
          </table:table-cell>
          <table:table-cell table:formula="of:=IF(EXACT([$'Plan base'.$D222];1);IF(EXACT([$'Plan base'.L222];&quot;&quot;);&quot;&quot;;[$'Plan base'.L222]);&quot;&quot;)" office:value-type="string" office:string-value="Amnet">
            <text:p>Amnet</text:p>
          </table:table-cell>
          <table:table-cell table:formula="of:=IF(EXACT([$'Plan base'.$D222];1);IF(EXACT([$'Plan base'.M222];&quot;&quot;);&quot;&quot;;IF(EXACT([$'Plan base'.M222];&quot;Plan contable&quot;);CONCATENATE([$'Plan base'.M222];&quot; ClearCorp&quot;);[$'Plan base'.M222]));&quot;&quot;)" office:value-type="string" office:string-value="Oficina Cartago Occidental">
            <text:p>Oficina Cartago Occidental</text:p>
          </table:table-cell>
          <table:table-cell table:formula="of:=IF(EXACT([$'Plan base'.$D222];1);IF(EXACT([$'Plan base'.N222];&quot;&quot;);&quot;&quot;;[$'Plan base'.N222]);&quot;&quot;)" office:value-type="string" office:string-value="Gasto">
            <text:p>Gasto</text:p>
          </table:table-cell>
          <table:table-cell table:formula="of:=IF(EXACT([$'Plan base'.$D222];1);IF(EXACT([$'Plan base'.O222];&quot;&quot;);&quot;&quot;;[$'Plan base'.O222]);&quot;&quot;)" office:value-type="string" office:string-value="USD">
            <text:p>USD</text:p>
          </table:table-cell>
          <table:table-cell table:formula="of:=IF(EXACT([$'Plan base'.$D222];1);IF(EXACT([$'Plan base'.P222];&quot;&quot;);&quot;&quot;;[$'Plan base'.P222]);&quot;&quot;)" office:value-type="string" office:string-value="other">
            <text:p>other</text:p>
          </table:table-cell>
          <table:table-cell table:formula="of:=IF(EXACT([$'Plan base'.$D222];1);IF(EXACT([$'Plan base'.Q222];&quot;&quot;);&quot;&quot;;[$'Plan base'.Q22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3];1);IF(EXACT([$'Plan base'.$A223];&quot;&quot;);&quot;&quot;;[$'Plan base'.$A223]);&quot;&quot;)" office:value-type="string" office:string-value="6334-0102">
            <text:p>6334-0102</text:p>
          </table:table-cell>
          <table:table-cell table:formula="of:=IF(EXACT([$'Plan base'.$D223];1);IF(EXACT([$'Plan base'.$H223];&quot;&quot;);&quot;&quot;;[$'Plan base'.$H223]);&quot;&quot;)" office:value-type="string" office:string-value="ADSL">
            <text:p>ADSL</text:p>
          </table:table-cell>
          <table:table-cell table:formula="of:=IF(EXACT([$'Plan base'.$D223];1);IF(EXACT([$'Plan base'.L223];&quot;&quot;);&quot;&quot;;[$'Plan base'.L223]);&quot;&quot;)" office:value-type="string" office:string-value="ADSL">
            <text:p>ADSL</text:p>
          </table:table-cell>
          <table:table-cell table:formula="of:=IF(EXACT([$'Plan base'.$D223];1);IF(EXACT([$'Plan base'.M223];&quot;&quot;);&quot;&quot;;IF(EXACT([$'Plan base'.M223];&quot;Plan contable&quot;);CONCATENATE([$'Plan base'.M223];&quot; ClearCorp&quot;);[$'Plan base'.M223]));&quot;&quot;)" office:value-type="string" office:string-value="Oficina Cartago Occidental">
            <text:p>Oficina Cartago Occidental</text:p>
          </table:table-cell>
          <table:table-cell table:formula="of:=IF(EXACT([$'Plan base'.$D223];1);IF(EXACT([$'Plan base'.N223];&quot;&quot;);&quot;&quot;;[$'Plan base'.N223]);&quot;&quot;)" office:value-type="string" office:string-value="Gasto">
            <text:p>Gasto</text:p>
          </table:table-cell>
          <table:table-cell table:formula="of:=IF(EXACT([$'Plan base'.$D223];1);IF(EXACT([$'Plan base'.O223];&quot;&quot;);&quot;&quot;;[$'Plan base'.O223]);&quot;&quot;)" office:value-type="string" office:string-value="USD">
            <text:p>USD</text:p>
          </table:table-cell>
          <table:table-cell table:formula="of:=IF(EXACT([$'Plan base'.$D223];1);IF(EXACT([$'Plan base'.P223];&quot;&quot;);&quot;&quot;;[$'Plan base'.P223]);&quot;&quot;)" office:value-type="string" office:string-value="other">
            <text:p>other</text:p>
          </table:table-cell>
          <table:table-cell table:formula="of:=IF(EXACT([$'Plan base'.$D223];1);IF(EXACT([$'Plan base'.Q223];&quot;&quot;);&quot;&quot;;[$'Plan base'.Q22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4];1);IF(EXACT([$'Plan base'.$A224];&quot;&quot;);&quot;&quot;;[$'Plan base'.$A224]);&quot;&quot;)" office:value-type="string" office:string-value="6340-0000">
            <text:p>6340-0000</text:p>
          </table:table-cell>
          <table:table-cell table:formula="of:=IF(EXACT([$'Plan base'.$D224];1);IF(EXACT([$'Plan base'.$H224];&quot;&quot;);&quot;&quot;;[$'Plan base'.$H224]);&quot;&quot;)" office:value-type="string" office:string-value="Insumos de oficina">
            <text:p>Insumos de oficina</text:p>
          </table:table-cell>
          <table:table-cell table:formula="of:=IF(EXACT([$'Plan base'.$D224];1);IF(EXACT([$'Plan base'.L224];&quot;&quot;);&quot;&quot;;[$'Plan base'.L224]);&quot;&quot;)" office:value-type="string" office:string-value="IO">
            <text:p>IO</text:p>
          </table:table-cell>
          <table:table-cell table:formula="of:=IF(EXACT([$'Plan base'.$D224];1);IF(EXACT([$'Plan base'.M224];&quot;&quot;);&quot;&quot;;IF(EXACT([$'Plan base'.M224];&quot;Plan contable&quot;);CONCATENATE([$'Plan base'.M224];&quot; ClearCorp&quot;);[$'Plan base'.M224]));&quot;&quot;)" office:value-type="string" office:string-value="Gastos administrativos">
            <text:p>Gastos administrativos</text:p>
          </table:table-cell>
          <table:table-cell table:formula="of:=IF(EXACT([$'Plan base'.$D224];1);IF(EXACT([$'Plan base'.N224];&quot;&quot;);&quot;&quot;;[$'Plan base'.N224]);&quot;&quot;)" office:value-type="string" office:string-value="Gasto">
            <text:p>Gasto</text:p>
          </table:table-cell>
          <table:table-cell table:formula="of:=IF(EXACT([$'Plan base'.$D224];1);IF(EXACT([$'Plan base'.O224];&quot;&quot;);&quot;&quot;;[$'Plan base'.O224]);&quot;&quot;)" office:value-type="string" office:string-value="USD">
            <text:p>USD</text:p>
          </table:table-cell>
          <table:table-cell table:formula="of:=IF(EXACT([$'Plan base'.$D224];1);IF(EXACT([$'Plan base'.P224];&quot;&quot;);&quot;&quot;;[$'Plan base'.P224]);&quot;&quot;)" office:value-type="string" office:string-value="other">
            <text:p>other</text:p>
          </table:table-cell>
          <table:table-cell table:formula="of:=IF(EXACT([$'Plan base'.$D224];1);IF(EXACT([$'Plan base'.Q224];&quot;&quot;);&quot;&quot;;[$'Plan base'.Q22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5];1);IF(EXACT([$'Plan base'.$A225];&quot;&quot;);&quot;&quot;;[$'Plan base'.$A225]);&quot;&quot;)" office:value-type="string" office:string-value="6350-0000">
            <text:p>6350-0000</text:p>
          </table:table-cell>
          <table:table-cell table:formula="of:=IF(EXACT([$'Plan base'.$D225];1);IF(EXACT([$'Plan base'.$H225];&quot;&quot;);&quot;&quot;;[$'Plan base'.$H225]);&quot;&quot;)" office:value-type="string" office:string-value="Accesorios de equipo de cómputo">
            <text:p>Accesorios de equipo de cómputo</text:p>
          </table:table-cell>
          <table:table-cell table:formula="of:=IF(EXACT([$'Plan base'.$D225];1);IF(EXACT([$'Plan base'.L225];&quot;&quot;);&quot;&quot;;[$'Plan base'.L225]);&quot;&quot;)" office:value-type="string" office:string-value="AccEqCom">
            <text:p>AccEqCom</text:p>
          </table:table-cell>
          <table:table-cell table:formula="of:=IF(EXACT([$'Plan base'.$D225];1);IF(EXACT([$'Plan base'.M225];&quot;&quot;);&quot;&quot;;IF(EXACT([$'Plan base'.M225];&quot;Plan contable&quot;);CONCATENATE([$'Plan base'.M225];&quot; ClearCorp&quot;);[$'Plan base'.M225]));&quot;&quot;)" office:value-type="string" office:string-value="Gastos administrativos">
            <text:p>Gastos administrativos</text:p>
          </table:table-cell>
          <table:table-cell table:formula="of:=IF(EXACT([$'Plan base'.$D225];1);IF(EXACT([$'Plan base'.N225];&quot;&quot;);&quot;&quot;;[$'Plan base'.N225]);&quot;&quot;)" office:value-type="string" office:string-value="Gasto">
            <text:p>Gasto</text:p>
          </table:table-cell>
          <table:table-cell table:formula="of:=IF(EXACT([$'Plan base'.$D225];1);IF(EXACT([$'Plan base'.O225];&quot;&quot;);&quot;&quot;;[$'Plan base'.O225]);&quot;&quot;)" office:value-type="string" office:string-value="USD">
            <text:p>USD</text:p>
          </table:table-cell>
          <table:table-cell table:formula="of:=IF(EXACT([$'Plan base'.$D225];1);IF(EXACT([$'Plan base'.P225];&quot;&quot;);&quot;&quot;;[$'Plan base'.P225]);&quot;&quot;)" office:value-type="string" office:string-value="other">
            <text:p>other</text:p>
          </table:table-cell>
          <table:table-cell table:formula="of:=IF(EXACT([$'Plan base'.$D225];1);IF(EXACT([$'Plan base'.Q225];&quot;&quot;);&quot;&quot;;[$'Plan base'.Q22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6];1);IF(EXACT([$'Plan base'.$A226];&quot;&quot;);&quot;&quot;;[$'Plan base'.$A226]);&quot;&quot;)" office:value-type="string" office:string-value="6360-0000">
            <text:p>6360-0000</text:p>
          </table:table-cell>
          <table:table-cell table:formula="of:=IF(EXACT([$'Plan base'.$D226];1);IF(EXACT([$'Plan base'.$H226];&quot;&quot;);&quot;&quot;;[$'Plan base'.$H226]);&quot;&quot;)" office:value-type="string" office:string-value="Gastos de representación">
            <text:p>Gastos de representación</text:p>
          </table:table-cell>
          <table:table-cell table:formula="of:=IF(EXACT([$'Plan base'.$D226];1);IF(EXACT([$'Plan base'.L226];&quot;&quot;);&quot;&quot;;[$'Plan base'.L226]);&quot;&quot;)" office:value-type="string" office:string-value="G Rep">
            <text:p>G Rep</text:p>
          </table:table-cell>
          <table:table-cell table:formula="of:=IF(EXACT([$'Plan base'.$D226];1);IF(EXACT([$'Plan base'.M226];&quot;&quot;);&quot;&quot;;IF(EXACT([$'Plan base'.M226];&quot;Plan contable&quot;);CONCATENATE([$'Plan base'.M226];&quot; ClearCorp&quot;);[$'Plan base'.M226]));&quot;&quot;)" office:value-type="string" office:string-value="Gastos administrativos">
            <text:p>Gastos administrativos</text:p>
          </table:table-cell>
          <table:table-cell table:formula="of:=IF(EXACT([$'Plan base'.$D226];1);IF(EXACT([$'Plan base'.N226];&quot;&quot;);&quot;&quot;;[$'Plan base'.N226]);&quot;&quot;)" office:value-type="string" office:string-value="Gasto">
            <text:p>Gasto</text:p>
          </table:table-cell>
          <table:table-cell table:formula="of:=IF(EXACT([$'Plan base'.$D226];1);IF(EXACT([$'Plan base'.O226];&quot;&quot;);&quot;&quot;;[$'Plan base'.O226]);&quot;&quot;)" office:value-type="string" office:string-value="USD">
            <text:p>USD</text:p>
          </table:table-cell>
          <table:table-cell table:formula="of:=IF(EXACT([$'Plan base'.$D226];1);IF(EXACT([$'Plan base'.P226];&quot;&quot;);&quot;&quot;;[$'Plan base'.P226]);&quot;&quot;)" office:value-type="string" office:string-value="other">
            <text:p>other</text:p>
          </table:table-cell>
          <table:table-cell table:formula="of:=IF(EXACT([$'Plan base'.$D226];1);IF(EXACT([$'Plan base'.Q226];&quot;&quot;);&quot;&quot;;[$'Plan base'.Q2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27];1);IF(EXACT([$'Plan base'.$A227];&quot;&quot;);&quot;&quot;;[$'Plan base'.$A227]);&quot;&quot;)" office:value-type="string" office:string-value="6400-0000">
            <text:p>6400-0000</text:p>
          </table:table-cell>
          <table:table-cell table:formula="of:=IF(EXACT([$'Plan base'.$D227];1);IF(EXACT([$'Plan base'.$H227];&quot;&quot;);&quot;&quot;;[$'Plan base'.$H227]);&quot;&quot;)" office:value-type="string" office:string-value="Depreciación de activo fijo">
            <text:p>Depreciación de activo fijo</text:p>
          </table:table-cell>
          <table:table-cell table:formula="of:=IF(EXACT([$'Plan base'.$D227];1);IF(EXACT([$'Plan base'.L227];&quot;&quot;);&quot;&quot;;[$'Plan base'.L227]);&quot;&quot;)" office:value-type="string" office:string-value="Dep.AF">
            <text:p>Dep.AF</text:p>
          </table:table-cell>
          <table:table-cell table:formula="of:=IF(EXACT([$'Plan base'.$D227];1);IF(EXACT([$'Plan base'.M227];&quot;&quot;);&quot;&quot;;IF(EXACT([$'Plan base'.M227];&quot;Plan contable&quot;);CONCATENATE([$'Plan base'.M227];&quot; ClearCorp&quot;);[$'Plan base'.M227]));&quot;&quot;)" office:value-type="string" office:string-value="Gastos">
            <text:p>Gastos</text:p>
          </table:table-cell>
          <table:table-cell table:formula="of:=IF(EXACT([$'Plan base'.$D227];1);IF(EXACT([$'Plan base'.N227];&quot;&quot;);&quot;&quot;;[$'Plan base'.N227]);&quot;&quot;)" office:value-type="string" office:string-value="Vista">
            <text:p>Vista</text:p>
          </table:table-cell>
          <table:table-cell table:formula="of:=IF(EXACT([$'Plan base'.$D227];1);IF(EXACT([$'Plan base'.O227];&quot;&quot;);&quot;&quot;;[$'Plan base'.O227]);&quot;&quot;)" office:value-type="string" office:string-value="USD">
            <text:p>USD</text:p>
          </table:table-cell>
          <table:table-cell table:formula="of:=IF(EXACT([$'Plan base'.$D227];1);IF(EXACT([$'Plan base'.P227];&quot;&quot;);&quot;&quot;;[$'Plan base'.P227]);&quot;&quot;)" office:value-type="string" office:string-value="view">
            <text:p>view</text:p>
          </table:table-cell>
          <table:table-cell table:formula="of:=IF(EXACT([$'Plan base'.$D227];1);IF(EXACT([$'Plan base'.Q227];&quot;&quot;);&quot;&quot;;[$'Plan base'.Q22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35];1);IF(EXACT([$'Plan base'.$A235];&quot;&quot;);&quot;&quot;;[$'Plan base'.$A235]);&quot;&quot;)" office:value-type="string" office:string-value="6440-0000">
            <text:p>6440-0000</text:p>
          </table:table-cell>
          <table:table-cell table:formula="of:=IF(EXACT([$'Plan base'.$D235];1);IF(EXACT([$'Plan base'.$H235];&quot;&quot;);&quot;&quot;;[$'Plan base'.$H235]);&quot;&quot;)" office:value-type="string" office:string-value="Herramientas mayores">
            <text:p>Herramientas mayores</text:p>
          </table:table-cell>
          <table:table-cell table:formula="of:=IF(EXACT([$'Plan base'.$D235];1);IF(EXACT([$'Plan base'.L235];&quot;&quot;);&quot;&quot;;[$'Plan base'.L235]);&quot;&quot;)" office:value-type="string" office:string-value="HM">
            <text:p>HM</text:p>
          </table:table-cell>
          <table:table-cell table:formula="of:=IF(EXACT([$'Plan base'.$D235];1);IF(EXACT([$'Plan base'.M235];&quot;&quot;);&quot;&quot;;IF(EXACT([$'Plan base'.M235];&quot;Plan contable&quot;);CONCATENATE([$'Plan base'.M235];&quot; ClearCorp&quot;);[$'Plan base'.M235]));&quot;&quot;)" office:value-type="string" office:string-value="Depreciación de activo fijo">
            <text:p>Depreciación de activo fijo</text:p>
          </table:table-cell>
          <table:table-cell table:formula="of:=IF(EXACT([$'Plan base'.$D235];1);IF(EXACT([$'Plan base'.N235];&quot;&quot;);&quot;&quot;;[$'Plan base'.N235]);&quot;&quot;)" office:value-type="string" office:string-value="Vista">
            <text:p>Vista</text:p>
          </table:table-cell>
          <table:table-cell table:formula="of:=IF(EXACT([$'Plan base'.$D235];1);IF(EXACT([$'Plan base'.O235];&quot;&quot;);&quot;&quot;;[$'Plan base'.O235]);&quot;&quot;)" office:value-type="string" office:string-value="USD">
            <text:p>USD</text:p>
          </table:table-cell>
          <table:table-cell table:formula="of:=IF(EXACT([$'Plan base'.$D235];1);IF(EXACT([$'Plan base'.P235];&quot;&quot;);&quot;&quot;;[$'Plan base'.P235]);&quot;&quot;)" office:value-type="string" office:string-value="view">
            <text:p>view</text:p>
          </table:table-cell>
          <table:table-cell table:formula="of:=IF(EXACT([$'Plan base'.$D235];1);IF(EXACT([$'Plan base'.Q235];&quot;&quot;);&quot;&quot;;[$'Plan base'.Q23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36];1);IF(EXACT([$'Plan base'.$A236];&quot;&quot;);&quot;&quot;;[$'Plan base'.$A236]);&quot;&quot;)" office:value-type="string" office:string-value="6450-0000">
            <text:p>6450-0000</text:p>
          </table:table-cell>
          <table:table-cell table:formula="of:=IF(EXACT([$'Plan base'.$D236];1);IF(EXACT([$'Plan base'.$H236];&quot;&quot;);&quot;&quot;;[$'Plan base'.$H236]);&quot;&quot;)" office:value-type="string" office:string-value="Moibliario y equipo de oficina">
            <text:p>Moibliario y equipo de oficina</text:p>
          </table:table-cell>
          <table:table-cell table:formula="of:=IF(EXACT([$'Plan base'.$D236];1);IF(EXACT([$'Plan base'.L236];&quot;&quot;);&quot;&quot;;[$'Plan base'.L236]);&quot;&quot;)" office:value-type="string" office:string-value="Mob">
            <text:p>Mob</text:p>
          </table:table-cell>
          <table:table-cell table:formula="of:=IF(EXACT([$'Plan base'.$D236];1);IF(EXACT([$'Plan base'.M236];&quot;&quot;);&quot;&quot;;IF(EXACT([$'Plan base'.M236];&quot;Plan contable&quot;);CONCATENATE([$'Plan base'.M236];&quot; ClearCorp&quot;);[$'Plan base'.M236]));&quot;&quot;)" office:value-type="string" office:string-value="Depreciación de activo fijo">
            <text:p>Depreciación de activo fijo</text:p>
          </table:table-cell>
          <table:table-cell table:formula="of:=IF(EXACT([$'Plan base'.$D236];1);IF(EXACT([$'Plan base'.N236];&quot;&quot;);&quot;&quot;;[$'Plan base'.N236]);&quot;&quot;)" office:value-type="string" office:string-value="Vista">
            <text:p>Vista</text:p>
          </table:table-cell>
          <table:table-cell table:formula="of:=IF(EXACT([$'Plan base'.$D236];1);IF(EXACT([$'Plan base'.O236];&quot;&quot;);&quot;&quot;;[$'Plan base'.O236]);&quot;&quot;)" office:value-type="string" office:string-value="USD">
            <text:p>USD</text:p>
          </table:table-cell>
          <table:table-cell table:formula="of:=IF(EXACT([$'Plan base'.$D236];1);IF(EXACT([$'Plan base'.P236];&quot;&quot;);&quot;&quot;;[$'Plan base'.P236]);&quot;&quot;)" office:value-type="string" office:string-value="view">
            <text:p>view</text:p>
          </table:table-cell>
          <table:table-cell table:formula="of:=IF(EXACT([$'Plan base'.$D236];1);IF(EXACT([$'Plan base'.Q236];&quot;&quot;);&quot;&quot;;[$'Plan base'.Q23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37];1);IF(EXACT([$'Plan base'.$A237];&quot;&quot;);&quot;&quot;;[$'Plan base'.$A237]);&quot;&quot;)" office:value-type="string" office:string-value="6460-0000">
            <text:p>6460-0000</text:p>
          </table:table-cell>
          <table:table-cell table:formula="of:=IF(EXACT([$'Plan base'.$D237];1);IF(EXACT([$'Plan base'.$H237];&quot;&quot;);&quot;&quot;;[$'Plan base'.$H237]);&quot;&quot;)" office:value-type="string" office:string-value="Equipo de cómputo">
            <text:p>Equipo de cómputo</text:p>
          </table:table-cell>
          <table:table-cell table:formula="of:=IF(EXACT([$'Plan base'.$D237];1);IF(EXACT([$'Plan base'.L237];&quot;&quot;);&quot;&quot;;[$'Plan base'.L237]);&quot;&quot;)" office:value-type="string" office:string-value="Comp">
            <text:p>Comp</text:p>
          </table:table-cell>
          <table:table-cell table:formula="of:=IF(EXACT([$'Plan base'.$D237];1);IF(EXACT([$'Plan base'.M237];&quot;&quot;);&quot;&quot;;IF(EXACT([$'Plan base'.M237];&quot;Plan contable&quot;);CONCATENATE([$'Plan base'.M237];&quot; ClearCorp&quot;);[$'Plan base'.M237]));&quot;&quot;)" office:value-type="string" office:string-value="Depreciación de activo fijo">
            <text:p>Depreciación de activo fijo</text:p>
          </table:table-cell>
          <table:table-cell table:formula="of:=IF(EXACT([$'Plan base'.$D237];1);IF(EXACT([$'Plan base'.N237];&quot;&quot;);&quot;&quot;;[$'Plan base'.N237]);&quot;&quot;)" office:value-type="string" office:string-value="Vista">
            <text:p>Vista</text:p>
          </table:table-cell>
          <table:table-cell table:formula="of:=IF(EXACT([$'Plan base'.$D237];1);IF(EXACT([$'Plan base'.O237];&quot;&quot;);&quot;&quot;;[$'Plan base'.O237]);&quot;&quot;)" office:value-type="string" office:string-value="USD">
            <text:p>USD</text:p>
          </table:table-cell>
          <table:table-cell table:formula="of:=IF(EXACT([$'Plan base'.$D237];1);IF(EXACT([$'Plan base'.P237];&quot;&quot;);&quot;&quot;;[$'Plan base'.P237]);&quot;&quot;)" office:value-type="string" office:string-value="view">
            <text:p>view</text:p>
          </table:table-cell>
          <table:table-cell table:formula="of:=IF(EXACT([$'Plan base'.$D237];1);IF(EXACT([$'Plan base'.Q237];&quot;&quot;);&quot;&quot;;[$'Plan base'.Q23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39];1);IF(EXACT([$'Plan base'.$A239];&quot;&quot;);&quot;&quot;;[$'Plan base'.$A239]);&quot;&quot;)" office:value-type="string" office:string-value="6500-0000">
            <text:p>6500-0000</text:p>
          </table:table-cell>
          <table:table-cell table:formula="of:=IF(EXACT([$'Plan base'.$D239];1);IF(EXACT([$'Plan base'.$H239];&quot;&quot;);&quot;&quot;;[$'Plan base'.$H239]);&quot;&quot;)" office:value-type="string" office:string-value="Gastos Financieros">
            <text:p>Gastos Financieros</text:p>
          </table:table-cell>
          <table:table-cell table:formula="of:=IF(EXACT([$'Plan base'.$D239];1);IF(EXACT([$'Plan base'.L239];&quot;&quot;);&quot;&quot;;[$'Plan base'.L239]);&quot;&quot;)" office:value-type="string" office:string-value="GF">
            <text:p>GF</text:p>
          </table:table-cell>
          <table:table-cell table:formula="of:=IF(EXACT([$'Plan base'.$D239];1);IF(EXACT([$'Plan base'.M239];&quot;&quot;);&quot;&quot;;IF(EXACT([$'Plan base'.M239];&quot;Plan contable&quot;);CONCATENATE([$'Plan base'.M239];&quot; ClearCorp&quot;);[$'Plan base'.M239]));&quot;&quot;)" office:value-type="string" office:string-value="Gastos">
            <text:p>Gastos</text:p>
          </table:table-cell>
          <table:table-cell table:formula="of:=IF(EXACT([$'Plan base'.$D239];1);IF(EXACT([$'Plan base'.N239];&quot;&quot;);&quot;&quot;;[$'Plan base'.N239]);&quot;&quot;)" office:value-type="string" office:string-value="Vista">
            <text:p>Vista</text:p>
          </table:table-cell>
          <table:table-cell table:formula="of:=IF(EXACT([$'Plan base'.$D239];1);IF(EXACT([$'Plan base'.O239];&quot;&quot;);&quot;&quot;;[$'Plan base'.O239]);&quot;&quot;)" office:value-type="string" office:string-value="USD">
            <text:p>USD</text:p>
          </table:table-cell>
          <table:table-cell table:formula="of:=IF(EXACT([$'Plan base'.$D239];1);IF(EXACT([$'Plan base'.P239];&quot;&quot;);&quot;&quot;;[$'Plan base'.P239]);&quot;&quot;)" office:value-type="string" office:string-value="view">
            <text:p>view</text:p>
          </table:table-cell>
          <table:table-cell table:formula="of:=IF(EXACT([$'Plan base'.$D239];1);IF(EXACT([$'Plan base'.Q239];&quot;&quot;);&quot;&quot;;[$'Plan base'.Q23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0];1);IF(EXACT([$'Plan base'.$A240];&quot;&quot;);&quot;&quot;;[$'Plan base'.$A240]);&quot;&quot;)" office:value-type="string" office:string-value="6510-0000">
            <text:p>6510-0000</text:p>
          </table:table-cell>
          <table:table-cell table:formula="of:=IF(EXACT([$'Plan base'.$D240];1);IF(EXACT([$'Plan base'.$H240];&quot;&quot;);&quot;&quot;;[$'Plan base'.$H240]);&quot;&quot;)" office:value-type="string" office:string-value="Comisiones bancarias">
            <text:p>Comisiones bancarias</text:p>
          </table:table-cell>
          <table:table-cell table:formula="of:=IF(EXACT([$'Plan base'.$D240];1);IF(EXACT([$'Plan base'.L240];&quot;&quot;);&quot;&quot;;[$'Plan base'.L240]);&quot;&quot;)" office:value-type="string" office:string-value="CB">
            <text:p>CB</text:p>
          </table:table-cell>
          <table:table-cell table:formula="of:=IF(EXACT([$'Plan base'.$D240];1);IF(EXACT([$'Plan base'.M240];&quot;&quot;);&quot;&quot;;IF(EXACT([$'Plan base'.M240];&quot;Plan contable&quot;);CONCATENATE([$'Plan base'.M240];&quot; ClearCorp&quot;);[$'Plan base'.M240]));&quot;&quot;)" office:value-type="string" office:string-value="Gastos Financieros">
            <text:p>Gastos Financieros</text:p>
          </table:table-cell>
          <table:table-cell table:formula="of:=IF(EXACT([$'Plan base'.$D240];1);IF(EXACT([$'Plan base'.N240];&quot;&quot;);&quot;&quot;;[$'Plan base'.N240]);&quot;&quot;)" office:value-type="string" office:string-value="Gasto">
            <text:p>Gasto</text:p>
          </table:table-cell>
          <table:table-cell table:formula="of:=IF(EXACT([$'Plan base'.$D240];1);IF(EXACT([$'Plan base'.O240];&quot;&quot;);&quot;&quot;;[$'Plan base'.O240]);&quot;&quot;)" office:value-type="string" office:string-value="USD">
            <text:p>USD</text:p>
          </table:table-cell>
          <table:table-cell table:formula="of:=IF(EXACT([$'Plan base'.$D240];1);IF(EXACT([$'Plan base'.P240];&quot;&quot;);&quot;&quot;;[$'Plan base'.P240]);&quot;&quot;)" office:value-type="string" office:string-value="other">
            <text:p>other</text:p>
          </table:table-cell>
          <table:table-cell table:formula="of:=IF(EXACT([$'Plan base'.$D240];1);IF(EXACT([$'Plan base'.Q240];&quot;&quot;);&quot;&quot;;[$'Plan base'.Q24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1];1);IF(EXACT([$'Plan base'.$A241];&quot;&quot;);&quot;&quot;;[$'Plan base'.$A241]);&quot;&quot;)" office:value-type="string" office:string-value="6600-0000">
            <text:p>6600-0000</text:p>
          </table:table-cell>
          <table:table-cell table:formula="of:=IF(EXACT([$'Plan base'.$D241];1);IF(EXACT([$'Plan base'.$H241];&quot;&quot;);&quot;&quot;;[$'Plan base'.$H241]);&quot;&quot;)" office:value-type="string" office:string-value="Otros gastos">
            <text:p>Otros gastos</text:p>
          </table:table-cell>
          <table:table-cell table:formula="of:=IF(EXACT([$'Plan base'.$D241];1);IF(EXACT([$'Plan base'.L241];&quot;&quot;);&quot;&quot;;[$'Plan base'.L241]);&quot;&quot;)" office:value-type="string" office:string-value="OG">
            <text:p>OG</text:p>
          </table:table-cell>
          <table:table-cell table:formula="of:=IF(EXACT([$'Plan base'.$D241];1);IF(EXACT([$'Plan base'.M241];&quot;&quot;);&quot;&quot;;IF(EXACT([$'Plan base'.M241];&quot;Plan contable&quot;);CONCATENATE([$'Plan base'.M241];&quot; ClearCorp&quot;);[$'Plan base'.M241]));&quot;&quot;)" office:value-type="string" office:string-value="Gastos">
            <text:p>Gastos</text:p>
          </table:table-cell>
          <table:table-cell table:formula="of:=IF(EXACT([$'Plan base'.$D241];1);IF(EXACT([$'Plan base'.N241];&quot;&quot;);&quot;&quot;;[$'Plan base'.N241]);&quot;&quot;)" office:value-type="string" office:string-value="Vista">
            <text:p>Vista</text:p>
          </table:table-cell>
          <table:table-cell table:formula="of:=IF(EXACT([$'Plan base'.$D241];1);IF(EXACT([$'Plan base'.O241];&quot;&quot;);&quot;&quot;;[$'Plan base'.O241]);&quot;&quot;)" office:value-type="string" office:string-value="USD">
            <text:p>USD</text:p>
          </table:table-cell>
          <table:table-cell table:formula="of:=IF(EXACT([$'Plan base'.$D241];1);IF(EXACT([$'Plan base'.P241];&quot;&quot;);&quot;&quot;;[$'Plan base'.P241]);&quot;&quot;)" office:value-type="string" office:string-value="view">
            <text:p>view</text:p>
          </table:table-cell>
          <table:table-cell table:formula="of:=IF(EXACT([$'Plan base'.$D241];1);IF(EXACT([$'Plan base'.Q241];&quot;&quot;);&quot;&quot;;[$'Plan base'.Q2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2];1);IF(EXACT([$'Plan base'.$A242];&quot;&quot;);&quot;&quot;;[$'Plan base'.$A242]);&quot;&quot;)" office:value-type="string" office:string-value="6610-0000">
            <text:p>6610-0000</text:p>
          </table:table-cell>
          <table:table-cell table:formula="of:=IF(EXACT([$'Plan base'.$D242];1);IF(EXACT([$'Plan base'.$H242];&quot;&quot;);&quot;&quot;;[$'Plan base'.$H242]);&quot;&quot;)" office:value-type="string" office:string-value="Ajustes">
            <text:p>Ajustes</text:p>
          </table:table-cell>
          <table:table-cell table:formula="of:=IF(EXACT([$'Plan base'.$D242];1);IF(EXACT([$'Plan base'.L242];&quot;&quot;);&quot;&quot;;[$'Plan base'.L242]);&quot;&quot;)" office:value-type="string" office:string-value="Aj">
            <text:p>Aj</text:p>
          </table:table-cell>
          <table:table-cell table:formula="of:=IF(EXACT([$'Plan base'.$D242];1);IF(EXACT([$'Plan base'.M242];&quot;&quot;);&quot;&quot;;IF(EXACT([$'Plan base'.M242];&quot;Plan contable&quot;);CONCATENATE([$'Plan base'.M242];&quot; ClearCorp&quot;);[$'Plan base'.M242]));&quot;&quot;)" office:value-type="string" office:string-value="Otros gastos">
            <text:p>Otros gastos</text:p>
          </table:table-cell>
          <table:table-cell table:formula="of:=IF(EXACT([$'Plan base'.$D242];1);IF(EXACT([$'Plan base'.N242];&quot;&quot;);&quot;&quot;;[$'Plan base'.N242]);&quot;&quot;)" office:value-type="string" office:string-value="Gasto">
            <text:p>Gasto</text:p>
          </table:table-cell>
          <table:table-cell table:formula="of:=IF(EXACT([$'Plan base'.$D242];1);IF(EXACT([$'Plan base'.O242];&quot;&quot;);&quot;&quot;;[$'Plan base'.O242]);&quot;&quot;)" office:value-type="string" office:string-value="USD">
            <text:p>USD</text:p>
          </table:table-cell>
          <table:table-cell table:formula="of:=IF(EXACT([$'Plan base'.$D242];1);IF(EXACT([$'Plan base'.P242];&quot;&quot;);&quot;&quot;;[$'Plan base'.P242]);&quot;&quot;)" office:value-type="string" office:string-value="other">
            <text:p>other</text:p>
          </table:table-cell>
          <table:table-cell table:formula="of:=IF(EXACT([$'Plan base'.$D242];1);IF(EXACT([$'Plan base'.Q242];&quot;&quot;);&quot;&quot;;[$'Plan base'.Q2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3];1);IF(EXACT([$'Plan base'.$A243];&quot;&quot;);&quot;&quot;;[$'Plan base'.$A243]);&quot;&quot;)" office:value-type="string" office:string-value="6620-0000">
            <text:p>6620-0000</text:p>
          </table:table-cell>
          <table:table-cell table:formula="of:=IF(EXACT([$'Plan base'.$D243];1);IF(EXACT([$'Plan base'.$H243];&quot;&quot;);&quot;&quot;;[$'Plan base'.$H243]);&quot;&quot;)" office:value-type="string" office:string-value="Perdida por robo">
            <text:p>Perdida por robo</text:p>
          </table:table-cell>
          <table:table-cell table:formula="of:=IF(EXACT([$'Plan base'.$D243];1);IF(EXACT([$'Plan base'.L243];&quot;&quot;);&quot;&quot;;[$'Plan base'.L243]);&quot;&quot;)" office:value-type="string" office:string-value="Robo">
            <text:p>Robo</text:p>
          </table:table-cell>
          <table:table-cell table:formula="of:=IF(EXACT([$'Plan base'.$D243];1);IF(EXACT([$'Plan base'.M243];&quot;&quot;);&quot;&quot;;IF(EXACT([$'Plan base'.M243];&quot;Plan contable&quot;);CONCATENATE([$'Plan base'.M243];&quot; ClearCorp&quot;);[$'Plan base'.M243]));&quot;&quot;)" office:value-type="string" office:string-value="Otros gastos">
            <text:p>Otros gastos</text:p>
          </table:table-cell>
          <table:table-cell table:formula="of:=IF(EXACT([$'Plan base'.$D243];1);IF(EXACT([$'Plan base'.N243];&quot;&quot;);&quot;&quot;;[$'Plan base'.N243]);&quot;&quot;)" office:value-type="string" office:string-value="Gasto">
            <text:p>Gasto</text:p>
          </table:table-cell>
          <table:table-cell table:formula="of:=IF(EXACT([$'Plan base'.$D243];1);IF(EXACT([$'Plan base'.O243];&quot;&quot;);&quot;&quot;;[$'Plan base'.O243]);&quot;&quot;)" office:value-type="string" office:string-value="USD">
            <text:p>USD</text:p>
          </table:table-cell>
          <table:table-cell table:formula="of:=IF(EXACT([$'Plan base'.$D243];1);IF(EXACT([$'Plan base'.P243];&quot;&quot;);&quot;&quot;;[$'Plan base'.P243]);&quot;&quot;)" office:value-type="string" office:string-value="other">
            <text:p>other</text:p>
          </table:table-cell>
          <table:table-cell table:formula="of:=IF(EXACT([$'Plan base'.$D243];1);IF(EXACT([$'Plan base'.Q243];&quot;&quot;);&quot;&quot;;[$'Plan base'.Q2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4];1);IF(EXACT([$'Plan base'.$A244];&quot;&quot;);&quot;&quot;;[$'Plan base'.$A244]);&quot;&quot;)" office:value-type="string" office:string-value="6630-0000">
            <text:p>6630-0000</text:p>
          </table:table-cell>
          <table:table-cell table:formula="of:=IF(EXACT([$'Plan base'.$D244];1);IF(EXACT([$'Plan base'.$H244];&quot;&quot;);&quot;&quot;;[$'Plan base'.$H244]);&quot;&quot;)" office:value-type="string" office:string-value="Donaciones deducibles">
            <text:p>Donaciones deducibles</text:p>
          </table:table-cell>
          <table:table-cell table:formula="of:=IF(EXACT([$'Plan base'.$D244];1);IF(EXACT([$'Plan base'.L244];&quot;&quot;);&quot;&quot;;[$'Plan base'.L244]);&quot;&quot;)" office:value-type="string" office:string-value="Don">
            <text:p>Don</text:p>
          </table:table-cell>
          <table:table-cell table:formula="of:=IF(EXACT([$'Plan base'.$D244];1);IF(EXACT([$'Plan base'.M244];&quot;&quot;);&quot;&quot;;IF(EXACT([$'Plan base'.M244];&quot;Plan contable&quot;);CONCATENATE([$'Plan base'.M244];&quot; ClearCorp&quot;);[$'Plan base'.M244]));&quot;&quot;)" office:value-type="string" office:string-value="Otros gastos">
            <text:p>Otros gastos</text:p>
          </table:table-cell>
          <table:table-cell table:formula="of:=IF(EXACT([$'Plan base'.$D244];1);IF(EXACT([$'Plan base'.N244];&quot;&quot;);&quot;&quot;;[$'Plan base'.N244]);&quot;&quot;)" office:value-type="string" office:string-value="Gasto">
            <text:p>Gasto</text:p>
          </table:table-cell>
          <table:table-cell table:formula="of:=IF(EXACT([$'Plan base'.$D244];1);IF(EXACT([$'Plan base'.O244];&quot;&quot;);&quot;&quot;;[$'Plan base'.O244]);&quot;&quot;)" office:value-type="string" office:string-value="USD">
            <text:p>USD</text:p>
          </table:table-cell>
          <table:table-cell table:formula="of:=IF(EXACT([$'Plan base'.$D244];1);IF(EXACT([$'Plan base'.P244];&quot;&quot;);&quot;&quot;;[$'Plan base'.P244]);&quot;&quot;)" office:value-type="string" office:string-value="other">
            <text:p>other</text:p>
          </table:table-cell>
          <table:table-cell table:formula="of:=IF(EXACT([$'Plan base'.$D244];1);IF(EXACT([$'Plan base'.Q244];&quot;&quot;);&quot;&quot;;[$'Plan base'.Q2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5];1);IF(EXACT([$'Plan base'.$A245];&quot;&quot;);&quot;&quot;;[$'Plan base'.$A245]);&quot;&quot;)" office:value-type="string" office:string-value="6700-0000">
            <text:p>6700-0000</text:p>
          </table:table-cell>
          <table:table-cell table:formula="of:=IF(EXACT([$'Plan base'.$D245];1);IF(EXACT([$'Plan base'.$H245];&quot;&quot;);&quot;&quot;;[$'Plan base'.$H245]);&quot;&quot;)" office:value-type="string" office:string-value="Gastos no deducibles">
            <text:p>Gastos no deducibles</text:p>
          </table:table-cell>
          <table:table-cell table:formula="of:=IF(EXACT([$'Plan base'.$D245];1);IF(EXACT([$'Plan base'.L245];&quot;&quot;);&quot;&quot;;[$'Plan base'.L245]);&quot;&quot;)" office:value-type="string" office:string-value="GND">
            <text:p>GND</text:p>
          </table:table-cell>
          <table:table-cell table:formula="of:=IF(EXACT([$'Plan base'.$D245];1);IF(EXACT([$'Plan base'.M245];&quot;&quot;);&quot;&quot;;IF(EXACT([$'Plan base'.M245];&quot;Plan contable&quot;);CONCATENATE([$'Plan base'.M245];&quot; ClearCorp&quot;);[$'Plan base'.M245]));&quot;&quot;)" office:value-type="string" office:string-value="Gastos">
            <text:p>Gastos</text:p>
          </table:table-cell>
          <table:table-cell table:formula="of:=IF(EXACT([$'Plan base'.$D245];1);IF(EXACT([$'Plan base'.N245];&quot;&quot;);&quot;&quot;;[$'Plan base'.N245]);&quot;&quot;)" office:value-type="string" office:string-value="Vista">
            <text:p>Vista</text:p>
          </table:table-cell>
          <table:table-cell table:formula="of:=IF(EXACT([$'Plan base'.$D245];1);IF(EXACT([$'Plan base'.O245];&quot;&quot;);&quot;&quot;;[$'Plan base'.O245]);&quot;&quot;)" office:value-type="string" office:string-value="USD">
            <text:p>USD</text:p>
          </table:table-cell>
          <table:table-cell table:formula="of:=IF(EXACT([$'Plan base'.$D245];1);IF(EXACT([$'Plan base'.P245];&quot;&quot;);&quot;&quot;;[$'Plan base'.P245]);&quot;&quot;)" office:value-type="string" office:string-value="view">
            <text:p>view</text:p>
          </table:table-cell>
          <table:table-cell table:formula="of:=IF(EXACT([$'Plan base'.$D245];1);IF(EXACT([$'Plan base'.Q245];&quot;&quot;);&quot;&quot;;[$'Plan base'.Q2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6];1);IF(EXACT([$'Plan base'.$A246];&quot;&quot;);&quot;&quot;;[$'Plan base'.$A246]);&quot;&quot;)" office:value-type="string" office:string-value="6710-0000">
            <text:p>6710-0000</text:p>
          </table:table-cell>
          <table:table-cell table:formula="of:=IF(EXACT([$'Plan base'.$D246];1);IF(EXACT([$'Plan base'.$H246];&quot;&quot;);&quot;&quot;;[$'Plan base'.$H246]);&quot;&quot;)" office:value-type="string" office:string-value="Donaciones no deducibles">
            <text:p>Donaciones no deducibles</text:p>
          </table:table-cell>
          <table:table-cell table:formula="of:=IF(EXACT([$'Plan base'.$D246];1);IF(EXACT([$'Plan base'.L246];&quot;&quot;);&quot;&quot;;[$'Plan base'.L246]);&quot;&quot;)" office:value-type="string" office:string-value="Don">
            <text:p>Don</text:p>
          </table:table-cell>
          <table:table-cell table:formula="of:=IF(EXACT([$'Plan base'.$D246];1);IF(EXACT([$'Plan base'.M246];&quot;&quot;);&quot;&quot;;IF(EXACT([$'Plan base'.M246];&quot;Plan contable&quot;);CONCATENATE([$'Plan base'.M246];&quot; ClearCorp&quot;);[$'Plan base'.M246]));&quot;&quot;)" office:value-type="string" office:string-value="Gastos no deducibles">
            <text:p>Gastos no deducibles</text:p>
          </table:table-cell>
          <table:table-cell table:formula="of:=IF(EXACT([$'Plan base'.$D246];1);IF(EXACT([$'Plan base'.N246];&quot;&quot;);&quot;&quot;;[$'Plan base'.N246]);&quot;&quot;)" office:value-type="string" office:string-value="Gasto">
            <text:p>Gasto</text:p>
          </table:table-cell>
          <table:table-cell table:formula="of:=IF(EXACT([$'Plan base'.$D246];1);IF(EXACT([$'Plan base'.O246];&quot;&quot;);&quot;&quot;;[$'Plan base'.O246]);&quot;&quot;)" office:value-type="string" office:string-value="USD">
            <text:p>USD</text:p>
          </table:table-cell>
          <table:table-cell table:formula="of:=IF(EXACT([$'Plan base'.$D246];1);IF(EXACT([$'Plan base'.P246];&quot;&quot;);&quot;&quot;;[$'Plan base'.P246]);&quot;&quot;)" office:value-type="string" office:string-value="other">
            <text:p>other</text:p>
          </table:table-cell>
          <table:table-cell table:formula="of:=IF(EXACT([$'Plan base'.$D246];1);IF(EXACT([$'Plan base'.Q246];&quot;&quot;);&quot;&quot;;[$'Plan base'.Q24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7];1);IF(EXACT([$'Plan base'.$A247];&quot;&quot;);&quot;&quot;;[$'Plan base'.$A247]);&quot;&quot;)" office:value-type="string" office:string-value="6720-0000">
            <text:p>6720-0000</text:p>
          </table:table-cell>
          <table:table-cell table:formula="of:=IF(EXACT([$'Plan base'.$D247];1);IF(EXACT([$'Plan base'.$H247];&quot;&quot;);&quot;&quot;;[$'Plan base'.$H247]);&quot;&quot;)" office:value-type="string" office:string-value="Gastos de presidencia">
            <text:p>Gastos de presidencia</text:p>
          </table:table-cell>
          <table:table-cell table:formula="of:=IF(EXACT([$'Plan base'.$D247];1);IF(EXACT([$'Plan base'.L247];&quot;&quot;);&quot;&quot;;[$'Plan base'.L247]);&quot;&quot;)" office:value-type="string" office:string-value="GPres">
            <text:p>GPres</text:p>
          </table:table-cell>
          <table:table-cell table:formula="of:=IF(EXACT([$'Plan base'.$D247];1);IF(EXACT([$'Plan base'.M247];&quot;&quot;);&quot;&quot;;IF(EXACT([$'Plan base'.M247];&quot;Plan contable&quot;);CONCATENATE([$'Plan base'.M247];&quot; ClearCorp&quot;);[$'Plan base'.M247]));&quot;&quot;)" office:value-type="string" office:string-value="Gastos no deducibles">
            <text:p>Gastos no deducibles</text:p>
          </table:table-cell>
          <table:table-cell table:formula="of:=IF(EXACT([$'Plan base'.$D247];1);IF(EXACT([$'Plan base'.N247];&quot;&quot;);&quot;&quot;;[$'Plan base'.N247]);&quot;&quot;)" office:value-type="string" office:string-value="Gasto">
            <text:p>Gasto</text:p>
          </table:table-cell>
          <table:table-cell table:formula="of:=IF(EXACT([$'Plan base'.$D247];1);IF(EXACT([$'Plan base'.O247];&quot;&quot;);&quot;&quot;;[$'Plan base'.O247]);&quot;&quot;)" office:value-type="string" office:string-value="USD">
            <text:p>USD</text:p>
          </table:table-cell>
          <table:table-cell table:formula="of:=IF(EXACT([$'Plan base'.$D247];1);IF(EXACT([$'Plan base'.P247];&quot;&quot;);&quot;&quot;;[$'Plan base'.P247]);&quot;&quot;)" office:value-type="string" office:string-value="other">
            <text:p>other</text:p>
          </table:table-cell>
          <table:table-cell table:formula="of:=IF(EXACT([$'Plan base'.$D247];1);IF(EXACT([$'Plan base'.Q247];&quot;&quot;);&quot;&quot;;[$'Plan base'.Q24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8];1);IF(EXACT([$'Plan base'.$A248];&quot;&quot;);&quot;&quot;;[$'Plan base'.$A248]);&quot;&quot;)" office:value-type="string" office:string-value="6730-0000">
            <text:p>6730-0000</text:p>
          </table:table-cell>
          <table:table-cell table:formula="of:=IF(EXACT([$'Plan base'.$D248];1);IF(EXACT([$'Plan base'.$H248];&quot;&quot;);&quot;&quot;;[$'Plan base'.$H248]);&quot;&quot;)" office:value-type="string" office:string-value="Multas">
            <text:p>Multas</text:p>
          </table:table-cell>
          <table:table-cell table:formula="of:=IF(EXACT([$'Plan base'.$D248];1);IF(EXACT([$'Plan base'.L248];&quot;&quot;);&quot;&quot;;[$'Plan base'.L248]);&quot;&quot;)" office:value-type="string" office:string-value="Mul">
            <text:p>Mul</text:p>
          </table:table-cell>
          <table:table-cell table:formula="of:=IF(EXACT([$'Plan base'.$D248];1);IF(EXACT([$'Plan base'.M248];&quot;&quot;);&quot;&quot;;IF(EXACT([$'Plan base'.M248];&quot;Plan contable&quot;);CONCATENATE([$'Plan base'.M248];&quot; ClearCorp&quot;);[$'Plan base'.M248]));&quot;&quot;)" office:value-type="string" office:string-value="Gastos no deducibles">
            <text:p>Gastos no deducibles</text:p>
          </table:table-cell>
          <table:table-cell table:formula="of:=IF(EXACT([$'Plan base'.$D248];1);IF(EXACT([$'Plan base'.N248];&quot;&quot;);&quot;&quot;;[$'Plan base'.N248]);&quot;&quot;)" office:value-type="string" office:string-value="Gasto">
            <text:p>Gasto</text:p>
          </table:table-cell>
          <table:table-cell table:formula="of:=IF(EXACT([$'Plan base'.$D248];1);IF(EXACT([$'Plan base'.O248];&quot;&quot;);&quot;&quot;;[$'Plan base'.O248]);&quot;&quot;)" office:value-type="string" office:string-value="USD">
            <text:p>USD</text:p>
          </table:table-cell>
          <table:table-cell table:formula="of:=IF(EXACT([$'Plan base'.$D248];1);IF(EXACT([$'Plan base'.P248];&quot;&quot;);&quot;&quot;;[$'Plan base'.P248]);&quot;&quot;)" office:value-type="string" office:string-value="other">
            <text:p>other</text:p>
          </table:table-cell>
          <table:table-cell table:formula="of:=IF(EXACT([$'Plan base'.$D248];1);IF(EXACT([$'Plan base'.Q248];&quot;&quot;);&quot;&quot;;[$'Plan base'.Q2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D249];1);IF(EXACT([$'Plan base'.$A249];&quot;&quot;);&quot;&quot;;[$'Plan base'.$A249]);&quot;&quot;)" office:value-type="string" office:string-value="6740-0000">
            <text:p>6740-0000</text:p>
          </table:table-cell>
          <table:table-cell table:formula="of:=IF(EXACT([$'Plan base'.$D249];1);IF(EXACT([$'Plan base'.$H249];&quot;&quot;);&quot;&quot;;[$'Plan base'.$H249]);&quot;&quot;)" office:value-type="string" office:string-value="Diferencial cambiario">
            <text:p>Diferencial cambiario</text:p>
          </table:table-cell>
          <table:table-cell table:formula="of:=IF(EXACT([$'Plan base'.$D249];1);IF(EXACT([$'Plan base'.L249];&quot;&quot;);&quot;&quot;;[$'Plan base'.L249]);&quot;&quot;)" office:value-type="string" office:string-value="Dif.Cam">
            <text:p>Dif.Cam</text:p>
          </table:table-cell>
          <table:table-cell table:formula="of:=IF(EXACT([$'Plan base'.$D249];1);IF(EXACT([$'Plan base'.M249];&quot;&quot;);&quot;&quot;;IF(EXACT([$'Plan base'.M249];&quot;Plan contable&quot;);CONCATENATE([$'Plan base'.M249];&quot; ClearCorp&quot;);[$'Plan base'.M249]));&quot;&quot;)" office:value-type="string" office:string-value="Gastos no deducibles">
            <text:p>Gastos no deducibles</text:p>
          </table:table-cell>
          <table:table-cell table:formula="of:=IF(EXACT([$'Plan base'.$D249];1);IF(EXACT([$'Plan base'.N249];&quot;&quot;);&quot;&quot;;[$'Plan base'.N249]);&quot;&quot;)" office:value-type="string" office:string-value="Gasto">
            <text:p>Gasto</text:p>
          </table:table-cell>
          <table:table-cell table:formula="of:=IF(EXACT([$'Plan base'.$D249];1);IF(EXACT([$'Plan base'.O249];&quot;&quot;);&quot;&quot;;[$'Plan base'.O249]);&quot;&quot;)" office:value-type="string" office:string-value="USD">
            <text:p>USD</text:p>
          </table:table-cell>
          <table:table-cell table:formula="of:=IF(EXACT([$'Plan base'.$D249];1);IF(EXACT([$'Plan base'.P249];&quot;&quot;);&quot;&quot;;[$'Plan base'.P249]);&quot;&quot;)" office:value-type="string" office:string-value="other">
            <text:p>other</text:p>
          </table:table-cell>
          <table:table-cell table:formula="of:=IF(EXACT([$'Plan base'.$D249];1);IF(EXACT([$'Plan base'.Q249];&quot;&quot;);&quot;&quot;;[$'Plan base'.Q249]);&quot;&quot;)" office:value-type="string" office:string-value="False">
            <text:p>False</text:p>
          </table:table-cell>
        </table:table-row>
        <table:table-row table:style-name="ro2" table:number-rows-repeated="10484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learSoft" table:style-name="ta1" table:print="false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2">
          <table:table-cell table:formula="of:=IF(EXACT([$'Plan base'.$E2];1);IF(EXACT([$'Plan base'.$A2];&quot;&quot;);&quot;&quot;;[$'Plan base'.$A2]);&quot;&quot;)" office:value-type="string" office:string-value="0000-0000">
            <text:p>0000-0000</text:p>
          </table:table-cell>
          <table:table-cell table:formula="of:=IF(EXACT([$'Plan base'.$E2];1);IF(EXACT([$'Plan base'.$I2];&quot;&quot;);&quot;&quot;;[$'Plan base'.$I2]);&quot;&quot;)" office:value-type="string" office:string-value="Plan contable ClearSoft">
            <text:p>Plan contable ClearSoft</text:p>
          </table:table-cell>
          <table:table-cell table:formula="of:=IF(EXACT([$'Plan base'.$E2];1);IF(EXACT([$'Plan base'.L2];&quot;&quot;);&quot;&quot;;[$'Plan base'.L2]);&quot;&quot;)" office:value-type="string" office:string-value="CAT">
            <text:p>CAT</text:p>
          </table:table-cell>
          <table:table-cell table:formula="of:=IF(EXACT([$'Plan base'.$E2];1);IF(EXACT([$'Plan base'.M2];&quot;&quot;);&quot;&quot;;IF(EXACT([$'Plan base'.M2];&quot;Plan contable&quot;);CONCATENATE([$'Plan base'.M2];&quot; ClearSoft&quot;);[$'Plan base'.M2]));&quot;&quot;)">
            <text:p/>
          </table:table-cell>
          <table:table-cell table:formula="of:=IF(EXACT([$'Plan base'.$E2];1);IF(EXACT([$'Plan base'.N2];&quot;&quot;);&quot;&quot;;[$'Plan base'.N2]);&quot;&quot;)" office:value-type="string" office:string-value="Vista">
            <text:p>Vista</text:p>
          </table:table-cell>
          <table:table-cell table:formula="of:=IF(EXACT([$'Plan base'.$E2];1);IF(EXACT([$'Plan base'.O2];&quot;&quot;);&quot;&quot;;[$'Plan base'.O2]);&quot;&quot;)" office:value-type="string" office:string-value="USD">
            <text:p>USD</text:p>
          </table:table-cell>
          <table:table-cell table:formula="of:=IF(EXACT([$'Plan base'.$E2];1);IF(EXACT([$'Plan base'.P2];&quot;&quot;);&quot;&quot;;[$'Plan base'.P2]);&quot;&quot;)" office:value-type="string" office:string-value="view">
            <text:p>view</text:p>
          </table:table-cell>
          <table:table-cell table:formula="of:=IF(EXACT([$'Plan base'.$E2];1);IF(EXACT([$'Plan base'.Q2];&quot;&quot;);&quot;&quot;;[$'Plan base'.Q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3];1);IF(EXACT([$'Plan base'.$A3];&quot;&quot;);&quot;&quot;;[$'Plan base'.$A3]);&quot;&quot;)" office:value-type="string" office:string-value="1000-0000">
            <text:p>1000-0000</text:p>
          </table:table-cell>
          <table:table-cell table:formula="of:=IF(EXACT([$'Plan base'.$E3];1);IF(EXACT([$'Plan base'.$I3];&quot;&quot;);&quot;&quot;;[$'Plan base'.$I3]);&quot;&quot;)" office:value-type="string" office:string-value="Activo">
            <text:p>Activo</text:p>
          </table:table-cell>
          <table:table-cell table:formula="of:=IF(EXACT([$'Plan base'.$E3];1);IF(EXACT([$'Plan base'.L3];&quot;&quot;);&quot;&quot;;[$'Plan base'.L3]);&quot;&quot;)" office:value-type="string" office:string-value="Ac">
            <text:p>Ac</text:p>
          </table:table-cell>
          <table:table-cell table:formula="of:=IF(EXACT([$'Plan base'.$E3];1);IF(EXACT([$'Plan base'.M3];&quot;&quot;);&quot;&quot;;IF(EXACT([$'Plan base'.M3];&quot;Plan contable&quot;);CONCATENATE([$'Plan base'.M3];&quot; ClearSoft&quot;);[$'Plan base'.M3]));&quot;&quot;)" office:value-type="string" office:string-value="Plan contable ClearSoft">
            <text:p>Plan contable ClearSoft</text:p>
          </table:table-cell>
          <table:table-cell table:formula="of:=IF(EXACT([$'Plan base'.$E3];1);IF(EXACT([$'Plan base'.N3];&quot;&quot;);&quot;&quot;;[$'Plan base'.N3]);&quot;&quot;)" office:value-type="string" office:string-value="Vista">
            <text:p>Vista</text:p>
          </table:table-cell>
          <table:table-cell table:formula="of:=IF(EXACT([$'Plan base'.$E3];1);IF(EXACT([$'Plan base'.O3];&quot;&quot;);&quot;&quot;;[$'Plan base'.O3]);&quot;&quot;)" office:value-type="string" office:string-value="USD">
            <text:p>USD</text:p>
          </table:table-cell>
          <table:table-cell table:formula="of:=IF(EXACT([$'Plan base'.$E3];1);IF(EXACT([$'Plan base'.P3];&quot;&quot;);&quot;&quot;;[$'Plan base'.P3]);&quot;&quot;)" office:value-type="string" office:string-value="view">
            <text:p>view</text:p>
          </table:table-cell>
          <table:table-cell table:formula="of:=IF(EXACT([$'Plan base'.$E3];1);IF(EXACT([$'Plan base'.Q3];&quot;&quot;);&quot;&quot;;[$'Plan base'.Q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4];1);IF(EXACT([$'Plan base'.$A4];&quot;&quot;);&quot;&quot;;[$'Plan base'.$A4]);&quot;&quot;)" office:value-type="string" office:string-value="1100-0000">
            <text:p>1100-0000</text:p>
          </table:table-cell>
          <table:table-cell table:formula="of:=IF(EXACT([$'Plan base'.$E4];1);IF(EXACT([$'Plan base'.$I4];&quot;&quot;);&quot;&quot;;[$'Plan base'.$I4]);&quot;&quot;)" office:value-type="string" office:string-value="Activo circulante">
            <text:p>Activo circulante</text:p>
          </table:table-cell>
          <table:table-cell table:formula="of:=IF(EXACT([$'Plan base'.$E4];1);IF(EXACT([$'Plan base'.L4];&quot;&quot;);&quot;&quot;;[$'Plan base'.L4]);&quot;&quot;)" office:value-type="string" office:string-value="Cir">
            <text:p>Cir</text:p>
          </table:table-cell>
          <table:table-cell table:formula="of:=IF(EXACT([$'Plan base'.$E4];1);IF(EXACT([$'Plan base'.M4];&quot;&quot;);&quot;&quot;;IF(EXACT([$'Plan base'.M4];&quot;Plan contable&quot;);CONCATENATE([$'Plan base'.M4];&quot; ClearSoft&quot;);[$'Plan base'.M4]));&quot;&quot;)" office:value-type="string" office:string-value="Activo">
            <text:p>Activo</text:p>
          </table:table-cell>
          <table:table-cell table:formula="of:=IF(EXACT([$'Plan base'.$E4];1);IF(EXACT([$'Plan base'.N4];&quot;&quot;);&quot;&quot;;[$'Plan base'.N4]);&quot;&quot;)" office:value-type="string" office:string-value="Vista">
            <text:p>Vista</text:p>
          </table:table-cell>
          <table:table-cell table:formula="of:=IF(EXACT([$'Plan base'.$E4];1);IF(EXACT([$'Plan base'.O4];&quot;&quot;);&quot;&quot;;[$'Plan base'.O4]);&quot;&quot;)" office:value-type="string" office:string-value="USD">
            <text:p>USD</text:p>
          </table:table-cell>
          <table:table-cell table:formula="of:=IF(EXACT([$'Plan base'.$E4];1);IF(EXACT([$'Plan base'.P4];&quot;&quot;);&quot;&quot;;[$'Plan base'.P4]);&quot;&quot;)" office:value-type="string" office:string-value="view">
            <text:p>view</text:p>
          </table:table-cell>
          <table:table-cell table:formula="of:=IF(EXACT([$'Plan base'.$E4];1);IF(EXACT([$'Plan base'.Q4];&quot;&quot;);&quot;&quot;;[$'Plan base'.Q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43];1);IF(EXACT([$'Plan base'.$A43];&quot;&quot;);&quot;&quot;;[$'Plan base'.$A43]);&quot;&quot;)" office:value-type="string" office:string-value="1120-0000">
            <text:p>1120-0000</text:p>
          </table:table-cell>
          <table:table-cell table:formula="of:=IF(EXACT([$'Plan base'.$E43];1);IF(EXACT([$'Plan base'.$I43];&quot;&quot;);&quot;&quot;;[$'Plan base'.$I43]);&quot;&quot;)" office:value-type="string" office:string-value="Activo circulante exigible">
            <text:p>Activo circulante exigible</text:p>
          </table:table-cell>
          <table:table-cell table:formula="of:=IF(EXACT([$'Plan base'.$E43];1);IF(EXACT([$'Plan base'.L43];&quot;&quot;);&quot;&quot;;[$'Plan base'.L43]);&quot;&quot;)" office:value-type="string" office:string-value="Exi">
            <text:p>Exi</text:p>
          </table:table-cell>
          <table:table-cell table:formula="of:=IF(EXACT([$'Plan base'.$E43];1);IF(EXACT([$'Plan base'.M43];&quot;&quot;);&quot;&quot;;IF(EXACT([$'Plan base'.M43];&quot;Plan contable&quot;);CONCATENATE([$'Plan base'.M43];&quot; ClearSoft&quot;);[$'Plan base'.M43]));&quot;&quot;)" office:value-type="string" office:string-value="Activo circulante">
            <text:p>Activo circulante</text:p>
          </table:table-cell>
          <table:table-cell table:formula="of:=IF(EXACT([$'Plan base'.$E43];1);IF(EXACT([$'Plan base'.N43];&quot;&quot;);&quot;&quot;;[$'Plan base'.N43]);&quot;&quot;)" office:value-type="string" office:string-value="Vista">
            <text:p>Vista</text:p>
          </table:table-cell>
          <table:table-cell table:formula="of:=IF(EXACT([$'Plan base'.$E43];1);IF(EXACT([$'Plan base'.O43];&quot;&quot;);&quot;&quot;;[$'Plan base'.O43]);&quot;&quot;)" office:value-type="string" office:string-value="USD">
            <text:p>USD</text:p>
          </table:table-cell>
          <table:table-cell table:formula="of:=IF(EXACT([$'Plan base'.$E43];1);IF(EXACT([$'Plan base'.P43];&quot;&quot;);&quot;&quot;;[$'Plan base'.P43]);&quot;&quot;)" office:value-type="string" office:string-value="view">
            <text:p>view</text:p>
          </table:table-cell>
          <table:table-cell table:formula="of:=IF(EXACT([$'Plan base'.$E43];1);IF(EXACT([$'Plan base'.Q43];&quot;&quot;);&quot;&quot;;[$'Plan base'.Q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44];1);IF(EXACT([$'Plan base'.$A44];&quot;&quot;);&quot;&quot;;[$'Plan base'.$A44]);&quot;&quot;)" office:value-type="string" office:string-value="1121-0000">
            <text:p>1121-0000</text:p>
          </table:table-cell>
          <table:table-cell table:formula="of:=IF(EXACT([$'Plan base'.$E44];1);IF(EXACT([$'Plan base'.$I44];&quot;&quot;);&quot;&quot;;[$'Plan base'.$I44]);&quot;&quot;)" office:value-type="string" office:string-value="Cuentas por cobrar comerciales">
            <text:p>Cuentas por cobrar comerciales</text:p>
          </table:table-cell>
          <table:table-cell table:formula="of:=IF(EXACT([$'Plan base'.$E44];1);IF(EXACT([$'Plan base'.L44];&quot;&quot;);&quot;&quot;;[$'Plan base'.L44]);&quot;&quot;)" office:value-type="string" office:string-value="CxC-Com">
            <text:p>CxC-Com</text:p>
          </table:table-cell>
          <table:table-cell table:formula="of:=IF(EXACT([$'Plan base'.$E44];1);IF(EXACT([$'Plan base'.M44];&quot;&quot;);&quot;&quot;;IF(EXACT([$'Plan base'.M44];&quot;Plan contable&quot;);CONCATENATE([$'Plan base'.M44];&quot; ClearSoft&quot;);[$'Plan base'.M44]));&quot;&quot;)" office:value-type="string" office:string-value="Activo circulante exigible">
            <text:p>Activo circulante exigible</text:p>
          </table:table-cell>
          <table:table-cell table:formula="of:=IF(EXACT([$'Plan base'.$E44];1);IF(EXACT([$'Plan base'.N44];&quot;&quot;);&quot;&quot;;[$'Plan base'.N44]);&quot;&quot;)" office:value-type="string" office:string-value="Vista">
            <text:p>Vista</text:p>
          </table:table-cell>
          <table:table-cell table:formula="of:=IF(EXACT([$'Plan base'.$E44];1);IF(EXACT([$'Plan base'.O44];&quot;&quot;);&quot;&quot;;[$'Plan base'.O44]);&quot;&quot;)" office:value-type="string" office:string-value="USD">
            <text:p>USD</text:p>
          </table:table-cell>
          <table:table-cell table:formula="of:=IF(EXACT([$'Plan base'.$E44];1);IF(EXACT([$'Plan base'.P44];&quot;&quot;);&quot;&quot;;[$'Plan base'.P44]);&quot;&quot;)" office:value-type="string" office:string-value="view">
            <text:p>view</text:p>
          </table:table-cell>
          <table:table-cell table:formula="of:=IF(EXACT([$'Plan base'.$E44];1);IF(EXACT([$'Plan base'.Q44];&quot;&quot;);&quot;&quot;;[$'Plan base'.Q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45];1);IF(EXACT([$'Plan base'.$A45];&quot;&quot;);&quot;&quot;;[$'Plan base'.$A45]);&quot;&quot;)" office:value-type="string" office:string-value="1121-0100">
            <text:p>1121-0100</text:p>
          </table:table-cell>
          <table:table-cell table:formula="of:=IF(EXACT([$'Plan base'.$E45];1);IF(EXACT([$'Plan base'.$I45];&quot;&quot;);&quot;&quot;;[$'Plan base'.$I45]);&quot;&quot;)" office:value-type="string" office:string-value="Cuentas por cobrar comerciales CRC">
            <text:p>Cuentas por cobrar comerciales CRC</text:p>
          </table:table-cell>
          <table:table-cell table:formula="of:=IF(EXACT([$'Plan base'.$E45];1);IF(EXACT([$'Plan base'.L45];&quot;&quot;);&quot;&quot;;[$'Plan base'.L45]);&quot;&quot;)" office:value-type="string" office:string-value="CRC">
            <text:p>CRC</text:p>
          </table:table-cell>
          <table:table-cell table:formula="of:=IF(EXACT([$'Plan base'.$E45];1);IF(EXACT([$'Plan base'.M45];&quot;&quot;);&quot;&quot;;IF(EXACT([$'Plan base'.M45];&quot;Plan contable&quot;);CONCATENATE([$'Plan base'.M45];&quot; ClearSoft&quot;);[$'Plan base'.M45]));&quot;&quot;)" office:value-type="string" office:string-value="Cuentas por cobrar comerciales">
            <text:p>Cuentas por cobrar comerciales</text:p>
          </table:table-cell>
          <table:table-cell table:formula="of:=IF(EXACT([$'Plan base'.$E45];1);IF(EXACT([$'Plan base'.N45];&quot;&quot;);&quot;&quot;;[$'Plan base'.N45]);&quot;&quot;)" office:value-type="string" office:string-value="Cuenta por cobrar">
            <text:p>Cuenta por cobrar</text:p>
          </table:table-cell>
          <table:table-cell table:formula="of:=IF(EXACT([$'Plan base'.$E45];1);IF(EXACT([$'Plan base'.O45];&quot;&quot;);&quot;&quot;;[$'Plan base'.O45]);&quot;&quot;)" office:value-type="string" office:string-value="USD">
            <text:p>USD</text:p>
          </table:table-cell>
          <table:table-cell table:formula="of:=IF(EXACT([$'Plan base'.$E45];1);IF(EXACT([$'Plan base'.P45];&quot;&quot;);&quot;&quot;;[$'Plan base'.P45]);&quot;&quot;)" office:value-type="string" office:string-value="receivable">
            <text:p>receivable</text:p>
          </table:table-cell>
          <table:table-cell table:formula="of:=IF(EXACT([$'Plan base'.$E45];1);IF(EXACT([$'Plan base'.Q45];&quot;&quot;);&quot;&quot;;[$'Plan base'.Q4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46];1);IF(EXACT([$'Plan base'.$A46];&quot;&quot;);&quot;&quot;;[$'Plan base'.$A46]);&quot;&quot;)" office:value-type="string" office:string-value="1121-0200">
            <text:p>1121-0200</text:p>
          </table:table-cell>
          <table:table-cell table:formula="of:=IF(EXACT([$'Plan base'.$E46];1);IF(EXACT([$'Plan base'.$I46];&quot;&quot;);&quot;&quot;;[$'Plan base'.$I46]);&quot;&quot;)" office:value-type="string" office:string-value="Cuentas por cobrar comerciales USD">
            <text:p>Cuentas por cobrar comerciales USD</text:p>
          </table:table-cell>
          <table:table-cell table:formula="of:=IF(EXACT([$'Plan base'.$E46];1);IF(EXACT([$'Plan base'.L46];&quot;&quot;);&quot;&quot;;[$'Plan base'.L46]);&quot;&quot;)" office:value-type="string" office:string-value="USD">
            <text:p>USD</text:p>
          </table:table-cell>
          <table:table-cell table:formula="of:=IF(EXACT([$'Plan base'.$E46];1);IF(EXACT([$'Plan base'.M46];&quot;&quot;);&quot;&quot;;IF(EXACT([$'Plan base'.M46];&quot;Plan contable&quot;);CONCATENATE([$'Plan base'.M46];&quot; ClearSoft&quot;);[$'Plan base'.M46]));&quot;&quot;)" office:value-type="string" office:string-value="Cuentas por cobrar comerciales">
            <text:p>Cuentas por cobrar comerciales</text:p>
          </table:table-cell>
          <table:table-cell table:formula="of:=IF(EXACT([$'Plan base'.$E46];1);IF(EXACT([$'Plan base'.N46];&quot;&quot;);&quot;&quot;;[$'Plan base'.N46]);&quot;&quot;)" office:value-type="string" office:string-value="Cuenta por cobrar">
            <text:p>Cuenta por cobrar</text:p>
          </table:table-cell>
          <table:table-cell table:formula="of:=IF(EXACT([$'Plan base'.$E46];1);IF(EXACT([$'Plan base'.O46];&quot;&quot;);&quot;&quot;;[$'Plan base'.O46]);&quot;&quot;)" office:value-type="string" office:string-value="USD">
            <text:p>USD</text:p>
          </table:table-cell>
          <table:table-cell table:formula="of:=IF(EXACT([$'Plan base'.$E46];1);IF(EXACT([$'Plan base'.P46];&quot;&quot;);&quot;&quot;;[$'Plan base'.P46]);&quot;&quot;)" office:value-type="string" office:string-value="receivable">
            <text:p>receivable</text:p>
          </table:table-cell>
          <table:table-cell table:formula="of:=IF(EXACT([$'Plan base'.$E46];1);IF(EXACT([$'Plan base'.Q46];&quot;&quot;);&quot;&quot;;[$'Plan base'.Q4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48];1);IF(EXACT([$'Plan base'.$A48];&quot;&quot;);&quot;&quot;;[$'Plan base'.$A48]);&quot;&quot;)" office:value-type="string" office:string-value="1122-0000">
            <text:p>1122-0000</text:p>
          </table:table-cell>
          <table:table-cell table:formula="of:=IF(EXACT([$'Plan base'.$E48];1);IF(EXACT([$'Plan base'.$I48];&quot;&quot;);&quot;&quot;;[$'Plan base'.$I48]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E48];1);IF(EXACT([$'Plan base'.L48];&quot;&quot;);&quot;&quot;;[$'Plan base'.L48]);&quot;&quot;)" office:value-type="string" office:string-value="CxC-Rel">
            <text:p>CxC-Rel</text:p>
          </table:table-cell>
          <table:table-cell table:formula="of:=IF(EXACT([$'Plan base'.$E48];1);IF(EXACT([$'Plan base'.M48];&quot;&quot;);&quot;&quot;;IF(EXACT([$'Plan base'.M48];&quot;Plan contable&quot;);CONCATENATE([$'Plan base'.M48];&quot; ClearSoft&quot;);[$'Plan base'.M48]));&quot;&quot;)" office:value-type="string" office:string-value="Activo circulante exigible">
            <text:p>Activo circulante exigible</text:p>
          </table:table-cell>
          <table:table-cell table:formula="of:=IF(EXACT([$'Plan base'.$E48];1);IF(EXACT([$'Plan base'.N48];&quot;&quot;);&quot;&quot;;[$'Plan base'.N48]);&quot;&quot;)" office:value-type="string" office:string-value="Vista">
            <text:p>Vista</text:p>
          </table:table-cell>
          <table:table-cell table:formula="of:=IF(EXACT([$'Plan base'.$E48];1);IF(EXACT([$'Plan base'.O48];&quot;&quot;);&quot;&quot;;[$'Plan base'.O48]);&quot;&quot;)" office:value-type="string" office:string-value="USD">
            <text:p>USD</text:p>
          </table:table-cell>
          <table:table-cell table:formula="of:=IF(EXACT([$'Plan base'.$E48];1);IF(EXACT([$'Plan base'.P48];&quot;&quot;);&quot;&quot;;[$'Plan base'.P48]);&quot;&quot;)" office:value-type="string" office:string-value="view">
            <text:p>view</text:p>
          </table:table-cell>
          <table:table-cell table:formula="of:=IF(EXACT([$'Plan base'.$E48];1);IF(EXACT([$'Plan base'.Q48];&quot;&quot;);&quot;&quot;;[$'Plan base'.Q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49];1);IF(EXACT([$'Plan base'.$A49];&quot;&quot;);&quot;&quot;;[$'Plan base'.$A49]);&quot;&quot;)" office:value-type="string" office:string-value="1122-0100">
            <text:p>1122-0100</text:p>
          </table:table-cell>
          <table:table-cell table:formula="of:=IF(EXACT([$'Plan base'.$E49];1);IF(EXACT([$'Plan base'.$I49];&quot;&quot;);&quot;&quot;;[$'Plan base'.$I49]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E49];1);IF(EXACT([$'Plan base'.L49];&quot;&quot;);&quot;&quot;;[$'Plan base'.L49]);&quot;&quot;)" office:value-type="string" office:string-value="Adm">
            <text:p>Adm</text:p>
          </table:table-cell>
          <table:table-cell table:formula="of:=IF(EXACT([$'Plan base'.$E49];1);IF(EXACT([$'Plan base'.M49];&quot;&quot;);&quot;&quot;;IF(EXACT([$'Plan base'.M49];&quot;Plan contable&quot;);CONCATENATE([$'Plan base'.M49];&quot; ClearSoft&quot;);[$'Plan base'.M49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E49];1);IF(EXACT([$'Plan base'.N49];&quot;&quot;);&quot;&quot;;[$'Plan base'.N49]);&quot;&quot;)" office:value-type="string" office:string-value="Vista">
            <text:p>Vista</text:p>
          </table:table-cell>
          <table:table-cell table:formula="of:=IF(EXACT([$'Plan base'.$E49];1);IF(EXACT([$'Plan base'.O49];&quot;&quot;);&quot;&quot;;[$'Plan base'.O49]);&quot;&quot;)" office:value-type="string" office:string-value="USD">
            <text:p>USD</text:p>
          </table:table-cell>
          <table:table-cell table:formula="of:=IF(EXACT([$'Plan base'.$E49];1);IF(EXACT([$'Plan base'.P49];&quot;&quot;);&quot;&quot;;[$'Plan base'.P49]);&quot;&quot;)" office:value-type="string" office:string-value="view">
            <text:p>view</text:p>
          </table:table-cell>
          <table:table-cell table:formula="of:=IF(EXACT([$'Plan base'.$E49];1);IF(EXACT([$'Plan base'.Q49];&quot;&quot;);&quot;&quot;;[$'Plan base'.Q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50];1);IF(EXACT([$'Plan base'.$A50];&quot;&quot;);&quot;&quot;;[$'Plan base'.$A50]);&quot;&quot;)" office:value-type="string" office:string-value="1122-0101">
            <text:p>1122-0101</text:p>
          </table:table-cell>
          <table:table-cell table:formula="of:=IF(EXACT([$'Plan base'.$E50];1);IF(EXACT([$'Plan base'.$I50];&quot;&quot;);&quot;&quot;;[$'Plan base'.$I50]);&quot;&quot;)" office:value-type="string" office:string-value="Cuentas por cobrar a ClearCorp S.A.">
            <text:p>Cuentas por cobrar a ClearCorp S.A.</text:p>
          </table:table-cell>
          <table:table-cell table:formula="of:=IF(EXACT([$'Plan base'.$E50];1);IF(EXACT([$'Plan base'.L50];&quot;&quot;);&quot;&quot;;[$'Plan base'.L50]);&quot;&quot;)" office:value-type="string" office:string-value="Ccorp">
            <text:p>Ccorp</text:p>
          </table:table-cell>
          <table:table-cell table:formula="of:=IF(EXACT([$'Plan base'.$E50];1);IF(EXACT([$'Plan base'.M50];&quot;&quot;);&quot;&quot;;IF(EXACT([$'Plan base'.M50];&quot;Plan contable&quot;);CONCATENATE([$'Plan base'.M50];&quot; ClearSoft&quot;);[$'Plan base'.M50])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E50];1);IF(EXACT([$'Plan base'.N50];&quot;&quot;);&quot;&quot;;[$'Plan base'.N50]);&quot;&quot;)" office:value-type="string" office:string-value="Cuenta por cobrar">
            <text:p>Cuenta por cobrar</text:p>
          </table:table-cell>
          <table:table-cell table:formula="of:=IF(EXACT([$'Plan base'.$E50];1);IF(EXACT([$'Plan base'.O50];&quot;&quot;);&quot;&quot;;[$'Plan base'.O50]);&quot;&quot;)" office:value-type="string" office:string-value="USD">
            <text:p>USD</text:p>
          </table:table-cell>
          <table:table-cell table:formula="of:=IF(EXACT([$'Plan base'.$E50];1);IF(EXACT([$'Plan base'.P50];&quot;&quot;);&quot;&quot;;[$'Plan base'.P50]);&quot;&quot;)" office:value-type="string" office:string-value="receivable">
            <text:p>receivable</text:p>
          </table:table-cell>
          <table:table-cell table:formula="of:=IF(EXACT([$'Plan base'.$E50];1);IF(EXACT([$'Plan base'.Q50];&quot;&quot;);&quot;&quot;;[$'Plan base'.Q5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51];1);IF(EXACT([$'Plan base'.$A51];&quot;&quot;);&quot;&quot;;[$'Plan base'.$A51]);&quot;&quot;)" office:value-type="string" office:string-value="1122-0200">
            <text:p>1122-0200</text:p>
          </table:table-cell>
          <table:table-cell table:formula="of:=IF(EXACT([$'Plan base'.$E51];1);IF(EXACT([$'Plan base'.$I51];&quot;&quot;);&quot;&quot;;[$'Plan base'.$I51]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E51];1);IF(EXACT([$'Plan base'.L51];&quot;&quot;);&quot;&quot;;[$'Plan base'.L51]);&quot;&quot;)" office:value-type="string" office:string-value="Gru">
            <text:p>Gru</text:p>
          </table:table-cell>
          <table:table-cell table:formula="of:=IF(EXACT([$'Plan base'.$E51];1);IF(EXACT([$'Plan base'.M51];&quot;&quot;);&quot;&quot;;IF(EXACT([$'Plan base'.M51];&quot;Plan contable&quot;);CONCATENATE([$'Plan base'.M51];&quot; ClearSoft&quot;);[$'Plan base'.M51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E51];1);IF(EXACT([$'Plan base'.N51];&quot;&quot;);&quot;&quot;;[$'Plan base'.N51]);&quot;&quot;)" office:value-type="string" office:string-value="Vista">
            <text:p>Vista</text:p>
          </table:table-cell>
          <table:table-cell table:formula="of:=IF(EXACT([$'Plan base'.$E51];1);IF(EXACT([$'Plan base'.O51];&quot;&quot;);&quot;&quot;;[$'Plan base'.O51]);&quot;&quot;)" office:value-type="string" office:string-value="USD">
            <text:p>USD</text:p>
          </table:table-cell>
          <table:table-cell table:formula="of:=IF(EXACT([$'Plan base'.$E51];1);IF(EXACT([$'Plan base'.P51];&quot;&quot;);&quot;&quot;;[$'Plan base'.P51]);&quot;&quot;)" office:value-type="string" office:string-value="view">
            <text:p>view</text:p>
          </table:table-cell>
          <table:table-cell table:formula="of:=IF(EXACT([$'Plan base'.$E51];1);IF(EXACT([$'Plan base'.Q51];&quot;&quot;);&quot;&quot;;[$'Plan base'.Q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53];1);IF(EXACT([$'Plan base'.$A53];&quot;&quot;);&quot;&quot;;[$'Plan base'.$A53]);&quot;&quot;)" office:value-type="string" office:string-value="1122-0202">
            <text:p>1122-0202</text:p>
          </table:table-cell>
          <table:table-cell table:formula="of:=IF(EXACT([$'Plan base'.$E53];1);IF(EXACT([$'Plan base'.$I53];&quot;&quot;);&quot;&quot;;[$'Plan base'.$I53]);&quot;&quot;)" office:value-type="string" office:string-value="Cuentas por cobrar a ClearCore S.A.">
            <text:p>Cuentas por cobrar a ClearCore S.A.</text:p>
          </table:table-cell>
          <table:table-cell table:formula="of:=IF(EXACT([$'Plan base'.$E53];1);IF(EXACT([$'Plan base'.L53];&quot;&quot;);&quot;&quot;;[$'Plan base'.L53]);&quot;&quot;)" office:value-type="string" office:string-value="CCore">
            <text:p>CCore</text:p>
          </table:table-cell>
          <table:table-cell table:formula="of:=IF(EXACT([$'Plan base'.$E53];1);IF(EXACT([$'Plan base'.M53];&quot;&quot;);&quot;&quot;;IF(EXACT([$'Plan base'.M53];&quot;Plan contable&quot;);CONCATENATE([$'Plan base'.M53];&quot; ClearSoft&quot;);[$'Plan base'.M53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E53];1);IF(EXACT([$'Plan base'.N53];&quot;&quot;);&quot;&quot;;[$'Plan base'.N53]);&quot;&quot;)" office:value-type="string" office:string-value="Cuenta por cobrar">
            <text:p>Cuenta por cobrar</text:p>
          </table:table-cell>
          <table:table-cell table:formula="of:=IF(EXACT([$'Plan base'.$E53];1);IF(EXACT([$'Plan base'.O53];&quot;&quot;);&quot;&quot;;[$'Plan base'.O53]);&quot;&quot;)" office:value-type="string" office:string-value="USD">
            <text:p>USD</text:p>
          </table:table-cell>
          <table:table-cell table:formula="of:=IF(EXACT([$'Plan base'.$E53];1);IF(EXACT([$'Plan base'.P53];&quot;&quot;);&quot;&quot;;[$'Plan base'.P53]);&quot;&quot;)" office:value-type="string" office:string-value="receivable">
            <text:p>receivable</text:p>
          </table:table-cell>
          <table:table-cell table:formula="of:=IF(EXACT([$'Plan base'.$E53];1);IF(EXACT([$'Plan base'.Q53];&quot;&quot;);&quot;&quot;;[$'Plan base'.Q5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54];1);IF(EXACT([$'Plan base'.$A54];&quot;&quot;);&quot;&quot;;[$'Plan base'.$A54]);&quot;&quot;)" office:value-type="string" office:string-value="1122-0203">
            <text:p>1122-0203</text:p>
          </table:table-cell>
          <table:table-cell table:formula="of:=IF(EXACT([$'Plan base'.$E54];1);IF(EXACT([$'Plan base'.$I54];&quot;&quot;);&quot;&quot;;[$'Plan base'.$I54]);&quot;&quot;)" office:value-type="string" office:string-value="Cuentas por cobrar a ClearNet S.A.">
            <text:p>Cuentas por cobrar a ClearNet S.A.</text:p>
          </table:table-cell>
          <table:table-cell table:formula="of:=IF(EXACT([$'Plan base'.$E54];1);IF(EXACT([$'Plan base'.L54];&quot;&quot;);&quot;&quot;;[$'Plan base'.L54]);&quot;&quot;)" office:value-type="string" office:string-value="CNet">
            <text:p>CNet</text:p>
          </table:table-cell>
          <table:table-cell table:formula="of:=IF(EXACT([$'Plan base'.$E54];1);IF(EXACT([$'Plan base'.M54];&quot;&quot;);&quot;&quot;;IF(EXACT([$'Plan base'.M54];&quot;Plan contable&quot;);CONCATENATE([$'Plan base'.M54];&quot; ClearSoft&quot;);[$'Plan base'.M54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E54];1);IF(EXACT([$'Plan base'.N54];&quot;&quot;);&quot;&quot;;[$'Plan base'.N54]);&quot;&quot;)" office:value-type="string" office:string-value="Cuenta por cobrar">
            <text:p>Cuenta por cobrar</text:p>
          </table:table-cell>
          <table:table-cell table:formula="of:=IF(EXACT([$'Plan base'.$E54];1);IF(EXACT([$'Plan base'.O54];&quot;&quot;);&quot;&quot;;[$'Plan base'.O54]);&quot;&quot;)" office:value-type="string" office:string-value="USD">
            <text:p>USD</text:p>
          </table:table-cell>
          <table:table-cell table:formula="of:=IF(EXACT([$'Plan base'.$E54];1);IF(EXACT([$'Plan base'.P54];&quot;&quot;);&quot;&quot;;[$'Plan base'.P54]);&quot;&quot;)" office:value-type="string" office:string-value="receivable">
            <text:p>receivable</text:p>
          </table:table-cell>
          <table:table-cell table:formula="of:=IF(EXACT([$'Plan base'.$E54];1);IF(EXACT([$'Plan base'.Q54];&quot;&quot;);&quot;&quot;;[$'Plan base'.Q54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55];1);IF(EXACT([$'Plan base'.$A55];&quot;&quot;);&quot;&quot;;[$'Plan base'.$A55]);&quot;&quot;)" office:value-type="string" office:string-value="1123-0000">
            <text:p>1123-0000</text:p>
          </table:table-cell>
          <table:table-cell table:formula="of:=IF(EXACT([$'Plan base'.$E55];1);IF(EXACT([$'Plan base'.$I55];&quot;&quot;);&quot;&quot;;[$'Plan base'.$I55]);&quot;&quot;)" office:value-type="string" office:string-value="Cuentas por cobrar a empleados">
            <text:p>Cuentas por cobrar a empleados</text:p>
          </table:table-cell>
          <table:table-cell table:formula="of:=IF(EXACT([$'Plan base'.$E55];1);IF(EXACT([$'Plan base'.L55];&quot;&quot;);&quot;&quot;;[$'Plan base'.L55]);&quot;&quot;)" office:value-type="string" office:string-value="CxC-Emp">
            <text:p>CxC-Emp</text:p>
          </table:table-cell>
          <table:table-cell table:formula="of:=IF(EXACT([$'Plan base'.$E55];1);IF(EXACT([$'Plan base'.M55];&quot;&quot;);&quot;&quot;;IF(EXACT([$'Plan base'.M55];&quot;Plan contable&quot;);CONCATENATE([$'Plan base'.M55];&quot; ClearSoft&quot;);[$'Plan base'.M55]));&quot;&quot;)" office:value-type="string" office:string-value="Activo circulante exigible">
            <text:p>Activo circulante exigible</text:p>
          </table:table-cell>
          <table:table-cell table:formula="of:=IF(EXACT([$'Plan base'.$E55];1);IF(EXACT([$'Plan base'.N55];&quot;&quot;);&quot;&quot;;[$'Plan base'.N55]);&quot;&quot;)" office:value-type="string" office:string-value="Cuenta por cobrar">
            <text:p>Cuenta por cobrar</text:p>
          </table:table-cell>
          <table:table-cell table:formula="of:=IF(EXACT([$'Plan base'.$E55];1);IF(EXACT([$'Plan base'.O55];&quot;&quot;);&quot;&quot;;[$'Plan base'.O55]);&quot;&quot;)" office:value-type="string" office:string-value="USD">
            <text:p>USD</text:p>
          </table:table-cell>
          <table:table-cell table:formula="of:=IF(EXACT([$'Plan base'.$E55];1);IF(EXACT([$'Plan base'.P55];&quot;&quot;);&quot;&quot;;[$'Plan base'.P55]);&quot;&quot;)" office:value-type="string" office:string-value="receivable">
            <text:p>receivable</text:p>
          </table:table-cell>
          <table:table-cell table:formula="of:=IF(EXACT([$'Plan base'.$E55];1);IF(EXACT([$'Plan base'.Q55];&quot;&quot;);&quot;&quot;;[$'Plan base'.Q5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56];1);IF(EXACT([$'Plan base'.$A56];&quot;&quot;);&quot;&quot;;[$'Plan base'.$A56]);&quot;&quot;)" office:value-type="string" office:string-value="1124-0000">
            <text:p>1124-0000</text:p>
          </table:table-cell>
          <table:table-cell table:formula="of:=IF(EXACT([$'Plan base'.$E56];1);IF(EXACT([$'Plan base'.$I56];&quot;&quot;);&quot;&quot;;[$'Plan base'.$I56]);&quot;&quot;)" office:value-type="string" office:string-value="Otras cuentas por cobrar">
            <text:p>Otras cuentas por cobrar</text:p>
          </table:table-cell>
          <table:table-cell table:formula="of:=IF(EXACT([$'Plan base'.$E56];1);IF(EXACT([$'Plan base'.L56];&quot;&quot;);&quot;&quot;;[$'Plan base'.L56]);&quot;&quot;)" office:value-type="string" office:string-value="CxC-Ot">
            <text:p>CxC-Ot</text:p>
          </table:table-cell>
          <table:table-cell table:formula="of:=IF(EXACT([$'Plan base'.$E56];1);IF(EXACT([$'Plan base'.M56];&quot;&quot;);&quot;&quot;;IF(EXACT([$'Plan base'.M56];&quot;Plan contable&quot;);CONCATENATE([$'Plan base'.M56];&quot; ClearSoft&quot;);[$'Plan base'.M56]));&quot;&quot;)" office:value-type="string" office:string-value="Activo circulante exigible">
            <text:p>Activo circulante exigible</text:p>
          </table:table-cell>
          <table:table-cell table:formula="of:=IF(EXACT([$'Plan base'.$E56];1);IF(EXACT([$'Plan base'.N56];&quot;&quot;);&quot;&quot;;[$'Plan base'.N56]);&quot;&quot;)" office:value-type="string" office:string-value="Cuenta por cobrar">
            <text:p>Cuenta por cobrar</text:p>
          </table:table-cell>
          <table:table-cell table:formula="of:=IF(EXACT([$'Plan base'.$E56];1);IF(EXACT([$'Plan base'.O56];&quot;&quot;);&quot;&quot;;[$'Plan base'.O56]);&quot;&quot;)" office:value-type="string" office:string-value="USD">
            <text:p>USD</text:p>
          </table:table-cell>
          <table:table-cell table:formula="of:=IF(EXACT([$'Plan base'.$E56];1);IF(EXACT([$'Plan base'.P56];&quot;&quot;);&quot;&quot;;[$'Plan base'.P56]);&quot;&quot;)" office:value-type="string" office:string-value="receivable">
            <text:p>receivable</text:p>
          </table:table-cell>
          <table:table-cell table:formula="of:=IF(EXACT([$'Plan base'.$E56];1);IF(EXACT([$'Plan base'.Q56];&quot;&quot;);&quot;&quot;;[$'Plan base'.Q5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64];1);IF(EXACT([$'Plan base'.$A64];&quot;&quot;);&quot;&quot;;[$'Plan base'.$A64]);&quot;&quot;)" office:value-type="string" office:string-value="1200-0000">
            <text:p>1200-0000</text:p>
          </table:table-cell>
          <table:table-cell table:formula="of:=IF(EXACT([$'Plan base'.$E64];1);IF(EXACT([$'Plan base'.$I64];&quot;&quot;);&quot;&quot;;[$'Plan base'.$I64]);&quot;&quot;)" office:value-type="string" office:string-value="Activo fijo">
            <text:p>Activo fijo</text:p>
          </table:table-cell>
          <table:table-cell table:formula="of:=IF(EXACT([$'Plan base'.$E64];1);IF(EXACT([$'Plan base'.L64];&quot;&quot;);&quot;&quot;;[$'Plan base'.L64]);&quot;&quot;)" office:value-type="string" office:string-value="AF">
            <text:p>AF</text:p>
          </table:table-cell>
          <table:table-cell table:formula="of:=IF(EXACT([$'Plan base'.$E64];1);IF(EXACT([$'Plan base'.M64];&quot;&quot;);&quot;&quot;;IF(EXACT([$'Plan base'.M64];&quot;Plan contable&quot;);CONCATENATE([$'Plan base'.M64];&quot; ClearSoft&quot;);[$'Plan base'.M64]));&quot;&quot;)" office:value-type="string" office:string-value="Activo">
            <text:p>Activo</text:p>
          </table:table-cell>
          <table:table-cell table:formula="of:=IF(EXACT([$'Plan base'.$E64];1);IF(EXACT([$'Plan base'.N64];&quot;&quot;);&quot;&quot;;[$'Plan base'.N64]);&quot;&quot;)" office:value-type="string" office:string-value="Vista">
            <text:p>Vista</text:p>
          </table:table-cell>
          <table:table-cell table:formula="of:=IF(EXACT([$'Plan base'.$E64];1);IF(EXACT([$'Plan base'.O64];&quot;&quot;);&quot;&quot;;[$'Plan base'.O64]);&quot;&quot;)" office:value-type="string" office:string-value="USD">
            <text:p>USD</text:p>
          </table:table-cell>
          <table:table-cell table:formula="of:=IF(EXACT([$'Plan base'.$E64];1);IF(EXACT([$'Plan base'.P64];&quot;&quot;);&quot;&quot;;[$'Plan base'.P64]);&quot;&quot;)" office:value-type="string" office:string-value="view">
            <text:p>view</text:p>
          </table:table-cell>
          <table:table-cell table:formula="of:=IF(EXACT([$'Plan base'.$E64];1);IF(EXACT([$'Plan base'.Q64];&quot;&quot;);&quot;&quot;;[$'Plan base'.Q6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93];1);IF(EXACT([$'Plan base'.$A93];&quot;&quot;);&quot;&quot;;[$'Plan base'.$A93]);&quot;&quot;)" office:value-type="string" office:string-value="1900-0000">
            <text:p>1900-0000</text:p>
          </table:table-cell>
          <table:table-cell table:formula="of:=IF(EXACT([$'Plan base'.$E93];1);IF(EXACT([$'Plan base'.$I93];&quot;&quot;);&quot;&quot;;[$'Plan base'.$I93]);&quot;&quot;)" office:value-type="string" office:string-value="Otros activos">
            <text:p>Otros activos</text:p>
          </table:table-cell>
          <table:table-cell table:formula="of:=IF(EXACT([$'Plan base'.$E93];1);IF(EXACT([$'Plan base'.L93];&quot;&quot;);&quot;&quot;;[$'Plan base'.L93]);&quot;&quot;)" office:value-type="string" office:string-value="Ot">
            <text:p>Ot</text:p>
          </table:table-cell>
          <table:table-cell table:formula="of:=IF(EXACT([$'Plan base'.$E93];1);IF(EXACT([$'Plan base'.M93];&quot;&quot;);&quot;&quot;;IF(EXACT([$'Plan base'.M93];&quot;Plan contable&quot;);CONCATENATE([$'Plan base'.M93];&quot; ClearSoft&quot;);[$'Plan base'.M93]));&quot;&quot;)" office:value-type="string" office:string-value="Activo">
            <text:p>Activo</text:p>
          </table:table-cell>
          <table:table-cell table:formula="of:=IF(EXACT([$'Plan base'.$E93];1);IF(EXACT([$'Plan base'.N93];&quot;&quot;);&quot;&quot;;[$'Plan base'.N93]);&quot;&quot;)" office:value-type="string" office:string-value="Vista">
            <text:p>Vista</text:p>
          </table:table-cell>
          <table:table-cell table:formula="of:=IF(EXACT([$'Plan base'.$E93];1);IF(EXACT([$'Plan base'.O93];&quot;&quot;);&quot;&quot;;[$'Plan base'.O93]);&quot;&quot;)" office:value-type="string" office:string-value="USD">
            <text:p>USD</text:p>
          </table:table-cell>
          <table:table-cell table:formula="of:=IF(EXACT([$'Plan base'.$E93];1);IF(EXACT([$'Plan base'.P93];&quot;&quot;);&quot;&quot;;[$'Plan base'.P93]);&quot;&quot;)" office:value-type="string" office:string-value="view">
            <text:p>view</text:p>
          </table:table-cell>
          <table:table-cell table:formula="of:=IF(EXACT([$'Plan base'.$E93];1);IF(EXACT([$'Plan base'.Q93];&quot;&quot;);&quot;&quot;;[$'Plan base'.Q9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06];1);IF(EXACT([$'Plan base'.$A106];&quot;&quot;);&quot;&quot;;[$'Plan base'.$A106]);&quot;&quot;)" office:value-type="string" office:string-value="1930-0000">
            <text:p>1930-0000</text:p>
          </table:table-cell>
          <table:table-cell table:formula="of:=IF(EXACT([$'Plan base'.$E106];1);IF(EXACT([$'Plan base'.$I106];&quot;&quot;);&quot;&quot;;[$'Plan base'.$I106]);&quot;&quot;)" office:value-type="string" office:string-value="Adelantos sobre impuesto de renta">
            <text:p>Adelantos sobre impuesto de renta</text:p>
          </table:table-cell>
          <table:table-cell table:formula="of:=IF(EXACT([$'Plan base'.$E106];1);IF(EXACT([$'Plan base'.L106];&quot;&quot;);&quot;&quot;;[$'Plan base'.L106]);&quot;&quot;)" office:value-type="string" office:string-value="Ren">
            <text:p>Ren</text:p>
          </table:table-cell>
          <table:table-cell table:formula="of:=IF(EXACT([$'Plan base'.$E106];1);IF(EXACT([$'Plan base'.M106];&quot;&quot;);&quot;&quot;;IF(EXACT([$'Plan base'.M106];&quot;Plan contable&quot;);CONCATENATE([$'Plan base'.M106];&quot; ClearSoft&quot;);[$'Plan base'.M106]));&quot;&quot;)" office:value-type="string" office:string-value="Otros activos">
            <text:p>Otros activos</text:p>
          </table:table-cell>
          <table:table-cell table:formula="of:=IF(EXACT([$'Plan base'.$E106];1);IF(EXACT([$'Plan base'.N106];&quot;&quot;);&quot;&quot;;[$'Plan base'.N106]);&quot;&quot;)" office:value-type="string" office:string-value="Vista">
            <text:p>Vista</text:p>
          </table:table-cell>
          <table:table-cell table:formula="of:=IF(EXACT([$'Plan base'.$E106];1);IF(EXACT([$'Plan base'.O106];&quot;&quot;);&quot;&quot;;[$'Plan base'.O106]);&quot;&quot;)" office:value-type="string" office:string-value="USD">
            <text:p>USD</text:p>
          </table:table-cell>
          <table:table-cell table:formula="of:=IF(EXACT([$'Plan base'.$E106];1);IF(EXACT([$'Plan base'.P106];&quot;&quot;);&quot;&quot;;[$'Plan base'.P106]);&quot;&quot;)" office:value-type="string" office:string-value="view">
            <text:p>view</text:p>
          </table:table-cell>
          <table:table-cell table:formula="of:=IF(EXACT([$'Plan base'.$E106];1);IF(EXACT([$'Plan base'.Q106];&quot;&quot;);&quot;&quot;;[$'Plan base'.Q1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07];1);IF(EXACT([$'Plan base'.$A107];&quot;&quot;);&quot;&quot;;[$'Plan base'.$A107]);&quot;&quot;)" office:value-type="string" office:string-value="1931-0000">
            <text:p>1931-0000</text:p>
          </table:table-cell>
          <table:table-cell table:formula="of:=IF(EXACT([$'Plan base'.$E107];1);IF(EXACT([$'Plan base'.$I107];&quot;&quot;);&quot;&quot;;[$'Plan base'.$I107]);&quot;&quot;)" office:value-type="string" office:string-value="Pagos parciales trimestrales">
            <text:p>Pagos parciales trimestrales</text:p>
          </table:table-cell>
          <table:table-cell table:formula="of:=IF(EXACT([$'Plan base'.$E107];1);IF(EXACT([$'Plan base'.L107];&quot;&quot;);&quot;&quot;;[$'Plan base'.L107]);&quot;&quot;)" office:value-type="string" office:string-value="Trim">
            <text:p>Trim</text:p>
          </table:table-cell>
          <table:table-cell table:formula="of:=IF(EXACT([$'Plan base'.$E107];1);IF(EXACT([$'Plan base'.M107];&quot;&quot;);&quot;&quot;;IF(EXACT([$'Plan base'.M107];&quot;Plan contable&quot;);CONCATENATE([$'Plan base'.M107];&quot; ClearSoft&quot;);[$'Plan base'.M107]));&quot;&quot;)" office:value-type="string" office:string-value="Adelantos sobre impuesto de renta">
            <text:p>Adelantos sobre impuesto de renta</text:p>
          </table:table-cell>
          <table:table-cell table:formula="of:=IF(EXACT([$'Plan base'.$E107];1);IF(EXACT([$'Plan base'.N107];&quot;&quot;);&quot;&quot;;[$'Plan base'.N107]);&quot;&quot;)" office:value-type="string" office:string-value="Cuenta por cobrar">
            <text:p>Cuenta por cobrar</text:p>
          </table:table-cell>
          <table:table-cell table:formula="of:=IF(EXACT([$'Plan base'.$E107];1);IF(EXACT([$'Plan base'.O107];&quot;&quot;);&quot;&quot;;[$'Plan base'.O107]);&quot;&quot;)" office:value-type="string" office:string-value="USD">
            <text:p>USD</text:p>
          </table:table-cell>
          <table:table-cell table:formula="of:=IF(EXACT([$'Plan base'.$E107];1);IF(EXACT([$'Plan base'.P107];&quot;&quot;);&quot;&quot;;[$'Plan base'.P107]);&quot;&quot;)" office:value-type="string" office:string-value="receivable">
            <text:p>receivable</text:p>
          </table:table-cell>
          <table:table-cell table:formula="of:=IF(EXACT([$'Plan base'.$E107];1);IF(EXACT([$'Plan base'.Q107];&quot;&quot;);&quot;&quot;;[$'Plan base'.Q10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08];1);IF(EXACT([$'Plan base'.$A108];&quot;&quot;);&quot;&quot;;[$'Plan base'.$A108]);&quot;&quot;)" office:value-type="string" office:string-value="1932-0000">
            <text:p>1932-0000</text:p>
          </table:table-cell>
          <table:table-cell table:formula="of:=IF(EXACT([$'Plan base'.$E108];1);IF(EXACT([$'Plan base'.$I108];&quot;&quot;);&quot;&quot;;[$'Plan base'.$I108]);&quot;&quot;)" office:value-type="string" office:string-value="Retenciones sobre cobros a entidades públicas">
            <text:p>Retenciones sobre cobros a entidades públicas</text:p>
          </table:table-cell>
          <table:table-cell table:formula="of:=IF(EXACT([$'Plan base'.$E108];1);IF(EXACT([$'Plan base'.L108];&quot;&quot;);&quot;&quot;;[$'Plan base'.L108]);&quot;&quot;)" office:value-type="string" office:string-value="Pub">
            <text:p>Pub</text:p>
          </table:table-cell>
          <table:table-cell table:formula="of:=IF(EXACT([$'Plan base'.$E108];1);IF(EXACT([$'Plan base'.M108];&quot;&quot;);&quot;&quot;;IF(EXACT([$'Plan base'.M108];&quot;Plan contable&quot;);CONCATENATE([$'Plan base'.M108];&quot; ClearSoft&quot;);[$'Plan base'.M108]));&quot;&quot;)" office:value-type="string" office:string-value="Adelantos sobre impuesto de renta">
            <text:p>Adelantos sobre impuesto de renta</text:p>
          </table:table-cell>
          <table:table-cell table:formula="of:=IF(EXACT([$'Plan base'.$E108];1);IF(EXACT([$'Plan base'.N108];&quot;&quot;);&quot;&quot;;[$'Plan base'.N108]);&quot;&quot;)" office:value-type="string" office:string-value="Cuenta por cobrar">
            <text:p>Cuenta por cobrar</text:p>
          </table:table-cell>
          <table:table-cell table:formula="of:=IF(EXACT([$'Plan base'.$E108];1);IF(EXACT([$'Plan base'.O108];&quot;&quot;);&quot;&quot;;[$'Plan base'.O108]);&quot;&quot;)" office:value-type="string" office:string-value="USD">
            <text:p>USD</text:p>
          </table:table-cell>
          <table:table-cell table:formula="of:=IF(EXACT([$'Plan base'.$E108];1);IF(EXACT([$'Plan base'.P108];&quot;&quot;);&quot;&quot;;[$'Plan base'.P108]);&quot;&quot;)" office:value-type="string" office:string-value="receivable">
            <text:p>receivable</text:p>
          </table:table-cell>
          <table:table-cell table:formula="of:=IF(EXACT([$'Plan base'.$E108];1);IF(EXACT([$'Plan base'.Q108];&quot;&quot;);&quot;&quot;;[$'Plan base'.Q10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09];1);IF(EXACT([$'Plan base'.$A109];&quot;&quot;);&quot;&quot;;[$'Plan base'.$A109]);&quot;&quot;)" office:value-type="string" office:string-value="2000-0000">
            <text:p>2000-0000</text:p>
          </table:table-cell>
          <table:table-cell table:formula="of:=IF(EXACT([$'Plan base'.$E109];1);IF(EXACT([$'Plan base'.$I109];&quot;&quot;);&quot;&quot;;[$'Plan base'.$I109]);&quot;&quot;)" office:value-type="string" office:string-value="Pasivo">
            <text:p>Pasivo</text:p>
          </table:table-cell>
          <table:table-cell table:formula="of:=IF(EXACT([$'Plan base'.$E109];1);IF(EXACT([$'Plan base'.L109];&quot;&quot;);&quot;&quot;;[$'Plan base'.L109]);&quot;&quot;)" office:value-type="string" office:string-value="Pa">
            <text:p>Pa</text:p>
          </table:table-cell>
          <table:table-cell table:formula="of:=IF(EXACT([$'Plan base'.$E109];1);IF(EXACT([$'Plan base'.M109];&quot;&quot;);&quot;&quot;;IF(EXACT([$'Plan base'.M109];&quot;Plan contable&quot;);CONCATENATE([$'Plan base'.M109];&quot; ClearSoft&quot;);[$'Plan base'.M109]));&quot;&quot;)" office:value-type="string" office:string-value="Plan contable ClearSoft">
            <text:p>Plan contable ClearSoft</text:p>
          </table:table-cell>
          <table:table-cell table:formula="of:=IF(EXACT([$'Plan base'.$E109];1);IF(EXACT([$'Plan base'.N109];&quot;&quot;);&quot;&quot;;[$'Plan base'.N109]);&quot;&quot;)" office:value-type="string" office:string-value="Vista">
            <text:p>Vista</text:p>
          </table:table-cell>
          <table:table-cell table:formula="of:=IF(EXACT([$'Plan base'.$E109];1);IF(EXACT([$'Plan base'.O109];&quot;&quot;);&quot;&quot;;[$'Plan base'.O109]);&quot;&quot;)" office:value-type="string" office:string-value="USD">
            <text:p>USD</text:p>
          </table:table-cell>
          <table:table-cell table:formula="of:=IF(EXACT([$'Plan base'.$E109];1);IF(EXACT([$'Plan base'.P109];&quot;&quot;);&quot;&quot;;[$'Plan base'.P109]);&quot;&quot;)" office:value-type="string" office:string-value="view">
            <text:p>view</text:p>
          </table:table-cell>
          <table:table-cell table:formula="of:=IF(EXACT([$'Plan base'.$E109];1);IF(EXACT([$'Plan base'.Q109];&quot;&quot;);&quot;&quot;;[$'Plan base'.Q10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10];1);IF(EXACT([$'Plan base'.$A110];&quot;&quot;);&quot;&quot;;[$'Plan base'.$A110]);&quot;&quot;)" office:value-type="string" office:string-value="2100-0000">
            <text:p>2100-0000</text:p>
          </table:table-cell>
          <table:table-cell table:formula="of:=IF(EXACT([$'Plan base'.$E110];1);IF(EXACT([$'Plan base'.$I110];&quot;&quot;);&quot;&quot;;[$'Plan base'.$I110]);&quot;&quot;)" office:value-type="string" office:string-value="Pasivo circulante">
            <text:p>Pasivo circulante</text:p>
          </table:table-cell>
          <table:table-cell table:formula="of:=IF(EXACT([$'Plan base'.$E110];1);IF(EXACT([$'Plan base'.L110];&quot;&quot;);&quot;&quot;;[$'Plan base'.L110]);&quot;&quot;)" office:value-type="string" office:string-value="Cir">
            <text:p>Cir</text:p>
          </table:table-cell>
          <table:table-cell table:formula="of:=IF(EXACT([$'Plan base'.$E110];1);IF(EXACT([$'Plan base'.M110];&quot;&quot;);&quot;&quot;;IF(EXACT([$'Plan base'.M110];&quot;Plan contable&quot;);CONCATENATE([$'Plan base'.M110];&quot; ClearSoft&quot;);[$'Plan base'.M110]));&quot;&quot;)" office:value-type="string" office:string-value="Pasivo">
            <text:p>Pasivo</text:p>
          </table:table-cell>
          <table:table-cell table:formula="of:=IF(EXACT([$'Plan base'.$E110];1);IF(EXACT([$'Plan base'.N110];&quot;&quot;);&quot;&quot;;[$'Plan base'.N110]);&quot;&quot;)" office:value-type="string" office:string-value="Vista">
            <text:p>Vista</text:p>
          </table:table-cell>
          <table:table-cell table:formula="of:=IF(EXACT([$'Plan base'.$E110];1);IF(EXACT([$'Plan base'.O110];&quot;&quot;);&quot;&quot;;[$'Plan base'.O110]);&quot;&quot;)" office:value-type="string" office:string-value="USD">
            <text:p>USD</text:p>
          </table:table-cell>
          <table:table-cell table:formula="of:=IF(EXACT([$'Plan base'.$E110];1);IF(EXACT([$'Plan base'.P110];&quot;&quot;);&quot;&quot;;[$'Plan base'.P110]);&quot;&quot;)" office:value-type="string" office:string-value="view">
            <text:p>view</text:p>
          </table:table-cell>
          <table:table-cell table:formula="of:=IF(EXACT([$'Plan base'.$E110];1);IF(EXACT([$'Plan base'.Q110];&quot;&quot;);&quot;&quot;;[$'Plan base'.Q11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11];1);IF(EXACT([$'Plan base'.$A111];&quot;&quot;);&quot;&quot;;[$'Plan base'.$A111]);&quot;&quot;)" office:value-type="string" office:string-value="2110-0000">
            <text:p>2110-0000</text:p>
          </table:table-cell>
          <table:table-cell table:formula="of:=IF(EXACT([$'Plan base'.$E111];1);IF(EXACT([$'Plan base'.$I111];&quot;&quot;);&quot;&quot;;[$'Plan base'.$I111]);&quot;&quot;)" office:value-type="string" office:string-value="Cuentas por pagar">
            <text:p>Cuentas por pagar</text:p>
          </table:table-cell>
          <table:table-cell table:formula="of:=IF(EXACT([$'Plan base'.$E111];1);IF(EXACT([$'Plan base'.L111];&quot;&quot;);&quot;&quot;;[$'Plan base'.L111]);&quot;&quot;)" office:value-type="string" office:string-value="CxP">
            <text:p>CxP</text:p>
          </table:table-cell>
          <table:table-cell table:formula="of:=IF(EXACT([$'Plan base'.$E111];1);IF(EXACT([$'Plan base'.M111];&quot;&quot;);&quot;&quot;;IF(EXACT([$'Plan base'.M111];&quot;Plan contable&quot;);CONCATENATE([$'Plan base'.M111];&quot; ClearSoft&quot;);[$'Plan base'.M111]));&quot;&quot;)" office:value-type="string" office:string-value="Pasivo circulante">
            <text:p>Pasivo circulante</text:p>
          </table:table-cell>
          <table:table-cell table:formula="of:=IF(EXACT([$'Plan base'.$E111];1);IF(EXACT([$'Plan base'.N111];&quot;&quot;);&quot;&quot;;[$'Plan base'.N111]);&quot;&quot;)" office:value-type="string" office:string-value="Vista">
            <text:p>Vista</text:p>
          </table:table-cell>
          <table:table-cell table:formula="of:=IF(EXACT([$'Plan base'.$E111];1);IF(EXACT([$'Plan base'.O111];&quot;&quot;);&quot;&quot;;[$'Plan base'.O111]);&quot;&quot;)" office:value-type="string" office:string-value="USD">
            <text:p>USD</text:p>
          </table:table-cell>
          <table:table-cell table:formula="of:=IF(EXACT([$'Plan base'.$E111];1);IF(EXACT([$'Plan base'.P111];&quot;&quot;);&quot;&quot;;[$'Plan base'.P111]);&quot;&quot;)" office:value-type="string" office:string-value="view">
            <text:p>view</text:p>
          </table:table-cell>
          <table:table-cell table:formula="of:=IF(EXACT([$'Plan base'.$E111];1);IF(EXACT([$'Plan base'.Q111];&quot;&quot;);&quot;&quot;;[$'Plan base'.Q11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13];1);IF(EXACT([$'Plan base'.$A113];&quot;&quot;);&quot;&quot;;[$'Plan base'.$A113]);&quot;&quot;)" office:value-type="string" office:string-value="2112-0000">
            <text:p>2112-0000</text:p>
          </table:table-cell>
          <table:table-cell table:formula="of:=IF(EXACT([$'Plan base'.$E113];1);IF(EXACT([$'Plan base'.$I113];&quot;&quot;);&quot;&quot;;[$'Plan base'.$I113]);&quot;&quot;)" office:value-type="string" office:string-value="Cuentas por pagar a empleados">
            <text:p>Cuentas por pagar a empleados</text:p>
          </table:table-cell>
          <table:table-cell table:formula="of:=IF(EXACT([$'Plan base'.$E113];1);IF(EXACT([$'Plan base'.L113];&quot;&quot;);&quot;&quot;;[$'Plan base'.L113]);&quot;&quot;)" office:value-type="string" office:string-value="Emp">
            <text:p>Emp</text:p>
          </table:table-cell>
          <table:table-cell table:formula="of:=IF(EXACT([$'Plan base'.$E113];1);IF(EXACT([$'Plan base'.M113];&quot;&quot;);&quot;&quot;;IF(EXACT([$'Plan base'.M113];&quot;Plan contable&quot;);CONCATENATE([$'Plan base'.M113];&quot; ClearSoft&quot;);[$'Plan base'.M113]));&quot;&quot;)" office:value-type="string" office:string-value="Cuentas por pagar">
            <text:p>Cuentas por pagar</text:p>
          </table:table-cell>
          <table:table-cell table:formula="of:=IF(EXACT([$'Plan base'.$E113];1);IF(EXACT([$'Plan base'.N113];&quot;&quot;);&quot;&quot;;[$'Plan base'.N113]);&quot;&quot;)" office:value-type="string" office:string-value="Cuenta por pagar">
            <text:p>Cuenta por pagar</text:p>
          </table:table-cell>
          <table:table-cell table:formula="of:=IF(EXACT([$'Plan base'.$E113];1);IF(EXACT([$'Plan base'.O113];&quot;&quot;);&quot;&quot;;[$'Plan base'.O113]);&quot;&quot;)" office:value-type="string" office:string-value="USD">
            <text:p>USD</text:p>
          </table:table-cell>
          <table:table-cell table:formula="of:=IF(EXACT([$'Plan base'.$E113];1);IF(EXACT([$'Plan base'.P113];&quot;&quot;);&quot;&quot;;[$'Plan base'.P113]);&quot;&quot;)" office:value-type="string" office:string-value="payable">
            <text:p>payable</text:p>
          </table:table-cell>
          <table:table-cell table:formula="of:=IF(EXACT([$'Plan base'.$E113];1);IF(EXACT([$'Plan base'.Q113];&quot;&quot;);&quot;&quot;;[$'Plan base'.Q11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16];1);IF(EXACT([$'Plan base'.$A116];&quot;&quot;);&quot;&quot;;[$'Plan base'.$A116]);&quot;&quot;)" office:value-type="string" office:string-value="2114-0000">
            <text:p>2114-0000</text:p>
          </table:table-cell>
          <table:table-cell table:formula="of:=IF(EXACT([$'Plan base'.$E116];1);IF(EXACT([$'Plan base'.$I116];&quot;&quot;);&quot;&quot;;[$'Plan base'.$I116]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E116];1);IF(EXACT([$'Plan base'.L116];&quot;&quot;);&quot;&quot;;[$'Plan base'.L116]);&quot;&quot;)" office:value-type="string" office:string-value="Rel">
            <text:p>Rel</text:p>
          </table:table-cell>
          <table:table-cell table:formula="of:=IF(EXACT([$'Plan base'.$E116];1);IF(EXACT([$'Plan base'.M116];&quot;&quot;);&quot;&quot;;IF(EXACT([$'Plan base'.M116];&quot;Plan contable&quot;);CONCATENATE([$'Plan base'.M116];&quot; ClearSoft&quot;);[$'Plan base'.M116]));&quot;&quot;)" office:value-type="string" office:string-value="Cuentas por pagar">
            <text:p>Cuentas por pagar</text:p>
          </table:table-cell>
          <table:table-cell table:formula="of:=IF(EXACT([$'Plan base'.$E116];1);IF(EXACT([$'Plan base'.N116];&quot;&quot;);&quot;&quot;;[$'Plan base'.N116]);&quot;&quot;)" office:value-type="string" office:string-value="Vista">
            <text:p>Vista</text:p>
          </table:table-cell>
          <table:table-cell table:formula="of:=IF(EXACT([$'Plan base'.$E116];1);IF(EXACT([$'Plan base'.O116];&quot;&quot;);&quot;&quot;;[$'Plan base'.O116]);&quot;&quot;)" office:value-type="string" office:string-value="USD">
            <text:p>USD</text:p>
          </table:table-cell>
          <table:table-cell table:formula="of:=IF(EXACT([$'Plan base'.$E116];1);IF(EXACT([$'Plan base'.P116];&quot;&quot;);&quot;&quot;;[$'Plan base'.P116]);&quot;&quot;)" office:value-type="string" office:string-value="view">
            <text:p>view</text:p>
          </table:table-cell>
          <table:table-cell table:formula="of:=IF(EXACT([$'Plan base'.$E116];1);IF(EXACT([$'Plan base'.Q116];&quot;&quot;);&quot;&quot;;[$'Plan base'.Q11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17];1);IF(EXACT([$'Plan base'.$A117];&quot;&quot;);&quot;&quot;;[$'Plan base'.$A117]);&quot;&quot;)" office:value-type="string" office:string-value="2114-0100">
            <text:p>2114-0100</text:p>
          </table:table-cell>
          <table:table-cell table:formula="of:=IF(EXACT([$'Plan base'.$E117];1);IF(EXACT([$'Plan base'.$I117];&quot;&quot;);&quot;&quot;;[$'Plan base'.$I117]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E117];1);IF(EXACT([$'Plan base'.L117];&quot;&quot;);&quot;&quot;;[$'Plan base'.L117]);&quot;&quot;)" office:value-type="string" office:string-value="Adm">
            <text:p>Adm</text:p>
          </table:table-cell>
          <table:table-cell table:formula="of:=IF(EXACT([$'Plan base'.$E117];1);IF(EXACT([$'Plan base'.M117];&quot;&quot;);&quot;&quot;;IF(EXACT([$'Plan base'.M117];&quot;Plan contable&quot;);CONCATENATE([$'Plan base'.M117];&quot; ClearSoft&quot;);[$'Plan base'.M117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E117];1);IF(EXACT([$'Plan base'.N117];&quot;&quot;);&quot;&quot;;[$'Plan base'.N117]);&quot;&quot;)" office:value-type="string" office:string-value="Vista">
            <text:p>Vista</text:p>
          </table:table-cell>
          <table:table-cell table:formula="of:=IF(EXACT([$'Plan base'.$E117];1);IF(EXACT([$'Plan base'.O117];&quot;&quot;);&quot;&quot;;[$'Plan base'.O117]);&quot;&quot;)" office:value-type="string" office:string-value="USD">
            <text:p>USD</text:p>
          </table:table-cell>
          <table:table-cell table:formula="of:=IF(EXACT([$'Plan base'.$E117];1);IF(EXACT([$'Plan base'.P117];&quot;&quot;);&quot;&quot;;[$'Plan base'.P117]);&quot;&quot;)" office:value-type="string" office:string-value="view">
            <text:p>view</text:p>
          </table:table-cell>
          <table:table-cell table:formula="of:=IF(EXACT([$'Plan base'.$E117];1);IF(EXACT([$'Plan base'.Q117];&quot;&quot;);&quot;&quot;;[$'Plan base'.Q11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18];1);IF(EXACT([$'Plan base'.$A118];&quot;&quot;);&quot;&quot;;[$'Plan base'.$A118]);&quot;&quot;)" office:value-type="string" office:string-value="2114-0101">
            <text:p>2114-0101</text:p>
          </table:table-cell>
          <table:table-cell table:formula="of:=IF(EXACT([$'Plan base'.$E118];1);IF(EXACT([$'Plan base'.$I118];&quot;&quot;);&quot;&quot;;[$'Plan base'.$I118]);&quot;&quot;)" office:value-type="string" office:string-value="Cuentas por pagar a ClearCorp S.A.">
            <text:p>Cuentas por pagar a ClearCorp S.A.</text:p>
          </table:table-cell>
          <table:table-cell table:formula="of:=IF(EXACT([$'Plan base'.$E118];1);IF(EXACT([$'Plan base'.L118];&quot;&quot;);&quot;&quot;;[$'Plan base'.L118]);&quot;&quot;)" office:value-type="string" office:string-value="Ccorp">
            <text:p>Ccorp</text:p>
          </table:table-cell>
          <table:table-cell table:formula="of:=IF(EXACT([$'Plan base'.$E118];1);IF(EXACT([$'Plan base'.M118];&quot;&quot;);&quot;&quot;;IF(EXACT([$'Plan base'.M118];&quot;Plan contable&quot;);CONCATENATE([$'Plan base'.M118];&quot; ClearSoft&quot;);[$'Plan base'.M118])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E118];1);IF(EXACT([$'Plan base'.N118];&quot;&quot;);&quot;&quot;;[$'Plan base'.N118]);&quot;&quot;)" office:value-type="string" office:string-value="Cuenta por pagar">
            <text:p>Cuenta por pagar</text:p>
          </table:table-cell>
          <table:table-cell table:formula="of:=IF(EXACT([$'Plan base'.$E118];1);IF(EXACT([$'Plan base'.O118];&quot;&quot;);&quot;&quot;;[$'Plan base'.O118]);&quot;&quot;)" office:value-type="string" office:string-value="USD">
            <text:p>USD</text:p>
          </table:table-cell>
          <table:table-cell table:formula="of:=IF(EXACT([$'Plan base'.$E118];1);IF(EXACT([$'Plan base'.P118];&quot;&quot;);&quot;&quot;;[$'Plan base'.P118]);&quot;&quot;)" office:value-type="string" office:string-value="payable">
            <text:p>payable</text:p>
          </table:table-cell>
          <table:table-cell table:formula="of:=IF(EXACT([$'Plan base'.$E118];1);IF(EXACT([$'Plan base'.Q118];&quot;&quot;);&quot;&quot;;[$'Plan base'.Q11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19];1);IF(EXACT([$'Plan base'.$A119];&quot;&quot;);&quot;&quot;;[$'Plan base'.$A119]);&quot;&quot;)" office:value-type="string" office:string-value="2114-0200">
            <text:p>2114-0200</text:p>
          </table:table-cell>
          <table:table-cell table:formula="of:=IF(EXACT([$'Plan base'.$E119];1);IF(EXACT([$'Plan base'.$I119];&quot;&quot;);&quot;&quot;;[$'Plan base'.$I119]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E119];1);IF(EXACT([$'Plan base'.L119];&quot;&quot;);&quot;&quot;;[$'Plan base'.L119]);&quot;&quot;)" office:value-type="string" office:string-value="Gru">
            <text:p>Gru</text:p>
          </table:table-cell>
          <table:table-cell table:formula="of:=IF(EXACT([$'Plan base'.$E119];1);IF(EXACT([$'Plan base'.M119];&quot;&quot;);&quot;&quot;;IF(EXACT([$'Plan base'.M119];&quot;Plan contable&quot;);CONCATENATE([$'Plan base'.M119];&quot; ClearSoft&quot;);[$'Plan base'.M119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E119];1);IF(EXACT([$'Plan base'.N119];&quot;&quot;);&quot;&quot;;[$'Plan base'.N119]);&quot;&quot;)" office:value-type="string" office:string-value="Vista">
            <text:p>Vista</text:p>
          </table:table-cell>
          <table:table-cell table:formula="of:=IF(EXACT([$'Plan base'.$E119];1);IF(EXACT([$'Plan base'.O119];&quot;&quot;);&quot;&quot;;[$'Plan base'.O119]);&quot;&quot;)" office:value-type="string" office:string-value="USD">
            <text:p>USD</text:p>
          </table:table-cell>
          <table:table-cell table:formula="of:=IF(EXACT([$'Plan base'.$E119];1);IF(EXACT([$'Plan base'.P119];&quot;&quot;);&quot;&quot;;[$'Plan base'.P119]);&quot;&quot;)" office:value-type="string" office:string-value="view">
            <text:p>view</text:p>
          </table:table-cell>
          <table:table-cell table:formula="of:=IF(EXACT([$'Plan base'.$E119];1);IF(EXACT([$'Plan base'.Q119];&quot;&quot;);&quot;&quot;;[$'Plan base'.Q11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21];1);IF(EXACT([$'Plan base'.$A121];&quot;&quot;);&quot;&quot;;[$'Plan base'.$A121]);&quot;&quot;)" office:value-type="string" office:string-value="2114-0202">
            <text:p>2114-0202</text:p>
          </table:table-cell>
          <table:table-cell table:formula="of:=IF(EXACT([$'Plan base'.$E121];1);IF(EXACT([$'Plan base'.$I121];&quot;&quot;);&quot;&quot;;[$'Plan base'.$I121]);&quot;&quot;)" office:value-type="string" office:string-value="Cuentas por pagar a ClearCore S.A.">
            <text:p>Cuentas por pagar a ClearCore S.A.</text:p>
          </table:table-cell>
          <table:table-cell table:formula="of:=IF(EXACT([$'Plan base'.$E121];1);IF(EXACT([$'Plan base'.L121];&quot;&quot;);&quot;&quot;;[$'Plan base'.L121]);&quot;&quot;)" office:value-type="string" office:string-value="CCore">
            <text:p>CCore</text:p>
          </table:table-cell>
          <table:table-cell table:formula="of:=IF(EXACT([$'Plan base'.$E121];1);IF(EXACT([$'Plan base'.M121];&quot;&quot;);&quot;&quot;;IF(EXACT([$'Plan base'.M121];&quot;Plan contable&quot;);CONCATENATE([$'Plan base'.M121];&quot; ClearSoft&quot;);[$'Plan base'.M121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E121];1);IF(EXACT([$'Plan base'.N121];&quot;&quot;);&quot;&quot;;[$'Plan base'.N121]);&quot;&quot;)" office:value-type="string" office:string-value="Cuenta por pagar">
            <text:p>Cuenta por pagar</text:p>
          </table:table-cell>
          <table:table-cell table:formula="of:=IF(EXACT([$'Plan base'.$E121];1);IF(EXACT([$'Plan base'.O121];&quot;&quot;);&quot;&quot;;[$'Plan base'.O121]);&quot;&quot;)" office:value-type="string" office:string-value="USD">
            <text:p>USD</text:p>
          </table:table-cell>
          <table:table-cell table:formula="of:=IF(EXACT([$'Plan base'.$E121];1);IF(EXACT([$'Plan base'.P121];&quot;&quot;);&quot;&quot;;[$'Plan base'.P121]);&quot;&quot;)" office:value-type="string" office:string-value="payable">
            <text:p>payable</text:p>
          </table:table-cell>
          <table:table-cell table:formula="of:=IF(EXACT([$'Plan base'.$E121];1);IF(EXACT([$'Plan base'.Q121];&quot;&quot;);&quot;&quot;;[$'Plan base'.Q12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22];1);IF(EXACT([$'Plan base'.$A122];&quot;&quot;);&quot;&quot;;[$'Plan base'.$A122]);&quot;&quot;)" office:value-type="string" office:string-value="2114-0203">
            <text:p>2114-0203</text:p>
          </table:table-cell>
          <table:table-cell table:formula="of:=IF(EXACT([$'Plan base'.$E122];1);IF(EXACT([$'Plan base'.$I122];&quot;&quot;);&quot;&quot;;[$'Plan base'.$I122]);&quot;&quot;)" office:value-type="string" office:string-value="Cuentas por pagar a ClearNet S.A.">
            <text:p>Cuentas por pagar a ClearNet S.A.</text:p>
          </table:table-cell>
          <table:table-cell table:formula="of:=IF(EXACT([$'Plan base'.$E122];1);IF(EXACT([$'Plan base'.L122];&quot;&quot;);&quot;&quot;;[$'Plan base'.L122]);&quot;&quot;)" office:value-type="string" office:string-value="CNet">
            <text:p>CNet</text:p>
          </table:table-cell>
          <table:table-cell table:formula="of:=IF(EXACT([$'Plan base'.$E122];1);IF(EXACT([$'Plan base'.M122];&quot;&quot;);&quot;&quot;;IF(EXACT([$'Plan base'.M122];&quot;Plan contable&quot;);CONCATENATE([$'Plan base'.M122];&quot; ClearSoft&quot;);[$'Plan base'.M122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E122];1);IF(EXACT([$'Plan base'.N122];&quot;&quot;);&quot;&quot;;[$'Plan base'.N122]);&quot;&quot;)" office:value-type="string" office:string-value="Cuenta por pagar">
            <text:p>Cuenta por pagar</text:p>
          </table:table-cell>
          <table:table-cell table:formula="of:=IF(EXACT([$'Plan base'.$E122];1);IF(EXACT([$'Plan base'.O122];&quot;&quot;);&quot;&quot;;[$'Plan base'.O122]);&quot;&quot;)" office:value-type="string" office:string-value="USD">
            <text:p>USD</text:p>
          </table:table-cell>
          <table:table-cell table:formula="of:=IF(EXACT([$'Plan base'.$E122];1);IF(EXACT([$'Plan base'.P122];&quot;&quot;);&quot;&quot;;[$'Plan base'.P122]);&quot;&quot;)" office:value-type="string" office:string-value="payable">
            <text:p>payable</text:p>
          </table:table-cell>
          <table:table-cell table:formula="of:=IF(EXACT([$'Plan base'.$E122];1);IF(EXACT([$'Plan base'.Q122];&quot;&quot;);&quot;&quot;;[$'Plan base'.Q12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26];1);IF(EXACT([$'Plan base'.$A126];&quot;&quot;);&quot;&quot;;[$'Plan base'.$A126]);&quot;&quot;)" office:value-type="string" office:string-value="2116-0000">
            <text:p>2116-0000</text:p>
          </table:table-cell>
          <table:table-cell table:formula="of:=IF(EXACT([$'Plan base'.$E126];1);IF(EXACT([$'Plan base'.$I126];&quot;&quot;);&quot;&quot;;[$'Plan base'.$I126]);&quot;&quot;)" office:value-type="string" office:string-value="Impuesto de renta">
            <text:p>Impuesto de renta</text:p>
          </table:table-cell>
          <table:table-cell table:formula="of:=IF(EXACT([$'Plan base'.$E126];1);IF(EXACT([$'Plan base'.L126];&quot;&quot;);&quot;&quot;;[$'Plan base'.L126]);&quot;&quot;)" office:value-type="string" office:string-value="IR">
            <text:p>IR</text:p>
          </table:table-cell>
          <table:table-cell table:formula="of:=IF(EXACT([$'Plan base'.$E126];1);IF(EXACT([$'Plan base'.M126];&quot;&quot;);&quot;&quot;;IF(EXACT([$'Plan base'.M126];&quot;Plan contable&quot;);CONCATENATE([$'Plan base'.M126];&quot; ClearSoft&quot;);[$'Plan base'.M126]));&quot;&quot;)" office:value-type="string" office:string-value="Cuentas por pagar">
            <text:p>Cuentas por pagar</text:p>
          </table:table-cell>
          <table:table-cell table:formula="of:=IF(EXACT([$'Plan base'.$E126];1);IF(EXACT([$'Plan base'.N126];&quot;&quot;);&quot;&quot;;[$'Plan base'.N126]);&quot;&quot;)" office:value-type="string" office:string-value="Vista">
            <text:p>Vista</text:p>
          </table:table-cell>
          <table:table-cell table:formula="of:=IF(EXACT([$'Plan base'.$E126];1);IF(EXACT([$'Plan base'.O126];&quot;&quot;);&quot;&quot;;[$'Plan base'.O126]);&quot;&quot;)" office:value-type="string" office:string-value="USD">
            <text:p>USD</text:p>
          </table:table-cell>
          <table:table-cell table:formula="of:=IF(EXACT([$'Plan base'.$E126];1);IF(EXACT([$'Plan base'.P126];&quot;&quot;);&quot;&quot;;[$'Plan base'.P126]);&quot;&quot;)" office:value-type="string" office:string-value="view">
            <text:p>view</text:p>
          </table:table-cell>
          <table:table-cell table:formula="of:=IF(EXACT([$'Plan base'.$E126];1);IF(EXACT([$'Plan base'.Q126];&quot;&quot;);&quot;&quot;;[$'Plan base'.Q1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27];1);IF(EXACT([$'Plan base'.$A127];&quot;&quot;);&quot;&quot;;[$'Plan base'.$A127]);&quot;&quot;)" office:value-type="string" office:string-value="2116-0100">
            <text:p>2116-0100</text:p>
          </table:table-cell>
          <table:table-cell table:formula="of:=IF(EXACT([$'Plan base'.$E127];1);IF(EXACT([$'Plan base'.$I127];&quot;&quot;);&quot;&quot;;[$'Plan base'.$I127]);&quot;&quot;)" office:value-type="string" office:string-value="Impuesto de renta por pagar">
            <text:p>Impuesto de renta por pagar</text:p>
          </table:table-cell>
          <table:table-cell table:formula="of:=IF(EXACT([$'Plan base'.$E127];1);IF(EXACT([$'Plan base'.L127];&quot;&quot;);&quot;&quot;;[$'Plan base'.L127]);&quot;&quot;)" office:value-type="string" office:string-value="IRxP">
            <text:p>IRxP</text:p>
          </table:table-cell>
          <table:table-cell table:formula="of:=IF(EXACT([$'Plan base'.$E127];1);IF(EXACT([$'Plan base'.M127];&quot;&quot;);&quot;&quot;;IF(EXACT([$'Plan base'.M127];&quot;Plan contable&quot;);CONCATENATE([$'Plan base'.M127];&quot; ClearSoft&quot;);[$'Plan base'.M127]));&quot;&quot;)" office:value-type="string" office:string-value="Impuesto de renta">
            <text:p>Impuesto de renta</text:p>
          </table:table-cell>
          <table:table-cell table:formula="of:=IF(EXACT([$'Plan base'.$E127];1);IF(EXACT([$'Plan base'.N127];&quot;&quot;);&quot;&quot;;[$'Plan base'.N127]);&quot;&quot;)" office:value-type="string" office:string-value="Cuenta por pagar">
            <text:p>Cuenta por pagar</text:p>
          </table:table-cell>
          <table:table-cell table:formula="of:=IF(EXACT([$'Plan base'.$E127];1);IF(EXACT([$'Plan base'.O127];&quot;&quot;);&quot;&quot;;[$'Plan base'.O127]);&quot;&quot;)" office:value-type="string" office:string-value="USD">
            <text:p>USD</text:p>
          </table:table-cell>
          <table:table-cell table:formula="of:=IF(EXACT([$'Plan base'.$E127];1);IF(EXACT([$'Plan base'.P127];&quot;&quot;);&quot;&quot;;[$'Plan base'.P127]);&quot;&quot;)" office:value-type="string" office:string-value="payable">
            <text:p>payable</text:p>
          </table:table-cell>
          <table:table-cell table:formula="of:=IF(EXACT([$'Plan base'.$E127];1);IF(EXACT([$'Plan base'.Q127];&quot;&quot;);&quot;&quot;;[$'Plan base'.Q12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28];1);IF(EXACT([$'Plan base'.$A128];&quot;&quot;);&quot;&quot;;[$'Plan base'.$A128]);&quot;&quot;)" office:value-type="string" office:string-value="2116-0200">
            <text:p>2116-0200</text:p>
          </table:table-cell>
          <table:table-cell table:formula="of:=IF(EXACT([$'Plan base'.$E128];1);IF(EXACT([$'Plan base'.$I128];&quot;&quot;);&quot;&quot;;[$'Plan base'.$I128]);&quot;&quot;)" office:value-type="string" office:string-value="Adelantos de impuesto de renta">
            <text:p>Adelantos de impuesto de renta</text:p>
          </table:table-cell>
          <table:table-cell table:formula="of:=IF(EXACT([$'Plan base'.$E128];1);IF(EXACT([$'Plan base'.L128];&quot;&quot;);&quot;&quot;;[$'Plan base'.L128]);&quot;&quot;)" office:value-type="string" office:string-value="AdIR">
            <text:p>AdIR</text:p>
          </table:table-cell>
          <table:table-cell table:formula="of:=IF(EXACT([$'Plan base'.$E128];1);IF(EXACT([$'Plan base'.M128];&quot;&quot;);&quot;&quot;;IF(EXACT([$'Plan base'.M128];&quot;Plan contable&quot;);CONCATENATE([$'Plan base'.M128];&quot; ClearSoft&quot;);[$'Plan base'.M128]));&quot;&quot;)" office:value-type="string" office:string-value="Impuesto de renta">
            <text:p>Impuesto de renta</text:p>
          </table:table-cell>
          <table:table-cell table:formula="of:=IF(EXACT([$'Plan base'.$E128];1);IF(EXACT([$'Plan base'.N128];&quot;&quot;);&quot;&quot;;[$'Plan base'.N128]);&quot;&quot;)" office:value-type="string" office:string-value="Cuenta por pagar">
            <text:p>Cuenta por pagar</text:p>
          </table:table-cell>
          <table:table-cell table:formula="of:=IF(EXACT([$'Plan base'.$E128];1);IF(EXACT([$'Plan base'.O128];&quot;&quot;);&quot;&quot;;[$'Plan base'.O128]);&quot;&quot;)" office:value-type="string" office:string-value="USD">
            <text:p>USD</text:p>
          </table:table-cell>
          <table:table-cell table:formula="of:=IF(EXACT([$'Plan base'.$E128];1);IF(EXACT([$'Plan base'.P128];&quot;&quot;);&quot;&quot;;[$'Plan base'.P128]);&quot;&quot;)" office:value-type="string" office:string-value="payable">
            <text:p>payable</text:p>
          </table:table-cell>
          <table:table-cell table:formula="of:=IF(EXACT([$'Plan base'.$E128];1);IF(EXACT([$'Plan base'.Q128];&quot;&quot;);&quot;&quot;;[$'Plan base'.Q12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29];1);IF(EXACT([$'Plan base'.$A129];&quot;&quot;);&quot;&quot;;[$'Plan base'.$A129]);&quot;&quot;)" office:value-type="string" office:string-value="2116-0300">
            <text:p>2116-0300</text:p>
          </table:table-cell>
          <table:table-cell table:formula="of:=IF(EXACT([$'Plan base'.$E129];1);IF(EXACT([$'Plan base'.$I129];&quot;&quot;);&quot;&quot;;[$'Plan base'.$I129]);&quot;&quot;)" office:value-type="string" office:string-value="Retenciones de impuesto de renta">
            <text:p>Retenciones de impuesto de renta</text:p>
          </table:table-cell>
          <table:table-cell table:formula="of:=IF(EXACT([$'Plan base'.$E129];1);IF(EXACT([$'Plan base'.L129];&quot;&quot;);&quot;&quot;;[$'Plan base'.L129]);&quot;&quot;)" office:value-type="string" office:string-value="RetIR">
            <text:p>RetIR</text:p>
          </table:table-cell>
          <table:table-cell table:formula="of:=IF(EXACT([$'Plan base'.$E129];1);IF(EXACT([$'Plan base'.M129];&quot;&quot;);&quot;&quot;;IF(EXACT([$'Plan base'.M129];&quot;Plan contable&quot;);CONCATENATE([$'Plan base'.M129];&quot; ClearSoft&quot;);[$'Plan base'.M129]));&quot;&quot;)" office:value-type="string" office:string-value="Impuesto de renta">
            <text:p>Impuesto de renta</text:p>
          </table:table-cell>
          <table:table-cell table:formula="of:=IF(EXACT([$'Plan base'.$E129];1);IF(EXACT([$'Plan base'.N129];&quot;&quot;);&quot;&quot;;[$'Plan base'.N129]);&quot;&quot;)" office:value-type="string" office:string-value="Cuenta por pagar">
            <text:p>Cuenta por pagar</text:p>
          </table:table-cell>
          <table:table-cell table:formula="of:=IF(EXACT([$'Plan base'.$E129];1);IF(EXACT([$'Plan base'.O129];&quot;&quot;);&quot;&quot;;[$'Plan base'.O129]);&quot;&quot;)" office:value-type="string" office:string-value="USD">
            <text:p>USD</text:p>
          </table:table-cell>
          <table:table-cell table:formula="of:=IF(EXACT([$'Plan base'.$E129];1);IF(EXACT([$'Plan base'.P129];&quot;&quot;);&quot;&quot;;[$'Plan base'.P129]);&quot;&quot;)" office:value-type="string" office:string-value="payable">
            <text:p>payable</text:p>
          </table:table-cell>
          <table:table-cell table:formula="of:=IF(EXACT([$'Plan base'.$E129];1);IF(EXACT([$'Plan base'.Q129];&quot;&quot;);&quot;&quot;;[$'Plan base'.Q12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E130];1);IF(EXACT([$'Plan base'.$A130];&quot;&quot;);&quot;&quot;;[$'Plan base'.$A130]);&quot;&quot;)" office:value-type="string" office:string-value="3000-0000">
            <text:p>3000-0000</text:p>
          </table:table-cell>
          <table:table-cell table:formula="of:=IF(EXACT([$'Plan base'.$E130];1);IF(EXACT([$'Plan base'.$I130];&quot;&quot;);&quot;&quot;;[$'Plan base'.$I130]);&quot;&quot;)" office:value-type="string" office:string-value="Patrimonio">
            <text:p>Patrimonio</text:p>
          </table:table-cell>
          <table:table-cell table:formula="of:=IF(EXACT([$'Plan base'.$E130];1);IF(EXACT([$'Plan base'.L130];&quot;&quot;);&quot;&quot;;[$'Plan base'.L130]);&quot;&quot;)" office:value-type="string" office:string-value="Pa">
            <text:p>Pa</text:p>
          </table:table-cell>
          <table:table-cell table:formula="of:=IF(EXACT([$'Plan base'.$E130];1);IF(EXACT([$'Plan base'.M130];&quot;&quot;);&quot;&quot;;IF(EXACT([$'Plan base'.M130];&quot;Plan contable&quot;);CONCATENATE([$'Plan base'.M130];&quot; ClearSoft&quot;);[$'Plan base'.M130]));&quot;&quot;)" office:value-type="string" office:string-value="Plan contable ClearSoft">
            <text:p>Plan contable ClearSoft</text:p>
          </table:table-cell>
          <table:table-cell table:formula="of:=IF(EXACT([$'Plan base'.$E130];1);IF(EXACT([$'Plan base'.N130];&quot;&quot;);&quot;&quot;;[$'Plan base'.N130]);&quot;&quot;)" office:value-type="string" office:string-value="Vista">
            <text:p>Vista</text:p>
          </table:table-cell>
          <table:table-cell table:formula="of:=IF(EXACT([$'Plan base'.$E130];1);IF(EXACT([$'Plan base'.O130];&quot;&quot;);&quot;&quot;;[$'Plan base'.O130]);&quot;&quot;)" office:value-type="string" office:string-value="USD">
            <text:p>USD</text:p>
          </table:table-cell>
          <table:table-cell table:formula="of:=IF(EXACT([$'Plan base'.$E130];1);IF(EXACT([$'Plan base'.P130];&quot;&quot;);&quot;&quot;;[$'Plan base'.P130]);&quot;&quot;)" office:value-type="string" office:string-value="view">
            <text:p>view</text:p>
          </table:table-cell>
          <table:table-cell table:formula="of:=IF(EXACT([$'Plan base'.$E130];1);IF(EXACT([$'Plan base'.Q130];&quot;&quot;);&quot;&quot;;[$'Plan base'.Q13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1];1);IF(EXACT([$'Plan base'.$A131];&quot;&quot;);&quot;&quot;;[$'Plan base'.$A131]);&quot;&quot;)" office:value-type="string" office:string-value="3100-0000">
            <text:p>3100-0000</text:p>
          </table:table-cell>
          <table:table-cell table:formula="of:=IF(EXACT([$'Plan base'.$E131];1);IF(EXACT([$'Plan base'.$I131];&quot;&quot;);&quot;&quot;;[$'Plan base'.$I131]);&quot;&quot;)" office:value-type="string" office:string-value="Capital social">
            <text:p>Capital social</text:p>
          </table:table-cell>
          <table:table-cell table:formula="of:=IF(EXACT([$'Plan base'.$E131];1);IF(EXACT([$'Plan base'.L131];&quot;&quot;);&quot;&quot;;[$'Plan base'.L131]);&quot;&quot;)" office:value-type="string" office:string-value="CS">
            <text:p>CS</text:p>
          </table:table-cell>
          <table:table-cell table:formula="of:=IF(EXACT([$'Plan base'.$E131];1);IF(EXACT([$'Plan base'.M131];&quot;&quot;);&quot;&quot;;IF(EXACT([$'Plan base'.M131];&quot;Plan contable&quot;);CONCATENATE([$'Plan base'.M131];&quot; ClearSoft&quot;);[$'Plan base'.M131]));&quot;&quot;)" office:value-type="string" office:string-value="Patrimonio">
            <text:p>Patrimonio</text:p>
          </table:table-cell>
          <table:table-cell table:formula="of:=IF(EXACT([$'Plan base'.$E131];1);IF(EXACT([$'Plan base'.N131];&quot;&quot;);&quot;&quot;;[$'Plan base'.N131]);&quot;&quot;)" office:value-type="string" office:string-value="Vista">
            <text:p>Vista</text:p>
          </table:table-cell>
          <table:table-cell table:formula="of:=IF(EXACT([$'Plan base'.$E131];1);IF(EXACT([$'Plan base'.O131];&quot;&quot;);&quot;&quot;;[$'Plan base'.O131]);&quot;&quot;)" office:value-type="string" office:string-value="USD">
            <text:p>USD</text:p>
          </table:table-cell>
          <table:table-cell table:formula="of:=IF(EXACT([$'Plan base'.$E131];1);IF(EXACT([$'Plan base'.P131];&quot;&quot;);&quot;&quot;;[$'Plan base'.P131]);&quot;&quot;)" office:value-type="string" office:string-value="view">
            <text:p>view</text:p>
          </table:table-cell>
          <table:table-cell table:formula="of:=IF(EXACT([$'Plan base'.$E131];1);IF(EXACT([$'Plan base'.Q131];&quot;&quot;);&quot;&quot;;[$'Plan base'.Q13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5];1);IF(EXACT([$'Plan base'.$A135];&quot;&quot;);&quot;&quot;;[$'Plan base'.$A135]);&quot;&quot;)" office:value-type="string" office:string-value="3140-0000">
            <text:p>3140-0000</text:p>
          </table:table-cell>
          <table:table-cell table:formula="of:=IF(EXACT([$'Plan base'.$E135];1);IF(EXACT([$'Plan base'.$I135];&quot;&quot;);&quot;&quot;;[$'Plan base'.$I135]);&quot;&quot;)" office:value-type="string" office:string-value="ClearCorp S.A.">
            <text:p>ClearCorp S.A.</text:p>
          </table:table-cell>
          <table:table-cell table:formula="of:=IF(EXACT([$'Plan base'.$E135];1);IF(EXACT([$'Plan base'.L135];&quot;&quot;);&quot;&quot;;[$'Plan base'.L135]);&quot;&quot;)" office:value-type="string" office:string-value="Ccorp">
            <text:p>Ccorp</text:p>
          </table:table-cell>
          <table:table-cell table:formula="of:=IF(EXACT([$'Plan base'.$E135];1);IF(EXACT([$'Plan base'.M135];&quot;&quot;);&quot;&quot;;IF(EXACT([$'Plan base'.M135];&quot;Plan contable&quot;);CONCATENATE([$'Plan base'.M135];&quot; ClearSoft&quot;);[$'Plan base'.M135]));&quot;&quot;)" office:value-type="string" office:string-value="Capital social">
            <text:p>Capital social</text:p>
          </table:table-cell>
          <table:table-cell table:formula="of:=IF(EXACT([$'Plan base'.$E135];1);IF(EXACT([$'Plan base'.N135];&quot;&quot;);&quot;&quot;;[$'Plan base'.N135]);&quot;&quot;)" office:value-type="string" office:string-value="Patrimonio">
            <text:p>Patrimonio</text:p>
          </table:table-cell>
          <table:table-cell table:formula="of:=IF(EXACT([$'Plan base'.$E135];1);IF(EXACT([$'Plan base'.O135];&quot;&quot;);&quot;&quot;;[$'Plan base'.O135]);&quot;&quot;)" office:value-type="string" office:string-value="USD">
            <text:p>USD</text:p>
          </table:table-cell>
          <table:table-cell table:formula="of:=IF(EXACT([$'Plan base'.$E135];1);IF(EXACT([$'Plan base'.P135];&quot;&quot;);&quot;&quot;;[$'Plan base'.P135]);&quot;&quot;)" office:value-type="string" office:string-value="other">
            <text:p>other</text:p>
          </table:table-cell>
          <table:table-cell table:formula="of:=IF(EXACT([$'Plan base'.$E135];1);IF(EXACT([$'Plan base'.Q135];&quot;&quot;);&quot;&quot;;[$'Plan base'.Q13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6];1);IF(EXACT([$'Plan base'.$A136];&quot;&quot;);&quot;&quot;;[$'Plan base'.$A136]);&quot;&quot;)" office:value-type="string" office:string-value="3200-0000">
            <text:p>3200-0000</text:p>
          </table:table-cell>
          <table:table-cell table:formula="of:=IF(EXACT([$'Plan base'.$E136];1);IF(EXACT([$'Plan base'.$I136];&quot;&quot;);&quot;&quot;;[$'Plan base'.$I136]);&quot;&quot;)" office:value-type="string" office:string-value="Reserva legal">
            <text:p>Reserva legal</text:p>
          </table:table-cell>
          <table:table-cell table:formula="of:=IF(EXACT([$'Plan base'.$E136];1);IF(EXACT([$'Plan base'.L136];&quot;&quot;);&quot;&quot;;[$'Plan base'.L136]);&quot;&quot;)" office:value-type="string" office:string-value="RL">
            <text:p>RL</text:p>
          </table:table-cell>
          <table:table-cell table:formula="of:=IF(EXACT([$'Plan base'.$E136];1);IF(EXACT([$'Plan base'.M136];&quot;&quot;);&quot;&quot;;IF(EXACT([$'Plan base'.M136];&quot;Plan contable&quot;);CONCATENATE([$'Plan base'.M136];&quot; ClearSoft&quot;);[$'Plan base'.M136]));&quot;&quot;)" office:value-type="string" office:string-value="Patrimonio">
            <text:p>Patrimonio</text:p>
          </table:table-cell>
          <table:table-cell table:formula="of:=IF(EXACT([$'Plan base'.$E136];1);IF(EXACT([$'Plan base'.N136];&quot;&quot;);&quot;&quot;;[$'Plan base'.N136]);&quot;&quot;)" office:value-type="string" office:string-value="Patrimonio">
            <text:p>Patrimonio</text:p>
          </table:table-cell>
          <table:table-cell table:formula="of:=IF(EXACT([$'Plan base'.$E136];1);IF(EXACT([$'Plan base'.O136];&quot;&quot;);&quot;&quot;;[$'Plan base'.O136]);&quot;&quot;)" office:value-type="string" office:string-value="USD">
            <text:p>USD</text:p>
          </table:table-cell>
          <table:table-cell table:formula="of:=IF(EXACT([$'Plan base'.$E136];1);IF(EXACT([$'Plan base'.P136];&quot;&quot;);&quot;&quot;;[$'Plan base'.P136]);&quot;&quot;)" office:value-type="string" office:string-value="other">
            <text:p>other</text:p>
          </table:table-cell>
          <table:table-cell table:formula="of:=IF(EXACT([$'Plan base'.$E136];1);IF(EXACT([$'Plan base'.Q136];&quot;&quot;);&quot;&quot;;[$'Plan base'.Q13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7];1);IF(EXACT([$'Plan base'.$A137];&quot;&quot;);&quot;&quot;;[$'Plan base'.$A137]);&quot;&quot;)" office:value-type="string" office:string-value="3300-0000">
            <text:p>3300-0000</text:p>
          </table:table-cell>
          <table:table-cell table:formula="of:=IF(EXACT([$'Plan base'.$E137];1);IF(EXACT([$'Plan base'.$I137];&quot;&quot;);&quot;&quot;;[$'Plan base'.$I137]);&quot;&quot;)" office:value-type="string" office:string-value="Otras reservas">
            <text:p>Otras reservas</text:p>
          </table:table-cell>
          <table:table-cell table:formula="of:=IF(EXACT([$'Plan base'.$E137];1);IF(EXACT([$'Plan base'.L137];&quot;&quot;);&quot;&quot;;[$'Plan base'.L137]);&quot;&quot;)" office:value-type="string" office:string-value="OR">
            <text:p>OR</text:p>
          </table:table-cell>
          <table:table-cell table:formula="of:=IF(EXACT([$'Plan base'.$E137];1);IF(EXACT([$'Plan base'.M137];&quot;&quot;);&quot;&quot;;IF(EXACT([$'Plan base'.M137];&quot;Plan contable&quot;);CONCATENATE([$'Plan base'.M137];&quot; ClearSoft&quot;);[$'Plan base'.M137]));&quot;&quot;)" office:value-type="string" office:string-value="Patrimonio">
            <text:p>Patrimonio</text:p>
          </table:table-cell>
          <table:table-cell table:formula="of:=IF(EXACT([$'Plan base'.$E137];1);IF(EXACT([$'Plan base'.N137];&quot;&quot;);&quot;&quot;;[$'Plan base'.N137]);&quot;&quot;)" office:value-type="string" office:string-value="Vista">
            <text:p>Vista</text:p>
          </table:table-cell>
          <table:table-cell table:formula="of:=IF(EXACT([$'Plan base'.$E137];1);IF(EXACT([$'Plan base'.O137];&quot;&quot;);&quot;&quot;;[$'Plan base'.O137]);&quot;&quot;)" office:value-type="string" office:string-value="USD">
            <text:p>USD</text:p>
          </table:table-cell>
          <table:table-cell table:formula="of:=IF(EXACT([$'Plan base'.$E137];1);IF(EXACT([$'Plan base'.P137];&quot;&quot;);&quot;&quot;;[$'Plan base'.P137]);&quot;&quot;)" office:value-type="string" office:string-value="view">
            <text:p>view</text:p>
          </table:table-cell>
          <table:table-cell table:formula="of:=IF(EXACT([$'Plan base'.$E137];1);IF(EXACT([$'Plan base'.Q137];&quot;&quot;);&quot;&quot;;[$'Plan base'.Q13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8];1);IF(EXACT([$'Plan base'.$A138];&quot;&quot;);&quot;&quot;;[$'Plan base'.$A138]);&quot;&quot;)" office:value-type="string" office:string-value="3310-0000">
            <text:p>3310-0000</text:p>
          </table:table-cell>
          <table:table-cell table:formula="of:=IF(EXACT([$'Plan base'.$E138];1);IF(EXACT([$'Plan base'.$I138];&quot;&quot;);&quot;&quot;;[$'Plan base'.$I138]);&quot;&quot;)" office:value-type="string" office:string-value="Reserva para mejoras">
            <text:p>Reserva para mejoras</text:p>
          </table:table-cell>
          <table:table-cell table:formula="of:=IF(EXACT([$'Plan base'.$E138];1);IF(EXACT([$'Plan base'.L138];&quot;&quot;);&quot;&quot;;[$'Plan base'.L138]);&quot;&quot;)" office:value-type="string" office:string-value="Mej">
            <text:p>Mej</text:p>
          </table:table-cell>
          <table:table-cell table:formula="of:=IF(EXACT([$'Plan base'.$E138];1);IF(EXACT([$'Plan base'.M138];&quot;&quot;);&quot;&quot;;IF(EXACT([$'Plan base'.M138];&quot;Plan contable&quot;);CONCATENATE([$'Plan base'.M138];&quot; ClearSoft&quot;);[$'Plan base'.M138]));&quot;&quot;)" office:value-type="string" office:string-value="Otras reservas">
            <text:p>Otras reservas</text:p>
          </table:table-cell>
          <table:table-cell table:formula="of:=IF(EXACT([$'Plan base'.$E138];1);IF(EXACT([$'Plan base'.N138];&quot;&quot;);&quot;&quot;;[$'Plan base'.N138]);&quot;&quot;)" office:value-type="string" office:string-value="Patrimonio">
            <text:p>Patrimonio</text:p>
          </table:table-cell>
          <table:table-cell table:formula="of:=IF(EXACT([$'Plan base'.$E138];1);IF(EXACT([$'Plan base'.O138];&quot;&quot;);&quot;&quot;;[$'Plan base'.O138]);&quot;&quot;)" office:value-type="string" office:string-value="USD">
            <text:p>USD</text:p>
          </table:table-cell>
          <table:table-cell table:formula="of:=IF(EXACT([$'Plan base'.$E138];1);IF(EXACT([$'Plan base'.P138];&quot;&quot;);&quot;&quot;;[$'Plan base'.P138]);&quot;&quot;)" office:value-type="string" office:string-value="other">
            <text:p>other</text:p>
          </table:table-cell>
          <table:table-cell table:formula="of:=IF(EXACT([$'Plan base'.$E138];1);IF(EXACT([$'Plan base'.Q138];&quot;&quot;);&quot;&quot;;[$'Plan base'.Q13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39];1);IF(EXACT([$'Plan base'.$A139];&quot;&quot;);&quot;&quot;;[$'Plan base'.$A139]);&quot;&quot;)" office:value-type="string" office:string-value="3320-0000">
            <text:p>3320-0000</text:p>
          </table:table-cell>
          <table:table-cell table:formula="of:=IF(EXACT([$'Plan base'.$E139];1);IF(EXACT([$'Plan base'.$I139];&quot;&quot;);&quot;&quot;;[$'Plan base'.$I139]);&quot;&quot;)" office:value-type="string" office:string-value="Reserva para proyectos">
            <text:p>Reserva para proyectos</text:p>
          </table:table-cell>
          <table:table-cell table:formula="of:=IF(EXACT([$'Plan base'.$E139];1);IF(EXACT([$'Plan base'.L139];&quot;&quot;);&quot;&quot;;[$'Plan base'.L139]);&quot;&quot;)" office:value-type="string" office:string-value="Pro">
            <text:p>Pro</text:p>
          </table:table-cell>
          <table:table-cell table:formula="of:=IF(EXACT([$'Plan base'.$E139];1);IF(EXACT([$'Plan base'.M139];&quot;&quot;);&quot;&quot;;IF(EXACT([$'Plan base'.M139];&quot;Plan contable&quot;);CONCATENATE([$'Plan base'.M139];&quot; ClearSoft&quot;);[$'Plan base'.M139]));&quot;&quot;)" office:value-type="string" office:string-value="Otras reservas">
            <text:p>Otras reservas</text:p>
          </table:table-cell>
          <table:table-cell table:formula="of:=IF(EXACT([$'Plan base'.$E139];1);IF(EXACT([$'Plan base'.N139];&quot;&quot;);&quot;&quot;;[$'Plan base'.N139]);&quot;&quot;)" office:value-type="string" office:string-value="Patrimonio">
            <text:p>Patrimonio</text:p>
          </table:table-cell>
          <table:table-cell table:formula="of:=IF(EXACT([$'Plan base'.$E139];1);IF(EXACT([$'Plan base'.O139];&quot;&quot;);&quot;&quot;;[$'Plan base'.O139]);&quot;&quot;)" office:value-type="string" office:string-value="USD">
            <text:p>USD</text:p>
          </table:table-cell>
          <table:table-cell table:formula="of:=IF(EXACT([$'Plan base'.$E139];1);IF(EXACT([$'Plan base'.P139];&quot;&quot;);&quot;&quot;;[$'Plan base'.P139]);&quot;&quot;)" office:value-type="string" office:string-value="other">
            <text:p>other</text:p>
          </table:table-cell>
          <table:table-cell table:formula="of:=IF(EXACT([$'Plan base'.$E139];1);IF(EXACT([$'Plan base'.Q139];&quot;&quot;);&quot;&quot;;[$'Plan base'.Q13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0];1);IF(EXACT([$'Plan base'.$A140];&quot;&quot;);&quot;&quot;;[$'Plan base'.$A140]);&quot;&quot;)" office:value-type="string" office:string-value="3400-0000">
            <text:p>3400-0000</text:p>
          </table:table-cell>
          <table:table-cell table:formula="of:=IF(EXACT([$'Plan base'.$E140];1);IF(EXACT([$'Plan base'.$I140];&quot;&quot;);&quot;&quot;;[$'Plan base'.$I140]);&quot;&quot;)" office:value-type="string" office:string-value="Aportes de capital">
            <text:p>Aportes de capital</text:p>
          </table:table-cell>
          <table:table-cell table:formula="of:=IF(EXACT([$'Plan base'.$E140];1);IF(EXACT([$'Plan base'.L140];&quot;&quot;);&quot;&quot;;[$'Plan base'.L140]);&quot;&quot;)" office:value-type="string" office:string-value="AC">
            <text:p>AC</text:p>
          </table:table-cell>
          <table:table-cell table:formula="of:=IF(EXACT([$'Plan base'.$E140];1);IF(EXACT([$'Plan base'.M140];&quot;&quot;);&quot;&quot;;IF(EXACT([$'Plan base'.M140];&quot;Plan contable&quot;);CONCATENATE([$'Plan base'.M140];&quot; ClearSoft&quot;);[$'Plan base'.M140]));&quot;&quot;)" office:value-type="string" office:string-value="Patrimonio">
            <text:p>Patrimonio</text:p>
          </table:table-cell>
          <table:table-cell table:formula="of:=IF(EXACT([$'Plan base'.$E140];1);IF(EXACT([$'Plan base'.N140];&quot;&quot;);&quot;&quot;;[$'Plan base'.N140]);&quot;&quot;)" office:value-type="string" office:string-value="Patrimonio">
            <text:p>Patrimonio</text:p>
          </table:table-cell>
          <table:table-cell table:formula="of:=IF(EXACT([$'Plan base'.$E140];1);IF(EXACT([$'Plan base'.O140];&quot;&quot;);&quot;&quot;;[$'Plan base'.O140]);&quot;&quot;)" office:value-type="string" office:string-value="USD">
            <text:p>USD</text:p>
          </table:table-cell>
          <table:table-cell table:formula="of:=IF(EXACT([$'Plan base'.$E140];1);IF(EXACT([$'Plan base'.P140];&quot;&quot;);&quot;&quot;;[$'Plan base'.P140]);&quot;&quot;)" office:value-type="string" office:string-value="other">
            <text:p>other</text:p>
          </table:table-cell>
          <table:table-cell table:formula="of:=IF(EXACT([$'Plan base'.$E140];1);IF(EXACT([$'Plan base'.Q140];&quot;&quot;);&quot;&quot;;[$'Plan base'.Q14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1];1);IF(EXACT([$'Plan base'.$A141];&quot;&quot;);&quot;&quot;;[$'Plan base'.$A141]);&quot;&quot;)" office:value-type="string" office:string-value="3500-0000">
            <text:p>3500-0000</text:p>
          </table:table-cell>
          <table:table-cell table:formula="of:=IF(EXACT([$'Plan base'.$E141];1);IF(EXACT([$'Plan base'.$I141];&quot;&quot;);&quot;&quot;;[$'Plan base'.$I141]);&quot;&quot;)" office:value-type="string" office:string-value="Cuentas de superávit">
            <text:p>Cuentas de superávit</text:p>
          </table:table-cell>
          <table:table-cell table:formula="of:=IF(EXACT([$'Plan base'.$E141];1);IF(EXACT([$'Plan base'.L141];&quot;&quot;);&quot;&quot;;[$'Plan base'.L141]);&quot;&quot;)" office:value-type="string" office:string-value="Sup">
            <text:p>Sup</text:p>
          </table:table-cell>
          <table:table-cell table:formula="of:=IF(EXACT([$'Plan base'.$E141];1);IF(EXACT([$'Plan base'.M141];&quot;&quot;);&quot;&quot;;IF(EXACT([$'Plan base'.M141];&quot;Plan contable&quot;);CONCATENATE([$'Plan base'.M141];&quot; ClearSoft&quot;);[$'Plan base'.M141]));&quot;&quot;)" office:value-type="string" office:string-value="Patrimonio">
            <text:p>Patrimonio</text:p>
          </table:table-cell>
          <table:table-cell table:formula="of:=IF(EXACT([$'Plan base'.$E141];1);IF(EXACT([$'Plan base'.N141];&quot;&quot;);&quot;&quot;;[$'Plan base'.N141]);&quot;&quot;)" office:value-type="string" office:string-value="Vista">
            <text:p>Vista</text:p>
          </table:table-cell>
          <table:table-cell table:formula="of:=IF(EXACT([$'Plan base'.$E141];1);IF(EXACT([$'Plan base'.O141];&quot;&quot;);&quot;&quot;;[$'Plan base'.O141]);&quot;&quot;)" office:value-type="string" office:string-value="USD">
            <text:p>USD</text:p>
          </table:table-cell>
          <table:table-cell table:formula="of:=IF(EXACT([$'Plan base'.$E141];1);IF(EXACT([$'Plan base'.P141];&quot;&quot;);&quot;&quot;;[$'Plan base'.P141]);&quot;&quot;)" office:value-type="string" office:string-value="view">
            <text:p>view</text:p>
          </table:table-cell>
          <table:table-cell table:formula="of:=IF(EXACT([$'Plan base'.$E141];1);IF(EXACT([$'Plan base'.Q141];&quot;&quot;);&quot;&quot;;[$'Plan base'.Q1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2];1);IF(EXACT([$'Plan base'.$A142];&quot;&quot;);&quot;&quot;;[$'Plan base'.$A142]);&quot;&quot;)" office:value-type="string" office:string-value="3510-0000">
            <text:p>3510-0000</text:p>
          </table:table-cell>
          <table:table-cell table:formula="of:=IF(EXACT([$'Plan base'.$E142];1);IF(EXACT([$'Plan base'.$I142];&quot;&quot;);&quot;&quot;;[$'Plan base'.$I142]);&quot;&quot;)" office:value-type="string" office:string-value="Superávit de capital">
            <text:p>Superávit de capital</text:p>
          </table:table-cell>
          <table:table-cell table:formula="of:=IF(EXACT([$'Plan base'.$E142];1);IF(EXACT([$'Plan base'.L142];&quot;&quot;);&quot;&quot;;[$'Plan base'.L142]);&quot;&quot;)" office:value-type="string" office:string-value="Cap">
            <text:p>Cap</text:p>
          </table:table-cell>
          <table:table-cell table:formula="of:=IF(EXACT([$'Plan base'.$E142];1);IF(EXACT([$'Plan base'.M142];&quot;&quot;);&quot;&quot;;IF(EXACT([$'Plan base'.M142];&quot;Plan contable&quot;);CONCATENATE([$'Plan base'.M142];&quot; ClearSoft&quot;);[$'Plan base'.M142]));&quot;&quot;)" office:value-type="string" office:string-value="Cuentas de superávit">
            <text:p>Cuentas de superávit</text:p>
          </table:table-cell>
          <table:table-cell table:formula="of:=IF(EXACT([$'Plan base'.$E142];1);IF(EXACT([$'Plan base'.N142];&quot;&quot;);&quot;&quot;;[$'Plan base'.N142]);&quot;&quot;)" office:value-type="string" office:string-value="Patrimonio">
            <text:p>Patrimonio</text:p>
          </table:table-cell>
          <table:table-cell table:formula="of:=IF(EXACT([$'Plan base'.$E142];1);IF(EXACT([$'Plan base'.O142];&quot;&quot;);&quot;&quot;;[$'Plan base'.O142]);&quot;&quot;)" office:value-type="string" office:string-value="USD">
            <text:p>USD</text:p>
          </table:table-cell>
          <table:table-cell table:formula="of:=IF(EXACT([$'Plan base'.$E142];1);IF(EXACT([$'Plan base'.P142];&quot;&quot;);&quot;&quot;;[$'Plan base'.P142]);&quot;&quot;)" office:value-type="string" office:string-value="other">
            <text:p>other</text:p>
          </table:table-cell>
          <table:table-cell table:formula="of:=IF(EXACT([$'Plan base'.$E142];1);IF(EXACT([$'Plan base'.Q142];&quot;&quot;);&quot;&quot;;[$'Plan base'.Q1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3];1);IF(EXACT([$'Plan base'.$A143];&quot;&quot;);&quot;&quot;;[$'Plan base'.$A143]);&quot;&quot;)" office:value-type="string" office:string-value="3520-0000">
            <text:p>3520-0000</text:p>
          </table:table-cell>
          <table:table-cell table:formula="of:=IF(EXACT([$'Plan base'.$E143];1);IF(EXACT([$'Plan base'.$I143];&quot;&quot;);&quot;&quot;;[$'Plan base'.$I143]);&quot;&quot;)" office:value-type="string" office:string-value="Superavit por revaluación de activos">
            <text:p>Superavit por revaluación de activos</text:p>
          </table:table-cell>
          <table:table-cell table:formula="of:=IF(EXACT([$'Plan base'.$E143];1);IF(EXACT([$'Plan base'.L143];&quot;&quot;);&quot;&quot;;[$'Plan base'.L143]);&quot;&quot;)" office:value-type="string" office:string-value="Rev">
            <text:p>Rev</text:p>
          </table:table-cell>
          <table:table-cell table:formula="of:=IF(EXACT([$'Plan base'.$E143];1);IF(EXACT([$'Plan base'.M143];&quot;&quot;);&quot;&quot;;IF(EXACT([$'Plan base'.M143];&quot;Plan contable&quot;);CONCATENATE([$'Plan base'.M143];&quot; ClearSoft&quot;);[$'Plan base'.M143]));&quot;&quot;)" office:value-type="string" office:string-value="Cuentas de superávit">
            <text:p>Cuentas de superávit</text:p>
          </table:table-cell>
          <table:table-cell table:formula="of:=IF(EXACT([$'Plan base'.$E143];1);IF(EXACT([$'Plan base'.N143];&quot;&quot;);&quot;&quot;;[$'Plan base'.N143]);&quot;&quot;)" office:value-type="string" office:string-value="Patrimonio">
            <text:p>Patrimonio</text:p>
          </table:table-cell>
          <table:table-cell table:formula="of:=IF(EXACT([$'Plan base'.$E143];1);IF(EXACT([$'Plan base'.O143];&quot;&quot;);&quot;&quot;;[$'Plan base'.O143]);&quot;&quot;)" office:value-type="string" office:string-value="USD">
            <text:p>USD</text:p>
          </table:table-cell>
          <table:table-cell table:formula="of:=IF(EXACT([$'Plan base'.$E143];1);IF(EXACT([$'Plan base'.P143];&quot;&quot;);&quot;&quot;;[$'Plan base'.P143]);&quot;&quot;)" office:value-type="string" office:string-value="other">
            <text:p>other</text:p>
          </table:table-cell>
          <table:table-cell table:formula="of:=IF(EXACT([$'Plan base'.$E143];1);IF(EXACT([$'Plan base'.Q143];&quot;&quot;);&quot;&quot;;[$'Plan base'.Q1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4];1);IF(EXACT([$'Plan base'.$A144];&quot;&quot;);&quot;&quot;;[$'Plan base'.$A144]);&quot;&quot;)" office:value-type="string" office:string-value="3530-0000">
            <text:p>3530-0000</text:p>
          </table:table-cell>
          <table:table-cell table:formula="of:=IF(EXACT([$'Plan base'.$E144];1);IF(EXACT([$'Plan base'.$I144];&quot;&quot;);&quot;&quot;;[$'Plan base'.$I144]);&quot;&quot;)" office:value-type="string" office:string-value="Superavit ganado">
            <text:p>Superavit ganado</text:p>
          </table:table-cell>
          <table:table-cell table:formula="of:=IF(EXACT([$'Plan base'.$E144];1);IF(EXACT([$'Plan base'.L144];&quot;&quot;);&quot;&quot;;[$'Plan base'.L144]);&quot;&quot;)" office:value-type="string" office:string-value="Gan">
            <text:p>Gan</text:p>
          </table:table-cell>
          <table:table-cell table:formula="of:=IF(EXACT([$'Plan base'.$E144];1);IF(EXACT([$'Plan base'.M144];&quot;&quot;);&quot;&quot;;IF(EXACT([$'Plan base'.M144];&quot;Plan contable&quot;);CONCATENATE([$'Plan base'.M144];&quot; ClearSoft&quot;);[$'Plan base'.M144]));&quot;&quot;)" office:value-type="string" office:string-value="Cuentas de superávit">
            <text:p>Cuentas de superávit</text:p>
          </table:table-cell>
          <table:table-cell table:formula="of:=IF(EXACT([$'Plan base'.$E144];1);IF(EXACT([$'Plan base'.N144];&quot;&quot;);&quot;&quot;;[$'Plan base'.N144]);&quot;&quot;)" office:value-type="string" office:string-value="Patrimonio">
            <text:p>Patrimonio</text:p>
          </table:table-cell>
          <table:table-cell table:formula="of:=IF(EXACT([$'Plan base'.$E144];1);IF(EXACT([$'Plan base'.O144];&quot;&quot;);&quot;&quot;;[$'Plan base'.O144]);&quot;&quot;)" office:value-type="string" office:string-value="USD">
            <text:p>USD</text:p>
          </table:table-cell>
          <table:table-cell table:formula="of:=IF(EXACT([$'Plan base'.$E144];1);IF(EXACT([$'Plan base'.P144];&quot;&quot;);&quot;&quot;;[$'Plan base'.P144]);&quot;&quot;)" office:value-type="string" office:string-value="other">
            <text:p>other</text:p>
          </table:table-cell>
          <table:table-cell table:formula="of:=IF(EXACT([$'Plan base'.$E144];1);IF(EXACT([$'Plan base'.Q144];&quot;&quot;);&quot;&quot;;[$'Plan base'.Q1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5];1);IF(EXACT([$'Plan base'.$A145];&quot;&quot;);&quot;&quot;;[$'Plan base'.$A145]);&quot;&quot;)" office:value-type="string" office:string-value="3600-0000">
            <text:p>3600-0000</text:p>
          </table:table-cell>
          <table:table-cell table:formula="of:=IF(EXACT([$'Plan base'.$E145];1);IF(EXACT([$'Plan base'.$I145];&quot;&quot;);&quot;&quot;;[$'Plan base'.$I145]);&quot;&quot;)" office:value-type="string" office:string-value="Utilidad o pérdida acumulada de periodos anteriores">
            <text:p>Utilidad o pérdida acumulada de periodos anteriores</text:p>
          </table:table-cell>
          <table:table-cell table:formula="of:=IF(EXACT([$'Plan base'.$E145];1);IF(EXACT([$'Plan base'.L145];&quot;&quot;);&quot;&quot;;[$'Plan base'.L145]);&quot;&quot;)" office:value-type="string" office:string-value="Ut-Ac">
            <text:p>Ut-Ac</text:p>
          </table:table-cell>
          <table:table-cell table:formula="of:=IF(EXACT([$'Plan base'.$E145];1);IF(EXACT([$'Plan base'.M145];&quot;&quot;);&quot;&quot;;IF(EXACT([$'Plan base'.M145];&quot;Plan contable&quot;);CONCATENATE([$'Plan base'.M145];&quot; ClearSoft&quot;);[$'Plan base'.M145]));&quot;&quot;)" office:value-type="string" office:string-value="Patrimonio">
            <text:p>Patrimonio</text:p>
          </table:table-cell>
          <table:table-cell table:formula="of:=IF(EXACT([$'Plan base'.$E145];1);IF(EXACT([$'Plan base'.N145];&quot;&quot;);&quot;&quot;;[$'Plan base'.N145]);&quot;&quot;)" office:value-type="string" office:string-value="Vista">
            <text:p>Vista</text:p>
          </table:table-cell>
          <table:table-cell table:formula="of:=IF(EXACT([$'Plan base'.$E145];1);IF(EXACT([$'Plan base'.O145];&quot;&quot;);&quot;&quot;;[$'Plan base'.O145]);&quot;&quot;)" office:value-type="string" office:string-value="USD">
            <text:p>USD</text:p>
          </table:table-cell>
          <table:table-cell table:formula="of:=IF(EXACT([$'Plan base'.$E145];1);IF(EXACT([$'Plan base'.P145];&quot;&quot;);&quot;&quot;;[$'Plan base'.P145]);&quot;&quot;)" office:value-type="string" office:string-value="view">
            <text:p>view</text:p>
          </table:table-cell>
          <table:table-cell table:formula="of:=IF(EXACT([$'Plan base'.$E145];1);IF(EXACT([$'Plan base'.Q145];&quot;&quot;);&quot;&quot;;[$'Plan base'.Q1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6];1);IF(EXACT([$'Plan base'.$A146];&quot;&quot;);&quot;&quot;;[$'Plan base'.$A146]);&quot;&quot;)" office:value-type="string" office:string-value="3700-0000">
            <text:p>3700-0000</text:p>
          </table:table-cell>
          <table:table-cell table:formula="of:=IF(EXACT([$'Plan base'.$E146];1);IF(EXACT([$'Plan base'.$I146];&quot;&quot;);&quot;&quot;;[$'Plan base'.$I146]);&quot;&quot;)" office:value-type="string" office:string-value="Utilidad o pérdida del período actual">
            <text:p>Utilidad o pérdida del período actual</text:p>
          </table:table-cell>
          <table:table-cell table:formula="of:=IF(EXACT([$'Plan base'.$E146];1);IF(EXACT([$'Plan base'.L146];&quot;&quot;);&quot;&quot;;[$'Plan base'.L146]);&quot;&quot;)" office:value-type="string" office:string-value="Ut-Per">
            <text:p>Ut-Per</text:p>
          </table:table-cell>
          <table:table-cell table:formula="of:=IF(EXACT([$'Plan base'.$E146];1);IF(EXACT([$'Plan base'.M146];&quot;&quot;);&quot;&quot;;IF(EXACT([$'Plan base'.M146];&quot;Plan contable&quot;);CONCATENATE([$'Plan base'.M146];&quot; ClearSoft&quot;);[$'Plan base'.M146]));&quot;&quot;)" office:value-type="string" office:string-value="Patrimonio">
            <text:p>Patrimonio</text:p>
          </table:table-cell>
          <table:table-cell table:formula="of:=IF(EXACT([$'Plan base'.$E146];1);IF(EXACT([$'Plan base'.N146];&quot;&quot;);&quot;&quot;;[$'Plan base'.N146]);&quot;&quot;)" office:value-type="string" office:string-value="Patrimonio">
            <text:p>Patrimonio</text:p>
          </table:table-cell>
          <table:table-cell table:formula="of:=IF(EXACT([$'Plan base'.$E146];1);IF(EXACT([$'Plan base'.O146];&quot;&quot;);&quot;&quot;;[$'Plan base'.O146]);&quot;&quot;)" office:value-type="string" office:string-value="USD">
            <text:p>USD</text:p>
          </table:table-cell>
          <table:table-cell table:formula="of:=IF(EXACT([$'Plan base'.$E146];1);IF(EXACT([$'Plan base'.P146];&quot;&quot;);&quot;&quot;;[$'Plan base'.P146]);&quot;&quot;)" office:value-type="string" office:string-value="other">
            <text:p>other</text:p>
          </table:table-cell>
          <table:table-cell table:formula="of:=IF(EXACT([$'Plan base'.$E146];1);IF(EXACT([$'Plan base'.Q146];&quot;&quot;);&quot;&quot;;[$'Plan base'.Q14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7];1);IF(EXACT([$'Plan base'.$A147];&quot;&quot;);&quot;&quot;;[$'Plan base'.$A147]);&quot;&quot;)" office:value-type="string" office:string-value="4000-0000">
            <text:p>4000-0000</text:p>
          </table:table-cell>
          <table:table-cell table:formula="of:=IF(EXACT([$'Plan base'.$E147];1);IF(EXACT([$'Plan base'.$I147];&quot;&quot;);&quot;&quot;;[$'Plan base'.$I147]);&quot;&quot;)" office:value-type="string" office:string-value="Ingresos">
            <text:p>Ingresos</text:p>
          </table:table-cell>
          <table:table-cell table:formula="of:=IF(EXACT([$'Plan base'.$E147];1);IF(EXACT([$'Plan base'.L147];&quot;&quot;);&quot;&quot;;[$'Plan base'.L147]);&quot;&quot;)" office:value-type="string" office:string-value="In">
            <text:p>In</text:p>
          </table:table-cell>
          <table:table-cell table:formula="of:=IF(EXACT([$'Plan base'.$E147];1);IF(EXACT([$'Plan base'.M147];&quot;&quot;);&quot;&quot;;IF(EXACT([$'Plan base'.M147];&quot;Plan contable&quot;);CONCATENATE([$'Plan base'.M147];&quot; ClearSoft&quot;);[$'Plan base'.M147]));&quot;&quot;)" office:value-type="string" office:string-value="Plan contable ClearSoft">
            <text:p>Plan contable ClearSoft</text:p>
          </table:table-cell>
          <table:table-cell table:formula="of:=IF(EXACT([$'Plan base'.$E147];1);IF(EXACT([$'Plan base'.N147];&quot;&quot;);&quot;&quot;;[$'Plan base'.N147]);&quot;&quot;)" office:value-type="string" office:string-value="Vista">
            <text:p>Vista</text:p>
          </table:table-cell>
          <table:table-cell table:formula="of:=IF(EXACT([$'Plan base'.$E147];1);IF(EXACT([$'Plan base'.O147];&quot;&quot;);&quot;&quot;;[$'Plan base'.O147]);&quot;&quot;)" office:value-type="string" office:string-value="USD">
            <text:p>USD</text:p>
          </table:table-cell>
          <table:table-cell table:formula="of:=IF(EXACT([$'Plan base'.$E147];1);IF(EXACT([$'Plan base'.P147];&quot;&quot;);&quot;&quot;;[$'Plan base'.P147]);&quot;&quot;)" office:value-type="string" office:string-value="view">
            <text:p>view</text:p>
          </table:table-cell>
          <table:table-cell table:formula="of:=IF(EXACT([$'Plan base'.$E147];1);IF(EXACT([$'Plan base'.Q147];&quot;&quot;);&quot;&quot;;[$'Plan base'.Q14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8];1);IF(EXACT([$'Plan base'.$A148];&quot;&quot;);&quot;&quot;;[$'Plan base'.$A148]);&quot;&quot;)" office:value-type="string" office:string-value="4100-0000">
            <text:p>4100-0000</text:p>
          </table:table-cell>
          <table:table-cell table:formula="of:=IF(EXACT([$'Plan base'.$E148];1);IF(EXACT([$'Plan base'.$I148];&quot;&quot;);&quot;&quot;;[$'Plan base'.$I148]);&quot;&quot;)" office:value-type="string" office:string-value="Ingresos por ventas">
            <text:p>Ingresos por ventas</text:p>
          </table:table-cell>
          <table:table-cell table:formula="of:=IF(EXACT([$'Plan base'.$E148];1);IF(EXACT([$'Plan base'.L148];&quot;&quot;);&quot;&quot;;[$'Plan base'.L148]);&quot;&quot;)" office:value-type="string" office:string-value="Ventas">
            <text:p>Ventas</text:p>
          </table:table-cell>
          <table:table-cell table:formula="of:=IF(EXACT([$'Plan base'.$E148];1);IF(EXACT([$'Plan base'.M148];&quot;&quot;);&quot;&quot;;IF(EXACT([$'Plan base'.M148];&quot;Plan contable&quot;);CONCATENATE([$'Plan base'.M148];&quot; ClearSoft&quot;);[$'Plan base'.M148]));&quot;&quot;)" office:value-type="string" office:string-value="Ingresos">
            <text:p>Ingresos</text:p>
          </table:table-cell>
          <table:table-cell table:formula="of:=IF(EXACT([$'Plan base'.$E148];1);IF(EXACT([$'Plan base'.N148];&quot;&quot;);&quot;&quot;;[$'Plan base'.N148]);&quot;&quot;)" office:value-type="string" office:string-value="Vista">
            <text:p>Vista</text:p>
          </table:table-cell>
          <table:table-cell table:formula="of:=IF(EXACT([$'Plan base'.$E148];1);IF(EXACT([$'Plan base'.O148];&quot;&quot;);&quot;&quot;;[$'Plan base'.O148]);&quot;&quot;)" office:value-type="string" office:string-value="USD">
            <text:p>USD</text:p>
          </table:table-cell>
          <table:table-cell table:formula="of:=IF(EXACT([$'Plan base'.$E148];1);IF(EXACT([$'Plan base'.P148];&quot;&quot;);&quot;&quot;;[$'Plan base'.P148]);&quot;&quot;)" office:value-type="string" office:string-value="view">
            <text:p>view</text:p>
          </table:table-cell>
          <table:table-cell table:formula="of:=IF(EXACT([$'Plan base'.$E148];1);IF(EXACT([$'Plan base'.Q148];&quot;&quot;);&quot;&quot;;[$'Plan base'.Q1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49];1);IF(EXACT([$'Plan base'.$A149];&quot;&quot;);&quot;&quot;;[$'Plan base'.$A149]);&quot;&quot;)" office:value-type="string" office:string-value="4110-0000">
            <text:p>4110-0000</text:p>
          </table:table-cell>
          <table:table-cell table:formula="of:=IF(EXACT([$'Plan base'.$E149];1);IF(EXACT([$'Plan base'.$I149];&quot;&quot;);&quot;&quot;;[$'Plan base'.$I149]);&quot;&quot;)" office:value-type="string" office:string-value="Mantenimiento y soporte">
            <text:p>Mantenimiento y soporte</text:p>
          </table:table-cell>
          <table:table-cell table:formula="of:=IF(EXACT([$'Plan base'.$E149];1);IF(EXACT([$'Plan base'.L149];&quot;&quot;);&quot;&quot;;[$'Plan base'.L149]);&quot;&quot;)" office:value-type="string" office:string-value="MyS">
            <text:p>MyS</text:p>
          </table:table-cell>
          <table:table-cell table:formula="of:=IF(EXACT([$'Plan base'.$E149];1);IF(EXACT([$'Plan base'.M149];&quot;&quot;);&quot;&quot;;IF(EXACT([$'Plan base'.M149];&quot;Plan contable&quot;);CONCATENATE([$'Plan base'.M149];&quot; ClearSoft&quot;);[$'Plan base'.M149]));&quot;&quot;)" office:value-type="string" office:string-value="Ingresos por ventas">
            <text:p>Ingresos por ventas</text:p>
          </table:table-cell>
          <table:table-cell table:formula="of:=IF(EXACT([$'Plan base'.$E149];1);IF(EXACT([$'Plan base'.N149];&quot;&quot;);&quot;&quot;;[$'Plan base'.N149]);&quot;&quot;)" office:value-type="string" office:string-value="Vista">
            <text:p>Vista</text:p>
          </table:table-cell>
          <table:table-cell table:formula="of:=IF(EXACT([$'Plan base'.$E149];1);IF(EXACT([$'Plan base'.O149];&quot;&quot;);&quot;&quot;;[$'Plan base'.O149]);&quot;&quot;)" office:value-type="string" office:string-value="USD">
            <text:p>USD</text:p>
          </table:table-cell>
          <table:table-cell table:formula="of:=IF(EXACT([$'Plan base'.$E149];1);IF(EXACT([$'Plan base'.P149];&quot;&quot;);&quot;&quot;;[$'Plan base'.P149]);&quot;&quot;)" office:value-type="string" office:string-value="view">
            <text:p>view</text:p>
          </table:table-cell>
          <table:table-cell table:formula="of:=IF(EXACT([$'Plan base'.$E149];1);IF(EXACT([$'Plan base'.Q149];&quot;&quot;);&quot;&quot;;[$'Plan base'.Q1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0];1);IF(EXACT([$'Plan base'.$A150];&quot;&quot;);&quot;&quot;;[$'Plan base'.$A150]);&quot;&quot;)" office:value-type="string" office:string-value="4111-0000">
            <text:p>4111-0000</text:p>
          </table:table-cell>
          <table:table-cell table:formula="of:=IF(EXACT([$'Plan base'.$E150];1);IF(EXACT([$'Plan base'.$I150];&quot;&quot;);&quot;&quot;;[$'Plan base'.$I150]);&quot;&quot;)" office:value-type="string" office:string-value="Contratos de mantenimiento – Montos fijos">
            <text:p>Contratos de mantenimiento – Montos fijos</text:p>
          </table:table-cell>
          <table:table-cell table:formula="of:=IF(EXACT([$'Plan base'.$E150];1);IF(EXACT([$'Plan base'.L150];&quot;&quot;);&quot;&quot;;[$'Plan base'.L150]);&quot;&quot;)" office:value-type="string" office:string-value="Fijo">
            <text:p>Fijo</text:p>
          </table:table-cell>
          <table:table-cell table:formula="of:=IF(EXACT([$'Plan base'.$E150];1);IF(EXACT([$'Plan base'.M150];&quot;&quot;);&quot;&quot;;IF(EXACT([$'Plan base'.M150];&quot;Plan contable&quot;);CONCATENATE([$'Plan base'.M150];&quot; ClearSoft&quot;);[$'Plan base'.M150]));&quot;&quot;)" office:value-type="string" office:string-value="Mantenimiento y soporte">
            <text:p>Mantenimiento y soporte</text:p>
          </table:table-cell>
          <table:table-cell table:formula="of:=IF(EXACT([$'Plan base'.$E150];1);IF(EXACT([$'Plan base'.N150];&quot;&quot;);&quot;&quot;;[$'Plan base'.N150]);&quot;&quot;)" office:value-type="string" office:string-value="Ingreso">
            <text:p>Ingreso</text:p>
          </table:table-cell>
          <table:table-cell table:formula="of:=IF(EXACT([$'Plan base'.$E150];1);IF(EXACT([$'Plan base'.O150];&quot;&quot;);&quot;&quot;;[$'Plan base'.O150]);&quot;&quot;)" office:value-type="string" office:string-value="USD">
            <text:p>USD</text:p>
          </table:table-cell>
          <table:table-cell table:formula="of:=IF(EXACT([$'Plan base'.$E150];1);IF(EXACT([$'Plan base'.P150];&quot;&quot;);&quot;&quot;;[$'Plan base'.P150]);&quot;&quot;)" office:value-type="string" office:string-value="other">
            <text:p>other</text:p>
          </table:table-cell>
          <table:table-cell table:formula="of:=IF(EXACT([$'Plan base'.$E150];1);IF(EXACT([$'Plan base'.Q150];&quot;&quot;);&quot;&quot;;[$'Plan base'.Q15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1];1);IF(EXACT([$'Plan base'.$A151];&quot;&quot;);&quot;&quot;;[$'Plan base'.$A151]);&quot;&quot;)" office:value-type="string" office:string-value="4112-0000">
            <text:p>4112-0000</text:p>
          </table:table-cell>
          <table:table-cell table:formula="of:=IF(EXACT([$'Plan base'.$E151];1);IF(EXACT([$'Plan base'.$I151];&quot;&quot;);&quot;&quot;;[$'Plan base'.$I151]);&quot;&quot;)" office:value-type="string" office:string-value="Contratos de mantenimiento – Montos adicionales">
            <text:p>Contratos de mantenimiento – Montos adicionales</text:p>
          </table:table-cell>
          <table:table-cell table:formula="of:=IF(EXACT([$'Plan base'.$E151];1);IF(EXACT([$'Plan base'.L151];&quot;&quot;);&quot;&quot;;[$'Plan base'.L151]);&quot;&quot;)" office:value-type="string" office:string-value="Adic.">
            <text:p>Adic.</text:p>
          </table:table-cell>
          <table:table-cell table:formula="of:=IF(EXACT([$'Plan base'.$E151];1);IF(EXACT([$'Plan base'.M151];&quot;&quot;);&quot;&quot;;IF(EXACT([$'Plan base'.M151];&quot;Plan contable&quot;);CONCATENATE([$'Plan base'.M151];&quot; ClearSoft&quot;);[$'Plan base'.M151]));&quot;&quot;)" office:value-type="string" office:string-value="Mantenimiento y soporte">
            <text:p>Mantenimiento y soporte</text:p>
          </table:table-cell>
          <table:table-cell table:formula="of:=IF(EXACT([$'Plan base'.$E151];1);IF(EXACT([$'Plan base'.N151];&quot;&quot;);&quot;&quot;;[$'Plan base'.N151]);&quot;&quot;)" office:value-type="string" office:string-value="Ingreso">
            <text:p>Ingreso</text:p>
          </table:table-cell>
          <table:table-cell table:formula="of:=IF(EXACT([$'Plan base'.$E151];1);IF(EXACT([$'Plan base'.O151];&quot;&quot;);&quot;&quot;;[$'Plan base'.O151]);&quot;&quot;)" office:value-type="string" office:string-value="USD">
            <text:p>USD</text:p>
          </table:table-cell>
          <table:table-cell table:formula="of:=IF(EXACT([$'Plan base'.$E151];1);IF(EXACT([$'Plan base'.P151];&quot;&quot;);&quot;&quot;;[$'Plan base'.P151]);&quot;&quot;)" office:value-type="string" office:string-value="other">
            <text:p>other</text:p>
          </table:table-cell>
          <table:table-cell table:formula="of:=IF(EXACT([$'Plan base'.$E151];1);IF(EXACT([$'Plan base'.Q151];&quot;&quot;);&quot;&quot;;[$'Plan base'.Q1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2];1);IF(EXACT([$'Plan base'.$A152];&quot;&quot;);&quot;&quot;;[$'Plan base'.$A152]);&quot;&quot;)" office:value-type="string" office:string-value="4113-0000">
            <text:p>4113-0000</text:p>
          </table:table-cell>
          <table:table-cell table:formula="of:=IF(EXACT([$'Plan base'.$E152];1);IF(EXACT([$'Plan base'.$I152];&quot;&quot;);&quot;&quot;;[$'Plan base'.$I152]);&quot;&quot;)" office:value-type="string" office:string-value="Mantenimiento y soporte único">
            <text:p>Mantenimiento y soporte único</text:p>
          </table:table-cell>
          <table:table-cell table:formula="of:=IF(EXACT([$'Plan base'.$E152];1);IF(EXACT([$'Plan base'.L152];&quot;&quot;);&quot;&quot;;[$'Plan base'.L152]);&quot;&quot;)" office:value-type="string" office:string-value="Un.">
            <text:p>Un.</text:p>
          </table:table-cell>
          <table:table-cell table:formula="of:=IF(EXACT([$'Plan base'.$E152];1);IF(EXACT([$'Plan base'.M152];&quot;&quot;);&quot;&quot;;IF(EXACT([$'Plan base'.M152];&quot;Plan contable&quot;);CONCATENATE([$'Plan base'.M152];&quot; ClearSoft&quot;);[$'Plan base'.M152]));&quot;&quot;)" office:value-type="string" office:string-value="Mantenimiento y soporte">
            <text:p>Mantenimiento y soporte</text:p>
          </table:table-cell>
          <table:table-cell table:formula="of:=IF(EXACT([$'Plan base'.$E152];1);IF(EXACT([$'Plan base'.N152];&quot;&quot;);&quot;&quot;;[$'Plan base'.N152]);&quot;&quot;)" office:value-type="string" office:string-value="Ingreso">
            <text:p>Ingreso</text:p>
          </table:table-cell>
          <table:table-cell table:formula="of:=IF(EXACT([$'Plan base'.$E152];1);IF(EXACT([$'Plan base'.O152];&quot;&quot;);&quot;&quot;;[$'Plan base'.O152]);&quot;&quot;)" office:value-type="string" office:string-value="USD">
            <text:p>USD</text:p>
          </table:table-cell>
          <table:table-cell table:formula="of:=IF(EXACT([$'Plan base'.$E152];1);IF(EXACT([$'Plan base'.P152];&quot;&quot;);&quot;&quot;;[$'Plan base'.P152]);&quot;&quot;)" office:value-type="string" office:string-value="other">
            <text:p>other</text:p>
          </table:table-cell>
          <table:table-cell table:formula="of:=IF(EXACT([$'Plan base'.$E152];1);IF(EXACT([$'Plan base'.Q152];&quot;&quot;);&quot;&quot;;[$'Plan base'.Q15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3];1);IF(EXACT([$'Plan base'.$A153];&quot;&quot;);&quot;&quot;;[$'Plan base'.$A153]);&quot;&quot;)" office:value-type="string" office:string-value="4120-0000">
            <text:p>4120-0000</text:p>
          </table:table-cell>
          <table:table-cell table:formula="of:=IF(EXACT([$'Plan base'.$E153];1);IF(EXACT([$'Plan base'.$I153];&quot;&quot;);&quot;&quot;;[$'Plan base'.$I153]);&quot;&quot;)" office:value-type="string" office:string-value="Servicios de tiempo definido">
            <text:p>Servicios de tiempo definido</text:p>
          </table:table-cell>
          <table:table-cell table:formula="of:=IF(EXACT([$'Plan base'.$E153];1);IF(EXACT([$'Plan base'.L153];&quot;&quot;);&quot;&quot;;[$'Plan base'.L153]);&quot;&quot;)" office:value-type="string" office:string-value="Ser. T. Def.">
            <text:p>Ser. T. Def.</text:p>
          </table:table-cell>
          <table:table-cell table:formula="of:=IF(EXACT([$'Plan base'.$E153];1);IF(EXACT([$'Plan base'.M153];&quot;&quot;);&quot;&quot;;IF(EXACT([$'Plan base'.M153];&quot;Plan contable&quot;);CONCATENATE([$'Plan base'.M153];&quot; ClearSoft&quot;);[$'Plan base'.M153]));&quot;&quot;)" office:value-type="string" office:string-value="Ingresos por ventas">
            <text:p>Ingresos por ventas</text:p>
          </table:table-cell>
          <table:table-cell table:formula="of:=IF(EXACT([$'Plan base'.$E153];1);IF(EXACT([$'Plan base'.N153];&quot;&quot;);&quot;&quot;;[$'Plan base'.N153]);&quot;&quot;)" office:value-type="string" office:string-value="Vista">
            <text:p>Vista</text:p>
          </table:table-cell>
          <table:table-cell table:formula="of:=IF(EXACT([$'Plan base'.$E153];1);IF(EXACT([$'Plan base'.O153];&quot;&quot;);&quot;&quot;;[$'Plan base'.O153]);&quot;&quot;)" office:value-type="string" office:string-value="USD">
            <text:p>USD</text:p>
          </table:table-cell>
          <table:table-cell table:formula="of:=IF(EXACT([$'Plan base'.$E153];1);IF(EXACT([$'Plan base'.P153];&quot;&quot;);&quot;&quot;;[$'Plan base'.P153]);&quot;&quot;)" office:value-type="string" office:string-value="view">
            <text:p>view</text:p>
          </table:table-cell>
          <table:table-cell table:formula="of:=IF(EXACT([$'Plan base'.$E153];1);IF(EXACT([$'Plan base'.Q153];&quot;&quot;);&quot;&quot;;[$'Plan base'.Q15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4];1);IF(EXACT([$'Plan base'.$A154];&quot;&quot;);&quot;&quot;;[$'Plan base'.$A154]);&quot;&quot;)" office:value-type="string" office:string-value="4121-0000">
            <text:p>4121-0000</text:p>
          </table:table-cell>
          <table:table-cell table:formula="of:=IF(EXACT([$'Plan base'.$E154];1);IF(EXACT([$'Plan base'.$I154];&quot;&quot;);&quot;&quot;;[$'Plan base'.$I154]);&quot;&quot;)" office:value-type="string" office:string-value="Desarrollo">
            <text:p>Desarrollo</text:p>
          </table:table-cell>
          <table:table-cell table:formula="of:=IF(EXACT([$'Plan base'.$E154];1);IF(EXACT([$'Plan base'.L154];&quot;&quot;);&quot;&quot;;[$'Plan base'.L154]);&quot;&quot;)" office:value-type="string" office:string-value="Des.">
            <text:p>Des.</text:p>
          </table:table-cell>
          <table:table-cell table:formula="of:=IF(EXACT([$'Plan base'.$E154];1);IF(EXACT([$'Plan base'.M154];&quot;&quot;);&quot;&quot;;IF(EXACT([$'Plan base'.M154];&quot;Plan contable&quot;);CONCATENATE([$'Plan base'.M154];&quot; ClearSoft&quot;);[$'Plan base'.M154]));&quot;&quot;)" office:value-type="string" office:string-value="Servicios de tiempo definido">
            <text:p>Servicios de tiempo definido</text:p>
          </table:table-cell>
          <table:table-cell table:formula="of:=IF(EXACT([$'Plan base'.$E154];1);IF(EXACT([$'Plan base'.N154];&quot;&quot;);&quot;&quot;;[$'Plan base'.N154]);&quot;&quot;)" office:value-type="string" office:string-value="Vista">
            <text:p>Vista</text:p>
          </table:table-cell>
          <table:table-cell table:formula="of:=IF(EXACT([$'Plan base'.$E154];1);IF(EXACT([$'Plan base'.O154];&quot;&quot;);&quot;&quot;;[$'Plan base'.O154]);&quot;&quot;)" office:value-type="string" office:string-value="USD">
            <text:p>USD</text:p>
          </table:table-cell>
          <table:table-cell table:formula="of:=IF(EXACT([$'Plan base'.$E154];1);IF(EXACT([$'Plan base'.P154];&quot;&quot;);&quot;&quot;;[$'Plan base'.P154]);&quot;&quot;)" office:value-type="string" office:string-value="view">
            <text:p>view</text:p>
          </table:table-cell>
          <table:table-cell table:formula="of:=IF(EXACT([$'Plan base'.$E154];1);IF(EXACT([$'Plan base'.Q154];&quot;&quot;);&quot;&quot;;[$'Plan base'.Q15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5];1);IF(EXACT([$'Plan base'.$A155];&quot;&quot;);&quot;&quot;;[$'Plan base'.$A155]);&quot;&quot;)" office:value-type="string" office:string-value="4121-0100">
            <text:p>4121-0100</text:p>
          </table:table-cell>
          <table:table-cell table:formula="of:=IF(EXACT([$'Plan base'.$E155];1);IF(EXACT([$'Plan base'.$I155];&quot;&quot;);&quot;&quot;;[$'Plan base'.$I155]);&quot;&quot;)" office:value-type="string" office:string-value="OpenERP">
            <text:p>OpenERP</text:p>
          </table:table-cell>
          <table:table-cell table:formula="of:=IF(EXACT([$'Plan base'.$E155];1);IF(EXACT([$'Plan base'.L155];&quot;&quot;);&quot;&quot;;[$'Plan base'.L155]);&quot;&quot;)" office:value-type="string" office:string-value="OERP">
            <text:p>OERP</text:p>
          </table:table-cell>
          <table:table-cell table:formula="of:=IF(EXACT([$'Plan base'.$E155];1);IF(EXACT([$'Plan base'.M155];&quot;&quot;);&quot;&quot;;IF(EXACT([$'Plan base'.M155];&quot;Plan contable&quot;);CONCATENATE([$'Plan base'.M155];&quot; ClearSoft&quot;);[$'Plan base'.M155]));&quot;&quot;)" office:value-type="string" office:string-value="Desarrollo">
            <text:p>Desarrollo</text:p>
          </table:table-cell>
          <table:table-cell table:formula="of:=IF(EXACT([$'Plan base'.$E155];1);IF(EXACT([$'Plan base'.N155];&quot;&quot;);&quot;&quot;;[$'Plan base'.N155]);&quot;&quot;)" office:value-type="string" office:string-value="Ingreso">
            <text:p>Ingreso</text:p>
          </table:table-cell>
          <table:table-cell table:formula="of:=IF(EXACT([$'Plan base'.$E155];1);IF(EXACT([$'Plan base'.O155];&quot;&quot;);&quot;&quot;;[$'Plan base'.O155]);&quot;&quot;)" office:value-type="string" office:string-value="USD">
            <text:p>USD</text:p>
          </table:table-cell>
          <table:table-cell table:formula="of:=IF(EXACT([$'Plan base'.$E155];1);IF(EXACT([$'Plan base'.P155];&quot;&quot;);&quot;&quot;;[$'Plan base'.P155]);&quot;&quot;)" office:value-type="string" office:string-value="other">
            <text:p>other</text:p>
          </table:table-cell>
          <table:table-cell table:formula="of:=IF(EXACT([$'Plan base'.$E155];1);IF(EXACT([$'Plan base'.Q155];&quot;&quot;);&quot;&quot;;[$'Plan base'.Q15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6];1);IF(EXACT([$'Plan base'.$A156];&quot;&quot;);&quot;&quot;;[$'Plan base'.$A156]);&quot;&quot;)" office:value-type="string" office:string-value="4121-0200">
            <text:p>4121-0200</text:p>
          </table:table-cell>
          <table:table-cell table:formula="of:=IF(EXACT([$'Plan base'.$E156];1);IF(EXACT([$'Plan base'.$I156];&quot;&quot;);&quot;&quot;;[$'Plan base'.$I156]);&quot;&quot;)" office:value-type="string" office:string-value="Desarrollo Web">
            <text:p>Desarrollo Web</text:p>
          </table:table-cell>
          <table:table-cell table:formula="of:=IF(EXACT([$'Plan base'.$E156];1);IF(EXACT([$'Plan base'.L156];&quot;&quot;);&quot;&quot;;[$'Plan base'.L156]);&quot;&quot;)" office:value-type="string" office:string-value="Web">
            <text:p>Web</text:p>
          </table:table-cell>
          <table:table-cell table:formula="of:=IF(EXACT([$'Plan base'.$E156];1);IF(EXACT([$'Plan base'.M156];&quot;&quot;);&quot;&quot;;IF(EXACT([$'Plan base'.M156];&quot;Plan contable&quot;);CONCATENATE([$'Plan base'.M156];&quot; ClearSoft&quot;);[$'Plan base'.M156]));&quot;&quot;)" office:value-type="string" office:string-value="Desarrollo">
            <text:p>Desarrollo</text:p>
          </table:table-cell>
          <table:table-cell table:formula="of:=IF(EXACT([$'Plan base'.$E156];1);IF(EXACT([$'Plan base'.N156];&quot;&quot;);&quot;&quot;;[$'Plan base'.N156]);&quot;&quot;)" office:value-type="string" office:string-value="Ingreso">
            <text:p>Ingreso</text:p>
          </table:table-cell>
          <table:table-cell table:formula="of:=IF(EXACT([$'Plan base'.$E156];1);IF(EXACT([$'Plan base'.O156];&quot;&quot;);&quot;&quot;;[$'Plan base'.O156]);&quot;&quot;)" office:value-type="string" office:string-value="USD">
            <text:p>USD</text:p>
          </table:table-cell>
          <table:table-cell table:formula="of:=IF(EXACT([$'Plan base'.$E156];1);IF(EXACT([$'Plan base'.P156];&quot;&quot;);&quot;&quot;;[$'Plan base'.P156]);&quot;&quot;)" office:value-type="string" office:string-value="other">
            <text:p>other</text:p>
          </table:table-cell>
          <table:table-cell table:formula="of:=IF(EXACT([$'Plan base'.$E156];1);IF(EXACT([$'Plan base'.Q156];&quot;&quot;);&quot;&quot;;[$'Plan base'.Q15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57];1);IF(EXACT([$'Plan base'.$A157];&quot;&quot;);&quot;&quot;;[$'Plan base'.$A157]);&quot;&quot;)" office:value-type="string" office:string-value="4121-0300">
            <text:p>4121-0300</text:p>
          </table:table-cell>
          <table:table-cell table:formula="of:=IF(EXACT([$'Plan base'.$E157];1);IF(EXACT([$'Plan base'.$I157];&quot;&quot;);&quot;&quot;;[$'Plan base'.$I157]);&quot;&quot;)" office:value-type="string" office:string-value="Otros desarrollos">
            <text:p>Otros desarrollos</text:p>
          </table:table-cell>
          <table:table-cell table:formula="of:=IF(EXACT([$'Plan base'.$E157];1);IF(EXACT([$'Plan base'.L157];&quot;&quot;);&quot;&quot;;[$'Plan base'.L157]);&quot;&quot;)" office:value-type="string" office:string-value="Otros">
            <text:p>Otros</text:p>
          </table:table-cell>
          <table:table-cell table:formula="of:=IF(EXACT([$'Plan base'.$E157];1);IF(EXACT([$'Plan base'.M157];&quot;&quot;);&quot;&quot;;IF(EXACT([$'Plan base'.M157];&quot;Plan contable&quot;);CONCATENATE([$'Plan base'.M157];&quot; ClearSoft&quot;);[$'Plan base'.M157]));&quot;&quot;)" office:value-type="string" office:string-value="Desarrollo">
            <text:p>Desarrollo</text:p>
          </table:table-cell>
          <table:table-cell table:formula="of:=IF(EXACT([$'Plan base'.$E157];1);IF(EXACT([$'Plan base'.N157];&quot;&quot;);&quot;&quot;;[$'Plan base'.N157]);&quot;&quot;)" office:value-type="string" office:string-value="Ingreso">
            <text:p>Ingreso</text:p>
          </table:table-cell>
          <table:table-cell table:formula="of:=IF(EXACT([$'Plan base'.$E157];1);IF(EXACT([$'Plan base'.O157];&quot;&quot;);&quot;&quot;;[$'Plan base'.O157]);&quot;&quot;)" office:value-type="string" office:string-value="USD">
            <text:p>USD</text:p>
          </table:table-cell>
          <table:table-cell table:formula="of:=IF(EXACT([$'Plan base'.$E157];1);IF(EXACT([$'Plan base'.P157];&quot;&quot;);&quot;&quot;;[$'Plan base'.P157]);&quot;&quot;)" office:value-type="string" office:string-value="other">
            <text:p>other</text:p>
          </table:table-cell>
          <table:table-cell table:formula="of:=IF(EXACT([$'Plan base'.$E157];1);IF(EXACT([$'Plan base'.Q157];&quot;&quot;);&quot;&quot;;[$'Plan base'.Q15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62];1);IF(EXACT([$'Plan base'.$A162];&quot;&quot;);&quot;&quot;;[$'Plan base'.$A162]);&quot;&quot;)" office:value-type="string" office:string-value="4130-0000">
            <text:p>4130-0000</text:p>
          </table:table-cell>
          <table:table-cell table:formula="of:=IF(EXACT([$'Plan base'.$E162];1);IF(EXACT([$'Plan base'.$I162];&quot;&quot;);&quot;&quot;;[$'Plan base'.$I162]);&quot;&quot;)" office:value-type="string" office:string-value="Capacitación">
            <text:p>Capacitación</text:p>
          </table:table-cell>
          <table:table-cell table:formula="of:=IF(EXACT([$'Plan base'.$E162];1);IF(EXACT([$'Plan base'.L162];&quot;&quot;);&quot;&quot;;[$'Plan base'.L162]);&quot;&quot;)" office:value-type="string" office:string-value="Capa.">
            <text:p>Capa.</text:p>
          </table:table-cell>
          <table:table-cell table:formula="of:=IF(EXACT([$'Plan base'.$E162];1);IF(EXACT([$'Plan base'.M162];&quot;&quot;);&quot;&quot;;IF(EXACT([$'Plan base'.M162];&quot;Plan contable&quot;);CONCATENATE([$'Plan base'.M162];&quot; ClearSoft&quot;);[$'Plan base'.M162]));&quot;&quot;)" office:value-type="string" office:string-value="Redes">
            <text:p>Redes</text:p>
          </table:table-cell>
          <table:table-cell table:formula="of:=IF(EXACT([$'Plan base'.$E162];1);IF(EXACT([$'Plan base'.N162];&quot;&quot;);&quot;&quot;;[$'Plan base'.N162]);&quot;&quot;)" office:value-type="string" office:string-value="Ingreso">
            <text:p>Ingreso</text:p>
          </table:table-cell>
          <table:table-cell table:formula="of:=IF(EXACT([$'Plan base'.$E162];1);IF(EXACT([$'Plan base'.O162];&quot;&quot;);&quot;&quot;;[$'Plan base'.O162]);&quot;&quot;)" office:value-type="string" office:string-value="USD">
            <text:p>USD</text:p>
          </table:table-cell>
          <table:table-cell table:formula="of:=IF(EXACT([$'Plan base'.$E162];1);IF(EXACT([$'Plan base'.P162];&quot;&quot;);&quot;&quot;;[$'Plan base'.P162]);&quot;&quot;)" office:value-type="string" office:string-value="other">
            <text:p>other</text:p>
          </table:table-cell>
          <table:table-cell table:formula="of:=IF(EXACT([$'Plan base'.$E162];1);IF(EXACT([$'Plan base'.Q162];&quot;&quot;);&quot;&quot;;[$'Plan base'.Q16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63];1);IF(EXACT([$'Plan base'.$A163];&quot;&quot;);&quot;&quot;;[$'Plan base'.$A163]);&quot;&quot;)" office:value-type="string" office:string-value="4140-0000">
            <text:p>4140-0000</text:p>
          </table:table-cell>
          <table:table-cell table:formula="of:=IF(EXACT([$'Plan base'.$E163];1);IF(EXACT([$'Plan base'.$I163];&quot;&quot;);&quot;&quot;;[$'Plan base'.$I163]);&quot;&quot;)" office:value-type="string" office:string-value="Asesoría y consultoría">
            <text:p>Asesoría y consultoría</text:p>
          </table:table-cell>
          <table:table-cell table:formula="of:=IF(EXACT([$'Plan base'.$E163];1);IF(EXACT([$'Plan base'.L163];&quot;&quot;);&quot;&quot;;[$'Plan base'.L163]);&quot;&quot;)" office:value-type="string" office:string-value="Ases.">
            <text:p>Ases.</text:p>
          </table:table-cell>
          <table:table-cell table:formula="of:=IF(EXACT([$'Plan base'.$E163];1);IF(EXACT([$'Plan base'.M163];&quot;&quot;);&quot;&quot;;IF(EXACT([$'Plan base'.M163];&quot;Plan contable&quot;);CONCATENATE([$'Plan base'.M163];&quot; ClearSoft&quot;);[$'Plan base'.M163]));&quot;&quot;)" office:value-type="string" office:string-value="Ingresos por ventas">
            <text:p>Ingresos por ventas</text:p>
          </table:table-cell>
          <table:table-cell table:formula="of:=IF(EXACT([$'Plan base'.$E163];1);IF(EXACT([$'Plan base'.N163];&quot;&quot;);&quot;&quot;;[$'Plan base'.N163]);&quot;&quot;)" office:value-type="string" office:string-value="Ingreso">
            <text:p>Ingreso</text:p>
          </table:table-cell>
          <table:table-cell table:formula="of:=IF(EXACT([$'Plan base'.$E163];1);IF(EXACT([$'Plan base'.O163];&quot;&quot;);&quot;&quot;;[$'Plan base'.O163]);&quot;&quot;)" office:value-type="string" office:string-value="USD">
            <text:p>USD</text:p>
          </table:table-cell>
          <table:table-cell table:formula="of:=IF(EXACT([$'Plan base'.$E163];1);IF(EXACT([$'Plan base'.P163];&quot;&quot;);&quot;&quot;;[$'Plan base'.P163]);&quot;&quot;)" office:value-type="string" office:string-value="other">
            <text:p>other</text:p>
          </table:table-cell>
          <table:table-cell table:formula="of:=IF(EXACT([$'Plan base'.$E163];1);IF(EXACT([$'Plan base'.Q163];&quot;&quot;);&quot;&quot;;[$'Plan base'.Q16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65];1);IF(EXACT([$'Plan base'.$A165];&quot;&quot;);&quot;&quot;;[$'Plan base'.$A165]);&quot;&quot;)" office:value-type="string" office:string-value="4190-0000">
            <text:p>4190-0000</text:p>
          </table:table-cell>
          <table:table-cell table:formula="of:=IF(EXACT([$'Plan base'.$E165];1);IF(EXACT([$'Plan base'.$I165];&quot;&quot;);&quot;&quot;;[$'Plan base'.$I165]);&quot;&quot;)" office:value-type="string" office:string-value="Otros servicios">
            <text:p>Otros servicios</text:p>
          </table:table-cell>
          <table:table-cell table:formula="of:=IF(EXACT([$'Plan base'.$E165];1);IF(EXACT([$'Plan base'.L165];&quot;&quot;);&quot;&quot;;[$'Plan base'.L165]);&quot;&quot;)" office:value-type="string" office:string-value="Otros">
            <text:p>Otros</text:p>
          </table:table-cell>
          <table:table-cell table:formula="of:=IF(EXACT([$'Plan base'.$E165];1);IF(EXACT([$'Plan base'.M165];&quot;&quot;);&quot;&quot;;IF(EXACT([$'Plan base'.M165];&quot;Plan contable&quot;);CONCATENATE([$'Plan base'.M165];&quot; ClearSoft&quot;);[$'Plan base'.M165]));&quot;&quot;)" office:value-type="string" office:string-value="Ingresos por ventas">
            <text:p>Ingresos por ventas</text:p>
          </table:table-cell>
          <table:table-cell table:formula="of:=IF(EXACT([$'Plan base'.$E165];1);IF(EXACT([$'Plan base'.N165];&quot;&quot;);&quot;&quot;;[$'Plan base'.N165]);&quot;&quot;)" office:value-type="string" office:string-value="Ingreso">
            <text:p>Ingreso</text:p>
          </table:table-cell>
          <table:table-cell table:formula="of:=IF(EXACT([$'Plan base'.$E165];1);IF(EXACT([$'Plan base'.O165];&quot;&quot;);&quot;&quot;;[$'Plan base'.O165]);&quot;&quot;)" office:value-type="string" office:string-value="USD">
            <text:p>USD</text:p>
          </table:table-cell>
          <table:table-cell table:formula="of:=IF(EXACT([$'Plan base'.$E165];1);IF(EXACT([$'Plan base'.P165];&quot;&quot;);&quot;&quot;;[$'Plan base'.P165]);&quot;&quot;)" office:value-type="string" office:string-value="other">
            <text:p>other</text:p>
          </table:table-cell>
          <table:table-cell table:formula="of:=IF(EXACT([$'Plan base'.$E165];1);IF(EXACT([$'Plan base'.Q165];&quot;&quot;);&quot;&quot;;[$'Plan base'.Q16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71];1);IF(EXACT([$'Plan base'.$A171];&quot;&quot;);&quot;&quot;;[$'Plan base'.$A171]);&quot;&quot;)" office:value-type="string" office:string-value="4400-0000">
            <text:p>4400-0000</text:p>
          </table:table-cell>
          <table:table-cell table:formula="of:=IF(EXACT([$'Plan base'.$E171];1);IF(EXACT([$'Plan base'.$I171];&quot;&quot;);&quot;&quot;;[$'Plan base'.$I171]);&quot;&quot;)" office:value-type="string" office:string-value="Otros ingresos">
            <text:p>Otros ingresos</text:p>
          </table:table-cell>
          <table:table-cell table:formula="of:=IF(EXACT([$'Plan base'.$E171];1);IF(EXACT([$'Plan base'.L171];&quot;&quot;);&quot;&quot;;[$'Plan base'.L171]);&quot;&quot;)" office:value-type="string" office:string-value="OI">
            <text:p>OI</text:p>
          </table:table-cell>
          <table:table-cell table:formula="of:=IF(EXACT([$'Plan base'.$E171];1);IF(EXACT([$'Plan base'.M171];&quot;&quot;);&quot;&quot;;IF(EXACT([$'Plan base'.M171];&quot;Plan contable&quot;);CONCATENATE([$'Plan base'.M171];&quot; ClearSoft&quot;);[$'Plan base'.M171]));&quot;&quot;)" office:value-type="string" office:string-value="Ingresos">
            <text:p>Ingresos</text:p>
          </table:table-cell>
          <table:table-cell table:formula="of:=IF(EXACT([$'Plan base'.$E171];1);IF(EXACT([$'Plan base'.N171];&quot;&quot;);&quot;&quot;;[$'Plan base'.N171]);&quot;&quot;)" office:value-type="string" office:string-value="Vista">
            <text:p>Vista</text:p>
          </table:table-cell>
          <table:table-cell table:formula="of:=IF(EXACT([$'Plan base'.$E171];1);IF(EXACT([$'Plan base'.O171];&quot;&quot;);&quot;&quot;;[$'Plan base'.O171]);&quot;&quot;)" office:value-type="string" office:string-value="USD">
            <text:p>USD</text:p>
          </table:table-cell>
          <table:table-cell table:formula="of:=IF(EXACT([$'Plan base'.$E171];1);IF(EXACT([$'Plan base'.P171];&quot;&quot;);&quot;&quot;;[$'Plan base'.P171]);&quot;&quot;)" office:value-type="string" office:string-value="view">
            <text:p>view</text:p>
          </table:table-cell>
          <table:table-cell table:formula="of:=IF(EXACT([$'Plan base'.$E171];1);IF(EXACT([$'Plan base'.Q171];&quot;&quot;);&quot;&quot;;[$'Plan base'.Q17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72];1);IF(EXACT([$'Plan base'.$A172];&quot;&quot;);&quot;&quot;;[$'Plan base'.$A172]);&quot;&quot;)" office:value-type="string" office:string-value="4410-0000">
            <text:p>4410-0000</text:p>
          </table:table-cell>
          <table:table-cell table:formula="of:=IF(EXACT([$'Plan base'.$E172];1);IF(EXACT([$'Plan base'.$I172];&quot;&quot;);&quot;&quot;;[$'Plan base'.$I172]);&quot;&quot;)" office:value-type="string" office:string-value="Ajustes">
            <text:p>Ajustes</text:p>
          </table:table-cell>
          <table:table-cell table:formula="of:=IF(EXACT([$'Plan base'.$E172];1);IF(EXACT([$'Plan base'.L172];&quot;&quot;);&quot;&quot;;[$'Plan base'.L172]);&quot;&quot;)" office:value-type="string" office:string-value="Aj">
            <text:p>Aj</text:p>
          </table:table-cell>
          <table:table-cell table:formula="of:=IF(EXACT([$'Plan base'.$E172];1);IF(EXACT([$'Plan base'.M172];&quot;&quot;);&quot;&quot;;IF(EXACT([$'Plan base'.M172];&quot;Plan contable&quot;);CONCATENATE([$'Plan base'.M172];&quot; ClearSoft&quot;);[$'Plan base'.M172]));&quot;&quot;)" office:value-type="string" office:string-value="Otros ingresos">
            <text:p>Otros ingresos</text:p>
          </table:table-cell>
          <table:table-cell table:formula="of:=IF(EXACT([$'Plan base'.$E172];1);IF(EXACT([$'Plan base'.N172];&quot;&quot;);&quot;&quot;;[$'Plan base'.N172]);&quot;&quot;)" office:value-type="string" office:string-value="Ingreso">
            <text:p>Ingreso</text:p>
          </table:table-cell>
          <table:table-cell table:formula="of:=IF(EXACT([$'Plan base'.$E172];1);IF(EXACT([$'Plan base'.O172];&quot;&quot;);&quot;&quot;;[$'Plan base'.O172]);&quot;&quot;)" office:value-type="string" office:string-value="USD">
            <text:p>USD</text:p>
          </table:table-cell>
          <table:table-cell table:formula="of:=IF(EXACT([$'Plan base'.$E172];1);IF(EXACT([$'Plan base'.P172];&quot;&quot;);&quot;&quot;;[$'Plan base'.P172]);&quot;&quot;)" office:value-type="string" office:string-value="other">
            <text:p>other</text:p>
          </table:table-cell>
          <table:table-cell table:formula="of:=IF(EXACT([$'Plan base'.$E172];1);IF(EXACT([$'Plan base'.Q172];&quot;&quot;);&quot;&quot;;[$'Plan base'.Q17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74];1);IF(EXACT([$'Plan base'.$A174];&quot;&quot;);&quot;&quot;;[$'Plan base'.$A174]);&quot;&quot;)" office:value-type="string" office:string-value="4500-0000">
            <text:p>4500-0000</text:p>
          </table:table-cell>
          <table:table-cell table:formula="of:=IF(EXACT([$'Plan base'.$E174];1);IF(EXACT([$'Plan base'.$I174];&quot;&quot;);&quot;&quot;;[$'Plan base'.$I174]);&quot;&quot;)" office:value-type="string" office:string-value="Ingresos no gravables">
            <text:p>Ingresos no gravables</text:p>
          </table:table-cell>
          <table:table-cell table:formula="of:=IF(EXACT([$'Plan base'.$E174];1);IF(EXACT([$'Plan base'.L174];&quot;&quot;);&quot;&quot;;[$'Plan base'.L174]);&quot;&quot;)" office:value-type="string" office:string-value="NG">
            <text:p>NG</text:p>
          </table:table-cell>
          <table:table-cell table:formula="of:=IF(EXACT([$'Plan base'.$E174];1);IF(EXACT([$'Plan base'.M174];&quot;&quot;);&quot;&quot;;IF(EXACT([$'Plan base'.M174];&quot;Plan contable&quot;);CONCATENATE([$'Plan base'.M174];&quot; ClearSoft&quot;);[$'Plan base'.M174]));&quot;&quot;)" office:value-type="string" office:string-value="Ingresos">
            <text:p>Ingresos</text:p>
          </table:table-cell>
          <table:table-cell table:formula="of:=IF(EXACT([$'Plan base'.$E174];1);IF(EXACT([$'Plan base'.N174];&quot;&quot;);&quot;&quot;;[$'Plan base'.N174]);&quot;&quot;)" office:value-type="string" office:string-value="Vista">
            <text:p>Vista</text:p>
          </table:table-cell>
          <table:table-cell table:formula="of:=IF(EXACT([$'Plan base'.$E174];1);IF(EXACT([$'Plan base'.O174];&quot;&quot;);&quot;&quot;;[$'Plan base'.O174]);&quot;&quot;)" office:value-type="string" office:string-value="USD">
            <text:p>USD</text:p>
          </table:table-cell>
          <table:table-cell table:formula="of:=IF(EXACT([$'Plan base'.$E174];1);IF(EXACT([$'Plan base'.P174];&quot;&quot;);&quot;&quot;;[$'Plan base'.P174]);&quot;&quot;)" office:value-type="string" office:string-value="view">
            <text:p>view</text:p>
          </table:table-cell>
          <table:table-cell table:formula="of:=IF(EXACT([$'Plan base'.$E174];1);IF(EXACT([$'Plan base'.Q174];&quot;&quot;);&quot;&quot;;[$'Plan base'.Q17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75];1);IF(EXACT([$'Plan base'.$A175];&quot;&quot;);&quot;&quot;;[$'Plan base'.$A175]);&quot;&quot;)" office:value-type="string" office:string-value="4510-0000">
            <text:p>4510-0000</text:p>
          </table:table-cell>
          <table:table-cell table:formula="of:=IF(EXACT([$'Plan base'.$E175];1);IF(EXACT([$'Plan base'.$I175];&quot;&quot;);&quot;&quot;;[$'Plan base'.$I175]);&quot;&quot;)" office:value-type="string" office:string-value="Diferencial cambiario">
            <text:p>Diferencial cambiario</text:p>
          </table:table-cell>
          <table:table-cell table:formula="of:=IF(EXACT([$'Plan base'.$E175];1);IF(EXACT([$'Plan base'.L175];&quot;&quot;);&quot;&quot;;[$'Plan base'.L175]);&quot;&quot;)" office:value-type="string" office:string-value="Dif">
            <text:p>Dif</text:p>
          </table:table-cell>
          <table:table-cell table:formula="of:=IF(EXACT([$'Plan base'.$E175];1);IF(EXACT([$'Plan base'.M175];&quot;&quot;);&quot;&quot;;IF(EXACT([$'Plan base'.M175];&quot;Plan contable&quot;);CONCATENATE([$'Plan base'.M175];&quot; ClearSoft&quot;);[$'Plan base'.M175]));&quot;&quot;)" office:value-type="string" office:string-value="Ingresos no gravables">
            <text:p>Ingresos no gravables</text:p>
          </table:table-cell>
          <table:table-cell table:formula="of:=IF(EXACT([$'Plan base'.$E175];1);IF(EXACT([$'Plan base'.N175];&quot;&quot;);&quot;&quot;;[$'Plan base'.N175]);&quot;&quot;)" office:value-type="string" office:string-value="Ingreso">
            <text:p>Ingreso</text:p>
          </table:table-cell>
          <table:table-cell table:formula="of:=IF(EXACT([$'Plan base'.$E175];1);IF(EXACT([$'Plan base'.O175];&quot;&quot;);&quot;&quot;;[$'Plan base'.O175]);&quot;&quot;)" office:value-type="string" office:string-value="USD">
            <text:p>USD</text:p>
          </table:table-cell>
          <table:table-cell table:formula="of:=IF(EXACT([$'Plan base'.$E175];1);IF(EXACT([$'Plan base'.P175];&quot;&quot;);&quot;&quot;;[$'Plan base'.P175]);&quot;&quot;)" office:value-type="string" office:string-value="other">
            <text:p>other</text:p>
          </table:table-cell>
          <table:table-cell table:formula="of:=IF(EXACT([$'Plan base'.$E175];1);IF(EXACT([$'Plan base'.Q175];&quot;&quot;);&quot;&quot;;[$'Plan base'.Q17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76];1);IF(EXACT([$'Plan base'.$A176];&quot;&quot;);&quot;&quot;;[$'Plan base'.$A176]);&quot;&quot;)" office:value-type="string" office:string-value="6000-0000">
            <text:p>6000-0000</text:p>
          </table:table-cell>
          <table:table-cell table:formula="of:=IF(EXACT([$'Plan base'.$E176];1);IF(EXACT([$'Plan base'.$I176];&quot;&quot;);&quot;&quot;;[$'Plan base'.$I176]);&quot;&quot;)" office:value-type="string" office:string-value="Gastos">
            <text:p>Gastos</text:p>
          </table:table-cell>
          <table:table-cell table:formula="of:=IF(EXACT([$'Plan base'.$E176];1);IF(EXACT([$'Plan base'.L176];&quot;&quot;);&quot;&quot;;[$'Plan base'.L176]);&quot;&quot;)" office:value-type="string" office:string-value="Ga">
            <text:p>Ga</text:p>
          </table:table-cell>
          <table:table-cell table:formula="of:=IF(EXACT([$'Plan base'.$E176];1);IF(EXACT([$'Plan base'.M176];&quot;&quot;);&quot;&quot;;IF(EXACT([$'Plan base'.M176];&quot;Plan contable&quot;);CONCATENATE([$'Plan base'.M176];&quot; ClearSoft&quot;);[$'Plan base'.M176]));&quot;&quot;)" office:value-type="string" office:string-value="Plan contable ClearSoft">
            <text:p>Plan contable ClearSoft</text:p>
          </table:table-cell>
          <table:table-cell table:formula="of:=IF(EXACT([$'Plan base'.$E176];1);IF(EXACT([$'Plan base'.N176];&quot;&quot;);&quot;&quot;;[$'Plan base'.N176]);&quot;&quot;)" office:value-type="string" office:string-value="Vista">
            <text:p>Vista</text:p>
          </table:table-cell>
          <table:table-cell table:formula="of:=IF(EXACT([$'Plan base'.$E176];1);IF(EXACT([$'Plan base'.O176];&quot;&quot;);&quot;&quot;;[$'Plan base'.O176]);&quot;&quot;)" office:value-type="string" office:string-value="USD">
            <text:p>USD</text:p>
          </table:table-cell>
          <table:table-cell table:formula="of:=IF(EXACT([$'Plan base'.$E176];1);IF(EXACT([$'Plan base'.P176];&quot;&quot;);&quot;&quot;;[$'Plan base'.P176]);&quot;&quot;)" office:value-type="string" office:string-value="view">
            <text:p>view</text:p>
          </table:table-cell>
          <table:table-cell table:formula="of:=IF(EXACT([$'Plan base'.$E176];1);IF(EXACT([$'Plan base'.Q176];&quot;&quot;);&quot;&quot;;[$'Plan base'.Q17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87];1);IF(EXACT([$'Plan base'.$A187];&quot;&quot;);&quot;&quot;;[$'Plan base'.$A187]);&quot;&quot;)" office:value-type="string" office:string-value="6200-0000">
            <text:p>6200-0000</text:p>
          </table:table-cell>
          <table:table-cell table:formula="of:=IF(EXACT([$'Plan base'.$E187];1);IF(EXACT([$'Plan base'.$I187];&quot;&quot;);&quot;&quot;;[$'Plan base'.$I187]);&quot;&quot;)" office:value-type="string" office:string-value="Gastos  operativos">
            <text:p>Gastos <text:s/>operativos</text:p>
          </table:table-cell>
          <table:table-cell table:formula="of:=IF(EXACT([$'Plan base'.$E187];1);IF(EXACT([$'Plan base'.L187];&quot;&quot;);&quot;&quot;;[$'Plan base'.L187]);&quot;&quot;)" office:value-type="string" office:string-value="GO">
            <text:p>GO</text:p>
          </table:table-cell>
          <table:table-cell table:formula="of:=IF(EXACT([$'Plan base'.$E187];1);IF(EXACT([$'Plan base'.M187];&quot;&quot;);&quot;&quot;;IF(EXACT([$'Plan base'.M187];&quot;Plan contable&quot;);CONCATENATE([$'Plan base'.M187];&quot; ClearSoft&quot;);[$'Plan base'.M187]));&quot;&quot;)" office:value-type="string" office:string-value="Gastos">
            <text:p>Gastos</text:p>
          </table:table-cell>
          <table:table-cell table:formula="of:=IF(EXACT([$'Plan base'.$E187];1);IF(EXACT([$'Plan base'.N187];&quot;&quot;);&quot;&quot;;[$'Plan base'.N187]);&quot;&quot;)" office:value-type="string" office:string-value="Vista">
            <text:p>Vista</text:p>
          </table:table-cell>
          <table:table-cell table:formula="of:=IF(EXACT([$'Plan base'.$E187];1);IF(EXACT([$'Plan base'.O187];&quot;&quot;);&quot;&quot;;[$'Plan base'.O187]);&quot;&quot;)" office:value-type="string" office:string-value="USD">
            <text:p>USD</text:p>
          </table:table-cell>
          <table:table-cell table:formula="of:=IF(EXACT([$'Plan base'.$E187];1);IF(EXACT([$'Plan base'.P187];&quot;&quot;);&quot;&quot;;[$'Plan base'.P187]);&quot;&quot;)" office:value-type="string" office:string-value="view">
            <text:p>view</text:p>
          </table:table-cell>
          <table:table-cell table:formula="of:=IF(EXACT([$'Plan base'.$E187];1);IF(EXACT([$'Plan base'.Q187];&quot;&quot;);&quot;&quot;;[$'Plan base'.Q18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88];1);IF(EXACT([$'Plan base'.$A188];&quot;&quot;);&quot;&quot;;[$'Plan base'.$A188]);&quot;&quot;)" office:value-type="string" office:string-value="6210-0000">
            <text:p>6210-0000</text:p>
          </table:table-cell>
          <table:table-cell table:formula="of:=IF(EXACT([$'Plan base'.$E188];1);IF(EXACT([$'Plan base'.$I188];&quot;&quot;);&quot;&quot;;[$'Plan base'.$I188]);&quot;&quot;)" office:value-type="string" office:string-value="Costo de mantenimiento y soporte">
            <text:p>Costo de mantenimiento y soporte</text:p>
          </table:table-cell>
          <table:table-cell table:formula="of:=IF(EXACT([$'Plan base'.$E188];1);IF(EXACT([$'Plan base'.L188];&quot;&quot;);&quot;&quot;;[$'Plan base'.L188]);&quot;&quot;)" office:value-type="string" office:string-value="MyS">
            <text:p>MyS</text:p>
          </table:table-cell>
          <table:table-cell table:formula="of:=IF(EXACT([$'Plan base'.$E188];1);IF(EXACT([$'Plan base'.M188];&quot;&quot;);&quot;&quot;;IF(EXACT([$'Plan base'.M188];&quot;Plan contable&quot;);CONCATENATE([$'Plan base'.M188];&quot; ClearSoft&quot;);[$'Plan base'.M188]));&quot;&quot;)" office:value-type="string" office:string-value="Gastos  operativos">
            <text:p>Gastos <text:s/>operativos</text:p>
          </table:table-cell>
          <table:table-cell table:formula="of:=IF(EXACT([$'Plan base'.$E188];1);IF(EXACT([$'Plan base'.N188];&quot;&quot;);&quot;&quot;;[$'Plan base'.N188]);&quot;&quot;)" office:value-type="string" office:string-value="Gasto">
            <text:p>Gasto</text:p>
          </table:table-cell>
          <table:table-cell table:formula="of:=IF(EXACT([$'Plan base'.$E188];1);IF(EXACT([$'Plan base'.O188];&quot;&quot;);&quot;&quot;;[$'Plan base'.O188]);&quot;&quot;)" office:value-type="string" office:string-value="USD">
            <text:p>USD</text:p>
          </table:table-cell>
          <table:table-cell table:formula="of:=IF(EXACT([$'Plan base'.$E188];1);IF(EXACT([$'Plan base'.P188];&quot;&quot;);&quot;&quot;;[$'Plan base'.P188]);&quot;&quot;)" office:value-type="string" office:string-value="other">
            <text:p>other</text:p>
          </table:table-cell>
          <table:table-cell table:formula="of:=IF(EXACT([$'Plan base'.$E188];1);IF(EXACT([$'Plan base'.Q188];&quot;&quot;);&quot;&quot;;[$'Plan base'.Q18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89];1);IF(EXACT([$'Plan base'.$A189];&quot;&quot;);&quot;&quot;;[$'Plan base'.$A189]);&quot;&quot;)" office:value-type="string" office:string-value="6220-0000">
            <text:p>6220-0000</text:p>
          </table:table-cell>
          <table:table-cell table:formula="of:=IF(EXACT([$'Plan base'.$E189];1);IF(EXACT([$'Plan base'.$I189];&quot;&quot;);&quot;&quot;;[$'Plan base'.$I189]);&quot;&quot;)" office:value-type="string" office:string-value="Costo de servicios de tiempo definido">
            <text:p>Costo de servicios de tiempo definido</text:p>
          </table:table-cell>
          <table:table-cell table:formula="of:=IF(EXACT([$'Plan base'.$E189];1);IF(EXACT([$'Plan base'.L189];&quot;&quot;);&quot;&quot;;[$'Plan base'.L189]);&quot;&quot;)" office:value-type="string" office:string-value="Ser. T. Def.">
            <text:p>Ser. T. Def.</text:p>
          </table:table-cell>
          <table:table-cell table:formula="of:=IF(EXACT([$'Plan base'.$E189];1);IF(EXACT([$'Plan base'.M189];&quot;&quot;);&quot;&quot;;IF(EXACT([$'Plan base'.M189];&quot;Plan contable&quot;);CONCATENATE([$'Plan base'.M189];&quot; ClearSoft&quot;);[$'Plan base'.M189]));&quot;&quot;)" office:value-type="string" office:string-value="Gastos  operativos">
            <text:p>Gastos <text:s/>operativos</text:p>
          </table:table-cell>
          <table:table-cell table:formula="of:=IF(EXACT([$'Plan base'.$E189];1);IF(EXACT([$'Plan base'.N189];&quot;&quot;);&quot;&quot;;[$'Plan base'.N189]);&quot;&quot;)" office:value-type="string" office:string-value="Vista">
            <text:p>Vista</text:p>
          </table:table-cell>
          <table:table-cell table:formula="of:=IF(EXACT([$'Plan base'.$E189];1);IF(EXACT([$'Plan base'.O189];&quot;&quot;);&quot;&quot;;[$'Plan base'.O189]);&quot;&quot;)" office:value-type="string" office:string-value="USD">
            <text:p>USD</text:p>
          </table:table-cell>
          <table:table-cell table:formula="of:=IF(EXACT([$'Plan base'.$E189];1);IF(EXACT([$'Plan base'.P189];&quot;&quot;);&quot;&quot;;[$'Plan base'.P189]);&quot;&quot;)" office:value-type="string" office:string-value="view">
            <text:p>view</text:p>
          </table:table-cell>
          <table:table-cell table:formula="of:=IF(EXACT([$'Plan base'.$E189];1);IF(EXACT([$'Plan base'.Q189];&quot;&quot;);&quot;&quot;;[$'Plan base'.Q18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0];1);IF(EXACT([$'Plan base'.$A190];&quot;&quot;);&quot;&quot;;[$'Plan base'.$A190]);&quot;&quot;)" office:value-type="string" office:string-value="6221-0000">
            <text:p>6221-0000</text:p>
          </table:table-cell>
          <table:table-cell table:formula="of:=IF(EXACT([$'Plan base'.$E190];1);IF(EXACT([$'Plan base'.$I190];&quot;&quot;);&quot;&quot;;[$'Plan base'.$I190]);&quot;&quot;)" office:value-type="string" office:string-value="Desarrollo">
            <text:p>Desarrollo</text:p>
          </table:table-cell>
          <table:table-cell table:formula="of:=IF(EXACT([$'Plan base'.$E190];1);IF(EXACT([$'Plan base'.L190];&quot;&quot;);&quot;&quot;;[$'Plan base'.L190]);&quot;&quot;)" office:value-type="string" office:string-value="Des.">
            <text:p>Des.</text:p>
          </table:table-cell>
          <table:table-cell table:formula="of:=IF(EXACT([$'Plan base'.$E190];1);IF(EXACT([$'Plan base'.M190];&quot;&quot;);&quot;&quot;;IF(EXACT([$'Plan base'.M190];&quot;Plan contable&quot;);CONCATENATE([$'Plan base'.M190];&quot; ClearSoft&quot;);[$'Plan base'.M190]));&quot;&quot;)" office:value-type="string" office:string-value="Costo de servicios de tiempo definido">
            <text:p>Costo de servicios de tiempo definido</text:p>
          </table:table-cell>
          <table:table-cell table:formula="of:=IF(EXACT([$'Plan base'.$E190];1);IF(EXACT([$'Plan base'.N190];&quot;&quot;);&quot;&quot;;[$'Plan base'.N190]);&quot;&quot;)" office:value-type="string" office:string-value="Vista">
            <text:p>Vista</text:p>
          </table:table-cell>
          <table:table-cell table:formula="of:=IF(EXACT([$'Plan base'.$E190];1);IF(EXACT([$'Plan base'.O190];&quot;&quot;);&quot;&quot;;[$'Plan base'.O190]);&quot;&quot;)" office:value-type="string" office:string-value="USD">
            <text:p>USD</text:p>
          </table:table-cell>
          <table:table-cell table:formula="of:=IF(EXACT([$'Plan base'.$E190];1);IF(EXACT([$'Plan base'.P190];&quot;&quot;);&quot;&quot;;[$'Plan base'.P190]);&quot;&quot;)" office:value-type="string" office:string-value="view">
            <text:p>view</text:p>
          </table:table-cell>
          <table:table-cell table:formula="of:=IF(EXACT([$'Plan base'.$E190];1);IF(EXACT([$'Plan base'.Q190];&quot;&quot;);&quot;&quot;;[$'Plan base'.Q19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1];1);IF(EXACT([$'Plan base'.$A191];&quot;&quot;);&quot;&quot;;[$'Plan base'.$A191]);&quot;&quot;)" office:value-type="string" office:string-value="6221-0100">
            <text:p>6221-0100</text:p>
          </table:table-cell>
          <table:table-cell table:formula="of:=IF(EXACT([$'Plan base'.$E191];1);IF(EXACT([$'Plan base'.$I191];&quot;&quot;);&quot;&quot;;[$'Plan base'.$I191]);&quot;&quot;)" office:value-type="string" office:string-value="OpenERP">
            <text:p>OpenERP</text:p>
          </table:table-cell>
          <table:table-cell table:formula="of:=IF(EXACT([$'Plan base'.$E191];1);IF(EXACT([$'Plan base'.L191];&quot;&quot;);&quot;&quot;;[$'Plan base'.L191]);&quot;&quot;)" office:value-type="string" office:string-value="OERP">
            <text:p>OERP</text:p>
          </table:table-cell>
          <table:table-cell table:formula="of:=IF(EXACT([$'Plan base'.$E191];1);IF(EXACT([$'Plan base'.M191];&quot;&quot;);&quot;&quot;;IF(EXACT([$'Plan base'.M191];&quot;Plan contable&quot;);CONCATENATE([$'Plan base'.M191];&quot; ClearSoft&quot;);[$'Plan base'.M191]));&quot;&quot;)" office:value-type="string" office:string-value="Desarrollo">
            <text:p>Desarrollo</text:p>
          </table:table-cell>
          <table:table-cell table:formula="of:=IF(EXACT([$'Plan base'.$E191];1);IF(EXACT([$'Plan base'.N191];&quot;&quot;);&quot;&quot;;[$'Plan base'.N191]);&quot;&quot;)" office:value-type="string" office:string-value="Gasto">
            <text:p>Gasto</text:p>
          </table:table-cell>
          <table:table-cell table:formula="of:=IF(EXACT([$'Plan base'.$E191];1);IF(EXACT([$'Plan base'.O191];&quot;&quot;);&quot;&quot;;[$'Plan base'.O191]);&quot;&quot;)" office:value-type="string" office:string-value="USD">
            <text:p>USD</text:p>
          </table:table-cell>
          <table:table-cell table:formula="of:=IF(EXACT([$'Plan base'.$E191];1);IF(EXACT([$'Plan base'.P191];&quot;&quot;);&quot;&quot;;[$'Plan base'.P191]);&quot;&quot;)" office:value-type="string" office:string-value="other">
            <text:p>other</text:p>
          </table:table-cell>
          <table:table-cell table:formula="of:=IF(EXACT([$'Plan base'.$E191];1);IF(EXACT([$'Plan base'.Q191];&quot;&quot;);&quot;&quot;;[$'Plan base'.Q19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2];1);IF(EXACT([$'Plan base'.$A192];&quot;&quot;);&quot;&quot;;[$'Plan base'.$A192]);&quot;&quot;)" office:value-type="string" office:string-value="6221-0200">
            <text:p>6221-0200</text:p>
          </table:table-cell>
          <table:table-cell table:formula="of:=IF(EXACT([$'Plan base'.$E192];1);IF(EXACT([$'Plan base'.$I192];&quot;&quot;);&quot;&quot;;[$'Plan base'.$I192]);&quot;&quot;)" office:value-type="string" office:string-value="Desarrollo Web">
            <text:p>Desarrollo Web</text:p>
          </table:table-cell>
          <table:table-cell table:formula="of:=IF(EXACT([$'Plan base'.$E192];1);IF(EXACT([$'Plan base'.L192];&quot;&quot;);&quot;&quot;;[$'Plan base'.L192]);&quot;&quot;)" office:value-type="string" office:string-value="Web">
            <text:p>Web</text:p>
          </table:table-cell>
          <table:table-cell table:formula="of:=IF(EXACT([$'Plan base'.$E192];1);IF(EXACT([$'Plan base'.M192];&quot;&quot;);&quot;&quot;;IF(EXACT([$'Plan base'.M192];&quot;Plan contable&quot;);CONCATENATE([$'Plan base'.M192];&quot; ClearSoft&quot;);[$'Plan base'.M192]));&quot;&quot;)" office:value-type="string" office:string-value="Desarrollo">
            <text:p>Desarrollo</text:p>
          </table:table-cell>
          <table:table-cell table:formula="of:=IF(EXACT([$'Plan base'.$E192];1);IF(EXACT([$'Plan base'.N192];&quot;&quot;);&quot;&quot;;[$'Plan base'.N192]);&quot;&quot;)" office:value-type="string" office:string-value="Gasto">
            <text:p>Gasto</text:p>
          </table:table-cell>
          <table:table-cell table:formula="of:=IF(EXACT([$'Plan base'.$E192];1);IF(EXACT([$'Plan base'.O192];&quot;&quot;);&quot;&quot;;[$'Plan base'.O192]);&quot;&quot;)" office:value-type="string" office:string-value="USD">
            <text:p>USD</text:p>
          </table:table-cell>
          <table:table-cell table:formula="of:=IF(EXACT([$'Plan base'.$E192];1);IF(EXACT([$'Plan base'.P192];&quot;&quot;);&quot;&quot;;[$'Plan base'.P192]);&quot;&quot;)" office:value-type="string" office:string-value="other">
            <text:p>other</text:p>
          </table:table-cell>
          <table:table-cell table:formula="of:=IF(EXACT([$'Plan base'.$E192];1);IF(EXACT([$'Plan base'.Q192];&quot;&quot;);&quot;&quot;;[$'Plan base'.Q19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3];1);IF(EXACT([$'Plan base'.$A193];&quot;&quot;);&quot;&quot;;[$'Plan base'.$A193]);&quot;&quot;)" office:value-type="string" office:string-value="6221-0300">
            <text:p>6221-0300</text:p>
          </table:table-cell>
          <table:table-cell table:formula="of:=IF(EXACT([$'Plan base'.$E193];1);IF(EXACT([$'Plan base'.$I193];&quot;&quot;);&quot;&quot;;[$'Plan base'.$I193]);&quot;&quot;)" office:value-type="string" office:string-value="Otros desarrollos">
            <text:p>Otros desarrollos</text:p>
          </table:table-cell>
          <table:table-cell table:formula="of:=IF(EXACT([$'Plan base'.$E193];1);IF(EXACT([$'Plan base'.L193];&quot;&quot;);&quot;&quot;;[$'Plan base'.L193]);&quot;&quot;)" office:value-type="string" office:string-value="Otros">
            <text:p>Otros</text:p>
          </table:table-cell>
          <table:table-cell table:formula="of:=IF(EXACT([$'Plan base'.$E193];1);IF(EXACT([$'Plan base'.M193];&quot;&quot;);&quot;&quot;;IF(EXACT([$'Plan base'.M193];&quot;Plan contable&quot;);CONCATENATE([$'Plan base'.M193];&quot; ClearSoft&quot;);[$'Plan base'.M193]));&quot;&quot;)" office:value-type="string" office:string-value="Desarrollo">
            <text:p>Desarrollo</text:p>
          </table:table-cell>
          <table:table-cell table:formula="of:=IF(EXACT([$'Plan base'.$E193];1);IF(EXACT([$'Plan base'.N193];&quot;&quot;);&quot;&quot;;[$'Plan base'.N193]);&quot;&quot;)" office:value-type="string" office:string-value="Gasto">
            <text:p>Gasto</text:p>
          </table:table-cell>
          <table:table-cell table:formula="of:=IF(EXACT([$'Plan base'.$E193];1);IF(EXACT([$'Plan base'.O193];&quot;&quot;);&quot;&quot;;[$'Plan base'.O193]);&quot;&quot;)" office:value-type="string" office:string-value="USD">
            <text:p>USD</text:p>
          </table:table-cell>
          <table:table-cell table:formula="of:=IF(EXACT([$'Plan base'.$E193];1);IF(EXACT([$'Plan base'.P193];&quot;&quot;);&quot;&quot;;[$'Plan base'.P193]);&quot;&quot;)" office:value-type="string" office:string-value="other">
            <text:p>other</text:p>
          </table:table-cell>
          <table:table-cell table:formula="of:=IF(EXACT([$'Plan base'.$E193];1);IF(EXACT([$'Plan base'.Q193];&quot;&quot;);&quot;&quot;;[$'Plan base'.Q19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8];1);IF(EXACT([$'Plan base'.$A198];&quot;&quot;);&quot;&quot;;[$'Plan base'.$A198]);&quot;&quot;)" office:value-type="string" office:string-value="6230-0000">
            <text:p>6230-0000</text:p>
          </table:table-cell>
          <table:table-cell table:formula="of:=IF(EXACT([$'Plan base'.$E198];1);IF(EXACT([$'Plan base'.$I198];&quot;&quot;);&quot;&quot;;[$'Plan base'.$I198]);&quot;&quot;)" office:value-type="string" office:string-value="Costo de capacitación">
            <text:p>Costo de capacitación</text:p>
          </table:table-cell>
          <table:table-cell table:formula="of:=IF(EXACT([$'Plan base'.$E198];1);IF(EXACT([$'Plan base'.L198];&quot;&quot;);&quot;&quot;;[$'Plan base'.L198]);&quot;&quot;)" office:value-type="string" office:string-value="Capa.">
            <text:p>Capa.</text:p>
          </table:table-cell>
          <table:table-cell table:formula="of:=IF(EXACT([$'Plan base'.$E198];1);IF(EXACT([$'Plan base'.M198];&quot;&quot;);&quot;&quot;;IF(EXACT([$'Plan base'.M198];&quot;Plan contable&quot;);CONCATENATE([$'Plan base'.M198];&quot; ClearSoft&quot;);[$'Plan base'.M198]));&quot;&quot;)" office:value-type="string" office:string-value="Gastos  operativos">
            <text:p>Gastos <text:s/>operativos</text:p>
          </table:table-cell>
          <table:table-cell table:formula="of:=IF(EXACT([$'Plan base'.$E198];1);IF(EXACT([$'Plan base'.N198];&quot;&quot;);&quot;&quot;;[$'Plan base'.N198]);&quot;&quot;)" office:value-type="string" office:string-value="Gasto">
            <text:p>Gasto</text:p>
          </table:table-cell>
          <table:table-cell table:formula="of:=IF(EXACT([$'Plan base'.$E198];1);IF(EXACT([$'Plan base'.O198];&quot;&quot;);&quot;&quot;;[$'Plan base'.O198]);&quot;&quot;)" office:value-type="string" office:string-value="USD">
            <text:p>USD</text:p>
          </table:table-cell>
          <table:table-cell table:formula="of:=IF(EXACT([$'Plan base'.$E198];1);IF(EXACT([$'Plan base'.P198];&quot;&quot;);&quot;&quot;;[$'Plan base'.P198]);&quot;&quot;)" office:value-type="string" office:string-value="other">
            <text:p>other</text:p>
          </table:table-cell>
          <table:table-cell table:formula="of:=IF(EXACT([$'Plan base'.$E198];1);IF(EXACT([$'Plan base'.Q198];&quot;&quot;);&quot;&quot;;[$'Plan base'.Q19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199];1);IF(EXACT([$'Plan base'.$A199];&quot;&quot;);&quot;&quot;;[$'Plan base'.$A199]);&quot;&quot;)" office:value-type="string" office:string-value="6240-0000">
            <text:p>6240-0000</text:p>
          </table:table-cell>
          <table:table-cell table:formula="of:=IF(EXACT([$'Plan base'.$E199];1);IF(EXACT([$'Plan base'.$I199];&quot;&quot;);&quot;&quot;;[$'Plan base'.$I199]);&quot;&quot;)" office:value-type="string" office:string-value="Costo de asesoría y consultoría">
            <text:p>Costo de asesoría y consultoría</text:p>
          </table:table-cell>
          <table:table-cell table:formula="of:=IF(EXACT([$'Plan base'.$E199];1);IF(EXACT([$'Plan base'.L199];&quot;&quot;);&quot;&quot;;[$'Plan base'.L199]);&quot;&quot;)" office:value-type="string" office:string-value="Ases.">
            <text:p>Ases.</text:p>
          </table:table-cell>
          <table:table-cell table:formula="of:=IF(EXACT([$'Plan base'.$E199];1);IF(EXACT([$'Plan base'.M199];&quot;&quot;);&quot;&quot;;IF(EXACT([$'Plan base'.M199];&quot;Plan contable&quot;);CONCATENATE([$'Plan base'.M199];&quot; ClearSoft&quot;);[$'Plan base'.M199]));&quot;&quot;)" office:value-type="string" office:string-value="Gastos  operativos">
            <text:p>Gastos <text:s/>operativos</text:p>
          </table:table-cell>
          <table:table-cell table:formula="of:=IF(EXACT([$'Plan base'.$E199];1);IF(EXACT([$'Plan base'.N199];&quot;&quot;);&quot;&quot;;[$'Plan base'.N199]);&quot;&quot;)" office:value-type="string" office:string-value="Gasto">
            <text:p>Gasto</text:p>
          </table:table-cell>
          <table:table-cell table:formula="of:=IF(EXACT([$'Plan base'.$E199];1);IF(EXACT([$'Plan base'.O199];&quot;&quot;);&quot;&quot;;[$'Plan base'.O199]);&quot;&quot;)" office:value-type="string" office:string-value="USD">
            <text:p>USD</text:p>
          </table:table-cell>
          <table:table-cell table:formula="of:=IF(EXACT([$'Plan base'.$E199];1);IF(EXACT([$'Plan base'.P199];&quot;&quot;);&quot;&quot;;[$'Plan base'.P199]);&quot;&quot;)" office:value-type="string" office:string-value="other">
            <text:p>other</text:p>
          </table:table-cell>
          <table:table-cell table:formula="of:=IF(EXACT([$'Plan base'.$E199];1);IF(EXACT([$'Plan base'.Q199];&quot;&quot;);&quot;&quot;;[$'Plan base'.Q19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06];1);IF(EXACT([$'Plan base'.$A206];&quot;&quot;);&quot;&quot;;[$'Plan base'.$A206]);&quot;&quot;)" office:value-type="string" office:string-value="6290-0000">
            <text:p>6290-0000</text:p>
          </table:table-cell>
          <table:table-cell table:formula="of:=IF(EXACT([$'Plan base'.$E206];1);IF(EXACT([$'Plan base'.$I206];&quot;&quot;);&quot;&quot;;[$'Plan base'.$I206]);&quot;&quot;)" office:value-type="string" office:string-value="Costo de otros servicios">
            <text:p>Costo de otros servicios</text:p>
          </table:table-cell>
          <table:table-cell table:formula="of:=IF(EXACT([$'Plan base'.$E206];1);IF(EXACT([$'Plan base'.L206];&quot;&quot;);&quot;&quot;;[$'Plan base'.L206]);&quot;&quot;)" office:value-type="string" office:string-value="Otros">
            <text:p>Otros</text:p>
          </table:table-cell>
          <table:table-cell table:formula="of:=IF(EXACT([$'Plan base'.$E206];1);IF(EXACT([$'Plan base'.M206];&quot;&quot;);&quot;&quot;;IF(EXACT([$'Plan base'.M206];&quot;Plan contable&quot;);CONCATENATE([$'Plan base'.M206];&quot; ClearSoft&quot;);[$'Plan base'.M206]));&quot;&quot;)" office:value-type="string" office:string-value="Gastos  operativos">
            <text:p>Gastos <text:s/>operativos</text:p>
          </table:table-cell>
          <table:table-cell table:formula="of:=IF(EXACT([$'Plan base'.$E206];1);IF(EXACT([$'Plan base'.N206];&quot;&quot;);&quot;&quot;;[$'Plan base'.N206]);&quot;&quot;)" office:value-type="string" office:string-value="Gasto">
            <text:p>Gasto</text:p>
          </table:table-cell>
          <table:table-cell table:formula="of:=IF(EXACT([$'Plan base'.$E206];1);IF(EXACT([$'Plan base'.O206];&quot;&quot;);&quot;&quot;;[$'Plan base'.O206]);&quot;&quot;)" office:value-type="string" office:string-value="USD">
            <text:p>USD</text:p>
          </table:table-cell>
          <table:table-cell table:formula="of:=IF(EXACT([$'Plan base'.$E206];1);IF(EXACT([$'Plan base'.P206];&quot;&quot;);&quot;&quot;;[$'Plan base'.P206]);&quot;&quot;)" office:value-type="string" office:string-value="other">
            <text:p>other</text:p>
          </table:table-cell>
          <table:table-cell table:formula="of:=IF(EXACT([$'Plan base'.$E206];1);IF(EXACT([$'Plan base'.Q206];&quot;&quot;);&quot;&quot;;[$'Plan base'.Q2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07];1);IF(EXACT([$'Plan base'.$A207];&quot;&quot;);&quot;&quot;;[$'Plan base'.$A207]);&quot;&quot;)" office:value-type="string" office:string-value="6300-0000">
            <text:p>6300-0000</text:p>
          </table:table-cell>
          <table:table-cell table:formula="of:=IF(EXACT([$'Plan base'.$E207];1);IF(EXACT([$'Plan base'.$I207];&quot;&quot;);&quot;&quot;;[$'Plan base'.$I207]);&quot;&quot;)" office:value-type="string" office:string-value="Gastos administrativos">
            <text:p>Gastos administrativos</text:p>
          </table:table-cell>
          <table:table-cell table:formula="of:=IF(EXACT([$'Plan base'.$E207];1);IF(EXACT([$'Plan base'.L207];&quot;&quot;);&quot;&quot;;[$'Plan base'.L207]);&quot;&quot;)" office:value-type="string" office:string-value="GA">
            <text:p>GA</text:p>
          </table:table-cell>
          <table:table-cell table:formula="of:=IF(EXACT([$'Plan base'.$E207];1);IF(EXACT([$'Plan base'.M207];&quot;&quot;);&quot;&quot;;IF(EXACT([$'Plan base'.M207];&quot;Plan contable&quot;);CONCATENATE([$'Plan base'.M207];&quot; ClearSoft&quot;);[$'Plan base'.M207]));&quot;&quot;)" office:value-type="string" office:string-value="Gastos">
            <text:p>Gastos</text:p>
          </table:table-cell>
          <table:table-cell table:formula="of:=IF(EXACT([$'Plan base'.$E207];1);IF(EXACT([$'Plan base'.N207];&quot;&quot;);&quot;&quot;;[$'Plan base'.N207]);&quot;&quot;)" office:value-type="string" office:string-value="Vista">
            <text:p>Vista</text:p>
          </table:table-cell>
          <table:table-cell table:formula="of:=IF(EXACT([$'Plan base'.$E207];1);IF(EXACT([$'Plan base'.O207];&quot;&quot;);&quot;&quot;;[$'Plan base'.O207]);&quot;&quot;)" office:value-type="string" office:string-value="USD">
            <text:p>USD</text:p>
          </table:table-cell>
          <table:table-cell table:formula="of:=IF(EXACT([$'Plan base'.$E207];1);IF(EXACT([$'Plan base'.P207];&quot;&quot;);&quot;&quot;;[$'Plan base'.P207]);&quot;&quot;)" office:value-type="string" office:string-value="view">
            <text:p>view</text:p>
          </table:table-cell>
          <table:table-cell table:formula="of:=IF(EXACT([$'Plan base'.$E207];1);IF(EXACT([$'Plan base'.Q207];&quot;&quot;);&quot;&quot;;[$'Plan base'.Q20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08];1);IF(EXACT([$'Plan base'.$A208];&quot;&quot;);&quot;&quot;;[$'Plan base'.$A208]);&quot;&quot;)" office:value-type="string" office:string-value="6310-0000">
            <text:p>6310-0000</text:p>
          </table:table-cell>
          <table:table-cell table:formula="of:=IF(EXACT([$'Plan base'.$E208];1);IF(EXACT([$'Plan base'.$I208];&quot;&quot;);&quot;&quot;;[$'Plan base'.$I208]);&quot;&quot;)" office:value-type="string" office:string-value="Cuota por administración">
            <text:p>Cuota por administración</text:p>
          </table:table-cell>
          <table:table-cell table:formula="of:=IF(EXACT([$'Plan base'.$E208];1);IF(EXACT([$'Plan base'.L208];&quot;&quot;);&quot;&quot;;[$'Plan base'.L208]);&quot;&quot;)" office:value-type="string" office:string-value="CAd">
            <text:p>CAd</text:p>
          </table:table-cell>
          <table:table-cell table:formula="of:=IF(EXACT([$'Plan base'.$E208];1);IF(EXACT([$'Plan base'.M208];&quot;&quot;);&quot;&quot;;IF(EXACT([$'Plan base'.M208];&quot;Plan contable&quot;);CONCATENATE([$'Plan base'.M208];&quot; ClearSoft&quot;);[$'Plan base'.M208]));&quot;&quot;)" office:value-type="string" office:string-value="Gastos administrativos">
            <text:p>Gastos administrativos</text:p>
          </table:table-cell>
          <table:table-cell table:formula="of:=IF(EXACT([$'Plan base'.$E208];1);IF(EXACT([$'Plan base'.N208];&quot;&quot;);&quot;&quot;;[$'Plan base'.N208]);&quot;&quot;)" office:value-type="string" office:string-value="Gasto">
            <text:p>Gasto</text:p>
          </table:table-cell>
          <table:table-cell table:formula="of:=IF(EXACT([$'Plan base'.$E208];1);IF(EXACT([$'Plan base'.O208];&quot;&quot;);&quot;&quot;;[$'Plan base'.O208]);&quot;&quot;)" office:value-type="string" office:string-value="USD">
            <text:p>USD</text:p>
          </table:table-cell>
          <table:table-cell table:formula="of:=IF(EXACT([$'Plan base'.$E208];1);IF(EXACT([$'Plan base'.P208];&quot;&quot;);&quot;&quot;;[$'Plan base'.P208]);&quot;&quot;)" office:value-type="string" office:string-value="other">
            <text:p>other</text:p>
          </table:table-cell>
          <table:table-cell table:formula="of:=IF(EXACT([$'Plan base'.$E208];1);IF(EXACT([$'Plan base'.Q208];&quot;&quot;);&quot;&quot;;[$'Plan base'.Q20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41];1);IF(EXACT([$'Plan base'.$A241];&quot;&quot;);&quot;&quot;;[$'Plan base'.$A241]);&quot;&quot;)" office:value-type="string" office:string-value="6600-0000">
            <text:p>6600-0000</text:p>
          </table:table-cell>
          <table:table-cell table:formula="of:=IF(EXACT([$'Plan base'.$E241];1);IF(EXACT([$'Plan base'.$I241];&quot;&quot;);&quot;&quot;;[$'Plan base'.$I241]);&quot;&quot;)" office:value-type="string" office:string-value="Otros gastos">
            <text:p>Otros gastos</text:p>
          </table:table-cell>
          <table:table-cell table:formula="of:=IF(EXACT([$'Plan base'.$E241];1);IF(EXACT([$'Plan base'.L241];&quot;&quot;);&quot;&quot;;[$'Plan base'.L241]);&quot;&quot;)" office:value-type="string" office:string-value="OG">
            <text:p>OG</text:p>
          </table:table-cell>
          <table:table-cell table:formula="of:=IF(EXACT([$'Plan base'.$E241];1);IF(EXACT([$'Plan base'.M241];&quot;&quot;);&quot;&quot;;IF(EXACT([$'Plan base'.M241];&quot;Plan contable&quot;);CONCATENATE([$'Plan base'.M241];&quot; ClearSoft&quot;);[$'Plan base'.M241]));&quot;&quot;)" office:value-type="string" office:string-value="Gastos">
            <text:p>Gastos</text:p>
          </table:table-cell>
          <table:table-cell table:formula="of:=IF(EXACT([$'Plan base'.$E241];1);IF(EXACT([$'Plan base'.N241];&quot;&quot;);&quot;&quot;;[$'Plan base'.N241]);&quot;&quot;)" office:value-type="string" office:string-value="Vista">
            <text:p>Vista</text:p>
          </table:table-cell>
          <table:table-cell table:formula="of:=IF(EXACT([$'Plan base'.$E241];1);IF(EXACT([$'Plan base'.O241];&quot;&quot;);&quot;&quot;;[$'Plan base'.O241]);&quot;&quot;)" office:value-type="string" office:string-value="USD">
            <text:p>USD</text:p>
          </table:table-cell>
          <table:table-cell table:formula="of:=IF(EXACT([$'Plan base'.$E241];1);IF(EXACT([$'Plan base'.P241];&quot;&quot;);&quot;&quot;;[$'Plan base'.P241]);&quot;&quot;)" office:value-type="string" office:string-value="view">
            <text:p>view</text:p>
          </table:table-cell>
          <table:table-cell table:formula="of:=IF(EXACT([$'Plan base'.$E241];1);IF(EXACT([$'Plan base'.Q241];&quot;&quot;);&quot;&quot;;[$'Plan base'.Q2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42];1);IF(EXACT([$'Plan base'.$A242];&quot;&quot;);&quot;&quot;;[$'Plan base'.$A242]);&quot;&quot;)" office:value-type="string" office:string-value="6610-0000">
            <text:p>6610-0000</text:p>
          </table:table-cell>
          <table:table-cell table:formula="of:=IF(EXACT([$'Plan base'.$E242];1);IF(EXACT([$'Plan base'.$I242];&quot;&quot;);&quot;&quot;;[$'Plan base'.$I242]);&quot;&quot;)" office:value-type="string" office:string-value="Ajustes">
            <text:p>Ajustes</text:p>
          </table:table-cell>
          <table:table-cell table:formula="of:=IF(EXACT([$'Plan base'.$E242];1);IF(EXACT([$'Plan base'.L242];&quot;&quot;);&quot;&quot;;[$'Plan base'.L242]);&quot;&quot;)" office:value-type="string" office:string-value="Aj">
            <text:p>Aj</text:p>
          </table:table-cell>
          <table:table-cell table:formula="of:=IF(EXACT([$'Plan base'.$E242];1);IF(EXACT([$'Plan base'.M242];&quot;&quot;);&quot;&quot;;IF(EXACT([$'Plan base'.M242];&quot;Plan contable&quot;);CONCATENATE([$'Plan base'.M242];&quot; ClearSoft&quot;);[$'Plan base'.M242]));&quot;&quot;)" office:value-type="string" office:string-value="Otros gastos">
            <text:p>Otros gastos</text:p>
          </table:table-cell>
          <table:table-cell table:formula="of:=IF(EXACT([$'Plan base'.$E242];1);IF(EXACT([$'Plan base'.N242];&quot;&quot;);&quot;&quot;;[$'Plan base'.N242]);&quot;&quot;)" office:value-type="string" office:string-value="Gasto">
            <text:p>Gasto</text:p>
          </table:table-cell>
          <table:table-cell table:formula="of:=IF(EXACT([$'Plan base'.$E242];1);IF(EXACT([$'Plan base'.O242];&quot;&quot;);&quot;&quot;;[$'Plan base'.O242]);&quot;&quot;)" office:value-type="string" office:string-value="USD">
            <text:p>USD</text:p>
          </table:table-cell>
          <table:table-cell table:formula="of:=IF(EXACT([$'Plan base'.$E242];1);IF(EXACT([$'Plan base'.P242];&quot;&quot;);&quot;&quot;;[$'Plan base'.P242]);&quot;&quot;)" office:value-type="string" office:string-value="other">
            <text:p>other</text:p>
          </table:table-cell>
          <table:table-cell table:formula="of:=IF(EXACT([$'Plan base'.$E242];1);IF(EXACT([$'Plan base'.Q242];&quot;&quot;);&quot;&quot;;[$'Plan base'.Q2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45];1);IF(EXACT([$'Plan base'.$A245];&quot;&quot;);&quot;&quot;;[$'Plan base'.$A245]);&quot;&quot;)" office:value-type="string" office:string-value="6700-0000">
            <text:p>6700-0000</text:p>
          </table:table-cell>
          <table:table-cell table:formula="of:=IF(EXACT([$'Plan base'.$E245];1);IF(EXACT([$'Plan base'.$I245];&quot;&quot;);&quot;&quot;;[$'Plan base'.$I245]);&quot;&quot;)" office:value-type="string" office:string-value="Gastos no deducibles">
            <text:p>Gastos no deducibles</text:p>
          </table:table-cell>
          <table:table-cell table:formula="of:=IF(EXACT([$'Plan base'.$E245];1);IF(EXACT([$'Plan base'.L245];&quot;&quot;);&quot;&quot;;[$'Plan base'.L245]);&quot;&quot;)" office:value-type="string" office:string-value="GND">
            <text:p>GND</text:p>
          </table:table-cell>
          <table:table-cell table:formula="of:=IF(EXACT([$'Plan base'.$E245];1);IF(EXACT([$'Plan base'.M245];&quot;&quot;);&quot;&quot;;IF(EXACT([$'Plan base'.M245];&quot;Plan contable&quot;);CONCATENATE([$'Plan base'.M245];&quot; ClearSoft&quot;);[$'Plan base'.M245]));&quot;&quot;)" office:value-type="string" office:string-value="Gastos">
            <text:p>Gastos</text:p>
          </table:table-cell>
          <table:table-cell table:formula="of:=IF(EXACT([$'Plan base'.$E245];1);IF(EXACT([$'Plan base'.N245];&quot;&quot;);&quot;&quot;;[$'Plan base'.N245]);&quot;&quot;)" office:value-type="string" office:string-value="Vista">
            <text:p>Vista</text:p>
          </table:table-cell>
          <table:table-cell table:formula="of:=IF(EXACT([$'Plan base'.$E245];1);IF(EXACT([$'Plan base'.O245];&quot;&quot;);&quot;&quot;;[$'Plan base'.O245]);&quot;&quot;)" office:value-type="string" office:string-value="USD">
            <text:p>USD</text:p>
          </table:table-cell>
          <table:table-cell table:formula="of:=IF(EXACT([$'Plan base'.$E245];1);IF(EXACT([$'Plan base'.P245];&quot;&quot;);&quot;&quot;;[$'Plan base'.P245]);&quot;&quot;)" office:value-type="string" office:string-value="view">
            <text:p>view</text:p>
          </table:table-cell>
          <table:table-cell table:formula="of:=IF(EXACT([$'Plan base'.$E245];1);IF(EXACT([$'Plan base'.Q245];&quot;&quot;);&quot;&quot;;[$'Plan base'.Q2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48];1);IF(EXACT([$'Plan base'.$A248];&quot;&quot;);&quot;&quot;;[$'Plan base'.$A248]);&quot;&quot;)" office:value-type="string" office:string-value="6730-0000">
            <text:p>6730-0000</text:p>
          </table:table-cell>
          <table:table-cell table:formula="of:=IF(EXACT([$'Plan base'.$E248];1);IF(EXACT([$'Plan base'.$I248];&quot;&quot;);&quot;&quot;;[$'Plan base'.$I248]);&quot;&quot;)" office:value-type="string" office:string-value="Multas">
            <text:p>Multas</text:p>
          </table:table-cell>
          <table:table-cell table:formula="of:=IF(EXACT([$'Plan base'.$E248];1);IF(EXACT([$'Plan base'.L248];&quot;&quot;);&quot;&quot;;[$'Plan base'.L248]);&quot;&quot;)" office:value-type="string" office:string-value="Mul">
            <text:p>Mul</text:p>
          </table:table-cell>
          <table:table-cell table:formula="of:=IF(EXACT([$'Plan base'.$E248];1);IF(EXACT([$'Plan base'.M248];&quot;&quot;);&quot;&quot;;IF(EXACT([$'Plan base'.M248];&quot;Plan contable&quot;);CONCATENATE([$'Plan base'.M248];&quot; ClearSoft&quot;);[$'Plan base'.M248]));&quot;&quot;)" office:value-type="string" office:string-value="Gastos no deducibles">
            <text:p>Gastos no deducibles</text:p>
          </table:table-cell>
          <table:table-cell table:formula="of:=IF(EXACT([$'Plan base'.$E248];1);IF(EXACT([$'Plan base'.N248];&quot;&quot;);&quot;&quot;;[$'Plan base'.N248]);&quot;&quot;)" office:value-type="string" office:string-value="Gasto">
            <text:p>Gasto</text:p>
          </table:table-cell>
          <table:table-cell table:formula="of:=IF(EXACT([$'Plan base'.$E248];1);IF(EXACT([$'Plan base'.O248];&quot;&quot;);&quot;&quot;;[$'Plan base'.O248]);&quot;&quot;)" office:value-type="string" office:string-value="USD">
            <text:p>USD</text:p>
          </table:table-cell>
          <table:table-cell table:formula="of:=IF(EXACT([$'Plan base'.$E248];1);IF(EXACT([$'Plan base'.P248];&quot;&quot;);&quot;&quot;;[$'Plan base'.P248]);&quot;&quot;)" office:value-type="string" office:string-value="other">
            <text:p>other</text:p>
          </table:table-cell>
          <table:table-cell table:formula="of:=IF(EXACT([$'Plan base'.$E248];1);IF(EXACT([$'Plan base'.Q248];&quot;&quot;);&quot;&quot;;[$'Plan base'.Q2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E249];1);IF(EXACT([$'Plan base'.$A249];&quot;&quot;);&quot;&quot;;[$'Plan base'.$A249]);&quot;&quot;)" office:value-type="string" office:string-value="6740-0000">
            <text:p>6740-0000</text:p>
          </table:table-cell>
          <table:table-cell table:formula="of:=IF(EXACT([$'Plan base'.$E249];1);IF(EXACT([$'Plan base'.$I249];&quot;&quot;);&quot;&quot;;[$'Plan base'.$I249]);&quot;&quot;)" office:value-type="string" office:string-value="Diferencial cambiario">
            <text:p>Diferencial cambiario</text:p>
          </table:table-cell>
          <table:table-cell table:formula="of:=IF(EXACT([$'Plan base'.$E249];1);IF(EXACT([$'Plan base'.L249];&quot;&quot;);&quot;&quot;;[$'Plan base'.L249]);&quot;&quot;)" office:value-type="string" office:string-value="Dif.Cam">
            <text:p>Dif.Cam</text:p>
          </table:table-cell>
          <table:table-cell table:formula="of:=IF(EXACT([$'Plan base'.$E249];1);IF(EXACT([$'Plan base'.M249];&quot;&quot;);&quot;&quot;;IF(EXACT([$'Plan base'.M249];&quot;Plan contable&quot;);CONCATENATE([$'Plan base'.M249];&quot; ClearSoft&quot;);[$'Plan base'.M249]));&quot;&quot;)" office:value-type="string" office:string-value="Gastos no deducibles">
            <text:p>Gastos no deducibles</text:p>
          </table:table-cell>
          <table:table-cell table:formula="of:=IF(EXACT([$'Plan base'.$E249];1);IF(EXACT([$'Plan base'.N249];&quot;&quot;);&quot;&quot;;[$'Plan base'.N249]);&quot;&quot;)" office:value-type="string" office:string-value="Gasto">
            <text:p>Gasto</text:p>
          </table:table-cell>
          <table:table-cell table:formula="of:=IF(EXACT([$'Plan base'.$E249];1);IF(EXACT([$'Plan base'.O249];&quot;&quot;);&quot;&quot;;[$'Plan base'.O249]);&quot;&quot;)" office:value-type="string" office:string-value="USD">
            <text:p>USD</text:p>
          </table:table-cell>
          <table:table-cell table:formula="of:=IF(EXACT([$'Plan base'.$E249];1);IF(EXACT([$'Plan base'.P249];&quot;&quot;);&quot;&quot;;[$'Plan base'.P249]);&quot;&quot;)" office:value-type="string" office:string-value="other">
            <text:p>other</text:p>
          </table:table-cell>
          <table:table-cell table:formula="of:=IF(EXACT([$'Plan base'.$E249];1);IF(EXACT([$'Plan base'.Q249];&quot;&quot;);&quot;&quot;;[$'Plan base'.Q249]);&quot;&quot;)" office:value-type="string" office:string-value="False">
            <text:p>False</text:p>
          </table:table-cell>
        </table:table-row>
        <table:table-row table:style-name="ro2" table:number-rows-repeated="104849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learCore" table:style-name="ta1" table:print="false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2">
          <table:table-cell table:formula="of:=IF(EXACT([$'Plan base'.$F2];1);IF(EXACT([$'Plan base'.$A2];&quot;&quot;);&quot;&quot;;[$'Plan base'.$A2]);&quot;&quot;)" office:value-type="string" office:string-value="0000-0000">
            <text:p>0000-0000</text:p>
          </table:table-cell>
          <table:table-cell table:formula="of:=IF(EXACT([$'Plan base'.$F2];1);IF(EXACT([$'Plan base'.$J2];&quot;&quot;);&quot;&quot;;[$'Plan base'.$J2]);&quot;&quot;)" office:value-type="string" office:string-value="Plan contable ClearCore">
            <text:p>Plan contable ClearCore</text:p>
          </table:table-cell>
          <table:table-cell table:formula="of:=IF(EXACT([$'Plan base'.$F2];1);IF(EXACT([$'Plan base'.L2];&quot;&quot;);&quot;&quot;;[$'Plan base'.L2]);&quot;&quot;)" office:value-type="string" office:string-value="CAT">
            <text:p>CAT</text:p>
          </table:table-cell>
          <table:table-cell table:formula="of:=IF(EXACT([$'Plan base'.$F2];1);IF(EXACT([$'Plan base'.M2];&quot;&quot;);&quot;&quot;;IF(EXACT([$'Plan base'.M2];&quot;Plan contable&quot;);CONCATENATE([$'Plan base'.M2];&quot; ClearCore&quot;);[$'Plan base'.M2]));&quot;&quot;)">
            <text:p/>
          </table:table-cell>
          <table:table-cell table:formula="of:=IF(EXACT([$'Plan base'.$F2];1);IF(EXACT([$'Plan base'.N2];&quot;&quot;);&quot;&quot;;[$'Plan base'.N2]);&quot;&quot;)" office:value-type="string" office:string-value="Vista">
            <text:p>Vista</text:p>
          </table:table-cell>
          <table:table-cell table:formula="of:=IF(EXACT([$'Plan base'.$F2];1);IF(EXACT([$'Plan base'.O2];&quot;&quot;);&quot;&quot;;[$'Plan base'.O2]);&quot;&quot;)" office:value-type="string" office:string-value="USD">
            <text:p>USD</text:p>
          </table:table-cell>
          <table:table-cell table:formula="of:=IF(EXACT([$'Plan base'.$F2];1);IF(EXACT([$'Plan base'.P2];&quot;&quot;);&quot;&quot;;[$'Plan base'.P2]);&quot;&quot;)" office:value-type="string" office:string-value="view">
            <text:p>view</text:p>
          </table:table-cell>
          <table:table-cell table:formula="of:=IF(EXACT([$'Plan base'.$F2];1);IF(EXACT([$'Plan base'.Q2];&quot;&quot;);&quot;&quot;;[$'Plan base'.Q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3];1);IF(EXACT([$'Plan base'.$A3];&quot;&quot;);&quot;&quot;;[$'Plan base'.$A3]);&quot;&quot;)" office:value-type="string" office:string-value="1000-0000">
            <text:p>1000-0000</text:p>
          </table:table-cell>
          <table:table-cell table:formula="of:=IF(EXACT([$'Plan base'.$F3];1);IF(EXACT([$'Plan base'.$J3];&quot;&quot;);&quot;&quot;;[$'Plan base'.$J3]);&quot;&quot;)" office:value-type="string" office:string-value="Activo">
            <text:p>Activo</text:p>
          </table:table-cell>
          <table:table-cell table:formula="of:=IF(EXACT([$'Plan base'.$F3];1);IF(EXACT([$'Plan base'.L3];&quot;&quot;);&quot;&quot;;[$'Plan base'.L3]);&quot;&quot;)" office:value-type="string" office:string-value="Ac">
            <text:p>Ac</text:p>
          </table:table-cell>
          <table:table-cell table:formula="of:=IF(EXACT([$'Plan base'.$F3];1);IF(EXACT([$'Plan base'.M3];&quot;&quot;);&quot;&quot;;IF(EXACT([$'Plan base'.M3];&quot;Plan contable&quot;);CONCATENATE([$'Plan base'.M3];&quot; ClearCore&quot;);[$'Plan base'.M3]));&quot;&quot;)" office:value-type="string" office:string-value="Plan contable ClearCore">
            <text:p>Plan contable ClearCore</text:p>
          </table:table-cell>
          <table:table-cell table:formula="of:=IF(EXACT([$'Plan base'.$F3];1);IF(EXACT([$'Plan base'.N3];&quot;&quot;);&quot;&quot;;[$'Plan base'.N3]);&quot;&quot;)" office:value-type="string" office:string-value="Vista">
            <text:p>Vista</text:p>
          </table:table-cell>
          <table:table-cell table:formula="of:=IF(EXACT([$'Plan base'.$F3];1);IF(EXACT([$'Plan base'.O3];&quot;&quot;);&quot;&quot;;[$'Plan base'.O3]);&quot;&quot;)" office:value-type="string" office:string-value="USD">
            <text:p>USD</text:p>
          </table:table-cell>
          <table:table-cell table:formula="of:=IF(EXACT([$'Plan base'.$F3];1);IF(EXACT([$'Plan base'.P3];&quot;&quot;);&quot;&quot;;[$'Plan base'.P3]);&quot;&quot;)" office:value-type="string" office:string-value="view">
            <text:p>view</text:p>
          </table:table-cell>
          <table:table-cell table:formula="of:=IF(EXACT([$'Plan base'.$F3];1);IF(EXACT([$'Plan base'.Q3];&quot;&quot;);&quot;&quot;;[$'Plan base'.Q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4];1);IF(EXACT([$'Plan base'.$A4];&quot;&quot;);&quot;&quot;;[$'Plan base'.$A4]);&quot;&quot;)" office:value-type="string" office:string-value="1100-0000">
            <text:p>1100-0000</text:p>
          </table:table-cell>
          <table:table-cell table:formula="of:=IF(EXACT([$'Plan base'.$F4];1);IF(EXACT([$'Plan base'.$J4];&quot;&quot;);&quot;&quot;;[$'Plan base'.$J4]);&quot;&quot;)" office:value-type="string" office:string-value="Activo circulante">
            <text:p>Activo circulante</text:p>
          </table:table-cell>
          <table:table-cell table:formula="of:=IF(EXACT([$'Plan base'.$F4];1);IF(EXACT([$'Plan base'.L4];&quot;&quot;);&quot;&quot;;[$'Plan base'.L4]);&quot;&quot;)" office:value-type="string" office:string-value="Cir">
            <text:p>Cir</text:p>
          </table:table-cell>
          <table:table-cell table:formula="of:=IF(EXACT([$'Plan base'.$F4];1);IF(EXACT([$'Plan base'.M4];&quot;&quot;);&quot;&quot;;IF(EXACT([$'Plan base'.M4];&quot;Plan contable&quot;);CONCATENATE([$'Plan base'.M4];&quot; ClearCore&quot;);[$'Plan base'.M4]));&quot;&quot;)" office:value-type="string" office:string-value="Activo">
            <text:p>Activo</text:p>
          </table:table-cell>
          <table:table-cell table:formula="of:=IF(EXACT([$'Plan base'.$F4];1);IF(EXACT([$'Plan base'.N4];&quot;&quot;);&quot;&quot;;[$'Plan base'.N4]);&quot;&quot;)" office:value-type="string" office:string-value="Vista">
            <text:p>Vista</text:p>
          </table:table-cell>
          <table:table-cell table:formula="of:=IF(EXACT([$'Plan base'.$F4];1);IF(EXACT([$'Plan base'.O4];&quot;&quot;);&quot;&quot;;[$'Plan base'.O4]);&quot;&quot;)" office:value-type="string" office:string-value="USD">
            <text:p>USD</text:p>
          </table:table-cell>
          <table:table-cell table:formula="of:=IF(EXACT([$'Plan base'.$F4];1);IF(EXACT([$'Plan base'.P4];&quot;&quot;);&quot;&quot;;[$'Plan base'.P4]);&quot;&quot;)" office:value-type="string" office:string-value="view">
            <text:p>view</text:p>
          </table:table-cell>
          <table:table-cell table:formula="of:=IF(EXACT([$'Plan base'.$F4];1);IF(EXACT([$'Plan base'.Q4];&quot;&quot;);&quot;&quot;;[$'Plan base'.Q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43];1);IF(EXACT([$'Plan base'.$A43];&quot;&quot;);&quot;&quot;;[$'Plan base'.$A43]);&quot;&quot;)" office:value-type="string" office:string-value="1120-0000">
            <text:p>1120-0000</text:p>
          </table:table-cell>
          <table:table-cell table:formula="of:=IF(EXACT([$'Plan base'.$F43];1);IF(EXACT([$'Plan base'.$J43];&quot;&quot;);&quot;&quot;;[$'Plan base'.$J43]);&quot;&quot;)" office:value-type="string" office:string-value="Activo circulante exigible">
            <text:p>Activo circulante exigible</text:p>
          </table:table-cell>
          <table:table-cell table:formula="of:=IF(EXACT([$'Plan base'.$F43];1);IF(EXACT([$'Plan base'.L43];&quot;&quot;);&quot;&quot;;[$'Plan base'.L43]);&quot;&quot;)" office:value-type="string" office:string-value="Exi">
            <text:p>Exi</text:p>
          </table:table-cell>
          <table:table-cell table:formula="of:=IF(EXACT([$'Plan base'.$F43];1);IF(EXACT([$'Plan base'.M43];&quot;&quot;);&quot;&quot;;IF(EXACT([$'Plan base'.M43];&quot;Plan contable&quot;);CONCATENATE([$'Plan base'.M43];&quot; ClearCore&quot;);[$'Plan base'.M43]));&quot;&quot;)" office:value-type="string" office:string-value="Activo circulante">
            <text:p>Activo circulante</text:p>
          </table:table-cell>
          <table:table-cell table:formula="of:=IF(EXACT([$'Plan base'.$F43];1);IF(EXACT([$'Plan base'.N43];&quot;&quot;);&quot;&quot;;[$'Plan base'.N43]);&quot;&quot;)" office:value-type="string" office:string-value="Vista">
            <text:p>Vista</text:p>
          </table:table-cell>
          <table:table-cell table:formula="of:=IF(EXACT([$'Plan base'.$F43];1);IF(EXACT([$'Plan base'.O43];&quot;&quot;);&quot;&quot;;[$'Plan base'.O43]);&quot;&quot;)" office:value-type="string" office:string-value="USD">
            <text:p>USD</text:p>
          </table:table-cell>
          <table:table-cell table:formula="of:=IF(EXACT([$'Plan base'.$F43];1);IF(EXACT([$'Plan base'.P43];&quot;&quot;);&quot;&quot;;[$'Plan base'.P43]);&quot;&quot;)" office:value-type="string" office:string-value="view">
            <text:p>view</text:p>
          </table:table-cell>
          <table:table-cell table:formula="of:=IF(EXACT([$'Plan base'.$F43];1);IF(EXACT([$'Plan base'.Q43];&quot;&quot;);&quot;&quot;;[$'Plan base'.Q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44];1);IF(EXACT([$'Plan base'.$A44];&quot;&quot;);&quot;&quot;;[$'Plan base'.$A44]);&quot;&quot;)" office:value-type="string" office:string-value="1121-0000">
            <text:p>1121-0000</text:p>
          </table:table-cell>
          <table:table-cell table:formula="of:=IF(EXACT([$'Plan base'.$F44];1);IF(EXACT([$'Plan base'.$J44];&quot;&quot;);&quot;&quot;;[$'Plan base'.$J44]);&quot;&quot;)" office:value-type="string" office:string-value="Cuentas por cobrar comerciales">
            <text:p>Cuentas por cobrar comerciales</text:p>
          </table:table-cell>
          <table:table-cell table:formula="of:=IF(EXACT([$'Plan base'.$F44];1);IF(EXACT([$'Plan base'.L44];&quot;&quot;);&quot;&quot;;[$'Plan base'.L44]);&quot;&quot;)" office:value-type="string" office:string-value="CxC-Com">
            <text:p>CxC-Com</text:p>
          </table:table-cell>
          <table:table-cell table:formula="of:=IF(EXACT([$'Plan base'.$F44];1);IF(EXACT([$'Plan base'.M44];&quot;&quot;);&quot;&quot;;IF(EXACT([$'Plan base'.M44];&quot;Plan contable&quot;);CONCATENATE([$'Plan base'.M44];&quot; ClearCore&quot;);[$'Plan base'.M44]));&quot;&quot;)" office:value-type="string" office:string-value="Activo circulante exigible">
            <text:p>Activo circulante exigible</text:p>
          </table:table-cell>
          <table:table-cell table:formula="of:=IF(EXACT([$'Plan base'.$F44];1);IF(EXACT([$'Plan base'.N44];&quot;&quot;);&quot;&quot;;[$'Plan base'.N44]);&quot;&quot;)" office:value-type="string" office:string-value="Vista">
            <text:p>Vista</text:p>
          </table:table-cell>
          <table:table-cell table:formula="of:=IF(EXACT([$'Plan base'.$F44];1);IF(EXACT([$'Plan base'.O44];&quot;&quot;);&quot;&quot;;[$'Plan base'.O44]);&quot;&quot;)" office:value-type="string" office:string-value="USD">
            <text:p>USD</text:p>
          </table:table-cell>
          <table:table-cell table:formula="of:=IF(EXACT([$'Plan base'.$F44];1);IF(EXACT([$'Plan base'.P44];&quot;&quot;);&quot;&quot;;[$'Plan base'.P44]);&quot;&quot;)" office:value-type="string" office:string-value="view">
            <text:p>view</text:p>
          </table:table-cell>
          <table:table-cell table:formula="of:=IF(EXACT([$'Plan base'.$F44];1);IF(EXACT([$'Plan base'.Q44];&quot;&quot;);&quot;&quot;;[$'Plan base'.Q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45];1);IF(EXACT([$'Plan base'.$A45];&quot;&quot;);&quot;&quot;;[$'Plan base'.$A45]);&quot;&quot;)" office:value-type="string" office:string-value="1121-0100">
            <text:p>1121-0100</text:p>
          </table:table-cell>
          <table:table-cell table:formula="of:=IF(EXACT([$'Plan base'.$F45];1);IF(EXACT([$'Plan base'.$J45];&quot;&quot;);&quot;&quot;;[$'Plan base'.$J45]);&quot;&quot;)" office:value-type="string" office:string-value="Cuentas por cobrar comerciales CRC">
            <text:p>Cuentas por cobrar comerciales CRC</text:p>
          </table:table-cell>
          <table:table-cell table:formula="of:=IF(EXACT([$'Plan base'.$F45];1);IF(EXACT([$'Plan base'.L45];&quot;&quot;);&quot;&quot;;[$'Plan base'.L45]);&quot;&quot;)" office:value-type="string" office:string-value="CRC">
            <text:p>CRC</text:p>
          </table:table-cell>
          <table:table-cell table:formula="of:=IF(EXACT([$'Plan base'.$F45];1);IF(EXACT([$'Plan base'.M45];&quot;&quot;);&quot;&quot;;IF(EXACT([$'Plan base'.M45];&quot;Plan contable&quot;);CONCATENATE([$'Plan base'.M45];&quot; ClearCore&quot;);[$'Plan base'.M45]));&quot;&quot;)" office:value-type="string" office:string-value="Cuentas por cobrar comerciales">
            <text:p>Cuentas por cobrar comerciales</text:p>
          </table:table-cell>
          <table:table-cell table:formula="of:=IF(EXACT([$'Plan base'.$F45];1);IF(EXACT([$'Plan base'.N45];&quot;&quot;);&quot;&quot;;[$'Plan base'.N45]);&quot;&quot;)" office:value-type="string" office:string-value="Cuenta por cobrar">
            <text:p>Cuenta por cobrar</text:p>
          </table:table-cell>
          <table:table-cell table:formula="of:=IF(EXACT([$'Plan base'.$F45];1);IF(EXACT([$'Plan base'.O45];&quot;&quot;);&quot;&quot;;[$'Plan base'.O45]);&quot;&quot;)" office:value-type="string" office:string-value="USD">
            <text:p>USD</text:p>
          </table:table-cell>
          <table:table-cell table:formula="of:=IF(EXACT([$'Plan base'.$F45];1);IF(EXACT([$'Plan base'.P45];&quot;&quot;);&quot;&quot;;[$'Plan base'.P45]);&quot;&quot;)" office:value-type="string" office:string-value="receivable">
            <text:p>receivable</text:p>
          </table:table-cell>
          <table:table-cell table:formula="of:=IF(EXACT([$'Plan base'.$F45];1);IF(EXACT([$'Plan base'.Q45];&quot;&quot;);&quot;&quot;;[$'Plan base'.Q4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46];1);IF(EXACT([$'Plan base'.$A46];&quot;&quot;);&quot;&quot;;[$'Plan base'.$A46]);&quot;&quot;)" office:value-type="string" office:string-value="1121-0200">
            <text:p>1121-0200</text:p>
          </table:table-cell>
          <table:table-cell table:formula="of:=IF(EXACT([$'Plan base'.$F46];1);IF(EXACT([$'Plan base'.$J46];&quot;&quot;);&quot;&quot;;[$'Plan base'.$J46]);&quot;&quot;)" office:value-type="string" office:string-value="Cuentas por cobrar comerciales USD">
            <text:p>Cuentas por cobrar comerciales USD</text:p>
          </table:table-cell>
          <table:table-cell table:formula="of:=IF(EXACT([$'Plan base'.$F46];1);IF(EXACT([$'Plan base'.L46];&quot;&quot;);&quot;&quot;;[$'Plan base'.L46]);&quot;&quot;)" office:value-type="string" office:string-value="USD">
            <text:p>USD</text:p>
          </table:table-cell>
          <table:table-cell table:formula="of:=IF(EXACT([$'Plan base'.$F46];1);IF(EXACT([$'Plan base'.M46];&quot;&quot;);&quot;&quot;;IF(EXACT([$'Plan base'.M46];&quot;Plan contable&quot;);CONCATENATE([$'Plan base'.M46];&quot; ClearCore&quot;);[$'Plan base'.M46]));&quot;&quot;)" office:value-type="string" office:string-value="Cuentas por cobrar comerciales">
            <text:p>Cuentas por cobrar comerciales</text:p>
          </table:table-cell>
          <table:table-cell table:formula="of:=IF(EXACT([$'Plan base'.$F46];1);IF(EXACT([$'Plan base'.N46];&quot;&quot;);&quot;&quot;;[$'Plan base'.N46]);&quot;&quot;)" office:value-type="string" office:string-value="Cuenta por cobrar">
            <text:p>Cuenta por cobrar</text:p>
          </table:table-cell>
          <table:table-cell table:formula="of:=IF(EXACT([$'Plan base'.$F46];1);IF(EXACT([$'Plan base'.O46];&quot;&quot;);&quot;&quot;;[$'Plan base'.O46]);&quot;&quot;)" office:value-type="string" office:string-value="USD">
            <text:p>USD</text:p>
          </table:table-cell>
          <table:table-cell table:formula="of:=IF(EXACT([$'Plan base'.$F46];1);IF(EXACT([$'Plan base'.P46];&quot;&quot;);&quot;&quot;;[$'Plan base'.P46]);&quot;&quot;)" office:value-type="string" office:string-value="receivable">
            <text:p>receivable</text:p>
          </table:table-cell>
          <table:table-cell table:formula="of:=IF(EXACT([$'Plan base'.$F46];1);IF(EXACT([$'Plan base'.Q46];&quot;&quot;);&quot;&quot;;[$'Plan base'.Q4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48];1);IF(EXACT([$'Plan base'.$A48];&quot;&quot;);&quot;&quot;;[$'Plan base'.$A48]);&quot;&quot;)" office:value-type="string" office:string-value="1122-0000">
            <text:p>1122-0000</text:p>
          </table:table-cell>
          <table:table-cell table:formula="of:=IF(EXACT([$'Plan base'.$F48];1);IF(EXACT([$'Plan base'.$J48];&quot;&quot;);&quot;&quot;;[$'Plan base'.$J48]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F48];1);IF(EXACT([$'Plan base'.L48];&quot;&quot;);&quot;&quot;;[$'Plan base'.L48]);&quot;&quot;)" office:value-type="string" office:string-value="CxC-Rel">
            <text:p>CxC-Rel</text:p>
          </table:table-cell>
          <table:table-cell table:formula="of:=IF(EXACT([$'Plan base'.$F48];1);IF(EXACT([$'Plan base'.M48];&quot;&quot;);&quot;&quot;;IF(EXACT([$'Plan base'.M48];&quot;Plan contable&quot;);CONCATENATE([$'Plan base'.M48];&quot; ClearCore&quot;);[$'Plan base'.M48]));&quot;&quot;)" office:value-type="string" office:string-value="Activo circulante exigible">
            <text:p>Activo circulante exigible</text:p>
          </table:table-cell>
          <table:table-cell table:formula="of:=IF(EXACT([$'Plan base'.$F48];1);IF(EXACT([$'Plan base'.N48];&quot;&quot;);&quot;&quot;;[$'Plan base'.N48]);&quot;&quot;)" office:value-type="string" office:string-value="Vista">
            <text:p>Vista</text:p>
          </table:table-cell>
          <table:table-cell table:formula="of:=IF(EXACT([$'Plan base'.$F48];1);IF(EXACT([$'Plan base'.O48];&quot;&quot;);&quot;&quot;;[$'Plan base'.O48]);&quot;&quot;)" office:value-type="string" office:string-value="USD">
            <text:p>USD</text:p>
          </table:table-cell>
          <table:table-cell table:formula="of:=IF(EXACT([$'Plan base'.$F48];1);IF(EXACT([$'Plan base'.P48];&quot;&quot;);&quot;&quot;;[$'Plan base'.P48]);&quot;&quot;)" office:value-type="string" office:string-value="view">
            <text:p>view</text:p>
          </table:table-cell>
          <table:table-cell table:formula="of:=IF(EXACT([$'Plan base'.$F48];1);IF(EXACT([$'Plan base'.Q48];&quot;&quot;);&quot;&quot;;[$'Plan base'.Q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49];1);IF(EXACT([$'Plan base'.$A49];&quot;&quot;);&quot;&quot;;[$'Plan base'.$A49]);&quot;&quot;)" office:value-type="string" office:string-value="1122-0100">
            <text:p>1122-0100</text:p>
          </table:table-cell>
          <table:table-cell table:formula="of:=IF(EXACT([$'Plan base'.$F49];1);IF(EXACT([$'Plan base'.$J49];&quot;&quot;);&quot;&quot;;[$'Plan base'.$J49]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F49];1);IF(EXACT([$'Plan base'.L49];&quot;&quot;);&quot;&quot;;[$'Plan base'.L49]);&quot;&quot;)" office:value-type="string" office:string-value="Adm">
            <text:p>Adm</text:p>
          </table:table-cell>
          <table:table-cell table:formula="of:=IF(EXACT([$'Plan base'.$F49];1);IF(EXACT([$'Plan base'.M49];&quot;&quot;);&quot;&quot;;IF(EXACT([$'Plan base'.M49];&quot;Plan contable&quot;);CONCATENATE([$'Plan base'.M49];&quot; ClearCore&quot;);[$'Plan base'.M49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F49];1);IF(EXACT([$'Plan base'.N49];&quot;&quot;);&quot;&quot;;[$'Plan base'.N49]);&quot;&quot;)" office:value-type="string" office:string-value="Vista">
            <text:p>Vista</text:p>
          </table:table-cell>
          <table:table-cell table:formula="of:=IF(EXACT([$'Plan base'.$F49];1);IF(EXACT([$'Plan base'.O49];&quot;&quot;);&quot;&quot;;[$'Plan base'.O49]);&quot;&quot;)" office:value-type="string" office:string-value="USD">
            <text:p>USD</text:p>
          </table:table-cell>
          <table:table-cell table:formula="of:=IF(EXACT([$'Plan base'.$F49];1);IF(EXACT([$'Plan base'.P49];&quot;&quot;);&quot;&quot;;[$'Plan base'.P49]);&quot;&quot;)" office:value-type="string" office:string-value="view">
            <text:p>view</text:p>
          </table:table-cell>
          <table:table-cell table:formula="of:=IF(EXACT([$'Plan base'.$F49];1);IF(EXACT([$'Plan base'.Q49];&quot;&quot;);&quot;&quot;;[$'Plan base'.Q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50];1);IF(EXACT([$'Plan base'.$A50];&quot;&quot;);&quot;&quot;;[$'Plan base'.$A50]);&quot;&quot;)" office:value-type="string" office:string-value="1122-0101">
            <text:p>1122-0101</text:p>
          </table:table-cell>
          <table:table-cell table:formula="of:=IF(EXACT([$'Plan base'.$F50];1);IF(EXACT([$'Plan base'.$J50];&quot;&quot;);&quot;&quot;;[$'Plan base'.$J50]);&quot;&quot;)" office:value-type="string" office:string-value="Cuentas por cobrar a ClearCorp S.A.">
            <text:p>Cuentas por cobrar a ClearCorp S.A.</text:p>
          </table:table-cell>
          <table:table-cell table:formula="of:=IF(EXACT([$'Plan base'.$F50];1);IF(EXACT([$'Plan base'.L50];&quot;&quot;);&quot;&quot;;[$'Plan base'.L50]);&quot;&quot;)" office:value-type="string" office:string-value="Ccorp">
            <text:p>Ccorp</text:p>
          </table:table-cell>
          <table:table-cell table:formula="of:=IF(EXACT([$'Plan base'.$F50];1);IF(EXACT([$'Plan base'.M50];&quot;&quot;);&quot;&quot;;IF(EXACT([$'Plan base'.M50];&quot;Plan contable&quot;);CONCATENATE([$'Plan base'.M50];&quot; ClearCore&quot;);[$'Plan base'.M50])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F50];1);IF(EXACT([$'Plan base'.N50];&quot;&quot;);&quot;&quot;;[$'Plan base'.N50]);&quot;&quot;)" office:value-type="string" office:string-value="Cuenta por cobrar">
            <text:p>Cuenta por cobrar</text:p>
          </table:table-cell>
          <table:table-cell table:formula="of:=IF(EXACT([$'Plan base'.$F50];1);IF(EXACT([$'Plan base'.O50];&quot;&quot;);&quot;&quot;;[$'Plan base'.O50]);&quot;&quot;)" office:value-type="string" office:string-value="USD">
            <text:p>USD</text:p>
          </table:table-cell>
          <table:table-cell table:formula="of:=IF(EXACT([$'Plan base'.$F50];1);IF(EXACT([$'Plan base'.P50];&quot;&quot;);&quot;&quot;;[$'Plan base'.P50]);&quot;&quot;)" office:value-type="string" office:string-value="receivable">
            <text:p>receivable</text:p>
          </table:table-cell>
          <table:table-cell table:formula="of:=IF(EXACT([$'Plan base'.$F50];1);IF(EXACT([$'Plan base'.Q50];&quot;&quot;);&quot;&quot;;[$'Plan base'.Q5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51];1);IF(EXACT([$'Plan base'.$A51];&quot;&quot;);&quot;&quot;;[$'Plan base'.$A51]);&quot;&quot;)" office:value-type="string" office:string-value="1122-0200">
            <text:p>1122-0200</text:p>
          </table:table-cell>
          <table:table-cell table:formula="of:=IF(EXACT([$'Plan base'.$F51];1);IF(EXACT([$'Plan base'.$J51];&quot;&quot;);&quot;&quot;;[$'Plan base'.$J51]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F51];1);IF(EXACT([$'Plan base'.L51];&quot;&quot;);&quot;&quot;;[$'Plan base'.L51]);&quot;&quot;)" office:value-type="string" office:string-value="Gru">
            <text:p>Gru</text:p>
          </table:table-cell>
          <table:table-cell table:formula="of:=IF(EXACT([$'Plan base'.$F51];1);IF(EXACT([$'Plan base'.M51];&quot;&quot;);&quot;&quot;;IF(EXACT([$'Plan base'.M51];&quot;Plan contable&quot;);CONCATENATE([$'Plan base'.M51];&quot; ClearCore&quot;);[$'Plan base'.M51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F51];1);IF(EXACT([$'Plan base'.N51];&quot;&quot;);&quot;&quot;;[$'Plan base'.N51]);&quot;&quot;)" office:value-type="string" office:string-value="Vista">
            <text:p>Vista</text:p>
          </table:table-cell>
          <table:table-cell table:formula="of:=IF(EXACT([$'Plan base'.$F51];1);IF(EXACT([$'Plan base'.O51];&quot;&quot;);&quot;&quot;;[$'Plan base'.O51]);&quot;&quot;)" office:value-type="string" office:string-value="USD">
            <text:p>USD</text:p>
          </table:table-cell>
          <table:table-cell table:formula="of:=IF(EXACT([$'Plan base'.$F51];1);IF(EXACT([$'Plan base'.P51];&quot;&quot;);&quot;&quot;;[$'Plan base'.P51]);&quot;&quot;)" office:value-type="string" office:string-value="view">
            <text:p>view</text:p>
          </table:table-cell>
          <table:table-cell table:formula="of:=IF(EXACT([$'Plan base'.$F51];1);IF(EXACT([$'Plan base'.Q51];&quot;&quot;);&quot;&quot;;[$'Plan base'.Q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52];1);IF(EXACT([$'Plan base'.$A52];&quot;&quot;);&quot;&quot;;[$'Plan base'.$A52]);&quot;&quot;)" office:value-type="string" office:string-value="1122-0201">
            <text:p>1122-0201</text:p>
          </table:table-cell>
          <table:table-cell table:formula="of:=IF(EXACT([$'Plan base'.$F52];1);IF(EXACT([$'Plan base'.$J52];&quot;&quot;);&quot;&quot;;[$'Plan base'.$J52]);&quot;&quot;)" office:value-type="string" office:string-value="Cuentas po cobrar a ClearSoft S.A.">
            <text:p>Cuentas po cobrar a ClearSoft S.A.</text:p>
          </table:table-cell>
          <table:table-cell table:formula="of:=IF(EXACT([$'Plan base'.$F52];1);IF(EXACT([$'Plan base'.L52];&quot;&quot;);&quot;&quot;;[$'Plan base'.L52]);&quot;&quot;)" office:value-type="string" office:string-value="Csoft">
            <text:p>Csoft</text:p>
          </table:table-cell>
          <table:table-cell table:formula="of:=IF(EXACT([$'Plan base'.$F52];1);IF(EXACT([$'Plan base'.M52];&quot;&quot;);&quot;&quot;;IF(EXACT([$'Plan base'.M52];&quot;Plan contable&quot;);CONCATENATE([$'Plan base'.M52];&quot; ClearCore&quot;);[$'Plan base'.M52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F52];1);IF(EXACT([$'Plan base'.N52];&quot;&quot;);&quot;&quot;;[$'Plan base'.N52]);&quot;&quot;)" office:value-type="string" office:string-value="Cuenta por cobrar">
            <text:p>Cuenta por cobrar</text:p>
          </table:table-cell>
          <table:table-cell table:formula="of:=IF(EXACT([$'Plan base'.$F52];1);IF(EXACT([$'Plan base'.O52];&quot;&quot;);&quot;&quot;;[$'Plan base'.O52]);&quot;&quot;)" office:value-type="string" office:string-value="USD">
            <text:p>USD</text:p>
          </table:table-cell>
          <table:table-cell table:formula="of:=IF(EXACT([$'Plan base'.$F52];1);IF(EXACT([$'Plan base'.P52];&quot;&quot;);&quot;&quot;;[$'Plan base'.P52]);&quot;&quot;)" office:value-type="string" office:string-value="receivable">
            <text:p>receivable</text:p>
          </table:table-cell>
          <table:table-cell table:formula="of:=IF(EXACT([$'Plan base'.$F52];1);IF(EXACT([$'Plan base'.Q52];&quot;&quot;);&quot;&quot;;[$'Plan base'.Q5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54];1);IF(EXACT([$'Plan base'.$A54];&quot;&quot;);&quot;&quot;;[$'Plan base'.$A54]);&quot;&quot;)" office:value-type="string" office:string-value="1122-0203">
            <text:p>1122-0203</text:p>
          </table:table-cell>
          <table:table-cell table:formula="of:=IF(EXACT([$'Plan base'.$F54];1);IF(EXACT([$'Plan base'.$J54];&quot;&quot;);&quot;&quot;;[$'Plan base'.$J54]);&quot;&quot;)" office:value-type="string" office:string-value="Cuentas por cobrar a ClearNet S.A.">
            <text:p>Cuentas por cobrar a ClearNet S.A.</text:p>
          </table:table-cell>
          <table:table-cell table:formula="of:=IF(EXACT([$'Plan base'.$F54];1);IF(EXACT([$'Plan base'.L54];&quot;&quot;);&quot;&quot;;[$'Plan base'.L54]);&quot;&quot;)" office:value-type="string" office:string-value="CNet">
            <text:p>CNet</text:p>
          </table:table-cell>
          <table:table-cell table:formula="of:=IF(EXACT([$'Plan base'.$F54];1);IF(EXACT([$'Plan base'.M54];&quot;&quot;);&quot;&quot;;IF(EXACT([$'Plan base'.M54];&quot;Plan contable&quot;);CONCATENATE([$'Plan base'.M54];&quot; ClearCore&quot;);[$'Plan base'.M54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F54];1);IF(EXACT([$'Plan base'.N54];&quot;&quot;);&quot;&quot;;[$'Plan base'.N54]);&quot;&quot;)" office:value-type="string" office:string-value="Cuenta por cobrar">
            <text:p>Cuenta por cobrar</text:p>
          </table:table-cell>
          <table:table-cell table:formula="of:=IF(EXACT([$'Plan base'.$F54];1);IF(EXACT([$'Plan base'.O54];&quot;&quot;);&quot;&quot;;[$'Plan base'.O54]);&quot;&quot;)" office:value-type="string" office:string-value="USD">
            <text:p>USD</text:p>
          </table:table-cell>
          <table:table-cell table:formula="of:=IF(EXACT([$'Plan base'.$F54];1);IF(EXACT([$'Plan base'.P54];&quot;&quot;);&quot;&quot;;[$'Plan base'.P54]);&quot;&quot;)" office:value-type="string" office:string-value="receivable">
            <text:p>receivable</text:p>
          </table:table-cell>
          <table:table-cell table:formula="of:=IF(EXACT([$'Plan base'.$F54];1);IF(EXACT([$'Plan base'.Q54];&quot;&quot;);&quot;&quot;;[$'Plan base'.Q54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55];1);IF(EXACT([$'Plan base'.$A55];&quot;&quot;);&quot;&quot;;[$'Plan base'.$A55]);&quot;&quot;)" office:value-type="string" office:string-value="1123-0000">
            <text:p>1123-0000</text:p>
          </table:table-cell>
          <table:table-cell table:formula="of:=IF(EXACT([$'Plan base'.$F55];1);IF(EXACT([$'Plan base'.$J55];&quot;&quot;);&quot;&quot;;[$'Plan base'.$J55]);&quot;&quot;)" office:value-type="string" office:string-value="Cuentas por cobrar a empleados">
            <text:p>Cuentas por cobrar a empleados</text:p>
          </table:table-cell>
          <table:table-cell table:formula="of:=IF(EXACT([$'Plan base'.$F55];1);IF(EXACT([$'Plan base'.L55];&quot;&quot;);&quot;&quot;;[$'Plan base'.L55]);&quot;&quot;)" office:value-type="string" office:string-value="CxC-Emp">
            <text:p>CxC-Emp</text:p>
          </table:table-cell>
          <table:table-cell table:formula="of:=IF(EXACT([$'Plan base'.$F55];1);IF(EXACT([$'Plan base'.M55];&quot;&quot;);&quot;&quot;;IF(EXACT([$'Plan base'.M55];&quot;Plan contable&quot;);CONCATENATE([$'Plan base'.M55];&quot; ClearCore&quot;);[$'Plan base'.M55]));&quot;&quot;)" office:value-type="string" office:string-value="Activo circulante exigible">
            <text:p>Activo circulante exigible</text:p>
          </table:table-cell>
          <table:table-cell table:formula="of:=IF(EXACT([$'Plan base'.$F55];1);IF(EXACT([$'Plan base'.N55];&quot;&quot;);&quot;&quot;;[$'Plan base'.N55]);&quot;&quot;)" office:value-type="string" office:string-value="Cuenta por cobrar">
            <text:p>Cuenta por cobrar</text:p>
          </table:table-cell>
          <table:table-cell table:formula="of:=IF(EXACT([$'Plan base'.$F55];1);IF(EXACT([$'Plan base'.O55];&quot;&quot;);&quot;&quot;;[$'Plan base'.O55]);&quot;&quot;)" office:value-type="string" office:string-value="USD">
            <text:p>USD</text:p>
          </table:table-cell>
          <table:table-cell table:formula="of:=IF(EXACT([$'Plan base'.$F55];1);IF(EXACT([$'Plan base'.P55];&quot;&quot;);&quot;&quot;;[$'Plan base'.P55]);&quot;&quot;)" office:value-type="string" office:string-value="receivable">
            <text:p>receivable</text:p>
          </table:table-cell>
          <table:table-cell table:formula="of:=IF(EXACT([$'Plan base'.$F55];1);IF(EXACT([$'Plan base'.Q55];&quot;&quot;);&quot;&quot;;[$'Plan base'.Q5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56];1);IF(EXACT([$'Plan base'.$A56];&quot;&quot;);&quot;&quot;;[$'Plan base'.$A56]);&quot;&quot;)" office:value-type="string" office:string-value="1124-0000">
            <text:p>1124-0000</text:p>
          </table:table-cell>
          <table:table-cell table:formula="of:=IF(EXACT([$'Plan base'.$F56];1);IF(EXACT([$'Plan base'.$J56];&quot;&quot;);&quot;&quot;;[$'Plan base'.$J56]);&quot;&quot;)" office:value-type="string" office:string-value="Otras cuentas por cobrar">
            <text:p>Otras cuentas por cobrar</text:p>
          </table:table-cell>
          <table:table-cell table:formula="of:=IF(EXACT([$'Plan base'.$F56];1);IF(EXACT([$'Plan base'.L56];&quot;&quot;);&quot;&quot;;[$'Plan base'.L56]);&quot;&quot;)" office:value-type="string" office:string-value="CxC-Ot">
            <text:p>CxC-Ot</text:p>
          </table:table-cell>
          <table:table-cell table:formula="of:=IF(EXACT([$'Plan base'.$F56];1);IF(EXACT([$'Plan base'.M56];&quot;&quot;);&quot;&quot;;IF(EXACT([$'Plan base'.M56];&quot;Plan contable&quot;);CONCATENATE([$'Plan base'.M56];&quot; ClearCore&quot;);[$'Plan base'.M56]));&quot;&quot;)" office:value-type="string" office:string-value="Activo circulante exigible">
            <text:p>Activo circulante exigible</text:p>
          </table:table-cell>
          <table:table-cell table:formula="of:=IF(EXACT([$'Plan base'.$F56];1);IF(EXACT([$'Plan base'.N56];&quot;&quot;);&quot;&quot;;[$'Plan base'.N56]);&quot;&quot;)" office:value-type="string" office:string-value="Cuenta por cobrar">
            <text:p>Cuenta por cobrar</text:p>
          </table:table-cell>
          <table:table-cell table:formula="of:=IF(EXACT([$'Plan base'.$F56];1);IF(EXACT([$'Plan base'.O56];&quot;&quot;);&quot;&quot;;[$'Plan base'.O56]);&quot;&quot;)" office:value-type="string" office:string-value="USD">
            <text:p>USD</text:p>
          </table:table-cell>
          <table:table-cell table:formula="of:=IF(EXACT([$'Plan base'.$F56];1);IF(EXACT([$'Plan base'.P56];&quot;&quot;);&quot;&quot;;[$'Plan base'.P56]);&quot;&quot;)" office:value-type="string" office:string-value="receivable">
            <text:p>receivable</text:p>
          </table:table-cell>
          <table:table-cell table:formula="of:=IF(EXACT([$'Plan base'.$F56];1);IF(EXACT([$'Plan base'.Q56];&quot;&quot;);&quot;&quot;;[$'Plan base'.Q5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61];1);IF(EXACT([$'Plan base'.$A61];&quot;&quot;);&quot;&quot;;[$'Plan base'.$A61]);&quot;&quot;)" office:value-type="string" office:string-value="1130-0000">
            <text:p>1130-0000</text:p>
          </table:table-cell>
          <table:table-cell table:formula="of:=IF(EXACT([$'Plan base'.$F61];1);IF(EXACT([$'Plan base'.$J61];&quot;&quot;);&quot;&quot;;[$'Plan base'.$J61]);&quot;&quot;)" office:value-type="string" office:string-value="Activo circulante realizable">
            <text:p>Activo circulante realizable</text:p>
          </table:table-cell>
          <table:table-cell table:formula="of:=IF(EXACT([$'Plan base'.$F61];1);IF(EXACT([$'Plan base'.L61];&quot;&quot;);&quot;&quot;;[$'Plan base'.L61]);&quot;&quot;)" office:value-type="string" office:string-value="Rea">
            <text:p>Rea</text:p>
          </table:table-cell>
          <table:table-cell table:formula="of:=IF(EXACT([$'Plan base'.$F61];1);IF(EXACT([$'Plan base'.M61];&quot;&quot;);&quot;&quot;;IF(EXACT([$'Plan base'.M61];&quot;Plan contable&quot;);CONCATENATE([$'Plan base'.M61];&quot; ClearCore&quot;);[$'Plan base'.M61]));&quot;&quot;)" office:value-type="string" office:string-value="Activo circulante">
            <text:p>Activo circulante</text:p>
          </table:table-cell>
          <table:table-cell table:formula="of:=IF(EXACT([$'Plan base'.$F61];1);IF(EXACT([$'Plan base'.N61];&quot;&quot;);&quot;&quot;;[$'Plan base'.N61]);&quot;&quot;)" office:value-type="string" office:string-value="Vista">
            <text:p>Vista</text:p>
          </table:table-cell>
          <table:table-cell table:formula="of:=IF(EXACT([$'Plan base'.$F61];1);IF(EXACT([$'Plan base'.O61];&quot;&quot;);&quot;&quot;;[$'Plan base'.O61]);&quot;&quot;)" office:value-type="string" office:string-value="USD">
            <text:p>USD</text:p>
          </table:table-cell>
          <table:table-cell table:formula="of:=IF(EXACT([$'Plan base'.$F61];1);IF(EXACT([$'Plan base'.P61];&quot;&quot;);&quot;&quot;;[$'Plan base'.P61]);&quot;&quot;)" office:value-type="string" office:string-value="view">
            <text:p>view</text:p>
          </table:table-cell>
          <table:table-cell table:formula="of:=IF(EXACT([$'Plan base'.$F61];1);IF(EXACT([$'Plan base'.Q61];&quot;&quot;);&quot;&quot;;[$'Plan base'.Q6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62];1);IF(EXACT([$'Plan base'.$A62];&quot;&quot;);&quot;&quot;;[$'Plan base'.$A62]);&quot;&quot;)" office:value-type="string" office:string-value="1131-0000">
            <text:p>1131-0000</text:p>
          </table:table-cell>
          <table:table-cell table:formula="of:=IF(EXACT([$'Plan base'.$F62];1);IF(EXACT([$'Plan base'.$J62];&quot;&quot;);&quot;&quot;;[$'Plan base'.$J62]);&quot;&quot;)" office:value-type="string" office:string-value="Inventarios">
            <text:p>Inventarios</text:p>
          </table:table-cell>
          <table:table-cell table:formula="of:=IF(EXACT([$'Plan base'.$F62];1);IF(EXACT([$'Plan base'.L62];&quot;&quot;);&quot;&quot;;[$'Plan base'.L62]);&quot;&quot;)" office:value-type="string" office:string-value="Inv">
            <text:p>Inv</text:p>
          </table:table-cell>
          <table:table-cell table:formula="of:=IF(EXACT([$'Plan base'.$F62];1);IF(EXACT([$'Plan base'.M62];&quot;&quot;);&quot;&quot;;IF(EXACT([$'Plan base'.M62];&quot;Plan contable&quot;);CONCATENATE([$'Plan base'.M62];&quot; ClearCore&quot;);[$'Plan base'.M62]));&quot;&quot;)" office:value-type="string" office:string-value="Activo circulante realizable">
            <text:p>Activo circulante realizable</text:p>
          </table:table-cell>
          <table:table-cell table:formula="of:=IF(EXACT([$'Plan base'.$F62];1);IF(EXACT([$'Plan base'.N62];&quot;&quot;);&quot;&quot;;[$'Plan base'.N62]);&quot;&quot;)" office:value-type="string" office:string-value="Vista">
            <text:p>Vista</text:p>
          </table:table-cell>
          <table:table-cell table:formula="of:=IF(EXACT([$'Plan base'.$F62];1);IF(EXACT([$'Plan base'.O62];&quot;&quot;);&quot;&quot;;[$'Plan base'.O62]);&quot;&quot;)" office:value-type="string" office:string-value="USD">
            <text:p>USD</text:p>
          </table:table-cell>
          <table:table-cell table:formula="of:=IF(EXACT([$'Plan base'.$F62];1);IF(EXACT([$'Plan base'.P62];&quot;&quot;);&quot;&quot;;[$'Plan base'.P62]);&quot;&quot;)" office:value-type="string" office:string-value="view">
            <text:p>view</text:p>
          </table:table-cell>
          <table:table-cell table:formula="of:=IF(EXACT([$'Plan base'.$F62];1);IF(EXACT([$'Plan base'.Q62];&quot;&quot;);&quot;&quot;;[$'Plan base'.Q6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63];1);IF(EXACT([$'Plan base'.$A63];&quot;&quot;);&quot;&quot;;[$'Plan base'.$A63]);&quot;&quot;)" office:value-type="string" office:string-value="1131-0100">
            <text:p>1131-0100</text:p>
          </table:table-cell>
          <table:table-cell table:formula="of:=IF(EXACT([$'Plan base'.$F63];1);IF(EXACT([$'Plan base'.$J63];&quot;&quot;);&quot;&quot;;[$'Plan base'.$J63]);&quot;&quot;)" office:value-type="string" office:string-value="Inventario de producto para la venta">
            <text:p>Inventario de producto para la venta</text:p>
          </table:table-cell>
          <table:table-cell table:formula="of:=IF(EXACT([$'Plan base'.$F63];1);IF(EXACT([$'Plan base'.L63];&quot;&quot;);&quot;&quot;;[$'Plan base'.L63]);&quot;&quot;)" office:value-type="string" office:string-value="Prod">
            <text:p>Prod</text:p>
          </table:table-cell>
          <table:table-cell table:formula="of:=IF(EXACT([$'Plan base'.$F63];1);IF(EXACT([$'Plan base'.M63];&quot;&quot;);&quot;&quot;;IF(EXACT([$'Plan base'.M63];&quot;Plan contable&quot;);CONCATENATE([$'Plan base'.M63];&quot; ClearCore&quot;);[$'Plan base'.M63]));&quot;&quot;)" office:value-type="string" office:string-value="Inventarios">
            <text:p>Inventarios</text:p>
          </table:table-cell>
          <table:table-cell table:formula="of:=IF(EXACT([$'Plan base'.$F63];1);IF(EXACT([$'Plan base'.N63];&quot;&quot;);&quot;&quot;;[$'Plan base'.N63]);&quot;&quot;)" office:value-type="string" office:string-value="Activo">
            <text:p>Activo</text:p>
          </table:table-cell>
          <table:table-cell table:formula="of:=IF(EXACT([$'Plan base'.$F63];1);IF(EXACT([$'Plan base'.O63];&quot;&quot;);&quot;&quot;;[$'Plan base'.O63]);&quot;&quot;)" office:value-type="string" office:string-value="USD">
            <text:p>USD</text:p>
          </table:table-cell>
          <table:table-cell table:formula="of:=IF(EXACT([$'Plan base'.$F63];1);IF(EXACT([$'Plan base'.P63];&quot;&quot;);&quot;&quot;;[$'Plan base'.P63]);&quot;&quot;)" office:value-type="string" office:string-value="other">
            <text:p>other</text:p>
          </table:table-cell>
          <table:table-cell table:formula="of:=IF(EXACT([$'Plan base'.$F63];1);IF(EXACT([$'Plan base'.Q63];&quot;&quot;);&quot;&quot;;[$'Plan base'.Q6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64];1);IF(EXACT([$'Plan base'.$A64];&quot;&quot;);&quot;&quot;;[$'Plan base'.$A64]);&quot;&quot;)" office:value-type="string" office:string-value="1200-0000">
            <text:p>1200-0000</text:p>
          </table:table-cell>
          <table:table-cell table:formula="of:=IF(EXACT([$'Plan base'.$F64];1);IF(EXACT([$'Plan base'.$J64];&quot;&quot;);&quot;&quot;;[$'Plan base'.$J64]);&quot;&quot;)" office:value-type="string" office:string-value="Activo fijo">
            <text:p>Activo fijo</text:p>
          </table:table-cell>
          <table:table-cell table:formula="of:=IF(EXACT([$'Plan base'.$F64];1);IF(EXACT([$'Plan base'.L64];&quot;&quot;);&quot;&quot;;[$'Plan base'.L64]);&quot;&quot;)" office:value-type="string" office:string-value="AF">
            <text:p>AF</text:p>
          </table:table-cell>
          <table:table-cell table:formula="of:=IF(EXACT([$'Plan base'.$F64];1);IF(EXACT([$'Plan base'.M64];&quot;&quot;);&quot;&quot;;IF(EXACT([$'Plan base'.M64];&quot;Plan contable&quot;);CONCATENATE([$'Plan base'.M64];&quot; ClearCore&quot;);[$'Plan base'.M64]));&quot;&quot;)" office:value-type="string" office:string-value="Activo">
            <text:p>Activo</text:p>
          </table:table-cell>
          <table:table-cell table:formula="of:=IF(EXACT([$'Plan base'.$F64];1);IF(EXACT([$'Plan base'.N64];&quot;&quot;);&quot;&quot;;[$'Plan base'.N64]);&quot;&quot;)" office:value-type="string" office:string-value="Vista">
            <text:p>Vista</text:p>
          </table:table-cell>
          <table:table-cell table:formula="of:=IF(EXACT([$'Plan base'.$F64];1);IF(EXACT([$'Plan base'.O64];&quot;&quot;);&quot;&quot;;[$'Plan base'.O64]);&quot;&quot;)" office:value-type="string" office:string-value="USD">
            <text:p>USD</text:p>
          </table:table-cell>
          <table:table-cell table:formula="of:=IF(EXACT([$'Plan base'.$F64];1);IF(EXACT([$'Plan base'.P64];&quot;&quot;);&quot;&quot;;[$'Plan base'.P64]);&quot;&quot;)" office:value-type="string" office:string-value="view">
            <text:p>view</text:p>
          </table:table-cell>
          <table:table-cell table:formula="of:=IF(EXACT([$'Plan base'.$F64];1);IF(EXACT([$'Plan base'.Q64];&quot;&quot;);&quot;&quot;;[$'Plan base'.Q6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93];1);IF(EXACT([$'Plan base'.$A93];&quot;&quot;);&quot;&quot;;[$'Plan base'.$A93]);&quot;&quot;)" office:value-type="string" office:string-value="1900-0000">
            <text:p>1900-0000</text:p>
          </table:table-cell>
          <table:table-cell table:formula="of:=IF(EXACT([$'Plan base'.$F93];1);IF(EXACT([$'Plan base'.$J93];&quot;&quot;);&quot;&quot;;[$'Plan base'.$J93]);&quot;&quot;)" office:value-type="string" office:string-value="Otros activos">
            <text:p>Otros activos</text:p>
          </table:table-cell>
          <table:table-cell table:formula="of:=IF(EXACT([$'Plan base'.$F93];1);IF(EXACT([$'Plan base'.L93];&quot;&quot;);&quot;&quot;;[$'Plan base'.L93]);&quot;&quot;)" office:value-type="string" office:string-value="Ot">
            <text:p>Ot</text:p>
          </table:table-cell>
          <table:table-cell table:formula="of:=IF(EXACT([$'Plan base'.$F93];1);IF(EXACT([$'Plan base'.M93];&quot;&quot;);&quot;&quot;;IF(EXACT([$'Plan base'.M93];&quot;Plan contable&quot;);CONCATENATE([$'Plan base'.M93];&quot; ClearCore&quot;);[$'Plan base'.M93]));&quot;&quot;)" office:value-type="string" office:string-value="Activo">
            <text:p>Activo</text:p>
          </table:table-cell>
          <table:table-cell table:formula="of:=IF(EXACT([$'Plan base'.$F93];1);IF(EXACT([$'Plan base'.N93];&quot;&quot;);&quot;&quot;;[$'Plan base'.N93]);&quot;&quot;)" office:value-type="string" office:string-value="Vista">
            <text:p>Vista</text:p>
          </table:table-cell>
          <table:table-cell table:formula="of:=IF(EXACT([$'Plan base'.$F93];1);IF(EXACT([$'Plan base'.O93];&quot;&quot;);&quot;&quot;;[$'Plan base'.O93]);&quot;&quot;)" office:value-type="string" office:string-value="USD">
            <text:p>USD</text:p>
          </table:table-cell>
          <table:table-cell table:formula="of:=IF(EXACT([$'Plan base'.$F93];1);IF(EXACT([$'Plan base'.P93];&quot;&quot;);&quot;&quot;;[$'Plan base'.P93]);&quot;&quot;)" office:value-type="string" office:string-value="view">
            <text:p>view</text:p>
          </table:table-cell>
          <table:table-cell table:formula="of:=IF(EXACT([$'Plan base'.$F93];1);IF(EXACT([$'Plan base'.Q93];&quot;&quot;);&quot;&quot;;[$'Plan base'.Q9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06];1);IF(EXACT([$'Plan base'.$A106];&quot;&quot;);&quot;&quot;;[$'Plan base'.$A106]);&quot;&quot;)" office:value-type="string" office:string-value="1930-0000">
            <text:p>1930-0000</text:p>
          </table:table-cell>
          <table:table-cell table:formula="of:=IF(EXACT([$'Plan base'.$F106];1);IF(EXACT([$'Plan base'.$J106];&quot;&quot;);&quot;&quot;;[$'Plan base'.$J106]);&quot;&quot;)" office:value-type="string" office:string-value="Adelantos sobre impuesto de renta">
            <text:p>Adelantos sobre impuesto de renta</text:p>
          </table:table-cell>
          <table:table-cell table:formula="of:=IF(EXACT([$'Plan base'.$F106];1);IF(EXACT([$'Plan base'.L106];&quot;&quot;);&quot;&quot;;[$'Plan base'.L106]);&quot;&quot;)" office:value-type="string" office:string-value="Ren">
            <text:p>Ren</text:p>
          </table:table-cell>
          <table:table-cell table:formula="of:=IF(EXACT([$'Plan base'.$F106];1);IF(EXACT([$'Plan base'.M106];&quot;&quot;);&quot;&quot;;IF(EXACT([$'Plan base'.M106];&quot;Plan contable&quot;);CONCATENATE([$'Plan base'.M106];&quot; ClearCore&quot;);[$'Plan base'.M106]));&quot;&quot;)" office:value-type="string" office:string-value="Otros activos">
            <text:p>Otros activos</text:p>
          </table:table-cell>
          <table:table-cell table:formula="of:=IF(EXACT([$'Plan base'.$F106];1);IF(EXACT([$'Plan base'.N106];&quot;&quot;);&quot;&quot;;[$'Plan base'.N106]);&quot;&quot;)" office:value-type="string" office:string-value="Vista">
            <text:p>Vista</text:p>
          </table:table-cell>
          <table:table-cell table:formula="of:=IF(EXACT([$'Plan base'.$F106];1);IF(EXACT([$'Plan base'.O106];&quot;&quot;);&quot;&quot;;[$'Plan base'.O106]);&quot;&quot;)" office:value-type="string" office:string-value="USD">
            <text:p>USD</text:p>
          </table:table-cell>
          <table:table-cell table:formula="of:=IF(EXACT([$'Plan base'.$F106];1);IF(EXACT([$'Plan base'.P106];&quot;&quot;);&quot;&quot;;[$'Plan base'.P106]);&quot;&quot;)" office:value-type="string" office:string-value="view">
            <text:p>view</text:p>
          </table:table-cell>
          <table:table-cell table:formula="of:=IF(EXACT([$'Plan base'.$F106];1);IF(EXACT([$'Plan base'.Q106];&quot;&quot;);&quot;&quot;;[$'Plan base'.Q1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07];1);IF(EXACT([$'Plan base'.$A107];&quot;&quot;);&quot;&quot;;[$'Plan base'.$A107]);&quot;&quot;)" office:value-type="string" office:string-value="1931-0000">
            <text:p>1931-0000</text:p>
          </table:table-cell>
          <table:table-cell table:formula="of:=IF(EXACT([$'Plan base'.$F107];1);IF(EXACT([$'Plan base'.$J107];&quot;&quot;);&quot;&quot;;[$'Plan base'.$J107]);&quot;&quot;)" office:value-type="string" office:string-value="Pagos parciales trimestrales">
            <text:p>Pagos parciales trimestrales</text:p>
          </table:table-cell>
          <table:table-cell table:formula="of:=IF(EXACT([$'Plan base'.$F107];1);IF(EXACT([$'Plan base'.L107];&quot;&quot;);&quot;&quot;;[$'Plan base'.L107]);&quot;&quot;)" office:value-type="string" office:string-value="Trim">
            <text:p>Trim</text:p>
          </table:table-cell>
          <table:table-cell table:formula="of:=IF(EXACT([$'Plan base'.$F107];1);IF(EXACT([$'Plan base'.M107];&quot;&quot;);&quot;&quot;;IF(EXACT([$'Plan base'.M107];&quot;Plan contable&quot;);CONCATENATE([$'Plan base'.M107];&quot; ClearCore&quot;);[$'Plan base'.M107]));&quot;&quot;)" office:value-type="string" office:string-value="Adelantos sobre impuesto de renta">
            <text:p>Adelantos sobre impuesto de renta</text:p>
          </table:table-cell>
          <table:table-cell table:formula="of:=IF(EXACT([$'Plan base'.$F107];1);IF(EXACT([$'Plan base'.N107];&quot;&quot;);&quot;&quot;;[$'Plan base'.N107]);&quot;&quot;)" office:value-type="string" office:string-value="Cuenta por cobrar">
            <text:p>Cuenta por cobrar</text:p>
          </table:table-cell>
          <table:table-cell table:formula="of:=IF(EXACT([$'Plan base'.$F107];1);IF(EXACT([$'Plan base'.O107];&quot;&quot;);&quot;&quot;;[$'Plan base'.O107]);&quot;&quot;)" office:value-type="string" office:string-value="USD">
            <text:p>USD</text:p>
          </table:table-cell>
          <table:table-cell table:formula="of:=IF(EXACT([$'Plan base'.$F107];1);IF(EXACT([$'Plan base'.P107];&quot;&quot;);&quot;&quot;;[$'Plan base'.P107]);&quot;&quot;)" office:value-type="string" office:string-value="receivable">
            <text:p>receivable</text:p>
          </table:table-cell>
          <table:table-cell table:formula="of:=IF(EXACT([$'Plan base'.$F107];1);IF(EXACT([$'Plan base'.Q107];&quot;&quot;);&quot;&quot;;[$'Plan base'.Q10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08];1);IF(EXACT([$'Plan base'.$A108];&quot;&quot;);&quot;&quot;;[$'Plan base'.$A108]);&quot;&quot;)" office:value-type="string" office:string-value="1932-0000">
            <text:p>1932-0000</text:p>
          </table:table-cell>
          <table:table-cell table:formula="of:=IF(EXACT([$'Plan base'.$F108];1);IF(EXACT([$'Plan base'.$J108];&quot;&quot;);&quot;&quot;;[$'Plan base'.$J108]);&quot;&quot;)" office:value-type="string" office:string-value="Retenciones sobre cobros a entidades públicas">
            <text:p>Retenciones sobre cobros a entidades públicas</text:p>
          </table:table-cell>
          <table:table-cell table:formula="of:=IF(EXACT([$'Plan base'.$F108];1);IF(EXACT([$'Plan base'.L108];&quot;&quot;);&quot;&quot;;[$'Plan base'.L108]);&quot;&quot;)" office:value-type="string" office:string-value="Pub">
            <text:p>Pub</text:p>
          </table:table-cell>
          <table:table-cell table:formula="of:=IF(EXACT([$'Plan base'.$F108];1);IF(EXACT([$'Plan base'.M108];&quot;&quot;);&quot;&quot;;IF(EXACT([$'Plan base'.M108];&quot;Plan contable&quot;);CONCATENATE([$'Plan base'.M108];&quot; ClearCore&quot;);[$'Plan base'.M108]));&quot;&quot;)" office:value-type="string" office:string-value="Adelantos sobre impuesto de renta">
            <text:p>Adelantos sobre impuesto de renta</text:p>
          </table:table-cell>
          <table:table-cell table:formula="of:=IF(EXACT([$'Plan base'.$F108];1);IF(EXACT([$'Plan base'.N108];&quot;&quot;);&quot;&quot;;[$'Plan base'.N108]);&quot;&quot;)" office:value-type="string" office:string-value="Cuenta por cobrar">
            <text:p>Cuenta por cobrar</text:p>
          </table:table-cell>
          <table:table-cell table:formula="of:=IF(EXACT([$'Plan base'.$F108];1);IF(EXACT([$'Plan base'.O108];&quot;&quot;);&quot;&quot;;[$'Plan base'.O108]);&quot;&quot;)" office:value-type="string" office:string-value="USD">
            <text:p>USD</text:p>
          </table:table-cell>
          <table:table-cell table:formula="of:=IF(EXACT([$'Plan base'.$F108];1);IF(EXACT([$'Plan base'.P108];&quot;&quot;);&quot;&quot;;[$'Plan base'.P108]);&quot;&quot;)" office:value-type="string" office:string-value="receivable">
            <text:p>receivable</text:p>
          </table:table-cell>
          <table:table-cell table:formula="of:=IF(EXACT([$'Plan base'.$F108];1);IF(EXACT([$'Plan base'.Q108];&quot;&quot;);&quot;&quot;;[$'Plan base'.Q10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09];1);IF(EXACT([$'Plan base'.$A109];&quot;&quot;);&quot;&quot;;[$'Plan base'.$A109]);&quot;&quot;)" office:value-type="string" office:string-value="2000-0000">
            <text:p>2000-0000</text:p>
          </table:table-cell>
          <table:table-cell table:formula="of:=IF(EXACT([$'Plan base'.$F109];1);IF(EXACT([$'Plan base'.$J109];&quot;&quot;);&quot;&quot;;[$'Plan base'.$J109]);&quot;&quot;)" office:value-type="string" office:string-value="Pasivo">
            <text:p>Pasivo</text:p>
          </table:table-cell>
          <table:table-cell table:formula="of:=IF(EXACT([$'Plan base'.$F109];1);IF(EXACT([$'Plan base'.L109];&quot;&quot;);&quot;&quot;;[$'Plan base'.L109]);&quot;&quot;)" office:value-type="string" office:string-value="Pa">
            <text:p>Pa</text:p>
          </table:table-cell>
          <table:table-cell table:formula="of:=IF(EXACT([$'Plan base'.$F109];1);IF(EXACT([$'Plan base'.M109];&quot;&quot;);&quot;&quot;;IF(EXACT([$'Plan base'.M109];&quot;Plan contable&quot;);CONCATENATE([$'Plan base'.M109];&quot; ClearCore&quot;);[$'Plan base'.M109]));&quot;&quot;)" office:value-type="string" office:string-value="Plan contable ClearCore">
            <text:p>Plan contable ClearCore</text:p>
          </table:table-cell>
          <table:table-cell table:formula="of:=IF(EXACT([$'Plan base'.$F109];1);IF(EXACT([$'Plan base'.N109];&quot;&quot;);&quot;&quot;;[$'Plan base'.N109]);&quot;&quot;)" office:value-type="string" office:string-value="Vista">
            <text:p>Vista</text:p>
          </table:table-cell>
          <table:table-cell table:formula="of:=IF(EXACT([$'Plan base'.$F109];1);IF(EXACT([$'Plan base'.O109];&quot;&quot;);&quot;&quot;;[$'Plan base'.O109]);&quot;&quot;)" office:value-type="string" office:string-value="USD">
            <text:p>USD</text:p>
          </table:table-cell>
          <table:table-cell table:formula="of:=IF(EXACT([$'Plan base'.$F109];1);IF(EXACT([$'Plan base'.P109];&quot;&quot;);&quot;&quot;;[$'Plan base'.P109]);&quot;&quot;)" office:value-type="string" office:string-value="view">
            <text:p>view</text:p>
          </table:table-cell>
          <table:table-cell table:formula="of:=IF(EXACT([$'Plan base'.$F109];1);IF(EXACT([$'Plan base'.Q109];&quot;&quot;);&quot;&quot;;[$'Plan base'.Q10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10];1);IF(EXACT([$'Plan base'.$A110];&quot;&quot;);&quot;&quot;;[$'Plan base'.$A110]);&quot;&quot;)" office:value-type="string" office:string-value="2100-0000">
            <text:p>2100-0000</text:p>
          </table:table-cell>
          <table:table-cell table:formula="of:=IF(EXACT([$'Plan base'.$F110];1);IF(EXACT([$'Plan base'.$J110];&quot;&quot;);&quot;&quot;;[$'Plan base'.$J110]);&quot;&quot;)" office:value-type="string" office:string-value="Pasivo circulante">
            <text:p>Pasivo circulante</text:p>
          </table:table-cell>
          <table:table-cell table:formula="of:=IF(EXACT([$'Plan base'.$F110];1);IF(EXACT([$'Plan base'.L110];&quot;&quot;);&quot;&quot;;[$'Plan base'.L110]);&quot;&quot;)" office:value-type="string" office:string-value="Cir">
            <text:p>Cir</text:p>
          </table:table-cell>
          <table:table-cell table:formula="of:=IF(EXACT([$'Plan base'.$F110];1);IF(EXACT([$'Plan base'.M110];&quot;&quot;);&quot;&quot;;IF(EXACT([$'Plan base'.M110];&quot;Plan contable&quot;);CONCATENATE([$'Plan base'.M110];&quot; ClearCore&quot;);[$'Plan base'.M110]));&quot;&quot;)" office:value-type="string" office:string-value="Pasivo">
            <text:p>Pasivo</text:p>
          </table:table-cell>
          <table:table-cell table:formula="of:=IF(EXACT([$'Plan base'.$F110];1);IF(EXACT([$'Plan base'.N110];&quot;&quot;);&quot;&quot;;[$'Plan base'.N110]);&quot;&quot;)" office:value-type="string" office:string-value="Vista">
            <text:p>Vista</text:p>
          </table:table-cell>
          <table:table-cell table:formula="of:=IF(EXACT([$'Plan base'.$F110];1);IF(EXACT([$'Plan base'.O110];&quot;&quot;);&quot;&quot;;[$'Plan base'.O110]);&quot;&quot;)" office:value-type="string" office:string-value="USD">
            <text:p>USD</text:p>
          </table:table-cell>
          <table:table-cell table:formula="of:=IF(EXACT([$'Plan base'.$F110];1);IF(EXACT([$'Plan base'.P110];&quot;&quot;);&quot;&quot;;[$'Plan base'.P110]);&quot;&quot;)" office:value-type="string" office:string-value="view">
            <text:p>view</text:p>
          </table:table-cell>
          <table:table-cell table:formula="of:=IF(EXACT([$'Plan base'.$F110];1);IF(EXACT([$'Plan base'.Q110];&quot;&quot;);&quot;&quot;;[$'Plan base'.Q11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11];1);IF(EXACT([$'Plan base'.$A111];&quot;&quot;);&quot;&quot;;[$'Plan base'.$A111]);&quot;&quot;)" office:value-type="string" office:string-value="2110-0000">
            <text:p>2110-0000</text:p>
          </table:table-cell>
          <table:table-cell table:formula="of:=IF(EXACT([$'Plan base'.$F111];1);IF(EXACT([$'Plan base'.$J111];&quot;&quot;);&quot;&quot;;[$'Plan base'.$J111]);&quot;&quot;)" office:value-type="string" office:string-value="Cuentas por pagar">
            <text:p>Cuentas por pagar</text:p>
          </table:table-cell>
          <table:table-cell table:formula="of:=IF(EXACT([$'Plan base'.$F111];1);IF(EXACT([$'Plan base'.L111];&quot;&quot;);&quot;&quot;;[$'Plan base'.L111]);&quot;&quot;)" office:value-type="string" office:string-value="CxP">
            <text:p>CxP</text:p>
          </table:table-cell>
          <table:table-cell table:formula="of:=IF(EXACT([$'Plan base'.$F111];1);IF(EXACT([$'Plan base'.M111];&quot;&quot;);&quot;&quot;;IF(EXACT([$'Plan base'.M111];&quot;Plan contable&quot;);CONCATENATE([$'Plan base'.M111];&quot; ClearCore&quot;);[$'Plan base'.M111]));&quot;&quot;)" office:value-type="string" office:string-value="Pasivo circulante">
            <text:p>Pasivo circulante</text:p>
          </table:table-cell>
          <table:table-cell table:formula="of:=IF(EXACT([$'Plan base'.$F111];1);IF(EXACT([$'Plan base'.N111];&quot;&quot;);&quot;&quot;;[$'Plan base'.N111]);&quot;&quot;)" office:value-type="string" office:string-value="Vista">
            <text:p>Vista</text:p>
          </table:table-cell>
          <table:table-cell table:formula="of:=IF(EXACT([$'Plan base'.$F111];1);IF(EXACT([$'Plan base'.O111];&quot;&quot;);&quot;&quot;;[$'Plan base'.O111]);&quot;&quot;)" office:value-type="string" office:string-value="USD">
            <text:p>USD</text:p>
          </table:table-cell>
          <table:table-cell table:formula="of:=IF(EXACT([$'Plan base'.$F111];1);IF(EXACT([$'Plan base'.P111];&quot;&quot;);&quot;&quot;;[$'Plan base'.P111]);&quot;&quot;)" office:value-type="string" office:string-value="view">
            <text:p>view</text:p>
          </table:table-cell>
          <table:table-cell table:formula="of:=IF(EXACT([$'Plan base'.$F111];1);IF(EXACT([$'Plan base'.Q111];&quot;&quot;);&quot;&quot;;[$'Plan base'.Q11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13];1);IF(EXACT([$'Plan base'.$A113];&quot;&quot;);&quot;&quot;;[$'Plan base'.$A113]);&quot;&quot;)" office:value-type="string" office:string-value="2112-0000">
            <text:p>2112-0000</text:p>
          </table:table-cell>
          <table:table-cell table:formula="of:=IF(EXACT([$'Plan base'.$F113];1);IF(EXACT([$'Plan base'.$J113];&quot;&quot;);&quot;&quot;;[$'Plan base'.$J113]);&quot;&quot;)" office:value-type="string" office:string-value="Cuentas por pagar a empleados">
            <text:p>Cuentas por pagar a empleados</text:p>
          </table:table-cell>
          <table:table-cell table:formula="of:=IF(EXACT([$'Plan base'.$F113];1);IF(EXACT([$'Plan base'.L113];&quot;&quot;);&quot;&quot;;[$'Plan base'.L113]);&quot;&quot;)" office:value-type="string" office:string-value="Emp">
            <text:p>Emp</text:p>
          </table:table-cell>
          <table:table-cell table:formula="of:=IF(EXACT([$'Plan base'.$F113];1);IF(EXACT([$'Plan base'.M113];&quot;&quot;);&quot;&quot;;IF(EXACT([$'Plan base'.M113];&quot;Plan contable&quot;);CONCATENATE([$'Plan base'.M113];&quot; ClearCore&quot;);[$'Plan base'.M113]));&quot;&quot;)" office:value-type="string" office:string-value="Cuentas por pagar">
            <text:p>Cuentas por pagar</text:p>
          </table:table-cell>
          <table:table-cell table:formula="of:=IF(EXACT([$'Plan base'.$F113];1);IF(EXACT([$'Plan base'.N113];&quot;&quot;);&quot;&quot;;[$'Plan base'.N113]);&quot;&quot;)" office:value-type="string" office:string-value="Cuenta por pagar">
            <text:p>Cuenta por pagar</text:p>
          </table:table-cell>
          <table:table-cell table:formula="of:=IF(EXACT([$'Plan base'.$F113];1);IF(EXACT([$'Plan base'.O113];&quot;&quot;);&quot;&quot;;[$'Plan base'.O113]);&quot;&quot;)" office:value-type="string" office:string-value="USD">
            <text:p>USD</text:p>
          </table:table-cell>
          <table:table-cell table:formula="of:=IF(EXACT([$'Plan base'.$F113];1);IF(EXACT([$'Plan base'.P113];&quot;&quot;);&quot;&quot;;[$'Plan base'.P113]);&quot;&quot;)" office:value-type="string" office:string-value="payable">
            <text:p>payable</text:p>
          </table:table-cell>
          <table:table-cell table:formula="of:=IF(EXACT([$'Plan base'.$F113];1);IF(EXACT([$'Plan base'.Q113];&quot;&quot;);&quot;&quot;;[$'Plan base'.Q11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16];1);IF(EXACT([$'Plan base'.$A116];&quot;&quot;);&quot;&quot;;[$'Plan base'.$A116]);&quot;&quot;)" office:value-type="string" office:string-value="2114-0000">
            <text:p>2114-0000</text:p>
          </table:table-cell>
          <table:table-cell table:formula="of:=IF(EXACT([$'Plan base'.$F116];1);IF(EXACT([$'Plan base'.$J116];&quot;&quot;);&quot;&quot;;[$'Plan base'.$J116]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F116];1);IF(EXACT([$'Plan base'.L116];&quot;&quot;);&quot;&quot;;[$'Plan base'.L116]);&quot;&quot;)" office:value-type="string" office:string-value="Rel">
            <text:p>Rel</text:p>
          </table:table-cell>
          <table:table-cell table:formula="of:=IF(EXACT([$'Plan base'.$F116];1);IF(EXACT([$'Plan base'.M116];&quot;&quot;);&quot;&quot;;IF(EXACT([$'Plan base'.M116];&quot;Plan contable&quot;);CONCATENATE([$'Plan base'.M116];&quot; ClearCore&quot;);[$'Plan base'.M116]));&quot;&quot;)" office:value-type="string" office:string-value="Cuentas por pagar">
            <text:p>Cuentas por pagar</text:p>
          </table:table-cell>
          <table:table-cell table:formula="of:=IF(EXACT([$'Plan base'.$F116];1);IF(EXACT([$'Plan base'.N116];&quot;&quot;);&quot;&quot;;[$'Plan base'.N116]);&quot;&quot;)" office:value-type="string" office:string-value="Vista">
            <text:p>Vista</text:p>
          </table:table-cell>
          <table:table-cell table:formula="of:=IF(EXACT([$'Plan base'.$F116];1);IF(EXACT([$'Plan base'.O116];&quot;&quot;);&quot;&quot;;[$'Plan base'.O116]);&quot;&quot;)" office:value-type="string" office:string-value="USD">
            <text:p>USD</text:p>
          </table:table-cell>
          <table:table-cell table:formula="of:=IF(EXACT([$'Plan base'.$F116];1);IF(EXACT([$'Plan base'.P116];&quot;&quot;);&quot;&quot;;[$'Plan base'.P116]);&quot;&quot;)" office:value-type="string" office:string-value="view">
            <text:p>view</text:p>
          </table:table-cell>
          <table:table-cell table:formula="of:=IF(EXACT([$'Plan base'.$F116];1);IF(EXACT([$'Plan base'.Q116];&quot;&quot;);&quot;&quot;;[$'Plan base'.Q11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17];1);IF(EXACT([$'Plan base'.$A117];&quot;&quot;);&quot;&quot;;[$'Plan base'.$A117]);&quot;&quot;)" office:value-type="string" office:string-value="2114-0100">
            <text:p>2114-0100</text:p>
          </table:table-cell>
          <table:table-cell table:formula="of:=IF(EXACT([$'Plan base'.$F117];1);IF(EXACT([$'Plan base'.$J117];&quot;&quot;);&quot;&quot;;[$'Plan base'.$J117]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F117];1);IF(EXACT([$'Plan base'.L117];&quot;&quot;);&quot;&quot;;[$'Plan base'.L117]);&quot;&quot;)" office:value-type="string" office:string-value="Adm">
            <text:p>Adm</text:p>
          </table:table-cell>
          <table:table-cell table:formula="of:=IF(EXACT([$'Plan base'.$F117];1);IF(EXACT([$'Plan base'.M117];&quot;&quot;);&quot;&quot;;IF(EXACT([$'Plan base'.M117];&quot;Plan contable&quot;);CONCATENATE([$'Plan base'.M117];&quot; ClearCore&quot;);[$'Plan base'.M117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F117];1);IF(EXACT([$'Plan base'.N117];&quot;&quot;);&quot;&quot;;[$'Plan base'.N117]);&quot;&quot;)" office:value-type="string" office:string-value="Vista">
            <text:p>Vista</text:p>
          </table:table-cell>
          <table:table-cell table:formula="of:=IF(EXACT([$'Plan base'.$F117];1);IF(EXACT([$'Plan base'.O117];&quot;&quot;);&quot;&quot;;[$'Plan base'.O117]);&quot;&quot;)" office:value-type="string" office:string-value="USD">
            <text:p>USD</text:p>
          </table:table-cell>
          <table:table-cell table:formula="of:=IF(EXACT([$'Plan base'.$F117];1);IF(EXACT([$'Plan base'.P117];&quot;&quot;);&quot;&quot;;[$'Plan base'.P117]);&quot;&quot;)" office:value-type="string" office:string-value="view">
            <text:p>view</text:p>
          </table:table-cell>
          <table:table-cell table:formula="of:=IF(EXACT([$'Plan base'.$F117];1);IF(EXACT([$'Plan base'.Q117];&quot;&quot;);&quot;&quot;;[$'Plan base'.Q11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18];1);IF(EXACT([$'Plan base'.$A118];&quot;&quot;);&quot;&quot;;[$'Plan base'.$A118]);&quot;&quot;)" office:value-type="string" office:string-value="2114-0101">
            <text:p>2114-0101</text:p>
          </table:table-cell>
          <table:table-cell table:formula="of:=IF(EXACT([$'Plan base'.$F118];1);IF(EXACT([$'Plan base'.$J118];&quot;&quot;);&quot;&quot;;[$'Plan base'.$J118]);&quot;&quot;)" office:value-type="string" office:string-value="Cuentas por pagar a ClearCorp S.A.">
            <text:p>Cuentas por pagar a ClearCorp S.A.</text:p>
          </table:table-cell>
          <table:table-cell table:formula="of:=IF(EXACT([$'Plan base'.$F118];1);IF(EXACT([$'Plan base'.L118];&quot;&quot;);&quot;&quot;;[$'Plan base'.L118]);&quot;&quot;)" office:value-type="string" office:string-value="Ccorp">
            <text:p>Ccorp</text:p>
          </table:table-cell>
          <table:table-cell table:formula="of:=IF(EXACT([$'Plan base'.$F118];1);IF(EXACT([$'Plan base'.M118];&quot;&quot;);&quot;&quot;;IF(EXACT([$'Plan base'.M118];&quot;Plan contable&quot;);CONCATENATE([$'Plan base'.M118];&quot; ClearCore&quot;);[$'Plan base'.M118])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F118];1);IF(EXACT([$'Plan base'.N118];&quot;&quot;);&quot;&quot;;[$'Plan base'.N118]);&quot;&quot;)" office:value-type="string" office:string-value="Cuenta por pagar">
            <text:p>Cuenta por pagar</text:p>
          </table:table-cell>
          <table:table-cell table:formula="of:=IF(EXACT([$'Plan base'.$F118];1);IF(EXACT([$'Plan base'.O118];&quot;&quot;);&quot;&quot;;[$'Plan base'.O118]);&quot;&quot;)" office:value-type="string" office:string-value="USD">
            <text:p>USD</text:p>
          </table:table-cell>
          <table:table-cell table:formula="of:=IF(EXACT([$'Plan base'.$F118];1);IF(EXACT([$'Plan base'.P118];&quot;&quot;);&quot;&quot;;[$'Plan base'.P118]);&quot;&quot;)" office:value-type="string" office:string-value="payable">
            <text:p>payable</text:p>
          </table:table-cell>
          <table:table-cell table:formula="of:=IF(EXACT([$'Plan base'.$F118];1);IF(EXACT([$'Plan base'.Q118];&quot;&quot;);&quot;&quot;;[$'Plan base'.Q11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19];1);IF(EXACT([$'Plan base'.$A119];&quot;&quot;);&quot;&quot;;[$'Plan base'.$A119]);&quot;&quot;)" office:value-type="string" office:string-value="2114-0200">
            <text:p>2114-0200</text:p>
          </table:table-cell>
          <table:table-cell table:formula="of:=IF(EXACT([$'Plan base'.$F119];1);IF(EXACT([$'Plan base'.$J119];&quot;&quot;);&quot;&quot;;[$'Plan base'.$J119]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F119];1);IF(EXACT([$'Plan base'.L119];&quot;&quot;);&quot;&quot;;[$'Plan base'.L119]);&quot;&quot;)" office:value-type="string" office:string-value="Gru">
            <text:p>Gru</text:p>
          </table:table-cell>
          <table:table-cell table:formula="of:=IF(EXACT([$'Plan base'.$F119];1);IF(EXACT([$'Plan base'.M119];&quot;&quot;);&quot;&quot;;IF(EXACT([$'Plan base'.M119];&quot;Plan contable&quot;);CONCATENATE([$'Plan base'.M119];&quot; ClearCore&quot;);[$'Plan base'.M119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F119];1);IF(EXACT([$'Plan base'.N119];&quot;&quot;);&quot;&quot;;[$'Plan base'.N119]);&quot;&quot;)" office:value-type="string" office:string-value="Vista">
            <text:p>Vista</text:p>
          </table:table-cell>
          <table:table-cell table:formula="of:=IF(EXACT([$'Plan base'.$F119];1);IF(EXACT([$'Plan base'.O119];&quot;&quot;);&quot;&quot;;[$'Plan base'.O119]);&quot;&quot;)" office:value-type="string" office:string-value="USD">
            <text:p>USD</text:p>
          </table:table-cell>
          <table:table-cell table:formula="of:=IF(EXACT([$'Plan base'.$F119];1);IF(EXACT([$'Plan base'.P119];&quot;&quot;);&quot;&quot;;[$'Plan base'.P119]);&quot;&quot;)" office:value-type="string" office:string-value="view">
            <text:p>view</text:p>
          </table:table-cell>
          <table:table-cell table:formula="of:=IF(EXACT([$'Plan base'.$F119];1);IF(EXACT([$'Plan base'.Q119];&quot;&quot;);&quot;&quot;;[$'Plan base'.Q11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20];1);IF(EXACT([$'Plan base'.$A120];&quot;&quot;);&quot;&quot;;[$'Plan base'.$A120]);&quot;&quot;)" office:value-type="string" office:string-value="2114-0201">
            <text:p>2114-0201</text:p>
          </table:table-cell>
          <table:table-cell table:formula="of:=IF(EXACT([$'Plan base'.$F120];1);IF(EXACT([$'Plan base'.$J120];&quot;&quot;);&quot;&quot;;[$'Plan base'.$J120]);&quot;&quot;)" office:value-type="string" office:string-value="Cuentas por pagar a ClearSoft S.A.">
            <text:p>Cuentas por pagar a ClearSoft S.A.</text:p>
          </table:table-cell>
          <table:table-cell table:formula="of:=IF(EXACT([$'Plan base'.$F120];1);IF(EXACT([$'Plan base'.L120];&quot;&quot;);&quot;&quot;;[$'Plan base'.L120]);&quot;&quot;)" office:value-type="string" office:string-value="Csoft">
            <text:p>Csoft</text:p>
          </table:table-cell>
          <table:table-cell table:formula="of:=IF(EXACT([$'Plan base'.$F120];1);IF(EXACT([$'Plan base'.M120];&quot;&quot;);&quot;&quot;;IF(EXACT([$'Plan base'.M120];&quot;Plan contable&quot;);CONCATENATE([$'Plan base'.M120];&quot; ClearCore&quot;);[$'Plan base'.M120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F120];1);IF(EXACT([$'Plan base'.N120];&quot;&quot;);&quot;&quot;;[$'Plan base'.N120]);&quot;&quot;)" office:value-type="string" office:string-value="Cuenta por pagar">
            <text:p>Cuenta por pagar</text:p>
          </table:table-cell>
          <table:table-cell table:formula="of:=IF(EXACT([$'Plan base'.$F120];1);IF(EXACT([$'Plan base'.O120];&quot;&quot;);&quot;&quot;;[$'Plan base'.O120]);&quot;&quot;)" office:value-type="string" office:string-value="USD">
            <text:p>USD</text:p>
          </table:table-cell>
          <table:table-cell table:formula="of:=IF(EXACT([$'Plan base'.$F120];1);IF(EXACT([$'Plan base'.P120];&quot;&quot;);&quot;&quot;;[$'Plan base'.P120]);&quot;&quot;)" office:value-type="string" office:string-value="payable">
            <text:p>payable</text:p>
          </table:table-cell>
          <table:table-cell table:formula="of:=IF(EXACT([$'Plan base'.$F120];1);IF(EXACT([$'Plan base'.Q120];&quot;&quot;);&quot;&quot;;[$'Plan base'.Q12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22];1);IF(EXACT([$'Plan base'.$A122];&quot;&quot;);&quot;&quot;;[$'Plan base'.$A122]);&quot;&quot;)" office:value-type="string" office:string-value="2114-0203">
            <text:p>2114-0203</text:p>
          </table:table-cell>
          <table:table-cell table:formula="of:=IF(EXACT([$'Plan base'.$F122];1);IF(EXACT([$'Plan base'.$J122];&quot;&quot;);&quot;&quot;;[$'Plan base'.$J122]);&quot;&quot;)" office:value-type="string" office:string-value="Cuentas por pagar a ClearNet S.A.">
            <text:p>Cuentas por pagar a ClearNet S.A.</text:p>
          </table:table-cell>
          <table:table-cell table:formula="of:=IF(EXACT([$'Plan base'.$F122];1);IF(EXACT([$'Plan base'.L122];&quot;&quot;);&quot;&quot;;[$'Plan base'.L122]);&quot;&quot;)" office:value-type="string" office:string-value="CNet">
            <text:p>CNet</text:p>
          </table:table-cell>
          <table:table-cell table:formula="of:=IF(EXACT([$'Plan base'.$F122];1);IF(EXACT([$'Plan base'.M122];&quot;&quot;);&quot;&quot;;IF(EXACT([$'Plan base'.M122];&quot;Plan contable&quot;);CONCATENATE([$'Plan base'.M122];&quot; ClearCore&quot;);[$'Plan base'.M122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F122];1);IF(EXACT([$'Plan base'.N122];&quot;&quot;);&quot;&quot;;[$'Plan base'.N122]);&quot;&quot;)" office:value-type="string" office:string-value="Cuenta por pagar">
            <text:p>Cuenta por pagar</text:p>
          </table:table-cell>
          <table:table-cell table:formula="of:=IF(EXACT([$'Plan base'.$F122];1);IF(EXACT([$'Plan base'.O122];&quot;&quot;);&quot;&quot;;[$'Plan base'.O122]);&quot;&quot;)" office:value-type="string" office:string-value="USD">
            <text:p>USD</text:p>
          </table:table-cell>
          <table:table-cell table:formula="of:=IF(EXACT([$'Plan base'.$F122];1);IF(EXACT([$'Plan base'.P122];&quot;&quot;);&quot;&quot;;[$'Plan base'.P122]);&quot;&quot;)" office:value-type="string" office:string-value="payable">
            <text:p>payable</text:p>
          </table:table-cell>
          <table:table-cell table:formula="of:=IF(EXACT([$'Plan base'.$F122];1);IF(EXACT([$'Plan base'.Q122];&quot;&quot;);&quot;&quot;;[$'Plan base'.Q12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26];1);IF(EXACT([$'Plan base'.$A126];&quot;&quot;);&quot;&quot;;[$'Plan base'.$A126]);&quot;&quot;)" office:value-type="string" office:string-value="2116-0000">
            <text:p>2116-0000</text:p>
          </table:table-cell>
          <table:table-cell table:formula="of:=IF(EXACT([$'Plan base'.$F126];1);IF(EXACT([$'Plan base'.$J126];&quot;&quot;);&quot;&quot;;[$'Plan base'.$J126]);&quot;&quot;)" office:value-type="string" office:string-value="Impuesto de renta">
            <text:p>Impuesto de renta</text:p>
          </table:table-cell>
          <table:table-cell table:formula="of:=IF(EXACT([$'Plan base'.$F126];1);IF(EXACT([$'Plan base'.L126];&quot;&quot;);&quot;&quot;;[$'Plan base'.L126]);&quot;&quot;)" office:value-type="string" office:string-value="IR">
            <text:p>IR</text:p>
          </table:table-cell>
          <table:table-cell table:formula="of:=IF(EXACT([$'Plan base'.$F126];1);IF(EXACT([$'Plan base'.M126];&quot;&quot;);&quot;&quot;;IF(EXACT([$'Plan base'.M126];&quot;Plan contable&quot;);CONCATENATE([$'Plan base'.M126];&quot; ClearCore&quot;);[$'Plan base'.M126]));&quot;&quot;)" office:value-type="string" office:string-value="Cuentas por pagar">
            <text:p>Cuentas por pagar</text:p>
          </table:table-cell>
          <table:table-cell table:formula="of:=IF(EXACT([$'Plan base'.$F126];1);IF(EXACT([$'Plan base'.N126];&quot;&quot;);&quot;&quot;;[$'Plan base'.N126]);&quot;&quot;)" office:value-type="string" office:string-value="Vista">
            <text:p>Vista</text:p>
          </table:table-cell>
          <table:table-cell table:formula="of:=IF(EXACT([$'Plan base'.$F126];1);IF(EXACT([$'Plan base'.O126];&quot;&quot;);&quot;&quot;;[$'Plan base'.O126]);&quot;&quot;)" office:value-type="string" office:string-value="USD">
            <text:p>USD</text:p>
          </table:table-cell>
          <table:table-cell table:formula="of:=IF(EXACT([$'Plan base'.$F126];1);IF(EXACT([$'Plan base'.P126];&quot;&quot;);&quot;&quot;;[$'Plan base'.P126]);&quot;&quot;)" office:value-type="string" office:string-value="view">
            <text:p>view</text:p>
          </table:table-cell>
          <table:table-cell table:formula="of:=IF(EXACT([$'Plan base'.$F126];1);IF(EXACT([$'Plan base'.Q126];&quot;&quot;);&quot;&quot;;[$'Plan base'.Q1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27];1);IF(EXACT([$'Plan base'.$A127];&quot;&quot;);&quot;&quot;;[$'Plan base'.$A127]);&quot;&quot;)" office:value-type="string" office:string-value="2116-0100">
            <text:p>2116-0100</text:p>
          </table:table-cell>
          <table:table-cell table:formula="of:=IF(EXACT([$'Plan base'.$F127];1);IF(EXACT([$'Plan base'.$J127];&quot;&quot;);&quot;&quot;;[$'Plan base'.$J127]);&quot;&quot;)" office:value-type="string" office:string-value="Impuesto de renta por pagar">
            <text:p>Impuesto de renta por pagar</text:p>
          </table:table-cell>
          <table:table-cell table:formula="of:=IF(EXACT([$'Plan base'.$F127];1);IF(EXACT([$'Plan base'.L127];&quot;&quot;);&quot;&quot;;[$'Plan base'.L127]);&quot;&quot;)" office:value-type="string" office:string-value="IRxP">
            <text:p>IRxP</text:p>
          </table:table-cell>
          <table:table-cell table:formula="of:=IF(EXACT([$'Plan base'.$F127];1);IF(EXACT([$'Plan base'.M127];&quot;&quot;);&quot;&quot;;IF(EXACT([$'Plan base'.M127];&quot;Plan contable&quot;);CONCATENATE([$'Plan base'.M127];&quot; ClearCore&quot;);[$'Plan base'.M127]));&quot;&quot;)" office:value-type="string" office:string-value="Impuesto de renta">
            <text:p>Impuesto de renta</text:p>
          </table:table-cell>
          <table:table-cell table:formula="of:=IF(EXACT([$'Plan base'.$F127];1);IF(EXACT([$'Plan base'.N127];&quot;&quot;);&quot;&quot;;[$'Plan base'.N127]);&quot;&quot;)" office:value-type="string" office:string-value="Cuenta por pagar">
            <text:p>Cuenta por pagar</text:p>
          </table:table-cell>
          <table:table-cell table:formula="of:=IF(EXACT([$'Plan base'.$F127];1);IF(EXACT([$'Plan base'.O127];&quot;&quot;);&quot;&quot;;[$'Plan base'.O127]);&quot;&quot;)" office:value-type="string" office:string-value="USD">
            <text:p>USD</text:p>
          </table:table-cell>
          <table:table-cell table:formula="of:=IF(EXACT([$'Plan base'.$F127];1);IF(EXACT([$'Plan base'.P127];&quot;&quot;);&quot;&quot;;[$'Plan base'.P127]);&quot;&quot;)" office:value-type="string" office:string-value="payable">
            <text:p>payable</text:p>
          </table:table-cell>
          <table:table-cell table:formula="of:=IF(EXACT([$'Plan base'.$F127];1);IF(EXACT([$'Plan base'.Q127];&quot;&quot;);&quot;&quot;;[$'Plan base'.Q12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28];1);IF(EXACT([$'Plan base'.$A128];&quot;&quot;);&quot;&quot;;[$'Plan base'.$A128]);&quot;&quot;)" office:value-type="string" office:string-value="2116-0200">
            <text:p>2116-0200</text:p>
          </table:table-cell>
          <table:table-cell table:formula="of:=IF(EXACT([$'Plan base'.$F128];1);IF(EXACT([$'Plan base'.$J128];&quot;&quot;);&quot;&quot;;[$'Plan base'.$J128]);&quot;&quot;)" office:value-type="string" office:string-value="Adelantos de impuesto de renta">
            <text:p>Adelantos de impuesto de renta</text:p>
          </table:table-cell>
          <table:table-cell table:formula="of:=IF(EXACT([$'Plan base'.$F128];1);IF(EXACT([$'Plan base'.L128];&quot;&quot;);&quot;&quot;;[$'Plan base'.L128]);&quot;&quot;)" office:value-type="string" office:string-value="AdIR">
            <text:p>AdIR</text:p>
          </table:table-cell>
          <table:table-cell table:formula="of:=IF(EXACT([$'Plan base'.$F128];1);IF(EXACT([$'Plan base'.M128];&quot;&quot;);&quot;&quot;;IF(EXACT([$'Plan base'.M128];&quot;Plan contable&quot;);CONCATENATE([$'Plan base'.M128];&quot; ClearCore&quot;);[$'Plan base'.M128]));&quot;&quot;)" office:value-type="string" office:string-value="Impuesto de renta">
            <text:p>Impuesto de renta</text:p>
          </table:table-cell>
          <table:table-cell table:formula="of:=IF(EXACT([$'Plan base'.$F128];1);IF(EXACT([$'Plan base'.N128];&quot;&quot;);&quot;&quot;;[$'Plan base'.N128]);&quot;&quot;)" office:value-type="string" office:string-value="Cuenta por pagar">
            <text:p>Cuenta por pagar</text:p>
          </table:table-cell>
          <table:table-cell table:formula="of:=IF(EXACT([$'Plan base'.$F128];1);IF(EXACT([$'Plan base'.O128];&quot;&quot;);&quot;&quot;;[$'Plan base'.O128]);&quot;&quot;)" office:value-type="string" office:string-value="USD">
            <text:p>USD</text:p>
          </table:table-cell>
          <table:table-cell table:formula="of:=IF(EXACT([$'Plan base'.$F128];1);IF(EXACT([$'Plan base'.P128];&quot;&quot;);&quot;&quot;;[$'Plan base'.P128]);&quot;&quot;)" office:value-type="string" office:string-value="payable">
            <text:p>payable</text:p>
          </table:table-cell>
          <table:table-cell table:formula="of:=IF(EXACT([$'Plan base'.$F128];1);IF(EXACT([$'Plan base'.Q128];&quot;&quot;);&quot;&quot;;[$'Plan base'.Q12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29];1);IF(EXACT([$'Plan base'.$A129];&quot;&quot;);&quot;&quot;;[$'Plan base'.$A129]);&quot;&quot;)" office:value-type="string" office:string-value="2116-0300">
            <text:p>2116-0300</text:p>
          </table:table-cell>
          <table:table-cell table:formula="of:=IF(EXACT([$'Plan base'.$F129];1);IF(EXACT([$'Plan base'.$J129];&quot;&quot;);&quot;&quot;;[$'Plan base'.$J129]);&quot;&quot;)" office:value-type="string" office:string-value="Retenciones de impuesto de renta">
            <text:p>Retenciones de impuesto de renta</text:p>
          </table:table-cell>
          <table:table-cell table:formula="of:=IF(EXACT([$'Plan base'.$F129];1);IF(EXACT([$'Plan base'.L129];&quot;&quot;);&quot;&quot;;[$'Plan base'.L129]);&quot;&quot;)" office:value-type="string" office:string-value="RetIR">
            <text:p>RetIR</text:p>
          </table:table-cell>
          <table:table-cell table:formula="of:=IF(EXACT([$'Plan base'.$F129];1);IF(EXACT([$'Plan base'.M129];&quot;&quot;);&quot;&quot;;IF(EXACT([$'Plan base'.M129];&quot;Plan contable&quot;);CONCATENATE([$'Plan base'.M129];&quot; ClearCore&quot;);[$'Plan base'.M129]));&quot;&quot;)" office:value-type="string" office:string-value="Impuesto de renta">
            <text:p>Impuesto de renta</text:p>
          </table:table-cell>
          <table:table-cell table:formula="of:=IF(EXACT([$'Plan base'.$F129];1);IF(EXACT([$'Plan base'.N129];&quot;&quot;);&quot;&quot;;[$'Plan base'.N129]);&quot;&quot;)" office:value-type="string" office:string-value="Cuenta por pagar">
            <text:p>Cuenta por pagar</text:p>
          </table:table-cell>
          <table:table-cell table:formula="of:=IF(EXACT([$'Plan base'.$F129];1);IF(EXACT([$'Plan base'.O129];&quot;&quot;);&quot;&quot;;[$'Plan base'.O129]);&quot;&quot;)" office:value-type="string" office:string-value="USD">
            <text:p>USD</text:p>
          </table:table-cell>
          <table:table-cell table:formula="of:=IF(EXACT([$'Plan base'.$F129];1);IF(EXACT([$'Plan base'.P129];&quot;&quot;);&quot;&quot;;[$'Plan base'.P129]);&quot;&quot;)" office:value-type="string" office:string-value="payable">
            <text:p>payable</text:p>
          </table:table-cell>
          <table:table-cell table:formula="of:=IF(EXACT([$'Plan base'.$F129];1);IF(EXACT([$'Plan base'.Q129];&quot;&quot;);&quot;&quot;;[$'Plan base'.Q12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F130];1);IF(EXACT([$'Plan base'.$A130];&quot;&quot;);&quot;&quot;;[$'Plan base'.$A130]);&quot;&quot;)" office:value-type="string" office:string-value="3000-0000">
            <text:p>3000-0000</text:p>
          </table:table-cell>
          <table:table-cell table:formula="of:=IF(EXACT([$'Plan base'.$F130];1);IF(EXACT([$'Plan base'.$J130];&quot;&quot;);&quot;&quot;;[$'Plan base'.$J130]);&quot;&quot;)" office:value-type="string" office:string-value="Patrimonio">
            <text:p>Patrimonio</text:p>
          </table:table-cell>
          <table:table-cell table:formula="of:=IF(EXACT([$'Plan base'.$F130];1);IF(EXACT([$'Plan base'.L130];&quot;&quot;);&quot;&quot;;[$'Plan base'.L130]);&quot;&quot;)" office:value-type="string" office:string-value="Pa">
            <text:p>Pa</text:p>
          </table:table-cell>
          <table:table-cell table:formula="of:=IF(EXACT([$'Plan base'.$F130];1);IF(EXACT([$'Plan base'.M130];&quot;&quot;);&quot;&quot;;IF(EXACT([$'Plan base'.M130];&quot;Plan contable&quot;);CONCATENATE([$'Plan base'.M130];&quot; ClearCore&quot;);[$'Plan base'.M130]));&quot;&quot;)" office:value-type="string" office:string-value="Plan contable ClearCore">
            <text:p>Plan contable ClearCore</text:p>
          </table:table-cell>
          <table:table-cell table:formula="of:=IF(EXACT([$'Plan base'.$F130];1);IF(EXACT([$'Plan base'.N130];&quot;&quot;);&quot;&quot;;[$'Plan base'.N130]);&quot;&quot;)" office:value-type="string" office:string-value="Vista">
            <text:p>Vista</text:p>
          </table:table-cell>
          <table:table-cell table:formula="of:=IF(EXACT([$'Plan base'.$F130];1);IF(EXACT([$'Plan base'.O130];&quot;&quot;);&quot;&quot;;[$'Plan base'.O130]);&quot;&quot;)" office:value-type="string" office:string-value="USD">
            <text:p>USD</text:p>
          </table:table-cell>
          <table:table-cell table:formula="of:=IF(EXACT([$'Plan base'.$F130];1);IF(EXACT([$'Plan base'.P130];&quot;&quot;);&quot;&quot;;[$'Plan base'.P130]);&quot;&quot;)" office:value-type="string" office:string-value="view">
            <text:p>view</text:p>
          </table:table-cell>
          <table:table-cell table:formula="of:=IF(EXACT([$'Plan base'.$F130];1);IF(EXACT([$'Plan base'.Q130];&quot;&quot;);&quot;&quot;;[$'Plan base'.Q13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1];1);IF(EXACT([$'Plan base'.$A131];&quot;&quot;);&quot;&quot;;[$'Plan base'.$A131]);&quot;&quot;)" office:value-type="string" office:string-value="3100-0000">
            <text:p>3100-0000</text:p>
          </table:table-cell>
          <table:table-cell table:formula="of:=IF(EXACT([$'Plan base'.$F131];1);IF(EXACT([$'Plan base'.$J131];&quot;&quot;);&quot;&quot;;[$'Plan base'.$J131]);&quot;&quot;)" office:value-type="string" office:string-value="Capital social">
            <text:p>Capital social</text:p>
          </table:table-cell>
          <table:table-cell table:formula="of:=IF(EXACT([$'Plan base'.$F131];1);IF(EXACT([$'Plan base'.L131];&quot;&quot;);&quot;&quot;;[$'Plan base'.L131]);&quot;&quot;)" office:value-type="string" office:string-value="CS">
            <text:p>CS</text:p>
          </table:table-cell>
          <table:table-cell table:formula="of:=IF(EXACT([$'Plan base'.$F131];1);IF(EXACT([$'Plan base'.M131];&quot;&quot;);&quot;&quot;;IF(EXACT([$'Plan base'.M131];&quot;Plan contable&quot;);CONCATENATE([$'Plan base'.M131];&quot; ClearCore&quot;);[$'Plan base'.M131]));&quot;&quot;)" office:value-type="string" office:string-value="Patrimonio">
            <text:p>Patrimonio</text:p>
          </table:table-cell>
          <table:table-cell table:formula="of:=IF(EXACT([$'Plan base'.$F131];1);IF(EXACT([$'Plan base'.N131];&quot;&quot;);&quot;&quot;;[$'Plan base'.N131]);&quot;&quot;)" office:value-type="string" office:string-value="Vista">
            <text:p>Vista</text:p>
          </table:table-cell>
          <table:table-cell table:formula="of:=IF(EXACT([$'Plan base'.$F131];1);IF(EXACT([$'Plan base'.O131];&quot;&quot;);&quot;&quot;;[$'Plan base'.O131]);&quot;&quot;)" office:value-type="string" office:string-value="USD">
            <text:p>USD</text:p>
          </table:table-cell>
          <table:table-cell table:formula="of:=IF(EXACT([$'Plan base'.$F131];1);IF(EXACT([$'Plan base'.P131];&quot;&quot;);&quot;&quot;;[$'Plan base'.P131]);&quot;&quot;)" office:value-type="string" office:string-value="view">
            <text:p>view</text:p>
          </table:table-cell>
          <table:table-cell table:formula="of:=IF(EXACT([$'Plan base'.$F131];1);IF(EXACT([$'Plan base'.Q131];&quot;&quot;);&quot;&quot;;[$'Plan base'.Q13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4];1);IF(EXACT([$'Plan base'.$A134];&quot;&quot;);&quot;&quot;;[$'Plan base'.$A134]);&quot;&quot;)" office:value-type="string" office:string-value="3130-0000">
            <text:p>3130-0000</text:p>
          </table:table-cell>
          <table:table-cell table:formula="of:=IF(EXACT([$'Plan base'.$F134];1);IF(EXACT([$'Plan base'.$J134];&quot;&quot;);&quot;&quot;;[$'Plan base'.$J134]);&quot;&quot;)" office:value-type="string" office:string-value="Ricardo M. Wing Alcázar 7-182-924">
            <text:p>Ricardo M. Wing Alcázar 7-182-924</text:p>
          </table:table-cell>
          <table:table-cell table:formula="of:=IF(EXACT([$'Plan base'.$F134];1);IF(EXACT([$'Plan base'.L134];&quot;&quot;);&quot;&quot;;[$'Plan base'.L134]);&quot;&quot;)" office:value-type="string" office:string-value="RMWA">
            <text:p>RMWA</text:p>
          </table:table-cell>
          <table:table-cell table:formula="of:=IF(EXACT([$'Plan base'.$F134];1);IF(EXACT([$'Plan base'.M134];&quot;&quot;);&quot;&quot;;IF(EXACT([$'Plan base'.M134];&quot;Plan contable&quot;);CONCATENATE([$'Plan base'.M134];&quot; ClearCore&quot;);[$'Plan base'.M134]));&quot;&quot;)" office:value-type="string" office:string-value="Capital social">
            <text:p>Capital social</text:p>
          </table:table-cell>
          <table:table-cell table:formula="of:=IF(EXACT([$'Plan base'.$F134];1);IF(EXACT([$'Plan base'.N134];&quot;&quot;);&quot;&quot;;[$'Plan base'.N134]);&quot;&quot;)" office:value-type="string" office:string-value="Patrimonio">
            <text:p>Patrimonio</text:p>
          </table:table-cell>
          <table:table-cell table:formula="of:=IF(EXACT([$'Plan base'.$F134];1);IF(EXACT([$'Plan base'.O134];&quot;&quot;);&quot;&quot;;[$'Plan base'.O134]);&quot;&quot;)" office:value-type="string" office:string-value="USD">
            <text:p>USD</text:p>
          </table:table-cell>
          <table:table-cell table:formula="of:=IF(EXACT([$'Plan base'.$F134];1);IF(EXACT([$'Plan base'.P134];&quot;&quot;);&quot;&quot;;[$'Plan base'.P134]);&quot;&quot;)" office:value-type="string" office:string-value="other">
            <text:p>other</text:p>
          </table:table-cell>
          <table:table-cell table:formula="of:=IF(EXACT([$'Plan base'.$F134];1);IF(EXACT([$'Plan base'.Q134];&quot;&quot;);&quot;&quot;;[$'Plan base'.Q13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5];1);IF(EXACT([$'Plan base'.$A135];&quot;&quot;);&quot;&quot;;[$'Plan base'.$A135]);&quot;&quot;)" office:value-type="string" office:string-value="3140-0000">
            <text:p>3140-0000</text:p>
          </table:table-cell>
          <table:table-cell table:formula="of:=IF(EXACT([$'Plan base'.$F135];1);IF(EXACT([$'Plan base'.$J135];&quot;&quot;);&quot;&quot;;[$'Plan base'.$J135]);&quot;&quot;)" office:value-type="string" office:string-value="ClearCorp S.A.">
            <text:p>ClearCorp S.A.</text:p>
          </table:table-cell>
          <table:table-cell table:formula="of:=IF(EXACT([$'Plan base'.$F135];1);IF(EXACT([$'Plan base'.L135];&quot;&quot;);&quot;&quot;;[$'Plan base'.L135]);&quot;&quot;)" office:value-type="string" office:string-value="Ccorp">
            <text:p>Ccorp</text:p>
          </table:table-cell>
          <table:table-cell table:formula="of:=IF(EXACT([$'Plan base'.$F135];1);IF(EXACT([$'Plan base'.M135];&quot;&quot;);&quot;&quot;;IF(EXACT([$'Plan base'.M135];&quot;Plan contable&quot;);CONCATENATE([$'Plan base'.M135];&quot; ClearCore&quot;);[$'Plan base'.M135]));&quot;&quot;)" office:value-type="string" office:string-value="Capital social">
            <text:p>Capital social</text:p>
          </table:table-cell>
          <table:table-cell table:formula="of:=IF(EXACT([$'Plan base'.$F135];1);IF(EXACT([$'Plan base'.N135];&quot;&quot;);&quot;&quot;;[$'Plan base'.N135]);&quot;&quot;)" office:value-type="string" office:string-value="Patrimonio">
            <text:p>Patrimonio</text:p>
          </table:table-cell>
          <table:table-cell table:formula="of:=IF(EXACT([$'Plan base'.$F135];1);IF(EXACT([$'Plan base'.O135];&quot;&quot;);&quot;&quot;;[$'Plan base'.O135]);&quot;&quot;)" office:value-type="string" office:string-value="USD">
            <text:p>USD</text:p>
          </table:table-cell>
          <table:table-cell table:formula="of:=IF(EXACT([$'Plan base'.$F135];1);IF(EXACT([$'Plan base'.P135];&quot;&quot;);&quot;&quot;;[$'Plan base'.P135]);&quot;&quot;)" office:value-type="string" office:string-value="other">
            <text:p>other</text:p>
          </table:table-cell>
          <table:table-cell table:formula="of:=IF(EXACT([$'Plan base'.$F135];1);IF(EXACT([$'Plan base'.Q135];&quot;&quot;);&quot;&quot;;[$'Plan base'.Q13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6];1);IF(EXACT([$'Plan base'.$A136];&quot;&quot;);&quot;&quot;;[$'Plan base'.$A136]);&quot;&quot;)" office:value-type="string" office:string-value="3200-0000">
            <text:p>3200-0000</text:p>
          </table:table-cell>
          <table:table-cell table:formula="of:=IF(EXACT([$'Plan base'.$F136];1);IF(EXACT([$'Plan base'.$J136];&quot;&quot;);&quot;&quot;;[$'Plan base'.$J136]);&quot;&quot;)" office:value-type="string" office:string-value="Reserva legal">
            <text:p>Reserva legal</text:p>
          </table:table-cell>
          <table:table-cell table:formula="of:=IF(EXACT([$'Plan base'.$F136];1);IF(EXACT([$'Plan base'.L136];&quot;&quot;);&quot;&quot;;[$'Plan base'.L136]);&quot;&quot;)" office:value-type="string" office:string-value="RL">
            <text:p>RL</text:p>
          </table:table-cell>
          <table:table-cell table:formula="of:=IF(EXACT([$'Plan base'.$F136];1);IF(EXACT([$'Plan base'.M136];&quot;&quot;);&quot;&quot;;IF(EXACT([$'Plan base'.M136];&quot;Plan contable&quot;);CONCATENATE([$'Plan base'.M136];&quot; ClearCore&quot;);[$'Plan base'.M136]));&quot;&quot;)" office:value-type="string" office:string-value="Patrimonio">
            <text:p>Patrimonio</text:p>
          </table:table-cell>
          <table:table-cell table:formula="of:=IF(EXACT([$'Plan base'.$F136];1);IF(EXACT([$'Plan base'.N136];&quot;&quot;);&quot;&quot;;[$'Plan base'.N136]);&quot;&quot;)" office:value-type="string" office:string-value="Patrimonio">
            <text:p>Patrimonio</text:p>
          </table:table-cell>
          <table:table-cell table:formula="of:=IF(EXACT([$'Plan base'.$F136];1);IF(EXACT([$'Plan base'.O136];&quot;&quot;);&quot;&quot;;[$'Plan base'.O136]);&quot;&quot;)" office:value-type="string" office:string-value="USD">
            <text:p>USD</text:p>
          </table:table-cell>
          <table:table-cell table:formula="of:=IF(EXACT([$'Plan base'.$F136];1);IF(EXACT([$'Plan base'.P136];&quot;&quot;);&quot;&quot;;[$'Plan base'.P136]);&quot;&quot;)" office:value-type="string" office:string-value="other">
            <text:p>other</text:p>
          </table:table-cell>
          <table:table-cell table:formula="of:=IF(EXACT([$'Plan base'.$F136];1);IF(EXACT([$'Plan base'.Q136];&quot;&quot;);&quot;&quot;;[$'Plan base'.Q13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7];1);IF(EXACT([$'Plan base'.$A137];&quot;&quot;);&quot;&quot;;[$'Plan base'.$A137]);&quot;&quot;)" office:value-type="string" office:string-value="3300-0000">
            <text:p>3300-0000</text:p>
          </table:table-cell>
          <table:table-cell table:formula="of:=IF(EXACT([$'Plan base'.$F137];1);IF(EXACT([$'Plan base'.$J137];&quot;&quot;);&quot;&quot;;[$'Plan base'.$J137]);&quot;&quot;)" office:value-type="string" office:string-value="Otras reservas">
            <text:p>Otras reservas</text:p>
          </table:table-cell>
          <table:table-cell table:formula="of:=IF(EXACT([$'Plan base'.$F137];1);IF(EXACT([$'Plan base'.L137];&quot;&quot;);&quot;&quot;;[$'Plan base'.L137]);&quot;&quot;)" office:value-type="string" office:string-value="OR">
            <text:p>OR</text:p>
          </table:table-cell>
          <table:table-cell table:formula="of:=IF(EXACT([$'Plan base'.$F137];1);IF(EXACT([$'Plan base'.M137];&quot;&quot;);&quot;&quot;;IF(EXACT([$'Plan base'.M137];&quot;Plan contable&quot;);CONCATENATE([$'Plan base'.M137];&quot; ClearCore&quot;);[$'Plan base'.M137]));&quot;&quot;)" office:value-type="string" office:string-value="Patrimonio">
            <text:p>Patrimonio</text:p>
          </table:table-cell>
          <table:table-cell table:formula="of:=IF(EXACT([$'Plan base'.$F137];1);IF(EXACT([$'Plan base'.N137];&quot;&quot;);&quot;&quot;;[$'Plan base'.N137]);&quot;&quot;)" office:value-type="string" office:string-value="Vista">
            <text:p>Vista</text:p>
          </table:table-cell>
          <table:table-cell table:formula="of:=IF(EXACT([$'Plan base'.$F137];1);IF(EXACT([$'Plan base'.O137];&quot;&quot;);&quot;&quot;;[$'Plan base'.O137]);&quot;&quot;)" office:value-type="string" office:string-value="USD">
            <text:p>USD</text:p>
          </table:table-cell>
          <table:table-cell table:formula="of:=IF(EXACT([$'Plan base'.$F137];1);IF(EXACT([$'Plan base'.P137];&quot;&quot;);&quot;&quot;;[$'Plan base'.P137]);&quot;&quot;)" office:value-type="string" office:string-value="view">
            <text:p>view</text:p>
          </table:table-cell>
          <table:table-cell table:formula="of:=IF(EXACT([$'Plan base'.$F137];1);IF(EXACT([$'Plan base'.Q137];&quot;&quot;);&quot;&quot;;[$'Plan base'.Q13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8];1);IF(EXACT([$'Plan base'.$A138];&quot;&quot;);&quot;&quot;;[$'Plan base'.$A138]);&quot;&quot;)" office:value-type="string" office:string-value="3310-0000">
            <text:p>3310-0000</text:p>
          </table:table-cell>
          <table:table-cell table:formula="of:=IF(EXACT([$'Plan base'.$F138];1);IF(EXACT([$'Plan base'.$J138];&quot;&quot;);&quot;&quot;;[$'Plan base'.$J138]);&quot;&quot;)" office:value-type="string" office:string-value="Reserva para mejoras">
            <text:p>Reserva para mejoras</text:p>
          </table:table-cell>
          <table:table-cell table:formula="of:=IF(EXACT([$'Plan base'.$F138];1);IF(EXACT([$'Plan base'.L138];&quot;&quot;);&quot;&quot;;[$'Plan base'.L138]);&quot;&quot;)" office:value-type="string" office:string-value="Mej">
            <text:p>Mej</text:p>
          </table:table-cell>
          <table:table-cell table:formula="of:=IF(EXACT([$'Plan base'.$F138];1);IF(EXACT([$'Plan base'.M138];&quot;&quot;);&quot;&quot;;IF(EXACT([$'Plan base'.M138];&quot;Plan contable&quot;);CONCATENATE([$'Plan base'.M138];&quot; ClearCore&quot;);[$'Plan base'.M138]));&quot;&quot;)" office:value-type="string" office:string-value="Otras reservas">
            <text:p>Otras reservas</text:p>
          </table:table-cell>
          <table:table-cell table:formula="of:=IF(EXACT([$'Plan base'.$F138];1);IF(EXACT([$'Plan base'.N138];&quot;&quot;);&quot;&quot;;[$'Plan base'.N138]);&quot;&quot;)" office:value-type="string" office:string-value="Patrimonio">
            <text:p>Patrimonio</text:p>
          </table:table-cell>
          <table:table-cell table:formula="of:=IF(EXACT([$'Plan base'.$F138];1);IF(EXACT([$'Plan base'.O138];&quot;&quot;);&quot;&quot;;[$'Plan base'.O138]);&quot;&quot;)" office:value-type="string" office:string-value="USD">
            <text:p>USD</text:p>
          </table:table-cell>
          <table:table-cell table:formula="of:=IF(EXACT([$'Plan base'.$F138];1);IF(EXACT([$'Plan base'.P138];&quot;&quot;);&quot;&quot;;[$'Plan base'.P138]);&quot;&quot;)" office:value-type="string" office:string-value="other">
            <text:p>other</text:p>
          </table:table-cell>
          <table:table-cell table:formula="of:=IF(EXACT([$'Plan base'.$F138];1);IF(EXACT([$'Plan base'.Q138];&quot;&quot;);&quot;&quot;;[$'Plan base'.Q13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39];1);IF(EXACT([$'Plan base'.$A139];&quot;&quot;);&quot;&quot;;[$'Plan base'.$A139]);&quot;&quot;)" office:value-type="string" office:string-value="3320-0000">
            <text:p>3320-0000</text:p>
          </table:table-cell>
          <table:table-cell table:formula="of:=IF(EXACT([$'Plan base'.$F139];1);IF(EXACT([$'Plan base'.$J139];&quot;&quot;);&quot;&quot;;[$'Plan base'.$J139]);&quot;&quot;)" office:value-type="string" office:string-value="Reserva para proyectos">
            <text:p>Reserva para proyectos</text:p>
          </table:table-cell>
          <table:table-cell table:formula="of:=IF(EXACT([$'Plan base'.$F139];1);IF(EXACT([$'Plan base'.L139];&quot;&quot;);&quot;&quot;;[$'Plan base'.L139]);&quot;&quot;)" office:value-type="string" office:string-value="Pro">
            <text:p>Pro</text:p>
          </table:table-cell>
          <table:table-cell table:formula="of:=IF(EXACT([$'Plan base'.$F139];1);IF(EXACT([$'Plan base'.M139];&quot;&quot;);&quot;&quot;;IF(EXACT([$'Plan base'.M139];&quot;Plan contable&quot;);CONCATENATE([$'Plan base'.M139];&quot; ClearCore&quot;);[$'Plan base'.M139]));&quot;&quot;)" office:value-type="string" office:string-value="Otras reservas">
            <text:p>Otras reservas</text:p>
          </table:table-cell>
          <table:table-cell table:formula="of:=IF(EXACT([$'Plan base'.$F139];1);IF(EXACT([$'Plan base'.N139];&quot;&quot;);&quot;&quot;;[$'Plan base'.N139]);&quot;&quot;)" office:value-type="string" office:string-value="Patrimonio">
            <text:p>Patrimonio</text:p>
          </table:table-cell>
          <table:table-cell table:formula="of:=IF(EXACT([$'Plan base'.$F139];1);IF(EXACT([$'Plan base'.O139];&quot;&quot;);&quot;&quot;;[$'Plan base'.O139]);&quot;&quot;)" office:value-type="string" office:string-value="USD">
            <text:p>USD</text:p>
          </table:table-cell>
          <table:table-cell table:formula="of:=IF(EXACT([$'Plan base'.$F139];1);IF(EXACT([$'Plan base'.P139];&quot;&quot;);&quot;&quot;;[$'Plan base'.P139]);&quot;&quot;)" office:value-type="string" office:string-value="other">
            <text:p>other</text:p>
          </table:table-cell>
          <table:table-cell table:formula="of:=IF(EXACT([$'Plan base'.$F139];1);IF(EXACT([$'Plan base'.Q139];&quot;&quot;);&quot;&quot;;[$'Plan base'.Q13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0];1);IF(EXACT([$'Plan base'.$A140];&quot;&quot;);&quot;&quot;;[$'Plan base'.$A140]);&quot;&quot;)" office:value-type="string" office:string-value="3400-0000">
            <text:p>3400-0000</text:p>
          </table:table-cell>
          <table:table-cell table:formula="of:=IF(EXACT([$'Plan base'.$F140];1);IF(EXACT([$'Plan base'.$J140];&quot;&quot;);&quot;&quot;;[$'Plan base'.$J140]);&quot;&quot;)" office:value-type="string" office:string-value="Aportes de capital">
            <text:p>Aportes de capital</text:p>
          </table:table-cell>
          <table:table-cell table:formula="of:=IF(EXACT([$'Plan base'.$F140];1);IF(EXACT([$'Plan base'.L140];&quot;&quot;);&quot;&quot;;[$'Plan base'.L140]);&quot;&quot;)" office:value-type="string" office:string-value="AC">
            <text:p>AC</text:p>
          </table:table-cell>
          <table:table-cell table:formula="of:=IF(EXACT([$'Plan base'.$F140];1);IF(EXACT([$'Plan base'.M140];&quot;&quot;);&quot;&quot;;IF(EXACT([$'Plan base'.M140];&quot;Plan contable&quot;);CONCATENATE([$'Plan base'.M140];&quot; ClearCore&quot;);[$'Plan base'.M140]));&quot;&quot;)" office:value-type="string" office:string-value="Patrimonio">
            <text:p>Patrimonio</text:p>
          </table:table-cell>
          <table:table-cell table:formula="of:=IF(EXACT([$'Plan base'.$F140];1);IF(EXACT([$'Plan base'.N140];&quot;&quot;);&quot;&quot;;[$'Plan base'.N140]);&quot;&quot;)" office:value-type="string" office:string-value="Patrimonio">
            <text:p>Patrimonio</text:p>
          </table:table-cell>
          <table:table-cell table:formula="of:=IF(EXACT([$'Plan base'.$F140];1);IF(EXACT([$'Plan base'.O140];&quot;&quot;);&quot;&quot;;[$'Plan base'.O140]);&quot;&quot;)" office:value-type="string" office:string-value="USD">
            <text:p>USD</text:p>
          </table:table-cell>
          <table:table-cell table:formula="of:=IF(EXACT([$'Plan base'.$F140];1);IF(EXACT([$'Plan base'.P140];&quot;&quot;);&quot;&quot;;[$'Plan base'.P140]);&quot;&quot;)" office:value-type="string" office:string-value="other">
            <text:p>other</text:p>
          </table:table-cell>
          <table:table-cell table:formula="of:=IF(EXACT([$'Plan base'.$F140];1);IF(EXACT([$'Plan base'.Q140];&quot;&quot;);&quot;&quot;;[$'Plan base'.Q14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1];1);IF(EXACT([$'Plan base'.$A141];&quot;&quot;);&quot;&quot;;[$'Plan base'.$A141]);&quot;&quot;)" office:value-type="string" office:string-value="3500-0000">
            <text:p>3500-0000</text:p>
          </table:table-cell>
          <table:table-cell table:formula="of:=IF(EXACT([$'Plan base'.$F141];1);IF(EXACT([$'Plan base'.$J141];&quot;&quot;);&quot;&quot;;[$'Plan base'.$J141]);&quot;&quot;)" office:value-type="string" office:string-value="Cuentas de superávit">
            <text:p>Cuentas de superávit</text:p>
          </table:table-cell>
          <table:table-cell table:formula="of:=IF(EXACT([$'Plan base'.$F141];1);IF(EXACT([$'Plan base'.L141];&quot;&quot;);&quot;&quot;;[$'Plan base'.L141]);&quot;&quot;)" office:value-type="string" office:string-value="Sup">
            <text:p>Sup</text:p>
          </table:table-cell>
          <table:table-cell table:formula="of:=IF(EXACT([$'Plan base'.$F141];1);IF(EXACT([$'Plan base'.M141];&quot;&quot;);&quot;&quot;;IF(EXACT([$'Plan base'.M141];&quot;Plan contable&quot;);CONCATENATE([$'Plan base'.M141];&quot; ClearCore&quot;);[$'Plan base'.M141]));&quot;&quot;)" office:value-type="string" office:string-value="Patrimonio">
            <text:p>Patrimonio</text:p>
          </table:table-cell>
          <table:table-cell table:formula="of:=IF(EXACT([$'Plan base'.$F141];1);IF(EXACT([$'Plan base'.N141];&quot;&quot;);&quot;&quot;;[$'Plan base'.N141]);&quot;&quot;)" office:value-type="string" office:string-value="Vista">
            <text:p>Vista</text:p>
          </table:table-cell>
          <table:table-cell table:formula="of:=IF(EXACT([$'Plan base'.$F141];1);IF(EXACT([$'Plan base'.O141];&quot;&quot;);&quot;&quot;;[$'Plan base'.O141]);&quot;&quot;)" office:value-type="string" office:string-value="USD">
            <text:p>USD</text:p>
          </table:table-cell>
          <table:table-cell table:formula="of:=IF(EXACT([$'Plan base'.$F141];1);IF(EXACT([$'Plan base'.P141];&quot;&quot;);&quot;&quot;;[$'Plan base'.P141]);&quot;&quot;)" office:value-type="string" office:string-value="view">
            <text:p>view</text:p>
          </table:table-cell>
          <table:table-cell table:formula="of:=IF(EXACT([$'Plan base'.$F141];1);IF(EXACT([$'Plan base'.Q141];&quot;&quot;);&quot;&quot;;[$'Plan base'.Q1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2];1);IF(EXACT([$'Plan base'.$A142];&quot;&quot;);&quot;&quot;;[$'Plan base'.$A142]);&quot;&quot;)" office:value-type="string" office:string-value="3510-0000">
            <text:p>3510-0000</text:p>
          </table:table-cell>
          <table:table-cell table:formula="of:=IF(EXACT([$'Plan base'.$F142];1);IF(EXACT([$'Plan base'.$J142];&quot;&quot;);&quot;&quot;;[$'Plan base'.$J142]);&quot;&quot;)" office:value-type="string" office:string-value="Superávit de capital">
            <text:p>Superávit de capital</text:p>
          </table:table-cell>
          <table:table-cell table:formula="of:=IF(EXACT([$'Plan base'.$F142];1);IF(EXACT([$'Plan base'.L142];&quot;&quot;);&quot;&quot;;[$'Plan base'.L142]);&quot;&quot;)" office:value-type="string" office:string-value="Cap">
            <text:p>Cap</text:p>
          </table:table-cell>
          <table:table-cell table:formula="of:=IF(EXACT([$'Plan base'.$F142];1);IF(EXACT([$'Plan base'.M142];&quot;&quot;);&quot;&quot;;IF(EXACT([$'Plan base'.M142];&quot;Plan contable&quot;);CONCATENATE([$'Plan base'.M142];&quot; ClearCore&quot;);[$'Plan base'.M142]));&quot;&quot;)" office:value-type="string" office:string-value="Cuentas de superávit">
            <text:p>Cuentas de superávit</text:p>
          </table:table-cell>
          <table:table-cell table:formula="of:=IF(EXACT([$'Plan base'.$F142];1);IF(EXACT([$'Plan base'.N142];&quot;&quot;);&quot;&quot;;[$'Plan base'.N142]);&quot;&quot;)" office:value-type="string" office:string-value="Patrimonio">
            <text:p>Patrimonio</text:p>
          </table:table-cell>
          <table:table-cell table:formula="of:=IF(EXACT([$'Plan base'.$F142];1);IF(EXACT([$'Plan base'.O142];&quot;&quot;);&quot;&quot;;[$'Plan base'.O142]);&quot;&quot;)" office:value-type="string" office:string-value="USD">
            <text:p>USD</text:p>
          </table:table-cell>
          <table:table-cell table:formula="of:=IF(EXACT([$'Plan base'.$F142];1);IF(EXACT([$'Plan base'.P142];&quot;&quot;);&quot;&quot;;[$'Plan base'.P142]);&quot;&quot;)" office:value-type="string" office:string-value="other">
            <text:p>other</text:p>
          </table:table-cell>
          <table:table-cell table:formula="of:=IF(EXACT([$'Plan base'.$F142];1);IF(EXACT([$'Plan base'.Q142];&quot;&quot;);&quot;&quot;;[$'Plan base'.Q1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3];1);IF(EXACT([$'Plan base'.$A143];&quot;&quot;);&quot;&quot;;[$'Plan base'.$A143]);&quot;&quot;)" office:value-type="string" office:string-value="3520-0000">
            <text:p>3520-0000</text:p>
          </table:table-cell>
          <table:table-cell table:formula="of:=IF(EXACT([$'Plan base'.$F143];1);IF(EXACT([$'Plan base'.$J143];&quot;&quot;);&quot;&quot;;[$'Plan base'.$J143]);&quot;&quot;)" office:value-type="string" office:string-value="Superavit por revaluación de activos">
            <text:p>Superavit por revaluación de activos</text:p>
          </table:table-cell>
          <table:table-cell table:formula="of:=IF(EXACT([$'Plan base'.$F143];1);IF(EXACT([$'Plan base'.L143];&quot;&quot;);&quot;&quot;;[$'Plan base'.L143]);&quot;&quot;)" office:value-type="string" office:string-value="Rev">
            <text:p>Rev</text:p>
          </table:table-cell>
          <table:table-cell table:formula="of:=IF(EXACT([$'Plan base'.$F143];1);IF(EXACT([$'Plan base'.M143];&quot;&quot;);&quot;&quot;;IF(EXACT([$'Plan base'.M143];&quot;Plan contable&quot;);CONCATENATE([$'Plan base'.M143];&quot; ClearCore&quot;);[$'Plan base'.M143]));&quot;&quot;)" office:value-type="string" office:string-value="Cuentas de superávit">
            <text:p>Cuentas de superávit</text:p>
          </table:table-cell>
          <table:table-cell table:formula="of:=IF(EXACT([$'Plan base'.$F143];1);IF(EXACT([$'Plan base'.N143];&quot;&quot;);&quot;&quot;;[$'Plan base'.N143]);&quot;&quot;)" office:value-type="string" office:string-value="Patrimonio">
            <text:p>Patrimonio</text:p>
          </table:table-cell>
          <table:table-cell table:formula="of:=IF(EXACT([$'Plan base'.$F143];1);IF(EXACT([$'Plan base'.O143];&quot;&quot;);&quot;&quot;;[$'Plan base'.O143]);&quot;&quot;)" office:value-type="string" office:string-value="USD">
            <text:p>USD</text:p>
          </table:table-cell>
          <table:table-cell table:formula="of:=IF(EXACT([$'Plan base'.$F143];1);IF(EXACT([$'Plan base'.P143];&quot;&quot;);&quot;&quot;;[$'Plan base'.P143]);&quot;&quot;)" office:value-type="string" office:string-value="other">
            <text:p>other</text:p>
          </table:table-cell>
          <table:table-cell table:formula="of:=IF(EXACT([$'Plan base'.$F143];1);IF(EXACT([$'Plan base'.Q143];&quot;&quot;);&quot;&quot;;[$'Plan base'.Q1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4];1);IF(EXACT([$'Plan base'.$A144];&quot;&quot;);&quot;&quot;;[$'Plan base'.$A144]);&quot;&quot;)" office:value-type="string" office:string-value="3530-0000">
            <text:p>3530-0000</text:p>
          </table:table-cell>
          <table:table-cell table:formula="of:=IF(EXACT([$'Plan base'.$F144];1);IF(EXACT([$'Plan base'.$J144];&quot;&quot;);&quot;&quot;;[$'Plan base'.$J144]);&quot;&quot;)" office:value-type="string" office:string-value="Superavit ganado">
            <text:p>Superavit ganado</text:p>
          </table:table-cell>
          <table:table-cell table:formula="of:=IF(EXACT([$'Plan base'.$F144];1);IF(EXACT([$'Plan base'.L144];&quot;&quot;);&quot;&quot;;[$'Plan base'.L144]);&quot;&quot;)" office:value-type="string" office:string-value="Gan">
            <text:p>Gan</text:p>
          </table:table-cell>
          <table:table-cell table:formula="of:=IF(EXACT([$'Plan base'.$F144];1);IF(EXACT([$'Plan base'.M144];&quot;&quot;);&quot;&quot;;IF(EXACT([$'Plan base'.M144];&quot;Plan contable&quot;);CONCATENATE([$'Plan base'.M144];&quot; ClearCore&quot;);[$'Plan base'.M144]));&quot;&quot;)" office:value-type="string" office:string-value="Cuentas de superávit">
            <text:p>Cuentas de superávit</text:p>
          </table:table-cell>
          <table:table-cell table:formula="of:=IF(EXACT([$'Plan base'.$F144];1);IF(EXACT([$'Plan base'.N144];&quot;&quot;);&quot;&quot;;[$'Plan base'.N144]);&quot;&quot;)" office:value-type="string" office:string-value="Patrimonio">
            <text:p>Patrimonio</text:p>
          </table:table-cell>
          <table:table-cell table:formula="of:=IF(EXACT([$'Plan base'.$F144];1);IF(EXACT([$'Plan base'.O144];&quot;&quot;);&quot;&quot;;[$'Plan base'.O144]);&quot;&quot;)" office:value-type="string" office:string-value="USD">
            <text:p>USD</text:p>
          </table:table-cell>
          <table:table-cell table:formula="of:=IF(EXACT([$'Plan base'.$F144];1);IF(EXACT([$'Plan base'.P144];&quot;&quot;);&quot;&quot;;[$'Plan base'.P144]);&quot;&quot;)" office:value-type="string" office:string-value="other">
            <text:p>other</text:p>
          </table:table-cell>
          <table:table-cell table:formula="of:=IF(EXACT([$'Plan base'.$F144];1);IF(EXACT([$'Plan base'.Q144];&quot;&quot;);&quot;&quot;;[$'Plan base'.Q1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5];1);IF(EXACT([$'Plan base'.$A145];&quot;&quot;);&quot;&quot;;[$'Plan base'.$A145]);&quot;&quot;)" office:value-type="string" office:string-value="3600-0000">
            <text:p>3600-0000</text:p>
          </table:table-cell>
          <table:table-cell table:formula="of:=IF(EXACT([$'Plan base'.$F145];1);IF(EXACT([$'Plan base'.$J145];&quot;&quot;);&quot;&quot;;[$'Plan base'.$J145]);&quot;&quot;)" office:value-type="string" office:string-value="Utilidad o pérdida acumulada de periodos anteriores">
            <text:p>Utilidad o pérdida acumulada de periodos anteriores</text:p>
          </table:table-cell>
          <table:table-cell table:formula="of:=IF(EXACT([$'Plan base'.$F145];1);IF(EXACT([$'Plan base'.L145];&quot;&quot;);&quot;&quot;;[$'Plan base'.L145]);&quot;&quot;)" office:value-type="string" office:string-value="Ut-Ac">
            <text:p>Ut-Ac</text:p>
          </table:table-cell>
          <table:table-cell table:formula="of:=IF(EXACT([$'Plan base'.$F145];1);IF(EXACT([$'Plan base'.M145];&quot;&quot;);&quot;&quot;;IF(EXACT([$'Plan base'.M145];&quot;Plan contable&quot;);CONCATENATE([$'Plan base'.M145];&quot; ClearCore&quot;);[$'Plan base'.M145]));&quot;&quot;)" office:value-type="string" office:string-value="Patrimonio">
            <text:p>Patrimonio</text:p>
          </table:table-cell>
          <table:table-cell table:formula="of:=IF(EXACT([$'Plan base'.$F145];1);IF(EXACT([$'Plan base'.N145];&quot;&quot;);&quot;&quot;;[$'Plan base'.N145]);&quot;&quot;)" office:value-type="string" office:string-value="Vista">
            <text:p>Vista</text:p>
          </table:table-cell>
          <table:table-cell table:formula="of:=IF(EXACT([$'Plan base'.$F145];1);IF(EXACT([$'Plan base'.O145];&quot;&quot;);&quot;&quot;;[$'Plan base'.O145]);&quot;&quot;)" office:value-type="string" office:string-value="USD">
            <text:p>USD</text:p>
          </table:table-cell>
          <table:table-cell table:formula="of:=IF(EXACT([$'Plan base'.$F145];1);IF(EXACT([$'Plan base'.P145];&quot;&quot;);&quot;&quot;;[$'Plan base'.P145]);&quot;&quot;)" office:value-type="string" office:string-value="view">
            <text:p>view</text:p>
          </table:table-cell>
          <table:table-cell table:formula="of:=IF(EXACT([$'Plan base'.$F145];1);IF(EXACT([$'Plan base'.Q145];&quot;&quot;);&quot;&quot;;[$'Plan base'.Q1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6];1);IF(EXACT([$'Plan base'.$A146];&quot;&quot;);&quot;&quot;;[$'Plan base'.$A146]);&quot;&quot;)" office:value-type="string" office:string-value="3700-0000">
            <text:p>3700-0000</text:p>
          </table:table-cell>
          <table:table-cell table:formula="of:=IF(EXACT([$'Plan base'.$F146];1);IF(EXACT([$'Plan base'.$J146];&quot;&quot;);&quot;&quot;;[$'Plan base'.$J146]);&quot;&quot;)" office:value-type="string" office:string-value="Utilidad o pérdida del período actual">
            <text:p>Utilidad o pérdida del período actual</text:p>
          </table:table-cell>
          <table:table-cell table:formula="of:=IF(EXACT([$'Plan base'.$F146];1);IF(EXACT([$'Plan base'.L146];&quot;&quot;);&quot;&quot;;[$'Plan base'.L146]);&quot;&quot;)" office:value-type="string" office:string-value="Ut-Per">
            <text:p>Ut-Per</text:p>
          </table:table-cell>
          <table:table-cell table:formula="of:=IF(EXACT([$'Plan base'.$F146];1);IF(EXACT([$'Plan base'.M146];&quot;&quot;);&quot;&quot;;IF(EXACT([$'Plan base'.M146];&quot;Plan contable&quot;);CONCATENATE([$'Plan base'.M146];&quot; ClearCore&quot;);[$'Plan base'.M146]));&quot;&quot;)" office:value-type="string" office:string-value="Patrimonio">
            <text:p>Patrimonio</text:p>
          </table:table-cell>
          <table:table-cell table:formula="of:=IF(EXACT([$'Plan base'.$F146];1);IF(EXACT([$'Plan base'.N146];&quot;&quot;);&quot;&quot;;[$'Plan base'.N146]);&quot;&quot;)" office:value-type="string" office:string-value="Patrimonio">
            <text:p>Patrimonio</text:p>
          </table:table-cell>
          <table:table-cell table:formula="of:=IF(EXACT([$'Plan base'.$F146];1);IF(EXACT([$'Plan base'.O146];&quot;&quot;);&quot;&quot;;[$'Plan base'.O146]);&quot;&quot;)" office:value-type="string" office:string-value="USD">
            <text:p>USD</text:p>
          </table:table-cell>
          <table:table-cell table:formula="of:=IF(EXACT([$'Plan base'.$F146];1);IF(EXACT([$'Plan base'.P146];&quot;&quot;);&quot;&quot;;[$'Plan base'.P146]);&quot;&quot;)" office:value-type="string" office:string-value="other">
            <text:p>other</text:p>
          </table:table-cell>
          <table:table-cell table:formula="of:=IF(EXACT([$'Plan base'.$F146];1);IF(EXACT([$'Plan base'.Q146];&quot;&quot;);&quot;&quot;;[$'Plan base'.Q14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7];1);IF(EXACT([$'Plan base'.$A147];&quot;&quot;);&quot;&quot;;[$'Plan base'.$A147]);&quot;&quot;)" office:value-type="string" office:string-value="4000-0000">
            <text:p>4000-0000</text:p>
          </table:table-cell>
          <table:table-cell table:formula="of:=IF(EXACT([$'Plan base'.$F147];1);IF(EXACT([$'Plan base'.$J147];&quot;&quot;);&quot;&quot;;[$'Plan base'.$J147]);&quot;&quot;)" office:value-type="string" office:string-value="Ingresos">
            <text:p>Ingresos</text:p>
          </table:table-cell>
          <table:table-cell table:formula="of:=IF(EXACT([$'Plan base'.$F147];1);IF(EXACT([$'Plan base'.L147];&quot;&quot;);&quot;&quot;;[$'Plan base'.L147]);&quot;&quot;)" office:value-type="string" office:string-value="In">
            <text:p>In</text:p>
          </table:table-cell>
          <table:table-cell table:formula="of:=IF(EXACT([$'Plan base'.$F147];1);IF(EXACT([$'Plan base'.M147];&quot;&quot;);&quot;&quot;;IF(EXACT([$'Plan base'.M147];&quot;Plan contable&quot;);CONCATENATE([$'Plan base'.M147];&quot; ClearCore&quot;);[$'Plan base'.M147]));&quot;&quot;)" office:value-type="string" office:string-value="Plan contable ClearCore">
            <text:p>Plan contable ClearCore</text:p>
          </table:table-cell>
          <table:table-cell table:formula="of:=IF(EXACT([$'Plan base'.$F147];1);IF(EXACT([$'Plan base'.N147];&quot;&quot;);&quot;&quot;;[$'Plan base'.N147]);&quot;&quot;)" office:value-type="string" office:string-value="Vista">
            <text:p>Vista</text:p>
          </table:table-cell>
          <table:table-cell table:formula="of:=IF(EXACT([$'Plan base'.$F147];1);IF(EXACT([$'Plan base'.O147];&quot;&quot;);&quot;&quot;;[$'Plan base'.O147]);&quot;&quot;)" office:value-type="string" office:string-value="USD">
            <text:p>USD</text:p>
          </table:table-cell>
          <table:table-cell table:formula="of:=IF(EXACT([$'Plan base'.$F147];1);IF(EXACT([$'Plan base'.P147];&quot;&quot;);&quot;&quot;;[$'Plan base'.P147]);&quot;&quot;)" office:value-type="string" office:string-value="view">
            <text:p>view</text:p>
          </table:table-cell>
          <table:table-cell table:formula="of:=IF(EXACT([$'Plan base'.$F147];1);IF(EXACT([$'Plan base'.Q147];&quot;&quot;);&quot;&quot;;[$'Plan base'.Q14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8];1);IF(EXACT([$'Plan base'.$A148];&quot;&quot;);&quot;&quot;;[$'Plan base'.$A148]);&quot;&quot;)" office:value-type="string" office:string-value="4100-0000">
            <text:p>4100-0000</text:p>
          </table:table-cell>
          <table:table-cell table:formula="of:=IF(EXACT([$'Plan base'.$F148];1);IF(EXACT([$'Plan base'.$J148];&quot;&quot;);&quot;&quot;;[$'Plan base'.$J148]);&quot;&quot;)" office:value-type="string" office:string-value="Ingresos por ventas">
            <text:p>Ingresos por ventas</text:p>
          </table:table-cell>
          <table:table-cell table:formula="of:=IF(EXACT([$'Plan base'.$F148];1);IF(EXACT([$'Plan base'.L148];&quot;&quot;);&quot;&quot;;[$'Plan base'.L148]);&quot;&quot;)" office:value-type="string" office:string-value="Ventas">
            <text:p>Ventas</text:p>
          </table:table-cell>
          <table:table-cell table:formula="of:=IF(EXACT([$'Plan base'.$F148];1);IF(EXACT([$'Plan base'.M148];&quot;&quot;);&quot;&quot;;IF(EXACT([$'Plan base'.M148];&quot;Plan contable&quot;);CONCATENATE([$'Plan base'.M148];&quot; ClearCore&quot;);[$'Plan base'.M148]));&quot;&quot;)" office:value-type="string" office:string-value="Ingresos">
            <text:p>Ingresos</text:p>
          </table:table-cell>
          <table:table-cell table:formula="of:=IF(EXACT([$'Plan base'.$F148];1);IF(EXACT([$'Plan base'.N148];&quot;&quot;);&quot;&quot;;[$'Plan base'.N148]);&quot;&quot;)" office:value-type="string" office:string-value="Vista">
            <text:p>Vista</text:p>
          </table:table-cell>
          <table:table-cell table:formula="of:=IF(EXACT([$'Plan base'.$F148];1);IF(EXACT([$'Plan base'.O148];&quot;&quot;);&quot;&quot;;[$'Plan base'.O148]);&quot;&quot;)" office:value-type="string" office:string-value="USD">
            <text:p>USD</text:p>
          </table:table-cell>
          <table:table-cell table:formula="of:=IF(EXACT([$'Plan base'.$F148];1);IF(EXACT([$'Plan base'.P148];&quot;&quot;);&quot;&quot;;[$'Plan base'.P148]);&quot;&quot;)" office:value-type="string" office:string-value="view">
            <text:p>view</text:p>
          </table:table-cell>
          <table:table-cell table:formula="of:=IF(EXACT([$'Plan base'.$F148];1);IF(EXACT([$'Plan base'.Q148];&quot;&quot;);&quot;&quot;;[$'Plan base'.Q1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49];1);IF(EXACT([$'Plan base'.$A149];&quot;&quot;);&quot;&quot;;[$'Plan base'.$A149]);&quot;&quot;)" office:value-type="string" office:string-value="4110-0000">
            <text:p>4110-0000</text:p>
          </table:table-cell>
          <table:table-cell table:formula="of:=IF(EXACT([$'Plan base'.$F149];1);IF(EXACT([$'Plan base'.$J149];&quot;&quot;);&quot;&quot;;[$'Plan base'.$J149]);&quot;&quot;)" office:value-type="string" office:string-value="Mantenimiento y soporte">
            <text:p>Mantenimiento y soporte</text:p>
          </table:table-cell>
          <table:table-cell table:formula="of:=IF(EXACT([$'Plan base'.$F149];1);IF(EXACT([$'Plan base'.L149];&quot;&quot;);&quot;&quot;;[$'Plan base'.L149]);&quot;&quot;)" office:value-type="string" office:string-value="MyS">
            <text:p>MyS</text:p>
          </table:table-cell>
          <table:table-cell table:formula="of:=IF(EXACT([$'Plan base'.$F149];1);IF(EXACT([$'Plan base'.M149];&quot;&quot;);&quot;&quot;;IF(EXACT([$'Plan base'.M149];&quot;Plan contable&quot;);CONCATENATE([$'Plan base'.M149];&quot; ClearCore&quot;);[$'Plan base'.M149]));&quot;&quot;)" office:value-type="string" office:string-value="Ingresos por ventas">
            <text:p>Ingresos por ventas</text:p>
          </table:table-cell>
          <table:table-cell table:formula="of:=IF(EXACT([$'Plan base'.$F149];1);IF(EXACT([$'Plan base'.N149];&quot;&quot;);&quot;&quot;;[$'Plan base'.N149]);&quot;&quot;)" office:value-type="string" office:string-value="Vista">
            <text:p>Vista</text:p>
          </table:table-cell>
          <table:table-cell table:formula="of:=IF(EXACT([$'Plan base'.$F149];1);IF(EXACT([$'Plan base'.O149];&quot;&quot;);&quot;&quot;;[$'Plan base'.O149]);&quot;&quot;)" office:value-type="string" office:string-value="USD">
            <text:p>USD</text:p>
          </table:table-cell>
          <table:table-cell table:formula="of:=IF(EXACT([$'Plan base'.$F149];1);IF(EXACT([$'Plan base'.P149];&quot;&quot;);&quot;&quot;;[$'Plan base'.P149]);&quot;&quot;)" office:value-type="string" office:string-value="view">
            <text:p>view</text:p>
          </table:table-cell>
          <table:table-cell table:formula="of:=IF(EXACT([$'Plan base'.$F149];1);IF(EXACT([$'Plan base'.Q149];&quot;&quot;);&quot;&quot;;[$'Plan base'.Q1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50];1);IF(EXACT([$'Plan base'.$A150];&quot;&quot;);&quot;&quot;;[$'Plan base'.$A150]);&quot;&quot;)" office:value-type="string" office:string-value="4111-0000">
            <text:p>4111-0000</text:p>
          </table:table-cell>
          <table:table-cell table:formula="of:=IF(EXACT([$'Plan base'.$F150];1);IF(EXACT([$'Plan base'.$J150];&quot;&quot;);&quot;&quot;;[$'Plan base'.$J150]);&quot;&quot;)" office:value-type="string" office:string-value="Contratos de mantenimiento – Montos fijos">
            <text:p>Contratos de mantenimiento – Montos fijos</text:p>
          </table:table-cell>
          <table:table-cell table:formula="of:=IF(EXACT([$'Plan base'.$F150];1);IF(EXACT([$'Plan base'.L150];&quot;&quot;);&quot;&quot;;[$'Plan base'.L150]);&quot;&quot;)" office:value-type="string" office:string-value="Fijo">
            <text:p>Fijo</text:p>
          </table:table-cell>
          <table:table-cell table:formula="of:=IF(EXACT([$'Plan base'.$F150];1);IF(EXACT([$'Plan base'.M150];&quot;&quot;);&quot;&quot;;IF(EXACT([$'Plan base'.M150];&quot;Plan contable&quot;);CONCATENATE([$'Plan base'.M150];&quot; ClearCore&quot;);[$'Plan base'.M150]));&quot;&quot;)" office:value-type="string" office:string-value="Mantenimiento y soporte">
            <text:p>Mantenimiento y soporte</text:p>
          </table:table-cell>
          <table:table-cell table:formula="of:=IF(EXACT([$'Plan base'.$F150];1);IF(EXACT([$'Plan base'.N150];&quot;&quot;);&quot;&quot;;[$'Plan base'.N150]);&quot;&quot;)" office:value-type="string" office:string-value="Ingreso">
            <text:p>Ingreso</text:p>
          </table:table-cell>
          <table:table-cell table:formula="of:=IF(EXACT([$'Plan base'.$F150];1);IF(EXACT([$'Plan base'.O150];&quot;&quot;);&quot;&quot;;[$'Plan base'.O150]);&quot;&quot;)" office:value-type="string" office:string-value="USD">
            <text:p>USD</text:p>
          </table:table-cell>
          <table:table-cell table:formula="of:=IF(EXACT([$'Plan base'.$F150];1);IF(EXACT([$'Plan base'.P150];&quot;&quot;);&quot;&quot;;[$'Plan base'.P150]);&quot;&quot;)" office:value-type="string" office:string-value="other">
            <text:p>other</text:p>
          </table:table-cell>
          <table:table-cell table:formula="of:=IF(EXACT([$'Plan base'.$F150];1);IF(EXACT([$'Plan base'.Q150];&quot;&quot;);&quot;&quot;;[$'Plan base'.Q15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51];1);IF(EXACT([$'Plan base'.$A151];&quot;&quot;);&quot;&quot;;[$'Plan base'.$A151]);&quot;&quot;)" office:value-type="string" office:string-value="4112-0000">
            <text:p>4112-0000</text:p>
          </table:table-cell>
          <table:table-cell table:formula="of:=IF(EXACT([$'Plan base'.$F151];1);IF(EXACT([$'Plan base'.$J151];&quot;&quot;);&quot;&quot;;[$'Plan base'.$J151]);&quot;&quot;)" office:value-type="string" office:string-value="Contratos de mantenimiento – Montos adicionales">
            <text:p>Contratos de mantenimiento – Montos adicionales</text:p>
          </table:table-cell>
          <table:table-cell table:formula="of:=IF(EXACT([$'Plan base'.$F151];1);IF(EXACT([$'Plan base'.L151];&quot;&quot;);&quot;&quot;;[$'Plan base'.L151]);&quot;&quot;)" office:value-type="string" office:string-value="Adic.">
            <text:p>Adic.</text:p>
          </table:table-cell>
          <table:table-cell table:formula="of:=IF(EXACT([$'Plan base'.$F151];1);IF(EXACT([$'Plan base'.M151];&quot;&quot;);&quot;&quot;;IF(EXACT([$'Plan base'.M151];&quot;Plan contable&quot;);CONCATENATE([$'Plan base'.M151];&quot; ClearCore&quot;);[$'Plan base'.M151]));&quot;&quot;)" office:value-type="string" office:string-value="Mantenimiento y soporte">
            <text:p>Mantenimiento y soporte</text:p>
          </table:table-cell>
          <table:table-cell table:formula="of:=IF(EXACT([$'Plan base'.$F151];1);IF(EXACT([$'Plan base'.N151];&quot;&quot;);&quot;&quot;;[$'Plan base'.N151]);&quot;&quot;)" office:value-type="string" office:string-value="Ingreso">
            <text:p>Ingreso</text:p>
          </table:table-cell>
          <table:table-cell table:formula="of:=IF(EXACT([$'Plan base'.$F151];1);IF(EXACT([$'Plan base'.O151];&quot;&quot;);&quot;&quot;;[$'Plan base'.O151]);&quot;&quot;)" office:value-type="string" office:string-value="USD">
            <text:p>USD</text:p>
          </table:table-cell>
          <table:table-cell table:formula="of:=IF(EXACT([$'Plan base'.$F151];1);IF(EXACT([$'Plan base'.P151];&quot;&quot;);&quot;&quot;;[$'Plan base'.P151]);&quot;&quot;)" office:value-type="string" office:string-value="other">
            <text:p>other</text:p>
          </table:table-cell>
          <table:table-cell table:formula="of:=IF(EXACT([$'Plan base'.$F151];1);IF(EXACT([$'Plan base'.Q151];&quot;&quot;);&quot;&quot;;[$'Plan base'.Q1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52];1);IF(EXACT([$'Plan base'.$A152];&quot;&quot;);&quot;&quot;;[$'Plan base'.$A152]);&quot;&quot;)" office:value-type="string" office:string-value="4113-0000">
            <text:p>4113-0000</text:p>
          </table:table-cell>
          <table:table-cell table:formula="of:=IF(EXACT([$'Plan base'.$F152];1);IF(EXACT([$'Plan base'.$J152];&quot;&quot;);&quot;&quot;;[$'Plan base'.$J152]);&quot;&quot;)" office:value-type="string" office:string-value="Mantenimiento y soporte único">
            <text:p>Mantenimiento y soporte único</text:p>
          </table:table-cell>
          <table:table-cell table:formula="of:=IF(EXACT([$'Plan base'.$F152];1);IF(EXACT([$'Plan base'.L152];&quot;&quot;);&quot;&quot;;[$'Plan base'.L152]);&quot;&quot;)" office:value-type="string" office:string-value="Un.">
            <text:p>Un.</text:p>
          </table:table-cell>
          <table:table-cell table:formula="of:=IF(EXACT([$'Plan base'.$F152];1);IF(EXACT([$'Plan base'.M152];&quot;&quot;);&quot;&quot;;IF(EXACT([$'Plan base'.M152];&quot;Plan contable&quot;);CONCATENATE([$'Plan base'.M152];&quot; ClearCore&quot;);[$'Plan base'.M152]));&quot;&quot;)" office:value-type="string" office:string-value="Mantenimiento y soporte">
            <text:p>Mantenimiento y soporte</text:p>
          </table:table-cell>
          <table:table-cell table:formula="of:=IF(EXACT([$'Plan base'.$F152];1);IF(EXACT([$'Plan base'.N152];&quot;&quot;);&quot;&quot;;[$'Plan base'.N152]);&quot;&quot;)" office:value-type="string" office:string-value="Ingreso">
            <text:p>Ingreso</text:p>
          </table:table-cell>
          <table:table-cell table:formula="of:=IF(EXACT([$'Plan base'.$F152];1);IF(EXACT([$'Plan base'.O152];&quot;&quot;);&quot;&quot;;[$'Plan base'.O152]);&quot;&quot;)" office:value-type="string" office:string-value="USD">
            <text:p>USD</text:p>
          </table:table-cell>
          <table:table-cell table:formula="of:=IF(EXACT([$'Plan base'.$F152];1);IF(EXACT([$'Plan base'.P152];&quot;&quot;);&quot;&quot;;[$'Plan base'.P152]);&quot;&quot;)" office:value-type="string" office:string-value="other">
            <text:p>other</text:p>
          </table:table-cell>
          <table:table-cell table:formula="of:=IF(EXACT([$'Plan base'.$F152];1);IF(EXACT([$'Plan base'.Q152];&quot;&quot;);&quot;&quot;;[$'Plan base'.Q15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63];1);IF(EXACT([$'Plan base'.$A163];&quot;&quot;);&quot;&quot;;[$'Plan base'.$A163]);&quot;&quot;)" office:value-type="string" office:string-value="4140-0000">
            <text:p>4140-0000</text:p>
          </table:table-cell>
          <table:table-cell table:formula="of:=IF(EXACT([$'Plan base'.$F163];1);IF(EXACT([$'Plan base'.$J163];&quot;&quot;);&quot;&quot;;[$'Plan base'.$J163]);&quot;&quot;)" office:value-type="string" office:string-value="Asesoría y consultoría">
            <text:p>Asesoría y consultoría</text:p>
          </table:table-cell>
          <table:table-cell table:formula="of:=IF(EXACT([$'Plan base'.$F163];1);IF(EXACT([$'Plan base'.L163];&quot;&quot;);&quot;&quot;;[$'Plan base'.L163]);&quot;&quot;)" office:value-type="string" office:string-value="Ases.">
            <text:p>Ases.</text:p>
          </table:table-cell>
          <table:table-cell table:formula="of:=IF(EXACT([$'Plan base'.$F163];1);IF(EXACT([$'Plan base'.M163];&quot;&quot;);&quot;&quot;;IF(EXACT([$'Plan base'.M163];&quot;Plan contable&quot;);CONCATENATE([$'Plan base'.M163];&quot; ClearCore&quot;);[$'Plan base'.M163]));&quot;&quot;)" office:value-type="string" office:string-value="Ingresos por ventas">
            <text:p>Ingresos por ventas</text:p>
          </table:table-cell>
          <table:table-cell table:formula="of:=IF(EXACT([$'Plan base'.$F163];1);IF(EXACT([$'Plan base'.N163];&quot;&quot;);&quot;&quot;;[$'Plan base'.N163]);&quot;&quot;)" office:value-type="string" office:string-value="Ingreso">
            <text:p>Ingreso</text:p>
          </table:table-cell>
          <table:table-cell table:formula="of:=IF(EXACT([$'Plan base'.$F163];1);IF(EXACT([$'Plan base'.O163];&quot;&quot;);&quot;&quot;;[$'Plan base'.O163]);&quot;&quot;)" office:value-type="string" office:string-value="USD">
            <text:p>USD</text:p>
          </table:table-cell>
          <table:table-cell table:formula="of:=IF(EXACT([$'Plan base'.$F163];1);IF(EXACT([$'Plan base'.P163];&quot;&quot;);&quot;&quot;;[$'Plan base'.P163]);&quot;&quot;)" office:value-type="string" office:string-value="other">
            <text:p>other</text:p>
          </table:table-cell>
          <table:table-cell table:formula="of:=IF(EXACT([$'Plan base'.$F163];1);IF(EXACT([$'Plan base'.Q163];&quot;&quot;);&quot;&quot;;[$'Plan base'.Q16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64];1);IF(EXACT([$'Plan base'.$A164];&quot;&quot;);&quot;&quot;;[$'Plan base'.$A164]);&quot;&quot;)" office:value-type="string" office:string-value="4150-0000">
            <text:p>4150-0000</text:p>
          </table:table-cell>
          <table:table-cell table:formula="of:=IF(EXACT([$'Plan base'.$F164];1);IF(EXACT([$'Plan base'.$J164];&quot;&quot;);&quot;&quot;;[$'Plan base'.$J164]);&quot;&quot;)" office:value-type="string" office:string-value="Venta de producto">
            <text:p>Venta de producto</text:p>
          </table:table-cell>
          <table:table-cell table:formula="of:=IF(EXACT([$'Plan base'.$F164];1);IF(EXACT([$'Plan base'.L164];&quot;&quot;);&quot;&quot;;[$'Plan base'.L164]);&quot;&quot;)" office:value-type="string" office:string-value="Prod.">
            <text:p>Prod.</text:p>
          </table:table-cell>
          <table:table-cell table:formula="of:=IF(EXACT([$'Plan base'.$F164];1);IF(EXACT([$'Plan base'.M164];&quot;&quot;);&quot;&quot;;IF(EXACT([$'Plan base'.M164];&quot;Plan contable&quot;);CONCATENATE([$'Plan base'.M164];&quot; ClearCore&quot;);[$'Plan base'.M164]));&quot;&quot;)" office:value-type="string" office:string-value="Ingresos por ventas">
            <text:p>Ingresos por ventas</text:p>
          </table:table-cell>
          <table:table-cell table:formula="of:=IF(EXACT([$'Plan base'.$F164];1);IF(EXACT([$'Plan base'.N164];&quot;&quot;);&quot;&quot;;[$'Plan base'.N164]);&quot;&quot;)" office:value-type="string" office:string-value="Ingreso">
            <text:p>Ingreso</text:p>
          </table:table-cell>
          <table:table-cell table:formula="of:=IF(EXACT([$'Plan base'.$F164];1);IF(EXACT([$'Plan base'.O164];&quot;&quot;);&quot;&quot;;[$'Plan base'.O164]);&quot;&quot;)" office:value-type="string" office:string-value="USD">
            <text:p>USD</text:p>
          </table:table-cell>
          <table:table-cell table:formula="of:=IF(EXACT([$'Plan base'.$F164];1);IF(EXACT([$'Plan base'.P164];&quot;&quot;);&quot;&quot;;[$'Plan base'.P164]);&quot;&quot;)" office:value-type="string" office:string-value="other">
            <text:p>other</text:p>
          </table:table-cell>
          <table:table-cell table:formula="of:=IF(EXACT([$'Plan base'.$F164];1);IF(EXACT([$'Plan base'.Q164];&quot;&quot;);&quot;&quot;;[$'Plan base'.Q16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65];1);IF(EXACT([$'Plan base'.$A165];&quot;&quot;);&quot;&quot;;[$'Plan base'.$A165]);&quot;&quot;)" office:value-type="string" office:string-value="4190-0000">
            <text:p>4190-0000</text:p>
          </table:table-cell>
          <table:table-cell table:formula="of:=IF(EXACT([$'Plan base'.$F165];1);IF(EXACT([$'Plan base'.$J165];&quot;&quot;);&quot;&quot;;[$'Plan base'.$J165]);&quot;&quot;)" office:value-type="string" office:string-value="Otros servicios">
            <text:p>Otros servicios</text:p>
          </table:table-cell>
          <table:table-cell table:formula="of:=IF(EXACT([$'Plan base'.$F165];1);IF(EXACT([$'Plan base'.L165];&quot;&quot;);&quot;&quot;;[$'Plan base'.L165]);&quot;&quot;)" office:value-type="string" office:string-value="Otros">
            <text:p>Otros</text:p>
          </table:table-cell>
          <table:table-cell table:formula="of:=IF(EXACT([$'Plan base'.$F165];1);IF(EXACT([$'Plan base'.M165];&quot;&quot;);&quot;&quot;;IF(EXACT([$'Plan base'.M165];&quot;Plan contable&quot;);CONCATENATE([$'Plan base'.M165];&quot; ClearCore&quot;);[$'Plan base'.M165]));&quot;&quot;)" office:value-type="string" office:string-value="Ingresos por ventas">
            <text:p>Ingresos por ventas</text:p>
          </table:table-cell>
          <table:table-cell table:formula="of:=IF(EXACT([$'Plan base'.$F165];1);IF(EXACT([$'Plan base'.N165];&quot;&quot;);&quot;&quot;;[$'Plan base'.N165]);&quot;&quot;)" office:value-type="string" office:string-value="Ingreso">
            <text:p>Ingreso</text:p>
          </table:table-cell>
          <table:table-cell table:formula="of:=IF(EXACT([$'Plan base'.$F165];1);IF(EXACT([$'Plan base'.O165];&quot;&quot;);&quot;&quot;;[$'Plan base'.O165]);&quot;&quot;)" office:value-type="string" office:string-value="USD">
            <text:p>USD</text:p>
          </table:table-cell>
          <table:table-cell table:formula="of:=IF(EXACT([$'Plan base'.$F165];1);IF(EXACT([$'Plan base'.P165];&quot;&quot;);&quot;&quot;;[$'Plan base'.P165]);&quot;&quot;)" office:value-type="string" office:string-value="other">
            <text:p>other</text:p>
          </table:table-cell>
          <table:table-cell table:formula="of:=IF(EXACT([$'Plan base'.$F165];1);IF(EXACT([$'Plan base'.Q165];&quot;&quot;);&quot;&quot;;[$'Plan base'.Q16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71];1);IF(EXACT([$'Plan base'.$A171];&quot;&quot;);&quot;&quot;;[$'Plan base'.$A171]);&quot;&quot;)" office:value-type="string" office:string-value="4400-0000">
            <text:p>4400-0000</text:p>
          </table:table-cell>
          <table:table-cell table:formula="of:=IF(EXACT([$'Plan base'.$F171];1);IF(EXACT([$'Plan base'.$J171];&quot;&quot;);&quot;&quot;;[$'Plan base'.$J171]);&quot;&quot;)" office:value-type="string" office:string-value="Otros ingresos">
            <text:p>Otros ingresos</text:p>
          </table:table-cell>
          <table:table-cell table:formula="of:=IF(EXACT([$'Plan base'.$F171];1);IF(EXACT([$'Plan base'.L171];&quot;&quot;);&quot;&quot;;[$'Plan base'.L171]);&quot;&quot;)" office:value-type="string" office:string-value="OI">
            <text:p>OI</text:p>
          </table:table-cell>
          <table:table-cell table:formula="of:=IF(EXACT([$'Plan base'.$F171];1);IF(EXACT([$'Plan base'.M171];&quot;&quot;);&quot;&quot;;IF(EXACT([$'Plan base'.M171];&quot;Plan contable&quot;);CONCATENATE([$'Plan base'.M171];&quot; ClearCore&quot;);[$'Plan base'.M171]));&quot;&quot;)" office:value-type="string" office:string-value="Ingresos">
            <text:p>Ingresos</text:p>
          </table:table-cell>
          <table:table-cell table:formula="of:=IF(EXACT([$'Plan base'.$F171];1);IF(EXACT([$'Plan base'.N171];&quot;&quot;);&quot;&quot;;[$'Plan base'.N171]);&quot;&quot;)" office:value-type="string" office:string-value="Vista">
            <text:p>Vista</text:p>
          </table:table-cell>
          <table:table-cell table:formula="of:=IF(EXACT([$'Plan base'.$F171];1);IF(EXACT([$'Plan base'.O171];&quot;&quot;);&quot;&quot;;[$'Plan base'.O171]);&quot;&quot;)" office:value-type="string" office:string-value="USD">
            <text:p>USD</text:p>
          </table:table-cell>
          <table:table-cell table:formula="of:=IF(EXACT([$'Plan base'.$F171];1);IF(EXACT([$'Plan base'.P171];&quot;&quot;);&quot;&quot;;[$'Plan base'.P171]);&quot;&quot;)" office:value-type="string" office:string-value="view">
            <text:p>view</text:p>
          </table:table-cell>
          <table:table-cell table:formula="of:=IF(EXACT([$'Plan base'.$F171];1);IF(EXACT([$'Plan base'.Q171];&quot;&quot;);&quot;&quot;;[$'Plan base'.Q17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72];1);IF(EXACT([$'Plan base'.$A172];&quot;&quot;);&quot;&quot;;[$'Plan base'.$A172]);&quot;&quot;)" office:value-type="string" office:string-value="4410-0000">
            <text:p>4410-0000</text:p>
          </table:table-cell>
          <table:table-cell table:formula="of:=IF(EXACT([$'Plan base'.$F172];1);IF(EXACT([$'Plan base'.$J172];&quot;&quot;);&quot;&quot;;[$'Plan base'.$J172]);&quot;&quot;)" office:value-type="string" office:string-value="Ajustes">
            <text:p>Ajustes</text:p>
          </table:table-cell>
          <table:table-cell table:formula="of:=IF(EXACT([$'Plan base'.$F172];1);IF(EXACT([$'Plan base'.L172];&quot;&quot;);&quot;&quot;;[$'Plan base'.L172]);&quot;&quot;)" office:value-type="string" office:string-value="Aj">
            <text:p>Aj</text:p>
          </table:table-cell>
          <table:table-cell table:formula="of:=IF(EXACT([$'Plan base'.$F172];1);IF(EXACT([$'Plan base'.M172];&quot;&quot;);&quot;&quot;;IF(EXACT([$'Plan base'.M172];&quot;Plan contable&quot;);CONCATENATE([$'Plan base'.M172];&quot; ClearCore&quot;);[$'Plan base'.M172]));&quot;&quot;)" office:value-type="string" office:string-value="Otros ingresos">
            <text:p>Otros ingresos</text:p>
          </table:table-cell>
          <table:table-cell table:formula="of:=IF(EXACT([$'Plan base'.$F172];1);IF(EXACT([$'Plan base'.N172];&quot;&quot;);&quot;&quot;;[$'Plan base'.N172]);&quot;&quot;)" office:value-type="string" office:string-value="Ingreso">
            <text:p>Ingreso</text:p>
          </table:table-cell>
          <table:table-cell table:formula="of:=IF(EXACT([$'Plan base'.$F172];1);IF(EXACT([$'Plan base'.O172];&quot;&quot;);&quot;&quot;;[$'Plan base'.O172]);&quot;&quot;)" office:value-type="string" office:string-value="USD">
            <text:p>USD</text:p>
          </table:table-cell>
          <table:table-cell table:formula="of:=IF(EXACT([$'Plan base'.$F172];1);IF(EXACT([$'Plan base'.P172];&quot;&quot;);&quot;&quot;;[$'Plan base'.P172]);&quot;&quot;)" office:value-type="string" office:string-value="other">
            <text:p>other</text:p>
          </table:table-cell>
          <table:table-cell table:formula="of:=IF(EXACT([$'Plan base'.$F172];1);IF(EXACT([$'Plan base'.Q172];&quot;&quot;);&quot;&quot;;[$'Plan base'.Q17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74];1);IF(EXACT([$'Plan base'.$A174];&quot;&quot;);&quot;&quot;;[$'Plan base'.$A174]);&quot;&quot;)" office:value-type="string" office:string-value="4500-0000">
            <text:p>4500-0000</text:p>
          </table:table-cell>
          <table:table-cell table:formula="of:=IF(EXACT([$'Plan base'.$F174];1);IF(EXACT([$'Plan base'.$J174];&quot;&quot;);&quot;&quot;;[$'Plan base'.$J174]);&quot;&quot;)" office:value-type="string" office:string-value="Ingresos no gravables">
            <text:p>Ingresos no gravables</text:p>
          </table:table-cell>
          <table:table-cell table:formula="of:=IF(EXACT([$'Plan base'.$F174];1);IF(EXACT([$'Plan base'.L174];&quot;&quot;);&quot;&quot;;[$'Plan base'.L174]);&quot;&quot;)" office:value-type="string" office:string-value="NG">
            <text:p>NG</text:p>
          </table:table-cell>
          <table:table-cell table:formula="of:=IF(EXACT([$'Plan base'.$F174];1);IF(EXACT([$'Plan base'.M174];&quot;&quot;);&quot;&quot;;IF(EXACT([$'Plan base'.M174];&quot;Plan contable&quot;);CONCATENATE([$'Plan base'.M174];&quot; ClearCore&quot;);[$'Plan base'.M174]));&quot;&quot;)" office:value-type="string" office:string-value="Ingresos">
            <text:p>Ingresos</text:p>
          </table:table-cell>
          <table:table-cell table:formula="of:=IF(EXACT([$'Plan base'.$F174];1);IF(EXACT([$'Plan base'.N174];&quot;&quot;);&quot;&quot;;[$'Plan base'.N174]);&quot;&quot;)" office:value-type="string" office:string-value="Vista">
            <text:p>Vista</text:p>
          </table:table-cell>
          <table:table-cell table:formula="of:=IF(EXACT([$'Plan base'.$F174];1);IF(EXACT([$'Plan base'.O174];&quot;&quot;);&quot;&quot;;[$'Plan base'.O174]);&quot;&quot;)" office:value-type="string" office:string-value="USD">
            <text:p>USD</text:p>
          </table:table-cell>
          <table:table-cell table:formula="of:=IF(EXACT([$'Plan base'.$F174];1);IF(EXACT([$'Plan base'.P174];&quot;&quot;);&quot;&quot;;[$'Plan base'.P174]);&quot;&quot;)" office:value-type="string" office:string-value="view">
            <text:p>view</text:p>
          </table:table-cell>
          <table:table-cell table:formula="of:=IF(EXACT([$'Plan base'.$F174];1);IF(EXACT([$'Plan base'.Q174];&quot;&quot;);&quot;&quot;;[$'Plan base'.Q17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75];1);IF(EXACT([$'Plan base'.$A175];&quot;&quot;);&quot;&quot;;[$'Plan base'.$A175]);&quot;&quot;)" office:value-type="string" office:string-value="4510-0000">
            <text:p>4510-0000</text:p>
          </table:table-cell>
          <table:table-cell table:formula="of:=IF(EXACT([$'Plan base'.$F175];1);IF(EXACT([$'Plan base'.$J175];&quot;&quot;);&quot;&quot;;[$'Plan base'.$J175]);&quot;&quot;)" office:value-type="string" office:string-value="Diferencial cambiario">
            <text:p>Diferencial cambiario</text:p>
          </table:table-cell>
          <table:table-cell table:formula="of:=IF(EXACT([$'Plan base'.$F175];1);IF(EXACT([$'Plan base'.L175];&quot;&quot;);&quot;&quot;;[$'Plan base'.L175]);&quot;&quot;)" office:value-type="string" office:string-value="Dif">
            <text:p>Dif</text:p>
          </table:table-cell>
          <table:table-cell table:formula="of:=IF(EXACT([$'Plan base'.$F175];1);IF(EXACT([$'Plan base'.M175];&quot;&quot;);&quot;&quot;;IF(EXACT([$'Plan base'.M175];&quot;Plan contable&quot;);CONCATENATE([$'Plan base'.M175];&quot; ClearCore&quot;);[$'Plan base'.M175]));&quot;&quot;)" office:value-type="string" office:string-value="Ingresos no gravables">
            <text:p>Ingresos no gravables</text:p>
          </table:table-cell>
          <table:table-cell table:formula="of:=IF(EXACT([$'Plan base'.$F175];1);IF(EXACT([$'Plan base'.N175];&quot;&quot;);&quot;&quot;;[$'Plan base'.N175]);&quot;&quot;)" office:value-type="string" office:string-value="Ingreso">
            <text:p>Ingreso</text:p>
          </table:table-cell>
          <table:table-cell table:formula="of:=IF(EXACT([$'Plan base'.$F175];1);IF(EXACT([$'Plan base'.O175];&quot;&quot;);&quot;&quot;;[$'Plan base'.O175]);&quot;&quot;)" office:value-type="string" office:string-value="USD">
            <text:p>USD</text:p>
          </table:table-cell>
          <table:table-cell table:formula="of:=IF(EXACT([$'Plan base'.$F175];1);IF(EXACT([$'Plan base'.P175];&quot;&quot;);&quot;&quot;;[$'Plan base'.P175]);&quot;&quot;)" office:value-type="string" office:string-value="other">
            <text:p>other</text:p>
          </table:table-cell>
          <table:table-cell table:formula="of:=IF(EXACT([$'Plan base'.$F175];1);IF(EXACT([$'Plan base'.Q175];&quot;&quot;);&quot;&quot;;[$'Plan base'.Q17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76];1);IF(EXACT([$'Plan base'.$A176];&quot;&quot;);&quot;&quot;;[$'Plan base'.$A176]);&quot;&quot;)" office:value-type="string" office:string-value="6000-0000">
            <text:p>6000-0000</text:p>
          </table:table-cell>
          <table:table-cell table:formula="of:=IF(EXACT([$'Plan base'.$F176];1);IF(EXACT([$'Plan base'.$J176];&quot;&quot;);&quot;&quot;;[$'Plan base'.$J176]);&quot;&quot;)" office:value-type="string" office:string-value="Gastos">
            <text:p>Gastos</text:p>
          </table:table-cell>
          <table:table-cell table:formula="of:=IF(EXACT([$'Plan base'.$F176];1);IF(EXACT([$'Plan base'.L176];&quot;&quot;);&quot;&quot;;[$'Plan base'.L176]);&quot;&quot;)" office:value-type="string" office:string-value="Ga">
            <text:p>Ga</text:p>
          </table:table-cell>
          <table:table-cell table:formula="of:=IF(EXACT([$'Plan base'.$F176];1);IF(EXACT([$'Plan base'.M176];&quot;&quot;);&quot;&quot;;IF(EXACT([$'Plan base'.M176];&quot;Plan contable&quot;);CONCATENATE([$'Plan base'.M176];&quot; ClearCore&quot;);[$'Plan base'.M176]));&quot;&quot;)" office:value-type="string" office:string-value="Plan contable ClearCore">
            <text:p>Plan contable ClearCore</text:p>
          </table:table-cell>
          <table:table-cell table:formula="of:=IF(EXACT([$'Plan base'.$F176];1);IF(EXACT([$'Plan base'.N176];&quot;&quot;);&quot;&quot;;[$'Plan base'.N176]);&quot;&quot;)" office:value-type="string" office:string-value="Vista">
            <text:p>Vista</text:p>
          </table:table-cell>
          <table:table-cell table:formula="of:=IF(EXACT([$'Plan base'.$F176];1);IF(EXACT([$'Plan base'.O176];&quot;&quot;);&quot;&quot;;[$'Plan base'.O176]);&quot;&quot;)" office:value-type="string" office:string-value="USD">
            <text:p>USD</text:p>
          </table:table-cell>
          <table:table-cell table:formula="of:=IF(EXACT([$'Plan base'.$F176];1);IF(EXACT([$'Plan base'.P176];&quot;&quot;);&quot;&quot;;[$'Plan base'.P176]);&quot;&quot;)" office:value-type="string" office:string-value="view">
            <text:p>view</text:p>
          </table:table-cell>
          <table:table-cell table:formula="of:=IF(EXACT([$'Plan base'.$F176];1);IF(EXACT([$'Plan base'.Q176];&quot;&quot;);&quot;&quot;;[$'Plan base'.Q17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87];1);IF(EXACT([$'Plan base'.$A187];&quot;&quot;);&quot;&quot;;[$'Plan base'.$A187]);&quot;&quot;)" office:value-type="string" office:string-value="6200-0000">
            <text:p>6200-0000</text:p>
          </table:table-cell>
          <table:table-cell table:formula="of:=IF(EXACT([$'Plan base'.$F187];1);IF(EXACT([$'Plan base'.$J187];&quot;&quot;);&quot;&quot;;[$'Plan base'.$J187]);&quot;&quot;)" office:value-type="string" office:string-value="Gastos  operativos">
            <text:p>Gastos <text:s/>operativos</text:p>
          </table:table-cell>
          <table:table-cell table:formula="of:=IF(EXACT([$'Plan base'.$F187];1);IF(EXACT([$'Plan base'.L187];&quot;&quot;);&quot;&quot;;[$'Plan base'.L187]);&quot;&quot;)" office:value-type="string" office:string-value="GO">
            <text:p>GO</text:p>
          </table:table-cell>
          <table:table-cell table:formula="of:=IF(EXACT([$'Plan base'.$F187];1);IF(EXACT([$'Plan base'.M187];&quot;&quot;);&quot;&quot;;IF(EXACT([$'Plan base'.M187];&quot;Plan contable&quot;);CONCATENATE([$'Plan base'.M187];&quot; ClearCore&quot;);[$'Plan base'.M187]));&quot;&quot;)" office:value-type="string" office:string-value="Gastos">
            <text:p>Gastos</text:p>
          </table:table-cell>
          <table:table-cell table:formula="of:=IF(EXACT([$'Plan base'.$F187];1);IF(EXACT([$'Plan base'.N187];&quot;&quot;);&quot;&quot;;[$'Plan base'.N187]);&quot;&quot;)" office:value-type="string" office:string-value="Vista">
            <text:p>Vista</text:p>
          </table:table-cell>
          <table:table-cell table:formula="of:=IF(EXACT([$'Plan base'.$F187];1);IF(EXACT([$'Plan base'.O187];&quot;&quot;);&quot;&quot;;[$'Plan base'.O187]);&quot;&quot;)" office:value-type="string" office:string-value="USD">
            <text:p>USD</text:p>
          </table:table-cell>
          <table:table-cell table:formula="of:=IF(EXACT([$'Plan base'.$F187];1);IF(EXACT([$'Plan base'.P187];&quot;&quot;);&quot;&quot;;[$'Plan base'.P187]);&quot;&quot;)" office:value-type="string" office:string-value="view">
            <text:p>view</text:p>
          </table:table-cell>
          <table:table-cell table:formula="of:=IF(EXACT([$'Plan base'.$F187];1);IF(EXACT([$'Plan base'.Q187];&quot;&quot;);&quot;&quot;;[$'Plan base'.Q18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88];1);IF(EXACT([$'Plan base'.$A188];&quot;&quot;);&quot;&quot;;[$'Plan base'.$A188]);&quot;&quot;)" office:value-type="string" office:string-value="6210-0000">
            <text:p>6210-0000</text:p>
          </table:table-cell>
          <table:table-cell table:formula="of:=IF(EXACT([$'Plan base'.$F188];1);IF(EXACT([$'Plan base'.$J188];&quot;&quot;);&quot;&quot;;[$'Plan base'.$J188]);&quot;&quot;)" office:value-type="string" office:string-value="Costo de mantenimiento y soporte">
            <text:p>Costo de mantenimiento y soporte</text:p>
          </table:table-cell>
          <table:table-cell table:formula="of:=IF(EXACT([$'Plan base'.$F188];1);IF(EXACT([$'Plan base'.L188];&quot;&quot;);&quot;&quot;;[$'Plan base'.L188]);&quot;&quot;)" office:value-type="string" office:string-value="MyS">
            <text:p>MyS</text:p>
          </table:table-cell>
          <table:table-cell table:formula="of:=IF(EXACT([$'Plan base'.$F188];1);IF(EXACT([$'Plan base'.M188];&quot;&quot;);&quot;&quot;;IF(EXACT([$'Plan base'.M188];&quot;Plan contable&quot;);CONCATENATE([$'Plan base'.M188];&quot; ClearCore&quot;);[$'Plan base'.M188]));&quot;&quot;)" office:value-type="string" office:string-value="Gastos  operativos">
            <text:p>Gastos <text:s/>operativos</text:p>
          </table:table-cell>
          <table:table-cell table:formula="of:=IF(EXACT([$'Plan base'.$F188];1);IF(EXACT([$'Plan base'.N188];&quot;&quot;);&quot;&quot;;[$'Plan base'.N188]);&quot;&quot;)" office:value-type="string" office:string-value="Gasto">
            <text:p>Gasto</text:p>
          </table:table-cell>
          <table:table-cell table:formula="of:=IF(EXACT([$'Plan base'.$F188];1);IF(EXACT([$'Plan base'.O188];&quot;&quot;);&quot;&quot;;[$'Plan base'.O188]);&quot;&quot;)" office:value-type="string" office:string-value="USD">
            <text:p>USD</text:p>
          </table:table-cell>
          <table:table-cell table:formula="of:=IF(EXACT([$'Plan base'.$F188];1);IF(EXACT([$'Plan base'.P188];&quot;&quot;);&quot;&quot;;[$'Plan base'.P188]);&quot;&quot;)" office:value-type="string" office:string-value="other">
            <text:p>other</text:p>
          </table:table-cell>
          <table:table-cell table:formula="of:=IF(EXACT([$'Plan base'.$F188];1);IF(EXACT([$'Plan base'.Q188];&quot;&quot;);&quot;&quot;;[$'Plan base'.Q18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89];1);IF(EXACT([$'Plan base'.$A189];&quot;&quot;);&quot;&quot;;[$'Plan base'.$A189]);&quot;&quot;)" office:value-type="string" office:string-value="6220-0000">
            <text:p>6220-0000</text:p>
          </table:table-cell>
          <table:table-cell table:formula="of:=IF(EXACT([$'Plan base'.$F189];1);IF(EXACT([$'Plan base'.$J189];&quot;&quot;);&quot;&quot;;[$'Plan base'.$J189]);&quot;&quot;)" office:value-type="string" office:string-value="Costo de servicios de tiempo definido">
            <text:p>Costo de servicios de tiempo definido</text:p>
          </table:table-cell>
          <table:table-cell table:formula="of:=IF(EXACT([$'Plan base'.$F189];1);IF(EXACT([$'Plan base'.L189];&quot;&quot;);&quot;&quot;;[$'Plan base'.L189]);&quot;&quot;)" office:value-type="string" office:string-value="Ser. T. Def.">
            <text:p>Ser. T. Def.</text:p>
          </table:table-cell>
          <table:table-cell table:formula="of:=IF(EXACT([$'Plan base'.$F189];1);IF(EXACT([$'Plan base'.M189];&quot;&quot;);&quot;&quot;;IF(EXACT([$'Plan base'.M189];&quot;Plan contable&quot;);CONCATENATE([$'Plan base'.M189];&quot; ClearCore&quot;);[$'Plan base'.M189]));&quot;&quot;)" office:value-type="string" office:string-value="Gastos  operativos">
            <text:p>Gastos <text:s/>operativos</text:p>
          </table:table-cell>
          <table:table-cell table:formula="of:=IF(EXACT([$'Plan base'.$F189];1);IF(EXACT([$'Plan base'.N189];&quot;&quot;);&quot;&quot;;[$'Plan base'.N189]);&quot;&quot;)" office:value-type="string" office:string-value="Vista">
            <text:p>Vista</text:p>
          </table:table-cell>
          <table:table-cell table:formula="of:=IF(EXACT([$'Plan base'.$F189];1);IF(EXACT([$'Plan base'.O189];&quot;&quot;);&quot;&quot;;[$'Plan base'.O189]);&quot;&quot;)" office:value-type="string" office:string-value="USD">
            <text:p>USD</text:p>
          </table:table-cell>
          <table:table-cell table:formula="of:=IF(EXACT([$'Plan base'.$F189];1);IF(EXACT([$'Plan base'.P189];&quot;&quot;);&quot;&quot;;[$'Plan base'.P189]);&quot;&quot;)" office:value-type="string" office:string-value="view">
            <text:p>view</text:p>
          </table:table-cell>
          <table:table-cell table:formula="of:=IF(EXACT([$'Plan base'.$F189];1);IF(EXACT([$'Plan base'.Q189];&quot;&quot;);&quot;&quot;;[$'Plan base'.Q18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199];1);IF(EXACT([$'Plan base'.$A199];&quot;&quot;);&quot;&quot;;[$'Plan base'.$A199]);&quot;&quot;)" office:value-type="string" office:string-value="6240-0000">
            <text:p>6240-0000</text:p>
          </table:table-cell>
          <table:table-cell table:formula="of:=IF(EXACT([$'Plan base'.$F199];1);IF(EXACT([$'Plan base'.$J199];&quot;&quot;);&quot;&quot;;[$'Plan base'.$J199]);&quot;&quot;)" office:value-type="string" office:string-value="Costo de asesoría y consultoría">
            <text:p>Costo de asesoría y consultoría</text:p>
          </table:table-cell>
          <table:table-cell table:formula="of:=IF(EXACT([$'Plan base'.$F199];1);IF(EXACT([$'Plan base'.L199];&quot;&quot;);&quot;&quot;;[$'Plan base'.L199]);&quot;&quot;)" office:value-type="string" office:string-value="Ases.">
            <text:p>Ases.</text:p>
          </table:table-cell>
          <table:table-cell table:formula="of:=IF(EXACT([$'Plan base'.$F199];1);IF(EXACT([$'Plan base'.M199];&quot;&quot;);&quot;&quot;;IF(EXACT([$'Plan base'.M199];&quot;Plan contable&quot;);CONCATENATE([$'Plan base'.M199];&quot; ClearCore&quot;);[$'Plan base'.M199]));&quot;&quot;)" office:value-type="string" office:string-value="Gastos  operativos">
            <text:p>Gastos <text:s/>operativos</text:p>
          </table:table-cell>
          <table:table-cell table:formula="of:=IF(EXACT([$'Plan base'.$F199];1);IF(EXACT([$'Plan base'.N199];&quot;&quot;);&quot;&quot;;[$'Plan base'.N199]);&quot;&quot;)" office:value-type="string" office:string-value="Gasto">
            <text:p>Gasto</text:p>
          </table:table-cell>
          <table:table-cell table:formula="of:=IF(EXACT([$'Plan base'.$F199];1);IF(EXACT([$'Plan base'.O199];&quot;&quot;);&quot;&quot;;[$'Plan base'.O199]);&quot;&quot;)" office:value-type="string" office:string-value="USD">
            <text:p>USD</text:p>
          </table:table-cell>
          <table:table-cell table:formula="of:=IF(EXACT([$'Plan base'.$F199];1);IF(EXACT([$'Plan base'.P199];&quot;&quot;);&quot;&quot;;[$'Plan base'.P199]);&quot;&quot;)" office:value-type="string" office:string-value="other">
            <text:p>other</text:p>
          </table:table-cell>
          <table:table-cell table:formula="of:=IF(EXACT([$'Plan base'.$F199];1);IF(EXACT([$'Plan base'.Q199];&quot;&quot;);&quot;&quot;;[$'Plan base'.Q19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0];1);IF(EXACT([$'Plan base'.$A200];&quot;&quot;);&quot;&quot;;[$'Plan base'.$A200]);&quot;&quot;)" office:value-type="string" office:string-value="6250-0000">
            <text:p>6250-0000</text:p>
          </table:table-cell>
          <table:table-cell table:formula="of:=IF(EXACT([$'Plan base'.$F200];1);IF(EXACT([$'Plan base'.$J200];&quot;&quot;);&quot;&quot;;[$'Plan base'.$J200]);&quot;&quot;)" office:value-type="string" office:string-value="Costo de venta de producto">
            <text:p>Costo de venta de producto</text:p>
          </table:table-cell>
          <table:table-cell table:formula="of:=IF(EXACT([$'Plan base'.$F200];1);IF(EXACT([$'Plan base'.L200];&quot;&quot;);&quot;&quot;;[$'Plan base'.L200]);&quot;&quot;)" office:value-type="string" office:string-value="Prod.">
            <text:p>Prod.</text:p>
          </table:table-cell>
          <table:table-cell table:formula="of:=IF(EXACT([$'Plan base'.$F200];1);IF(EXACT([$'Plan base'.M200];&quot;&quot;);&quot;&quot;;IF(EXACT([$'Plan base'.M200];&quot;Plan contable&quot;);CONCATENATE([$'Plan base'.M200];&quot; ClearCore&quot;);[$'Plan base'.M200]));&quot;&quot;)" office:value-type="string" office:string-value="Gastos  operativos">
            <text:p>Gastos <text:s/>operativos</text:p>
          </table:table-cell>
          <table:table-cell table:formula="of:=IF(EXACT([$'Plan base'.$F200];1);IF(EXACT([$'Plan base'.N200];&quot;&quot;);&quot;&quot;;[$'Plan base'.N200]);&quot;&quot;)" office:value-type="string" office:string-value="Vista">
            <text:p>Vista</text:p>
          </table:table-cell>
          <table:table-cell table:formula="of:=IF(EXACT([$'Plan base'.$F200];1);IF(EXACT([$'Plan base'.O200];&quot;&quot;);&quot;&quot;;[$'Plan base'.O200]);&quot;&quot;)" office:value-type="string" office:string-value="USD">
            <text:p>USD</text:p>
          </table:table-cell>
          <table:table-cell table:formula="of:=IF(EXACT([$'Plan base'.$F200];1);IF(EXACT([$'Plan base'.P200];&quot;&quot;);&quot;&quot;;[$'Plan base'.P200]);&quot;&quot;)" office:value-type="string" office:string-value="view">
            <text:p>view</text:p>
          </table:table-cell>
          <table:table-cell table:formula="of:=IF(EXACT([$'Plan base'.$F200];1);IF(EXACT([$'Plan base'.Q200];&quot;&quot;);&quot;&quot;;[$'Plan base'.Q20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1];1);IF(EXACT([$'Plan base'.$A201];&quot;&quot;);&quot;&quot;;[$'Plan base'.$A201]);&quot;&quot;)" office:value-type="string" office:string-value="6251-0000">
            <text:p>6251-0000</text:p>
          </table:table-cell>
          <table:table-cell table:formula="of:=IF(EXACT([$'Plan base'.$F201];1);IF(EXACT([$'Plan base'.$J201];&quot;&quot;);&quot;&quot;;[$'Plan base'.$J201]);&quot;&quot;)" office:value-type="string" office:string-value="Costo de producto">
            <text:p>Costo de producto</text:p>
          </table:table-cell>
          <table:table-cell table:formula="of:=IF(EXACT([$'Plan base'.$F201];1);IF(EXACT([$'Plan base'.L201];&quot;&quot;);&quot;&quot;;[$'Plan base'.L201]);&quot;&quot;)" office:value-type="string" office:string-value="Prod">
            <text:p>Prod</text:p>
          </table:table-cell>
          <table:table-cell table:formula="of:=IF(EXACT([$'Plan base'.$F201];1);IF(EXACT([$'Plan base'.M201];&quot;&quot;);&quot;&quot;;IF(EXACT([$'Plan base'.M201];&quot;Plan contable&quot;);CONCATENATE([$'Plan base'.M201];&quot; ClearCore&quot;);[$'Plan base'.M201]));&quot;&quot;)" office:value-type="string" office:string-value="Costo de venta de producto">
            <text:p>Costo de venta de producto</text:p>
          </table:table-cell>
          <table:table-cell table:formula="of:=IF(EXACT([$'Plan base'.$F201];1);IF(EXACT([$'Plan base'.N201];&quot;&quot;);&quot;&quot;;[$'Plan base'.N201]);&quot;&quot;)" office:value-type="string" office:string-value="Gasto">
            <text:p>Gasto</text:p>
          </table:table-cell>
          <table:table-cell table:formula="of:=IF(EXACT([$'Plan base'.$F201];1);IF(EXACT([$'Plan base'.O201];&quot;&quot;);&quot;&quot;;[$'Plan base'.O201]);&quot;&quot;)" office:value-type="string" office:string-value="USD">
            <text:p>USD</text:p>
          </table:table-cell>
          <table:table-cell table:formula="of:=IF(EXACT([$'Plan base'.$F201];1);IF(EXACT([$'Plan base'.P201];&quot;&quot;);&quot;&quot;;[$'Plan base'.P201]);&quot;&quot;)" office:value-type="string" office:string-value="other">
            <text:p>other</text:p>
          </table:table-cell>
          <table:table-cell table:formula="of:=IF(EXACT([$'Plan base'.$F201];1);IF(EXACT([$'Plan base'.Q201];&quot;&quot;);&quot;&quot;;[$'Plan base'.Q20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2];1);IF(EXACT([$'Plan base'.$A202];&quot;&quot;);&quot;&quot;;[$'Plan base'.$A202]);&quot;&quot;)" office:value-type="string" office:string-value="6252-0000">
            <text:p>6252-0000</text:p>
          </table:table-cell>
          <table:table-cell table:formula="of:=IF(EXACT([$'Plan base'.$F202];1);IF(EXACT([$'Plan base'.$J202];&quot;&quot;);&quot;&quot;;[$'Plan base'.$J202]);&quot;&quot;)" office:value-type="string" office:string-value="Gastos  de producción">
            <text:p>Gastos <text:s/>de producción</text:p>
          </table:table-cell>
          <table:table-cell table:formula="of:=IF(EXACT([$'Plan base'.$F202];1);IF(EXACT([$'Plan base'.L202];&quot;&quot;);&quot;&quot;;[$'Plan base'.L202]);&quot;&quot;)" office:value-type="string" office:string-value="Prod">
            <text:p>Prod</text:p>
          </table:table-cell>
          <table:table-cell table:formula="of:=IF(EXACT([$'Plan base'.$F202];1);IF(EXACT([$'Plan base'.M202];&quot;&quot;);&quot;&quot;;IF(EXACT([$'Plan base'.M202];&quot;Plan contable&quot;);CONCATENATE([$'Plan base'.M202];&quot; ClearCore&quot;);[$'Plan base'.M202]));&quot;&quot;)" office:value-type="string" office:string-value="Costo de venta de producto">
            <text:p>Costo de venta de producto</text:p>
          </table:table-cell>
          <table:table-cell table:formula="of:=IF(EXACT([$'Plan base'.$F202];1);IF(EXACT([$'Plan base'.N202];&quot;&quot;);&quot;&quot;;[$'Plan base'.N202]);&quot;&quot;)" office:value-type="string" office:string-value="Gasto">
            <text:p>Gasto</text:p>
          </table:table-cell>
          <table:table-cell table:formula="of:=IF(EXACT([$'Plan base'.$F202];1);IF(EXACT([$'Plan base'.O202];&quot;&quot;);&quot;&quot;;[$'Plan base'.O202]);&quot;&quot;)" office:value-type="string" office:string-value="USD">
            <text:p>USD</text:p>
          </table:table-cell>
          <table:table-cell table:formula="of:=IF(EXACT([$'Plan base'.$F202];1);IF(EXACT([$'Plan base'.P202];&quot;&quot;);&quot;&quot;;[$'Plan base'.P202]);&quot;&quot;)" office:value-type="string" office:string-value="other">
            <text:p>other</text:p>
          </table:table-cell>
          <table:table-cell table:formula="of:=IF(EXACT([$'Plan base'.$F202];1);IF(EXACT([$'Plan base'.Q202];&quot;&quot;);&quot;&quot;;[$'Plan base'.Q20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3];1);IF(EXACT([$'Plan base'.$A203];&quot;&quot;);&quot;&quot;;[$'Plan base'.$A203]);&quot;&quot;)" office:value-type="string" office:string-value="6253-0000">
            <text:p>6253-0000</text:p>
          </table:table-cell>
          <table:table-cell table:formula="of:=IF(EXACT([$'Plan base'.$F203];1);IF(EXACT([$'Plan base'.$J203];&quot;&quot;);&quot;&quot;;[$'Plan base'.$J203]);&quot;&quot;)" office:value-type="string" office:string-value="Gastos  almacenamiento">
            <text:p>Gastos <text:s/>almacenamiento</text:p>
          </table:table-cell>
          <table:table-cell table:formula="of:=IF(EXACT([$'Plan base'.$F203];1);IF(EXACT([$'Plan base'.L203];&quot;&quot;);&quot;&quot;;[$'Plan base'.L203]);&quot;&quot;)" office:value-type="string" office:string-value="Alm">
            <text:p>Alm</text:p>
          </table:table-cell>
          <table:table-cell table:formula="of:=IF(EXACT([$'Plan base'.$F203];1);IF(EXACT([$'Plan base'.M203];&quot;&quot;);&quot;&quot;;IF(EXACT([$'Plan base'.M203];&quot;Plan contable&quot;);CONCATENATE([$'Plan base'.M203];&quot; ClearCore&quot;);[$'Plan base'.M203]));&quot;&quot;)" office:value-type="string" office:string-value="Costo de venta de producto">
            <text:p>Costo de venta de producto</text:p>
          </table:table-cell>
          <table:table-cell table:formula="of:=IF(EXACT([$'Plan base'.$F203];1);IF(EXACT([$'Plan base'.N203];&quot;&quot;);&quot;&quot;;[$'Plan base'.N203]);&quot;&quot;)" office:value-type="string" office:string-value="Gasto">
            <text:p>Gasto</text:p>
          </table:table-cell>
          <table:table-cell table:formula="of:=IF(EXACT([$'Plan base'.$F203];1);IF(EXACT([$'Plan base'.O203];&quot;&quot;);&quot;&quot;;[$'Plan base'.O203]);&quot;&quot;)" office:value-type="string" office:string-value="USD">
            <text:p>USD</text:p>
          </table:table-cell>
          <table:table-cell table:formula="of:=IF(EXACT([$'Plan base'.$F203];1);IF(EXACT([$'Plan base'.P203];&quot;&quot;);&quot;&quot;;[$'Plan base'.P203]);&quot;&quot;)" office:value-type="string" office:string-value="other">
            <text:p>other</text:p>
          </table:table-cell>
          <table:table-cell table:formula="of:=IF(EXACT([$'Plan base'.$F203];1);IF(EXACT([$'Plan base'.Q203];&quot;&quot;);&quot;&quot;;[$'Plan base'.Q20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4];1);IF(EXACT([$'Plan base'.$A204];&quot;&quot;);&quot;&quot;;[$'Plan base'.$A204]);&quot;&quot;)" office:value-type="string" office:string-value="6254-0000">
            <text:p>6254-0000</text:p>
          </table:table-cell>
          <table:table-cell table:formula="of:=IF(EXACT([$'Plan base'.$F204];1);IF(EXACT([$'Plan base'.$J204];&quot;&quot;);&quot;&quot;;[$'Plan base'.$J204]);&quot;&quot;)" office:value-type="string" office:string-value="Gastos de distribución">
            <text:p>Gastos de distribución</text:p>
          </table:table-cell>
          <table:table-cell table:formula="of:=IF(EXACT([$'Plan base'.$F204];1);IF(EXACT([$'Plan base'.L204];&quot;&quot;);&quot;&quot;;[$'Plan base'.L204]);&quot;&quot;)" office:value-type="string" office:string-value="Dist">
            <text:p>Dist</text:p>
          </table:table-cell>
          <table:table-cell table:formula="of:=IF(EXACT([$'Plan base'.$F204];1);IF(EXACT([$'Plan base'.M204];&quot;&quot;);&quot;&quot;;IF(EXACT([$'Plan base'.M204];&quot;Plan contable&quot;);CONCATENATE([$'Plan base'.M204];&quot; ClearCore&quot;);[$'Plan base'.M204]));&quot;&quot;)" office:value-type="string" office:string-value="Costo de venta de producto">
            <text:p>Costo de venta de producto</text:p>
          </table:table-cell>
          <table:table-cell table:formula="of:=IF(EXACT([$'Plan base'.$F204];1);IF(EXACT([$'Plan base'.N204];&quot;&quot;);&quot;&quot;;[$'Plan base'.N204]);&quot;&quot;)" office:value-type="string" office:string-value="Gasto">
            <text:p>Gasto</text:p>
          </table:table-cell>
          <table:table-cell table:formula="of:=IF(EXACT([$'Plan base'.$F204];1);IF(EXACT([$'Plan base'.O204];&quot;&quot;);&quot;&quot;;[$'Plan base'.O204]);&quot;&quot;)" office:value-type="string" office:string-value="USD">
            <text:p>USD</text:p>
          </table:table-cell>
          <table:table-cell table:formula="of:=IF(EXACT([$'Plan base'.$F204];1);IF(EXACT([$'Plan base'.P204];&quot;&quot;);&quot;&quot;;[$'Plan base'.P204]);&quot;&quot;)" office:value-type="string" office:string-value="other">
            <text:p>other</text:p>
          </table:table-cell>
          <table:table-cell table:formula="of:=IF(EXACT([$'Plan base'.$F204];1);IF(EXACT([$'Plan base'.Q204];&quot;&quot;);&quot;&quot;;[$'Plan base'.Q20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6];1);IF(EXACT([$'Plan base'.$A206];&quot;&quot;);&quot;&quot;;[$'Plan base'.$A206]);&quot;&quot;)" office:value-type="string" office:string-value="6290-0000">
            <text:p>6290-0000</text:p>
          </table:table-cell>
          <table:table-cell table:formula="of:=IF(EXACT([$'Plan base'.$F206];1);IF(EXACT([$'Plan base'.$J206];&quot;&quot;);&quot;&quot;;[$'Plan base'.$J206]);&quot;&quot;)" office:value-type="string" office:string-value="Costo de otros servicios">
            <text:p>Costo de otros servicios</text:p>
          </table:table-cell>
          <table:table-cell table:formula="of:=IF(EXACT([$'Plan base'.$F206];1);IF(EXACT([$'Plan base'.L206];&quot;&quot;);&quot;&quot;;[$'Plan base'.L206]);&quot;&quot;)" office:value-type="string" office:string-value="Otros">
            <text:p>Otros</text:p>
          </table:table-cell>
          <table:table-cell table:formula="of:=IF(EXACT([$'Plan base'.$F206];1);IF(EXACT([$'Plan base'.M206];&quot;&quot;);&quot;&quot;;IF(EXACT([$'Plan base'.M206];&quot;Plan contable&quot;);CONCATENATE([$'Plan base'.M206];&quot; ClearCore&quot;);[$'Plan base'.M206]));&quot;&quot;)" office:value-type="string" office:string-value="Gastos  operativos">
            <text:p>Gastos <text:s/>operativos</text:p>
          </table:table-cell>
          <table:table-cell table:formula="of:=IF(EXACT([$'Plan base'.$F206];1);IF(EXACT([$'Plan base'.N206];&quot;&quot;);&quot;&quot;;[$'Plan base'.N206]);&quot;&quot;)" office:value-type="string" office:string-value="Gasto">
            <text:p>Gasto</text:p>
          </table:table-cell>
          <table:table-cell table:formula="of:=IF(EXACT([$'Plan base'.$F206];1);IF(EXACT([$'Plan base'.O206];&quot;&quot;);&quot;&quot;;[$'Plan base'.O206]);&quot;&quot;)" office:value-type="string" office:string-value="USD">
            <text:p>USD</text:p>
          </table:table-cell>
          <table:table-cell table:formula="of:=IF(EXACT([$'Plan base'.$F206];1);IF(EXACT([$'Plan base'.P206];&quot;&quot;);&quot;&quot;;[$'Plan base'.P206]);&quot;&quot;)" office:value-type="string" office:string-value="other">
            <text:p>other</text:p>
          </table:table-cell>
          <table:table-cell table:formula="of:=IF(EXACT([$'Plan base'.$F206];1);IF(EXACT([$'Plan base'.Q206];&quot;&quot;);&quot;&quot;;[$'Plan base'.Q2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7];1);IF(EXACT([$'Plan base'.$A207];&quot;&quot;);&quot;&quot;;[$'Plan base'.$A207]);&quot;&quot;)" office:value-type="string" office:string-value="6300-0000">
            <text:p>6300-0000</text:p>
          </table:table-cell>
          <table:table-cell table:formula="of:=IF(EXACT([$'Plan base'.$F207];1);IF(EXACT([$'Plan base'.$J207];&quot;&quot;);&quot;&quot;;[$'Plan base'.$J207]);&quot;&quot;)" office:value-type="string" office:string-value="Gastos administrativos">
            <text:p>Gastos administrativos</text:p>
          </table:table-cell>
          <table:table-cell table:formula="of:=IF(EXACT([$'Plan base'.$F207];1);IF(EXACT([$'Plan base'.L207];&quot;&quot;);&quot;&quot;;[$'Plan base'.L207]);&quot;&quot;)" office:value-type="string" office:string-value="GA">
            <text:p>GA</text:p>
          </table:table-cell>
          <table:table-cell table:formula="of:=IF(EXACT([$'Plan base'.$F207];1);IF(EXACT([$'Plan base'.M207];&quot;&quot;);&quot;&quot;;IF(EXACT([$'Plan base'.M207];&quot;Plan contable&quot;);CONCATENATE([$'Plan base'.M207];&quot; ClearCore&quot;);[$'Plan base'.M207]));&quot;&quot;)" office:value-type="string" office:string-value="Gastos">
            <text:p>Gastos</text:p>
          </table:table-cell>
          <table:table-cell table:formula="of:=IF(EXACT([$'Plan base'.$F207];1);IF(EXACT([$'Plan base'.N207];&quot;&quot;);&quot;&quot;;[$'Plan base'.N207]);&quot;&quot;)" office:value-type="string" office:string-value="Vista">
            <text:p>Vista</text:p>
          </table:table-cell>
          <table:table-cell table:formula="of:=IF(EXACT([$'Plan base'.$F207];1);IF(EXACT([$'Plan base'.O207];&quot;&quot;);&quot;&quot;;[$'Plan base'.O207]);&quot;&quot;)" office:value-type="string" office:string-value="USD">
            <text:p>USD</text:p>
          </table:table-cell>
          <table:table-cell table:formula="of:=IF(EXACT([$'Plan base'.$F207];1);IF(EXACT([$'Plan base'.P207];&quot;&quot;);&quot;&quot;;[$'Plan base'.P207]);&quot;&quot;)" office:value-type="string" office:string-value="view">
            <text:p>view</text:p>
          </table:table-cell>
          <table:table-cell table:formula="of:=IF(EXACT([$'Plan base'.$F207];1);IF(EXACT([$'Plan base'.Q207];&quot;&quot;);&quot;&quot;;[$'Plan base'.Q20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08];1);IF(EXACT([$'Plan base'.$A208];&quot;&quot;);&quot;&quot;;[$'Plan base'.$A208]);&quot;&quot;)" office:value-type="string" office:string-value="6310-0000">
            <text:p>6310-0000</text:p>
          </table:table-cell>
          <table:table-cell table:formula="of:=IF(EXACT([$'Plan base'.$F208];1);IF(EXACT([$'Plan base'.$J208];&quot;&quot;);&quot;&quot;;[$'Plan base'.$J208]);&quot;&quot;)" office:value-type="string" office:string-value="Cuota por administración">
            <text:p>Cuota por administración</text:p>
          </table:table-cell>
          <table:table-cell table:formula="of:=IF(EXACT([$'Plan base'.$F208];1);IF(EXACT([$'Plan base'.L208];&quot;&quot;);&quot;&quot;;[$'Plan base'.L208]);&quot;&quot;)" office:value-type="string" office:string-value="CAd">
            <text:p>CAd</text:p>
          </table:table-cell>
          <table:table-cell table:formula="of:=IF(EXACT([$'Plan base'.$F208];1);IF(EXACT([$'Plan base'.M208];&quot;&quot;);&quot;&quot;;IF(EXACT([$'Plan base'.M208];&quot;Plan contable&quot;);CONCATENATE([$'Plan base'.M208];&quot; ClearCore&quot;);[$'Plan base'.M208]));&quot;&quot;)" office:value-type="string" office:string-value="Gastos administrativos">
            <text:p>Gastos administrativos</text:p>
          </table:table-cell>
          <table:table-cell table:formula="of:=IF(EXACT([$'Plan base'.$F208];1);IF(EXACT([$'Plan base'.N208];&quot;&quot;);&quot;&quot;;[$'Plan base'.N208]);&quot;&quot;)" office:value-type="string" office:string-value="Gasto">
            <text:p>Gasto</text:p>
          </table:table-cell>
          <table:table-cell table:formula="of:=IF(EXACT([$'Plan base'.$F208];1);IF(EXACT([$'Plan base'.O208];&quot;&quot;);&quot;&quot;;[$'Plan base'.O208]);&quot;&quot;)" office:value-type="string" office:string-value="USD">
            <text:p>USD</text:p>
          </table:table-cell>
          <table:table-cell table:formula="of:=IF(EXACT([$'Plan base'.$F208];1);IF(EXACT([$'Plan base'.P208];&quot;&quot;);&quot;&quot;;[$'Plan base'.P208]);&quot;&quot;)" office:value-type="string" office:string-value="other">
            <text:p>other</text:p>
          </table:table-cell>
          <table:table-cell table:formula="of:=IF(EXACT([$'Plan base'.$F208];1);IF(EXACT([$'Plan base'.Q208];&quot;&quot;);&quot;&quot;;[$'Plan base'.Q20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41];1);IF(EXACT([$'Plan base'.$A241];&quot;&quot;);&quot;&quot;;[$'Plan base'.$A241]);&quot;&quot;)" office:value-type="string" office:string-value="6600-0000">
            <text:p>6600-0000</text:p>
          </table:table-cell>
          <table:table-cell table:formula="of:=IF(EXACT([$'Plan base'.$F241];1);IF(EXACT([$'Plan base'.$J241];&quot;&quot;);&quot;&quot;;[$'Plan base'.$J241]);&quot;&quot;)" office:value-type="string" office:string-value="Otros gastos">
            <text:p>Otros gastos</text:p>
          </table:table-cell>
          <table:table-cell table:formula="of:=IF(EXACT([$'Plan base'.$F241];1);IF(EXACT([$'Plan base'.L241];&quot;&quot;);&quot;&quot;;[$'Plan base'.L241]);&quot;&quot;)" office:value-type="string" office:string-value="OG">
            <text:p>OG</text:p>
          </table:table-cell>
          <table:table-cell table:formula="of:=IF(EXACT([$'Plan base'.$F241];1);IF(EXACT([$'Plan base'.M241];&quot;&quot;);&quot;&quot;;IF(EXACT([$'Plan base'.M241];&quot;Plan contable&quot;);CONCATENATE([$'Plan base'.M241];&quot; ClearCore&quot;);[$'Plan base'.M241]));&quot;&quot;)" office:value-type="string" office:string-value="Gastos">
            <text:p>Gastos</text:p>
          </table:table-cell>
          <table:table-cell table:formula="of:=IF(EXACT([$'Plan base'.$F241];1);IF(EXACT([$'Plan base'.N241];&quot;&quot;);&quot;&quot;;[$'Plan base'.N241]);&quot;&quot;)" office:value-type="string" office:string-value="Vista">
            <text:p>Vista</text:p>
          </table:table-cell>
          <table:table-cell table:formula="of:=IF(EXACT([$'Plan base'.$F241];1);IF(EXACT([$'Plan base'.O241];&quot;&quot;);&quot;&quot;;[$'Plan base'.O241]);&quot;&quot;)" office:value-type="string" office:string-value="USD">
            <text:p>USD</text:p>
          </table:table-cell>
          <table:table-cell table:formula="of:=IF(EXACT([$'Plan base'.$F241];1);IF(EXACT([$'Plan base'.P241];&quot;&quot;);&quot;&quot;;[$'Plan base'.P241]);&quot;&quot;)" office:value-type="string" office:string-value="view">
            <text:p>view</text:p>
          </table:table-cell>
          <table:table-cell table:formula="of:=IF(EXACT([$'Plan base'.$F241];1);IF(EXACT([$'Plan base'.Q241];&quot;&quot;);&quot;&quot;;[$'Plan base'.Q2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42];1);IF(EXACT([$'Plan base'.$A242];&quot;&quot;);&quot;&quot;;[$'Plan base'.$A242]);&quot;&quot;)" office:value-type="string" office:string-value="6610-0000">
            <text:p>6610-0000</text:p>
          </table:table-cell>
          <table:table-cell table:formula="of:=IF(EXACT([$'Plan base'.$F242];1);IF(EXACT([$'Plan base'.$J242];&quot;&quot;);&quot;&quot;;[$'Plan base'.$J242]);&quot;&quot;)" office:value-type="string" office:string-value="Ajustes">
            <text:p>Ajustes</text:p>
          </table:table-cell>
          <table:table-cell table:formula="of:=IF(EXACT([$'Plan base'.$F242];1);IF(EXACT([$'Plan base'.L242];&quot;&quot;);&quot;&quot;;[$'Plan base'.L242]);&quot;&quot;)" office:value-type="string" office:string-value="Aj">
            <text:p>Aj</text:p>
          </table:table-cell>
          <table:table-cell table:formula="of:=IF(EXACT([$'Plan base'.$F242];1);IF(EXACT([$'Plan base'.M242];&quot;&quot;);&quot;&quot;;IF(EXACT([$'Plan base'.M242];&quot;Plan contable&quot;);CONCATENATE([$'Plan base'.M242];&quot; ClearCore&quot;);[$'Plan base'.M242]));&quot;&quot;)" office:value-type="string" office:string-value="Otros gastos">
            <text:p>Otros gastos</text:p>
          </table:table-cell>
          <table:table-cell table:formula="of:=IF(EXACT([$'Plan base'.$F242];1);IF(EXACT([$'Plan base'.N242];&quot;&quot;);&quot;&quot;;[$'Plan base'.N242]);&quot;&quot;)" office:value-type="string" office:string-value="Gasto">
            <text:p>Gasto</text:p>
          </table:table-cell>
          <table:table-cell table:formula="of:=IF(EXACT([$'Plan base'.$F242];1);IF(EXACT([$'Plan base'.O242];&quot;&quot;);&quot;&quot;;[$'Plan base'.O242]);&quot;&quot;)" office:value-type="string" office:string-value="USD">
            <text:p>USD</text:p>
          </table:table-cell>
          <table:table-cell table:formula="of:=IF(EXACT([$'Plan base'.$F242];1);IF(EXACT([$'Plan base'.P242];&quot;&quot;);&quot;&quot;;[$'Plan base'.P242]);&quot;&quot;)" office:value-type="string" office:string-value="other">
            <text:p>other</text:p>
          </table:table-cell>
          <table:table-cell table:formula="of:=IF(EXACT([$'Plan base'.$F242];1);IF(EXACT([$'Plan base'.Q242];&quot;&quot;);&quot;&quot;;[$'Plan base'.Q2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45];1);IF(EXACT([$'Plan base'.$A245];&quot;&quot;);&quot;&quot;;[$'Plan base'.$A245]);&quot;&quot;)" office:value-type="string" office:string-value="6700-0000">
            <text:p>6700-0000</text:p>
          </table:table-cell>
          <table:table-cell table:formula="of:=IF(EXACT([$'Plan base'.$F245];1);IF(EXACT([$'Plan base'.$J245];&quot;&quot;);&quot;&quot;;[$'Plan base'.$J245]);&quot;&quot;)" office:value-type="string" office:string-value="Gastos no deducibles">
            <text:p>Gastos no deducibles</text:p>
          </table:table-cell>
          <table:table-cell table:formula="of:=IF(EXACT([$'Plan base'.$F245];1);IF(EXACT([$'Plan base'.L245];&quot;&quot;);&quot;&quot;;[$'Plan base'.L245]);&quot;&quot;)" office:value-type="string" office:string-value="GND">
            <text:p>GND</text:p>
          </table:table-cell>
          <table:table-cell table:formula="of:=IF(EXACT([$'Plan base'.$F245];1);IF(EXACT([$'Plan base'.M245];&quot;&quot;);&quot;&quot;;IF(EXACT([$'Plan base'.M245];&quot;Plan contable&quot;);CONCATENATE([$'Plan base'.M245];&quot; ClearCore&quot;);[$'Plan base'.M245]));&quot;&quot;)" office:value-type="string" office:string-value="Gastos">
            <text:p>Gastos</text:p>
          </table:table-cell>
          <table:table-cell table:formula="of:=IF(EXACT([$'Plan base'.$F245];1);IF(EXACT([$'Plan base'.N245];&quot;&quot;);&quot;&quot;;[$'Plan base'.N245]);&quot;&quot;)" office:value-type="string" office:string-value="Vista">
            <text:p>Vista</text:p>
          </table:table-cell>
          <table:table-cell table:formula="of:=IF(EXACT([$'Plan base'.$F245];1);IF(EXACT([$'Plan base'.O245];&quot;&quot;);&quot;&quot;;[$'Plan base'.O245]);&quot;&quot;)" office:value-type="string" office:string-value="USD">
            <text:p>USD</text:p>
          </table:table-cell>
          <table:table-cell table:formula="of:=IF(EXACT([$'Plan base'.$F245];1);IF(EXACT([$'Plan base'.P245];&quot;&quot;);&quot;&quot;;[$'Plan base'.P245]);&quot;&quot;)" office:value-type="string" office:string-value="view">
            <text:p>view</text:p>
          </table:table-cell>
          <table:table-cell table:formula="of:=IF(EXACT([$'Plan base'.$F245];1);IF(EXACT([$'Plan base'.Q245];&quot;&quot;);&quot;&quot;;[$'Plan base'.Q2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48];1);IF(EXACT([$'Plan base'.$A248];&quot;&quot;);&quot;&quot;;[$'Plan base'.$A248]);&quot;&quot;)" office:value-type="string" office:string-value="6730-0000">
            <text:p>6730-0000</text:p>
          </table:table-cell>
          <table:table-cell table:formula="of:=IF(EXACT([$'Plan base'.$F248];1);IF(EXACT([$'Plan base'.$J248];&quot;&quot;);&quot;&quot;;[$'Plan base'.$J248]);&quot;&quot;)" office:value-type="string" office:string-value="Multas">
            <text:p>Multas</text:p>
          </table:table-cell>
          <table:table-cell table:formula="of:=IF(EXACT([$'Plan base'.$F248];1);IF(EXACT([$'Plan base'.L248];&quot;&quot;);&quot;&quot;;[$'Plan base'.L248]);&quot;&quot;)" office:value-type="string" office:string-value="Mul">
            <text:p>Mul</text:p>
          </table:table-cell>
          <table:table-cell table:formula="of:=IF(EXACT([$'Plan base'.$F248];1);IF(EXACT([$'Plan base'.M248];&quot;&quot;);&quot;&quot;;IF(EXACT([$'Plan base'.M248];&quot;Plan contable&quot;);CONCATENATE([$'Plan base'.M248];&quot; ClearCore&quot;);[$'Plan base'.M248]));&quot;&quot;)" office:value-type="string" office:string-value="Gastos no deducibles">
            <text:p>Gastos no deducibles</text:p>
          </table:table-cell>
          <table:table-cell table:formula="of:=IF(EXACT([$'Plan base'.$F248];1);IF(EXACT([$'Plan base'.N248];&quot;&quot;);&quot;&quot;;[$'Plan base'.N248]);&quot;&quot;)" office:value-type="string" office:string-value="Gasto">
            <text:p>Gasto</text:p>
          </table:table-cell>
          <table:table-cell table:formula="of:=IF(EXACT([$'Plan base'.$F248];1);IF(EXACT([$'Plan base'.O248];&quot;&quot;);&quot;&quot;;[$'Plan base'.O248]);&quot;&quot;)" office:value-type="string" office:string-value="USD">
            <text:p>USD</text:p>
          </table:table-cell>
          <table:table-cell table:formula="of:=IF(EXACT([$'Plan base'.$F248];1);IF(EXACT([$'Plan base'.P248];&quot;&quot;);&quot;&quot;;[$'Plan base'.P248]);&quot;&quot;)" office:value-type="string" office:string-value="other">
            <text:p>other</text:p>
          </table:table-cell>
          <table:table-cell table:formula="of:=IF(EXACT([$'Plan base'.$F248];1);IF(EXACT([$'Plan base'.Q248];&quot;&quot;);&quot;&quot;;[$'Plan base'.Q2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F249];1);IF(EXACT([$'Plan base'.$A249];&quot;&quot;);&quot;&quot;;[$'Plan base'.$A249]);&quot;&quot;)" office:value-type="string" office:string-value="6740-0000">
            <text:p>6740-0000</text:p>
          </table:table-cell>
          <table:table-cell table:formula="of:=IF(EXACT([$'Plan base'.$F249];1);IF(EXACT([$'Plan base'.$J249];&quot;&quot;);&quot;&quot;;[$'Plan base'.$J249]);&quot;&quot;)" office:value-type="string" office:string-value="Diferencial cambiario">
            <text:p>Diferencial cambiario</text:p>
          </table:table-cell>
          <table:table-cell table:formula="of:=IF(EXACT([$'Plan base'.$F249];1);IF(EXACT([$'Plan base'.L249];&quot;&quot;);&quot;&quot;;[$'Plan base'.L249]);&quot;&quot;)" office:value-type="string" office:string-value="Dif.Cam">
            <text:p>Dif.Cam</text:p>
          </table:table-cell>
          <table:table-cell table:formula="of:=IF(EXACT([$'Plan base'.$F249];1);IF(EXACT([$'Plan base'.M249];&quot;&quot;);&quot;&quot;;IF(EXACT([$'Plan base'.M249];&quot;Plan contable&quot;);CONCATENATE([$'Plan base'.M249];&quot; ClearCore&quot;);[$'Plan base'.M249]));&quot;&quot;)" office:value-type="string" office:string-value="Gastos no deducibles">
            <text:p>Gastos no deducibles</text:p>
          </table:table-cell>
          <table:table-cell table:formula="of:=IF(EXACT([$'Plan base'.$F249];1);IF(EXACT([$'Plan base'.N249];&quot;&quot;);&quot;&quot;;[$'Plan base'.N249]);&quot;&quot;)" office:value-type="string" office:string-value="Gasto">
            <text:p>Gasto</text:p>
          </table:table-cell>
          <table:table-cell table:formula="of:=IF(EXACT([$'Plan base'.$F249];1);IF(EXACT([$'Plan base'.O249];&quot;&quot;);&quot;&quot;;[$'Plan base'.O249]);&quot;&quot;)" office:value-type="string" office:string-value="USD">
            <text:p>USD</text:p>
          </table:table-cell>
          <table:table-cell table:formula="of:=IF(EXACT([$'Plan base'.$F249];1);IF(EXACT([$'Plan base'.P249];&quot;&quot;);&quot;&quot;;[$'Plan base'.P249]);&quot;&quot;)" office:value-type="string" office:string-value="other">
            <text:p>other</text:p>
          </table:table-cell>
          <table:table-cell table:formula="of:=IF(EXACT([$'Plan base'.$F249];1);IF(EXACT([$'Plan base'.Q249];&quot;&quot;);&quot;&quot;;[$'Plan base'.Q249]);&quot;&quot;)" office:value-type="string" office:string-value="False">
            <text:p>False</text:p>
          </table:table-cell>
        </table:table-row>
        <table:table-row table:style-name="ro2" table:number-rows-repeated="104849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learNet" table:style-name="ta1" table:print="false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2">
          <table:table-cell table:formula="of:=IF(EXACT([$'Plan base'.$G2];1);IF(EXACT([$'Plan base'.$A2];&quot;&quot;);&quot;&quot;;[$'Plan base'.$A2]);&quot;&quot;)" office:value-type="string" office:string-value="0000-0000">
            <text:p>0000-0000</text:p>
          </table:table-cell>
          <table:table-cell table:formula="of:=IF(EXACT([$'Plan base'.$G2];1);IF(EXACT([$'Plan base'.$K2];&quot;&quot;);&quot;&quot;;[$'Plan base'.$K2]);&quot;&quot;)" office:value-type="string" office:string-value="Plan contable ClearNet">
            <text:p>Plan contable ClearNet</text:p>
          </table:table-cell>
          <table:table-cell table:formula="of:=IF(EXACT([$'Plan base'.$G2];1);IF(EXACT([$'Plan base'.L2];&quot;&quot;);&quot;&quot;;[$'Plan base'.L2]);&quot;&quot;)" office:value-type="string" office:string-value="CAT">
            <text:p>CAT</text:p>
          </table:table-cell>
          <table:table-cell table:formula="of:=IF(EXACT([$'Plan base'.$G2];1);IF(EXACT([$'Plan base'.M2];&quot;&quot;);&quot;&quot;;IF(EXACT([$'Plan base'.M2];&quot;Plan contable&quot;);CONCATENATE([$'Plan base'.M2];&quot; ClearNet&quot;);[$'Plan base'.M2]));&quot;&quot;)">
            <text:p/>
          </table:table-cell>
          <table:table-cell table:formula="of:=IF(EXACT([$'Plan base'.$G2];1);IF(EXACT([$'Plan base'.N2];&quot;&quot;);&quot;&quot;;[$'Plan base'.N2]);&quot;&quot;)" office:value-type="string" office:string-value="Vista">
            <text:p>Vista</text:p>
          </table:table-cell>
          <table:table-cell table:formula="of:=IF(EXACT([$'Plan base'.$G2];1);IF(EXACT([$'Plan base'.O2];&quot;&quot;);&quot;&quot;;[$'Plan base'.O2]);&quot;&quot;)" office:value-type="string" office:string-value="USD">
            <text:p>USD</text:p>
          </table:table-cell>
          <table:table-cell table:formula="of:=IF(EXACT([$'Plan base'.$G2];1);IF(EXACT([$'Plan base'.P2];&quot;&quot;);&quot;&quot;;[$'Plan base'.P2]);&quot;&quot;)" office:value-type="string" office:string-value="view">
            <text:p>view</text:p>
          </table:table-cell>
          <table:table-cell table:formula="of:=IF(EXACT([$'Plan base'.$G2];1);IF(EXACT([$'Plan base'.Q2];&quot;&quot;);&quot;&quot;;[$'Plan base'.Q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3];1);IF(EXACT([$'Plan base'.$A3];&quot;&quot;);&quot;&quot;;[$'Plan base'.$A3]);&quot;&quot;)" office:value-type="string" office:string-value="1000-0000">
            <text:p>1000-0000</text:p>
          </table:table-cell>
          <table:table-cell table:formula="of:=IF(EXACT([$'Plan base'.$G3];1);IF(EXACT([$'Plan base'.$K3];&quot;&quot;);&quot;&quot;;[$'Plan base'.$K3]);&quot;&quot;)" office:value-type="string" office:string-value="Activo">
            <text:p>Activo</text:p>
          </table:table-cell>
          <table:table-cell table:formula="of:=IF(EXACT([$'Plan base'.$G3];1);IF(EXACT([$'Plan base'.L3];&quot;&quot;);&quot;&quot;;[$'Plan base'.L3]);&quot;&quot;)" office:value-type="string" office:string-value="Ac">
            <text:p>Ac</text:p>
          </table:table-cell>
          <table:table-cell table:formula="of:=IF(EXACT([$'Plan base'.$G3];1);IF(EXACT([$'Plan base'.M3];&quot;&quot;);&quot;&quot;;IF(EXACT([$'Plan base'.M3];&quot;Plan contable&quot;);CONCATENATE([$'Plan base'.M3];&quot; ClearNet&quot;);[$'Plan base'.M3]));&quot;&quot;)" office:value-type="string" office:string-value="Plan contable ClearNet">
            <text:p>Plan contable ClearNet</text:p>
          </table:table-cell>
          <table:table-cell table:formula="of:=IF(EXACT([$'Plan base'.$G3];1);IF(EXACT([$'Plan base'.N3];&quot;&quot;);&quot;&quot;;[$'Plan base'.N3]);&quot;&quot;)" office:value-type="string" office:string-value="Vista">
            <text:p>Vista</text:p>
          </table:table-cell>
          <table:table-cell table:formula="of:=IF(EXACT([$'Plan base'.$G3];1);IF(EXACT([$'Plan base'.O3];&quot;&quot;);&quot;&quot;;[$'Plan base'.O3]);&quot;&quot;)" office:value-type="string" office:string-value="USD">
            <text:p>USD</text:p>
          </table:table-cell>
          <table:table-cell table:formula="of:=IF(EXACT([$'Plan base'.$G3];1);IF(EXACT([$'Plan base'.P3];&quot;&quot;);&quot;&quot;;[$'Plan base'.P3]);&quot;&quot;)" office:value-type="string" office:string-value="view">
            <text:p>view</text:p>
          </table:table-cell>
          <table:table-cell table:formula="of:=IF(EXACT([$'Plan base'.$G3];1);IF(EXACT([$'Plan base'.Q3];&quot;&quot;);&quot;&quot;;[$'Plan base'.Q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4];1);IF(EXACT([$'Plan base'.$A4];&quot;&quot;);&quot;&quot;;[$'Plan base'.$A4]);&quot;&quot;)" office:value-type="string" office:string-value="1100-0000">
            <text:p>1100-0000</text:p>
          </table:table-cell>
          <table:table-cell table:formula="of:=IF(EXACT([$'Plan base'.$G4];1);IF(EXACT([$'Plan base'.$K4];&quot;&quot;);&quot;&quot;;[$'Plan base'.$K4]);&quot;&quot;)" office:value-type="string" office:string-value="Activo circulante">
            <text:p>Activo circulante</text:p>
          </table:table-cell>
          <table:table-cell table:formula="of:=IF(EXACT([$'Plan base'.$G4];1);IF(EXACT([$'Plan base'.L4];&quot;&quot;);&quot;&quot;;[$'Plan base'.L4]);&quot;&quot;)" office:value-type="string" office:string-value="Cir">
            <text:p>Cir</text:p>
          </table:table-cell>
          <table:table-cell table:formula="of:=IF(EXACT([$'Plan base'.$G4];1);IF(EXACT([$'Plan base'.M4];&quot;&quot;);&quot;&quot;;IF(EXACT([$'Plan base'.M4];&quot;Plan contable&quot;);CONCATENATE([$'Plan base'.M4];&quot; ClearNet&quot;);[$'Plan base'.M4]));&quot;&quot;)" office:value-type="string" office:string-value="Activo">
            <text:p>Activo</text:p>
          </table:table-cell>
          <table:table-cell table:formula="of:=IF(EXACT([$'Plan base'.$G4];1);IF(EXACT([$'Plan base'.N4];&quot;&quot;);&quot;&quot;;[$'Plan base'.N4]);&quot;&quot;)" office:value-type="string" office:string-value="Vista">
            <text:p>Vista</text:p>
          </table:table-cell>
          <table:table-cell table:formula="of:=IF(EXACT([$'Plan base'.$G4];1);IF(EXACT([$'Plan base'.O4];&quot;&quot;);&quot;&quot;;[$'Plan base'.O4]);&quot;&quot;)" office:value-type="string" office:string-value="USD">
            <text:p>USD</text:p>
          </table:table-cell>
          <table:table-cell table:formula="of:=IF(EXACT([$'Plan base'.$G4];1);IF(EXACT([$'Plan base'.P4];&quot;&quot;);&quot;&quot;;[$'Plan base'.P4]);&quot;&quot;)" office:value-type="string" office:string-value="view">
            <text:p>view</text:p>
          </table:table-cell>
          <table:table-cell table:formula="of:=IF(EXACT([$'Plan base'.$G4];1);IF(EXACT([$'Plan base'.Q4];&quot;&quot;);&quot;&quot;;[$'Plan base'.Q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43];1);IF(EXACT([$'Plan base'.$A43];&quot;&quot;);&quot;&quot;;[$'Plan base'.$A43]);&quot;&quot;)" office:value-type="string" office:string-value="1120-0000">
            <text:p>1120-0000</text:p>
          </table:table-cell>
          <table:table-cell table:formula="of:=IF(EXACT([$'Plan base'.$G43];1);IF(EXACT([$'Plan base'.$K43];&quot;&quot;);&quot;&quot;;[$'Plan base'.$K43]);&quot;&quot;)" office:value-type="string" office:string-value="Activo circulante exigible">
            <text:p>Activo circulante exigible</text:p>
          </table:table-cell>
          <table:table-cell table:formula="of:=IF(EXACT([$'Plan base'.$G43];1);IF(EXACT([$'Plan base'.L43];&quot;&quot;);&quot;&quot;;[$'Plan base'.L43]);&quot;&quot;)" office:value-type="string" office:string-value="Exi">
            <text:p>Exi</text:p>
          </table:table-cell>
          <table:table-cell table:formula="of:=IF(EXACT([$'Plan base'.$G43];1);IF(EXACT([$'Plan base'.M43];&quot;&quot;);&quot;&quot;;IF(EXACT([$'Plan base'.M43];&quot;Plan contable&quot;);CONCATENATE([$'Plan base'.M43];&quot; ClearNet&quot;);[$'Plan base'.M43]));&quot;&quot;)" office:value-type="string" office:string-value="Activo circulante">
            <text:p>Activo circulante</text:p>
          </table:table-cell>
          <table:table-cell table:formula="of:=IF(EXACT([$'Plan base'.$G43];1);IF(EXACT([$'Plan base'.N43];&quot;&quot;);&quot;&quot;;[$'Plan base'.N43]);&quot;&quot;)" office:value-type="string" office:string-value="Vista">
            <text:p>Vista</text:p>
          </table:table-cell>
          <table:table-cell table:formula="of:=IF(EXACT([$'Plan base'.$G43];1);IF(EXACT([$'Plan base'.O43];&quot;&quot;);&quot;&quot;;[$'Plan base'.O43]);&quot;&quot;)" office:value-type="string" office:string-value="USD">
            <text:p>USD</text:p>
          </table:table-cell>
          <table:table-cell table:formula="of:=IF(EXACT([$'Plan base'.$G43];1);IF(EXACT([$'Plan base'.P43];&quot;&quot;);&quot;&quot;;[$'Plan base'.P43]);&quot;&quot;)" office:value-type="string" office:string-value="view">
            <text:p>view</text:p>
          </table:table-cell>
          <table:table-cell table:formula="of:=IF(EXACT([$'Plan base'.$G43];1);IF(EXACT([$'Plan base'.Q43];&quot;&quot;);&quot;&quot;;[$'Plan base'.Q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44];1);IF(EXACT([$'Plan base'.$A44];&quot;&quot;);&quot;&quot;;[$'Plan base'.$A44]);&quot;&quot;)" office:value-type="string" office:string-value="1121-0000">
            <text:p>1121-0000</text:p>
          </table:table-cell>
          <table:table-cell table:formula="of:=IF(EXACT([$'Plan base'.$G44];1);IF(EXACT([$'Plan base'.$K44];&quot;&quot;);&quot;&quot;;[$'Plan base'.$K44]);&quot;&quot;)" office:value-type="string" office:string-value="Cuentas por cobrar comerciales">
            <text:p>Cuentas por cobrar comerciales</text:p>
          </table:table-cell>
          <table:table-cell table:formula="of:=IF(EXACT([$'Plan base'.$G44];1);IF(EXACT([$'Plan base'.L44];&quot;&quot;);&quot;&quot;;[$'Plan base'.L44]);&quot;&quot;)" office:value-type="string" office:string-value="CxC-Com">
            <text:p>CxC-Com</text:p>
          </table:table-cell>
          <table:table-cell table:formula="of:=IF(EXACT([$'Plan base'.$G44];1);IF(EXACT([$'Plan base'.M44];&quot;&quot;);&quot;&quot;;IF(EXACT([$'Plan base'.M44];&quot;Plan contable&quot;);CONCATENATE([$'Plan base'.M44];&quot; ClearNet&quot;);[$'Plan base'.M44]));&quot;&quot;)" office:value-type="string" office:string-value="Activo circulante exigible">
            <text:p>Activo circulante exigible</text:p>
          </table:table-cell>
          <table:table-cell table:formula="of:=IF(EXACT([$'Plan base'.$G44];1);IF(EXACT([$'Plan base'.N44];&quot;&quot;);&quot;&quot;;[$'Plan base'.N44]);&quot;&quot;)" office:value-type="string" office:string-value="Vista">
            <text:p>Vista</text:p>
          </table:table-cell>
          <table:table-cell table:formula="of:=IF(EXACT([$'Plan base'.$G44];1);IF(EXACT([$'Plan base'.O44];&quot;&quot;);&quot;&quot;;[$'Plan base'.O44]);&quot;&quot;)" office:value-type="string" office:string-value="USD">
            <text:p>USD</text:p>
          </table:table-cell>
          <table:table-cell table:formula="of:=IF(EXACT([$'Plan base'.$G44];1);IF(EXACT([$'Plan base'.P44];&quot;&quot;);&quot;&quot;;[$'Plan base'.P44]);&quot;&quot;)" office:value-type="string" office:string-value="view">
            <text:p>view</text:p>
          </table:table-cell>
          <table:table-cell table:formula="of:=IF(EXACT([$'Plan base'.$G44];1);IF(EXACT([$'Plan base'.Q44];&quot;&quot;);&quot;&quot;;[$'Plan base'.Q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45];1);IF(EXACT([$'Plan base'.$A45];&quot;&quot;);&quot;&quot;;[$'Plan base'.$A45]);&quot;&quot;)" office:value-type="string" office:string-value="1121-0100">
            <text:p>1121-0100</text:p>
          </table:table-cell>
          <table:table-cell table:formula="of:=IF(EXACT([$'Plan base'.$G45];1);IF(EXACT([$'Plan base'.$K45];&quot;&quot;);&quot;&quot;;[$'Plan base'.$K45]);&quot;&quot;)" office:value-type="string" office:string-value="Cuentas por cobrar comerciales CRC">
            <text:p>Cuentas por cobrar comerciales CRC</text:p>
          </table:table-cell>
          <table:table-cell table:formula="of:=IF(EXACT([$'Plan base'.$G45];1);IF(EXACT([$'Plan base'.L45];&quot;&quot;);&quot;&quot;;[$'Plan base'.L45]);&quot;&quot;)" office:value-type="string" office:string-value="CRC">
            <text:p>CRC</text:p>
          </table:table-cell>
          <table:table-cell table:formula="of:=IF(EXACT([$'Plan base'.$G45];1);IF(EXACT([$'Plan base'.M45];&quot;&quot;);&quot;&quot;;IF(EXACT([$'Plan base'.M45];&quot;Plan contable&quot;);CONCATENATE([$'Plan base'.M45];&quot; ClearNet&quot;);[$'Plan base'.M45]));&quot;&quot;)" office:value-type="string" office:string-value="Cuentas por cobrar comerciales">
            <text:p>Cuentas por cobrar comerciales</text:p>
          </table:table-cell>
          <table:table-cell table:formula="of:=IF(EXACT([$'Plan base'.$G45];1);IF(EXACT([$'Plan base'.N45];&quot;&quot;);&quot;&quot;;[$'Plan base'.N45]);&quot;&quot;)" office:value-type="string" office:string-value="Cuenta por cobrar">
            <text:p>Cuenta por cobrar</text:p>
          </table:table-cell>
          <table:table-cell table:formula="of:=IF(EXACT([$'Plan base'.$G45];1);IF(EXACT([$'Plan base'.O45];&quot;&quot;);&quot;&quot;;[$'Plan base'.O45]);&quot;&quot;)" office:value-type="string" office:string-value="USD">
            <text:p>USD</text:p>
          </table:table-cell>
          <table:table-cell table:formula="of:=IF(EXACT([$'Plan base'.$G45];1);IF(EXACT([$'Plan base'.P45];&quot;&quot;);&quot;&quot;;[$'Plan base'.P45]);&quot;&quot;)" office:value-type="string" office:string-value="receivable">
            <text:p>receivable</text:p>
          </table:table-cell>
          <table:table-cell table:formula="of:=IF(EXACT([$'Plan base'.$G45];1);IF(EXACT([$'Plan base'.Q45];&quot;&quot;);&quot;&quot;;[$'Plan base'.Q4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46];1);IF(EXACT([$'Plan base'.$A46];&quot;&quot;);&quot;&quot;;[$'Plan base'.$A46]);&quot;&quot;)" office:value-type="string" office:string-value="1121-0200">
            <text:p>1121-0200</text:p>
          </table:table-cell>
          <table:table-cell table:formula="of:=IF(EXACT([$'Plan base'.$G46];1);IF(EXACT([$'Plan base'.$K46];&quot;&quot;);&quot;&quot;;[$'Plan base'.$K46]);&quot;&quot;)" office:value-type="string" office:string-value="Cuentas por cobrar comerciales USD">
            <text:p>Cuentas por cobrar comerciales USD</text:p>
          </table:table-cell>
          <table:table-cell table:formula="of:=IF(EXACT([$'Plan base'.$G46];1);IF(EXACT([$'Plan base'.L46];&quot;&quot;);&quot;&quot;;[$'Plan base'.L46]);&quot;&quot;)" office:value-type="string" office:string-value="USD">
            <text:p>USD</text:p>
          </table:table-cell>
          <table:table-cell table:formula="of:=IF(EXACT([$'Plan base'.$G46];1);IF(EXACT([$'Plan base'.M46];&quot;&quot;);&quot;&quot;;IF(EXACT([$'Plan base'.M46];&quot;Plan contable&quot;);CONCATENATE([$'Plan base'.M46];&quot; ClearNet&quot;);[$'Plan base'.M46]));&quot;&quot;)" office:value-type="string" office:string-value="Cuentas por cobrar comerciales">
            <text:p>Cuentas por cobrar comerciales</text:p>
          </table:table-cell>
          <table:table-cell table:formula="of:=IF(EXACT([$'Plan base'.$G46];1);IF(EXACT([$'Plan base'.N46];&quot;&quot;);&quot;&quot;;[$'Plan base'.N46]);&quot;&quot;)" office:value-type="string" office:string-value="Cuenta por cobrar">
            <text:p>Cuenta por cobrar</text:p>
          </table:table-cell>
          <table:table-cell table:formula="of:=IF(EXACT([$'Plan base'.$G46];1);IF(EXACT([$'Plan base'.O46];&quot;&quot;);&quot;&quot;;[$'Plan base'.O46]);&quot;&quot;)" office:value-type="string" office:string-value="USD">
            <text:p>USD</text:p>
          </table:table-cell>
          <table:table-cell table:formula="of:=IF(EXACT([$'Plan base'.$G46];1);IF(EXACT([$'Plan base'.P46];&quot;&quot;);&quot;&quot;;[$'Plan base'.P46]);&quot;&quot;)" office:value-type="string" office:string-value="receivable">
            <text:p>receivable</text:p>
          </table:table-cell>
          <table:table-cell table:formula="of:=IF(EXACT([$'Plan base'.$G46];1);IF(EXACT([$'Plan base'.Q46];&quot;&quot;);&quot;&quot;;[$'Plan base'.Q4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48];1);IF(EXACT([$'Plan base'.$A48];&quot;&quot;);&quot;&quot;;[$'Plan base'.$A48]);&quot;&quot;)" office:value-type="string" office:string-value="1122-0000">
            <text:p>1122-0000</text:p>
          </table:table-cell>
          <table:table-cell table:formula="of:=IF(EXACT([$'Plan base'.$G48];1);IF(EXACT([$'Plan base'.$K48];&quot;&quot;);&quot;&quot;;[$'Plan base'.$K48]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G48];1);IF(EXACT([$'Plan base'.L48];&quot;&quot;);&quot;&quot;;[$'Plan base'.L48]);&quot;&quot;)" office:value-type="string" office:string-value="CxC-Rel">
            <text:p>CxC-Rel</text:p>
          </table:table-cell>
          <table:table-cell table:formula="of:=IF(EXACT([$'Plan base'.$G48];1);IF(EXACT([$'Plan base'.M48];&quot;&quot;);&quot;&quot;;IF(EXACT([$'Plan base'.M48];&quot;Plan contable&quot;);CONCATENATE([$'Plan base'.M48];&quot; ClearNet&quot;);[$'Plan base'.M48]));&quot;&quot;)" office:value-type="string" office:string-value="Activo circulante exigible">
            <text:p>Activo circulante exigible</text:p>
          </table:table-cell>
          <table:table-cell table:formula="of:=IF(EXACT([$'Plan base'.$G48];1);IF(EXACT([$'Plan base'.N48];&quot;&quot;);&quot;&quot;;[$'Plan base'.N48]);&quot;&quot;)" office:value-type="string" office:string-value="Vista">
            <text:p>Vista</text:p>
          </table:table-cell>
          <table:table-cell table:formula="of:=IF(EXACT([$'Plan base'.$G48];1);IF(EXACT([$'Plan base'.O48];&quot;&quot;);&quot;&quot;;[$'Plan base'.O48]);&quot;&quot;)" office:value-type="string" office:string-value="USD">
            <text:p>USD</text:p>
          </table:table-cell>
          <table:table-cell table:formula="of:=IF(EXACT([$'Plan base'.$G48];1);IF(EXACT([$'Plan base'.P48];&quot;&quot;);&quot;&quot;;[$'Plan base'.P48]);&quot;&quot;)" office:value-type="string" office:string-value="view">
            <text:p>view</text:p>
          </table:table-cell>
          <table:table-cell table:formula="of:=IF(EXACT([$'Plan base'.$G48];1);IF(EXACT([$'Plan base'.Q48];&quot;&quot;);&quot;&quot;;[$'Plan base'.Q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49];1);IF(EXACT([$'Plan base'.$A49];&quot;&quot;);&quot;&quot;;[$'Plan base'.$A49]);&quot;&quot;)" office:value-type="string" office:string-value="1122-0100">
            <text:p>1122-0100</text:p>
          </table:table-cell>
          <table:table-cell table:formula="of:=IF(EXACT([$'Plan base'.$G49];1);IF(EXACT([$'Plan base'.$K49];&quot;&quot;);&quot;&quot;;[$'Plan base'.$K49]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G49];1);IF(EXACT([$'Plan base'.L49];&quot;&quot;);&quot;&quot;;[$'Plan base'.L49]);&quot;&quot;)" office:value-type="string" office:string-value="Adm">
            <text:p>Adm</text:p>
          </table:table-cell>
          <table:table-cell table:formula="of:=IF(EXACT([$'Plan base'.$G49];1);IF(EXACT([$'Plan base'.M49];&quot;&quot;);&quot;&quot;;IF(EXACT([$'Plan base'.M49];&quot;Plan contable&quot;);CONCATENATE([$'Plan base'.M49];&quot; ClearNet&quot;);[$'Plan base'.M49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G49];1);IF(EXACT([$'Plan base'.N49];&quot;&quot;);&quot;&quot;;[$'Plan base'.N49]);&quot;&quot;)" office:value-type="string" office:string-value="Vista">
            <text:p>Vista</text:p>
          </table:table-cell>
          <table:table-cell table:formula="of:=IF(EXACT([$'Plan base'.$G49];1);IF(EXACT([$'Plan base'.O49];&quot;&quot;);&quot;&quot;;[$'Plan base'.O49]);&quot;&quot;)" office:value-type="string" office:string-value="USD">
            <text:p>USD</text:p>
          </table:table-cell>
          <table:table-cell table:formula="of:=IF(EXACT([$'Plan base'.$G49];1);IF(EXACT([$'Plan base'.P49];&quot;&quot;);&quot;&quot;;[$'Plan base'.P49]);&quot;&quot;)" office:value-type="string" office:string-value="view">
            <text:p>view</text:p>
          </table:table-cell>
          <table:table-cell table:formula="of:=IF(EXACT([$'Plan base'.$G49];1);IF(EXACT([$'Plan base'.Q49];&quot;&quot;);&quot;&quot;;[$'Plan base'.Q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50];1);IF(EXACT([$'Plan base'.$A50];&quot;&quot;);&quot;&quot;;[$'Plan base'.$A50]);&quot;&quot;)" office:value-type="string" office:string-value="1122-0101">
            <text:p>1122-0101</text:p>
          </table:table-cell>
          <table:table-cell table:formula="of:=IF(EXACT([$'Plan base'.$G50];1);IF(EXACT([$'Plan base'.$K50];&quot;&quot;);&quot;&quot;;[$'Plan base'.$K50]);&quot;&quot;)" office:value-type="string" office:string-value="Cuentas por cobrar a ClearCorp S.A.">
            <text:p>Cuentas por cobrar a ClearCorp S.A.</text:p>
          </table:table-cell>
          <table:table-cell table:formula="of:=IF(EXACT([$'Plan base'.$G50];1);IF(EXACT([$'Plan base'.L50];&quot;&quot;);&quot;&quot;;[$'Plan base'.L50]);&quot;&quot;)" office:value-type="string" office:string-value="Ccorp">
            <text:p>Ccorp</text:p>
          </table:table-cell>
          <table:table-cell table:formula="of:=IF(EXACT([$'Plan base'.$G50];1);IF(EXACT([$'Plan base'.M50];&quot;&quot;);&quot;&quot;;IF(EXACT([$'Plan base'.M50];&quot;Plan contable&quot;);CONCATENATE([$'Plan base'.M50];&quot; ClearNet&quot;);[$'Plan base'.M50]));&quot;&quot;)" office:value-type="string" office:string-value="Cuentas por cobrar a compañías administradoras">
            <text:p>Cuentas por cobrar a compañías administradoras</text:p>
          </table:table-cell>
          <table:table-cell table:formula="of:=IF(EXACT([$'Plan base'.$G50];1);IF(EXACT([$'Plan base'.N50];&quot;&quot;);&quot;&quot;;[$'Plan base'.N50]);&quot;&quot;)" office:value-type="string" office:string-value="Cuenta por cobrar">
            <text:p>Cuenta por cobrar</text:p>
          </table:table-cell>
          <table:table-cell table:formula="of:=IF(EXACT([$'Plan base'.$G50];1);IF(EXACT([$'Plan base'.O50];&quot;&quot;);&quot;&quot;;[$'Plan base'.O50]);&quot;&quot;)" office:value-type="string" office:string-value="USD">
            <text:p>USD</text:p>
          </table:table-cell>
          <table:table-cell table:formula="of:=IF(EXACT([$'Plan base'.$G50];1);IF(EXACT([$'Plan base'.P50];&quot;&quot;);&quot;&quot;;[$'Plan base'.P50]);&quot;&quot;)" office:value-type="string" office:string-value="receivable">
            <text:p>receivable</text:p>
          </table:table-cell>
          <table:table-cell table:formula="of:=IF(EXACT([$'Plan base'.$G50];1);IF(EXACT([$'Plan base'.Q50];&quot;&quot;);&quot;&quot;;[$'Plan base'.Q5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51];1);IF(EXACT([$'Plan base'.$A51];&quot;&quot;);&quot;&quot;;[$'Plan base'.$A51]);&quot;&quot;)" office:value-type="string" office:string-value="1122-0200">
            <text:p>1122-0200</text:p>
          </table:table-cell>
          <table:table-cell table:formula="of:=IF(EXACT([$'Plan base'.$G51];1);IF(EXACT([$'Plan base'.$K51];&quot;&quot;);&quot;&quot;;[$'Plan base'.$K51]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G51];1);IF(EXACT([$'Plan base'.L51];&quot;&quot;);&quot;&quot;;[$'Plan base'.L51]);&quot;&quot;)" office:value-type="string" office:string-value="Gru">
            <text:p>Gru</text:p>
          </table:table-cell>
          <table:table-cell table:formula="of:=IF(EXACT([$'Plan base'.$G51];1);IF(EXACT([$'Plan base'.M51];&quot;&quot;);&quot;&quot;;IF(EXACT([$'Plan base'.M51];&quot;Plan contable&quot;);CONCATENATE([$'Plan base'.M51];&quot; ClearNet&quot;);[$'Plan base'.M51]));&quot;&quot;)" office:value-type="string" office:string-value="Cuentas por cobrar a compañías relacionadas">
            <text:p>Cuentas por cobrar a compañías relacionadas</text:p>
          </table:table-cell>
          <table:table-cell table:formula="of:=IF(EXACT([$'Plan base'.$G51];1);IF(EXACT([$'Plan base'.N51];&quot;&quot;);&quot;&quot;;[$'Plan base'.N51]);&quot;&quot;)" office:value-type="string" office:string-value="Vista">
            <text:p>Vista</text:p>
          </table:table-cell>
          <table:table-cell table:formula="of:=IF(EXACT([$'Plan base'.$G51];1);IF(EXACT([$'Plan base'.O51];&quot;&quot;);&quot;&quot;;[$'Plan base'.O51]);&quot;&quot;)" office:value-type="string" office:string-value="USD">
            <text:p>USD</text:p>
          </table:table-cell>
          <table:table-cell table:formula="of:=IF(EXACT([$'Plan base'.$G51];1);IF(EXACT([$'Plan base'.P51];&quot;&quot;);&quot;&quot;;[$'Plan base'.P51]);&quot;&quot;)" office:value-type="string" office:string-value="view">
            <text:p>view</text:p>
          </table:table-cell>
          <table:table-cell table:formula="of:=IF(EXACT([$'Plan base'.$G51];1);IF(EXACT([$'Plan base'.Q51];&quot;&quot;);&quot;&quot;;[$'Plan base'.Q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52];1);IF(EXACT([$'Plan base'.$A52];&quot;&quot;);&quot;&quot;;[$'Plan base'.$A52]);&quot;&quot;)" office:value-type="string" office:string-value="1122-0201">
            <text:p>1122-0201</text:p>
          </table:table-cell>
          <table:table-cell table:formula="of:=IF(EXACT([$'Plan base'.$G52];1);IF(EXACT([$'Plan base'.$K52];&quot;&quot;);&quot;&quot;;[$'Plan base'.$K52]);&quot;&quot;)" office:value-type="string" office:string-value="Cuentas po cobrar a ClearSoft S.A.">
            <text:p>Cuentas po cobrar a ClearSoft S.A.</text:p>
          </table:table-cell>
          <table:table-cell table:formula="of:=IF(EXACT([$'Plan base'.$G52];1);IF(EXACT([$'Plan base'.L52];&quot;&quot;);&quot;&quot;;[$'Plan base'.L52]);&quot;&quot;)" office:value-type="string" office:string-value="Csoft">
            <text:p>Csoft</text:p>
          </table:table-cell>
          <table:table-cell table:formula="of:=IF(EXACT([$'Plan base'.$G52];1);IF(EXACT([$'Plan base'.M52];&quot;&quot;);&quot;&quot;;IF(EXACT([$'Plan base'.M52];&quot;Plan contable&quot;);CONCATENATE([$'Plan base'.M52];&quot; ClearNet&quot;);[$'Plan base'.M52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G52];1);IF(EXACT([$'Plan base'.N52];&quot;&quot;);&quot;&quot;;[$'Plan base'.N52]);&quot;&quot;)" office:value-type="string" office:string-value="Cuenta por cobrar">
            <text:p>Cuenta por cobrar</text:p>
          </table:table-cell>
          <table:table-cell table:formula="of:=IF(EXACT([$'Plan base'.$G52];1);IF(EXACT([$'Plan base'.O52];&quot;&quot;);&quot;&quot;;[$'Plan base'.O52]);&quot;&quot;)" office:value-type="string" office:string-value="USD">
            <text:p>USD</text:p>
          </table:table-cell>
          <table:table-cell table:formula="of:=IF(EXACT([$'Plan base'.$G52];1);IF(EXACT([$'Plan base'.P52];&quot;&quot;);&quot;&quot;;[$'Plan base'.P52]);&quot;&quot;)" office:value-type="string" office:string-value="receivable">
            <text:p>receivable</text:p>
          </table:table-cell>
          <table:table-cell table:formula="of:=IF(EXACT([$'Plan base'.$G52];1);IF(EXACT([$'Plan base'.Q52];&quot;&quot;);&quot;&quot;;[$'Plan base'.Q52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53];1);IF(EXACT([$'Plan base'.$A53];&quot;&quot;);&quot;&quot;;[$'Plan base'.$A53]);&quot;&quot;)" office:value-type="string" office:string-value="1122-0202">
            <text:p>1122-0202</text:p>
          </table:table-cell>
          <table:table-cell table:formula="of:=IF(EXACT([$'Plan base'.$G53];1);IF(EXACT([$'Plan base'.$K53];&quot;&quot;);&quot;&quot;;[$'Plan base'.$K53]);&quot;&quot;)" office:value-type="string" office:string-value="Cuentas por cobrar a ClearCore S.A.">
            <text:p>Cuentas por cobrar a ClearCore S.A.</text:p>
          </table:table-cell>
          <table:table-cell table:formula="of:=IF(EXACT([$'Plan base'.$G53];1);IF(EXACT([$'Plan base'.L53];&quot;&quot;);&quot;&quot;;[$'Plan base'.L53]);&quot;&quot;)" office:value-type="string" office:string-value="CCore">
            <text:p>CCore</text:p>
          </table:table-cell>
          <table:table-cell table:formula="of:=IF(EXACT([$'Plan base'.$G53];1);IF(EXACT([$'Plan base'.M53];&quot;&quot;);&quot;&quot;;IF(EXACT([$'Plan base'.M53];&quot;Plan contable&quot;);CONCATENATE([$'Plan base'.M53];&quot; ClearNet&quot;);[$'Plan base'.M53]));&quot;&quot;)" office:value-type="string" office:string-value="Cuentas por cobrar a compañías del grupo">
            <text:p>Cuentas por cobrar a compañías del grupo</text:p>
          </table:table-cell>
          <table:table-cell table:formula="of:=IF(EXACT([$'Plan base'.$G53];1);IF(EXACT([$'Plan base'.N53];&quot;&quot;);&quot;&quot;;[$'Plan base'.N53]);&quot;&quot;)" office:value-type="string" office:string-value="Cuenta por cobrar">
            <text:p>Cuenta por cobrar</text:p>
          </table:table-cell>
          <table:table-cell table:formula="of:=IF(EXACT([$'Plan base'.$G53];1);IF(EXACT([$'Plan base'.O53];&quot;&quot;);&quot;&quot;;[$'Plan base'.O53]);&quot;&quot;)" office:value-type="string" office:string-value="USD">
            <text:p>USD</text:p>
          </table:table-cell>
          <table:table-cell table:formula="of:=IF(EXACT([$'Plan base'.$G53];1);IF(EXACT([$'Plan base'.P53];&quot;&quot;);&quot;&quot;;[$'Plan base'.P53]);&quot;&quot;)" office:value-type="string" office:string-value="receivable">
            <text:p>receivable</text:p>
          </table:table-cell>
          <table:table-cell table:formula="of:=IF(EXACT([$'Plan base'.$G53];1);IF(EXACT([$'Plan base'.Q53];&quot;&quot;);&quot;&quot;;[$'Plan base'.Q5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55];1);IF(EXACT([$'Plan base'.$A55];&quot;&quot;);&quot;&quot;;[$'Plan base'.$A55]);&quot;&quot;)" office:value-type="string" office:string-value="1123-0000">
            <text:p>1123-0000</text:p>
          </table:table-cell>
          <table:table-cell table:formula="of:=IF(EXACT([$'Plan base'.$G55];1);IF(EXACT([$'Plan base'.$K55];&quot;&quot;);&quot;&quot;;[$'Plan base'.$K55]);&quot;&quot;)" office:value-type="string" office:string-value="Cuentas por cobrar a empleados">
            <text:p>Cuentas por cobrar a empleados</text:p>
          </table:table-cell>
          <table:table-cell table:formula="of:=IF(EXACT([$'Plan base'.$G55];1);IF(EXACT([$'Plan base'.L55];&quot;&quot;);&quot;&quot;;[$'Plan base'.L55]);&quot;&quot;)" office:value-type="string" office:string-value="CxC-Emp">
            <text:p>CxC-Emp</text:p>
          </table:table-cell>
          <table:table-cell table:formula="of:=IF(EXACT([$'Plan base'.$G55];1);IF(EXACT([$'Plan base'.M55];&quot;&quot;);&quot;&quot;;IF(EXACT([$'Plan base'.M55];&quot;Plan contable&quot;);CONCATENATE([$'Plan base'.M55];&quot; ClearNet&quot;);[$'Plan base'.M55]));&quot;&quot;)" office:value-type="string" office:string-value="Activo circulante exigible">
            <text:p>Activo circulante exigible</text:p>
          </table:table-cell>
          <table:table-cell table:formula="of:=IF(EXACT([$'Plan base'.$G55];1);IF(EXACT([$'Plan base'.N55];&quot;&quot;);&quot;&quot;;[$'Plan base'.N55]);&quot;&quot;)" office:value-type="string" office:string-value="Cuenta por cobrar">
            <text:p>Cuenta por cobrar</text:p>
          </table:table-cell>
          <table:table-cell table:formula="of:=IF(EXACT([$'Plan base'.$G55];1);IF(EXACT([$'Plan base'.O55];&quot;&quot;);&quot;&quot;;[$'Plan base'.O55]);&quot;&quot;)" office:value-type="string" office:string-value="USD">
            <text:p>USD</text:p>
          </table:table-cell>
          <table:table-cell table:formula="of:=IF(EXACT([$'Plan base'.$G55];1);IF(EXACT([$'Plan base'.P55];&quot;&quot;);&quot;&quot;;[$'Plan base'.P55]);&quot;&quot;)" office:value-type="string" office:string-value="receivable">
            <text:p>receivable</text:p>
          </table:table-cell>
          <table:table-cell table:formula="of:=IF(EXACT([$'Plan base'.$G55];1);IF(EXACT([$'Plan base'.Q55];&quot;&quot;);&quot;&quot;;[$'Plan base'.Q5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56];1);IF(EXACT([$'Plan base'.$A56];&quot;&quot;);&quot;&quot;;[$'Plan base'.$A56]);&quot;&quot;)" office:value-type="string" office:string-value="1124-0000">
            <text:p>1124-0000</text:p>
          </table:table-cell>
          <table:table-cell table:formula="of:=IF(EXACT([$'Plan base'.$G56];1);IF(EXACT([$'Plan base'.$K56];&quot;&quot;);&quot;&quot;;[$'Plan base'.$K56]);&quot;&quot;)" office:value-type="string" office:string-value="Otras cuentas por cobrar">
            <text:p>Otras cuentas por cobrar</text:p>
          </table:table-cell>
          <table:table-cell table:formula="of:=IF(EXACT([$'Plan base'.$G56];1);IF(EXACT([$'Plan base'.L56];&quot;&quot;);&quot;&quot;;[$'Plan base'.L56]);&quot;&quot;)" office:value-type="string" office:string-value="CxC-Ot">
            <text:p>CxC-Ot</text:p>
          </table:table-cell>
          <table:table-cell table:formula="of:=IF(EXACT([$'Plan base'.$G56];1);IF(EXACT([$'Plan base'.M56];&quot;&quot;);&quot;&quot;;IF(EXACT([$'Plan base'.M56];&quot;Plan contable&quot;);CONCATENATE([$'Plan base'.M56];&quot; ClearNet&quot;);[$'Plan base'.M56]));&quot;&quot;)" office:value-type="string" office:string-value="Activo circulante exigible">
            <text:p>Activo circulante exigible</text:p>
          </table:table-cell>
          <table:table-cell table:formula="of:=IF(EXACT([$'Plan base'.$G56];1);IF(EXACT([$'Plan base'.N56];&quot;&quot;);&quot;&quot;;[$'Plan base'.N56]);&quot;&quot;)" office:value-type="string" office:string-value="Cuenta por cobrar">
            <text:p>Cuenta por cobrar</text:p>
          </table:table-cell>
          <table:table-cell table:formula="of:=IF(EXACT([$'Plan base'.$G56];1);IF(EXACT([$'Plan base'.O56];&quot;&quot;);&quot;&quot;;[$'Plan base'.O56]);&quot;&quot;)" office:value-type="string" office:string-value="USD">
            <text:p>USD</text:p>
          </table:table-cell>
          <table:table-cell table:formula="of:=IF(EXACT([$'Plan base'.$G56];1);IF(EXACT([$'Plan base'.P56];&quot;&quot;);&quot;&quot;;[$'Plan base'.P56]);&quot;&quot;)" office:value-type="string" office:string-value="receivable">
            <text:p>receivable</text:p>
          </table:table-cell>
          <table:table-cell table:formula="of:=IF(EXACT([$'Plan base'.$G56];1);IF(EXACT([$'Plan base'.Q56];&quot;&quot;);&quot;&quot;;[$'Plan base'.Q56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64];1);IF(EXACT([$'Plan base'.$A64];&quot;&quot;);&quot;&quot;;[$'Plan base'.$A64]);&quot;&quot;)" office:value-type="string" office:string-value="1200-0000">
            <text:p>1200-0000</text:p>
          </table:table-cell>
          <table:table-cell table:formula="of:=IF(EXACT([$'Plan base'.$G64];1);IF(EXACT([$'Plan base'.$K64];&quot;&quot;);&quot;&quot;;[$'Plan base'.$K64]);&quot;&quot;)" office:value-type="string" office:string-value="Activo fijo">
            <text:p>Activo fijo</text:p>
          </table:table-cell>
          <table:table-cell table:formula="of:=IF(EXACT([$'Plan base'.$G64];1);IF(EXACT([$'Plan base'.L64];&quot;&quot;);&quot;&quot;;[$'Plan base'.L64]);&quot;&quot;)" office:value-type="string" office:string-value="AF">
            <text:p>AF</text:p>
          </table:table-cell>
          <table:table-cell table:formula="of:=IF(EXACT([$'Plan base'.$G64];1);IF(EXACT([$'Plan base'.M64];&quot;&quot;);&quot;&quot;;IF(EXACT([$'Plan base'.M64];&quot;Plan contable&quot;);CONCATENATE([$'Plan base'.M64];&quot; ClearNet&quot;);[$'Plan base'.M64]));&quot;&quot;)" office:value-type="string" office:string-value="Activo">
            <text:p>Activo</text:p>
          </table:table-cell>
          <table:table-cell table:formula="of:=IF(EXACT([$'Plan base'.$G64];1);IF(EXACT([$'Plan base'.N64];&quot;&quot;);&quot;&quot;;[$'Plan base'.N64]);&quot;&quot;)" office:value-type="string" office:string-value="Vista">
            <text:p>Vista</text:p>
          </table:table-cell>
          <table:table-cell table:formula="of:=IF(EXACT([$'Plan base'.$G64];1);IF(EXACT([$'Plan base'.O64];&quot;&quot;);&quot;&quot;;[$'Plan base'.O64]);&quot;&quot;)" office:value-type="string" office:string-value="USD">
            <text:p>USD</text:p>
          </table:table-cell>
          <table:table-cell table:formula="of:=IF(EXACT([$'Plan base'.$G64];1);IF(EXACT([$'Plan base'.P64];&quot;&quot;);&quot;&quot;;[$'Plan base'.P64]);&quot;&quot;)" office:value-type="string" office:string-value="view">
            <text:p>view</text:p>
          </table:table-cell>
          <table:table-cell table:formula="of:=IF(EXACT([$'Plan base'.$G64];1);IF(EXACT([$'Plan base'.Q64];&quot;&quot;);&quot;&quot;;[$'Plan base'.Q6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93];1);IF(EXACT([$'Plan base'.$A93];&quot;&quot;);&quot;&quot;;[$'Plan base'.$A93]);&quot;&quot;)" office:value-type="string" office:string-value="1900-0000">
            <text:p>1900-0000</text:p>
          </table:table-cell>
          <table:table-cell table:formula="of:=IF(EXACT([$'Plan base'.$G93];1);IF(EXACT([$'Plan base'.$K93];&quot;&quot;);&quot;&quot;;[$'Plan base'.$K93]);&quot;&quot;)" office:value-type="string" office:string-value="Otros activos">
            <text:p>Otros activos</text:p>
          </table:table-cell>
          <table:table-cell table:formula="of:=IF(EXACT([$'Plan base'.$G93];1);IF(EXACT([$'Plan base'.L93];&quot;&quot;);&quot;&quot;;[$'Plan base'.L93]);&quot;&quot;)" office:value-type="string" office:string-value="Ot">
            <text:p>Ot</text:p>
          </table:table-cell>
          <table:table-cell table:formula="of:=IF(EXACT([$'Plan base'.$G93];1);IF(EXACT([$'Plan base'.M93];&quot;&quot;);&quot;&quot;;IF(EXACT([$'Plan base'.M93];&quot;Plan contable&quot;);CONCATENATE([$'Plan base'.M93];&quot; ClearNet&quot;);[$'Plan base'.M93]));&quot;&quot;)" office:value-type="string" office:string-value="Activo">
            <text:p>Activo</text:p>
          </table:table-cell>
          <table:table-cell table:formula="of:=IF(EXACT([$'Plan base'.$G93];1);IF(EXACT([$'Plan base'.N93];&quot;&quot;);&quot;&quot;;[$'Plan base'.N93]);&quot;&quot;)" office:value-type="string" office:string-value="Vista">
            <text:p>Vista</text:p>
          </table:table-cell>
          <table:table-cell table:formula="of:=IF(EXACT([$'Plan base'.$G93];1);IF(EXACT([$'Plan base'.O93];&quot;&quot;);&quot;&quot;;[$'Plan base'.O93]);&quot;&quot;)" office:value-type="string" office:string-value="USD">
            <text:p>USD</text:p>
          </table:table-cell>
          <table:table-cell table:formula="of:=IF(EXACT([$'Plan base'.$G93];1);IF(EXACT([$'Plan base'.P93];&quot;&quot;);&quot;&quot;;[$'Plan base'.P93]);&quot;&quot;)" office:value-type="string" office:string-value="view">
            <text:p>view</text:p>
          </table:table-cell>
          <table:table-cell table:formula="of:=IF(EXACT([$'Plan base'.$G93];1);IF(EXACT([$'Plan base'.Q93];&quot;&quot;);&quot;&quot;;[$'Plan base'.Q9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06];1);IF(EXACT([$'Plan base'.$A106];&quot;&quot;);&quot;&quot;;[$'Plan base'.$A106]);&quot;&quot;)" office:value-type="string" office:string-value="1930-0000">
            <text:p>1930-0000</text:p>
          </table:table-cell>
          <table:table-cell table:formula="of:=IF(EXACT([$'Plan base'.$G106];1);IF(EXACT([$'Plan base'.$K106];&quot;&quot;);&quot;&quot;;[$'Plan base'.$K106]);&quot;&quot;)" office:value-type="string" office:string-value="Adelantos sobre impuesto de renta">
            <text:p>Adelantos sobre impuesto de renta</text:p>
          </table:table-cell>
          <table:table-cell table:formula="of:=IF(EXACT([$'Plan base'.$G106];1);IF(EXACT([$'Plan base'.L106];&quot;&quot;);&quot;&quot;;[$'Plan base'.L106]);&quot;&quot;)" office:value-type="string" office:string-value="Ren">
            <text:p>Ren</text:p>
          </table:table-cell>
          <table:table-cell table:formula="of:=IF(EXACT([$'Plan base'.$G106];1);IF(EXACT([$'Plan base'.M106];&quot;&quot;);&quot;&quot;;IF(EXACT([$'Plan base'.M106];&quot;Plan contable&quot;);CONCATENATE([$'Plan base'.M106];&quot; ClearNet&quot;);[$'Plan base'.M106]));&quot;&quot;)" office:value-type="string" office:string-value="Otros activos">
            <text:p>Otros activos</text:p>
          </table:table-cell>
          <table:table-cell table:formula="of:=IF(EXACT([$'Plan base'.$G106];1);IF(EXACT([$'Plan base'.N106];&quot;&quot;);&quot;&quot;;[$'Plan base'.N106]);&quot;&quot;)" office:value-type="string" office:string-value="Vista">
            <text:p>Vista</text:p>
          </table:table-cell>
          <table:table-cell table:formula="of:=IF(EXACT([$'Plan base'.$G106];1);IF(EXACT([$'Plan base'.O106];&quot;&quot;);&quot;&quot;;[$'Plan base'.O106]);&quot;&quot;)" office:value-type="string" office:string-value="USD">
            <text:p>USD</text:p>
          </table:table-cell>
          <table:table-cell table:formula="of:=IF(EXACT([$'Plan base'.$G106];1);IF(EXACT([$'Plan base'.P106];&quot;&quot;);&quot;&quot;;[$'Plan base'.P106]);&quot;&quot;)" office:value-type="string" office:string-value="view">
            <text:p>view</text:p>
          </table:table-cell>
          <table:table-cell table:formula="of:=IF(EXACT([$'Plan base'.$G106];1);IF(EXACT([$'Plan base'.Q106];&quot;&quot;);&quot;&quot;;[$'Plan base'.Q1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07];1);IF(EXACT([$'Plan base'.$A107];&quot;&quot;);&quot;&quot;;[$'Plan base'.$A107]);&quot;&quot;)" office:value-type="string" office:string-value="1931-0000">
            <text:p>1931-0000</text:p>
          </table:table-cell>
          <table:table-cell table:formula="of:=IF(EXACT([$'Plan base'.$G107];1);IF(EXACT([$'Plan base'.$K107];&quot;&quot;);&quot;&quot;;[$'Plan base'.$K107]);&quot;&quot;)" office:value-type="string" office:string-value="Pagos parciales trimestrales">
            <text:p>Pagos parciales trimestrales</text:p>
          </table:table-cell>
          <table:table-cell table:formula="of:=IF(EXACT([$'Plan base'.$G107];1);IF(EXACT([$'Plan base'.L107];&quot;&quot;);&quot;&quot;;[$'Plan base'.L107]);&quot;&quot;)" office:value-type="string" office:string-value="Trim">
            <text:p>Trim</text:p>
          </table:table-cell>
          <table:table-cell table:formula="of:=IF(EXACT([$'Plan base'.$G107];1);IF(EXACT([$'Plan base'.M107];&quot;&quot;);&quot;&quot;;IF(EXACT([$'Plan base'.M107];&quot;Plan contable&quot;);CONCATENATE([$'Plan base'.M107];&quot; ClearNet&quot;);[$'Plan base'.M107]));&quot;&quot;)" office:value-type="string" office:string-value="Adelantos sobre impuesto de renta">
            <text:p>Adelantos sobre impuesto de renta</text:p>
          </table:table-cell>
          <table:table-cell table:formula="of:=IF(EXACT([$'Plan base'.$G107];1);IF(EXACT([$'Plan base'.N107];&quot;&quot;);&quot;&quot;;[$'Plan base'.N107]);&quot;&quot;)" office:value-type="string" office:string-value="Cuenta por cobrar">
            <text:p>Cuenta por cobrar</text:p>
          </table:table-cell>
          <table:table-cell table:formula="of:=IF(EXACT([$'Plan base'.$G107];1);IF(EXACT([$'Plan base'.O107];&quot;&quot;);&quot;&quot;;[$'Plan base'.O107]);&quot;&quot;)" office:value-type="string" office:string-value="USD">
            <text:p>USD</text:p>
          </table:table-cell>
          <table:table-cell table:formula="of:=IF(EXACT([$'Plan base'.$G107];1);IF(EXACT([$'Plan base'.P107];&quot;&quot;);&quot;&quot;;[$'Plan base'.P107]);&quot;&quot;)" office:value-type="string" office:string-value="receivable">
            <text:p>receivable</text:p>
          </table:table-cell>
          <table:table-cell table:formula="of:=IF(EXACT([$'Plan base'.$G107];1);IF(EXACT([$'Plan base'.Q107];&quot;&quot;);&quot;&quot;;[$'Plan base'.Q10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08];1);IF(EXACT([$'Plan base'.$A108];&quot;&quot;);&quot;&quot;;[$'Plan base'.$A108]);&quot;&quot;)" office:value-type="string" office:string-value="1932-0000">
            <text:p>1932-0000</text:p>
          </table:table-cell>
          <table:table-cell table:formula="of:=IF(EXACT([$'Plan base'.$G108];1);IF(EXACT([$'Plan base'.$K108];&quot;&quot;);&quot;&quot;;[$'Plan base'.$K108]);&quot;&quot;)" office:value-type="string" office:string-value="Retenciones sobre cobros a entidades públicas">
            <text:p>Retenciones sobre cobros a entidades públicas</text:p>
          </table:table-cell>
          <table:table-cell table:formula="of:=IF(EXACT([$'Plan base'.$G108];1);IF(EXACT([$'Plan base'.L108];&quot;&quot;);&quot;&quot;;[$'Plan base'.L108]);&quot;&quot;)" office:value-type="string" office:string-value="Pub">
            <text:p>Pub</text:p>
          </table:table-cell>
          <table:table-cell table:formula="of:=IF(EXACT([$'Plan base'.$G108];1);IF(EXACT([$'Plan base'.M108];&quot;&quot;);&quot;&quot;;IF(EXACT([$'Plan base'.M108];&quot;Plan contable&quot;);CONCATENATE([$'Plan base'.M108];&quot; ClearNet&quot;);[$'Plan base'.M108]));&quot;&quot;)" office:value-type="string" office:string-value="Adelantos sobre impuesto de renta">
            <text:p>Adelantos sobre impuesto de renta</text:p>
          </table:table-cell>
          <table:table-cell table:formula="of:=IF(EXACT([$'Plan base'.$G108];1);IF(EXACT([$'Plan base'.N108];&quot;&quot;);&quot;&quot;;[$'Plan base'.N108]);&quot;&quot;)" office:value-type="string" office:string-value="Cuenta por cobrar">
            <text:p>Cuenta por cobrar</text:p>
          </table:table-cell>
          <table:table-cell table:formula="of:=IF(EXACT([$'Plan base'.$G108];1);IF(EXACT([$'Plan base'.O108];&quot;&quot;);&quot;&quot;;[$'Plan base'.O108]);&quot;&quot;)" office:value-type="string" office:string-value="USD">
            <text:p>USD</text:p>
          </table:table-cell>
          <table:table-cell table:formula="of:=IF(EXACT([$'Plan base'.$G108];1);IF(EXACT([$'Plan base'.P108];&quot;&quot;);&quot;&quot;;[$'Plan base'.P108]);&quot;&quot;)" office:value-type="string" office:string-value="receivable">
            <text:p>receivable</text:p>
          </table:table-cell>
          <table:table-cell table:formula="of:=IF(EXACT([$'Plan base'.$G108];1);IF(EXACT([$'Plan base'.Q108];&quot;&quot;);&quot;&quot;;[$'Plan base'.Q10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09];1);IF(EXACT([$'Plan base'.$A109];&quot;&quot;);&quot;&quot;;[$'Plan base'.$A109]);&quot;&quot;)" office:value-type="string" office:string-value="2000-0000">
            <text:p>2000-0000</text:p>
          </table:table-cell>
          <table:table-cell table:formula="of:=IF(EXACT([$'Plan base'.$G109];1);IF(EXACT([$'Plan base'.$K109];&quot;&quot;);&quot;&quot;;[$'Plan base'.$K109]);&quot;&quot;)" office:value-type="string" office:string-value="Pasivo">
            <text:p>Pasivo</text:p>
          </table:table-cell>
          <table:table-cell table:formula="of:=IF(EXACT([$'Plan base'.$G109];1);IF(EXACT([$'Plan base'.L109];&quot;&quot;);&quot;&quot;;[$'Plan base'.L109]);&quot;&quot;)" office:value-type="string" office:string-value="Pa">
            <text:p>Pa</text:p>
          </table:table-cell>
          <table:table-cell table:formula="of:=IF(EXACT([$'Plan base'.$G109];1);IF(EXACT([$'Plan base'.M109];&quot;&quot;);&quot;&quot;;IF(EXACT([$'Plan base'.M109];&quot;Plan contable&quot;);CONCATENATE([$'Plan base'.M109];&quot; ClearNet&quot;);[$'Plan base'.M109]));&quot;&quot;)" office:value-type="string" office:string-value="Plan contable ClearNet">
            <text:p>Plan contable ClearNet</text:p>
          </table:table-cell>
          <table:table-cell table:formula="of:=IF(EXACT([$'Plan base'.$G109];1);IF(EXACT([$'Plan base'.N109];&quot;&quot;);&quot;&quot;;[$'Plan base'.N109]);&quot;&quot;)" office:value-type="string" office:string-value="Vista">
            <text:p>Vista</text:p>
          </table:table-cell>
          <table:table-cell table:formula="of:=IF(EXACT([$'Plan base'.$G109];1);IF(EXACT([$'Plan base'.O109];&quot;&quot;);&quot;&quot;;[$'Plan base'.O109]);&quot;&quot;)" office:value-type="string" office:string-value="USD">
            <text:p>USD</text:p>
          </table:table-cell>
          <table:table-cell table:formula="of:=IF(EXACT([$'Plan base'.$G109];1);IF(EXACT([$'Plan base'.P109];&quot;&quot;);&quot;&quot;;[$'Plan base'.P109]);&quot;&quot;)" office:value-type="string" office:string-value="view">
            <text:p>view</text:p>
          </table:table-cell>
          <table:table-cell table:formula="of:=IF(EXACT([$'Plan base'.$G109];1);IF(EXACT([$'Plan base'.Q109];&quot;&quot;);&quot;&quot;;[$'Plan base'.Q10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10];1);IF(EXACT([$'Plan base'.$A110];&quot;&quot;);&quot;&quot;;[$'Plan base'.$A110]);&quot;&quot;)" office:value-type="string" office:string-value="2100-0000">
            <text:p>2100-0000</text:p>
          </table:table-cell>
          <table:table-cell table:formula="of:=IF(EXACT([$'Plan base'.$G110];1);IF(EXACT([$'Plan base'.$K110];&quot;&quot;);&quot;&quot;;[$'Plan base'.$K110]);&quot;&quot;)" office:value-type="string" office:string-value="Pasivo circulante">
            <text:p>Pasivo circulante</text:p>
          </table:table-cell>
          <table:table-cell table:formula="of:=IF(EXACT([$'Plan base'.$G110];1);IF(EXACT([$'Plan base'.L110];&quot;&quot;);&quot;&quot;;[$'Plan base'.L110]);&quot;&quot;)" office:value-type="string" office:string-value="Cir">
            <text:p>Cir</text:p>
          </table:table-cell>
          <table:table-cell table:formula="of:=IF(EXACT([$'Plan base'.$G110];1);IF(EXACT([$'Plan base'.M110];&quot;&quot;);&quot;&quot;;IF(EXACT([$'Plan base'.M110];&quot;Plan contable&quot;);CONCATENATE([$'Plan base'.M110];&quot; ClearNet&quot;);[$'Plan base'.M110]));&quot;&quot;)" office:value-type="string" office:string-value="Pasivo">
            <text:p>Pasivo</text:p>
          </table:table-cell>
          <table:table-cell table:formula="of:=IF(EXACT([$'Plan base'.$G110];1);IF(EXACT([$'Plan base'.N110];&quot;&quot;);&quot;&quot;;[$'Plan base'.N110]);&quot;&quot;)" office:value-type="string" office:string-value="Vista">
            <text:p>Vista</text:p>
          </table:table-cell>
          <table:table-cell table:formula="of:=IF(EXACT([$'Plan base'.$G110];1);IF(EXACT([$'Plan base'.O110];&quot;&quot;);&quot;&quot;;[$'Plan base'.O110]);&quot;&quot;)" office:value-type="string" office:string-value="USD">
            <text:p>USD</text:p>
          </table:table-cell>
          <table:table-cell table:formula="of:=IF(EXACT([$'Plan base'.$G110];1);IF(EXACT([$'Plan base'.P110];&quot;&quot;);&quot;&quot;;[$'Plan base'.P110]);&quot;&quot;)" office:value-type="string" office:string-value="view">
            <text:p>view</text:p>
          </table:table-cell>
          <table:table-cell table:formula="of:=IF(EXACT([$'Plan base'.$G110];1);IF(EXACT([$'Plan base'.Q110];&quot;&quot;);&quot;&quot;;[$'Plan base'.Q11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11];1);IF(EXACT([$'Plan base'.$A111];&quot;&quot;);&quot;&quot;;[$'Plan base'.$A111]);&quot;&quot;)" office:value-type="string" office:string-value="2110-0000">
            <text:p>2110-0000</text:p>
          </table:table-cell>
          <table:table-cell table:formula="of:=IF(EXACT([$'Plan base'.$G111];1);IF(EXACT([$'Plan base'.$K111];&quot;&quot;);&quot;&quot;;[$'Plan base'.$K111]);&quot;&quot;)" office:value-type="string" office:string-value="Cuentas por pagar">
            <text:p>Cuentas por pagar</text:p>
          </table:table-cell>
          <table:table-cell table:formula="of:=IF(EXACT([$'Plan base'.$G111];1);IF(EXACT([$'Plan base'.L111];&quot;&quot;);&quot;&quot;;[$'Plan base'.L111]);&quot;&quot;)" office:value-type="string" office:string-value="CxP">
            <text:p>CxP</text:p>
          </table:table-cell>
          <table:table-cell table:formula="of:=IF(EXACT([$'Plan base'.$G111];1);IF(EXACT([$'Plan base'.M111];&quot;&quot;);&quot;&quot;;IF(EXACT([$'Plan base'.M111];&quot;Plan contable&quot;);CONCATENATE([$'Plan base'.M111];&quot; ClearNet&quot;);[$'Plan base'.M111]));&quot;&quot;)" office:value-type="string" office:string-value="Pasivo circulante">
            <text:p>Pasivo circulante</text:p>
          </table:table-cell>
          <table:table-cell table:formula="of:=IF(EXACT([$'Plan base'.$G111];1);IF(EXACT([$'Plan base'.N111];&quot;&quot;);&quot;&quot;;[$'Plan base'.N111]);&quot;&quot;)" office:value-type="string" office:string-value="Vista">
            <text:p>Vista</text:p>
          </table:table-cell>
          <table:table-cell table:formula="of:=IF(EXACT([$'Plan base'.$G111];1);IF(EXACT([$'Plan base'.O111];&quot;&quot;);&quot;&quot;;[$'Plan base'.O111]);&quot;&quot;)" office:value-type="string" office:string-value="USD">
            <text:p>USD</text:p>
          </table:table-cell>
          <table:table-cell table:formula="of:=IF(EXACT([$'Plan base'.$G111];1);IF(EXACT([$'Plan base'.P111];&quot;&quot;);&quot;&quot;;[$'Plan base'.P111]);&quot;&quot;)" office:value-type="string" office:string-value="view">
            <text:p>view</text:p>
          </table:table-cell>
          <table:table-cell table:formula="of:=IF(EXACT([$'Plan base'.$G111];1);IF(EXACT([$'Plan base'.Q111];&quot;&quot;);&quot;&quot;;[$'Plan base'.Q11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13];1);IF(EXACT([$'Plan base'.$A113];&quot;&quot;);&quot;&quot;;[$'Plan base'.$A113]);&quot;&quot;)" office:value-type="string" office:string-value="2112-0000">
            <text:p>2112-0000</text:p>
          </table:table-cell>
          <table:table-cell table:formula="of:=IF(EXACT([$'Plan base'.$G113];1);IF(EXACT([$'Plan base'.$K113];&quot;&quot;);&quot;&quot;;[$'Plan base'.$K113]);&quot;&quot;)" office:value-type="string" office:string-value="Cuentas por pagar a empleados">
            <text:p>Cuentas por pagar a empleados</text:p>
          </table:table-cell>
          <table:table-cell table:formula="of:=IF(EXACT([$'Plan base'.$G113];1);IF(EXACT([$'Plan base'.L113];&quot;&quot;);&quot;&quot;;[$'Plan base'.L113]);&quot;&quot;)" office:value-type="string" office:string-value="Emp">
            <text:p>Emp</text:p>
          </table:table-cell>
          <table:table-cell table:formula="of:=IF(EXACT([$'Plan base'.$G113];1);IF(EXACT([$'Plan base'.M113];&quot;&quot;);&quot;&quot;;IF(EXACT([$'Plan base'.M113];&quot;Plan contable&quot;);CONCATENATE([$'Plan base'.M113];&quot; ClearNet&quot;);[$'Plan base'.M113]));&quot;&quot;)" office:value-type="string" office:string-value="Cuentas por pagar">
            <text:p>Cuentas por pagar</text:p>
          </table:table-cell>
          <table:table-cell table:formula="of:=IF(EXACT([$'Plan base'.$G113];1);IF(EXACT([$'Plan base'.N113];&quot;&quot;);&quot;&quot;;[$'Plan base'.N113]);&quot;&quot;)" office:value-type="string" office:string-value="Cuenta por pagar">
            <text:p>Cuenta por pagar</text:p>
          </table:table-cell>
          <table:table-cell table:formula="of:=IF(EXACT([$'Plan base'.$G113];1);IF(EXACT([$'Plan base'.O113];&quot;&quot;);&quot;&quot;;[$'Plan base'.O113]);&quot;&quot;)" office:value-type="string" office:string-value="USD">
            <text:p>USD</text:p>
          </table:table-cell>
          <table:table-cell table:formula="of:=IF(EXACT([$'Plan base'.$G113];1);IF(EXACT([$'Plan base'.P113];&quot;&quot;);&quot;&quot;;[$'Plan base'.P113]);&quot;&quot;)" office:value-type="string" office:string-value="payable">
            <text:p>payable</text:p>
          </table:table-cell>
          <table:table-cell table:formula="of:=IF(EXACT([$'Plan base'.$G113];1);IF(EXACT([$'Plan base'.Q113];&quot;&quot;);&quot;&quot;;[$'Plan base'.Q113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16];1);IF(EXACT([$'Plan base'.$A116];&quot;&quot;);&quot;&quot;;[$'Plan base'.$A116]);&quot;&quot;)" office:value-type="string" office:string-value="2114-0000">
            <text:p>2114-0000</text:p>
          </table:table-cell>
          <table:table-cell table:formula="of:=IF(EXACT([$'Plan base'.$G116];1);IF(EXACT([$'Plan base'.$K116];&quot;&quot;);&quot;&quot;;[$'Plan base'.$K116]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G116];1);IF(EXACT([$'Plan base'.L116];&quot;&quot;);&quot;&quot;;[$'Plan base'.L116]);&quot;&quot;)" office:value-type="string" office:string-value="Rel">
            <text:p>Rel</text:p>
          </table:table-cell>
          <table:table-cell table:formula="of:=IF(EXACT([$'Plan base'.$G116];1);IF(EXACT([$'Plan base'.M116];&quot;&quot;);&quot;&quot;;IF(EXACT([$'Plan base'.M116];&quot;Plan contable&quot;);CONCATENATE([$'Plan base'.M116];&quot; ClearNet&quot;);[$'Plan base'.M116]));&quot;&quot;)" office:value-type="string" office:string-value="Cuentas por pagar">
            <text:p>Cuentas por pagar</text:p>
          </table:table-cell>
          <table:table-cell table:formula="of:=IF(EXACT([$'Plan base'.$G116];1);IF(EXACT([$'Plan base'.N116];&quot;&quot;);&quot;&quot;;[$'Plan base'.N116]);&quot;&quot;)" office:value-type="string" office:string-value="Vista">
            <text:p>Vista</text:p>
          </table:table-cell>
          <table:table-cell table:formula="of:=IF(EXACT([$'Plan base'.$G116];1);IF(EXACT([$'Plan base'.O116];&quot;&quot;);&quot;&quot;;[$'Plan base'.O116]);&quot;&quot;)" office:value-type="string" office:string-value="USD">
            <text:p>USD</text:p>
          </table:table-cell>
          <table:table-cell table:formula="of:=IF(EXACT([$'Plan base'.$G116];1);IF(EXACT([$'Plan base'.P116];&quot;&quot;);&quot;&quot;;[$'Plan base'.P116]);&quot;&quot;)" office:value-type="string" office:string-value="view">
            <text:p>view</text:p>
          </table:table-cell>
          <table:table-cell table:formula="of:=IF(EXACT([$'Plan base'.$G116];1);IF(EXACT([$'Plan base'.Q116];&quot;&quot;);&quot;&quot;;[$'Plan base'.Q11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17];1);IF(EXACT([$'Plan base'.$A117];&quot;&quot;);&quot;&quot;;[$'Plan base'.$A117]);&quot;&quot;)" office:value-type="string" office:string-value="2114-0100">
            <text:p>2114-0100</text:p>
          </table:table-cell>
          <table:table-cell table:formula="of:=IF(EXACT([$'Plan base'.$G117];1);IF(EXACT([$'Plan base'.$K117];&quot;&quot;);&quot;&quot;;[$'Plan base'.$K117]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G117];1);IF(EXACT([$'Plan base'.L117];&quot;&quot;);&quot;&quot;;[$'Plan base'.L117]);&quot;&quot;)" office:value-type="string" office:string-value="Adm">
            <text:p>Adm</text:p>
          </table:table-cell>
          <table:table-cell table:formula="of:=IF(EXACT([$'Plan base'.$G117];1);IF(EXACT([$'Plan base'.M117];&quot;&quot;);&quot;&quot;;IF(EXACT([$'Plan base'.M117];&quot;Plan contable&quot;);CONCATENATE([$'Plan base'.M117];&quot; ClearNet&quot;);[$'Plan base'.M117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G117];1);IF(EXACT([$'Plan base'.N117];&quot;&quot;);&quot;&quot;;[$'Plan base'.N117]);&quot;&quot;)" office:value-type="string" office:string-value="Vista">
            <text:p>Vista</text:p>
          </table:table-cell>
          <table:table-cell table:formula="of:=IF(EXACT([$'Plan base'.$G117];1);IF(EXACT([$'Plan base'.O117];&quot;&quot;);&quot;&quot;;[$'Plan base'.O117]);&quot;&quot;)" office:value-type="string" office:string-value="USD">
            <text:p>USD</text:p>
          </table:table-cell>
          <table:table-cell table:formula="of:=IF(EXACT([$'Plan base'.$G117];1);IF(EXACT([$'Plan base'.P117];&quot;&quot;);&quot;&quot;;[$'Plan base'.P117]);&quot;&quot;)" office:value-type="string" office:string-value="view">
            <text:p>view</text:p>
          </table:table-cell>
          <table:table-cell table:formula="of:=IF(EXACT([$'Plan base'.$G117];1);IF(EXACT([$'Plan base'.Q117];&quot;&quot;);&quot;&quot;;[$'Plan base'.Q11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18];1);IF(EXACT([$'Plan base'.$A118];&quot;&quot;);&quot;&quot;;[$'Plan base'.$A118]);&quot;&quot;)" office:value-type="string" office:string-value="2114-0101">
            <text:p>2114-0101</text:p>
          </table:table-cell>
          <table:table-cell table:formula="of:=IF(EXACT([$'Plan base'.$G118];1);IF(EXACT([$'Plan base'.$K118];&quot;&quot;);&quot;&quot;;[$'Plan base'.$K118]);&quot;&quot;)" office:value-type="string" office:string-value="Cuentas por pagar a ClearCorp S.A.">
            <text:p>Cuentas por pagar a ClearCorp S.A.</text:p>
          </table:table-cell>
          <table:table-cell table:formula="of:=IF(EXACT([$'Plan base'.$G118];1);IF(EXACT([$'Plan base'.L118];&quot;&quot;);&quot;&quot;;[$'Plan base'.L118]);&quot;&quot;)" office:value-type="string" office:string-value="Ccorp">
            <text:p>Ccorp</text:p>
          </table:table-cell>
          <table:table-cell table:formula="of:=IF(EXACT([$'Plan base'.$G118];1);IF(EXACT([$'Plan base'.M118];&quot;&quot;);&quot;&quot;;IF(EXACT([$'Plan base'.M118];&quot;Plan contable&quot;);CONCATENATE([$'Plan base'.M118];&quot; ClearNet&quot;);[$'Plan base'.M118]));&quot;&quot;)" office:value-type="string" office:string-value="Cuentas por pagar a compañías administradoras">
            <text:p>Cuentas por pagar a compañías administradoras</text:p>
          </table:table-cell>
          <table:table-cell table:formula="of:=IF(EXACT([$'Plan base'.$G118];1);IF(EXACT([$'Plan base'.N118];&quot;&quot;);&quot;&quot;;[$'Plan base'.N118]);&quot;&quot;)" office:value-type="string" office:string-value="Cuenta por pagar">
            <text:p>Cuenta por pagar</text:p>
          </table:table-cell>
          <table:table-cell table:formula="of:=IF(EXACT([$'Plan base'.$G118];1);IF(EXACT([$'Plan base'.O118];&quot;&quot;);&quot;&quot;;[$'Plan base'.O118]);&quot;&quot;)" office:value-type="string" office:string-value="USD">
            <text:p>USD</text:p>
          </table:table-cell>
          <table:table-cell table:formula="of:=IF(EXACT([$'Plan base'.$G118];1);IF(EXACT([$'Plan base'.P118];&quot;&quot;);&quot;&quot;;[$'Plan base'.P118]);&quot;&quot;)" office:value-type="string" office:string-value="payable">
            <text:p>payable</text:p>
          </table:table-cell>
          <table:table-cell table:formula="of:=IF(EXACT([$'Plan base'.$G118];1);IF(EXACT([$'Plan base'.Q118];&quot;&quot;);&quot;&quot;;[$'Plan base'.Q11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19];1);IF(EXACT([$'Plan base'.$A119];&quot;&quot;);&quot;&quot;;[$'Plan base'.$A119]);&quot;&quot;)" office:value-type="string" office:string-value="2114-0200">
            <text:p>2114-0200</text:p>
          </table:table-cell>
          <table:table-cell table:formula="of:=IF(EXACT([$'Plan base'.$G119];1);IF(EXACT([$'Plan base'.$K119];&quot;&quot;);&quot;&quot;;[$'Plan base'.$K119]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G119];1);IF(EXACT([$'Plan base'.L119];&quot;&quot;);&quot;&quot;;[$'Plan base'.L119]);&quot;&quot;)" office:value-type="string" office:string-value="Gru">
            <text:p>Gru</text:p>
          </table:table-cell>
          <table:table-cell table:formula="of:=IF(EXACT([$'Plan base'.$G119];1);IF(EXACT([$'Plan base'.M119];&quot;&quot;);&quot;&quot;;IF(EXACT([$'Plan base'.M119];&quot;Plan contable&quot;);CONCATENATE([$'Plan base'.M119];&quot; ClearNet&quot;);[$'Plan base'.M119]));&quot;&quot;)" office:value-type="string" office:string-value="Cuentas por pagar a compañías relacionadas">
            <text:p>Cuentas por pagar a compañías relacionadas</text:p>
          </table:table-cell>
          <table:table-cell table:formula="of:=IF(EXACT([$'Plan base'.$G119];1);IF(EXACT([$'Plan base'.N119];&quot;&quot;);&quot;&quot;;[$'Plan base'.N119]);&quot;&quot;)" office:value-type="string" office:string-value="Vista">
            <text:p>Vista</text:p>
          </table:table-cell>
          <table:table-cell table:formula="of:=IF(EXACT([$'Plan base'.$G119];1);IF(EXACT([$'Plan base'.O119];&quot;&quot;);&quot;&quot;;[$'Plan base'.O119]);&quot;&quot;)" office:value-type="string" office:string-value="USD">
            <text:p>USD</text:p>
          </table:table-cell>
          <table:table-cell table:formula="of:=IF(EXACT([$'Plan base'.$G119];1);IF(EXACT([$'Plan base'.P119];&quot;&quot;);&quot;&quot;;[$'Plan base'.P119]);&quot;&quot;)" office:value-type="string" office:string-value="view">
            <text:p>view</text:p>
          </table:table-cell>
          <table:table-cell table:formula="of:=IF(EXACT([$'Plan base'.$G119];1);IF(EXACT([$'Plan base'.Q119];&quot;&quot;);&quot;&quot;;[$'Plan base'.Q11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20];1);IF(EXACT([$'Plan base'.$A120];&quot;&quot;);&quot;&quot;;[$'Plan base'.$A120]);&quot;&quot;)" office:value-type="string" office:string-value="2114-0201">
            <text:p>2114-0201</text:p>
          </table:table-cell>
          <table:table-cell table:formula="of:=IF(EXACT([$'Plan base'.$G120];1);IF(EXACT([$'Plan base'.$K120];&quot;&quot;);&quot;&quot;;[$'Plan base'.$K120]);&quot;&quot;)" office:value-type="string" office:string-value="Cuentas por pagar a ClearSoft S.A.">
            <text:p>Cuentas por pagar a ClearSoft S.A.</text:p>
          </table:table-cell>
          <table:table-cell table:formula="of:=IF(EXACT([$'Plan base'.$G120];1);IF(EXACT([$'Plan base'.L120];&quot;&quot;);&quot;&quot;;[$'Plan base'.L120]);&quot;&quot;)" office:value-type="string" office:string-value="Csoft">
            <text:p>Csoft</text:p>
          </table:table-cell>
          <table:table-cell table:formula="of:=IF(EXACT([$'Plan base'.$G120];1);IF(EXACT([$'Plan base'.M120];&quot;&quot;);&quot;&quot;;IF(EXACT([$'Plan base'.M120];&quot;Plan contable&quot;);CONCATENATE([$'Plan base'.M120];&quot; ClearNet&quot;);[$'Plan base'.M120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G120];1);IF(EXACT([$'Plan base'.N120];&quot;&quot;);&quot;&quot;;[$'Plan base'.N120]);&quot;&quot;)" office:value-type="string" office:string-value="Cuenta por pagar">
            <text:p>Cuenta por pagar</text:p>
          </table:table-cell>
          <table:table-cell table:formula="of:=IF(EXACT([$'Plan base'.$G120];1);IF(EXACT([$'Plan base'.O120];&quot;&quot;);&quot;&quot;;[$'Plan base'.O120]);&quot;&quot;)" office:value-type="string" office:string-value="USD">
            <text:p>USD</text:p>
          </table:table-cell>
          <table:table-cell table:formula="of:=IF(EXACT([$'Plan base'.$G120];1);IF(EXACT([$'Plan base'.P120];&quot;&quot;);&quot;&quot;;[$'Plan base'.P120]);&quot;&quot;)" office:value-type="string" office:string-value="payable">
            <text:p>payable</text:p>
          </table:table-cell>
          <table:table-cell table:formula="of:=IF(EXACT([$'Plan base'.$G120];1);IF(EXACT([$'Plan base'.Q120];&quot;&quot;);&quot;&quot;;[$'Plan base'.Q120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1];1);IF(EXACT([$'Plan base'.$A121];&quot;&quot;);&quot;&quot;;[$'Plan base'.$A121]);&quot;&quot;)" office:value-type="string" office:string-value="2114-0202">
            <text:p>2114-0202</text:p>
          </table:table-cell>
          <table:table-cell table:formula="of:=IF(EXACT([$'Plan base'.$G121];1);IF(EXACT([$'Plan base'.$K121];&quot;&quot;);&quot;&quot;;[$'Plan base'.$K121]);&quot;&quot;)" office:value-type="string" office:string-value="Cuentas por pagar a ClearCore S.A.">
            <text:p>Cuentas por pagar a ClearCore S.A.</text:p>
          </table:table-cell>
          <table:table-cell table:formula="of:=IF(EXACT([$'Plan base'.$G121];1);IF(EXACT([$'Plan base'.L121];&quot;&quot;);&quot;&quot;;[$'Plan base'.L121]);&quot;&quot;)" office:value-type="string" office:string-value="CCore">
            <text:p>CCore</text:p>
          </table:table-cell>
          <table:table-cell table:formula="of:=IF(EXACT([$'Plan base'.$G121];1);IF(EXACT([$'Plan base'.M121];&quot;&quot;);&quot;&quot;;IF(EXACT([$'Plan base'.M121];&quot;Plan contable&quot;);CONCATENATE([$'Plan base'.M121];&quot; ClearNet&quot;);[$'Plan base'.M121]));&quot;&quot;)" office:value-type="string" office:string-value="Cuentas por pagar a compañías del grupo">
            <text:p>Cuentas por pagar a compañías del grupo</text:p>
          </table:table-cell>
          <table:table-cell table:formula="of:=IF(EXACT([$'Plan base'.$G121];1);IF(EXACT([$'Plan base'.N121];&quot;&quot;);&quot;&quot;;[$'Plan base'.N121]);&quot;&quot;)" office:value-type="string" office:string-value="Cuenta por pagar">
            <text:p>Cuenta por pagar</text:p>
          </table:table-cell>
          <table:table-cell table:formula="of:=IF(EXACT([$'Plan base'.$G121];1);IF(EXACT([$'Plan base'.O121];&quot;&quot;);&quot;&quot;;[$'Plan base'.O121]);&quot;&quot;)" office:value-type="string" office:string-value="USD">
            <text:p>USD</text:p>
          </table:table-cell>
          <table:table-cell table:formula="of:=IF(EXACT([$'Plan base'.$G121];1);IF(EXACT([$'Plan base'.P121];&quot;&quot;);&quot;&quot;;[$'Plan base'.P121]);&quot;&quot;)" office:value-type="string" office:string-value="payable">
            <text:p>payable</text:p>
          </table:table-cell>
          <table:table-cell table:formula="of:=IF(EXACT([$'Plan base'.$G121];1);IF(EXACT([$'Plan base'.Q121];&quot;&quot;);&quot;&quot;;[$'Plan base'.Q121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3];1);IF(EXACT([$'Plan base'.$A123];&quot;&quot;);&quot;&quot;;[$'Plan base'.$A123]);&quot;&quot;)" office:value-type="string" office:string-value="2115-0000">
            <text:p>2115-0000</text:p>
          </table:table-cell>
          <table:table-cell table:formula="of:=IF(EXACT([$'Plan base'.$G123];1);IF(EXACT([$'Plan base'.$K123];&quot;&quot;);&quot;&quot;;[$'Plan base'.$K123]);&quot;&quot;)" office:value-type="string" office:string-value="Impuesto de ventas">
            <text:p>Impuesto de ventas</text:p>
          </table:table-cell>
          <table:table-cell table:formula="of:=IF(EXACT([$'Plan base'.$G123];1);IF(EXACT([$'Plan base'.L123];&quot;&quot;);&quot;&quot;;[$'Plan base'.L123]);&quot;&quot;)" office:value-type="string" office:string-value="IV">
            <text:p>IV</text:p>
          </table:table-cell>
          <table:table-cell table:formula="of:=IF(EXACT([$'Plan base'.$G123];1);IF(EXACT([$'Plan base'.M123];&quot;&quot;);&quot;&quot;;IF(EXACT([$'Plan base'.M123];&quot;Plan contable&quot;);CONCATENATE([$'Plan base'.M123];&quot; ClearNet&quot;);[$'Plan base'.M123]));&quot;&quot;)" office:value-type="string" office:string-value="Cuentas por pagar">
            <text:p>Cuentas por pagar</text:p>
          </table:table-cell>
          <table:table-cell table:formula="of:=IF(EXACT([$'Plan base'.$G123];1);IF(EXACT([$'Plan base'.N123];&quot;&quot;);&quot;&quot;;[$'Plan base'.N123]);&quot;&quot;)" office:value-type="string" office:string-value="Vista">
            <text:p>Vista</text:p>
          </table:table-cell>
          <table:table-cell table:formula="of:=IF(EXACT([$'Plan base'.$G123];1);IF(EXACT([$'Plan base'.O123];&quot;&quot;);&quot;&quot;;[$'Plan base'.O123]);&quot;&quot;)" office:value-type="string" office:string-value="USD">
            <text:p>USD</text:p>
          </table:table-cell>
          <table:table-cell table:formula="of:=IF(EXACT([$'Plan base'.$G123];1);IF(EXACT([$'Plan base'.P123];&quot;&quot;);&quot;&quot;;[$'Plan base'.P123]);&quot;&quot;)" office:value-type="string" office:string-value="view">
            <text:p>view</text:p>
          </table:table-cell>
          <table:table-cell table:formula="of:=IF(EXACT([$'Plan base'.$G123];1);IF(EXACT([$'Plan base'.Q123];&quot;&quot;);&quot;&quot;;[$'Plan base'.Q12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24];1);IF(EXACT([$'Plan base'.$A124];&quot;&quot;);&quot;&quot;;[$'Plan base'.$A124]);&quot;&quot;)" office:value-type="string" office:string-value="2115-0100">
            <text:p>2115-0100</text:p>
          </table:table-cell>
          <table:table-cell table:formula="of:=IF(EXACT([$'Plan base'.$G124];1);IF(EXACT([$'Plan base'.$K124];&quot;&quot;);&quot;&quot;;[$'Plan base'.$K124]);&quot;&quot;)" office:value-type="string" office:string-value="Impuesto de ventas por pagar">
            <text:p>Impuesto de ventas por pagar</text:p>
          </table:table-cell>
          <table:table-cell table:formula="of:=IF(EXACT([$'Plan base'.$G124];1);IF(EXACT([$'Plan base'.L124];&quot;&quot;);&quot;&quot;;[$'Plan base'.L124]);&quot;&quot;)" office:value-type="string" office:string-value="IVxP">
            <text:p>IVxP</text:p>
          </table:table-cell>
          <table:table-cell table:formula="of:=IF(EXACT([$'Plan base'.$G124];1);IF(EXACT([$'Plan base'.M124];&quot;&quot;);&quot;&quot;;IF(EXACT([$'Plan base'.M124];&quot;Plan contable&quot;);CONCATENATE([$'Plan base'.M124];&quot; ClearNet&quot;);[$'Plan base'.M124]));&quot;&quot;)" office:value-type="string" office:string-value="Impuesto de ventas">
            <text:p>Impuesto de ventas</text:p>
          </table:table-cell>
          <table:table-cell table:formula="of:=IF(EXACT([$'Plan base'.$G124];1);IF(EXACT([$'Plan base'.N124];&quot;&quot;);&quot;&quot;;[$'Plan base'.N124]);&quot;&quot;)" office:value-type="string" office:string-value="Cuenta por pagar">
            <text:p>Cuenta por pagar</text:p>
          </table:table-cell>
          <table:table-cell table:formula="of:=IF(EXACT([$'Plan base'.$G124];1);IF(EXACT([$'Plan base'.O124];&quot;&quot;);&quot;&quot;;[$'Plan base'.O124]);&quot;&quot;)" office:value-type="string" office:string-value="USD">
            <text:p>USD</text:p>
          </table:table-cell>
          <table:table-cell table:formula="of:=IF(EXACT([$'Plan base'.$G124];1);IF(EXACT([$'Plan base'.P124];&quot;&quot;);&quot;&quot;;[$'Plan base'.P124]);&quot;&quot;)" office:value-type="string" office:string-value="payable">
            <text:p>payable</text:p>
          </table:table-cell>
          <table:table-cell table:formula="of:=IF(EXACT([$'Plan base'.$G124];1);IF(EXACT([$'Plan base'.Q124];&quot;&quot;);&quot;&quot;;[$'Plan base'.Q124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5];1);IF(EXACT([$'Plan base'.$A125];&quot;&quot;);&quot;&quot;;[$'Plan base'.$A125]);&quot;&quot;)" office:value-type="string" office:string-value="2115-0200">
            <text:p>2115-0200</text:p>
          </table:table-cell>
          <table:table-cell table:formula="of:=IF(EXACT([$'Plan base'.$G125];1);IF(EXACT([$'Plan base'.$K125];&quot;&quot;);&quot;&quot;;[$'Plan base'.$K125]);&quot;&quot;)" office:value-type="string" office:string-value="Impuesto de ventas pagado">
            <text:p>Impuesto de ventas pagado</text:p>
          </table:table-cell>
          <table:table-cell table:formula="of:=IF(EXACT([$'Plan base'.$G125];1);IF(EXACT([$'Plan base'.L125];&quot;&quot;);&quot;&quot;;[$'Plan base'.L125]);&quot;&quot;)" office:value-type="string" office:string-value="IVPag">
            <text:p>IVPag</text:p>
          </table:table-cell>
          <table:table-cell table:formula="of:=IF(EXACT([$'Plan base'.$G125];1);IF(EXACT([$'Plan base'.M125];&quot;&quot;);&quot;&quot;;IF(EXACT([$'Plan base'.M125];&quot;Plan contable&quot;);CONCATENATE([$'Plan base'.M125];&quot; ClearNet&quot;);[$'Plan base'.M125]));&quot;&quot;)" office:value-type="string" office:string-value="Impuesto de ventas">
            <text:p>Impuesto de ventas</text:p>
          </table:table-cell>
          <table:table-cell table:formula="of:=IF(EXACT([$'Plan base'.$G125];1);IF(EXACT([$'Plan base'.N125];&quot;&quot;);&quot;&quot;;[$'Plan base'.N125]);&quot;&quot;)" office:value-type="string" office:string-value="Cuenta por pagar">
            <text:p>Cuenta por pagar</text:p>
          </table:table-cell>
          <table:table-cell table:formula="of:=IF(EXACT([$'Plan base'.$G125];1);IF(EXACT([$'Plan base'.O125];&quot;&quot;);&quot;&quot;;[$'Plan base'.O125]);&quot;&quot;)" office:value-type="string" office:string-value="USD">
            <text:p>USD</text:p>
          </table:table-cell>
          <table:table-cell table:formula="of:=IF(EXACT([$'Plan base'.$G125];1);IF(EXACT([$'Plan base'.P125];&quot;&quot;);&quot;&quot;;[$'Plan base'.P125]);&quot;&quot;)" office:value-type="string" office:string-value="payable">
            <text:p>payable</text:p>
          </table:table-cell>
          <table:table-cell table:formula="of:=IF(EXACT([$'Plan base'.$G125];1);IF(EXACT([$'Plan base'.Q125];&quot;&quot;);&quot;&quot;;[$'Plan base'.Q125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6];1);IF(EXACT([$'Plan base'.$A126];&quot;&quot;);&quot;&quot;;[$'Plan base'.$A126]);&quot;&quot;)" office:value-type="string" office:string-value="2116-0000">
            <text:p>2116-0000</text:p>
          </table:table-cell>
          <table:table-cell table:formula="of:=IF(EXACT([$'Plan base'.$G126];1);IF(EXACT([$'Plan base'.$K126];&quot;&quot;);&quot;&quot;;[$'Plan base'.$K126]);&quot;&quot;)" office:value-type="string" office:string-value="Impuesto de renta">
            <text:p>Impuesto de renta</text:p>
          </table:table-cell>
          <table:table-cell table:formula="of:=IF(EXACT([$'Plan base'.$G126];1);IF(EXACT([$'Plan base'.L126];&quot;&quot;);&quot;&quot;;[$'Plan base'.L126]);&quot;&quot;)" office:value-type="string" office:string-value="IR">
            <text:p>IR</text:p>
          </table:table-cell>
          <table:table-cell table:formula="of:=IF(EXACT([$'Plan base'.$G126];1);IF(EXACT([$'Plan base'.M126];&quot;&quot;);&quot;&quot;;IF(EXACT([$'Plan base'.M126];&quot;Plan contable&quot;);CONCATENATE([$'Plan base'.M126];&quot; ClearNet&quot;);[$'Plan base'.M126]));&quot;&quot;)" office:value-type="string" office:string-value="Cuentas por pagar">
            <text:p>Cuentas por pagar</text:p>
          </table:table-cell>
          <table:table-cell table:formula="of:=IF(EXACT([$'Plan base'.$G126];1);IF(EXACT([$'Plan base'.N126];&quot;&quot;);&quot;&quot;;[$'Plan base'.N126]);&quot;&quot;)" office:value-type="string" office:string-value="Vista">
            <text:p>Vista</text:p>
          </table:table-cell>
          <table:table-cell table:formula="of:=IF(EXACT([$'Plan base'.$G126];1);IF(EXACT([$'Plan base'.O126];&quot;&quot;);&quot;&quot;;[$'Plan base'.O126]);&quot;&quot;)" office:value-type="string" office:string-value="USD">
            <text:p>USD</text:p>
          </table:table-cell>
          <table:table-cell table:formula="of:=IF(EXACT([$'Plan base'.$G126];1);IF(EXACT([$'Plan base'.P126];&quot;&quot;);&quot;&quot;;[$'Plan base'.P126]);&quot;&quot;)" office:value-type="string" office:string-value="view">
            <text:p>view</text:p>
          </table:table-cell>
          <table:table-cell table:formula="of:=IF(EXACT([$'Plan base'.$G126];1);IF(EXACT([$'Plan base'.Q126];&quot;&quot;);&quot;&quot;;[$'Plan base'.Q12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27];1);IF(EXACT([$'Plan base'.$A127];&quot;&quot;);&quot;&quot;;[$'Plan base'.$A127]);&quot;&quot;)" office:value-type="string" office:string-value="2116-0100">
            <text:p>2116-0100</text:p>
          </table:table-cell>
          <table:table-cell table:formula="of:=IF(EXACT([$'Plan base'.$G127];1);IF(EXACT([$'Plan base'.$K127];&quot;&quot;);&quot;&quot;;[$'Plan base'.$K127]);&quot;&quot;)" office:value-type="string" office:string-value="Impuesto de renta por pagar">
            <text:p>Impuesto de renta por pagar</text:p>
          </table:table-cell>
          <table:table-cell table:formula="of:=IF(EXACT([$'Plan base'.$G127];1);IF(EXACT([$'Plan base'.L127];&quot;&quot;);&quot;&quot;;[$'Plan base'.L127]);&quot;&quot;)" office:value-type="string" office:string-value="IRxP">
            <text:p>IRxP</text:p>
          </table:table-cell>
          <table:table-cell table:formula="of:=IF(EXACT([$'Plan base'.$G127];1);IF(EXACT([$'Plan base'.M127];&quot;&quot;);&quot;&quot;;IF(EXACT([$'Plan base'.M127];&quot;Plan contable&quot;);CONCATENATE([$'Plan base'.M127];&quot; ClearNet&quot;);[$'Plan base'.M127]));&quot;&quot;)" office:value-type="string" office:string-value="Impuesto de renta">
            <text:p>Impuesto de renta</text:p>
          </table:table-cell>
          <table:table-cell table:formula="of:=IF(EXACT([$'Plan base'.$G127];1);IF(EXACT([$'Plan base'.N127];&quot;&quot;);&quot;&quot;;[$'Plan base'.N127]);&quot;&quot;)" office:value-type="string" office:string-value="Cuenta por pagar">
            <text:p>Cuenta por pagar</text:p>
          </table:table-cell>
          <table:table-cell table:formula="of:=IF(EXACT([$'Plan base'.$G127];1);IF(EXACT([$'Plan base'.O127];&quot;&quot;);&quot;&quot;;[$'Plan base'.O127]);&quot;&quot;)" office:value-type="string" office:string-value="USD">
            <text:p>USD</text:p>
          </table:table-cell>
          <table:table-cell table:formula="of:=IF(EXACT([$'Plan base'.$G127];1);IF(EXACT([$'Plan base'.P127];&quot;&quot;);&quot;&quot;;[$'Plan base'.P127]);&quot;&quot;)" office:value-type="string" office:string-value="payable">
            <text:p>payable</text:p>
          </table:table-cell>
          <table:table-cell table:formula="of:=IF(EXACT([$'Plan base'.$G127];1);IF(EXACT([$'Plan base'.Q127];&quot;&quot;);&quot;&quot;;[$'Plan base'.Q127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8];1);IF(EXACT([$'Plan base'.$A128];&quot;&quot;);&quot;&quot;;[$'Plan base'.$A128]);&quot;&quot;)" office:value-type="string" office:string-value="2116-0200">
            <text:p>2116-0200</text:p>
          </table:table-cell>
          <table:table-cell table:formula="of:=IF(EXACT([$'Plan base'.$G128];1);IF(EXACT([$'Plan base'.$K128];&quot;&quot;);&quot;&quot;;[$'Plan base'.$K128]);&quot;&quot;)" office:value-type="string" office:string-value="Adelantos de impuesto de renta">
            <text:p>Adelantos de impuesto de renta</text:p>
          </table:table-cell>
          <table:table-cell table:formula="of:=IF(EXACT([$'Plan base'.$G128];1);IF(EXACT([$'Plan base'.L128];&quot;&quot;);&quot;&quot;;[$'Plan base'.L128]);&quot;&quot;)" office:value-type="string" office:string-value="AdIR">
            <text:p>AdIR</text:p>
          </table:table-cell>
          <table:table-cell table:formula="of:=IF(EXACT([$'Plan base'.$G128];1);IF(EXACT([$'Plan base'.M128];&quot;&quot;);&quot;&quot;;IF(EXACT([$'Plan base'.M128];&quot;Plan contable&quot;);CONCATENATE([$'Plan base'.M128];&quot; ClearNet&quot;);[$'Plan base'.M128]));&quot;&quot;)" office:value-type="string" office:string-value="Impuesto de renta">
            <text:p>Impuesto de renta</text:p>
          </table:table-cell>
          <table:table-cell table:formula="of:=IF(EXACT([$'Plan base'.$G128];1);IF(EXACT([$'Plan base'.N128];&quot;&quot;);&quot;&quot;;[$'Plan base'.N128]);&quot;&quot;)" office:value-type="string" office:string-value="Cuenta por pagar">
            <text:p>Cuenta por pagar</text:p>
          </table:table-cell>
          <table:table-cell table:formula="of:=IF(EXACT([$'Plan base'.$G128];1);IF(EXACT([$'Plan base'.O128];&quot;&quot;);&quot;&quot;;[$'Plan base'.O128]);&quot;&quot;)" office:value-type="string" office:string-value="USD">
            <text:p>USD</text:p>
          </table:table-cell>
          <table:table-cell table:formula="of:=IF(EXACT([$'Plan base'.$G128];1);IF(EXACT([$'Plan base'.P128];&quot;&quot;);&quot;&quot;;[$'Plan base'.P128]);&quot;&quot;)" office:value-type="string" office:string-value="payable">
            <text:p>payable</text:p>
          </table:table-cell>
          <table:table-cell table:formula="of:=IF(EXACT([$'Plan base'.$G128];1);IF(EXACT([$'Plan base'.Q128];&quot;&quot;);&quot;&quot;;[$'Plan base'.Q128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29];1);IF(EXACT([$'Plan base'.$A129];&quot;&quot;);&quot;&quot;;[$'Plan base'.$A129]);&quot;&quot;)" office:value-type="string" office:string-value="2116-0300">
            <text:p>2116-0300</text:p>
          </table:table-cell>
          <table:table-cell table:formula="of:=IF(EXACT([$'Plan base'.$G129];1);IF(EXACT([$'Plan base'.$K129];&quot;&quot;);&quot;&quot;;[$'Plan base'.$K129]);&quot;&quot;)" office:value-type="string" office:string-value="Retenciones de impuesto de renta">
            <text:p>Retenciones de impuesto de renta</text:p>
          </table:table-cell>
          <table:table-cell table:formula="of:=IF(EXACT([$'Plan base'.$G129];1);IF(EXACT([$'Plan base'.L129];&quot;&quot;);&quot;&quot;;[$'Plan base'.L129]);&quot;&quot;)" office:value-type="string" office:string-value="RetIR">
            <text:p>RetIR</text:p>
          </table:table-cell>
          <table:table-cell table:formula="of:=IF(EXACT([$'Plan base'.$G129];1);IF(EXACT([$'Plan base'.M129];&quot;&quot;);&quot;&quot;;IF(EXACT([$'Plan base'.M129];&quot;Plan contable&quot;);CONCATENATE([$'Plan base'.M129];&quot; ClearNet&quot;);[$'Plan base'.M129]));&quot;&quot;)" office:value-type="string" office:string-value="Impuesto de renta">
            <text:p>Impuesto de renta</text:p>
          </table:table-cell>
          <table:table-cell table:formula="of:=IF(EXACT([$'Plan base'.$G129];1);IF(EXACT([$'Plan base'.N129];&quot;&quot;);&quot;&quot;;[$'Plan base'.N129]);&quot;&quot;)" office:value-type="string" office:string-value="Cuenta por pagar">
            <text:p>Cuenta por pagar</text:p>
          </table:table-cell>
          <table:table-cell table:formula="of:=IF(EXACT([$'Plan base'.$G129];1);IF(EXACT([$'Plan base'.O129];&quot;&quot;);&quot;&quot;;[$'Plan base'.O129]);&quot;&quot;)" office:value-type="string" office:string-value="USD">
            <text:p>USD</text:p>
          </table:table-cell>
          <table:table-cell table:formula="of:=IF(EXACT([$'Plan base'.$G129];1);IF(EXACT([$'Plan base'.P129];&quot;&quot;);&quot;&quot;;[$'Plan base'.P129]);&quot;&quot;)" office:value-type="string" office:string-value="payable">
            <text:p>payable</text:p>
          </table:table-cell>
          <table:table-cell table:formula="of:=IF(EXACT([$'Plan base'.$G129];1);IF(EXACT([$'Plan base'.Q129];&quot;&quot;);&quot;&quot;;[$'Plan base'.Q129]);&quot;&quot;)" office:value-type="string" office:string-value="True">
            <text:p>True</text:p>
          </table:table-cell>
        </table:table-row>
        <table:table-row table:style-name="ro2">
          <table:table-cell table:formula="of:=IF(EXACT([$'Plan base'.$G130];1);IF(EXACT([$'Plan base'.$A130];&quot;&quot;);&quot;&quot;;[$'Plan base'.$A130]);&quot;&quot;)" office:value-type="string" office:string-value="3000-0000">
            <text:p>3000-0000</text:p>
          </table:table-cell>
          <table:table-cell table:formula="of:=IF(EXACT([$'Plan base'.$G130];1);IF(EXACT([$'Plan base'.$K130];&quot;&quot;);&quot;&quot;;[$'Plan base'.$K130]);&quot;&quot;)" office:value-type="string" office:string-value="Patrimonio">
            <text:p>Patrimonio</text:p>
          </table:table-cell>
          <table:table-cell table:formula="of:=IF(EXACT([$'Plan base'.$G130];1);IF(EXACT([$'Plan base'.L130];&quot;&quot;);&quot;&quot;;[$'Plan base'.L130]);&quot;&quot;)" office:value-type="string" office:string-value="Pa">
            <text:p>Pa</text:p>
          </table:table-cell>
          <table:table-cell table:formula="of:=IF(EXACT([$'Plan base'.$G130];1);IF(EXACT([$'Plan base'.M130];&quot;&quot;);&quot;&quot;;IF(EXACT([$'Plan base'.M130];&quot;Plan contable&quot;);CONCATENATE([$'Plan base'.M130];&quot; ClearNet&quot;);[$'Plan base'.M130]));&quot;&quot;)" office:value-type="string" office:string-value="Plan contable ClearNet">
            <text:p>Plan contable ClearNet</text:p>
          </table:table-cell>
          <table:table-cell table:formula="of:=IF(EXACT([$'Plan base'.$G130];1);IF(EXACT([$'Plan base'.N130];&quot;&quot;);&quot;&quot;;[$'Plan base'.N130]);&quot;&quot;)" office:value-type="string" office:string-value="Vista">
            <text:p>Vista</text:p>
          </table:table-cell>
          <table:table-cell table:formula="of:=IF(EXACT([$'Plan base'.$G130];1);IF(EXACT([$'Plan base'.O130];&quot;&quot;);&quot;&quot;;[$'Plan base'.O130]);&quot;&quot;)" office:value-type="string" office:string-value="USD">
            <text:p>USD</text:p>
          </table:table-cell>
          <table:table-cell table:formula="of:=IF(EXACT([$'Plan base'.$G130];1);IF(EXACT([$'Plan base'.P130];&quot;&quot;);&quot;&quot;;[$'Plan base'.P130]);&quot;&quot;)" office:value-type="string" office:string-value="view">
            <text:p>view</text:p>
          </table:table-cell>
          <table:table-cell table:formula="of:=IF(EXACT([$'Plan base'.$G130];1);IF(EXACT([$'Plan base'.Q130];&quot;&quot;);&quot;&quot;;[$'Plan base'.Q13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1];1);IF(EXACT([$'Plan base'.$A131];&quot;&quot;);&quot;&quot;;[$'Plan base'.$A131]);&quot;&quot;)" office:value-type="string" office:string-value="3100-0000">
            <text:p>3100-0000</text:p>
          </table:table-cell>
          <table:table-cell table:formula="of:=IF(EXACT([$'Plan base'.$G131];1);IF(EXACT([$'Plan base'.$K131];&quot;&quot;);&quot;&quot;;[$'Plan base'.$K131]);&quot;&quot;)" office:value-type="string" office:string-value="Capital social">
            <text:p>Capital social</text:p>
          </table:table-cell>
          <table:table-cell table:formula="of:=IF(EXACT([$'Plan base'.$G131];1);IF(EXACT([$'Plan base'.L131];&quot;&quot;);&quot;&quot;;[$'Plan base'.L131]);&quot;&quot;)" office:value-type="string" office:string-value="CS">
            <text:p>CS</text:p>
          </table:table-cell>
          <table:table-cell table:formula="of:=IF(EXACT([$'Plan base'.$G131];1);IF(EXACT([$'Plan base'.M131];&quot;&quot;);&quot;&quot;;IF(EXACT([$'Plan base'.M131];&quot;Plan contable&quot;);CONCATENATE([$'Plan base'.M131];&quot; ClearNet&quot;);[$'Plan base'.M131]));&quot;&quot;)" office:value-type="string" office:string-value="Patrimonio">
            <text:p>Patrimonio</text:p>
          </table:table-cell>
          <table:table-cell table:formula="of:=IF(EXACT([$'Plan base'.$G131];1);IF(EXACT([$'Plan base'.N131];&quot;&quot;);&quot;&quot;;[$'Plan base'.N131]);&quot;&quot;)" office:value-type="string" office:string-value="Vista">
            <text:p>Vista</text:p>
          </table:table-cell>
          <table:table-cell table:formula="of:=IF(EXACT([$'Plan base'.$G131];1);IF(EXACT([$'Plan base'.O131];&quot;&quot;);&quot;&quot;;[$'Plan base'.O131]);&quot;&quot;)" office:value-type="string" office:string-value="USD">
            <text:p>USD</text:p>
          </table:table-cell>
          <table:table-cell table:formula="of:=IF(EXACT([$'Plan base'.$G131];1);IF(EXACT([$'Plan base'.P131];&quot;&quot;);&quot;&quot;;[$'Plan base'.P131]);&quot;&quot;)" office:value-type="string" office:string-value="view">
            <text:p>view</text:p>
          </table:table-cell>
          <table:table-cell table:formula="of:=IF(EXACT([$'Plan base'.$G131];1);IF(EXACT([$'Plan base'.Q131];&quot;&quot;);&quot;&quot;;[$'Plan base'.Q13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5];1);IF(EXACT([$'Plan base'.$A135];&quot;&quot;);&quot;&quot;;[$'Plan base'.$A135]);&quot;&quot;)" office:value-type="string" office:string-value="3140-0000">
            <text:p>3140-0000</text:p>
          </table:table-cell>
          <table:table-cell table:formula="of:=IF(EXACT([$'Plan base'.$G135];1);IF(EXACT([$'Plan base'.$K135];&quot;&quot;);&quot;&quot;;[$'Plan base'.$K135]);&quot;&quot;)" office:value-type="string" office:string-value="ClearCorp S.A.">
            <text:p>ClearCorp S.A.</text:p>
          </table:table-cell>
          <table:table-cell table:formula="of:=IF(EXACT([$'Plan base'.$G135];1);IF(EXACT([$'Plan base'.L135];&quot;&quot;);&quot;&quot;;[$'Plan base'.L135]);&quot;&quot;)" office:value-type="string" office:string-value="Ccorp">
            <text:p>Ccorp</text:p>
          </table:table-cell>
          <table:table-cell table:formula="of:=IF(EXACT([$'Plan base'.$G135];1);IF(EXACT([$'Plan base'.M135];&quot;&quot;);&quot;&quot;;IF(EXACT([$'Plan base'.M135];&quot;Plan contable&quot;);CONCATENATE([$'Plan base'.M135];&quot; ClearNet&quot;);[$'Plan base'.M135]));&quot;&quot;)" office:value-type="string" office:string-value="Capital social">
            <text:p>Capital social</text:p>
          </table:table-cell>
          <table:table-cell table:formula="of:=IF(EXACT([$'Plan base'.$G135];1);IF(EXACT([$'Plan base'.N135];&quot;&quot;);&quot;&quot;;[$'Plan base'.N135]);&quot;&quot;)" office:value-type="string" office:string-value="Patrimonio">
            <text:p>Patrimonio</text:p>
          </table:table-cell>
          <table:table-cell table:formula="of:=IF(EXACT([$'Plan base'.$G135];1);IF(EXACT([$'Plan base'.O135];&quot;&quot;);&quot;&quot;;[$'Plan base'.O135]);&quot;&quot;)" office:value-type="string" office:string-value="USD">
            <text:p>USD</text:p>
          </table:table-cell>
          <table:table-cell table:formula="of:=IF(EXACT([$'Plan base'.$G135];1);IF(EXACT([$'Plan base'.P135];&quot;&quot;);&quot;&quot;;[$'Plan base'.P135]);&quot;&quot;)" office:value-type="string" office:string-value="other">
            <text:p>other</text:p>
          </table:table-cell>
          <table:table-cell table:formula="of:=IF(EXACT([$'Plan base'.$G135];1);IF(EXACT([$'Plan base'.Q135];&quot;&quot;);&quot;&quot;;[$'Plan base'.Q13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6];1);IF(EXACT([$'Plan base'.$A136];&quot;&quot;);&quot;&quot;;[$'Plan base'.$A136]);&quot;&quot;)" office:value-type="string" office:string-value="3200-0000">
            <text:p>3200-0000</text:p>
          </table:table-cell>
          <table:table-cell table:formula="of:=IF(EXACT([$'Plan base'.$G136];1);IF(EXACT([$'Plan base'.$K136];&quot;&quot;);&quot;&quot;;[$'Plan base'.$K136]);&quot;&quot;)" office:value-type="string" office:string-value="Reserva legal">
            <text:p>Reserva legal</text:p>
          </table:table-cell>
          <table:table-cell table:formula="of:=IF(EXACT([$'Plan base'.$G136];1);IF(EXACT([$'Plan base'.L136];&quot;&quot;);&quot;&quot;;[$'Plan base'.L136]);&quot;&quot;)" office:value-type="string" office:string-value="RL">
            <text:p>RL</text:p>
          </table:table-cell>
          <table:table-cell table:formula="of:=IF(EXACT([$'Plan base'.$G136];1);IF(EXACT([$'Plan base'.M136];&quot;&quot;);&quot;&quot;;IF(EXACT([$'Plan base'.M136];&quot;Plan contable&quot;);CONCATENATE([$'Plan base'.M136];&quot; ClearNet&quot;);[$'Plan base'.M136]));&quot;&quot;)" office:value-type="string" office:string-value="Patrimonio">
            <text:p>Patrimonio</text:p>
          </table:table-cell>
          <table:table-cell table:formula="of:=IF(EXACT([$'Plan base'.$G136];1);IF(EXACT([$'Plan base'.N136];&quot;&quot;);&quot;&quot;;[$'Plan base'.N136]);&quot;&quot;)" office:value-type="string" office:string-value="Patrimonio">
            <text:p>Patrimonio</text:p>
          </table:table-cell>
          <table:table-cell table:formula="of:=IF(EXACT([$'Plan base'.$G136];1);IF(EXACT([$'Plan base'.O136];&quot;&quot;);&quot;&quot;;[$'Plan base'.O136]);&quot;&quot;)" office:value-type="string" office:string-value="USD">
            <text:p>USD</text:p>
          </table:table-cell>
          <table:table-cell table:formula="of:=IF(EXACT([$'Plan base'.$G136];1);IF(EXACT([$'Plan base'.P136];&quot;&quot;);&quot;&quot;;[$'Plan base'.P136]);&quot;&quot;)" office:value-type="string" office:string-value="other">
            <text:p>other</text:p>
          </table:table-cell>
          <table:table-cell table:formula="of:=IF(EXACT([$'Plan base'.$G136];1);IF(EXACT([$'Plan base'.Q136];&quot;&quot;);&quot;&quot;;[$'Plan base'.Q13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7];1);IF(EXACT([$'Plan base'.$A137];&quot;&quot;);&quot;&quot;;[$'Plan base'.$A137]);&quot;&quot;)" office:value-type="string" office:string-value="3300-0000">
            <text:p>3300-0000</text:p>
          </table:table-cell>
          <table:table-cell table:formula="of:=IF(EXACT([$'Plan base'.$G137];1);IF(EXACT([$'Plan base'.$K137];&quot;&quot;);&quot;&quot;;[$'Plan base'.$K137]);&quot;&quot;)" office:value-type="string" office:string-value="Otras reservas">
            <text:p>Otras reservas</text:p>
          </table:table-cell>
          <table:table-cell table:formula="of:=IF(EXACT([$'Plan base'.$G137];1);IF(EXACT([$'Plan base'.L137];&quot;&quot;);&quot;&quot;;[$'Plan base'.L137]);&quot;&quot;)" office:value-type="string" office:string-value="OR">
            <text:p>OR</text:p>
          </table:table-cell>
          <table:table-cell table:formula="of:=IF(EXACT([$'Plan base'.$G137];1);IF(EXACT([$'Plan base'.M137];&quot;&quot;);&quot;&quot;;IF(EXACT([$'Plan base'.M137];&quot;Plan contable&quot;);CONCATENATE([$'Plan base'.M137];&quot; ClearNet&quot;);[$'Plan base'.M137]));&quot;&quot;)" office:value-type="string" office:string-value="Patrimonio">
            <text:p>Patrimonio</text:p>
          </table:table-cell>
          <table:table-cell table:formula="of:=IF(EXACT([$'Plan base'.$G137];1);IF(EXACT([$'Plan base'.N137];&quot;&quot;);&quot;&quot;;[$'Plan base'.N137]);&quot;&quot;)" office:value-type="string" office:string-value="Vista">
            <text:p>Vista</text:p>
          </table:table-cell>
          <table:table-cell table:formula="of:=IF(EXACT([$'Plan base'.$G137];1);IF(EXACT([$'Plan base'.O137];&quot;&quot;);&quot;&quot;;[$'Plan base'.O137]);&quot;&quot;)" office:value-type="string" office:string-value="USD">
            <text:p>USD</text:p>
          </table:table-cell>
          <table:table-cell table:formula="of:=IF(EXACT([$'Plan base'.$G137];1);IF(EXACT([$'Plan base'.P137];&quot;&quot;);&quot;&quot;;[$'Plan base'.P137]);&quot;&quot;)" office:value-type="string" office:string-value="view">
            <text:p>view</text:p>
          </table:table-cell>
          <table:table-cell table:formula="of:=IF(EXACT([$'Plan base'.$G137];1);IF(EXACT([$'Plan base'.Q137];&quot;&quot;);&quot;&quot;;[$'Plan base'.Q13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8];1);IF(EXACT([$'Plan base'.$A138];&quot;&quot;);&quot;&quot;;[$'Plan base'.$A138]);&quot;&quot;)" office:value-type="string" office:string-value="3310-0000">
            <text:p>3310-0000</text:p>
          </table:table-cell>
          <table:table-cell table:formula="of:=IF(EXACT([$'Plan base'.$G138];1);IF(EXACT([$'Plan base'.$K138];&quot;&quot;);&quot;&quot;;[$'Plan base'.$K138]);&quot;&quot;)" office:value-type="string" office:string-value="Reserva para mejoras">
            <text:p>Reserva para mejoras</text:p>
          </table:table-cell>
          <table:table-cell table:formula="of:=IF(EXACT([$'Plan base'.$G138];1);IF(EXACT([$'Plan base'.L138];&quot;&quot;);&quot;&quot;;[$'Plan base'.L138]);&quot;&quot;)" office:value-type="string" office:string-value="Mej">
            <text:p>Mej</text:p>
          </table:table-cell>
          <table:table-cell table:formula="of:=IF(EXACT([$'Plan base'.$G138];1);IF(EXACT([$'Plan base'.M138];&quot;&quot;);&quot;&quot;;IF(EXACT([$'Plan base'.M138];&quot;Plan contable&quot;);CONCATENATE([$'Plan base'.M138];&quot; ClearNet&quot;);[$'Plan base'.M138]));&quot;&quot;)" office:value-type="string" office:string-value="Otras reservas">
            <text:p>Otras reservas</text:p>
          </table:table-cell>
          <table:table-cell table:formula="of:=IF(EXACT([$'Plan base'.$G138];1);IF(EXACT([$'Plan base'.N138];&quot;&quot;);&quot;&quot;;[$'Plan base'.N138]);&quot;&quot;)" office:value-type="string" office:string-value="Patrimonio">
            <text:p>Patrimonio</text:p>
          </table:table-cell>
          <table:table-cell table:formula="of:=IF(EXACT([$'Plan base'.$G138];1);IF(EXACT([$'Plan base'.O138];&quot;&quot;);&quot;&quot;;[$'Plan base'.O138]);&quot;&quot;)" office:value-type="string" office:string-value="USD">
            <text:p>USD</text:p>
          </table:table-cell>
          <table:table-cell table:formula="of:=IF(EXACT([$'Plan base'.$G138];1);IF(EXACT([$'Plan base'.P138];&quot;&quot;);&quot;&quot;;[$'Plan base'.P138]);&quot;&quot;)" office:value-type="string" office:string-value="other">
            <text:p>other</text:p>
          </table:table-cell>
          <table:table-cell table:formula="of:=IF(EXACT([$'Plan base'.$G138];1);IF(EXACT([$'Plan base'.Q138];&quot;&quot;);&quot;&quot;;[$'Plan base'.Q13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39];1);IF(EXACT([$'Plan base'.$A139];&quot;&quot;);&quot;&quot;;[$'Plan base'.$A139]);&quot;&quot;)" office:value-type="string" office:string-value="3320-0000">
            <text:p>3320-0000</text:p>
          </table:table-cell>
          <table:table-cell table:formula="of:=IF(EXACT([$'Plan base'.$G139];1);IF(EXACT([$'Plan base'.$K139];&quot;&quot;);&quot;&quot;;[$'Plan base'.$K139]);&quot;&quot;)" office:value-type="string" office:string-value="Reserva para proyectos">
            <text:p>Reserva para proyectos</text:p>
          </table:table-cell>
          <table:table-cell table:formula="of:=IF(EXACT([$'Plan base'.$G139];1);IF(EXACT([$'Plan base'.L139];&quot;&quot;);&quot;&quot;;[$'Plan base'.L139]);&quot;&quot;)" office:value-type="string" office:string-value="Pro">
            <text:p>Pro</text:p>
          </table:table-cell>
          <table:table-cell table:formula="of:=IF(EXACT([$'Plan base'.$G139];1);IF(EXACT([$'Plan base'.M139];&quot;&quot;);&quot;&quot;;IF(EXACT([$'Plan base'.M139];&quot;Plan contable&quot;);CONCATENATE([$'Plan base'.M139];&quot; ClearNet&quot;);[$'Plan base'.M139]));&quot;&quot;)" office:value-type="string" office:string-value="Otras reservas">
            <text:p>Otras reservas</text:p>
          </table:table-cell>
          <table:table-cell table:formula="of:=IF(EXACT([$'Plan base'.$G139];1);IF(EXACT([$'Plan base'.N139];&quot;&quot;);&quot;&quot;;[$'Plan base'.N139]);&quot;&quot;)" office:value-type="string" office:string-value="Patrimonio">
            <text:p>Patrimonio</text:p>
          </table:table-cell>
          <table:table-cell table:formula="of:=IF(EXACT([$'Plan base'.$G139];1);IF(EXACT([$'Plan base'.O139];&quot;&quot;);&quot;&quot;;[$'Plan base'.O139]);&quot;&quot;)" office:value-type="string" office:string-value="USD">
            <text:p>USD</text:p>
          </table:table-cell>
          <table:table-cell table:formula="of:=IF(EXACT([$'Plan base'.$G139];1);IF(EXACT([$'Plan base'.P139];&quot;&quot;);&quot;&quot;;[$'Plan base'.P139]);&quot;&quot;)" office:value-type="string" office:string-value="other">
            <text:p>other</text:p>
          </table:table-cell>
          <table:table-cell table:formula="of:=IF(EXACT([$'Plan base'.$G139];1);IF(EXACT([$'Plan base'.Q139];&quot;&quot;);&quot;&quot;;[$'Plan base'.Q13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0];1);IF(EXACT([$'Plan base'.$A140];&quot;&quot;);&quot;&quot;;[$'Plan base'.$A140]);&quot;&quot;)" office:value-type="string" office:string-value="3400-0000">
            <text:p>3400-0000</text:p>
          </table:table-cell>
          <table:table-cell table:formula="of:=IF(EXACT([$'Plan base'.$G140];1);IF(EXACT([$'Plan base'.$K140];&quot;&quot;);&quot;&quot;;[$'Plan base'.$K140]);&quot;&quot;)" office:value-type="string" office:string-value="Aportes de capital">
            <text:p>Aportes de capital</text:p>
          </table:table-cell>
          <table:table-cell table:formula="of:=IF(EXACT([$'Plan base'.$G140];1);IF(EXACT([$'Plan base'.L140];&quot;&quot;);&quot;&quot;;[$'Plan base'.L140]);&quot;&quot;)" office:value-type="string" office:string-value="AC">
            <text:p>AC</text:p>
          </table:table-cell>
          <table:table-cell table:formula="of:=IF(EXACT([$'Plan base'.$G140];1);IF(EXACT([$'Plan base'.M140];&quot;&quot;);&quot;&quot;;IF(EXACT([$'Plan base'.M140];&quot;Plan contable&quot;);CONCATENATE([$'Plan base'.M140];&quot; ClearNet&quot;);[$'Plan base'.M140]));&quot;&quot;)" office:value-type="string" office:string-value="Patrimonio">
            <text:p>Patrimonio</text:p>
          </table:table-cell>
          <table:table-cell table:formula="of:=IF(EXACT([$'Plan base'.$G140];1);IF(EXACT([$'Plan base'.N140];&quot;&quot;);&quot;&quot;;[$'Plan base'.N140]);&quot;&quot;)" office:value-type="string" office:string-value="Patrimonio">
            <text:p>Patrimonio</text:p>
          </table:table-cell>
          <table:table-cell table:formula="of:=IF(EXACT([$'Plan base'.$G140];1);IF(EXACT([$'Plan base'.O140];&quot;&quot;);&quot;&quot;;[$'Plan base'.O140]);&quot;&quot;)" office:value-type="string" office:string-value="USD">
            <text:p>USD</text:p>
          </table:table-cell>
          <table:table-cell table:formula="of:=IF(EXACT([$'Plan base'.$G140];1);IF(EXACT([$'Plan base'.P140];&quot;&quot;);&quot;&quot;;[$'Plan base'.P140]);&quot;&quot;)" office:value-type="string" office:string-value="other">
            <text:p>other</text:p>
          </table:table-cell>
          <table:table-cell table:formula="of:=IF(EXACT([$'Plan base'.$G140];1);IF(EXACT([$'Plan base'.Q140];&quot;&quot;);&quot;&quot;;[$'Plan base'.Q14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1];1);IF(EXACT([$'Plan base'.$A141];&quot;&quot;);&quot;&quot;;[$'Plan base'.$A141]);&quot;&quot;)" office:value-type="string" office:string-value="3500-0000">
            <text:p>3500-0000</text:p>
          </table:table-cell>
          <table:table-cell table:formula="of:=IF(EXACT([$'Plan base'.$G141];1);IF(EXACT([$'Plan base'.$K141];&quot;&quot;);&quot;&quot;;[$'Plan base'.$K141]);&quot;&quot;)" office:value-type="string" office:string-value="Cuentas de superávit">
            <text:p>Cuentas de superávit</text:p>
          </table:table-cell>
          <table:table-cell table:formula="of:=IF(EXACT([$'Plan base'.$G141];1);IF(EXACT([$'Plan base'.L141];&quot;&quot;);&quot;&quot;;[$'Plan base'.L141]);&quot;&quot;)" office:value-type="string" office:string-value="Sup">
            <text:p>Sup</text:p>
          </table:table-cell>
          <table:table-cell table:formula="of:=IF(EXACT([$'Plan base'.$G141];1);IF(EXACT([$'Plan base'.M141];&quot;&quot;);&quot;&quot;;IF(EXACT([$'Plan base'.M141];&quot;Plan contable&quot;);CONCATENATE([$'Plan base'.M141];&quot; ClearNet&quot;);[$'Plan base'.M141]));&quot;&quot;)" office:value-type="string" office:string-value="Patrimonio">
            <text:p>Patrimonio</text:p>
          </table:table-cell>
          <table:table-cell table:formula="of:=IF(EXACT([$'Plan base'.$G141];1);IF(EXACT([$'Plan base'.N141];&quot;&quot;);&quot;&quot;;[$'Plan base'.N141]);&quot;&quot;)" office:value-type="string" office:string-value="Vista">
            <text:p>Vista</text:p>
          </table:table-cell>
          <table:table-cell table:formula="of:=IF(EXACT([$'Plan base'.$G141];1);IF(EXACT([$'Plan base'.O141];&quot;&quot;);&quot;&quot;;[$'Plan base'.O141]);&quot;&quot;)" office:value-type="string" office:string-value="USD">
            <text:p>USD</text:p>
          </table:table-cell>
          <table:table-cell table:formula="of:=IF(EXACT([$'Plan base'.$G141];1);IF(EXACT([$'Plan base'.P141];&quot;&quot;);&quot;&quot;;[$'Plan base'.P141]);&quot;&quot;)" office:value-type="string" office:string-value="view">
            <text:p>view</text:p>
          </table:table-cell>
          <table:table-cell table:formula="of:=IF(EXACT([$'Plan base'.$G141];1);IF(EXACT([$'Plan base'.Q141];&quot;&quot;);&quot;&quot;;[$'Plan base'.Q1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2];1);IF(EXACT([$'Plan base'.$A142];&quot;&quot;);&quot;&quot;;[$'Plan base'.$A142]);&quot;&quot;)" office:value-type="string" office:string-value="3510-0000">
            <text:p>3510-0000</text:p>
          </table:table-cell>
          <table:table-cell table:formula="of:=IF(EXACT([$'Plan base'.$G142];1);IF(EXACT([$'Plan base'.$K142];&quot;&quot;);&quot;&quot;;[$'Plan base'.$K142]);&quot;&quot;)" office:value-type="string" office:string-value="Superávit de capital">
            <text:p>Superávit de capital</text:p>
          </table:table-cell>
          <table:table-cell table:formula="of:=IF(EXACT([$'Plan base'.$G142];1);IF(EXACT([$'Plan base'.L142];&quot;&quot;);&quot;&quot;;[$'Plan base'.L142]);&quot;&quot;)" office:value-type="string" office:string-value="Cap">
            <text:p>Cap</text:p>
          </table:table-cell>
          <table:table-cell table:formula="of:=IF(EXACT([$'Plan base'.$G142];1);IF(EXACT([$'Plan base'.M142];&quot;&quot;);&quot;&quot;;IF(EXACT([$'Plan base'.M142];&quot;Plan contable&quot;);CONCATENATE([$'Plan base'.M142];&quot; ClearNet&quot;);[$'Plan base'.M142]));&quot;&quot;)" office:value-type="string" office:string-value="Cuentas de superávit">
            <text:p>Cuentas de superávit</text:p>
          </table:table-cell>
          <table:table-cell table:formula="of:=IF(EXACT([$'Plan base'.$G142];1);IF(EXACT([$'Plan base'.N142];&quot;&quot;);&quot;&quot;;[$'Plan base'.N142]);&quot;&quot;)" office:value-type="string" office:string-value="Patrimonio">
            <text:p>Patrimonio</text:p>
          </table:table-cell>
          <table:table-cell table:formula="of:=IF(EXACT([$'Plan base'.$G142];1);IF(EXACT([$'Plan base'.O142];&quot;&quot;);&quot;&quot;;[$'Plan base'.O142]);&quot;&quot;)" office:value-type="string" office:string-value="USD">
            <text:p>USD</text:p>
          </table:table-cell>
          <table:table-cell table:formula="of:=IF(EXACT([$'Plan base'.$G142];1);IF(EXACT([$'Plan base'.P142];&quot;&quot;);&quot;&quot;;[$'Plan base'.P142]);&quot;&quot;)" office:value-type="string" office:string-value="other">
            <text:p>other</text:p>
          </table:table-cell>
          <table:table-cell table:formula="of:=IF(EXACT([$'Plan base'.$G142];1);IF(EXACT([$'Plan base'.Q142];&quot;&quot;);&quot;&quot;;[$'Plan base'.Q1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3];1);IF(EXACT([$'Plan base'.$A143];&quot;&quot;);&quot;&quot;;[$'Plan base'.$A143]);&quot;&quot;)" office:value-type="string" office:string-value="3520-0000">
            <text:p>3520-0000</text:p>
          </table:table-cell>
          <table:table-cell table:formula="of:=IF(EXACT([$'Plan base'.$G143];1);IF(EXACT([$'Plan base'.$K143];&quot;&quot;);&quot;&quot;;[$'Plan base'.$K143]);&quot;&quot;)" office:value-type="string" office:string-value="Superavit por revaluación de activos">
            <text:p>Superavit por revaluación de activos</text:p>
          </table:table-cell>
          <table:table-cell table:formula="of:=IF(EXACT([$'Plan base'.$G143];1);IF(EXACT([$'Plan base'.L143];&quot;&quot;);&quot;&quot;;[$'Plan base'.L143]);&quot;&quot;)" office:value-type="string" office:string-value="Rev">
            <text:p>Rev</text:p>
          </table:table-cell>
          <table:table-cell table:formula="of:=IF(EXACT([$'Plan base'.$G143];1);IF(EXACT([$'Plan base'.M143];&quot;&quot;);&quot;&quot;;IF(EXACT([$'Plan base'.M143];&quot;Plan contable&quot;);CONCATENATE([$'Plan base'.M143];&quot; ClearNet&quot;);[$'Plan base'.M143]));&quot;&quot;)" office:value-type="string" office:string-value="Cuentas de superávit">
            <text:p>Cuentas de superávit</text:p>
          </table:table-cell>
          <table:table-cell table:formula="of:=IF(EXACT([$'Plan base'.$G143];1);IF(EXACT([$'Plan base'.N143];&quot;&quot;);&quot;&quot;;[$'Plan base'.N143]);&quot;&quot;)" office:value-type="string" office:string-value="Patrimonio">
            <text:p>Patrimonio</text:p>
          </table:table-cell>
          <table:table-cell table:formula="of:=IF(EXACT([$'Plan base'.$G143];1);IF(EXACT([$'Plan base'.O143];&quot;&quot;);&quot;&quot;;[$'Plan base'.O143]);&quot;&quot;)" office:value-type="string" office:string-value="USD">
            <text:p>USD</text:p>
          </table:table-cell>
          <table:table-cell table:formula="of:=IF(EXACT([$'Plan base'.$G143];1);IF(EXACT([$'Plan base'.P143];&quot;&quot;);&quot;&quot;;[$'Plan base'.P143]);&quot;&quot;)" office:value-type="string" office:string-value="other">
            <text:p>other</text:p>
          </table:table-cell>
          <table:table-cell table:formula="of:=IF(EXACT([$'Plan base'.$G143];1);IF(EXACT([$'Plan base'.Q143];&quot;&quot;);&quot;&quot;;[$'Plan base'.Q14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4];1);IF(EXACT([$'Plan base'.$A144];&quot;&quot;);&quot;&quot;;[$'Plan base'.$A144]);&quot;&quot;)" office:value-type="string" office:string-value="3530-0000">
            <text:p>3530-0000</text:p>
          </table:table-cell>
          <table:table-cell table:formula="of:=IF(EXACT([$'Plan base'.$G144];1);IF(EXACT([$'Plan base'.$K144];&quot;&quot;);&quot;&quot;;[$'Plan base'.$K144]);&quot;&quot;)" office:value-type="string" office:string-value="Superavit ganado">
            <text:p>Superavit ganado</text:p>
          </table:table-cell>
          <table:table-cell table:formula="of:=IF(EXACT([$'Plan base'.$G144];1);IF(EXACT([$'Plan base'.L144];&quot;&quot;);&quot;&quot;;[$'Plan base'.L144]);&quot;&quot;)" office:value-type="string" office:string-value="Gan">
            <text:p>Gan</text:p>
          </table:table-cell>
          <table:table-cell table:formula="of:=IF(EXACT([$'Plan base'.$G144];1);IF(EXACT([$'Plan base'.M144];&quot;&quot;);&quot;&quot;;IF(EXACT([$'Plan base'.M144];&quot;Plan contable&quot;);CONCATENATE([$'Plan base'.M144];&quot; ClearNet&quot;);[$'Plan base'.M144]));&quot;&quot;)" office:value-type="string" office:string-value="Cuentas de superávit">
            <text:p>Cuentas de superávit</text:p>
          </table:table-cell>
          <table:table-cell table:formula="of:=IF(EXACT([$'Plan base'.$G144];1);IF(EXACT([$'Plan base'.N144];&quot;&quot;);&quot;&quot;;[$'Plan base'.N144]);&quot;&quot;)" office:value-type="string" office:string-value="Patrimonio">
            <text:p>Patrimonio</text:p>
          </table:table-cell>
          <table:table-cell table:formula="of:=IF(EXACT([$'Plan base'.$G144];1);IF(EXACT([$'Plan base'.O144];&quot;&quot;);&quot;&quot;;[$'Plan base'.O144]);&quot;&quot;)" office:value-type="string" office:string-value="USD">
            <text:p>USD</text:p>
          </table:table-cell>
          <table:table-cell table:formula="of:=IF(EXACT([$'Plan base'.$G144];1);IF(EXACT([$'Plan base'.P144];&quot;&quot;);&quot;&quot;;[$'Plan base'.P144]);&quot;&quot;)" office:value-type="string" office:string-value="other">
            <text:p>other</text:p>
          </table:table-cell>
          <table:table-cell table:formula="of:=IF(EXACT([$'Plan base'.$G144];1);IF(EXACT([$'Plan base'.Q144];&quot;&quot;);&quot;&quot;;[$'Plan base'.Q14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5];1);IF(EXACT([$'Plan base'.$A145];&quot;&quot;);&quot;&quot;;[$'Plan base'.$A145]);&quot;&quot;)" office:value-type="string" office:string-value="3600-0000">
            <text:p>3600-0000</text:p>
          </table:table-cell>
          <table:table-cell table:formula="of:=IF(EXACT([$'Plan base'.$G145];1);IF(EXACT([$'Plan base'.$K145];&quot;&quot;);&quot;&quot;;[$'Plan base'.$K145]);&quot;&quot;)" office:value-type="string" office:string-value="Utilidad o pérdida acumulada de periodos anteriores">
            <text:p>Utilidad o pérdida acumulada de periodos anteriores</text:p>
          </table:table-cell>
          <table:table-cell table:formula="of:=IF(EXACT([$'Plan base'.$G145];1);IF(EXACT([$'Plan base'.L145];&quot;&quot;);&quot;&quot;;[$'Plan base'.L145]);&quot;&quot;)" office:value-type="string" office:string-value="Ut-Ac">
            <text:p>Ut-Ac</text:p>
          </table:table-cell>
          <table:table-cell table:formula="of:=IF(EXACT([$'Plan base'.$G145];1);IF(EXACT([$'Plan base'.M145];&quot;&quot;);&quot;&quot;;IF(EXACT([$'Plan base'.M145];&quot;Plan contable&quot;);CONCATENATE([$'Plan base'.M145];&quot; ClearNet&quot;);[$'Plan base'.M145]));&quot;&quot;)" office:value-type="string" office:string-value="Patrimonio">
            <text:p>Patrimonio</text:p>
          </table:table-cell>
          <table:table-cell table:formula="of:=IF(EXACT([$'Plan base'.$G145];1);IF(EXACT([$'Plan base'.N145];&quot;&quot;);&quot;&quot;;[$'Plan base'.N145]);&quot;&quot;)" office:value-type="string" office:string-value="Vista">
            <text:p>Vista</text:p>
          </table:table-cell>
          <table:table-cell table:formula="of:=IF(EXACT([$'Plan base'.$G145];1);IF(EXACT([$'Plan base'.O145];&quot;&quot;);&quot;&quot;;[$'Plan base'.O145]);&quot;&quot;)" office:value-type="string" office:string-value="USD">
            <text:p>USD</text:p>
          </table:table-cell>
          <table:table-cell table:formula="of:=IF(EXACT([$'Plan base'.$G145];1);IF(EXACT([$'Plan base'.P145];&quot;&quot;);&quot;&quot;;[$'Plan base'.P145]);&quot;&quot;)" office:value-type="string" office:string-value="view">
            <text:p>view</text:p>
          </table:table-cell>
          <table:table-cell table:formula="of:=IF(EXACT([$'Plan base'.$G145];1);IF(EXACT([$'Plan base'.Q145];&quot;&quot;);&quot;&quot;;[$'Plan base'.Q1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6];1);IF(EXACT([$'Plan base'.$A146];&quot;&quot;);&quot;&quot;;[$'Plan base'.$A146]);&quot;&quot;)" office:value-type="string" office:string-value="3700-0000">
            <text:p>3700-0000</text:p>
          </table:table-cell>
          <table:table-cell table:formula="of:=IF(EXACT([$'Plan base'.$G146];1);IF(EXACT([$'Plan base'.$K146];&quot;&quot;);&quot;&quot;;[$'Plan base'.$K146]);&quot;&quot;)" office:value-type="string" office:string-value="Utilidad o pérdida del período actual">
            <text:p>Utilidad o pérdida del período actual</text:p>
          </table:table-cell>
          <table:table-cell table:formula="of:=IF(EXACT([$'Plan base'.$G146];1);IF(EXACT([$'Plan base'.L146];&quot;&quot;);&quot;&quot;;[$'Plan base'.L146]);&quot;&quot;)" office:value-type="string" office:string-value="Ut-Per">
            <text:p>Ut-Per</text:p>
          </table:table-cell>
          <table:table-cell table:formula="of:=IF(EXACT([$'Plan base'.$G146];1);IF(EXACT([$'Plan base'.M146];&quot;&quot;);&quot;&quot;;IF(EXACT([$'Plan base'.M146];&quot;Plan contable&quot;);CONCATENATE([$'Plan base'.M146];&quot; ClearNet&quot;);[$'Plan base'.M146]));&quot;&quot;)" office:value-type="string" office:string-value="Patrimonio">
            <text:p>Patrimonio</text:p>
          </table:table-cell>
          <table:table-cell table:formula="of:=IF(EXACT([$'Plan base'.$G146];1);IF(EXACT([$'Plan base'.N146];&quot;&quot;);&quot;&quot;;[$'Plan base'.N146]);&quot;&quot;)" office:value-type="string" office:string-value="Patrimonio">
            <text:p>Patrimonio</text:p>
          </table:table-cell>
          <table:table-cell table:formula="of:=IF(EXACT([$'Plan base'.$G146];1);IF(EXACT([$'Plan base'.O146];&quot;&quot;);&quot;&quot;;[$'Plan base'.O146]);&quot;&quot;)" office:value-type="string" office:string-value="USD">
            <text:p>USD</text:p>
          </table:table-cell>
          <table:table-cell table:formula="of:=IF(EXACT([$'Plan base'.$G146];1);IF(EXACT([$'Plan base'.P146];&quot;&quot;);&quot;&quot;;[$'Plan base'.P146]);&quot;&quot;)" office:value-type="string" office:string-value="other">
            <text:p>other</text:p>
          </table:table-cell>
          <table:table-cell table:formula="of:=IF(EXACT([$'Plan base'.$G146];1);IF(EXACT([$'Plan base'.Q146];&quot;&quot;);&quot;&quot;;[$'Plan base'.Q14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7];1);IF(EXACT([$'Plan base'.$A147];&quot;&quot;);&quot;&quot;;[$'Plan base'.$A147]);&quot;&quot;)" office:value-type="string" office:string-value="4000-0000">
            <text:p>4000-0000</text:p>
          </table:table-cell>
          <table:table-cell table:formula="of:=IF(EXACT([$'Plan base'.$G147];1);IF(EXACT([$'Plan base'.$K147];&quot;&quot;);&quot;&quot;;[$'Plan base'.$K147]);&quot;&quot;)" office:value-type="string" office:string-value="Ingresos">
            <text:p>Ingresos</text:p>
          </table:table-cell>
          <table:table-cell table:formula="of:=IF(EXACT([$'Plan base'.$G147];1);IF(EXACT([$'Plan base'.L147];&quot;&quot;);&quot;&quot;;[$'Plan base'.L147]);&quot;&quot;)" office:value-type="string" office:string-value="In">
            <text:p>In</text:p>
          </table:table-cell>
          <table:table-cell table:formula="of:=IF(EXACT([$'Plan base'.$G147];1);IF(EXACT([$'Plan base'.M147];&quot;&quot;);&quot;&quot;;IF(EXACT([$'Plan base'.M147];&quot;Plan contable&quot;);CONCATENATE([$'Plan base'.M147];&quot; ClearNet&quot;);[$'Plan base'.M147]));&quot;&quot;)" office:value-type="string" office:string-value="Plan contable ClearNet">
            <text:p>Plan contable ClearNet</text:p>
          </table:table-cell>
          <table:table-cell table:formula="of:=IF(EXACT([$'Plan base'.$G147];1);IF(EXACT([$'Plan base'.N147];&quot;&quot;);&quot;&quot;;[$'Plan base'.N147]);&quot;&quot;)" office:value-type="string" office:string-value="Vista">
            <text:p>Vista</text:p>
          </table:table-cell>
          <table:table-cell table:formula="of:=IF(EXACT([$'Plan base'.$G147];1);IF(EXACT([$'Plan base'.O147];&quot;&quot;);&quot;&quot;;[$'Plan base'.O147]);&quot;&quot;)" office:value-type="string" office:string-value="USD">
            <text:p>USD</text:p>
          </table:table-cell>
          <table:table-cell table:formula="of:=IF(EXACT([$'Plan base'.$G147];1);IF(EXACT([$'Plan base'.P147];&quot;&quot;);&quot;&quot;;[$'Plan base'.P147]);&quot;&quot;)" office:value-type="string" office:string-value="view">
            <text:p>view</text:p>
          </table:table-cell>
          <table:table-cell table:formula="of:=IF(EXACT([$'Plan base'.$G147];1);IF(EXACT([$'Plan base'.Q147];&quot;&quot;);&quot;&quot;;[$'Plan base'.Q14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8];1);IF(EXACT([$'Plan base'.$A148];&quot;&quot;);&quot;&quot;;[$'Plan base'.$A148]);&quot;&quot;)" office:value-type="string" office:string-value="4100-0000">
            <text:p>4100-0000</text:p>
          </table:table-cell>
          <table:table-cell table:formula="of:=IF(EXACT([$'Plan base'.$G148];1);IF(EXACT([$'Plan base'.$K148];&quot;&quot;);&quot;&quot;;[$'Plan base'.$K148]);&quot;&quot;)" office:value-type="string" office:string-value="Ingresos por ventas">
            <text:p>Ingresos por ventas</text:p>
          </table:table-cell>
          <table:table-cell table:formula="of:=IF(EXACT([$'Plan base'.$G148];1);IF(EXACT([$'Plan base'.L148];&quot;&quot;);&quot;&quot;;[$'Plan base'.L148]);&quot;&quot;)" office:value-type="string" office:string-value="Ventas">
            <text:p>Ventas</text:p>
          </table:table-cell>
          <table:table-cell table:formula="of:=IF(EXACT([$'Plan base'.$G148];1);IF(EXACT([$'Plan base'.M148];&quot;&quot;);&quot;&quot;;IF(EXACT([$'Plan base'.M148];&quot;Plan contable&quot;);CONCATENATE([$'Plan base'.M148];&quot; ClearNet&quot;);[$'Plan base'.M148]));&quot;&quot;)" office:value-type="string" office:string-value="Ingresos">
            <text:p>Ingresos</text:p>
          </table:table-cell>
          <table:table-cell table:formula="of:=IF(EXACT([$'Plan base'.$G148];1);IF(EXACT([$'Plan base'.N148];&quot;&quot;);&quot;&quot;;[$'Plan base'.N148]);&quot;&quot;)" office:value-type="string" office:string-value="Vista">
            <text:p>Vista</text:p>
          </table:table-cell>
          <table:table-cell table:formula="of:=IF(EXACT([$'Plan base'.$G148];1);IF(EXACT([$'Plan base'.O148];&quot;&quot;);&quot;&quot;;[$'Plan base'.O148]);&quot;&quot;)" office:value-type="string" office:string-value="USD">
            <text:p>USD</text:p>
          </table:table-cell>
          <table:table-cell table:formula="of:=IF(EXACT([$'Plan base'.$G148];1);IF(EXACT([$'Plan base'.P148];&quot;&quot;);&quot;&quot;;[$'Plan base'.P148]);&quot;&quot;)" office:value-type="string" office:string-value="view">
            <text:p>view</text:p>
          </table:table-cell>
          <table:table-cell table:formula="of:=IF(EXACT([$'Plan base'.$G148];1);IF(EXACT([$'Plan base'.Q148];&quot;&quot;);&quot;&quot;;[$'Plan base'.Q1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49];1);IF(EXACT([$'Plan base'.$A149];&quot;&quot;);&quot;&quot;;[$'Plan base'.$A149]);&quot;&quot;)" office:value-type="string" office:string-value="4110-0000">
            <text:p>4110-0000</text:p>
          </table:table-cell>
          <table:table-cell table:formula="of:=IF(EXACT([$'Plan base'.$G149];1);IF(EXACT([$'Plan base'.$K149];&quot;&quot;);&quot;&quot;;[$'Plan base'.$K149]);&quot;&quot;)" office:value-type="string" office:string-value="Mantenimiento y soporte">
            <text:p>Mantenimiento y soporte</text:p>
          </table:table-cell>
          <table:table-cell table:formula="of:=IF(EXACT([$'Plan base'.$G149];1);IF(EXACT([$'Plan base'.L149];&quot;&quot;);&quot;&quot;;[$'Plan base'.L149]);&quot;&quot;)" office:value-type="string" office:string-value="MyS">
            <text:p>MyS</text:p>
          </table:table-cell>
          <table:table-cell table:formula="of:=IF(EXACT([$'Plan base'.$G149];1);IF(EXACT([$'Plan base'.M149];&quot;&quot;);&quot;&quot;;IF(EXACT([$'Plan base'.M149];&quot;Plan contable&quot;);CONCATENATE([$'Plan base'.M149];&quot; ClearNet&quot;);[$'Plan base'.M149]));&quot;&quot;)" office:value-type="string" office:string-value="Ingresos por ventas">
            <text:p>Ingresos por ventas</text:p>
          </table:table-cell>
          <table:table-cell table:formula="of:=IF(EXACT([$'Plan base'.$G149];1);IF(EXACT([$'Plan base'.N149];&quot;&quot;);&quot;&quot;;[$'Plan base'.N149]);&quot;&quot;)" office:value-type="string" office:string-value="Vista">
            <text:p>Vista</text:p>
          </table:table-cell>
          <table:table-cell table:formula="of:=IF(EXACT([$'Plan base'.$G149];1);IF(EXACT([$'Plan base'.O149];&quot;&quot;);&quot;&quot;;[$'Plan base'.O149]);&quot;&quot;)" office:value-type="string" office:string-value="USD">
            <text:p>USD</text:p>
          </table:table-cell>
          <table:table-cell table:formula="of:=IF(EXACT([$'Plan base'.$G149];1);IF(EXACT([$'Plan base'.P149];&quot;&quot;);&quot;&quot;;[$'Plan base'.P149]);&quot;&quot;)" office:value-type="string" office:string-value="view">
            <text:p>view</text:p>
          </table:table-cell>
          <table:table-cell table:formula="of:=IF(EXACT([$'Plan base'.$G149];1);IF(EXACT([$'Plan base'.Q149];&quot;&quot;);&quot;&quot;;[$'Plan base'.Q14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50];1);IF(EXACT([$'Plan base'.$A150];&quot;&quot;);&quot;&quot;;[$'Plan base'.$A150]);&quot;&quot;)" office:value-type="string" office:string-value="4111-0000">
            <text:p>4111-0000</text:p>
          </table:table-cell>
          <table:table-cell table:formula="of:=IF(EXACT([$'Plan base'.$G150];1);IF(EXACT([$'Plan base'.$K150];&quot;&quot;);&quot;&quot;;[$'Plan base'.$K150]);&quot;&quot;)" office:value-type="string" office:string-value="Contratos de mantenimiento – Montos fijos">
            <text:p>Contratos de mantenimiento – Montos fijos</text:p>
          </table:table-cell>
          <table:table-cell table:formula="of:=IF(EXACT([$'Plan base'.$G150];1);IF(EXACT([$'Plan base'.L150];&quot;&quot;);&quot;&quot;;[$'Plan base'.L150]);&quot;&quot;)" office:value-type="string" office:string-value="Fijo">
            <text:p>Fijo</text:p>
          </table:table-cell>
          <table:table-cell table:formula="of:=IF(EXACT([$'Plan base'.$G150];1);IF(EXACT([$'Plan base'.M150];&quot;&quot;);&quot;&quot;;IF(EXACT([$'Plan base'.M150];&quot;Plan contable&quot;);CONCATENATE([$'Plan base'.M150];&quot; ClearNet&quot;);[$'Plan base'.M150]));&quot;&quot;)" office:value-type="string" office:string-value="Mantenimiento y soporte">
            <text:p>Mantenimiento y soporte</text:p>
          </table:table-cell>
          <table:table-cell table:formula="of:=IF(EXACT([$'Plan base'.$G150];1);IF(EXACT([$'Plan base'.N150];&quot;&quot;);&quot;&quot;;[$'Plan base'.N150]);&quot;&quot;)" office:value-type="string" office:string-value="Ingreso">
            <text:p>Ingreso</text:p>
          </table:table-cell>
          <table:table-cell table:formula="of:=IF(EXACT([$'Plan base'.$G150];1);IF(EXACT([$'Plan base'.O150];&quot;&quot;);&quot;&quot;;[$'Plan base'.O150]);&quot;&quot;)" office:value-type="string" office:string-value="USD">
            <text:p>USD</text:p>
          </table:table-cell>
          <table:table-cell table:formula="of:=IF(EXACT([$'Plan base'.$G150];1);IF(EXACT([$'Plan base'.P150];&quot;&quot;);&quot;&quot;;[$'Plan base'.P150]);&quot;&quot;)" office:value-type="string" office:string-value="other">
            <text:p>other</text:p>
          </table:table-cell>
          <table:table-cell table:formula="of:=IF(EXACT([$'Plan base'.$G150];1);IF(EXACT([$'Plan base'.Q150];&quot;&quot;);&quot;&quot;;[$'Plan base'.Q15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51];1);IF(EXACT([$'Plan base'.$A151];&quot;&quot;);&quot;&quot;;[$'Plan base'.$A151]);&quot;&quot;)" office:value-type="string" office:string-value="4112-0000">
            <text:p>4112-0000</text:p>
          </table:table-cell>
          <table:table-cell table:formula="of:=IF(EXACT([$'Plan base'.$G151];1);IF(EXACT([$'Plan base'.$K151];&quot;&quot;);&quot;&quot;;[$'Plan base'.$K151]);&quot;&quot;)" office:value-type="string" office:string-value="Contratos de mantenimiento – Montos adicionales">
            <text:p>Contratos de mantenimiento – Montos adicionales</text:p>
          </table:table-cell>
          <table:table-cell table:formula="of:=IF(EXACT([$'Plan base'.$G151];1);IF(EXACT([$'Plan base'.L151];&quot;&quot;);&quot;&quot;;[$'Plan base'.L151]);&quot;&quot;)" office:value-type="string" office:string-value="Adic.">
            <text:p>Adic.</text:p>
          </table:table-cell>
          <table:table-cell table:formula="of:=IF(EXACT([$'Plan base'.$G151];1);IF(EXACT([$'Plan base'.M151];&quot;&quot;);&quot;&quot;;IF(EXACT([$'Plan base'.M151];&quot;Plan contable&quot;);CONCATENATE([$'Plan base'.M151];&quot; ClearNet&quot;);[$'Plan base'.M151]));&quot;&quot;)" office:value-type="string" office:string-value="Mantenimiento y soporte">
            <text:p>Mantenimiento y soporte</text:p>
          </table:table-cell>
          <table:table-cell table:formula="of:=IF(EXACT([$'Plan base'.$G151];1);IF(EXACT([$'Plan base'.N151];&quot;&quot;);&quot;&quot;;[$'Plan base'.N151]);&quot;&quot;)" office:value-type="string" office:string-value="Ingreso">
            <text:p>Ingreso</text:p>
          </table:table-cell>
          <table:table-cell table:formula="of:=IF(EXACT([$'Plan base'.$G151];1);IF(EXACT([$'Plan base'.O151];&quot;&quot;);&quot;&quot;;[$'Plan base'.O151]);&quot;&quot;)" office:value-type="string" office:string-value="USD">
            <text:p>USD</text:p>
          </table:table-cell>
          <table:table-cell table:formula="of:=IF(EXACT([$'Plan base'.$G151];1);IF(EXACT([$'Plan base'.P151];&quot;&quot;);&quot;&quot;;[$'Plan base'.P151]);&quot;&quot;)" office:value-type="string" office:string-value="other">
            <text:p>other</text:p>
          </table:table-cell>
          <table:table-cell table:formula="of:=IF(EXACT([$'Plan base'.$G151];1);IF(EXACT([$'Plan base'.Q151];&quot;&quot;);&quot;&quot;;[$'Plan base'.Q15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52];1);IF(EXACT([$'Plan base'.$A152];&quot;&quot;);&quot;&quot;;[$'Plan base'.$A152]);&quot;&quot;)" office:value-type="string" office:string-value="4113-0000">
            <text:p>4113-0000</text:p>
          </table:table-cell>
          <table:table-cell table:formula="of:=IF(EXACT([$'Plan base'.$G152];1);IF(EXACT([$'Plan base'.$K152];&quot;&quot;);&quot;&quot;;[$'Plan base'.$K152]);&quot;&quot;)" office:value-type="string" office:string-value="Mantenimiento y soporte único">
            <text:p>Mantenimiento y soporte único</text:p>
          </table:table-cell>
          <table:table-cell table:formula="of:=IF(EXACT([$'Plan base'.$G152];1);IF(EXACT([$'Plan base'.L152];&quot;&quot;);&quot;&quot;;[$'Plan base'.L152]);&quot;&quot;)" office:value-type="string" office:string-value="Un.">
            <text:p>Un.</text:p>
          </table:table-cell>
          <table:table-cell table:formula="of:=IF(EXACT([$'Plan base'.$G152];1);IF(EXACT([$'Plan base'.M152];&quot;&quot;);&quot;&quot;;IF(EXACT([$'Plan base'.M152];&quot;Plan contable&quot;);CONCATENATE([$'Plan base'.M152];&quot; ClearNet&quot;);[$'Plan base'.M152]));&quot;&quot;)" office:value-type="string" office:string-value="Mantenimiento y soporte">
            <text:p>Mantenimiento y soporte</text:p>
          </table:table-cell>
          <table:table-cell table:formula="of:=IF(EXACT([$'Plan base'.$G152];1);IF(EXACT([$'Plan base'.N152];&quot;&quot;);&quot;&quot;;[$'Plan base'.N152]);&quot;&quot;)" office:value-type="string" office:string-value="Ingreso">
            <text:p>Ingreso</text:p>
          </table:table-cell>
          <table:table-cell table:formula="of:=IF(EXACT([$'Plan base'.$G152];1);IF(EXACT([$'Plan base'.O152];&quot;&quot;);&quot;&quot;;[$'Plan base'.O152]);&quot;&quot;)" office:value-type="string" office:string-value="USD">
            <text:p>USD</text:p>
          </table:table-cell>
          <table:table-cell table:formula="of:=IF(EXACT([$'Plan base'.$G152];1);IF(EXACT([$'Plan base'.P152];&quot;&quot;);&quot;&quot;;[$'Plan base'.P152]);&quot;&quot;)" office:value-type="string" office:string-value="other">
            <text:p>other</text:p>
          </table:table-cell>
          <table:table-cell table:formula="of:=IF(EXACT([$'Plan base'.$G152];1);IF(EXACT([$'Plan base'.Q152];&quot;&quot;);&quot;&quot;;[$'Plan base'.Q15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58];1);IF(EXACT([$'Plan base'.$A158];&quot;&quot;);&quot;&quot;;[$'Plan base'.$A158]);&quot;&quot;)" office:value-type="string" office:string-value="4122-0000">
            <text:p>4122-0000</text:p>
          </table:table-cell>
          <table:table-cell table:formula="of:=IF(EXACT([$'Plan base'.$G158];1);IF(EXACT([$'Plan base'.$K158];&quot;&quot;);&quot;&quot;;[$'Plan base'.$K158]);&quot;&quot;)" office:value-type="string" office:string-value="Redes">
            <text:p>Redes</text:p>
          </table:table-cell>
          <table:table-cell table:formula="of:=IF(EXACT([$'Plan base'.$G158];1);IF(EXACT([$'Plan base'.L158];&quot;&quot;);&quot;&quot;;[$'Plan base'.L158]);&quot;&quot;)" office:value-type="string" office:string-value="Redes">
            <text:p>Redes</text:p>
          </table:table-cell>
          <table:table-cell table:formula="of:=IF(EXACT([$'Plan base'.$G158];1);IF(EXACT([$'Plan base'.M158];&quot;&quot;);&quot;&quot;;IF(EXACT([$'Plan base'.M158];&quot;Plan contable&quot;);CONCATENATE([$'Plan base'.M158];&quot; ClearNet&quot;);[$'Plan base'.M158]));&quot;&quot;)" office:value-type="string" office:string-value="Servicios de tiempo definido">
            <text:p>Servicios de tiempo definido</text:p>
          </table:table-cell>
          <table:table-cell table:formula="of:=IF(EXACT([$'Plan base'.$G158];1);IF(EXACT([$'Plan base'.N158];&quot;&quot;);&quot;&quot;;[$'Plan base'.N158]);&quot;&quot;)" office:value-type="string" office:string-value="Vista">
            <text:p>Vista</text:p>
          </table:table-cell>
          <table:table-cell table:formula="of:=IF(EXACT([$'Plan base'.$G158];1);IF(EXACT([$'Plan base'.O158];&quot;&quot;);&quot;&quot;;[$'Plan base'.O158]);&quot;&quot;)" office:value-type="string" office:string-value="USD">
            <text:p>USD</text:p>
          </table:table-cell>
          <table:table-cell table:formula="of:=IF(EXACT([$'Plan base'.$G158];1);IF(EXACT([$'Plan base'.P158];&quot;&quot;);&quot;&quot;;[$'Plan base'.P158]);&quot;&quot;)" office:value-type="string" office:string-value="view">
            <text:p>view</text:p>
          </table:table-cell>
          <table:table-cell table:formula="of:=IF(EXACT([$'Plan base'.$G158];1);IF(EXACT([$'Plan base'.Q158];&quot;&quot;);&quot;&quot;;[$'Plan base'.Q15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59];1);IF(EXACT([$'Plan base'.$A159];&quot;&quot;);&quot;&quot;;[$'Plan base'.$A159]);&quot;&quot;)" office:value-type="string" office:string-value="4122-0100">
            <text:p>4122-0100</text:p>
          </table:table-cell>
          <table:table-cell table:formula="of:=IF(EXACT([$'Plan base'.$G159];1);IF(EXACT([$'Plan base'.$K159];&quot;&quot;);&quot;&quot;;[$'Plan base'.$K159]);&quot;&quot;)" office:value-type="string" office:string-value="Estructuración de red">
            <text:p>Estructuración de red</text:p>
          </table:table-cell>
          <table:table-cell table:formula="of:=IF(EXACT([$'Plan base'.$G159];1);IF(EXACT([$'Plan base'.L159];&quot;&quot;);&quot;&quot;;[$'Plan base'.L159]);&quot;&quot;)" office:value-type="string" office:string-value="Red">
            <text:p>Red</text:p>
          </table:table-cell>
          <table:table-cell table:formula="of:=IF(EXACT([$'Plan base'.$G159];1);IF(EXACT([$'Plan base'.M159];&quot;&quot;);&quot;&quot;;IF(EXACT([$'Plan base'.M159];&quot;Plan contable&quot;);CONCATENATE([$'Plan base'.M159];&quot; ClearNet&quot;);[$'Plan base'.M159]));&quot;&quot;)" office:value-type="string" office:string-value="Redes">
            <text:p>Redes</text:p>
          </table:table-cell>
          <table:table-cell table:formula="of:=IF(EXACT([$'Plan base'.$G159];1);IF(EXACT([$'Plan base'.N159];&quot;&quot;);&quot;&quot;;[$'Plan base'.N159]);&quot;&quot;)" office:value-type="string" office:string-value="Ingreso">
            <text:p>Ingreso</text:p>
          </table:table-cell>
          <table:table-cell table:formula="of:=IF(EXACT([$'Plan base'.$G159];1);IF(EXACT([$'Plan base'.O159];&quot;&quot;);&quot;&quot;;[$'Plan base'.O159]);&quot;&quot;)" office:value-type="string" office:string-value="USD">
            <text:p>USD</text:p>
          </table:table-cell>
          <table:table-cell table:formula="of:=IF(EXACT([$'Plan base'.$G159];1);IF(EXACT([$'Plan base'.P159];&quot;&quot;);&quot;&quot;;[$'Plan base'.P159]);&quot;&quot;)" office:value-type="string" office:string-value="other">
            <text:p>other</text:p>
          </table:table-cell>
          <table:table-cell table:formula="of:=IF(EXACT([$'Plan base'.$G159];1);IF(EXACT([$'Plan base'.Q159];&quot;&quot;);&quot;&quot;;[$'Plan base'.Q15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60];1);IF(EXACT([$'Plan base'.$A160];&quot;&quot;);&quot;&quot;;[$'Plan base'.$A160]);&quot;&quot;)" office:value-type="string" office:string-value="4122-0200">
            <text:p>4122-0200</text:p>
          </table:table-cell>
          <table:table-cell table:formula="of:=IF(EXACT([$'Plan base'.$G160];1);IF(EXACT([$'Plan base'.$K160];&quot;&quot;);&quot;&quot;;[$'Plan base'.$K160]);&quot;&quot;)" office:value-type="string" office:string-value="Telefonía IP">
            <text:p>Telefonía IP</text:p>
          </table:table-cell>
          <table:table-cell table:formula="of:=IF(EXACT([$'Plan base'.$G160];1);IF(EXACT([$'Plan base'.L160];&quot;&quot;);&quot;&quot;;[$'Plan base'.L160]);&quot;&quot;)" office:value-type="string" office:string-value="VoIP">
            <text:p>VoIP</text:p>
          </table:table-cell>
          <table:table-cell table:formula="of:=IF(EXACT([$'Plan base'.$G160];1);IF(EXACT([$'Plan base'.M160];&quot;&quot;);&quot;&quot;;IF(EXACT([$'Plan base'.M160];&quot;Plan contable&quot;);CONCATENATE([$'Plan base'.M160];&quot; ClearNet&quot;);[$'Plan base'.M160]));&quot;&quot;)" office:value-type="string" office:string-value="Redes">
            <text:p>Redes</text:p>
          </table:table-cell>
          <table:table-cell table:formula="of:=IF(EXACT([$'Plan base'.$G160];1);IF(EXACT([$'Plan base'.N160];&quot;&quot;);&quot;&quot;;[$'Plan base'.N160]);&quot;&quot;)" office:value-type="string" office:string-value="Ingreso">
            <text:p>Ingreso</text:p>
          </table:table-cell>
          <table:table-cell table:formula="of:=IF(EXACT([$'Plan base'.$G160];1);IF(EXACT([$'Plan base'.O160];&quot;&quot;);&quot;&quot;;[$'Plan base'.O160]);&quot;&quot;)" office:value-type="string" office:string-value="USD">
            <text:p>USD</text:p>
          </table:table-cell>
          <table:table-cell table:formula="of:=IF(EXACT([$'Plan base'.$G160];1);IF(EXACT([$'Plan base'.P160];&quot;&quot;);&quot;&quot;;[$'Plan base'.P160]);&quot;&quot;)" office:value-type="string" office:string-value="other">
            <text:p>other</text:p>
          </table:table-cell>
          <table:table-cell table:formula="of:=IF(EXACT([$'Plan base'.$G160];1);IF(EXACT([$'Plan base'.Q160];&quot;&quot;);&quot;&quot;;[$'Plan base'.Q160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61];1);IF(EXACT([$'Plan base'.$A161];&quot;&quot;);&quot;&quot;;[$'Plan base'.$A161]);&quot;&quot;)" office:value-type="string" office:string-value="4122-0300">
            <text:p>4122-0300</text:p>
          </table:table-cell>
          <table:table-cell table:formula="of:=IF(EXACT([$'Plan base'.$G161];1);IF(EXACT([$'Plan base'.$K161];&quot;&quot;);&quot;&quot;;[$'Plan base'.$K161]);&quot;&quot;)" office:value-type="string" office:string-value="Otros Servicios">
            <text:p>Otros Servicios</text:p>
          </table:table-cell>
          <table:table-cell table:formula="of:=IF(EXACT([$'Plan base'.$G161];1);IF(EXACT([$'Plan base'.L161];&quot;&quot;);&quot;&quot;;[$'Plan base'.L161]);&quot;&quot;)" office:value-type="string" office:string-value="Otros">
            <text:p>Otros</text:p>
          </table:table-cell>
          <table:table-cell table:formula="of:=IF(EXACT([$'Plan base'.$G161];1);IF(EXACT([$'Plan base'.M161];&quot;&quot;);&quot;&quot;;IF(EXACT([$'Plan base'.M161];&quot;Plan contable&quot;);CONCATENATE([$'Plan base'.M161];&quot; ClearNet&quot;);[$'Plan base'.M161]));&quot;&quot;)" office:value-type="string" office:string-value="Redes">
            <text:p>Redes</text:p>
          </table:table-cell>
          <table:table-cell table:formula="of:=IF(EXACT([$'Plan base'.$G161];1);IF(EXACT([$'Plan base'.N161];&quot;&quot;);&quot;&quot;;[$'Plan base'.N161]);&quot;&quot;)" office:value-type="string" office:string-value="Ingreso">
            <text:p>Ingreso</text:p>
          </table:table-cell>
          <table:table-cell table:formula="of:=IF(EXACT([$'Plan base'.$G161];1);IF(EXACT([$'Plan base'.O161];&quot;&quot;);&quot;&quot;;[$'Plan base'.O161]);&quot;&quot;)" office:value-type="string" office:string-value="USD">
            <text:p>USD</text:p>
          </table:table-cell>
          <table:table-cell table:formula="of:=IF(EXACT([$'Plan base'.$G161];1);IF(EXACT([$'Plan base'.P161];&quot;&quot;);&quot;&quot;;[$'Plan base'.P161]);&quot;&quot;)" office:value-type="string" office:string-value="other">
            <text:p>other</text:p>
          </table:table-cell>
          <table:table-cell table:formula="of:=IF(EXACT([$'Plan base'.$G161];1);IF(EXACT([$'Plan base'.Q161];&quot;&quot;);&quot;&quot;;[$'Plan base'.Q16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62];1);IF(EXACT([$'Plan base'.$A162];&quot;&quot;);&quot;&quot;;[$'Plan base'.$A162]);&quot;&quot;)" office:value-type="string" office:string-value="4130-0000">
            <text:p>4130-0000</text:p>
          </table:table-cell>
          <table:table-cell table:formula="of:=IF(EXACT([$'Plan base'.$G162];1);IF(EXACT([$'Plan base'.$K162];&quot;&quot;);&quot;&quot;;[$'Plan base'.$K162]);&quot;&quot;)" office:value-type="string" office:string-value="Capacitación">
            <text:p>Capacitación</text:p>
          </table:table-cell>
          <table:table-cell table:formula="of:=IF(EXACT([$'Plan base'.$G162];1);IF(EXACT([$'Plan base'.L162];&quot;&quot;);&quot;&quot;;[$'Plan base'.L162]);&quot;&quot;)" office:value-type="string" office:string-value="Capa.">
            <text:p>Capa.</text:p>
          </table:table-cell>
          <table:table-cell table:formula="of:=IF(EXACT([$'Plan base'.$G162];1);IF(EXACT([$'Plan base'.M162];&quot;&quot;);&quot;&quot;;IF(EXACT([$'Plan base'.M162];&quot;Plan contable&quot;);CONCATENATE([$'Plan base'.M162];&quot; ClearNet&quot;);[$'Plan base'.M162]));&quot;&quot;)" office:value-type="string" office:string-value="Redes">
            <text:p>Redes</text:p>
          </table:table-cell>
          <table:table-cell table:formula="of:=IF(EXACT([$'Plan base'.$G162];1);IF(EXACT([$'Plan base'.N162];&quot;&quot;);&quot;&quot;;[$'Plan base'.N162]);&quot;&quot;)" office:value-type="string" office:string-value="Ingreso">
            <text:p>Ingreso</text:p>
          </table:table-cell>
          <table:table-cell table:formula="of:=IF(EXACT([$'Plan base'.$G162];1);IF(EXACT([$'Plan base'.O162];&quot;&quot;);&quot;&quot;;[$'Plan base'.O162]);&quot;&quot;)" office:value-type="string" office:string-value="USD">
            <text:p>USD</text:p>
          </table:table-cell>
          <table:table-cell table:formula="of:=IF(EXACT([$'Plan base'.$G162];1);IF(EXACT([$'Plan base'.P162];&quot;&quot;);&quot;&quot;;[$'Plan base'.P162]);&quot;&quot;)" office:value-type="string" office:string-value="other">
            <text:p>other</text:p>
          </table:table-cell>
          <table:table-cell table:formula="of:=IF(EXACT([$'Plan base'.$G162];1);IF(EXACT([$'Plan base'.Q162];&quot;&quot;);&quot;&quot;;[$'Plan base'.Q16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63];1);IF(EXACT([$'Plan base'.$A163];&quot;&quot;);&quot;&quot;;[$'Plan base'.$A163]);&quot;&quot;)" office:value-type="string" office:string-value="4140-0000">
            <text:p>4140-0000</text:p>
          </table:table-cell>
          <table:table-cell table:formula="of:=IF(EXACT([$'Plan base'.$G163];1);IF(EXACT([$'Plan base'.$K163];&quot;&quot;);&quot;&quot;;[$'Plan base'.$K163]);&quot;&quot;)" office:value-type="string" office:string-value="Asesoría y consultoría">
            <text:p>Asesoría y consultoría</text:p>
          </table:table-cell>
          <table:table-cell table:formula="of:=IF(EXACT([$'Plan base'.$G163];1);IF(EXACT([$'Plan base'.L163];&quot;&quot;);&quot;&quot;;[$'Plan base'.L163]);&quot;&quot;)" office:value-type="string" office:string-value="Ases.">
            <text:p>Ases.</text:p>
          </table:table-cell>
          <table:table-cell table:formula="of:=IF(EXACT([$'Plan base'.$G163];1);IF(EXACT([$'Plan base'.M163];&quot;&quot;);&quot;&quot;;IF(EXACT([$'Plan base'.M163];&quot;Plan contable&quot;);CONCATENATE([$'Plan base'.M163];&quot; ClearNet&quot;);[$'Plan base'.M163]));&quot;&quot;)" office:value-type="string" office:string-value="Ingresos por ventas">
            <text:p>Ingresos por ventas</text:p>
          </table:table-cell>
          <table:table-cell table:formula="of:=IF(EXACT([$'Plan base'.$G163];1);IF(EXACT([$'Plan base'.N163];&quot;&quot;);&quot;&quot;;[$'Plan base'.N163]);&quot;&quot;)" office:value-type="string" office:string-value="Ingreso">
            <text:p>Ingreso</text:p>
          </table:table-cell>
          <table:table-cell table:formula="of:=IF(EXACT([$'Plan base'.$G163];1);IF(EXACT([$'Plan base'.O163];&quot;&quot;);&quot;&quot;;[$'Plan base'.O163]);&quot;&quot;)" office:value-type="string" office:string-value="USD">
            <text:p>USD</text:p>
          </table:table-cell>
          <table:table-cell table:formula="of:=IF(EXACT([$'Plan base'.$G163];1);IF(EXACT([$'Plan base'.P163];&quot;&quot;);&quot;&quot;;[$'Plan base'.P163]);&quot;&quot;)" office:value-type="string" office:string-value="other">
            <text:p>other</text:p>
          </table:table-cell>
          <table:table-cell table:formula="of:=IF(EXACT([$'Plan base'.$G163];1);IF(EXACT([$'Plan base'.Q163];&quot;&quot;);&quot;&quot;;[$'Plan base'.Q163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65];1);IF(EXACT([$'Plan base'.$A165];&quot;&quot;);&quot;&quot;;[$'Plan base'.$A165]);&quot;&quot;)" office:value-type="string" office:string-value="4190-0000">
            <text:p>4190-0000</text:p>
          </table:table-cell>
          <table:table-cell table:formula="of:=IF(EXACT([$'Plan base'.$G165];1);IF(EXACT([$'Plan base'.$K165];&quot;&quot;);&quot;&quot;;[$'Plan base'.$K165]);&quot;&quot;)" office:value-type="string" office:string-value="Otros servicios">
            <text:p>Otros servicios</text:p>
          </table:table-cell>
          <table:table-cell table:formula="of:=IF(EXACT([$'Plan base'.$G165];1);IF(EXACT([$'Plan base'.L165];&quot;&quot;);&quot;&quot;;[$'Plan base'.L165]);&quot;&quot;)" office:value-type="string" office:string-value="Otros">
            <text:p>Otros</text:p>
          </table:table-cell>
          <table:table-cell table:formula="of:=IF(EXACT([$'Plan base'.$G165];1);IF(EXACT([$'Plan base'.M165];&quot;&quot;);&quot;&quot;;IF(EXACT([$'Plan base'.M165];&quot;Plan contable&quot;);CONCATENATE([$'Plan base'.M165];&quot; ClearNet&quot;);[$'Plan base'.M165]));&quot;&quot;)" office:value-type="string" office:string-value="Ingresos por ventas">
            <text:p>Ingresos por ventas</text:p>
          </table:table-cell>
          <table:table-cell table:formula="of:=IF(EXACT([$'Plan base'.$G165];1);IF(EXACT([$'Plan base'.N165];&quot;&quot;);&quot;&quot;;[$'Plan base'.N165]);&quot;&quot;)" office:value-type="string" office:string-value="Ingreso">
            <text:p>Ingreso</text:p>
          </table:table-cell>
          <table:table-cell table:formula="of:=IF(EXACT([$'Plan base'.$G165];1);IF(EXACT([$'Plan base'.O165];&quot;&quot;);&quot;&quot;;[$'Plan base'.O165]);&quot;&quot;)" office:value-type="string" office:string-value="USD">
            <text:p>USD</text:p>
          </table:table-cell>
          <table:table-cell table:formula="of:=IF(EXACT([$'Plan base'.$G165];1);IF(EXACT([$'Plan base'.P165];&quot;&quot;);&quot;&quot;;[$'Plan base'.P165]);&quot;&quot;)" office:value-type="string" office:string-value="other">
            <text:p>other</text:p>
          </table:table-cell>
          <table:table-cell table:formula="of:=IF(EXACT([$'Plan base'.$G165];1);IF(EXACT([$'Plan base'.Q165];&quot;&quot;);&quot;&quot;;[$'Plan base'.Q16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71];1);IF(EXACT([$'Plan base'.$A171];&quot;&quot;);&quot;&quot;;[$'Plan base'.$A171]);&quot;&quot;)" office:value-type="string" office:string-value="4400-0000">
            <text:p>4400-0000</text:p>
          </table:table-cell>
          <table:table-cell table:formula="of:=IF(EXACT([$'Plan base'.$G171];1);IF(EXACT([$'Plan base'.$K171];&quot;&quot;);&quot;&quot;;[$'Plan base'.$K171]);&quot;&quot;)" office:value-type="string" office:string-value="Otros ingresos">
            <text:p>Otros ingresos</text:p>
          </table:table-cell>
          <table:table-cell table:formula="of:=IF(EXACT([$'Plan base'.$G171];1);IF(EXACT([$'Plan base'.L171];&quot;&quot;);&quot;&quot;;[$'Plan base'.L171]);&quot;&quot;)" office:value-type="string" office:string-value="OI">
            <text:p>OI</text:p>
          </table:table-cell>
          <table:table-cell table:formula="of:=IF(EXACT([$'Plan base'.$G171];1);IF(EXACT([$'Plan base'.M171];&quot;&quot;);&quot;&quot;;IF(EXACT([$'Plan base'.M171];&quot;Plan contable&quot;);CONCATENATE([$'Plan base'.M171];&quot; ClearNet&quot;);[$'Plan base'.M171]));&quot;&quot;)" office:value-type="string" office:string-value="Ingresos">
            <text:p>Ingresos</text:p>
          </table:table-cell>
          <table:table-cell table:formula="of:=IF(EXACT([$'Plan base'.$G171];1);IF(EXACT([$'Plan base'.N171];&quot;&quot;);&quot;&quot;;[$'Plan base'.N171]);&quot;&quot;)" office:value-type="string" office:string-value="Vista">
            <text:p>Vista</text:p>
          </table:table-cell>
          <table:table-cell table:formula="of:=IF(EXACT([$'Plan base'.$G171];1);IF(EXACT([$'Plan base'.O171];&quot;&quot;);&quot;&quot;;[$'Plan base'.O171]);&quot;&quot;)" office:value-type="string" office:string-value="USD">
            <text:p>USD</text:p>
          </table:table-cell>
          <table:table-cell table:formula="of:=IF(EXACT([$'Plan base'.$G171];1);IF(EXACT([$'Plan base'.P171];&quot;&quot;);&quot;&quot;;[$'Plan base'.P171]);&quot;&quot;)" office:value-type="string" office:string-value="view">
            <text:p>view</text:p>
          </table:table-cell>
          <table:table-cell table:formula="of:=IF(EXACT([$'Plan base'.$G171];1);IF(EXACT([$'Plan base'.Q171];&quot;&quot;);&quot;&quot;;[$'Plan base'.Q17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72];1);IF(EXACT([$'Plan base'.$A172];&quot;&quot;);&quot;&quot;;[$'Plan base'.$A172]);&quot;&quot;)" office:value-type="string" office:string-value="4410-0000">
            <text:p>4410-0000</text:p>
          </table:table-cell>
          <table:table-cell table:formula="of:=IF(EXACT([$'Plan base'.$G172];1);IF(EXACT([$'Plan base'.$K172];&quot;&quot;);&quot;&quot;;[$'Plan base'.$K172]);&quot;&quot;)" office:value-type="string" office:string-value="Ajustes">
            <text:p>Ajustes</text:p>
          </table:table-cell>
          <table:table-cell table:formula="of:=IF(EXACT([$'Plan base'.$G172];1);IF(EXACT([$'Plan base'.L172];&quot;&quot;);&quot;&quot;;[$'Plan base'.L172]);&quot;&quot;)" office:value-type="string" office:string-value="Aj">
            <text:p>Aj</text:p>
          </table:table-cell>
          <table:table-cell table:formula="of:=IF(EXACT([$'Plan base'.$G172];1);IF(EXACT([$'Plan base'.M172];&quot;&quot;);&quot;&quot;;IF(EXACT([$'Plan base'.M172];&quot;Plan contable&quot;);CONCATENATE([$'Plan base'.M172];&quot; ClearNet&quot;);[$'Plan base'.M172]));&quot;&quot;)" office:value-type="string" office:string-value="Otros ingresos">
            <text:p>Otros ingresos</text:p>
          </table:table-cell>
          <table:table-cell table:formula="of:=IF(EXACT([$'Plan base'.$G172];1);IF(EXACT([$'Plan base'.N172];&quot;&quot;);&quot;&quot;;[$'Plan base'.N172]);&quot;&quot;)" office:value-type="string" office:string-value="Ingreso">
            <text:p>Ingreso</text:p>
          </table:table-cell>
          <table:table-cell table:formula="of:=IF(EXACT([$'Plan base'.$G172];1);IF(EXACT([$'Plan base'.O172];&quot;&quot;);&quot;&quot;;[$'Plan base'.O172]);&quot;&quot;)" office:value-type="string" office:string-value="USD">
            <text:p>USD</text:p>
          </table:table-cell>
          <table:table-cell table:formula="of:=IF(EXACT([$'Plan base'.$G172];1);IF(EXACT([$'Plan base'.P172];&quot;&quot;);&quot;&quot;;[$'Plan base'.P172]);&quot;&quot;)" office:value-type="string" office:string-value="other">
            <text:p>other</text:p>
          </table:table-cell>
          <table:table-cell table:formula="of:=IF(EXACT([$'Plan base'.$G172];1);IF(EXACT([$'Plan base'.Q172];&quot;&quot;);&quot;&quot;;[$'Plan base'.Q17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74];1);IF(EXACT([$'Plan base'.$A174];&quot;&quot;);&quot;&quot;;[$'Plan base'.$A174]);&quot;&quot;)" office:value-type="string" office:string-value="4500-0000">
            <text:p>4500-0000</text:p>
          </table:table-cell>
          <table:table-cell table:formula="of:=IF(EXACT([$'Plan base'.$G174];1);IF(EXACT([$'Plan base'.$K174];&quot;&quot;);&quot;&quot;;[$'Plan base'.$K174]);&quot;&quot;)" office:value-type="string" office:string-value="Ingresos no gravables">
            <text:p>Ingresos no gravables</text:p>
          </table:table-cell>
          <table:table-cell table:formula="of:=IF(EXACT([$'Plan base'.$G174];1);IF(EXACT([$'Plan base'.L174];&quot;&quot;);&quot;&quot;;[$'Plan base'.L174]);&quot;&quot;)" office:value-type="string" office:string-value="NG">
            <text:p>NG</text:p>
          </table:table-cell>
          <table:table-cell table:formula="of:=IF(EXACT([$'Plan base'.$G174];1);IF(EXACT([$'Plan base'.M174];&quot;&quot;);&quot;&quot;;IF(EXACT([$'Plan base'.M174];&quot;Plan contable&quot;);CONCATENATE([$'Plan base'.M174];&quot; ClearNet&quot;);[$'Plan base'.M174]));&quot;&quot;)" office:value-type="string" office:string-value="Ingresos">
            <text:p>Ingresos</text:p>
          </table:table-cell>
          <table:table-cell table:formula="of:=IF(EXACT([$'Plan base'.$G174];1);IF(EXACT([$'Plan base'.N174];&quot;&quot;);&quot;&quot;;[$'Plan base'.N174]);&quot;&quot;)" office:value-type="string" office:string-value="Vista">
            <text:p>Vista</text:p>
          </table:table-cell>
          <table:table-cell table:formula="of:=IF(EXACT([$'Plan base'.$G174];1);IF(EXACT([$'Plan base'.O174];&quot;&quot;);&quot;&quot;;[$'Plan base'.O174]);&quot;&quot;)" office:value-type="string" office:string-value="USD">
            <text:p>USD</text:p>
          </table:table-cell>
          <table:table-cell table:formula="of:=IF(EXACT([$'Plan base'.$G174];1);IF(EXACT([$'Plan base'.P174];&quot;&quot;);&quot;&quot;;[$'Plan base'.P174]);&quot;&quot;)" office:value-type="string" office:string-value="view">
            <text:p>view</text:p>
          </table:table-cell>
          <table:table-cell table:formula="of:=IF(EXACT([$'Plan base'.$G174];1);IF(EXACT([$'Plan base'.Q174];&quot;&quot;);&quot;&quot;;[$'Plan base'.Q17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75];1);IF(EXACT([$'Plan base'.$A175];&quot;&quot;);&quot;&quot;;[$'Plan base'.$A175]);&quot;&quot;)" office:value-type="string" office:string-value="4510-0000">
            <text:p>4510-0000</text:p>
          </table:table-cell>
          <table:table-cell table:formula="of:=IF(EXACT([$'Plan base'.$G175];1);IF(EXACT([$'Plan base'.$K175];&quot;&quot;);&quot;&quot;;[$'Plan base'.$K175]);&quot;&quot;)" office:value-type="string" office:string-value="Diferencial cambiario">
            <text:p>Diferencial cambiario</text:p>
          </table:table-cell>
          <table:table-cell table:formula="of:=IF(EXACT([$'Plan base'.$G175];1);IF(EXACT([$'Plan base'.L175];&quot;&quot;);&quot;&quot;;[$'Plan base'.L175]);&quot;&quot;)" office:value-type="string" office:string-value="Dif">
            <text:p>Dif</text:p>
          </table:table-cell>
          <table:table-cell table:formula="of:=IF(EXACT([$'Plan base'.$G175];1);IF(EXACT([$'Plan base'.M175];&quot;&quot;);&quot;&quot;;IF(EXACT([$'Plan base'.M175];&quot;Plan contable&quot;);CONCATENATE([$'Plan base'.M175];&quot; ClearNet&quot;);[$'Plan base'.M175]));&quot;&quot;)" office:value-type="string" office:string-value="Ingresos no gravables">
            <text:p>Ingresos no gravables</text:p>
          </table:table-cell>
          <table:table-cell table:formula="of:=IF(EXACT([$'Plan base'.$G175];1);IF(EXACT([$'Plan base'.N175];&quot;&quot;);&quot;&quot;;[$'Plan base'.N175]);&quot;&quot;)" office:value-type="string" office:string-value="Ingreso">
            <text:p>Ingreso</text:p>
          </table:table-cell>
          <table:table-cell table:formula="of:=IF(EXACT([$'Plan base'.$G175];1);IF(EXACT([$'Plan base'.O175];&quot;&quot;);&quot;&quot;;[$'Plan base'.O175]);&quot;&quot;)" office:value-type="string" office:string-value="USD">
            <text:p>USD</text:p>
          </table:table-cell>
          <table:table-cell table:formula="of:=IF(EXACT([$'Plan base'.$G175];1);IF(EXACT([$'Plan base'.P175];&quot;&quot;);&quot;&quot;;[$'Plan base'.P175]);&quot;&quot;)" office:value-type="string" office:string-value="other">
            <text:p>other</text:p>
          </table:table-cell>
          <table:table-cell table:formula="of:=IF(EXACT([$'Plan base'.$G175];1);IF(EXACT([$'Plan base'.Q175];&quot;&quot;);&quot;&quot;;[$'Plan base'.Q17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76];1);IF(EXACT([$'Plan base'.$A176];&quot;&quot;);&quot;&quot;;[$'Plan base'.$A176]);&quot;&quot;)" office:value-type="string" office:string-value="6000-0000">
            <text:p>6000-0000</text:p>
          </table:table-cell>
          <table:table-cell table:formula="of:=IF(EXACT([$'Plan base'.$G176];1);IF(EXACT([$'Plan base'.$K176];&quot;&quot;);&quot;&quot;;[$'Plan base'.$K176]);&quot;&quot;)" office:value-type="string" office:string-value="Gastos">
            <text:p>Gastos</text:p>
          </table:table-cell>
          <table:table-cell table:formula="of:=IF(EXACT([$'Plan base'.$G176];1);IF(EXACT([$'Plan base'.L176];&quot;&quot;);&quot;&quot;;[$'Plan base'.L176]);&quot;&quot;)" office:value-type="string" office:string-value="Ga">
            <text:p>Ga</text:p>
          </table:table-cell>
          <table:table-cell table:formula="of:=IF(EXACT([$'Plan base'.$G176];1);IF(EXACT([$'Plan base'.M176];&quot;&quot;);&quot;&quot;;IF(EXACT([$'Plan base'.M176];&quot;Plan contable&quot;);CONCATENATE([$'Plan base'.M176];&quot; ClearNet&quot;);[$'Plan base'.M176]));&quot;&quot;)" office:value-type="string" office:string-value="Plan contable ClearNet">
            <text:p>Plan contable ClearNet</text:p>
          </table:table-cell>
          <table:table-cell table:formula="of:=IF(EXACT([$'Plan base'.$G176];1);IF(EXACT([$'Plan base'.N176];&quot;&quot;);&quot;&quot;;[$'Plan base'.N176]);&quot;&quot;)" office:value-type="string" office:string-value="Vista">
            <text:p>Vista</text:p>
          </table:table-cell>
          <table:table-cell table:formula="of:=IF(EXACT([$'Plan base'.$G176];1);IF(EXACT([$'Plan base'.O176];&quot;&quot;);&quot;&quot;;[$'Plan base'.O176]);&quot;&quot;)" office:value-type="string" office:string-value="USD">
            <text:p>USD</text:p>
          </table:table-cell>
          <table:table-cell table:formula="of:=IF(EXACT([$'Plan base'.$G176];1);IF(EXACT([$'Plan base'.P176];&quot;&quot;);&quot;&quot;;[$'Plan base'.P176]);&quot;&quot;)" office:value-type="string" office:string-value="view">
            <text:p>view</text:p>
          </table:table-cell>
          <table:table-cell table:formula="of:=IF(EXACT([$'Plan base'.$G176];1);IF(EXACT([$'Plan base'.Q176];&quot;&quot;);&quot;&quot;;[$'Plan base'.Q17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87];1);IF(EXACT([$'Plan base'.$A187];&quot;&quot;);&quot;&quot;;[$'Plan base'.$A187]);&quot;&quot;)" office:value-type="string" office:string-value="6200-0000">
            <text:p>6200-0000</text:p>
          </table:table-cell>
          <table:table-cell table:formula="of:=IF(EXACT([$'Plan base'.$G187];1);IF(EXACT([$'Plan base'.$K187];&quot;&quot;);&quot;&quot;;[$'Plan base'.$K187]);&quot;&quot;)" office:value-type="string" office:string-value="Gastos  operativos">
            <text:p>Gastos <text:s/>operativos</text:p>
          </table:table-cell>
          <table:table-cell table:formula="of:=IF(EXACT([$'Plan base'.$G187];1);IF(EXACT([$'Plan base'.L187];&quot;&quot;);&quot;&quot;;[$'Plan base'.L187]);&quot;&quot;)" office:value-type="string" office:string-value="GO">
            <text:p>GO</text:p>
          </table:table-cell>
          <table:table-cell table:formula="of:=IF(EXACT([$'Plan base'.$G187];1);IF(EXACT([$'Plan base'.M187];&quot;&quot;);&quot;&quot;;IF(EXACT([$'Plan base'.M187];&quot;Plan contable&quot;);CONCATENATE([$'Plan base'.M187];&quot; ClearNet&quot;);[$'Plan base'.M187]));&quot;&quot;)" office:value-type="string" office:string-value="Gastos">
            <text:p>Gastos</text:p>
          </table:table-cell>
          <table:table-cell table:formula="of:=IF(EXACT([$'Plan base'.$G187];1);IF(EXACT([$'Plan base'.N187];&quot;&quot;);&quot;&quot;;[$'Plan base'.N187]);&quot;&quot;)" office:value-type="string" office:string-value="Vista">
            <text:p>Vista</text:p>
          </table:table-cell>
          <table:table-cell table:formula="of:=IF(EXACT([$'Plan base'.$G187];1);IF(EXACT([$'Plan base'.O187];&quot;&quot;);&quot;&quot;;[$'Plan base'.O187]);&quot;&quot;)" office:value-type="string" office:string-value="USD">
            <text:p>USD</text:p>
          </table:table-cell>
          <table:table-cell table:formula="of:=IF(EXACT([$'Plan base'.$G187];1);IF(EXACT([$'Plan base'.P187];&quot;&quot;);&quot;&quot;;[$'Plan base'.P187]);&quot;&quot;)" office:value-type="string" office:string-value="view">
            <text:p>view</text:p>
          </table:table-cell>
          <table:table-cell table:formula="of:=IF(EXACT([$'Plan base'.$G187];1);IF(EXACT([$'Plan base'.Q187];&quot;&quot;);&quot;&quot;;[$'Plan base'.Q18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88];1);IF(EXACT([$'Plan base'.$A188];&quot;&quot;);&quot;&quot;;[$'Plan base'.$A188]);&quot;&quot;)" office:value-type="string" office:string-value="6210-0000">
            <text:p>6210-0000</text:p>
          </table:table-cell>
          <table:table-cell table:formula="of:=IF(EXACT([$'Plan base'.$G188];1);IF(EXACT([$'Plan base'.$K188];&quot;&quot;);&quot;&quot;;[$'Plan base'.$K188]);&quot;&quot;)" office:value-type="string" office:string-value="Costo de mantenimiento y soporte">
            <text:p>Costo de mantenimiento y soporte</text:p>
          </table:table-cell>
          <table:table-cell table:formula="of:=IF(EXACT([$'Plan base'.$G188];1);IF(EXACT([$'Plan base'.L188];&quot;&quot;);&quot;&quot;;[$'Plan base'.L188]);&quot;&quot;)" office:value-type="string" office:string-value="MyS">
            <text:p>MyS</text:p>
          </table:table-cell>
          <table:table-cell table:formula="of:=IF(EXACT([$'Plan base'.$G188];1);IF(EXACT([$'Plan base'.M188];&quot;&quot;);&quot;&quot;;IF(EXACT([$'Plan base'.M188];&quot;Plan contable&quot;);CONCATENATE([$'Plan base'.M188];&quot; ClearNet&quot;);[$'Plan base'.M188]));&quot;&quot;)" office:value-type="string" office:string-value="Gastos  operativos">
            <text:p>Gastos <text:s/>operativos</text:p>
          </table:table-cell>
          <table:table-cell table:formula="of:=IF(EXACT([$'Plan base'.$G188];1);IF(EXACT([$'Plan base'.N188];&quot;&quot;);&quot;&quot;;[$'Plan base'.N188]);&quot;&quot;)" office:value-type="string" office:string-value="Gasto">
            <text:p>Gasto</text:p>
          </table:table-cell>
          <table:table-cell table:formula="of:=IF(EXACT([$'Plan base'.$G188];1);IF(EXACT([$'Plan base'.O188];&quot;&quot;);&quot;&quot;;[$'Plan base'.O188]);&quot;&quot;)" office:value-type="string" office:string-value="USD">
            <text:p>USD</text:p>
          </table:table-cell>
          <table:table-cell table:formula="of:=IF(EXACT([$'Plan base'.$G188];1);IF(EXACT([$'Plan base'.P188];&quot;&quot;);&quot;&quot;;[$'Plan base'.P188]);&quot;&quot;)" office:value-type="string" office:string-value="other">
            <text:p>other</text:p>
          </table:table-cell>
          <table:table-cell table:formula="of:=IF(EXACT([$'Plan base'.$G188];1);IF(EXACT([$'Plan base'.Q188];&quot;&quot;);&quot;&quot;;[$'Plan base'.Q18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89];1);IF(EXACT([$'Plan base'.$A189];&quot;&quot;);&quot;&quot;;[$'Plan base'.$A189]);&quot;&quot;)" office:value-type="string" office:string-value="6220-0000">
            <text:p>6220-0000</text:p>
          </table:table-cell>
          <table:table-cell table:formula="of:=IF(EXACT([$'Plan base'.$G189];1);IF(EXACT([$'Plan base'.$K189];&quot;&quot;);&quot;&quot;;[$'Plan base'.$K189]);&quot;&quot;)" office:value-type="string" office:string-value="Costo de servicios de tiempo definido">
            <text:p>Costo de servicios de tiempo definido</text:p>
          </table:table-cell>
          <table:table-cell table:formula="of:=IF(EXACT([$'Plan base'.$G189];1);IF(EXACT([$'Plan base'.L189];&quot;&quot;);&quot;&quot;;[$'Plan base'.L189]);&quot;&quot;)" office:value-type="string" office:string-value="Ser. T. Def.">
            <text:p>Ser. T. Def.</text:p>
          </table:table-cell>
          <table:table-cell table:formula="of:=IF(EXACT([$'Plan base'.$G189];1);IF(EXACT([$'Plan base'.M189];&quot;&quot;);&quot;&quot;;IF(EXACT([$'Plan base'.M189];&quot;Plan contable&quot;);CONCATENATE([$'Plan base'.M189];&quot; ClearNet&quot;);[$'Plan base'.M189]));&quot;&quot;)" office:value-type="string" office:string-value="Gastos  operativos">
            <text:p>Gastos <text:s/>operativos</text:p>
          </table:table-cell>
          <table:table-cell table:formula="of:=IF(EXACT([$'Plan base'.$G189];1);IF(EXACT([$'Plan base'.N189];&quot;&quot;);&quot;&quot;;[$'Plan base'.N189]);&quot;&quot;)" office:value-type="string" office:string-value="Vista">
            <text:p>Vista</text:p>
          </table:table-cell>
          <table:table-cell table:formula="of:=IF(EXACT([$'Plan base'.$G189];1);IF(EXACT([$'Plan base'.O189];&quot;&quot;);&quot;&quot;;[$'Plan base'.O189]);&quot;&quot;)" office:value-type="string" office:string-value="USD">
            <text:p>USD</text:p>
          </table:table-cell>
          <table:table-cell table:formula="of:=IF(EXACT([$'Plan base'.$G189];1);IF(EXACT([$'Plan base'.P189];&quot;&quot;);&quot;&quot;;[$'Plan base'.P189]);&quot;&quot;)" office:value-type="string" office:string-value="view">
            <text:p>view</text:p>
          </table:table-cell>
          <table:table-cell table:formula="of:=IF(EXACT([$'Plan base'.$G189];1);IF(EXACT([$'Plan base'.Q189];&quot;&quot;);&quot;&quot;;[$'Plan base'.Q18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4];1);IF(EXACT([$'Plan base'.$A194];&quot;&quot;);&quot;&quot;;[$'Plan base'.$A194]);&quot;&quot;)" office:value-type="string" office:string-value="6222-0000">
            <text:p>6222-0000</text:p>
          </table:table-cell>
          <table:table-cell table:formula="of:=IF(EXACT([$'Plan base'.$G194];1);IF(EXACT([$'Plan base'.$K194];&quot;&quot;);&quot;&quot;;[$'Plan base'.$K194]);&quot;&quot;)" office:value-type="string" office:string-value="Redes">
            <text:p>Redes</text:p>
          </table:table-cell>
          <table:table-cell table:formula="of:=IF(EXACT([$'Plan base'.$G194];1);IF(EXACT([$'Plan base'.L194];&quot;&quot;);&quot;&quot;;[$'Plan base'.L194]);&quot;&quot;)" office:value-type="string" office:string-value="Redes">
            <text:p>Redes</text:p>
          </table:table-cell>
          <table:table-cell table:formula="of:=IF(EXACT([$'Plan base'.$G194];1);IF(EXACT([$'Plan base'.M194];&quot;&quot;);&quot;&quot;;IF(EXACT([$'Plan base'.M194];&quot;Plan contable&quot;);CONCATENATE([$'Plan base'.M194];&quot; ClearNet&quot;);[$'Plan base'.M194]));&quot;&quot;)" office:value-type="string" office:string-value="Costo de servicios de tiempo definido">
            <text:p>Costo de servicios de tiempo definido</text:p>
          </table:table-cell>
          <table:table-cell table:formula="of:=IF(EXACT([$'Plan base'.$G194];1);IF(EXACT([$'Plan base'.N194];&quot;&quot;);&quot;&quot;;[$'Plan base'.N194]);&quot;&quot;)" office:value-type="string" office:string-value="Vista">
            <text:p>Vista</text:p>
          </table:table-cell>
          <table:table-cell table:formula="of:=IF(EXACT([$'Plan base'.$G194];1);IF(EXACT([$'Plan base'.O194];&quot;&quot;);&quot;&quot;;[$'Plan base'.O194]);&quot;&quot;)" office:value-type="string" office:string-value="USD">
            <text:p>USD</text:p>
          </table:table-cell>
          <table:table-cell table:formula="of:=IF(EXACT([$'Plan base'.$G194];1);IF(EXACT([$'Plan base'.P194];&quot;&quot;);&quot;&quot;;[$'Plan base'.P194]);&quot;&quot;)" office:value-type="string" office:string-value="view">
            <text:p>view</text:p>
          </table:table-cell>
          <table:table-cell table:formula="of:=IF(EXACT([$'Plan base'.$G194];1);IF(EXACT([$'Plan base'.Q194];&quot;&quot;);&quot;&quot;;[$'Plan base'.Q194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5];1);IF(EXACT([$'Plan base'.$A195];&quot;&quot;);&quot;&quot;;[$'Plan base'.$A195]);&quot;&quot;)" office:value-type="string" office:string-value="6222-0100">
            <text:p>6222-0100</text:p>
          </table:table-cell>
          <table:table-cell table:formula="of:=IF(EXACT([$'Plan base'.$G195];1);IF(EXACT([$'Plan base'.$K195];&quot;&quot;);&quot;&quot;;[$'Plan base'.$K195]);&quot;&quot;)" office:value-type="string" office:string-value="Estructuración de red">
            <text:p>Estructuración de red</text:p>
          </table:table-cell>
          <table:table-cell table:formula="of:=IF(EXACT([$'Plan base'.$G195];1);IF(EXACT([$'Plan base'.L195];&quot;&quot;);&quot;&quot;;[$'Plan base'.L195]);&quot;&quot;)" office:value-type="string" office:string-value="OERP">
            <text:p>OERP</text:p>
          </table:table-cell>
          <table:table-cell table:formula="of:=IF(EXACT([$'Plan base'.$G195];1);IF(EXACT([$'Plan base'.M195];&quot;&quot;);&quot;&quot;;IF(EXACT([$'Plan base'.M195];&quot;Plan contable&quot;);CONCATENATE([$'Plan base'.M195];&quot; ClearNet&quot;);[$'Plan base'.M195]));&quot;&quot;)" office:value-type="string" office:string-value="Redes">
            <text:p>Redes</text:p>
          </table:table-cell>
          <table:table-cell table:formula="of:=IF(EXACT([$'Plan base'.$G195];1);IF(EXACT([$'Plan base'.N195];&quot;&quot;);&quot;&quot;;[$'Plan base'.N195]);&quot;&quot;)" office:value-type="string" office:string-value="Gasto">
            <text:p>Gasto</text:p>
          </table:table-cell>
          <table:table-cell table:formula="of:=IF(EXACT([$'Plan base'.$G195];1);IF(EXACT([$'Plan base'.O195];&quot;&quot;);&quot;&quot;;[$'Plan base'.O195]);&quot;&quot;)" office:value-type="string" office:string-value="USD">
            <text:p>USD</text:p>
          </table:table-cell>
          <table:table-cell table:formula="of:=IF(EXACT([$'Plan base'.$G195];1);IF(EXACT([$'Plan base'.P195];&quot;&quot;);&quot;&quot;;[$'Plan base'.P195]);&quot;&quot;)" office:value-type="string" office:string-value="other">
            <text:p>other</text:p>
          </table:table-cell>
          <table:table-cell table:formula="of:=IF(EXACT([$'Plan base'.$G195];1);IF(EXACT([$'Plan base'.Q195];&quot;&quot;);&quot;&quot;;[$'Plan base'.Q19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6];1);IF(EXACT([$'Plan base'.$A196];&quot;&quot;);&quot;&quot;;[$'Plan base'.$A196]);&quot;&quot;)" office:value-type="string" office:string-value="6222-0200">
            <text:p>6222-0200</text:p>
          </table:table-cell>
          <table:table-cell table:formula="of:=IF(EXACT([$'Plan base'.$G196];1);IF(EXACT([$'Plan base'.$K196];&quot;&quot;);&quot;&quot;;[$'Plan base'.$K196]);&quot;&quot;)" office:value-type="string" office:string-value="Telefonía IP">
            <text:p>Telefonía IP</text:p>
          </table:table-cell>
          <table:table-cell table:formula="of:=IF(EXACT([$'Plan base'.$G196];1);IF(EXACT([$'Plan base'.L196];&quot;&quot;);&quot;&quot;;[$'Plan base'.L196]);&quot;&quot;)" office:value-type="string" office:string-value="Web">
            <text:p>Web</text:p>
          </table:table-cell>
          <table:table-cell table:formula="of:=IF(EXACT([$'Plan base'.$G196];1);IF(EXACT([$'Plan base'.M196];&quot;&quot;);&quot;&quot;;IF(EXACT([$'Plan base'.M196];&quot;Plan contable&quot;);CONCATENATE([$'Plan base'.M196];&quot; ClearNet&quot;);[$'Plan base'.M196]));&quot;&quot;)" office:value-type="string" office:string-value="Redes">
            <text:p>Redes</text:p>
          </table:table-cell>
          <table:table-cell table:formula="of:=IF(EXACT([$'Plan base'.$G196];1);IF(EXACT([$'Plan base'.N196];&quot;&quot;);&quot;&quot;;[$'Plan base'.N196]);&quot;&quot;)" office:value-type="string" office:string-value="Gasto">
            <text:p>Gasto</text:p>
          </table:table-cell>
          <table:table-cell table:formula="of:=IF(EXACT([$'Plan base'.$G196];1);IF(EXACT([$'Plan base'.O196];&quot;&quot;);&quot;&quot;;[$'Plan base'.O196]);&quot;&quot;)" office:value-type="string" office:string-value="USD">
            <text:p>USD</text:p>
          </table:table-cell>
          <table:table-cell table:formula="of:=IF(EXACT([$'Plan base'.$G196];1);IF(EXACT([$'Plan base'.P196];&quot;&quot;);&quot;&quot;;[$'Plan base'.P196]);&quot;&quot;)" office:value-type="string" office:string-value="other">
            <text:p>other</text:p>
          </table:table-cell>
          <table:table-cell table:formula="of:=IF(EXACT([$'Plan base'.$G196];1);IF(EXACT([$'Plan base'.Q196];&quot;&quot;);&quot;&quot;;[$'Plan base'.Q19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7];1);IF(EXACT([$'Plan base'.$A197];&quot;&quot;);&quot;&quot;;[$'Plan base'.$A197]);&quot;&quot;)" office:value-type="string" office:string-value="6222-0300">
            <text:p>6222-0300</text:p>
          </table:table-cell>
          <table:table-cell table:formula="of:=IF(EXACT([$'Plan base'.$G197];1);IF(EXACT([$'Plan base'.$K197];&quot;&quot;);&quot;&quot;;[$'Plan base'.$K197]);&quot;&quot;)" office:value-type="string" office:string-value="Otros Servicios">
            <text:p>Otros Servicios</text:p>
          </table:table-cell>
          <table:table-cell table:formula="of:=IF(EXACT([$'Plan base'.$G197];1);IF(EXACT([$'Plan base'.L197];&quot;&quot;);&quot;&quot;;[$'Plan base'.L197]);&quot;&quot;)" office:value-type="string" office:string-value="Otros">
            <text:p>Otros</text:p>
          </table:table-cell>
          <table:table-cell table:formula="of:=IF(EXACT([$'Plan base'.$G197];1);IF(EXACT([$'Plan base'.M197];&quot;&quot;);&quot;&quot;;IF(EXACT([$'Plan base'.M197];&quot;Plan contable&quot;);CONCATENATE([$'Plan base'.M197];&quot; ClearNet&quot;);[$'Plan base'.M197]));&quot;&quot;)" office:value-type="string" office:string-value="Redes">
            <text:p>Redes</text:p>
          </table:table-cell>
          <table:table-cell table:formula="of:=IF(EXACT([$'Plan base'.$G197];1);IF(EXACT([$'Plan base'.N197];&quot;&quot;);&quot;&quot;;[$'Plan base'.N197]);&quot;&quot;)" office:value-type="string" office:string-value="Gasto">
            <text:p>Gasto</text:p>
          </table:table-cell>
          <table:table-cell table:formula="of:=IF(EXACT([$'Plan base'.$G197];1);IF(EXACT([$'Plan base'.O197];&quot;&quot;);&quot;&quot;;[$'Plan base'.O197]);&quot;&quot;)" office:value-type="string" office:string-value="USD">
            <text:p>USD</text:p>
          </table:table-cell>
          <table:table-cell table:formula="of:=IF(EXACT([$'Plan base'.$G197];1);IF(EXACT([$'Plan base'.P197];&quot;&quot;);&quot;&quot;;[$'Plan base'.P197]);&quot;&quot;)" office:value-type="string" office:string-value="other">
            <text:p>other</text:p>
          </table:table-cell>
          <table:table-cell table:formula="of:=IF(EXACT([$'Plan base'.$G197];1);IF(EXACT([$'Plan base'.Q197];&quot;&quot;);&quot;&quot;;[$'Plan base'.Q19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8];1);IF(EXACT([$'Plan base'.$A198];&quot;&quot;);&quot;&quot;;[$'Plan base'.$A198]);&quot;&quot;)" office:value-type="string" office:string-value="6230-0000">
            <text:p>6230-0000</text:p>
          </table:table-cell>
          <table:table-cell table:formula="of:=IF(EXACT([$'Plan base'.$G198];1);IF(EXACT([$'Plan base'.$K198];&quot;&quot;);&quot;&quot;;[$'Plan base'.$K198]);&quot;&quot;)" office:value-type="string" office:string-value="Costo de capacitación">
            <text:p>Costo de capacitación</text:p>
          </table:table-cell>
          <table:table-cell table:formula="of:=IF(EXACT([$'Plan base'.$G198];1);IF(EXACT([$'Plan base'.L198];&quot;&quot;);&quot;&quot;;[$'Plan base'.L198]);&quot;&quot;)" office:value-type="string" office:string-value="Capa.">
            <text:p>Capa.</text:p>
          </table:table-cell>
          <table:table-cell table:formula="of:=IF(EXACT([$'Plan base'.$G198];1);IF(EXACT([$'Plan base'.M198];&quot;&quot;);&quot;&quot;;IF(EXACT([$'Plan base'.M198];&quot;Plan contable&quot;);CONCATENATE([$'Plan base'.M198];&quot; ClearNet&quot;);[$'Plan base'.M198]));&quot;&quot;)" office:value-type="string" office:string-value="Gastos  operativos">
            <text:p>Gastos <text:s/>operativos</text:p>
          </table:table-cell>
          <table:table-cell table:formula="of:=IF(EXACT([$'Plan base'.$G198];1);IF(EXACT([$'Plan base'.N198];&quot;&quot;);&quot;&quot;;[$'Plan base'.N198]);&quot;&quot;)" office:value-type="string" office:string-value="Gasto">
            <text:p>Gasto</text:p>
          </table:table-cell>
          <table:table-cell table:formula="of:=IF(EXACT([$'Plan base'.$G198];1);IF(EXACT([$'Plan base'.O198];&quot;&quot;);&quot;&quot;;[$'Plan base'.O198]);&quot;&quot;)" office:value-type="string" office:string-value="USD">
            <text:p>USD</text:p>
          </table:table-cell>
          <table:table-cell table:formula="of:=IF(EXACT([$'Plan base'.$G198];1);IF(EXACT([$'Plan base'.P198];&quot;&quot;);&quot;&quot;;[$'Plan base'.P198]);&quot;&quot;)" office:value-type="string" office:string-value="other">
            <text:p>other</text:p>
          </table:table-cell>
          <table:table-cell table:formula="of:=IF(EXACT([$'Plan base'.$G198];1);IF(EXACT([$'Plan base'.Q198];&quot;&quot;);&quot;&quot;;[$'Plan base'.Q19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199];1);IF(EXACT([$'Plan base'.$A199];&quot;&quot;);&quot;&quot;;[$'Plan base'.$A199]);&quot;&quot;)" office:value-type="string" office:string-value="6240-0000">
            <text:p>6240-0000</text:p>
          </table:table-cell>
          <table:table-cell table:formula="of:=IF(EXACT([$'Plan base'.$G199];1);IF(EXACT([$'Plan base'.$K199];&quot;&quot;);&quot;&quot;;[$'Plan base'.$K199]);&quot;&quot;)" office:value-type="string" office:string-value="Costo de asesoría y consultoría">
            <text:p>Costo de asesoría y consultoría</text:p>
          </table:table-cell>
          <table:table-cell table:formula="of:=IF(EXACT([$'Plan base'.$G199];1);IF(EXACT([$'Plan base'.L199];&quot;&quot;);&quot;&quot;;[$'Plan base'.L199]);&quot;&quot;)" office:value-type="string" office:string-value="Ases.">
            <text:p>Ases.</text:p>
          </table:table-cell>
          <table:table-cell table:formula="of:=IF(EXACT([$'Plan base'.$G199];1);IF(EXACT([$'Plan base'.M199];&quot;&quot;);&quot;&quot;;IF(EXACT([$'Plan base'.M199];&quot;Plan contable&quot;);CONCATENATE([$'Plan base'.M199];&quot; ClearNet&quot;);[$'Plan base'.M199]));&quot;&quot;)" office:value-type="string" office:string-value="Gastos  operativos">
            <text:p>Gastos <text:s/>operativos</text:p>
          </table:table-cell>
          <table:table-cell table:formula="of:=IF(EXACT([$'Plan base'.$G199];1);IF(EXACT([$'Plan base'.N199];&quot;&quot;);&quot;&quot;;[$'Plan base'.N199]);&quot;&quot;)" office:value-type="string" office:string-value="Gasto">
            <text:p>Gasto</text:p>
          </table:table-cell>
          <table:table-cell table:formula="of:=IF(EXACT([$'Plan base'.$G199];1);IF(EXACT([$'Plan base'.O199];&quot;&quot;);&quot;&quot;;[$'Plan base'.O199]);&quot;&quot;)" office:value-type="string" office:string-value="USD">
            <text:p>USD</text:p>
          </table:table-cell>
          <table:table-cell table:formula="of:=IF(EXACT([$'Plan base'.$G199];1);IF(EXACT([$'Plan base'.P199];&quot;&quot;);&quot;&quot;;[$'Plan base'.P199]);&quot;&quot;)" office:value-type="string" office:string-value="other">
            <text:p>other</text:p>
          </table:table-cell>
          <table:table-cell table:formula="of:=IF(EXACT([$'Plan base'.$G199];1);IF(EXACT([$'Plan base'.Q199];&quot;&quot;);&quot;&quot;;[$'Plan base'.Q199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06];1);IF(EXACT([$'Plan base'.$A206];&quot;&quot;);&quot;&quot;;[$'Plan base'.$A206]);&quot;&quot;)" office:value-type="string" office:string-value="6290-0000">
            <text:p>6290-0000</text:p>
          </table:table-cell>
          <table:table-cell table:formula="of:=IF(EXACT([$'Plan base'.$G206];1);IF(EXACT([$'Plan base'.$K206];&quot;&quot;);&quot;&quot;;[$'Plan base'.$K206]);&quot;&quot;)" office:value-type="string" office:string-value="Costo de otros servicios">
            <text:p>Costo de otros servicios</text:p>
          </table:table-cell>
          <table:table-cell table:formula="of:=IF(EXACT([$'Plan base'.$G206];1);IF(EXACT([$'Plan base'.L206];&quot;&quot;);&quot;&quot;;[$'Plan base'.L206]);&quot;&quot;)" office:value-type="string" office:string-value="Otros">
            <text:p>Otros</text:p>
          </table:table-cell>
          <table:table-cell table:formula="of:=IF(EXACT([$'Plan base'.$G206];1);IF(EXACT([$'Plan base'.M206];&quot;&quot;);&quot;&quot;;IF(EXACT([$'Plan base'.M206];&quot;Plan contable&quot;);CONCATENATE([$'Plan base'.M206];&quot; ClearNet&quot;);[$'Plan base'.M206]));&quot;&quot;)" office:value-type="string" office:string-value="Gastos  operativos">
            <text:p>Gastos <text:s/>operativos</text:p>
          </table:table-cell>
          <table:table-cell table:formula="of:=IF(EXACT([$'Plan base'.$G206];1);IF(EXACT([$'Plan base'.N206];&quot;&quot;);&quot;&quot;;[$'Plan base'.N206]);&quot;&quot;)" office:value-type="string" office:string-value="Gasto">
            <text:p>Gasto</text:p>
          </table:table-cell>
          <table:table-cell table:formula="of:=IF(EXACT([$'Plan base'.$G206];1);IF(EXACT([$'Plan base'.O206];&quot;&quot;);&quot;&quot;;[$'Plan base'.O206]);&quot;&quot;)" office:value-type="string" office:string-value="USD">
            <text:p>USD</text:p>
          </table:table-cell>
          <table:table-cell table:formula="of:=IF(EXACT([$'Plan base'.$G206];1);IF(EXACT([$'Plan base'.P206];&quot;&quot;);&quot;&quot;;[$'Plan base'.P206]);&quot;&quot;)" office:value-type="string" office:string-value="other">
            <text:p>other</text:p>
          </table:table-cell>
          <table:table-cell table:formula="of:=IF(EXACT([$'Plan base'.$G206];1);IF(EXACT([$'Plan base'.Q206];&quot;&quot;);&quot;&quot;;[$'Plan base'.Q206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07];1);IF(EXACT([$'Plan base'.$A207];&quot;&quot;);&quot;&quot;;[$'Plan base'.$A207]);&quot;&quot;)" office:value-type="string" office:string-value="6300-0000">
            <text:p>6300-0000</text:p>
          </table:table-cell>
          <table:table-cell table:formula="of:=IF(EXACT([$'Plan base'.$G207];1);IF(EXACT([$'Plan base'.$K207];&quot;&quot;);&quot;&quot;;[$'Plan base'.$K207]);&quot;&quot;)" office:value-type="string" office:string-value="Gastos administrativos">
            <text:p>Gastos administrativos</text:p>
          </table:table-cell>
          <table:table-cell table:formula="of:=IF(EXACT([$'Plan base'.$G207];1);IF(EXACT([$'Plan base'.L207];&quot;&quot;);&quot;&quot;;[$'Plan base'.L207]);&quot;&quot;)" office:value-type="string" office:string-value="GA">
            <text:p>GA</text:p>
          </table:table-cell>
          <table:table-cell table:formula="of:=IF(EXACT([$'Plan base'.$G207];1);IF(EXACT([$'Plan base'.M207];&quot;&quot;);&quot;&quot;;IF(EXACT([$'Plan base'.M207];&quot;Plan contable&quot;);CONCATENATE([$'Plan base'.M207];&quot; ClearNet&quot;);[$'Plan base'.M207]));&quot;&quot;)" office:value-type="string" office:string-value="Gastos">
            <text:p>Gastos</text:p>
          </table:table-cell>
          <table:table-cell table:formula="of:=IF(EXACT([$'Plan base'.$G207];1);IF(EXACT([$'Plan base'.N207];&quot;&quot;);&quot;&quot;;[$'Plan base'.N207]);&quot;&quot;)" office:value-type="string" office:string-value="Vista">
            <text:p>Vista</text:p>
          </table:table-cell>
          <table:table-cell table:formula="of:=IF(EXACT([$'Plan base'.$G207];1);IF(EXACT([$'Plan base'.O207];&quot;&quot;);&quot;&quot;;[$'Plan base'.O207]);&quot;&quot;)" office:value-type="string" office:string-value="USD">
            <text:p>USD</text:p>
          </table:table-cell>
          <table:table-cell table:formula="of:=IF(EXACT([$'Plan base'.$G207];1);IF(EXACT([$'Plan base'.P207];&quot;&quot;);&quot;&quot;;[$'Plan base'.P207]);&quot;&quot;)" office:value-type="string" office:string-value="view">
            <text:p>view</text:p>
          </table:table-cell>
          <table:table-cell table:formula="of:=IF(EXACT([$'Plan base'.$G207];1);IF(EXACT([$'Plan base'.Q207];&quot;&quot;);&quot;&quot;;[$'Plan base'.Q207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08];1);IF(EXACT([$'Plan base'.$A208];&quot;&quot;);&quot;&quot;;[$'Plan base'.$A208]);&quot;&quot;)" office:value-type="string" office:string-value="6310-0000">
            <text:p>6310-0000</text:p>
          </table:table-cell>
          <table:table-cell table:formula="of:=IF(EXACT([$'Plan base'.$G208];1);IF(EXACT([$'Plan base'.$K208];&quot;&quot;);&quot;&quot;;[$'Plan base'.$K208]);&quot;&quot;)" office:value-type="string" office:string-value="Cuota por administración">
            <text:p>Cuota por administración</text:p>
          </table:table-cell>
          <table:table-cell table:formula="of:=IF(EXACT([$'Plan base'.$G208];1);IF(EXACT([$'Plan base'.L208];&quot;&quot;);&quot;&quot;;[$'Plan base'.L208]);&quot;&quot;)" office:value-type="string" office:string-value="CAd">
            <text:p>CAd</text:p>
          </table:table-cell>
          <table:table-cell table:formula="of:=IF(EXACT([$'Plan base'.$G208];1);IF(EXACT([$'Plan base'.M208];&quot;&quot;);&quot;&quot;;IF(EXACT([$'Plan base'.M208];&quot;Plan contable&quot;);CONCATENATE([$'Plan base'.M208];&quot; ClearNet&quot;);[$'Plan base'.M208]));&quot;&quot;)" office:value-type="string" office:string-value="Gastos administrativos">
            <text:p>Gastos administrativos</text:p>
          </table:table-cell>
          <table:table-cell table:formula="of:=IF(EXACT([$'Plan base'.$G208];1);IF(EXACT([$'Plan base'.N208];&quot;&quot;);&quot;&quot;;[$'Plan base'.N208]);&quot;&quot;)" office:value-type="string" office:string-value="Gasto">
            <text:p>Gasto</text:p>
          </table:table-cell>
          <table:table-cell table:formula="of:=IF(EXACT([$'Plan base'.$G208];1);IF(EXACT([$'Plan base'.O208];&quot;&quot;);&quot;&quot;;[$'Plan base'.O208]);&quot;&quot;)" office:value-type="string" office:string-value="USD">
            <text:p>USD</text:p>
          </table:table-cell>
          <table:table-cell table:formula="of:=IF(EXACT([$'Plan base'.$G208];1);IF(EXACT([$'Plan base'.P208];&quot;&quot;);&quot;&quot;;[$'Plan base'.P208]);&quot;&quot;)" office:value-type="string" office:string-value="other">
            <text:p>other</text:p>
          </table:table-cell>
          <table:table-cell table:formula="of:=IF(EXACT([$'Plan base'.$G208];1);IF(EXACT([$'Plan base'.Q208];&quot;&quot;);&quot;&quot;;[$'Plan base'.Q20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41];1);IF(EXACT([$'Plan base'.$A241];&quot;&quot;);&quot;&quot;;[$'Plan base'.$A241]);&quot;&quot;)" office:value-type="string" office:string-value="6600-0000">
            <text:p>6600-0000</text:p>
          </table:table-cell>
          <table:table-cell table:formula="of:=IF(EXACT([$'Plan base'.$G241];1);IF(EXACT([$'Plan base'.$K241];&quot;&quot;);&quot;&quot;;[$'Plan base'.$K241]);&quot;&quot;)" office:value-type="string" office:string-value="Otros gastos">
            <text:p>Otros gastos</text:p>
          </table:table-cell>
          <table:table-cell table:formula="of:=IF(EXACT([$'Plan base'.$G241];1);IF(EXACT([$'Plan base'.L241];&quot;&quot;);&quot;&quot;;[$'Plan base'.L241]);&quot;&quot;)" office:value-type="string" office:string-value="OG">
            <text:p>OG</text:p>
          </table:table-cell>
          <table:table-cell table:formula="of:=IF(EXACT([$'Plan base'.$G241];1);IF(EXACT([$'Plan base'.M241];&quot;&quot;);&quot;&quot;;IF(EXACT([$'Plan base'.M241];&quot;Plan contable&quot;);CONCATENATE([$'Plan base'.M241];&quot; ClearNet&quot;);[$'Plan base'.M241]));&quot;&quot;)" office:value-type="string" office:string-value="Gastos">
            <text:p>Gastos</text:p>
          </table:table-cell>
          <table:table-cell table:formula="of:=IF(EXACT([$'Plan base'.$G241];1);IF(EXACT([$'Plan base'.N241];&quot;&quot;);&quot;&quot;;[$'Plan base'.N241]);&quot;&quot;)" office:value-type="string" office:string-value="Vista">
            <text:p>Vista</text:p>
          </table:table-cell>
          <table:table-cell table:formula="of:=IF(EXACT([$'Plan base'.$G241];1);IF(EXACT([$'Plan base'.O241];&quot;&quot;);&quot;&quot;;[$'Plan base'.O241]);&quot;&quot;)" office:value-type="string" office:string-value="USD">
            <text:p>USD</text:p>
          </table:table-cell>
          <table:table-cell table:formula="of:=IF(EXACT([$'Plan base'.$G241];1);IF(EXACT([$'Plan base'.P241];&quot;&quot;);&quot;&quot;;[$'Plan base'.P241]);&quot;&quot;)" office:value-type="string" office:string-value="view">
            <text:p>view</text:p>
          </table:table-cell>
          <table:table-cell table:formula="of:=IF(EXACT([$'Plan base'.$G241];1);IF(EXACT([$'Plan base'.Q241];&quot;&quot;);&quot;&quot;;[$'Plan base'.Q241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42];1);IF(EXACT([$'Plan base'.$A242];&quot;&quot;);&quot;&quot;;[$'Plan base'.$A242]);&quot;&quot;)" office:value-type="string" office:string-value="6610-0000">
            <text:p>6610-0000</text:p>
          </table:table-cell>
          <table:table-cell table:formula="of:=IF(EXACT([$'Plan base'.$G242];1);IF(EXACT([$'Plan base'.$K242];&quot;&quot;);&quot;&quot;;[$'Plan base'.$K242]);&quot;&quot;)" office:value-type="string" office:string-value="Ajustes">
            <text:p>Ajustes</text:p>
          </table:table-cell>
          <table:table-cell table:formula="of:=IF(EXACT([$'Plan base'.$G242];1);IF(EXACT([$'Plan base'.L242];&quot;&quot;);&quot;&quot;;[$'Plan base'.L242]);&quot;&quot;)" office:value-type="string" office:string-value="Aj">
            <text:p>Aj</text:p>
          </table:table-cell>
          <table:table-cell table:formula="of:=IF(EXACT([$'Plan base'.$G242];1);IF(EXACT([$'Plan base'.M242];&quot;&quot;);&quot;&quot;;IF(EXACT([$'Plan base'.M242];&quot;Plan contable&quot;);CONCATENATE([$'Plan base'.M242];&quot; ClearNet&quot;);[$'Plan base'.M242]));&quot;&quot;)" office:value-type="string" office:string-value="Otros gastos">
            <text:p>Otros gastos</text:p>
          </table:table-cell>
          <table:table-cell table:formula="of:=IF(EXACT([$'Plan base'.$G242];1);IF(EXACT([$'Plan base'.N242];&quot;&quot;);&quot;&quot;;[$'Plan base'.N242]);&quot;&quot;)" office:value-type="string" office:string-value="Gasto">
            <text:p>Gasto</text:p>
          </table:table-cell>
          <table:table-cell table:formula="of:=IF(EXACT([$'Plan base'.$G242];1);IF(EXACT([$'Plan base'.O242];&quot;&quot;);&quot;&quot;;[$'Plan base'.O242]);&quot;&quot;)" office:value-type="string" office:string-value="USD">
            <text:p>USD</text:p>
          </table:table-cell>
          <table:table-cell table:formula="of:=IF(EXACT([$'Plan base'.$G242];1);IF(EXACT([$'Plan base'.P242];&quot;&quot;);&quot;&quot;;[$'Plan base'.P242]);&quot;&quot;)" office:value-type="string" office:string-value="other">
            <text:p>other</text:p>
          </table:table-cell>
          <table:table-cell table:formula="of:=IF(EXACT([$'Plan base'.$G242];1);IF(EXACT([$'Plan base'.Q242];&quot;&quot;);&quot;&quot;;[$'Plan base'.Q242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45];1);IF(EXACT([$'Plan base'.$A245];&quot;&quot;);&quot;&quot;;[$'Plan base'.$A245]);&quot;&quot;)" office:value-type="string" office:string-value="6700-0000">
            <text:p>6700-0000</text:p>
          </table:table-cell>
          <table:table-cell table:formula="of:=IF(EXACT([$'Plan base'.$G245];1);IF(EXACT([$'Plan base'.$K245];&quot;&quot;);&quot;&quot;;[$'Plan base'.$K245]);&quot;&quot;)" office:value-type="string" office:string-value="Gastos no deducibles">
            <text:p>Gastos no deducibles</text:p>
          </table:table-cell>
          <table:table-cell table:formula="of:=IF(EXACT([$'Plan base'.$G245];1);IF(EXACT([$'Plan base'.L245];&quot;&quot;);&quot;&quot;;[$'Plan base'.L245]);&quot;&quot;)" office:value-type="string" office:string-value="GND">
            <text:p>GND</text:p>
          </table:table-cell>
          <table:table-cell table:formula="of:=IF(EXACT([$'Plan base'.$G245];1);IF(EXACT([$'Plan base'.M245];&quot;&quot;);&quot;&quot;;IF(EXACT([$'Plan base'.M245];&quot;Plan contable&quot;);CONCATENATE([$'Plan base'.M245];&quot; ClearNet&quot;);[$'Plan base'.M245]));&quot;&quot;)" office:value-type="string" office:string-value="Gastos">
            <text:p>Gastos</text:p>
          </table:table-cell>
          <table:table-cell table:formula="of:=IF(EXACT([$'Plan base'.$G245];1);IF(EXACT([$'Plan base'.N245];&quot;&quot;);&quot;&quot;;[$'Plan base'.N245]);&quot;&quot;)" office:value-type="string" office:string-value="Vista">
            <text:p>Vista</text:p>
          </table:table-cell>
          <table:table-cell table:formula="of:=IF(EXACT([$'Plan base'.$G245];1);IF(EXACT([$'Plan base'.O245];&quot;&quot;);&quot;&quot;;[$'Plan base'.O245]);&quot;&quot;)" office:value-type="string" office:string-value="USD">
            <text:p>USD</text:p>
          </table:table-cell>
          <table:table-cell table:formula="of:=IF(EXACT([$'Plan base'.$G245];1);IF(EXACT([$'Plan base'.P245];&quot;&quot;);&quot;&quot;;[$'Plan base'.P245]);&quot;&quot;)" office:value-type="string" office:string-value="view">
            <text:p>view</text:p>
          </table:table-cell>
          <table:table-cell table:formula="of:=IF(EXACT([$'Plan base'.$G245];1);IF(EXACT([$'Plan base'.Q245];&quot;&quot;);&quot;&quot;;[$'Plan base'.Q245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48];1);IF(EXACT([$'Plan base'.$A248];&quot;&quot;);&quot;&quot;;[$'Plan base'.$A248]);&quot;&quot;)" office:value-type="string" office:string-value="6730-0000">
            <text:p>6730-0000</text:p>
          </table:table-cell>
          <table:table-cell table:formula="of:=IF(EXACT([$'Plan base'.$G248];1);IF(EXACT([$'Plan base'.$K248];&quot;&quot;);&quot;&quot;;[$'Plan base'.$K248]);&quot;&quot;)" office:value-type="string" office:string-value="Multas">
            <text:p>Multas</text:p>
          </table:table-cell>
          <table:table-cell table:formula="of:=IF(EXACT([$'Plan base'.$G248];1);IF(EXACT([$'Plan base'.L248];&quot;&quot;);&quot;&quot;;[$'Plan base'.L248]);&quot;&quot;)" office:value-type="string" office:string-value="Mul">
            <text:p>Mul</text:p>
          </table:table-cell>
          <table:table-cell table:formula="of:=IF(EXACT([$'Plan base'.$G248];1);IF(EXACT([$'Plan base'.M248];&quot;&quot;);&quot;&quot;;IF(EXACT([$'Plan base'.M248];&quot;Plan contable&quot;);CONCATENATE([$'Plan base'.M248];&quot; ClearNet&quot;);[$'Plan base'.M248]));&quot;&quot;)" office:value-type="string" office:string-value="Gastos no deducibles">
            <text:p>Gastos no deducibles</text:p>
          </table:table-cell>
          <table:table-cell table:formula="of:=IF(EXACT([$'Plan base'.$G248];1);IF(EXACT([$'Plan base'.N248];&quot;&quot;);&quot;&quot;;[$'Plan base'.N248]);&quot;&quot;)" office:value-type="string" office:string-value="Gasto">
            <text:p>Gasto</text:p>
          </table:table-cell>
          <table:table-cell table:formula="of:=IF(EXACT([$'Plan base'.$G248];1);IF(EXACT([$'Plan base'.O248];&quot;&quot;);&quot;&quot;;[$'Plan base'.O248]);&quot;&quot;)" office:value-type="string" office:string-value="USD">
            <text:p>USD</text:p>
          </table:table-cell>
          <table:table-cell table:formula="of:=IF(EXACT([$'Plan base'.$G248];1);IF(EXACT([$'Plan base'.P248];&quot;&quot;);&quot;&quot;;[$'Plan base'.P248]);&quot;&quot;)" office:value-type="string" office:string-value="other">
            <text:p>other</text:p>
          </table:table-cell>
          <table:table-cell table:formula="of:=IF(EXACT([$'Plan base'.$G248];1);IF(EXACT([$'Plan base'.Q248];&quot;&quot;);&quot;&quot;;[$'Plan base'.Q248]);&quot;&quot;)" office:value-type="string" office:string-value="False">
            <text:p>False</text:p>
          </table:table-cell>
        </table:table-row>
        <table:table-row table:style-name="ro2">
          <table:table-cell table:formula="of:=IF(EXACT([$'Plan base'.$G249];1);IF(EXACT([$'Plan base'.$A249];&quot;&quot;);&quot;&quot;;[$'Plan base'.$A249]);&quot;&quot;)" office:value-type="string" office:string-value="6740-0000">
            <text:p>6740-0000</text:p>
          </table:table-cell>
          <table:table-cell table:formula="of:=IF(EXACT([$'Plan base'.$G249];1);IF(EXACT([$'Plan base'.$K249];&quot;&quot;);&quot;&quot;;[$'Plan base'.$K249]);&quot;&quot;)" office:value-type="string" office:string-value="Diferencial cambiario">
            <text:p>Diferencial cambiario</text:p>
          </table:table-cell>
          <table:table-cell table:formula="of:=IF(EXACT([$'Plan base'.$G249];1);IF(EXACT([$'Plan base'.L249];&quot;&quot;);&quot;&quot;;[$'Plan base'.L249]);&quot;&quot;)" office:value-type="string" office:string-value="Dif.Cam">
            <text:p>Dif.Cam</text:p>
          </table:table-cell>
          <table:table-cell table:formula="of:=IF(EXACT([$'Plan base'.$G249];1);IF(EXACT([$'Plan base'.M249];&quot;&quot;);&quot;&quot;;IF(EXACT([$'Plan base'.M249];&quot;Plan contable&quot;);CONCATENATE([$'Plan base'.M249];&quot; ClearNet&quot;);[$'Plan base'.M249]));&quot;&quot;)" office:value-type="string" office:string-value="Gastos no deducibles">
            <text:p>Gastos no deducibles</text:p>
          </table:table-cell>
          <table:table-cell table:formula="of:=IF(EXACT([$'Plan base'.$G249];1);IF(EXACT([$'Plan base'.N249];&quot;&quot;);&quot;&quot;;[$'Plan base'.N249]);&quot;&quot;)" office:value-type="string" office:string-value="Gasto">
            <text:p>Gasto</text:p>
          </table:table-cell>
          <table:table-cell table:formula="of:=IF(EXACT([$'Plan base'.$G249];1);IF(EXACT([$'Plan base'.O249];&quot;&quot;);&quot;&quot;;[$'Plan base'.O249]);&quot;&quot;)" office:value-type="string" office:string-value="USD">
            <text:p>USD</text:p>
          </table:table-cell>
          <table:table-cell table:formula="of:=IF(EXACT([$'Plan base'.$G249];1);IF(EXACT([$'Plan base'.P249];&quot;&quot;);&quot;&quot;;[$'Plan base'.P249]);&quot;&quot;)" office:value-type="string" office:string-value="other">
            <text:p>other</text:p>
          </table:table-cell>
          <table:table-cell table:formula="of:=IF(EXACT([$'Plan base'.$G249];1);IF(EXACT([$'Plan base'.Q249];&quot;&quot;);&quot;&quot;;[$'Plan base'.Q249]);&quot;&quot;)" office:value-type="string" office:string-value="False">
            <text:p>False</text:p>
          </table:table-cell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>
        <table:named-expression table:name="Excel_BuiltIn_Print_Area_1" table:base-cell-address="$'Plan base'.$A$1" table:expression="$#REF!.$A$#REF!:$I$#REF!"/>
        <table:named-expression table:name="Excel_BuiltIn_Print_Titles_1" table:base-cell-address="$'Plan base'.$A$1" table:expression="$#REF!.$A$1:$A$1046566;$#REF!.$A$1:$AMC$1"/>
      </table:named-expressions>
      <table:database-ranges>
        <table:database-range table:target-range-address="ClearNet.A1:ClearNet.AMJ10483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₡</number:text>
      <number:number number:decimal-places="0" number:min-integer-digits="1" number:grouping="true"/>
      <number:text> </number:text>
    </number:number-style>
    <number:number-style style:name="N138">
      <number:text>(₡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₡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₡</number:text>
      <number:number number:decimal-places="2" number:min-integer-digits="1" number:grouping="true"/>
      <number:text> </number:text>
    </number:number-style>
    <number:number-style style:name="N141">
      <number:text>(₡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₡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₡</number:text>
      <number:number number:decimal-places="0" number:min-integer-digits="1" number:grouping="true"/>
      <number:text> </number:text>
    </number:number-style>
    <number:number-style style:name="N146P1" style:volatile="true">
      <number:text> ₡(</number:text>
      <number:number number:decimal-places="0" number:min-integer-digits="1" number:grouping="true"/>
      <number:text>)</number:text>
    </number:number-style>
    <number:number-style style:name="N146P2" style:volatile="true">
      <number:text> ₡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₡</number:text>
      <number:number number:decimal-places="2" number:min-integer-digits="1" number:grouping="true"/>
      <number:text> </number:text>
    </number:number-style>
    <number:number-style style:name="N150P1" style:volatile="true">
      <number:text> ₡(</number:text>
      <number:number number:decimal-places="2" number:min-integer-digits="1" number:grouping="true"/>
      <number:text>)</number:text>
    </number:number-style>
    <number:number-style style:name="N150P2" style:volatile="true">
      <number:text> ₡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 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number:text>( 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 (</number:text>
      <number:number number:decimal-places="2" number:min-integer-digits="1" number:grouping="true"/>
      <number:text>)</number:text>
    </number:number-style>
    <number:number-style style:name="N160P2" style:volatile="true">
      <number:text> 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18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5-12">12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8:30:09</text:time></text:span></text:p>
        </style:region-right>
      </style:header>
      <style:header-left style:display="false">
        <style:region-left>
          <text:p><text:span text:style-name="MT1"><text:date style:data-style-name="N2" text:date-value="2010-05-12">12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8:30:09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9-09T07:18:07</meta:creation-date>
    <dc:date>2010-05-12T18:30:09</dc:date>
    <meta:print-date>2009-10-21T08:52:33</meta:print-date>
    <meta:generator>OpenOffice.org/3.1$Unix OpenOffice.org_project/310m19$Build-9420</meta:generator>
    <meta:editing-duration>PT51H01M23S</meta:editing-duration>
    <meta:editing-cycles>31</meta:editing-cycles>
    <dc:creator>Carlos Vásquez</dc:creator>
    <meta:document-statistic meta:table-count="5" meta:cell-count="7378" meta:object-count="0"/>
  </office:meta>
</office:document-meta>
</file>